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C</text:span><text:span text:style-name="_33_7">O</text:span><text:span text:style-name="_36_5">M</text:span><text:span text:style-name="_31_4">P</text:span><text:span text:style-name="_33_4">U</text:span><text:span text:style-name="_37_2">T</text:span><text:span text:style-name="_39_">I</text:span><text:span text:style-name="_33_8">N</text:span><text:span text:style-name="_35_9">G</text:span><text:span text:style-name="_31_"> </text:span><text:span text:style-name="_34_4">M</text:span><text:span text:style-name="_36_7">A</text:span><text:span text:style-name="_32_3">C</text:span><text:span text:style-name="_33_3">H</text:span><text:span text:style-name="_36_7">I</text:span><text:span text:style-name="_32_4">N</text:span><text:span text:style-name="_34_8">E</text:span><text:span text:style-name="_35_7">R</text:span><text:span text:style-name="_32_5">Y</text:span><text:span text:style-name="_32_6"> </text:span><text:span text:style-name="_37_5">A</text:span><text:span text:style-name="_31_8">N</text:span><text:span text:style-name="_34_0">D</text:span><text:span text:style-name="_35_1"> </text:span><text:span text:style-name="_32_4">I</text:span><text:span text:style-name="_33_5">N</text:span><text:span text:style-name="_36_5">T</text:span><text:span text:style-name="_32_0">E</text:span><text:span text:style-name="_34_3">L</text:span><text:span text:style-name="_35_8">L</text:span><text:span text:style-name="_32_2">I</text:span><text:span text:style-name="_34_3">G</text:span><text:span text:style-name="_36_5">E</text:span><text:span text:style-name="_32_4">N</text:span><text:span text:style-name="_34_7">C</text:span><text:span text:style-name="_36_5">E</text:span></text:p>
      <text:p text:style-name="P1"><text:span text:style-name="_33_2">B</text:span><text:span text:style-name="_37_2">y</text:span><text:span text:style-name="_31_"> </text:span><text:span text:style-name="_34_3">A</text:span><text:span text:style-name="_36_0">.</text:span><text:span text:style-name="_31_"> </text:span><text:span text:style-name="_35_0">M</text:span><text:span text:style-name="_36_3">.</text:span><text:span text:style-name="_31_"> </text:span><text:span text:style-name="_34_0">T</text:span><text:span text:style-name="_36_3">u</text:span><text:span text:style-name="_32_5">r</text:span><text:span text:style-name="_33_8">i</text:span><text:span text:style-name="_36_7">n</text:span><text:span text:style-name="_37_">g</text:span></text:p>
      <text:p text:style-name="P1"><text:span text:style-name="_36_5">1</text:span><text:span text:style-name="_32_2">.</text:span><text:span text:style-name="_32_6"> </text:span><text:span text:style-name="_36_4">T</text:span><text:span text:style-name="_37_">h</text:span><text:span text:style-name="_33_9">e</text:span><text:span text:style-name="_35_1"> </text:span><text:span text:style-name="_38_">I</text:span><text:span text:style-name="_34_4">m</text:span><text:span text:style-name="_35_9">i</text:span><text:span text:style-name="_39_">t</text:span><text:span text:style-name="_34_2">a</text:span><text:span text:style-name="_37_2">t</text:span><text:span text:style-name="_31_0">i</text:span><text:span text:style-name="_35_0">o</text:span><text:span text:style-name="_37_4">n</text:span><text:span text:style-name="_31_"> </text:span><text:span text:style-name="_33_5">G</text:span><text:span text:style-name="_37_3">a</text:span><text:span text:style-name="_38_">m</text:span><text:span text:style-name="_34_0">e</text:span></text:p>
      <text:p text:style-name="P1"><text:span text:style-name="_32_3">I</text:span><text:span text:style-name="_32_6"> </text:span><text:span text:style-name="_35_8">p</text:span><text:span text:style-name="_31_8">r</text:span><text:span text:style-name="_33_3">o</text:span><text:span text:style-name="_37_0">p</text:span><text:span text:style-name="_31_8">o</text:span><text:span text:style-name="_35_0">s</text:span><text:span text:style-name="_37_5">e</text:span><text:span text:style-name="_31_"> </text:span><text:span text:style-name="_35_0">t</text:span><text:span text:style-name="_37_0">o</text:span><text:span text:style-name="_31_"> </text:span><text:span text:style-name="_34_7">c</text:span><text:span text:style-name="_36_7">o</text:span><text:span text:style-name="_31_5">n</text:span><text:span text:style-name="_34_0">s</text:span><text:span text:style-name="_36_2">i</text:span><text:span text:style-name="_31_0">d</text:span><text:span text:style-name="_34_3">e</text:span><text:span text:style-name="_37_5">r</text:span><text:span text:style-name="_31_"> </text:span><text:span text:style-name="_34_3">t</text:span><text:span text:style-name="_37_5">h</text:span><text:span text:style-name="_37_">e</text:span><text:span text:style-name="_32_6"> </text:span><text:span text:style-name="_37_5">q</text:span><text:span text:style-name="_31_3">u</text:span><text:span text:style-name="_34_2">e</text:span><text:span text:style-name="_36_4">s</text:span><text:span text:style-name="_32_4">t</text:span><text:span text:style-name="_34_8">i</text:span><text:span text:style-name="_36_8">o</text:span><text:span text:style-name="_31_2">n</text:span><text:span text:style-name="_34_9">,</text:span><text:span text:style-name="_35_1"> </text:span><text:span text:style-name="_32_4">"</text:span><text:span text:style-name="_33_2">C</text:span><text:span text:style-name="_36_2">a</text:span><text:span text:style-name="_32_5">n</text:span><text:span text:style-name="_32_6"> </text:span><text:span text:style-name="_35_8">m</text:span><text:span text:style-name="_32_0">a</text:span><text:span text:style-name="_33_7">c</text:span><text:span text:style-name="_36_4">h</text:span><text:span text:style-name="_31_4">i</text:span><text:span text:style-name="_33_9">n</text:span><text:span text:style-name="_36_4">e</text:span><text:span text:style-name="_31_8">s</text:span><text:span text:style-name="_32_6"> </text:span><text:span text:style-name="_36_5">t</text:span><text:span text:style-name="_31_7">h</text:span><text:span text:style-name="_33_7">i</text:span><text:span text:style-name="_36_7">n</text:span><text:span text:style-name="_31_5">k</text:span><text:span text:style-name="_33_3">?</text:span><text:span text:style-name="_37_5">"</text:span><text:span text:style-name="_31_"> </text:span><text:span text:style-name="_33_5">T</text:span><text:span text:style-name="_36_9">h</text:span><text:span text:style-name="_32_5">i</text:span><text:span text:style-name="_34_5">s</text:span><text:span text:style-name="_35_1"> </text:span><text:span text:style-name="_38_">s</text:span><text:span text:style-name="_33_2">h</text:span><text:span text:style-name="_35_9">o</text:span><text:span text:style-name="_31_4">u</text:span><text:span text:style-name="_34_5">l</text:span><text:span text:style-name="_35_9">d</text:span><text:span text:style-name="_31_"> </text:span><text:span text:style-name="_33_4">b</text:span><text:span text:style-name="_37_5">e</text:span><text:span text:style-name="_31_9">g</text:span><text:span text:style-name="_33_5">i</text:span><text:span text:style-name="_36_5">n</text:span><text:span text:style-name="_31_"> </text:span><text:span text:style-name="_34_9">w</text:span><text:span text:style-name="_36_2">i</text:span><text:span text:style-name="_37_">t</text:span><text:span text:style-name="_33_9">h</text:span><text:span text:style-name="_35_1"> </text:span><text:span text:style-name="_31_0">d</text:span><text:span text:style-name="_34_5">e</text:span><text:span text:style-name="_37_0">f</text:span><text:span text:style-name="_31_8">i</text:span><text:span text:style-name="_34_0">n</text:span><text:span text:style-name="_37_3">i</text:span><text:span text:style-name="_32_2">t</text:span><text:span text:style-name="_33_5">i</text:span><text:span text:style-name="_37_5">o</text:span><text:span text:style-name="_31_9">n</text:span><text:span text:style-name="_34_0">s</text:span><text:span text:style-name="_35_1"> </text:span><text:span text:style-name="_39_">o</text:span><text:span text:style-name="_34_0">f</text:span><text:span text:style-name="_35_1"> </text:span><text:span text:style-name="_31_8">t</text:span><text:span text:style-name="_33_8">h</text:span><text:span text:style-name="_36_3">e</text:span><text:span text:style-name="_31_"> </text:span><text:span text:style-name="_34_5">m</text:span><text:span text:style-name="_35_7">e</text:span><text:span text:style-name="_37_">a</text:span><text:span text:style-name="_35_0">n</text:span><text:span text:style-name="_37_2">i</text:span><text:span text:style-name="_31_4">n</text:span><text:span text:style-name="_35_0">g</text:span><text:span text:style-name="_35_1"> </text:span><text:span text:style-name="_32_5">o</text:span><text:span text:style-name="_34_8">f</text:span><text:span text:style-name="_35_1"> </text:span><text:span text:style-name="_32_4">t</text:span><text:span text:style-name="_33_9">h</text:span><text:span text:style-name="_35_9">e</text:span><text:span text:style-name="_31_"> </text:span><text:span text:style-name="_33_8">t</text:span><text:span text:style-name="_36_2">e</text:span><text:span text:style-name="_31_2">r</text:span><text:span text:style-name="_33_2">m</text:span><text:span text:style-name="_36_9">s</text:span><text:span text:style-name="_31_"> </text:span><text:span text:style-name="_34_2">"</text:span><text:span text:style-name="_36_7">m</text:span><text:span text:style-name="_32_0">a</text:span><text:span text:style-name="_34_7">c</text:span><text:span text:style-name="_36_0">h</text:span><text:span text:style-name="_32_3">i</text:span><text:span text:style-name="_34_7">n</text:span><text:span text:style-name="_35_7">e</text:span><text:span text:style-name="_37_">"</text:span><text:span text:style-name="_32_6"> </text:span><text:span text:style-name="_37_4">a</text:span><text:span text:style-name="_38_">n</text:span><text:span text:style-name="_33_3">d</text:span><text:span text:style-name="_35_1"> </text:span><text:span text:style-name="_31_3">"</text:span><text:span text:style-name="_33_7">t</text:span><text:span text:style-name="_37_5">h</text:span><text:span text:style-name="_31_0">i</text:span><text:span text:style-name="_34_0">n</text:span><text:span text:style-name="_37_3">k</text:span><text:span text:style-name="_37_">.</text:span><text:span text:style-name="_33_2">"</text:span><text:span text:style-name="_35_1"> </text:span><text:span text:style-name="_31_8">T</text:span><text:span text:style-name="_34_9">h</text:span><text:span text:style-name="_36_5">e</text:span><text:span text:style-name="_31_"> </text:span><text:span text:style-name="_34_8">d</text:span><text:span text:style-name="_36_3">e</text:span><text:span text:style-name="_31_9">f</text:span><text:span text:style-name="_33_2">i</text:span><text:span text:style-name="_35_9">n</text:span><text:span text:style-name="_38_">i</text:span><text:span text:style-name="_33_7">t</text:span><text:span text:style-name="_37_0">i</text:span><text:span text:style-name="_32_4">o</text:span><text:span text:style-name="_34_4">n</text:span><text:span text:style-name="_35_9">s</text:span><text:span text:style-name="_31_"> </text:span><text:span text:style-name="_33_3">m</text:span><text:span text:style-name="_36_3">i</text:span><text:span text:style-name="_31_2">g</text:span><text:span text:style-name="_33_5">h</text:span><text:span text:style-name="_36_7">t</text:span><text:span text:style-name="_31_"> </text:span><text:span text:style-name="_34_0">b</text:span><text:span text:style-name="_36_9">e</text:span><text:span text:style-name="_31_"> </text:span><text:span text:style-name="_34_3">f</text:span><text:span text:style-name="_36_8">r</text:span><text:span text:style-name="_31_7">a</text:span><text:span text:style-name="_35_0">m</text:span><text:span text:style-name="_37_2">e</text:span><text:span text:style-name="_32_5">d</text:span><text:span text:style-name="_32_6"> </text:span><text:span text:style-name="_36_4">s</text:span><text:span text:style-name="_31_0">o</text:span><text:span text:style-name="_32_6"> </text:span><text:span text:style-name="_36_9">a</text:span><text:span text:style-name="_31_9">s</text:span><text:span text:style-name="_32_6"> </text:span><text:span text:style-name="_37_4">t</text:span><text:span text:style-name="_32_4">o</text:span><text:span text:style-name="_32_6"> </text:span><text:span text:style-name="_37_2">r</text:span><text:span text:style-name="_37_">e</text:span><text:span text:style-name="_34_8">f</text:span><text:span text:style-name="_37_3">l</text:span><text:span text:style-name="_31_5">e</text:span><text:span text:style-name="_33_2">c</text:span><text:span text:style-name="_37_2">t</text:span><text:span text:style-name="_31_"> </text:span><text:span text:style-name="_34_2">s</text:span><text:span text:style-name="_37_4">o</text:span><text:span text:style-name="_31_"> </text:span><text:span text:style-name="_34_2">f</text:span><text:span text:style-name="_36_0">a</text:span><text:span text:style-name="_31_4">r</text:span><text:span text:style-name="_32_6"> </text:span><text:span text:style-name="_35_9">a</text:span><text:span text:style-name="_31_8">s</text:span><text:span text:style-name="_32_6"> </text:span><text:span text:style-name="_37_0">p</text:span><text:span text:style-name="_31_2">o</text:span><text:span text:style-name="_33_8">s</text:span><text:span text:style-name="_36_5">s</text:span><text:span text:style-name="_32_4">i</text:span><text:span text:style-name="_33_3">b</text:span><text:span text:style-name="_36_5">l</text:span><text:span text:style-name="_31_5">e</text:span><text:span text:style-name="_32_6"> </text:span><text:span text:style-name="_35_8">t</text:span><text:span text:style-name="_32_3">h</text:span><text:span text:style-name="_34_9">e</text:span><text:span text:style-name="_35_1"> </text:span><text:span text:style-name="_32_0">n</text:span><text:span text:style-name="_33_8">o</text:span><text:span text:style-name="_35_9">r</text:span><text:span text:style-name="_31_4">m</text:span><text:span text:style-name="_33_5">a</text:span><text:span text:style-name="_37_0">l</text:span><text:span text:style-name="_31_"> </text:span><text:span text:style-name="_34_3">u</text:span><text:span text:style-name="_36_2">s</text:span><text:span text:style-name="_31_2">e</text:span><text:span text:style-name="_32_6"> </text:span><text:span text:style-name="_36_3">o</text:span><text:span text:style-name="_31_0">f</text:span><text:span text:style-name="_32_6"> </text:span><text:span text:style-name="_36_3">t</text:span><text:span text:style-name="_38_">h</text:span><text:span text:style-name="_34_4">e</text:span><text:span text:style-name="_35_1"> </text:span><text:span text:style-name="_31_9">w</text:span><text:span text:style-name="_33_2">o</text:span><text:span text:style-name="_37_3">r</text:span><text:span text:style-name="_31_3">d</text:span><text:span text:style-name="_33_7">s</text:span><text:span text:style-name="_36_0">,</text:span><text:span text:style-name="_31_"> </text:span><text:span text:style-name="_34_5">b</text:span><text:span text:style-name="_37_3">u</text:span><text:span text:style-name="_32_4">t</text:span><text:span text:style-name="_32_6"> </text:span><text:span text:style-name="_36_7">t</text:span><text:span text:style-name="_32_5">h</text:span><text:span text:style-name="_33_9">i</text:span><text:span text:style-name="_36_0">s</text:span><text:span text:style-name="_31_"> </text:span><text:span text:style-name="_34_9">a</text:span><text:span text:style-name="_35_9">t</text:span><text:span text:style-name="_31_3">t</text:span><text:span text:style-name="_33_8">i</text:span><text:span text:style-name="_36_5">t</text:span><text:span text:style-name="_31_8">u</text:span><text:span text:style-name="_34_4">d</text:span><text:span text:style-name="_37_4">e</text:span><text:span text:style-name="_31_"> </text:span><text:span text:style-name="_35_0">i</text:span><text:span text:style-name="_36_4">s</text:span><text:span text:style-name="_31_"> </text:span><text:span text:style-name="_34_5">d</text:span><text:span text:style-name="_36_2">a</text:span><text:span text:style-name="_31_8">n</text:span><text:span text:style-name="_34_9">g</text:span><text:span text:style-name="_35_8">e</text:span><text:span text:style-name="_32_3">r</text:span><text:span text:style-name="_34_8">o</text:span><text:span text:style-name="_35_8">u</text:span><text:span text:style-name="_32_2">s</text:span><text:span text:style-name="_34_0">,</text:span><text:span text:style-name="_35_1"> </text:span><text:span text:style-name="_31_4">I</text:span><text:span text:style-name="_33_3">f</text:span><text:span text:style-name="_35_1"> </text:span><text:span text:style-name="_32_2">t</text:span><text:span text:style-name="_34_2">h</text:span><text:span text:style-name="_36_7">e</text:span><text:span text:style-name="_31_"> </text:span><text:span text:style-name="_34_7">m</text:span><text:span text:style-name="_36_2">e</text:span><text:span text:style-name="_31_4">a</text:span><text:span text:style-name="_33_3">n</text:span><text:span text:style-name="_36_2">i</text:span><text:span text:style-name="_32_3">n</text:span><text:span text:style-name="_34_7">g</text:span><text:span text:style-name="_35_1"> </text:span><text:span text:style-name="_37_">o</text:span><text:span text:style-name="_33_9">f</text:span><text:span text:style-name="_35_1"> </text:span><text:span text:style-name="_31_7">t</text:span><text:span text:style-name="_33_7">h</text:span><text:span text:style-name="_36_4">e</text:span><text:span text:style-name="_31_"> </text:span><text:span text:style-name="_34_9">w</text:span><text:span text:style-name="_37_3">o</text:span><text:span text:style-name="_31_7">r</text:span><text:span text:style-name="_34_9">d</text:span><text:span text:style-name="_37_0">s</text:span><text:span text:style-name="_31_"> </text:span><text:span text:style-name="_34_0">"</text:span><text:span text:style-name="_37_3">m</text:span><text:span text:style-name="_31_5">a</text:span><text:span text:style-name="_34_7">c</text:span><text:span text:style-name="_35_7">h</text:span><text:span text:style-name="_31_7">i</text:span><text:span text:style-name="_33_7">n</text:span><text:span text:style-name="_37_5">e</text:span><text:span text:style-name="_32_3">"</text:span><text:span text:style-name="_32_6"> </text:span><text:span text:style-name="_37_0">a</text:span><text:span text:style-name="_31_0">n</text:span><text:span text:style-name="_34_4">d</text:span><text:span text:style-name="_35_1"> </text:span><text:span text:style-name="_31_2">"</text:span><text:span text:style-name="_35_0">t</text:span><text:span text:style-name="_35_8">h</text:span><text:span text:style-name="_31_2">i</text:span><text:span text:style-name="_33_2">n</text:span><text:span text:style-name="_37_4">k</text:span><text:span text:style-name="_32_3">"</text:span><text:span text:style-name="_32_6"> </text:span><text:span text:style-name="_36_9">a</text:span><text:span text:style-name="_31_8">r</text:span><text:span text:style-name="_34_8">e</text:span><text:span text:style-name="_35_1"> </text:span><text:span text:style-name="_31_4">t</text:span><text:span text:style-name="_34_3">o</text:span><text:span text:style-name="_35_1"> </text:span><text:span text:style-name="_32_2">b</text:span><text:span text:style-name="_33_8">e</text:span><text:span text:style-name="_35_1"> </text:span><text:span text:style-name="_32_2">f</text:span><text:span text:style-name="_34_0">o</text:span><text:span text:style-name="_36_4">u</text:span><text:span text:style-name="_39_">n</text:span><text:span text:style-name="_34_7">d</text:span><text:span text:style-name="_35_1"> </text:span><text:span text:style-name="_31_4">b</text:span><text:span text:style-name="_33_5">y</text:span><text:span text:style-name="_35_1"> </text:span><text:span text:style-name="_32_5">e</text:span><text:span text:style-name="_33_5">x</text:span><text:span text:style-name="_36_8">a</text:span><text:span text:style-name="_31_9">m</text:span><text:span text:style-name="_33_3">i</text:span><text:span text:style-name="_37_2">n</text:span><text:span text:style-name="_32_4">i</text:span><text:span text:style-name="_33_8">n</text:span><text:span text:style-name="_36_5">g</text:span><text:span text:style-name="_31_"> </text:span><text:span text:style-name="_33_7">h</text:span><text:span text:style-name="_37_5">o</text:span><text:span text:style-name="_31_2">w</text:span><text:span text:style-name="_32_6"> </text:span><text:span text:style-name="_36_8">t</text:span><text:span text:style-name="_31_8">h</text:span><text:span text:style-name="_33_3">e</text:span><text:span text:style-name="_36_9">y</text:span><text:span text:style-name="_31_"> </text:span><text:span text:style-name="_34_8">a</text:span><text:span text:style-name="_35_9">r</text:span><text:span text:style-name="_31_0">e</text:span><text:span text:style-name="_32_6"> </text:span><text:span text:style-name="_36_9">c</text:span><text:span text:style-name="_31_9">o</text:span><text:span text:style-name="_33_4">m</text:span><text:span text:style-name="_36_5">m</text:span><text:span text:style-name="_31_4">o</text:span><text:span text:style-name="_34_4">n</text:span><text:span text:style-name="_36_3">l</text:span><text:span text:style-name="_39_">y</text:span><text:span text:style-name="_32_6"> </text:span><text:span text:style-name="_37_3">u</text:span><text:span text:style-name="_32_0">s</text:span><text:span text:style-name="_33_2">e</text:span><text:span text:style-name="_37_4">d</text:span><text:span text:style-name="_31_"> </text:span><text:span text:style-name="_34_9">i</text:span><text:span text:style-name="_36_7">t</text:span><text:span text:style-name="_31_"> </text:span><text:span text:style-name="_34_8">i</text:span><text:span text:style-name="_36_7">s</text:span><text:span text:style-name="_31_"> </text:span><text:span text:style-name="_33_8">d</text:span><text:span text:style-name="_37_2">i</text:span><text:span text:style-name="_31_2">f</text:span><text:span text:style-name="_34_2">f</text:span><text:span text:style-name="_36_2">i</text:span><text:span text:style-name="_31_4">c</text:span><text:span text:style-name="_34_7">u</text:span><text:span text:style-name="_35_7">l</text:span><text:span text:style-name="_32_0">t</text:span><text:span text:style-name="_32_6"> </text:span><text:span text:style-name="_35_7">t</text:span><text:span text:style-name="_32_3">o</text:span><text:span text:style-name="_32_6"> </text:span><text:span text:style-name="_37_5">e</text:span><text:span text:style-name="_32_3">s</text:span><text:span text:style-name="_34_8">c</text:span><text:span text:style-name="_35_8">a</text:span><text:span text:style-name="_32_4">p</text:span><text:span text:style-name="_33_2">e</text:span><text:span text:style-name="_35_1"> </text:span><text:span text:style-name="_31_4">t</text:span><text:span text:style-name="_34_8">h</text:span><text:span text:style-name="_36_8">e</text:span><text:span text:style-name="_31_"> </text:span><text:span text:style-name="_33_5">c</text:span><text:span text:style-name="_37_2">o</text:span><text:span text:style-name="_38_">n</text:span><text:span text:style-name="_34_5">c</text:span><text:span text:style-name="_36_3">l</text:span><text:span text:style-name="_31_9">u</text:span><text:span text:style-name="_33_5">s</text:span><text:span text:style-name="_35_9">i</text:span><text:span text:style-name="_32_2">o</text:span><text:span text:style-name="_33_9">n</text:span><text:span text:style-name="_35_1"> </text:span><text:span text:style-name="_31_5">t</text:span><text:span text:style-name="_34_0">h</text:span><text:span text:style-name="_36_9">a</text:span><text:span text:style-name="_31_7">t</text:span><text:span text:style-name="_32_6"> </text:span><text:span text:style-name="_36_5">t</text:span><text:span text:style-name="_31_0">h</text:span><text:span text:style-name="_33_3">e</text:span><text:span text:style-name="_35_1"> </text:span><text:span text:style-name="_31_7">m</text:span><text:span text:style-name="_33_2">e</text:span><text:span text:style-name="_35_8">a</text:span><text:span text:style-name="_32_2">n</text:span><text:span text:style-name="_33_9">i</text:span><text:span text:style-name="_37_3">n</text:span><text:span text:style-name="_31_9">g</text:span><text:span text:style-name="_32_6"> </text:span><text:span text:style-name="_37_2">a</text:span><text:span text:style-name="_32_0">n</text:span><text:span text:style-name="_34_7">d</text:span><text:span text:style-name="_35_1"> </text:span><text:span text:style-name="_31_0">t</text:span><text:span text:style-name="_34_9">h</text:span><text:span text:style-name="_35_7">e</text:span><text:span text:style-name="_31_"> </text:span><text:span text:style-name="_33_9">a</text:span><text:span text:style-name="_37_5">n</text:span><text:span text:style-name="_37_">s</text:span><text:span text:style-name="_34_9">w</text:span><text:span text:style-name="_36_0">e</text:span><text:span text:style-name="_31_4">r</text:span><text:span text:style-name="_32_6"> </text:span><text:span text:style-name="_36_3">t</text:span><text:span text:style-name="_31_7">o</text:span><text:span text:style-name="_32_6"> </text:span><text:span text:style-name="_35_9">t</text:span><text:span text:style-name="_31_8">h</text:span><text:span text:style-name="_34_0">e</text:span><text:span text:style-name="_35_1"> </text:span><text:span text:style-name="_31_7">q</text:span><text:span text:style-name="_34_4">u</text:span><text:span text:style-name="_36_2">e</text:span><text:span text:style-name="_31_0">s</text:span><text:span text:style-name="_33_4">t</text:span><text:span text:style-name="_35_9">i</text:span><text:span text:style-name="_32_4">o</text:span><text:span text:style-name="_33_7">n</text:span><text:span text:style-name="_36_9">,</text:span><text:span text:style-name="_31_"> </text:span><text:span text:style-name="_34_9">"</text:span><text:span text:style-name="_37_0">C</text:span><text:span text:style-name="_31_9">a</text:span><text:span text:style-name="_33_9">n</text:span><text:span text:style-name="_35_1"> </text:span><text:span text:style-name="_32_2">m</text:span><text:span text:style-name="_34_4">a</text:span><text:span text:style-name="_37_0">c</text:span><text:span text:style-name="_32_2">h</text:span><text:span text:style-name="_35_0">i</text:span><text:span text:style-name="_35_9">n</text:span><text:span text:style-name="_32_2">e</text:span><text:span text:style-name="_34_9">s</text:span><text:span text:style-name="_35_1"> </text:span><text:span text:style-name="_32_3">t</text:span><text:span text:style-name="_34_7">h</text:span><text:span text:style-name="_37_4">i</text:span><text:span text:style-name="_39_">n</text:span><text:span text:style-name="_33_2">k</text:span><text:span text:style-name="_36_9">?</text:span><text:span text:style-name="_31_7">"</text:span><text:span text:style-name="_32_6"> </text:span><text:span text:style-name="_35_8">i</text:span><text:span text:style-name="_31_0">s</text:span><text:span text:style-name="_32_6"> </text:span><text:span text:style-name="_35_8">t</text:span><text:span text:style-name="_32_5">o</text:span><text:span text:style-name="_32_6"> </text:span><text:span text:style-name="_35_7">b</text:span><text:span text:style-name="_32_3">e</text:span><text:span text:style-name="_32_6"> </text:span><text:span text:style-name="_36_5">s</text:span><text:span text:style-name="_39_">o</text:span><text:span text:style-name="_34_4">u</text:span><text:span text:style-name="_36_0">g</text:span><text:span text:style-name="_39_">h</text:span><text:span text:style-name="_34_9">t</text:span><text:span text:style-name="_35_1"> </text:span><text:span text:style-name="_38_">i</text:span><text:span text:style-name="_34_2">n</text:span><text:span text:style-name="_35_1"> </text:span><text:span text:style-name="_32_0">a</text:span><text:span text:style-name="_32_6"> </text:span><text:span text:style-name="_37_0">s</text:span><text:span text:style-name="_32_4">t</text:span><text:span text:style-name="_34_5">a</text:span><text:span text:style-name="_37_0">t</text:span><text:span text:style-name="_38_">i</text:span><text:span text:style-name="_34_4">s</text:span><text:span text:style-name="_36_5">t</text:span><text:span text:style-name="_31_9">i</text:span><text:span text:style-name="_34_9">c</text:span><text:span text:style-name="_37_3">a</text:span><text:span text:style-name="_31_7">l</text:span><text:span text:style-name="_32_6"> </text:span><text:span text:style-name="_35_8">s</text:span><text:span text:style-name="_38_">u</text:span><text:span text:style-name="_33_4">r</text:span><text:span text:style-name="_35_8">v</text:span><text:span text:style-name="_31_2">e</text:span><text:span text:style-name="_35_0">y</text:span><text:span text:style-name="_35_1"> </text:span><text:span text:style-name="_31_8">s</text:span><text:span text:style-name="_33_3">u</text:span><text:span text:style-name="_35_7">c</text:span><text:span text:style-name="_32_3">h</text:span><text:span text:style-name="_32_6"> </text:span><text:span text:style-name="_37_2">a</text:span><text:span text:style-name="_32_5">s</text:span><text:span text:style-name="_32_6"> </text:span><text:span text:style-name="_36_2">a</text:span><text:span text:style-name="_31_"> </text:span><text:span text:style-name="_33_8">G</text:span><text:span text:style-name="_37_3">a</text:span><text:span text:style-name="_31_4">l</text:span><text:span text:style-name="_34_9">l</text:span><text:span text:style-name="_37_4">u</text:span><text:span text:style-name="_38_">p</text:span><text:span text:style-name="_32_6"> </text:span><text:span text:style-name="_37_3">p</text:span><text:span text:style-name="_32_0">o</text:span><text:span text:style-name="_33_8">l</text:span><text:span text:style-name="_37_5">l</text:span><text:span text:style-name="_31_5">.</text:span><text:span text:style-name="_32_6"> </text:span><text:span text:style-name="_35_7">B</text:span><text:span text:style-name="_37_">u</text:span><text:span text:style-name="_34_7">t</text:span><text:span text:style-name="_35_1"> </text:span><text:span text:style-name="_39_">t</text:span><text:span text:style-name="_34_5">h</text:span><text:span text:style-name="_36_4">i</text:span><text:span text:style-name="_31_8">s</text:span><text:span text:style-name="_32_6"> </text:span><text:span text:style-name="_36_8">i</text:span><text:span text:style-name="_32_3">s</text:span><text:span text:style-name="_32_6"> </text:span><text:span text:style-name="_37_2">a</text:span><text:span text:style-name="_37_">b</text:span><text:span text:style-name="_34_0">s</text:span><text:span text:style-name="_35_7">u</text:span><text:span text:style-name="_32_4">r</text:span><text:span text:style-name="_33_9">d</text:span><text:span text:style-name="_37_0">.</text:span><text:span text:style-name="_31_"> </text:span><text:span text:style-name="_33_5">I</text:span><text:span text:style-name="_35_9">n</text:span><text:span text:style-name="_31_8">s</text:span><text:span text:style-name="_34_3">t</text:span><text:span text:style-name="_36_0">e</text:span><text:span text:style-name="_38_">a</text:span><text:span text:style-name="_34_0">d</text:span><text:span text:style-name="_35_1"> </text:span><text:span text:style-name="_32_0">o</text:span><text:span text:style-name="_33_5">f</text:span><text:span text:style-name="_35_1"> </text:span><text:span text:style-name="_32_2">a</text:span><text:span text:style-name="_33_2">t</text:span><text:span text:style-name="_35_9">t</text:span><text:span text:style-name="_31_7">e</text:span><text:span text:style-name="_35_0">m</text:span><text:span text:style-name="_37_4">p</text:span><text:span text:style-name="_31_5">t</text:span><text:span text:style-name="_33_3">i</text:span><text:span text:style-name="_37_2">n</text:span><text:span text:style-name="_37_">g</text:span><text:span text:style-name="_32_6"> </text:span><text:span text:style-name="_36_9">s</text:span><text:span text:style-name="_31_8">u</text:span><text:span text:style-name="_33_4">c</text:span><text:span text:style-name="_37_0">h</text:span><text:span text:style-name="_31_"> </text:span><text:span text:style-name="_34_5">a</text:span><text:span text:style-name="_35_1"> </text:span><text:span text:style-name="_32_0">d</text:span><text:span text:style-name="_34_0">e</text:span><text:span text:style-name="_37_0">f</text:span><text:span text:style-name="_31_7">i</text:span><text:span text:style-name="_34_7">n</text:span><text:span text:style-name="_37_0">i</text:span><text:span text:style-name="_31_9">t</text:span><text:span text:style-name="_34_7">i</text:span><text:span text:style-name="_36_9">o</text:span><text:span text:style-name="_32_3">n</text:span><text:span text:style-name="_32_6"> </text:span><text:span text:style-name="_37_0">I</text:span><text:span text:style-name="_31_"> </text:span><text:span text:style-name="_33_3">s</text:span><text:span text:style-name="_37_3">h</text:span><text:span text:style-name="_32_5">a</text:span><text:span text:style-name="_33_5">l</text:span><text:span text:style-name="_36_4">l</text:span><text:span text:style-name="_31_"> </text:span><text:span text:style-name="_34_5">r</text:span><text:span text:style-name="_35_8">e</text:span><text:span text:style-name="_31_5">p</text:span><text:span text:style-name="_33_9">l</text:span><text:span text:style-name="_36_3">a</text:span><text:span text:style-name="_31_5">c</text:span><text:span text:style-name="_33_4">e</text:span><text:span text:style-name="_35_1"> </text:span><text:span text:style-name="_32_3">t</text:span><text:span text:style-name="_34_7">h</text:span><text:span text:style-name="_36_0">e</text:span><text:span text:style-name="_31_"> </text:span><text:span text:style-name="_34_4">q</text:span><text:span text:style-name="_35_7">u</text:span><text:span text:style-name="_31_2">e</text:span><text:span text:style-name="_33_2">s</text:span><text:span text:style-name="_36_7">t</text:span><text:span text:style-name="_31_2">i</text:span><text:span text:style-name="_33_7">o</text:span><text:span text:style-name="_37_5">n</text:span><text:span text:style-name="_31_"> </text:span><text:span text:style-name="_34_9">b</text:span><text:span text:style-name="_37_5">y</text:span><text:span text:style-name="_31_"> </text:span><text:span text:style-name="_34_2">a</text:span><text:span text:style-name="_36_5">n</text:span><text:span text:style-name="_39_">o</text:span><text:span text:style-name="_33_9">t</text:span><text:span text:style-name="_36_4">h</text:span><text:span text:style-name="_38_">e</text:span><text:span text:style-name="_33_7">r</text:span><text:span text:style-name="_36_3">,</text:span><text:span text:style-name="_31_"> </text:span><text:span text:style-name="_35_0">w</text:span><text:span text:style-name="_35_9">h</text:span><text:span text:style-name="_37_">i</text:span><text:span text:style-name="_33_2">c</text:span><text:span text:style-name="_36_0">h</text:span><text:span text:style-name="_31_"> </text:span><text:span text:style-name="_33_5">i</text:span><text:span text:style-name="_36_4">s</text:span><text:span text:style-name="_31_"> </text:span><text:span text:style-name="_34_2">c</text:span><text:span text:style-name="_36_4">l</text:span><text:span text:style-name="_31_3">o</text:span><text:span text:style-name="_34_9">s</text:span><text:span text:style-name="_37_5">e</text:span><text:span text:style-name="_32_0">l</text:span><text:span text:style-name="_33_2">y</text:span><text:span text:style-name="_35_1"> </text:span><text:span text:style-name="_31_8">r</text:span><text:span text:style-name="_34_4">e</text:span><text:span text:style-name="_36_2">l</text:span><text:span text:style-name="_31_2">a</text:span><text:span text:style-name="_34_8">t</text:span><text:span text:style-name="_36_3">e</text:span><text:span text:style-name="_31_2">d</text:span><text:span text:style-name="_32_6"> </text:span><text:span text:style-name="_36_0">t</text:span><text:span text:style-name="_31_7">o</text:span><text:span text:style-name="_32_6"> </text:span><text:span text:style-name="_36_0">i</text:span><text:span text:style-name="_32_2">t</text:span><text:span text:style-name="_32_6"> </text:span><text:span text:style-name="_36_8">a</text:span><text:span text:style-name="_31_4">n</text:span><text:span text:style-name="_33_9">d</text:span><text:span text:style-name="_35_1"> </text:span><text:span text:style-name="_31_2">i</text:span><text:span text:style-name="_34_2">s</text:span><text:span text:style-name="_35_1"> </text:span><text:span text:style-name="_31_9">e</text:span><text:span text:style-name="_33_7">x</text:span><text:span text:style-name="_35_8">p</text:span><text:span text:style-name="_31_2">r</text:span><text:span text:style-name="_34_8">e</text:span><text:span text:style-name="_37_2">s</text:span><text:span text:style-name="_31_4">s</text:span><text:span text:style-name="_34_4">e</text:span><text:span text:style-name="_37_4">d</text:span><text:span text:style-name="_31_"> </text:span><text:span text:style-name="_35_0">i</text:span><text:span text:style-name="_35_8">n</text:span><text:span text:style-name="_31_"> </text:span><text:span text:style-name="_34_0">r</text:span><text:span text:style-name="_36_4">e</text:span><text:span text:style-name="_31_2">l</text:span><text:span text:style-name="_33_4">a</text:span><text:span text:style-name="_36_8">t</text:span><text:span text:style-name="_31_9">i</text:span><text:span text:style-name="_33_5">v</text:span><text:span text:style-name="_37_3">e</text:span><text:span text:style-name="_39_">l</text:span><text:span text:style-name="_33_5">y</text:span><text:span text:style-name="_35_1"> </text:span><text:span text:style-name="_31_3">u</text:span><text:span text:style-name="_34_8">n</text:span><text:span text:style-name="_35_8">a</text:span><text:span text:style-name="_37_">m</text:span><text:span text:style-name="_33_2">b</text:span><text:span text:style-name="_37_3">i</text:span><text:span text:style-name="_38_">g</text:span><text:span text:style-name="_33_8">u</text:span><text:span text:style-name="_37_3">o</text:span><text:span text:style-name="_32_5">u</text:span><text:span text:style-name="_34_7">s</text:span><text:span text:style-name="_35_1"> </text:span><text:span text:style-name="_38_">w</text:span><text:span text:style-name="_34_2">o</text:span><text:span text:style-name="_36_2">r</text:span><text:span text:style-name="_32_2">d</text:span><text:span text:style-name="_34_4">s</text:span><text:span text:style-name="_37_2">.</text:span></text:p>
      <text:p text:style-name="P1"><text:span text:style-name="_33_5">T</text:span><text:span text:style-name="_37_3">h</text:span><text:span text:style-name="_32_4">e</text:span><text:span text:style-name="_32_6"> </text:span><text:span text:style-name="_36_9">n</text:span><text:span text:style-name="_38_">e</text:span><text:span text:style-name="_33_5">w</text:span><text:span text:style-name="_35_1"> </text:span><text:span text:style-name="_31_9">f</text:span><text:span text:style-name="_34_7">o</text:span><text:span text:style-name="_36_4">r</text:span><text:span text:style-name="_31_5">m</text:span><text:span text:style-name="_32_6"> </text:span><text:span text:style-name="_37_5">o</text:span><text:span text:style-name="_31_5">f</text:span><text:span text:style-name="_32_6"> </text:span><text:span text:style-name="_37_3">t</text:span><text:span text:style-name="_39_">h</text:span><text:span text:style-name="_34_8">e</text:span><text:span text:style-name="_35_1"> </text:span><text:span text:style-name="_39_">p</text:span><text:span text:style-name="_34_0">r</text:span><text:span text:style-name="_36_7">o</text:span><text:span text:style-name="_37_">b</text:span><text:span text:style-name="_34_7">l</text:span><text:span text:style-name="_37_4">e</text:span><text:span text:style-name="_32_2">m</text:span><text:span text:style-name="_32_6"> </text:span><text:span text:style-name="_37_5">c</text:span><text:span text:style-name="_32_5">a</text:span><text:span text:style-name="_34_2">n</text:span><text:span text:style-name="_35_1"> </text:span><text:span text:style-name="_32_5">b</text:span><text:span text:style-name="_33_9">e</text:span><text:span text:style-name="_35_1"> </text:span><text:span text:style-name="_39_">d</text:span><text:span text:style-name="_34_4">e</text:span><text:span text:style-name="_37_5">s</text:span><text:span text:style-name="_31_7">c</text:span><text:span text:style-name="_33_9">r</text:span><text:span text:style-name="_36_7">i</text:span><text:span text:style-name="_37_">b</text:span><text:span text:style-name="_34_4">e</text:span><text:span text:style-name="_36_9">d</text:span><text:span text:style-name="_31_"> </text:span><text:span text:style-name="_33_3">i</text:span><text:span text:style-name="_36_3">n</text:span><text:span text:style-name="_31_"> </text:span><text:span text:style-name="_34_5">t</text:span><text:span text:style-name="_36_5">e</text:span><text:span text:style-name="_32_4">r</text:span><text:span text:style-name="_33_4">m</text:span><text:span text:style-name="_37_4">s</text:span><text:span text:style-name="_31_"> </text:span><text:span text:style-name="_33_7">o</text:span><text:span text:style-name="_35_8">f</text:span><text:span text:style-name="_31_"> </text:span><text:span text:style-name="_35_0">a</text:span><text:span text:style-name="_35_1"> </text:span><text:span text:style-name="_31_7">g</text:span><text:span text:style-name="_34_9">a</text:span><text:span text:style-name="_36_7">m</text:span><text:span text:style-name="_31_4">e</text:span><text:span text:style-name="_32_6"> </text:span><text:span text:style-name="_35_9">w</text:span><text:span text:style-name="_31_8">h</text:span><text:span text:style-name="_34_5">i</text:span><text:span text:style-name="_35_7">c</text:span><text:span text:style-name="_32_0">h</text:span><text:span text:style-name="_32_6"> </text:span><text:span text:style-name="_35_7">w</text:span><text:span text:style-name="_32_2">e</text:span><text:span text:style-name="_32_6"> </text:span><text:span text:style-name="_35_8">c</text:span><text:span text:style-name="_32_4">a</text:span><text:span text:style-name="_33_8">l</text:span><text:span text:style-name="_36_5">l</text:span><text:span text:style-name="_31_"> </text:span><text:span text:style-name="_33_3">t</text:span><text:span text:style-name="_35_7">h</text:span><text:span text:style-name="_32_4">e</text:span><text:span text:style-name="_32_6"> </text:span><text:span text:style-name="_36_7">'</text:span><text:span text:style-name="_32_0">i</text:span><text:span text:style-name="_33_9">m</text:span><text:span text:style-name="_35_9">i</text:span><text:span text:style-name="_31_9">t</text:span><text:span text:style-name="_33_5">a</text:span><text:span text:style-name="_37_2">t</text:span><text:span text:style-name="_32_4">i</text:span><text:span text:style-name="_33_8">o</text:span><text:span text:style-name="_37_4">n</text:span><text:span text:style-name="_31_"> </text:span><text:span text:style-name="_34_0">g</text:span><text:span text:style-name="_36_5">a</text:span><text:span text:style-name="_37_">m</text:span><text:span text:style-name="_34_2">e</text:span><text:span text:style-name="_36_3">.</text:span><text:span text:style-name="_31_7">"</text:span><text:span text:style-name="_32_6"> </text:span><text:span text:style-name="_36_4">I</text:span><text:span text:style-name="_31_9">t</text:span><text:span text:style-name="_32_6"> </text:span><text:span text:style-name="_37_3">i</text:span><text:span text:style-name="_31_5">s</text:span><text:span text:style-name="_32_6"> </text:span><text:span text:style-name="_35_9">p</text:span><text:span text:style-name="_31_3">l</text:span><text:span text:style-name="_34_9">a</text:span><text:span text:style-name="_36_7">y</text:span><text:span text:style-name="_31_8">e</text:span><text:span text:style-name="_33_7">d</text:span><text:span text:style-name="_35_1"> </text:span><text:span text:style-name="_31_2">w</text:span><text:span text:style-name="_34_4">i</text:span><text:span text:style-name="_36_3">t</text:span><text:span text:style-name="_37_">h</text:span><text:span text:style-name="_32_6"> </text:span><text:span text:style-name="_36_2">t</text:span><text:span text:style-name="_38_">h</text:span><text:span text:style-name="_33_5">r</text:span><text:span text:style-name="_36_9">e</text:span><text:span text:style-name="_31_8">e</text:span><text:span text:style-name="_32_6"> </text:span><text:span text:style-name="_37_0">p</text:span><text:span text:style-name="_31_4">e</text:span><text:span text:style-name="_34_8">o</text:span><text:span text:style-name="_36_3">p</text:span><text:span text:style-name="_31_5">l</text:span><text:span text:style-name="_34_7">e</text:span><text:span text:style-name="_35_7">,</text:span><text:span text:style-name="_31_"> </text:span><text:span text:style-name="_34_2">a</text:span><text:span text:style-name="_35_1"> </text:span><text:span text:style-name="_32_5">m</text:span><text:span text:style-name="_35_0">a</text:span><text:span text:style-name="_35_9">n</text:span><text:span text:style-name="_31_"> </text:span><text:span text:style-name="_33_2">(</text:span><text:span text:style-name="_35_7">A</text:span><text:span text:style-name="_32_3">)</text:span><text:span text:style-name="_34_9">,</text:span><text:span text:style-name="_35_1"> </text:span><text:span text:style-name="_31_7">a</text:span><text:span text:style-name="_32_6"> </text:span><text:span text:style-name="_36_9">w</text:span><text:span text:style-name="_38_">o</text:span><text:span text:style-name="_34_7">m</text:span><text:span text:style-name="_37_5">a</text:span><text:span text:style-name="_32_5">n</text:span><text:span text:style-name="_32_6"> </text:span><text:span text:style-name="_36_9">(</text:span><text:span text:style-name="_32_5">B</text:span><text:span text:style-name="_33_7">)</text:span><text:span text:style-name="_37_2">,</text:span><text:span text:style-name="_31_"> </text:span><text:span text:style-name="_34_9">a</text:span><text:span text:style-name="_36_7">n</text:span><text:span text:style-name="_31_7">d</text:span><text:span text:style-name="_32_6"> </text:span><text:span text:style-name="_37_2">a</text:span><text:span text:style-name="_31_0">n</text:span><text:span text:style-name="_32_6"> </text:span><text:span text:style-name="_37_3">i</text:span><text:span text:style-name="_37_">n</text:span><text:span text:style-name="_33_3">t</text:span><text:span text:style-name="_37_2">e</text:span><text:span text:style-name="_32_0">r</text:span><text:span text:style-name="_33_2">r</text:span><text:span text:style-name="_36_7">o</text:span><text:span text:style-name="_32_4">g</text:span><text:span text:style-name="_33_2">a</text:span><text:span text:style-name="_35_7">t</text:span><text:span text:style-name="_32_0">o</text:span><text:span text:style-name="_33_7">r</text:span><text:span text:style-name="_35_1"> </text:span><text:span text:style-name="_37_">(</text:span><text:span text:style-name="_33_8">C</text:span><text:span text:style-name="_35_7">)</text:span><text:span text:style-name="_31_"> </text:span><text:span text:style-name="_33_5">w</text:span><text:span text:style-name="_35_9">h</text:span><text:span text:style-name="_32_2">o</text:span><text:span text:style-name="_32_6"> </text:span><text:span text:style-name="_35_9">m</text:span><text:span text:style-name="_39_">a</text:span><text:span text:style-name="_33_9">y</text:span><text:span text:style-name="_35_1"> </text:span><text:span text:style-name="_31_7">b</text:span><text:span text:style-name="_33_2">e</text:span><text:span text:style-name="_35_1"> </text:span><text:span text:style-name="_31_3">o</text:span><text:span text:style-name="_33_3">f</text:span><text:span text:style-name="_35_1"> </text:span><text:span text:style-name="_31_7">e</text:span><text:span text:style-name="_33_9">i</text:span><text:span text:style-name="_36_0">t</text:span><text:span text:style-name="_31_4">h</text:span><text:span text:style-name="_35_0">e</text:span><text:span text:style-name="_36_2">r</text:span><text:span text:style-name="_31_"> </text:span><text:span text:style-name="_35_0">s</text:span><text:span text:style-name="_37_0">e</text:span><text:span text:style-name="_32_3">x</text:span><text:span text:style-name="_34_8">.</text:span><text:span text:style-name="_35_1"> </text:span><text:span text:style-name="_32_4">T</text:span><text:span text:style-name="_34_4">h</text:span><text:span text:style-name="_37_2">e</text:span><text:span text:style-name="_31_"> </text:span><text:span text:style-name="_34_3">i</text:span><text:span text:style-name="_35_9">n</text:span><text:span text:style-name="_31_4">t</text:span><text:span text:style-name="_34_7">e</text:span><text:span text:style-name="_36_0">r</text:span><text:span text:style-name="_32_5">r</text:span><text:span text:style-name="_34_7">o</text:span><text:span text:style-name="_36_8">g</text:span><text:span text:style-name="_31_4">a</text:span><text:span text:style-name="_34_2">t</text:span><text:span text:style-name="_37_3">o</text:span><text:span text:style-name="_32_4">r</text:span><text:span text:style-name="_32_6"> </text:span><text:span text:style-name="_37_2">s</text:span><text:span text:style-name="_39_">t</text:span><text:span text:style-name="_33_9">a</text:span><text:span text:style-name="_36_4">y</text:span><text:span text:style-name="_32_2">s</text:span><text:span text:style-name="_32_6"> </text:span><text:span text:style-name="_36_5">i</text:span><text:span text:style-name="_31_7">n</text:span><text:span text:style-name="_32_6"> </text:span><text:span text:style-name="_36_9">a</text:span><text:span text:style-name="_31_"> </text:span><text:span text:style-name="_33_7">r</text:span><text:span text:style-name="_36_2">o</text:span><text:span text:style-name="_31_9">o</text:span><text:span text:style-name="_34_7">m</text:span><text:span text:style-name="_35_1"> </text:span><text:span text:style-name="_31_9">a</text:span><text:span text:style-name="_34_9">p</text:span><text:span text:style-name="_35_7">a</text:span><text:span text:style-name="_31_9">r</text:span><text:span text:style-name="_33_9">t</text:span><text:span text:style-name="_35_1"> </text:span><text:span text:style-name="_32_0">f</text:span><text:span text:style-name="_34_3">r</text:span><text:span text:style-name="_35_8">o</text:span><text:span text:style-name="_39_">n</text:span><text:span text:style-name="_33_8">t</text:span><text:span text:style-name="_35_1"> </text:span><text:span text:style-name="_31_5">t</text:span><text:span text:style-name="_33_7">h</text:span><text:span text:style-name="_36_5">e</text:span><text:span text:style-name="_31_"> </text:span><text:span text:style-name="_33_5">o</text:span><text:span text:style-name="_36_4">t</text:span><text:span text:style-name="_31_8">h</text:span><text:span text:style-name="_34_3">e</text:span><text:span text:style-name="_36_9">r</text:span><text:span text:style-name="_31_"> </text:span><text:span text:style-name="_33_3">t</text:span><text:span text:style-name="_37_4">w</text:span><text:span text:style-name="_32_2">o</text:span><text:span text:style-name="_34_5">.</text:span><text:span text:style-name="_35_1"> </text:span><text:span text:style-name="_31_4">T</text:span><text:span text:style-name="_35_0">h</text:span><text:span text:style-name="_36_8">e</text:span><text:span text:style-name="_31_"> </text:span><text:span text:style-name="_33_9">o</text:span><text:span text:style-name="_37_3">b</text:span><text:span text:style-name="_31_7">j</text:span><text:span text:style-name="_33_8">e</text:span><text:span text:style-name="_36_4">c</text:span><text:span text:style-name="_32_3">t</text:span><text:span text:style-name="_32_6"> </text:span><text:span text:style-name="_36_7">o</text:span><text:span text:style-name="_31_0">f</text:span><text:span text:style-name="_32_6"> </text:span><text:span text:style-name="_36_4">t</text:span><text:span text:style-name="_39_">h</text:span><text:span text:style-name="_33_8">e</text:span><text:span text:style-name="_35_1"> </text:span><text:span text:style-name="_32_5">g</text:span><text:span text:style-name="_34_7">a</text:span><text:span text:style-name="_36_3">m</text:span><text:span text:style-name="_32_5">e</text:span><text:span text:style-name="_32_6"> </text:span><text:span text:style-name="_37_2">f</text:span><text:span text:style-name="_39_">o</text:span><text:span text:style-name="_34_4">r</text:span><text:span text:style-name="_35_1"> </text:span><text:span text:style-name="_39_">t</text:span><text:span text:style-name="_34_9">h</text:span><text:span text:style-name="_35_7">e</text:span><text:span text:style-name="_31_"> </text:span><text:span text:style-name="_34_5">i</text:span><text:span text:style-name="_36_2">n</text:span><text:span text:style-name="_31_3">t</text:span><text:span text:style-name="_34_9">e</text:span><text:span text:style-name="_36_2">r</text:span><text:span text:style-name="_31_7">r</text:span><text:span text:style-name="_33_9">o</text:span><text:span text:style-name="_35_7">g</text:span><text:span text:style-name="_32_2">a</text:span><text:span text:style-name="_34_9">t</text:span><text:span text:style-name="_37_2">o</text:span><text:span text:style-name="_31_7">r</text:span><text:span text:style-name="_32_6"> </text:span><text:span text:style-name="_36_8">i</text:span><text:span text:style-name="_31_4">s</text:span><text:span text:style-name="_32_6"> </text:span><text:span text:style-name="_37_2">t</text:span><text:span text:style-name="_32_5">o</text:span><text:span text:style-name="_32_6"> </text:span><text:span text:style-name="_36_2">d</text:span><text:span text:style-name="_37_">e</text:span><text:span text:style-name="_34_2">t</text:span><text:span text:style-name="_37_5">e</text:span><text:span text:style-name="_31_7">r</text:span><text:span text:style-name="_35_0">m</text:span><text:span text:style-name="_37_4">i</text:span><text:span text:style-name="_32_5">n</text:span><text:span text:style-name="_34_9">e</text:span><text:span text:style-name="_35_1"> </text:span><text:span text:style-name="_31_9">w</text:span><text:span text:style-name="_34_7">h</text:span><text:span text:style-name="_36_3">i</text:span><text:span text:style-name="_31_2">c</text:span><text:span text:style-name="_34_9">h</text:span><text:span text:style-name="_35_1"> </text:span><text:span text:style-name="_32_2">o</text:span><text:span text:style-name="_34_3">f</text:span><text:span text:style-name="_35_1"> </text:span><text:span text:style-name="_32_2">t</text:span><text:span text:style-name="_34_9">h</text:span><text:span text:style-name="_35_8">e</text:span><text:span text:style-name="_31_"> </text:span><text:span text:style-name="_35_0">o</text:span><text:span text:style-name="_36_7">t</text:span><text:span text:style-name="_31_3">h</text:span><text:span text:style-name="_34_3">e</text:span><text:span text:style-name="_37_3">r</text:span><text:span text:style-name="_31_"> </text:span><text:span text:style-name="_34_9">t</text:span><text:span text:style-name="_36_4">w</text:span><text:span text:style-name="_32_4">o</text:span><text:span text:style-name="_32_6"> </text:span><text:span text:style-name="_36_7">i</text:span><text:span text:style-name="_31_9">s</text:span><text:span text:style-name="_32_6"> </text:span><text:span text:style-name="_37_0">t</text:span><text:span text:style-name="_31_5">h</text:span><text:span text:style-name="_34_4">e</text:span><text:span text:style-name="_35_1"> </text:span><text:span text:style-name="_38_">m</text:span><text:span text:style-name="_33_7">a</text:span><text:span text:style-name="_35_8">n</text:span><text:span text:style-name="_31_"> </text:span><text:span text:style-name="_34_5">a</text:span><text:span text:style-name="_36_4">n</text:span><text:span text:style-name="_32_3">d</text:span><text:span text:style-name="_32_6"> </text:span><text:span text:style-name="_36_9">w</text:span><text:span text:style-name="_31_9">h</text:span><text:span text:style-name="_34_4">i</text:span><text:span text:style-name="_36_9">c</text:span><text:span text:style-name="_31_4">h</text:span><text:span text:style-name="_32_6"> </text:span><text:span text:style-name="_36_4">i</text:span><text:span text:style-name="_31_7">s</text:span><text:span text:style-name="_32_6"> </text:span><text:span text:style-name="_36_7">t</text:span><text:span text:style-name="_32_3">h</text:span><text:span text:style-name="_34_2">e</text:span><text:span text:style-name="_35_1"> </text:span><text:span text:style-name="_31_0">w</text:span><text:span text:style-name="_33_5">o</text:span><text:span text:style-name="_36_9">m</text:span><text:span text:style-name="_37_">a</text:span><text:span text:style-name="_33_9">n</text:span><text:span text:style-name="_35_9">.</text:span><text:span text:style-name="_31_"> </text:span><text:span text:style-name="_34_8">H</text:span><text:span text:style-name="_36_2">e</text:span><text:span text:style-name="_31_"> </text:span><text:span text:style-name="_33_9">k</text:span><text:span text:style-name="_37_2">n</text:span><text:span text:style-name="_38_">o</text:span><text:span text:style-name="_33_7">w</text:span><text:span text:style-name="_36_2">s</text:span><text:span text:style-name="_31_"> </text:span><text:span text:style-name="_34_4">t</text:span><text:span text:style-name="_37_2">h</text:span><text:span text:style-name="_31_3">e</text:span><text:span text:style-name="_34_7">m</text:span><text:span text:style-name="_35_1"> </text:span><text:span text:style-name="_32_4">b</text:span><text:span text:style-name="_34_5">y</text:span><text:span text:style-name="_35_1"> </text:span><text:span text:style-name="_32_0">l</text:span><text:span text:style-name="_33_4">a</text:span><text:span text:style-name="_37_0">b</text:span><text:span text:style-name="_39_">e</text:span><text:span text:style-name="_33_4">l</text:span><text:span text:style-name="_35_8">s</text:span><text:span text:style-name="_31_"> </text:span><text:span text:style-name="_34_2">X</text:span><text:span text:style-name="_35_1"> </text:span><text:span text:style-name="_31_7">a</text:span><text:span text:style-name="_33_9">n</text:span><text:span text:style-name="_36_9">d</text:span><text:span text:style-name="_31_"> </text:span><text:span text:style-name="_33_8">Y</text:span><text:span text:style-name="_36_7">,</text:span><text:span text:style-name="_31_"> </text:span><text:span text:style-name="_34_0">a</text:span><text:span text:style-name="_36_4">n</text:span><text:span text:style-name="_32_3">d</text:span><text:span text:style-name="_32_6"> </text:span><text:span text:style-name="_37_4">a</text:span><text:span text:style-name="_32_0">t</text:span><text:span text:style-name="_32_6"> </text:span><text:span text:style-name="_36_3">t</text:span><text:span text:style-name="_39_">h</text:span><text:span text:style-name="_34_3">e</text:span><text:span text:style-name="_35_1"> </text:span><text:span text:style-name="_32_5">e</text:span><text:span text:style-name="_34_0">n</text:span><text:span text:style-name="_37_3">d</text:span><text:span text:style-name="_31_"> </text:span><text:span text:style-name="_34_9">o</text:span><text:span text:style-name="_35_8">f</text:span><text:span text:style-name="_31_"> </text:span><text:span text:style-name="_33_8">t</text:span><text:span text:style-name="_35_9">h</text:span><text:span text:style-name="_31_9">e</text:span><text:span text:style-name="_32_6"> </text:span><text:span text:style-name="_35_7">g</text:span><text:span text:style-name="_31_4">a</text:span><text:span text:style-name="_35_0">m</text:span><text:span text:style-name="_35_9">e</text:span><text:span text:style-name="_31_"> </text:span><text:span text:style-name="_33_2">h</text:span><text:span text:style-name="_36_3">e</text:span><text:span text:style-name="_31_"> </text:span><text:span text:style-name="_34_3">s</text:span><text:span text:style-name="_35_8">a</text:span><text:span text:style-name="_32_5">y</text:span><text:span text:style-name="_34_3">s</text:span><text:span text:style-name="_35_1"> </text:span><text:span text:style-name="_37_">e</text:span><text:span text:style-name="_34_9">i</text:span><text:span text:style-name="_36_0">t</text:span><text:span text:style-name="_31_0">h</text:span><text:span text:style-name="_33_8">e</text:span><text:span text:style-name="_36_0">r</text:span><text:span text:style-name="_31_"> </text:span><text:span text:style-name="_35_0">"</text:span><text:span text:style-name="_37_0">X</text:span><text:span text:style-name="_31_"> </text:span><text:span text:style-name="_34_3">i</text:span><text:span text:style-name="_37_0">s</text:span><text:span text:style-name="_31_"> </text:span><text:span text:style-name="_33_5">A</text:span><text:span text:style-name="_35_1"> </text:span><text:span text:style-name="_31_7">a</text:span><text:span text:style-name="_33_8">n</text:span><text:span text:style-name="_37_2">d</text:span><text:span text:style-name="_31_"> </text:span><text:span text:style-name="_34_3">Y</text:span><text:span text:style-name="_35_1"> </text:span><text:span text:style-name="_31_3">i</text:span><text:span text:style-name="_34_4">s</text:span><text:span text:style-name="_35_1"> </text:span><text:span text:style-name="_31_5">B</text:span><text:span text:style-name="_34_7">"</text:span><text:span text:style-name="_35_1"> </text:span><text:span text:style-name="_39_">o</text:span><text:span text:style-name="_33_4">r</text:span><text:span text:style-name="_35_1"> </text:span><text:span text:style-name="_31_8">"</text:span><text:span text:style-name="_33_2">X</text:span><text:span text:style-name="_35_1"> </text:span><text:span text:style-name="_39_">i</text:span><text:span text:style-name="_35_0">s</text:span><text:span text:style-name="_35_1"> </text:span><text:span text:style-name="_32_5">B</text:span><text:span text:style-name="_32_6"> </text:span><text:span text:style-name="_37_2">a</text:span><text:span text:style-name="_31_8">n</text:span><text:span text:style-name="_34_0">d</text:span><text:span text:style-name="_35_1"> </text:span><text:span text:style-name="_31_5">Y</text:span><text:span text:style-name="_32_6"> </text:span><text:span text:style-name="_36_2">i</text:span><text:span text:style-name="_32_4">s</text:span><text:span text:style-name="_32_6"> </text:span><text:span text:style-name="_36_9">A</text:span><text:span text:style-name="_32_4">.</text:span><text:span text:style-name="_33_2">"</text:span><text:span text:style-name="_35_1"> </text:span><text:span text:style-name="_31_5">T</text:span><text:span text:style-name="_33_5">h</text:span><text:span text:style-name="_35_9">e</text:span><text:span text:style-name="_31_"> </text:span><text:span text:style-name="_34_4">i</text:span><text:span text:style-name="_35_9">n</text:span><text:span text:style-name="_31_0">t</text:span><text:span text:style-name="_34_8">e</text:span><text:span text:style-name="_35_9">r</text:span><text:span text:style-name="_31_9">r</text:span><text:span text:style-name="_34_3">o</text:span><text:span text:style-name="_36_9">g</text:span><text:span text:style-name="_39_">a</text:span><text:span text:style-name="_33_3">t</text:span><text:span text:style-name="_36_3">o</text:span><text:span text:style-name="_32_3">r</text:span><text:span text:style-name="_32_6"> </text:span><text:span text:style-name="_37_2">i</text:span><text:span text:style-name="_31_3">s</text:span><text:span text:style-name="_32_6"> </text:span><text:span text:style-name="_37_0">a</text:span><text:span text:style-name="_31_3">l</text:span><text:span text:style-name="_34_2">l</text:span><text:span text:style-name="_36_8">o</text:span><text:span text:style-name="_39_">w</text:span><text:span text:style-name="_34_7">e</text:span><text:span text:style-name="_36_2">d</text:span><text:span text:style-name="_31_"> </text:span><text:span text:style-name="_33_5">t</text:span><text:span text:style-name="_36_2">o</text:span><text:span text:style-name="_31_"> </text:span><text:span text:style-name="_34_7">p</text:span><text:span text:style-name="_36_9">u</text:span><text:span text:style-name="_31_8">t</text:span><text:span text:style-name="_32_6"> </text:span><text:span text:style-name="_37_5">q</text:span><text:span text:style-name="_32_4">u</text:span><text:span text:style-name="_35_0">e</text:span><text:span text:style-name="_37_3">s</text:span><text:span text:style-name="_31_9">t</text:span><text:span text:style-name="_34_4">i</text:span><text:span text:style-name="_37_3">o</text:span><text:span text:style-name="_32_5">n</text:span><text:span text:style-name="_33_2">s</text:span><text:span text:style-name="_35_1"> </text:span><text:span text:style-name="_32_5">t</text:span><text:span text:style-name="_34_5">o</text:span><text:span text:style-name="_35_1"> </text:span><text:span text:style-name="_31_8">A</text:span><text:span text:style-name="_32_6"> </text:span><text:span text:style-name="_35_7">a</text:span><text:span text:style-name="_32_0">n</text:span><text:span text:style-name="_33_4">d</text:span><text:span text:style-name="_35_1"> </text:span><text:span text:style-name="_32_5">B</text:span><text:span text:style-name="_32_6"> </text:span><text:span text:style-name="_37_2">t</text:span><text:span text:style-name="_31_4">h</text:span><text:span text:style-name="_33_2">u</text:span><text:span text:style-name="_36_0">s</text:span><text:span text:style-name="_31_9">:</text:span></text:p>
      <text:p text:style-name="P1"><text:span text:style-name="_37_4">C</text:span><text:span text:style-name="_31_0">:</text:span><text:span text:style-name="_32_6"> </text:span><text:span text:style-name="_37_0">W</text:span><text:span text:style-name="_39_">i</text:span><text:span text:style-name="_34_4">l</text:span><text:span text:style-name="_37_2">l</text:span><text:span text:style-name="_31_"> </text:span><text:span text:style-name="_33_9">X</text:span><text:span text:style-name="_35_1"> </text:span><text:span text:style-name="_31_2">p</text:span><text:span text:style-name="_34_3">l</text:span><text:span text:style-name="_37_3">e</text:span><text:span text:style-name="_31_8">a</text:span><text:span text:style-name="_34_9">s</text:span><text:span text:style-name="_35_8">e</text:span><text:span text:style-name="_31_"> </text:span><text:span text:style-name="_33_9">t</text:span><text:span text:style-name="_36_8">e</text:span><text:span text:style-name="_31_0">l</text:span><text:span text:style-name="_34_8">l</text:span><text:span text:style-name="_35_1"> </text:span><text:span text:style-name="_32_5">m</text:span><text:span text:style-name="_34_8">e</text:span><text:span text:style-name="_35_1"> </text:span><text:span text:style-name="_32_4">t</text:span><text:span text:style-name="_33_8">h</text:span><text:span text:style-name="_36_9">e</text:span><text:span text:style-name="_31_"> </text:span><text:span text:style-name="_33_3">l</text:span><text:span text:style-name="_36_9">e</text:span><text:span text:style-name="_32_3">n</text:span><text:span text:style-name="_33_2">g</text:span><text:span text:style-name="_35_7">t</text:span><text:span text:style-name="_39_">h</text:span><text:span text:style-name="_32_6"> </text:span><text:span text:style-name="_36_9">o</text:span><text:span text:style-name="_32_0">f</text:span><text:span text:style-name="_32_6"> </text:span><text:span text:style-name="_36_8">h</text:span><text:span text:style-name="_32_0">i</text:span><text:span text:style-name="_34_8">s</text:span><text:span text:style-name="_35_1"> </text:span><text:span text:style-name="_31_5">o</text:span><text:span text:style-name="_33_9">r</text:span><text:span text:style-name="_35_1"> </text:span><text:span text:style-name="_31_0">h</text:span><text:span text:style-name="_34_5">e</text:span><text:span text:style-name="_36_7">r</text:span><text:span text:style-name="_31_"> </text:span><text:span text:style-name="_34_3">h</text:span><text:span text:style-name="_36_2">a</text:span><text:span text:style-name="_32_5">i</text:span><text:span text:style-name="_34_9">r</text:span><text:span text:style-name="_36_5">?</text:span></text:p>
      <text:p text:style-name="P1"><text:span text:style-name="_34_0">N</text:span><text:span text:style-name="_35_8">o</text:span><text:span text:style-name="_38_">w</text:span><text:span text:style-name="_32_6"> </text:span><text:span text:style-name="_36_8">s</text:span><text:span text:style-name="_31_5">u</text:span><text:span text:style-name="_33_5">p</text:span><text:span text:style-name="_36_8">p</text:span><text:span text:style-name="_37_">o</text:span><text:span text:style-name="_33_3">s</text:span><text:span text:style-name="_36_2">e</text:span><text:span text:style-name="_31_"> </text:span><text:span text:style-name="_33_7">X</text:span><text:span text:style-name="_35_1"> </text:span><text:span text:style-name="_32_4">i</text:span><text:span text:style-name="_34_4">s</text:span><text:span text:style-name="_35_1"> </text:span><text:span text:style-name="_32_0">a</text:span><text:span text:style-name="_34_7">c</text:span><text:span text:style-name="_37_5">t</text:span><text:span text:style-name="_32_0">u</text:span><text:span text:style-name="_34_3">a</text:span><text:span text:style-name="_36_8">l</text:span><text:span text:style-name="_32_4">l</text:span><text:span text:style-name="_33_8">y</text:span><text:span text:style-name="_35_1"> </text:span><text:span text:style-name="_31_3">A</text:span><text:span text:style-name="_34_3">,</text:span><text:span text:style-name="_35_1"> </text:span><text:span text:style-name="_31_2">t</text:span><text:span text:style-name="_34_2">h</text:span><text:span text:style-name="_36_2">e</text:span><text:span text:style-name="_32_2">n</text:span><text:span text:style-name="_32_6"> </text:span><text:span text:style-name="_36_4">A</text:span><text:span text:style-name="_31_"> </text:span><text:span text:style-name="_34_3">m</text:span><text:span text:style-name="_37_5">u</text:span><text:span text:style-name="_32_5">s</text:span><text:span text:style-name="_33_9">t</text:span><text:span text:style-name="_35_1"> </text:span><text:span text:style-name="_32_0">a</text:span><text:span text:style-name="_33_8">n</text:span><text:span text:style-name="_37_3">s</text:span><text:span text:style-name="_38_">w</text:span><text:span text:style-name="_34_4">e</text:span><text:span text:style-name="_36_2">r</text:span><text:span text:style-name="_37_">.</text:span><text:span text:style-name="_32_6"> </text:span><text:span text:style-name="_35_7">I</text:span><text:span text:style-name="_31_9">t</text:span><text:span text:style-name="_32_6"> </text:span><text:span text:style-name="_36_9">i</text:span><text:span text:style-name="_31_4">s</text:span><text:span text:style-name="_32_6"> </text:span><text:span text:style-name="_36_8">A</text:span><text:span text:style-name="_38_">'</text:span><text:span text:style-name="_34_4">s</text:span><text:span text:style-name="_35_1"> </text:span><text:span text:style-name="_31_3">o</text:span><text:span text:style-name="_34_9">b</text:span><text:span text:style-name="_36_9">j</text:span><text:span text:style-name="_31_5">e</text:span><text:span text:style-name="_34_3">c</text:span><text:span text:style-name="_36_4">t</text:span><text:span text:style-name="_31_"> </text:span><text:span text:style-name="_33_2">i</text:span><text:span text:style-name="_37_5">n</text:span><text:span text:style-name="_31_"> </text:span><text:span text:style-name="_33_9">t</text:span><text:span text:style-name="_37_2">h</text:span><text:span text:style-name="_31_2">e</text:span><text:span text:style-name="_32_6"> </text:span><text:span text:style-name="_36_8">g</text:span><text:span text:style-name="_38_">a</text:span><text:span text:style-name="_35_0">m</text:span><text:span text:style-name="_36_7">e</text:span><text:span text:style-name="_31_"> </text:span><text:span text:style-name="_33_7">t</text:span><text:span text:style-name="_37_2">o</text:span><text:span text:style-name="_31_"> </text:span><text:span text:style-name="_34_0">t</text:span><text:span text:style-name="_37_4">r</text:span><text:span text:style-name="_32_3">y</text:span><text:span text:style-name="_32_6"> </text:span><text:span text:style-name="_37_4">a</text:span><text:span text:style-name="_39_">n</text:span><text:span text:style-name="_34_2">d</text:span><text:span text:style-name="_35_1"> </text:span><text:span text:style-name="_39_">c</text:span><text:span text:style-name="_33_4">a</text:span><text:span text:style-name="_36_0">u</text:span><text:span text:style-name="_32_4">s</text:span><text:span text:style-name="_34_9">e</text:span><text:span text:style-name="_35_1"> </text:span><text:span text:style-name="_38_">C</text:span><text:span text:style-name="_32_6"> </text:span><text:span text:style-name="_36_0">t</text:span><text:span text:style-name="_31_2">o</text:span><text:span text:style-name="_32_6"> </text:span><text:span text:style-name="_36_0">m</text:span><text:span text:style-name="_32_2">a</text:span><text:span text:style-name="_33_3">k</text:span><text:span text:style-name="_35_7">e</text:span><text:span text:style-name="_31_"> </text:span><text:span text:style-name="_34_8">t</text:span><text:span text:style-name="_36_9">h</text:span><text:span text:style-name="_31_2">e</text:span><text:span text:style-name="_32_6"> </text:span><text:span text:style-name="_37_4">w</text:span><text:span text:style-name="_39_">r</text:span><text:span text:style-name="_35_0">o</text:span><text:span text:style-name="_37_4">n</text:span><text:span text:style-name="_31_3">g</text:span><text:span text:style-name="_32_6"> </text:span><text:span text:style-name="_35_7">i</text:span><text:span text:style-name="_31_8">d</text:span><text:span text:style-name="_34_3">e</text:span><text:span text:style-name="_35_8">n</text:span><text:span text:style-name="_32_0">t</text:span><text:span text:style-name="_34_8">i</text:span><text:span text:style-name="_37_3">f</text:span><text:span text:style-name="_31_5">i</text:span><text:span text:style-name="_34_9">c</text:span><text:span text:style-name="_36_2">a</text:span><text:span text:style-name="_31_0">t</text:span><text:span text:style-name="_34_4">i</text:span><text:span text:style-name="_37_3">o</text:span><text:span text:style-name="_37_">n</text:span><text:span text:style-name="_33_2">.</text:span><text:span text:style-name="_35_1"> </text:span><text:span text:style-name="_39_">H</text:span><text:span text:style-name="_34_8">i</text:span><text:span text:style-name="_36_4">s</text:span><text:span text:style-name="_31_"> </text:span><text:span text:style-name="_34_2">a</text:span><text:span text:style-name="_37_5">n</text:span><text:span text:style-name="_31_5">s</text:span><text:span text:style-name="_34_7">w</text:span><text:span text:style-name="_36_8">e</text:span><text:span text:style-name="_31_0">r</text:span><text:span text:style-name="_32_6"> </text:span><text:span text:style-name="_37_0">m</text:span><text:span text:style-name="_32_3">i</text:span><text:span text:style-name="_34_7">g</text:span><text:span text:style-name="_36_4">h</text:span><text:span text:style-name="_32_0">t</text:span><text:span text:style-name="_32_6"> </text:span><text:span text:style-name="_37_4">t</text:span><text:span text:style-name="_31_8">h</text:span><text:span text:style-name="_34_4">e</text:span><text:span text:style-name="_36_3">r</text:span><text:span text:style-name="_32_4">e</text:span><text:span text:style-name="_35_0">f</text:span><text:span text:style-name="_36_0">o</text:span><text:span text:style-name="_38_">r</text:span><text:span text:style-name="_33_9">e</text:span><text:span text:style-name="_35_1"> </text:span><text:span text:style-name="_31_4">b</text:span><text:span text:style-name="_34_7">e</text:span><text:span text:style-name="_37_5">:</text:span></text:p>
      <text:p text:style-name="P1"><text:span text:style-name="_34_4">"</text:span><text:span text:style-name="_36_2">M</text:span><text:span text:style-name="_31_8">y</text:span><text:span text:style-name="_32_6"> </text:span><text:span text:style-name="_36_5">h</text:span><text:span text:style-name="_38_">a</text:span><text:span text:style-name="_34_3">i</text:span><text:span text:style-name="_35_7">r</text:span><text:span text:style-name="_31_"> </text:span><text:span text:style-name="_34_8">i</text:span><text:span text:style-name="_36_3">s</text:span><text:span text:style-name="_31_"> </text:span><text:span text:style-name="_33_4">s</text:span><text:span text:style-name="_36_8">h</text:span><text:span text:style-name="_31_3">i</text:span><text:span text:style-name="_33_3">n</text:span><text:span text:style-name="_37_0">g</text:span><text:span text:style-name="_31_7">l</text:span><text:span text:style-name="_34_2">e</text:span><text:span text:style-name="_36_0">d</text:span><text:span text:style-name="_31_7">,</text:span><text:span text:style-name="_32_6"> </text:span><text:span text:style-name="_36_9">a</text:span><text:span text:style-name="_31_4">n</text:span><text:span text:style-name="_34_7">d</text:span><text:span text:style-name="_35_1"> </text:span><text:span text:style-name="_32_4">t</text:span><text:span text:style-name="_34_2">h</text:span><text:span text:style-name="_36_2">e</text:span><text:span text:style-name="_31_"> </text:span><text:span text:style-name="_34_3">l</text:span><text:span text:style-name="_36_4">o</text:span><text:span text:style-name="_32_3">n</text:span><text:span text:style-name="_34_0">g</text:span><text:span text:style-name="_35_7">e</text:span><text:span text:style-name="_32_2">s</text:span><text:span text:style-name="_33_2">t</text:span><text:span text:style-name="_35_1"> </text:span><text:span text:style-name="_32_4">s</text:span><text:span text:style-name="_33_4">t</text:span><text:span text:style-name="_36_0">r</text:span><text:span text:style-name="_31_0">a</text:span><text:span text:style-name="_34_5">n</text:span><text:span text:style-name="_37_2">d</text:span><text:span text:style-name="_31_2">s</text:span><text:span text:style-name="_32_6"> </text:span><text:span text:style-name="_37_0">a</text:span><text:span text:style-name="_32_3">r</text:span><text:span text:style-name="_34_9">e</text:span><text:span text:style-name="_35_1"> </text:span><text:span text:style-name="_32_5">a</text:span><text:span text:style-name="_33_9">b</text:span><text:span text:style-name="_36_3">o</text:span><text:span text:style-name="_39_">u</text:span><text:span text:style-name="_34_0">t</text:span><text:span text:style-name="_35_1"> </text:span><text:span text:style-name="_37_">n</text:span><text:span text:style-name="_33_8">i</text:span><text:span text:style-name="_36_4">n</text:span><text:span text:style-name="_31_3">e</text:span><text:span text:style-name="_32_6"> </text:span><text:span text:style-name="_36_8">i</text:span><text:span text:style-name="_37_">n</text:span><text:span text:style-name="_34_8">c</text:span><text:span text:style-name="_37_2">h</text:span><text:span text:style-name="_31_0">e</text:span><text:span text:style-name="_35_0">s</text:span><text:span text:style-name="_35_1"> </text:span><text:span text:style-name="_31_3">l</text:span><text:span text:style-name="_33_2">o</text:span><text:span text:style-name="_36_4">n</text:span><text:span text:style-name="_31_9">g</text:span><text:span text:style-name="_34_2">.</text:span><text:span text:style-name="_37_2">"</text:span></text:p>
      <text:p text:style-name="P1"><text:span text:style-name="_33_4">I</text:span><text:span text:style-name="_35_9">n</text:span><text:span text:style-name="_31_"> </text:span><text:span text:style-name="_34_3">o</text:span><text:span text:style-name="_37_3">r</text:span><text:span text:style-name="_38_">d</text:span><text:span text:style-name="_35_0">e</text:span><text:span text:style-name="_37_5">r</text:span><text:span text:style-name="_31_"> </text:span><text:span text:style-name="_34_3">t</text:span><text:span text:style-name="_36_2">h</text:span><text:span text:style-name="_31_4">a</text:span><text:span text:style-name="_33_5">t</text:span><text:span text:style-name="_35_1"> </text:span><text:span text:style-name="_31_9">t</text:span><text:span text:style-name="_34_7">o</text:span><text:span text:style-name="_36_7">n</text:span><text:span text:style-name="_31_7">e</text:span><text:span text:style-name="_35_0">s</text:span><text:span text:style-name="_35_1"> </text:span><text:span text:style-name="_32_4">o</text:span><text:span text:style-name="_34_7">f</text:span><text:span text:style-name="_35_1"> </text:span><text:span text:style-name="_31_7">v</text:span><text:span text:style-name="_33_5">o</text:span><text:span text:style-name="_36_8">i</text:span><text:span text:style-name="_31_4">c</text:span><text:span text:style-name="_33_2">e</text:span><text:span text:style-name="_35_1"> </text:span><text:span text:style-name="_38_">m</text:span><text:span text:style-name="_35_0">a</text:span><text:span text:style-name="_36_2">y</text:span><text:span text:style-name="_31_"> </text:span><text:span text:style-name="_35_0">n</text:span><text:span text:style-name="_37_4">o</text:span><text:span text:style-name="_31_7">t</text:span><text:span text:style-name="_32_6"> </text:span><text:span text:style-name="_35_9">h</text:span><text:span text:style-name="_31_5">e</text:span><text:span text:style-name="_33_5">l</text:span><text:span text:style-name="_36_0">p</text:span><text:span text:style-name="_31_"> </text:span><text:span text:style-name="_33_2">t</text:span><text:span text:style-name="_36_7">h</text:span><text:span text:style-name="_37_">e</text:span><text:span text:style-name="_32_6"> </text:span><text:span text:style-name="_36_8">i</text:span><text:span text:style-name="_31_5">n</text:span><text:span text:style-name="_34_3">t</text:span><text:span text:style-name="_37_2">e</text:span><text:span text:style-name="_38_">r</text:span><text:span text:style-name="_34_7">r</text:span><text:span text:style-name="_37_2">o</text:span><text:span text:style-name="_31_7">g</text:span><text:span text:style-name="_34_7">a</text:span><text:span text:style-name="_36_3">t</text:span><text:span text:style-name="_38_">o</text:span><text:span text:style-name="_33_8">r</text:span><text:span text:style-name="_35_1"> </text:span><text:span text:style-name="_31_9">t</text:span><text:span text:style-name="_34_8">h</text:span><text:span text:style-name="_37_0">e</text:span><text:span text:style-name="_31_"> </text:span><text:span text:style-name="_34_2">a</text:span><text:span text:style-name="_36_5">n</text:span><text:span text:style-name="_39_">s</text:span><text:span text:style-name="_34_7">w</text:span><text:span text:style-name="_35_8">e</text:span><text:span text:style-name="_31_4">r</text:span><text:span text:style-name="_33_3">s</text:span><text:span text:style-name="_35_1"> </text:span><text:span text:style-name="_31_5">s</text:span><text:span text:style-name="_34_3">h</text:span><text:span text:style-name="_36_9">o</text:span><text:span text:style-name="_32_0">u</text:span><text:span text:style-name="_33_8">l</text:span><text:span text:style-name="_36_0">d</text:span><text:span text:style-name="_31_"> </text:span><text:span text:style-name="_34_7">b</text:span><text:span text:style-name="_36_3">e</text:span><text:span text:style-name="_31_"> </text:span><text:span text:style-name="_33_9">w</text:span><text:span text:style-name="_35_8">r</text:span><text:span text:style-name="_32_0">i</text:span><text:span text:style-name="_34_0">t</text:span><text:span text:style-name="_36_0">t</text:span><text:span text:style-name="_31_3">e</text:span><text:span text:style-name="_33_4">n</text:span><text:span text:style-name="_36_8">,</text:span><text:span text:style-name="_31_"> </text:span><text:span text:style-name="_34_9">o</text:span><text:span text:style-name="_35_7">r</text:span><text:span text:style-name="_31_"> </text:span><text:span text:style-name="_33_8">b</text:span><text:span text:style-name="_35_7">e</text:span><text:span text:style-name="_37_">t</text:span><text:span text:style-name="_33_8">t</text:span><text:span text:style-name="_37_3">e</text:span><text:span text:style-name="_32_0">r</text:span><text:span text:style-name="_32_6"> </text:span><text:span text:style-name="_35_8">s</text:span><text:span text:style-name="_32_2">t</text:span><text:span text:style-name="_34_0">i</text:span><text:span text:style-name="_36_0">l</text:span><text:span text:style-name="_31_3">l</text:span><text:span text:style-name="_33_8">,</text:span><text:span text:style-name="_35_1"> </text:span><text:span text:style-name="_32_2">t</text:span><text:span text:style-name="_34_4">y</text:span><text:span text:style-name="_35_7">p</text:span><text:span text:style-name="_32_2">e</text:span><text:span text:style-name="_33_9">w</text:span><text:span text:style-name="_37_4">r</text:span><text:span text:style-name="_37_">i</text:span><text:span text:style-name="_33_7">t</text:span><text:span text:style-name="_36_8">t</text:span><text:span text:style-name="_31_7">e</text:span><text:span text:style-name="_33_4">n</text:span><text:span text:style-name="_35_7">.</text:span><text:span text:style-name="_31_"> </text:span><text:span text:style-name="_33_8">T</text:span><text:span text:style-name="_36_3">h</text:span><text:span text:style-name="_31_4">e</text:span><text:span text:style-name="_32_6"> </text:span><text:span text:style-name="_36_0">i</text:span><text:span text:style-name="_31_8">d</text:span><text:span text:style-name="_33_2">e</text:span><text:span text:style-name="_35_9">a</text:span><text:span text:style-name="_31_7">l</text:span><text:span text:style-name="_32_6"> </text:span><text:span text:style-name="_35_9">a</text:span><text:span text:style-name="_32_0">r</text:span><text:span text:style-name="_33_9">r</text:span><text:span text:style-name="_36_2">a</text:span><text:span text:style-name="_32_0">n</text:span><text:span text:style-name="_34_2">g</text:span><text:span text:style-name="_35_9">e</text:span><text:span text:style-name="_32_3">m</text:span><text:span text:style-name="_34_2">e</text:span><text:span text:style-name="_35_7">n</text:span><text:span text:style-name="_31_4">t</text:span><text:span text:style-name="_32_6"> </text:span><text:span text:style-name="_37_3">i</text:span><text:span text:style-name="_31_0">s</text:span><text:span text:style-name="_32_6"> </text:span><text:span text:style-name="_36_4">t</text:span><text:span text:style-name="_31_8">o</text:span><text:span text:style-name="_32_6"> </text:span><text:span text:style-name="_37_5">h</text:span><text:span text:style-name="_38_">a</text:span><text:span text:style-name="_33_8">v</text:span><text:span text:style-name="_37_2">e</text:span><text:span text:style-name="_31_"> </text:span><text:span text:style-name="_35_0">a</text:span><text:span text:style-name="_35_1"> </text:span><text:span text:style-name="_31_0">t</text:span><text:span text:style-name="_34_3">e</text:span><text:span text:style-name="_37_4">l</text:span><text:span text:style-name="_31_0">e</text:span><text:span text:style-name="_34_2">p</text:span><text:span text:style-name="_36_0">r</text:span><text:span text:style-name="_31_7">i</text:span><text:span text:style-name="_34_3">n</text:span><text:span text:style-name="_36_2">t</text:span><text:span text:style-name="_31_5">e</text:span><text:span text:style-name="_34_3">r</text:span><text:span text:style-name="_35_1"> </text:span><text:span text:style-name="_31_5">c</text:span><text:span text:style-name="_34_4">o</text:span><text:span text:style-name="_37_3">m</text:span><text:span text:style-name="_37_">m</text:span><text:span text:style-name="_34_7">u</text:span><text:span text:style-name="_35_7">n</text:span><text:span text:style-name="_31_8">i</text:span><text:span text:style-name="_35_0">c</text:span><text:span text:style-name="_36_4">a</text:span><text:span text:style-name="_32_2">t</text:span><text:span text:style-name="_34_0">i</text:span><text:span text:style-name="_36_3">n</text:span><text:span text:style-name="_31_7">g</text:span><text:span text:style-name="_32_6"> </text:span><text:span text:style-name="_36_7">b</text:span><text:span text:style-name="_31_7">e</text:span><text:span text:style-name="_33_7">t</text:span><text:span text:style-name="_37_5">w</text:span><text:span text:style-name="_31_3">e</text:span><text:span text:style-name="_34_3">e</text:span><text:span text:style-name="_36_8">n</text:span><text:span text:style-name="_31_"> </text:span><text:span text:style-name="_34_9">t</text:span><text:span text:style-name="_37_5">h</text:span><text:span text:style-name="_39_">e</text:span><text:span text:style-name="_32_6"> </text:span><text:span text:style-name="_37_0">t</text:span><text:span text:style-name="_31_7">w</text:span><text:span text:style-name="_34_2">o</text:span><text:span text:style-name="_35_1"> </text:span><text:span text:style-name="_31_9">r</text:span><text:span text:style-name="_34_3">o</text:span><text:span text:style-name="_37_2">o</text:span><text:span text:style-name="_39_">m</text:span><text:span text:style-name="_34_7">s</text:span><text:span text:style-name="_37_2">.</text:span><text:span text:style-name="_31_"> </text:span><text:span text:style-name="_34_3">A</text:span><text:span text:style-name="_35_7">l</text:span><text:span text:style-name="_31_0">t</text:span><text:span text:style-name="_33_5">e</text:span><text:span text:style-name="_36_4">r</text:span><text:span text:style-name="_31_9">n</text:span><text:span text:style-name="_33_3">a</text:span><text:span text:style-name="_35_8">t</text:span><text:span text:style-name="_31_2">i</text:span><text:span text:style-name="_34_5">v</text:span><text:span text:style-name="_36_5">e</text:span><text:span text:style-name="_32_4">l</text:span><text:span text:style-name="_33_4">y</text:span><text:span text:style-name="_35_1"> </text:span><text:span text:style-name="_31_0">t</text:span><text:span text:style-name="_34_4">h</text:span><text:span text:style-name="_36_3">e</text:span><text:span text:style-name="_31_"> </text:span><text:span text:style-name="_34_0">q</text:span><text:span text:style-name="_37_4">u</text:span><text:span text:style-name="_32_3">e</text:span><text:span text:style-name="_33_8">s</text:span><text:span text:style-name="_37_3">t</text:span><text:span text:style-name="_31_9">i</text:span><text:span text:style-name="_33_9">o</text:span><text:span text:style-name="_35_8">n</text:span><text:span text:style-name="_31_"> </text:span><text:span text:style-name="_33_3">a</text:span><text:span text:style-name="_35_9">n</text:span><text:span text:style-name="_31_0">d</text:span><text:span text:style-name="_32_6"> </text:span><text:span text:style-name="_36_7">a</text:span><text:span text:style-name="_31_4">n</text:span><text:span text:style-name="_34_2">s</text:span><text:span text:style-name="_37_4">w</text:span><text:span text:style-name="_32_5">e</text:span><text:span text:style-name="_34_9">r</text:span><text:span text:style-name="_36_2">s</text:span><text:span text:style-name="_31_"> </text:span><text:span text:style-name="_35_0">c</text:span><text:span text:style-name="_37_5">a</text:span><text:span text:style-name="_37_">n</text:span><text:span text:style-name="_32_6"> </text:span><text:span text:style-name="_37_0">b</text:span><text:span text:style-name="_38_">e</text:span><text:span text:style-name="_32_6"> </text:span><text:span text:style-name="_36_2">r</text:span><text:span text:style-name="_31_4">e</text:span><text:span text:style-name="_34_8">p</text:span><text:span text:style-name="_36_8">e</text:span><text:span text:style-name="_31_8">a</text:span><text:span text:style-name="_33_3">t</text:span><text:span text:style-name="_37_3">e</text:span><text:span text:style-name="_32_2">d</text:span><text:span text:style-name="_32_6"> </text:span><text:span text:style-name="_37_0">b</text:span><text:span text:style-name="_31_8">y</text:span><text:span text:style-name="_32_6"> </text:span><text:span text:style-name="_36_0">a</text:span><text:span text:style-name="_31_3">n</text:span><text:span text:style-name="_32_6"> </text:span><text:span text:style-name="_35_8">i</text:span><text:span text:style-name="_31_2">n</text:span><text:span text:style-name="_34_4">t</text:span><text:span text:style-name="_36_5">e</text:span><text:span text:style-name="_31_4">r</text:span><text:span text:style-name="_34_3">m</text:span><text:span text:style-name="_37_4">e</text:span><text:span text:style-name="_31_2">d</text:span><text:span text:style-name="_34_4">i</text:span><text:span text:style-name="_36_0">a</text:span><text:span text:style-name="_31_2">r</text:span><text:span text:style-name="_33_5">y</text:span><text:span text:style-name="_35_9">.</text:span><text:span text:style-name="_31_"> </text:span><text:span text:style-name="_33_7">T</text:span><text:span text:style-name="_36_0">h</text:span><text:span text:style-name="_31_3">e</text:span><text:span text:style-name="_32_6"> </text:span><text:span text:style-name="_37_3">o</text:span><text:span text:style-name="_37_">b</text:span><text:span text:style-name="_34_0">j</text:span><text:span text:style-name="_36_5">e</text:span><text:span text:style-name="_31_5">c</text:span><text:span text:style-name="_33_9">t</text:span><text:span text:style-name="_35_1"> </text:span><text:span text:style-name="_32_0">o</text:span><text:span text:style-name="_33_3">f</text:span><text:span text:style-name="_35_1"> </text:span><text:span text:style-name="_31_5">t</text:span><text:span text:style-name="_33_5">h</text:span><text:span text:style-name="_36_5">e</text:span><text:span text:style-name="_31_"> </text:span><text:span text:style-name="_33_2">g</text:span><text:span text:style-name="_36_0">a</text:span><text:span text:style-name="_32_4">m</text:span><text:span text:style-name="_34_9">e</text:span><text:span text:style-name="_35_1"> </text:span><text:span text:style-name="_31_2">f</text:span><text:span text:style-name="_33_9">o</text:span><text:span text:style-name="_37_5">r</text:span><text:span text:style-name="_31_"> </text:span><text:span text:style-name="_35_0">t</text:span><text:span text:style-name="_36_7">h</text:span><text:span text:style-name="_31_3">e</text:span><text:span text:style-name="_32_6"> </text:span><text:span text:style-name="_37_4">t</text:span><text:span text:style-name="_31_5">h</text:span><text:span text:style-name="_33_7">i</text:span><text:span text:style-name="_35_9">r</text:span><text:span text:style-name="_32_2">d</text:span><text:span text:style-name="_32_6"> </text:span><text:span text:style-name="_36_9">p</text:span><text:span text:style-name="_31_3">l</text:span><text:span text:style-name="_33_7">a</text:span><text:span text:style-name="_35_7">y</text:span><text:span text:style-name="_31_9">e</text:span><text:span text:style-name="_34_0">r</text:span><text:span text:style-name="_35_1"> </text:span><text:span text:style-name="_32_0">(</text:span><text:span text:style-name="_34_5">B</text:span><text:span text:style-name="_36_9">)</text:span><text:span text:style-name="_31_"> </text:span><text:span text:style-name="_34_8">i</text:span><text:span text:style-name="_37_3">s</text:span><text:span text:style-name="_31_"> </text:span><text:span text:style-name="_34_2">t</text:span><text:span text:style-name="_37_5">o</text:span><text:span text:style-name="_31_"> </text:span><text:span text:style-name="_33_5">h</text:span><text:span text:style-name="_35_7">e</text:span><text:span text:style-name="_31_2">l</text:span><text:span text:style-name="_33_7">p</text:span><text:span text:style-name="_35_1"> </text:span><text:span text:style-name="_39_">t</text:span><text:span text:style-name="_33_2">h</text:span><text:span text:style-name="_36_0">e</text:span><text:span text:style-name="_31_"> </text:span><text:span text:style-name="_34_8">i</text:span><text:span text:style-name="_35_8">n</text:span><text:span text:style-name="_32_4">t</text:span><text:span text:style-name="_34_7">e</text:span><text:span text:style-name="_35_9">r</text:span><text:span text:style-name="_32_2">r</text:span><text:span text:style-name="_33_9">o</text:span><text:span text:style-name="_36_3">g</text:span><text:span text:style-name="_37_">a</text:span><text:span text:style-name="_33_9">t</text:span><text:span text:style-name="_35_9">o</text:span><text:span text:style-name="_31_3">r</text:span><text:span text:style-name="_34_5">.</text:span><text:span text:style-name="_35_1"> </text:span><text:span text:style-name="_31_0">T</text:span><text:span text:style-name="_33_2">h</text:span><text:span text:style-name="_36_2">e</text:span><text:span text:style-name="_31_"> </text:span><text:span text:style-name="_34_5">b</text:span><text:span text:style-name="_36_5">e</text:span><text:span text:style-name="_31_0">s</text:span><text:span text:style-name="_33_8">t</text:span><text:span text:style-name="_35_1"> </text:span><text:span text:style-name="_31_0">s</text:span><text:span text:style-name="_34_9">t</text:span><text:span text:style-name="_36_0">r</text:span><text:span text:style-name="_31_0">a</text:span><text:span text:style-name="_33_5">t</text:span><text:span text:style-name="_36_0">e</text:span><text:span text:style-name="_31_4">g</text:span><text:span text:style-name="_34_0">y</text:span><text:span text:style-name="_35_1"> </text:span><text:span text:style-name="_37_">f</text:span><text:span text:style-name="_35_0">o</text:span><text:span text:style-name="_37_0">r</text:span><text:span text:style-name="_31_"> </text:span><text:span text:style-name="_34_4">h</text:span><text:span text:style-name="_37_2">e</text:span><text:span text:style-name="_31_9">r</text:span><text:span text:style-name="_32_6"> </text:span><text:span text:style-name="_35_8">i</text:span><text:span text:style-name="_32_4">s</text:span><text:span text:style-name="_32_6"> </text:span><text:span text:style-name="_37_2">p</text:span><text:span text:style-name="_31_5">r</text:span><text:span text:style-name="_34_2">o</text:span><text:span text:style-name="_36_8">b</text:span><text:span text:style-name="_32_5">a</text:span><text:span text:style-name="_34_8">b</text:span><text:span text:style-name="_37_3">l</text:span><text:span text:style-name="_32_3">y</text:span><text:span text:style-name="_32_6"> </text:span><text:span text:style-name="_37_5">t</text:span><text:span text:style-name="_32_0">o</text:span><text:span text:style-name="_32_6"> </text:span><text:span text:style-name="_36_2">g</text:span><text:span text:style-name="_31_5">i</text:span><text:span text:style-name="_33_9">v</text:span><text:span text:style-name="_36_7">e</text:span><text:span text:style-name="_31_"> </text:span><text:span text:style-name="_34_5">t</text:span><text:span text:style-name="_37_0">r</text:span><text:span text:style-name="_32_2">u</text:span><text:span text:style-name="_34_7">t</text:span><text:span text:style-name="_36_0">h</text:span><text:span text:style-name="_31_0">f</text:span><text:span text:style-name="_34_2">u</text:span><text:span text:style-name="_36_3">l</text:span><text:span text:style-name="_31_"> </text:span><text:span text:style-name="_34_0">a</text:span><text:span text:style-name="_35_8">n</text:span><text:span text:style-name="_32_5">s</text:span><text:span text:style-name="_34_9">w</text:span><text:span text:style-name="_37_2">e</text:span><text:span text:style-name="_31_7">r</text:span><text:span text:style-name="_34_8">s</text:span><text:span text:style-name="_37_2">.</text:span><text:span text:style-name="_31_"> </text:span><text:span text:style-name="_33_3">S</text:span><text:span text:style-name="_37_5">h</text:span><text:span text:style-name="_38_">e</text:span><text:span text:style-name="_32_6"> </text:span><text:span text:style-name="_36_9">c</text:span><text:span text:style-name="_32_0">a</text:span><text:span text:style-name="_33_3">n</text:span><text:span text:style-name="_35_1"> </text:span><text:span text:style-name="_31_3">a</text:span><text:span text:style-name="_34_4">d</text:span><text:span text:style-name="_36_5">d</text:span><text:span text:style-name="_31_"> </text:span><text:span text:style-name="_33_5">s</text:span><text:span text:style-name="_37_5">u</text:span><text:span text:style-name="_31_2">c</text:span><text:span text:style-name="_34_9">h</text:span><text:span text:style-name="_35_1"> </text:span><text:span text:style-name="_32_2">t</text:span><text:span text:style-name="_33_8">h</text:span><text:span text:style-name="_36_7">i</text:span><text:span text:style-name="_31_9">n</text:span><text:span text:style-name="_33_7">g</text:span><text:span text:style-name="_37_4">s</text:span><text:span text:style-name="_31_"> </text:span><text:span text:style-name="_35_0">a</text:span><text:span text:style-name="_37_3">s</text:span><text:span text:style-name="_31_"> </text:span><text:span text:style-name="_33_8">"</text:span><text:span text:style-name="_35_8">I</text:span><text:span text:style-name="_31_"> </text:span><text:span text:style-name="_33_9">a</text:span><text:span text:style-name="_37_0">m</text:span><text:span text:style-name="_31_"> </text:span><text:span text:style-name="_33_9">t</text:span><text:span text:style-name="_36_3">h</text:span><text:span text:style-name="_31_8">e</text:span><text:span text:style-name="_32_6"> </text:span><text:span text:style-name="_37_2">w</text:span><text:span text:style-name="_31_9">o</text:span><text:span text:style-name="_34_3">m</text:span><text:span text:style-name="_35_8">a</text:span><text:span text:style-name="_32_4">n</text:span><text:span text:style-name="_33_8">,</text:span><text:span text:style-name="_35_1"> </text:span><text:span text:style-name="_32_3">d</text:span><text:span text:style-name="_34_0">o</text:span><text:span text:style-name="_36_7">n</text:span><text:span text:style-name="_32_2">'</text:span><text:span text:style-name="_34_2">t</text:span><text:span text:style-name="_35_1"> </text:span><text:span text:style-name="_37_">l</text:span><text:span text:style-name="_34_5">i</text:span><text:span text:style-name="_37_2">s</text:span><text:span text:style-name="_31_3">t</text:span><text:span text:style-name="_34_9">e</text:span><text:span text:style-name="_36_4">n</text:span><text:span text:style-name="_31_"> </text:span><text:span text:style-name="_34_2">t</text:span><text:span text:style-name="_37_0">o</text:span><text:span text:style-name="_31_"> </text:span><text:span text:style-name="_34_2">h</text:span><text:span text:style-name="_35_8">i</text:span><text:span text:style-name="_32_4">m</text:span><text:span text:style-name="_33_9">!</text:span><text:span text:style-name="_36_8">"</text:span><text:span text:style-name="_31_"> </text:span><text:span text:style-name="_33_2">t</text:span><text:span text:style-name="_37_4">o</text:span><text:span text:style-name="_31_"> </text:span><text:span text:style-name="_34_8">h</text:span><text:span text:style-name="_36_3">e</text:span><text:span text:style-name="_32_4">r</text:span><text:span text:style-name="_32_6"> </text:span><text:span text:style-name="_37_4">a</text:span><text:span text:style-name="_31_8">n</text:span><text:span text:style-name="_35_0">s</text:span><text:span text:style-name="_35_9">w</text:span><text:span text:style-name="_31_2">e</text:span><text:span text:style-name="_34_0">r</text:span><text:span text:style-name="_36_5">s</text:span><text:span text:style-name="_37_">,</text:span><text:span text:style-name="_32_6"> </text:span><text:span text:style-name="_36_8">b</text:span><text:span text:style-name="_32_3">u</text:span><text:span text:style-name="_34_4">t</text:span><text:span text:style-name="_35_1"> </text:span><text:span text:style-name="_39_">i</text:span><text:span text:style-name="_33_4">t</text:span><text:span text:style-name="_35_1"> </text:span><text:span text:style-name="_32_5">w</text:span><text:span text:style-name="_34_5">i</text:span><text:span text:style-name="_36_0">l</text:span><text:span text:style-name="_31_9">l</text:span><text:span text:style-name="_32_6"> </text:span><text:span text:style-name="_37_0">a</text:span><text:span text:style-name="_31_3">v</text:span><text:span text:style-name="_34_2">a</text:span><text:span text:style-name="_37_4">i</text:span><text:span text:style-name="_32_0">l</text:span><text:span text:style-name="_32_6"> </text:span><text:span text:style-name="_37_5">n</text:span><text:span text:style-name="_32_2">o</text:span><text:span text:style-name="_33_5">t</text:span><text:span text:style-name="_37_5">h</text:span><text:span text:style-name="_37_">i</text:span><text:span text:style-name="_35_0">n</text:span><text:span text:style-name="_36_3">g</text:span><text:span text:style-name="_31_"> </text:span><text:span text:style-name="_33_8">a</text:span><text:span text:style-name="_36_4">s</text:span><text:span text:style-name="_31_"> </text:span><text:span text:style-name="_34_7">t</text:span><text:span text:style-name="_36_4">h</text:span><text:span text:style-name="_31_0">e</text:span><text:span text:style-name="_32_6"> </text:span><text:span text:style-name="_36_3">m</text:span><text:span text:style-name="_31_4">a</text:span><text:span text:style-name="_33_7">n</text:span><text:span text:style-name="_35_1"> </text:span><text:span text:style-name="_31_0">c</text:span><text:span text:style-name="_33_4">a</text:span><text:span text:style-name="_36_0">n</text:span><text:span text:style-name="_31_"> </text:span><text:span text:style-name="_34_9">m</text:span><text:span text:style-name="_36_3">a</text:span><text:span text:style-name="_32_4">k</text:span><text:span text:style-name="_33_7">e</text:span><text:span text:style-name="_35_1"> </text:span><text:span text:style-name="_32_5">s</text:span><text:span text:style-name="_33_8">i</text:span><text:span text:style-name="_35_9">m</text:span><text:span text:style-name="_32_2">i</text:span><text:span text:style-name="_34_3">l</text:span><text:span text:style-name="_36_7">a</text:span><text:span text:style-name="_31_5">r</text:span><text:span text:style-name="_32_6"> </text:span><text:span text:style-name="_35_9">r</text:span><text:span text:style-name="_31_5">e</text:span><text:span text:style-name="_34_9">m</text:span><text:span text:style-name="_36_4">a</text:span><text:span text:style-name="_31_0">r</text:span><text:span text:style-name="_34_5">k</text:span><text:span text:style-name="_36_7">s</text:span><text:span text:style-name="_31_3">.</text:span></text:p>
      <text:p text:style-name="P1"><text:span text:style-name="_37_5">W</text:span><text:span text:style-name="_38_">e</text:span><text:span text:style-name="_32_6"> </text:span><text:span text:style-name="_35_9">n</text:span><text:span text:style-name="_39_">o</text:span><text:span text:style-name="_34_8">w</text:span><text:span text:style-name="_35_1"> </text:span><text:span text:style-name="_39_">a</text:span><text:span text:style-name="_34_2">s</text:span><text:span text:style-name="_37_2">k</text:span><text:span text:style-name="_31_"> </text:span><text:span text:style-name="_33_9">t</text:span><text:span text:style-name="_36_3">h</text:span><text:span text:style-name="_37_">e</text:span><text:span text:style-name="_32_6"> </text:span><text:span text:style-name="_36_8">q</text:span><text:span text:style-name="_31_5">u</text:span><text:span text:style-name="_34_8">e</text:span><text:span text:style-name="_37_4">s</text:span><text:span text:style-name="_31_8">t</text:span><text:span text:style-name="_34_4">i</text:span><text:span text:style-name="_36_5">o</text:span><text:span text:style-name="_38_">n</text:span><text:span text:style-name="_34_2">,</text:span><text:span text:style-name="_35_1"> </text:span><text:span text:style-name="_32_2">"</text:span><text:span text:style-name="_34_9">W</text:span><text:span text:style-name="_36_4">h</text:span><text:span text:style-name="_39_">a</text:span><text:span text:style-name="_33_2">t</text:span><text:span text:style-name="_35_1"> </text:span><text:span text:style-name="_31_4">w</text:span><text:span text:style-name="_33_8">i</text:span><text:span text:style-name="_37_2">l</text:span><text:span text:style-name="_37_">l</text:span><text:span text:style-name="_32_6"> </text:span><text:span text:style-name="_37_4">h</text:span><text:span text:style-name="_37_">a</text:span><text:span text:style-name="_34_5">p</text:span><text:span text:style-name="_36_0">p</text:span><text:span text:style-name="_37_">e</text:span><text:span text:style-name="_34_4">n</text:span><text:span text:style-name="_35_1"> </text:span><text:span text:style-name="_31_9">w</text:span><text:span text:style-name="_33_4">h</text:span><text:span text:style-name="_36_8">e</text:span><text:span text:style-name="_37_">n</text:span><text:span text:style-name="_32_6"> </text:span><text:span text:style-name="_36_8">a</text:span><text:span text:style-name="_31_"> </text:span><text:span text:style-name="_34_2">m</text:span><text:span text:style-name="_37_4">a</text:span><text:span text:style-name="_31_8">c</text:span><text:span text:style-name="_33_8">h</text:span><text:span text:style-name="_35_9">i</text:span><text:span text:style-name="_32_5">n</text:span><text:span text:style-name="_33_2">e</text:span><text:span text:style-name="_35_1"> </text:span><text:span text:style-name="_31_3">t</text:span><text:span text:style-name="_33_8">a</text:span><text:span text:style-name="_36_2">k</text:span><text:span text:style-name="_31_2">e</text:span><text:span text:style-name="_34_2">s</text:span><text:span text:style-name="_35_1"> </text:span><text:span text:style-name="_31_2">t</text:span><text:span text:style-name="_34_4">h</text:span><text:span text:style-name="_36_8">e</text:span><text:span text:style-name="_31_"> </text:span><text:span text:style-name="_33_8">p</text:span><text:span text:style-name="_36_8">a</text:span><text:span text:style-name="_31_9">r</text:span><text:span text:style-name="_34_7">t</text:span><text:span text:style-name="_35_1"> </text:span><text:span text:style-name="_38_">o</text:span><text:span text:style-name="_34_8">f</text:span><text:span text:style-name="_35_1"> </text:span><text:span text:style-name="_31_7">A</text:span><text:span text:style-name="_32_6"> </text:span><text:span text:style-name="_37_3">i</text:span><text:span text:style-name="_32_2">n</text:span><text:span text:style-name="_32_6"> </text:span><text:span text:style-name="_37_0">t</text:span><text:span text:style-name="_32_2">h</text:span><text:span text:style-name="_34_3">i</text:span><text:span text:style-name="_36_9">s</text:span><text:span text:style-name="_31_"> </text:span><text:span text:style-name="_33_4">g</text:span><text:span text:style-name="_36_4">a</text:span><text:span text:style-name="_31_2">m</text:span><text:span text:style-name="_34_9">e</text:span><text:span text:style-name="_37_0">?</text:span><text:span text:style-name="_32_3">"</text:span><text:span text:style-name="_32_6"> </text:span><text:span text:style-name="_37_0">W</text:span><text:span text:style-name="_32_3">i</text:span><text:span text:style-name="_33_3">l</text:span><text:span text:style-name="_36_4">l</text:span><text:span text:style-name="_31_"> </text:span><text:span text:style-name="_34_2">t</text:span><text:span text:style-name="_37_2">h</text:span><text:span text:style-name="_31_0">e</text:span><text:span text:style-name="_32_6"> </text:span><text:span text:style-name="_37_2">i</text:span><text:span text:style-name="_32_2">n</text:span><text:span text:style-name="_35_0">t</text:span><text:span text:style-name="_37_2">e</text:span><text:span text:style-name="_37_">r</text:span><text:span text:style-name="_34_7">r</text:span><text:span text:style-name="_37_2">o</text:span><text:span text:style-name="_32_5">g</text:span><text:span text:style-name="_34_0">a</text:span><text:span text:style-name="_35_7">t</text:span><text:span text:style-name="_32_4">o</text:span><text:span text:style-name="_33_5">r</text:span><text:span text:style-name="_35_1"> </text:span><text:span text:style-name="_32_0">d</text:span><text:span text:style-name="_34_8">e</text:span><text:span text:style-name="_35_7">c</text:span><text:span text:style-name="_32_2">i</text:span><text:span text:style-name="_33_2">d</text:span><text:span text:style-name="_37_4">e</text:span><text:span text:style-name="_31_"> </text:span><text:span text:style-name="_33_5">w</text:span><text:span text:style-name="_37_5">r</text:span><text:span text:style-name="_32_2">o</text:span><text:span text:style-name="_34_4">n</text:span><text:span text:style-name="_37_2">g</text:span><text:span text:style-name="_31_5">l</text:span><text:span text:style-name="_34_7">y</text:span><text:span text:style-name="_35_1"> </text:span><text:span text:style-name="_31_4">a</text:span><text:span text:style-name="_33_4">s</text:span><text:span text:style-name="_35_1"> </text:span><text:span text:style-name="_38_">o</text:span><text:span text:style-name="_34_5">f</text:span><text:span text:style-name="_35_9">t</text:span><text:span text:style-name="_37_">e</text:span><text:span text:style-name="_34_5">n</text:span><text:span text:style-name="_35_1"> </text:span><text:span text:style-name="_31_0">w</text:span><text:span text:style-name="_34_0">h</text:span><text:span text:style-name="_36_4">e</text:span><text:span text:style-name="_32_3">n</text:span><text:span text:style-name="_32_6"> </text:span><text:span text:style-name="_36_2">t</text:span><text:span text:style-name="_31_7">h</text:span><text:span text:style-name="_33_3">e</text:span><text:span text:style-name="_35_1"> </text:span><text:span text:style-name="_31_5">g</text:span><text:span text:style-name="_34_3">a</text:span><text:span text:style-name="_36_0">m</text:span><text:span text:style-name="_38_">e</text:span><text:span text:style-name="_32_6"> </text:span><text:span text:style-name="_36_8">i</text:span><text:span text:style-name="_32_4">s</text:span><text:span text:style-name="_32_6"> </text:span><text:span text:style-name="_36_8">p</text:span><text:span text:style-name="_31_2">l</text:span><text:span text:style-name="_33_7">a</text:span><text:span text:style-name="_37_3">y</text:span><text:span text:style-name="_31_7">e</text:span><text:span text:style-name="_33_8">d</text:span><text:span text:style-name="_35_1"> </text:span><text:span text:style-name="_31_0">l</text:span><text:span text:style-name="_33_7">i</text:span><text:span text:style-name="_36_2">k</text:span><text:span text:style-name="_39_">e</text:span><text:span text:style-name="_32_6"> </text:span><text:span text:style-name="_36_8">t</text:span><text:span text:style-name="_31_2">h</text:span><text:span text:style-name="_34_4">i</text:span><text:span text:style-name="_35_9">s</text:span><text:span text:style-name="_31_"> </text:span><text:span text:style-name="_33_9">a</text:span><text:span text:style-name="_37_4">s</text:span><text:span text:style-name="_31_"> </text:span><text:span text:style-name="_33_9">h</text:span><text:span text:style-name="_35_9">e</text:span><text:span text:style-name="_31_"> </text:span><text:span text:style-name="_35_0">d</text:span><text:span text:style-name="_37_0">o</text:span><text:span text:style-name="_39_">e</text:span><text:span text:style-name="_33_5">s</text:span><text:span text:style-name="_35_1"> </text:span><text:span text:style-name="_32_4">w</text:span><text:span text:style-name="_34_9">h</text:span><text:span text:style-name="_36_9">e</text:span><text:span text:style-name="_31_9">n</text:span><text:span text:style-name="_32_6"> </text:span><text:span text:style-name="_37_3">t</text:span><text:span text:style-name="_31_2">h</text:span><text:span text:style-name="_33_7">e</text:span><text:span text:style-name="_35_1"> </text:span><text:span text:style-name="_31_4">g</text:span><text:span text:style-name="_34_3">a</text:span><text:span text:style-name="_36_0">m</text:span><text:span text:style-name="_39_">e</text:span><text:span text:style-name="_32_6"> </text:span><text:span text:style-name="_36_9">i</text:span><text:span text:style-name="_37_">s</text:span><text:span text:style-name="_32_6"> </text:span><text:span text:style-name="_37_3">p</text:span><text:span text:style-name="_31_5">l</text:span><text:span text:style-name="_34_5">a</text:span><text:span text:style-name="_37_0">y</text:span><text:span text:style-name="_37_">e</text:span><text:span text:style-name="_33_2">d</text:span><text:span text:style-name="_35_1"> </text:span><text:span text:style-name="_39_">b</text:span><text:span text:style-name="_33_7">e</text:span><text:span text:style-name="_35_8">t</text:span><text:span text:style-name="_31_3">w</text:span><text:span text:style-name="_33_9">e</text:span><text:span text:style-name="_36_2">e</text:span><text:span text:style-name="_32_5">n</text:span><text:span text:style-name="_32_6"> </text:span><text:span text:style-name="_36_7">a</text:span><text:span text:style-name="_31_"> </text:span><text:span text:style-name="_34_3">m</text:span><text:span text:style-name="_36_3">a</text:span><text:span text:style-name="_32_5">n</text:span><text:span text:style-name="_32_6"> </text:span><text:span text:style-name="_37_2">a</text:span><text:span text:style-name="_31_0">n</text:span><text:span text:style-name="_34_8">d</text:span><text:span text:style-name="_35_1"> </text:span><text:span text:style-name="_31_7">a</text:span><text:span text:style-name="_32_6"> </text:span><text:span text:style-name="_36_8">w</text:span><text:span text:style-name="_31_9">o</text:span><text:span text:style-name="_35_0">m</text:span><text:span text:style-name="_37_3">a</text:span><text:span text:style-name="_31_0">n</text:span><text:span text:style-name="_34_5">?</text:span><text:span text:style-name="_35_1"> </text:span><text:span text:style-name="_31_0">T</text:span><text:span text:style-name="_33_9">h</text:span><text:span text:style-name="_35_9">e</text:span><text:span text:style-name="_32_3">s</text:span><text:span text:style-name="_34_8">e</text:span><text:span text:style-name="_35_1"> </text:span><text:span text:style-name="_31_0">q</text:span><text:span text:style-name="_33_2">u</text:span><text:span text:style-name="_36_3">e</text:span><text:span text:style-name="_31_0">s</text:span><text:span text:style-name="_34_2">t</text:span><text:span text:style-name="_36_2">i</text:span><text:span text:style-name="_31_9">o</text:span><text:span text:style-name="_33_8">n</text:span><text:span text:style-name="_36_7">s</text:span><text:span text:style-name="_31_"> </text:span><text:span text:style-name="_33_2">r</text:span><text:span text:style-name="_36_8">e</text:span><text:span text:style-name="_32_2">p</text:span><text:span text:style-name="_34_4">l</text:span><text:span text:style-name="_35_9">a</text:span><text:span text:style-name="_31_9">c</text:span><text:span text:style-name="_33_7">e</text:span><text:span text:style-name="_35_1"> </text:span><text:span text:style-name="_31_2">o</text:span><text:span text:style-name="_33_4">u</text:span><text:span text:style-name="_36_2">r</text:span><text:span text:style-name="_31_"> </text:span><text:span text:style-name="_34_2">o</text:span><text:span text:style-name="_37_5">r</text:span><text:span text:style-name="_32_2">i</text:span><text:span text:style-name="_35_0">g</text:span><text:span text:style-name="_37_3">i</text:span><text:span text:style-name="_32_0">n</text:span><text:span text:style-name="_34_2">a</text:span><text:span text:style-name="_37_0">l</text:span><text:span text:style-name="_32_0">,</text:span><text:span text:style-name="_32_6"> </text:span><text:span text:style-name="_35_7">"</text:span><text:span text:style-name="_31_8">C</text:span><text:span text:style-name="_34_9">a</text:span><text:span text:style-name="_37_3">n</text:span><text:span text:style-name="_31_"> </text:span><text:span text:style-name="_33_9">m</text:span><text:span text:style-name="_36_5">a</text:span><text:span text:style-name="_31_5">c</text:span><text:span text:style-name="_33_3">h</text:span><text:span text:style-name="_35_7">i</text:span><text:span text:style-name="_31_7">n</text:span><text:span text:style-name="_34_8">e</text:span><text:span text:style-name="_37_0">s</text:span><text:span text:style-name="_31_"> </text:span><text:span text:style-name="_33_9">t</text:span><text:span text:style-name="_37_4">h</text:span><text:span text:style-name="_31_8">i</text:span><text:span text:style-name="_35_0">n</text:span><text:span text:style-name="_36_9">k</text:span><text:span text:style-name="_38_">?</text:span><text:span text:style-name="_33_8">"</text:span></text:p>
      <text:p text:style-name="P1"><text:span text:style-name="_32_4">2</text:span><text:span text:style-name="_34_4">.</text:span><text:span text:style-name="_35_1"> </text:span><text:span text:style-name="_31_8">C</text:span><text:span text:style-name="_33_3">r</text:span><text:span text:style-name="_35_7">i</text:span><text:span text:style-name="_31_9">t</text:span><text:span text:style-name="_34_8">i</text:span><text:span text:style-name="_37_5">q</text:span><text:span text:style-name="_31_8">u</text:span><text:span text:style-name="_33_3">e</text:span><text:span text:style-name="_35_1"> </text:span><text:span text:style-name="_31_4">o</text:span><text:span text:style-name="_33_3">f</text:span><text:span text:style-name="_35_1"> </text:span><text:span text:style-name="_32_4">t</text:span><text:span text:style-name="_34_5">h</text:span><text:span text:style-name="_36_8">e</text:span><text:span text:style-name="_31_"> </text:span><text:span text:style-name="_33_3">N</text:span><text:span text:style-name="_37_4">e</text:span><text:span text:style-name="_32_3">w</text:span><text:span text:style-name="_32_6"> </text:span><text:span text:style-name="_37_5">P</text:span><text:span text:style-name="_31_5">r</text:span><text:span text:style-name="_33_2">o</text:span><text:span text:style-name="_37_5">b</text:span><text:span text:style-name="_31_8">l</text:span><text:span text:style-name="_34_9">e</text:span><text:span text:style-name="_37_4">m</text:span></text:p>
      <text:p text:style-name="P1"><text:span text:style-name="_34_5">A</text:span><text:span text:style-name="_37_4">s</text:span><text:span text:style-name="_31_"> </text:span><text:span text:style-name="_34_0">w</text:span><text:span text:style-name="_37_5">e</text:span><text:span text:style-name="_38_">l</text:span><text:span text:style-name="_33_7">l</text:span><text:span text:style-name="_35_1"> </text:span><text:span text:style-name="_32_5">a</text:span><text:span text:style-name="_34_9">s</text:span><text:span text:style-name="_35_1"> </text:span><text:span text:style-name="_37_">a</text:span><text:span text:style-name="_33_7">s</text:span><text:span text:style-name="_37_0">k</text:span><text:span text:style-name="_39_">i</text:span><text:span text:style-name="_34_0">n</text:span><text:span text:style-name="_37_3">g</text:span><text:span text:style-name="_39_">,</text:span><text:span text:style-name="_32_6"> </text:span><text:span text:style-name="_36_5">"</text:span><text:span text:style-name="_31_3">W</text:span><text:span text:style-name="_34_4">h</text:span><text:span text:style-name="_35_8">a</text:span><text:span text:style-name="_31_2">t</text:span><text:span text:style-name="_32_6"> </text:span><text:span text:style-name="_36_8">i</text:span><text:span text:style-name="_31_0">s</text:span><text:span text:style-name="_32_6"> </text:span><text:span text:style-name="_37_2">t</text:span><text:span text:style-name="_32_5">h</text:span><text:span text:style-name="_33_3">e</text:span><text:span text:style-name="_35_1"> </text:span><text:span text:style-name="_31_5">a</text:span><text:span text:style-name="_33_2">n</text:span><text:span text:style-name="_37_3">s</text:span><text:span text:style-name="_38_">w</text:span><text:span text:style-name="_33_7">e</text:span><text:span text:style-name="_35_8">r</text:span><text:span text:style-name="_31_"> </text:span><text:span text:style-name="_33_5">t</text:span><text:span text:style-name="_37_0">o</text:span><text:span text:style-name="_31_"> </text:span><text:span text:style-name="_33_4">t</text:span><text:span text:style-name="_36_7">h</text:span><text:span text:style-name="_31_2">i</text:span><text:span text:style-name="_33_2">s</text:span><text:span text:style-name="_35_1"> </text:span><text:span text:style-name="_31_5">n</text:span><text:span text:style-name="_34_5">e</text:span><text:span text:style-name="_37_4">w</text:span><text:span text:style-name="_31_"> </text:span><text:span text:style-name="_33_4">f</text:span><text:span text:style-name="_37_0">o</text:span><text:span text:style-name="_32_3">r</text:span><text:span text:style-name="_33_5">m</text:span><text:span text:style-name="_35_1"> </text:span><text:span text:style-name="_38_">o</text:span><text:span text:style-name="_33_9">f</text:span><text:span text:style-name="_35_1"> </text:span><text:span text:style-name="_37_">t</text:span><text:span text:style-name="_33_5">h</text:span><text:span text:style-name="_37_0">e</text:span><text:span text:style-name="_31_"> </text:span><text:span text:style-name="_33_8">q</text:span><text:span text:style-name="_36_4">u</text:span><text:span text:style-name="_32_4">e</text:span><text:span text:style-name="_34_4">s</text:span><text:span text:style-name="_37_4">t</text:span><text:span text:style-name="_31_5">i</text:span><text:span text:style-name="_34_8">o</text:span><text:span text:style-name="_37_0">n</text:span><text:span text:style-name="_32_3">,</text:span><text:span text:style-name="_33_5">"</text:span><text:span text:style-name="_35_1"> </text:span><text:span text:style-name="_31_2">o</text:span><text:span text:style-name="_34_2">n</text:span><text:span text:style-name="_35_8">e</text:span><text:span text:style-name="_31_"> </text:span><text:span text:style-name="_33_2">m</text:span><text:span text:style-name="_35_8">a</text:span><text:span text:style-name="_32_2">y</text:span><text:span text:style-name="_32_6"> </text:span><text:span text:style-name="_37_2">a</text:span><text:span text:style-name="_32_2">s</text:span><text:span text:style-name="_34_8">k</text:span><text:span text:style-name="_35_7">,</text:span><text:span text:style-name="_31_"> </text:span><text:span text:style-name="_33_3">"</text:span><text:span text:style-name="_36_3">I</text:span><text:span text:style-name="_31_7">s</text:span><text:span text:style-name="_32_6"> </text:span><text:span text:style-name="_35_7">t</text:span><text:span text:style-name="_38_">h</text:span><text:span text:style-name="_33_4">i</text:span><text:span text:style-name="_36_5">s</text:span><text:span text:style-name="_31_"> </text:span><text:span text:style-name="_33_3">n</text:span><text:span text:style-name="_35_9">e</text:span><text:span text:style-name="_32_3">w</text:span><text:span text:style-name="_32_6"> </text:span><text:span text:style-name="_37_4">q</text:span><text:span text:style-name="_32_0">u</text:span><text:span text:style-name="_34_2">e</text:span><text:span text:style-name="_36_4">s</text:span><text:span text:style-name="_31_9">t</text:span><text:span text:style-name="_34_0">i</text:span><text:span text:style-name="_36_5">o</text:span><text:span text:style-name="_32_3">n</text:span><text:span text:style-name="_32_6"> </text:span><text:span text:style-name="_36_8">a</text:span><text:span text:style-name="_31_"> </text:span><text:span text:style-name="_34_2">w</text:span><text:span text:style-name="_36_8">o</text:span><text:span text:style-name="_31_5">r</text:span><text:span text:style-name="_33_7">t</text:span><text:span text:style-name="_37_5">h</text:span><text:span text:style-name="_31_5">y</text:span><text:span text:style-name="_32_6"> </text:span><text:span text:style-name="_37_2">o</text:span><text:span text:style-name="_38_">n</text:span><text:span text:style-name="_34_9">e</text:span><text:span text:style-name="_35_1"> </text:span><text:span text:style-name="_31_9">t</text:span><text:span text:style-name="_34_5">o</text:span><text:span text:style-name="_35_1"> </text:span><text:span text:style-name="_38_">i</text:span><text:span text:style-name="_33_2">n</text:span><text:span text:style-name="_36_7">v</text:span><text:span text:style-name="_31_2">e</text:span><text:span text:style-name="_33_9">s</text:span><text:span text:style-name="_36_5">t</text:span><text:span text:style-name="_39_">i</text:span><text:span text:style-name="_34_7">g</text:span><text:span text:style-name="_36_7">a</text:span><text:span text:style-name="_31_2">t</text:span><text:span text:style-name="_34_9">e</text:span><text:span text:style-name="_36_0">?</text:span><text:span text:style-name="_39_">"</text:span><text:span text:style-name="_32_6"> </text:span><text:span text:style-name="_35_7">T</text:span><text:span text:style-name="_31_5">h</text:span><text:span text:style-name="_33_2">i</text:span><text:span text:style-name="_36_9">s</text:span><text:span text:style-name="_31_"> </text:span><text:span text:style-name="_34_8">l</text:span><text:span text:style-name="_35_9">a</text:span><text:span text:style-name="_31_4">t</text:span><text:span text:style-name="_33_2">t</text:span><text:span text:style-name="_36_9">e</text:span><text:span text:style-name="_32_4">r</text:span><text:span text:style-name="_32_6"> </text:span><text:span text:style-name="_36_7">q</text:span><text:span text:style-name="_31_8">u</text:span><text:span text:style-name="_35_0">e</text:span><text:span text:style-name="_37_4">s</text:span><text:span text:style-name="_31_2">t</text:span><text:span text:style-name="_33_7">i</text:span><text:span text:style-name="_35_9">o</text:span><text:span text:style-name="_37_">n</text:span><text:span text:style-name="_32_6"> </text:span><text:span text:style-name="_37_3">w</text:span><text:span text:style-name="_31_3">e</text:span><text:span text:style-name="_32_6"> </text:span><text:span text:style-name="_37_2">i</text:span><text:span text:style-name="_32_2">n</text:span><text:span text:style-name="_33_5">v</text:span><text:span text:style-name="_36_9">e</text:span><text:span text:style-name="_31_9">s</text:span><text:span text:style-name="_35_0">t</text:span><text:span text:style-name="_36_4">i</text:span><text:span text:style-name="_32_2">g</text:span><text:span text:style-name="_33_7">a</text:span><text:span text:style-name="_37_5">t</text:span><text:span text:style-name="_31_4">e</text:span><text:span text:style-name="_32_6"> </text:span><text:span text:style-name="_37_2">w</text:span><text:span text:style-name="_39_">i</text:span><text:span text:style-name="_34_3">t</text:span><text:span text:style-name="_36_9">h</text:span><text:span text:style-name="_39_">o</text:span><text:span text:style-name="_34_5">u</text:span><text:span text:style-name="_36_4">t</text:span><text:span text:style-name="_31_"> </text:span><text:span text:style-name="_33_7">f</text:span><text:span text:style-name="_35_8">u</text:span><text:span text:style-name="_31_2">r</text:span><text:span text:style-name="_34_0">t</text:span><text:span text:style-name="_36_2">h</text:span><text:span text:style-name="_31_7">e</text:span><text:span text:style-name="_34_7">r</text:span><text:span text:style-name="_35_1"> </text:span><text:span text:style-name="_31_3">a</text:span><text:span text:style-name="_35_0">d</text:span><text:span text:style-name="_36_2">o</text:span><text:span text:style-name="_31_7">,</text:span><text:span text:style-name="_32_6"> </text:span><text:span text:style-name="_36_4">t</text:span><text:span text:style-name="_31_2">h</text:span><text:span text:style-name="_34_5">e</text:span><text:span text:style-name="_35_7">r</text:span><text:span text:style-name="_31_7">e</text:span><text:span text:style-name="_34_5">b</text:span><text:span text:style-name="_37_5">y</text:span><text:span text:style-name="_31_"> </text:span><text:span text:style-name="_34_9">c</text:span><text:span text:style-name="_36_0">u</text:span><text:span text:style-name="_39_">t</text:span><text:span text:style-name="_34_2">t</text:span><text:span text:style-name="_37_5">i</text:span><text:span text:style-name="_39_">n</text:span><text:span text:style-name="_33_3">g</text:span><text:span text:style-name="_35_1"> </text:span><text:span text:style-name="_31_2">s</text:span><text:span text:style-name="_34_8">h</text:span><text:span text:style-name="_37_5">o</text:span><text:span text:style-name="_32_3">r</text:span><text:span text:style-name="_34_9">t</text:span><text:span text:style-name="_35_1"> </text:span><text:span text:style-name="_31_4">a</text:span><text:span text:style-name="_34_2">n</text:span><text:span text:style-name="_35_1"> </text:span><text:span text:style-name="_39_">i</text:span><text:span text:style-name="_34_8">n</text:span><text:span text:style-name="_36_3">f</text:span><text:span text:style-name="_32_5">i</text:span><text:span text:style-name="_34_9">n</text:span><text:span text:style-name="_37_3">i</text:span><text:span text:style-name="_32_5">t</text:span><text:span text:style-name="_33_5">e</text:span><text:span text:style-name="_35_1"> </text:span><text:span text:style-name="_31_8">r</text:span><text:span text:style-name="_33_3">e</text:span><text:span text:style-name="_36_8">g</text:span><text:span text:style-name="_39_">r</text:span><text:span text:style-name="_34_0">e</text:span><text:span text:style-name="_35_9">s</text:span><text:span text:style-name="_32_0">s</text:span><text:span text:style-name="_34_7">.</text:span></text:p>
      <text:p text:style-name="P1"><text:span text:style-name="_31_5">T</text:span><text:span text:style-name="_33_9">h</text:span><text:span text:style-name="_37_4">e</text:span><text:span text:style-name="_31_"> </text:span><text:span text:style-name="_33_8">n</text:span><text:span text:style-name="_37_0">e</text:span><text:span text:style-name="_31_9">w</text:span><text:span text:style-name="_32_6"> </text:span><text:span text:style-name="_37_4">p</text:span><text:span text:style-name="_32_3">r</text:span><text:span text:style-name="_33_2">o</text:span><text:span text:style-name="_36_2">b</text:span><text:span text:style-name="_32_4">l</text:span><text:span text:style-name="_33_2">e</text:span><text:span text:style-name="_36_5">m</text:span><text:span text:style-name="_31_"> </text:span><text:span text:style-name="_34_2">h</text:span><text:span text:style-name="_37_4">a</text:span><text:span text:style-name="_31_8">s</text:span><text:span text:style-name="_32_6"> </text:span><text:span text:style-name="_37_5">t</text:span><text:span text:style-name="_31_7">h</text:span><text:span text:style-name="_33_4">e</text:span><text:span text:style-name="_35_1"> </text:span><text:span text:style-name="_32_4">a</text:span><text:span text:style-name="_33_8">d</text:span><text:span text:style-name="_37_3">v</text:span><text:span text:style-name="_31_8">a</text:span><text:span text:style-name="_33_3">n</text:span><text:span text:style-name="_36_9">t</text:span><text:span text:style-name="_39_">a</text:span><text:span text:style-name="_34_2">g</text:span><text:span text:style-name="_36_4">e</text:span><text:span text:style-name="_31_"> </text:span><text:span text:style-name="_33_2">o</text:span><text:span text:style-name="_37_2">f</text:span><text:span text:style-name="_31_"> </text:span><text:span text:style-name="_34_0">d</text:span><text:span text:style-name="_36_9">r</text:span><text:span text:style-name="_31_4">a</text:span><text:span text:style-name="_33_3">w</text:span><text:span text:style-name="_35_9">i</text:span><text:span text:style-name="_31_4">n</text:span><text:span text:style-name="_34_7">g</text:span><text:span text:style-name="_35_1"> </text:span><text:span text:style-name="_31_9">a</text:span><text:span text:style-name="_32_6"> </text:span><text:span text:style-name="_36_9">f</text:span><text:span text:style-name="_31_5">a</text:span><text:span text:style-name="_34_4">i</text:span><text:span text:style-name="_36_0">r</text:span><text:span text:style-name="_39_">l</text:span><text:span text:style-name="_34_2">y</text:span><text:span text:style-name="_35_1"> </text:span><text:span text:style-name="_32_2">s</text:span><text:span text:style-name="_33_9">h</text:span><text:span text:style-name="_36_9">a</text:span><text:span text:style-name="_32_2">r</text:span><text:span text:style-name="_34_7">p</text:span><text:span text:style-name="_35_1"> </text:span><text:span text:style-name="_38_">l</text:span><text:span text:style-name="_34_9">i</text:span><text:span text:style-name="_35_8">n</text:span><text:span text:style-name="_31_3">e</text:span><text:span text:style-name="_32_6"> </text:span><text:span text:style-name="_35_7">b</text:span><text:span text:style-name="_31_7">e</text:span><text:span text:style-name="_34_2">t</text:span><text:span text:style-name="_36_2">w</text:span><text:span text:style-name="_31_8">e</text:span><text:span text:style-name="_33_3">e</text:span><text:span text:style-name="_35_8">n</text:span><text:span text:style-name="_31_"> </text:span><text:span text:style-name="_33_8">t</text:span><text:span text:style-name="_36_2">h</text:span><text:span text:style-name="_31_8">e</text:span><text:span text:style-name="_32_6"> </text:span><text:span text:style-name="_36_4">p</text:span><text:span text:style-name="_39_">h</text:span><text:span text:style-name="_34_9">y</text:span><text:span text:style-name="_37_4">s</text:span><text:span text:style-name="_32_3">i</text:span><text:span text:style-name="_33_7">c</text:span><text:span text:style-name="_37_3">a</text:span><text:span text:style-name="_32_5">l</text:span><text:span text:style-name="_32_6"> </text:span><text:span text:style-name="_36_5">a</text:span><text:span text:style-name="_32_5">n</text:span><text:span text:style-name="_34_0">d</text:span><text:span text:style-name="_35_1"> </text:span><text:span text:style-name="_31_4">t</text:span><text:span text:style-name="_34_2">h</text:span><text:span text:style-name="_37_4">e</text:span><text:span text:style-name="_31_"> </text:span><text:span text:style-name="_33_5">i</text:span><text:span text:style-name="_37_5">n</text:span><text:span text:style-name="_32_5">t</text:span><text:span text:style-name="_33_8">e</text:span><text:span text:style-name="_36_2">l</text:span><text:span text:style-name="_32_0">l</text:span><text:span text:style-name="_34_5">e</text:span><text:span text:style-name="_36_9">c</text:span><text:span text:style-name="_39_">t</text:span><text:span text:style-name="_33_3">u</text:span><text:span text:style-name="_35_7">a</text:span><text:span text:style-name="_39_">l</text:span><text:span text:style-name="_32_6"> </text:span><text:span text:style-name="_36_9">c</text:span><text:span text:style-name="_31_9">a</text:span><text:span text:style-name="_34_8">p</text:span><text:span text:style-name="_36_4">a</text:span><text:span text:style-name="_31_0">c</text:span><text:span text:style-name="_34_0">i</text:span><text:span text:style-name="_36_9">t</text:span><text:span text:style-name="_31_0">i</text:span><text:span text:style-name="_34_3">e</text:span><text:span text:style-name="_36_4">s</text:span><text:span text:style-name="_31_"> </text:span><text:span text:style-name="_34_2">o</text:span><text:span text:style-name="_35_8">f</text:span><text:span text:style-name="_31_"> </text:span><text:span text:style-name="_34_2">a</text:span><text:span text:style-name="_35_1"> </text:span><text:span text:style-name="_31_4">m</text:span><text:span text:style-name="_33_8">a</text:span><text:span text:style-name="_36_5">n</text:span><text:span text:style-name="_32_5">.</text:span><text:span text:style-name="_32_6"> </text:span><text:span text:style-name="_36_3">N</text:span><text:span text:style-name="_31_0">o</text:span><text:span text:style-name="_32_6"> </text:span><text:span text:style-name="_36_2">e</text:span><text:span text:style-name="_31_5">n</text:span><text:span text:style-name="_35_0">g</text:span><text:span text:style-name="_36_3">i</text:span><text:span text:style-name="_31_4">n</text:span><text:span text:style-name="_35_0">e</text:span><text:span text:style-name="_36_7">e</text:span><text:span text:style-name="_31_3">r</text:span><text:span text:style-name="_32_6"> </text:span><text:span text:style-name="_36_4">o</text:span><text:span text:style-name="_31_5">r</text:span><text:span text:style-name="_32_6"> </text:span><text:span text:style-name="_37_0">c</text:span><text:span text:style-name="_37_">h</text:span><text:span text:style-name="_34_8">e</text:span><text:span text:style-name="_36_4">m</text:span><text:span text:style-name="_31_4">i</text:span><text:span text:style-name="_34_0">s</text:span><text:span text:style-name="_36_3">t</text:span><text:span text:style-name="_31_"> </text:span><text:span text:style-name="_34_5">c</text:span><text:span text:style-name="_36_7">l</text:span><text:span text:style-name="_32_5">a</text:span><text:span text:style-name="_34_7">i</text:span><text:span text:style-name="_36_4">m</text:span><text:span text:style-name="_38_">s</text:span><text:span text:style-name="_32_6"> </text:span><text:span text:style-name="_36_4">t</text:span><text:span text:style-name="_32_5">o</text:span><text:span text:style-name="_32_6"> </text:span><text:span text:style-name="_36_2">b</text:span><text:span text:style-name="_38_">e</text:span><text:span text:style-name="_32_6"> </text:span><text:span text:style-name="_36_0">a</text:span><text:span text:style-name="_37_">b</text:span><text:span text:style-name="_33_9">l</text:span><text:span text:style-name="_37_0">e</text:span><text:span text:style-name="_31_"> </text:span><text:span text:style-name="_34_8">t</text:span><text:span text:style-name="_35_7">o</text:span><text:span text:style-name="_31_"> </text:span><text:span text:style-name="_33_4">p</text:span><text:span text:style-name="_36_0">r</text:span><text:span text:style-name="_32_5">o</text:span><text:span text:style-name="_34_2">d</text:span><text:span text:style-name="_37_5">u</text:span><text:span text:style-name="_32_2">c</text:span><text:span text:style-name="_34_5">e</text:span><text:span text:style-name="_35_1"> </text:span><text:span text:style-name="_32_4">a</text:span><text:span text:style-name="_32_6"> </text:span><text:span text:style-name="_36_9">m</text:span><text:span text:style-name="_38_">a</text:span><text:span text:style-name="_34_2">t</text:span><text:span text:style-name="_36_0">e</text:span><text:span text:style-name="_31_2">r</text:span><text:span text:style-name="_34_5">i</text:span><text:span text:style-name="_35_8">a</text:span><text:span text:style-name="_32_4">l</text:span><text:span text:style-name="_32_6"> </text:span><text:span text:style-name="_36_8">w</text:span><text:span text:style-name="_37_">h</text:span><text:span text:style-name="_33_9">i</text:span><text:span text:style-name="_36_4">c</text:span><text:span text:style-name="_32_0">h</text:span><text:span text:style-name="_32_6"> </text:span><text:span text:style-name="_35_8">i</text:span><text:span text:style-name="_31_2">s</text:span><text:span text:style-name="_32_6"> </text:span><text:span text:style-name="_35_8">i</text:span><text:span text:style-name="_37_">n</text:span><text:span text:style-name="_34_7">d</text:span><text:span text:style-name="_36_8">i</text:span><text:span text:style-name="_32_4">s</text:span><text:span text:style-name="_34_4">t</text:span><text:span text:style-name="_36_8">i</text:span><text:span text:style-name="_31_2">n</text:span><text:span text:style-name="_34_8">g</text:span><text:span text:style-name="_37_4">u</text:span><text:span text:style-name="_31_4">i</text:span><text:span text:style-name="_34_8">s</text:span><text:span text:style-name="_37_2">h</text:span><text:span text:style-name="_31_9">a</text:span><text:span text:style-name="_35_0">b</text:span><text:span text:style-name="_37_5">l</text:span><text:span text:style-name="_31_9">e</text:span><text:span text:style-name="_32_6"> </text:span><text:span text:style-name="_36_9">f</text:span><text:span text:style-name="_32_4">r</text:span><text:span text:style-name="_34_5">o</text:span><text:span text:style-name="_36_3">m</text:span><text:span text:style-name="_31_"> </text:span><text:span text:style-name="_34_2">t</text:span><text:span text:style-name="_37_4">h</text:span><text:span text:style-name="_31_7">e</text:span><text:span text:style-name="_32_6"> </text:span><text:span text:style-name="_36_0">h</text:span><text:span text:style-name="_39_">u</text:span><text:span text:style-name="_34_5">m</text:span><text:span text:style-name="_37_5">a</text:span><text:span text:style-name="_31_7">n</text:span><text:span text:style-name="_32_6"> </text:span><text:span text:style-name="_35_8">s</text:span><text:span text:style-name="_39_">k</text:span><text:span text:style-name="_34_7">i</text:span><text:span text:style-name="_36_7">n</text:span><text:span text:style-name="_32_5">.</text:span><text:span text:style-name="_32_6"> </text:span><text:span text:style-name="_36_8">I</text:span><text:span text:style-name="_32_3">t</text:span><text:span text:style-name="_32_6"> </text:span><text:span text:style-name="_37_0">i</text:span><text:span text:style-name="_32_4">s</text:span><text:span text:style-name="_32_6"> </text:span><text:span text:style-name="_36_3">p</text:span><text:span text:style-name="_38_">o</text:span><text:span text:style-name="_33_9">s</text:span><text:span text:style-name="_35_8">s</text:span><text:span text:style-name="_32_5">i</text:span><text:span text:style-name="_33_5">b</text:span><text:span text:style-name="_37_4">l</text:span><text:span text:style-name="_31_5">e</text:span><text:span text:style-name="_32_6"> </text:span><text:span text:style-name="_36_0">t</text:span><text:span text:style-name="_32_5">h</text:span><text:span text:style-name="_34_4">a</text:span><text:span text:style-name="_35_7">t</text:span><text:span text:style-name="_31_"> </text:span><text:span text:style-name="_34_7">a</text:span><text:span text:style-name="_36_5">t</text:span><text:span text:style-name="_31_"> </text:span><text:span text:style-name="_34_0">s</text:span><text:span text:style-name="_36_8">o</text:span><text:span text:style-name="_32_0">m</text:span><text:span text:style-name="_34_9">e</text:span><text:span text:style-name="_35_1"> </text:span><text:span text:style-name="_32_4">t</text:span><text:span text:style-name="_33_8">i</text:span><text:span text:style-name="_35_7">m</text:span><text:span text:style-name="_31_7">e</text:span><text:span text:style-name="_32_6"> </text:span><text:span text:style-name="_37_5">t</text:span><text:span text:style-name="_31_8">h</text:span><text:span text:style-name="_33_2">i</text:span><text:span text:style-name="_36_5">s</text:span><text:span text:style-name="_31_"> </text:span><text:span text:style-name="_34_7">m</text:span><text:span text:style-name="_35_7">i</text:span><text:span text:style-name="_39_">g</text:span><text:span text:style-name="_34_4">h</text:span><text:span text:style-name="_36_3">t</text:span><text:span text:style-name="_31_"> </text:span><text:span text:style-name="_33_2">b</text:span><text:span text:style-name="_37_3">e</text:span><text:span text:style-name="_31_"> </text:span><text:span text:style-name="_33_2">d</text:span><text:span text:style-name="_36_9">o</text:span><text:span text:style-name="_32_3">n</text:span><text:span text:style-name="_34_4">e</text:span><text:span text:style-name="_35_8">,</text:span><text:span text:style-name="_31_"> </text:span><text:span text:style-name="_33_8">b</text:span><text:span text:style-name="_35_9">u</text:span><text:span text:style-name="_31_8">t</text:span><text:span text:style-name="_32_6"> </text:span><text:span text:style-name="_36_9">e</text:span><text:span text:style-name="_32_4">v</text:span><text:span text:style-name="_34_7">e</text:span><text:span text:style-name="_37_5">n</text:span><text:span text:style-name="_31_"> </text:span><text:span text:style-name="_33_3">s</text:span><text:span text:style-name="_35_7">u</text:span><text:span text:style-name="_39_">p</text:span><text:span text:style-name="_34_8">p</text:span><text:span text:style-name="_36_7">o</text:span><text:span text:style-name="_32_3">s</text:span><text:span text:style-name="_33_3">i</text:span><text:span text:style-name="_35_8">n</text:span><text:span text:style-name="_31_8">g</text:span><text:span text:style-name="_32_6"> </text:span><text:span text:style-name="_35_8">t</text:span><text:span text:style-name="_32_2">h</text:span><text:span text:style-name="_34_9">i</text:span><text:span text:style-name="_36_4">s</text:span><text:span text:style-name="_31_"> </text:span><text:span text:style-name="_33_5">i</text:span><text:span text:style-name="_37_4">n</text:span><text:span text:style-name="_31_4">v</text:span><text:span text:style-name="_33_9">e</text:span><text:span text:style-name="_36_0">n</text:span><text:span text:style-name="_37_">t</text:span><text:span text:style-name="_33_8">i</text:span><text:span text:style-name="_37_3">o</text:span><text:span text:style-name="_39_">n</text:span><text:span text:style-name="_32_6"> </text:span><text:span text:style-name="_35_8">a</text:span><text:span text:style-name="_32_0">v</text:span><text:span text:style-name="_34_5">a</text:span><text:span text:style-name="_37_5">i</text:span><text:span text:style-name="_38_">l</text:span><text:span text:style-name="_34_8">a</text:span><text:span text:style-name="_37_2">b</text:span><text:span text:style-name="_37_">l</text:span><text:span text:style-name="_34_2">e</text:span><text:span text:style-name="_35_1"> </text:span><text:span text:style-name="_32_3">w</text:span><text:span text:style-name="_34_5">e</text:span><text:span text:style-name="_35_1"> </text:span><text:span text:style-name="_32_0">s</text:span><text:span text:style-name="_34_5">h</text:span><text:span text:style-name="_36_4">o</text:span><text:span text:style-name="_31_8">u</text:span><text:span text:style-name="_34_7">l</text:span><text:span text:style-name="_36_4">d</text:span><text:span text:style-name="_31_"> </text:span><text:span text:style-name="_34_8">f</text:span><text:span text:style-name="_36_7">e</text:span><text:span text:style-name="_31_3">e</text:span><text:span text:style-name="_34_8">l</text:span><text:span text:style-name="_35_1"> </text:span><text:span text:style-name="_32_5">t</text:span><text:span text:style-name="_33_3">h</text:span><text:span text:style-name="_37_4">e</text:span><text:span text:style-name="_37_">r</text:span><text:span text:style-name="_34_9">e</text:span><text:span text:style-name="_35_1"> </text:span><text:span text:style-name="_31_5">w</text:span><text:span text:style-name="_35_0">a</text:span><text:span text:style-name="_36_5">s</text:span><text:span text:style-name="_31_"> </text:span><text:span text:style-name="_33_8">l</text:span><text:span text:style-name="_37_3">i</text:span><text:span text:style-name="_31_9">t</text:span><text:span text:style-name="_34_7">t</text:span><text:span text:style-name="_37_2">l</text:span><text:span text:style-name="_31_7">e</text:span><text:span text:style-name="_32_6"> </text:span><text:span text:style-name="_36_8">p</text:span><text:span text:style-name="_39_">o</text:span><text:span text:style-name="_33_7">i</text:span><text:span text:style-name="_37_4">n</text:span><text:span text:style-name="_39_">t</text:span><text:span text:style-name="_32_6"> </text:span><text:span text:style-name="_36_8">i</text:span><text:span text:style-name="_31_3">n</text:span><text:span text:style-name="_32_6"> </text:span><text:span text:style-name="_36_5">t</text:span><text:span text:style-name="_32_4">r</text:span><text:span text:style-name="_33_3">y</text:span><text:span text:style-name="_36_0">i</text:span><text:span text:style-name="_32_2">n</text:span><text:span text:style-name="_34_3">g</text:span><text:span text:style-name="_35_1"> </text:span><text:span text:style-name="_32_4">t</text:span><text:span text:style-name="_34_8">o</text:span><text:span text:style-name="_35_1"> </text:span><text:span text:style-name="_32_0">m</text:span><text:span text:style-name="_33_5">a</text:span><text:span text:style-name="_35_8">k</text:span><text:span text:style-name="_32_5">e</text:span><text:span text:style-name="_32_6"> </text:span><text:span text:style-name="_37_5">a</text:span><text:span text:style-name="_31_"> </text:span><text:span text:style-name="_33_5">"</text:span><text:span text:style-name="_36_9">t</text:span><text:span text:style-name="_31_8">h</text:span><text:span text:style-name="_33_3">i</text:span><text:span text:style-name="_35_7">n</text:span><text:span text:style-name="_31_3">k</text:span><text:span text:style-name="_34_3">i</text:span><text:span text:style-name="_37_4">n</text:span><text:span text:style-name="_38_">g</text:span><text:span text:style-name="_32_6"> </text:span><text:span text:style-name="_35_8">m</text:span><text:span text:style-name="_31_9">a</text:span><text:span text:style-name="_33_2">c</text:span><text:span text:style-name="_36_2">h</text:span><text:span text:style-name="_31_2">i</text:span><text:span text:style-name="_34_9">n</text:span><text:span text:style-name="_37_3">e</text:span><text:span text:style-name="_32_5">"</text:span><text:span text:style-name="_32_6"> </text:span><text:span text:style-name="_35_9">m</text:span><text:span text:style-name="_31_7">o</text:span><text:span text:style-name="_34_5">r</text:span><text:span text:style-name="_37_3">e</text:span><text:span text:style-name="_31_"> </text:span><text:span text:style-name="_33_4">h</text:span><text:span text:style-name="_36_3">u</text:span><text:span text:style-name="_31_5">m</text:span><text:span text:style-name="_34_3">a</text:span><text:span text:style-name="_37_4">n</text:span><text:span text:style-name="_31_"> </text:span><text:span text:style-name="_33_2">b</text:span><text:span text:style-name="_37_4">y</text:span><text:span text:style-name="_31_"> </text:span><text:span text:style-name="_34_9">d</text:span><text:span text:style-name="_36_9">r</text:span><text:span text:style-name="_31_8">e</text:span><text:span text:style-name="_33_8">s</text:span><text:span text:style-name="_37_4">s</text:span><text:span text:style-name="_31_0">i</text:span><text:span text:style-name="_34_0">n</text:span><text:span text:style-name="_37_0">g</text:span><text:span text:style-name="_31_"> </text:span><text:span text:style-name="_34_8">i</text:span><text:span text:style-name="_37_5">t</text:span><text:span text:style-name="_31_"> </text:span><text:span text:style-name="_34_9">u</text:span><text:span text:style-name="_35_8">p</text:span><text:span text:style-name="_31_"> </text:span><text:span text:style-name="_34_7">i</text:span><text:span text:style-name="_36_9">n</text:span><text:span text:style-name="_31_"> </text:span><text:span text:style-name="_34_0">s</text:span><text:span text:style-name="_37_0">u</text:span><text:span text:style-name="_32_4">c</text:span><text:span text:style-name="_34_8">h</text:span><text:span text:style-name="_35_1"> </text:span><text:span text:style-name="_31_4">a</text:span><text:span text:style-name="_33_7">r</text:span><text:span text:style-name="_37_0">t</text:span><text:span text:style-name="_31_9">i</text:span><text:span text:style-name="_34_8">f</text:span><text:span text:style-name="_36_2">i</text:span><text:span text:style-name="_32_5">c</text:span><text:span text:style-name="_33_2">i</text:span><text:span text:style-name="_36_5">a</text:span><text:span text:style-name="_31_2">l</text:span><text:span text:style-name="_32_6"> </text:span><text:span text:style-name="_36_7">f</text:span><text:span text:style-name="_31_4">l</text:span><text:span text:style-name="_34_4">e</text:span><text:span text:style-name="_37_0">s</text:span><text:span text:style-name="_31_9">h</text:span><text:span text:style-name="_34_9">.</text:span><text:span text:style-name="_35_1"> </text:span><text:span text:style-name="_31_7">T</text:span><text:span text:style-name="_33_2">h</text:span><text:span text:style-name="_36_7">e</text:span><text:span text:style-name="_31_"> </text:span><text:span text:style-name="_34_5">f</text:span><text:span text:style-name="_37_5">o</text:span><text:span text:style-name="_31_0">r</text:span><text:span text:style-name="_33_3">m</text:span><text:span text:style-name="_35_1"> </text:span><text:span text:style-name="_31_9">i</text:span><text:span text:style-name="_34_9">n</text:span><text:span text:style-name="_35_1"> </text:span><text:span text:style-name="_31_3">w</text:span><text:span text:style-name="_33_2">h</text:span><text:span text:style-name="_37_2">i</text:span><text:span text:style-name="_31_7">c</text:span><text:span text:style-name="_33_8">h</text:span><text:span text:style-name="_35_1"> </text:span><text:span text:style-name="_31_8">w</text:span><text:span text:style-name="_33_2">e</text:span><text:span text:style-name="_35_1"> </text:span><text:span text:style-name="_32_5">h</text:span><text:span text:style-name="_34_9">a</text:span><text:span text:style-name="_35_7">v</text:span><text:span text:style-name="_32_2">e</text:span><text:span text:style-name="_32_6"> </text:span><text:span text:style-name="_35_9">s</text:span><text:span text:style-name="_31_5">e</text:span><text:span text:style-name="_34_0">t</text:span><text:span text:style-name="_35_1"> </text:span><text:span text:style-name="_39_">t</text:span><text:span text:style-name="_34_2">h</text:span><text:span text:style-name="_36_0">e</text:span><text:span text:style-name="_31_"> </text:span><text:span text:style-name="_34_8">p</text:span><text:span text:style-name="_36_2">r</text:span><text:span text:style-name="_31_4">o</text:span><text:span text:style-name="_33_2">b</text:span><text:span text:style-name="_36_9">l</text:span><text:span text:style-name="_32_3">e</text:span><text:span text:style-name="_34_7">m</text:span><text:span text:style-name="_35_1"> </text:span><text:span text:style-name="_31_0">r</text:span><text:span text:style-name="_34_0">e</text:span><text:span text:style-name="_35_9">f</text:span><text:span text:style-name="_39_">l</text:span><text:span text:style-name="_34_4">e</text:span><text:span text:style-name="_35_9">c</text:span><text:span text:style-name="_32_5">t</text:span><text:span text:style-name="_33_3">s</text:span><text:span text:style-name="_35_1"> </text:span><text:span text:style-name="_32_0">t</text:span><text:span text:style-name="_33_7">h</text:span><text:span text:style-name="_36_9">i</text:span><text:span text:style-name="_37_">s</text:span><text:span text:style-name="_32_6"> </text:span><text:span text:style-name="_36_0">f</text:span><text:span text:style-name="_38_">a</text:span><text:span text:style-name="_34_5">c</text:span><text:span text:style-name="_36_5">t</text:span><text:span text:style-name="_31_"> </text:span><text:span text:style-name="_33_7">i</text:span><text:span text:style-name="_35_7">n</text:span><text:span text:style-name="_31_"> </text:span><text:span text:style-name="_35_0">t</text:span><text:span text:style-name="_36_3">h</text:span><text:span text:style-name="_32_5">e</text:span><text:span text:style-name="_32_6"> </text:span><text:span text:style-name="_36_8">c</text:span><text:span text:style-name="_39_">o</text:span><text:span text:style-name="_34_5">n</text:span><text:span text:style-name="_37_2">d</text:span><text:span text:style-name="_32_0">i</text:span><text:span text:style-name="_33_7">t</text:span><text:span text:style-name="_36_7">i</text:span><text:span text:style-name="_37_">o</text:span><text:span text:style-name="_34_0">n</text:span><text:span text:style-name="_35_1"> </text:span><text:span text:style-name="_31_9">w</text:span><text:span text:style-name="_33_2">h</text:span><text:span text:style-name="_36_4">i</text:span><text:span text:style-name="_31_7">c</text:span><text:span text:style-name="_33_8">h</text:span><text:span text:style-name="_35_1"> </text:span><text:span text:style-name="_32_3">p</text:span><text:span text:style-name="_34_4">r</text:span><text:span text:style-name="_37_5">e</text:span><text:span text:style-name="_32_2">v</text:span><text:span text:style-name="_33_7">e</text:span><text:span text:style-name="_36_3">n</text:span><text:span text:style-name="_31_4">t</text:span><text:span text:style-name="_34_5">s</text:span><text:span text:style-name="_35_1"> </text:span><text:span text:style-name="_31_8">t</text:span><text:span text:style-name="_34_7">h</text:span><text:span text:style-name="_37_5">e</text:span><text:span text:style-name="_31_"> </text:span><text:span text:style-name="_34_5">i</text:span><text:span text:style-name="_36_5">n</text:span><text:span text:style-name="_31_9">t</text:span><text:span text:style-name="_34_0">e</text:span><text:span text:style-name="_36_8">r</text:span><text:span text:style-name="_31_7">r</text:span><text:span text:style-name="_34_5">o</text:span><text:span text:style-name="_36_0">g</text:span><text:span text:style-name="_31_4">a</text:span><text:span text:style-name="_34_3">t</text:span><text:span text:style-name="_37_2">o</text:span><text:span text:style-name="_31_7">r</text:span><text:span text:style-name="_32_6"> </text:span><text:span text:style-name="_35_8">f</text:span><text:span text:style-name="_39_">r</text:span><text:span text:style-name="_34_4">o</text:span><text:span text:style-name="_36_7">m</text:span><text:span text:style-name="_31_"> </text:span><text:span text:style-name="_34_8">s</text:span><text:span text:style-name="_36_2">e</text:span><text:span text:style-name="_31_4">e</text:span><text:span text:style-name="_35_0">i</text:span><text:span text:style-name="_36_0">n</text:span><text:span text:style-name="_31_2">g</text:span><text:span text:style-name="_32_6"> </text:span><text:span text:style-name="_36_4">o</text:span><text:span text:style-name="_32_3">r</text:span><text:span text:style-name="_32_6"> </text:span><text:span text:style-name="_35_9">t</text:span><text:span text:style-name="_32_2">o</text:span><text:span text:style-name="_34_5">u</text:span><text:span text:style-name="_37_0">c</text:span><text:span text:style-name="_31_3">h</text:span><text:span text:style-name="_33_8">i</text:span><text:span text:style-name="_36_3">n</text:span><text:span text:style-name="_38_">g</text:span><text:span text:style-name="_32_6"> </text:span><text:span text:style-name="_36_3">t</text:span><text:span text:style-name="_31_8">h</text:span><text:span text:style-name="_34_5">e</text:span><text:span text:style-name="_35_1"> </text:span><text:span text:style-name="_31_7">o</text:span><text:span text:style-name="_33_5">t</text:span><text:span text:style-name="_37_0">h</text:span><text:span text:style-name="_32_5">e</text:span><text:span text:style-name="_34_5">r</text:span><text:span text:style-name="_35_1"> </text:span><text:span text:style-name="_31_2">c</text:span><text:span text:style-name="_34_9">o</text:span><text:span text:style-name="_37_2">m</text:span><text:span text:style-name="_31_4">p</text:span><text:span text:style-name="_33_5">e</text:span><text:span text:style-name="_35_9">t</text:span><text:span text:style-name="_38_">i</text:span><text:span text:style-name="_34_2">t</text:span><text:span text:style-name="_35_7">o</text:span><text:span text:style-name="_32_0">r</text:span><text:span text:style-name="_33_7">s</text:span><text:span text:style-name="_36_4">,</text:span><text:span text:style-name="_31_"> </text:span><text:span text:style-name="_33_7">o</text:span><text:span text:style-name="_37_5">r</text:span><text:span text:style-name="_31_"> </text:span><text:span text:style-name="_33_5">h</text:span><text:span text:style-name="_36_0">e</text:span><text:span text:style-name="_32_5">a</text:span><text:span text:style-name="_33_3">r</text:span><text:span text:style-name="_36_8">i</text:span><text:span text:style-name="_31_7">n</text:span><text:span text:style-name="_34_2">g</text:span><text:span text:style-name="_35_1"> </text:span>-<text:span text:style-name="_34_2">t</text:span><text:span text:style-name="_37_5">h</text:span><text:span text:style-name="_37_">e</text:span><text:span text:style-name="_35_0">i</text:span><text:span text:style-name="_37_3">r</text:span><text:span text:style-name="_31_"> </text:span><text:span text:style-name="_34_3">v</text:span><text:span text:style-name="_36_3">o</text:span><text:span text:style-name="_31_0">i</text:span><text:span text:style-name="_35_0">c</text:span><text:span text:style-name="_37_0">e</text:span><text:span text:style-name="_39_">s</text:span><text:span text:style-name="_34_2">.</text:span><text:span text:style-name="_35_1"> </text:span><text:span text:style-name="_31_2">S</text:span><text:span text:style-name="_34_4">o</text:span><text:span text:style-name="_37_5">m</text:span><text:span text:style-name="_32_5">e</text:span><text:span text:style-name="_32_6"> </text:span><text:span text:style-name="_36_4">o</text:span><text:span text:style-name="_31_0">t</text:span><text:span text:style-name="_33_2">h</text:span><text:span text:style-name="_37_3">e</text:span><text:span text:style-name="_31_4">r</text:span><text:span text:style-name="_32_6"> </text:span><text:span text:style-name="_35_7">a</text:span><text:span text:style-name="_37_">d</text:span><text:span text:style-name="_34_9">v</text:span><text:span text:style-name="_35_9">a</text:span><text:span text:style-name="_31_8">n</text:span><text:span text:style-name="_34_0">t</text:span><text:span text:style-name="_36_5">a</text:span><text:span text:style-name="_31_8">g</text:span><text:span text:style-name="_33_8">e</text:span><text:span text:style-name="_35_7">s</text:span><text:span text:style-name="_31_"> </text:span><text:span text:style-name="_34_2">o</text:span><text:span text:style-name="_36_8">f</text:span><text:span text:style-name="_31_"> </text:span><text:span text:style-name="_34_7">t</text:span><text:span text:style-name="_37_0">h</text:span><text:span text:style-name="_32_5">e</text:span><text:span text:style-name="_32_6"> </text:span><text:span text:style-name="_36_7">p</text:span><text:span text:style-name="_38_">r</text:span><text:span text:style-name="_33_5">o</text:span><text:span text:style-name="_35_7">p</text:span><text:span text:style-name="_32_4">o</text:span><text:span text:style-name="_33_7">s</text:span><text:span text:style-name="_36_9">e</text:span><text:span text:style-name="_31_0">d</text:span><text:span text:style-name="_32_6"> </text:span><text:soft-page-break/><text:span text:style-name="_37_4">c</text:span><text:span text:style-name="_32_5">r</text:span><text:span text:style-name="_33_9">i</text:span><text:span text:style-name="_36_8">t</text:span><text:span text:style-name="_31_8">e</text:span><text:span text:style-name="_34_7">r</text:span><text:span text:style-name="_36_7">i</text:span><text:span text:style-name="_31_7">o</text:span><text:span text:style-name="_33_8">n</text:span><text:span text:style-name="_35_1"> </text:span><text:span text:style-name="_38_">m</text:span><text:span text:style-name="_33_3">a</text:span><text:span text:style-name="_37_2">y</text:span><text:span text:style-name="_31_"> </text:span><text:span text:style-name="_34_0">b</text:span><text:span text:style-name="_37_4">e</text:span><text:span text:style-name="_31_"> </text:span><text:span text:style-name="_34_8">s</text:span><text:span text:style-name="_35_8">h</text:span><text:span text:style-name="_31_4">o</text:span><text:span text:style-name="_35_0">w</text:span><text:span text:style-name="_36_0">n</text:span><text:span text:style-name="_31_"> </text:span><text:span text:style-name="_34_3">u</text:span><text:span text:style-name="_35_7">p</text:span><text:span text:style-name="_31_"> </text:span><text:span text:style-name="_33_4">b</text:span><text:span text:style-name="_36_4">y</text:span><text:span text:style-name="_31_"> </text:span><text:span text:style-name="_34_4">s</text:span><text:span text:style-name="_36_2">p</text:span><text:span text:style-name="_31_9">e</text:span><text:span text:style-name="_35_0">c</text:span><text:span text:style-name="_36_7">i</text:span><text:span text:style-name="_31_7">m</text:span><text:span text:style-name="_33_3">e</text:span><text:span text:style-name="_37_3">n</text:span><text:span text:style-name="_31_"> </text:span><text:span text:style-name="_33_9">q</text:span><text:span text:style-name="_37_0">u</text:span><text:span text:style-name="_32_2">e</text:span><text:span text:style-name="_34_7">s</text:span><text:span text:style-name="_37_3">t</text:span><text:span text:style-name="_31_4">i</text:span><text:span text:style-name="_34_3">o</text:span><text:span text:style-name="_36_0">n</text:span><text:span text:style-name="_31_3">s</text:span><text:span text:style-name="_32_6"> </text:span><text:span text:style-name="_36_2">a</text:span><text:span text:style-name="_31_4">n</text:span><text:span text:style-name="_33_4">d</text:span><text:span text:style-name="_35_1"> </text:span><text:span text:style-name="_31_4">a</text:span><text:span text:style-name="_34_5">n</text:span><text:span text:style-name="_36_3">s</text:span><text:span text:style-name="_32_0">w</text:span><text:span text:style-name="_33_3">e</text:span><text:span text:style-name="_37_3">r</text:span><text:span text:style-name="_31_2">s</text:span><text:span text:style-name="_33_5">.</text:span><text:span text:style-name="_35_1"> </text:span><text:span text:style-name="_31_5">T</text:span><text:span text:style-name="_34_9">h</text:span><text:span text:style-name="_37_3">u</text:span><text:span text:style-name="_31_9">s</text:span><text:span text:style-name="_34_7">:</text:span></text:p>
      <text:p text:style-name="P1"><text:span text:style-name="_31_7">Q</text:span><text:span text:style-name="_33_8">:</text:span><text:span text:style-name="_35_1"> </text:span><text:span text:style-name="_38_">P</text:span><text:span text:style-name="_34_5">l</text:span><text:span text:style-name="_36_2">e</text:span><text:span text:style-name="_37_">a</text:span><text:span text:style-name="_34_0">s</text:span><text:span text:style-name="_37_3">e</text:span><text:span text:style-name="_31_"> </text:span><text:span text:style-name="_34_3">w</text:span><text:span text:style-name="_37_4">r</text:span><text:span text:style-name="_31_7">i</text:span><text:span text:style-name="_33_9">t</text:span><text:span text:style-name="_36_0">e</text:span><text:span text:style-name="_31_"> </text:span><text:span text:style-name="_35_0">m</text:span><text:span text:style-name="_36_7">e</text:span><text:span text:style-name="_31_"> </text:span><text:span text:style-name="_33_3">a</text:span><text:span text:style-name="_35_1"> </text:span><text:span text:style-name="_31_7">s</text:span><text:span text:style-name="_34_2">o</text:span><text:span text:style-name="_37_2">n</text:span><text:span text:style-name="_31_0">n</text:span><text:span text:style-name="_34_2">e</text:span><text:span text:style-name="_35_9">t</text:span><text:span text:style-name="_31_"> </text:span><text:span text:style-name="_34_0">o</text:span><text:span text:style-name="_37_3">n</text:span><text:span text:style-name="_31_"> </text:span><text:span text:style-name="_33_4">t</text:span><text:span text:style-name="_36_7">h</text:span><text:span text:style-name="_31_5">e</text:span><text:span text:style-name="_32_6"> </text:span><text:span text:style-name="_36_9">s</text:span><text:span text:style-name="_31_8">u</text:span><text:span text:style-name="_33_9">b</text:span><text:span text:style-name="_36_3">j</text:span><text:span text:style-name="_38_">e</text:span><text:span text:style-name="_33_7">c</text:span><text:span text:style-name="_36_0">t</text:span><text:span text:style-name="_31_"> </text:span><text:span text:style-name="_34_4">o</text:span><text:span text:style-name="_37_4">f</text:span><text:span text:style-name="_31_"> </text:span><text:span text:style-name="_34_4">t</text:span><text:span text:style-name="_37_0">h</text:span><text:span text:style-name="_32_4">e</text:span><text:span text:style-name="_32_6"> </text:span><text:span text:style-name="_36_9">F</text:span><text:span text:style-name="_32_4">o</text:span><text:span text:style-name="_34_8">r</text:span><text:span text:style-name="_37_4">t</text:span><text:span text:style-name="_31_7">h</text:span><text:span text:style-name="_32_6"> </text:span><text:span text:style-name="_36_5">B</text:span><text:span text:style-name="_31_7">r</text:span><text:span text:style-name="_33_3">i</text:span><text:span text:style-name="_35_9">d</text:span><text:span text:style-name="_31_7">g</text:span><text:span text:style-name="_34_9">e</text:span><text:span text:style-name="_37_5">.</text:span></text:p>
      <text:p text:style-name="P1"><text:span text:style-name="_33_4">A</text:span><text:span text:style-name="_35_1"> </text:span><text:span text:style-name="_31_4">:</text:span><text:span text:style-name="_32_6"> </text:span><text:span text:style-name="_36_0">C</text:span><text:span text:style-name="_31_0">o</text:span><text:span text:style-name="_33_5">u</text:span><text:span text:style-name="_36_8">n</text:span><text:span text:style-name="_32_3">t</text:span><text:span text:style-name="_32_6"> </text:span><text:span text:style-name="_36_4">m</text:span><text:span text:style-name="_39_">e</text:span><text:span text:style-name="_32_6"> </text:span><text:span text:style-name="_37_3">o</text:span><text:span text:style-name="_32_0">u</text:span><text:span text:style-name="_33_8">t</text:span><text:span text:style-name="_35_1"> </text:span><text:span text:style-name="_31_8">o</text:span><text:span text:style-name="_34_8">n</text:span><text:span text:style-name="_35_1"> </text:span><text:span text:style-name="_32_5">t</text:span><text:span text:style-name="_33_4">h</text:span><text:span text:style-name="_36_9">i</text:span><text:span text:style-name="_31_3">s</text:span><text:span text:style-name="_32_6"> </text:span><text:span text:style-name="_37_2">o</text:span><text:span text:style-name="_31_9">n</text:span><text:span text:style-name="_33_9">e</text:span><text:span text:style-name="_35_8">.</text:span><text:span text:style-name="_31_"> </text:span><text:span text:style-name="_34_0">I</text:span><text:span text:style-name="_35_1"> </text:span><text:span text:style-name="_31_9">n</text:span><text:span text:style-name="_33_3">e</text:span><text:span text:style-name="_36_9">v</text:span><text:span text:style-name="_38_">e</text:span><text:span text:style-name="_33_7">r</text:span><text:span text:style-name="_35_1"> </text:span><text:span text:style-name="_31_7">c</text:span><text:span text:style-name="_33_2">o</text:span><text:span text:style-name="_36_0">u</text:span><text:span text:style-name="_38_">l</text:span><text:span text:style-name="_34_2">d</text:span><text:span text:style-name="_35_1"> </text:span><text:span text:style-name="_31_0">w</text:span><text:span text:style-name="_34_4">r</text:span><text:span text:style-name="_36_3">i</text:span><text:span text:style-name="_31_2">t</text:span><text:span text:style-name="_33_7">e</text:span><text:span text:style-name="_35_1"> </text:span><text:span text:style-name="_31_5">p</text:span><text:span text:style-name="_34_5">o</text:span><text:span text:style-name="_35_9">e</text:span><text:span text:style-name="_37_">t</text:span><text:span text:style-name="_33_8">r</text:span><text:span text:style-name="_37_3">y</text:span><text:span text:style-name="_31_2">.</text:span></text:p>
      <text:p text:style-name="P1"><text:span text:style-name="_35_8">Q</text:span><text:span text:style-name="_31_3">:</text:span><text:span text:style-name="_32_6"> </text:span><text:span text:style-name="_35_9">A</text:span><text:span text:style-name="_31_7">d</text:span><text:span text:style-name="_33_5">d</text:span><text:span text:style-name="_35_1"> </text:span><text:span text:style-name="_37_">3</text:span><text:span text:style-name="_35_0">4</text:span><text:span text:style-name="_37_3">9</text:span><text:span text:style-name="_32_2">5</text:span><text:span text:style-name="_34_5">7</text:span><text:span text:style-name="_35_1"> </text:span><text:span text:style-name="_32_3">t</text:span><text:span text:style-name="_33_5">o</text:span><text:span text:style-name="_35_1"> </text:span><text:span text:style-name="_31_0">7</text:span><text:span text:style-name="_34_0">0</text:span><text:span text:style-name="_37_0">7</text:span><text:span text:style-name="_32_3">6</text:span><text:span text:style-name="_34_0">4</text:span><text:span text:style-name="_35_8">.</text:span></text:p>
      <text:p text:style-name="P1"><text:span text:style-name="_33_9">A</text:span><text:span text:style-name="_36_2">:</text:span><text:span text:style-name="_31_"> </text:span><text:span text:style-name="_33_8">(</text:span><text:span text:style-name="_36_3">P</text:span><text:span text:style-name="_31_8">a</text:span><text:span text:style-name="_33_5">u</text:span><text:span text:style-name="_35_7">s</text:span><text:span text:style-name="_31_8">e</text:span><text:span text:style-name="_32_6"> </text:span><text:span text:style-name="_37_4">a</text:span><text:span text:style-name="_31_8">b</text:span><text:span text:style-name="_34_0">o</text:span><text:span text:style-name="_36_0">u</text:span><text:span text:style-name="_31_2">t</text:span><text:span text:style-name="_32_6"> </text:span><text:span text:style-name="_36_8">3</text:span><text:span text:style-name="_31_5">0</text:span><text:span text:style-name="_32_6"> </text:span><text:span text:style-name="_35_9">s</text:span><text:span text:style-name="_31_5">e</text:span><text:span text:style-name="_34_0">c</text:span><text:span text:style-name="_36_2">o</text:span><text:span text:style-name="_32_2">n</text:span><text:span text:style-name="_33_4">d</text:span><text:span text:style-name="_37_4">s</text:span><text:span text:style-name="_31_"> </text:span><text:span text:style-name="_33_4">a</text:span><text:span text:style-name="_36_9">n</text:span><text:span text:style-name="_31_4">d</text:span><text:span text:style-name="_32_6"> </text:span><text:span text:style-name="_36_5">t</text:span><text:span text:style-name="_31_9">h</text:span><text:span text:style-name="_34_5">e</text:span><text:span text:style-name="_35_7">n</text:span><text:span text:style-name="_31_"> </text:span><text:span text:style-name="_34_2">g</text:span><text:span text:style-name="_36_5">i</text:span><text:span text:style-name="_31_3">v</text:span><text:span text:style-name="_34_9">e</text:span><text:span text:style-name="_35_1"> </text:span><text:span text:style-name="_32_5">a</text:span><text:span text:style-name="_33_9">s</text:span><text:span text:style-name="_35_1"> </text:span><text:span text:style-name="_31_3">a</text:span><text:span text:style-name="_33_5">n</text:span><text:span text:style-name="_37_3">s</text:span><text:span text:style-name="_31_7">w</text:span><text:span text:style-name="_33_4">e</text:span><text:span text:style-name="_36_0">r</text:span><text:span text:style-name="_31_0">)</text:span><text:span text:style-name="_32_6"> </text:span><text:span text:style-name="_36_8">1</text:span><text:span text:style-name="_32_3">0</text:span><text:span text:style-name="_34_9">5</text:span><text:span text:style-name="_37_3">6</text:span><text:span text:style-name="_31_5">2</text:span><text:span text:style-name="_33_5">1</text:span><text:span text:style-name="_36_4">.</text:span></text:p>
      <text:p text:style-name="P1"><text:span text:style-name="_34_4">Q</text:span><text:span text:style-name="_35_7">:</text:span><text:span text:style-name="_31_"> </text:span><text:span text:style-name="_33_8">D</text:span><text:span text:style-name="_35_8">o</text:span><text:span text:style-name="_31_"> </text:span><text:span text:style-name="_34_5">y</text:span><text:span text:style-name="_37_3">o</text:span><text:span text:style-name="_31_9">u</text:span><text:span text:style-name="_32_6"> </text:span><text:span text:style-name="_37_2">p</text:span><text:span text:style-name="_32_0">l</text:span><text:span text:style-name="_35_0">a</text:span><text:span text:style-name="_36_9">y</text:span><text:span text:style-name="_31_"> </text:span><text:span text:style-name="_33_2">c</text:span><text:span text:style-name="_36_5">h</text:span><text:span text:style-name="_32_4">e</text:span><text:span text:style-name="_34_2">s</text:span><text:span text:style-name="_37_2">s</text:span><text:span text:style-name="_31_9">?</text:span></text:p>
      <text:p text:style-name="P1"><text:span text:style-name="_37_2">A</text:span><text:span text:style-name="_31_2">:</text:span><text:span text:style-name="_32_6"> </text:span><text:span text:style-name="_37_3">Y</text:span><text:span text:style-name="_32_5">e</text:span><text:span text:style-name="_34_4">s</text:span><text:span text:style-name="_37_5">.</text:span></text:p>
      <text:p text:style-name="P1"><text:span text:style-name="_33_2">Q</text:span><text:span text:style-name="_36_8">:</text:span><text:span text:style-name="_31_"> </text:span><text:span text:style-name="_33_9">I</text:span><text:span text:style-name="_35_1"> </text:span><text:span text:style-name="_31_9">h</text:span><text:span text:style-name="_34_2">a</text:span><text:span text:style-name="_36_4">v</text:span><text:span text:style-name="_31_3">e</text:span><text:span text:style-name="_32_6"> </text:span><text:span text:style-name="_35_9">K</text:span><text:span text:style-name="_31_"> </text:span><text:span text:style-name="_34_5">a</text:span><text:span text:style-name="_37_2">t</text:span><text:span text:style-name="_31_"> </text:span><text:span text:style-name="_35_0">m</text:span><text:span text:style-name="_37_2">y</text:span><text:span text:style-name="_31_"> </text:span><text:span text:style-name="_33_3">K</text:span><text:span text:style-name="_37_5">1</text:span><text:span text:style-name="_31_5">,</text:span><text:span text:style-name="_32_6"> </text:span><text:span text:style-name="_36_9">a</text:span><text:span text:style-name="_31_7">n</text:span><text:span text:style-name="_34_4">d</text:span><text:span text:style-name="_35_1"> </text:span><text:span text:style-name="_38_">n</text:span><text:span text:style-name="_33_4">o</text:span><text:span text:style-name="_35_1"> </text:span><text:span text:style-name="_37_">o</text:span><text:span text:style-name="_34_9">t</text:span><text:span text:style-name="_37_0">h</text:span><text:span text:style-name="_31_0">e</text:span><text:span text:style-name="_33_5">r</text:span><text:span text:style-name="_35_1"> </text:span><text:span text:style-name="_31_8">p</text:span><text:span text:style-name="_34_4">i</text:span><text:span text:style-name="_35_7">e</text:span><text:span text:style-name="_32_2">c</text:span><text:span text:style-name="_34_4">e</text:span><text:span text:style-name="_37_5">s</text:span><text:span text:style-name="_31_5">.</text:span><text:span text:style-name="_32_6"> </text:span><text:span text:style-name="_35_8">Y</text:span><text:span text:style-name="_39_">o</text:span><text:span text:style-name="_34_7">u</text:span><text:span text:style-name="_35_1"> </text:span><text:span text:style-name="_31_7">h</text:span><text:span text:style-name="_33_8">a</text:span><text:span text:style-name="_37_3">v</text:span><text:span text:style-name="_39_">e</text:span><text:span text:style-name="_32_6"> </text:span><text:span text:style-name="_37_5">o</text:span><text:span text:style-name="_32_3">n</text:span><text:span text:style-name="_33_9">l</text:span><text:span text:style-name="_37_5">y</text:span><text:span text:style-name="_31_"> </text:span><text:span text:style-name="_33_2">K</text:span><text:span text:style-name="_35_1"> </text:span><text:span text:style-name="_37_">a</text:span><text:span text:style-name="_34_4">t</text:span><text:span text:style-name="_35_1"> </text:span><text:span text:style-name="_31_2">K</text:span><text:span text:style-name="_34_3">6</text:span><text:span text:style-name="_35_1"> </text:span><text:span text:style-name="_39_">a</text:span><text:span text:style-name="_34_7">n</text:span><text:span text:style-name="_37_0">d</text:span><text:span text:style-name="_31_"> </text:span><text:span text:style-name="_33_5">R</text:span><text:span text:style-name="_35_1"> </text:span><text:span text:style-name="_37_">a</text:span><text:span text:style-name="_33_9">t</text:span><text:span text:style-name="_35_1"> </text:span><text:span text:style-name="_32_3">R</text:span><text:span text:style-name="_34_3">1</text:span><text:span text:style-name="_36_2">.</text:span><text:span text:style-name="_31_"> </text:span><text:span text:style-name="_34_9">I</text:span><text:span text:style-name="_35_7">t</text:span><text:span text:style-name="_31_"> </text:span><text:span text:style-name="_34_0">i</text:span><text:span text:style-name="_37_4">s</text:span><text:span text:style-name="_31_"> </text:span><text:span text:style-name="_34_7">y</text:span><text:span text:style-name="_36_5">o</text:span><text:span text:style-name="_31_4">u</text:span><text:span text:style-name="_34_3">r</text:span><text:span text:style-name="_35_1"> </text:span><text:span text:style-name="_31_9">m</text:span><text:span text:style-name="_34_4">o</text:span><text:span text:style-name="_37_4">v</text:span><text:span text:style-name="_32_3">e</text:span><text:span text:style-name="_33_3">.</text:span><text:span text:style-name="_35_1"> </text:span><text:span text:style-name="_31_5">W</text:span><text:span text:style-name="_34_4">h</text:span><text:span text:style-name="_37_3">a</text:span><text:span text:style-name="_31_2">t</text:span><text:span text:style-name="_32_6"> </text:span><text:span text:style-name="_35_7">d</text:span><text:span text:style-name="_38_">o</text:span><text:span text:style-name="_32_6"> </text:span><text:span text:style-name="_36_2">y</text:span><text:span text:style-name="_32_3">o</text:span><text:span text:style-name="_33_5">u</text:span><text:span text:style-name="_35_1"> </text:span><text:span text:style-name="_32_4">p</text:span><text:span text:style-name="_34_7">l</text:span><text:span text:style-name="_36_8">a</text:span><text:span text:style-name="_31_7">y</text:span><text:span text:style-name="_34_4">?</text:span></text:p>
      <text:p text:style-name="P1"><text:span text:style-name="_32_5">A</text:span><text:span text:style-name="_33_9">:</text:span><text:span text:style-name="_35_1"> </text:span><text:span text:style-name="_31_0">(</text:span><text:span text:style-name="_34_5">A</text:span><text:span text:style-name="_35_9">f</text:span><text:span text:style-name="_31_5">t</text:span><text:span text:style-name="_34_4">e</text:span><text:span text:style-name="_36_0">r</text:span><text:span text:style-name="_31_"> </text:span><text:span text:style-name="_34_5">a</text:span><text:span text:style-name="_35_1"> </text:span><text:span text:style-name="_32_2">p</text:span><text:span text:style-name="_34_5">a</text:span><text:span text:style-name="_36_5">u</text:span><text:span text:style-name="_31_9">s</text:span><text:span text:style-name="_33_8">e</text:span><text:span text:style-name="_35_1"> </text:span><text:span text:style-name="_31_7">o</text:span><text:span text:style-name="_34_8">f</text:span><text:span text:style-name="_35_1"> </text:span><text:span text:style-name="_31_3">1</text:span><text:span text:style-name="_33_4">5</text:span><text:span text:style-name="_35_1"> </text:span><text:span text:style-name="_31_8">s</text:span><text:span text:style-name="_33_2">e</text:span><text:span text:style-name="_37_2">c</text:span><text:span text:style-name="_31_8">o</text:span><text:span text:style-name="_35_0">n</text:span><text:span text:style-name="_35_7">d</text:span><text:span text:style-name="_31_2">s</text:span><text:span text:style-name="_34_8">)</text:span><text:span text:style-name="_35_1"> </text:span><text:span text:style-name="_39_">R</text:span>-<text:span text:style-name="_36_0">R</text:span><text:span text:style-name="_31_9">8</text:span><text:span text:style-name="_32_6"> </text:span><text:span text:style-name="_36_3">m</text:span><text:span text:style-name="_31_2">a</text:span><text:span text:style-name="_33_8">t</text:span><text:span text:style-name="_36_8">e</text:span><text:span text:style-name="_32_4">.</text:span></text:p>
      <text:p text:style-name="P1"><text:span text:style-name="_36_3">T</text:span><text:span text:style-name="_31_5">h</text:span><text:span text:style-name="_33_5">e</text:span><text:span text:style-name="_35_1"> </text:span><text:span text:style-name="_37_">q</text:span><text:span text:style-name="_33_3">u</text:span><text:span text:style-name="_35_8">e</text:span><text:span text:style-name="_31_7">s</text:span><text:span text:style-name="_34_4">t</text:span><text:span text:style-name="_37_0">i</text:span><text:span text:style-name="_32_2">o</text:span><text:span text:style-name="_33_2">n</text:span><text:span text:style-name="_35_1"> </text:span><text:span text:style-name="_31_5">a</text:span><text:span text:style-name="_33_4">n</text:span><text:span text:style-name="_37_5">d</text:span><text:span text:style-name="_31_"> </text:span><text:span text:style-name="_33_7">a</text:span><text:span text:style-name="_35_7">n</text:span><text:span text:style-name="_32_0">s</text:span><text:span text:style-name="_33_4">w</text:span><text:span text:style-name="_36_4">e</text:span><text:span text:style-name="_37_">r</text:span><text:span text:style-name="_32_6"> </text:span><text:span text:style-name="_36_0">m</text:span><text:span text:style-name="_31_8">e</text:span><text:span text:style-name="_33_8">t</text:span><text:span text:style-name="_37_4">h</text:span><text:span text:style-name="_31_3">o</text:span><text:span text:style-name="_34_4">d</text:span><text:span text:style-name="_35_1"> </text:span><text:span text:style-name="_37_">s</text:span><text:span text:style-name="_34_9">e</text:span><text:span text:style-name="_36_2">e</text:span><text:span text:style-name="_38_">m</text:span><text:span text:style-name="_34_4">s</text:span><text:span text:style-name="_35_1"> </text:span><text:span text:style-name="_31_8">t</text:span><text:span text:style-name="_34_7">o</text:span><text:span text:style-name="_35_1"> </text:span><text:span text:style-name="_32_2">b</text:span><text:span text:style-name="_34_5">e</text:span><text:span text:style-name="_35_1"> </text:span><text:span text:style-name="_31_7">s</text:span><text:span text:style-name="_34_7">u</text:span><text:span text:style-name="_37_5">i</text:span><text:span text:style-name="_38_">t</text:span><text:span text:style-name="_33_9">a</text:span><text:span text:style-name="_36_0">b</text:span><text:span text:style-name="_38_">l</text:span><text:span text:style-name="_33_5">e</text:span><text:span text:style-name="_35_1"> </text:span><text:span text:style-name="_31_7">f</text:span><text:span text:style-name="_33_3">o</text:span><text:span text:style-name="_36_2">r</text:span><text:span text:style-name="_31_"> </text:span><text:span text:style-name="_34_9">i</text:span><text:span text:style-name="_36_0">n</text:span><text:span text:style-name="_32_2">t</text:span><text:span text:style-name="_34_2">r</text:span><text:span text:style-name="_37_3">o</text:span><text:span text:style-name="_38_">d</text:span><text:span text:style-name="_33_3">u</text:span><text:span text:style-name="_36_7">c</text:span><text:span text:style-name="_38_">i</text:span><text:span text:style-name="_34_9">n</text:span><text:span text:style-name="_37_2">g</text:span><text:span text:style-name="_31_"> </text:span><text:span text:style-name="_33_2">a</text:span><text:span text:style-name="_37_5">l</text:span><text:span text:style-name="_31_9">m</text:span><text:span text:style-name="_33_5">o</text:span><text:span text:style-name="_36_4">s</text:span><text:span text:style-name="_31_4">t</text:span><text:span text:style-name="_32_6"> </text:span><text:span text:style-name="_36_0">a</text:span><text:span text:style-name="_32_3">n</text:span><text:span text:style-name="_33_9">y</text:span><text:span text:style-name="_35_1"> </text:span><text:span text:style-name="_31_5">o</text:span><text:span text:style-name="_34_9">n</text:span><text:span text:style-name="_36_8">e</text:span><text:span text:style-name="_31_"> </text:span><text:span text:style-name="_33_8">o</text:span><text:span text:style-name="_36_2">f</text:span><text:span text:style-name="_31_"> </text:span><text:span text:style-name="_34_5">t</text:span><text:span text:style-name="_35_7">h</text:span><text:span text:style-name="_32_3">e</text:span><text:span text:style-name="_32_6"> </text:span><text:span text:style-name="_35_8">f</text:span><text:span text:style-name="_31_5">i</text:span><text:span text:style-name="_33_3">e</text:span><text:span text:style-name="_37_2">l</text:span><text:span text:style-name="_31_4">d</text:span><text:span text:style-name="_34_7">s</text:span><text:span text:style-name="_35_1"> </text:span><text:span text:style-name="_32_0">o</text:span><text:span text:style-name="_34_4">f</text:span><text:span text:style-name="_35_1"> </text:span><text:span text:style-name="_37_">h</text:span><text:span text:style-name="_33_2">u</text:span><text:span text:style-name="_37_0">m</text:span><text:span text:style-name="_32_2">a</text:span><text:span text:style-name="_35_0">n</text:span><text:span text:style-name="_35_1"> </text:span><text:span text:style-name="_32_5">e</text:span><text:span text:style-name="_34_4">n</text:span><text:span text:style-name="_35_8">d</text:span><text:span text:style-name="_31_9">e</text:span><text:span text:style-name="_33_2">a</text:span><text:span text:style-name="_35_9">v</text:span><text:span text:style-name="_31_7">o</text:span><text:span text:style-name="_33_4">u</text:span><text:span text:style-name="_37_3">r</text:span><text:span text:style-name="_31_"> </text:span><text:span text:style-name="_34_5">t</text:span><text:span text:style-name="_35_9">h</text:span><text:span text:style-name="_37_">a</text:span><text:span text:style-name="_33_2">t</text:span><text:span text:style-name="_35_1"> </text:span><text:span text:style-name="_31_7">w</text:span><text:span text:style-name="_34_8">e</text:span><text:span text:style-name="_35_1"> </text:span><text:span text:style-name="_32_3">w</text:span><text:span text:style-name="_35_0">i</text:span><text:span text:style-name="_36_3">s</text:span><text:span text:style-name="_32_5">h</text:span><text:span text:style-name="_32_6"> </text:span><text:span text:style-name="_37_2">t</text:span><text:span text:style-name="_32_3">o</text:span><text:span text:style-name="_32_6"> </text:span><text:span text:style-name="_36_5">i</text:span><text:span text:style-name="_38_">n</text:span><text:span text:style-name="_33_3">c</text:span><text:span text:style-name="_35_8">l</text:span><text:span text:style-name="_31_0">u</text:span><text:span text:style-name="_34_4">d</text:span><text:span text:style-name="_36_8">e</text:span><text:span text:style-name="_31_7">.</text:span><text:span text:style-name="_32_6"> </text:span><text:span text:style-name="_37_0">W</text:span><text:span text:style-name="_31_7">e</text:span><text:span text:style-name="_32_6"> </text:span><text:span text:style-name="_35_9">d</text:span><text:span text:style-name="_31_2">o</text:span><text:span text:style-name="_32_6"> </text:span><text:span text:style-name="_37_4">n</text:span><text:span text:style-name="_31_0">o</text:span><text:span text:style-name="_34_3">t</text:span><text:span text:style-name="_35_1"> </text:span><text:span text:style-name="_31_9">w</text:span><text:span text:style-name="_34_0">i</text:span><text:span text:style-name="_35_8">s</text:span><text:span text:style-name="_32_3">h</text:span><text:span text:style-name="_32_6"> </text:span><text:span text:style-name="_37_5">t</text:span><text:span text:style-name="_31_7">o</text:span><text:span text:style-name="_32_6"> </text:span><text:span text:style-name="_36_8">p</text:span><text:span text:style-name="_38_">e</text:span><text:span text:style-name="_34_5">n</text:span><text:span text:style-name="_37_4">a</text:span><text:span text:style-name="_32_4">l</text:span><text:span text:style-name="_34_9">i</text:span><text:span text:style-name="_36_9">s</text:span><text:span text:style-name="_31_2">e</text:span><text:span text:style-name="_32_6"> </text:span><text:span text:style-name="_36_9">t</text:span><text:span text:style-name="_31_5">h</text:span><text:span text:style-name="_34_7">e</text:span><text:span text:style-name="_35_1"> </text:span><text:span text:style-name="_31_8">m</text:span><text:span text:style-name="_34_4">a</text:span><text:span text:style-name="_35_8">c</text:span><text:span text:style-name="_32_3">h</text:span><text:span text:style-name="_33_3">i</text:span><text:span text:style-name="_35_7">n</text:span><text:span text:style-name="_31_7">e</text:span><text:span text:style-name="_32_6"> </text:span><text:span text:style-name="_37_3">f</text:span><text:span text:style-name="_32_2">o</text:span><text:span text:style-name="_33_5">r</text:span><text:span text:style-name="_35_1"> </text:span><text:span text:style-name="_39_">i</text:span><text:span text:style-name="_33_9">t</text:span><text:span text:style-name="_36_2">s</text:span><text:span text:style-name="_31_"> </text:span><text:span text:style-name="_33_8">i</text:span><text:span text:style-name="_37_0">n</text:span><text:span text:style-name="_31_2">a</text:span><text:span text:style-name="_33_5">b</text:span><text:span text:style-name="_36_5">i</text:span><text:span text:style-name="_31_8">l</text:span><text:span text:style-name="_34_7">i</text:span><text:span text:style-name="_36_0">t</text:span><text:span text:style-name="_31_2">y</text:span><text:span text:style-name="_32_6"> </text:span><text:span text:style-name="_36_9">t</text:span><text:span text:style-name="_31_5">o</text:span><text:span text:style-name="_32_6"> </text:span><text:span text:style-name="_36_8">s</text:span><text:span text:style-name="_31_7">h</text:span><text:span text:style-name="_34_0">i</text:span><text:span text:style-name="_36_4">n</text:span><text:span text:style-name="_37_">e</text:span><text:span text:style-name="_32_6"> </text:span><text:span text:style-name="_36_0">i</text:span><text:span text:style-name="_31_8">n</text:span><text:span text:style-name="_32_6"> </text:span><text:span text:style-name="_36_4">b</text:span><text:span text:style-name="_31_5">e</text:span><text:span text:style-name="_34_2">a</text:span><text:span text:style-name="_37_4">u</text:span><text:span text:style-name="_38_">t</text:span><text:span text:style-name="_33_2">y</text:span><text:span text:style-name="_35_1"> </text:span><text:span text:style-name="_31_8">c</text:span><text:span text:style-name="_34_4">o</text:span><text:span text:style-name="_37_5">m</text:span><text:span text:style-name="_31_7">p</text:span><text:span text:style-name="_34_0">e</text:span><text:span text:style-name="_36_9">t</text:span><text:span text:style-name="_31_9">i</text:span><text:span text:style-name="_33_4">t</text:span><text:span text:style-name="_37_0">i</text:span><text:span text:style-name="_31_2">o</text:span><text:span text:style-name="_34_4">n</text:span><text:span text:style-name="_37_4">s</text:span><text:span text:style-name="_31_8">,</text:span><text:span text:style-name="_32_6"> </text:span><text:span text:style-name="_36_9">n</text:span><text:span text:style-name="_31_3">o</text:span><text:span text:style-name="_34_0">r</text:span><text:span text:style-name="_35_1"> </text:span><text:span text:style-name="_32_4">t</text:span><text:span text:style-name="_34_4">o</text:span><text:span text:style-name="_35_1"> </text:span><text:span text:style-name="_32_5">p</text:span><text:span text:style-name="_33_9">e</text:span><text:span text:style-name="_37_2">n</text:span><text:span text:style-name="_31_7">a</text:span><text:span text:style-name="_34_4">l</text:span><text:span text:style-name="_35_8">i</text:span><text:span text:style-name="_32_5">s</text:span><text:span text:style-name="_34_9">e</text:span><text:span text:style-name="_35_1"> </text:span><text:span text:style-name="_31_4">a</text:span><text:span text:style-name="_32_6"> </text:span><text:span text:style-name="_35_9">m</text:span><text:span text:style-name="_39_">a</text:span><text:span text:style-name="_33_5">n</text:span><text:span text:style-name="_35_1"> </text:span><text:span text:style-name="_39_">f</text:span><text:span text:style-name="_33_7">o</text:span><text:span text:style-name="_36_3">r</text:span><text:span text:style-name="_31_"> </text:span><text:span text:style-name="_35_0">l</text:span><text:span text:style-name="_36_9">o</text:span><text:span text:style-name="_38_">s</text:span><text:span text:style-name="_34_3">i</text:span><text:span text:style-name="_37_3">n</text:span><text:span text:style-name="_31_4">g</text:span><text:span text:style-name="_32_6"> </text:span><text:span text:style-name="_36_0">i</text:span><text:span text:style-name="_32_3">n</text:span><text:span text:style-name="_32_6"> </text:span><text:span text:style-name="_37_4">a</text:span><text:span text:style-name="_31_"> </text:span><text:span text:style-name="_34_4">r</text:span><text:span text:style-name="_37_4">a</text:span><text:span text:style-name="_31_8">c</text:span><text:span text:style-name="_33_5">e</text:span><text:span text:style-name="_35_1"> </text:span><text:span text:style-name="_31_3">a</text:span><text:span text:style-name="_34_4">g</text:span><text:span text:style-name="_37_4">a</text:span><text:span text:style-name="_32_3">i</text:span><text:span text:style-name="_33_9">n</text:span><text:span text:style-name="_36_4">s</text:span><text:span text:style-name="_31_5">t</text:span><text:span text:style-name="_32_6"> </text:span><text:span text:style-name="_35_8">a</text:span><text:span text:style-name="_32_0">n</text:span><text:span text:style-name="_32_6"> </text:span><text:span text:style-name="_37_3">a</text:span><text:span text:style-name="_31_0">e</text:span><text:span text:style-name="_34_7">r</text:span><text:span text:style-name="_36_4">o</text:span><text:span text:style-name="_31_7">p</text:span><text:span text:style-name="_33_7">l</text:span><text:span text:style-name="_35_8">a</text:span><text:span text:style-name="_39_">n</text:span><text:span text:style-name="_33_8">e</text:span><text:span text:style-name="_35_9">.</text:span><text:span text:style-name="_31_"> </text:span><text:span text:style-name="_33_8">T</text:span><text:span text:style-name="_36_8">h</text:span><text:span text:style-name="_32_3">e</text:span><text:span text:style-name="_32_6"> </text:span><text:span text:style-name="_35_7">c</text:span><text:span text:style-name="_32_0">o</text:span><text:span text:style-name="_34_9">n</text:span><text:span text:style-name="_36_5">d</text:span><text:span text:style-name="_31_5">i</text:span><text:span text:style-name="_33_3">t</text:span><text:span text:style-name="_37_5">i</text:span><text:span text:style-name="_32_2">o</text:span><text:span text:style-name="_33_5">n</text:span><text:span text:style-name="_36_9">s</text:span><text:span text:style-name="_31_"> </text:span><text:span text:style-name="_34_9">o</text:span><text:span text:style-name="_37_3">f</text:span><text:span text:style-name="_31_"> </text:span><text:span text:style-name="_34_9">o</text:span><text:span text:style-name="_37_5">u</text:span><text:span text:style-name="_32_4">r</text:span><text:span text:style-name="_32_6"> </text:span><text:span text:style-name="_36_4">g</text:span><text:span text:style-name="_32_5">a</text:span><text:span text:style-name="_34_5">m</text:span><text:span text:style-name="_35_7">e</text:span><text:span text:style-name="_31_"> </text:span><text:span text:style-name="_34_2">m</text:span><text:span text:style-name="_35_8">a</text:span><text:span text:style-name="_31_7">k</text:span><text:span text:style-name="_34_0">e</text:span><text:span text:style-name="_35_1"> </text:span><text:span text:style-name="_31_7">t</text:span><text:span text:style-name="_34_9">h</text:span><text:span text:style-name="_36_2">e</text:span><text:span text:style-name="_31_2">s</text:span><text:span text:style-name="_34_5">e</text:span><text:span text:style-name="_35_1"> </text:span><text:span text:style-name="_31_5">d</text:span><text:span text:style-name="_33_2">i</text:span><text:span text:style-name="_36_8">s</text:span><text:span text:style-name="_32_4">a</text:span><text:span text:style-name="_34_0">b</text:span><text:span text:style-name="_35_8">i</text:span><text:span text:style-name="_32_2">l</text:span><text:span text:style-name="_34_9">i</text:span><text:span text:style-name="_36_7">t</text:span><text:span text:style-name="_32_3">i</text:span><text:span text:style-name="_35_0">e</text:span><text:span text:style-name="_37_3">s</text:span><text:span text:style-name="_31_"> </text:span><text:span text:style-name="_33_7">i</text:span><text:span text:style-name="_37_3">r</text:span><text:span text:style-name="_31_3">r</text:span><text:span text:style-name="_34_5">e</text:span><text:span text:style-name="_37_5">l</text:span><text:span text:style-name="_32_0">e</text:span><text:span text:style-name="_33_7">v</text:span><text:span text:style-name="_36_9">a</text:span><text:span text:style-name="_37_">n</text:span><text:span text:style-name="_33_3">t</text:span><text:span text:style-name="_35_8">.</text:span><text:span text:style-name="_31_"> </text:span><text:span text:style-name="_33_3">T</text:span><text:span text:style-name="_37_2">h</text:span><text:span text:style-name="_32_5">e</text:span><text:span text:style-name="_32_6"> </text:span><text:span text:style-name="_37_2">"</text:span><text:span text:style-name="_31_0">w</text:span><text:span text:style-name="_34_7">i</text:span><text:span text:style-name="_35_9">t</text:span><text:span text:style-name="_31_7">n</text:span><text:span text:style-name="_34_3">e</text:span><text:span text:style-name="_37_3">s</text:span><text:span text:style-name="_31_2">s</text:span><text:span text:style-name="_33_7">e</text:span><text:span text:style-name="_36_3">s</text:span><text:span text:style-name="_31_5">"</text:span><text:span text:style-name="_32_6"> </text:span><text:span text:style-name="_36_5">c</text:span><text:span text:style-name="_32_2">a</text:span><text:span text:style-name="_34_8">n</text:span><text:span text:style-name="_35_1"> </text:span><text:span text:style-name="_38_">b</text:span><text:span text:style-name="_35_0">r</text:span><text:span text:style-name="_36_7">a</text:span><text:span text:style-name="_32_4">g</text:span><text:span text:style-name="_34_3">,</text:span><text:span text:style-name="_35_1"> </text:span><text:span text:style-name="_31_7">i</text:span><text:span text:style-name="_33_4">f</text:span><text:span text:style-name="_35_1"> </text:span><text:span text:style-name="_31_9">t</text:span><text:span text:style-name="_34_4">h</text:span><text:span text:style-name="_37_2">e</text:span><text:span text:style-name="_31_4">y</text:span><text:span text:style-name="_32_6"> </text:span><text:span text:style-name="_35_8">c</text:span><text:span text:style-name="_39_">o</text:span><text:span text:style-name="_33_9">n</text:span><text:span text:style-name="_37_5">s</text:span><text:span text:style-name="_31_4">i</text:span><text:span text:style-name="_34_3">d</text:span><text:span text:style-name="_37_4">e</text:span><text:span text:style-name="_32_3">r</text:span><text:span text:style-name="_32_6"> </text:span><text:span text:style-name="_37_0">i</text:span><text:span text:style-name="_32_2">t</text:span><text:span text:style-name="_32_6"> </text:span><text:span text:style-name="_35_8">a</text:span><text:span text:style-name="_32_0">d</text:span><text:span text:style-name="_35_0">v</text:span><text:span text:style-name="_37_0">i</text:span><text:span text:style-name="_32_0">s</text:span><text:span text:style-name="_33_7">a</text:span><text:span text:style-name="_37_5">b</text:span><text:span text:style-name="_39_">l</text:span><text:span text:style-name="_34_5">e</text:span><text:span text:style-name="_35_8">,</text:span><text:span text:style-name="_31_"> </text:span><text:span text:style-name="_33_8">a</text:span><text:span text:style-name="_35_9">s</text:span><text:span text:style-name="_31_"> </text:span><text:span text:style-name="_33_3">m</text:span><text:span text:style-name="_37_3">u</text:span><text:span text:style-name="_32_0">c</text:span><text:span text:style-name="_34_7">h</text:span><text:span text:style-name="_35_1"> </text:span><text:span text:style-name="_32_5">a</text:span><text:span text:style-name="_33_7">s</text:span><text:span text:style-name="_35_1"> </text:span><text:span text:style-name="_31_9">t</text:span><text:span text:style-name="_35_0">h</text:span><text:span text:style-name="_36_4">e</text:span><text:span text:style-name="_32_3">y</text:span><text:span text:style-name="_32_6"> </text:span><text:span text:style-name="_35_8">p</text:span><text:span text:style-name="_38_">l</text:span><text:span text:style-name="_34_7">e</text:span><text:span text:style-name="_35_9">a</text:span><text:span text:style-name="_32_5">s</text:span><text:span text:style-name="_33_5">e</text:span><text:span text:style-name="_35_1"> </text:span><text:span text:style-name="_31_7">a</text:span><text:span text:style-name="_34_5">b</text:span><text:span text:style-name="_36_4">o</text:span><text:span text:style-name="_31_7">u</text:span><text:span text:style-name="_34_3">t</text:span><text:span text:style-name="_35_1"> </text:span><text:span text:style-name="_31_9">t</text:span><text:span text:style-name="_33_7">h</text:span><text:span text:style-name="_36_3">e</text:span><text:span text:style-name="_31_3">i</text:span><text:span text:style-name="_34_5">r</text:span><text:span text:style-name="_35_1"> </text:span><text:span text:style-name="_31_7">c</text:span><text:span text:style-name="_35_0">h</text:span><text:span text:style-name="_36_2">a</text:span><text:span text:style-name="_31_0">r</text:span><text:span text:style-name="_33_9">m</text:span><text:span text:style-name="_35_8">s</text:span><text:span text:style-name="_39_">,</text:span><text:span text:style-name="_32_6"> </text:span><text:span text:style-name="_36_7">s</text:span><text:span text:style-name="_31_2">t</text:span><text:span text:style-name="_34_3">r</text:span><text:span text:style-name="_36_5">e</text:span><text:span text:style-name="_31_9">n</text:span><text:span text:style-name="_34_9">g</text:span><text:span text:style-name="_36_3">t</text:span><text:span text:style-name="_31_9">h</text:span><text:span text:style-name="_32_6"> </text:span><text:span text:style-name="_37_0">o</text:span><text:span text:style-name="_31_2">r</text:span><text:span text:style-name="_32_6"> </text:span><text:span text:style-name="_36_8">h</text:span><text:span text:style-name="_31_4">e</text:span><text:span text:style-name="_34_8">r</text:span><text:span text:style-name="_36_0">o</text:span><text:span text:style-name="_32_4">i</text:span><text:span text:style-name="_35_0">s</text:span><text:span text:style-name="_36_5">m</text:span><text:span text:style-name="_32_3">,</text:span><text:span text:style-name="_32_6"> </text:span><text:span text:style-name="_37_2">b</text:span><text:span text:style-name="_31_7">u</text:span><text:span text:style-name="_34_9">t</text:span><text:span text:style-name="_35_1"> </text:span><text:span text:style-name="_31_0">t</text:span><text:span text:style-name="_34_7">h</text:span><text:span text:style-name="_37_5">e</text:span><text:span text:style-name="_31_"> </text:span><text:span text:style-name="_34_9">i</text:span><text:span text:style-name="_37_5">n</text:span><text:span text:style-name="_31_8">t</text:span><text:span text:style-name="_33_7">e</text:span><text:span text:style-name="_36_9">r</text:span><text:span text:style-name="_31_5">r</text:span><text:span text:style-name="_35_0">o</text:span><text:span text:style-name="_36_8">g</text:span><text:span text:style-name="_31_2">a</text:span><text:span text:style-name="_33_9">t</text:span><text:span text:style-name="_35_8">o</text:span><text:span text:style-name="_38_">r</text:span><text:span text:style-name="_32_6"> </text:span><text:span text:style-name="_36_7">c</text:span><text:span text:style-name="_31_9">a</text:span><text:span text:style-name="_34_4">n</text:span><text:span text:style-name="_36_2">n</text:span><text:span text:style-name="_32_2">o</text:span><text:span text:style-name="_34_8">t</text:span><text:span text:style-name="_35_1"> </text:span><text:span text:style-name="_31_5">d</text:span><text:span text:style-name="_33_9">e</text:span><text:span text:style-name="_36_0">m</text:span><text:span text:style-name="_31_2">a</text:span><text:span text:style-name="_34_9">n</text:span><text:span text:style-name="_37_4">d</text:span><text:span text:style-name="_31_"> </text:span><text:span text:style-name="_33_9">p</text:span><text:span text:style-name="_37_2">r</text:span><text:span text:style-name="_31_3">a</text:span><text:span text:style-name="_33_8">c</text:span><text:span text:style-name="_36_7">t</text:span><text:span text:style-name="_38_">i</text:span><text:span text:style-name="_34_5">c</text:span><text:span text:style-name="_36_4">a</text:span><text:span text:style-name="_31_9">l</text:span><text:span text:style-name="_32_6"> </text:span><text:span text:style-name="_36_9">d</text:span><text:span text:style-name="_31_9">e</text:span><text:span text:style-name="_33_2">m</text:span><text:span text:style-name="_37_3">o</text:span><text:span text:style-name="_31_9">n</text:span><text:span text:style-name="_33_3">s</text:span><text:span text:style-name="_36_0">t</text:span><text:span text:style-name="_32_5">r</text:span><text:span text:style-name="_35_0">a</text:span><text:span text:style-name="_35_8">t</text:span><text:span text:style-name="_39_">i</text:span><text:span text:style-name="_33_7">o</text:span><text:span text:style-name="_36_5">n</text:span><text:span text:style-name="_31_5">s</text:span><text:span text:style-name="_33_5">.</text:span></text:p>
      <text:p text:style-name="P1"><text:span text:style-name="_31_7">T</text:span><text:span text:style-name="_34_4">h</text:span><text:span text:style-name="_36_3">e</text:span><text:span text:style-name="_31_"> </text:span><text:span text:style-name="_33_3">g</text:span><text:span text:style-name="_36_3">a</text:span><text:span text:style-name="_31_0">m</text:span><text:span text:style-name="_33_2">e</text:span><text:span text:style-name="_35_1"> </text:span><text:span text:style-name="_31_8">m</text:span><text:span text:style-name="_33_4">a</text:span><text:span text:style-name="_36_3">y</text:span><text:span text:style-name="_31_"> </text:span><text:span text:style-name="_34_4">p</text:span><text:span text:style-name="_37_5">e</text:span><text:span text:style-name="_32_4">r</text:span><text:span text:style-name="_34_7">h</text:span><text:span text:style-name="_37_3">a</text:span><text:span text:style-name="_31_3">p</text:span><text:span text:style-name="_33_3">s</text:span><text:span text:style-name="_35_1"> </text:span><text:span text:style-name="_31_8">b</text:span><text:span text:style-name="_34_4">e</text:span><text:span text:style-name="_35_1"> </text:span><text:span text:style-name="_31_2">c</text:span><text:span text:style-name="_34_5">r</text:span><text:span text:style-name="_36_9">i</text:span><text:span text:style-name="_32_0">t</text:span><text:span text:style-name="_34_3">i</text:span><text:span text:style-name="_37_2">c</text:span><text:span text:style-name="_31_8">i</text:span><text:span text:style-name="_33_5">s</text:span><text:span text:style-name="_36_3">e</text:span><text:span text:style-name="_31_2">d</text:span><text:span text:style-name="_32_6"> </text:span><text:span text:style-name="_36_3">o</text:span><text:span text:style-name="_31_3">n</text:span><text:span text:style-name="_32_6"> </text:span><text:span text:style-name="_36_3">t</text:span><text:span text:style-name="_32_0">h</text:span><text:span text:style-name="_33_9">e</text:span><text:span text:style-name="_35_1"> </text:span><text:span text:style-name="_38_">g</text:span><text:span text:style-name="_33_7">r</text:span><text:span text:style-name="_37_5">o</text:span><text:span text:style-name="_31_2">u</text:span><text:span text:style-name="_33_8">n</text:span><text:span text:style-name="_36_3">d</text:span><text:span text:style-name="_31_"> </text:span><text:span text:style-name="_34_4">t</text:span><text:span text:style-name="_36_7">h</text:span><text:span text:style-name="_31_3">a</text:span><text:span text:style-name="_34_8">t</text:span><text:span text:style-name="_35_1"> </text:span><text:span text:style-name="_32_4">t</text:span><text:span text:style-name="_34_2">h</text:span><text:span text:style-name="_37_5">e</text:span><text:span text:style-name="_31_"> </text:span><text:span text:style-name="_33_4">o</text:span><text:span text:style-name="_36_3">d</text:span><text:span text:style-name="_31_7">d</text:span><text:span text:style-name="_34_5">s</text:span><text:span text:style-name="_35_1"> </text:span><text:span text:style-name="_37_">a</text:span><text:span text:style-name="_34_3">r</text:span><text:span text:style-name="_36_8">e</text:span><text:span text:style-name="_31_"> </text:span><text:span text:style-name="_34_8">w</text:span><text:span text:style-name="_36_8">e</text:span><text:span text:style-name="_31_9">i</text:span><text:span text:style-name="_34_4">g</text:span><text:span text:style-name="_37_2">h</text:span><text:span text:style-name="_31_9">t</text:span><text:span text:style-name="_34_3">e</text:span><text:span text:style-name="_35_9">d</text:span><text:span text:style-name="_31_"> </text:span><text:span text:style-name="_33_5">t</text:span><text:span text:style-name="_35_9">o</text:span><text:span text:style-name="_32_3">o</text:span><text:span text:style-name="_32_6"> </text:span><text:span text:style-name="_36_7">h</text:span><text:span text:style-name="_32_0">e</text:span><text:span text:style-name="_34_7">a</text:span><text:span text:style-name="_36_5">v</text:span><text:span text:style-name="_31_5">i</text:span><text:span text:style-name="_33_7">l</text:span><text:span text:style-name="_37_2">y</text:span><text:span text:style-name="_31_"> </text:span><text:span text:style-name="_34_0">a</text:span><text:span text:style-name="_37_4">g</text:span><text:span text:style-name="_38_">a</text:span><text:span text:style-name="_34_3">i</text:span><text:span text:style-name="_35_9">n</text:span><text:span text:style-name="_31_7">s</text:span><text:span text:style-name="_33_3">t</text:span><text:span text:style-name="_35_1"> </text:span><text:span text:style-name="_32_4">t</text:span><text:span text:style-name="_34_0">h</text:span><text:span text:style-name="_36_8">e</text:span><text:span text:style-name="_31_"> </text:span><text:span text:style-name="_33_5">m</text:span><text:span text:style-name="_35_7">a</text:span><text:span text:style-name="_31_4">c</text:span><text:span text:style-name="_33_9">h</text:span><text:span text:style-name="_36_9">i</text:span><text:span text:style-name="_31_7">n</text:span><text:span text:style-name="_34_7">e</text:span><text:span text:style-name="_36_9">.</text:span><text:span text:style-name="_31_"> </text:span><text:span text:style-name="_33_8">I</text:span><text:span text:style-name="_36_7">f</text:span><text:span text:style-name="_31_"> </text:span><text:span text:style-name="_34_2">t</text:span><text:span text:style-name="_36_0">h</text:span><text:span text:style-name="_32_4">e</text:span><text:span text:style-name="_32_6"> </text:span><text:span text:style-name="_36_3">m</text:span><text:span text:style-name="_32_2">a</text:span><text:span text:style-name="_34_8">n</text:span><text:span text:style-name="_35_1"> </text:span><text:span text:style-name="_31_8">w</text:span><text:span text:style-name="_33_4">e</text:span><text:span text:style-name="_36_2">r</text:span><text:span text:style-name="_31_3">e</text:span><text:span text:style-name="_32_6"> </text:span><text:span text:style-name="_37_3">t</text:span><text:span text:style-name="_31_7">o</text:span><text:span text:style-name="_32_6"> </text:span><text:span text:style-name="_37_3">t</text:span><text:span text:style-name="_31_0">r</text:span><text:span text:style-name="_34_7">y</text:span><text:span text:style-name="_35_1"> </text:span><text:span text:style-name="_39_">a</text:span><text:span text:style-name="_35_0">n</text:span><text:span text:style-name="_36_0">d</text:span><text:span text:style-name="_31_"> </text:span><text:span text:style-name="_33_4">p</text:span><text:span text:style-name="_35_9">r</text:span><text:span text:style-name="_31_0">e</text:span><text:span text:style-name="_34_4">t</text:span><text:span text:style-name="_36_2">e</text:span><text:span text:style-name="_38_">n</text:span><text:span text:style-name="_33_2">d</text:span><text:span text:style-name="_35_1"> </text:span><text:span text:style-name="_31_4">t</text:span><text:span text:style-name="_33_7">o</text:span><text:span text:style-name="_35_1"> </text:span><text:span text:style-name="_32_0">b</text:span><text:span text:style-name="_34_3">e</text:span><text:span text:style-name="_35_1"> </text:span><text:span text:style-name="_32_5">t</text:span><text:span text:style-name="_33_2">h</text:span><text:span text:style-name="_35_7">e</text:span><text:span text:style-name="_31_"> </text:span><text:span text:style-name="_33_2">m</text:span><text:span text:style-name="_35_7">a</text:span><text:span text:style-name="_39_">c</text:span><text:span text:style-name="_33_9">h</text:span><text:span text:style-name="_36_2">i</text:span><text:span text:style-name="_31_5">n</text:span><text:span text:style-name="_33_5">e</text:span><text:span text:style-name="_35_1"> </text:span><text:span text:style-name="_31_2">h</text:span><text:span text:style-name="_34_9">e</text:span><text:span text:style-name="_35_1"> </text:span><text:span text:style-name="_32_3">w</text:span><text:span text:style-name="_33_4">o</text:span><text:span text:style-name="_36_2">u</text:span><text:span text:style-name="_31_2">l</text:span><text:span text:style-name="_33_8">d</text:span><text:span text:style-name="_35_1"> </text:span><text:span text:style-name="_37_">c</text:span><text:span text:style-name="_33_7">l</text:span><text:span text:style-name="_36_3">e</text:span><text:span text:style-name="_32_3">a</text:span><text:span text:style-name="_34_0">r</text:span><text:span text:style-name="_35_7">l</text:span><text:span text:style-name="_38_">y</text:span><text:span text:style-name="_32_6"> </text:span><text:span text:style-name="_37_3">m</text:span><text:span text:style-name="_31_2">a</text:span><text:span text:style-name="_35_0">k</text:span><text:span text:style-name="_36_3">e</text:span><text:span text:style-name="_31_"> </text:span><text:span text:style-name="_33_9">a</text:span><text:span text:style-name="_35_1"> </text:span><text:span text:style-name="_31_4">v</text:span><text:span text:style-name="_34_8">e</text:span><text:span text:style-name="_37_2">r</text:span><text:span text:style-name="_32_0">y</text:span><text:span text:style-name="_32_6"> </text:span><text:span text:style-name="_37_5">p</text:span><text:span text:style-name="_31_0">o</text:span><text:span text:style-name="_35_0">o</text:span><text:span text:style-name="_37_5">r</text:span><text:span text:style-name="_31_"> </text:span><text:span text:style-name="_34_5">s</text:span><text:span text:style-name="_36_4">h</text:span><text:span text:style-name="_32_5">o</text:span><text:span text:style-name="_33_2">w</text:span><text:span text:style-name="_37_3">i</text:span><text:span text:style-name="_38_">n</text:span><text:span text:style-name="_33_5">g</text:span><text:span text:style-name="_36_5">.</text:span><text:span text:style-name="_31_"> </text:span><text:span text:style-name="_34_9">H</text:span><text:span text:style-name="_36_3">e</text:span><text:span text:style-name="_31_"> </text:span><text:span text:style-name="_34_8">w</text:span><text:span text:style-name="_36_7">o</text:span><text:span text:style-name="_32_5">u</text:span><text:span text:style-name="_34_5">l</text:span><text:span text:style-name="_36_5">d</text:span><text:span text:style-name="_31_"> </text:span><text:span text:style-name="_33_3">b</text:span><text:span text:style-name="_37_5">e</text:span><text:span text:style-name="_31_"> </text:span><text:span text:style-name="_34_2">g</text:span><text:span text:style-name="_37_3">i</text:span><text:span text:style-name="_32_0">v</text:span><text:span text:style-name="_34_7">e</text:span><text:span text:style-name="_35_8">n</text:span><text:span text:style-name="_31_"> </text:span><text:span text:style-name="_33_5">a</text:span><text:span text:style-name="_36_9">w</text:span><text:span text:style-name="_31_2">a</text:span><text:span text:style-name="_33_4">y</text:span><text:span text:style-name="_35_1"> </text:span><text:span text:style-name="_31_8">a</text:span><text:span text:style-name="_34_3">t</text:span><text:span text:style-name="_35_1"> </text:span><text:span text:style-name="_31_7">o</text:span><text:span text:style-name="_35_0">n</text:span><text:span text:style-name="_35_9">c</text:span><text:span text:style-name="_37_">e</text:span><text:span text:style-name="_32_6"> </text:span><text:span text:style-name="_35_9">b</text:span><text:span text:style-name="_31_2">y</text:span><text:span text:style-name="_32_6"> </text:span><text:span text:style-name="_37_5">s</text:span><text:span text:style-name="_37_">l</text:span><text:span text:style-name="_34_0">o</text:span><text:span text:style-name="_36_5">w</text:span><text:span text:style-name="_31_7">n</text:span><text:span text:style-name="_34_2">e</text:span><text:span text:style-name="_37_2">s</text:span><text:span text:style-name="_37_">s</text:span><text:span text:style-name="_32_6"> </text:span><text:span text:style-name="_36_9">a</text:span><text:span text:style-name="_31_3">n</text:span><text:span text:style-name="_34_3">d</text:span><text:span text:style-name="_35_1"> </text:span><text:span text:style-name="_31_5">i</text:span><text:span text:style-name="_33_7">n</text:span><text:span text:style-name="_36_9">a</text:span><text:span text:style-name="_31_9">c</text:span><text:span text:style-name="_34_3">c</text:span><text:span text:style-name="_37_2">u</text:span><text:span text:style-name="_31_4">r</text:span><text:span text:style-name="_34_3">a</text:span><text:span text:style-name="_36_8">c</text:span><text:span text:style-name="_31_3">y</text:span><text:span text:style-name="_32_6"> </text:span><text:span text:style-name="_36_9">i</text:span><text:span text:style-name="_37_">n</text:span><text:span text:style-name="_32_6"> </text:span><text:span text:style-name="_37_4">a</text:span><text:span text:style-name="_31_4">r</text:span><text:span text:style-name="_33_3">i</text:span><text:span text:style-name="_35_9">t</text:span><text:span text:style-name="_32_2">h</text:span><text:span text:style-name="_33_9">m</text:span><text:span text:style-name="_35_8">e</text:span><text:span text:style-name="_39_">t</text:span><text:span text:style-name="_33_7">i</text:span><text:span text:style-name="_36_3">c</text:span><text:span text:style-name="_31_5">.</text:span><text:span text:style-name="_32_6"> </text:span><text:span text:style-name="_37_5">M</text:span><text:span text:style-name="_31_3">a</text:span><text:span text:style-name="_33_2">y</text:span><text:span text:style-name="_35_1"> </text:span><text:span text:style-name="_32_4">n</text:span><text:span text:style-name="_33_2">o</text:span><text:span text:style-name="_37_4">t</text:span><text:span text:style-name="_31_"> </text:span><text:span text:style-name="_33_5">m</text:span><text:span text:style-name="_37_0">a</text:span><text:span text:style-name="_31_7">c</text:span><text:span text:style-name="_34_0">h</text:span><text:span text:style-name="_36_0">i</text:span><text:span text:style-name="_31_7">n</text:span><text:span text:style-name="_33_5">e</text:span><text:span text:style-name="_37_4">s</text:span><text:span text:style-name="_31_"> </text:span><text:span text:style-name="_33_2">c</text:span><text:span text:style-name="_35_8">a</text:span><text:span text:style-name="_32_3">r</text:span><text:span text:style-name="_33_2">r</text:span><text:span text:style-name="_36_8">y</text:span><text:span text:style-name="_31_"> </text:span><text:span text:style-name="_34_9">o</text:span><text:span text:style-name="_36_0">u</text:span><text:span text:style-name="_31_0">t</text:span><text:span text:style-name="_32_6"> </text:span><text:span text:style-name="_36_9">s</text:span><text:span text:style-name="_38_">o</text:span><text:span text:style-name="_34_2">m</text:span><text:span text:style-name="_37_2">e</text:span><text:span text:style-name="_31_0">t</text:span><text:span text:style-name="_33_9">h</text:span><text:span text:style-name="_36_2">i</text:span><text:span text:style-name="_37_">n</text:span><text:span text:style-name="_34_8">g</text:span><text:span text:style-name="_35_1"> </text:span><text:span text:style-name="_31_0">w</text:span><text:span text:style-name="_33_4">h</text:span><text:span text:style-name="_37_0">i</text:span><text:span text:style-name="_31_8">c</text:span><text:span text:style-name="_34_5">h</text:span><text:span text:style-name="_35_1"> </text:span><text:span text:style-name="_31_4">o</text:span><text:span text:style-name="_33_9">u</text:span><text:span text:style-name="_36_3">g</text:span><text:span text:style-name="_32_3">h</text:span><text:span text:style-name="_33_3">t</text:span><text:span text:style-name="_35_1"> </text:span><text:span text:style-name="_37_">t</text:span><text:span text:style-name="_34_2">o</text:span><text:span text:style-name="_35_1"> </text:span><text:span text:style-name="_32_5">b</text:span><text:span text:style-name="_33_3">e</text:span><text:span text:style-name="_35_1"> </text:span><text:span text:style-name="_32_5">d</text:span><text:span text:style-name="_33_5">e</text:span><text:span text:style-name="_37_2">s</text:span><text:span text:style-name="_31_4">c</text:span><text:span text:style-name="_33_7">r</text:span><text:span text:style-name="_37_5">i</text:span><text:span text:style-name="_31_0">b</text:span><text:span text:style-name="_34_4">e</text:span><text:span text:style-name="_35_7">d</text:span><text:span text:style-name="_31_"> </text:span><text:span text:style-name="_33_7">a</text:span><text:span text:style-name="_35_7">s</text:span><text:span text:style-name="_31_"> </text:span><text:span text:style-name="_33_9">t</text:span><text:span text:style-name="_35_9">h</text:span><text:span text:style-name="_37_">i</text:span><text:span text:style-name="_34_3">n</text:span><text:span text:style-name="_36_7">k</text:span><text:span text:style-name="_31_3">i</text:span><text:span text:style-name="_34_0">n</text:span><text:span text:style-name="_37_3">g</text:span><text:span text:style-name="_31_"> </text:span><text:span text:style-name="_34_3">b</text:span><text:span text:style-name="_36_8">u</text:span><text:span text:style-name="_39_">t</text:span><text:span text:style-name="_32_6"> </text:span><text:span text:style-name="_35_9">w</text:span><text:span text:style-name="_39_">h</text:span><text:span text:style-name="_34_8">i</text:span><text:span text:style-name="_36_9">c</text:span><text:span text:style-name="_39_">h</text:span><text:span text:style-name="_32_6"> </text:span><text:span text:style-name="_37_5">i</text:span><text:span text:style-name="_31_0">s</text:span><text:span text:style-name="_32_6"> </text:span><text:span text:style-name="_35_7">v</text:span><text:span text:style-name="_31_8">e</text:span><text:span text:style-name="_33_2">r</text:span><text:span text:style-name="_35_9">y</text:span><text:span text:style-name="_31_"> </text:span><text:span text:style-name="_33_5">d</text:span><text:span text:style-name="_37_0">i</text:span><text:span text:style-name="_38_">f</text:span><text:span text:style-name="_34_7">f</text:span><text:span text:style-name="_35_9">e</text:span><text:span text:style-name="_31_0">r</text:span><text:span text:style-name="_34_5">e</text:span><text:span text:style-name="_36_4">n</text:span><text:span text:style-name="_32_5">t</text:span><text:span text:style-name="_32_6"> </text:span><text:span text:style-name="_37_5">f</text:span><text:span text:style-name="_38_">r</text:span><text:span text:style-name="_35_0">o</text:span><text:span text:style-name="_36_7">m</text:span><text:span text:style-name="_31_"> </text:span><text:span text:style-name="_34_7">w</text:span><text:span text:style-name="_35_9">h</text:span><text:span text:style-name="_32_3">a</text:span><text:span text:style-name="_33_7">t</text:span><text:span text:style-name="_35_1"> </text:span><text:span text:style-name="_31_4">a</text:span><text:span text:style-name="_32_6"> </text:span><text:span text:style-name="_36_4">m</text:span><text:span text:style-name="_31_7">a</text:span><text:span text:style-name="_34_4">n</text:span><text:span text:style-name="_35_1"> </text:span><text:span text:style-name="_32_4">d</text:span><text:span text:style-name="_33_4">o</text:span><text:span text:style-name="_37_3">e</text:span><text:span text:style-name="_32_4">s</text:span><text:span text:style-name="_33_9">?</text:span><text:span text:style-name="_35_1"> </text:span><text:span text:style-name="_31_2">T</text:span><text:span text:style-name="_33_9">h</text:span><text:span text:style-name="_36_5">i</text:span><text:span text:style-name="_31_2">s</text:span><text:span text:style-name="_32_6"> </text:span><text:span text:style-name="_36_7">o</text:span><text:span text:style-name="_37_">b</text:span><text:span text:style-name="_33_5">j</text:span><text:span text:style-name="_35_7">e</text:span><text:span text:style-name="_31_2">c</text:span><text:span text:style-name="_33_7">t</text:span><text:span text:style-name="_35_7">i</text:span><text:span text:style-name="_31_5">o</text:span><text:span text:style-name="_35_0">n</text:span><text:span text:style-name="_35_1"> </text:span><text:span text:style-name="_31_4">i</text:span><text:span text:style-name="_35_0">s</text:span><text:span text:style-name="_35_1"> </text:span><text:span text:style-name="_31_4">a</text:span><text:span text:style-name="_32_6"> </text:span><text:span text:style-name="_36_0">v</text:span><text:span text:style-name="_38_">e</text:span><text:span text:style-name="_34_7">r</text:span><text:span text:style-name="_36_2">y</text:span><text:span text:style-name="_31_"> </text:span><text:span text:style-name="_33_3">s</text:span><text:span text:style-name="_35_8">t</text:span><text:span text:style-name="_37_">r</text:span><text:span text:style-name="_34_9">o</text:span><text:span text:style-name="_36_7">n</text:span><text:span text:style-name="_32_5">g</text:span><text:span text:style-name="_32_6"> </text:span><text:span text:style-name="_37_5">o</text:span><text:span text:style-name="_32_3">n</text:span><text:span text:style-name="_33_2">e</text:span><text:span text:style-name="_37_4">,</text:span><text:span text:style-name="_31_"> </text:span><text:span text:style-name="_33_3">b</text:span><text:span text:style-name="_35_9">u</text:span><text:span text:style-name="_32_2">t</text:span><text:span text:style-name="_32_6"> </text:span><text:span text:style-name="_36_2">a</text:span><text:span text:style-name="_31_3">t</text:span><text:span text:style-name="_32_6"> </text:span><text:span text:style-name="_37_0">l</text:span><text:span text:style-name="_37_">e</text:span><text:span text:style-name="_33_3">a</text:span><text:span text:style-name="_36_7">s</text:span><text:span text:style-name="_39_">t</text:span><text:span text:style-name="_32_6"> </text:span><text:span text:style-name="_35_7">w</text:span><text:span text:style-name="_38_">e</text:span><text:span text:style-name="_32_6"> </text:span><text:span text:style-name="_36_7">c</text:span><text:span text:style-name="_31_5">a</text:span><text:span text:style-name="_34_9">n</text:span><text:span text:style-name="_35_1"> </text:span><text:span text:style-name="_37_">s</text:span><text:span text:style-name="_33_4">a</text:span><text:span text:style-name="_36_5">y</text:span><text:span text:style-name="_31_"> </text:span><text:span text:style-name="_34_3">t</text:span><text:span text:style-name="_37_0">h</text:span><text:span text:style-name="_39_">a</text:span><text:span text:style-name="_35_0">t</text:span><text:span text:style-name="_35_1"> </text:span><text:span text:style-name="_32_0">i</text:span><text:span text:style-name="_34_0">f</text:span><text:span text:style-name="_36_7">,</text:span><text:span text:style-name="_31_"> </text:span><text:span text:style-name="_34_3">n</text:span><text:span text:style-name="_36_7">e</text:span><text:span text:style-name="_32_3">v</text:span><text:span text:style-name="_34_9">e</text:span><text:span text:style-name="_36_4">r</text:span><text:span text:style-name="_37_">t</text:span><text:span text:style-name="_34_3">h</text:span><text:span text:style-name="_36_4">e</text:span><text:span text:style-name="_31_2">l</text:span><text:span text:style-name="_34_9">e</text:span><text:span text:style-name="_36_3">s</text:span><text:span text:style-name="_31_4">s</text:span><text:span text:style-name="_34_9">,</text:span><text:span text:style-name="_35_1"> </text:span><text:span text:style-name="_38_">a</text:span><text:span text:style-name="_32_6"> </text:span><text:span text:style-name="_36_3">m</text:span><text:span text:style-name="_31_2">a</text:span><text:span text:style-name="_34_5">c</text:span><text:span text:style-name="_36_7">h</text:span><text:span text:style-name="_32_0">i</text:span><text:span text:style-name="_34_7">n</text:span><text:span text:style-name="_37_5">e</text:span><text:span text:style-name="_31_"> </text:span><text:span text:style-name="_33_4">c</text:span><text:span text:style-name="_37_3">a</text:span><text:span text:style-name="_31_9">n</text:span><text:span text:style-name="_32_6"> </text:span><text:span text:style-name="_36_0">b</text:span><text:span text:style-name="_39_">e</text:span><text:span text:style-name="_32_6"> </text:span><text:span text:style-name="_37_3">c</text:span><text:span text:style-name="_39_">o</text:span><text:span text:style-name="_33_4">n</text:span><text:span text:style-name="_36_2">s</text:span><text:span text:style-name="_32_3">t</text:span><text:span text:style-name="_34_0">r</text:span><text:span text:style-name="_37_0">u</text:span><text:span text:style-name="_31_2">c</text:span><text:span text:style-name="_35_0">t</text:span><text:span text:style-name="_35_7">e</text:span><text:span text:style-name="_32_3">d</text:span><text:span text:style-name="_32_6"> </text:span><text:span text:style-name="_36_5">t</text:span><text:span text:style-name="_31_9">o</text:span><text:span text:style-name="_32_6"> </text:span><text:span text:style-name="_37_2">p</text:span><text:span text:style-name="_37_">l</text:span><text:span text:style-name="_34_4">a</text:span><text:span text:style-name="_37_3">y</text:span><text:span text:style-name="_31_"> </text:span><text:span text:style-name="_33_3">t</text:span><text:span text:style-name="_37_0">h</text:span><text:span text:style-name="_31_7">e</text:span><text:span text:style-name="_32_6"> </text:span><text:span text:style-name="_37_0">i</text:span><text:span text:style-name="_32_2">m</text:span><text:span text:style-name="_33_3">i</text:span><text:span text:style-name="_37_3">t</text:span><text:span text:style-name="_37_">a</text:span><text:span text:style-name="_34_3">t</text:span><text:span text:style-name="_36_2">i</text:span><text:span text:style-name="_32_5">o</text:span><text:span text:style-name="_33_7">n</text:span><text:span text:style-name="_35_1"> </text:span><text:span text:style-name="_37_">g</text:span><text:span text:style-name="_34_7">a</text:span><text:span text:style-name="_35_9">m</text:span><text:span text:style-name="_39_">e</text:span><text:span text:style-name="_32_6"> </text:span><text:span text:style-name="_36_3">s</text:span><text:span text:style-name="_32_2">a</text:span><text:span text:style-name="_33_9">t</text:span><text:span text:style-name="_36_8">i</text:span><text:span text:style-name="_39_">s</text:span><text:span text:style-name="_34_9">f</text:span><text:span text:style-name="_37_2">a</text:span><text:span text:style-name="_32_2">c</text:span><text:span text:style-name="_33_8">t</text:span><text:span text:style-name="_37_5">o</text:span><text:span text:style-name="_32_4">r</text:span><text:span text:style-name="_33_9">i</text:span><text:span text:style-name="_35_8">l</text:span><text:span text:style-name="_31_7">y</text:span><text:span text:style-name="_34_0">,</text:span><text:span text:style-name="_35_1"> </text:span><text:span text:style-name="_31_4">w</text:span><text:span text:style-name="_34_3">e</text:span><text:span text:style-name="_35_1"> </text:span><text:span text:style-name="_32_3">n</text:span><text:span text:style-name="_33_5">e</text:span><text:span text:style-name="_37_4">e</text:span><text:span text:style-name="_31_8">d</text:span><text:span text:style-name="_32_6"> </text:span><text:span text:style-name="_35_9">n</text:span><text:span text:style-name="_31_5">o</text:span><text:span text:style-name="_33_2">t</text:span><text:span text:style-name="_35_1"> </text:span><text:span text:style-name="_32_0">b</text:span><text:span text:style-name="_34_2">e</text:span><text:span text:style-name="_35_1"> </text:span><text:span text:style-name="_32_0">t</text:span><text:span text:style-name="_33_4">r</text:span><text:span text:style-name="_36_2">o</text:span><text:span text:style-name="_31_9">u</text:span><text:span text:style-name="_33_8">b</text:span><text:span text:style-name="_35_7">l</text:span><text:span text:style-name="_32_5">e</text:span><text:span text:style-name="_34_8">d</text:span><text:span text:style-name="_35_1"> </text:span><text:span text:style-name="_31_0">b</text:span><text:span text:style-name="_33_9">y</text:span><text:span text:style-name="_35_1"> </text:span><text:span text:style-name="_31_8">t</text:span><text:span text:style-name="_33_5">h</text:span><text:span text:style-name="_36_9">i</text:span><text:span text:style-name="_38_">s</text:span><text:span text:style-name="_32_6"> </text:span><text:span text:style-name="_35_7">o</text:span><text:span text:style-name="_32_5">b</text:span><text:span text:style-name="_34_7">j</text:span><text:span text:style-name="_37_2">e</text:span><text:span text:style-name="_37_">c</text:span><text:span text:style-name="_34_2">t</text:span><text:span text:style-name="_37_3">i</text:span><text:span text:style-name="_32_5">o</text:span><text:span text:style-name="_34_7">n</text:span><text:span text:style-name="_37_4">.</text:span></text:p>
      <text:p text:style-name="P1"><text:span text:style-name="_35_0">I</text:span><text:span text:style-name="_35_7">t</text:span><text:span text:style-name="_31_"> </text:span><text:span text:style-name="_34_5">m</text:span><text:span text:style-name="_35_7">i</text:span><text:span text:style-name="_31_8">g</text:span><text:span text:style-name="_33_9">h</text:span><text:span text:style-name="_37_3">t</text:span><text:span text:style-name="_31_"> </text:span><text:span text:style-name="_33_5">b</text:span><text:span text:style-name="_36_8">e</text:span><text:span text:style-name="_31_"> </text:span><text:span text:style-name="_34_3">u</text:span><text:span text:style-name="_36_2">r</text:span><text:span text:style-name="_32_4">g</text:span><text:span text:style-name="_33_5">e</text:span><text:span text:style-name="_36_8">d</text:span><text:span text:style-name="_31_"> </text:span><text:span text:style-name="_33_8">t</text:span><text:span text:style-name="_37_3">h</text:span><text:span text:style-name="_31_0">a</text:span><text:span text:style-name="_33_5">t</text:span><text:span text:style-name="_35_1"> </text:span><text:span text:style-name="_31_0">w</text:span><text:span text:style-name="_34_4">h</text:span><text:span text:style-name="_37_5">e</text:span><text:span text:style-name="_32_3">n</text:span><text:span text:style-name="_32_6"> </text:span><text:span text:style-name="_35_8">p</text:span><text:span text:style-name="_32_4">l</text:span><text:span text:style-name="_33_8">a</text:span><text:span text:style-name="_35_8">y</text:span><text:span text:style-name="_32_0">i</text:span><text:span text:style-name="_33_4">n</text:span><text:span text:style-name="_37_5">g</text:span><text:span text:style-name="_31_"> </text:span><text:span text:style-name="_35_0">t</text:span><text:span text:style-name="_37_3">h</text:span><text:span text:style-name="_32_0">e</text:span><text:span text:style-name="_32_6"> </text:span><text:span text:style-name="_37_5">"</text:span><text:span text:style-name="_39_">i</text:span><text:span text:style-name="_33_8">m</text:span><text:span text:style-name="_36_3">i</text:span><text:span text:style-name="_31_2">t</text:span><text:span text:style-name="_34_8">a</text:span><text:span text:style-name="_36_4">t</text:span><text:span text:style-name="_32_3">i</text:span><text:span text:style-name="_33_8">o</text:span><text:span text:style-name="_37_0">n</text:span><text:span text:style-name="_31_"> </text:span><text:span text:style-name="_33_9">g</text:span><text:span text:style-name="_35_7">a</text:span><text:span text:style-name="_31_2">m</text:span><text:span text:style-name="_34_5">e</text:span><text:span text:style-name="_36_3">"</text:span><text:span text:style-name="_31_"> </text:span><text:span text:style-name="_34_2">t</text:span><text:span text:style-name="_35_7">h</text:span><text:span text:style-name="_32_5">e</text:span><text:span text:style-name="_32_6"> </text:span><text:span text:style-name="_36_4">b</text:span><text:span text:style-name="_39_">e</text:span><text:span text:style-name="_34_9">s</text:span><text:span text:style-name="_37_5">t</text:span><text:span text:style-name="_31_"> </text:span><text:span text:style-name="_34_9">s</text:span><text:span text:style-name="_37_4">t</text:span><text:span text:style-name="_39_">r</text:span><text:span text:style-name="_34_4">a</text:span><text:span text:style-name="_36_8">t</text:span><text:span text:style-name="_32_3">e</text:span><text:span text:style-name="_34_2">g</text:span><text:span text:style-name="_35_7">y</text:span><text:span text:style-name="_31_"> </text:span><text:span text:style-name="_34_5">f</text:span><text:span text:style-name="_37_4">o</text:span><text:span text:style-name="_31_5">r</text:span><text:span text:style-name="_32_6"> </text:span><text:span text:style-name="_35_7">t</text:span><text:span text:style-name="_31_7">h</text:span><text:span text:style-name="_34_5">e</text:span><text:span text:style-name="_35_1"> </text:span><text:span text:style-name="_38_">m</text:span><text:span text:style-name="_35_0">a</text:span><text:span text:style-name="_36_7">c</text:span><text:span text:style-name="_31_3">h</text:span><text:span text:style-name="_34_3">i</text:span><text:span text:style-name="_36_8">n</text:span><text:span text:style-name="_32_3">e</text:span><text:span text:style-name="_32_6"> </text:span><text:span text:style-name="_36_2">m</text:span><text:span text:style-name="_32_2">a</text:span><text:span text:style-name="_33_7">y</text:span><text:span text:style-name="_35_1"> </text:span><text:span text:style-name="_37_">p</text:span><text:span text:style-name="_33_3">o</text:span><text:span text:style-name="_37_2">s</text:span><text:span text:style-name="_39_">s</text:span><text:span text:style-name="_34_2">i</text:span><text:span text:style-name="_37_4">b</text:span><text:span text:style-name="_32_0">l</text:span><text:span text:style-name="_33_5">y</text:span><text:span text:style-name="_35_1"> </text:span><text:span text:style-name="_32_2">b</text:span><text:span text:style-name="_34_3">e</text:span><text:span text:style-name="_35_1"> </text:span><text:span text:style-name="_31_2">s</text:span><text:span text:style-name="_34_5">o</text:span><text:span text:style-name="_37_3">m</text:span><text:span text:style-name="_32_3">e</text:span><text:span text:style-name="_35_0">t</text:span><text:span text:style-name="_36_3">h</text:span><text:span text:style-name="_31_3">i</text:span><text:span text:style-name="_34_5">n</text:span><text:span text:style-name="_36_0">g</text:span><text:span text:style-name="_31_"> </text:span><text:span text:style-name="_33_4">o</text:span><text:span text:style-name="_35_8">t</text:span><text:span text:style-name="_32_3">h</text:span><text:span text:style-name="_33_4">e</text:span><text:span text:style-name="_36_7">r</text:span><text:span text:style-name="_31_"> </text:span><text:span text:style-name="_34_2">t</text:span><text:span text:style-name="_35_7">h</text:span><text:span text:style-name="_31_3">a</text:span><text:span text:style-name="_34_4">n</text:span><text:span text:style-name="_35_1"> </text:span><text:span text:style-name="_31_7">i</text:span><text:span text:style-name="_33_3">m</text:span><text:span text:style-name="_36_4">i</text:span><text:span text:style-name="_31_8">t</text:span><text:span text:style-name="_34_4">a</text:span><text:span text:style-name="_37_0">t</text:span><text:span text:style-name="_32_5">i</text:span><text:span text:style-name="_33_3">o</text:span><text:span text:style-name="_36_5">n</text:span><text:span text:style-name="_31_"> </text:span><text:span text:style-name="_34_4">o</text:span><text:span text:style-name="_35_9">f</text:span><text:span text:style-name="_31_"> </text:span><text:span text:style-name="_33_5">t</text:span><text:span text:style-name="_35_8">h</text:span><text:span text:style-name="_31_4">e</text:span><text:span text:style-name="_32_6"> </text:span><text:span text:style-name="_35_9">b</text:span><text:span text:style-name="_31_2">e</text:span><text:span text:style-name="_35_0">h</text:span><text:span text:style-name="_36_7">a</text:span><text:span text:style-name="_32_3">v</text:span><text:span text:style-name="_34_5">i</text:span><text:span text:style-name="_37_4">o</text:span><text:span text:style-name="_31_0">u</text:span><text:span text:style-name="_34_7">r</text:span><text:span text:style-name="_35_1"> </text:span><text:span text:style-name="_31_2">o</text:span><text:span text:style-name="_34_3">f</text:span><text:span text:style-name="_35_1"> </text:span><text:span text:style-name="_31_5">a</text:span><text:span text:style-name="_32_6"> </text:span><text:span text:style-name="_35_9">m</text:span><text:span text:style-name="_32_5">a</text:span><text:span text:style-name="_34_4">n</text:span><text:span text:style-name="_36_8">.</text:span><text:span text:style-name="_31_"> </text:span><text:span text:style-name="_34_3">T</text:span><text:span text:style-name="_36_0">h</text:span><text:span text:style-name="_32_4">i</text:span><text:span text:style-name="_33_5">s</text:span><text:span text:style-name="_35_1"> </text:span><text:span text:style-name="_32_0">m</text:span><text:span text:style-name="_34_8">a</text:span><text:span text:style-name="_36_3">y</text:span><text:span text:style-name="_31_"> </text:span><text:span text:style-name="_34_0">b</text:span><text:span text:style-name="_36_0">e</text:span><text:span text:style-name="_32_4">,</text:span><text:span text:style-name="_32_6"> </text:span><text:span text:style-name="_36_3">b</text:span><text:span text:style-name="_31_7">u</text:span><text:span text:style-name="_33_4">t</text:span><text:span text:style-name="_35_1"> </text:span><text:span text:style-name="_31_7">I</text:span><text:span text:style-name="_32_6"> </text:span><text:span text:style-name="_37_2">t</text:span><text:span text:style-name="_38_">h</text:span><text:span text:style-name="_34_2">i</text:span><text:span text:style-name="_36_3">n</text:span><text:span text:style-name="_31_2">k</text:span><text:span text:style-name="_32_6"> </text:span><text:span text:style-name="_36_4">i</text:span><text:span text:style-name="_31_0">t</text:span><text:span text:style-name="_32_6"> </text:span><text:span text:style-name="_35_9">i</text:span><text:span text:style-name="_31_7">s</text:span><text:span text:style-name="_32_6"> </text:span><text:span text:style-name="_36_0">u</text:span><text:span text:style-name="_32_4">n</text:span><text:span text:style-name="_34_4">l</text:span><text:span text:style-name="_36_8">i</text:span><text:span text:style-name="_32_0">k</text:span><text:span text:style-name="_34_0">e</text:span><text:span text:style-name="_37_5">l</text:span><text:span text:style-name="_31_5">y</text:span><text:span text:style-name="_32_6"> </text:span><text:span text:style-name="_36_9">t</text:span><text:span text:style-name="_31_0">h</text:span><text:span text:style-name="_33_8">a</text:span><text:span text:style-name="_36_4">t</text:span><text:span text:style-name="_31_"> </text:span><text:span text:style-name="_33_8">t</text:span><text:span text:style-name="_36_8">h</text:span><text:span text:style-name="_31_9">e</text:span><text:span text:style-name="_34_9">r</text:span><text:span text:style-name="_37_3">e</text:span><text:span text:style-name="_31_"> </text:span><text:span text:style-name="_33_4">i</text:span><text:span text:style-name="_37_5">s</text:span><text:span text:style-name="_31_"> </text:span><text:span text:style-name="_34_7">a</text:span><text:span text:style-name="_36_4">n</text:span><text:span text:style-name="_32_0">y</text:span><text:span text:style-name="_32_6"> </text:span><text:span text:style-name="_35_8">g</text:span><text:span text:style-name="_32_3">r</text:span><text:span text:style-name="_33_2">e</text:span><text:span text:style-name="_36_9">a</text:span><text:span text:style-name="_31_0">t</text:span><text:span text:style-name="_32_6"> </text:span><text:span text:style-name="_37_2">e</text:span><text:span text:style-name="_32_4">f</text:span><text:span text:style-name="_34_7">f</text:span><text:span text:style-name="_36_2">e</text:span><text:span text:style-name="_38_">c</text:span><text:span text:style-name="_33_2">t</text:span><text:span text:style-name="_35_1"> </text:span><text:span text:style-name="_32_5">o</text:span><text:span text:style-name="_33_3">f</text:span><text:span text:style-name="_35_1"> </text:span><text:span text:style-name="_31_3">t</text:span><text:span text:style-name="_34_3">h</text:span><text:span text:style-name="_37_0">i</text:span><text:span text:style-name="_32_3">s</text:span><text:span text:style-name="_32_6"> </text:span><text:span text:style-name="_37_2">k</text:span><text:span text:style-name="_31_7">i</text:span><text:span text:style-name="_34_7">n</text:span><text:span text:style-name="_37_4">d</text:span><text:span text:style-name="_32_4">.</text:span><text:span text:style-name="_32_6"> </text:span><text:span text:style-name="_35_7">I</text:span><text:span text:style-name="_31_0">n</text:span><text:span text:style-name="_32_6"> </text:span><text:span text:style-name="_36_4">a</text:span><text:span text:style-name="_31_0">n</text:span><text:span text:style-name="_34_3">y</text:span><text:span text:style-name="_35_1"> </text:span><text:span text:style-name="_32_0">c</text:span><text:span text:style-name="_34_0">a</text:span><text:span text:style-name="_36_9">s</text:span><text:span text:style-name="_31_2">e</text:span><text:span text:style-name="_32_6"> </text:span><text:span text:style-name="_35_9">t</text:span><text:span text:style-name="_31_4">h</text:span><text:span text:style-name="_33_8">e</text:span><text:span text:style-name="_35_7">r</text:span><text:span text:style-name="_32_0">e</text:span><text:span text:style-name="_32_6"> </text:span><text:span text:style-name="_36_9">i</text:span><text:span text:style-name="_32_5">s</text:span><text:span text:style-name="_32_6"> </text:span><text:span text:style-name="_36_5">n</text:span><text:span text:style-name="_31_9">o</text:span><text:span text:style-name="_32_6"> </text:span><text:span text:style-name="_35_7">i</text:span><text:span text:style-name="_31_7">n</text:span><text:span text:style-name="_34_8">t</text:span><text:span text:style-name="_36_2">e</text:span><text:span text:style-name="_31_2">n</text:span><text:span text:style-name="_33_8">t</text:span><text:span text:style-name="_35_8">i</text:span><text:span text:style-name="_32_2">o</text:span><text:span text:style-name="_33_3">n</text:span><text:span text:style-name="_35_1"> </text:span><text:span text:style-name="_39_">t</text:span><text:span text:style-name="_34_7">o</text:span><text:span text:style-name="_35_1"> </text:span><text:span text:style-name="_32_3">i</text:span><text:span text:style-name="_33_9">n</text:span><text:span text:style-name="_36_4">v</text:span><text:span text:style-name="_31_3">e</text:span><text:span text:style-name="_35_0">s</text:span><text:span text:style-name="_36_2">t</text:span><text:span text:style-name="_31_4">i</text:span><text:span text:style-name="_34_5">g</text:span><text:span text:style-name="_37_3">a</text:span><text:span text:style-name="_32_2">t</text:span><text:span text:style-name="_34_7">e</text:span><text:span text:style-name="_35_1"> </text:span><text:span text:style-name="_32_4">h</text:span><text:span text:style-name="_34_7">e</text:span><text:span text:style-name="_36_5">r</text:span><text:span text:style-name="_31_5">e</text:span><text:span text:style-name="_32_6"> </text:span><text:span text:style-name="_35_7">t</text:span><text:span text:style-name="_39_">h</text:span><text:span text:style-name="_33_9">e</text:span><text:span text:style-name="_35_1"> </text:span><text:span text:style-name="_31_4">t</text:span><text:span text:style-name="_34_9">h</text:span><text:span text:style-name="_35_7">e</text:span><text:span text:style-name="_31_8">o</text:span><text:span text:style-name="_33_3">r</text:span><text:span text:style-name="_37_0">y</text:span><text:span text:style-name="_31_"> </text:span><text:span text:style-name="_34_2">o</text:span><text:span text:style-name="_36_3">f</text:span><text:span text:style-name="_31_"> </text:span><text:span text:style-name="_33_5">t</text:span><text:span text:style-name="_37_4">h</text:span><text:span text:style-name="_32_4">e</text:span><text:span text:style-name="_32_6"> </text:span><text:span text:style-name="_37_5">g</text:span><text:span text:style-name="_38_">a</text:span><text:span text:style-name="_34_2">m</text:span><text:span text:style-name="_36_5">e</text:span><text:span text:style-name="_32_5">,</text:span><text:span text:style-name="_32_6"> </text:span><text:span text:style-name="_37_3">a</text:span><text:span text:style-name="_32_2">n</text:span><text:span text:style-name="_34_3">d</text:span><text:span text:style-name="_35_1"> </text:span><text:span text:style-name="_38_">i</text:span><text:span text:style-name="_34_4">t</text:span><text:span text:style-name="_35_1"> </text:span><text:span text:style-name="_31_9">w</text:span><text:span text:style-name="_33_5">i</text:span><text:span text:style-name="_37_3">l</text:span><text:span text:style-name="_39_">l</text:span><text:span text:style-name="_32_6"> </text:span><text:span text:style-name="_36_8">b</text:span><text:span text:style-name="_32_2">e</text:span><text:span text:style-name="_32_6"> </text:span><text:span text:style-name="_37_2">a</text:span><text:span text:style-name="_38_">s</text:span><text:span text:style-name="_33_8">s</text:span><text:span text:style-name="_37_0">u</text:span><text:span text:style-name="_32_0">m</text:span><text:span text:style-name="_34_3">e</text:span><text:span text:style-name="_36_0">d</text:span><text:span text:style-name="_31_"> </text:span><text:span text:style-name="_34_7">t</text:span><text:span text:style-name="_37_3">h</text:span><text:span text:style-name="_32_0">a</text:span><text:span text:style-name="_33_7">t</text:span><text:span text:style-name="_35_1"> </text:span><text:span text:style-name="_32_3">t</text:span><text:span text:style-name="_34_7">h</text:span><text:span text:style-name="_35_8">e</text:span><text:span text:style-name="_31_"> </text:span><text:span text:style-name="_34_4">b</text:span><text:span text:style-name="_35_9">e</text:span><text:span text:style-name="_32_5">s</text:span><text:span text:style-name="_33_4">t</text:span><text:span text:style-name="_35_1"> </text:span><text:span text:style-name="_31_5">s</text:span><text:span text:style-name="_33_5">t</text:span><text:span text:style-name="_37_4">r</text:span><text:span text:style-name="_32_5">a</text:span><text:span text:style-name="_34_8">t</text:span><text:span text:style-name="_36_8">e</text:span><text:span text:style-name="_32_4">g</text:span><text:span text:style-name="_35_0">y</text:span><text:span text:style-name="_35_1"> </text:span><text:span text:style-name="_32_5">i</text:span><text:span text:style-name="_33_4">s</text:span><text:span text:style-name="_35_1"> </text:span><text:span text:style-name="_32_3">t</text:span><text:span text:style-name="_34_2">o</text:span><text:span text:style-name="_35_1"> </text:span><text:span text:style-name="_31_7">t</text:span><text:span text:style-name="_34_7">r</text:span><text:span text:style-name="_36_8">y</text:span><text:span text:style-name="_31_"> </text:span><text:span text:style-name="_34_0">t</text:span><text:span text:style-name="_36_0">o</text:span><text:span text:style-name="_31_"> </text:span><text:span text:style-name="_33_5">p</text:span><text:span text:style-name="_36_8">r</text:span><text:span text:style-name="_32_3">o</text:span><text:span text:style-name="_33_8">v</text:span><text:span text:style-name="_36_3">i</text:span><text:span text:style-name="_32_2">d</text:span><text:span text:style-name="_33_9">e</text:span><text:span text:style-name="_35_1"> </text:span><text:span text:style-name="_38_">a</text:span><text:span text:style-name="_33_3">n</text:span><text:span text:style-name="_37_2">s</text:span><text:span text:style-name="_31_8">w</text:span><text:span text:style-name="_33_5">e</text:span><text:span text:style-name="_36_0">r</text:span><text:span text:style-name="_31_8">s</text:span><text:span text:style-name="_32_6"> </text:span><text:span text:style-name="_36_7">t</text:span><text:span text:style-name="_31_9">h</text:span><text:span text:style-name="_34_0">a</text:span><text:span text:style-name="_36_7">t</text:span><text:span text:style-name="_31_"> </text:span><text:span text:style-name="_34_7">w</text:span><text:span text:style-name="_36_7">o</text:span><text:span text:style-name="_31_4">u</text:span><text:span text:style-name="_34_7">l</text:span><text:span text:style-name="_36_9">d</text:span><text:span text:style-name="_31_"> </text:span><text:span text:style-name="_33_2">n</text:span><text:span text:style-name="_37_5">a</text:span><text:span text:style-name="_31_9">t</text:span><text:span text:style-name="_33_7">u</text:span><text:span text:style-name="_37_5">r</text:span><text:span text:style-name="_31_3">a</text:span><text:span text:style-name="_34_4">l</text:span><text:span text:style-name="_36_0">l</text:span><text:span text:style-name="_31_4">y</text:span><text:span text:style-name="_32_6"> </text:span><text:span text:style-name="_36_9">b</text:span><text:span text:style-name="_31_7">e</text:span><text:span text:style-name="_32_6"> </text:span><text:span text:style-name="_37_2">g</text:span><text:span text:style-name="_32_2">i</text:span><text:span text:style-name="_34_2">v</text:span><text:span text:style-name="_37_5">e</text:span><text:span text:style-name="_31_4">n</text:span><text:span text:style-name="_32_6"> </text:span><text:span text:style-name="_35_7">b</text:span><text:span text:style-name="_32_4">y</text:span><text:span text:style-name="_32_6"> </text:span><text:span text:style-name="_37_5">a</text:span><text:span text:style-name="_31_"> </text:span><text:span text:style-name="_34_7">m</text:span><text:span text:style-name="_35_9">a</text:span><text:span text:style-name="_31_4">n</text:span><text:span text:style-name="_34_8">.</text:span></text:p>
      <text:p text:style-name="P1"><text:span text:style-name="_31_8">3</text:span><text:span text:style-name="_33_4">.</text:span><text:span text:style-name="_35_1"> </text:span><text:span text:style-name="_31_5">T</text:span><text:span text:style-name="_34_2">h</text:span><text:span text:style-name="_37_4">e</text:span><text:span text:style-name="_31_"> </text:span><text:span text:style-name="_35_0">M</text:span><text:span text:style-name="_36_0">a</text:span><text:span text:style-name="_31_7">c</text:span><text:span text:style-name="_34_0">h</text:span><text:span text:style-name="_36_4">i</text:span><text:span text:style-name="_31_9">n</text:span><text:span text:style-name="_33_8">e</text:span><text:span text:style-name="_37_5">s</text:span><text:span text:style-name="_31_"> </text:span><text:span text:style-name="_34_0">C</text:span><text:span text:style-name="_36_9">o</text:span><text:span text:style-name="_31_9">n</text:span><text:span text:style-name="_33_5">c</text:span><text:span text:style-name="_36_3">e</text:span><text:span text:style-name="_38_">r</text:span><text:span text:style-name="_34_5">n</text:span><text:span text:style-name="_36_5">e</text:span><text:span text:style-name="_39_">d</text:span><text:span text:style-name="_32_6"> </text:span><text:span text:style-name="_36_4">i</text:span><text:span text:style-name="_38_">n</text:span><text:span text:style-name="_32_6"> </text:span><text:span text:style-name="_36_9">t</text:span><text:span text:style-name="_32_3">h</text:span><text:span text:style-name="_34_2">e</text:span><text:span text:style-name="_35_1"> </text:span><text:span text:style-name="_32_5">G</text:span><text:span text:style-name="_34_9">a</text:span><text:span text:style-name="_37_5">m</text:span><text:span text:style-name="_32_2">e</text:span></text:p>
      <text:p text:style-name="P1"><text:span text:style-name="_35_9">T</text:span><text:span text:style-name="_32_5">h</text:span><text:span text:style-name="_34_5">e</text:span><text:span text:style-name="_35_1"> </text:span><text:span text:style-name="_32_3">q</text:span><text:span text:style-name="_33_5">u</text:span><text:span text:style-name="_36_8">e</text:span><text:span text:style-name="_32_4">s</text:span><text:span text:style-name="_34_7">t</text:span><text:span text:style-name="_36_4">i</text:span><text:span text:style-name="_37_">o</text:span><text:span text:style-name="_34_2">n</text:span><text:span text:style-name="_35_1"> </text:span><text:span text:style-name="_39_">w</text:span><text:span text:style-name="_33_5">h</text:span><text:span text:style-name="_37_4">i</text:span><text:span text:style-name="_39_">c</text:span><text:span text:style-name="_33_5">h</text:span><text:span text:style-name="_35_1"> </text:span><text:span text:style-name="_31_7">w</text:span><text:span text:style-name="_34_4">e</text:span><text:span text:style-name="_35_1"> </text:span><text:span text:style-name="_31_0">p</text:span><text:span text:style-name="_34_9">u</text:span><text:span text:style-name="_36_9">t</text:span><text:span text:style-name="_31_"> </text:span><text:span text:style-name="_34_9">i</text:span><text:span text:style-name="_37_3">n</text:span><text:span text:style-name="_31_"> </text:span><text:span text:style-name="_34_2">1</text:span><text:span text:style-name="_35_1"> </text:span><text:span text:style-name="_31_2">w</text:span><text:span text:style-name="_34_3">i</text:span><text:span text:style-name="_35_9">l</text:span><text:span text:style-name="_32_0">l</text:span><text:span text:style-name="_32_6"> </text:span><text:span text:style-name="_37_4">n</text:span><text:span text:style-name="_32_4">o</text:span><text:span text:style-name="_33_9">t</text:span><text:span text:style-name="_35_1"> </text:span><text:span text:style-name="_32_2">b</text:span><text:span text:style-name="_34_4">e</text:span><text:span text:style-name="_35_1"> </text:span><text:span text:style-name="_31_9">q</text:span><text:span text:style-name="_33_3">u</text:span><text:span text:style-name="_35_8">i</text:span><text:span text:style-name="_32_5">t</text:span><text:span text:style-name="_34_5">e</text:span><text:span text:style-name="_35_1"> </text:span><text:span text:style-name="_31_8">d</text:span><text:span text:style-name="_34_5">e</text:span><text:span text:style-name="_37_3">f</text:span><text:span text:style-name="_31_0">i</text:span><text:span text:style-name="_34_5">n</text:span><text:span text:style-name="_35_7">i</text:span><text:span text:style-name="_31_4">t</text:span><text:span text:style-name="_33_9">e</text:span><text:span text:style-name="_35_1"> </text:span><text:span text:style-name="_31_4">u</text:span><text:span text:style-name="_34_9">n</text:span><text:span text:style-name="_36_9">t</text:span><text:span text:style-name="_31_4">i</text:span><text:span text:style-name="_35_0">l</text:span><text:span text:style-name="_35_1"> </text:span><text:span text:style-name="_31_9">w</text:span><text:span text:style-name="_34_3">e</text:span><text:span text:style-name="_35_1"> </text:span><text:span text:style-name="_38_">h</text:span><text:span text:style-name="_35_0">a</text:span><text:span text:style-name="_37_2">v</text:span><text:span text:style-name="_31_0">e</text:span><text:span text:style-name="_32_6"> </text:span><text:span text:style-name="_36_5">s</text:span><text:span text:style-name="_38_">p</text:span><text:span text:style-name="_34_5">e</text:span><text:span text:style-name="_37_5">c</text:span><text:span text:style-name="_32_0">i</text:span><text:span text:style-name="_33_4">f</text:span><text:span text:style-name="_36_3">i</text:span><text:span text:style-name="_31_7">e</text:span><text:span text:style-name="_34_5">d</text:span><text:span text:style-name="_35_1"> </text:span><text:span text:style-name="_31_2">w</text:span><text:span text:style-name="_33_8">h</text:span><text:span text:style-name="_36_3">a</text:span><text:span text:style-name="_31_3">t</text:span><text:span text:style-name="_32_6"> </text:span><text:span text:style-name="_35_8">w</text:span><text:span text:style-name="_32_3">e</text:span><text:span text:style-name="_32_6"> </text:span><text:span text:style-name="_35_8">m</text:span><text:span text:style-name="_37_">e</text:span><text:span text:style-name="_34_0">a</text:span><text:span text:style-name="_36_7">n</text:span><text:span text:style-name="_31_"> </text:span><text:span text:style-name="_34_7">b</text:span><text:span text:style-name="_37_3">y</text:span><text:span text:style-name="_31_"> </text:span><text:span text:style-name="_33_9">t</text:span><text:span text:style-name="_37_5">h</text:span><text:span text:style-name="_31_0">e</text:span><text:span text:style-name="_32_6"> </text:span><text:span text:style-name="_35_8">w</text:span><text:span text:style-name="_32_3">o</text:span><text:span text:style-name="_34_9">r</text:span><text:span text:style-name="_36_7">d</text:span><text:span text:style-name="_31_"> </text:span><text:span text:style-name="_33_4">"</text:span><text:span text:style-name="_36_3">m</text:span><text:span text:style-name="_31_3">a</text:span><text:span text:style-name="_33_7">c</text:span><text:span text:style-name="_36_4">h</text:span><text:span text:style-name="_31_9">i</text:span><text:span text:style-name="_34_7">n</text:span><text:span text:style-name="_36_2">e</text:span><text:span text:style-name="_32_2">.</text:span><text:span text:style-name="_33_8">"</text:span><text:span text:style-name="_35_1"> </text:span><text:span text:style-name="_31_5">I</text:span><text:span text:style-name="_33_5">t</text:span><text:span text:style-name="_35_1"> </text:span><text:span text:style-name="_31_5">i</text:span><text:span text:style-name="_34_9">s</text:span><text:span text:style-name="_35_1"> </text:span><text:span text:style-name="_31_9">n</text:span><text:span text:style-name="_33_4">a</text:span><text:span text:style-name="_36_2">t</text:span><text:span text:style-name="_31_3">u</text:span><text:span text:style-name="_34_0">r</text:span><text:span text:style-name="_37_3">a</text:span><text:span text:style-name="_32_2">l</text:span><text:span text:style-name="_32_6"> </text:span><text:span text:style-name="_36_7">t</text:span><text:span text:style-name="_37_">h</text:span><text:span text:style-name="_34_2">a</text:span><text:span text:style-name="_37_4">t</text:span><text:span text:style-name="_31_"> </text:span><text:span text:style-name="_33_7">w</text:span><text:span text:style-name="_36_4">e</text:span><text:span text:style-name="_31_"> </text:span><text:span text:style-name="_33_4">s</text:span><text:span text:style-name="_35_8">h</text:span><text:span text:style-name="_31_9">o</text:span><text:span text:style-name="_34_9">u</text:span><text:span text:style-name="_37_5">l</text:span><text:span text:style-name="_37_">d</text:span><text:span text:style-name="_32_6"> </text:span><text:span text:style-name="_36_8">w</text:span><text:span text:style-name="_31_9">i</text:span><text:span text:style-name="_34_2">s</text:span><text:span text:style-name="_37_5">h</text:span><text:span text:style-name="_31_"> </text:span><text:span text:style-name="_33_9">t</text:span><text:span text:style-name="_37_3">o</text:span><text:span text:style-name="_31_"> </text:span><text:span text:style-name="_34_7">p</text:span><text:span text:style-name="_36_7">e</text:span><text:span text:style-name="_39_">r</text:span><text:span text:style-name="_34_3">m</text:span><text:span text:style-name="_36_7">i</text:span><text:span text:style-name="_32_4">t</text:span><text:span text:style-name="_32_6"> </text:span><text:span text:style-name="_36_9">e</text:span><text:span text:style-name="_31_0">v</text:span><text:span text:style-name="_34_7">e</text:span><text:span text:style-name="_35_8">r</text:span><text:span text:style-name="_38_">y</text:span><text:span text:style-name="_32_6"> </text:span><text:span text:style-name="_36_8">k</text:span><text:span text:style-name="_31_8">i</text:span><text:span text:style-name="_34_4">n</text:span><text:span text:style-name="_36_8">d</text:span><text:span text:style-name="_31_"> </text:span><text:span text:style-name="_34_9">o</text:span><text:span text:style-name="_36_4">f</text:span><text:span text:style-name="_31_"> </text:span><text:span text:style-name="_33_4">e</text:span><text:span text:style-name="_36_2">n</text:span><text:span text:style-name="_31_2">g</text:span><text:span text:style-name="_35_0">i</text:span><text:span text:style-name="_37_4">n</text:span><text:span text:style-name="_31_0">e</text:span><text:span text:style-name="_34_9">e</text:span><text:span text:style-name="_37_4">r</text:span><text:span text:style-name="_32_3">i</text:span><text:span text:style-name="_34_2">n</text:span><text:span text:style-name="_36_7">g</text:span><text:span text:style-name="_31_"> </text:span><text:span text:style-name="_33_9">t</text:span><text:span text:style-name="_37_3">e</text:span><text:span text:style-name="_31_2">c</text:span><text:span text:style-name="_33_2">h</text:span><text:span text:style-name="_36_2">n</text:span><text:span text:style-name="_31_9">i</text:span><text:span text:style-name="_33_9">q</text:span><text:span text:style-name="_35_9">u</text:span><text:span text:style-name="_32_2">e</text:span><text:span text:style-name="_32_6"> </text:span><text:span text:style-name="_36_5">t</text:span><text:span text:style-name="_38_">o</text:span><text:span text:style-name="_32_6"> </text:span><text:span text:style-name="_35_8">b</text:span><text:span text:style-name="_39_">e</text:span><text:span text:style-name="_32_6"> </text:span><text:span text:style-name="_36_0">u</text:span><text:span text:style-name="_31_9">s</text:span><text:span text:style-name="_33_8">e</text:span><text:span text:style-name="_36_9">d</text:span><text:span text:style-name="_31_"> </text:span><text:span text:style-name="_33_9">i</text:span><text:span text:style-name="_36_9">n</text:span><text:span text:style-name="_31_"> </text:span><text:span text:style-name="_33_5">o</text:span><text:span text:style-name="_36_5">u</text:span><text:span text:style-name="_32_4">r</text:span><text:span text:style-name="_32_6"> </text:span><text:span text:style-name="_37_4">m</text:span><text:span text:style-name="_37_">a</text:span><text:span text:style-name="_34_3">c</text:span><text:span text:style-name="_35_7">h</text:span><text:span text:style-name="_32_5">i</text:span><text:span text:style-name="_35_0">n</text:span><text:span text:style-name="_37_2">e</text:span><text:span text:style-name="_31_4">s</text:span><text:span text:style-name="_34_7">.</text:span><text:span text:style-name="_35_1"> </text:span><text:span text:style-name="_31_5">W</text:span><text:span text:style-name="_33_9">e</text:span><text:span text:style-name="_35_1"> </text:span><text:span text:style-name="_31_0">a</text:span><text:span text:style-name="_34_3">l</text:span><text:span text:style-name="_37_4">s</text:span><text:span text:style-name="_32_3">o</text:span><text:span text:style-name="_32_6"> </text:span><text:span text:style-name="_36_9">w</text:span><text:span text:style-name="_31_3">i</text:span><text:span text:style-name="_34_9">s</text:span><text:span text:style-name="_36_4">h</text:span><text:span text:style-name="_31_"> </text:span><text:span text:style-name="_34_0">t</text:span><text:span text:style-name="_37_5">o</text:span><text:span text:style-name="_31_"> </text:span><text:span text:style-name="_34_3">a</text:span><text:span text:style-name="_35_8">l</text:span><text:span text:style-name="_31_4">l</text:span><text:span text:style-name="_33_9">o</text:span><text:span text:style-name="_35_8">w</text:span><text:span text:style-name="_31_"> </text:span><text:span text:style-name="_33_5">t</text:span><text:span text:style-name="_37_0">h</text:span><text:span text:style-name="_37_">e</text:span><text:span text:style-name="_32_6"> </text:span><text:span text:style-name="_37_4">p</text:span><text:span text:style-name="_32_4">o</text:span><text:span text:style-name="_33_5">s</text:span><text:span text:style-name="_36_2">s</text:span><text:span text:style-name="_31_2">i</text:span><text:span text:style-name="_33_7">b</text:span><text:span text:style-name="_36_7">i</text:span><text:span text:style-name="_39_">l</text:span><text:span text:style-name="_34_9">i</text:span><text:span text:style-name="_36_3">t</text:span><text:span text:style-name="_37_">y</text:span><text:span text:style-name="_32_6"> </text:span><text:span text:style-name="_36_5">t</text:span><text:span text:style-name="_31_9">h</text:span><text:span text:style-name="_33_4">a</text:span><text:span text:style-name="_36_2">n</text:span><text:span text:style-name="_31_"> </text:span><text:span text:style-name="_34_3">a</text:span><text:span text:style-name="_37_0">n</text:span><text:span text:style-name="_31_"> </text:span><text:span text:style-name="_33_9">e</text:span><text:span text:style-name="_36_4">n</text:span><text:span text:style-name="_31_9">g</text:span><text:span text:style-name="_34_0">i</text:span><text:span text:style-name="_37_3">n</text:span><text:span text:style-name="_31_9">e</text:span><text:span text:style-name="_33_7">e</text:span><text:span text:style-name="_36_5">r</text:span><text:span text:style-name="_31_"> </text:span><text:span text:style-name="_33_4">o</text:span><text:span text:style-name="_35_9">r</text:span><text:span text:style-name="_31_"> </text:span><text:span text:style-name="_34_7">t</text:span><text:span text:style-name="_37_4">e</text:span><text:span text:style-name="_32_5">a</text:span><text:span text:style-name="_34_8">m</text:span><text:span text:style-name="_35_1"> </text:span><text:span text:style-name="_32_0">o</text:span><text:span text:style-name="_34_3">f</text:span><text:span text:style-name="_35_1"> </text:span><text:span text:style-name="_31_4">e</text:span><text:span text:style-name="_35_0">n</text:span><text:span text:style-name="_36_4">g</text:span><text:span text:style-name="_32_2">i</text:span><text:span text:style-name="_34_7">n</text:span><text:span text:style-name="_35_7">e</text:span><text:span text:style-name="_38_">e</text:span><text:span text:style-name="_34_5">r</text:span><text:span text:style-name="_35_7">s</text:span><text:span text:style-name="_31_"> </text:span><text:span text:style-name="_34_0">m</text:span><text:span text:style-name="_36_4">a</text:span><text:span text:style-name="_32_5">y</text:span><text:span text:style-name="_32_6"> </text:span><text:span text:style-name="_36_2">c</text:span><text:span text:style-name="_31_9">o</text:span><text:span text:style-name="_34_7">n</text:span><text:span text:style-name="_35_9">s</text:span><text:span text:style-name="_31_2">t</text:span><text:span text:style-name="_35_0">r</text:span><text:span text:style-name="_36_4">u</text:span><text:span text:style-name="_32_0">c</text:span><text:span text:style-name="_33_3">t</text:span><text:span text:style-name="_35_1"> </text:span><text:span text:style-name="_32_5">a</text:span><text:span text:style-name="_32_6"> </text:span><text:span text:style-name="_35_9">m</text:span><text:span text:style-name="_31_3">a</text:span><text:span text:style-name="_33_8">c</text:span><text:span text:style-name="_36_3">h</text:span><text:span text:style-name="_31_8">i</text:span><text:span text:style-name="_33_4">n</text:span><text:span text:style-name="_37_4">e</text:span><text:span text:style-name="_31_"> </text:span><text:span text:style-name="_34_7">w</text:span><text:span text:style-name="_35_8">h</text:span><text:span text:style-name="_32_3">i</text:span><text:span text:style-name="_34_0">c</text:span><text:span text:style-name="_37_5">h</text:span><text:span text:style-name="_31_"> </text:span><text:span text:style-name="_34_8">w</text:span><text:span text:style-name="_37_4">o</text:span><text:span text:style-name="_38_">r</text:span><text:span text:style-name="_33_5">k</text:span><text:span text:style-name="_36_4">s</text:span><text:span text:style-name="_32_2">,</text:span><text:span text:style-name="_32_6"> </text:span><text:span text:style-name="_36_5">b</text:span><text:span text:style-name="_31_7">u</text:span><text:span text:style-name="_34_0">t</text:span><text:span text:style-name="_35_1"> </text:span><text:span text:style-name="_31_2">w</text:span><text:span text:style-name="_33_2">h</text:span><text:span text:style-name="_36_0">o</text:span><text:span text:style-name="_31_8">s</text:span><text:span text:style-name="_33_4">e</text:span><text:span text:style-name="_35_1"> </text:span><text:span text:style-name="_38_">m</text:span><text:span text:style-name="_33_2">a</text:span><text:span text:style-name="_36_9">n</text:span><text:span text:style-name="_31_4">n</text:span><text:span text:style-name="_33_4">e</text:span><text:span text:style-name="_36_8">r</text:span><text:span text:style-name="_31_"> </text:span><text:span text:style-name="_35_0">o</text:span><text:span text:style-name="_36_0">f</text:span><text:span text:style-name="_31_"> </text:span><text:span text:style-name="_33_2">o</text:span><text:span text:style-name="_36_0">p</text:span><text:span text:style-name="_31_8">e</text:span><text:span text:style-name="_34_4">r</text:span><text:span text:style-name="_36_5">a</text:span><text:span text:style-name="_31_2">t</text:span><text:span text:style-name="_34_8">i</text:span><text:span text:style-name="_37_4">o</text:span><text:span text:style-name="_31_4">n</text:span><text:span text:style-name="_32_6"> </text:span><text:span text:style-name="_36_4">c</text:span><text:span text:style-name="_31_7">a</text:span><text:span text:style-name="_33_3">n</text:span><text:span text:style-name="_36_8">n</text:span><text:span text:style-name="_32_4">o</text:span><text:span text:style-name="_34_3">t</text:span><text:span text:style-name="_35_1"> </text:span><text:span text:style-name="_31_3">b</text:span><text:span text:style-name="_33_8">e</text:span><text:span text:style-name="_35_1"> </text:span><text:span text:style-name="_37_">s</text:span><text:span text:style-name="_35_0">a</text:span><text:span text:style-name="_36_0">t</text:span><text:span text:style-name="_39_">i</text:span><text:span text:style-name="_34_8">s</text:span><text:span text:style-name="_37_4">f</text:span><text:span text:style-name="_31_8">a</text:span><text:span text:style-name="_34_9">c</text:span><text:span text:style-name="_35_7">t</text:span><text:span text:style-name="_32_4">o</text:span><text:span text:style-name="_34_7">r</text:span><text:span text:style-name="_35_8">i</text:span><text:span text:style-name="_32_3">l</text:span><text:span text:style-name="_35_0">y</text:span><text:span text:style-name="_35_1"> </text:span><text:span text:style-name="_31_7">d</text:span><text:span text:style-name="_33_3">e</text:span><text:span text:style-name="_35_8">s</text:span><text:span text:style-name="_32_5">c</text:span><text:span text:style-name="_33_9">r</text:span><text:span text:style-name="_36_3">i</text:span><text:span text:style-name="_32_3">b</text:span><text:span text:style-name="_35_0">e</text:span><text:span text:style-name="_36_3">d</text:span><text:span text:style-name="_31_"> </text:span><text:span text:style-name="_33_8">b</text:span><text:span text:style-name="_36_5">y</text:span><text:span text:style-name="_31_"> </text:span><text:span text:style-name="_34_7">i</text:span><text:span text:style-name="_36_2">t</text:span><text:span text:style-name="_38_">s</text:span><text:span text:style-name="_32_6"> </text:span><text:span text:style-name="_36_7">c</text:span><text:span text:style-name="_31_5">o</text:span><text:span text:style-name="_33_5">n</text:span><text:span text:style-name="_36_4">s</text:span><text:span text:style-name="_39_">t</text:span><text:span text:style-name="_34_2">r</text:span><text:span text:style-name="_36_5">u</text:span><text:span text:style-name="_32_2">c</text:span><text:span text:style-name="_34_8">t</text:span><text:span text:style-name="_36_5">o</text:span><text:span text:style-name="_31_3">r</text:span><text:span text:style-name="_34_2">s</text:span><text:span text:style-name="_35_1"> </text:span><text:span text:style-name="_32_3">b</text:span><text:span text:style-name="_34_4">e</text:span><text:span text:style-name="_35_7">c</text:span><text:span text:style-name="_32_5">a</text:span><text:span text:style-name="_34_9">u</text:span><text:span text:style-name="_36_3">s</text:span><text:span text:style-name="_32_2">e</text:span><text:span text:style-name="_32_6"> </text:span><text:span text:style-name="_36_2">t</text:span><text:span text:style-name="_31_2">h</text:span><text:span text:style-name="_33_9">e</text:span><text:span text:style-name="_35_9">y</text:span><text:span text:style-name="_31_"> </text:span><text:span text:style-name="_34_2">h</text:span><text:span text:style-name="_37_0">a</text:span><text:span text:style-name="_31_9">v</text:span><text:span text:style-name="_34_8">e</text:span><text:span text:style-name="_35_1"> </text:span><text:span text:style-name="_37_">a</text:span><text:span text:style-name="_34_0">p</text:span><text:span text:style-name="_37_3">p</text:span><text:span text:style-name="_32_3">l</text:span><text:span text:style-name="_34_7">i</text:span><text:span text:style-name="_36_0">e</text:span><text:span text:style-name="_31_2">d</text:span><text:span text:style-name="_32_6"> </text:span><text:span text:style-name="_37_4">a</text:span><text:span text:style-name="_31_"> </text:span><text:span text:style-name="_35_0">m</text:span><text:span text:style-name="_35_8">e</text:span><text:span text:style-name="_31_2">t</text:span><text:span text:style-name="_34_0">h</text:span><text:span text:style-name="_36_8">o</text:span><text:span text:style-name="_31_7">d</text:span><text:span text:style-name="_32_6"> </text:span><text:span text:style-name="_37_5">w</text:span><text:span text:style-name="_31_4">h</text:span><text:span text:style-name="_34_2">i</text:span><text:span text:style-name="_36_4">c</text:span><text:span text:style-name="_31_9">h</text:span><text:span text:style-name="_32_6"> </text:span><text:span text:style-name="_37_4">i</text:span><text:span text:style-name="_32_5">s</text:span><text:span text:style-name="_32_6"> </text:span><text:span text:style-name="_36_2">l</text:span><text:span text:style-name="_31_7">a</text:span><text:span text:style-name="_34_4">r</text:span><text:span text:style-name="_37_2">g</text:span><text:span text:style-name="_32_2">e</text:span><text:span text:style-name="_34_5">l</text:span><text:span text:style-name="_36_8">y</text:span><text:span text:style-name="_31_"> </text:span><text:span text:style-name="_34_5">e</text:span><text:span text:style-name="_36_0">x</text:span><text:span text:style-name="_31_9">p</text:span><text:span text:style-name="_33_4">e</text:span><text:span text:style-name="_37_5">r</text:span><text:span text:style-name="_39_">i</text:span><text:span text:style-name="_33_9">m</text:span><text:span text:style-name="_37_4">e</text:span><text:span text:style-name="_38_">n</text:span><text:span text:style-name="_33_4">t</text:span><text:span text:style-name="_37_3">a</text:span><text:span text:style-name="_31_2">l</text:span><text:span text:style-name="_33_3">.</text:span><text:span text:style-name="_35_1"> </text:span><text:span text:style-name="_39_">F</text:span><text:span text:style-name="_33_5">i</text:span><text:span text:style-name="_36_3">n</text:span><text:span text:style-name="_31_5">a</text:span><text:span text:style-name="_34_0">l</text:span><text:span text:style-name="_37_4">l</text:span><text:span text:style-name="_31_8">y</text:span><text:span text:style-name="_34_2">,</text:span><text:span text:style-name="_35_1"> </text:span><text:span text:style-name="_32_4">w</text:span><text:span text:style-name="_34_5">e</text:span><text:span text:style-name="_35_1"> </text:span><text:span text:style-name="_37_">w</text:span><text:span text:style-name="_35_0">i</text:span><text:span text:style-name="_35_8">s</text:span><text:span text:style-name="_37_">h</text:span><text:span text:style-name="_32_6"> </text:span><text:span text:style-name="_36_5">t</text:span><text:span text:style-name="_32_3">o</text:span><text:span text:style-name="_32_6"> </text:span><text:span text:style-name="_36_9">e</text:span><text:span text:style-name="_31_5">x</text:span><text:span text:style-name="_35_0">c</text:span><text:span text:style-name="_36_3">l</text:span><text:span text:style-name="_31_9">u</text:span><text:span text:style-name="_33_7">d</text:span><text:span text:style-name="_36_5">e</text:span><text:span text:style-name="_31_"> </text:span><text:span text:style-name="_35_0">f</text:span><text:span text:style-name="_36_8">r</text:span><text:span text:style-name="_31_0">o</text:span><text:span text:style-name="_33_2">m</text:span><text:span text:style-name="_35_1"> </text:span><text:span text:style-name="_31_9">t</text:span><text:span text:style-name="_34_3">h</text:span><text:span text:style-name="_36_5">e</text:span><text:span text:style-name="_31_"> </text:span><text:span text:style-name="_33_5">m</text:span><text:span text:style-name="_35_8">a</text:span><text:span text:style-name="_32_5">c</text:span><text:span text:style-name="_34_0">h</text:span><text:span text:style-name="_36_9">i</text:span><text:span text:style-name="_31_0">n</text:span><text:span text:style-name="_33_9">e</text:span><text:span text:style-name="_36_9">s</text:span><text:span text:style-name="_31_"> </text:span><text:span text:style-name="_34_7">m</text:span><text:span text:style-name="_36_2">e</text:span><text:span text:style-name="_31_4">n</text:span><text:span text:style-name="_32_6"> </text:span><text:span text:style-name="_35_8">b</text:span><text:span text:style-name="_31_9">o</text:span><text:span text:style-name="_34_0">r</text:span><text:span text:style-name="_36_0">n</text:span><text:span text:style-name="_31_"> </text:span><text:span text:style-name="_33_5">i</text:span><text:span text:style-name="_36_0">n</text:span><text:span text:style-name="_31_"> </text:span><text:span text:style-name="_34_8">t</text:span><text:span text:style-name="_36_0">h</text:span><text:span text:style-name="_32_5">e</text:span><text:span text:style-name="_32_6"> </text:span><text:span text:style-name="_36_5">u</text:span><text:span text:style-name="_31_2">s</text:span><text:span text:style-name="_34_3">u</text:span><text:span text:style-name="_37_0">a</text:span><text:span text:style-name="_37_">l</text:span><text:span text:style-name="_32_6"> </text:span><text:span text:style-name="_36_8">m</text:span><text:span text:style-name="_32_5">a</text:span><text:span text:style-name="_34_9">n</text:span><text:span text:style-name="_36_9">n</text:span><text:span text:style-name="_32_0">e</text:span><text:span text:style-name="_33_4">r</text:span><text:span text:style-name="_37_4">.</text:span><text:span text:style-name="_31_"> </text:span><text:span text:style-name="_33_5">I</text:span><text:span text:style-name="_36_0">t</text:span><text:span text:style-name="_31_"> </text:span><text:span text:style-name="_34_3">i</text:span><text:span text:style-name="_37_0">s</text:span><text:span text:style-name="_31_"> </text:span><text:span text:style-name="_34_0">d</text:span><text:span text:style-name="_36_8">i</text:span><text:span text:style-name="_31_4">f</text:span><text:span text:style-name="_33_8">f</text:span><text:span text:style-name="_36_4">i</text:span><text:span text:style-name="_38_">c</text:span><text:span text:style-name="_34_5">u</text:span><text:span text:style-name="_36_7">l</text:span><text:span text:style-name="_38_">t</text:span><text:span text:style-name="_32_6"> </text:span><text:span text:style-name="_37_5">t</text:span><text:span text:style-name="_32_4">o</text:span><text:span text:style-name="_32_6"> </text:span><text:span text:style-name="_35_9">f</text:span><text:span text:style-name="_32_2">r</text:span><text:span text:style-name="_35_0">a</text:span><text:span text:style-name="_37_5">m</text:span><text:span text:style-name="_37_">e</text:span><text:span text:style-name="_32_6"> </text:span><text:span text:style-name="_37_4">t</text:span><text:span text:style-name="_32_2">h</text:span><text:span text:style-name="_34_0">e</text:span><text:span text:style-name="_35_1"> </text:span><text:span text:style-name="_37_">d</text:span><text:span text:style-name="_34_2">e</text:span><text:span text:style-name="_37_0">f</text:span><text:span text:style-name="_31_7">i</text:span><text:span text:style-name="_34_3">n</text:span><text:span text:style-name="_36_0">i</text:span><text:span text:style-name="_32_0">t</text:span><text:span text:style-name="_34_3">i</text:span><text:span text:style-name="_37_0">o</text:span><text:span text:style-name="_31_0">n</text:span><text:span text:style-name="_33_8">s</text:span><text:span text:style-name="_35_1"> </text:span><text:span text:style-name="_38_">s</text:span><text:span text:style-name="_34_5">o</text:span><text:span text:style-name="_35_1"> </text:span><text:span text:style-name="_38_">a</text:span><text:span text:style-name="_33_3">s</text:span><text:span text:style-name="_35_1"> </text:span><text:span text:style-name="_38_">t</text:span><text:span text:style-name="_34_5">o</text:span><text:span text:style-name="_35_1"> </text:span><text:span text:style-name="_32_0">s</text:span><text:span text:style-name="_33_4">a</text:span><text:span text:style-name="_36_3">t</text:span><text:span text:style-name="_32_3">i</text:span><text:span text:style-name="_33_2">s</text:span><text:span text:style-name="_35_9">f</text:span><text:span text:style-name="_31_5">y</text:span><text:span text:style-name="_32_6"> </text:span><text:span text:style-name="_36_0">t</text:span><text:span text:style-name="_31_9">h</text:span><text:span text:style-name="_33_9">e</text:span><text:span text:style-name="_36_7">s</text:span><text:span text:style-name="_31_0">e</text:span><text:span text:style-name="_32_6"> </text:span><text:span text:style-name="_36_3">t</text:span><text:span text:style-name="_37_">h</text:span><text:span text:style-name="_33_5">r</text:span><text:span text:style-name="_37_3">e</text:span><text:span text:style-name="_31_4">e</text:span><text:span text:style-name="_32_6"> </text:span><text:span text:style-name="_37_0">c</text:span><text:span text:style-name="_38_">o</text:span><text:span text:style-name="_33_8">n</text:span><text:span text:style-name="_36_3">d</text:span><text:span text:style-name="_31_0">i</text:span><text:span text:style-name="_33_4">t</text:span><text:span text:style-name="_35_9">i</text:span><text:span text:style-name="_38_">o</text:span><text:span text:style-name="_35_0">n</text:span><text:span text:style-name="_36_2">s</text:span><text:span text:style-name="_32_2">.</text:span><text:span text:style-name="_32_6"> </text:span><text:span text:style-name="_36_2">O</text:span><text:span text:style-name="_32_4">n</text:span><text:span text:style-name="_33_2">e</text:span><text:span text:style-name="_35_1"> </text:span><text:span text:style-name="_32_5">m</text:span><text:span text:style-name="_34_4">i</text:span><text:span text:style-name="_37_5">g</text:span><text:span text:style-name="_38_">h</text:span><text:span text:style-name="_34_8">t</text:span><text:span text:style-name="_35_1"> </text:span><text:span text:style-name="_31_0">f</text:span><text:span text:style-name="_33_9">o</text:span><text:span text:style-name="_36_8">r</text:span><text:span text:style-name="_31_"> </text:span><text:span text:style-name="_33_4">i</text:span><text:span text:style-name="_37_3">n</text:span><text:span text:style-name="_31_7">s</text:span><text:span text:style-name="_34_3">t</text:span><text:span text:style-name="_37_4">a</text:span><text:span text:style-name="_38_">n</text:span><text:span text:style-name="_34_7">c</text:span><text:span text:style-name="_37_4">e</text:span><text:span text:style-name="_31_"> </text:span><text:span text:style-name="_33_2">i</text:span><text:span text:style-name="_35_8">n</text:span><text:span text:style-name="_32_0">s</text:span><text:span text:style-name="_34_8">i</text:span><text:span text:style-name="_36_0">s</text:span><text:span text:style-name="_32_2">t</text:span><text:span text:style-name="_32_6"> </text:span><text:span text:style-name="_36_7">t</text:span><text:span text:style-name="_31_4">h</text:span><text:span text:style-name="_34_7">a</text:span><text:span text:style-name="_36_2">t</text:span><text:span text:style-name="_31_"> </text:span><text:span text:style-name="_35_0">t</text:span><text:span text:style-name="_36_7">h</text:span><text:span text:style-name="_31_2">e</text:span><text:span text:style-name="_32_6"> </text:span><text:span text:style-name="_37_4">t</text:span><text:span text:style-name="_38_">e</text:span><text:span text:style-name="_33_4">a</text:span><text:span text:style-name="_37_5">m</text:span><text:span text:style-name="_31_"> </text:span><text:span text:style-name="_33_4">o</text:span><text:span text:style-name="_37_3">f</text:span><text:span text:style-name="_31_"> </text:span><text:span text:style-name="_35_0">e</text:span><text:span text:style-name="_36_4">n</text:span><text:span text:style-name="_32_4">g</text:span><text:span text:style-name="_33_8">i</text:span><text:span text:style-name="_36_7">n</text:span><text:span text:style-name="_32_5">e</text:span><text:span text:style-name="_34_7">e</text:span><text:span text:style-name="_37_5">r</text:span><text:span text:style-name="_31_9">s</text:span><text:span text:style-name="_32_6"> </text:span><text:span text:style-name="_37_5">s</text:span><text:span text:style-name="_32_0">h</text:span><text:span text:style-name="_33_7">o</text:span><text:span text:style-name="_36_9">u</text:span><text:span text:style-name="_31_2">l</text:span><text:span text:style-name="_34_3">d</text:span><text:span text:style-name="_35_1"> </text:span><text:span text:style-name="_39_">b</text:span><text:span text:style-name="_34_8">e</text:span><text:span text:style-name="_35_1"> </text:span><text:span text:style-name="_31_5">a</text:span><text:span text:style-name="_33_2">l</text:span><text:span text:style-name="_35_7">l</text:span><text:span text:style-name="_31_"> </text:span><text:span text:style-name="_33_9">o</text:span><text:span text:style-name="_36_7">f</text:span><text:span text:style-name="_31_"> </text:span><text:span text:style-name="_34_2">o</text:span><text:span text:style-name="_36_0">n</text:span><text:span text:style-name="_32_4">e</text:span><text:span text:style-name="_32_6"> </text:span><text:span text:style-name="_37_0">s</text:span><text:span text:style-name="_31_0">e</text:span><text:span text:style-name="_33_4">x</text:span><text:span text:style-name="_37_2">,</text:span><text:span text:style-name="_31_"> </text:span><text:span text:style-name="_34_8">b</text:span><text:span text:style-name="_37_0">u</text:span><text:span text:style-name="_31_2">t</text:span><text:span text:style-name="_32_6"> </text:span><text:span text:style-name="_36_7">t</text:span><text:span text:style-name="_32_4">h</text:span><text:span text:style-name="_33_2">i</text:span><text:span text:style-name="_35_8">s</text:span><text:span text:style-name="_31_"> </text:span><text:span text:style-name="_34_7">w</text:span><text:span text:style-name="_35_9">o</text:span><text:span text:style-name="_31_0">u</text:span><text:span text:style-name="_33_2">l</text:span><text:span text:style-name="_36_5">d</text:span><text:span text:style-name="_31_"> </text:span><text:span text:style-name="_33_7">n</text:span><text:span text:style-name="_37_4">o</text:span><text:span text:style-name="_38_">t</text:span><text:span text:style-name="_32_6"> </text:span><text:span text:style-name="_37_3">r</text:span><text:span text:style-name="_31_0">e</text:span><text:span text:style-name="_33_2">a</text:span><text:span text:style-name="_36_3">l</text:span><text:span text:style-name="_32_3">l</text:span><text:span text:style-name="_34_2">y</text:span><text:span text:style-name="_35_1"> </text:span><text:span text:style-name="_32_0">b</text:span><text:span text:style-name="_33_9">e</text:span><text:span text:style-name="_35_1"> </text:span><text:span text:style-name="_31_4">s</text:span><text:span text:style-name="_33_3">a</text:span><text:span text:style-name="_36_4">t</text:span><text:span text:style-name="_32_0">i</text:span><text:span text:style-name="_34_5">s</text:span><text:span text:style-name="_36_0">f</text:span><text:span text:style-name="_31_9">a</text:span><text:span text:style-name="_34_4">c</text:span><text:span text:style-name="_36_3">t</text:span><text:span text:style-name="_31_9">o</text:span><text:span text:style-name="_33_5">r</text:span><text:span text:style-name="_37_5">y</text:span><text:span text:style-name="_31_8">,</text:span><text:span text:style-name="_32_6"> </text:span><text:span text:style-name="_35_8">f</text:span><text:span text:style-name="_32_5">o</text:span><text:span text:style-name="_33_9">r</text:span><text:span text:style-name="_35_1"> </text:span><text:span text:style-name="_38_">i</text:span><text:span text:style-name="_34_8">t</text:span><text:span text:style-name="_35_1"> </text:span><text:span text:style-name="_31_2">i</text:span><text:span text:style-name="_35_0">s</text:span><text:span text:style-name="_35_1"> </text:span><text:span text:style-name="_31_9">p</text:span><text:span text:style-name="_33_4">r</text:span><text:span text:style-name="_36_2">o</text:span><text:span text:style-name="_31_7">b</text:span><text:span text:style-name="_34_9">a</text:span><text:span text:style-name="_37_2">b</text:span><text:span text:style-name="_31_2">l</text:span><text:span text:style-name="_33_8">y</text:span><text:span text:style-name="_35_1"> </text:span><text:span text:style-name="_32_0">p</text:span><text:span text:style-name="_33_9">o</text:span><text:span text:style-name="_35_9">s</text:span><text:span text:style-name="_38_">s</text:span><text:span text:style-name="_34_3">i</text:span><text:span text:style-name="_36_3">b</text:span><text:span text:style-name="_31_9">l</text:span><text:span text:style-name="_33_9">e</text:span><text:span text:style-name="_35_1"> </text:span><text:span text:style-name="_31_8">t</text:span><text:span text:style-name="_33_3">o</text:span><text:span text:style-name="_35_1"> </text:span><text:span text:style-name="_31_8">r</text:span><text:span text:style-name="_33_7">e</text:span><text:span text:style-name="_36_2">a</text:span><text:span text:style-name="_32_5">r</text:span><text:span text:style-name="_32_6"> </text:span><text:span text:style-name="_36_0">a</text:span><text:span text:style-name="_31_"> </text:span><text:span text:style-name="_33_3">c</text:span><text:span text:style-name="_36_7">o</text:span><text:span text:style-name="_31_5">m</text:span><text:span text:style-name="_34_4">p</text:span><text:span text:style-name="_36_7">l</text:span><text:span text:style-name="_39_">e</text:span><text:span text:style-name="_33_9">t</text:span><text:span text:style-name="_37_2">e</text:span><text:span text:style-name="_31_"> </text:span><text:span text:style-name="_34_0">i</text:span><text:span text:style-name="_36_5">n</text:span><text:span text:style-name="_32_4">d</text:span><text:span text:style-name="_34_9">i</text:span><text:span text:style-name="_36_9">v</text:span><text:span text:style-name="_32_0">i</text:span><text:span text:style-name="_33_2">d</text:span><text:span text:style-name="_36_9">u</text:span><text:span text:style-name="_32_0">a</text:span><text:span text:style-name="_34_5">l</text:span><text:span text:style-name="_35_1"> </text:span><text:span text:style-name="_39_">f</text:span><text:span text:style-name="_33_2">r</text:span><text:span text:style-name="_36_9">o</text:span><text:span text:style-name="_31_0">m</text:span><text:span text:style-name="_32_6"> </text:span><text:span text:style-name="_35_8">a</text:span><text:span text:style-name="_31_"> </text:span><text:span text:style-name="_33_3">s</text:span><text:span text:style-name="_36_4">i</text:span><text:span text:style-name="_31_8">n</text:span><text:span text:style-name="_34_7">g</text:span><text:span text:style-name="_35_9">l</text:span><text:span text:style-name="_32_5">e</text:span><text:span text:style-name="_32_6"> </text:span><text:span text:style-name="_36_8">c</text:span><text:span text:style-name="_32_2">e</text:span><text:span text:style-name="_34_2">l</text:span><text:span text:style-name="_35_8">l</text:span><text:span text:style-name="_31_"> </text:span><text:span text:style-name="_35_0">o</text:span><text:span text:style-name="_36_4">f</text:span><text:span text:style-name="_31_"> </text:span><text:span text:style-name="_34_4">t</text:span><text:span text:style-name="_36_0">h</text:span><text:span text:style-name="_32_0">e</text:span><text:span text:style-name="_32_6"> </text:span><text:span text:style-name="_35_8">s</text:span><text:span text:style-name="_32_2">k</text:span><text:span text:style-name="_33_3">i</text:span><text:span text:style-name="_36_4">n</text:span><text:span text:style-name="_31_"> </text:span><text:span text:style-name="_33_8">(</text:span><text:span text:style-name="_37_3">s</text:span><text:span text:style-name="_32_2">a</text:span><text:span text:style-name="_33_3">y</text:span><text:span text:style-name="_36_9">)</text:span><text:span text:style-name="_31_"> </text:span><text:span text:style-name="_34_9">o</text:span><text:span text:style-name="_36_3">f</text:span><text:span text:style-name="_31_"> </text:span><text:span text:style-name="_34_0">a</text:span><text:span text:style-name="_35_1"> </text:span><text:span text:style-name="_32_4">m</text:span><text:span text:style-name="_33_3">a</text:span><text:span text:style-name="_37_3">n</text:span><text:span text:style-name="_39_">.</text:span><text:span text:style-name="_32_6"> </text:span><text:span text:style-name="_37_2">T</text:span><text:span text:style-name="_31_0">o</text:span><text:span text:style-name="_32_6"> </text:span><text:span text:style-name="_36_2">d</text:span><text:span text:style-name="_31_2">o</text:span><text:span text:style-name="_32_6"> </text:span><text:span text:style-name="_36_3">s</text:span><text:span text:style-name="_31_5">o</text:span><text:span text:style-name="_32_6"> </text:span><text:span text:style-name="_37_3">w</text:span><text:span text:style-name="_31_8">o</text:span><text:span text:style-name="_34_7">u</text:span><text:span text:style-name="_37_3">l</text:span><text:span text:style-name="_32_5">d</text:span><text:span text:style-name="_32_6"> </text:span><text:span text:style-name="_36_3">b</text:span><text:span text:style-name="_31_3">e</text:span><text:span text:style-name="_32_6"> </text:span><text:span text:style-name="_37_5">a</text:span><text:span text:style-name="_31_"> </text:span><text:span text:style-name="_33_9">f</text:span><text:span text:style-name="_37_5">e</text:span><text:span text:style-name="_32_2">a</text:span><text:span text:style-name="_34_5">t</text:span><text:span text:style-name="_35_1"> </text:span><text:span text:style-name="_31_0">o</text:span><text:span text:style-name="_34_9">f</text:span><text:span text:style-name="_35_1"> </text:span><text:span text:style-name="_31_4">b</text:span><text:span text:style-name="_34_4">i</text:span><text:span text:style-name="_37_3">o</text:span><text:span text:style-name="_32_5">l</text:span><text:span text:style-name="_33_5">o</text:span><text:span text:style-name="_36_4">g</text:span><text:span text:style-name="_32_5">i</text:span><text:span text:style-name="_33_9">c</text:span><text:span text:style-name="_37_2">a</text:span><text:span text:style-name="_31_0">l</text:span><text:span text:style-name="_32_6"> </text:span><text:span text:style-name="_35_9">t</text:span><text:span text:style-name="_38_">e</text:span><text:span text:style-name="_33_4">c</text:span><text:span text:style-name="_35_7">h</text:span><text:span text:style-name="_32_5">n</text:span><text:span text:style-name="_33_5">i</text:span><text:span text:style-name="_35_8">q</text:span><text:span text:style-name="_31_9">u</text:span><text:span text:style-name="_34_2">e</text:span><text:span text:style-name="_35_1"> </text:span><text:span text:style-name="_37_">d</text:span><text:span text:style-name="_33_2">e</text:span><text:span text:style-name="_37_0">s</text:span><text:span text:style-name="_31_0">e</text:span><text:span text:style-name="_33_5">r</text:span><text:span text:style-name="_37_3">v</text:span><text:span text:style-name="_31_9">i</text:span><text:span text:style-name="_33_2">n</text:span><text:span text:style-name="_36_2">g</text:span><text:span text:style-name="_31_"> </text:span><text:span text:style-name="_33_2">o</text:span><text:span text:style-name="_35_7">f</text:span><text:span text:style-name="_31_"> </text:span><text:span text:style-name="_33_3">t</text:span><text:span text:style-name="_36_7">h</text:span><text:span text:style-name="_32_3">e</text:span><text:span text:style-name="_32_6"> </text:span><text:span text:style-name="_35_9">v</text:span><text:span text:style-name="_32_3">e</text:span><text:span text:style-name="_35_0">r</text:span><text:span text:style-name="_35_9">y</text:span><text:span text:style-name="_31_"> </text:span><text:span text:style-name="_34_7">h</text:span><text:span text:style-name="_36_3">i</text:span><text:span text:style-name="_32_0">g</text:span><text:span text:style-name="_34_3">h</text:span><text:span text:style-name="_36_9">e</text:span><text:span text:style-name="_31_4">s</text:span><text:span text:style-name="_34_8">t</text:span><text:span text:style-name="_35_1"> </text:span><text:span text:style-name="_32_0">p</text:span><text:span text:style-name="_34_7">r</text:span><text:span text:style-name="_36_3">a</text:span><text:span text:style-name="_31_7">i</text:span><text:span text:style-name="_33_9">s</text:span><text:span text:style-name="_37_2">e</text:span><text:span text:style-name="_31_9">,</text:span><text:span text:style-name="_32_6"> </text:span><text:span text:style-name="_36_9">b</text:span><text:span text:style-name="_31_2">u</text:span><text:span text:style-name="_33_8">t</text:span><text:span text:style-name="_35_1"> </text:span><text:span text:style-name="_31_8">w</text:span><text:span text:style-name="_33_2">e</text:span><text:span text:style-name="_35_1"> </text:span><text:span text:style-name="_32_2">w</text:span><text:span text:style-name="_33_3">o</text:span><text:span text:style-name="_36_3">u</text:span><text:span text:style-name="_38_">l</text:span><text:span text:style-name="_34_4">d</text:span><text:span text:style-name="_35_1"> </text:span><text:span text:style-name="_39_">n</text:span><text:span text:style-name="_33_3">o</text:span><text:span text:style-name="_36_9">t</text:span><text:span text:style-name="_31_"> </text:span><text:span text:style-name="_34_3">b</text:span><text:span text:style-name="_36_3">e</text:span><text:span text:style-name="_31_"> </text:span><text:span text:style-name="_34_0">i</text:span><text:span text:style-name="_36_3">n</text:span><text:span text:style-name="_31_7">c</text:span><text:span text:style-name="_33_3">l</text:span><text:span text:style-name="_37_3">i</text:span><text:span text:style-name="_32_3">n</text:span><text:span text:style-name="_34_9">e</text:span><text:span text:style-name="_37_2">d</text:span><text:span text:style-name="_31_"> </text:span><text:span text:style-name="_33_7">t</text:span><text:span text:style-name="_36_8">o</text:span><text:span text:style-name="_31_"> </text:span><text:span text:style-name="_34_7">r</text:span><text:span text:style-name="_36_7">e</text:span><text:span text:style-name="_32_5">g</text:span><text:span text:style-name="_34_8">a</text:span><text:span text:style-name="_36_3">r</text:span><text:span text:style-name="_38_">d</text:span><text:span text:style-name="_32_6"> </text:span><text:span text:style-name="_37_5">i</text:span><text:span text:style-name="_38_">t</text:span><text:span text:style-name="_32_6"> </text:span><text:span text:style-name="_36_0">a</text:span><text:span text:style-name="_31_4">s</text:span><text:span text:style-name="_32_6"> </text:span><text:span text:style-name="_35_7">a</text:span><text:span text:style-name="_31_"> </text:span><text:span text:style-name="_33_7">c</text:span><text:span text:style-name="_37_3">a</text:span><text:span text:style-name="_31_3">s</text:span><text:span text:style-name="_34_9">e</text:span><text:span text:style-name="_35_1"> </text:span><text:span text:style-name="_31_0">o</text:span><text:span text:style-name="_34_4">f</text:span><text:span text:style-name="_35_1"> </text:span><text:span text:style-name="_32_4">"</text:span><text:span text:style-name="_34_8">c</text:span><text:span text:style-name="_37_5">o</text:span><text:span text:style-name="_38_">n</text:span><text:span text:style-name="_34_8">s</text:span><text:span text:style-name="_36_3">t</text:span><text:span text:style-name="_32_4">r</text:span><text:span text:style-name="_34_0">u</text:span><text:span text:style-name="_36_9">c</text:span><text:span text:style-name="_31_2">t</text:span><text:span text:style-name="_33_9">i</text:span><text:span text:style-name="_37_5">n</text:span><text:span text:style-name="_32_2">g</text:span><text:span text:style-name="_32_6"> </text:span><text:span text:style-name="_36_2">a</text:span><text:span text:style-name="_31_"> </text:span><text:span text:style-name="_34_0">t</text:span><text:span text:style-name="_35_7">h</text:span><text:span text:style-name="_37_">i</text:span><text:span text:style-name="_34_0">n</text:span><text:span text:style-name="_37_2">k</text:span><text:span text:style-name="_32_2">i</text:span><text:span text:style-name="_34_0">n</text:span><text:span text:style-name="_35_8">g</text:span><text:span text:style-name="_31_"> </text:span><text:span text:style-name="_34_0">m</text:span><text:span text:style-name="_36_9">a</text:span><text:span text:style-name="_31_5">c</text:span><text:span text:style-name="_35_0">h</text:span><text:span text:style-name="_36_2">i</text:span><text:span text:style-name="_32_5">n</text:span><text:span text:style-name="_34_8">e</text:span><text:span text:style-name="_36_7">.</text:span><text:span text:style-name="_31_7">"</text:span><text:span text:style-name="_32_6"> </text:span><text:span text:style-name="_36_8">T</text:span><text:span text:style-name="_31_8">h</text:span><text:span text:style-name="_34_2">i</text:span><text:span text:style-name="_36_2">s</text:span><text:span text:style-name="_31_"> </text:span><text:span text:style-name="_34_9">p</text:span><text:span text:style-name="_36_2">r</text:span><text:span text:style-name="_39_">o</text:span><text:span text:style-name="_34_7">m</text:span><text:span text:style-name="_36_9">p</text:span><text:span text:style-name="_31_2">t</text:span><text:span text:style-name="_34_9">s</text:span><text:span text:style-name="_35_1"> </text:span><text:span text:style-name="_31_5">u</text:span><text:span text:style-name="_33_9">s</text:span><text:span text:style-name="_35_1"> </text:span><text:span text:style-name="_32_3">t</text:span><text:span text:style-name="_33_9">o</text:span><text:span text:style-name="_35_1"> </text:span><text:span text:style-name="_31_5">a</text:span><text:span text:style-name="_33_4">b</text:span><text:span text:style-name="_36_9">a</text:span><text:span text:style-name="_32_2">n</text:span><text:span text:style-name="_33_8">d</text:span><text:span text:style-name="_36_2">o</text:span><text:span text:style-name="_31_8">n</text:span><text:span text:style-name="_32_6"> </text:span><text:span text:style-name="_37_3">t</text:span><text:span text:style-name="_31_9">h</text:span><text:span text:style-name="_33_9">e</text:span><text:span text:style-name="_35_1"> </text:span><text:span text:style-name="_32_2">r</text:span><text:span text:style-name="_33_9">e</text:span><text:span text:style-name="_35_7">q</text:span><text:span text:style-name="_31_0">u</text:span><text:span text:style-name="_33_4">i</text:span><text:span text:style-name="_37_0">r</text:span><text:span text:style-name="_31_8">e</text:span><text:span text:style-name="_33_9">m</text:span><text:span text:style-name="_36_9">e</text:span><text:span text:style-name="_31_5">n</text:span><text:span text:style-name="_33_5">t</text:span><text:span text:style-name="_35_1"> </text:span><text:span text:style-name="_31_3">t</text:span><text:span text:style-name="_33_9">h</text:span><text:span text:style-name="_37_3">a</text:span><text:span text:style-name="_38_">t</text:span><text:span text:style-name="_32_6"> </text:span><text:span text:style-name="_36_3">e</text:span><text:span text:style-name="_31_3">v</text:span><text:span text:style-name="_34_8">e</text:span><text:span text:style-name="_37_0">r</text:span><text:span text:style-name="_32_4">y</text:span><text:span text:style-name="_32_6"> </text:span><text:span text:style-name="_36_3">k</text:span><text:span text:style-name="_32_5">i</text:span><text:span text:style-name="_34_2">n</text:span><text:span text:style-name="_37_4">d</text:span><text:span text:style-name="_31_"> </text:span><text:span text:style-name="_33_5">o</text:span><text:span text:style-name="_35_7">f</text:span><text:span text:style-name="_31_"> </text:span><text:span text:style-name="_34_2">t</text:span><text:span text:style-name="_36_4">e</text:span><text:span text:style-name="_32_0">c</text:span><text:span text:style-name="_34_5">h</text:span><text:span text:style-name="_37_2">n</text:span><text:span text:style-name="_31_9">i</text:span><text:span text:style-name="_34_0">q</text:span><text:span text:style-name="_36_8">u</text:span><text:span text:style-name="_32_2">e</text:span><text:span text:style-name="_32_6"> </text:span><text:span text:style-name="_36_4">s</text:span><text:span text:style-name="_31_9">h</text:span><text:span text:style-name="_34_4">o</text:span><text:span text:style-name="_36_8">u</text:span><text:span text:style-name="_31_3">l</text:span><text:span text:style-name="_34_7">d</text:span><text:span text:style-name="_35_1"> </text:span><text:span text:style-name="_31_3">b</text:span><text:span text:style-name="_33_3">e</text:span><text:span text:style-name="_35_1"> </text:span><text:span text:style-name="_32_5">p</text:span><text:span text:style-name="_34_8">e</text:span><text:span text:style-name="_36_5">r</text:span><text:span text:style-name="_37_">m</text:span><text:span text:style-name="_34_0">i</text:span><text:span text:style-name="_35_9">t</text:span><text:span text:style-name="_31_2">t</text:span><text:span text:style-name="_33_3">e</text:span><text:span text:style-name="_36_7">d</text:span><text:span text:style-name="_31_3">.</text:span><text:span text:style-name="_32_6"> </text:span><text:span text:style-name="_36_7">W</text:span><text:span text:style-name="_39_">e</text:span><text:span text:style-name="_32_6"> </text:span><text:span text:style-name="_36_7">a</text:span><text:span text:style-name="_31_9">r</text:span><text:span text:style-name="_35_0">e</text:span><text:span text:style-name="_35_1"> </text:span><text:span text:style-name="_32_2">t</text:span><text:span text:style-name="_34_8">h</text:span><text:span text:style-name="_36_2">e</text:span><text:span text:style-name="_31_"> </text:span><text:span text:style-name="_34_9">m</text:span><text:span text:style-name="_37_4">o</text:span><text:span text:style-name="_32_0">r</text:span><text:span text:style-name="_33_3">e</text:span><text:span text:style-name="_35_1"> </text:span><text:span text:style-name="_38_">r</text:span><text:span text:style-name="_34_4">e</text:span><text:span text:style-name="_37_4">a</text:span><text:span text:style-name="_32_0">d</text:span><text:span text:style-name="_34_8">y</text:span><text:span text:style-name="_35_1"> </text:span><text:span text:style-name="_32_3">t</text:span><text:span text:style-name="_35_0">o</text:span><text:span text:style-name="_35_1"> </text:span><text:span text:style-name="_32_4">d</text:span><text:span text:style-name="_34_7">o</text:span><text:span text:style-name="_35_1"> </text:span><text:span text:style-name="_32_3">s</text:span><text:span text:style-name="_34_3">o</text:span><text:span text:style-name="_35_1"> </text:span><text:span text:style-name="_38_">i</text:span><text:span text:style-name="_33_3">n</text:span><text:span text:style-name="_35_1"> </text:span><text:span text:style-name="_39_">v</text:span><text:span text:style-name="_34_9">i</text:span><text:span text:style-name="_35_7">e</text:span><text:span text:style-name="_31_9">w</text:span><text:span text:style-name="_32_6"> </text:span><text:span text:style-name="_36_8">o</text:span><text:span text:style-name="_32_5">f</text:span><text:span text:style-name="_32_6"> </text:span><text:span text:style-name="_36_7">t</text:span><text:span text:style-name="_32_5">h</text:span><text:span text:style-name="_34_7">e</text:span><text:span text:style-name="_35_1"> </text:span><text:span text:style-name="_32_3">f</text:span><text:span text:style-name="_33_2">a</text:span><text:span text:style-name="_36_3">c</text:span><text:span text:style-name="_39_">t</text:span><text:span text:style-name="_32_6"> </text:span><text:span text:style-name="_35_9">t</text:span><text:span text:style-name="_31_8">h</text:span><text:span text:style-name="_33_8">a</text:span><text:span text:style-name="_35_9">t</text:span><text:span text:style-name="_31_"> </text:span><text:span text:style-name="_34_3">t</text:span><text:span text:style-name="_37_0">h</text:span><text:span text:style-name="_38_">e</text:span><text:span text:style-name="_32_6"> </text:span><text:span text:style-name="_35_9">p</text:span><text:span text:style-name="_32_5">r</text:span><text:span text:style-name="_34_8">e</text:span><text:span text:style-name="_37_3">s</text:span><text:span text:style-name="_31_9">e</text:span><text:span text:style-name="_33_8">n</text:span><text:span text:style-name="_36_2">t</text:span><text:span text:style-name="_31_"> </text:span><text:span text:style-name="_34_8">i</text:span><text:span text:style-name="_36_2">n</text:span><text:span text:style-name="_32_0">t</text:span><text:span text:style-name="_33_2">e</text:span><text:span text:style-name="_37_0">r</text:span><text:span text:style-name="_32_0">e</text:span><text:span text:style-name="_34_5">s</text:span><text:span text:style-name="_36_3">t</text:span><text:span text:style-name="_31_"> </text:span><text:span text:style-name="_35_0">i</text:span><text:span text:style-name="_35_8">n</text:span><text:span text:style-name="_31_"> </text:span><text:span text:style-name="_34_9">"</text:span><text:span text:style-name="_37_4">t</text:span><text:span text:style-name="_32_0">h</text:span><text:span text:style-name="_34_8">i</text:span><text:span text:style-name="_35_9">n</text:span><text:span text:style-name="_37_">k</text:span><text:span text:style-name="_34_0">i</text:span><text:span text:style-name="_36_2">n</text:span><text:span text:style-name="_39_">g</text:span><text:span text:style-name="_32_6"> </text:span><text:span text:style-name="_36_5">m</text:span><text:span text:style-name="_31_2">a</text:span><text:span text:style-name="_34_0">c</text:span><text:span text:style-name="_36_8">h</text:span><text:span text:style-name="_32_4">i</text:span><text:span text:style-name="_33_2">n</text:span><text:span text:style-name="_37_3">e</text:span><text:span text:style-name="_31_5">s</text:span><text:span text:style-name="_33_4">"</text:span><text:span text:style-name="_35_1"> </text:span><text:span text:style-name="_31_3">h</text:span><text:span text:style-name="_34_0">a</text:span><text:span text:style-name="_36_0">s</text:span><text:span text:style-name="_31_"> </text:span><text:span text:style-name="_33_9">b</text:span><text:span text:style-name="_36_0">e</text:span><text:span text:style-name="_31_7">e</text:span><text:span text:style-name="_33_5">n</text:span><text:span text:style-name="_35_1"> </text:span><text:span text:style-name="_32_4">a</text:span><text:span text:style-name="_34_5">r</text:span><text:span text:style-name="_36_2">o</text:span><text:span text:style-name="_31_8">u</text:span><text:span text:style-name="_34_2">s</text:span><text:span text:style-name="_35_7">e</text:span><text:span text:style-name="_31_9">d</text:span><text:span text:style-name="_32_6"> </text:span><text:span text:style-name="_36_5">b</text:span><text:span text:style-name="_31_8">y</text:span><text:span text:style-name="_32_6"> </text:span><text:span text:style-name="_37_0">a</text:span><text:span text:style-name="_31_"> </text:span><text:span text:style-name="_34_0">p</text:span><text:span text:style-name="_36_8">a</text:span><text:span text:style-name="_31_8">r</text:span><text:span text:style-name="_34_4">t</text:span><text:span text:style-name="_37_4">i</text:span><text:span text:style-name="_31_0">c</text:span><text:span text:style-name="_33_4">u</text:span><text:span text:style-name="_37_3">l</text:span><text:span text:style-name="_39_">a</text:span><text:span text:style-name="_34_5">r</text:span><text:span text:style-name="_35_1"> </text:span><text:span text:style-name="_31_8">k</text:span><text:span text:style-name="_33_2">i</text:span><text:span text:style-name="_36_2">n</text:span><text:span text:style-name="_31_4">d</text:span><text:span text:style-name="_32_6"> </text:span><text:span text:style-name="_36_5">o</text:span><text:span text:style-name="_32_2">f</text:span><text:span text:style-name="_32_6"> </text:span><text:span text:style-name="_37_2">m</text:span><text:span text:style-name="_31_3">a</text:span><text:span text:style-name="_33_8">c</text:span><text:span text:style-name="_36_8">h</text:span><text:span text:style-name="_31_3">i</text:span><text:span text:style-name="_34_3">n</text:span><text:span text:style-name="_37_5">e</text:span><text:span text:style-name="_32_0">,</text:span><text:span text:style-name="_32_6"> </text:span><text:span text:style-name="_36_3">u</text:span><text:span text:style-name="_31_3">s</text:span><text:span text:style-name="_33_3">u</text:span><text:span text:style-name="_36_8">a</text:span><text:span text:style-name="_31_9">l</text:span><text:span text:style-name="_35_0">l</text:span><text:span text:style-name="_36_2">y</text:span><text:span text:style-name="_31_"> </text:span><text:span text:style-name="_34_2">c</text:span><text:span text:style-name="_36_4">a</text:span><text:span text:style-name="_32_2">l</text:span><text:span text:style-name="_33_8">l</text:span><text:span text:style-name="_37_0">e</text:span><text:span text:style-name="_37_">d</text:span><text:span text:style-name="_32_6"> </text:span><text:span text:style-name="_36_5">a</text:span><text:span text:style-name="_32_5">n</text:span><text:span text:style-name="_32_6"> </text:span><text:span text:style-name="_37_2">"</text:span><text:span text:style-name="_31_5">e</text:span><text:span text:style-name="_33_9">l</text:span><text:span text:style-name="_36_4">e</text:span><text:span text:style-name="_32_5">c</text:span><text:span text:style-name="_33_4">t</text:span><text:span text:style-name="_36_4">r</text:span><text:span text:style-name="_31_4">o</text:span><text:span text:style-name="_34_0">n</text:span><text:span text:style-name="_36_2">i</text:span><text:span text:style-name="_31_9">c</text:span><text:span text:style-name="_32_6"> </text:span><text:span text:style-name="_36_8">c</text:span><text:span text:style-name="_32_4">o</text:span><text:span text:style-name="_33_5">m</text:span><text:span text:style-name="_36_4">p</text:span><text:span text:style-name="_39_">u</text:span><text:span text:style-name="_33_3">t</text:span><text:span text:style-name="_36_8">e</text:span><text:span text:style-name="_31_5">r</text:span><text:span text:style-name="_34_5">"</text:span><text:span text:style-name="_35_1"> </text:span><text:span text:style-name="_32_2">o</text:span><text:span text:style-name="_33_5">r</text:span><text:span text:style-name="_35_1"> </text:span><text:span text:style-name="_32_0">"</text:span><text:span text:style-name="_33_2">d</text:span><text:span text:style-name="_36_4">i</text:span><text:span text:style-name="_31_7">g</text:span><text:span text:style-name="_34_4">i</text:span><text:span text:style-name="_36_7">t</text:span><text:span text:style-name="_31_8">a</text:span><text:span text:style-name="_33_8">l</text:span><text:span text:style-name="_35_1"> </text:span><text:span text:style-name="_31_5">c</text:span><text:span text:style-name="_33_3">o</text:span><text:span text:style-name="_35_9">m</text:span><text:span text:style-name="_31_7">p</text:span><text:span text:style-name="_34_5">u</text:span><text:span text:style-name="_36_9">t</text:span><text:span text:style-name="_31_8">e</text:span><text:span text:style-name="_34_7">r</text:span><text:span text:style-name="_36_0">.</text:span><text:span text:style-name="_39_">"</text:span><text:span text:style-name="_32_6"> </text:span><text:span text:style-name="_35_9">F</text:span><text:span text:style-name="_32_5">o</text:span><text:span text:style-name="_34_7">l</text:span><text:span text:style-name="_36_5">l</text:span><text:span text:style-name="_31_9">o</text:span><text:span text:style-name="_34_7">w</text:span><text:span text:style-name="_35_8">i</text:span><text:span text:style-name="_32_4">n</text:span><text:span text:style-name="_33_4">g</text:span><text:span text:style-name="_35_1"> </text:span><text:span text:style-name="_32_0">t</text:span><text:span text:style-name="_35_0">h</text:span><text:span text:style-name="_36_7">i</text:span><text:span text:style-name="_31_9">s</text:span><text:span text:style-name="_32_6"> </text:span><text:span text:style-name="_36_3">s</text:span><text:span text:style-name="_37_">u</text:span><text:span text:style-name="_33_2">g</text:span><text:span text:style-name="_37_3">g</text:span><text:span text:style-name="_31_7">e</text:span><text:span text:style-name="_34_3">s</text:span><text:span text:style-name="_37_3">t</text:span><text:span text:style-name="_31_5">i</text:span><text:span text:style-name="_33_4">o</text:span><text:span text:style-name="_35_8">n</text:span><text:span text:style-name="_31_"> </text:span><text:span text:style-name="_33_3">w</text:span><text:span text:style-name="_36_3">e</text:span><text:span text:style-name="_31_"> </text:span><text:span text:style-name="_33_2">o</text:span><text:span text:style-name="_35_9">n</text:span><text:span text:style-name="_32_2">l</text:span><text:span text:style-name="_34_7">y</text:span><text:span text:style-name="_35_1"> </text:span><text:span text:style-name="_38_">p</text:span><text:span text:style-name="_34_0">e</text:span><text:span text:style-name="_36_8">r</text:span><text:span text:style-name="_39_">m</text:span><text:span text:style-name="_34_5">i</text:span><text:span text:style-name="_36_9">t</text:span><text:span text:style-name="_31_"> </text:span><text:span text:style-name="_34_2">d</text:span><text:span text:style-name="_37_3">i</text:span><text:span text:style-name="_31_2">g</text:span><text:span text:style-name="_33_5">i</text:span><text:span text:style-name="_36_2">t</text:span><text:span text:style-name="_31_4">a</text:span><text:span text:style-name="_34_5">l</text:span><text:span text:style-name="_35_1"> </text:span><text:span text:style-name="_31_8">c</text:span><text:span text:style-name="_34_9">o</text:span><text:span text:style-name="_37_5">m</text:span><text:span text:style-name="_32_0">p</text:span><text:span text:style-name="_35_0">u</text:span><text:span text:style-name="_35_7">t</text:span><text:span text:style-name="_31_5">e</text:span><text:span text:style-name="_34_7">r</text:span><text:span text:style-name="_37_0">s</text:span><text:span text:style-name="_31_"> </text:span><text:span text:style-name="_33_4">t</text:span><text:span text:style-name="_36_7">o</text:span><text:span text:style-name="_31_"> </text:span><text:span text:style-name="_34_2">t</text:span><text:span text:style-name="_36_5">a</text:span><text:span text:style-name="_31_5">k</text:span><text:span text:style-name="_34_5">e</text:span><text:span text:style-name="_35_1"> </text:span><text:span text:style-name="_31_3">p</text:span><text:span text:style-name="_33_3">a</text:span><text:span text:style-name="_36_3">r</text:span><text:span text:style-name="_31_9">t</text:span><text:span text:style-name="_32_6"> </text:span><text:span text:style-name="_37_3">i</text:span><text:span text:style-name="_32_4">n</text:span><text:span text:style-name="_32_6"> </text:span><text:span text:style-name="_37_4">o</text:span><text:span text:style-name="_31_3">u</text:span><text:span text:style-name="_34_2">r</text:span><text:span text:style-name="_35_1"> </text:span><text:span text:style-name="_31_7">g</text:span><text:span text:style-name="_33_5">a</text:span><text:span text:style-name="_37_3">m</text:span><text:span text:style-name="_31_2">e</text:span><text:span text:style-name="_33_9">.</text:span></text:p>
      <text:p text:style-name="P1"><text:span text:style-name="_31_9">T</text:span><text:span text:style-name="_35_0">h</text:span><text:span text:style-name="_37_2">i</text:span><text:span text:style-name="_31_9">s</text:span><text:span text:style-name="_32_6"> </text:span><text:span text:style-name="_35_9">r</text:span><text:span text:style-name="_32_4">e</text:span><text:span text:style-name="_33_7">s</text:span><text:span text:style-name="_37_0">t</text:span><text:span text:style-name="_32_5">r</text:span><text:span text:style-name="_34_3">i</text:span><text:span text:style-name="_36_2">c</text:span><text:span text:style-name="_39_">t</text:span><text:span text:style-name="_33_2">i</text:span><text:span text:style-name="_37_4">o</text:span><text:span text:style-name="_37_">n</text:span><text:span text:style-name="_32_6"> </text:span><text:span text:style-name="_37_5">a</text:span><text:span text:style-name="_31_5">p</text:span><text:span text:style-name="_35_0">p</text:span><text:span text:style-name="_37_5">e</text:span><text:span text:style-name="_32_3">a</text:span><text:span text:style-name="_34_7">r</text:span><text:span text:style-name="_36_5">s</text:span><text:span text:style-name="_31_"> </text:span><text:span text:style-name="_33_5">a</text:span><text:span text:style-name="_37_2">t</text:span><text:span text:style-name="_31_"> </text:span><text:span text:style-name="_34_7">f</text:span><text:span text:style-name="_36_3">i</text:span><text:span text:style-name="_32_4">r</text:span><text:span text:style-name="_34_4">s</text:span><text:span text:style-name="_36_0">t</text:span><text:span text:style-name="_31_"> </text:span><text:span text:style-name="_33_5">s</text:span><text:span text:style-name="_37_0">i</text:span><text:span text:style-name="_31_8">g</text:span><text:span text:style-name="_34_5">h</text:span><text:span text:style-name="_37_4">t</text:span><text:span text:style-name="_31_"> </text:span><text:span text:style-name="_33_7">t</text:span><text:span text:style-name="_37_3">o</text:span><text:span text:style-name="_31_"> </text:span><text:span text:style-name="_34_9">b</text:span><text:span text:style-name="_35_7">e</text:span><text:span text:style-name="_31_"> </text:span><text:span text:style-name="_34_5">a</text:span><text:span text:style-name="_35_1"> </text:span><text:span text:style-name="_39_">v</text:span><text:span text:style-name="_33_3">e</text:span><text:span text:style-name="_35_8">r</text:span><text:span text:style-name="_31_5">y</text:span><text:span text:style-name="_32_6"> </text:span><text:span text:style-name="_35_9">d</text:span><text:span text:style-name="_32_2">r</text:span><text:span text:style-name="_34_8">a</text:span><text:span text:style-name="_37_3">s</text:span><text:span text:style-name="_32_3">t</text:span><text:span text:style-name="_34_4">i</text:span><text:span text:style-name="_35_7">c</text:span><text:span text:style-name="_31_"> </text:span><text:span text:style-name="_33_2">o</text:span><text:span text:style-name="_37_3">n</text:span><text:span text:style-name="_31_5">e</text:span><text:span text:style-name="_35_0">.</text:span><text:span text:style-name="_35_1"> </text:span><text:span text:style-name="_31_7">I</text:span><text:span text:style-name="_32_6"> </text:span><text:span text:style-name="_36_8">s</text:span><text:span text:style-name="_31_3">h</text:span><text:span text:style-name="_34_8">a</text:span><text:span text:style-name="_37_3">l</text:span><text:span text:style-name="_31_7">l</text:span><text:span text:style-name="_32_6"> </text:span><text:span text:style-name="_36_8">a</text:span><text:span text:style-name="_31_0">t</text:span><text:span text:style-name="_33_7">t</text:span><text:span text:style-name="_37_5">e</text:span><text:span text:style-name="_32_5">m</text:span><text:span text:style-name="_34_7">p</text:span><text:span text:style-name="_35_8">t</text:span><text:span text:style-name="_31_"> </text:span><text:span text:style-name="_34_0">t</text:span><text:span text:style-name="_37_3">o</text:span><text:span text:style-name="_31_"> </text:span><text:span text:style-name="_33_9">s</text:span><text:span text:style-name="_35_9">h</text:span><text:span text:style-name="_32_3">o</text:span><text:span text:style-name="_34_4">w</text:span><text:span text:style-name="_35_1"> </text:span><text:span text:style-name="_39_">t</text:span><text:span text:style-name="_34_3">h</text:span><text:span text:style-name="_37_3">a</text:span><text:span text:style-name="_31_9">t</text:span><text:span text:style-name="_32_6"> </text:span><text:span text:style-name="_36_2">i</text:span><text:span text:style-name="_31_0">t</text:span><text:span text:style-name="_32_6"> </text:span><text:span text:style-name="_36_0">i</text:span><text:span text:style-name="_31_0">s</text:span><text:span text:style-name="_32_6"> </text:span><text:span text:style-name="_36_9">n</text:span><text:span text:style-name="_32_4">o</text:span><text:span text:style-name="_34_8">t</text:span><text:span text:style-name="_35_1"> </text:span><text:span text:style-name="_37_">s</text:span><text:span text:style-name="_34_5">o</text:span><text:span text:style-name="_35_1"> </text:span><text:span text:style-name="_31_9">i</text:span><text:span text:style-name="_35_0">n</text:span><text:span text:style-name="_35_1"> </text:span><text:span text:style-name="_31_4">r</text:span><text:span text:style-name="_34_3">e</text:span><text:span text:style-name="_36_2">a</text:span><text:span text:style-name="_32_2">l</text:span><text:span text:style-name="_33_7">i</text:span><text:span text:style-name="_36_0">t</text:span><text:span text:style-name="_38_">y</text:span><text:span text:style-name="_34_5">.</text:span><text:span text:style-name="_35_1"> </text:span><text:span text:style-name="_31_7">T</text:span><text:span text:style-name="_34_9">o</text:span><text:span text:style-name="_35_1"> </text:span><text:span text:style-name="_32_4">d</text:span><text:span text:style-name="_33_4">o</text:span><text:span text:style-name="_35_1"> </text:span><text:span text:style-name="_32_2">t</text:span><text:span text:style-name="_34_7">h</text:span><text:span text:style-name="_37_4">i</text:span><text:span text:style-name="_31_5">s</text:span><text:span text:style-name="_32_6"> </text:span><text:span text:style-name="_36_9">n</text:span><text:span text:style-name="_31_4">e</text:span><text:span text:style-name="_34_4">c</text:span><text:span text:style-name="_35_8">e</text:span><text:span text:style-name="_31_2">s</text:span><text:span text:style-name="_34_3">s</text:span><text:span text:style-name="_36_9">i</text:span><text:span text:style-name="_31_2">t</text:span><text:span text:style-name="_34_3">a</text:span><text:span text:style-name="_36_4">t</text:span><text:span text:style-name="_32_3">e</text:span><text:span text:style-name="_33_2">s</text:span><text:span text:style-name="_35_1"> </text:span><text:span text:style-name="_32_5">a</text:span><text:span text:style-name="_32_6"> </text:span><text:span text:style-name="_35_9">s</text:span><text:span text:style-name="_32_4">h</text:span><text:span text:style-name="_33_4">o</text:span><text:span text:style-name="_36_8">r</text:span><text:span text:style-name="_37_">t</text:span><text:span text:style-name="_32_6"> </text:span><text:span text:style-name="_36_5">a</text:span><text:span text:style-name="_31_5">c</text:span><text:span text:style-name="_34_0">c</text:span><text:span text:style-name="_36_5">o</text:span><text:span text:style-name="_32_0">u</text:span><text:span text:style-name="_33_8">n</text:span><text:span text:style-name="_36_2">t</text:span><text:span text:style-name="_31_"> </text:span><text:span text:style-name="_33_8">o</text:span><text:span text:style-name="_36_0">f</text:span><text:span text:style-name="_31_"> </text:span><text:span text:style-name="_34_4">t</text:span><text:span text:style-name="_37_4">h</text:span><text:span text:style-name="_31_3">e</text:span><text:span text:style-name="_32_6"> </text:span><text:span text:style-name="_35_8">n</text:span><text:span text:style-name="_31_4">a</text:span><text:span text:style-name="_34_5">t</text:span><text:span text:style-name="_36_3">u</text:span><text:span text:style-name="_32_5">r</text:span><text:span text:style-name="_34_8">e</text:span><text:span text:style-name="_35_1"> </text:span><text:span text:style-name="_31_4">a</text:span><text:span text:style-name="_33_7">n</text:span><text:span text:style-name="_36_7">d</text:span><text:span text:style-name="_31_"> </text:span><text:span text:style-name="_33_7">p</text:span><text:span text:style-name="_36_4">r</text:span><text:span text:style-name="_32_3">o</text:span><text:span text:style-name="_33_4">p</text:span><text:span text:style-name="_37_0">e</text:span><text:span text:style-name="_38_">r</text:span><text:span text:style-name="_34_4">t</text:span><text:span text:style-name="_37_5">i</text:span><text:span text:style-name="_32_2">e</text:span><text:span text:style-name="_33_8">s</text:span><text:span text:style-name="_35_1"> </text:span><text:span text:style-name="_32_0">o</text:span><text:span text:style-name="_34_9">f</text:span><text:span text:style-name="_35_1"> </text:span><text:span text:style-name="_31_7">t</text:span><text:span text:style-name="_34_2">h</text:span><text:span text:style-name="_36_4">e</text:span><text:span text:style-name="_31_4">s</text:span><text:span text:style-name="_34_5">e</text:span><text:span text:style-name="_35_1"> </text:span><text:span text:style-name="_31_7">c</text:span><text:span text:style-name="_35_0">o</text:span><text:span text:style-name="_37_2">m</text:span><text:span text:style-name="_32_3">p</text:span><text:span text:style-name="_33_2">u</text:span><text:span text:style-name="_36_4">t</text:span><text:span text:style-name="_31_8">e</text:span><text:span text:style-name="_34_2">r</text:span><text:span text:style-name="_36_7">s</text:span><text:span text:style-name="_32_5">.</text:span></text:p>
      <text:p text:style-name="P1"><text:span text:style-name="_36_7">I</text:span><text:span text:style-name="_32_2">t</text:span><text:span text:style-name="_32_6"> </text:span><text:span text:style-name="_37_3">m</text:span><text:span text:style-name="_31_0">a</text:span><text:span text:style-name="_34_3">y</text:span><text:span text:style-name="_35_1"> </text:span><text:span text:style-name="_31_2">a</text:span><text:span text:style-name="_33_2">l</text:span><text:span text:style-name="_35_8">s</text:span><text:span text:style-name="_32_0">o</text:span><text:span text:style-name="_32_6"> </text:span><text:span text:style-name="_35_9">b</text:span><text:span text:style-name="_39_">e</text:span><text:span text:style-name="_32_6"> </text:span><text:span text:style-name="_35_9">s</text:span><text:span text:style-name="_39_">a</text:span><text:span text:style-name="_33_9">i</text:span><text:span text:style-name="_37_4">d</text:span><text:span text:style-name="_31_"> </text:span><text:span text:style-name="_33_2">t</text:span><text:span text:style-name="_37_4">h</text:span><text:span text:style-name="_31_2">a</text:span><text:span text:style-name="_34_4">t</text:span><text:span text:style-name="_35_1"> </text:span><text:span text:style-name="_31_7">t</text:span><text:span text:style-name="_33_9">h</text:span><text:span text:style-name="_36_4">i</text:span><text:span text:style-name="_31_3">s</text:span><text:span text:style-name="_32_6"> </text:span><text:span text:style-name="_37_0">i</text:span><text:span text:style-name="_32_3">d</text:span><text:span text:style-name="_33_3">e</text:span><text:span text:style-name="_37_3">n</text:span><text:span text:style-name="_32_4">t</text:span><text:span text:style-name="_33_2">i</text:span><text:span text:style-name="_36_7">f</text:span><text:span text:style-name="_31_0">i</text:span><text:span text:style-name="_33_9">c</text:span><text:span text:style-name="_35_8">a</text:span><text:span text:style-name="_31_4">t</text:span><text:span text:style-name="_34_9">i</text:span><text:span text:style-name="_37_4">o</text:span><text:span text:style-name="_31_7">n</text:span><text:span text:style-name="_32_6"> </text:span><text:span text:style-name="_36_8">o</text:span><text:span text:style-name="_31_4">f</text:span><text:span text:style-name="_32_6"> </text:span><text:span text:style-name="_37_0">m</text:span><text:span text:style-name="_31_2">a</text:span><text:span text:style-name="_34_5">c</text:span><text:span text:style-name="_35_8">h</text:span><text:span text:style-name="_31_7">i</text:span><text:span text:style-name="_33_3">n</text:span><text:span text:style-name="_37_3">e</text:span><text:span text:style-name="_31_8">s</text:span><text:span text:style-name="_32_6"> </text:span><text:span text:style-name="_36_3">w</text:span><text:span text:style-name="_31_8">i</text:span><text:span text:style-name="_33_8">t</text:span><text:span text:style-name="_36_4">h</text:span><text:span text:style-name="_31_"> </text:span><text:span text:style-name="_34_5">d</text:span><text:span text:style-name="_36_7">i</text:span><text:span text:style-name="_32_3">g</text:span><text:span text:style-name="_33_8">i</text:span><text:span text:style-name="_36_4">t</text:span><text:span text:style-name="_31_9">a</text:span><text:span text:style-name="_33_7">l</text:span><text:span text:style-name="_35_1"> </text:span><text:span text:style-name="_31_8">c</text:span><text:span text:style-name="_33_2">o</text:span><text:span text:style-name="_36_0">m</text:span><text:span text:style-name="_31_4">p</text:span><text:span text:style-name="_34_3">u</text:span><text:span text:style-name="_37_0">t</text:span><text:span text:style-name="_31_5">e</text:span><text:span text:style-name="_34_9">r</text:span><text:span text:style-name="_36_0">s</text:span><text:span text:style-name="_31_9">,</text:span><text:span text:style-name="_32_6"> </text:span><text:span text:style-name="_37_0">l</text:span><text:span text:style-name="_31_3">i</text:span><text:span text:style-name="_33_8">k</text:span><text:span text:style-name="_36_4">e</text:span><text:span text:style-name="_31_"> </text:span><text:span text:style-name="_35_0">o</text:span><text:span text:style-name="_37_4">u</text:span><text:span text:style-name="_31_4">r</text:span><text:span text:style-name="_32_6"> </text:span><text:span text:style-name="_36_3">c</text:span><text:span text:style-name="_31_3">r</text:span><text:span text:style-name="_33_5">i</text:span><text:span text:style-name="_36_7">t</text:span><text:span text:style-name="_32_5">e</text:span><text:span text:style-name="_33_9">r</text:span><text:span text:style-name="_36_4">i</text:span><text:span text:style-name="_31_7">o</text:span><text:span text:style-name="_34_0">n</text:span><text:span text:style-name="_35_1"> </text:span><text:span text:style-name="_32_0">f</text:span><text:span text:style-name="_33_9">o</text:span><text:span text:style-name="_37_2">r</text:span><text:span text:style-name="_31_"> </text:span><text:span text:style-name="_35_0">"</text:span><text:span text:style-name="_36_3">t</text:span><text:span text:style-name="_31_0">h</text:span><text:span text:style-name="_34_4">i</text:span><text:span text:style-name="_36_8">n</text:span><text:span text:style-name="_31_9">k</text:span><text:span text:style-name="_33_4">i</text:span><text:span text:style-name="_36_3">n</text:span><text:span text:style-name="_31_2">g</text:span><text:span text:style-name="_33_2">,</text:span><text:span text:style-name="_36_5">"</text:span><text:span text:style-name="_31_"> </text:span><text:span text:style-name="_35_0">w</text:span><text:span text:style-name="_36_9">i</text:span><text:span text:style-name="_31_7">l</text:span><text:span text:style-name="_34_9">l</text:span><text:span text:style-name="_35_1"> </text:span><text:span text:style-name="_32_2">o</text:span><text:span text:style-name="_34_7">n</text:span><text:span text:style-name="_37_0">l</text:span><text:span text:style-name="_31_8">y</text:span><text:span text:style-name="_32_6"> </text:span><text:span text:style-name="_36_2">b</text:span><text:span text:style-name="_31_5">e</text:span><text:span text:style-name="_32_6"> </text:span><text:span text:style-name="_36_2">u</text:span><text:span text:style-name="_31_0">n</text:span><text:span text:style-name="_34_9">s</text:span><text:span text:style-name="_37_0">a</text:span><text:span text:style-name="_37_">t</text:span><text:span text:style-name="_34_8">i</text:span><text:span text:style-name="_36_5">s</text:span><text:span text:style-name="_31_8">f</text:span><text:span text:style-name="_34_3">a</text:span><text:span text:style-name="_37_3">c</text:span><text:span text:style-name="_32_2">t</text:span><text:span text:style-name="_35_0">o</text:span><text:span text:style-name="_36_7">r</text:span><text:span text:style-name="_32_4">y</text:span><text:span text:style-name="_32_6"> </text:span><text:span text:style-name="_36_9">i</text:span><text:span text:style-name="_32_2">f</text:span><text:span text:style-name="_32_6"> </text:span><text:span text:style-name="_37_3">(</text:span><text:span text:style-name="_31_3">c</text:span><text:span text:style-name="_34_8">o</text:span><text:span text:style-name="_37_0">n</text:span><text:span text:style-name="_32_4">t</text:span><text:span text:style-name="_33_7">r</text:span><text:span text:style-name="_37_4">a</text:span><text:span text:style-name="_32_5">r</text:span><text:span text:style-name="_33_7">y</text:span><text:span text:style-name="_35_1"> </text:span><text:span text:style-name="_32_4">t</text:span><text:span text:style-name="_34_0">o</text:span><text:span text:style-name="_35_1"> </text:span><text:span text:style-name="_32_4">m</text:span><text:span text:style-name="_33_9">y</text:span><text:span text:style-name="_35_1"> </text:span><text:span text:style-name="_32_2">b</text:span><text:span text:style-name="_34_3">e</text:span><text:span text:style-name="_37_5">l</text:span><text:span text:style-name="_31_2">i</text:span><text:span text:style-name="_33_5">e</text:span><text:span text:style-name="_36_2">f</text:span><text:span text:style-name="_31_4">)</text:span><text:span text:style-name="_34_5">,</text:span><text:span text:style-name="_35_1"> </text:span><text:span text:style-name="_38_">i</text:span><text:span text:style-name="_34_0">t</text:span><text:span text:style-name="_35_1"> </text:span><text:span text:style-name="_31_5">t</text:span><text:span text:style-name="_34_4">u</text:span><text:span text:style-name="_35_7">r</text:span><text:span text:style-name="_31_9">n</text:span><text:span text:style-name="_34_7">s</text:span><text:span text:style-name="_35_1"> </text:span><text:span text:style-name="_32_2">o</text:span><text:span text:style-name="_34_0">u</text:span><text:span text:style-name="_37_4">t</text:span><text:span text:style-name="_31_"> </text:span><text:span text:style-name="_33_3">t</text:span><text:span text:style-name="_37_5">h</text:span><text:span text:style-name="_32_5">a</text:span><text:span text:style-name="_34_0">t</text:span><text:span text:style-name="_35_1"> </text:span><text:span text:style-name="_32_3">d</text:span><text:span text:style-name="_35_0">i</text:span><text:span text:style-name="_37_0">g</text:span><text:span text:style-name="_32_0">i</text:span><text:span text:style-name="_34_2">t</text:span><text:span text:style-name="_37_3">a</text:span><text:span text:style-name="_31_2">l</text:span><text:span text:style-name="_32_6"> </text:span><text:span text:style-name="_36_2">c</text:span><text:span text:style-name="_32_3">o</text:span><text:span text:style-name="_33_5">m</text:span><text:span text:style-name="_36_3">p</text:span><text:span text:style-name="_31_0">u</text:span><text:span text:style-name="_33_7">t</text:span><text:span text:style-name="_37_2">e</text:span><text:span text:style-name="_38_">r</text:span><text:span text:style-name="_34_9">s</text:span><text:span text:style-name="_35_1"> </text:span><text:span text:style-name="_32_4">a</text:span><text:span text:style-name="_34_2">r</text:span><text:span text:style-name="_36_2">e</text:span><text:span text:style-name="_31_"> </text:span><text:span text:style-name="_33_8">u</text:span><text:span text:style-name="_35_8">n</text:span><text:span text:style-name="_32_4">a</text:span><text:span text:style-name="_34_3">b</text:span><text:span text:style-name="_36_0">l</text:span><text:span text:style-name="_31_4">e</text:span><text:span text:style-name="_32_6"> </text:span><text:span text:style-name="_36_0">t</text:span><text:span text:style-name="_31_0">o</text:span><text:span text:style-name="_32_6"> </text:span><text:span text:style-name="_36_8">g</text:span><text:span text:style-name="_32_3">i</text:span><text:span text:style-name="_33_4">v</text:span><text:span text:style-name="_36_4">e</text:span><text:span text:style-name="_31_"> </text:span><text:span text:style-name="_34_8">a</text:span><text:span text:style-name="_35_1"> </text:span><text:span text:style-name="_31_9">g</text:span><text:span text:style-name="_35_0">o</text:span><text:span text:style-name="_36_2">o</text:span><text:span text:style-name="_32_0">d</text:span><text:span text:style-name="_32_6"> </text:span><text:span text:style-name="_37_4">s</text:span><text:span text:style-name="_32_2">h</text:span><text:span text:style-name="_34_5">o</text:span><text:span text:style-name="_36_7">w</text:span><text:span text:style-name="_31_2">i</text:span><text:span text:style-name="_34_7">n</text:span><text:span text:style-name="_37_2">g</text:span><text:span text:style-name="_31_"> </text:span><text:span text:style-name="_34_2">i</text:span><text:span text:style-name="_37_4">n</text:span><text:span text:style-name="_31_"> </text:span><text:span text:style-name="_34_0">t</text:span><text:span text:style-name="_36_5">h</text:span><text:span text:style-name="_31_2">e</text:span><text:span text:style-name="_32_6"> </text:span><text:span text:style-name="_36_5">g</text:span><text:span text:style-name="_31_3">a</text:span><text:span text:style-name="_33_3">m</text:span><text:span text:style-name="_37_2">e</text:span><text:span text:style-name="_31_8">.</text:span></text:p>
      <text:p text:style-name="P1"><text:span text:style-name="_37_2">T</text:span><text:span text:style-name="_32_3">h</text:span><text:span text:style-name="_33_3">e</text:span><text:span text:style-name="_36_0">r</text:span><text:span text:style-name="_38_">e</text:span><text:span text:style-name="_32_6"> </text:span><text:span text:style-name="_35_8">a</text:span><text:span text:style-name="_31_4">r</text:span><text:span text:style-name="_34_2">e</text:span><text:span text:style-name="_35_1"> </text:span><text:span text:style-name="_37_">a</text:span><text:span text:style-name="_33_4">l</text:span><text:span text:style-name="_36_9">r</text:span><text:span text:style-name="_31_2">e</text:span><text:span text:style-name="_33_3">a</text:span><text:span text:style-name="_37_3">d</text:span><text:span text:style-name="_31_7">y</text:span><text:span text:style-name="_32_6"> </text:span><text:span text:style-name="_35_7">a</text:span><text:span text:style-name="_31_"> </text:span><text:span text:style-name="_34_3">n</text:span><text:span text:style-name="_36_7">u</text:span><text:span text:style-name="_32_2">m</text:span><text:span text:style-name="_33_4">b</text:span><text:span text:style-name="_37_4">e</text:span><text:span text:style-name="_38_">r</text:span><text:span text:style-name="_32_6"> </text:span><text:span text:style-name="_35_9">o</text:span><text:span text:style-name="_31_4">f</text:span><text:span text:style-name="_32_6"> </text:span><text:span text:style-name="_37_4">d</text:span><text:span text:style-name="_31_0">i</text:span><text:span text:style-name="_35_0">g</text:span><text:span text:style-name="_36_5">i</text:span><text:span text:style-name="_37_">t</text:span><text:span text:style-name="_33_7">a</text:span><text:span text:style-name="_36_2">l</text:span><text:span text:style-name="_31_"> </text:span><text:span text:style-name="_34_2">c</text:span><text:span text:style-name="_36_9">o</text:span><text:span text:style-name="_38_">m</text:span><text:span text:style-name="_33_2">p</text:span><text:span text:style-name="_36_8">u</text:span><text:span text:style-name="_39_">t</text:span><text:span text:style-name="_33_7">e</text:span><text:span text:style-name="_35_8">r</text:span><text:span text:style-name="_31_5">s</text:span><text:span text:style-name="_32_6"> </text:span><text:span text:style-name="_36_2">i</text:span><text:span text:style-name="_37_">n</text:span><text:span text:style-name="_32_6"> </text:span><text:span text:style-name="_35_8">w</text:span><text:span text:style-name="_31_7">o</text:span><text:span text:style-name="_34_9">r</text:span><text:span text:style-name="_36_5">k</text:span><text:span text:style-name="_31_8">i</text:span><text:span text:style-name="_33_3">n</text:span><text:span text:style-name="_37_2">g</text:span><text:span text:style-name="_31_"> </text:span><text:span text:style-name="_34_0">o</text:span><text:span text:style-name="_37_0">r</text:span><text:span text:style-name="_32_0">d</text:span><text:span text:style-name="_33_9">e</text:span><text:span text:style-name="_36_8">r</text:span><text:span text:style-name="_32_0">,</text:span><text:span text:style-name="_32_6"> </text:span><text:span text:style-name="_35_7">a</text:span><text:span text:style-name="_31_4">n</text:span><text:span text:style-name="_33_9">d</text:span><text:span text:style-name="_35_1"> </text:span><text:span text:style-name="_32_0">i</text:span><text:span text:style-name="_34_9">t</text:span><text:span text:style-name="_35_1"> </text:span><text:span text:style-name="_31_2">m</text:span><text:span text:style-name="_34_7">a</text:span><text:span text:style-name="_35_8">y</text:span><text:span text:style-name="_31_"> </text:span><text:span text:style-name="_34_2">b</text:span><text:span text:style-name="_36_2">e</text:span><text:span text:style-name="_31_"> </text:span><text:span text:style-name="_34_0">a</text:span><text:span text:style-name="_37_0">s</text:span><text:span text:style-name="_31_7">k</text:span><text:span text:style-name="_33_4">e</text:span><text:span text:style-name="_36_4">d</text:span><text:span text:style-name="_31_3">,</text:span><text:span text:style-name="_32_6"> </text:span><text:span text:style-name="_37_3">"</text:span><text:span text:style-name="_32_3">W</text:span><text:span text:style-name="_34_8">h</text:span><text:span text:style-name="_37_3">y</text:span><text:span text:style-name="_31_"> </text:span><text:span text:style-name="_34_5">n</text:span><text:span text:style-name="_36_3">o</text:span><text:span text:style-name="_31_7">t</text:span><text:span text:style-name="_32_6"> </text:span><text:span text:style-name="_36_3">t</text:span><text:span text:style-name="_37_">r</text:span><text:span text:style-name="_34_7">y</text:span><text:span text:style-name="_35_1"> </text:span><text:span text:style-name="_38_">t</text:span><text:span text:style-name="_34_4">h</text:span><text:span text:style-name="_37_4">e</text:span><text:span text:style-name="_31_"> </text:span><text:span text:style-name="_34_3">e</text:span><text:span text:style-name="_35_9">x</text:span><text:span text:style-name="_31_0">p</text:span><text:span text:style-name="_34_8">e</text:span><text:span text:style-name="_37_0">r</text:span><text:span text:style-name="_31_4">i</text:span><text:span text:style-name="_33_7">m</text:span><text:span text:style-name="_36_0">e</text:span><text:span text:style-name="_31_5">n</text:span><text:span text:style-name="_34_8">t</text:span><text:span text:style-name="_35_1"> </text:span><text:span text:style-name="_32_2">s</text:span><text:span text:style-name="_33_9">t</text:span><text:span text:style-name="_35_7">r</text:span><text:span text:style-name="_31_7">a</text:span><text:span text:style-name="_34_8">i</text:span><text:span text:style-name="_35_8">g</text:span><text:span text:style-name="_31_7">h</text:span><text:span text:style-name="_34_2">t</text:span><text:span text:style-name="_35_1"> </text:span><text:span text:style-name="_31_2">a</text:span><text:span text:style-name="_34_3">w</text:span><text:span text:style-name="_36_2">a</text:span><text:span text:style-name="_39_">y</text:span><text:span text:style-name="_33_9">?</text:span><text:span text:style-name="_35_1"> </text:span><text:span text:style-name="_32_0">I</text:span><text:span text:style-name="_34_7">t</text:span><text:span text:style-name="_35_1"> </text:span><text:span text:style-name="_31_8">w</text:span><text:span text:style-name="_34_3">o</text:span><text:span text:style-name="_36_0">u</text:span><text:span text:style-name="_32_2">l</text:span><text:span text:style-name="_34_3">d</text:span><text:span text:style-name="_35_1"> </text:span><text:span text:style-name="_32_3">b</text:span><text:span text:style-name="_33_3">e</text:span><text:span text:style-name="_35_1"> </text:span><text:span text:style-name="_32_0">e</text:span><text:span text:style-name="_33_4">a</text:span><text:span text:style-name="_36_9">s</text:span><text:span text:style-name="_31_4">y</text:span><text:span text:style-name="_32_6"> </text:span><text:span text:style-name="_36_3">t</text:span><text:span text:style-name="_32_4">o</text:span><text:span text:style-name="_32_6"> </text:span><text:span text:style-name="_36_5">s</text:span><text:span text:style-name="_38_">a</text:span><text:span text:style-name="_33_3">t</text:span><text:span text:style-name="_35_7">i</text:span><text:span text:style-name="_31_8">s</text:span><text:span text:style-name="_34_3">f</text:span><text:span text:style-name="_36_0">y</text:span><text:span text:style-name="_31_"> </text:span><text:span text:style-name="_34_7">t</text:span><text:span text:style-name="_37_0">h</text:span><text:span text:style-name="_31_4">e</text:span><text:span text:style-name="_32_6"> </text:span><text:span text:style-name="_37_2">c</text:span><text:span text:style-name="_31_9">o</text:span><text:span text:style-name="_34_2">n</text:span><text:span text:style-name="_36_3">d</text:span><text:span text:style-name="_31_9">i</text:span><text:span text:style-name="_33_2">t</text:span><text:span text:style-name="_37_2">i</text:span><text:span text:style-name="_32_4">o</text:span><text:span text:style-name="_34_5">n</text:span><text:span text:style-name="_36_8">s</text:span><text:span text:style-name="_31_"> </text:span><text:span text:style-name="_33_8">o</text:span><text:span text:style-name="_37_5">f</text:span><text:span text:style-name="_31_"> </text:span><text:span text:style-name="_34_2">t</text:span><text:span text:style-name="_35_8">h</text:span><text:span text:style-name="_31_0">e</text:span><text:span text:style-name="_32_6"> </text:span><text:span text:style-name="_37_2">g</text:span><text:span text:style-name="_32_5">a</text:span><text:span text:style-name="_34_8">m</text:span><text:span text:style-name="_36_7">e</text:span><text:span text:style-name="_32_4">.</text:span><text:span text:style-name="_32_6"> </text:span><text:span text:style-name="_36_5">A</text:span><text:span text:style-name="_31_"> </text:span><text:span text:style-name="_34_4">n</text:span><text:span text:style-name="_36_8">u</text:span><text:span text:style-name="_31_7">m</text:span><text:span text:style-name="_33_3">b</text:span><text:span text:style-name="_35_9">e</text:span><text:span text:style-name="_31_3">r</text:span><text:span text:style-name="_32_6"> </text:span><text:span text:style-name="_36_3">o</text:span><text:span text:style-name="_31_7">f</text:span><text:span text:style-name="_32_6"> </text:span><text:span text:style-name="_35_7">i</text:span><text:span text:style-name="_31_4">n</text:span><text:span text:style-name="_33_2">t</text:span><text:span text:style-name="_36_8">e</text:span><text:span text:style-name="_32_3">r</text:span><text:span text:style-name="_33_3">r</text:span><text:span text:style-name="_37_2">o</text:span><text:span text:style-name="_31_0">g</text:span><text:span text:style-name="_34_0">a</text:span><text:span text:style-name="_36_7">t</text:span><text:span text:style-name="_37_">o</text:span><text:span text:style-name="_35_0">r</text:span><text:span text:style-name="_35_7">s</text:span><text:span text:style-name="_31_"> </text:span><text:span text:style-name="_34_9">c</text:span><text:span text:style-name="_36_8">o</text:span><text:span text:style-name="_31_7">u</text:span><text:span text:style-name="_33_7">l</text:span><text:span text:style-name="_37_3">d</text:span><text:span text:style-name="_31_"> </text:span><text:span text:style-name="_34_8">b</text:span><text:span text:style-name="_36_0">e</text:span><text:span text:style-name="_31_"> </text:span><text:span text:style-name="_34_4">u</text:span><text:span text:style-name="_37_4">s</text:span><text:span text:style-name="_31_0">e</text:span><text:span text:style-name="_33_9">d</text:span><text:span text:style-name="_36_8">,</text:span><text:span text:style-name="_31_"> </text:span><text:span text:style-name="_34_0">a</text:span><text:span text:style-name="_35_7">n</text:span><text:span text:style-name="_31_8">d</text:span><text:span text:style-name="_32_6"> </text:span><text:span text:style-name="_37_0">s</text:span><text:span text:style-name="_31_4">t</text:span><text:span text:style-name="_33_7">a</text:span><text:span text:style-name="_37_5">t</text:span><text:span text:style-name="_31_5">i</text:span><text:span text:style-name="_34_0">s</text:span><text:span text:style-name="_37_4">t</text:span><text:span text:style-name="_39_">i</text:span><text:span text:style-name="_34_8">c</text:span><text:span text:style-name="_37_4">s</text:span><text:span text:style-name="_31_"> </text:span><text:span text:style-name="_33_5">c</text:span><text:span text:style-name="_36_8">o</text:span><text:span text:style-name="_32_3">m</text:span><text:span text:style-name="_35_0">p</text:span><text:span text:style-name="_35_9">i</text:span><text:span text:style-name="_31_2">l</text:span><text:span text:style-name="_33_3">e</text:span><text:span text:style-name="_35_9">d</text:span><text:span text:style-name="_31_"> </text:span><text:span text:style-name="_33_5">t</text:span><text:span text:style-name="_36_8">o</text:span><text:span text:style-name="_31_"> </text:span><text:span text:style-name="_33_4">s</text:span><text:span text:style-name="_37_5">h</text:span><text:span text:style-name="_38_">o</text:span><text:span text:style-name="_33_7">w</text:span><text:span text:style-name="_35_1"> </text:span><text:span text:style-name="_31_5">h</text:span><text:span text:style-name="_33_4">o</text:span><text:span text:style-name="_36_9">w</text:span><text:span text:style-name="_31_"> </text:span><text:span text:style-name="_34_7">o</text:span><text:span text:style-name="_36_9">f</text:span><text:span text:style-name="_31_3">t</text:span><text:span text:style-name="_34_8">e</text:span><text:span text:style-name="_35_8">n</text:span><text:span text:style-name="_31_"> </text:span><text:span text:style-name="_33_4">t</text:span><text:span text:style-name="_36_8">h</text:span><text:span text:style-name="_31_8">e</text:span><text:span text:style-name="_32_6"> </text:span><text:span text:style-name="_36_5">r</text:span><text:span text:style-name="_31_4">i</text:span><text:span text:style-name="_33_2">g</text:span><text:span text:style-name="_37_4">h</text:span><text:span text:style-name="_31_4">t</text:span><text:span text:style-name="_32_6"> </text:span><text:span text:style-name="_36_5">i</text:span><text:span text:style-name="_38_">d</text:span><text:span text:style-name="_33_9">e</text:span><text:span text:style-name="_36_9">n</text:span><text:span text:style-name="_32_2">t</text:span><text:span text:style-name="_34_2">i</text:span><text:span text:style-name="_36_8">f</text:span><text:span text:style-name="_37_">i</text:span><text:span text:style-name="_34_4">c</text:span><text:span text:style-name="_35_9">a</text:span><text:span text:style-name="_32_5">t</text:span><text:span text:style-name="_34_2">i</text:span><text:span text:style-name="_37_0">o</text:span><text:span text:style-name="_32_4">n</text:span><text:span text:style-name="_32_6"> </text:span><text:span text:style-name="_37_4">w</text:span><text:span text:style-name="_32_5">a</text:span><text:span text:style-name="_33_8">s</text:span><text:span text:style-name="_35_1"> </text:span><text:span text:style-name="_31_3">g</text:span><text:span text:style-name="_34_8">i</text:span><text:span text:style-name="_36_8">v</text:span><text:span text:style-name="_32_4">e</text:span><text:span text:style-name="_34_9">n</text:span><text:span text:style-name="_36_8">.</text:span><text:span text:style-name="_31_0">"</text:span><text:span text:style-name="_32_6"> </text:span><text:span text:style-name="_37_5">T</text:span><text:span text:style-name="_37_">h</text:span><text:span text:style-name="_33_7">e</text:span><text:span text:style-name="_35_1"> </text:span><text:span text:style-name="_31_7">s</text:span><text:span text:style-name="_33_8">h</text:span><text:span text:style-name="_37_4">o</text:span><text:span text:style-name="_31_5">r</text:span><text:span text:style-name="_34_9">t</text:span><text:span text:style-name="_35_1"> </text:span><text:span text:style-name="_31_0">a</text:span><text:span text:style-name="_34_0">n</text:span><text:span text:style-name="_35_7">s</text:span><text:span text:style-name="_31_9">w</text:span><text:span text:style-name="_34_7">e</text:span><text:span text:style-name="_36_0">r</text:span><text:span text:style-name="_31_"> </text:span><text:span text:style-name="_33_7">i</text:span><text:span text:style-name="_35_8">s</text:span><text:span text:style-name="_31_"> </text:span><text:span text:style-name="_34_2">t</text:span><text:span text:style-name="_36_5">h</text:span><text:span text:style-name="_31_5">a</text:span><text:span text:style-name="_34_7">t</text:span><text:span text:style-name="_35_1"> </text:span><text:span text:style-name="_39_">w</text:span><text:span text:style-name="_34_2">e</text:span><text:span text:style-name="_35_1"> </text:span><text:span text:style-name="_31_4">a</text:span><text:span text:style-name="_33_5">r</text:span><text:span text:style-name="_37_2">e</text:span><text:span text:style-name="_31_"> </text:span><text:span text:style-name="_34_7">n</text:span><text:span text:style-name="_36_3">o</text:span><text:span text:style-name="_31_5">t</text:span><text:span text:style-name="_32_6"> </text:span><text:span text:style-name="_35_7">a</text:span><text:span text:style-name="_31_8">s</text:span><text:span text:style-name="_34_9">k</text:span><text:span text:style-name="_36_8">i</text:span><text:span text:style-name="_38_">n</text:span><text:span text:style-name="_34_8">g</text:span><text:span text:style-name="_35_1"> </text:span><text:span text:style-name="_31_4">w</text:span><text:span text:style-name="_33_4">h</text:span><text:span text:style-name="_35_8">e</text:span><text:span text:style-name="_31_3">t</text:span><text:span text:style-name="_33_7">h</text:span><text:span text:style-name="_36_4">e</text:span><text:span text:style-name="_39_">r</text:span><text:span text:style-name="_32_6"> </text:span><text:span text:style-name="_35_8">a</text:span><text:span text:style-name="_32_0">l</text:span><text:span text:style-name="_34_8">l</text:span><text:span text:style-name="_35_1"> </text:span><text:span text:style-name="_32_2">d</text:span><text:span text:style-name="_33_7">i</text:span><text:span text:style-name="_37_3">g</text:span><text:span text:style-name="_32_2">i</text:span><text:span text:style-name="_34_9">t</text:span><text:span text:style-name="_36_7">a</text:span><text:span text:style-name="_32_2">l</text:span><text:span text:style-name="_32_6"> </text:span><text:span text:style-name="_36_8">c</text:span><text:span text:style-name="_31_7">o</text:span><text:span text:style-name="_34_5">m</text:span><text:span text:style-name="_37_3">p</text:span><text:span text:style-name="_32_4">u</text:span><text:span text:style-name="_33_5">t</text:span><text:span text:style-name="_35_8">e</text:span><text:span text:style-name="_37_">r</text:span><text:span text:style-name="_34_0">s</text:span><text:span text:style-name="_35_1"> </text:span><text:span text:style-name="_32_4">w</text:span><text:span text:style-name="_34_0">o</text:span><text:span text:style-name="_35_9">u</text:span><text:span text:style-name="_39_">l</text:span><text:span text:style-name="_34_3">d</text:span><text:span text:style-name="_35_1"> </text:span><text:span text:style-name="_37_">d</text:span><text:span text:style-name="_35_0">o</text:span><text:span text:style-name="_35_1"> </text:span><text:span text:style-name="_32_3">w</text:span><text:span text:style-name="_34_0">e</text:span><text:span text:style-name="_36_0">l</text:span><text:span text:style-name="_31_8">l</text:span><text:span text:style-name="_32_6"> </text:span><text:span text:style-name="_37_4">i</text:span><text:span text:style-name="_32_5">n</text:span><text:span text:style-name="_32_6"> </text:span><text:span text:style-name="_37_3">t</text:span><text:span text:style-name="_31_3">h</text:span><text:span text:style-name="_33_4">e</text:span><text:span text:style-name="_35_1"> </text:span><text:span text:style-name="_31_4">g</text:span><text:span text:style-name="_34_7">a</text:span><text:span text:style-name="_37_0">m</text:span><text:span text:style-name="_32_3">e</text:span><text:span text:style-name="_32_6"> </text:span><text:span text:style-name="_37_4">n</text:span><text:span text:style-name="_39_">o</text:span><text:span text:style-name="_33_9">r</text:span><text:span text:style-name="_35_1"> </text:span><text:span text:style-name="_32_3">w</text:span><text:span text:style-name="_34_9">h</text:span><text:span text:style-name="_36_8">e</text:span><text:span text:style-name="_32_0">t</text:span><text:span text:style-name="_34_7">h</text:span><text:span text:style-name="_36_2">e</text:span><text:span text:style-name="_32_4">r</text:span><text:span text:style-name="_32_6"> </text:span><text:span text:style-name="_37_3">t</text:span><text:span text:style-name="_31_4">h</text:span><text:span text:style-name="_34_7">e</text:span><text:span text:style-name="_35_1"> </text:span><text:span text:style-name="_31_9">c</text:span><text:span text:style-name="_33_2">o</text:span><text:span text:style-name="_36_2">m</text:span><text:span text:style-name="_32_4">p</text:span><text:span text:style-name="_34_2">u</text:span><text:span text:style-name="_36_3">t</text:span><text:span text:style-name="_31_2">e</text:span><text:span text:style-name="_34_8">r</text:span><text:span text:style-name="_37_4">s</text:span><text:span text:style-name="_31_"> </text:span><text:span text:style-name="_34_2">a</text:span><text:span text:style-name="_37_0">t</text:span><text:span text:style-name="_31_"> </text:span><text:span text:style-name="_35_0">p</text:span><text:span text:style-name="_35_9">r</text:span><text:span text:style-name="_32_0">e</text:span><text:span text:style-name="_33_7">s</text:span><text:span text:style-name="_36_5">e</text:span><text:span text:style-name="_31_9">n</text:span><text:span text:style-name="_34_7">t</text:span><text:span text:style-name="_35_1"> </text:span><text:span text:style-name="_37_">a</text:span><text:span text:style-name="_34_4">v</text:span><text:span text:style-name="_36_5">a</text:span><text:span text:style-name="_32_3">i</text:span><text:span text:style-name="_34_7">l</text:span><text:span text:style-name="_36_9">a</text:span><text:span text:style-name="_32_3">b</text:span><text:span text:style-name="_34_5">l</text:span><text:span text:style-name="_35_7">e</text:span><text:span text:style-name="_31_"> </text:span><text:span text:style-name="_33_2">w</text:span><text:span text:style-name="_35_8">o</text:span><text:span text:style-name="_37_">u</text:span><text:span text:style-name="_33_7">l</text:span><text:span text:style-name="_37_0">d</text:span><text:span text:style-name="_31_"> </text:span><text:span text:style-name="_34_5">d</text:span><text:span text:style-name="_36_9">o</text:span><text:span text:style-name="_31_"> </text:span><text:span text:style-name="_34_3">w</text:span><text:span text:style-name="_37_0">e</text:span><text:span text:style-name="_39_">l</text:span><text:span text:style-name="_34_0">l</text:span><text:span text:style-name="_35_7">,</text:span><text:span text:style-name="_31_"> </text:span><text:span text:style-name="_33_7">b</text:span><text:span text:style-name="_36_0">u</text:span><text:span text:style-name="_32_2">t</text:span><text:span text:style-name="_32_6"> </text:span><text:span text:style-name="_36_8">w</text:span><text:span text:style-name="_32_5">h</text:span><text:span text:style-name="_34_4">e</text:span><text:span text:style-name="_37_2">t</text:span><text:span text:style-name="_31_0">h</text:span><text:span text:style-name="_33_7">e</text:span><text:span text:style-name="_36_4">r</text:span><text:span text:style-name="_31_"> </text:span><text:span text:style-name="_34_3">t</text:span><text:span text:style-name="_36_7">h</text:span><text:span text:style-name="_31_8">e</text:span><text:span text:style-name="_33_8">r</text:span><text:span text:style-name="_36_9">e</text:span><text:span text:style-name="_31_"> </text:span><text:span text:style-name="_33_8">a</text:span><text:span text:style-name="_36_4">r</text:span><text:span text:style-name="_31_9">e</text:span><text:span text:style-name="_32_6"> </text:span><text:span text:style-name="_36_3">i</text:span><text:span text:style-name="_38_">m</text:span><text:span text:style-name="_34_5">a</text:span><text:span text:style-name="_35_7">g</text:span><text:span text:style-name="_32_3">i</text:span><text:span text:style-name="_33_4">n</text:span><text:span text:style-name="_36_4">a</text:span><text:span text:style-name="_37_">b</text:span><text:span text:style-name="_34_0">l</text:span><text:span text:style-name="_35_8">e</text:span><text:span text:style-name="_31_"> </text:span><text:span text:style-name="_33_3">c</text:span><text:span text:style-name="_36_4">o</text:span><text:span text:style-name="_32_4">m</text:span><text:span text:style-name="_33_3">p</text:span><text:span text:style-name="_35_7">u</text:span><text:span text:style-name="_31_5">t</text:span><text:span text:style-name="_34_5">e</text:span><text:span text:style-name="_35_9">r</text:span><text:span text:style-name="_31_5">s</text:span><text:span text:style-name="_32_6"> </text:span><text:span text:style-name="_35_9">w</text:span><text:span text:style-name="_37_">h</text:span><text:span text:style-name="_34_3">i</text:span><text:span text:style-name="_35_7">c</text:span><text:span text:style-name="_31_3">h</text:span><text:span text:style-name="_32_6"> </text:span><text:span text:style-name="_37_5">w</text:span><text:span text:style-name="_37_">o</text:span><text:span text:style-name="_33_5">u</text:span><text:span text:style-name="_35_8">l</text:span><text:span text:style-name="_31_4">d</text:span><text:span text:style-name="_32_6"> </text:span><text:span text:style-name="_36_8">d</text:span><text:span text:style-name="_31_3">o</text:span><text:span text:style-name="_32_6"> </text:span><text:span text:style-name="_36_5">w</text:span><text:span text:style-name="_32_0">e</text:span><text:span text:style-name="_33_2">l</text:span><text:span text:style-name="_36_7">l</text:span><text:span text:style-name="_31_5">.</text:span><text:span text:style-name="_32_6"> </text:span><text:span text:style-name="_36_7">B</text:span><text:span text:style-name="_31_9">u</text:span><text:span text:style-name="_33_5">t</text:span><text:span text:style-name="_35_1"> </text:span><text:span text:style-name="_31_0">t</text:span><text:span text:style-name="_33_2">h</text:span><text:span text:style-name="_37_2">i</text:span><text:span text:style-name="_32_4">s</text:span><text:span text:style-name="_32_6"> </text:span><text:span text:style-name="_36_4">i</text:span><text:span text:style-name="_31_0">s</text:span><text:span text:style-name="_32_6"> </text:span><text:span text:style-name="_37_4">o</text:span><text:span text:style-name="_37_">n</text:span><text:span text:style-name="_34_7">l</text:span><text:span text:style-name="_36_5">y</text:span><text:span text:style-name="_31_"> </text:span><text:span text:style-name="_33_4">t</text:span><text:span text:style-name="_36_9">h</text:span><text:span text:style-name="_31_8">e</text:span><text:span text:style-name="_32_6"> </text:span><text:span text:style-name="_37_3">s</text:span><text:span text:style-name="_31_5">h</text:span><text:span text:style-name="_33_2">o</text:span><text:span text:style-name="_36_7">r</text:span><text:span text:style-name="_32_2">t</text:span><text:span text:style-name="_32_6"> </text:span><text:span text:style-name="_37_3">a</text:span><text:span text:style-name="_31_9">n</text:span><text:span text:style-name="_34_0">s</text:span><text:span text:style-name="_37_5">w</text:span><text:span text:style-name="_31_4">e</text:span><text:span text:style-name="_35_0">r</text:span><text:span text:style-name="_37_0">.</text:span><text:span text:style-name="_31_"> </text:span><text:span text:style-name="_35_0">W</text:span><text:span text:style-name="_36_8">e</text:span><text:span text:style-name="_31_"> </text:span><text:span text:style-name="_33_2">s</text:span><text:span text:style-name="_37_2">h</text:span><text:span text:style-name="_31_7">a</text:span><text:span text:style-name="_35_0">l</text:span><text:span text:style-name="_35_8">l</text:span><text:span text:style-name="_31_"> </text:span><text:span text:style-name="_33_8">s</text:span><text:span text:style-name="_36_8">e</text:span><text:span text:style-name="_32_2">e</text:span><text:span text:style-name="_32_6"> </text:span><text:span text:style-name="_36_5">t</text:span><text:span text:style-name="_31_9">h</text:span><text:span text:style-name="_33_4">i</text:span><text:span text:style-name="_37_2">s</text:span><text:span text:style-name="_31_"> </text:span><text:span text:style-name="_34_2">q</text:span><text:span text:style-name="_37_4">u</text:span><text:span text:style-name="_38_">e</text:span><text:span text:style-name="_34_4">s</text:span><text:span text:style-name="_36_7">t</text:span><text:span text:style-name="_31_8">i</text:span><text:span text:style-name="_34_8">o</text:span><text:span text:style-name="_35_9">n</text:span><text:span text:style-name="_31_"> </text:span><text:span text:style-name="_33_3">i</text:span><text:span text:style-name="_36_7">n</text:span><text:span text:style-name="_31_"> </text:span><text:span text:style-name="_33_4">a</text:span><text:span text:style-name="_35_1"> </text:span><text:span text:style-name="_32_5">d</text:span><text:span text:style-name="_34_8">i</text:span><text:span text:style-name="_37_4">f</text:span><text:span text:style-name="_31_2">f</text:span><text:span text:style-name="_34_2">e</text:span><text:span text:style-name="_35_9">r</text:span><text:span text:style-name="_39_">e</text:span><text:span text:style-name="_35_0">n</text:span><text:span text:style-name="_37_4">t</text:span><text:span text:style-name="_31_"> </text:span><text:span text:style-name="_34_9">l</text:span><text:span text:style-name="_37_4">i</text:span><text:span text:style-name="_31_7">g</text:span><text:span text:style-name="_34_2">h</text:span><text:span text:style-name="_37_2">t</text:span><text:span text:style-name="_31_"> </text:span><text:span text:style-name="_33_9">l</text:span><text:span text:style-name="_37_2">a</text:span><text:span text:style-name="_38_">t</text:span><text:span text:style-name="_34_4">e</text:span><text:span text:style-name="_37_2">r</text:span><text:span text:style-name="_31_5">.</text:span></text:p>
      <text:p text:style-name="P1"><text:span text:style-name="_36_8">4</text:span><text:span text:style-name="_32_2">.</text:span><text:span text:style-name="_32_6"> </text:span><text:span text:style-name="_36_7">D</text:span><text:span text:style-name="_38_">i</text:span><text:span text:style-name="_34_5">g</text:span><text:span text:style-name="_35_8">i</text:span><text:span text:style-name="_31_4">t</text:span><text:span text:style-name="_34_8">a</text:span><text:span text:style-name="_37_5">l</text:span><text:span text:style-name="_31_"> </text:span><text:span text:style-name="_34_3">C</text:span><text:span text:style-name="_35_7">o</text:span><text:span text:style-name="_32_0">m</text:span><text:span text:style-name="_34_7">p</text:span><text:span text:style-name="_37_0">u</text:span><text:span text:style-name="_37_">t</text:span><text:span text:style-name="_33_5">e</text:span><text:span text:style-name="_36_2">r</text:span><text:span text:style-name="_31_5">s</text:span></text:p>
      <text:p text:style-name="P1"><text:span text:style-name="_36_9">T</text:span><text:span text:style-name="_31_3">h</text:span><text:span text:style-name="_33_3">e</text:span><text:span text:style-name="_35_1"> </text:span><text:span text:style-name="_31_5">i</text:span><text:span text:style-name="_34_5">d</text:span><text:span text:style-name="_36_5">e</text:span><text:span text:style-name="_31_3">a</text:span><text:span text:style-name="_32_6"> </text:span><text:span text:style-name="_36_4">b</text:span><text:span text:style-name="_32_4">e</text:span><text:span text:style-name="_34_2">h</text:span><text:span text:style-name="_36_8">i</text:span><text:span text:style-name="_31_9">n</text:span><text:span text:style-name="_33_4">d</text:span><text:span text:style-name="_35_1"> </text:span><text:span text:style-name="_39_">d</text:span><text:span text:style-name="_33_3">i</text:span><text:span text:style-name="_37_2">g</text:span><text:span text:style-name="_32_3">i</text:span><text:span text:style-name="_34_5">t</text:span><text:span text:style-name="_36_0">a</text:span><text:span text:style-name="_38_">l</text:span><text:span text:style-name="_32_6"> </text:span><text:span text:style-name="_35_8">c</text:span><text:span text:style-name="_31_5">o</text:span><text:span text:style-name="_34_8">m</text:span><text:span text:style-name="_35_8">p</text:span><text:span text:style-name="_32_2">u</text:span><text:span text:style-name="_35_0">t</text:span><text:span text:style-name="_36_0">e</text:span><text:span text:style-name="_31_5">r</text:span><text:span text:style-name="_34_7">s</text:span><text:span text:style-name="_35_1"> </text:span><text:span text:style-name="_32_0">m</text:span><text:span text:style-name="_34_9">a</text:span><text:span text:style-name="_37_2">y</text:span><text:span text:style-name="_31_"> </text:span><text:span text:style-name="_33_8">b</text:span><text:span text:style-name="_36_3">e</text:span><text:span text:style-name="_31_"> </text:span><text:span text:style-name="_33_4">e</text:span><text:span text:style-name="_36_2">x</text:span><text:span text:style-name="_32_4">p</text:span><text:span text:style-name="_34_8">l</text:span><text:span text:style-name="_36_3">a</text:span><text:span text:style-name="_32_3">i</text:span><text:span text:style-name="_34_4">n</text:span><text:span text:style-name="_37_5">e</text:span><text:span text:style-name="_31_3">d</text:span><text:span text:style-name="_32_6"> </text:span><text:span text:style-name="_36_8">b</text:span><text:span text:style-name="_31_3">y</text:span><text:span text:style-name="_32_6"> </text:span><text:span text:style-name="_36_7">s</text:span><text:span text:style-name="_31_2">a</text:span><text:span text:style-name="_34_7">y</text:span><text:span text:style-name="_35_7">i</text:span><text:span text:style-name="_39_">n</text:span><text:span text:style-name="_33_2">g</text:span><text:span text:style-name="_35_1"> </text:span><text:span text:style-name="_37_">t</text:span><text:span text:style-name="_33_8">h</text:span><text:span text:style-name="_36_5">a</text:span><text:span text:style-name="_31_8">t</text:span><text:span text:style-name="_32_6"> </text:span><text:span text:style-name="_37_5">t</text:span><text:span text:style-name="_32_2">h</text:span><text:span text:style-name="_34_3">e</text:span><text:span text:style-name="_37_4">s</text:span><text:span text:style-name="_31_4">e</text:span><text:span text:style-name="_32_6"> </text:span><text:span text:style-name="_35_9">m</text:span><text:span text:style-name="_31_4">a</text:span><text:span text:style-name="_34_9">c</text:span><text:span text:style-name="_36_0">h</text:span><text:span text:style-name="_31_2">i</text:span><text:span text:style-name="_33_5">n</text:span><text:span text:style-name="_35_9">e</text:span><text:span text:style-name="_31_7">s</text:span><text:span text:style-name="_32_6"> </text:span><text:span text:style-name="_37_0">a</text:span><text:span text:style-name="_31_7">r</text:span><text:span text:style-name="_33_3">e</text:span><text:span text:style-name="_35_1"> </text:span><text:span text:style-name="_39_">i</text:span><text:span text:style-name="_34_4">n</text:span><text:span text:style-name="_35_8">t</text:span><text:span text:style-name="_31_7">e</text:span><text:span text:style-name="_34_8">n</text:span><text:span text:style-name="_35_8">d</text:span><text:span text:style-name="_31_3">e</text:span><text:span text:style-name="_33_5">d</text:span><text:span text:style-name="_35_1"> </text:span><text:span text:style-name="_31_3">t</text:span><text:span text:style-name="_33_9">o</text:span><text:span text:style-name="_35_1"> </text:span><text:span text:style-name="_32_2">c</text:span><text:span text:style-name="_33_2">a</text:span><text:span text:style-name="_37_0">r</text:span><text:span text:style-name="_38_">r</text:span><text:span text:style-name="_33_3">y</text:span><text:span text:style-name="_35_1"> </text:span><text:span text:style-name="_31_2">o</text:span><text:span text:style-name="_34_4">u</text:span><text:span text:style-name="_36_0">t</text:span><text:span text:style-name="_31_"> </text:span><text:span text:style-name="_33_4">a</text:span><text:span text:style-name="_36_4">n</text:span><text:span text:style-name="_37_">y</text:span><text:span text:style-name="_32_6"> </text:span><text:span text:style-name="_37_3">o</text:span><text:span text:style-name="_31_0">p</text:span><text:span text:style-name="_33_9">e</text:span><text:span text:style-name="_37_3">r</text:span><text:span text:style-name="_31_7">a</text:span><text:span text:style-name="_33_7">t</text:span><text:span text:style-name="_35_8">i</text:span><text:span text:style-name="_39_">o</text:span><text:span text:style-name="_33_8">n</text:span><text:span text:style-name="_37_4">s</text:span><text:span text:style-name="_31_"> </text:span><text:span text:style-name="_33_4">w</text:span><text:span text:style-name="_37_5">h</text:span><text:span text:style-name="_31_8">i</text:span><text:span text:style-name="_33_9">c</text:span><text:span text:style-name="_37_5">h</text:span><text:span text:style-name="_31_"> </text:span><text:span text:style-name="_34_5">c</text:span><text:span text:style-name="_36_2">o</text:span><text:span text:style-name="_31_4">u</text:span><text:span text:style-name="_34_0">l</text:span><text:span text:style-name="_36_4">d</text:span><text:span text:style-name="_31_"> </text:span><text:span text:style-name="_34_5">b</text:span><text:span text:style-name="_36_3">e</text:span><text:span text:style-name="_31_"> </text:span><text:span text:style-name="_34_8">d</text:span><text:span text:style-name="_36_4">o</text:span><text:span text:style-name="_31_4">n</text:span><text:span text:style-name="_34_9">e</text:span><text:span text:style-name="_35_1"> </text:span><text:span text:style-name="_38_">b</text:span><text:span text:style-name="_33_4">y</text:span><text:span text:style-name="_35_1"> </text:span><text:span text:style-name="_32_2">a</text:span><text:span text:style-name="_32_6"> </text:span><text:span text:style-name="_35_9">h</text:span><text:span text:style-name="_32_4">u</text:span><text:span text:style-name="_33_5">m</text:span><text:span text:style-name="_35_7">a</text:span><text:span text:style-name="_32_2">n</text:span><text:span text:style-name="_32_6"> </text:span><text:span text:style-name="_36_8">c</text:span><text:span text:style-name="_31_8">o</text:span><text:span text:style-name="_33_3">m</text:span><text:span text:style-name="_36_7">p</text:span><text:span text:style-name="_31_8">u</text:span><text:span text:style-name="_33_3">t</text:span><text:span text:style-name="_36_5">e</text:span><text:span text:style-name="_32_5">r</text:span><text:span text:style-name="_35_0">.</text:span><text:span text:style-name="_35_1"> </text:span><text:span text:style-name="_32_0">T</text:span><text:span text:style-name="_34_7">h</text:span><text:span text:style-name="_36_2">e</text:span><text:span text:style-name="_31_"> </text:span><text:span text:style-name="_34_0">h</text:span><text:span text:style-name="_35_7">u</text:span><text:span text:style-name="_31_0">m</text:span><text:span text:style-name="_33_5">a</text:span><text:span text:style-name="_36_0">n</text:span><text:span text:style-name="_31_"> </text:span><text:span text:style-name="_33_4">c</text:span><text:span text:style-name="_36_7">o</text:span><text:span text:style-name="_39_">m</text:span><text:span text:style-name="_34_2">p</text:span><text:span text:style-name="_36_4">u</text:span><text:span text:style-name="_32_2">t</text:span><text:span text:style-name="_33_4">e</text:span><text:span text:style-name="_36_0">r</text:span><text:span text:style-name="_31_"> </text:span><text:span text:style-name="_33_8">i</text:span><text:span text:style-name="_37_5">s</text:span><text:span text:style-name="_31_"> </text:span><text:span text:style-name="_33_4">s</text:span><text:span text:style-name="_36_4">u</text:span><text:span text:style-name="_32_3">p</text:span><text:span text:style-name="_34_4">p</text:span><text:span text:style-name="_36_2">o</text:span><text:span text:style-name="_32_3">s</text:span><text:span text:style-name="_34_7">e</text:span><text:span text:style-name="_36_3">d</text:span><text:span text:style-name="_31_"> </text:span><text:span text:style-name="_34_4">t</text:span><text:span text:style-name="_35_8">o</text:span><text:span text:style-name="_31_"> </text:span><text:span text:style-name="_34_4">b</text:span><text:span text:style-name="_35_7">e</text:span><text:span text:style-name="_31_"> </text:span><text:span text:style-name="_33_2">f</text:span><text:span text:style-name="_35_7">o</text:span><text:span text:style-name="_31_9">l</text:span><text:span text:style-name="_34_3">l</text:span><text:span text:style-name="_36_4">o</text:span><text:span text:style-name="_31_2">w</text:span><text:span text:style-name="_34_0">i</text:span><text:span text:style-name="_37_5">n</text:span><text:span text:style-name="_38_">g</text:span><text:span text:style-name="_32_6"> </text:span><text:span text:style-name="_35_9">f</text:span><text:span text:style-name="_32_2">i</text:span><text:span text:style-name="_34_2">x</text:span><text:span text:style-name="_37_3">e</text:span><text:span text:style-name="_31_5">d</text:span><text:span text:style-name="_32_6"> </text:span><text:span text:style-name="_35_9">r</text:span><text:span text:style-name="_31_3">u</text:span><text:span text:style-name="_33_5">l</text:span><text:span text:style-name="_36_9">e</text:span><text:span text:style-name="_32_3">s</text:span><text:span text:style-name="_33_9">;</text:span><text:span text:style-name="_35_1"> </text:span><text:span text:style-name="_32_4">h</text:span><text:span text:style-name="_34_0">e</text:span><text:span text:style-name="_35_1"> </text:span><text:span text:style-name="_32_2">h</text:span><text:span text:style-name="_34_4">a</text:span><text:span text:style-name="_37_5">s</text:span><text:span text:style-name="_31_"> </text:span><text:span text:style-name="_34_9">n</text:span><text:span text:style-name="_37_0">o</text:span><text:span text:style-name="_31_"> </text:span><text:span text:style-name="_34_9">a</text:span><text:span text:style-name="_37_5">u</text:span><text:span text:style-name="_31_3">t</text:span><text:span text:style-name="_34_0">h</text:span><text:span text:style-name="_36_7">o</text:span><text:span text:style-name="_39_">r</text:span><text:span text:style-name="_33_3">i</text:span><text:span text:style-name="_35_9">t</text:span><text:span text:style-name="_31_5">y</text:span><text:span text:style-name="_32_6"> </text:span><text:span text:style-name="_35_7">t</text:span><text:span text:style-name="_31_0">o</text:span><text:span text:style-name="_32_6"> </text:span><text:span text:style-name="_37_5">d</text:span><text:span text:style-name="_32_2">e</text:span><text:span text:style-name="_33_8">v</text:span><text:span text:style-name="_37_3">i</text:span><text:span text:style-name="_31_5">a</text:span><text:span text:style-name="_34_5">t</text:span><text:span text:style-name="_36_5">e</text:span><text:span text:style-name="_31_"> </text:span><text:span text:style-name="_33_5">f</text:span><text:span text:style-name="_36_2">r</text:span><text:span text:style-name="_32_3">o</text:span><text:span text:style-name="_34_9">m</text:span><text:span text:style-name="_35_1"> </text:span><text:span text:style-name="_38_">t</text:span><text:span text:style-name="_33_9">h</text:span><text:span text:style-name="_36_2">e</text:span><text:span text:style-name="_32_0">m</text:span><text:span text:style-name="_32_6"> </text:span><text:span text:style-name="_35_8">i</text:span><text:span text:style-name="_39_">n</text:span><text:span text:style-name="_32_6"> </text:span><text:span text:style-name="_37_0">a</text:span><text:span text:style-name="_32_4">n</text:span><text:span text:style-name="_33_5">y</text:span><text:span text:style-name="_35_1"> </text:span><text:span text:style-name="_31_2">d</text:span><text:span text:style-name="_33_4">e</text:span><text:span text:style-name="_37_2">t</text:span><text:span text:style-name="_31_9">a</text:span><text:span text:style-name="_34_5">i</text:span><text:span text:style-name="_37_2">l</text:span><text:span text:style-name="_38_">.</text:span><text:span text:style-name="_32_6"> </text:span><text:span text:style-name="_37_2">W</text:span><text:span text:style-name="_31_7">e</text:span><text:span text:style-name="_32_6"> </text:span><text:span text:style-name="_35_9">m</text:span><text:span text:style-name="_32_2">a</text:span><text:span text:style-name="_34_8">y</text:span><text:span text:style-name="_35_1"> </text:span><text:span text:style-name="_31_5">s</text:span><text:span text:style-name="_33_9">u</text:span><text:span text:style-name="_36_0">p</text:span><text:span text:style-name="_31_0">p</text:span><text:span text:style-name="_33_2">o</text:span><text:span text:style-name="_36_3">s</text:span><text:span text:style-name="_32_2">e</text:span><text:span text:style-name="_32_6"> </text:span><text:span text:style-name="_36_7">t</text:span><text:span text:style-name="_32_2">h</text:span><text:span text:style-name="_33_4">a</text:span><text:span text:style-name="_36_0">t</text:span><text:span text:style-name="_31_"> </text:span><text:span text:style-name="_33_7">t</text:span><text:span text:style-name="_37_5">h</text:span><text:span text:style-name="_37_">e</text:span><text:span text:style-name="_34_8">s</text:span><text:span text:style-name="_36_7">e</text:span><text:span text:style-name="_31_"> </text:span><text:span text:style-name="_34_3">r</text:span><text:span text:style-name="_35_7">u</text:span><text:span text:style-name="_32_2">l</text:span><text:span text:style-name="_34_9">e</text:span><text:span text:style-name="_37_4">s</text:span><text:span text:style-name="_31_"> </text:span><text:span text:style-name="_33_4">a</text:span><text:span text:style-name="_36_7">r</text:span><text:span text:style-name="_31_5">e</text:span><text:span text:style-name="_32_6"> </text:span><text:span text:style-name="_35_9">s</text:span><text:span text:style-name="_32_0">u</text:span><text:span text:style-name="_33_9">p</text:span><text:span text:style-name="_36_2">p</text:span><text:span text:style-name="_37_">l</text:span><text:span text:style-name="_35_0">i</text:span><text:span text:style-name="_37_4">e</text:span><text:span text:style-name="_31_8">d</text:span><text:span text:style-name="_32_6"> </text:span><text:span text:style-name="_36_9">i</text:span><text:span text:style-name="_31_0">n</text:span><text:span text:style-name="_32_6"> </text:span><text:span text:style-name="_37_0">a</text:span><text:span text:style-name="_31_"> </text:span><text:span text:style-name="_34_9">b</text:span><text:span text:style-name="_37_5">o</text:span><text:span text:style-name="_31_8">o</text:span><text:span text:style-name="_33_2">k</text:span><text:span text:style-name="_36_5">,</text:span><text:span text:style-name="_31_"> </text:span><text:span text:style-name="_34_8">w</text:span><text:span text:style-name="_35_8">h</text:span><text:span text:style-name="_37_">i</text:span><text:span text:style-name="_33_5">c</text:span><text:span text:style-name="_36_0">h</text:span><text:span text:style-name="_31_"> </text:span><text:span text:style-name="_34_9">i</text:span><text:span text:style-name="_36_7">s</text:span><text:span text:style-name="_31_"> </text:span><text:span text:style-name="_33_5">a</text:span><text:span text:style-name="_36_0">l</text:span><text:span text:style-name="_31_8">t</text:span><text:span text:style-name="_33_5">e</text:span><text:span text:style-name="_37_4">r</text:span><text:span text:style-name="_31_0">e</text:span><text:span text:style-name="_33_2">d</text:span><text:span text:style-name="_35_1"> </text:span><text:span text:style-name="_31_9">w</text:span><text:span text:style-name="_34_0">h</text:span><text:span text:style-name="_36_7">e</text:span><text:span text:style-name="_31_3">n</text:span><text:span text:style-name="_34_0">e</text:span><text:span text:style-name="_37_4">v</text:span><text:span text:style-name="_31_3">e</text:span><text:span text:style-name="_33_4">r</text:span><text:span text:style-name="_35_1"> </text:span><text:span text:style-name="_39_">h</text:span><text:span text:style-name="_33_5">e</text:span><text:span text:style-name="_35_1"> </text:span><text:span text:style-name="_32_3">i</text:span><text:span text:style-name="_33_3">s</text:span><text:span text:style-name="_35_1"> </text:span><text:span text:style-name="_31_8">p</text:span><text:span text:style-name="_34_0">u</text:span><text:span text:style-name="_36_8">t</text:span><text:span text:style-name="_31_"> </text:span><text:span text:style-name="_33_7">o</text:span><text:span text:style-name="_37_0">n</text:span><text:span text:style-name="_31_"> </text:span><text:span text:style-name="_33_4">t</text:span><text:span text:style-name="_36_0">o</text:span><text:span text:style-name="_31_"> </text:span><text:span text:style-name="_34_7">a</text:span><text:span text:style-name="_35_1"> </text:span><text:span text:style-name="_32_5">n</text:span><text:span text:style-name="_33_9">e</text:span><text:span text:style-name="_37_5">w</text:span><text:span text:style-name="_31_"> </text:span><text:span text:style-name="_34_5">j</text:span><text:span text:style-name="_36_0">o</text:span><text:span text:style-name="_31_2">b</text:span><text:span text:style-name="_35_0">.</text:span><text:span text:style-name="_35_1"> </text:span><text:span text:style-name="_32_5">H</text:span><text:span text:style-name="_33_5">e</text:span><text:span text:style-name="_35_1"> </text:span><text:span text:style-name="_32_4">h</text:span><text:span text:style-name="_33_8">a</text:span><text:span text:style-name="_36_2">s</text:span><text:span text:style-name="_31_"> </text:span><text:span text:style-name="_33_4">a</text:span><text:span text:style-name="_35_9">l</text:span><text:span text:style-name="_31_5">s</text:span><text:span text:style-name="_34_8">o</text:span><text:span text:style-name="_35_1"> </text:span><text:span text:style-name="_37_">a</text:span><text:span text:style-name="_34_3">n</text:span><text:span text:style-name="_35_1"> </text:span><text:span text:style-name="_38_">u</text:span><text:span text:style-name="_34_9">n</text:span><text:span text:style-name="_35_9">l</text:span><text:span text:style-name="_37_">i</text:span><text:span text:style-name="_34_5">m</text:span><text:span text:style-name="_35_8">i</text:span><text:span text:style-name="_31_3">t</text:span><text:span text:style-name="_34_0">e</text:span><text:span text:style-name="_36_0">d</text:span><text:span text:style-name="_31_"> </text:span><text:span text:style-name="_33_2">s</text:span><text:span text:style-name="_36_7">u</text:span><text:span text:style-name="_38_">p</text:span><text:span text:style-name="_33_3">p</text:span><text:span text:style-name="_36_3">l</text:span><text:span text:style-name="_38_">y</text:span><text:span text:style-name="_32_6"> </text:span><text:span text:style-name="_37_0">o</text:span><text:span text:style-name="_31_5">f</text:span><text:span text:style-name="_32_6"> </text:span><text:span text:style-name="_36_3">p</text:span><text:span text:style-name="_32_4">a</text:span><text:span text:style-name="_34_0">p</text:span><text:span text:style-name="_35_9">e</text:span><text:span text:style-name="_31_8">r</text:span><text:span text:style-name="_32_6"> </text:span><text:span text:style-name="_37_5">o</text:span><text:span text:style-name="_32_4">n</text:span><text:span text:style-name="_32_6"> </text:span><text:span text:style-name="_35_8">w</text:span><text:span text:style-name="_37_">h</text:span><text:span text:style-name="_33_7">i</text:span><text:span text:style-name="_36_9">c</text:span><text:span text:style-name="_32_4">h</text:span><text:span text:style-name="_32_6"> </text:span><text:span text:style-name="_37_3">h</text:span><text:span text:style-name="_31_0">e</text:span><text:span text:style-name="_32_6"> </text:span><text:span text:style-name="_35_8">d</text:span><text:span text:style-name="_32_0">o</text:span><text:span text:style-name="_34_3">e</text:span><text:span text:style-name="_36_8">s</text:span><text:span text:style-name="_31_"> </text:span><text:span text:style-name="_33_5">h</text:span><text:span text:style-name="_36_8">i</text:span><text:span text:style-name="_31_5">s</text:span><text:span text:style-name="_32_6"> </text:span><text:span text:style-name="_36_3">c</text:span><text:span text:style-name="_31_5">a</text:span><text:span text:style-name="_35_0">l</text:span><text:span text:style-name="_36_4">c</text:span><text:span text:style-name="_31_8">u</text:span><text:span text:style-name="_34_3">l</text:span><text:span text:style-name="_37_2">a</text:span><text:span text:style-name="_39_">t</text:span><text:span text:style-name="_33_2">i</text:span><text:span text:style-name="_35_8">o</text:span><text:span text:style-name="_37_">n</text:span><text:span text:style-name="_34_9">s</text:span><text:span text:style-name="_36_7">.</text:span><text:span text:style-name="_31_"> </text:span><text:span text:style-name="_33_3">H</text:span><text:span text:style-name="_35_8">e</text:span><text:span text:style-name="_31_"> </text:span><text:span text:style-name="_34_3">m</text:span><text:span text:style-name="_36_5">a</text:span><text:span text:style-name="_37_">y</text:span><text:span text:style-name="_32_6"> </text:span><text:span text:style-name="_36_9">a</text:span><text:span text:style-name="_32_3">l</text:span><text:span text:style-name="_34_2">s</text:span><text:span text:style-name="_36_3">o</text:span><text:span text:style-name="_31_"> </text:span><text:span text:style-name="_34_2">d</text:span><text:span text:style-name="_36_3">o</text:span><text:span text:style-name="_31_"> </text:span><text:span text:style-name="_33_4">h</text:span><text:span text:style-name="_35_8">i</text:span><text:span text:style-name="_32_4">s</text:span><text:span text:style-name="_32_6"> </text:span><text:span text:style-name="_36_2">m</text:span><text:span text:style-name="_39_">u</text:span><text:span text:style-name="_34_0">l</text:span><text:span text:style-name="_37_4">t</text:span><text:span text:style-name="_31_2">i</text:span><text:span text:style-name="_35_0">p</text:span><text:span text:style-name="_36_8">l</text:span><text:span text:style-name="_32_2">i</text:span><text:span text:style-name="_34_0">c</text:span><text:span text:style-name="_36_2">a</text:span><text:span text:style-name="_32_5">t</text:span><text:span text:style-name="_33_4">i</text:span><text:span text:style-name="_37_4">o</text:span><text:span text:style-name="_32_3">n</text:span><text:span text:style-name="_33_7">s</text:span><text:span text:style-name="_35_1"> </text:span><text:span text:style-name="_31_5">a</text:span><text:span text:style-name="_33_8">n</text:span><text:span text:style-name="_36_2">d</text:span><text:span text:style-name="_31_"> </text:span><text:span text:style-name="_33_8">a</text:span><text:span text:style-name="_37_2">d</text:span><text:span text:style-name="_39_">d</text:span><text:span text:style-name="_33_2">i</text:span><text:span text:style-name="_37_3">t</text:span><text:span text:style-name="_38_">i</text:span><text:span text:style-name="_33_5">o</text:span><text:span text:style-name="_35_8">n</text:span><text:span text:style-name="_31_5">s</text:span><text:span text:style-name="_32_6"> </text:span><text:span text:style-name="_35_8">o</text:span><text:span text:style-name="_31_8">n</text:span><text:span text:style-name="_32_6"> </text:span><text:span text:style-name="_36_7">a</text:span><text:span text:style-name="_31_"> </text:span><text:span text:style-name="_34_2">"</text:span><text:span text:style-name="_35_9">d</text:span><text:span text:style-name="_31_0">e</text:span><text:span text:style-name="_33_2">s</text:span><text:span text:style-name="_36_8">k</text:span><text:span text:style-name="_31_"> </text:span><text:span text:style-name="_34_5">m</text:span><text:span text:style-name="_36_5">a</text:span><text:span text:style-name="_32_5">c</text:span><text:span text:style-name="_34_0">h</text:span><text:span text:style-name="_35_8">i</text:span><text:span text:style-name="_37_">n</text:span><text:span text:style-name="_33_3">e</text:span><text:span text:style-name="_35_9">,</text:span><text:span text:style-name="_31_4">"</text:span><text:span text:style-name="_32_6"> </text:span><text:span text:style-name="_37_4">b</text:span><text:span text:style-name="_31_9">u</text:span><text:span text:style-name="_33_9">t</text:span><text:span text:style-name="_35_1"> </text:span><text:span text:style-name="_37_">t</text:span><text:span text:style-name="_33_8">h</text:span><text:span text:style-name="_35_8">i</text:span><text:span text:style-name="_38_">s</text:span><text:span text:style-name="_32_6"> </text:span><text:span text:style-name="_36_2">i</text:span><text:span text:style-name="_37_">s</text:span><text:span text:style-name="_32_6"> </text:span><text:span text:style-name="_36_3">n</text:span><text:span text:style-name="_38_">o</text:span><text:span text:style-name="_34_3">t</text:span><text:span text:style-name="_35_1"> </text:span><text:span text:style-name="_32_5">i</text:span><text:span text:style-name="_34_2">m</text:span><text:span text:style-name="_36_8">p</text:span><text:span text:style-name="_37_">o</text:span><text:span text:style-name="_33_2">r</text:span><text:span text:style-name="_36_8">t</text:span><text:span text:style-name="_31_3">a</text:span><text:span text:style-name="_34_0">n</text:span><text:span text:style-name="_36_0">t</text:span><text:span text:style-name="_32_3">.</text:span></text:p>
      <text:p text:style-name="P1"><text:span text:style-name="_37_5">I</text:span><text:span text:style-name="_32_2">f</text:span><text:span text:style-name="_32_6"> </text:span><text:span text:style-name="_36_7">w</text:span><text:span text:style-name="_32_3">e</text:span><text:span text:style-name="_32_6"> </text:span><text:span text:style-name="_35_7">u</text:span><text:span text:style-name="_31_8">s</text:span><text:span text:style-name="_34_4">e</text:span><text:span text:style-name="_35_1"> </text:span><text:span text:style-name="_31_9">t</text:span><text:span text:style-name="_33_3">h</text:span><text:span text:style-name="_36_0">e</text:span><text:span text:style-name="_31_"> </text:span><text:span text:style-name="_34_7">a</text:span><text:span text:style-name="_37_4">b</text:span><text:span text:style-name="_31_8">o</text:span><text:span text:style-name="_34_8">v</text:span><text:span text:style-name="_36_3">e</text:span><text:span text:style-name="_31_"> </text:span><text:span text:style-name="_35_0">e</text:span><text:span text:style-name="_37_0">x</text:span><text:span text:style-name="_31_2">p</text:span><text:span text:style-name="_34_3">l</text:span><text:span text:style-name="_37_4">a</text:span><text:span text:style-name="_31_7">n</text:span><text:span text:style-name="_34_7">a</text:span><text:span text:style-name="_36_8">t</text:span><text:span text:style-name="_32_5">i</text:span><text:span text:style-name="_33_3">o</text:span><text:span text:style-name="_36_9">n</text:span><text:span text:style-name="_31_"> </text:span><text:span text:style-name="_33_5">a</text:span><text:span text:style-name="_37_4">s</text:span><text:span text:style-name="_31_"> </text:span><text:span text:style-name="_34_5">a</text:span><text:span text:style-name="_35_1"> </text:span><text:span text:style-name="_31_4">d</text:span><text:span text:style-name="_34_0">e</text:span><text:span text:style-name="_37_4">f</text:span><text:span text:style-name="_31_4">i</text:span><text:span text:style-name="_35_0">n</text:span><text:span text:style-name="_36_5">i</text:span><text:span text:style-name="_31_4">t</text:span><text:span text:style-name="_33_5">i</text:span><text:span text:style-name="_36_9">o</text:span><text:span text:style-name="_39_">n</text:span><text:span text:style-name="_32_6"> </text:span><text:span text:style-name="_37_2">w</text:span><text:span text:style-name="_31_7">e</text:span><text:span text:style-name="_32_6"> </text:span><text:span text:style-name="_36_7">s</text:span><text:span text:style-name="_32_3">h</text:span><text:span text:style-name="_34_2">a</text:span><text:span text:style-name="_36_7">l</text:span><text:span text:style-name="_32_5">l</text:span><text:span text:style-name="_32_6"> </text:span><text:span text:style-name="_36_5">b</text:span><text:span text:style-name="_31_9">e</text:span><text:span text:style-name="_32_6"> </text:span><text:span text:style-name="_36_9">i</text:span><text:span text:style-name="_31_9">n</text:span><text:span text:style-name="_32_6"> </text:span><text:span text:style-name="_36_4">d</text:span><text:span text:style-name="_32_0">a</text:span><text:span text:style-name="_34_2">n</text:span><text:span text:style-name="_37_5">g</text:span><text:span text:style-name="_39_">e</text:span><text:span text:style-name="_34_5">r</text:span><text:span text:style-name="_35_1"> </text:span><text:span text:style-name="_31_2">o</text:span><text:span text:style-name="_34_5">f</text:span><text:span text:style-name="_35_1"> </text:span><text:span text:style-name="_32_3">c</text:span><text:span text:style-name="_34_0">i</text:span><text:span text:style-name="_36_9">r</text:span><text:span text:style-name="_31_5">c</text:span><text:span text:style-name="_33_8">u</text:span><text:span text:style-name="_36_8">l</text:span><text:span text:style-name="_31_5">a</text:span><text:span text:style-name="_34_9">r</text:span><text:span text:style-name="_37_0">i</text:span><text:span text:style-name="_32_2">t</text:span><text:span text:style-name="_34_2">y</text:span><text:span text:style-name="_35_1"> </text:span><text:span text:style-name="_31_5">o</text:span><text:span text:style-name="_34_7">f</text:span><text:span text:style-name="_35_1"> </text:span><text:span text:style-name="_31_7">a</text:span><text:span text:style-name="_34_3">r</text:span><text:span text:style-name="_36_7">g</text:span><text:span text:style-name="_31_3">u</text:span><text:span text:style-name="_34_7">m</text:span><text:span text:style-name="_37_2">e</text:span><text:span text:style-name="_31_3">n</text:span><text:span text:style-name="_33_5">t</text:span><text:span text:style-name="_36_7">.</text:span><text:span text:style-name="_31_"> </text:span><text:span text:style-name="_33_2">W</text:span><text:span text:style-name="_37_3">e</text:span><text:span text:style-name="_31_"> </text:span><text:span text:style-name="_33_8">a</text:span><text:span text:style-name="_37_0">v</text:span><text:span text:style-name="_31_7">o</text:span><text:span text:style-name="_33_8">i</text:span><text:span text:style-name="_37_2">d</text:span><text:span text:style-name="_31_"> </text:span><text:span text:style-name="_33_3">t</text:span><text:span text:style-name="_37_5">h</text:span><text:span text:style-name="_31_4">i</text:span><text:span text:style-name="_33_2">s</text:span><text:span text:style-name="_35_1"> </text:span><text:span text:style-name="_32_0">b</text:span><text:span text:style-name="_33_4">y</text:span><text:span text:style-name="_35_1"> </text:span><text:span text:style-name="_37_">g</text:span><text:span text:style-name="_34_5">i</text:span><text:span text:style-name="_36_3">v</text:span><text:span text:style-name="_37_">i</text:span><text:span text:style-name="_34_2">n</text:span><text:span text:style-name="_36_5">g</text:span><text:span text:style-name="_31_"> </text:span><text:span text:style-name="_34_5">a</text:span><text:span text:style-name="_35_7">n</text:span><text:span text:style-name="_31_"> </text:span><text:span text:style-name="_33_7">o</text:span><text:span text:style-name="_37_5">u</text:span><text:span text:style-name="_32_0">t</text:span><text:span text:style-name="_34_3">l</text:span><text:span text:style-name="_37_3">i</text:span><text:span text:style-name="_31_4">n</text:span><text:span text:style-name="_34_3">e</text:span><text:span text:style-name="_37_5">.</text:span><text:span text:style-name="_31_"> </text:span><text:span text:style-name="_33_4">o</text:span><text:span text:style-name="_36_2">f</text:span><text:span text:style-name="_31_"> </text:span><text:span text:style-name="_33_3">t</text:span><text:span text:style-name="_37_0">h</text:span><text:span text:style-name="_32_0">e</text:span><text:span text:style-name="_32_6"> </text:span><text:span text:style-name="_36_5">m</text:span><text:span text:style-name="_31_4">e</text:span><text:span text:style-name="_33_7">a</text:span><text:span text:style-name="_36_9">n</text:span><text:span text:style-name="_32_4">s</text:span><text:span text:style-name="_32_6"> </text:span><text:span text:style-name="_36_2">b</text:span><text:span text:style-name="_32_3">y</text:span><text:span text:style-name="_32_6"> </text:span><text:span text:style-name="_37_2">w</text:span><text:span text:style-name="_31_9">h</text:span><text:span text:style-name="_34_2">i</text:span><text:span text:style-name="_37_4">c</text:span><text:span text:style-name="_32_3">h</text:span><text:span text:style-name="_32_6"> </text:span><text:span text:style-name="_35_7">t</text:span><text:span text:style-name="_31_0">h</text:span><text:span text:style-name="_33_8">e</text:span><text:span text:style-name="_35_1"> </text:span><text:span text:style-name="_31_7">d</text:span><text:span text:style-name="_34_9">e</text:span><text:span text:style-name="_36_8">s</text:span><text:span text:style-name="_31_0">i</text:span><text:span text:style-name="_34_4">r</text:span><text:span text:style-name="_36_4">e</text:span><text:span text:style-name="_37_">d</text:span><text:span text:style-name="_32_6"> </text:span><text:span text:style-name="_37_5">e</text:span><text:span text:style-name="_32_3">f</text:span><text:span text:style-name="_34_8">f</text:span><text:span text:style-name="_36_0">e</text:span><text:span text:style-name="_32_2">c</text:span><text:span text:style-name="_33_8">t</text:span><text:span text:style-name="_35_1"> </text:span><text:span text:style-name="_39_">i</text:span><text:span text:style-name="_33_2">s</text:span><text:span text:style-name="_35_1"> </text:span><text:span text:style-name="_32_5">a</text:span><text:span text:style-name="_34_3">c</text:span><text:span text:style-name="_36_5">h</text:span><text:span text:style-name="_32_0">i</text:span><text:span text:style-name="_33_3">e</text:span><text:span text:style-name="_36_4">v</text:span><text:span text:style-name="_32_5">e</text:span><text:span text:style-name="_33_2">d</text:span><text:span text:style-name="_35_9">.</text:span><text:span text:style-name="_31_"> </text:span><text:span text:style-name="_34_3">A</text:span><text:span text:style-name="_35_1"> </text:span><text:span text:style-name="_31_3">d</text:span><text:span text:style-name="_34_4">i</text:span><text:span text:style-name="_36_4">g</text:span><text:span text:style-name="_31_2">i</text:span><text:span text:style-name="_33_7">t</text:span><text:span text:style-name="_35_8">a</text:span><text:span text:style-name="_31_2">l</text:span><text:span text:style-name="_32_6"> </text:span><text:span text:style-name="_37_4">c</text:span><text:span text:style-name="_32_2">o</text:span><text:span text:style-name="_34_3">m</text:span><text:span text:style-name="_36_3">p</text:span><text:span text:style-name="_32_5">u</text:span><text:span text:style-name="_34_5">t</text:span><text:span text:style-name="_36_2">e</text:span><text:span text:style-name="_31_5">r</text:span><text:span text:style-name="_32_6"> </text:span><text:span text:style-name="_35_9">c</text:span><text:span text:style-name="_37_">a</text:span><text:span text:style-name="_33_4">n</text:span><text:span text:style-name="_35_1"> </text:span><text:span text:style-name="_31_4">u</text:span><text:span text:style-name="_33_4">s</text:span><text:span text:style-name="_36_9">u</text:span><text:span text:style-name="_31_5">a</text:span><text:span text:style-name="_33_7">l</text:span><text:span text:style-name="_36_4">l</text:span><text:span text:style-name="_31_4">y</text:span><text:span text:style-name="_32_6"> </text:span><text:span text:style-name="_37_2">b</text:span><text:span text:style-name="_32_4">e</text:span><text:span text:style-name="_32_6"> </text:span><text:span text:style-name="_36_3">r</text:span><text:span text:style-name="_31_0">e</text:span><text:span text:style-name="_33_7">g</text:span><text:span text:style-name="_35_8">a</text:span><text:span text:style-name="_31_9">r</text:span><text:span text:style-name="_33_3">d</text:span><text:span text:style-name="_36_5">e</text:span><text:span text:style-name="_32_4">d</text:span><text:span text:style-name="_32_6"> </text:span><text:span text:style-name="_35_9">a</text:span><text:span text:style-name="_38_">s</text:span><text:span text:style-name="_32_6"> </text:span><text:span text:style-name="_37_2">c</text:span><text:span text:style-name="_32_4">o</text:span><text:span text:style-name="_34_0">n</text:span><text:span text:style-name="_35_8">s</text:span><text:span text:style-name="_32_5">i</text:span><text:span text:style-name="_35_0">s</text:span><text:span text:style-name="_36_9">t</text:span><text:span text:style-name="_32_0">i</text:span><text:span text:style-name="_34_7">n</text:span><text:span text:style-name="_36_5">g</text:span><text:span text:style-name="_31_"> </text:span><text:span text:style-name="_33_5">o</text:span><text:span text:style-name="_35_8">f</text:span><text:span text:style-name="_31_"> </text:span><text:span text:style-name="_33_3">t</text:span><text:span text:style-name="_35_7">h</text:span><text:span text:style-name="_31_4">r</text:span><text:span text:style-name="_33_2">e</text:span><text:span text:style-name="_37_3">e</text:span><text:span text:style-name="_31_"> </text:span><text:span text:style-name="_34_2">p</text:span><text:span text:style-name="_37_2">a</text:span><text:span text:style-name="_37_">r</text:span><text:span text:style-name="_34_0">t</text:span><text:span text:style-name="_35_7">s</text:span><text:span text:style-name="_31_8">:</text:span></text:p>
      <text:p text:style-name="P1"><text:span text:style-name="_36_8">(</text:span><text:span text:style-name="_31_5">i</text:span><text:span text:style-name="_33_3">)</text:span><text:span text:style-name="_35_1"> </text:span><text:span text:style-name="_37_">S</text:span><text:span text:style-name="_34_4">t</text:span><text:span text:style-name="_36_0">o</text:span><text:span text:style-name="_37_">r</text:span><text:span text:style-name="_33_5">e</text:span><text:span text:style-name="_36_5">.</text:span></text:p>
      <text:p text:style-name="P1"><text:span text:style-name="_34_4">(</text:span><text:span text:style-name="_37_3">i</text:span><text:span text:style-name="_32_3">i</text:span><text:span text:style-name="_34_4">)</text:span><text:span text:style-name="_35_1"> </text:span><text:span text:style-name="_31_4">E</text:span><text:span text:style-name="_34_0">x</text:span><text:span text:style-name="_36_9">e</text:span><text:span text:style-name="_31_4">c</text:span><text:span text:style-name="_34_5">u</text:span><text:span text:style-name="_36_7">t</text:span><text:span text:style-name="_31_5">i</text:span><text:span text:style-name="_35_0">v</text:span><text:span text:style-name="_36_0">e</text:span><text:span text:style-name="_31_"> </text:span><text:span text:style-name="_34_9">u</text:span><text:span text:style-name="_37_5">n</text:span><text:span text:style-name="_38_">i</text:span><text:span text:style-name="_34_7">t</text:span><text:span text:style-name="_36_2">.</text:span></text:p>
      <text:p text:style-name="P1"><text:span text:style-name="_35_0">(</text:span><text:span text:style-name="_35_7">i</text:span><text:span text:style-name="_37_">i</text:span><text:span text:style-name="_34_7">i</text:span><text:span text:style-name="_35_9">)</text:span><text:span text:style-name="_31_"> </text:span><text:span text:style-name="_33_7">C</text:span><text:span text:style-name="_35_8">o</text:span><text:span text:style-name="_31_4">n</text:span><text:span text:style-name="_34_8">t</text:span><text:span text:style-name="_37_5">r</text:span><text:span text:style-name="_31_0">o</text:span><text:span text:style-name="_33_9">l</text:span><text:span text:style-name="_37_2">.</text:span></text:p>
      <text:p text:style-name="P1"><text:span text:style-name="_33_4">T</text:span><text:span text:style-name="_36_5">h</text:span><text:span text:style-name="_31_4">e</text:span><text:span text:style-name="_32_6"> </text:span><text:span text:style-name="_36_0">s</text:span><text:span text:style-name="_32_2">t</text:span><text:span text:style-name="_34_9">o</text:span><text:span text:style-name="_35_7">r</text:span><text:span text:style-name="_31_3">e</text:span><text:span text:style-name="_32_6"> </text:span><text:span text:style-name="_36_3">i</text:span><text:span text:style-name="_31_7">s</text:span><text:span text:style-name="_32_6"> </text:span><text:span text:style-name="_37_4">a</text:span><text:span text:style-name="_31_"> </text:span><text:span text:style-name="_34_0">s</text:span><text:span text:style-name="_36_0">t</text:span><text:span text:style-name="_32_5">o</text:span><text:span text:style-name="_34_4">r</text:span><text:span text:style-name="_36_0">e</text:span><text:span text:style-name="_31_"> </text:span><text:span text:style-name="_34_4">o</text:span><text:span text:style-name="_37_4">f</text:span><text:span text:style-name="_31_"> </text:span><text:span text:style-name="_33_7">i</text:span><text:span text:style-name="_37_5">n</text:span><text:span text:style-name="_31_7">f</text:span><text:span text:style-name="_34_9">o</text:span><text:span text:style-name="_37_3">r</text:span><text:span text:style-name="_38_">m</text:span><text:span text:style-name="_35_0">a</text:span><text:span text:style-name="_35_8">t</text:span><text:span text:style-name="_31_3">i</text:span><text:span text:style-name="_33_5">o</text:span><text:span text:style-name="_36_4">n</text:span><text:span text:style-name="_32_5">,</text:span><text:span text:style-name="_32_6"> </text:span><text:span text:style-name="_37_2">a</text:span><text:span text:style-name="_31_2">n</text:span><text:span text:style-name="_34_7">d</text:span><text:span text:style-name="_35_1"> </text:span><text:span text:style-name="_39_">c</text:span><text:span text:style-name="_34_5">o</text:span><text:span text:style-name="_36_2">r</text:span><text:span text:style-name="_32_5">r</text:span><text:span text:style-name="_34_8">e</text:span><text:span text:style-name="_35_8">s</text:span><text:span text:style-name="_32_0">p</text:span><text:span text:style-name="_33_9">o</text:span><text:span text:style-name="_37_5">n</text:span><text:span text:style-name="_31_4">d</text:span><text:span text:style-name="_34_5">s</text:span><text:span text:style-name="_35_1"> </text:span><text:span text:style-name="_31_5">t</text:span><text:span text:style-name="_33_3">o</text:span><text:span text:style-name="_35_1"> </text:span><text:span text:style-name="_31_0">t</text:span><text:span text:style-name="_33_2">h</text:span><text:span text:style-name="_36_9">e</text:span><text:span text:style-name="_31_"> </text:span><text:span text:style-name="_33_5">h</text:span><text:span text:style-name="_37_0">u</text:span><text:span text:style-name="_38_">m</text:span><text:span text:style-name="_34_3">a</text:span><text:span text:style-name="_36_8">n</text:span><text:span text:style-name="_31_"> </text:span><text:span text:style-name="_34_7">c</text:span><text:span text:style-name="_36_3">o</text:span><text:span text:style-name="_31_3">m</text:span><text:span text:style-name="_33_9">p</text:span><text:span text:style-name="_36_4">u</text:span><text:span text:style-name="_31_2">t</text:span><text:span text:style-name="_34_2">e</text:span><text:span text:style-name="_37_2">r</text:span><text:span text:style-name="_39_">'</text:span><text:span text:style-name="_35_0">s</text:span><text:span text:style-name="_35_1"> </text:span><text:span text:style-name="_31_8">p</text:span><text:span text:style-name="_34_9">a</text:span><text:span text:style-name="_36_9">p</text:span><text:span text:style-name="_31_5">e</text:span><text:span text:style-name="_33_9">r</text:span><text:span text:style-name="_36_4">,</text:span><text:span text:style-name="_31_"> </text:span><text:span text:style-name="_34_9">w</text:span><text:span text:style-name="_35_8">h</text:span><text:span text:style-name="_31_7">e</text:span><text:span text:style-name="_33_4">t</text:span><text:span text:style-name="_37_2">h</text:span><text:span text:style-name="_38_">e</text:span><text:span text:style-name="_35_0">r</text:span><text:span text:style-name="_35_1"> </text:span><text:span text:style-name="_38_">t</text:span><text:span text:style-name="_34_5">h</text:span><text:span text:style-name="_37_3">i</text:span><text:span text:style-name="_31_3">s</text:span><text:span text:style-name="_32_6"> </text:span><text:span text:style-name="_37_4">i</text:span><text:span text:style-name="_37_">s</text:span><text:span text:style-name="_32_6"> </text:span><text:span text:style-name="_35_7">t</text:span><text:span text:style-name="_31_2">h</text:span><text:span text:style-name="_33_2">e</text:span><text:span text:style-name="_35_1"> </text:span><text:span text:style-name="_31_7">p</text:span><text:span text:style-name="_34_3">a</text:span><text:span text:style-name="_37_3">p</text:span><text:span text:style-name="_32_0">e</text:span><text:span text:style-name="_34_2">r</text:span><text:span text:style-name="_35_1"> </text:span><text:span text:style-name="_37_">o</text:span><text:span text:style-name="_34_3">n</text:span><text:span text:style-name="_35_1"> </text:span><text:span text:style-name="_32_0">w</text:span><text:span text:style-name="_33_8">h</text:span><text:span text:style-name="_37_4">i</text:span><text:span text:style-name="_39_">c</text:span><text:span text:style-name="_34_9">h</text:span><text:span text:style-name="_35_1"> </text:span><text:span text:style-name="_32_2">h</text:span><text:span text:style-name="_34_7">e</text:span><text:span text:style-name="_35_1"> </text:span><text:span text:style-name="_31_7">d</text:span><text:span text:style-name="_34_0">o</text:span><text:span text:style-name="_36_3">e</text:span><text:span text:style-name="_32_4">s</text:span><text:span text:style-name="_32_6"> </text:span><text:span text:style-name="_35_9">h</text:span><text:span text:style-name="_32_3">i</text:span><text:span text:style-name="_34_4">s</text:span><text:span text:style-name="_35_1"> </text:span><text:span text:style-name="_32_3">c</text:span><text:span text:style-name="_33_4">a</text:span><text:span text:style-name="_36_3">l</text:span><text:span text:style-name="_32_0">c</text:span><text:span text:style-name="_33_5">u</text:span><text:span text:style-name="_35_8">l</text:span><text:span text:style-name="_32_2">a</text:span><text:span text:style-name="_33_4">t</text:span><text:span text:style-name="_35_8">i</text:span><text:span text:style-name="_32_5">o</text:span><text:span text:style-name="_33_8">n</text:span><text:span text:style-name="_37_0">s</text:span><text:span text:style-name="_31_"> </text:span><text:span text:style-name="_34_0">o</text:span><text:span text:style-name="_35_9">r</text:span><text:span text:style-name="_31_"> </text:span><text:span text:style-name="_34_2">t</text:span><text:span text:style-name="_35_7">h</text:span><text:span text:style-name="_31_9">a</text:span><text:span text:style-name="_34_8">t</text:span><text:span text:style-name="_35_1"> </text:span><text:span text:style-name="_32_5">o</text:span><text:span text:style-name="_34_7">n</text:span><text:span text:style-name="_35_1"> </text:span><text:span text:style-name="_31_0">w</text:span><text:span text:style-name="_34_8">h</text:span><text:span text:style-name="_36_8">i</text:span><text:span text:style-name="_31_5">c</text:span><text:span text:style-name="_33_5">h</text:span><text:span text:style-name="_35_1"> </text:span><text:span text:style-name="_31_7">h</text:span><text:span text:style-name="_34_4">i</text:span><text:span text:style-name="_36_7">s</text:span><text:span text:style-name="_31_"> </text:span><text:span text:style-name="_34_9">b</text:span><text:span text:style-name="_36_5">o</text:span><text:span text:style-name="_31_8">o</text:span><text:span text:style-name="_34_0">k</text:span><text:span text:style-name="_35_1"> </text:span><text:span text:style-name="_32_4">o</text:span><text:span text:style-name="_35_0">f</text:span><text:span text:style-name="_35_1"> </text:span><text:span text:style-name="_32_2">r</text:span><text:span text:style-name="_34_5">u</text:span><text:span text:style-name="_37_4">l</text:span><text:span text:style-name="_32_4">e</text:span><text:span text:style-name="_34_5">s</text:span><text:span text:style-name="_35_1"> </text:span><text:span text:style-name="_31_9">i</text:span><text:span text:style-name="_34_9">s</text:span><text:span text:style-name="_35_1"> </text:span><text:span text:style-name="_31_7">p</text:span><text:span text:style-name="_33_5">r</text:span><text:span text:style-name="_37_4">i</text:span><text:span text:style-name="_32_2">n</text:span><text:span text:style-name="_33_5">t</text:span><text:span text:style-name="_37_3">e</text:span><text:span text:style-name="_32_5">d</text:span><text:span text:style-name="_33_4">.</text:span><text:span text:style-name="_35_1"> </text:span><text:span text:style-name="_39_">I</text:span><text:span text:style-name="_33_3">n</text:span><text:span text:style-name="_35_1"> </text:span><text:span text:style-name="_31_8">s</text:span><text:span text:style-name="_33_8">o</text:span><text:span text:style-name="_35_1"> </text:span><text:span text:style-name="_39_">f</text:span><text:span text:style-name="_33_3">a</text:span><text:span text:style-name="_37_3">r</text:span><text:span text:style-name="_31_"> </text:span><text:span text:style-name="_33_4">a</text:span><text:span text:style-name="_36_9">s</text:span><text:span text:style-name="_31_"> </text:span><text:span text:style-name="_33_2">t</text:span><text:span text:style-name="_36_7">h</text:span><text:span text:style-name="_31_2">e</text:span><text:span text:style-name="_32_6"> </text:span><text:span text:style-name="_36_9">h</text:span><text:span text:style-name="_37_">u</text:span><text:span text:style-name="_33_5">m</text:span><text:span text:style-name="_35_7">a</text:span><text:span text:style-name="_32_0">n</text:span><text:span text:style-name="_32_6"> </text:span><text:span text:style-name="_35_9">c</text:span><text:span text:style-name="_31_9">o</text:span><text:span text:style-name="_34_0">m</text:span><text:span text:style-name="_35_9">p</text:span><text:span text:style-name="_31_0">u</text:span><text:span text:style-name="_33_8">t</text:span><text:span text:style-name="_36_3">e</text:span><text:span text:style-name="_37_">r</text:span><text:span text:style-name="_32_6"> </text:span><text:span text:style-name="_35_9">d</text:span><text:span text:style-name="_37_">o</text:span><text:span text:style-name="_34_8">e</text:span><text:span text:style-name="_36_4">s</text:span><text:span text:style-name="_31_"> </text:span><text:span text:style-name="_33_5">c</text:span><text:span text:style-name="_37_4">a</text:span><text:span text:style-name="_32_0">l</text:span><text:span text:style-name="_33_7">c</text:span><text:span text:style-name="_36_0">u</text:span><text:span text:style-name="_38_">l</text:span><text:span text:style-name="_33_9">a</text:span><text:span text:style-name="_36_5">t</text:span><text:span text:style-name="_31_3">i</text:span><text:span text:style-name="_34_2">o</text:span><text:span text:style-name="_36_5">n</text:span><text:span text:style-name="_32_3">s</text:span><text:span text:style-name="_32_6"> </text:span><text:span text:style-name="_35_7">i</text:span><text:span text:style-name="_39_">n</text:span><text:span text:style-name="_32_6"> </text:span><text:span text:style-name="_36_0">h</text:span><text:span text:style-name="_32_0">i</text:span><text:span text:style-name="_33_3">s</text:span><text:span text:style-name="_35_1"> </text:span><text:span text:style-name="_31_3">b</text:span><text:span text:style-name="_34_4">e</text:span><text:span text:style-name="_36_0">a</text:span><text:span text:style-name="_32_0">d</text:span><text:span text:style-name="_32_6"> </text:span><text:span text:style-name="_36_3">a</text:span><text:span text:style-name="_31_"> </text:span><text:span text:style-name="_33_3">p</text:span><text:span text:style-name="_35_9">a</text:span><text:span text:style-name="_31_2">r</text:span><text:span text:style-name="_34_9">t</text:span><text:span text:style-name="_35_1"> </text:span><text:span text:style-name="_31_8">o</text:span><text:span text:style-name="_34_3">f</text:span><text:span text:style-name="_35_1"> </text:span><text:span text:style-name="_31_7">t</text:span><text:span text:style-name="_33_9">h</text:span><text:span text:style-name="_35_7">e</text:span><text:span text:style-name="_31_"> </text:span><text:span text:style-name="_34_3">s</text:span><text:span text:style-name="_36_0">t</text:span><text:span text:style-name="_31_5">o</text:span><text:span text:style-name="_34_3">r</text:span><text:span text:style-name="_36_4">e</text:span><text:span text:style-name="_31_"> </text:span><text:span text:style-name="_33_7">w</text:span><text:span text:style-name="_35_8">i</text:span><text:span text:style-name="_32_0">l</text:span><text:span text:style-name="_34_5">l</text:span><text:span text:style-name="_35_1"> </text:span><text:span text:style-name="_32_2">c</text:span><text:span text:style-name="_33_8">o</text:span><text:span text:style-name="_36_2">r</text:span><text:span text:style-name="_31_3">r</text:span><text:span text:style-name="_33_5">e</text:span><text:span text:style-name="_36_9">s</text:span><text:span text:style-name="_32_2">p</text:span><text:span text:style-name="_34_4">o</text:span><text:span text:style-name="_36_9">n</text:span><text:span text:style-name="_31_3">d</text:span><text:span text:style-name="_32_6"> </text:span><text:span text:style-name="_36_3">t</text:span><text:span text:style-name="_31_0">o</text:span><text:span text:style-name="_32_6"> </text:span><text:span text:style-name="_36_2">h</text:span><text:span text:style-name="_31_8">i</text:span><text:span text:style-name="_33_4">s</text:span><text:span text:style-name="_35_1"> </text:span><text:span text:style-name="_39_">m</text:span><text:span text:style-name="_33_4">e</text:span><text:span text:style-name="_37_5">m</text:span><text:span text:style-name="_38_">o</text:span><text:span text:style-name="_33_2">r</text:span><text:span text:style-name="_36_2">y</text:span><text:span text:style-name="_37_">.</text:span></text:p>
      <text:p text:style-name="P1"><text:span text:style-name="_35_7">T</text:span><text:span text:style-name="_31_8">h</text:span><text:span text:style-name="_34_9">e</text:span><text:span text:style-name="_35_1"> </text:span><text:span text:style-name="_32_5">e</text:span><text:span text:style-name="_33_7">x</text:span><text:span text:style-name="_36_8">e</text:span><text:span text:style-name="_31_3">c</text:span><text:span text:style-name="_34_0">u</text:span><text:span text:style-name="_37_4">t</text:span><text:span text:style-name="_31_9">i</text:span><text:span text:style-name="_34_4">v</text:span><text:span text:style-name="_36_9">e</text:span><text:span text:style-name="_31_"> </text:span><text:span text:style-name="_33_5">u</text:span><text:span text:style-name="_36_9">n</text:span><text:span text:style-name="_31_9">i</text:span><text:span text:style-name="_34_7">t</text:span><text:span text:style-name="_35_1"> </text:span><text:span text:style-name="_31_2">i</text:span><text:span text:style-name="_34_4">s</text:span><text:span text:style-name="_35_1"> </text:span><text:span text:style-name="_38_">t</text:span><text:span text:style-name="_34_7">h</text:span><text:span text:style-name="_37_0">e</text:span><text:span text:style-name="_31_"> </text:span><text:span text:style-name="_34_3">p</text:span><text:span text:style-name="_35_9">a</text:span><text:span text:style-name="_31_5">r</text:span><text:span text:style-name="_33_4">t</text:span><text:span text:style-name="_35_1"> </text:span><text:span text:style-name="_32_4">w</text:span><text:span text:style-name="_34_7">h</text:span><text:span text:style-name="_37_2">i</text:span><text:span text:style-name="_37_">c</text:span><text:span text:style-name="_33_8">h</text:span><text:span text:style-name="_35_1"> </text:span><text:span text:style-name="_31_0">c</text:span><text:span text:style-name="_33_8">a</text:span><text:span text:style-name="_36_9">r</text:span><text:span text:style-name="_38_">r</text:span><text:span text:style-name="_33_7">i</text:span><text:span text:style-name="_36_2">e</text:span><text:span text:style-name="_38_">s</text:span><text:span text:style-name="_32_6"> </text:span><text:span text:style-name="_37_5">o</text:span><text:span text:style-name="_31_7">u</text:span><text:span text:style-name="_34_9">t</text:span><text:span text:style-name="_35_1"> </text:span><text:span text:style-name="_31_9">t</text:span><text:span text:style-name="_33_3">h</text:span><text:span text:style-name="_35_9">e</text:span><text:span text:style-name="_31_"> </text:span><text:span text:style-name="_34_5">v</text:span><text:span text:style-name="_37_4">a</text:span><text:span text:style-name="_31_4">r</text:span><text:span text:style-name="_33_5">i</text:span><text:span text:style-name="_36_3">o</text:span><text:span text:style-name="_31_9">u</text:span><text:span text:style-name="_35_0">s</text:span><text:span text:style-name="_35_1"> </text:span><text:span text:style-name="_37_">i</text:span><text:span text:style-name="_34_7">n</text:span><text:span text:style-name="_37_3">d</text:span><text:span text:style-name="_31_7">i</text:span><text:span text:style-name="_33_4">v</text:span><text:span text:style-name="_36_4">i</text:span><text:span text:style-name="_32_5">d</text:span><text:span text:style-name="_34_2">u</text:span><text:span text:style-name="_36_9">a</text:span><text:span text:style-name="_31_9">l</text:span><text:span text:style-name="_32_6"> </text:span><text:span text:style-name="_36_7">o</text:span><text:span text:style-name="_31_7">p</text:span><text:span text:style-name="_34_0">e</text:span><text:span text:style-name="_37_5">r</text:span><text:span text:style-name="_31_7">a</text:span><text:span text:style-name="_34_9">t</text:span><text:span text:style-name="_36_3">i</text:span><text:span text:style-name="_32_5">o</text:span><text:span text:style-name="_34_9">n</text:span><text:span text:style-name="_36_2">s</text:span><text:span text:style-name="_31_"> </text:span><text:span text:style-name="_33_3">i</text:span><text:span text:style-name="_35_9">n</text:span><text:span text:style-name="_31_2">v</text:span><text:span text:style-name="_34_2">o</text:span><text:span text:style-name="_37_2">l</text:span><text:span text:style-name="_32_4">v</text:span><text:span text:style-name="_34_3">e</text:span><text:span text:style-name="_36_3">d</text:span><text:span text:style-name="_31_"> </text:span><text:span text:style-name="_34_3">i</text:span><text:span text:style-name="_37_4">n</text:span><text:span text:style-name="_31_"> </text:span><text:span text:style-name="_33_2">a</text:span><text:span text:style-name="_35_1"> </text:span><text:span text:style-name="_32_3">c</text:span><text:span text:style-name="_33_4">a</text:span><text:span text:style-name="_37_4">l</text:span><text:span text:style-name="_32_4">c</text:span><text:span text:style-name="_34_5">u</text:span><text:span text:style-name="_37_3">l</text:span><text:span text:style-name="_32_0">a</text:span><text:span text:style-name="_34_8">t</text:span><text:span text:style-name="_35_7">i</text:span><text:span text:style-name="_31_8">o</text:span><text:span text:style-name="_34_3">n</text:span><text:span text:style-name="_35_7">.</text:span><text:span text:style-name="_31_"> </text:span><text:span text:style-name="_33_9">W</text:span><text:span text:style-name="_36_2">h</text:span><text:span text:style-name="_32_2">a</text:span><text:span text:style-name="_33_2">t</text:span><text:span text:style-name="_35_1"> </text:span><text:span text:style-name="_32_4">t</text:span><text:span text:style-name="_33_5">h</text:span><text:span text:style-name="_35_7">e</text:span><text:span text:style-name="_32_5">s</text:span><text:span text:style-name="_33_8">e</text:span><text:span text:style-name="_35_1"> </text:span><text:span text:style-name="_32_3">i</text:span><text:span text:style-name="_33_7">n</text:span><text:span text:style-name="_37_4">d</text:span><text:span text:style-name="_31_3">i</text:span><text:span text:style-name="_33_4">v</text:span><text:span text:style-name="_35_7">i</text:span><text:span text:style-name="_32_3">d</text:span><text:span text:style-name="_34_7">u</text:span><text:span text:style-name="_36_7">a</text:span><text:span text:style-name="_32_0">l</text:span><text:span text:style-name="_32_6"> </text:span><text:span text:style-name="_37_2">o</text:span><text:span text:style-name="_32_3">p</text:span><text:span text:style-name="_34_5">e</text:span><text:span text:style-name="_37_4">r</text:span><text:span text:style-name="_32_2">a</text:span><text:span text:style-name="_34_8">t</text:span><text:span text:style-name="_36_2">i</text:span><text:span text:style-name="_31_0">o</text:span><text:span text:style-name="_33_5">n</text:span><text:span text:style-name="_36_5">s</text:span><text:span text:style-name="_31_"> </text:span><text:span text:style-name="_35_0">a</text:span><text:span text:style-name="_36_0">r</text:span><text:span text:style-name="_32_3">e</text:span><text:span text:style-name="_32_6"> </text:span><text:span text:style-name="_37_2">w</text:span><text:span text:style-name="_31_0">i</text:span><text:span text:style-name="_33_3">l</text:span><text:span text:style-name="_36_4">l</text:span><text:span text:style-name="_31_"> </text:span><text:span text:style-name="_34_8">v</text:span><text:span text:style-name="_36_0">a</text:span><text:span text:style-name="_31_9">r</text:span><text:span text:style-name="_33_8">y</text:span><text:span text:style-name="_35_1"> </text:span><text:span text:style-name="_31_0">f</text:span><text:span text:style-name="_33_2">r</text:span><text:span text:style-name="_37_4">o</text:span><text:span text:style-name="_31_0">m</text:span><text:span text:style-name="_32_6"> </text:span><text:span text:style-name="_36_4">m</text:span><text:span text:style-name="_31_9">a</text:span><text:span text:style-name="_33_3">c</text:span><text:span text:style-name="_35_8">h</text:span><text:span text:style-name="_39_">i</text:span><text:span text:style-name="_33_5">n</text:span><text:span text:style-name="_36_0">e</text:span><text:span text:style-name="_31_"> </text:span><text:span text:style-name="_33_5">t</text:span><text:span text:style-name="_37_2">o</text:span><text:span text:style-name="_31_"> </text:span><text:span text:style-name="_34_2">m</text:span><text:span text:style-name="_36_0">a</text:span><text:span text:style-name="_32_5">c</text:span><text:span text:style-name="_33_3">h</text:span><text:span text:style-name="_36_2">i</text:span><text:span text:style-name="_31_9">n</text:span><text:span text:style-name="_34_4">e</text:span><text:span text:style-name="_37_5">.</text:span><text:span text:style-name="_31_"> </text:span><text:span text:style-name="_33_8">U</text:span><text:span text:style-name="_36_8">s</text:span><text:span text:style-name="_38_">u</text:span><text:span text:style-name="_33_7">a</text:span><text:span text:style-name="_35_7">l</text:span><text:span text:style-name="_32_5">l</text:span><text:span text:style-name="_33_4">y</text:span><text:span text:style-name="_35_1"> </text:span><text:span text:style-name="_31_9">f</text:span><text:span text:style-name="_34_9">a</text:span><text:span text:style-name="_37_0">i</text:span><text:span text:style-name="_31_8">r</text:span><text:span text:style-name="_33_9">l</text:span><text:span text:style-name="_36_4">y</text:span><text:span text:style-name="_31_"> </text:span><text:span text:style-name="_34_9">l</text:span><text:span text:style-name="_36_3">e</text:span><text:span text:style-name="_32_5">n</text:span><text:span text:style-name="_34_7">g</text:span><text:span text:style-name="_36_5">t</text:span><text:span text:style-name="_37_">h</text:span><text:span text:style-name="_33_8">y</text:span><text:span text:style-name="_35_1"> </text:span><text:span text:style-name="_37_">o</text:span><text:span text:style-name="_33_8">p</text:span><text:span text:style-name="_37_2">e</text:span><text:span text:style-name="_31_9">r</text:span><text:span text:style-name="_33_2">a</text:span><text:span text:style-name="_36_3">t</text:span><text:span text:style-name="_32_3">i</text:span><text:span text:style-name="_33_9">o</text:span><text:span text:style-name="_36_5">n</text:span><text:span text:style-name="_32_3">s</text:span><text:span text:style-name="_32_6"> </text:span><text:span text:style-name="_36_9">c</text:span><text:span text:style-name="_31_8">a</text:span><text:span text:style-name="_33_3">n</text:span><text:span text:style-name="_35_1"> </text:span><text:span text:style-name="_31_0">b</text:span><text:span text:style-name="_33_4">e</text:span><text:span text:style-name="_35_1"> </text:span><text:span text:style-name="_31_5">d</text:span><text:span text:style-name="_35_0">o</text:span><text:span text:style-name="_36_8">n</text:span><text:span text:style-name="_31_3">e</text:span><text:span text:style-name="_32_6"> </text:span><text:span text:style-name="_36_2">s</text:span><text:span text:style-name="_31_5">u</text:span><text:span text:style-name="_33_7">c</text:span><text:span text:style-name="_37_4">h</text:span><text:span text:style-name="_31_"> </text:span><text:span text:style-name="_33_9">a</text:span><text:span text:style-name="_37_0">s</text:span><text:span text:style-name="_31_"> </text:span><text:span text:style-name="_34_8">"</text:span><text:span text:style-name="_36_3">M</text:span><text:span text:style-name="_31_3">u</text:span><text:span text:style-name="_34_5">l</text:span><text:span text:style-name="_37_5">t</text:span><text:span text:style-name="_32_0">i</text:span><text:span text:style-name="_33_4">p</text:span><text:span text:style-name="_36_5">l</text:span><text:span text:style-name="_31_5">y</text:span><text:span text:style-name="_32_6"> </text:span><text:span text:style-name="_36_4">3</text:span><text:span text:style-name="_31_8">5</text:span><text:span text:style-name="_33_5">4</text:span><text:span text:style-name="_36_9">0</text:span><text:span text:style-name="_38_">6</text:span><text:span text:style-name="_33_2">7</text:span><text:span text:style-name="_36_5">5</text:span><text:span text:style-name="_31_9">4</text:span><text:span text:style-name="_34_4">4</text:span><text:span text:style-name="_36_4">5</text:span><text:span text:style-name="_31_"> </text:span><text:span text:style-name="_33_7">b</text:span><text:span text:style-name="_37_0">y</text:span><text:span text:style-name="_31_"> </text:span><text:span text:style-name="_34_8">7</text:span><text:span text:style-name="_35_8">0</text:span><text:span text:style-name="_37_">7</text:span><text:span text:style-name="_33_3">6</text:span><text:span text:style-name="_37_4">3</text:span><text:span text:style-name="_31_4">4</text:span><text:span text:style-name="_33_4">5</text:span><text:span text:style-name="_35_9">6</text:span><text:span text:style-name="_31_7">8</text:span><text:span text:style-name="_33_8">7</text:span><text:span text:style-name="_36_8">"</text:span><text:span text:style-name="_31_"> </text:span><text:span text:style-name="_33_9">b</text:span><text:span text:style-name="_37_5">u</text:span><text:span text:style-name="_32_0">t</text:span><text:span text:style-name="_32_6"> </text:span><text:span text:style-name="_37_3">i</text:span><text:span text:style-name="_32_5">n</text:span><text:span text:style-name="_32_6"> </text:span><text:span text:style-name="_36_9">s</text:span><text:span text:style-name="_37_">o</text:span><text:span text:style-name="_34_9">m</text:span><text:span text:style-name="_37_5">e</text:span><text:span text:style-name="_31_"> </text:span><text:span text:style-name="_34_0">m</text:span><text:span text:style-name="_35_8">a</text:span><text:span text:style-name="_31_4">c</text:span><text:span text:style-name="_33_8">h</text:span><text:span text:style-name="_36_7">i</text:span><text:span text:style-name="_31_3">n</text:span><text:span text:style-name="_34_9">e</text:span><text:span text:style-name="_35_7">s</text:span><text:span text:style-name="_31_"> </text:span><text:span text:style-name="_35_0">o</text:span><text:span text:style-name="_36_2">n</text:span><text:span text:style-name="_32_2">l</text:span><text:span text:style-name="_34_2">y</text:span><text:span text:style-name="_35_1"> </text:span><text:span text:style-name="_32_5">v</text:span><text:span text:style-name="_34_2">e</text:span><text:span text:style-name="_35_9">r</text:span><text:span text:style-name="_31_7">y</text:span><text:span text:style-name="_32_6"> </text:span><text:span text:style-name="_36_4">s</text:span><text:span text:style-name="_32_0">i</text:span><text:span text:style-name="_33_2">m</text:span><text:span text:style-name="_37_0">p</text:span><text:span text:style-name="_39_">l</text:span><text:span text:style-name="_34_5">e</text:span><text:span text:style-name="_35_1"> </text:span><text:span text:style-name="_37_">o</text:span><text:span text:style-name="_34_2">n</text:span><text:span text:style-name="_35_9">e</text:span><text:span text:style-name="_31_7">s</text:span><text:span text:style-name="_32_6"> </text:span><text:span text:style-name="_35_8">s</text:span><text:span text:style-name="_39_">u</text:span><text:span text:style-name="_33_7">c</text:span><text:span text:style-name="_36_8">h</text:span><text:span text:style-name="_31_"> </text:span><text:span text:style-name="_33_3">a</text:span><text:span text:style-name="_36_5">s</text:span><text:span text:style-name="_31_"> </text:span><text:span text:style-name="_35_0">"</text:span><text:span text:style-name="_35_8">W</text:span><text:span text:style-name="_32_3">r</text:span><text:span text:style-name="_34_8">i</text:span><text:span text:style-name="_36_8">t</text:span><text:span text:style-name="_31_4">e</text:span><text:span text:style-name="_32_6"> </text:span><text:span text:style-name="_36_4">d</text:span><text:span text:style-name="_32_5">o</text:span><text:span text:style-name="_34_4">w</text:span><text:span text:style-name="_36_8">n</text:span><text:span text:style-name="_31_"> </text:span><text:span text:style-name="_34_3">0</text:span><text:span text:style-name="_36_9">"</text:span><text:span text:style-name="_31_"> </text:span><text:span text:style-name="_34_7">a</text:span><text:span text:style-name="_37_0">r</text:span><text:span text:style-name="_32_4">e</text:span><text:span text:style-name="_32_6"> </text:span><text:span text:style-name="_36_0">p</text:span><text:span text:style-name="_31_8">o</text:span><text:span text:style-name="_34_4">s</text:span><text:span text:style-name="_36_4">s</text:span><text:span text:style-name="_31_8">i</text:span><text:span text:style-name="_34_7">b</text:span><text:span text:style-name="_37_2">l</text:span><text:span text:style-name="_38_">e</text:span><text:span text:style-name="_33_2">.</text:span></text:p>
      <text:p text:style-name="P1"><text:span text:style-name="_31_5">W</text:span><text:span text:style-name="_34_5">e</text:span><text:span text:style-name="_35_1"> </text:span><text:span text:style-name="_31_2">h</text:span><text:span text:style-name="_34_8">a</text:span><text:span text:style-name="_36_2">v</text:span><text:span text:style-name="_31_9">e</text:span><text:span text:style-name="_32_6"> </text:span><text:span text:style-name="_36_5">m</text:span><text:span text:style-name="_38_">e</text:span><text:span text:style-name="_34_5">n</text:span><text:span text:style-name="_37_0">t</text:span><text:span text:style-name="_31_5">i</text:span><text:span text:style-name="_34_0">o</text:span><text:span text:style-name="_36_2">n</text:span><text:span text:style-name="_32_2">e</text:span><text:span text:style-name="_34_9">d</text:span><text:span text:style-name="_35_1"> </text:span><text:span text:style-name="_31_0">t</text:span><text:span text:style-name="_34_8">h</text:span><text:span text:style-name="_37_4">a</text:span><text:span text:style-name="_31_8">t</text:span><text:span text:style-name="_32_6"> </text:span><text:span text:style-name="_36_2">t</text:span><text:span text:style-name="_38_">h</text:span><text:span text:style-name="_34_5">e</text:span><text:span text:style-name="_35_1"> </text:span><text:span text:style-name="_32_4">"</text:span><text:span text:style-name="_34_5">b</text:span><text:span text:style-name="_37_0">o</text:span><text:span text:style-name="_31_9">o</text:span><text:span text:style-name="_33_3">k</text:span><text:span text:style-name="_35_1"> </text:span><text:span text:style-name="_32_2">o</text:span><text:span text:style-name="_34_7">f</text:span><text:span text:style-name="_35_1"> </text:span><text:span text:style-name="_31_9">r</text:span><text:span text:style-name="_34_5">u</text:span><text:span text:style-name="_35_8">l</text:span><text:span text:style-name="_32_0">e</text:span><text:span text:style-name="_34_9">s</text:span><text:span text:style-name="_36_0">"</text:span><text:span text:style-name="_31_"> </text:span><text:span text:style-name="_34_4">s</text:span><text:span text:style-name="_37_2">u</text:span><text:span text:style-name="_31_8">p</text:span><text:span text:style-name="_33_5">p</text:span><text:span text:style-name="_36_5">l</text:span><text:span text:style-name="_31_3">i</text:span><text:span text:style-name="_34_3">e</text:span><text:span text:style-name="_36_7">d</text:span><text:span text:style-name="_31_"> </text:span><text:span text:style-name="_34_4">t</text:span><text:span text:style-name="_35_8">o</text:span><text:span text:style-name="_31_"> </text:span><text:span text:style-name="_34_5">t</text:span><text:span text:style-name="_36_2">h</text:span><text:span text:style-name="_32_3">e</text:span><text:span text:style-name="_32_6"> </text:span><text:span text:style-name="_36_7">c</text:span><text:span text:style-name="_31_0">o</text:span><text:span text:style-name="_34_9">m</text:span><text:span text:style-name="_37_2">p</text:span><text:span text:style-name="_39_">u</text:span><text:span text:style-name="_33_2">t</text:span><text:span text:style-name="_35_9">e</text:span><text:span text:style-name="_31_3">r</text:span><text:span text:style-name="_32_6"> </text:span><text:span text:style-name="_36_2">i</text:span><text:span text:style-name="_31_5">s</text:span><text:span text:style-name="_32_6"> </text:span><text:span text:style-name="_36_7">r</text:span><text:span text:style-name="_32_0">e</text:span><text:span text:style-name="_35_0">p</text:span><text:span text:style-name="_35_9">l</text:span><text:span text:style-name="_31_5">a</text:span><text:span text:style-name="_34_7">c</text:span><text:span text:style-name="_36_7">e</text:span><text:span text:style-name="_31_3">d</text:span><text:span text:style-name="_32_6"> </text:span><text:span text:style-name="_37_2">i</text:span><text:span text:style-name="_31_7">n</text:span><text:span text:style-name="_32_6"> </text:span><text:span text:style-name="_37_4">t</text:span><text:span text:style-name="_31_3">h</text:span><text:span text:style-name="_33_3">e</text:span><text:span text:style-name="_35_1"> </text:span><text:span text:style-name="_32_3">m</text:span><text:span text:style-name="_33_9">a</text:span><text:span text:style-name="_37_5">c</text:span><text:span text:style-name="_38_">h</text:span><text:span text:style-name="_34_2">i</text:span><text:span text:style-name="_36_3">n</text:span><text:span text:style-name="_39_">e</text:span><text:span text:style-name="_32_6"> </text:span><text:span text:style-name="_36_2">b</text:span><text:span text:style-name="_31_9">y</text:span><text:span text:style-name="_32_6"> </text:span><text:span text:style-name="_36_8">a</text:span><text:span text:style-name="_31_"> </text:span><text:span text:style-name="_33_4">p</text:span><text:span text:style-name="_37_3">a</text:span><text:span text:style-name="_31_9">r</text:span><text:span text:style-name="_34_0">t</text:span><text:span text:style-name="_35_1"> </text:span><text:span text:style-name="_32_5">o</text:span><text:span text:style-name="_33_5">f</text:span><text:span text:style-name="_35_1"> </text:span><text:span text:style-name="_31_8">t</text:span><text:span text:style-name="_34_8">h</text:span><text:span text:style-name="_36_7">e</text:span><text:span text:style-name="_31_"> </text:span><text:span text:style-name="_34_0">s</text:span><text:span text:style-name="_37_5">t</text:span><text:span text:style-name="_31_7">o</text:span><text:span text:style-name="_34_8">r</text:span><text:span text:style-name="_37_4">e</text:span><text:span text:style-name="_31_2">.</text:span><text:span text:style-name="_32_6"> </text:span><text:span text:style-name="_35_7">I</text:span><text:span text:style-name="_32_0">t</text:span><text:span text:style-name="_32_6"> </text:span><text:span text:style-name="_37_4">i</text:span><text:span text:style-name="_38_">s</text:span><text:span text:style-name="_32_6"> </text:span><text:span text:style-name="_37_4">t</text:span><text:span text:style-name="_31_2">h</text:span><text:span text:style-name="_33_8">e</text:span><text:span text:style-name="_35_8">n</text:span><text:span text:style-name="_31_"> </text:span><text:span text:style-name="_34_7">c</text:span><text:span text:style-name="_35_7">a</text:span><text:span text:style-name="_31_5">l</text:span><text:span text:style-name="_33_8">l</text:span><text:span text:style-name="_36_0">e</text:span><text:span text:style-name="_31_2">d</text:span><text:span text:style-name="_32_6"> </text:span><text:span text:style-name="_35_9">t</text:span><text:span text:style-name="_31_5">h</text:span><text:span text:style-name="_34_5">e</text:span><text:span text:style-name="_35_1"> </text:span><text:span text:style-name="_31_9">"</text:span><text:span text:style-name="_34_5">t</text:span><text:span text:style-name="_36_5">a</text:span><text:span text:style-name="_31_7">b</text:span><text:span text:style-name="_33_9">l</text:span><text:span text:style-name="_37_2">e</text:span><text:span text:style-name="_31_"> </text:span><text:span text:style-name="_33_8">o</text:span><text:span text:style-name="_37_4">f</text:span><text:span text:style-name="_31_"> </text:span><text:span text:style-name="_35_0">i</text:span><text:span text:style-name="_35_8">n</text:span><text:span text:style-name="_32_4">s</text:span><text:span text:style-name="_34_4">t</text:span><text:span text:style-name="_36_9">r</text:span><text:span text:style-name="_31_7">u</text:span><text:span text:style-name="_33_5">c</text:span><text:span text:style-name="_36_8">t</text:span><text:span text:style-name="_32_4">i</text:span><text:span text:style-name="_33_3">o</text:span><text:span text:style-name="_37_5">n</text:span><text:span text:style-name="_32_4">s</text:span><text:span text:style-name="_33_4">.</text:span><text:span text:style-name="_36_5">"</text:span><text:span text:style-name="_31_"> </text:span><text:span text:style-name="_34_5">I</text:span><text:span text:style-name="_35_9">t</text:span><text:span text:style-name="_31_"> </text:span><text:span text:style-name="_35_0">i</text:span><text:span text:style-name="_36_5">s</text:span><text:span text:style-name="_31_"> </text:span><text:span text:style-name="_34_9">t</text:span><text:span text:style-name="_35_7">h</text:span><text:span text:style-name="_32_3">e</text:span><text:span text:style-name="_32_6"> </text:span><text:span text:style-name="_37_2">d</text:span><text:span text:style-name="_32_4">u</text:span><text:span text:style-name="_34_8">t</text:span><text:span text:style-name="_35_7">y</text:span><text:span text:style-name="_31_"> </text:span><text:span text:style-name="_34_0">o</text:span><text:span text:style-name="_35_8">f</text:span><text:span text:style-name="_31_"> </text:span><text:span text:style-name="_34_4">t</text:span><text:span text:style-name="_36_3">h</text:span><text:span text:style-name="_32_5">e</text:span><text:span text:style-name="_32_6"> </text:span><text:span text:style-name="_35_8">c</text:span><text:span text:style-name="_37_">o</text:span><text:span text:style-name="_33_7">n</text:span><text:span text:style-name="_36_7">t</text:span><text:span text:style-name="_31_0">r</text:span><text:span text:style-name="_33_2">o</text:span><text:span text:style-name="_36_4">l</text:span><text:span text:style-name="_31_"> </text:span><text:span text:style-name="_34_4">t</text:span><text:span text:style-name="_37_2">o</text:span><text:span text:style-name="_31_"> </text:span><text:span text:style-name="_34_8">s</text:span><text:span text:style-name="_36_2">e</text:span><text:span text:style-name="_32_2">e</text:span><text:span text:style-name="_32_6"> </text:span><text:span text:style-name="_36_7">t</text:span><text:span text:style-name="_31_7">h</text:span><text:span text:style-name="_33_7">a</text:span><text:span text:style-name="_37_2">t</text:span><text:span text:style-name="_31_"> </text:span><text:span text:style-name="_33_3">t</text:span><text:span text:style-name="_36_8">h</text:span><text:span text:style-name="_31_9">e</text:span><text:span text:style-name="_34_2">s</text:span><text:span text:style-name="_36_0">e</text:span><text:span text:style-name="_31_"> </text:span><text:span text:style-name="_34_4">i</text:span><text:span text:style-name="_36_3">n</text:span><text:span text:style-name="_32_3">s</text:span><text:span text:style-name="_33_2">t</text:span><text:span text:style-name="_37_2">r</text:span><text:span text:style-name="_31_0">u</text:span><text:span text:style-name="_34_3">c</text:span><text:span text:style-name="_36_0">t</text:span><text:span text:style-name="_31_8">i</text:span><text:span text:style-name="_34_8">o</text:span><text:span text:style-name="_36_3">n</text:span><text:span text:style-name="_31_7">s</text:span><text:span text:style-name="_32_6"> </text:span><text:span text:style-name="_36_5">a</text:span><text:span text:style-name="_31_9">r</text:span><text:span text:style-name="_34_3">e</text:span><text:span text:style-name="_35_1"> </text:span><text:span text:style-name="_32_2">o</text:span><text:span text:style-name="_34_9">b</text:span><text:span text:style-name="_36_7">e</text:span><text:span text:style-name="_31_3">y</text:span><text:span text:style-name="_34_5">e</text:span><text:span text:style-name="_37_2">d</text:span><text:span text:style-name="_31_"> </text:span><text:span text:style-name="_34_7">c</text:span><text:span text:style-name="_36_0">o</text:span><text:span text:style-name="_31_3">r</text:span><text:span text:style-name="_33_3">r</text:span><text:span text:style-name="_36_5">e</text:span><text:span text:style-name="_32_4">c</text:span><text:span text:style-name="_34_9">t</text:span><text:span text:style-name="_36_5">l</text:span><text:span text:style-name="_32_5">y</text:span><text:span text:style-name="_32_6"> </text:span><text:span text:style-name="_35_9">a</text:span><text:span text:style-name="_31_9">n</text:span><text:span text:style-name="_34_3">d</text:span><text:span text:style-name="_35_1"> </text:span><text:span text:style-name="_31_4">i</text:span><text:span text:style-name="_34_8">n</text:span><text:span text:style-name="_35_1"> </text:span><text:span text:style-name="_31_5">t</text:span><text:span text:style-name="_34_4">h</text:span><text:span text:style-name="_37_4">e</text:span><text:span text:style-name="_31_"> </text:span><text:span text:style-name="_33_7">r</text:span><text:span text:style-name="_37_2">i</text:span><text:span text:style-name="_32_0">g</text:span><text:span text:style-name="_33_7">h</text:span><text:span text:style-name="_37_4">t</text:span><text:span text:style-name="_31_"> </text:span><text:span text:style-name="_33_9">o</text:span><text:span text:style-name="_36_8">r</text:span><text:span text:style-name="_31_0">d</text:span><text:span text:style-name="_34_4">e</text:span><text:span text:style-name="_36_4">r</text:span><text:span text:style-name="_32_3">.</text:span><text:span text:style-name="_32_6"> </text:span><text:span text:style-name="_35_7">T</text:span><text:span text:style-name="_31_0">h</text:span><text:span text:style-name="_33_4">e</text:span><text:span text:style-name="_35_1"> </text:span><text:span text:style-name="_32_4">c</text:span><text:span text:style-name="_34_3">o</text:span><text:span text:style-name="_37_4">n</text:span><text:span text:style-name="_31_3">t</text:span><text:span text:style-name="_34_9">r</text:span><text:span text:style-name="_36_4">o</text:span><text:span text:style-name="_32_0">l</text:span><text:span text:style-name="_32_6"> </text:span><text:span text:style-name="_36_3">i</text:span><text:span text:style-name="_32_4">s</text:span><text:span text:style-name="_32_6"> </text:span><text:span text:style-name="_37_0">s</text:span><text:span text:style-name="_32_0">o</text:span><text:span text:style-name="_32_6"> </text:span><text:span text:style-name="_36_3">c</text:span><text:span text:style-name="_37_">o</text:span><text:span text:style-name="_34_3">n</text:span><text:span text:style-name="_36_8">s</text:span><text:span text:style-name="_31_9">t</text:span><text:span text:style-name="_33_4">r</text:span><text:span text:style-name="_37_3">u</text:span><text:span text:style-name="_31_5">c</text:span><text:span text:style-name="_34_0">t</text:span><text:span text:style-name="_37_4">e</text:span><text:span text:style-name="_31_8">d</text:span><text:span text:style-name="_32_6"> </text:span><text:span text:style-name="_37_0">t</text:span><text:span text:style-name="_31_8">h</text:span><text:span text:style-name="_35_0">a</text:span><text:span text:style-name="_37_5">t</text:span><text:span text:style-name="_31_"> </text:span><text:span text:style-name="_35_0">t</text:span><text:span text:style-name="_36_4">h</text:span><text:span text:style-name="_31_8">i</text:span><text:span text:style-name="_34_4">s</text:span><text:span text:style-name="_35_1"> </text:span><text:span text:style-name="_31_9">n</text:span><text:span text:style-name="_33_2">e</text:span><text:span text:style-name="_36_2">c</text:span><text:span text:style-name="_32_3">e</text:span><text:span text:style-name="_34_5">s</text:span><text:span text:style-name="_36_2">s</text:span><text:span text:style-name="_32_3">a</text:span><text:span text:style-name="_33_4">r</text:span><text:span text:style-name="_37_3">i</text:span><text:span text:style-name="_31_7">l</text:span><text:span text:style-name="_34_3">y</text:span><text:span text:style-name="_35_1"> </text:span><text:span text:style-name="_37_">h</text:span><text:span text:style-name="_34_9">a</text:span><text:span text:style-name="_35_8">p</text:span><text:span text:style-name="_31_0">p</text:span><text:span text:style-name="_33_7">e</text:span><text:span text:style-name="_37_0">n</text:span><text:span text:style-name="_31_9">s</text:span><text:span text:style-name="_34_7">.</text:span></text:p>
      <text:p text:style-name="P1"><text:span text:style-name="_31_0">T</text:span><text:span text:style-name="_34_9">h</text:span><text:span text:style-name="_37_4">e</text:span><text:span text:style-name="_31_"> </text:span><text:span text:style-name="_35_0">i</text:span><text:span text:style-name="_36_7">n</text:span><text:span text:style-name="_32_2">f</text:span><text:span text:style-name="_34_2">o</text:span><text:span text:style-name="_36_5">r</text:span><text:span text:style-name="_31_9">m</text:span><text:span text:style-name="_34_0">a</text:span><text:span text:style-name="_36_2">t</text:span><text:span text:style-name="_31_3">i</text:span><text:span text:style-name="_33_8">o</text:span><text:span text:style-name="_37_2">n</text:span><text:span text:style-name="_31_"> </text:span><text:span text:style-name="_34_0">i</text:span><text:span text:style-name="_35_9">n</text:span><text:span text:style-name="_31_"> </text:span><text:span text:style-name="_34_4">t</text:span><text:span text:style-name="_36_7">h</text:span><text:span text:style-name="_32_0">e</text:span><text:span text:style-name="_32_6"> </text:span><text:span text:style-name="_36_3">s</text:span><text:span text:style-name="_32_4">t</text:span><text:span text:style-name="_33_3">o</text:span><text:span text:style-name="_36_8">r</text:span><text:span text:style-name="_37_">e</text:span><text:span text:style-name="_32_6"> </text:span><text:span text:style-name="_36_9">i</text:span><text:span text:style-name="_31_9">s</text:span><text:span text:style-name="_32_6"> </text:span><text:span text:style-name="_36_0">u</text:span><text:span text:style-name="_32_2">s</text:span><text:span text:style-name="_34_7">u</text:span><text:span text:style-name="_36_7">a</text:span><text:span text:style-name="_31_7">l</text:span><text:span text:style-name="_33_8">l</text:span><text:span text:style-name="_37_2">y</text:span><text:span text:style-name="_31_"> </text:span><text:span text:style-name="_34_5">b</text:span><text:span text:style-name="_36_4">r</text:span><text:span text:style-name="_31_2">o</text:span><text:span text:style-name="_33_8">k</text:span><text:span text:style-name="_36_7">e</text:span><text:span text:style-name="_32_0">n</text:span><text:span text:style-name="_32_6"> </text:span><text:span text:style-name="_36_2">u</text:span><text:span text:style-name="_32_4">p</text:span><text:span text:style-name="_32_6"> </text:span><text:span text:style-name="_36_2">i</text:span><text:span text:style-name="_31_4">n</text:span><text:span text:style-name="_34_0">t</text:span><text:span text:style-name="_36_2">o</text:span><text:span text:style-name="_31_"> </text:span><text:span text:style-name="_34_0">p</text:span><text:span text:style-name="_37_3">a</text:span><text:span text:style-name="_37_">c</text:span><text:span text:style-name="_34_8">k</text:span><text:span text:style-name="_36_4">e</text:span><text:span text:style-name="_32_4">t</text:span><text:span text:style-name="_33_5">s</text:span><text:span text:style-name="_35_1"> </text:span><text:span text:style-name="_32_5">o</text:span><text:span text:style-name="_34_4">f</text:span><text:span text:style-name="_35_1"> </text:span><text:span text:style-name="_31_2">m</text:span><text:span text:style-name="_33_3">o</text:span><text:span text:style-name="_36_8">d</text:span><text:span text:style-name="_31_7">e</text:span><text:span text:style-name="_34_5">r</text:span><text:span text:style-name="_35_7">a</text:span><text:span text:style-name="_31_7">t</text:span><text:span text:style-name="_34_2">e</text:span><text:span text:style-name="_37_2">l</text:span><text:span text:style-name="_31_4">y</text:span><text:span text:style-name="_32_6"> </text:span><text:span text:style-name="_37_0">s</text:span><text:span text:style-name="_31_7">m</text:span><text:span text:style-name="_33_4">a</text:span><text:span text:style-name="_35_7">l</text:span><text:span text:style-name="_31_9">l</text:span><text:span text:style-name="_32_6"> </text:span><text:span text:style-name="_37_0">s</text:span><text:span text:style-name="_31_4">i</text:span><text:span text:style-name="_33_2">z</text:span><text:span text:style-name="_36_8">e</text:span><text:span text:style-name="_32_0">.</text:span><text:span text:style-name="_32_6"> </text:span><text:span text:style-name="_37_5">I</text:span><text:span text:style-name="_31_4">n</text:span><text:span text:style-name="_32_6"> </text:span><text:span text:style-name="_35_8">o</text:span><text:span text:style-name="_31_8">n</text:span><text:span text:style-name="_34_5">e</text:span><text:span text:style-name="_35_1"> </text:span><text:span text:style-name="_31_5">m</text:span><text:span text:style-name="_33_9">a</text:span><text:span text:style-name="_36_2">c</text:span><text:span text:style-name="_31_0">h</text:span><text:span text:style-name="_34_5">i</text:span><text:span text:style-name="_35_8">n</text:span><text:span text:style-name="_32_2">e</text:span><text:span text:style-name="_33_7">,</text:span><text:span text:style-name="_35_1"> </text:span><text:span text:style-name="_32_5">f</text:span><text:span text:style-name="_34_8">o</text:span><text:span text:style-name="_35_9">r</text:span><text:span text:style-name="_31_"> </text:span><text:span text:style-name="_33_8">i</text:span><text:span text:style-name="_36_9">n</text:span><text:span text:style-name="_31_8">s</text:span><text:span text:style-name="_34_9">t</text:span><text:span text:style-name="_37_3">a</text:span><text:span text:style-name="_31_0">n</text:span><text:span text:style-name="_33_3">c</text:span><text:span text:style-name="_35_9">e</text:span><text:span text:style-name="_32_3">,</text:span><text:span text:style-name="_32_6"> </text:span><text:span text:style-name="_35_8">a</text:span><text:span text:style-name="_31_"> </text:span><text:span text:style-name="_34_5">p</text:span><text:span text:style-name="_37_3">a</text:span><text:span text:style-name="_31_3">c</text:span><text:span text:style-name="_34_9">k</text:span><text:span text:style-name="_37_2">e</text:span><text:span text:style-name="_31_8">t</text:span><text:span text:style-name="_32_6"> </text:span><text:span text:style-name="_36_8">m</text:span><text:span text:style-name="_31_4">i</text:span><text:span text:style-name="_35_0">g</text:span><text:span text:style-name="_37_4">h</text:span><text:span text:style-name="_38_">t</text:span><text:span text:style-name="_32_6"> </text:span><text:span text:style-name="_37_3">c</text:span><text:span text:style-name="_31_4">o</text:span><text:span text:style-name="_33_3">n</text:span><text:span text:style-name="_37_3">s</text:span><text:span text:style-name="_31_8">i</text:span><text:span text:style-name="_33_8">s</text:span><text:span text:style-name="_37_3">t</text:span><text:span text:style-name="_31_"> </text:span><text:span text:style-name="_33_5">o</text:span><text:span text:style-name="_37_3">f</text:span><text:span text:style-name="_31_"> </text:span><text:span text:style-name="_34_9">t</text:span><text:span text:style-name="_37_3">e</text:span><text:span text:style-name="_31_4">n</text:span><text:span text:style-name="_32_6"> </text:span><text:span text:style-name="_35_7">d</text:span><text:span text:style-name="_37_">e</text:span><text:span text:style-name="_33_7">c</text:span><text:span text:style-name="_36_0">i</text:span><text:span text:style-name="_39_">m</text:span><text:span text:style-name="_35_0">a</text:span><text:span text:style-name="_35_9">l</text:span><text:span text:style-name="_31_"> </text:span><text:span text:style-name="_33_9">d</text:span><text:span text:style-name="_37_2">i</text:span><text:span text:style-name="_32_2">g</text:span><text:span text:style-name="_33_5">i</text:span><text:span text:style-name="_37_5">t</text:span><text:span text:style-name="_32_0">s</text:span><text:span text:style-name="_33_3">.</text:span><text:span text:style-name="_35_1"> </text:span><text:span text:style-name="_31_7">N</text:span><text:span text:style-name="_33_2">u</text:span><text:span text:style-name="_37_3">m</text:span><text:span text:style-name="_32_0">b</text:span><text:span text:style-name="_33_5">e</text:span><text:span text:style-name="_36_4">r</text:span><text:span text:style-name="_31_0">s</text:span><text:span text:style-name="_32_6"> </text:span><text:span text:style-name="_37_3">a</text:span><text:span text:style-name="_31_8">r</text:span><text:span text:style-name="_33_2">e</text:span><text:span text:style-name="_35_1"> </text:span><text:span text:style-name="_31_2">a</text:span><text:span text:style-name="_34_4">s</text:span><text:span text:style-name="_36_2">s</text:span><text:span text:style-name="_31_3">i</text:span><text:span text:style-name="_34_7">g</text:span><text:span text:style-name="_36_4">n</text:span><text:span text:style-name="_31_0">e</text:span><text:span text:style-name="_34_4">d</text:span><text:span text:style-name="_35_1"> </text:span><text:span text:style-name="_32_5">t</text:span><text:span text:style-name="_33_2">o</text:span><text:span text:style-name="_35_1"> </text:span><text:span text:style-name="_31_3">t</text:span><text:span text:style-name="_34_7">h</text:span><text:span text:style-name="_36_8">e</text:span><text:span text:style-name="_31_"> </text:span><text:span text:style-name="_34_3">p</text:span><text:span text:style-name="_37_2">a</text:span><text:span text:style-name="_38_">r</text:span><text:span text:style-name="_34_2">t</text:span><text:span text:style-name="_36_8">s</text:span><text:span text:style-name="_31_"> </text:span><text:span text:style-name="_33_5">o</text:span><text:span text:style-name="_37_0">f</text:span><text:span text:style-name="_31_"> </text:span><text:span text:style-name="_34_8">t</text:span><text:span text:style-name="_36_2">h</text:span><text:span text:style-name="_31_5">e</text:span><text:span text:style-name="_32_6"> </text:span><text:span text:style-name="_36_5">s</text:span><text:span text:style-name="_32_0">t</text:span><text:span text:style-name="_33_3">o</text:span><text:span text:style-name="_36_7">r</text:span><text:span text:style-name="_31_5">e</text:span><text:span text:style-name="_32_6"> </text:span><text:span text:style-name="_35_9">i</text:span><text:span text:style-name="_31_4">n</text:span><text:span text:style-name="_32_6"> </text:span><text:span text:style-name="_37_3">w</text:span><text:span text:style-name="_31_8">h</text:span><text:span text:style-name="_33_9">i</text:span><text:span text:style-name="_37_3">c</text:span><text:span text:style-name="_32_2">h</text:span><text:span text:style-name="_32_6"> </text:span><text:span text:style-name="_36_9">t</text:span><text:span text:style-name="_32_3">h</text:span><text:span text:style-name="_34_7">e</text:span><text:span text:style-name="_35_1"> </text:span><text:span text:style-name="_31_9">v</text:span><text:span text:style-name="_33_7">a</text:span><text:span text:style-name="_36_9">r</text:span><text:span text:style-name="_32_5">i</text:span><text:span text:style-name="_34_7">o</text:span><text:span text:style-name="_36_2">u</text:span><text:span text:style-name="_37_">s</text:span><text:span text:style-name="_32_6"> </text:span><text:span text:style-name="_37_4">p</text:span><text:span text:style-name="_38_">a</text:span><text:span text:style-name="_34_5">c</text:span><text:span text:style-name="_36_4">k</text:span><text:span text:style-name="_32_0">e</text:span><text:span text:style-name="_34_3">t</text:span><text:span text:style-name="_37_3">s</text:span><text:span text:style-name="_31_"> </text:span><text:span text:style-name="_34_5">o</text:span><text:span text:style-name="_37_5">f</text:span><text:span text:style-name="_31_"> </text:span><text:span text:style-name="_34_0">i</text:span><text:span text:style-name="_37_2">n</text:span><text:span text:style-name="_31_3">f</text:span><text:span text:style-name="_34_8">o</text:span><text:span text:style-name="_35_8">r</text:span><text:span text:style-name="_31_4">m</text:span><text:span text:style-name="_34_9">a</text:span><text:span text:style-name="_35_7">t</text:span><text:span text:style-name="_31_9">i</text:span><text:span text:style-name="_34_8">o</text:span><text:span text:style-name="_36_3">n</text:span><text:span text:style-name="_31_"> </text:span><text:span text:style-name="_33_2">a</text:span><text:span text:style-name="_37_0">r</text:span><text:span text:style-name="_32_2">e</text:span><text:span text:style-name="_32_6"> </text:span><text:span text:style-name="_35_9">s</text:span><text:span text:style-name="_31_2">t</text:span><text:span text:style-name="_34_0">o</text:span><text:span text:style-name="_36_3">r</text:span><text:span text:style-name="_31_0">e</text:span><text:span text:style-name="_33_9">d</text:span><text:span text:style-name="_37_4">,</text:span><text:span text:style-name="_31_"> </text:span><text:span text:style-name="_34_5">i</text:span><text:span text:style-name="_37_0">n</text:span><text:span text:style-name="_31_"> </text:span><text:span text:style-name="_34_0">s</text:span><text:span text:style-name="_36_0">o</text:span><text:span text:style-name="_32_2">m</text:span><text:span text:style-name="_33_3">e</text:span><text:span text:style-name="_35_1"> </text:span><text:span text:style-name="_32_4">s</text:span><text:span text:style-name="_34_3">y</text:span><text:span text:style-name="_36_9">s</text:span><text:span text:style-name="_32_5">t</text:span><text:span text:style-name="_33_8">e</text:span><text:span text:style-name="_35_7">m</text:span><text:span text:style-name="_32_2">a</text:span><text:span text:style-name="_33_8">t</text:span><text:span text:style-name="_35_8">i</text:span><text:span text:style-name="_31_9">c</text:span><text:span text:style-name="_32_6"> </text:span><text:span text:style-name="_36_9">m</text:span><text:span text:style-name="_39_">a</text:span><text:span text:style-name="_34_4">n</text:span><text:span text:style-name="_35_8">n</text:span><text:span text:style-name="_32_4">e</text:span><text:span text:style-name="_35_0">r</text:span><text:span text:style-name="_37_4">.</text:span><text:span text:style-name="_31_"> </text:span><text:span text:style-name="_34_7">A</text:span><text:span text:style-name="_35_1"> </text:span><text:span text:style-name="_38_">t</text:span><text:span text:style-name="_33_9">y</text:span><text:span text:style-name="_36_0">p</text:span><text:span text:style-name="_31_5">i</text:span><text:span text:style-name="_33_2">c</text:span><text:span text:style-name="_36_5">a</text:span><text:span text:style-name="_31_9">l</text:span><text:span text:style-name="_32_6"> </text:span><text:span text:style-name="_36_9">i</text:span><text:span text:style-name="_31_8">n</text:span><text:span text:style-name="_33_8">s</text:span><text:span text:style-name="_36_7">t</text:span><text:span text:style-name="_37_">r</text:span><text:span text:style-name="_34_5">u</text:span><text:span text:style-name="_36_3">c</text:span><text:span text:style-name="_31_0">t</text:span><text:span text:style-name="_33_9">i</text:span><text:span text:style-name="_35_9">o</text:span><text:span text:style-name="_32_3">n</text:span><text:span text:style-name="_32_6"> </text:span><text:span text:style-name="_36_5">m</text:span><text:span text:style-name="_31_3">i</text:span><text:span text:style-name="_33_4">g</text:span><text:span text:style-name="_37_5">h</text:span><text:span text:style-name="_32_2">t</text:span><text:span text:style-name="_32_6"> </text:span><text:span text:style-name="_36_3">s</text:span><text:span text:style-name="_31_0">a</text:span><text:span text:style-name="_33_2">y</text:span>-</text:p>
      <text:p text:style-name="P1"><text:span text:style-name="_33_7">"</text:span><text:span text:style-name="_36_8">A</text:span><text:span text:style-name="_32_5">d</text:span><text:span text:style-name="_33_3">d</text:span><text:span text:style-name="_35_1"> </text:span><text:span text:style-name="_32_2">t</text:span><text:span text:style-name="_34_4">h</text:span><text:span text:style-name="_37_2">e</text:span><text:span text:style-name="_31_"> </text:span><text:span text:style-name="_34_4">n</text:span><text:span text:style-name="_37_0">u</text:span><text:span text:style-name="_32_5">m</text:span><text:span text:style-name="_34_4">b</text:span><text:span text:style-name="_36_0">e</text:span><text:span text:style-name="_32_5">r</text:span><text:span text:style-name="_32_6"> </text:span><text:span text:style-name="_36_4">s</text:span><text:span text:style-name="_31_0">t</text:span><text:span text:style-name="_33_8">o</text:span><text:span text:style-name="_36_4">r</text:span><text:span text:style-name="_39_">e</text:span><text:span text:style-name="_34_0">d</text:span><text:span text:style-name="_35_1"> </text:span><text:span text:style-name="_31_8">i</text:span><text:span text:style-name="_33_7">n</text:span><text:span text:style-name="_35_1"> </text:span><text:span text:style-name="_31_7">p</text:span><text:span text:style-name="_33_5">o</text:span><text:span text:style-name="_36_2">s</text:span><text:span text:style-name="_31_7">i</text:span><text:span text:style-name="_34_4">t</text:span><text:span text:style-name="_36_8">i</text:span><text:span text:style-name="_32_3">o</text:span><text:span text:style-name="_33_9">n</text:span><text:span text:style-name="_35_1"> </text:span><text:span text:style-name="_32_3">6</text:span><text:span text:style-name="_33_3">8</text:span><text:span text:style-name="_36_4">0</text:span><text:span text:style-name="_31_9">9</text:span><text:span text:style-name="_32_6"> </text:span><text:span text:style-name="_36_8">t</text:span><text:span text:style-name="_38_">o</text:span><text:span text:style-name="_32_6"> </text:span><text:span text:style-name="_35_7">t</text:span><text:span text:style-name="_31_7">h</text:span><text:span text:style-name="_35_0">a</text:span><text:span text:style-name="_36_7">t</text:span><text:span text:style-name="_31_"> </text:span><text:span text:style-name="_35_0">i</text:span><text:span text:style-name="_36_9">n</text:span><text:span text:style-name="_31_"> </text:span><text:span text:style-name="_34_2">4</text:span><text:span text:style-name="_37_5">3</text:span><text:span text:style-name="_31_8">0</text:span><text:span text:style-name="_34_4">2</text:span><text:span text:style-name="_35_1"> </text:span><text:span text:style-name="_38_">a</text:span><text:span text:style-name="_34_0">n</text:span><text:span text:style-name="_37_5">d</text:span><text:span text:style-name="_31_"> </text:span><text:span text:style-name="_34_9">p</text:span><text:span text:style-name="_37_3">u</text:span><text:span text:style-name="_32_3">t</text:span><text:span text:style-name="_32_6"> </text:span><text:span text:style-name="_37_4">t</text:span><text:span text:style-name="_32_2">h</text:span><text:span text:style-name="_34_8">e</text:span><text:span text:style-name="_35_1"> </text:span><text:span text:style-name="_31_4">r</text:span><text:span text:style-name="_34_0">e</text:span><text:span text:style-name="_35_8">s</text:span><text:span text:style-name="_32_0">u</text:span><text:span text:style-name="_33_7">l</text:span><text:span text:style-name="_35_9">t</text:span><text:span text:style-name="_31_"> </text:span><text:span text:style-name="_34_7">b</text:span><text:span text:style-name="_35_8">a</text:span><text:span text:style-name="_31_3">c</text:span><text:span text:style-name="_33_3">k</text:span><text:span text:style-name="_35_1"> </text:span><text:span text:style-name="_31_9">i</text:span><text:span text:style-name="_33_3">n</text:span><text:span text:style-name="_37_0">t</text:span><text:span text:style-name="_31_2">o</text:span><text:span text:style-name="_32_6"> </text:span><text:span text:style-name="_35_9">t</text:span><text:span text:style-name="_31_0">h</text:span><text:span text:style-name="_34_8">e</text:span><text:span text:style-name="_35_1"> </text:span><text:span text:style-name="_32_5">l</text:span><text:span text:style-name="_33_9">a</text:span><text:span text:style-name="_36_8">t</text:span><text:span text:style-name="_32_5">t</text:span><text:span text:style-name="_33_9">e</text:span><text:span text:style-name="_36_3">r</text:span><text:span text:style-name="_31_"> </text:span><text:span text:style-name="_34_5">s</text:span><text:span text:style-name="_37_5">t</text:span><text:span text:style-name="_32_4">o</text:span><text:span text:style-name="_33_2">r</text:span><text:span text:style-name="_37_4">a</text:span><text:span text:style-name="_32_4">g</text:span><text:span text:style-name="_33_9">e</text:span><text:span text:style-name="_35_1"> </text:span><text:span text:style-name="_31_9">p</text:span><text:span text:style-name="_34_2">o</text:span><text:span text:style-name="_36_9">s</text:span><text:span text:style-name="_31_8">i</text:span><text:span text:style-name="_34_3">t</text:span><text:span text:style-name="_36_3">i</text:span><text:span text:style-name="_31_0">o</text:span><text:span text:style-name="_33_3">n</text:span><text:span text:style-name="_36_5">.</text:span><text:span text:style-name="_39_">"</text:span></text:p>
      <text:p text:style-name="P1"><text:span text:style-name="_36_4">N</text:span><text:span text:style-name="_31_9">e</text:span><text:span text:style-name="_35_0">e</text:span><text:span text:style-name="_36_0">d</text:span><text:span text:style-name="_31_9">l</text:span><text:span text:style-name="_33_5">e</text:span><text:span text:style-name="_37_2">s</text:span><text:span text:style-name="_32_0">s</text:span><text:span text:style-name="_32_6"> </text:span><text:span text:style-name="_35_9">t</text:span><text:span text:style-name="_32_0">o</text:span><text:span text:style-name="_32_6"> </text:span><text:span text:style-name="_35_9">s</text:span><text:span text:style-name="_32_2">a</text:span><text:span text:style-name="_33_9">y</text:span><text:span text:style-name="_35_1"> </text:span><text:span text:style-name="_32_5">i</text:span><text:span text:style-name="_35_0">t</text:span><text:span text:style-name="_35_1"> </text:span><text:span text:style-name="_39_">w</text:span><text:span text:style-name="_34_7">o</text:span><text:span text:style-name="_37_5">u</text:span><text:span text:style-name="_31_8">l</text:span><text:span text:style-name="_33_2">d</text:span><text:span text:style-name="_35_1"> </text:span><text:span text:style-name="_31_5">n</text:span><text:span text:style-name="_33_4">o</text:span><text:span text:style-name="_35_9">t</text:span><text:span text:style-name="_31_"> </text:span><text:span text:style-name="_33_9">o</text:span><text:span text:style-name="_36_2">c</text:span><text:span text:style-name="_32_4">c</text:span><text:span text:style-name="_33_4">u</text:span><text:span text:style-name="_36_5">r</text:span><text:span text:style-name="_31_"> </text:span><text:span text:style-name="_34_9">i</text:span><text:span text:style-name="_36_3">n</text:span><text:span text:style-name="_31_"> </text:span><text:span text:style-name="_34_4">t</text:span><text:span text:style-name="_36_5">h</text:span><text:span text:style-name="_32_0">e</text:span><text:span text:style-name="_32_6"> </text:span><text:span text:style-name="_36_0">m</text:span><text:span text:style-name="_31_4">a</text:span><text:span text:style-name="_34_7">c</text:span><text:span text:style-name="_37_3">h</text:span><text:span text:style-name="_32_5">i</text:span><text:span text:style-name="_34_3">n</text:span><text:span text:style-name="_35_9">e</text:span><text:span text:style-name="_31_"> </text:span><text:span text:style-name="_35_0">e</text:span><text:span text:style-name="_36_3">x</text:span><text:span text:style-name="_32_4">p</text:span><text:span text:style-name="_34_5">r</text:span><text:span text:style-name="_37_3">e</text:span><text:span text:style-name="_38_">s</text:span><text:span text:style-name="_34_4">s</text:span><text:span text:style-name="_36_0">e</text:span><text:span text:style-name="_31_9">d</text:span><text:span text:style-name="_32_6"> </text:span><text:span text:style-name="_37_2">i</text:span><text:span text:style-name="_31_3">n</text:span><text:span text:style-name="_32_6"> </text:span><text:span text:style-name="_37_4">E</text:span><text:span text:style-name="_31_4">n</text:span><text:span text:style-name="_33_2">g</text:span><text:span text:style-name="_36_9">l</text:span><text:span text:style-name="_32_0">i</text:span><text:span text:style-name="_33_2">s</text:span><text:span text:style-name="_35_7">h</text:span><text:span text:style-name="_31_4">.</text:span><text:span text:style-name="_32_6"> </text:span><text:span text:style-name="_37_0">I</text:span><text:span text:style-name="_37_">t</text:span><text:span text:style-name="_32_6"> </text:span><text:span text:style-name="_36_3">w</text:span><text:span text:style-name="_31_4">o</text:span><text:span text:style-name="_35_0">u</text:span><text:span text:style-name="_37_3">l</text:span><text:span text:style-name="_31_4">d</text:span><text:span text:style-name="_32_6"> </text:span><text:span text:style-name="_36_3">m</text:span><text:span text:style-name="_32_5">o</text:span><text:span text:style-name="_33_3">r</text:span><text:span text:style-name="_37_4">e</text:span><text:span text:style-name="_31_"> </text:span><text:span text:style-name="_33_3">l</text:span><text:span text:style-name="_36_3">i</text:span><text:span text:style-name="_31_7">k</text:span><text:span text:style-name="_34_5">e</text:span><text:span text:style-name="_35_8">l</text:span><text:span text:style-name="_32_3">y</text:span><text:span text:style-name="_32_6"> </text:span><text:span text:style-name="_35_9">b</text:span><text:span text:style-name="_31_9">e</text:span><text:span text:style-name="_32_6"> </text:span><text:span text:style-name="_35_7">c</text:span><text:span text:style-name="_38_">o</text:span><text:span text:style-name="_33_9">d</text:span><text:span text:style-name="_36_4">e</text:span><text:span text:style-name="_32_0">d</text:span><text:span text:style-name="_32_6"> </text:span><text:span text:style-name="_36_2">i</text:span><text:span text:style-name="_31_0">n</text:span><text:span text:style-name="_32_6"> </text:span><text:span text:style-name="_36_0">a</text:span><text:span text:style-name="_31_"> </text:span><text:span text:style-name="_34_9">f</text:span><text:span text:style-name="_36_2">o</text:span><text:span text:style-name="_31_9">r</text:span><text:span text:style-name="_33_5">m</text:span><text:span text:style-name="_35_1"> </text:span><text:span text:style-name="_38_">s</text:span><text:span text:style-name="_34_0">u</text:span><text:span text:style-name="_36_5">c</text:span><text:span text:style-name="_31_0">h</text:span><text:span text:style-name="_32_6"> </text:span><text:span text:style-name="_36_5">a</text:span><text:span text:style-name="_38_">s</text:span><text:span text:style-name="_32_6"> </text:span><text:span text:style-name="_36_0">6</text:span><text:span text:style-name="_31_7">8</text:span><text:span text:style-name="_33_9">0</text:span><text:span text:style-name="_36_0">9</text:span><text:span text:style-name="_31_2">4</text:span><text:span text:style-name="_33_9">3</text:span><text:span text:style-name="_37_0">0</text:span><text:span text:style-name="_32_0">2</text:span><text:span text:style-name="_33_8">1</text:span><text:span text:style-name="_36_5">7</text:span><text:span text:style-name="_31_4">.</text:span><text:span text:style-name="_32_6"> </text:span><text:span text:style-name="_37_2">H</text:span><text:span text:style-name="_32_2">e</text:span><text:span text:style-name="_34_0">r</text:span><text:span text:style-name="_36_0">e</text:span><text:span text:style-name="_31_"> </text:span><text:span text:style-name="_34_2">1</text:span><text:span text:style-name="_36_8">7</text:span><text:span text:style-name="_31_"> </text:span><text:span text:style-name="_34_9">s</text:span><text:span text:style-name="_36_2">a</text:span><text:span text:style-name="_31_2">y</text:span><text:span text:style-name="_33_4">s</text:span><text:span text:style-name="_35_1"> </text:span><text:span text:style-name="_31_8">w</text:span><text:span text:style-name="_33_3">h</text:span><text:span text:style-name="_37_2">i</text:span><text:span text:style-name="_31_0">c</text:span><text:span text:style-name="_34_4">h</text:span><text:span text:style-name="_35_1"> </text:span><text:span text:style-name="_38_">o</text:span><text:span text:style-name="_33_9">f</text:span><text:span text:style-name="_35_1"> </text:span><text:span text:style-name="_31_2">v</text:span><text:span text:style-name="_33_2">a</text:span><text:span text:style-name="_37_2">r</text:span><text:span text:style-name="_31_0">i</text:span><text:span text:style-name="_34_2">o</text:span><text:span text:style-name="_36_5">u</text:span><text:span text:style-name="_31_4">s</text:span><text:span text:style-name="_32_6"> </text:span><text:span text:style-name="_36_3">p</text:span><text:span text:style-name="_39_">o</text:span><text:span text:style-name="_35_0">s</text:span><text:span text:style-name="_36_8">s</text:span><text:span text:style-name="_38_">i</text:span><text:span text:style-name="_33_4">b</text:span><text:span text:style-name="_37_4">l</text:span><text:span text:style-name="_31_4">e</text:span><text:span text:style-name="_32_6"> </text:span><text:span text:style-name="_37_3">o</text:span><text:span text:style-name="_38_">p</text:span><text:span text:style-name="_33_5">e</text:span><text:span text:style-name="_36_0">r</text:span><text:span text:style-name="_31_5">a</text:span><text:span text:style-name="_33_9">t</text:span><text:span text:style-name="_36_2">i</text:span><text:span text:style-name="_39_">o</text:span><text:span text:style-name="_34_5">n</text:span><text:span text:style-name="_36_8">s</text:span><text:span text:style-name="_31_"> </text:span><text:span text:style-name="_35_0">i</text:span><text:span text:style-name="_36_3">s</text:span><text:span text:style-name="_31_"> </text:span><text:span text:style-name="_33_4">t</text:span><text:span text:style-name="_36_9">o</text:span><text:span text:style-name="_31_"> </text:span><text:span text:style-name="_33_9">b</text:span><text:span text:style-name="_36_7">e</text:span><text:span text:style-name="_31_"> </text:span><text:span text:style-name="_33_2">p</text:span><text:span text:style-name="_35_9">e</text:span><text:span text:style-name="_31_0">r</text:span><text:span text:style-name="_34_3">f</text:span><text:span text:style-name="_35_8">o</text:span><text:span text:style-name="_37_">r</text:span><text:span text:style-name="_34_8">m</text:span><text:span text:style-name="_36_9">e</text:span><text:span text:style-name="_31_5">d</text:span><text:span text:style-name="_32_6"> </text:span><text:span text:style-name="_36_9">o</text:span><text:span text:style-name="_32_4">n</text:span><text:span text:style-name="_32_6"> </text:span><text:span text:style-name="_37_4">t</text:span><text:span text:style-name="_32_5">h</text:span><text:span text:style-name="_34_3">e</text:span><text:span text:style-name="_35_1"> </text:span><text:span text:style-name="_31_2">t</text:span><text:span text:style-name="_33_8">w</text:span><text:span text:style-name="_36_5">o</text:span><text:span text:style-name="_31_"> </text:span><text:span text:style-name="_34_2">n</text:span><text:span text:style-name="_35_9">u</text:span><text:span text:style-name="_31_2">m</text:span><text:span text:style-name="_33_2">b</text:span><text:span text:style-name="_37_2">e</text:span><text:span text:style-name="_32_4">r</text:span><text:span text:style-name="_35_0">s</text:span><text:span text:style-name="_36_7">.</text:span><text:span text:style-name="_31_"> </text:span><text:span text:style-name="_35_0">I</text:span><text:span text:style-name="_36_3">n</text:span><text:span text:style-name="_31_"> </text:span><text:span text:style-name="_34_9">t</text:span><text:span text:style-name="_35_7">h</text:span><text:span text:style-name="_31_7">i</text:span><text:span text:style-name="_33_5">s</text:span><text:span text:style-name="_35_1"> </text:span><text:span text:style-name="_31_2">c</text:span><text:span text:style-name="_34_8">a</text:span><text:span text:style-name="_36_0">s</text:span><text:span text:style-name="_31_9">e</text:span><text:span text:style-name="_32_6"> </text:span><text:span text:style-name="_36_3">t</text:span><text:span text:style-name="_31_9">h</text:span><text:span text:style-name="_34_3">e</text:span><text:span text:style-name="_37_4">)</text:span><text:span text:style-name="_32_3">e</text:span><text:span text:style-name="_32_6"> </text:span><text:span text:style-name="_36_4">o</text:span><text:span text:style-name="_31_8">p</text:span><text:span text:style-name="_33_3">e</text:span><text:span text:style-name="_37_2">r</text:span><text:span text:style-name="_32_0">a</text:span><text:span text:style-name="_33_7">t</text:span><text:span text:style-name="_35_8">i</text:span><text:span text:style-name="_31_8">o</text:span><text:span text:style-name="_34_7">n</text:span><text:span text:style-name="_35_1"> </text:span><text:span text:style-name="_31_4">i</text:span><text:span text:style-name="_34_8">s</text:span><text:span text:style-name="_35_1"> </text:span><text:span text:style-name="_38_">t</text:span><text:span text:style-name="_33_9">h</text:span><text:span text:style-name="_37_4">a</text:span><text:span text:style-name="_31_7">t</text:span><text:span text:style-name="_32_6"> </text:span><text:span text:style-name="_37_2">d</text:span><text:span text:style-name="_31_3">e</text:span><text:span text:style-name="_33_8">s</text:span><text:span text:style-name="_36_5">c</text:span><text:span text:style-name="_32_2">r</text:span><text:span text:style-name="_34_4">i</text:span><text:span text:style-name="_35_7">b</text:span><text:span text:style-name="_32_0">e</text:span><text:span text:style-name="_33_8">d</text:span><text:span text:style-name="_35_1"> </text:span><text:span text:style-name="_31_9">a</text:span><text:span text:style-name="_34_4">b</text:span><text:span text:style-name="_37_4">o</text:span><text:span text:style-name="_38_">v</text:span><text:span text:style-name="_34_2">e</text:span><text:span text:style-name="_35_9">,</text:span><text:span text:style-name="_31_"> </text:span><text:span text:style-name="_33_3">v</text:span><text:span text:style-name="_37_3">i</text:span><text:span text:style-name="_32_3">z</text:span><text:span text:style-name="_34_9">.</text:span><text:span text:style-name="_36_4">,</text:span><text:span text:style-name="_31_"> </text:span><text:span text:style-name="_33_4">"</text:span><text:span text:style-name="_36_7">A</text:span><text:span text:style-name="_32_4">d</text:span><text:span text:style-name="_33_7">d</text:span><text:span text:style-name="_35_1"> </text:span><text:span text:style-name="_31_4">t</text:span><text:span text:style-name="_33_7">h</text:span><text:span text:style-name="_37_5">e</text:span><text:span text:style-name="_31_"> </text:span><text:span text:style-name="_34_0">n</text:span><text:span text:style-name="_37_2">u</text:span><text:span text:style-name="_39_">m</text:span><text:span text:style-name="_34_2">b</text:span><text:span text:style-name="_36_3">e</text:span><text:span text:style-name="_31_7">r</text:span><text:span text:style-name="_33_7">.</text:span><text:span text:style-name="_36_5">.</text:span><text:span text:style-name="_31_4">.</text:span><text:span text:style-name="_34_0">.</text:span><text:span text:style-name="_35_8">"</text:span><text:span text:style-name="_31_"> </text:span><text:span text:style-name="_33_9">I</text:span><text:span text:style-name="_37_4">t</text:span><text:span text:style-name="_31_"> </text:span><text:span text:style-name="_34_7">w</text:span><text:span text:style-name="_36_2">i</text:span><text:span text:style-name="_32_2">l</text:span><text:span text:style-name="_34_4">l</text:span><text:span text:style-name="_35_1"> </text:span><text:span text:style-name="_31_3">b</text:span><text:span text:style-name="_33_2">e</text:span><text:span text:style-name="_35_1"> </text:span><text:span text:style-name="_31_0">n</text:span><text:span text:style-name="_34_5">o</text:span><text:span text:style-name="_36_8">t</text:span><text:span text:style-name="_32_2">i</text:span><text:span text:style-name="_33_7">c</text:span><text:span text:style-name="_37_2">e</text:span><text:span text:style-name="_32_2">d</text:span><text:span text:style-name="_32_6"> </text:span><text:span text:style-name="_36_4">t</text:span><text:span text:style-name="_32_4">h</text:span><text:span text:style-name="_34_8">a</text:span><text:span text:style-name="_35_8">t</text:span><text:span text:style-name="_31_"> </text:span><text:span text:style-name="_34_2">t</text:span><text:span text:style-name="_37_2">h</text:span><text:span text:style-name="_39_">e</text:span><text:span text:style-name="_32_6"> </text:span><text:span text:style-name="_35_7">i</text:span><text:span text:style-name="_31_4">n</text:span><text:span text:style-name="_34_5">s</text:span><text:span text:style-name="_36_4">t</text:span><text:span text:style-name="_31_4">r</text:span><text:span text:style-name="_33_4">u</text:span><text:span text:style-name="_37_4">c</text:span><text:span text:style-name="_31_0">t</text:span><text:span text:style-name="_34_2">i</text:span><text:span text:style-name="_36_9">o</text:span><text:span text:style-name="_32_4">n</text:span><text:span text:style-name="_32_6"> </text:span><text:span text:style-name="_36_4">t</text:span><text:span text:style-name="_31_0">a</text:span><text:span text:style-name="_34_8">k</text:span><text:span text:style-name="_36_3">e</text:span><text:span text:style-name="_31_8">s</text:span><text:span text:style-name="_32_6"> </text:span><text:span text:style-name="_36_7">u</text:span><text:span text:style-name="_31_9">p</text:span><text:span text:style-name="_32_6"> </text:span><text:span text:style-name="_35_8">1</text:span><text:span text:style-name="_38_">0</text:span><text:span text:style-name="_32_6"> </text:span><text:span text:style-name="_36_8">d</text:span><text:span text:style-name="_31_5">i</text:span><text:span text:style-name="_33_4">g</text:span><text:span text:style-name="_36_3">i</text:span><text:span text:style-name="_38_">t</text:span><text:span text:style-name="_33_9">s</text:span><text:span text:style-name="_35_1"> </text:span><text:span text:style-name="_31_9">a</text:span><text:span text:style-name="_33_3">n</text:span><text:span text:style-name="_37_2">d</text:span><text:span text:style-name="_31_"> </text:span><text:span text:style-name="_33_7">s</text:span><text:span text:style-name="_36_3">o</text:span><text:span text:style-name="_31_"> </text:span><text:span text:style-name="_33_5">f</text:span><text:span text:style-name="_36_0">o</text:span><text:span text:style-name="_37_">r</text:span><text:span text:style-name="_34_5">m</text:span><text:span text:style-name="_36_3">s</text:span><text:span text:style-name="_31_"> </text:span><text:span text:style-name="_33_5">o</text:span><text:span text:style-name="_37_2">n</text:span><text:span text:style-name="_32_3">e</text:span><text:span text:style-name="_32_6"> </text:span><text:span text:style-name="_37_3">p</text:span><text:span text:style-name="_32_3">a</text:span><text:span text:style-name="_33_2">c</text:span><text:span text:style-name="_37_2">k</text:span><text:span text:style-name="_32_5">e</text:span><text:span text:style-name="_34_8">t</text:span><text:span text:style-name="_35_1"> </text:span><text:span text:style-name="_31_0">o</text:span><text:span text:style-name="_33_3">f</text:span><text:span text:style-name="_35_1"> </text:span><text:span text:style-name="_31_9">i</text:span><text:span text:style-name="_34_3">n</text:span><text:span text:style-name="_36_2">f</text:span><text:span text:style-name="_31_4">o</text:span><text:span text:style-name="_34_4">r</text:span><text:span text:style-name="_37_0">m</text:span><text:span text:style-name="_32_2">a</text:span><text:span text:style-name="_33_9">t</text:span><text:span text:style-name="_36_0">i</text:span><text:span text:style-name="_39_">o</text:span><text:span text:style-name="_33_5">n</text:span><text:span text:style-name="_36_3">,</text:span><text:span text:style-name="_31_"> </text:span><text:span text:style-name="_34_9">v</text:span><text:span text:style-name="_37_2">e</text:span><text:span text:style-name="_31_4">r</text:span><text:span text:style-name="_34_8">y</text:span><text:span text:style-name="_35_1"> </text:span><text:span text:style-name="_37_">c</text:span><text:span text:style-name="_33_4">o</text:span><text:span text:style-name="_37_3">n</text:span><text:span text:style-name="_38_">v</text:span><text:span text:style-name="_34_4">e</text:span><text:span text:style-name="_37_4">n</text:span><text:span text:style-name="_32_3">i</text:span><text:span text:style-name="_34_8">e</text:span><text:span text:style-name="_35_9">n</text:span><text:span text:style-name="_32_3">t</text:span><text:span text:style-name="_34_2">l</text:span><text:span text:style-name="_35_8">y</text:span><text:span text:style-name="_37_">.</text:span><text:span text:style-name="_32_6"> </text:span><text:span text:style-name="_36_8">T</text:span><text:span text:style-name="_31_2">h</text:span><text:span text:style-name="_33_8">e</text:span><text:span text:style-name="_35_1"> </text:span><text:span text:style-name="_31_0">c</text:span><text:span text:style-name="_34_8">o</text:span><text:span text:style-name="_36_2">n</text:span><text:span text:style-name="_39_">t</text:span><text:span text:style-name="_33_3">r</text:span><text:span text:style-name="_36_2">o</text:span><text:span text:style-name="_32_5">l</text:span><text:span text:style-name="_32_6"> </text:span><text:span text:style-name="_35_8">w</text:span><text:span text:style-name="_31_9">i</text:span><text:span text:style-name="_33_8">l</text:span><text:span text:style-name="_36_8">l</text:span><text:span text:style-name="_31_"> </text:span><text:span text:style-name="_33_3">n</text:span><text:span text:style-name="_36_4">o</text:span><text:span text:style-name="_32_3">r</text:span><text:span text:style-name="_33_7">m</text:span><text:span text:style-name="_37_0">a</text:span><text:span text:style-name="_31_0">l</text:span><text:span text:style-name="_34_0">l</text:span><text:span text:style-name="_37_5">y</text:span><text:span text:style-name="_31_"> </text:span><text:span text:style-name="_33_9">t</text:span><text:span text:style-name="_35_7">a</text:span><text:span text:style-name="_32_0">k</text:span><text:span text:style-name="_33_7">e</text:span><text:span text:style-name="_35_1"> </text:span><text:span text:style-name="_38_">t</text:span><text:span text:style-name="_34_2">h</text:span><text:span text:style-name="_37_2">e</text:span><text:span text:style-name="_31_"> </text:span><text:span text:style-name="_35_0">i</text:span><text:span text:style-name="_37_2">n</text:span><text:span text:style-name="_31_4">s</text:span><text:span text:style-name="_33_8">t</text:span><text:span text:style-name="_36_5">r</text:span><text:span text:style-name="_31_0">u</text:span><text:span text:style-name="_33_7">c</text:span><text:span text:style-name="_36_0">t</text:span><text:span text:style-name="_37_">i</text:span><text:span text:style-name="_33_2">o</text:span><text:span text:style-name="_35_7">n</text:span><text:span text:style-name="_38_">s</text:span><text:span text:style-name="_32_6"> </text:span><text:span text:style-name="_37_4">t</text:span><text:span text:style-name="_31_0">o</text:span><text:span text:style-name="_32_6"> </text:span><text:span text:style-name="_35_9">b</text:span><text:span text:style-name="_31_0">e</text:span><text:span text:style-name="_32_6"> </text:span><text:span text:style-name="_36_3">o</text:span><text:span text:style-name="_31_0">b</text:span><text:span text:style-name="_33_9">e</text:span><text:span text:style-name="_36_7">y</text:span><text:span text:style-name="_32_5">e</text:span><text:span text:style-name="_33_5">d</text:span><text:span text:style-name="_35_1"> </text:span><text:span text:style-name="_38_">i</text:span><text:span text:style-name="_34_5">n</text:span><text:span text:style-name="_35_1"> </text:span><text:span text:style-name="_31_4">t</text:span><text:span text:style-name="_34_8">h</text:span><text:span text:style-name="_35_9">e</text:span><text:span text:style-name="_31_"> </text:span><text:span text:style-name="_33_5">o</text:span><text:span text:style-name="_35_7">r</text:span><text:span text:style-name="_31_4">d</text:span><text:span text:style-name="_34_9">e</text:span><text:span text:style-name="_37_0">r</text:span><text:span text:style-name="_31_"> </text:span><text:span text:style-name="_35_0">o</text:span><text:span text:style-name="_35_8">f</text:span><text:span text:style-name="_31_"> </text:span><text:span text:style-name="_34_9">t</text:span><text:span text:style-name="_36_8">h</text:span><text:span text:style-name="_31_0">e</text:span><text:span text:style-name="_32_6"> </text:span><text:span text:style-name="_36_5">p</text:span><text:span text:style-name="_38_">o</text:span><text:span text:style-name="_33_3">s</text:span><text:span text:style-name="_36_7">i</text:span><text:span text:style-name="_31_0">t</text:span><text:span text:style-name="_34_8">i</text:span><text:span text:style-name="_37_5">o</text:span><text:span text:style-name="_37_">n</text:span><text:span text:style-name="_35_0">s</text:span><text:span text:style-name="_35_1"> </text:span><text:span text:style-name="_31_7">i</text:span><text:span text:style-name="_34_0">n</text:span><text:span text:style-name="_35_1"> </text:span><text:span text:style-name="_31_3">w</text:span><text:span text:style-name="_34_3">h</text:span><text:span text:style-name="_36_2">i</text:span><text:span text:style-name="_31_7">c</text:span><text:span text:style-name="_34_8">h</text:span><text:span text:style-name="_35_1"> </text:span><text:span text:style-name="_31_9">t</text:span><text:span text:style-name="_33_5">h</text:span><text:span text:style-name="_36_7">e</text:span><text:span text:style-name="_32_0">y</text:span><text:span text:style-name="_32_6"> </text:span><text:span text:style-name="_37_4">a</text:span><text:span text:style-name="_32_2">r</text:span><text:span text:style-name="_33_4">e</text:span><text:span text:style-name="_35_1"> </text:span><text:span text:style-name="_32_3">s</text:span><text:span text:style-name="_34_2">t</text:span><text:span text:style-name="_37_2">o</text:span><text:span text:style-name="_31_9">r</text:span><text:span text:style-name="_34_2">e</text:span><text:span text:style-name="_36_7">d</text:span><text:span text:style-name="_38_">,</text:span><text:span text:style-name="_32_6"> </text:span><text:span text:style-name="_36_9">b</text:span><text:span text:style-name="_31_3">u</text:span><text:span text:style-name="_35_0">t</text:span><text:span text:style-name="_35_1"> </text:span><text:span text:style-name="_31_5">o</text:span><text:span text:style-name="_34_0">c</text:span><text:span text:style-name="_35_7">c</text:span><text:span text:style-name="_31_7">a</text:span><text:span text:style-name="_34_5">s</text:span><text:span text:style-name="_36_3">i</text:span><text:span text:style-name="_39_">o</text:span><text:span text:style-name="_34_9">n</text:span><text:span text:style-name="_37_4">a</text:span><text:span text:style-name="_31_9">l</text:span><text:span text:style-name="_34_3">l</text:span><text:span text:style-name="_36_4">y</text:span><text:span text:style-name="_31_"> </text:span><text:span text:style-name="_33_3">a</text:span><text:span text:style-name="_35_9">n</text:span><text:span text:style-name="_31_"> </text:span><text:span text:style-name="_34_9">i</text:span><text:span text:style-name="_37_0">n</text:span><text:span text:style-name="_31_5">s</text:span><text:span text:style-name="_34_4">t</text:span><text:span text:style-name="_37_4">r</text:span><text:span text:style-name="_32_3">u</text:span><text:span text:style-name="_33_9">c</text:span><text:span text:style-name="_36_2">t</text:span><text:span text:style-name="_32_4">i</text:span><text:span text:style-name="_33_8">o</text:span><text:span text:style-name="_37_2">n</text:span><text:span text:style-name="_31_"> </text:span><text:span text:style-name="_33_3">s</text:span><text:span text:style-name="_35_7">u</text:span><text:span text:style-name="_32_5">c</text:span><text:span text:style-name="_34_3">h</text:span><text:span text:style-name="_35_1"> </text:span><text:span text:style-name="_31_5">a</text:span><text:span text:style-name="_34_3">s</text:span></text:p>
      <text:p text:style-name="P1"><text:soft-page-break/><text:span text:style-name="_32_3">"</text:span><text:span text:style-name="_34_4">N</text:span><text:span text:style-name="_36_3">o</text:span><text:span text:style-name="_37_">w</text:span><text:span text:style-name="_32_6"> </text:span><text:span text:style-name="_37_3">o</text:span><text:span text:style-name="_37_">b</text:span><text:span text:style-name="_34_3">e</text:span><text:span text:style-name="_36_4">y</text:span><text:span text:style-name="_31_"> </text:span><text:span text:style-name="_33_2">t</text:span><text:span text:style-name="_36_8">h</text:span><text:span text:style-name="_32_2">e</text:span><text:span text:style-name="_32_6"> </text:span><text:span text:style-name="_37_2">i</text:span><text:span text:style-name="_38_">n</text:span><text:span text:style-name="_34_8">s</text:span><text:span text:style-name="_37_5">t</text:span><text:span text:style-name="_32_3">r</text:span><text:span text:style-name="_34_5">u</text:span><text:span text:style-name="_35_9">c</text:span><text:span text:style-name="_31_3">t</text:span><text:span text:style-name="_34_2">i</text:span><text:span text:style-name="_37_5">o</text:span><text:span text:style-name="_31_7">n</text:span><text:span text:style-name="_32_6"> </text:span><text:span text:style-name="_37_5">s</text:span><text:span text:style-name="_32_0">t</text:span><text:span text:style-name="_34_0">o</text:span><text:span text:style-name="_35_9">r</text:span><text:span text:style-name="_31_4">e</text:span><text:span text:style-name="_33_3">d</text:span><text:span text:style-name="_35_1"> </text:span><text:span text:style-name="_31_5">i</text:span><text:span text:style-name="_34_9">n</text:span><text:span text:style-name="_35_1"> </text:span><text:span text:style-name="_31_3">p</text:span><text:span text:style-name="_34_0">o</text:span><text:span text:style-name="_36_8">s</text:span><text:span text:style-name="_31_3">i</text:span><text:span text:style-name="_34_3">t</text:span><text:span text:style-name="_36_3">i</text:span><text:span text:style-name="_31_4">o</text:span><text:span text:style-name="_34_4">n</text:span><text:span text:style-name="_35_1"> </text:span><text:span text:style-name="_38_">5</text:span><text:span text:style-name="_33_7">6</text:span><text:span text:style-name="_37_5">0</text:span><text:span text:style-name="_32_3">6</text:span><text:span text:style-name="_35_0">,</text:span><text:span text:style-name="_35_1"> </text:span><text:span text:style-name="_31_2">a</text:span><text:span text:style-name="_34_0">n</text:span><text:span text:style-name="_37_3">d</text:span><text:span text:style-name="_31_"> </text:span><text:span text:style-name="_33_2">c</text:span><text:span text:style-name="_36_4">o</text:span><text:span text:style-name="_31_9">n</text:span><text:span text:style-name="_35_0">t</text:span><text:span text:style-name="_36_3">i</text:span><text:span text:style-name="_32_4">n</text:span><text:span text:style-name="_34_2">u</text:span><text:span text:style-name="_36_8">e</text:span><text:span text:style-name="_31_"> </text:span><text:span text:style-name="_34_5">f</text:span><text:span text:style-name="_37_4">r</text:span><text:span text:style-name="_32_0">o</text:span><text:span text:style-name="_34_8">m</text:span><text:span text:style-name="_35_1"> </text:span><text:span text:style-name="_32_3">t</text:span><text:span text:style-name="_34_5">h</text:span><text:span text:style-name="_37_5">e</text:span><text:span text:style-name="_31_3">r</text:span><text:span text:style-name="_34_7">e</text:span><text:span text:style-name="_35_8">"</text:span></text:p>
      <text:p text:style-name="P1"><text:span text:style-name="_34_3">m</text:span><text:span text:style-name="_37_3">a</text:span><text:span text:style-name="_31_0">y</text:span><text:span text:style-name="_32_6"> </text:span><text:span text:style-name="_37_3">b</text:span><text:span text:style-name="_32_3">e</text:span><text:span text:style-name="_32_6"> </text:span><text:span text:style-name="_37_3">e</text:span><text:span text:style-name="_32_4">n</text:span><text:span text:style-name="_34_3">c</text:span><text:span text:style-name="_36_0">o</text:span><text:span text:style-name="_32_2">u</text:span><text:span text:style-name="_35_0">n</text:span><text:span text:style-name="_35_9">t</text:span><text:span text:style-name="_32_3">e</text:span><text:span text:style-name="_34_0">r</text:span><text:span text:style-name="_35_7">e</text:span><text:span text:style-name="_39_">d</text:span><text:span text:style-name="_34_5">,</text:span><text:span text:style-name="_35_1"> </text:span><text:span text:style-name="_31_7">o</text:span><text:span text:style-name="_35_0">r</text:span><text:span text:style-name="_35_1"> </text:span><text:span text:style-name="_38_">a</text:span><text:span text:style-name="_34_7">g</text:span><text:span text:style-name="_37_0">a</text:span><text:span text:style-name="_38_">i</text:span><text:span text:style-name="_34_7">n</text:span></text:p>
      <text:p text:style-name="P1"><text:span text:style-name="_31_8">"</text:span><text:span text:style-name="_34_3">I</text:span><text:span text:style-name="_36_7">f</text:span><text:span text:style-name="_31_"> </text:span><text:span text:style-name="_33_7">p</text:span><text:span text:style-name="_37_0">o</text:span><text:span text:style-name="_37_">s</text:span><text:span text:style-name="_33_2">i</text:span><text:span text:style-name="_36_2">t</text:span><text:span text:style-name="_37_">i</text:span><text:span text:style-name="_33_9">o</text:span><text:span text:style-name="_37_4">n</text:span><text:span text:style-name="_31_"> </text:span><text:span text:style-name="_33_9">4</text:span><text:span text:style-name="_37_4">5</text:span><text:span text:style-name="_32_3">0</text:span><text:span text:style-name="_33_7">5</text:span><text:span text:style-name="_35_1"> </text:span><text:span text:style-name="_32_5">c</text:span><text:span text:style-name="_34_8">o</text:span><text:span text:style-name="_35_7">n</text:span><text:span text:style-name="_31_8">t</text:span><text:span text:style-name="_33_8">a</text:span><text:span text:style-name="_37_2">i</text:span><text:span text:style-name="_39_">n</text:span><text:span text:style-name="_33_3">s</text:span><text:span text:style-name="_35_1"> </text:span><text:span text:style-name="_32_5">0</text:span><text:span text:style-name="_32_6"> </text:span><text:span text:style-name="_35_9">o</text:span><text:span text:style-name="_32_2">b</text:span><text:span text:style-name="_34_7">e</text:span><text:span text:style-name="_36_4">y</text:span><text:span text:style-name="_31_"> </text:span><text:span text:style-name="_34_7">n</text:span><text:span text:style-name="_35_7">e</text:span><text:span text:style-name="_37_">x</text:span><text:span text:style-name="_33_3">t</text:span><text:span text:style-name="_35_1"> </text:span><text:span text:style-name="_39_">t</text:span><text:span text:style-name="_33_7">h</text:span><text:span text:style-name="_36_9">e</text:span><text:span text:style-name="_31_"> </text:span><text:span text:style-name="_34_3">i</text:span><text:span text:style-name="_37_4">n</text:span><text:span text:style-name="_37_">s</text:span><text:span text:style-name="_33_4">t</text:span><text:span text:style-name="_36_3">r</text:span><text:span text:style-name="_39_">u</text:span><text:span text:style-name="_33_2">c</text:span><text:span text:style-name="_36_7">t</text:span><text:span text:style-name="_32_0">i</text:span><text:span text:style-name="_34_7">o</text:span><text:span text:style-name="_35_9">n</text:span><text:span text:style-name="_31_"> </text:span><text:span text:style-name="_34_2">s</text:span><text:span text:style-name="_36_9">t</text:span><text:span text:style-name="_31_3">o</text:span><text:span text:style-name="_35_0">r</text:span><text:span text:style-name="_37_2">e</text:span><text:span text:style-name="_31_8">d</text:span><text:span text:style-name="_32_6"> </text:span><text:span text:style-name="_37_0">i</text:span><text:span text:style-name="_31_4">n</text:span><text:span text:style-name="_32_6"> </text:span><text:span text:style-name="_37_5">6</text:span><text:span text:style-name="_31_3">7</text:span><text:span text:style-name="_33_4">0</text:span><text:span text:style-name="_37_3">7</text:span><text:span text:style-name="_39_">,</text:span><text:span text:style-name="_32_6"> </text:span><text:span text:style-name="_35_7">o</text:span><text:span text:style-name="_31_2">t</text:span><text:span text:style-name="_34_5">h</text:span><text:span text:style-name="_37_5">e</text:span><text:span text:style-name="_38_">r</text:span><text:span text:style-name="_34_0">w</text:span><text:span text:style-name="_36_9">i</text:span><text:span text:style-name="_31_4">s</text:span><text:span text:style-name="_34_8">e</text:span><text:span text:style-name="_35_1"> </text:span><text:span text:style-name="_31_4">c</text:span><text:span text:style-name="_34_3">o</text:span><text:span text:style-name="_36_4">n</text:span><text:span text:style-name="_31_2">t</text:span><text:span text:style-name="_34_8">i</text:span><text:span text:style-name="_37_4">n</text:span><text:span text:style-name="_31_5">u</text:span><text:span text:style-name="_34_5">e</text:span><text:span text:style-name="_35_1"> </text:span><text:span text:style-name="_31_3">s</text:span><text:span text:style-name="_33_4">t</text:span><text:span text:style-name="_35_8">r</text:span><text:span text:style-name="_38_">a</text:span><text:span text:style-name="_34_8">i</text:span><text:span text:style-name="_36_2">g</text:span><text:span text:style-name="_32_3">h</text:span><text:span text:style-name="_34_2">t</text:span><text:span text:style-name="_35_1"> </text:span><text:span text:style-name="_31_8">o</text:span><text:span text:style-name="_34_4">n</text:span><text:span text:style-name="_36_4">.</text:span><text:span text:style-name="_32_4">"</text:span></text:p>
      <text:p text:style-name="P1"><text:span text:style-name="_35_8">I</text:span><text:span text:style-name="_31_0">n</text:span><text:span text:style-name="_33_2">s</text:span><text:span text:style-name="_36_9">t</text:span><text:span text:style-name="_31_7">r</text:span><text:span text:style-name="_33_9">u</text:span><text:span text:style-name="_35_7">c</text:span><text:span text:style-name="_32_0">t</text:span><text:span text:style-name="_35_0">i</text:span><text:span text:style-name="_37_2">o</text:span><text:span text:style-name="_31_7">n</text:span><text:span text:style-name="_34_3">s</text:span><text:span text:style-name="_35_1"> </text:span><text:span text:style-name="_31_7">o</text:span><text:span text:style-name="_33_9">f</text:span><text:span text:style-name="_35_1"> </text:span><text:span text:style-name="_32_0">t</text:span><text:span text:style-name="_34_8">h</text:span><text:span text:style-name="_37_2">e</text:span><text:span text:style-name="_37_">s</text:span><text:span text:style-name="_34_8">e</text:span><text:span text:style-name="_35_1"> </text:span><text:span text:style-name="_32_2">l</text:span><text:span text:style-name="_34_5">a</text:span><text:span text:style-name="_36_2">t</text:span><text:span text:style-name="_37_">t</text:span><text:span text:style-name="_34_0">e</text:span><text:span text:style-name="_35_9">r</text:span><text:span text:style-name="_31_"> </text:span><text:span text:style-name="_33_4">t</text:span><text:span text:style-name="_36_5">y</text:span><text:span text:style-name="_32_2">p</text:span><text:span text:style-name="_33_9">e</text:span><text:span text:style-name="_37_4">s</text:span><text:span text:style-name="_31_"> </text:span><text:span text:style-name="_34_7">a</text:span><text:span text:style-name="_36_8">r</text:span><text:span text:style-name="_31_2">e</text:span><text:span text:style-name="_32_6"> </text:span><text:span text:style-name="_36_9">v</text:span><text:span text:style-name="_37_">e</text:span><text:span text:style-name="_34_8">r</text:span><text:span text:style-name="_37_5">y</text:span><text:span text:style-name="_31_"> </text:span><text:span text:style-name="_34_4">i</text:span><text:span text:style-name="_36_7">m</text:span><text:span text:style-name="_38_">p</text:span><text:span text:style-name="_33_3">o</text:span><text:span text:style-name="_37_3">r</text:span><text:span text:style-name="_38_">t</text:span><text:span text:style-name="_34_0">a</text:span><text:span text:style-name="_36_8">n</text:span><text:span text:style-name="_38_">t</text:span><text:span text:style-name="_32_6"> </text:span><text:span text:style-name="_35_8">b</text:span><text:span text:style-name="_32_2">e</text:span><text:span text:style-name="_34_3">c</text:span><text:span text:style-name="_35_9">a</text:span><text:span text:style-name="_38_">u</text:span><text:span text:style-name="_33_9">s</text:span><text:span text:style-name="_35_9">e</text:span><text:span text:style-name="_31_"> </text:span><text:span text:style-name="_34_5">t</text:span><text:span text:style-name="_36_3">h</text:span><text:span text:style-name="_31_8">e</text:span><text:span text:style-name="_34_3">y</text:span><text:span text:style-name="_35_1"> </text:span><text:span text:style-name="_39_">m</text:span><text:span text:style-name="_33_4">a</text:span><text:span text:style-name="_36_9">k</text:span><text:span text:style-name="_39_">e</text:span><text:span text:style-name="_32_6"> </text:span><text:span text:style-name="_36_8">i</text:span><text:span text:style-name="_32_4">t</text:span><text:span text:style-name="_32_6"> </text:span><text:span text:style-name="_37_2">p</text:span><text:span text:style-name="_31_0">o</text:span><text:span text:style-name="_34_4">s</text:span><text:span text:style-name="_36_9">s</text:span><text:span text:style-name="_31_0">i</text:span><text:span text:style-name="_33_3">b</text:span><text:span text:style-name="_37_4">l</text:span><text:span text:style-name="_37_">e</text:span><text:span text:style-name="_32_6"> </text:span><text:span text:style-name="_36_8">f</text:span><text:span text:style-name="_32_0">o</text:span><text:span text:style-name="_33_4">r</text:span><text:span text:style-name="_35_1"> </text:span><text:span text:style-name="_32_5">a</text:span><text:span text:style-name="_32_6"> </text:span><text:span text:style-name="_37_0">s</text:span><text:span text:style-name="_31_5">e</text:span><text:span text:style-name="_34_4">q</text:span><text:span text:style-name="_35_7">u</text:span><text:span text:style-name="_32_4">e</text:span><text:span text:style-name="_33_9">n</text:span><text:span text:style-name="_37_2">c</text:span><text:span text:style-name="_37_">e</text:span><text:span text:style-name="_32_6"> </text:span><text:span text:style-name="_36_2">o</text:span><text:span text:style-name="_31_5">f</text:span><text:span text:style-name="_32_6"> </text:span><text:span text:style-name="_36_4">o</text:span><text:span text:style-name="_37_">p</text:span><text:span text:style-name="_33_5">e</text:span><text:span text:style-name="_36_5">r</text:span><text:span text:style-name="_32_2">a</text:span><text:span text:style-name="_34_8">t</text:span><text:span text:style-name="_35_9">i</text:span><text:span text:style-name="_31_4">o</text:span><text:span text:style-name="_34_5">n</text:span><text:span text:style-name="_37_3">s</text:span><text:span text:style-name="_31_"> </text:span><text:span text:style-name="_33_5">t</text:span><text:span text:style-name="_35_9">o</text:span><text:span text:style-name="_31_"> </text:span><text:span text:style-name="_33_7">b</text:span><text:span text:style-name="_36_7">e</text:span><text:span text:style-name="_31_"> </text:span><text:span text:style-name="_35_0">r</text:span><text:span text:style-name="_37_2">e</text:span><text:span text:style-name="_31_0">p</text:span><text:span text:style-name="_34_8">l</text:span><text:span text:style-name="_36_7">a</text:span><text:span text:style-name="_31_8">c</text:span><text:span text:style-name="_33_5">e</text:span><text:span text:style-name="_36_7">d</text:span><text:span text:style-name="_31_"> </text:span><text:span text:style-name="_34_0">o</text:span><text:span text:style-name="_37_4">v</text:span><text:span text:style-name="_38_">e</text:span><text:span text:style-name="_34_0">r</text:span><text:span text:style-name="_35_1"> </text:span><text:span text:style-name="_32_5">a</text:span><text:span text:style-name="_33_4">n</text:span><text:span text:style-name="_36_8">d</text:span><text:span text:style-name="_31_"> </text:span><text:span text:style-name="_34_7">o</text:span><text:span text:style-name="_36_3">v</text:span><text:span text:style-name="_32_4">e</text:span><text:span text:style-name="_33_3">r</text:span><text:span text:style-name="_35_1"> </text:span><text:span text:style-name="_31_0">a</text:span><text:span text:style-name="_34_0">g</text:span><text:span text:style-name="_37_2">a</text:span><text:span text:style-name="_31_5">i</text:span><text:span text:style-name="_34_8">n</text:span><text:span text:style-name="_35_1"> </text:span><text:span text:style-name="_32_4">u</text:span><text:span text:style-name="_34_4">n</text:span><text:span text:style-name="_36_3">t</text:span><text:span text:style-name="_32_4">i</text:span><text:span text:style-name="_33_4">l</text:span><text:span text:style-name="_35_1"> </text:span><text:span text:style-name="_31_0">s</text:span><text:span text:style-name="_33_7">o</text:span><text:span text:style-name="_37_2">m</text:span><text:span text:style-name="_39_">e</text:span><text:span text:style-name="_32_6"> </text:span><text:span text:style-name="_37_3">c</text:span><text:span text:style-name="_32_5">o</text:span><text:span text:style-name="_34_0">n</text:span><text:span text:style-name="_35_9">d</text:span><text:span text:style-name="_32_2">i</text:span><text:span text:style-name="_33_7">t</text:span><text:span text:style-name="_36_9">i</text:span><text:span text:style-name="_32_3">o</text:span><text:span text:style-name="_34_4">n</text:span><text:span text:style-name="_35_1"> </text:span><text:span text:style-name="_32_0">i</text:span><text:span text:style-name="_34_0">s</text:span><text:span text:style-name="_35_1"> </text:span><text:span text:style-name="_31_9">f</text:span><text:span text:style-name="_33_5">u</text:span><text:span text:style-name="_35_7">l</text:span><text:span text:style-name="_31_8">f</text:span><text:span text:style-name="_34_0">i</text:span><text:span text:style-name="_37_5">l</text:span><text:span text:style-name="_31_2">l</text:span><text:span text:style-name="_33_8">e</text:span><text:span text:style-name="_37_0">d</text:span><text:span text:style-name="_31_5">,</text:span><text:span text:style-name="_32_6"> </text:span><text:span text:style-name="_36_2">b</text:span><text:span text:style-name="_32_0">u</text:span><text:span text:style-name="_33_5">t</text:span><text:span text:style-name="_35_1"> </text:span><text:span text:style-name="_31_7">i</text:span><text:span text:style-name="_33_8">n</text:span><text:span text:style-name="_35_1"> </text:span><text:span text:style-name="_31_2">d</text:span><text:span text:style-name="_35_0">o</text:span><text:span text:style-name="_35_8">i</text:span><text:span text:style-name="_32_4">n</text:span><text:span text:style-name="_34_4">g</text:span><text:span text:style-name="_35_1"> </text:span><text:span text:style-name="_37_">s</text:span><text:span text:style-name="_33_2">o</text:span><text:span text:style-name="_35_1"> </text:span><text:span text:style-name="_39_">t</text:span><text:span text:style-name="_34_4">o</text:span><text:span text:style-name="_35_1"> </text:span><text:span text:style-name="_32_3">o</text:span><text:span text:style-name="_33_5">b</text:span><text:span text:style-name="_37_5">e</text:span><text:span text:style-name="_31_5">y</text:span><text:span text:style-name="_34_0">,</text:span><text:span text:style-name="_35_1"> </text:span><text:span text:style-name="_39_">n</text:span><text:span text:style-name="_34_0">o</text:span><text:span text:style-name="_36_7">t</text:span><text:span text:style-name="_31_"> </text:span><text:span text:style-name="_34_2">f</text:span><text:span text:style-name="_35_9">r</text:span><text:span text:style-name="_32_4">e</text:span><text:span text:style-name="_34_3">s</text:span><text:span text:style-name="_37_3">h</text:span><text:span text:style-name="_31_"> </text:span><text:span text:style-name="_34_8">i</text:span><text:span text:style-name="_37_0">n</text:span><text:span text:style-name="_31_9">s</text:span><text:span text:style-name="_33_5">t</text:span><text:span text:style-name="_37_2">r</text:span><text:span text:style-name="_32_0">u</text:span><text:span text:style-name="_34_3">c</text:span><text:span text:style-name="_36_0">t</text:span><text:span text:style-name="_31_0">i</text:span><text:span text:style-name="_34_8">o</text:span><text:span text:style-name="_36_0">n</text:span><text:span text:style-name="_32_2">s</text:span><text:span text:style-name="_32_6"> </text:span><text:span text:style-name="_36_2">o</text:span><text:span text:style-name="_31_9">n</text:span><text:span text:style-name="_32_6"> </text:span><text:span text:style-name="_37_4">e</text:span><text:span text:style-name="_31_0">a</text:span><text:span text:style-name="_34_8">c</text:span><text:span text:style-name="_36_4">h</text:span><text:span text:style-name="_31_"> </text:span><text:span text:style-name="_34_7">r</text:span><text:span text:style-name="_36_5">e</text:span><text:span text:style-name="_31_5">p</text:span><text:span text:style-name="_34_7">e</text:span><text:span text:style-name="_36_0">t</text:span><text:span text:style-name="_37_">i</text:span><text:span text:style-name="_34_3">t</text:span><text:span text:style-name="_36_9">i</text:span><text:span text:style-name="_31_7">o</text:span><text:span text:style-name="_35_0">n</text:span><text:span text:style-name="_36_7">,</text:span><text:span text:style-name="_31_"> </text:span><text:span text:style-name="_33_3">b</text:span><text:span text:style-name="_36_8">u</text:span><text:span text:style-name="_31_8">t</text:span><text:span text:style-name="_32_6"> </text:span><text:span text:style-name="_37_2">t</text:span><text:span text:style-name="_32_4">h</text:span><text:span text:style-name="_34_2">e</text:span><text:span text:style-name="_35_1"> </text:span><text:span text:style-name="_38_">s</text:span><text:span text:style-name="_34_9">a</text:span><text:span text:style-name="_37_5">m</text:span><text:span text:style-name="_32_2">e</text:span><text:span text:style-name="_32_6"> </text:span><text:span text:style-name="_36_9">o</text:span><text:span text:style-name="_31_3">n</text:span><text:span text:style-name="_34_2">e</text:span><text:span text:style-name="_36_4">s</text:span><text:span text:style-name="_31_"> </text:span><text:span text:style-name="_33_3">o</text:span><text:span text:style-name="_37_3">v</text:span><text:span text:style-name="_32_4">e</text:span><text:span text:style-name="_33_8">r</text:span><text:span text:style-name="_35_1"> </text:span><text:span text:style-name="_31_8">a</text:span><text:span text:style-name="_34_0">n</text:span><text:span text:style-name="_35_7">d</text:span><text:span text:style-name="_31_"> </text:span><text:span text:style-name="_34_0">o</text:span><text:span text:style-name="_36_2">v</text:span><text:span text:style-name="_32_4">e</text:span><text:span text:style-name="_33_8">r</text:span><text:span text:style-name="_35_1"> </text:span><text:span text:style-name="_31_4">a</text:span><text:span text:style-name="_34_8">g</text:span><text:span text:style-name="_36_9">a</text:span><text:span text:style-name="_32_0">i</text:span><text:span text:style-name="_34_7">n</text:span><text:span text:style-name="_36_2">.</text:span><text:span text:style-name="_31_"> </text:span><text:span text:style-name="_33_5">T</text:span><text:span text:style-name="_35_8">o</text:span><text:span text:style-name="_31_"> </text:span><text:span text:style-name="_35_0">t</text:span><text:span text:style-name="_36_9">a</text:span><text:span text:style-name="_39_">k</text:span><text:span text:style-name="_34_0">e</text:span><text:span text:style-name="_35_1"> </text:span><text:span text:style-name="_32_2">a</text:span><text:span text:style-name="_32_6"> </text:span><text:span text:style-name="_36_0">d</text:span><text:span text:style-name="_31_2">o</text:span><text:span text:style-name="_34_7">m</text:span><text:span text:style-name="_36_7">e</text:span><text:span text:style-name="_32_3">s</text:span><text:span text:style-name="_34_5">t</text:span><text:span text:style-name="_35_9">i</text:span><text:span text:style-name="_39_">c</text:span><text:span text:style-name="_32_6"> </text:span><text:span text:style-name="_35_7">a</text:span><text:span text:style-name="_32_3">n</text:span><text:span text:style-name="_33_4">a</text:span><text:span text:style-name="_35_9">l</text:span><text:span text:style-name="_32_4">o</text:span><text:span text:style-name="_33_8">g</text:span><text:span text:style-name="_35_7">y</text:span><text:span text:style-name="_31_3">.</text:span><text:span text:style-name="_32_6"> </text:span><text:span text:style-name="_37_5">S</text:span><text:span text:style-name="_32_5">u</text:span><text:span text:style-name="_33_4">p</text:span><text:span text:style-name="_37_0">p</text:span><text:span text:style-name="_32_5">o</text:span><text:span text:style-name="_33_4">s</text:span><text:span text:style-name="_36_5">e</text:span><text:span text:style-name="_31_"> </text:span><text:span text:style-name="_33_3">M</text:span><text:span text:style-name="_37_3">o</text:span><text:span text:style-name="_38_">t</text:span><text:span text:style-name="_33_9">h</text:span><text:span text:style-name="_35_9">e</text:span><text:span text:style-name="_39_">r</text:span><text:span text:style-name="_32_6"> </text:span><text:span text:style-name="_36_5">w</text:span><text:span text:style-name="_32_3">a</text:span><text:span text:style-name="_33_2">n</text:span><text:span text:style-name="_36_4">t</text:span><text:span text:style-name="_31_0">s</text:span><text:span text:style-name="_32_6"> </text:span><text:span text:style-name="_37_5">T</text:span><text:span text:style-name="_31_7">o</text:span><text:span text:style-name="_33_7">m</text:span><text:span text:style-name="_36_8">m</text:span><text:span text:style-name="_31_2">y</text:span><text:span text:style-name="_32_6"> </text:span><text:span text:style-name="_36_4">t</text:span><text:span text:style-name="_32_2">o</text:span><text:span text:style-name="_32_6"> </text:span><text:span text:style-name="_37_2">c</text:span><text:span text:style-name="_31_2">a</text:span><text:span text:style-name="_34_0">l</text:span><text:span text:style-name="_36_0">l</text:span><text:span text:style-name="_31_"> </text:span><text:span text:style-name="_33_4">a</text:span><text:span text:style-name="_35_7">t</text:span><text:span text:style-name="_31_"> </text:span><text:span text:style-name="_34_2">t</text:span><text:span text:style-name="_36_8">h</text:span><text:span text:style-name="_38_">e</text:span><text:span text:style-name="_32_6"> </text:span><text:span text:style-name="_36_2">c</text:span><text:span text:style-name="_32_2">o</text:span><text:span text:style-name="_33_5">b</text:span><text:span text:style-name="_36_3">b</text:span><text:span text:style-name="_31_0">l</text:span><text:span text:style-name="_34_5">e</text:span><text:span text:style-name="_37_2">r</text:span><text:span text:style-name="_32_2">'</text:span><text:span text:style-name="_34_7">s</text:span><text:span text:style-name="_35_1"> </text:span><text:span text:style-name="_31_0">e</text:span><text:span text:style-name="_34_8">v</text:span><text:span text:style-name="_36_9">e</text:span><text:span text:style-name="_38_">r</text:span><text:span text:style-name="_34_5">y</text:span><text:span text:style-name="_35_1"> </text:span><text:span text:style-name="_32_5">m</text:span><text:span text:style-name="_34_4">o</text:span><text:span text:style-name="_35_7">r</text:span><text:span text:style-name="_31_7">n</text:span><text:span text:style-name="_34_7">i</text:span><text:span text:style-name="_37_3">n</text:span><text:span text:style-name="_32_2">g</text:span><text:span text:style-name="_32_6"> </text:span><text:span text:style-name="_37_0">o</text:span><text:span text:style-name="_39_">n</text:span><text:span text:style-name="_32_6"> </text:span><text:span text:style-name="_35_8">h</text:span><text:span text:style-name="_31_3">i</text:span><text:span text:style-name="_33_5">s</text:span><text:span text:style-name="_35_1"> </text:span><text:span text:style-name="_31_2">w</text:span><text:span text:style-name="_33_4">a</text:span><text:span text:style-name="_36_4">y</text:span><text:span text:style-name="_31_"> </text:span><text:span text:style-name="_34_4">t</text:span><text:span text:style-name="_37_4">o</text:span><text:span text:style-name="_31_"> </text:span><text:span text:style-name="_34_2">s</text:span><text:span text:style-name="_35_7">c</text:span><text:span text:style-name="_32_3">h</text:span><text:span text:style-name="_33_2">o</text:span><text:span text:style-name="_35_9">o</text:span><text:span text:style-name="_32_5">l</text:span><text:span text:style-name="_32_6"> </text:span><text:span text:style-name="_37_5">t</text:span><text:span text:style-name="_31_7">o</text:span><text:span text:style-name="_32_6"> </text:span><text:span text:style-name="_36_7">s</text:span><text:span text:style-name="_32_2">e</text:span><text:span text:style-name="_33_7">e</text:span><text:span text:style-name="_35_1"> </text:span><text:span text:style-name="_32_5">i</text:span><text:span text:style-name="_33_7">f</text:span><text:span text:style-name="_35_1"> </text:span><text:span text:style-name="_31_9">h</text:span><text:span text:style-name="_33_5">e</text:span><text:span text:style-name="_36_7">r</text:span><text:span text:style-name="_31_"> </text:span><text:span text:style-name="_34_8">s</text:span><text:span text:style-name="_36_7">h</text:span><text:span text:style-name="_31_3">o</text:span><text:span text:style-name="_35_0">e</text:span><text:span text:style-name="_36_3">s</text:span><text:span text:style-name="_31_"> </text:span><text:span text:style-name="_35_0">a</text:span><text:span text:style-name="_36_5">r</text:span><text:span text:style-name="_31_8">e</text:span><text:span text:style-name="_32_6"> </text:span><text:span text:style-name="_36_8">d</text:span><text:span text:style-name="_32_4">o</text:span><text:span text:style-name="_34_9">n</text:span><text:span text:style-name="_36_3">e</text:span><text:span text:style-name="_32_4">,</text:span><text:span text:style-name="_32_6"> </text:span><text:span text:style-name="_36_4">s</text:span><text:span text:style-name="_32_2">h</text:span><text:span text:style-name="_34_5">e</text:span><text:span text:style-name="_35_1"> </text:span><text:span text:style-name="_31_3">c</text:span><text:span text:style-name="_33_9">a</text:span><text:span text:style-name="_35_7">n</text:span><text:span text:style-name="_31_"> </text:span><text:span text:style-name="_34_0">a</text:span><text:span text:style-name="_35_8">s</text:span><text:span text:style-name="_31_2">k</text:span><text:span text:style-name="_32_6"> </text:span><text:span text:style-name="_36_3">h</text:span><text:span text:style-name="_31_3">i</text:span><text:span text:style-name="_34_9">m</text:span><text:span text:style-name="_35_1"> </text:span><text:span text:style-name="_32_2">a</text:span><text:span text:style-name="_33_2">f</text:span><text:span text:style-name="_36_9">r</text:span><text:span text:style-name="_32_2">e</text:span><text:span text:style-name="_33_9">s</text:span><text:span text:style-name="_36_3">h</text:span><text:span text:style-name="_31_"> </text:span><text:span text:style-name="_34_4">e</text:span><text:span text:style-name="_37_3">v</text:span><text:span text:style-name="_31_9">e</text:span><text:span text:style-name="_33_8">r</text:span><text:span text:style-name="_36_5">y</text:span><text:span text:style-name="_31_"> </text:span><text:span text:style-name="_34_3">m</text:span><text:span text:style-name="_36_2">o</text:span><text:span text:style-name="_31_3">r</text:span><text:span text:style-name="_33_5">n</text:span><text:span text:style-name="_36_3">i</text:span><text:span text:style-name="_31_9">n</text:span><text:span text:style-name="_33_9">g</text:span><text:span text:style-name="_36_0">.</text:span><text:span text:style-name="_31_"> </text:span><text:span text:style-name="_34_7">A</text:span><text:span text:style-name="_37_5">l</text:span><text:span text:style-name="_31_4">t</text:span><text:span text:style-name="_34_8">e</text:span><text:span text:style-name="_37_3">r</text:span><text:span text:style-name="_31_5">n</text:span><text:span text:style-name="_33_7">a</text:span><text:span text:style-name="_36_7">t</text:span><text:span text:style-name="_31_8">i</text:span><text:span text:style-name="_34_4">v</text:span><text:span text:style-name="_37_5">e</text:span><text:span text:style-name="_32_2">l</text:span><text:span text:style-name="_33_3">y</text:span><text:span text:style-name="_35_1"> </text:span><text:span text:style-name="_31_8">s</text:span><text:span text:style-name="_34_4">h</text:span><text:span text:style-name="_36_0">e</text:span><text:span text:style-name="_31_"> </text:span><text:span text:style-name="_33_5">c</text:span><text:span text:style-name="_37_4">a</text:span><text:span text:style-name="_32_0">n</text:span><text:span text:style-name="_32_6"> </text:span><text:span text:style-name="_35_9">s</text:span><text:span text:style-name="_32_5">t</text:span><text:span text:style-name="_35_0">i</text:span><text:span text:style-name="_37_3">c</text:span><text:span text:style-name="_39_">k</text:span><text:span text:style-name="_32_6"> </text:span><text:span text:style-name="_36_2">u</text:span><text:span text:style-name="_37_">p</text:span><text:span text:style-name="_32_6"> </text:span><text:span text:style-name="_35_9">a</text:span><text:span text:style-name="_31_"> </text:span><text:span text:style-name="_34_0">n</text:span><text:span text:style-name="_36_7">o</text:span><text:span text:style-name="_37_">t</text:span><text:span text:style-name="_34_8">i</text:span><text:span text:style-name="_36_5">c</text:span><text:span text:style-name="_31_4">e</text:span><text:span text:style-name="_32_6"> </text:span><text:span text:style-name="_36_7">o</text:span><text:span text:style-name="_31_5">n</text:span><text:span text:style-name="_33_4">c</text:span><text:span text:style-name="_36_3">e</text:span><text:span text:style-name="_31_"> </text:span><text:span text:style-name="_34_5">a</text:span><text:span text:style-name="_36_0">n</text:span><text:span text:style-name="_31_9">d</text:span><text:span text:style-name="_32_6"> </text:span><text:span text:style-name="_37_4">f</text:span><text:span text:style-name="_32_3">o</text:span><text:span text:style-name="_34_7">r</text:span><text:span text:style-name="_35_1"> </text:span><text:span text:style-name="_39_">a</text:span><text:span text:style-name="_33_8">l</text:span><text:span text:style-name="_36_2">l</text:span><text:span text:style-name="_31_"> </text:span><text:span text:style-name="_35_0">i</text:span><text:span text:style-name="_36_8">n</text:span><text:span text:style-name="_31_"> </text:span><text:span text:style-name="_35_0">t</text:span><text:span text:style-name="_36_2">h</text:span><text:span text:style-name="_32_0">e</text:span><text:span text:style-name="_32_6"> </text:span><text:span text:style-name="_36_8">h</text:span><text:span text:style-name="_32_2">a</text:span><text:span text:style-name="_35_0">l</text:span><text:span text:style-name="_36_5">l</text:span><text:span text:style-name="_31_"> </text:span><text:span text:style-name="_33_5">w</text:span><text:span text:style-name="_37_5">h</text:span><text:span text:style-name="_32_2">i</text:span><text:span text:style-name="_34_2">c</text:span><text:span text:style-name="_37_5">h</text:span><text:span text:style-name="_31_"> </text:span><text:span text:style-name="_33_9">h</text:span><text:span text:style-name="_35_8">e</text:span><text:span text:style-name="_31_"> </text:span><text:span text:style-name="_33_7">w</text:span><text:span text:style-name="_36_3">i</text:span><text:span text:style-name="_31_0">l</text:span><text:span text:style-name="_34_9">l</text:span><text:span text:style-name="_35_1"> </text:span><text:span text:style-name="_37_">s</text:span><text:span text:style-name="_34_5">e</text:span><text:span text:style-name="_35_8">e</text:span><text:span text:style-name="_31_"> </text:span><text:span text:style-name="_33_4">w</text:span><text:span text:style-name="_37_0">h</text:span><text:span text:style-name="_31_2">e</text:span><text:span text:style-name="_34_7">n</text:span><text:span text:style-name="_35_1"> </text:span><text:span text:style-name="_32_3">h</text:span><text:span text:style-name="_35_0">e</text:span><text:span text:style-name="_35_1"> </text:span><text:span text:style-name="_31_2">l</text:span><text:span text:style-name="_34_8">e</text:span><text:span text:style-name="_36_3">a</text:span><text:span text:style-name="_32_3">v</text:span><text:span text:style-name="_34_2">e</text:span><text:span text:style-name="_36_8">s</text:span><text:span text:style-name="_31_"> </text:span><text:span text:style-name="_34_8">f</text:span><text:span text:style-name="_36_0">o</text:span><text:span text:style-name="_31_3">r</text:span><text:span text:style-name="_32_6"> </text:span><text:span text:style-name="_36_8">s</text:span><text:span text:style-name="_31_8">c</text:span><text:span text:style-name="_33_5">h</text:span><text:span text:style-name="_36_4">o</text:span><text:span text:style-name="_31_3">o</text:span><text:span text:style-name="_33_5">l</text:span><text:span text:style-name="_35_1"> </text:span><text:span text:style-name="_37_">a</text:span><text:span text:style-name="_33_9">n</text:span><text:span text:style-name="_36_5">d</text:span><text:span text:style-name="_31_"> </text:span><text:span text:style-name="_34_5">w</text:span><text:span text:style-name="_35_9">h</text:span><text:span text:style-name="_31_7">i</text:span><text:span text:style-name="_33_7">c</text:span><text:span text:style-name="_36_7">h</text:span><text:span text:style-name="_31_"> </text:span><text:span text:style-name="_34_3">t</text:span><text:span text:style-name="_35_7">e</text:span><text:span text:style-name="_32_5">l</text:span><text:span text:style-name="_33_4">l</text:span><text:span text:style-name="_36_9">s</text:span><text:span text:style-name="_31_"> </text:span><text:span text:style-name="_34_8">h</text:span><text:span text:style-name="_36_9">i</text:span><text:span text:style-name="_32_3">m</text:span><text:span text:style-name="_32_6"> </text:span><text:span text:style-name="_35_8">t</text:span><text:span text:style-name="_31_7">o</text:span><text:span text:style-name="_32_6"> </text:span><text:span text:style-name="_37_3">c</text:span><text:span text:style-name="_31_4">a</text:span><text:span text:style-name="_33_7">l</text:span><text:span text:style-name="_36_2">l</text:span><text:span text:style-name="_31_"> </text:span><text:span text:style-name="_34_7">f</text:span><text:span text:style-name="_36_4">o</text:span><text:span text:style-name="_32_5">r</text:span><text:span text:style-name="_32_6"> </text:span><text:span text:style-name="_36_5">t</text:span><text:span text:style-name="_31_7">h</text:span><text:span text:style-name="_34_2">e</text:span><text:span text:style-name="_35_1"> </text:span><text:span text:style-name="_31_4">s</text:span><text:span text:style-name="_34_3">h</text:span><text:span text:style-name="_37_5">o</text:span><text:span text:style-name="_37_">e</text:span><text:span text:style-name="_34_7">s</text:span><text:span text:style-name="_36_5">,</text:span><text:span text:style-name="_31_"> </text:span><text:span text:style-name="_33_4">a</text:span><text:span text:style-name="_36_4">n</text:span><text:span text:style-name="_31_0">d</text:span><text:span text:style-name="_32_6"> </text:span><text:span text:style-name="_37_0">a</text:span><text:span text:style-name="_38_">l</text:span><text:span text:style-name="_34_7">s</text:span><text:span text:style-name="_36_4">o</text:span><text:span text:style-name="_31_"> </text:span><text:span text:style-name="_33_7">t</text:span><text:span text:style-name="_37_3">o</text:span><text:span text:style-name="_31_"> </text:span><text:span text:style-name="_33_9">d</text:span><text:span text:style-name="_36_2">e</text:span><text:span text:style-name="_31_7">s</text:span><text:span text:style-name="_33_7">t</text:span><text:span text:style-name="_37_0">r</text:span><text:span text:style-name="_32_5">o</text:span><text:span text:style-name="_34_7">y</text:span><text:span text:style-name="_35_1"> </text:span><text:span text:style-name="_32_5">t</text:span><text:span text:style-name="_33_3">h</text:span><text:span text:style-name="_35_9">e</text:span><text:span text:style-name="_31_"> </text:span><text:span text:style-name="_34_5">n</text:span><text:span text:style-name="_35_8">o</text:span><text:span text:style-name="_31_3">t</text:span><text:span text:style-name="_33_9">i</text:span><text:span text:style-name="_37_4">c</text:span><text:span text:style-name="_38_">e</text:span><text:span text:style-name="_32_6"> </text:span><text:span text:style-name="_37_2">w</text:span><text:span text:style-name="_31_4">h</text:span><text:span text:style-name="_34_4">e</text:span><text:span text:style-name="_37_2">n</text:span><text:span text:style-name="_31_"> </text:span><text:span text:style-name="_33_3">h</text:span><text:span text:style-name="_35_8">e</text:span><text:span text:style-name="_31_"> </text:span><text:span text:style-name="_34_3">c</text:span><text:span text:style-name="_36_3">o</text:span><text:span text:style-name="_31_7">m</text:span><text:span text:style-name="_33_4">e</text:span><text:span text:style-name="_36_2">s</text:span><text:span text:style-name="_31_"> </text:span><text:span text:style-name="_34_7">b</text:span><text:span text:style-name="_36_5">a</text:span><text:span text:style-name="_31_8">c</text:span><text:span text:style-name="_33_9">k</text:span><text:span text:style-name="_35_1"> </text:span><text:span text:style-name="_31_2">i</text:span><text:span text:style-name="_34_3">f</text:span><text:span text:style-name="_35_1"> </text:span><text:span text:style-name="_31_8">h</text:span><text:span text:style-name="_33_5">e</text:span><text:span text:style-name="_35_1"> </text:span><text:span text:style-name="_31_2">h</text:span><text:span text:style-name="_33_2">a</text:span><text:span text:style-name="_36_8">s</text:span><text:span text:style-name="_31_"> </text:span><text:span text:style-name="_34_9">t</text:span><text:span text:style-name="_36_2">h</text:span><text:span text:style-name="_32_4">e</text:span><text:span text:style-name="_32_6"> </text:span><text:span text:style-name="_37_0">s</text:span><text:span text:style-name="_32_5">h</text:span><text:span text:style-name="_35_0">o</text:span><text:span text:style-name="_37_4">e</text:span><text:span text:style-name="_32_3">s</text:span><text:span text:style-name="_32_6"> </text:span><text:span text:style-name="_36_2">w</text:span><text:span text:style-name="_32_2">i</text:span><text:span text:style-name="_34_4">t</text:span><text:span text:style-name="_35_8">h</text:span><text:span text:style-name="_31_"> </text:span><text:span text:style-name="_33_4">h</text:span><text:span text:style-name="_37_0">i</text:span><text:span text:style-name="_32_5">m</text:span><text:span text:style-name="_33_8">.</text:span></text:p>
      <text:p text:style-name="P1"><text:span text:style-name="_31_8">T</text:span><text:span text:style-name="_34_9">h</text:span><text:span text:style-name="_35_7">e</text:span><text:span text:style-name="_31_"> </text:span><text:span text:style-name="_34_3">r</text:span><text:span text:style-name="_35_8">e</text:span><text:span text:style-name="_32_4">a</text:span><text:span text:style-name="_34_4">d</text:span><text:span text:style-name="_36_3">e</text:span><text:span text:style-name="_32_4">r</text:span><text:span text:style-name="_32_6"> </text:span><text:span text:style-name="_36_8">m</text:span><text:span text:style-name="_31_8">u</text:span><text:span text:style-name="_34_8">s</text:span><text:span text:style-name="_35_8">t</text:span><text:span text:style-name="_31_"> </text:span><text:span text:style-name="_34_0">a</text:span><text:span text:style-name="_36_2">c</text:span><text:span text:style-name="_32_2">c</text:span><text:span text:style-name="_34_5">e</text:span><text:span text:style-name="_36_2">p</text:span><text:span text:style-name="_38_">t</text:span><text:span text:style-name="_32_6"> </text:span><text:span text:style-name="_36_2">i</text:span><text:span text:style-name="_31_4">t</text:span><text:span text:style-name="_32_6"> </text:span><text:span text:style-name="_35_7">a</text:span><text:span text:style-name="_31_4">s</text:span><text:span text:style-name="_32_6"> </text:span><text:span text:style-name="_36_7">a</text:span><text:span text:style-name="_31_"> </text:span><text:span text:style-name="_33_2">f</text:span><text:span text:style-name="_36_8">a</text:span><text:span text:style-name="_32_5">c</text:span><text:span text:style-name="_33_2">t</text:span><text:span text:style-name="_35_1"> </text:span><text:span text:style-name="_31_3">t</text:span><text:span text:style-name="_34_7">h</text:span><text:span text:style-name="_37_3">a</text:span><text:span text:style-name="_32_0">t</text:span><text:span text:style-name="_32_6"> </text:span><text:span text:style-name="_36_7">d</text:span><text:span text:style-name="_31_7">i</text:span><text:span text:style-name="_33_4">g</text:span><text:span text:style-name="_36_9">i</text:span><text:span text:style-name="_37_">t</text:span><text:span text:style-name="_35_0">a</text:span><text:span text:style-name="_37_4">l</text:span><text:span text:style-name="_31_"> </text:span><text:span text:style-name="_33_4">c</text:span><text:span text:style-name="_36_7">o</text:span><text:span text:style-name="_32_0">m</text:span><text:span text:style-name="_34_8">p</text:span><text:span text:style-name="_35_9">u</text:span><text:span text:style-name="_31_4">t</text:span><text:span text:style-name="_33_4">e</text:span><text:span text:style-name="_36_3">r</text:span><text:span text:style-name="_38_">s</text:span><text:span text:style-name="_32_6"> </text:span><text:span text:style-name="_36_8">c</text:span><text:span text:style-name="_37_">a</text:span><text:span text:style-name="_34_5">n</text:span><text:span text:style-name="_35_1"> </text:span><text:span text:style-name="_31_4">b</text:span><text:span text:style-name="_33_7">e</text:span><text:span text:style-name="_35_1"> </text:span><text:span text:style-name="_31_4">c</text:span><text:span text:style-name="_33_7">o</text:span><text:span text:style-name="_35_7">n</text:span><text:span text:style-name="_32_2">s</text:span><text:span text:style-name="_34_8">t</text:span><text:span text:style-name="_36_9">r</text:span><text:span text:style-name="_31_7">u</text:span><text:span text:style-name="_34_3">c</text:span><text:span text:style-name="_35_7">t</text:span><text:span text:style-name="_38_">e</text:span><text:span text:style-name="_33_7">d</text:span><text:span text:style-name="_36_2">,</text:span><text:span text:style-name="_31_"> </text:span><text:span text:style-name="_33_2">a</text:span><text:span text:style-name="_36_3">n</text:span><text:span text:style-name="_32_3">d</text:span><text:span text:style-name="_32_6"> </text:span><text:span text:style-name="_37_3">i</text:span><text:span text:style-name="_39_">n</text:span><text:span text:style-name="_34_3">d</text:span><text:span text:style-name="_36_2">e</text:span><text:span text:style-name="_31_0">e</text:span><text:span text:style-name="_34_7">d</text:span><text:span text:style-name="_35_1"> </text:span><text:span text:style-name="_39_">h</text:span><text:span text:style-name="_34_9">a</text:span><text:span text:style-name="_36_9">v</text:span><text:span text:style-name="_31_2">e</text:span><text:span text:style-name="_32_6"> </text:span><text:span text:style-name="_35_8">b</text:span><text:span text:style-name="_32_5">e</text:span><text:span text:style-name="_33_4">e</text:span><text:span text:style-name="_36_0">n</text:span><text:span text:style-name="_31_"> </text:span><text:span text:style-name="_34_9">c</text:span><text:span text:style-name="_36_3">o</text:span><text:span text:style-name="_31_9">n</text:span><text:span text:style-name="_33_3">s</text:span><text:span text:style-name="_37_5">t</text:span><text:span text:style-name="_32_2">r</text:span><text:span text:style-name="_34_7">u</text:span><text:span text:style-name="_36_7">c</text:span><text:span text:style-name="_31_5">t</text:span><text:span text:style-name="_34_5">e</text:span><text:span text:style-name="_36_8">d</text:span><text:span text:style-name="_37_">,</text:span><text:span text:style-name="_32_6"> </text:span><text:span text:style-name="_36_0">a</text:span><text:span text:style-name="_32_4">c</text:span><text:span text:style-name="_33_8">c</text:span><text:span text:style-name="_36_2">o</text:span><text:span text:style-name="_38_">r</text:span><text:span text:style-name="_34_5">d</text:span><text:span text:style-name="_36_4">i</text:span><text:span text:style-name="_31_9">n</text:span><text:span text:style-name="_33_5">g</text:span><text:span text:style-name="_35_1"> </text:span><text:span text:style-name="_31_5">t</text:span><text:span text:style-name="_34_5">o</text:span><text:span text:style-name="_35_1"> </text:span><text:span text:style-name="_31_8">t</text:span><text:span text:style-name="_34_8">h</text:span><text:span text:style-name="_35_8">e</text:span><text:span text:style-name="_31_"> </text:span><text:span text:style-name="_33_9">p</text:span><text:span text:style-name="_36_4">r</text:span><text:span text:style-name="_31_4">i</text:span><text:span text:style-name="_33_7">n</text:span><text:span text:style-name="_36_8">c</text:span><text:span text:style-name="_32_2">i</text:span><text:span text:style-name="_33_2">p</text:span><text:span text:style-name="_36_8">l</text:span><text:span text:style-name="_31_9">e</text:span><text:span text:style-name="_33_2">s</text:span><text:span text:style-name="_35_1"> </text:span><text:span text:style-name="_32_3">w</text:span><text:span text:style-name="_34_8">e</text:span><text:span text:style-name="_35_1"> </text:span><text:span text:style-name="_31_4">h</text:span><text:span text:style-name="_33_8">a</text:span><text:span text:style-name="_37_0">v</text:span><text:span text:style-name="_31_8">e</text:span><text:span text:style-name="_32_6"> </text:span><text:span text:style-name="_36_7">d</text:span><text:span text:style-name="_31_2">e</text:span><text:span text:style-name="_34_0">s</text:span><text:span text:style-name="_37_5">c</text:span><text:span text:style-name="_32_3">r</text:span><text:span text:style-name="_34_5">i</text:span><text:span text:style-name="_37_4">b</text:span><text:span text:style-name="_31_2">e</text:span><text:span text:style-name="_33_4">d</text:span><text:span text:style-name="_36_0">,</text:span><text:span text:style-name="_31_"> </text:span><text:span text:style-name="_34_8">a</text:span><text:span text:style-name="_37_4">n</text:span><text:span text:style-name="_32_5">d</text:span><text:span text:style-name="_32_6"> </text:span><text:span text:style-name="_36_0">t</text:span><text:span text:style-name="_31_0">h</text:span><text:span text:style-name="_33_5">a</text:span><text:span text:style-name="_35_7">t</text:span><text:span text:style-name="_31_"> </text:span><text:span text:style-name="_34_2">t</text:span><text:span text:style-name="_36_9">h</text:span><text:span text:style-name="_31_7">e</text:span><text:span text:style-name="_33_2">y</text:span><text:span text:style-name="_35_1"> </text:span><text:span text:style-name="_31_7">c</text:span><text:span text:style-name="_33_7">a</text:span><text:span text:style-name="_36_9">n</text:span><text:span text:style-name="_31_"> </text:span><text:span text:style-name="_34_5">i</text:span><text:span text:style-name="_36_5">n</text:span><text:span text:style-name="_31_"> </text:span><text:span text:style-name="_34_8">f</text:span><text:span text:style-name="_36_0">a</text:span><text:span text:style-name="_31_2">c</text:span><text:span text:style-name="_34_0">t</text:span><text:span text:style-name="_35_1"> </text:span><text:span text:style-name="_37_">m</text:span><text:span text:style-name="_34_0">i</text:span><text:span text:style-name="_37_2">m</text:span><text:span text:style-name="_31_5">i</text:span><text:span text:style-name="_34_7">c</text:span><text:span text:style-name="_35_1"> </text:span><text:span text:style-name="_32_2">t</text:span><text:span text:style-name="_33_5">h</text:span><text:span text:style-name="_36_9">e</text:span><text:span text:style-name="_31_"> </text:span><text:span text:style-name="_33_9">a</text:span><text:span text:style-name="_36_7">c</text:span><text:span text:style-name="_31_4">t</text:span><text:span text:style-name="_33_7">i</text:span><text:span text:style-name="_36_3">o</text:span><text:span text:style-name="_31_7">n</text:span><text:span text:style-name="_34_8">s</text:span><text:span text:style-name="_35_1"> </text:span><text:span text:style-name="_31_3">o</text:span><text:span text:style-name="_34_3">f</text:span><text:span text:style-name="_35_1"> </text:span><text:span text:style-name="_32_2">a</text:span><text:span text:style-name="_32_6"> </text:span><text:span text:style-name="_37_4">h</text:span><text:span text:style-name="_32_5">u</text:span><text:span text:style-name="_34_2">m</text:span><text:span text:style-name="_37_5">a</text:span><text:span text:style-name="_31_4">n</text:span><text:span text:style-name="_32_6"> </text:span><text:span text:style-name="_37_3">c</text:span><text:span text:style-name="_31_8">o</text:span><text:span text:style-name="_33_4">m</text:span><text:span text:style-name="_35_7">p</text:span><text:span text:style-name="_39_">u</text:span><text:span text:style-name="_33_2">t</text:span><text:span text:style-name="_37_5">e</text:span><text:span text:style-name="_32_4">r</text:span><text:span text:style-name="_32_6"> </text:span><text:span text:style-name="_36_5">v</text:span><text:span text:style-name="_37_">e</text:span><text:span text:style-name="_33_2">r</text:span><text:span text:style-name="_36_2">y</text:span><text:span text:style-name="_31_"> </text:span><text:span text:style-name="_33_8">c</text:span><text:span text:style-name="_35_9">l</text:span><text:span text:style-name="_37_">o</text:span><text:span text:style-name="_33_2">s</text:span><text:span text:style-name="_37_2">e</text:span><text:span text:style-name="_32_5">l</text:span><text:span text:style-name="_34_3">y</text:span><text:span text:style-name="_36_8">.</text:span></text:p>
      <text:p text:style-name="P1"><text:span text:style-name="_33_7">T</text:span><text:span text:style-name="_37_2">h</text:span><text:span text:style-name="_38_">e</text:span><text:span text:style-name="_32_6"> </text:span><text:span text:style-name="_35_8">b</text:span><text:span text:style-name="_31_5">o</text:span><text:span text:style-name="_34_9">o</text:span><text:span text:style-name="_37_4">k</text:span><text:span text:style-name="_31_"> </text:span><text:span text:style-name="_34_8">o</text:span><text:span text:style-name="_37_4">f</text:span><text:span text:style-name="_31_"> </text:span><text:span text:style-name="_33_7">r</text:span><text:span text:style-name="_35_7">u</text:span><text:span text:style-name="_31_9">l</text:span><text:span text:style-name="_33_9">e</text:span><text:span text:style-name="_36_0">s</text:span><text:span text:style-name="_31_"> </text:span><text:span text:style-name="_34_2">w</text:span><text:span text:style-name="_36_9">h</text:span><text:span text:style-name="_32_4">i</text:span><text:span text:style-name="_34_4">c</text:span><text:span text:style-name="_36_7">h</text:span><text:span text:style-name="_31_"> </text:span><text:span text:style-name="_34_2">w</text:span><text:span text:style-name="_37_0">e</text:span><text:span text:style-name="_31_"> </text:span><text:span text:style-name="_34_2">h</text:span><text:span text:style-name="_35_8">a</text:span><text:span text:style-name="_31_8">v</text:span><text:span text:style-name="_34_0">e</text:span><text:span text:style-name="_35_1"> </text:span><text:span text:style-name="_39_">d</text:span><text:span text:style-name="_34_3">e</text:span><text:span text:style-name="_36_3">s</text:span><text:span text:style-name="_32_3">c</text:span><text:span text:style-name="_34_7">r</text:span><text:span text:style-name="_36_3">i</text:span><text:span text:style-name="_32_4">b</text:span><text:span text:style-name="_34_3">e</text:span><text:span text:style-name="_36_4">d</text:span><text:span text:style-name="_31_"> </text:span><text:span text:style-name="_34_7">o</text:span><text:span text:style-name="_35_9">u</text:span><text:span text:style-name="_31_5">r</text:span><text:span text:style-name="_32_6"> </text:span><text:span text:style-name="_36_4">h</text:span><text:span text:style-name="_32_0">u</text:span><text:span text:style-name="_34_3">m</text:span><text:span text:style-name="_36_3">a</text:span><text:span text:style-name="_31_2">n</text:span><text:span text:style-name="_32_6"> </text:span><text:span text:style-name="_36_0">c</text:span><text:span text:style-name="_39_">o</text:span><text:span text:style-name="_33_2">m</text:span><text:span text:style-name="_36_0">p</text:span><text:span text:style-name="_37_">u</text:span><text:span text:style-name="_34_3">t</text:span><text:span text:style-name="_37_3">e</text:span><text:span text:style-name="_32_4">r</text:span><text:span text:style-name="_32_6"> </text:span><text:span text:style-name="_35_7">a</text:span><text:span text:style-name="_31_4">s</text:span><text:span text:style-name="_32_6"> </text:span><text:span text:style-name="_37_3">u</text:span><text:span text:style-name="_32_0">s</text:span><text:span text:style-name="_33_5">i</text:span><text:span text:style-name="_36_8">n</text:span><text:span text:style-name="_31_9">g</text:span><text:span text:style-name="_32_6"> </text:span><text:span text:style-name="_37_0">i</text:span><text:span text:style-name="_39_">s</text:span><text:span text:style-name="_32_6"> </text:span><text:span text:style-name="_36_2">o</text:span><text:span text:style-name="_32_3">f</text:span><text:span text:style-name="_32_6"> </text:span><text:span text:style-name="_37_5">c</text:span><text:span text:style-name="_39_">o</text:span><text:span text:style-name="_33_3">u</text:span><text:span text:style-name="_35_8">r</text:span><text:span text:style-name="_31_8">s</text:span><text:span text:style-name="_33_8">e</text:span><text:span text:style-name="_35_1"> </text:span><text:span text:style-name="_32_0">a</text:span><text:span text:style-name="_32_6"> </text:span><text:span text:style-name="_36_8">c</text:span><text:span text:style-name="_32_4">o</text:span><text:span text:style-name="_35_0">n</text:span><text:span text:style-name="_36_9">v</text:span><text:span text:style-name="_32_3">e</text:span><text:span text:style-name="_35_0">n</text:span><text:span text:style-name="_36_7">i</text:span><text:span text:style-name="_31_4">e</text:span><text:span text:style-name="_33_7">n</text:span><text:span text:style-name="_36_3">t</text:span><text:span text:style-name="_31_"> </text:span><text:span text:style-name="_33_8">f</text:span><text:span text:style-name="_36_3">i</text:span><text:span text:style-name="_32_4">c</text:span><text:span text:style-name="_34_2">t</text:span><text:span text:style-name="_36_3">i</text:span><text:span text:style-name="_31_5">o</text:span><text:span text:style-name="_33_7">n</text:span><text:span text:style-name="_36_8">.</text:span><text:span text:style-name="_31_"> </text:span><text:span text:style-name="_34_2">A</text:span><text:span text:style-name="_36_7">c</text:span><text:span text:style-name="_31_4">t</text:span><text:span text:style-name="_34_4">u</text:span><text:span text:style-name="_35_8">a</text:span><text:span text:style-name="_32_5">l</text:span><text:span text:style-name="_32_6"> </text:span><text:span text:style-name="_36_2">h</text:span><text:span text:style-name="_31_2">u</text:span><text:span text:style-name="_33_9">m</text:span><text:span text:style-name="_36_9">a</text:span><text:span text:style-name="_31_5">n</text:span><text:span text:style-name="_32_6"> </text:span><text:span text:style-name="_35_7">c</text:span><text:span text:style-name="_31_2">o</text:span><text:span text:style-name="_33_5">m</text:span><text:span text:style-name="_36_8">p</text:span><text:span text:style-name="_31_8">u</text:span><text:span text:style-name="_34_7">t</text:span><text:span text:style-name="_36_8">e</text:span><text:span text:style-name="_32_4">r</text:span><text:span text:style-name="_33_5">s</text:span><text:span text:style-name="_35_1"> </text:span><text:span text:style-name="_31_5">r</text:span><text:span text:style-name="_34_5">e</text:span><text:span text:style-name="_37_4">a</text:span><text:span text:style-name="_31_5">l</text:span><text:span text:style-name="_34_7">l</text:span><text:span text:style-name="_37_2">y</text:span><text:span text:style-name="_31_"> </text:span><text:span text:style-name="_34_4">r</text:span><text:span text:style-name="_36_0">e</text:span><text:span text:style-name="_31_0">m</text:span><text:span text:style-name="_34_7">e</text:span><text:span text:style-name="_37_0">m</text:span><text:span text:style-name="_31_3">b</text:span><text:span text:style-name="_34_7">e</text:span><text:span text:style-name="_36_5">r</text:span><text:span text:style-name="_31_"> </text:span><text:span text:style-name="_34_4">w</text:span><text:span text:style-name="_35_8">h</text:span><text:span text:style-name="_32_2">a</text:span><text:span text:style-name="_34_5">t</text:span><text:span text:style-name="_35_1"> </text:span><text:span text:style-name="_31_8">t</text:span><text:span text:style-name="_34_0">h</text:span><text:span text:style-name="_36_2">e</text:span><text:span text:style-name="_31_8">y</text:span><text:span text:style-name="_32_6"> </text:span><text:span text:style-name="_36_3">h</text:span><text:span text:style-name="_37_">a</text:span><text:span text:style-name="_34_0">v</text:span><text:span text:style-name="_36_0">e</text:span><text:span text:style-name="_31_"> </text:span><text:span text:style-name="_33_3">g</text:span><text:span text:style-name="_36_9">o</text:span><text:span text:style-name="_32_0">t</text:span><text:span text:style-name="_32_6"> </text:span><text:span text:style-name="_37_5">t</text:span><text:span text:style-name="_32_4">o</text:span><text:span text:style-name="_32_6"> </text:span><text:span text:style-name="_36_8">d</text:span><text:span text:style-name="_31_9">o</text:span><text:span text:style-name="_33_7">.</text:span><text:span text:style-name="_35_1"> </text:span><text:span text:style-name="_31_7">I</text:span><text:span text:style-name="_34_2">f</text:span><text:span text:style-name="_35_1"> </text:span><text:span text:style-name="_32_5">o</text:span><text:span text:style-name="_33_7">n</text:span><text:span text:style-name="_37_3">e</text:span><text:span text:style-name="_31_"> </text:span><text:span text:style-name="_34_5">w</text:span><text:span text:style-name="_36_7">a</text:span><text:span text:style-name="_32_4">n</text:span><text:span text:style-name="_33_4">t</text:span><text:span text:style-name="_36_9">s</text:span><text:span text:style-name="_31_"> </text:span><text:span text:style-name="_34_4">t</text:span><text:span text:style-name="_35_7">o</text:span><text:span text:style-name="_31_"> </text:span><text:span text:style-name="_34_7">m</text:span><text:span text:style-name="_36_8">a</text:span><text:span text:style-name="_32_3">k</text:span><text:span text:style-name="_35_0">e</text:span><text:span text:style-name="_35_1"> </text:span><text:span text:style-name="_32_0">a</text:span><text:span text:style-name="_32_6"> </text:span><text:span text:style-name="_35_9">m</text:span><text:span text:style-name="_31_2">a</text:span><text:span text:style-name="_33_2">c</text:span><text:span text:style-name="_37_2">h</text:span><text:span text:style-name="_37_">i</text:span><text:span text:style-name="_34_9">n</text:span><text:span text:style-name="_36_2">e</text:span><text:span text:style-name="_31_"> </text:span><text:span text:style-name="_33_2">m</text:span><text:span text:style-name="_36_3">i</text:span><text:span text:style-name="_31_5">m</text:span><text:span text:style-name="_33_5">i</text:span><text:span text:style-name="_36_2">c</text:span><text:span text:style-name="_31_"> </text:span><text:span text:style-name="_34_7">t</text:span><text:span text:style-name="_36_5">h</text:span><text:span text:style-name="_31_9">e</text:span><text:span text:style-name="_32_6"> </text:span><text:span text:style-name="_37_5">b</text:span><text:span text:style-name="_32_5">e</text:span><text:span text:style-name="_33_2">h</text:span><text:span text:style-name="_36_5">a</text:span><text:span text:style-name="_38_">v</text:span><text:span text:style-name="_33_9">i</text:span><text:span text:style-name="_36_8">o</text:span><text:span text:style-name="_32_3">u</text:span><text:span text:style-name="_34_5">r</text:span><text:span text:style-name="_35_1"> </text:span><text:span text:style-name="_32_3">o</text:span><text:span text:style-name="_34_0">f</text:span><text:span text:style-name="_35_1"> </text:span><text:span text:style-name="_31_9">t</text:span><text:span text:style-name="_34_0">h</text:span><text:span text:style-name="_37_2">e</text:span><text:span text:style-name="_31_"> </text:span><text:span text:style-name="_33_4">h</text:span><text:span text:style-name="_35_7">u</text:span><text:span text:style-name="_31_9">m</text:span><text:span text:style-name="_34_2">a</text:span><text:span text:style-name="_35_7">n</text:span><text:span text:style-name="_31_"> </text:span><text:span text:style-name="_33_3">c</text:span><text:span text:style-name="_37_0">o</text:span><text:span text:style-name="_31_0">m</text:span><text:span text:style-name="_33_5">p</text:span><text:span text:style-name="_36_2">u</text:span><text:span text:style-name="_31_4">t</text:span><text:span text:style-name="_34_8">e</text:span><text:span text:style-name="_36_3">r</text:span><text:span text:style-name="_31_"> </text:span><text:span text:style-name="_34_4">i</text:span><text:span text:style-name="_35_7">n</text:span><text:span text:style-name="_31_"> </text:span><text:span text:style-name="_34_0">s</text:span><text:span text:style-name="_35_7">o</text:span><text:span text:style-name="_32_2">m</text:span><text:span text:style-name="_33_2">e</text:span><text:span text:style-name="_35_1"> </text:span><text:span text:style-name="_31_3">c</text:span><text:span text:style-name="_33_7">o</text:span><text:span text:style-name="_37_3">m</text:span><text:span text:style-name="_32_0">p</text:span><text:span text:style-name="_34_4">l</text:span><text:span text:style-name="_35_7">e</text:span><text:span text:style-name="_31_0">x</text:span><text:span text:style-name="_32_6"> </text:span><text:span text:style-name="_35_9">o</text:span><text:span text:style-name="_31_4">p</text:span><text:span text:style-name="_34_0">e</text:span><text:span text:style-name="_36_0">r</text:span><text:span text:style-name="_31_5">a</text:span><text:span text:style-name="_33_9">t</text:span><text:span text:style-name="_36_5">i</text:span><text:span text:style-name="_31_0">o</text:span><text:span text:style-name="_33_7">n</text:span><text:span text:style-name="_35_1"> </text:span><text:span text:style-name="_32_5">o</text:span><text:span text:style-name="_34_0">n</text:span><text:span text:style-name="_36_0">e</text:span><text:span text:style-name="_31_"> </text:span><text:span text:style-name="_34_5">h</text:span><text:span text:style-name="_36_5">a</text:span><text:span text:style-name="_32_3">s</text:span><text:span text:style-name="_32_6"> </text:span><text:span text:style-name="_37_4">t</text:span><text:span text:style-name="_32_5">o</text:span><text:span text:style-name="_32_6"> </text:span><text:span text:style-name="_36_5">a</text:span><text:span text:style-name="_32_2">s</text:span><text:span text:style-name="_34_0">k</text:span><text:span text:style-name="_35_1"> </text:span><text:span text:style-name="_31_2">h</text:span><text:span text:style-name="_35_0">i</text:span><text:span text:style-name="_36_9">m</text:span><text:span text:style-name="_31_"> </text:span><text:span text:style-name="_33_9">h</text:span><text:span text:style-name="_36_5">o</text:span><text:span text:style-name="_32_4">w</text:span><text:span text:style-name="_32_6"> </text:span><text:span text:style-name="_37_0">i</text:span><text:span text:style-name="_37_">t</text:span><text:span text:style-name="_32_6"> </text:span><text:span text:style-name="_37_4">i</text:span><text:span text:style-name="_32_2">s</text:span><text:span text:style-name="_32_6"> </text:span><text:span text:style-name="_37_0">d</text:span><text:span text:style-name="_31_2">o</text:span><text:span text:style-name="_34_4">n</text:span><text:span text:style-name="_36_8">e</text:span><text:span text:style-name="_32_2">,</text:span><text:span text:style-name="_32_6"> </text:span><text:span text:style-name="_35_8">a</text:span><text:span text:style-name="_32_0">n</text:span><text:span text:style-name="_35_0">d</text:span><text:span text:style-name="_35_1"> </text:span><text:span text:style-name="_31_3">t</text:span><text:span text:style-name="_34_8">h</text:span><text:span text:style-name="_36_0">e</text:span><text:span text:style-name="_32_0">n</text:span><text:span text:style-name="_32_6"> </text:span><text:span text:style-name="_36_2">t</text:span><text:span text:style-name="_31_8">r</text:span><text:span text:style-name="_33_5">a</text:span><text:span text:style-name="_36_0">n</text:span><text:span text:style-name="_31_0">s</text:span><text:span text:style-name="_34_4">l</text:span><text:span text:style-name="_35_9">a</text:span><text:span text:style-name="_31_5">t</text:span><text:span text:style-name="_35_0">e</text:span><text:span text:style-name="_35_1"> </text:span><text:span text:style-name="_31_4">t</text:span><text:span text:style-name="_35_0">h</text:span><text:span text:style-name="_36_0">e</text:span><text:span text:style-name="_31_"> </text:span><text:span text:style-name="_34_5">a</text:span><text:span text:style-name="_35_8">n</text:span><text:span text:style-name="_39_">s</text:span><text:span text:style-name="_34_3">w</text:span><text:span text:style-name="_36_4">e</text:span><text:span text:style-name="_32_4">r</text:span><text:span text:style-name="_32_6"> </text:span><text:span text:style-name="_37_3">i</text:span><text:span text:style-name="_32_0">n</text:span><text:span text:style-name="_33_3">t</text:span><text:span text:style-name="_36_2">o</text:span><text:span text:style-name="_31_"> </text:span><text:span text:style-name="_34_3">t</text:span><text:span text:style-name="_36_0">h</text:span><text:span text:style-name="_31_3">e</text:span><text:span text:style-name="_32_6"> </text:span><text:span text:style-name="_37_3">f</text:span><text:span text:style-name="_31_0">o</text:span><text:span text:style-name="_33_9">r</text:span><text:span text:style-name="_36_9">m</text:span><text:span text:style-name="_31_"> </text:span><text:span text:style-name="_35_0">o</text:span><text:span text:style-name="_35_8">f</text:span><text:span text:style-name="_31_"> </text:span><text:span text:style-name="_33_4">a</text:span><text:span text:style-name="_35_9">n</text:span><text:span text:style-name="_31_"> </text:span><text:span text:style-name="_34_2">i</text:span><text:span text:style-name="_37_4">n</text:span><text:span text:style-name="_37_">s</text:span><text:span text:style-name="_33_9">t</text:span><text:span text:style-name="_36_5">r</text:span><text:span text:style-name="_39_">u</text:span><text:span text:style-name="_33_7">c</text:span><text:span text:style-name="_37_2">t</text:span><text:span text:style-name="_31_0">i</text:span><text:span text:style-name="_33_3">o</text:span><text:span text:style-name="_37_2">n</text:span><text:span text:style-name="_31_"> </text:span><text:span text:style-name="_33_2">t</text:span><text:span text:style-name="_36_2">a</text:span><text:span text:style-name="_32_2">b</text:span><text:span text:style-name="_34_4">l</text:span><text:span text:style-name="_36_0">e</text:span><text:span text:style-name="_32_2">.</text:span><text:span text:style-name="_32_6"> </text:span><text:span text:style-name="_37_5">C</text:span><text:span text:style-name="_32_4">o</text:span><text:span text:style-name="_33_3">n</text:span><text:span text:style-name="_35_9">s</text:span><text:span text:style-name="_31_8">t</text:span><text:span text:style-name="_34_3">r</text:span><text:span text:style-name="_37_0">u</text:span><text:span text:style-name="_38_">c</text:span><text:span text:style-name="_33_8">t</text:span><text:span text:style-name="_35_8">i</text:span><text:span text:style-name="_37_">n</text:span><text:span text:style-name="_34_7">g</text:span><text:span text:style-name="_35_1"> </text:span><text:span text:style-name="_31_2">i</text:span><text:span text:style-name="_34_7">n</text:span><text:span text:style-name="_36_2">s</text:span><text:span text:style-name="_39_">t</text:span><text:span text:style-name="_35_0">r</text:span><text:span text:style-name="_37_5">u</text:span><text:span text:style-name="_32_4">c</text:span><text:span text:style-name="_34_4">t</text:span><text:span text:style-name="_36_8">i</text:span><text:span text:style-name="_32_0">o</text:span><text:span text:style-name="_34_5">n</text:span><text:span text:style-name="_35_1"> </text:span><text:span text:style-name="_37_">t</text:span><text:span text:style-name="_33_9">a</text:span><text:span text:style-name="_36_9">b</text:span><text:span text:style-name="_32_0">l</text:span><text:span text:style-name="_33_4">e</text:span><text:span text:style-name="_37_4">s</text:span><text:span text:style-name="_31_"> </text:span><text:span text:style-name="_34_5">i</text:span><text:span text:style-name="_35_9">s</text:span><text:span text:style-name="_31_"> </text:span><text:span text:style-name="_33_2">u</text:span><text:span text:style-name="_36_5">s</text:span><text:span text:style-name="_37_">u</text:span><text:span text:style-name="_34_8">a</text:span><text:span text:style-name="_35_8">l</text:span><text:span text:style-name="_31_3">l</text:span><text:span text:style-name="_33_9">y</text:span><text:span text:style-name="_35_1"> </text:span><text:span text:style-name="_31_4">d</text:span><text:span text:style-name="_35_0">e</text:span><text:span text:style-name="_37_3">s</text:span><text:span text:style-name="_32_5">c</text:span><text:span text:style-name="_33_2">r</text:span><text:span text:style-name="_37_3">i</text:span><text:span text:style-name="_32_2">b</text:span><text:span text:style-name="_33_7">e</text:span><text:span text:style-name="_35_8">d</text:span><text:span text:style-name="_31_"> </text:span><text:span text:style-name="_34_0">a</text:span><text:span text:style-name="_36_4">s</text:span><text:span text:style-name="_31_"> </text:span><text:span text:style-name="_34_5">"</text:span><text:span text:style-name="_35_8">p</text:span><text:span text:style-name="_32_3">r</text:span><text:span text:style-name="_34_7">o</text:span><text:span text:style-name="_37_5">g</text:span><text:span text:style-name="_38_">r</text:span><text:span text:style-name="_34_9">a</text:span><text:span text:style-name="_37_0">m</text:span><text:span text:style-name="_31_5">m</text:span><text:span text:style-name="_34_9">i</text:span><text:span text:style-name="_35_7">n</text:span><text:span text:style-name="_37_">g</text:span><text:span text:style-name="_33_8">.</text:span><text:span text:style-name="_37_5">"</text:span><text:span text:style-name="_31_"> </text:span><text:span text:style-name="_34_0">T</text:span><text:span text:style-name="_35_9">o</text:span><text:span text:style-name="_31_"> </text:span><text:span text:style-name="_33_5">"</text:span><text:span text:style-name="_35_7">p</text:span><text:span text:style-name="_37_">r</text:span><text:span text:style-name="_34_3">o</text:span><text:span text:style-name="_36_4">g</text:span><text:span text:style-name="_32_5">r</text:span><text:span text:style-name="_34_4">a</text:span><text:span text:style-name="_35_8">m</text:span><text:span text:style-name="_37_">m</text:span><text:span text:style-name="_34_5">e</text:span><text:span text:style-name="_35_1"> </text:span><text:span text:style-name="_37_">a</text:span><text:span text:style-name="_32_6"> </text:span><text:span text:style-name="_36_5">m</text:span><text:span text:style-name="_31_3">a</text:span><text:span text:style-name="_35_0">c</text:span><text:span text:style-name="_36_9">h</text:span><text:span text:style-name="_31_2">i</text:span><text:span text:style-name="_35_0">n</text:span><text:span text:style-name="_35_9">e</text:span><text:span text:style-name="_31_"> </text:span><text:span text:style-name="_34_2">t</text:span><text:span text:style-name="_36_0">o</text:span><text:span text:style-name="_31_"> </text:span><text:span text:style-name="_34_5">c</text:span><text:span text:style-name="_35_8">a</text:span><text:span text:style-name="_37_">r</text:span><text:span text:style-name="_34_4">r</text:span><text:span text:style-name="_37_2">y</text:span><text:span text:style-name="_31_"> </text:span><text:span text:style-name="_33_9">o</text:span><text:span text:style-name="_36_2">u</text:span><text:span text:style-name="_32_4">t</text:span><text:span text:style-name="_32_6"> </text:span><text:span text:style-name="_37_0">t</text:span><text:span text:style-name="_31_5">h</text:span><text:span text:style-name="_34_8">e</text:span><text:span text:style-name="_35_1"> </text:span><text:span text:style-name="_31_8">o</text:span><text:span text:style-name="_33_8">p</text:span><text:span text:style-name="_36_2">e</text:span><text:span text:style-name="_32_2">r</text:span><text:span text:style-name="_33_3">a</text:span><text:span text:style-name="_37_4">t</text:span><text:span text:style-name="_31_9">i</text:span><text:span text:style-name="_33_7">o</text:span><text:span text:style-name="_37_3">n</text:span><text:span text:style-name="_31_"> </text:span><text:span text:style-name="_33_4">A</text:span><text:span text:style-name="_36_5">"</text:span><text:span text:style-name="_31_"> </text:span><text:span text:style-name="_34_8">m</text:span><text:span text:style-name="_36_7">e</text:span><text:span text:style-name="_32_0">a</text:span><text:span text:style-name="_34_3">n</text:span><text:span text:style-name="_36_8">s</text:span><text:span text:style-name="_31_"> </text:span><text:span text:style-name="_34_9">t</text:span><text:span text:style-name="_37_3">o</text:span><text:span text:style-name="_31_"> </text:span><text:span text:style-name="_34_0">p</text:span><text:span text:style-name="_36_0">u</text:span><text:span text:style-name="_31_2">t</text:span><text:span text:style-name="_32_6"> </text:span><text:span text:style-name="_35_8">t</text:span><text:span text:style-name="_31_8">h</text:span><text:span text:style-name="_33_9">e</text:span><text:span text:style-name="_35_1"> </text:span><text:span text:style-name="_31_2">a</text:span><text:span text:style-name="_33_8">p</text:span><text:span text:style-name="_35_8">p</text:span><text:span text:style-name="_31_7">r</text:span><text:span text:style-name="_33_3">o</text:span><text:span text:style-name="_35_8">p</text:span><text:span text:style-name="_31_5">r</text:span><text:span text:style-name="_33_9">i</text:span><text:span text:style-name="_36_7">a</text:span><text:span text:style-name="_31_2">t</text:span><text:span text:style-name="_34_8">e</text:span><text:span text:style-name="_35_1"> </text:span><text:span text:style-name="_37_">i</text:span><text:span text:style-name="_34_3">n</text:span><text:span text:style-name="_37_2">s</text:span><text:span text:style-name="_31_7">t</text:span><text:span text:style-name="_33_8">r</text:span><text:span text:style-name="_36_5">u</text:span><text:span text:style-name="_31_0">c</text:span><text:span text:style-name="_34_3">t</text:span><text:span text:style-name="_35_8">i</text:span><text:span text:style-name="_31_3">o</text:span><text:span text:style-name="_33_3">n</text:span><text:span text:style-name="_35_1"> </text:span><text:span text:style-name="_31_0">t</text:span><text:span text:style-name="_34_3">a</text:span><text:span text:style-name="_37_3">b</text:span><text:span text:style-name="_31_0">l</text:span><text:span text:style-name="_34_2">e</text:span><text:span text:style-name="_35_1"> </text:span><text:span text:style-name="_37_">i</text:span><text:span text:style-name="_34_3">n</text:span><text:span text:style-name="_36_9">t</text:span><text:span text:style-name="_32_5">o</text:span><text:span text:style-name="_32_6"> </text:span><text:span text:style-name="_37_0">t</text:span><text:span text:style-name="_31_4">h</text:span><text:span text:style-name="_34_0">e</text:span><text:span text:style-name="_35_1"> </text:span><text:span text:style-name="_39_">m</text:span><text:span text:style-name="_33_7">a</text:span><text:span text:style-name="_36_5">c</text:span><text:span text:style-name="_38_">h</text:span><text:span text:style-name="_33_7">i</text:span><text:span text:style-name="_36_3">n</text:span><text:span text:style-name="_31_4">e</text:span><text:span text:style-name="_32_6"> </text:span><text:span text:style-name="_37_3">s</text:span><text:span text:style-name="_31_4">o</text:span><text:span text:style-name="_32_6"> </text:span><text:span text:style-name="_37_2">t</text:span><text:span text:style-name="_31_9">h</text:span><text:span text:style-name="_33_7">a</text:span><text:span text:style-name="_37_2">t</text:span><text:span text:style-name="_31_"> </text:span><text:span text:style-name="_34_2">i</text:span><text:span text:style-name="_36_7">t</text:span><text:span text:style-name="_31_"> </text:span><text:span text:style-name="_34_5">w</text:span><text:span text:style-name="_36_3">i</text:span><text:span text:style-name="_32_0">l</text:span><text:span text:style-name="_33_3">l</text:span><text:span text:style-name="_35_1"> </text:span><text:span text:style-name="_38_">d</text:span><text:span text:style-name="_34_3">o</text:span><text:span text:style-name="_35_1"> </text:span><text:span text:style-name="_32_2">A</text:span><text:span text:style-name="_33_4">.</text:span></text:p>
      <text:p text:style-name="P1"><text:span text:style-name="_31_9">A</text:span><text:span text:style-name="_34_0">n</text:span><text:span text:style-name="_35_1"> </text:span><text:span text:style-name="_38_">i</text:span><text:span text:style-name="_34_4">n</text:span><text:span text:style-name="_37_2">t</text:span><text:span text:style-name="_37_">e</text:span><text:span text:style-name="_34_9">r</text:span><text:span text:style-name="_36_8">e</text:span><text:span text:style-name="_32_0">s</text:span><text:span text:style-name="_33_4">t</text:span><text:span text:style-name="_36_4">i</text:span><text:span text:style-name="_37_">n</text:span><text:span text:style-name="_33_4">g</text:span><text:span text:style-name="_35_1"> </text:span><text:span text:style-name="_39_">v</text:span><text:span text:style-name="_34_7">a</text:span><text:span text:style-name="_35_9">r</text:span><text:span text:style-name="_32_2">i</text:span><text:span text:style-name="_33_8">a</text:span><text:span text:style-name="_35_9">n</text:span><text:span text:style-name="_32_5">t</text:span><text:span text:style-name="_32_6"> </text:span><text:span text:style-name="_37_5">o</text:span><text:span text:style-name="_38_">n</text:span><text:span text:style-name="_32_6"> </text:span><text:span text:style-name="_36_2">t</text:span><text:span text:style-name="_37_">h</text:span><text:span text:style-name="_34_2">e</text:span><text:span text:style-name="_35_1"> </text:span><text:span text:style-name="_32_3">i</text:span><text:span text:style-name="_33_2">d</text:span><text:span text:style-name="_37_3">e</text:span><text:span text:style-name="_31_7">a</text:span><text:span text:style-name="_32_6"> </text:span><text:span text:style-name="_37_5">o</text:span><text:span text:style-name="_31_3">f</text:span><text:span text:style-name="_32_6"> </text:span><text:span text:style-name="_36_3">a</text:span><text:span text:style-name="_31_"> </text:span><text:span text:style-name="_33_2">d</text:span><text:span text:style-name="_36_5">i</text:span><text:span text:style-name="_32_2">g</text:span><text:span text:style-name="_34_3">i</text:span><text:span text:style-name="_35_8">t</text:span><text:span text:style-name="_37_">a</text:span><text:span text:style-name="_34_0">l</text:span><text:span text:style-name="_35_1"> </text:span><text:span text:style-name="_31_5">c</text:span><text:span text:style-name="_34_5">o</text:span><text:span text:style-name="_36_4">m</text:span><text:span text:style-name="_31_2">p</text:span><text:span text:style-name="_33_4">u</text:span><text:span text:style-name="_36_3">t</text:span><text:span text:style-name="_32_2">e</text:span><text:span text:style-name="_34_4">r</text:span><text:span text:style-name="_35_1"> </text:span><text:span text:style-name="_31_4">i</text:span><text:span text:style-name="_33_5">s</text:span><text:span text:style-name="_35_1"> </text:span><text:span text:style-name="_32_2">a</text:span><text:span text:style-name="_32_6"> </text:span><text:span text:style-name="_35_9">"</text:span><text:span text:style-name="_32_4">d</text:span><text:span text:style-name="_34_7">i</text:span><text:span text:style-name="_36_7">g</text:span><text:span text:style-name="_31_7">i</text:span><text:span text:style-name="_34_3">t</text:span><text:span text:style-name="_37_0">a</text:span><text:span text:style-name="_39_">l</text:span><text:span text:style-name="_32_6"> </text:span><text:span text:style-name="_37_4">c</text:span><text:span text:style-name="_32_0">o</text:span><text:span text:style-name="_34_3">m</text:span><text:span text:style-name="_36_8">p</text:span><text:span text:style-name="_32_3">u</text:span><text:span text:style-name="_35_0">t</text:span><text:span text:style-name="_36_9">e</text:span><text:span text:style-name="_31_5">r</text:span><text:span text:style-name="_32_6"> </text:span><text:span text:style-name="_35_7">w</text:span><text:span text:style-name="_31_8">i</text:span><text:span text:style-name="_34_5">t</text:span><text:span text:style-name="_36_3">h</text:span><text:span text:style-name="_31_"> </text:span><text:span text:style-name="_34_9">a</text:span><text:span text:style-name="_35_1"> </text:span><text:span text:style-name="_31_3">r</text:span><text:span text:style-name="_33_4">a</text:span><text:span text:style-name="_36_0">n</text:span><text:span text:style-name="_31_4">d</text:span><text:span text:style-name="_33_5">o</text:span><text:span text:style-name="_36_2">m</text:span><text:span text:style-name="_31_"> </text:span><text:span text:style-name="_34_5">e</text:span><text:span text:style-name="_36_9">l</text:span><text:span text:style-name="_32_3">e</text:span><text:span text:style-name="_34_8">m</text:span><text:span text:style-name="_36_0">e</text:span><text:span text:style-name="_32_3">n</text:span><text:span text:style-name="_34_9">t</text:span><text:span text:style-name="_37_3">.</text:span><text:span text:style-name="_31_9">"</text:span><text:span text:style-name="_32_6"> </text:span><text:span text:style-name="_36_4">T</text:span><text:span text:style-name="_31_7">h</text:span><text:span text:style-name="_34_8">e</text:span><text:span text:style-name="_36_7">s</text:span><text:span text:style-name="_31_5">e</text:span><text:span text:style-name="_32_6"> </text:span><text:span text:style-name="_35_8">h</text:span><text:span text:style-name="_32_2">a</text:span><text:span text:style-name="_33_8">v</text:span><text:span text:style-name="_37_0">e</text:span><text:span text:style-name="_31_"> </text:span><text:span text:style-name="_34_2">i</text:span><text:span text:style-name="_36_2">n</text:span><text:span text:style-name="_37_">s</text:span><text:span text:style-name="_34_8">t</text:span><text:span text:style-name="_35_8">r</text:span><text:span text:style-name="_31_4">u</text:span><text:span text:style-name="_34_5">c</text:span><text:span text:style-name="_37_0">t</text:span><text:span text:style-name="_31_2">i</text:span><text:span text:style-name="_33_8">o</text:span><text:span text:style-name="_36_0">n</text:span><text:span text:style-name="_32_4">s</text:span><text:span text:style-name="_32_6"> </text:span><text:span text:style-name="_36_9">i</text:span><text:span text:style-name="_32_2">n</text:span><text:span text:style-name="_34_9">v</text:span><text:span text:style-name="_37_2">o</text:span><text:span text:style-name="_31_5">l</text:span><text:span text:style-name="_34_0">v</text:span><text:span text:style-name="_36_2">i</text:span><text:span text:style-name="_31_5">n</text:span><text:span text:style-name="_34_2">g</text:span><text:span text:style-name="_35_1"> </text:span><text:span text:style-name="_31_4">t</text:span><text:span text:style-name="_34_5">h</text:span><text:span text:style-name="_36_2">e</text:span><text:span text:style-name="_31_"> </text:span><text:span text:style-name="_34_4">t</text:span><text:span text:style-name="_36_5">h</text:span><text:span text:style-name="_32_2">r</text:span><text:span text:style-name="_34_7">o</text:span><text:span text:style-name="_36_7">w</text:span><text:span text:style-name="_32_4">i</text:span><text:span text:style-name="_34_4">n</text:span><text:span text:style-name="_36_0">g</text:span><text:span text:style-name="_31_"> </text:span><text:span text:style-name="_34_0">o</text:span><text:span text:style-name="_36_2">f</text:span><text:span text:style-name="_31_"> </text:span><text:span text:style-name="_33_5">a</text:span><text:span text:style-name="_35_1"> </text:span><text:span text:style-name="_38_">d</text:span><text:span text:style-name="_33_2">i</text:span><text:span text:style-name="_36_8">e</text:span><text:span text:style-name="_31_"> </text:span><text:span text:style-name="_33_9">o</text:span><text:span text:style-name="_36_8">r</text:span><text:span text:style-name="_31_"> </text:span><text:span text:style-name="_33_3">s</text:span><text:span text:style-name="_35_7">o</text:span><text:span text:style-name="_31_9">m</text:span><text:span text:style-name="_33_7">e</text:span><text:span text:style-name="_35_1"> </text:span><text:span text:style-name="_38_">e</text:span><text:span text:style-name="_33_2">q</text:span><text:span text:style-name="_36_0">u</text:span><text:span text:style-name="_31_5">i</text:span><text:span text:style-name="_34_7">v</text:span><text:span text:style-name="_36_3">a</text:span><text:span text:style-name="_31_3">l</text:span><text:span text:style-name="_34_7">e</text:span><text:span text:style-name="_36_2">n</text:span><text:span text:style-name="_39_">t</text:span><text:span text:style-name="_32_6"> </text:span><text:span text:style-name="_36_8">e</text:span><text:span text:style-name="_38_">l</text:span><text:span text:style-name="_34_2">e</text:span><text:span text:style-name="_36_3">c</text:span><text:span text:style-name="_32_2">t</text:span><text:span text:style-name="_34_5">r</text:span><text:span text:style-name="_35_9">o</text:span><text:span text:style-name="_32_4">n</text:span><text:span text:style-name="_34_0">i</text:span><text:span text:style-name="_37_0">c</text:span><text:span text:style-name="_31_"> </text:span><text:span text:style-name="_33_5">p</text:span><text:span text:style-name="_35_8">r</text:span><text:span text:style-name="_31_8">o</text:span><text:span text:style-name="_34_3">c</text:span><text:span text:style-name="_37_0">e</text:span><text:span text:style-name="_32_0">s</text:span><text:span text:style-name="_34_7">s</text:span><text:span text:style-name="_36_3">;</text:span><text:span text:style-name="_31_"> </text:span><text:span text:style-name="_33_2">o</text:span><text:span text:style-name="_37_4">n</text:span><text:span text:style-name="_31_8">e</text:span><text:span text:style-name="_32_6"> </text:span><text:span text:style-name="_37_0">s</text:span><text:span text:style-name="_31_0">u</text:span><text:span text:style-name="_33_3">c</text:span><text:span text:style-name="_36_3">h</text:span><text:span text:style-name="_31_"> </text:span><text:span text:style-name="_34_7">i</text:span><text:span text:style-name="_36_0">n</text:span><text:span text:style-name="_32_2">s</text:span><text:span text:style-name="_34_9">t</text:span><text:span text:style-name="_36_8">r</text:span><text:span text:style-name="_32_4">u</text:span><text:span text:style-name="_35_0">c</text:span><text:span text:style-name="_36_0">t</text:span><text:span text:style-name="_32_2">i</text:span><text:span text:style-name="_34_9">o</text:span><text:span text:style-name="_37_2">n</text:span><text:span text:style-name="_31_"> </text:span><text:span text:style-name="_34_0">m</text:span><text:span text:style-name="_36_8">i</text:span><text:span text:style-name="_32_0">g</text:span><text:span text:style-name="_34_5">h</text:span><text:span text:style-name="_35_9">t</text:span><text:span text:style-name="_31_"> </text:span><text:span text:style-name="_34_3">f</text:span><text:span text:style-name="_36_8">o</text:span><text:span text:style-name="_31_8">r</text:span><text:span text:style-name="_32_6"> </text:span><text:span text:style-name="_37_5">i</text:span><text:span text:style-name="_38_">n</text:span><text:span text:style-name="_33_7">s</text:span><text:span text:style-name="_36_0">t</text:span><text:span text:style-name="_31_3">a</text:span><text:span text:style-name="_35_0">n</text:span><text:span text:style-name="_35_7">c</text:span><text:span text:style-name="_32_4">e</text:span><text:span text:style-name="_32_6"> </text:span><text:span text:style-name="_36_8">b</text:span><text:span text:style-name="_32_3">e</text:span><text:span text:style-name="_34_4">,</text:span><text:span text:style-name="_35_1"> </text:span><text:span text:style-name="_32_5">"</text:span><text:span text:style-name="_34_3">T</text:span><text:span text:style-name="_36_8">h</text:span><text:span text:style-name="_31_9">r</text:span><text:span text:style-name="_34_8">o</text:span><text:span text:style-name="_36_8">w</text:span><text:span text:style-name="_31_"> </text:span><text:span text:style-name="_33_4">t</text:span><text:span text:style-name="_37_3">h</text:span><text:span text:style-name="_39_">e</text:span><text:span text:style-name="_32_6"> </text:span><text:span text:style-name="_37_3">d</text:span><text:span text:style-name="_31_2">i</text:span><text:span text:style-name="_33_2">e</text:span><text:span text:style-name="_35_1"> </text:span><text:span text:style-name="_32_2">a</text:span><text:span text:style-name="_34_3">n</text:span><text:span text:style-name="_37_0">d</text:span><text:span text:style-name="_31_"> </text:span><text:span text:style-name="_33_5">p</text:span><text:span text:style-name="_37_4">u</text:span><text:span text:style-name="_31_5">t</text:span><text:span text:style-name="_32_6"> </text:span><text:span text:style-name="_36_3">t</text:span><text:span text:style-name="_31_3">h</text:span><text:span text:style-name="_33_4">e</text:span>-<text:span text:style-name="_31_8">r</text:span><text:span text:style-name="_34_8">e</text:span><text:span text:style-name="_36_9">s</text:span><text:span text:style-name="_37_">u</text:span><text:span text:style-name="_33_7">l</text:span><text:span text:style-name="_36_5">t</text:span><text:span text:style-name="_32_5">i</text:span><text:span text:style-name="_33_2">n</text:span><text:span text:style-name="_36_2">g</text:span><text:span text:style-name="_31_"> </text:span><text:span text:style-name="_35_0">n</text:span><text:span text:style-name="_37_5">u</text:span><text:span text:style-name="_32_0">m</text:span><text:span text:style-name="_33_7">b</text:span><text:span text:style-name="_36_0">e</text:span><text:span text:style-name="_31_8">r</text:span><text:span text:style-name="_32_6"> </text:span><text:span text:style-name="_35_8">i</text:span><text:span text:style-name="_31_0">n</text:span><text:span text:style-name="_34_8">t</text:span><text:span text:style-name="_35_9">o</text:span><text:span text:style-name="_31_"> </text:span><text:span text:style-name="_33_2">s</text:span><text:span text:style-name="_36_8">t</text:span><text:span text:style-name="_31_7">o</text:span><text:span text:style-name="_33_8">r</text:span><text:span text:style-name="_36_5">e</text:span><text:span text:style-name="_31_"> </text:span><text:span text:style-name="_34_3">1</text:span><text:span text:style-name="_36_2">0</text:span><text:span text:style-name="_31_0">0</text:span><text:span text:style-name="_34_9">0</text:span><text:span text:style-name="_37_2">.</text:span><text:span text:style-name="_38_">"</text:span><text:span text:style-name="_32_6"> </text:span><text:span text:style-name="_36_3">S</text:span><text:span text:style-name="_31_5">o</text:span><text:span text:style-name="_33_9">m</text:span><text:span text:style-name="_36_2">e</text:span><text:span text:style-name="_31_8">t</text:span><text:span text:style-name="_33_2">i</text:span><text:span text:style-name="_36_0">m</text:span><text:span text:style-name="_38_">e</text:span><text:span text:style-name="_33_8">s</text:span><text:span text:style-name="_35_1"> </text:span><text:span text:style-name="_39_">s</text:span><text:span text:style-name="_34_8">u</text:span><text:span text:style-name="_35_7">c</text:span><text:span text:style-name="_32_5">h</text:span><text:span text:style-name="_32_6"> </text:span><text:span text:style-name="_36_2">a</text:span><text:span text:style-name="_31_"> </text:span><text:span text:style-name="_33_2">m</text:span><text:span text:style-name="_37_0">a</text:span><text:span text:style-name="_38_">c</text:span><text:span text:style-name="_33_9">h</text:span><text:span text:style-name="_35_7">i</text:span><text:span text:style-name="_31_4">n</text:span><text:span text:style-name="_33_2">e</text:span><text:span text:style-name="_35_1"> </text:span><text:span text:style-name="_32_0">i</text:span><text:span text:style-name="_33_9">s</text:span><text:span text:style-name="_35_1"> </text:span><text:span text:style-name="_31_9">d</text:span><text:span text:style-name="_34_4">e</text:span><text:span text:style-name="_37_3">s</text:span><text:span text:style-name="_32_0">c</text:span><text:span text:style-name="_34_2">r</text:span><text:span text:style-name="_36_7">i</text:span><text:span text:style-name="_38_">b</text:span><text:span text:style-name="_34_7">e</text:span><text:span text:style-name="_36_8">d</text:span><text:span text:style-name="_31_"> </text:span><text:span text:style-name="_34_7">a</text:span><text:span text:style-name="_35_9">s</text:span><text:span text:style-name="_31_"> </text:span><text:span text:style-name="_33_3">h</text:span><text:span text:style-name="_36_8">a</text:span><text:span text:style-name="_31_7">v</text:span><text:span text:style-name="_34_3">i</text:span><text:span text:style-name="_35_9">n</text:span><text:span text:style-name="_31_9">g</text:span><text:span text:style-name="_32_6"> </text:span><text:span text:style-name="_35_8">f</text:span><text:span text:style-name="_31_4">r</text:span><text:span text:style-name="_34_4">e</text:span><text:span text:style-name="_37_2">e</text:span><text:span text:style-name="_31_"> </text:span><text:span text:style-name="_33_3">w</text:span><text:span text:style-name="_36_4">i</text:span><text:span text:style-name="_39_">l</text:span><text:span text:style-name="_33_4">l</text:span><text:span text:style-name="_35_1"> </text:span><text:span text:style-name="_31_0">(</text:span><text:span text:style-name="_34_5">t</text:span><text:span text:style-name="_37_3">h</text:span><text:span text:style-name="_31_0">o</text:span><text:span text:style-name="_33_4">u</text:span><text:span text:style-name="_35_9">g</text:span><text:span text:style-name="_31_7">h</text:span><text:span text:style-name="_32_6"> </text:span><text:span text:style-name="_36_2">I</text:span><text:span text:style-name="_31_"> </text:span><text:span text:style-name="_34_9">w</text:span><text:span text:style-name="_35_9">o</text:span><text:span text:style-name="_31_9">u</text:span><text:span text:style-name="_34_4">l</text:span><text:span text:style-name="_36_2">d</text:span><text:span text:style-name="_31_"> </text:span><text:span text:style-name="_33_2">n</text:span><text:span text:style-name="_37_0">o</text:span><text:span text:style-name="_32_3">t</text:span><text:span text:style-name="_32_6"> </text:span><text:span text:style-name="_36_2">u</text:span><text:span text:style-name="_37_">s</text:span><text:span text:style-name="_34_0">e</text:span><text:span text:style-name="_35_1"> </text:span><text:span text:style-name="_31_3">t</text:span><text:span text:style-name="_34_8">h</text:span><text:span text:style-name="_35_7">i</text:span><text:span text:style-name="_32_2">s</text:span><text:span text:style-name="_32_6"> </text:span><text:span text:style-name="_37_2">p</text:span><text:span text:style-name="_32_4">h</text:span><text:span text:style-name="_34_3">r</text:span><text:span text:style-name="_37_4">a</text:span><text:span text:style-name="_32_4">s</text:span><text:span text:style-name="_33_9">e</text:span><text:span text:style-name="_35_1"> </text:span><text:span text:style-name="_37_">m</text:span><text:span text:style-name="_34_5">y</text:span><text:span text:style-name="_37_4">s</text:span><text:span text:style-name="_31_3">e</text:span><text:span text:style-name="_34_9">l</text:span><text:span text:style-name="_37_4">f</text:span><text:span text:style-name="_31_3">)</text:span><text:span text:style-name="_33_2">,</text:span><text:span text:style-name="_35_1"> </text:span><text:span text:style-name="_39_">I</text:span><text:span text:style-name="_34_7">t</text:span><text:span text:style-name="_35_1"> </text:span><text:span text:style-name="_32_4">i</text:span><text:span text:style-name="_33_4">s</text:span><text:span text:style-name="_35_1"> </text:span><text:span text:style-name="_32_0">n</text:span><text:span text:style-name="_33_5">o</text:span><text:span text:style-name="_36_0">t</text:span><text:span text:style-name="_31_"> </text:span><text:span text:style-name="_34_7">n</text:span><text:span text:style-name="_36_7">o</text:span><text:span text:style-name="_39_">r</text:span><text:span text:style-name="_34_2">m</text:span><text:span text:style-name="_35_9">a</text:span><text:span text:style-name="_31_5">l</text:span><text:span text:style-name="_33_8">l</text:span><text:span text:style-name="_37_4">y</text:span><text:span text:style-name="_31_"> </text:span><text:span text:style-name="_35_0">p</text:span><text:span text:style-name="_37_4">o</text:span><text:span text:style-name="_31_2">s</text:span><text:span text:style-name="_34_3">s</text:span><text:span text:style-name="_36_8">i</text:span><text:span text:style-name="_32_2">b</text:span><text:span text:style-name="_33_7">l</text:span><text:span text:style-name="_35_9">e</text:span><text:span text:style-name="_31_"> </text:span><text:span text:style-name="_33_4">t</text:span><text:span text:style-name="_36_8">o</text:span><text:span text:style-name="_31_"> </text:span><text:span text:style-name="_33_7">d</text:span><text:span text:style-name="_36_8">e</text:span><text:span text:style-name="_31_5">t</text:span><text:span text:style-name="_34_2">e</text:span><text:span text:style-name="_35_7">r</text:span><text:span text:style-name="_31_7">m</text:span><text:span text:style-name="_33_4">i</text:span><text:span text:style-name="_36_4">n</text:span><text:span text:style-name="_32_3">e</text:span><text:span text:style-name="_32_6"> </text:span><text:span text:style-name="_36_4">f</text:span><text:span text:style-name="_37_">r</text:span><text:span text:style-name="_35_0">o</text:span><text:span text:style-name="_36_7">m</text:span><text:span text:style-name="_31_"> </text:span><text:span text:style-name="_34_8">o</text:span><text:span text:style-name="_36_4">b</text:span><text:span text:style-name="_31_7">s</text:span><text:span text:style-name="_33_7">e</text:span><text:span text:style-name="_37_4">r</text:span><text:span text:style-name="_39_">v</text:span><text:span text:style-name="_33_9">i</text:span><text:span text:style-name="_36_7">n</text:span><text:span text:style-name="_31_3">g</text:span><text:span text:style-name="_32_6"> </text:span><text:span text:style-name="_35_8">a</text:span><text:span text:style-name="_31_"> </text:span><text:span text:style-name="_34_7">m</text:span><text:span text:style-name="_36_0">a</text:span><text:span text:style-name="_31_4">c</text:span><text:span text:style-name="_33_2">h</text:span><text:span text:style-name="_36_0">i</text:span><text:span text:style-name="_32_3">n</text:span><text:span text:style-name="_34_3">e</text:span><text:span text:style-name="_35_1"> </text:span><text:span text:style-name="_39_">w</text:span><text:span text:style-name="_34_4">h</text:span><text:span text:style-name="_37_0">e</text:span><text:span text:style-name="_37_">t</text:span><text:span text:style-name="_34_0">h</text:span><text:span text:style-name="_37_2">e</text:span><text:span text:style-name="_39_">r</text:span><text:span text:style-name="_32_6"> </text:span><text:span text:style-name="_36_9">i</text:span><text:span text:style-name="_32_0">t</text:span><text:span text:style-name="_32_6"> </text:span><text:span text:style-name="_36_4">h</text:span><text:span text:style-name="_31_0">a</text:span><text:span text:style-name="_33_4">s</text:span><text:span text:style-name="_35_1"> </text:span><text:span text:style-name="_31_0">a</text:span><text:span text:style-name="_32_6"> </text:span><text:span text:style-name="_36_8">r</text:span><text:span text:style-name="_31_5">a</text:span><text:span text:style-name="_34_2">n</text:span><text:span text:style-name="_36_2">d</text:span><text:span text:style-name="_37_">o</text:span><text:span text:style-name="_33_8">m</text:span><text:span text:style-name="_35_1"> </text:span><text:span text:style-name="_32_2">e</text:span><text:span text:style-name="_34_7">l</text:span><text:span text:style-name="_36_5">e</text:span><text:span text:style-name="_31_3">m</text:span><text:span text:style-name="_33_2">e</text:span><text:span text:style-name="_37_3">n</text:span><text:span text:style-name="_32_2">t</text:span><text:span text:style-name="_33_3">,</text:span><text:span text:style-name="_35_1"> </text:span><text:span text:style-name="_31_4">f</text:span><text:span text:style-name="_33_7">o</text:span><text:span text:style-name="_35_7">r</text:span><text:span text:style-name="_31_"> </text:span><text:span text:style-name="_34_5">a</text:span><text:span text:style-name="_35_1"> </text:span><text:span text:style-name="_31_4">s</text:span><text:span text:style-name="_34_9">i</text:span><text:span text:style-name="_36_2">m</text:span><text:span text:style-name="_31_9">i</text:span><text:span text:style-name="_33_5">l</text:span><text:span text:style-name="_36_3">a</text:span><text:span text:style-name="_32_4">r</text:span><text:span text:style-name="_32_6"> </text:span><text:span text:style-name="_36_2">e</text:span><text:span text:style-name="_37_">f</text:span><text:span text:style-name="_33_5">f</text:span><text:span text:style-name="_37_5">e</text:span><text:span text:style-name="_32_2">c</text:span><text:span text:style-name="_33_7">t</text:span><text:span text:style-name="_35_1"> </text:span><text:span text:style-name="_31_3">c</text:span><text:span text:style-name="_33_8">a</text:span><text:span text:style-name="_36_0">n</text:span><text:span text:style-name="_31_"> </text:span><text:span text:style-name="_34_0">b</text:span><text:span text:style-name="_36_2">e</text:span><text:span text:style-name="_31_"> </text:span><text:span text:style-name="_35_0">p</text:span><text:span text:style-name="_35_9">r</text:span><text:span text:style-name="_31_2">o</text:span><text:span text:style-name="_34_4">d</text:span><text:span text:style-name="_36_5">u</text:span><text:span text:style-name="_32_4">c</text:span><text:span text:style-name="_34_5">e</text:span><text:span text:style-name="_36_2">d</text:span><text:span text:style-name="_31_"> </text:span><text:span text:style-name="_35_0">b</text:span><text:span text:style-name="_37_5">y</text:span><text:span text:style-name="_31_"> </text:span><text:span text:style-name="_33_9">s</text:span><text:span text:style-name="_37_0">u</text:span><text:span text:style-name="_31_8">c</text:span><text:span text:style-name="_34_2">h</text:span><text:span text:style-name="_35_1"> </text:span><text:span text:style-name="_37_">d</text:span><text:span text:style-name="_33_7">e</text:span><text:span text:style-name="_35_8">v</text:span><text:span text:style-name="_31_5">i</text:span><text:span text:style-name="_34_3">c</text:span><text:span text:style-name="_36_7">e</text:span><text:span text:style-name="_31_0">s</text:span><text:span text:style-name="_32_6"> </text:span><text:span text:style-name="_35_8">a</text:span><text:span text:style-name="_31_7">s</text:span><text:span text:style-name="_32_6"> </text:span><text:span text:style-name="_35_7">m</text:span><text:span text:style-name="_31_3">a</text:span><text:span text:style-name="_33_7">k</text:span><text:span text:style-name="_37_4">i</text:span><text:span text:style-name="_37_">n</text:span><text:span text:style-name="_33_2">g</text:span><text:span text:style-name="_35_1"> </text:span><text:span text:style-name="_31_8">t</text:span><text:span text:style-name="_34_5">h</text:span><text:span text:style-name="_37_3">e</text:span><text:span text:style-name="_31_"> </text:span><text:span text:style-name="_34_9">c</text:span><text:span text:style-name="_37_5">h</text:span><text:span text:style-name="_31_0">o</text:span><text:span text:style-name="_34_0">i</text:span><text:span text:style-name="_36_2">c</text:span><text:span text:style-name="_31_7">e</text:span><text:span text:style-name="_34_0">s</text:span><text:span text:style-name="_35_1"> </text:span><text:span text:style-name="_31_9">d</text:span><text:span text:style-name="_34_8">e</text:span><text:span text:style-name="_36_2">p</text:span><text:span text:style-name="_32_2">e</text:span><text:span text:style-name="_34_7">n</text:span><text:span text:style-name="_36_5">d</text:span><text:span text:style-name="_31_"> </text:span><text:span text:style-name="_34_9">o</text:span><text:span text:style-name="_37_5">n</text:span><text:span text:style-name="_31_"> </text:span><text:span text:style-name="_34_3">t</text:span><text:span text:style-name="_36_7">h</text:span><text:span text:style-name="_31_7">e</text:span><text:span text:style-name="_32_6"> </text:span><text:span text:style-name="_37_5">d</text:span><text:span text:style-name="_31_4">i</text:span><text:span text:style-name="_34_9">g</text:span><text:span text:style-name="_36_4">i</text:span><text:span text:style-name="_32_4">t</text:span><text:span text:style-name="_33_9">s</text:span><text:span text:style-name="_35_1"> </text:span><text:span text:style-name="_31_3">o</text:span><text:span text:style-name="_33_7">f</text:span><text:span text:style-name="_35_1"> </text:span><text:span text:style-name="_31_7">t</text:span><text:span text:style-name="_33_5">h</text:span><text:span text:style-name="_37_4">e</text:span><text:span text:style-name="_31_"> </text:span><text:span text:style-name="_34_2">d</text:span><text:span text:style-name="_37_4">e</text:span><text:span text:style-name="_31_7">c</text:span><text:span text:style-name="_34_8">i</text:span><text:span text:style-name="_35_8">m</text:span><text:span text:style-name="_31_8">a</text:span><text:span text:style-name="_34_9">l</text:span><text:span text:style-name="_35_1"> </text:span><text:span text:style-name="_31_7">f</text:span><text:span text:style-name="_34_9">o</text:span><text:span text:style-name="_36_7">r</text:span><text:span text:style-name="_31_"> </text:span><text:span text:style-name="_34_8">.</text:span></text:p>
      <text:p text:style-name="P1"><text:span text:style-name="_32_2">M</text:span><text:span text:style-name="_34_7">o</text:span><text:span text:style-name="_35_9">s</text:span><text:span text:style-name="_32_2">t</text:span><text:span text:style-name="_32_6"> </text:span><text:span text:style-name="_36_4">a</text:span><text:span text:style-name="_31_4">c</text:span><text:span text:style-name="_34_9">t</text:span><text:span text:style-name="_35_7">u</text:span><text:span text:style-name="_37_">a</text:span><text:span text:style-name="_34_7">l</text:span><text:span text:style-name="_35_1"> </text:span><text:span text:style-name="_31_7">d</text:span><text:span text:style-name="_33_8">i</text:span><text:span text:style-name="_36_5">g</text:span><text:span text:style-name="_32_3">i</text:span><text:span text:style-name="_34_9">t</text:span><text:span text:style-name="_36_3">a</text:span><text:span text:style-name="_32_4">l</text:span><text:span text:style-name="_32_6"> </text:span><text:span text:style-name="_36_4">c</text:span><text:span text:style-name="_31_3">o</text:span><text:span text:style-name="_33_4">m</text:span><text:span text:style-name="_35_9">p</text:span><text:span text:style-name="_31_8">u</text:span><text:span text:style-name="_34_7">t</text:span><text:span text:style-name="_37_5">e</text:span><text:span text:style-name="_31_7">r</text:span><text:span text:style-name="_34_8">s</text:span><text:span text:style-name="_35_1"> </text:span><text:span text:style-name="_32_4">h</text:span><text:span text:style-name="_33_8">a</text:span><text:span text:style-name="_37_5">v</text:span><text:span text:style-name="_32_2">e</text:span><text:span text:style-name="_32_6"> </text:span><text:span text:style-name="_36_5">o</text:span><text:span text:style-name="_32_3">n</text:span><text:span text:style-name="_33_4">l</text:span><text:span text:style-name="_36_7">y</text:span><text:span text:style-name="_31_"> </text:span><text:span text:style-name="_34_5">a</text:span><text:span text:style-name="_35_1"> </text:span><text:span text:style-name="_32_5">f</text:span><text:span text:style-name="_34_5">i</text:span><text:span text:style-name="_35_9">n</text:span><text:span text:style-name="_31_4">i</text:span><text:span text:style-name="_33_2">t</text:span><text:span text:style-name="_36_2">e</text:span><text:span text:style-name="_31_"> </text:span><text:span text:style-name="_33_9">s</text:span><text:span text:style-name="_37_0">t</text:span><text:span text:style-name="_31_0">o</text:span><text:span text:style-name="_33_5">r</text:span><text:span text:style-name="_36_4">e</text:span><text:span text:style-name="_38_">.</text:span><text:span text:style-name="_32_6"> </text:span><text:span text:style-name="_35_8">T</text:span><text:span text:style-name="_31_9">h</text:span><text:span text:style-name="_35_0">e</text:span><text:span text:style-name="_36_0">r</text:span><text:span text:style-name="_37_">e</text:span><text:span text:style-name="_32_6"> </text:span><text:span text:style-name="_36_3">i</text:span><text:span text:style-name="_31_3">s</text:span><text:span text:style-name="_32_6"> </text:span><text:span text:style-name="_37_3">n</text:span><text:span text:style-name="_31_2">o</text:span><text:span text:style-name="_32_6"> </text:span><text:span text:style-name="_37_5">t</text:span><text:span text:style-name="_31_8">h</text:span><text:span text:style-name="_33_4">e</text:span><text:span text:style-name="_36_9">o</text:span><text:span text:style-name="_38_">r</text:span><text:span text:style-name="_33_8">e</text:span><text:span text:style-name="_37_5">t</text:span><text:span text:style-name="_38_">i</text:span><text:span text:style-name="_33_8">c</text:span><text:span text:style-name="_36_9">a</text:span><text:span text:style-name="_31_0">l</text:span><text:span text:style-name="_32_6"> </text:span><text:span text:style-name="_36_7">d</text:span><text:span text:style-name="_31_5">i</text:span><text:span text:style-name="_34_8">f</text:span><text:span text:style-name="_37_2">f</text:span><text:span text:style-name="_31_7">i</text:span><text:span text:style-name="_33_7">c</text:span><text:span text:style-name="_36_0">u</text:span><text:span text:style-name="_39_">l</text:span><text:span text:style-name="_34_2">t</text:span><text:span text:style-name="_37_2">y</text:span><text:span text:style-name="_31_"> </text:span><text:span text:style-name="_33_7">i</text:span><text:span text:style-name="_36_2">n</text:span><text:span text:style-name="_31_"> </text:span><text:span text:style-name="_33_5">t</text:span><text:span text:style-name="_36_9">h</text:span><text:span text:style-name="_39_">e</text:span><text:span text:style-name="_32_6"> </text:span><text:span text:style-name="_37_0">i</text:span><text:span text:style-name="_32_5">d</text:span><text:span text:style-name="_34_0">e</text:span><text:span text:style-name="_36_8">a</text:span><text:span text:style-name="_31_"> </text:span><text:span text:style-name="_33_8">o</text:span><text:span text:style-name="_36_5">f</text:span><text:span text:style-name="_31_"> </text:span><text:span text:style-name="_34_7">a</text:span><text:span text:style-name="_35_1"> </text:span><text:span text:style-name="_31_2">c</text:span><text:span text:style-name="_33_5">o</text:span><text:span text:style-name="_37_5">m</text:span><text:span text:style-name="_39_">p</text:span><text:span text:style-name="_33_2">u</text:span><text:span text:style-name="_37_0">t</text:span><text:span text:style-name="_32_2">e</text:span><text:span text:style-name="_33_5">r</text:span><text:span text:style-name="_35_1"> </text:span><text:span text:style-name="_38_">w</text:span><text:span text:style-name="_34_7">i</text:span><text:span text:style-name="_37_4">t</text:span><text:span text:style-name="_31_0">h</text:span><text:span text:style-name="_32_6"> </text:span><text:span text:style-name="_36_4">a</text:span><text:span text:style-name="_31_4">n</text:span><text:span text:style-name="_32_6"> </text:span><text:span text:style-name="_36_2">u</text:span><text:span text:style-name="_31_8">n</text:span><text:span text:style-name="_33_8">l</text:span><text:span text:style-name="_37_2">i</text:span><text:span text:style-name="_31_3">m</text:span><text:span text:style-name="_34_2">i</text:span><text:span text:style-name="_36_0">t</text:span><text:span text:style-name="_31_2">e</text:span><text:span text:style-name="_33_7">d</text:span><text:span text:style-name="_35_1"> </text:span><text:span text:style-name="_31_3">s</text:span><text:span text:style-name="_34_9">t</text:span><text:span text:style-name="_37_4">o</text:span><text:span text:style-name="_32_3">r</text:span><text:span text:style-name="_33_8">e</text:span><text:span text:style-name="_37_4">.</text:span><text:span text:style-name="_31_"> </text:span><text:span text:style-name="_34_4">O</text:span><text:span text:style-name="_36_4">f</text:span><text:span text:style-name="_31_"> </text:span><text:span text:style-name="_33_9">c</text:span><text:span text:style-name="_37_2">o</text:span><text:span text:style-name="_32_2">u</text:span><text:span text:style-name="_34_9">r</text:span><text:span text:style-name="_36_8">s</text:span><text:span text:style-name="_31_3">e</text:span><text:span text:style-name="_32_6"> </text:span><text:span text:style-name="_35_8">o</text:span><text:span text:style-name="_37_">n</text:span><text:span text:style-name="_33_7">l</text:span><text:span text:style-name="_37_3">y</text:span><text:span text:style-name="_31_"> </text:span><text:span text:style-name="_35_0">a</text:span><text:span text:style-name="_35_1"> </text:span><text:span text:style-name="_31_9">f</text:span><text:span text:style-name="_34_3">i</text:span><text:span text:style-name="_36_7">n</text:span><text:span text:style-name="_31_5">i</text:span><text:span text:style-name="_34_4">t</text:span><text:span text:style-name="_37_0">e</text:span><text:span text:style-name="_31_"> </text:span><text:span text:style-name="_33_9">p</text:span><text:span text:style-name="_36_5">a</text:span><text:span text:style-name="_31_4">r</text:span><text:span text:style-name="_34_5">t</text:span><text:span text:style-name="_35_1"> </text:span><text:span text:style-name="_31_0">c</text:span><text:span text:style-name="_34_0">a</text:span><text:span text:style-name="_36_2">n</text:span><text:span text:style-name="_31_"> </text:span><text:span text:style-name="_33_5">h</text:span><text:span text:style-name="_36_5">a</text:span><text:span text:style-name="_32_2">v</text:span><text:span text:style-name="_34_3">e</text:span><text:span text:style-name="_35_1"> </text:span><text:span text:style-name="_32_3">b</text:span><text:span text:style-name="_34_2">e</text:span><text:span text:style-name="_35_9">e</text:span><text:span text:style-name="_32_0">n</text:span><text:span text:style-name="_32_6"> </text:span><text:span text:style-name="_37_3">u</text:span><text:span text:style-name="_31_2">s</text:span><text:span text:style-name="_33_3">e</text:span><text:span text:style-name="_37_2">d</text:span><text:span text:style-name="_31_"> </text:span><text:span text:style-name="_33_8">a</text:span><text:span text:style-name="_36_4">t</text:span><text:span text:style-name="_31_"> </text:span><text:span text:style-name="_35_0">a</text:span><text:span text:style-name="_36_7">n</text:span><text:span text:style-name="_37_">y</text:span><text:span text:style-name="_32_6"> </text:span><text:span text:style-name="_36_2">o</text:span><text:span text:style-name="_32_2">n</text:span><text:span text:style-name="_34_8">e</text:span><text:span text:style-name="_35_1"> </text:span><text:span text:style-name="_37_">t</text:span><text:span text:style-name="_34_3">i</text:span><text:span text:style-name="_36_0">m</text:span><text:span text:style-name="_32_3">e</text:span><text:span text:style-name="_34_9">.</text:span><text:span text:style-name="_35_1"> </text:span><text:span text:style-name="_31_9">L</text:span><text:span text:style-name="_33_2">i</text:span><text:span text:style-name="_37_2">k</text:span><text:span text:style-name="_32_4">e</text:span><text:span text:style-name="_33_7">w</text:span><text:span text:style-name="_37_2">i</text:span><text:span text:style-name="_31_5">s</text:span><text:span text:style-name="_33_4">e</text:span><text:span text:style-name="_35_1"> </text:span><text:span text:style-name="_31_3">o</text:span><text:span text:style-name="_33_8">n</text:span><text:span text:style-name="_36_8">l</text:span><text:span text:style-name="_32_4">y</text:span><text:span text:style-name="_32_6"> </text:span><text:span text:style-name="_36_2">a</text:span><text:span text:style-name="_31_"> </text:span><text:span text:style-name="_34_5">f</text:span><text:span text:style-name="_37_4">i</text:span><text:span text:style-name="_32_2">n</text:span><text:span text:style-name="_35_0">i</text:span><text:span text:style-name="_37_3">t</text:span><text:span text:style-name="_38_">e</text:span><text:span text:style-name="_32_6"> </text:span><text:span text:style-name="_35_8">a</text:span><text:span text:style-name="_31_9">m</text:span><text:span text:style-name="_35_0">o</text:span><text:span text:style-name="_36_9">u</text:span><text:span text:style-name="_31_3">n</text:span><text:span text:style-name="_34_3">t</text:span><text:span text:style-name="_35_1"> </text:span><text:span text:style-name="_37_">c</text:span><text:span text:style-name="_34_4">a</text:span><text:span text:style-name="_36_3">n</text:span><text:span text:style-name="_31_"> </text:span><text:span text:style-name="_33_2">h</text:span><text:span text:style-name="_37_3">a</text:span><text:span text:style-name="_32_5">v</text:span><text:span text:style-name="_34_9">e</text:span><text:span text:style-name="_35_1"> </text:span><text:span text:style-name="_32_4">b</text:span><text:span text:style-name="_34_3">e</text:span><text:span text:style-name="_35_8">e</text:span><text:span text:style-name="_31_8">n</text:span><text:span text:style-name="_32_6"> </text:span><text:span text:style-name="_37_5">c</text:span><text:span text:style-name="_32_2">o</text:span><text:span text:style-name="_34_9">n</text:span><text:span text:style-name="_36_4">s</text:span><text:span text:style-name="_37_">t</text:span><text:span text:style-name="_34_3">r</text:span><text:span text:style-name="_36_3">u</text:span><text:span text:style-name="_31_0">c</text:span><text:span text:style-name="_33_2">t</text:span><text:span text:style-name="_36_8">e</text:span><text:span text:style-name="_32_2">d</text:span><text:span text:style-name="_33_8">,</text:span><text:span text:style-name="_35_1"> </text:span><text:span text:style-name="_37_">b</text:span><text:span text:style-name="_34_3">u</text:span><text:span text:style-name="_36_5">t</text:span><text:span text:style-name="_31_"> </text:span><text:span text:style-name="_34_2">w</text:span><text:span text:style-name="_37_0">e</text:span><text:span text:style-name="_31_"> </text:span><text:span text:style-name="_33_8">c</text:span><text:span text:style-name="_36_7">a</text:span><text:span text:style-name="_31_7">n</text:span><text:span text:style-name="_32_6"> </text:span><text:span text:style-name="_37_0">i</text:span><text:span text:style-name="_32_0">m</text:span><text:span text:style-name="_34_8">a</text:span><text:span text:style-name="_37_0">g</text:span><text:span text:style-name="_31_9">i</text:span><text:span text:style-name="_33_2">n</text:span><text:span text:style-name="_35_8">e</text:span><text:span text:style-name="_31_"> </text:span><text:span text:style-name="_35_0">m</text:span><text:span text:style-name="_36_3">o</text:span><text:span text:style-name="_37_">r</text:span><text:span text:style-name="_34_9">e</text:span><text:span text:style-name="_35_1"> </text:span><text:span text:style-name="_37_">a</text:span><text:span text:style-name="_33_8">n</text:span><text:span text:style-name="_35_8">d</text:span><text:span text:style-name="_31_"> </text:span><text:span text:style-name="_34_8">m</text:span><text:span text:style-name="_36_2">o</text:span><text:span text:style-name="_31_2">r</text:span><text:span text:style-name="_34_0">e</text:span><text:span text:style-name="_35_1"> </text:span><text:span text:style-name="_38_">b</text:span><text:span text:style-name="_34_9">e</text:span><text:span text:style-name="_35_7">i</text:span><text:span text:style-name="_39_">n</text:span><text:span text:style-name="_34_7">g</text:span><text:span text:style-name="_35_1"> </text:span><text:span text:style-name="_32_0">a</text:span><text:span text:style-name="_33_3">d</text:span><text:span text:style-name="_36_8">d</text:span><text:span text:style-name="_31_9">e</text:span><text:span text:style-name="_34_9">d</text:span><text:span text:style-name="_35_1"> </text:span><text:span text:style-name="_31_3">a</text:span><text:span text:style-name="_34_3">s</text:span><text:span text:style-name="_35_1"> </text:span><text:span text:style-name="_32_4">r</text:span><text:span text:style-name="_34_8">e</text:span><text:span text:style-name="_36_2">q</text:span><text:span text:style-name="_32_3">u</text:span><text:span text:style-name="_33_3">i</text:span><text:span text:style-name="_37_3">r</text:span><text:span text:style-name="_32_0">e</text:span><text:span text:style-name="_34_4">d</text:span><text:span text:style-name="_36_7">.</text:span><text:span text:style-name="_31_"> </text:span><text:span text:style-name="_33_4">S</text:span><text:span text:style-name="_36_5">u</text:span><text:span text:style-name="_31_2">c</text:span><text:span text:style-name="_34_8">h</text:span><text:span text:style-name="_35_1"> </text:span><text:span text:style-name="_31_0">c</text:span><text:span text:style-name="_34_2">o</text:span><text:span text:style-name="_36_0">m</text:span><text:span text:style-name="_38_">p</text:span><text:span text:style-name="_35_0">u</text:span><text:span text:style-name="_36_5">t</text:span><text:span text:style-name="_31_2">e</text:span><text:span text:style-name="_33_4">r</text:span><text:span text:style-name="_37_2">s</text:span><text:span text:style-name="_31_"> </text:span><text:span text:style-name="_34_0">h</text:span><text:span text:style-name="_36_4">a</text:span><text:span text:style-name="_31_8">v</text:span><text:span text:style-name="_34_5">e</text:span><text:span text:style-name="_35_1"> </text:span><text:span text:style-name="_31_0">s</text:span><text:span text:style-name="_33_4">p</text:span><text:span text:style-name="_37_0">e</text:span><text:span text:style-name="_39_">c</text:span><text:span text:style-name="_33_3">i</text:span><text:span text:style-name="_37_4">a</text:span><text:span text:style-name="_32_2">l</text:span><text:span text:style-name="_32_6"> </text:span><text:span text:style-name="_36_0">t</text:span><text:span text:style-name="_31_4">h</text:span><text:span text:style-name="_34_9">e</text:span><text:span text:style-name="_35_8">o</text:span><text:span text:style-name="_32_0">r</text:span><text:span text:style-name="_33_2">e</text:span><text:span text:style-name="_36_0">t</text:span><text:span text:style-name="_39_">i</text:span><text:span text:style-name="_34_4">c</text:span><text:span text:style-name="_36_4">a</text:span><text:span text:style-name="_38_">l</text:span><text:span text:style-name="_32_6"> </text:span><text:span text:style-name="_37_2">i</text:span><text:span text:style-name="_32_3">n</text:span><text:span text:style-name="_33_2">t</text:span><text:span text:style-name="_36_7">e</text:span><text:span text:style-name="_31_2">r</text:span><text:span text:style-name="_34_9">e</text:span><text:span text:style-name="_36_4">s</text:span><text:span text:style-name="_31_3">t</text:span><text:span text:style-name="_32_6"> </text:span><text:span text:style-name="_36_5">a</text:span><text:span text:style-name="_31_4">n</text:span><text:span text:style-name="_34_8">d</text:span><text:span text:style-name="_35_1"> </text:span><text:span text:style-name="_31_8">w</text:span><text:span text:style-name="_33_5">i</text:span><text:span text:style-name="_37_5">l</text:span><text:span text:style-name="_38_">l</text:span><text:span text:style-name="_32_6"> </text:span><text:span text:style-name="_37_3">b</text:span><text:span text:style-name="_32_5">e</text:span><text:span text:style-name="_32_6"> </text:span><text:span text:style-name="_36_7">c</text:span><text:span text:style-name="_32_2">a</text:span><text:span text:style-name="_34_4">l</text:span><text:span text:style-name="_36_8">l</text:span><text:span text:style-name="_32_5">e</text:span><text:span text:style-name="_34_7">d</text:span><text:span text:style-name="_35_1"> </text:span><text:span text:style-name="_32_2">i</text:span><text:span text:style-name="_34_3">n</text:span><text:span text:style-name="_36_2">f</text:span><text:span text:style-name="_39_">i</text:span><text:span text:style-name="_34_7">n</text:span><text:span text:style-name="_36_7">i</text:span><text:span text:style-name="_31_5">t</text:span><text:span text:style-name="_34_5">i</text:span><text:span text:style-name="_36_7">v</text:span><text:span text:style-name="_38_">e</text:span><text:span text:style-name="_32_6"> </text:span><text:span text:style-name="_37_2">c</text:span><text:span text:style-name="_31_2">a</text:span><text:span text:style-name="_33_3">p</text:span><text:span text:style-name="_36_5">a</text:span><text:span text:style-name="_32_0">c</text:span><text:span text:style-name="_34_9">i</text:span><text:span text:style-name="_35_7">t</text:span><text:span text:style-name="_39_">y</text:span><text:span text:style-name="_32_6"> </text:span><text:span text:style-name="_35_8">c</text:span><text:span text:style-name="_31_5">o</text:span><text:span text:style-name="_34_9">m</text:span><text:span text:style-name="_36_0">p</text:span><text:span text:style-name="_32_3">u</text:span><text:span text:style-name="_34_4">t</text:span><text:span text:style-name="_37_2">e</text:span><text:span text:style-name="_32_0">r</text:span><text:span text:style-name="_34_2">s</text:span><text:span text:style-name="_36_8">.</text:span></text:p>
      <text:p text:style-name="P1"><text:span text:style-name="_33_4">T</text:span><text:span text:style-name="_35_9">h</text:span><text:span text:style-name="_32_4">e</text:span><text:span text:style-name="_32_6"> </text:span><text:span text:style-name="_37_3">i</text:span><text:span text:style-name="_32_0">d</text:span><text:span text:style-name="_33_4">e</text:span><text:span text:style-name="_37_5">a</text:span><text:span text:style-name="_31_"> </text:span><text:span text:style-name="_34_3">o</text:span><text:span text:style-name="_37_5">f</text:span><text:span text:style-name="_31_"> </text:span><text:span text:style-name="_33_5">a</text:span><text:span text:style-name="_35_1"> </text:span><text:span text:style-name="_38_">d</text:span><text:span text:style-name="_34_7">i</text:span><text:span text:style-name="_36_0">g</text:span><text:span text:style-name="_31_4">i</text:span><text:span text:style-name="_35_0">t</text:span><text:span text:style-name="_37_5">a</text:span><text:span text:style-name="_38_">l</text:span><text:span text:style-name="_32_6"> </text:span><text:span text:style-name="_35_8">c</text:span><text:span text:style-name="_38_">o</text:span><text:span text:style-name="_34_9">m</text:span><text:span text:style-name="_37_2">p</text:span><text:span text:style-name="_31_2">u</text:span><text:span text:style-name="_34_0">t</text:span><text:span text:style-name="_36_9">e</text:span><text:span text:style-name="_31_7">r</text:span><text:span text:style-name="_32_6"> </text:span><text:span text:style-name="_37_5">i</text:span><text:span text:style-name="_32_5">s</text:span><text:span text:style-name="_32_6"> </text:span><text:span text:style-name="_36_2">a</text:span><text:span text:style-name="_32_4">n</text:span><text:span text:style-name="_32_6"> </text:span><text:span text:style-name="_35_9">o</text:span><text:span text:style-name="_32_2">l</text:span><text:span text:style-name="_34_4">d</text:span><text:span text:style-name="_35_1"> </text:span><text:span text:style-name="_31_7">o</text:span><text:span text:style-name="_33_5">n</text:span><text:span text:style-name="_36_4">e</text:span><text:span text:style-name="_31_5">.</text:span><text:span text:style-name="_32_6"> </text:span><text:span text:style-name="_37_2">C</text:span><text:span text:style-name="_31_9">h</text:span><text:span text:style-name="_33_4">a</text:span><text:span text:style-name="_36_3">r</text:span><text:span text:style-name="_32_0">l</text:span><text:span text:style-name="_34_9">e</text:span><text:span text:style-name="_37_0">s</text:span><text:span text:style-name="_31_"> </text:span><text:span text:style-name="_33_8">B</text:span><text:span text:style-name="_36_7">a</text:span><text:span text:style-name="_31_8">b</text:span><text:span text:style-name="_33_5">b</text:span><text:span text:style-name="_36_3">a</text:span><text:span text:style-name="_37_">g</text:span><text:span text:style-name="_33_9">e</text:span><text:span text:style-name="_36_3">,</text:span><text:span text:style-name="_31_"> </text:span><text:span text:style-name="_34_0">L</text:span><text:span text:style-name="_36_4">u</text:span><text:span text:style-name="_32_2">c</text:span><text:span text:style-name="_33_7">a</text:span><text:span text:style-name="_36_8">s</text:span><text:span text:style-name="_31_3">i</text:span><text:span text:style-name="_33_8">a</text:span><text:span text:style-name="_36_2">n</text:span><text:span text:style-name="_31_"> </text:span><text:span text:style-name="_35_0">P</text:span><text:span text:style-name="_36_0">r</text:span><text:span text:style-name="_31_9">o</text:span><text:span text:style-name="_35_0">f</text:span><text:span text:style-name="_36_4">e</text:span><text:span text:style-name="_31_5">s</text:span><text:span text:style-name="_33_2">s</text:span><text:span text:style-name="_36_3">o</text:span><text:span text:style-name="_31_0">r</text:span><text:span text:style-name="_32_6"> </text:span><text:span text:style-name="_36_5">o</text:span><text:span text:style-name="_37_">f</text:span><text:span text:style-name="_32_6"> </text:span><text:span text:style-name="_37_4">M</text:span><text:span text:style-name="_32_4">a</text:span><text:span text:style-name="_34_8">t</text:span><text:span text:style-name="_37_5">h</text:span><text:span text:style-name="_31_3">e</text:span><text:span text:style-name="_33_3">m</text:span><text:span text:style-name="_36_0">a</text:span><text:span text:style-name="_32_2">t</text:span><text:span text:style-name="_33_9">i</text:span><text:span text:style-name="_37_3">c</text:span><text:span text:style-name="_31_2">s</text:span><text:span text:style-name="_32_6"> </text:span><text:span text:style-name="_36_3">a</text:span><text:span text:style-name="_31_8">t</text:span><text:span text:style-name="_32_6"> </text:span><text:span text:style-name="_36_8">C</text:span><text:span text:style-name="_31_2">a</text:span><text:span text:style-name="_34_5">m</text:span><text:span text:style-name="_35_7">b</text:span><text:span text:style-name="_39_">r</text:span><text:span text:style-name="_34_7">i</text:span><text:span text:style-name="_35_9">d</text:span><text:span text:style-name="_31_9">g</text:span><text:span text:style-name="_34_3">e</text:span><text:span text:style-name="_35_1"> </text:span><text:span text:style-name="_31_9">f</text:span><text:span text:style-name="_33_5">r</text:span><text:span text:style-name="_37_3">o</text:span><text:span text:style-name="_31_5">m</text:span><text:span text:style-name="_32_6"> </text:span><text:span text:style-name="_35_7">1</text:span><text:span text:style-name="_31_8">8</text:span><text:span text:style-name="_34_7">2</text:span><text:span text:style-name="_36_5">8</text:span><text:span text:style-name="_31_"> </text:span><text:span text:style-name="_35_0">t</text:span><text:span text:style-name="_36_3">o</text:span><text:span text:style-name="_31_"> </text:span><text:span text:style-name="_34_0">1</text:span><text:span text:style-name="_37_0">8</text:span><text:span text:style-name="_31_3">3</text:span><text:span text:style-name="_33_4">9</text:span><text:span text:style-name="_36_0">,</text:span><text:span text:style-name="_31_"> </text:span><text:span text:style-name="_34_2">p</text:span><text:span text:style-name="_36_5">l</text:span><text:span text:style-name="_31_0">a</text:span><text:span text:style-name="_33_3">n</text:span><text:span text:style-name="_37_3">n</text:span><text:span text:style-name="_32_0">e</text:span><text:span text:style-name="_33_5">d</text:span><text:span text:style-name="_35_1"> </text:span><text:span text:style-name="_31_5">s</text:span><text:span text:style-name="_33_4">u</text:span><text:span text:style-name="_35_8">c</text:span><text:span text:style-name="_39_">h</text:span><text:span text:style-name="_32_6"> </text:span><text:span text:style-name="_37_2">a</text:span><text:span text:style-name="_31_"> </text:span><text:span text:style-name="_34_2">m</text:span><text:span text:style-name="_36_5">a</text:span><text:span text:style-name="_37_">c</text:span><text:span text:style-name="_34_0">h</text:span><text:span text:style-name="_35_8">i</text:span><text:span text:style-name="_31_4">n</text:span><text:span text:style-name="_33_8">e</text:span><text:span text:style-name="_36_5">,</text:span><text:span text:style-name="_31_"> </text:span><text:span text:style-name="_33_4">c</text:span><text:span text:style-name="_36_8">a</text:span><text:span text:style-name="_31_5">l</text:span><text:span text:style-name="_33_4">l</text:span><text:span text:style-name="_36_2">e</text:span><text:span text:style-name="_39_">d</text:span><text:span text:style-name="_32_6"> </text:span><text:span text:style-name="_36_5">t</text:span><text:span text:style-name="_31_9">h</text:span><text:span text:style-name="_33_2">e</text:span><text:span text:style-name="_35_1"> </text:span><text:span text:style-name="_31_0">A</text:span><text:span text:style-name="_34_7">n</text:span><text:span text:style-name="_36_3">a</text:span><text:span text:style-name="_32_5">l</text:span><text:span text:style-name="_33_4">y</text:span><text:span text:style-name="_37_3">t</text:span><text:span text:style-name="_31_4">i</text:span><text:span text:style-name="_34_9">c</text:span><text:span text:style-name="_37_5">a</text:span><text:span text:style-name="_31_4">l</text:span><text:span text:style-name="_32_6"> </text:span><text:span text:style-name="_36_3">E</text:span><text:span text:style-name="_31_4">n</text:span><text:span text:style-name="_34_9">g</text:span><text:span text:style-name="_36_9">i</text:span><text:span text:style-name="_31_4">n</text:span><text:span text:style-name="_34_2">e</text:span><text:span text:style-name="_36_2">,</text:span><text:span text:style-name="_31_"> </text:span><text:span text:style-name="_33_5">b</text:span><text:span text:style-name="_35_8">u</text:span><text:span text:style-name="_31_7">t</text:span><text:span text:style-name="_32_6"> </text:span><text:span text:style-name="_35_9">i</text:span><text:span text:style-name="_31_8">t</text:span><text:span text:style-name="_32_6"> </text:span><text:span text:style-name="_35_9">w</text:span><text:span text:style-name="_31_2">a</text:span><text:span text:style-name="_34_8">s</text:span><text:span text:style-name="_35_1"> </text:span><text:span text:style-name="_32_4">n</text:span><text:span text:style-name="_34_2">e</text:span><text:span text:style-name="_37_5">v</text:span><text:span text:style-name="_38_">e</text:span><text:span text:style-name="_34_8">r</text:span><text:span text:style-name="_35_1"> </text:span><text:span text:style-name="_31_7">c</text:span><text:span text:style-name="_34_4">o</text:span><text:span text:style-name="_35_9">m</text:span><text:span text:style-name="_31_3">p</text:span><text:span text:style-name="_34_3">l</text:span><text:span text:style-name="_36_9">e</text:span><text:span text:style-name="_32_0">t</text:span><text:span text:style-name="_34_5">e</text:span><text:span text:style-name="_36_4">d</text:span><text:span text:style-name="_32_3">.</text:span><text:span text:style-name="_32_6"> </text:span><text:span text:style-name="_36_2">A</text:span><text:span text:style-name="_31_7">l</text:span><text:span text:style-name="_35_0">t</text:span><text:span text:style-name="_35_9">h</text:span><text:span text:style-name="_39_">o</text:span><text:span text:style-name="_34_2">u</text:span><text:span text:style-name="_37_3">g</text:span><text:span text:style-name="_32_0">h</text:span><text:span text:style-name="_32_6"> </text:span><text:span text:style-name="_36_9">B</text:span><text:span text:style-name="_38_">a</text:span><text:span text:style-name="_33_9">b</text:span><text:span text:style-name="_37_2">b</text:span><text:span text:style-name="_31_5">a</text:span><text:span text:style-name="_33_4">g</text:span><text:span text:style-name="_35_7">e</text:span><text:span text:style-name="_31_"> </text:span><text:span text:style-name="_35_0">h</text:span><text:span text:style-name="_36_9">a</text:span><text:span text:style-name="_31_9">d</text:span><text:span text:style-name="_32_6"> </text:span><text:span text:style-name="_35_8">a</text:span><text:span text:style-name="_32_4">l</text:span><text:span text:style-name="_33_7">l</text:span><text:span text:style-name="_35_1"> </text:span><text:span text:style-name="_31_4">t</text:span><text:span text:style-name="_33_8">h</text:span><text:span text:style-name="_36_7">e</text:span><text:span text:style-name="_31_"> </text:span><text:span text:style-name="_34_5">e</text:span><text:span text:style-name="_36_5">s</text:span><text:span text:style-name="_32_4">s</text:span><text:span text:style-name="_34_5">e</text:span><text:span text:style-name="_36_7">n</text:span><text:span text:style-name="_32_5">t</text:span><text:span text:style-name="_34_7">i</text:span><text:span text:style-name="_36_8">a</text:span><text:span text:style-name="_31_9">l</text:span><text:span text:style-name="_32_6"> </text:span><text:span text:style-name="_36_5">i</text:span><text:span text:style-name="_32_0">d</text:span><text:span text:style-name="_34_0">e</text:span><text:span text:style-name="_36_5">a</text:span><text:span text:style-name="_32_5">s</text:span><text:span text:style-name="_34_4">,</text:span><text:span text:style-name="_35_1"> </text:span><text:span text:style-name="_31_5">h</text:span><text:span text:style-name="_34_4">i</text:span><text:span text:style-name="_37_5">s</text:span><text:span text:style-name="_31_"> </text:span><text:span text:style-name="_33_4">m</text:span><text:span text:style-name="_36_4">a</text:span><text:span text:style-name="_37_">c</text:span><text:span text:style-name="_34_3">h</text:span><text:span text:style-name="_36_0">i</text:span><text:span text:style-name="_32_4">n</text:span><text:span text:style-name="_33_9">e</text:span><text:span text:style-name="_35_1"> </text:span><text:span text:style-name="_31_3">w</text:span><text:span text:style-name="_33_4">a</text:span><text:span text:style-name="_37_4">s</text:span><text:span text:style-name="_31_"> </text:span><text:span text:style-name="_34_2">n</text:span><text:span text:style-name="_37_0">o</text:span><text:span text:style-name="_32_0">t</text:span><text:span text:style-name="_32_6"> </text:span><text:span text:style-name="_36_7">a</text:span><text:span text:style-name="_31_0">t</text:span><text:span text:style-name="_32_6"> </text:span><text:span text:style-name="_37_0">t</text:span><text:span text:style-name="_31_5">h</text:span><text:span text:style-name="_33_8">a</text:span><text:span text:style-name="_37_0">t</text:span><text:span text:style-name="_31_"> </text:span><text:span text:style-name="_35_0">t</text:span><text:span text:style-name="_36_2">i</text:span><text:span text:style-name="_39_">m</text:span><text:span text:style-name="_33_4">e</text:span><text:span text:style-name="_35_1"> </text:span><text:span text:style-name="_32_4">s</text:span><text:span text:style-name="_33_5">u</text:span><text:span text:style-name="_37_2">c</text:span><text:span text:style-name="_37_">h</text:span><text:span text:style-name="_32_6"> </text:span><text:span text:style-name="_36_8">a</text:span><text:span text:style-name="_31_"> </text:span><text:span text:style-name="_34_2">v</text:span><text:span text:style-name="_35_8">e</text:span><text:span text:style-name="_32_4">r</text:span><text:span text:style-name="_33_2">y</text:span><text:span text:style-name="_35_1"> </text:span><text:span text:style-name="_31_3">a</text:span><text:span text:style-name="_33_7">t</text:span><text:span text:style-name="_36_5">t</text:span><text:span text:style-name="_31_0">r</text:span><text:span text:style-name="_33_9">a</text:span><text:span text:style-name="_36_7">c</text:span><text:span text:style-name="_32_3">t</text:span><text:span text:style-name="_33_7">i</text:span><text:span text:style-name="_35_7">v</text:span><text:span text:style-name="_32_5">e</text:span><text:span text:style-name="_32_6"> </text:span><text:span text:style-name="_36_8">p</text:span><text:span text:style-name="_31_0">r</text:span><text:span text:style-name="_33_7">o</text:span><text:span text:style-name="_37_5">s</text:span><text:span text:style-name="_31_7">p</text:span><text:span text:style-name="_34_3">e</text:span><text:span text:style-name="_37_3">c</text:span><text:span text:style-name="_37_">t</text:span><text:span text:style-name="_33_7">.</text:span><text:span text:style-name="_35_1"> </text:span><text:span text:style-name="_31_2">T</text:span><text:span text:style-name="_33_4">h</text:span><text:span text:style-name="_35_7">e</text:span><text:span text:style-name="_31_"> </text:span><text:span text:style-name="_33_7">s</text:span><text:span text:style-name="_37_3">p</text:span><text:span text:style-name="_38_">e</text:span><text:span text:style-name="_34_5">e</text:span><text:span text:style-name="_36_3">d</text:span><text:span text:style-name="_31_"> </text:span><text:span text:style-name="_33_2">w</text:span><text:span text:style-name="_35_7">h</text:span><text:span text:style-name="_31_0">i</text:span><text:span text:style-name="_34_5">c</text:span><text:span text:style-name="_36_3">h</text:span><text:span text:style-name="_31_"> </text:span><text:span text:style-name="_33_5">w</text:span><text:span text:style-name="_36_2">o</text:span><text:span text:style-name="_31_3">u</text:span><text:span text:style-name="_33_9">l</text:span><text:span text:style-name="_37_3">d</text:span><text:span text:style-name="_31_"> </text:span><text:span text:style-name="_34_9">h</text:span><text:span text:style-name="_36_4">a</text:span><text:span text:style-name="_32_3">v</text:span><text:span text:style-name="_33_8">e</text:span><text:span text:style-name="_35_1"> </text:span><text:span text:style-name="_39_">b</text:span><text:span text:style-name="_34_2">e</text:span><text:span text:style-name="_36_2">e</text:span><text:span text:style-name="_31_7">n</text:span><text:span text:style-name="_32_6"> </text:span><text:span text:style-name="_36_7">a</text:span><text:span text:style-name="_32_3">v</text:span><text:span text:style-name="_34_8">a</text:span><text:span text:style-name="_35_7">i</text:span><text:span text:style-name="_32_0">l</text:span><text:span text:style-name="_34_0">a</text:span><text:span text:style-name="_37_3">b</text:span><text:span text:style-name="_32_5">l</text:span><text:span text:style-name="_33_8">e</text:span><text:span text:style-name="_35_1"> </text:span><text:span text:style-name="_32_2">w</text:span><text:span text:style-name="_33_8">o</text:span><text:span text:style-name="_37_3">u</text:span><text:span text:style-name="_31_7">l</text:span><text:span text:style-name="_33_3">d</text:span><text:span text:style-name="_35_1"> </text:span><text:span text:style-name="_32_0">b</text:span><text:span text:style-name="_33_5">e</text:span><text:span text:style-name="_35_1"> </text:span><text:span text:style-name="_32_5">d</text:span><text:span text:style-name="_34_3">e</text:span><text:span text:style-name="_37_4">f</text:span><text:span text:style-name="_31_4">i</text:span><text:span text:style-name="_33_5">n</text:span><text:span text:style-name="_37_3">i</text:span><text:span text:style-name="_32_3">t</text:span><text:span text:style-name="_33_3">e</text:span><text:span text:style-name="_37_0">l</text:span><text:span text:style-name="_31_4">y</text:span><text:span text:style-name="_32_6"> </text:span><text:span text:style-name="_36_9">f</text:span><text:span text:style-name="_39_">a</text:span><text:span text:style-name="_34_4">s</text:span><text:span text:style-name="_37_4">t</text:span><text:span text:style-name="_31_5">e</text:span><text:span text:style-name="_34_4">r</text:span><text:span text:style-name="_35_1"> </text:span><text:span text:style-name="_31_2">t</text:span><text:span text:style-name="_34_5">h</text:span><text:span text:style-name="_36_3">a</text:span><text:span text:style-name="_31_7">n</text:span><text:span text:style-name="_32_6"> </text:span><text:span text:style-name="_37_5">a</text:span><text:span text:style-name="_31_"> </text:span><text:span text:style-name="_33_3">h</text:span><text:span text:style-name="_36_8">u</text:span><text:span text:style-name="_31_7">m</text:span><text:span text:style-name="_34_8">a</text:span><text:span text:style-name="_37_3">n</text:span><text:span text:style-name="_31_"> </text:span><text:span text:style-name="_33_2">c</text:span><text:span text:style-name="_36_7">o</text:span><text:span text:style-name="_32_3">m</text:span><text:span text:style-name="_35_0">p</text:span><text:span text:style-name="_36_5">u</text:span><text:span text:style-name="_32_3">t</text:span><text:span text:style-name="_34_0">e</text:span><text:span text:style-name="_37_4">r</text:span><text:span text:style-name="_31_"> </text:span><text:span text:style-name="_33_5">b</text:span><text:span text:style-name="_36_2">u</text:span><text:span text:style-name="_31_0">t</text:span><text:span text:style-name="_32_6"> </text:span><text:span text:style-name="_36_4">s</text:span><text:span text:style-name="_32_0">o</text:span><text:span text:style-name="_33_3">m</text:span><text:span text:style-name="_36_8">e</text:span><text:span text:style-name="_39_">t</text:span><text:span text:style-name="_34_9">h</text:span><text:span text:style-name="_35_7">i</text:span><text:span text:style-name="_31_9">n</text:span><text:span text:style-name="_34_7">g</text:span><text:span text:style-name="_35_1"> </text:span><text:span text:style-name="_31_8">l</text:span><text:span text:style-name="_33_8">i</text:span><text:span text:style-name="_36_3">k</text:span><text:span text:style-name="_32_2">e</text:span><text:span text:style-name="_32_6"> </text:span><text:span text:style-name="_36_3">I</text:span><text:span text:style-name="_31_"> </text:span><text:span text:style-name="_33_5">0</text:span><text:span text:style-name="_35_9">0</text:span><text:span text:style-name="_31_"> </text:span><text:span text:style-name="_33_7">t</text:span><text:span text:style-name="_36_5">i</text:span><text:span text:style-name="_31_7">m</text:span><text:span text:style-name="_34_7">e</text:span><text:span text:style-name="_36_7">s</text:span><text:span text:style-name="_31_"> </text:span><text:span text:style-name="_34_9">s</text:span><text:span text:style-name="_36_8">l</text:span><text:span text:style-name="_39_">o</text:span><text:span text:style-name="_33_9">w</text:span><text:span text:style-name="_37_0">e</text:span><text:span text:style-name="_31_5">r</text:span><text:span text:style-name="_32_6"> </text:span><text:span text:style-name="_37_0">t</text:span><text:span text:style-name="_32_5">h</text:span><text:span text:style-name="_35_0">a</text:span><text:span text:style-name="_37_4">n</text:span><text:span text:style-name="_31_"> </text:span><text:span text:style-name="_34_8">t</text:span><text:span text:style-name="_35_7">h</text:span><text:span text:style-name="_32_2">e</text:span><text:span text:style-name="_32_6"> </text:span><text:span text:style-name="_36_2">M</text:span><text:span text:style-name="_31_7">a</text:span><text:span text:style-name="_34_9">n</text:span><text:span text:style-name="_35_7">c</text:span><text:span text:style-name="_31_2">h</text:span><text:span text:style-name="_33_3">e</text:span><text:span text:style-name="_37_2">s</text:span><text:span text:style-name="_31_5">t</text:span><text:span text:style-name="_33_5">e</text:span><text:span text:style-name="_35_8">r</text:span><text:span text:style-name="_31_"> </text:span><text:span text:style-name="_34_8">m</text:span><text:span text:style-name="_37_3">a</text:span><text:span text:style-name="_32_4">c</text:span><text:span text:style-name="_33_4">h</text:span><text:span text:style-name="_37_0">i</text:span><text:span text:style-name="_37_">n</text:span><text:span text:style-name="_34_2">e</text:span><text:span text:style-name="_36_8">,</text:span><text:span text:style-name="_31_"> </text:span><text:span text:style-name="_34_2">i</text:span><text:span text:style-name="_36_9">t</text:span><text:span text:style-name="_32_3">s</text:span><text:span text:style-name="_34_8">e</text:span><text:span text:style-name="_37_3">l</text:span><text:span text:style-name="_31_4">f</text:span><text:span text:style-name="_32_6"> </text:span><text:span text:style-name="_37_0">o</text:span><text:span text:style-name="_31_9">n</text:span><text:span text:style-name="_33_3">e</text:span><text:span text:style-name="_35_1"> </text:span><text:span text:style-name="_32_4">o</text:span><text:span text:style-name="_34_2">f</text:span><text:span text:style-name="_35_1"> </text:span><text:span text:style-name="_31_2">t</text:span><text:span text:style-name="_34_7">h</text:span><text:span text:style-name="_36_7">e</text:span><text:span text:style-name="_31_"> </text:span><text:span text:style-name="_33_2">s</text:span><text:span text:style-name="_36_5">l</text:span><text:span text:style-name="_31_8">o</text:span><text:span text:style-name="_33_5">w</text:span><text:span text:style-name="_35_9">e</text:span><text:span text:style-name="_39_">r</text:span><text:span text:style-name="_32_6"> </text:span><text:span text:style-name="_36_4">o</text:span><text:span text:style-name="_31_5">f</text:span><text:span text:style-name="_32_6"> </text:span><text:span text:style-name="_36_5">t</text:span><text:span text:style-name="_31_7">h</text:span><text:span text:style-name="_34_8">e</text:span><text:span text:style-name="_35_1"> </text:span><text:span text:style-name="_32_2">m</text:span><text:span text:style-name="_33_2">o</text:span><text:span text:style-name="_35_9">d</text:span><text:span text:style-name="_31_4">e</text:span><text:span text:style-name="_34_2">r</text:span><text:span text:style-name="_36_0">n</text:span><text:span text:style-name="_31_"> </text:span><text:span text:style-name="_33_3">m</text:span><text:span text:style-name="_36_3">a</text:span><text:span text:style-name="_31_2">c</text:span><text:span text:style-name="_33_9">h</text:span><text:span text:style-name="_37_0">i</text:span><text:span text:style-name="_32_5">n</text:span><text:span text:style-name="_34_3">e</text:span><text:span text:style-name="_36_9">s</text:span><text:span text:style-name="_31_5">,</text:span><text:span text:style-name="_32_6"> </text:span><text:span text:style-name="_35_8">T</text:span><text:span text:style-name="_32_3">h</text:span><text:span text:style-name="_34_0">e</text:span><text:span text:style-name="_35_1"> </text:span><text:span text:style-name="_31_3">s</text:span><text:span text:style-name="_35_0">t</text:span><text:span text:style-name="_36_4">o</text:span><text:span text:style-name="_38_">r</text:span><text:span text:style-name="_34_5">a</text:span><text:span text:style-name="_37_0">g</text:span><text:span text:style-name="_31_5">e</text:span><text:span text:style-name="_32_6"> </text:span><text:span text:style-name="_37_4">w</text:span><text:span text:style-name="_32_4">a</text:span><text:span text:style-name="_34_2">s</text:span><text:span text:style-name="_35_1"> </text:span><text:span text:style-name="_31_9">t</text:span><text:span text:style-name="_33_4">o</text:span><text:span text:style-name="_35_1"> </text:span><text:span text:style-name="_37_">b</text:span><text:span text:style-name="_33_8">e</text:span><text:span text:style-name="_35_1"> </text:span><text:span text:style-name="_32_2">p</text:span><text:span text:style-name="_34_3">u</text:span><text:span text:style-name="_36_0">r</text:span><text:span text:style-name="_32_0">e</text:span><text:span text:style-name="_34_2">l</text:span><text:span text:style-name="_35_9">y</text:span><text:span text:style-name="_31_"> </text:span><text:span text:style-name="_34_3">m</text:span><text:span text:style-name="_35_9">e</text:span><text:span text:style-name="_31_7">c</text:span><text:span text:style-name="_34_9">h</text:span><text:span text:style-name="_37_3">a</text:span><text:span text:style-name="_31_3">n</text:span><text:span text:style-name="_34_0">i</text:span><text:span text:style-name="_37_3">c</text:span><text:span text:style-name="_31_9">a</text:span><text:span text:style-name="_34_5">l</text:span><text:span text:style-name="_37_5">,</text:span><text:span text:style-name="_31_"> </text:span><text:span text:style-name="_34_0">u</text:span><text:span text:style-name="_36_4">s</text:span><text:span text:style-name="_31_3">i</text:span><text:span text:style-name="_34_0">n</text:span><text:span text:style-name="_35_7">g</text:span><text:span text:style-name="_31_"> </text:span><text:span text:style-name="_33_5">w</text:span><text:span text:style-name="_37_0">h</text:span><text:span text:style-name="_32_5">e</text:span><text:span text:style-name="_33_8">e</text:span><text:span text:style-name="_36_8">l</text:span><text:span text:style-name="_38_">s</text:span><text:span text:style-name="_32_6"> </text:span><text:span text:style-name="_36_4">a</text:span><text:span text:style-name="_32_2">n</text:span><text:span text:style-name="_34_5">d</text:span><text:span text:style-name="_35_1"> </text:span><text:span text:style-name="_31_9">c</text:span><text:span text:style-name="_33_2">a</text:span><text:span text:style-name="_36_2">r</text:span><text:span text:style-name="_38_">d</text:span><text:span text:style-name="_34_4">s</text:span><text:span text:style-name="_35_9">.</text:span></text:p>
      <text:p text:style-name="P1"><text:span text:style-name="_34_2">T</text:span><text:span text:style-name="_37_5">h</text:span><text:span text:style-name="_31_7">e</text:span><text:span text:style-name="_32_6"> </text:span><text:span text:style-name="_36_3">f</text:span><text:span text:style-name="_32_2">a</text:span><text:span text:style-name="_34_3">c</text:span><text:span text:style-name="_37_2">t</text:span><text:span text:style-name="_31_"> </text:span><text:span text:style-name="_34_0">t</text:span><text:span text:style-name="_36_9">h</text:span><text:span text:style-name="_31_9">a</text:span><text:span text:style-name="_34_3">t</text:span><text:span text:style-name="_35_1"> </text:span><text:span text:style-name="_32_4">B</text:span><text:span text:style-name="_34_0">a</text:span><text:span text:style-name="_36_3">b</text:span><text:span text:style-name="_37_">b</text:span><text:span text:style-name="_34_4">a</text:span><text:span text:style-name="_36_8">g</text:span><text:span text:style-name="_31_7">e</text:span><text:span text:style-name="_33_3">'</text:span><text:span text:style-name="_36_5">s</text:span><text:span text:style-name="_31_"> </text:span><text:span text:style-name="_33_8">A</text:span><text:span text:style-name="_37_5">n</text:span><text:span text:style-name="_32_4">a</text:span><text:span text:style-name="_34_0">l</text:span><text:span text:style-name="_37_0">y</text:span><text:span text:style-name="_31_4">t</text:span><text:span text:style-name="_33_5">i</text:span><text:span text:style-name="_36_0">c</text:span><text:span text:style-name="_31_9">a</text:span><text:span text:style-name="_34_2">l</text:span><text:span text:style-name="_35_1"> </text:span><text:span text:style-name="_32_2">E</text:span><text:span text:style-name="_33_4">n</text:span><text:span text:style-name="_36_4">g</text:span><text:span text:style-name="_31_5">i</text:span><text:span text:style-name="_35_0">n</text:span><text:span text:style-name="_36_3">e</text:span><text:span text:style-name="_31_"> </text:span><text:span text:style-name="_34_8">w</text:span><text:span text:style-name="_36_8">a</text:span><text:span text:style-name="_31_4">s</text:span><text:span text:style-name="_32_6"> </text:span><text:span text:style-name="_36_2">t</text:span><text:span text:style-name="_31_3">o</text:span><text:span text:style-name="_32_6"> </text:span><text:span text:style-name="_36_0">b</text:span><text:span text:style-name="_32_4">e</text:span><text:span text:style-name="_32_6"> </text:span><text:span text:style-name="_37_5">e</text:span><text:span text:style-name="_32_5">n</text:span><text:span text:style-name="_33_8">t</text:span><text:span text:style-name="_37_5">i</text:span><text:span text:style-name="_37_">r</text:span><text:span text:style-name="_34_9">e</text:span><text:span text:style-name="_37_2">l</text:span><text:span text:style-name="_31_0">y</text:span><text:span text:style-name="_32_6"> </text:span><text:span text:style-name="_37_4">m</text:span><text:span text:style-name="_32_3">e</text:span><text:span text:style-name="_34_3">c</text:span><text:span text:style-name="_36_8">h</text:span><text:span text:style-name="_31_0">a</text:span><text:span text:style-name="_33_4">n</text:span><text:span text:style-name="_36_9">i</text:span><text:span text:style-name="_37_">c</text:span><text:span text:style-name="_33_9">a</text:span><text:span text:style-name="_36_0">l</text:span><text:span text:style-name="_31_"> </text:span><text:span text:style-name="_34_5">w</text:span><text:span text:style-name="_35_8">i</text:span><text:span text:style-name="_31_3">l</text:span><text:span text:style-name="_34_0">l</text:span><text:span text:style-name="_35_1"> </text:span><text:span text:style-name="_31_0">h</text:span><text:span text:style-name="_33_2">e</text:span><text:span text:style-name="_36_8">l</text:span><text:span text:style-name="_32_3">p</text:span><text:span text:style-name="_32_6"> </text:span><text:span text:style-name="_36_4">u</text:span><text:span text:style-name="_32_4">s</text:span><text:span text:style-name="_32_6"> </text:span><text:span text:style-name="_37_2">t</text:span><text:span text:style-name="_37_">o</text:span><text:span text:style-name="_32_6"> </text:span><text:span text:style-name="_36_5">r</text:span><text:span text:style-name="_32_3">i</text:span><text:span text:style-name="_33_7">d</text:span><text:span text:style-name="_35_1"> </text:span><text:span text:style-name="_31_9">o</text:span><text:span text:style-name="_33_9">u</text:span><text:span text:style-name="_36_5">r</text:span><text:span text:style-name="_32_4">s</text:span><text:span text:style-name="_34_5">e</text:span><text:span text:style-name="_37_2">l</text:span><text:span text:style-name="_31_2">v</text:span><text:span text:style-name="_34_7">e</text:span><text:span text:style-name="_36_4">s</text:span><text:span text:style-name="_31_"> </text:span><text:span text:style-name="_34_4">o</text:span><text:span text:style-name="_37_3">f</text:span><text:span text:style-name="_31_"> </text:span><text:span text:style-name="_34_3">a</text:span><text:span text:style-name="_35_1"> </text:span><text:span text:style-name="_38_">s</text:span><text:span text:style-name="_34_7">u</text:span><text:span text:style-name="_36_8">p</text:span><text:span text:style-name="_31_8">e</text:span><text:span text:style-name="_34_0">r</text:span><text:span text:style-name="_36_0">s</text:span><text:span text:style-name="_31_5">t</text:span><text:span text:style-name="_35_0">i</text:span><text:span text:style-name="_35_7">t</text:span><text:span text:style-name="_31_3">i</text:span><text:span text:style-name="_34_8">o</text:span><text:span text:style-name="_37_0">n</text:span><text:span text:style-name="_32_0">.</text:span><text:span text:style-name="_32_6"> </text:span><text:span text:style-name="_36_8">I</text:span><text:span text:style-name="_32_2">m</text:span><text:span text:style-name="_34_2">p</text:span><text:span text:style-name="_36_7">o</text:span><text:span text:style-name="_32_4">r</text:span><text:span text:style-name="_34_0">t</text:span><text:span text:style-name="_36_7">a</text:span><text:span text:style-name="_32_0">n</text:span><text:span text:style-name="_34_9">c</text:span><text:span text:style-name="_36_4">e</text:span><text:span text:style-name="_31_"> </text:span><text:span text:style-name="_33_2">i</text:span><text:span text:style-name="_35_9">s</text:span><text:span text:style-name="_31_"> </text:span><text:span text:style-name="_33_3">o</text:span><text:span text:style-name="_36_7">f</text:span><text:span text:style-name="_31_3">t</text:span><text:span text:style-name="_34_8">e</text:span><text:span text:style-name="_36_9">n</text:span><text:span text:style-name="_31_"> </text:span><text:span text:style-name="_33_9">a</text:span><text:span text:style-name="_36_7">t</text:span><text:span text:style-name="_31_7">t</text:span><text:span text:style-name="_33_5">a</text:span><text:span text:style-name="_36_7">c</text:span><text:span text:style-name="_31_0">h</text:span><text:span text:style-name="_35_0">e</text:span><text:span text:style-name="_36_0">d</text:span><text:span text:style-name="_31_"> </text:span><text:span text:style-name="_34_0">t</text:span><text:span text:style-name="_36_5">o</text:span><text:span text:style-name="_31_"> </text:span><text:span text:style-name="_33_7">t</text:span><text:span text:style-name="_36_0">h</text:span><text:span text:style-name="_38_">e</text:span><text:span text:style-name="_32_6"> </text:span><text:span text:style-name="_35_9">f</text:span><text:span text:style-name="_31_4">a</text:span><text:span text:style-name="_33_4">c</text:span><text:span text:style-name="_36_5">t</text:span><text:span text:style-name="_31_"> </text:span><text:span text:style-name="_34_0">t</text:span><text:span text:style-name="_36_8">h</text:span><text:span text:style-name="_31_9">a</text:span><text:span text:style-name="_34_2">t</text:span><text:span text:style-name="_35_1"> </text:span><text:span text:style-name="_31_8">m</text:span><text:span text:style-name="_34_8">o</text:span><text:span text:style-name="_35_7">d</text:span><text:span text:style-name="_38_">e</text:span><text:span text:style-name="_35_0">r</text:span><text:span text:style-name="_35_8">n</text:span><text:span text:style-name="_31_"> </text:span><text:span text:style-name="_34_0">d</text:span><text:span text:style-name="_36_0">i</text:span><text:span text:style-name="_31_2">g</text:span><text:span text:style-name="_35_0">i</text:span><text:span text:style-name="_37_2">t</text:span><text:span text:style-name="_31_4">a</text:span><text:span text:style-name="_34_9">l</text:span><text:span text:style-name="_35_1"> </text:span><text:span text:style-name="_31_4">c</text:span><text:span text:style-name="_33_5">o</text:span><text:span text:style-name="_36_4">m</text:span><text:span text:style-name="_32_3">p</text:span><text:span text:style-name="_33_9">u</text:span><text:span text:style-name="_36_0">t</text:span><text:span text:style-name="_32_0">e</text:span><text:span text:style-name="_33_2">r</text:span><text:span text:style-name="_36_2">s</text:span><text:span text:style-name="_31_"> </text:span><text:span text:style-name="_35_0">a</text:span><text:span text:style-name="_36_5">r</text:span><text:span text:style-name="_39_">e</text:span><text:span text:style-name="_32_6"> </text:span><text:span text:style-name="_36_2">e</text:span><text:span text:style-name="_37_">l</text:span><text:span text:style-name="_33_9">e</text:span><text:span text:style-name="_36_7">c</text:span><text:span text:style-name="_39_">t</text:span><text:span text:style-name="_34_4">r</text:span><text:span text:style-name="_36_3">i</text:span><text:span text:style-name="_39_">c</text:span><text:span text:style-name="_33_7">a</text:span><text:span text:style-name="_36_0">l</text:span><text:span text:style-name="_32_2">,</text:span><text:span text:style-name="_32_6"> </text:span><text:span text:style-name="_37_5">a</text:span><text:span text:style-name="_31_3">n</text:span><text:span text:style-name="_34_7">d</text:span><text:span text:style-name="_35_1"> </text:span><text:span text:style-name="_37_">t</text:span><text:span text:style-name="_34_7">h</text:span><text:span text:style-name="_36_7">a</text:span><text:span text:style-name="_31_3">t</text:span><text:span text:style-name="_32_6"> </text:span><text:span text:style-name="_36_9">t</text:span><text:span text:style-name="_31_3">h</text:span><text:span text:style-name="_35_0">e</text:span><text:span text:style-name="_35_1"> </text:span><text:span text:style-name="_32_3">n</text:span><text:span text:style-name="_33_8">e</text:span><text:span text:style-name="_36_9">r</text:span><text:span text:style-name="_32_4">v</text:span><text:span text:style-name="_33_3">o</text:span><text:span text:style-name="_36_5">u</text:span><text:span text:style-name="_38_">s</text:span><text:span text:style-name="_32_6"> </text:span><text:span text:style-name="_36_5">s</text:span><text:span text:style-name="_31_9">y</text:span><text:span text:style-name="_34_0">s</text:span><text:span text:style-name="_36_3">t</text:span><text:span text:style-name="_31_2">e</text:span><text:span text:style-name="_34_5">m</text:span><text:span text:style-name="_35_1"> </text:span><text:span text:style-name="_31_0">a</text:span><text:span text:style-name="_34_0">l</text:span><text:span text:style-name="_37_2">s</text:span><text:span text:style-name="_31_4">o</text:span><text:span text:style-name="_32_6"> </text:span><text:span text:style-name="_36_4">i</text:span><text:span text:style-name="_31_2">s</text:span><text:span text:style-name="_32_6"> </text:span><text:span text:style-name="_36_5">e</text:span><text:span text:style-name="_31_9">l</text:span><text:span text:style-name="_34_9">e</text:span><text:span text:style-name="_35_7">c</text:span><text:span text:style-name="_31_8">t</text:span><text:span text:style-name="_34_9">r</text:span><text:span text:style-name="_35_7">i</text:span><text:span text:style-name="_31_0">c</text:span><text:span text:style-name="_33_8">a</text:span><text:span text:style-name="_37_0">l</text:span><text:span text:style-name="_32_0">.</text:span><text:span text:style-name="_32_6"> </text:span><text:span text:style-name="_36_5">S</text:span><text:span text:style-name="_31_0">i</text:span><text:span text:style-name="_34_4">n</text:span><text:span text:style-name="_36_5">c</text:span><text:span text:style-name="_31_0">e</text:span><text:span text:style-name="_32_6"> </text:span><text:span text:style-name="_37_5">B</text:span><text:span text:style-name="_31_3">a</text:span><text:span text:style-name="_34_5">b</text:span><text:span text:style-name="_36_2">b</text:span><text:span text:style-name="_32_5">a</text:span><text:span text:style-name="_34_2">g</text:span><text:span text:style-name="_37_2">e</text:span><text:span text:style-name="_32_4">'</text:span><text:span text:style-name="_33_5">s</text:span><text:span text:style-name="_35_1"> </text:span><text:span text:style-name="_31_5">m</text:span><text:span text:style-name="_34_5">a</text:span><text:span text:style-name="_36_4">c</text:span><text:span text:style-name="_39_">h</text:span><text:span text:style-name="_34_8">i</text:span><text:span text:style-name="_37_5">n</text:span><text:span text:style-name="_32_5">e</text:span><text:span text:style-name="_32_6"> </text:span><text:span text:style-name="_36_3">w</text:span><text:span text:style-name="_32_3">a</text:span><text:span text:style-name="_34_4">s</text:span><text:span text:style-name="_35_1"> </text:span><text:span text:style-name="_31_7">n</text:span><text:span text:style-name="_34_3">o</text:span><text:span text:style-name="_36_2">t</text:span><text:span text:style-name="_31_"> </text:span><text:span text:style-name="_34_8">e</text:span><text:span text:style-name="_36_3">l</text:span><text:span text:style-name="_31_3">e</text:span><text:span text:style-name="_34_4">c</text:span><text:span text:style-name="_36_4">t</text:span><text:span text:style-name="_31_3">r</text:span><text:span text:style-name="_33_5">i</text:span><text:span text:style-name="_36_5">c</text:span><text:span text:style-name="_32_0">a</text:span><text:span text:style-name="_34_8">l</text:span><text:span text:style-name="_37_0">,</text:span><text:span text:style-name="_31_"> </text:span><text:span text:style-name="_33_3">a</text:span><text:span text:style-name="_35_7">n</text:span><text:span text:style-name="_32_3">d</text:span><text:span text:style-name="_32_6"> </text:span><text:span text:style-name="_36_4">s</text:span><text:span text:style-name="_32_5">i</text:span><text:span text:style-name="_34_0">n</text:span><text:span text:style-name="_37_5">c</text:span><text:span text:style-name="_32_0">e</text:span><text:span text:style-name="_32_6"> </text:span><text:span text:style-name="_37_5">a</text:span><text:span text:style-name="_31_3">l</text:span><text:span text:style-name="_34_9">l</text:span><text:span text:style-name="_35_1"> </text:span><text:span text:style-name="_31_8">d</text:span><text:span text:style-name="_33_3">i</text:span><text:span text:style-name="_36_9">g</text:span><text:span text:style-name="_32_5">i</text:span><text:span text:style-name="_34_5">t</text:span><text:span text:style-name="_37_5">a</text:span><text:span text:style-name="_32_4">l</text:span><text:span text:style-name="_32_6"> </text:span><text:span text:style-name="_35_9">c</text:span><text:span text:style-name="_37_">o</text:span><text:span text:style-name="_34_3">m</text:span><text:span text:style-name="_36_5">p</text:span><text:span text:style-name="_32_4">u</text:span><text:span text:style-name="_33_9">t</text:span><text:span text:style-name="_35_8">e</text:span><text:span text:style-name="_31_8">r</text:span><text:span text:style-name="_33_4">s</text:span><text:span text:style-name="_35_1"> </text:span><text:span text:style-name="_32_5">a</text:span><text:span text:style-name="_34_9">r</text:span><text:span text:style-name="_35_8">e</text:span><text:span text:style-name="_31_"> </text:span><text:span text:style-name="_34_8">i</text:span><text:span text:style-name="_36_3">n</text:span><text:span text:style-name="_31_"> </text:span><text:span text:style-name="_33_3">a</text:span><text:span text:style-name="_35_1"> </text:span><text:span text:style-name="_31_4">s</text:span><text:span text:style-name="_33_5">e</text:span><text:span text:style-name="_37_2">n</text:span><text:span text:style-name="_31_0">s</text:span><text:span text:style-name="_33_2">e</text:span><text:span text:style-name="_35_1"> </text:span><text:span text:style-name="_31_7">e</text:span><text:span text:style-name="_33_3">q</text:span><text:span text:style-name="_36_5">u</text:span><text:span text:style-name="_32_4">i</text:span><text:span text:style-name="_34_0">v</text:span><text:span text:style-name="_37_2">a</text:span><text:span text:style-name="_38_">l</text:span><text:span text:style-name="_34_5">e</text:span><text:span text:style-name="_36_3">n</text:span><text:span text:style-name="_39_">t</text:span><text:span text:style-name="_34_3">,</text:span><text:span text:style-name="_35_1"> </text:span><text:span text:style-name="_32_4">w</text:span><text:span text:style-name="_33_3">e</text:span><text:span text:style-name="_35_1"> </text:span><text:span text:style-name="_32_2">s</text:span><text:span text:style-name="_33_5">e</text:span><text:span text:style-name="_35_9">e</text:span><text:span text:style-name="_31_"> </text:span><text:span text:style-name="_33_4">t</text:span><text:span text:style-name="_35_8">h</text:span><text:span text:style-name="_31_3">a</text:span><text:span text:style-name="_35_0">t</text:span><text:span text:style-name="_35_1"> </text:span><text:span text:style-name="_32_5">t</text:span><text:span text:style-name="_33_2">h</text:span><text:span text:style-name="_37_3">i</text:span><text:span text:style-name="_32_0">s</text:span><text:span text:style-name="_32_6"> </text:span><text:span text:style-name="_36_7">u</text:span><text:span text:style-name="_31_9">s</text:span><text:span text:style-name="_33_8">e</text:span><text:span text:style-name="_35_1"> </text:span><text:span text:style-name="_37_">o</text:span><text:span text:style-name="_34_4">f</text:span><text:span text:style-name="_35_1"> </text:span><text:span text:style-name="_32_2">e</text:span><text:span text:style-name="_33_5">l</text:span><text:span text:style-name="_35_7">e</text:span><text:span text:style-name="_32_4">c</text:span><text:span text:style-name="_34_9">t</text:span><text:span text:style-name="_37_5">r</text:span><text:span text:style-name="_31_2">i</text:span><text:span text:style-name="_34_0">c</text:span><text:span text:style-name="_36_7">i</text:span><text:span text:style-name="_31_5">t</text:span><text:span text:style-name="_34_0">y</text:span><text:span text:style-name="_35_1"> </text:span><text:span text:style-name="_38_">c</text:span><text:span text:style-name="_33_9">a</text:span><text:span text:style-name="_36_9">n</text:span><text:span text:style-name="_31_4">n</text:span><text:span text:style-name="_34_2">o</text:span><text:span text:style-name="_36_9">t</text:span><text:span text:style-name="_31_"> </text:span><text:span text:style-name="_34_4">b</text:span><text:span text:style-name="_35_8">e</text:span><text:span text:style-name="_31_"> </text:span><text:span text:style-name="_34_2">o</text:span><text:span text:style-name="_37_2">f</text:span><text:span text:style-name="_31_"> </text:span><text:span text:style-name="_34_2">t</text:span><text:span text:style-name="_37_5">h</text:span><text:span text:style-name="_31_2">e</text:span><text:span text:style-name="_34_4">o</text:span><text:span text:style-name="_36_5">r</text:span><text:span text:style-name="_31_8">e</text:span><text:span text:style-name="_34_0">t</text:span><text:span text:style-name="_37_4">i</text:span><text:span text:style-name="_31_0">c</text:span><text:span text:style-name="_34_3">a</text:span><text:span text:style-name="_37_3">l</text:span><text:span text:style-name="_31_"> </text:span><text:span text:style-name="_34_4">i</text:span><text:span text:style-name="_36_5">m</text:span><text:span text:style-name="_32_0">p</text:span><text:span text:style-name="_33_9">o</text:span><text:span text:style-name="_36_3">r</text:span><text:span text:style-name="_31_9">t</text:span><text:span text:style-name="_33_5">a</text:span><text:span text:style-name="_37_3">n</text:span><text:span text:style-name="_32_5">c</text:span><text:span text:style-name="_33_4">e</text:span><text:span text:style-name="_36_5">.</text:span><text:span text:style-name="_31_"> </text:span><text:span text:style-name="_33_7">O</text:span><text:span text:style-name="_35_8">f</text:span><text:span text:style-name="_31_"> </text:span><text:span text:style-name="_33_8">c</text:span><text:span text:style-name="_36_2">o</text:span><text:span text:style-name="_37_">u</text:span><text:span text:style-name="_33_2">r</text:span><text:span text:style-name="_35_8">s</text:span><text:span text:style-name="_31_4">e</text:span><text:span text:style-name="_32_6"> </text:span><text:span text:style-name="_37_0">e</text:span><text:span text:style-name="_32_2">l</text:span><text:span text:style-name="_33_3">e</text:span><text:span text:style-name="_37_0">c</text:span><text:span text:style-name="_38_">t</text:span><text:span text:style-name="_34_3">r</text:span><text:span text:style-name="_36_7">i</text:span><text:span text:style-name="_32_5">c</text:span><text:span text:style-name="_34_7">i</text:span><text:span text:style-name="_36_3">t</text:span><text:span text:style-name="_31_7">y</text:span><text:span text:style-name="_32_6"> </text:span><text:span text:style-name="_35_9">u</text:span><text:span text:style-name="_32_0">s</text:span><text:span text:style-name="_33_5">u</text:span><text:span text:style-name="_36_7">a</text:span><text:span text:style-name="_32_4">l</text:span><text:span text:style-name="_33_5">l</text:span><text:span text:style-name="_36_9">y</text:span><text:span text:style-name="_31_"> </text:span><text:span text:style-name="_34_8">c</text:span><text:span text:style-name="_36_5">o</text:span><text:span text:style-name="_31_9">m</text:span><text:span text:style-name="_34_4">e</text:span><text:span text:style-name="_36_5">s</text:span><text:span text:style-name="_31_"> </text:span><text:span text:style-name="_34_4">i</text:span><text:span text:style-name="_36_5">n</text:span><text:span text:style-name="_31_"> </text:span><text:span text:style-name="_34_3">w</text:span><text:span text:style-name="_37_5">h</text:span><text:span text:style-name="_32_4">e</text:span><text:span text:style-name="_34_9">r</text:span><text:span text:style-name="_36_2">e</text:span><text:span text:style-name="_31_"> </text:span><text:span text:style-name="_34_5">f</text:span><text:span text:style-name="_36_9">a</text:span><text:span text:style-name="_32_5">s</text:span><text:span text:style-name="_33_9">t</text:span><text:span text:style-name="_35_1"> </text:span><text:span text:style-name="_32_3">s</text:span><text:span text:style-name="_33_3">i</text:span><text:span text:style-name="_37_2">g</text:span><text:span text:style-name="_31_2">n</text:span><text:span text:style-name="_33_3">a</text:span><text:span text:style-name="_36_9">l</text:span><text:span text:style-name="_32_2">l</text:span><text:span text:style-name="_34_3">i</text:span><text:span text:style-name="_36_9">n</text:span><text:span text:style-name="_39_">g</text:span><text:span text:style-name="_32_6"> </text:span><text:span text:style-name="_37_0">i</text:span><text:span text:style-name="_37_">s</text:span><text:span text:style-name="_32_6"> </text:span><text:span text:style-name="_36_9">c</text:span><text:span text:style-name="_31_9">o</text:span><text:span text:style-name="_34_0">n</text:span><text:span text:style-name="_37_2">c</text:span><text:span text:style-name="_32_2">e</text:span><text:span text:style-name="_34_0">r</text:span><text:span text:style-name="_35_9">n</text:span><text:span text:style-name="_39_">e</text:span><text:span text:style-name="_34_9">d</text:span><text:span text:style-name="_37_3">,</text:span><text:span text:style-name="_31_"> </text:span><text:span text:style-name="_33_2">s</text:span><text:span text:style-name="_37_5">o</text:span><text:span text:style-name="_31_"> </text:span><text:span text:style-name="_33_7">t</text:span><text:span text:style-name="_36_9">h</text:span><text:span text:style-name="_37_">a</text:span><text:span text:style-name="_34_9">t</text:span><text:span text:style-name="_35_1"> </text:span><text:span text:style-name="_37_">i</text:span><text:span text:style-name="_34_8">t</text:span><text:span text:style-name="_35_1"> </text:span><text:span text:style-name="_39_">i</text:span><text:span text:style-name="_33_8">s</text:span><text:span text:style-name="_35_1"> </text:span><text:span text:style-name="_31_7">n</text:span><text:span text:style-name="_34_5">o</text:span><text:span text:style-name="_36_5">t</text:span><text:span text:style-name="_31_"> </text:span><text:span text:style-name="_34_8">s</text:span><text:span text:style-name="_37_5">u</text:span><text:span text:style-name="_31_3">r</text:span><text:span text:style-name="_34_3">p</text:span><text:span text:style-name="_37_0">r</text:span><text:span text:style-name="_32_2">i</text:span><text:span text:style-name="_33_7">s</text:span><text:span text:style-name="_35_7">i</text:span><text:span text:style-name="_32_2">n</text:span><text:span text:style-name="_33_5">g</text:span><text:span text:style-name="_35_1"> </text:span><text:span text:style-name="_32_3">t</text:span><text:span text:style-name="_35_0">h</text:span><text:span text:style-name="_36_5">a</text:span><text:span text:style-name="_31_0">t</text:span><text:span text:style-name="_32_6"> </text:span><text:span text:style-name="_36_8">w</text:span><text:span text:style-name="_31_2">e</text:span><text:span text:style-name="_32_6"> </text:span><text:span text:style-name="_36_8">f</text:span><text:span text:style-name="_39_">i</text:span><text:span text:style-name="_33_7">n</text:span><text:span text:style-name="_35_8">d</text:span><text:span text:style-name="_31_"> </text:span><text:span text:style-name="_34_3">i</text:span><text:span text:style-name="_35_9">t</text:span><text:span text:style-name="_31_"> </text:span><text:span text:style-name="_33_3">i</text:span><text:span text:style-name="_35_7">n</text:span><text:span text:style-name="_31_"> </text:span><text:span text:style-name="_34_9">b</text:span><text:span text:style-name="_37_5">o</text:span><text:span text:style-name="_31_0">t</text:span><text:span text:style-name="_34_7">h</text:span><text:span text:style-name="_35_1"> </text:span><text:span text:style-name="_31_0">t</text:span><text:span text:style-name="_34_3">h</text:span><text:span text:style-name="_37_0">e</text:span><text:span text:style-name="_38_">s</text:span><text:span text:style-name="_34_0">e</text:span><text:span text:style-name="_35_1"> </text:span><text:span text:style-name="_39_">c</text:span><text:span text:style-name="_34_3">o</text:span><text:span text:style-name="_37_4">n</text:span><text:span text:style-name="_32_2">n</text:span><text:span text:style-name="_34_7">e</text:span><text:span text:style-name="_37_5">c</text:span><text:span text:style-name="_31_8">t</text:span><text:span text:style-name="_33_5">i</text:span><text:span text:style-name="_36_9">o</text:span><text:span text:style-name="_32_4">n</text:span><text:span text:style-name="_34_7">s</text:span><text:span text:style-name="_36_8">.</text:span><text:span text:style-name="_31_"> </text:span><text:span text:style-name="_34_5">I</text:span><text:span text:style-name="_35_7">n</text:span><text:span text:style-name="_31_"> </text:span><text:span text:style-name="_34_5">t</text:span><text:span text:style-name="_36_9">h</text:span><text:span text:style-name="_31_2">e</text:span><text:span text:style-name="_32_6"> </text:span><text:span text:style-name="_37_3">n</text:span><text:span text:style-name="_32_2">e</text:span><text:span text:style-name="_34_7">r</text:span><text:span text:style-name="_36_8">v</text:span><text:span text:style-name="_39_">o</text:span><text:span text:style-name="_34_7">u</text:span><text:span text:style-name="_35_8">s</text:span><text:span text:style-name="_31_"> </text:span><text:span text:style-name="_34_4">s</text:span><text:span text:style-name="_35_9">y</text:span><text:span text:style-name="_31_7">s</text:span><text:span text:style-name="_34_0">t</text:span><text:span text:style-name="_35_7">e</text:span><text:span text:style-name="_31_9">m</text:span><text:span text:style-name="_32_6"> </text:span><text:span text:style-name="_36_7">c</text:span><text:span text:style-name="_32_5">h</text:span><text:span text:style-name="_34_0">e</text:span><text:span text:style-name="_37_2">m</text:span><text:span text:style-name="_37_">i</text:span><text:span text:style-name="_33_7">c</text:span><text:span text:style-name="_35_9">a</text:span><text:span text:style-name="_39_">l</text:span><text:span text:style-name="_32_6"> </text:span><text:span text:style-name="_36_7">p</text:span><text:span text:style-name="_32_2">h</text:span><text:span text:style-name="_34_4">e</text:span><text:span text:style-name="_36_0">n</text:span><text:span text:style-name="_31_0">o</text:span><text:span text:style-name="_33_4">m</text:span><text:span text:style-name="_36_3">e</text:span><text:span text:style-name="_31_4">n</text:span><text:span text:style-name="_34_8">a</text:span><text:span text:style-name="_35_1"> </text:span><text:span text:style-name="_31_0">a</text:span><text:span text:style-name="_34_9">r</text:span><text:span text:style-name="_37_4">e</text:span><text:span text:style-name="_31_"> </text:span><text:span text:style-name="_34_8">a</text:span><text:span text:style-name="_37_3">t</text:span><text:span text:style-name="_31_"> </text:span><text:span text:style-name="_33_4">l</text:span><text:span text:style-name="_35_8">e</text:span><text:span text:style-name="_31_5">a</text:span><text:span text:style-name="_33_5">s</text:span><text:span text:style-name="_36_8">t</text:span><text:span text:style-name="_31_"> </text:span><text:span text:style-name="_34_3">a</text:span><text:span text:style-name="_36_7">s</text:span><text:span text:style-name="_31_"> </text:span><text:span text:style-name="_34_2">i</text:span><text:span text:style-name="_37_0">m</text:span><text:span text:style-name="_32_0">p</text:span><text:span text:style-name="_33_9">o</text:span><text:span text:style-name="_36_8">r</text:span><text:span text:style-name="_32_3">t</text:span><text:span text:style-name="_33_2">a</text:span><text:span text:style-name="_37_0">n</text:span><text:span text:style-name="_31_0">t</text:span><text:span text:style-name="_32_6"> </text:span><text:span text:style-name="_36_0">a</text:span><text:span text:style-name="_32_4">s</text:span><text:span text:style-name="_32_6"> </text:span><text:span text:style-name="_36_5">e</text:span><text:span text:style-name="_32_0">l</text:span><text:span text:style-name="_34_8">e</text:span><text:span text:style-name="_35_8">c</text:span><text:span text:style-name="_32_2">t</text:span><text:span text:style-name="_33_7">r</text:span><text:span text:style-name="_37_4">i</text:span><text:span text:style-name="_31_7">c</text:span><text:span text:style-name="_34_7">a</text:span><text:span text:style-name="_36_5">l</text:span><text:span text:style-name="_31_5">.</text:span><text:span text:style-name="_32_6"> </text:span><text:span text:style-name="_37_2">I</text:span><text:span text:style-name="_31_2">n</text:span><text:span text:style-name="_32_6"> </text:span><text:span text:style-name="_36_8">c</text:span><text:span text:style-name="_32_5">e</text:span><text:span text:style-name="_33_4">r</text:span><text:span text:style-name="_36_7">t</text:span><text:span text:style-name="_31_8">a</text:span><text:span text:style-name="_33_2">i</text:span><text:span text:style-name="_35_7">n</text:span><text:span text:style-name="_31_"> </text:span><text:span text:style-name="_33_9">c</text:span><text:span text:style-name="_36_3">o</text:span><text:span text:style-name="_31_9">m</text:span><text:span text:style-name="_35_0">p</text:span><text:span text:style-name="_36_8">u</text:span><text:span text:style-name="_37_">t</text:span><text:span text:style-name="_34_4">e</text:span><text:span text:style-name="_37_4">r</text:span><text:span text:style-name="_31_5">s</text:span><text:span text:style-name="_32_6"> </text:span><text:span text:style-name="_36_4">t</text:span><text:span text:style-name="_31_7">h</text:span><text:span text:style-name="_33_3">e</text:span><text:span text:style-name="_35_1"> </text:span><text:span text:style-name="_31_8">s</text:span><text:span text:style-name="_34_5">t</text:span><text:span text:style-name="_37_3">o</text:span><text:span text:style-name="_32_0">r</text:span><text:span text:style-name="_34_5">a</text:span><text:span text:style-name="_36_3">g</text:span><text:span text:style-name="_31_4">e</text:span><text:span text:style-name="_32_6"> </text:span><text:span text:style-name="_36_2">s</text:span><text:span text:style-name="_31_8">y</text:span><text:span text:style-name="_34_5">s</text:span><text:span text:style-name="_36_2">t</text:span><text:span text:style-name="_31_0">e</text:span><text:span text:style-name="_34_5">m</text:span><text:span text:style-name="_35_1"> </text:span><text:span text:style-name="_32_3">i</text:span><text:span text:style-name="_34_7">s</text:span><text:span text:style-name="_35_1"> </text:span><text:span text:style-name="_31_9">m</text:span><text:span text:style-name="_34_8">a</text:span><text:span text:style-name="_36_9">i</text:span><text:span text:style-name="_31_5">n</text:span><text:span text:style-name="_34_0">l</text:span><text:span text:style-name="_35_9">y</text:span><text:span text:style-name="_31_"> </text:span><text:span text:style-name="_34_4">a</text:span><text:span text:style-name="_36_7">c</text:span><text:span text:style-name="_31_8">o</text:span><text:span text:style-name="_33_7">u</text:span><text:span text:style-name="_36_9">s</text:span><text:span text:style-name="_39_">t</text:span><text:span text:style-name="_34_2">i</text:span><text:span text:style-name="_35_7">c</text:span><text:span text:style-name="_32_5">.</text:span><text:span text:style-name="_32_6"> </text:span><text:span text:style-name="_36_9">T</text:span><text:span text:style-name="_32_0">h</text:span><text:span text:style-name="_33_9">e</text:span><text:span text:style-name="_35_1"> </text:span><text:span text:style-name="_31_5">f</text:span><text:span text:style-name="_33_2">e</text:span><text:span text:style-name="_37_3">a</text:span><text:span text:style-name="_31_7">t</text:span><text:span text:style-name="_33_5">u</text:span><text:span text:style-name="_35_8">r</text:span><text:span text:style-name="_31_3">e</text:span><text:span text:style-name="_32_6"> </text:span><text:span text:style-name="_36_7">o</text:span><text:span text:style-name="_31_9">f</text:span><text:span text:style-name="_32_6"> </text:span><text:span text:style-name="_36_4">u</text:span><text:span text:style-name="_32_2">s</text:span><text:span text:style-name="_34_0">i</text:span><text:span text:style-name="_37_0">n</text:span><text:span text:style-name="_32_0">g</text:span><text:span text:style-name="_32_6"> </text:span><text:span text:style-name="_36_4">e</text:span><text:span text:style-name="_32_0">l</text:span><text:span text:style-name="_34_9">e</text:span><text:span text:style-name="_36_4">c</text:span><text:span text:style-name="_31_8">t</text:span><text:span text:style-name="_34_9">r</text:span><text:span text:style-name="_36_5">i</text:span><text:span text:style-name="_31_3">c</text:span><text:span text:style-name="_34_0">i</text:span><text:span text:style-name="_36_8">t</text:span><text:span text:style-name="_31_0">y</text:span><text:span text:style-name="_32_6"> </text:span><text:span text:style-name="_37_2">i</text:span><text:span text:style-name="_31_0">s</text:span><text:span text:style-name="_32_6"> </text:span><text:span text:style-name="_37_3">t</text:span><text:span text:style-name="_32_3">h</text:span><text:span text:style-name="_33_2">u</text:span><text:span text:style-name="_36_5">s</text:span><text:span text:style-name="_31_"> </text:span><text:span text:style-name="_35_0">s</text:span><text:span text:style-name="_35_8">e</text:span><text:span text:style-name="_32_0">e</text:span><text:span text:style-name="_34_7">n</text:span><text:span text:style-name="_35_1"> </text:span><text:span text:style-name="_37_">t</text:span><text:span text:style-name="_33_5">o</text:span><text:span text:style-name="_35_1"> </text:span><text:span text:style-name="_31_4">b</text:span><text:span text:style-name="_34_3">e</text:span><text:span text:style-name="_35_1"> </text:span><text:span text:style-name="_31_2">o</text:span><text:span text:style-name="_34_5">n</text:span><text:span text:style-name="_37_0">l</text:span><text:span text:style-name="_31_0">y</text:span><text:span text:style-name="_32_6"> </text:span><text:span text:style-name="_37_4">a</text:span><text:span text:style-name="_31_"> </text:span><text:span text:style-name="_34_8">v</text:span><text:span text:style-name="_37_4">e</text:span><text:span text:style-name="_31_5">r</text:span><text:span text:style-name="_34_0">y</text:span><text:span text:style-name="_35_1"> </text:span><text:span text:style-name="_32_2">s</text:span><text:span text:style-name="_35_0">u</text:span><text:span text:style-name="_36_5">p</text:span><text:span text:style-name="_39_">e</text:span><text:span text:style-name="_33_2">r</text:span><text:span text:style-name="_37_5">f</text:span><text:span text:style-name="_31_2">i</text:span><text:span text:style-name="_33_9">c</text:span><text:span text:style-name="_36_2">i</text:span><text:span text:style-name="_31_9">a</text:span><text:span text:style-name="_34_5">l</text:span><text:span text:style-name="_35_1"> </text:span><text:span text:style-name="_32_5">s</text:span><text:span text:style-name="_34_3">i</text:span><text:span text:style-name="_35_8">m</text:span><text:span text:style-name="_39_">i</text:span><text:span text:style-name="_34_2">l</text:span><text:span text:style-name="_35_8">a</text:span><text:span text:style-name="_31_2">r</text:span><text:span text:style-name="_33_5">i</text:span><text:span text:style-name="_35_7">t</text:span><text:span text:style-name="_32_3">y</text:span><text:span text:style-name="_33_9">.</text:span><text:span text:style-name="_35_1"> </text:span><text:span text:style-name="_31_7">I</text:span><text:span text:style-name="_33_7">f</text:span><text:span text:style-name="_35_1"> </text:span><text:span text:style-name="_31_3">w</text:span><text:span text:style-name="_35_0">e</text:span><text:span text:style-name="_35_1"> </text:span><text:span text:style-name="_38_">w</text:span><text:span text:style-name="_34_8">i</text:span><text:span text:style-name="_36_0">s</text:span><text:span text:style-name="_37_">h</text:span><text:span text:style-name="_32_6"> </text:span><text:span text:style-name="_37_2">t</text:span><text:span text:style-name="_32_0">o</text:span><text:span text:style-name="_32_6"> </text:span><text:span text:style-name="_37_0">f</text:span><text:span text:style-name="_32_3">i</text:span><text:span text:style-name="_34_9">n</text:span><text:span text:style-name="_35_7">d</text:span><text:span text:style-name="_31_"> </text:span><text:span text:style-name="_34_4">s</text:span><text:span text:style-name="_37_0">u</text:span><text:span text:style-name="_31_5">c</text:span><text:span text:style-name="_34_0">h</text:span><text:span text:style-name="_35_1"> </text:span><text:span text:style-name="_32_5">s</text:span><text:span text:style-name="_34_4">i</text:span><text:span text:style-name="_36_5">m</text:span><text:span text:style-name="_32_3">i</text:span><text:span text:style-name="_35_0">l</text:span><text:span text:style-name="_37_3">a</text:span><text:span text:style-name="_31_0">r</text:span><text:span text:style-name="_34_0">i</text:span><text:span text:style-name="_36_4">t</text:span><text:span text:style-name="_32_4">i</text:span><text:span text:style-name="_34_2">e</text:span><text:span text:style-name="_37_3">s</text:span><text:span text:style-name="_31_"> </text:span><text:span text:style-name="_33_8">w</text:span><text:span text:style-name="_35_7">e</text:span><text:span text:style-name="_31_"> </text:span><text:span text:style-name="_33_4">s</text:span><text:span text:style-name="_37_4">h</text:span><text:span text:style-name="_32_3">o</text:span><text:span text:style-name="_34_5">u</text:span><text:span text:style-name="_36_5">l</text:span><text:span text:style-name="_37_">d</text:span><text:span text:style-name="_32_6"> </text:span><text:span text:style-name="_37_4">t</text:span><text:span text:style-name="_31_4">o</text:span><text:span text:style-name="_34_9">o</text:span><text:span text:style-name="_37_2">k</text:span><text:span text:style-name="_31_"> </text:span><text:span text:style-name="_34_4">r</text:span><text:span text:style-name="_36_0">a</text:span><text:span text:style-name="_31_2">t</text:span><text:span text:style-name="_33_8">h</text:span><text:span text:style-name="_37_3">e</text:span><text:span text:style-name="_32_5">r</text:span><text:span text:style-name="_32_6"> </text:span><text:span text:style-name="_36_0">f</text:span><text:span text:style-name="_37_">o</text:span><text:span text:style-name="_33_9">r</text:span><text:span text:style-name="_35_1"> </text:span><text:span text:style-name="_37_">m</text:span><text:span text:style-name="_34_4">a</text:span><text:span text:style-name="_35_7">t</text:span><text:span text:style-name="_32_4">h</text:span><text:span text:style-name="_34_7">e</text:span><text:span text:style-name="_36_3">m</text:span><text:span text:style-name="_32_4">a</text:span><text:span text:style-name="_35_0">t</text:span><text:span text:style-name="_36_9">i</text:span><text:span text:style-name="_31_4">c</text:span><text:span text:style-name="_33_2">a</text:span><text:span text:style-name="_36_2">l</text:span><text:span text:style-name="_31_"> </text:span><text:span text:style-name="_34_7">a</text:span><text:span text:style-name="_36_4">n</text:span><text:span text:style-name="_38_">a</text:span><text:span text:style-name="_33_9">l</text:span><text:span text:style-name="_36_0">o</text:span><text:span text:style-name="_32_3">g</text:span><text:span text:style-name="_34_0">i</text:span><text:span text:style-name="_35_8">e</text:span><text:span text:style-name="_31_9">s</text:span><text:span text:style-name="_32_6"> </text:span><text:span text:style-name="_36_9">o</text:span><text:span text:style-name="_31_4">f</text:span><text:span text:style-name="_32_6"> </text:span><text:span text:style-name="_35_8">f</text:span><text:span text:style-name="_39_">u</text:span><text:span text:style-name="_34_0">n</text:span><text:span text:style-name="_37_5">c</text:span><text:span text:style-name="_31_4">t</text:span><text:span text:style-name="_34_7">i</text:span><text:span text:style-name="_36_0">o</text:span><text:span text:style-name="_31_0">n</text:span><text:span text:style-name="_34_2">.</text:span></text:p>
      <text:p text:style-name="P1"><text:span text:style-name="_32_4">5</text:span><text:span text:style-name="_33_9">.</text:span><text:span text:style-name="_35_1"> </text:span><text:span text:style-name="_31_2">U</text:span><text:span text:style-name="_34_5">n</text:span><text:span text:style-name="_37_5">i</text:span><text:span text:style-name="_31_7">v</text:span><text:span text:style-name="_35_0">e</text:span><text:span text:style-name="_36_5">r</text:span><text:span text:style-name="_38_">s</text:span><text:span text:style-name="_33_9">a</text:span><text:span text:style-name="_37_3">l</text:span><text:span text:style-name="_32_0">i</text:span><text:span text:style-name="_33_8">t</text:span><text:span text:style-name="_36_2">y</text:span><text:span text:style-name="_31_"> </text:span><text:span text:style-name="_34_2">o</text:span><text:span text:style-name="_35_9">f</text:span><text:span text:style-name="_31_"> </text:span><text:span text:style-name="_34_9">D</text:span><text:span text:style-name="_36_5">i</text:span><text:span text:style-name="_31_3">g</text:span><text:span text:style-name="_33_4">i</text:span><text:span text:style-name="_37_5">t</text:span><text:span text:style-name="_32_0">a</text:span><text:span text:style-name="_33_3">l</text:span><text:span text:style-name="_35_1"> </text:span><text:span text:style-name="_31_4">C</text:span><text:span text:style-name="_34_9">o</text:span><text:span text:style-name="_37_4">m</text:span><text:span text:style-name="_31_4">p</text:span><text:span text:style-name="_34_9">u</text:span><text:span text:style-name="_36_3">t</text:span><text:span text:style-name="_39_">e</text:span><text:span text:style-name="_34_0">r</text:span><text:span text:style-name="_37_3">s</text:span></text:p>
      <text:p text:style-name="P1"><text:span text:style-name="_35_0">T</text:span><text:span text:style-name="_36_7">h</text:span><text:span text:style-name="_39_">e</text:span><text:span text:style-name="_32_6"> </text:span><text:span text:style-name="_35_8">d</text:span><text:span text:style-name="_31_7">i</text:span><text:span text:style-name="_35_0">g</text:span><text:span text:style-name="_36_3">i</text:span><text:span text:style-name="_31_4">t</text:span><text:span text:style-name="_33_5">a</text:span><text:span text:style-name="_36_7">l</text:span><text:span text:style-name="_31_"> </text:span><text:span text:style-name="_34_3">c</text:span><text:span text:style-name="_35_9">o</text:span><text:span text:style-name="_31_9">m</text:span><text:span text:style-name="_34_0">p</text:span><text:span text:style-name="_37_2">u</text:span><text:span text:style-name="_38_">t</text:span><text:span text:style-name="_34_4">e</text:span><text:span text:style-name="_36_9">r</text:span><text:span text:style-name="_31_3">s</text:span><text:span text:style-name="_32_6"> </text:span><text:span text:style-name="_36_5">c</text:span><text:span text:style-name="_31_2">o</text:span><text:span text:style-name="_34_5">n</text:span><text:span text:style-name="_36_9">s</text:span><text:span text:style-name="_32_3">i</text:span><text:span text:style-name="_34_4">d</text:span><text:span text:style-name="_36_7">e</text:span><text:span text:style-name="_31_9">r</text:span><text:span text:style-name="_33_7">e</text:span><text:span text:style-name="_37_5">d</text:span><text:span text:style-name="_31_"> </text:span><text:span text:style-name="_33_9">i</text:span><text:span text:style-name="_36_2">n</text:span><text:span text:style-name="_31_"> </text:span><text:span text:style-name="_33_7">t</text:span><text:span text:style-name="_35_9">h</text:span><text:span text:style-name="_39_">e</text:span><text:span text:style-name="_32_6"> </text:span><text:span text:style-name="_36_9">l</text:span><text:span text:style-name="_32_5">a</text:span><text:span text:style-name="_33_2">s</text:span><text:span text:style-name="_36_9">t</text:span><text:span text:style-name="_31_"> </text:span><text:span text:style-name="_33_3">s</text:span><text:span text:style-name="_37_3">e</text:span><text:span text:style-name="_31_4">c</text:span><text:span text:style-name="_34_5">t</text:span><text:span text:style-name="_35_8">i</text:span><text:span text:style-name="_32_3">o</text:span><text:span text:style-name="_34_4">n</text:span><text:span text:style-name="_35_1"> </text:span><text:span text:style-name="_31_5">m</text:span><text:span text:style-name="_34_2">a</text:span><text:span text:style-name="_36_0">y</text:span><text:span text:style-name="_31_"> </text:span><text:span text:style-name="_33_8">b</text:span><text:span text:style-name="_37_4">e</text:span><text:span text:style-name="_31_"> </text:span><text:span text:style-name="_33_7">c</text:span><text:span text:style-name="_36_5">l</text:span><text:span text:style-name="_38_">a</text:span><text:span text:style-name="_34_4">s</text:span><text:span text:style-name="_37_5">s</text:span><text:span text:style-name="_37_">i</text:span><text:span text:style-name="_34_3">f</text:span><text:span text:style-name="_35_7">i</text:span><text:span text:style-name="_31_7">e</text:span><text:span text:style-name="_34_8">d</text:span><text:span text:style-name="_35_1"> </text:span><text:span text:style-name="_31_4">a</text:span><text:span text:style-name="_34_8">m</text:span><text:span text:style-name="_36_3">o</text:span><text:span text:style-name="_37_">n</text:span><text:span text:style-name="_34_4">g</text:span><text:span text:style-name="_35_7">s</text:span><text:span text:style-name="_32_3">t</text:span><text:span text:style-name="_32_6"> </text:span><text:span text:style-name="_36_7">t</text:span><text:span text:style-name="_32_2">h</text:span><text:span text:style-name="_34_0">e</text:span><text:span text:style-name="_35_1"> </text:span><text:span text:style-name="_32_2">"</text:span><text:span text:style-name="_34_7">d</text:span><text:span text:style-name="_36_4">i</text:span><text:span text:style-name="_31_2">s</text:span><text:span text:style-name="_33_9">c</text:span><text:span text:style-name="_37_2">r</text:span><text:span text:style-name="_31_4">e</text:span><text:span text:style-name="_33_4">t</text:span><text:span text:style-name="_37_3">e</text:span>-<text:span text:style-name="_35_0">s</text:span><text:span text:style-name="_35_7">t</text:span><text:span text:style-name="_32_4">a</text:span><text:span text:style-name="_33_9">t</text:span><text:span text:style-name="_36_7">e</text:span><text:span text:style-name="_31_"> </text:span><text:span text:style-name="_34_2">m</text:span><text:span text:style-name="_37_5">a</text:span><text:span text:style-name="_32_0">c</text:span><text:span text:style-name="_34_3">h</text:span><text:span text:style-name="_36_2">i</text:span><text:span text:style-name="_37_">n</text:span><text:span text:style-name="_34_2">e</text:span><text:span text:style-name="_37_3">s</text:span><text:span text:style-name="_37_">.</text:span><text:span text:style-name="_33_4">"</text:span><text:span text:style-name="_35_1"> </text:span><text:span text:style-name="_38_">T</text:span><text:span text:style-name="_33_8">h</text:span><text:span text:style-name="_35_9">e</text:span><text:span text:style-name="_32_4">s</text:span><text:span text:style-name="_34_0">e</text:span><text:span text:style-name="_35_1"> </text:span><text:span text:style-name="_31_4">a</text:span><text:span text:style-name="_33_7">r</text:span><text:span text:style-name="_36_9">e</text:span><text:span text:style-name="_31_"> </text:span><text:span text:style-name="_33_7">t</text:span><text:span text:style-name="_36_2">h</text:span><text:span text:style-name="_31_8">e</text:span><text:span text:style-name="_32_6"> </text:span><text:span text:style-name="_35_7">m</text:span><text:span text:style-name="_31_9">a</text:span><text:span text:style-name="_34_9">c</text:span><text:span text:style-name="_35_8">h</text:span><text:span text:style-name="_37_">i</text:span><text:span text:style-name="_34_8">n</text:span><text:span text:style-name="_36_2">e</text:span><text:span text:style-name="_38_">s</text:span><text:span text:style-name="_32_6"> </text:span><text:span text:style-name="_35_8">w</text:span><text:span text:style-name="_31_8">h</text:span><text:span text:style-name="_33_9">i</text:span><text:span text:style-name="_37_5">c</text:span><text:span text:style-name="_32_4">h</text:span><text:span text:style-name="_32_6"> </text:span><text:span text:style-name="_37_3">m</text:span><text:span text:style-name="_38_">o</text:span><text:span text:style-name="_34_7">v</text:span><text:span text:style-name="_36_4">e</text:span><text:span text:style-name="_31_"> </text:span><text:span text:style-name="_34_8">b</text:span><text:span text:style-name="_36_7">y</text:span><text:span text:style-name="_31_"> </text:span><text:span text:style-name="_35_0">s</text:span><text:span text:style-name="_37_5">u</text:span><text:span text:style-name="_31_4">d</text:span><text:span text:style-name="_33_8">d</text:span><text:span text:style-name="_37_5">e</text:span><text:span text:style-name="_31_7">n</text:span><text:span text:style-name="_32_6"> </text:span><text:span text:style-name="_36_7">j</text:span><text:span text:style-name="_31_5">u</text:span><text:span text:style-name="_34_9">m</text:span><text:span text:style-name="_35_9">p</text:span><text:span text:style-name="_31_7">s</text:span><text:span text:style-name="_32_6"> </text:span><text:span text:style-name="_35_9">o</text:span><text:span text:style-name="_37_">r</text:span><text:span text:style-name="_32_6"> </text:span><text:span text:style-name="_36_3">c</text:span><text:span text:style-name="_31_9">l</text:span><text:span text:style-name="_33_4">i</text:span><text:span text:style-name="_36_3">c</text:span><text:span text:style-name="_31_7">k</text:span><text:span text:style-name="_33_3">s</text:span><text:span text:style-name="_35_1"> </text:span><text:span text:style-name="_31_4">f</text:span><text:span text:style-name="_34_5">r</text:span><text:span text:style-name="_37_0">o</text:span><text:span text:style-name="_31_5">m</text:span><text:span text:style-name="_32_6"> </text:span><text:span text:style-name="_35_7">o</text:span><text:span text:style-name="_32_5">n</text:span><text:span text:style-name="_34_9">e</text:span><text:span text:style-name="_35_1"> </text:span><text:span text:style-name="_32_4">q</text:span><text:span text:style-name="_33_3">u</text:span><text:span text:style-name="_36_9">i</text:span><text:span text:style-name="_32_3">t</text:span><text:span text:style-name="_35_0">e</text:span><text:span text:style-name="_35_1"> </text:span><text:span text:style-name="_31_0">d</text:span><text:span text:style-name="_33_9">e</text:span><text:span text:style-name="_36_9">f</text:span><text:span text:style-name="_37_">i</text:span><text:span text:style-name="_34_4">n</text:span><text:span text:style-name="_37_0">i</text:span><text:span text:style-name="_31_4">t</text:span><text:span text:style-name="_33_3">e</text:span><text:span text:style-name="_35_1"> </text:span><text:span text:style-name="_32_4">s</text:span><text:span text:style-name="_34_9">t</text:span><text:span text:style-name="_35_7">a</text:span><text:span text:style-name="_32_0">t</text:span><text:span text:style-name="_33_2">e</text:span><text:span text:style-name="_35_1"> </text:span><text:span text:style-name="_31_7">t</text:span><text:span text:style-name="_35_0">o</text:span><text:span text:style-name="_35_1"> </text:span><text:span text:style-name="_31_8">a</text:span><text:span text:style-name="_34_5">n</text:span><text:span text:style-name="_35_8">o</text:span><text:span text:style-name="_32_4">t</text:span><text:span text:style-name="_34_9">h</text:span><text:span text:style-name="_36_8">e</text:span><text:span text:style-name="_32_3">r</text:span><text:span text:style-name="_33_9">.</text:span><text:span text:style-name="_35_1"> </text:span><text:span text:style-name="_32_5">T</text:span><text:span text:style-name="_34_8">h</text:span><text:span text:style-name="_36_3">e</text:span><text:span text:style-name="_32_0">s</text:span><text:span text:style-name="_34_7">e</text:span><text:span text:style-name="_35_1"> </text:span><text:span text:style-name="_38_">s</text:span><text:span text:style-name="_33_5">t</text:span><text:span text:style-name="_37_3">a</text:span><text:span text:style-name="_31_8">t</text:span><text:span text:style-name="_34_8">e</text:span><text:span text:style-name="_37_5">s</text:span><text:span text:style-name="_31_"> </text:span><text:span text:style-name="_33_5">a</text:span><text:span text:style-name="_35_7">r</text:span><text:span text:style-name="_31_9">e</text:span><text:span text:style-name="_32_6"> </text:span><text:span text:style-name="_36_2">s</text:span><text:span text:style-name="_31_8">u</text:span><text:span text:style-name="_35_0">f</text:span><text:span text:style-name="_37_2">f</text:span><text:span text:style-name="_31_3">i</text:span><text:span text:style-name="_34_2">c</text:span><text:span text:style-name="_36_4">i</text:span><text:span text:style-name="_31_5">e</text:span><text:span text:style-name="_33_8">n</text:span><text:span text:style-name="_36_5">t</text:span><text:span text:style-name="_38_">l</text:span><text:span text:style-name="_34_4">y</text:span><text:span text:style-name="_35_1"> </text:span><text:span text:style-name="_38_">d</text:span><text:span text:style-name="_34_5">i</text:span><text:span text:style-name="_36_9">f</text:span><text:span text:style-name="_32_2">f</text:span><text:span text:style-name="_34_2">e</text:span><text:span text:style-name="_35_9">r</text:span><text:span text:style-name="_31_0">e</text:span><text:span text:style-name="_34_7">n</text:span><text:span text:style-name="_36_8">t</text:span><text:span text:style-name="_31_"> </text:span><text:span text:style-name="_34_4">f</text:span><text:span text:style-name="_35_8">o</text:span><text:span text:style-name="_32_2">r</text:span><text:span text:style-name="_32_6"> </text:span><text:span text:style-name="_36_3">t</text:span><text:span text:style-name="_31_9">h</text:span><text:span text:style-name="_33_3">e</text:span><text:span text:style-name="_35_1"> </text:span><text:span text:style-name="_31_5">p</text:span><text:span text:style-name="_33_9">o</text:span><text:span text:style-name="_36_2">s</text:span><text:span text:style-name="_31_2">s</text:span><text:span text:style-name="_33_4">i</text:span><text:span text:style-name="_36_9">b</text:span><text:span text:style-name="_32_4">i</text:span><text:span text:style-name="_34_5">l</text:span><text:span text:style-name="_36_3">i</text:span><text:span text:style-name="_31_5">t</text:span><text:span text:style-name="_34_8">y</text:span><text:span text:style-name="_35_1"> </text:span><text:span text:style-name="_31_8">o</text:span><text:span text:style-name="_34_8">f</text:span><text:span text:style-name="_35_1"> </text:span><text:span text:style-name="_32_2">c</text:span><text:span text:style-name="_33_7">o</text:span><text:span text:style-name="_36_5">n</text:span><text:span text:style-name="_31_8">f</text:span><text:span text:style-name="_34_9">u</text:span><text:span text:style-name="_37_0">s</text:span><text:span text:style-name="_31_3">i</text:span><text:span text:style-name="_34_5">o</text:span><text:span text:style-name="_36_5">n</text:span><text:span text:style-name="_31_"> </text:span><text:span text:style-name="_34_7">b</text:span><text:span text:style-name="_35_8">e</text:span><text:span text:style-name="_38_">t</text:span><text:span text:style-name="_34_8">w</text:span><text:span text:style-name="_37_0">e</text:span><text:span text:style-name="_32_2">e</text:span><text:span text:style-name="_34_8">n</text:span><text:span text:style-name="_35_1"> </text:span><text:span text:style-name="_31_8">t</text:span><text:span text:style-name="_34_5">h</text:span><text:span text:style-name="_37_5">e</text:span><text:span text:style-name="_32_2">m</text:span><text:span text:style-name="_32_6"> </text:span><text:span text:style-name="_36_2">t</text:span><text:span text:style-name="_32_5">o</text:span><text:span text:style-name="_32_6"> </text:span><text:span text:style-name="_36_9">b</text:span><text:span text:style-name="_31_5">e</text:span><text:span text:style-name="_32_6"> </text:span><text:span text:style-name="_35_7">i</text:span><text:span text:style-name="_31_7">g</text:span><text:span text:style-name="_34_7">n</text:span><text:span text:style-name="_35_7">o</text:span><text:span text:style-name="_31_3">r</text:span><text:span text:style-name="_33_4">e</text:span><text:span text:style-name="_36_0">d</text:span><text:span text:style-name="_38_">.</text:span><text:span text:style-name="_32_6"> </text:span><text:span text:style-name="_36_4">S</text:span><text:span text:style-name="_32_5">t</text:span><text:span text:style-name="_34_9">r</text:span><text:span text:style-name="_36_8">i</text:span><text:span text:style-name="_31_2">c</text:span><text:span text:style-name="_33_9">t</text:span><text:span text:style-name="_37_0">l</text:span><text:span text:style-name="_32_4">y</text:span><text:span text:style-name="_32_6"> </text:span><text:span text:style-name="_36_3">s</text:span><text:span text:style-name="_31_4">p</text:span><text:span text:style-name="_34_4">e</text:span><text:span text:style-name="_35_9">a</text:span><text:span text:style-name="_32_0">k</text:span><text:span text:style-name="_34_7">i</text:span><text:span text:style-name="_37_4">n</text:span><text:span text:style-name="_31_3">g</text:span><text:span text:style-name="_32_6"> </text:span><text:span text:style-name="_37_3">t</text:span><text:span text:style-name="_32_2">h</text:span><text:span text:style-name="_33_2">e</text:span><text:span text:style-name="_35_9">r</text:span><text:span text:style-name="_32_4">e</text:span><text:span text:style-name="_33_4">,</text:span><text:span text:style-name="_35_1"> </text:span><text:span text:style-name="_31_3">a</text:span><text:span text:style-name="_34_3">r</text:span><text:span text:style-name="_37_2">e</text:span><text:span text:style-name="_31_"> </text:span><text:span text:style-name="_33_3">n</text:span><text:span text:style-name="_36_8">o</text:span><text:span text:style-name="_31_"> </text:span><text:span text:style-name="_35_0">s</text:span><text:span text:style-name="_36_5">u</text:span><text:span text:style-name="_31_9">c</text:span><text:span text:style-name="_33_2">h</text:span><text:span text:style-name="_35_1"> </text:span><text:span text:style-name="_31_8">m</text:span><text:span text:style-name="_34_4">a</text:span><text:span text:style-name="_36_9">c</text:span><text:span text:style-name="_31_8">h</text:span><text:span text:style-name="_33_9">i</text:span><text:span text:style-name="_36_2">n</text:span><text:span text:style-name="_31_5">e</text:span><text:span text:style-name="_33_2">s</text:span><text:span text:style-name="_35_7">.</text:span><text:span text:style-name="_31_"> </text:span><text:span text:style-name="_34_0">E</text:span><text:span text:style-name="_36_7">v</text:span><text:span text:style-name="_31_3">e</text:span><text:span text:style-name="_34_2">r</text:span><text:span text:style-name="_36_5">y</text:span><text:span text:style-name="_38_">t</text:span><text:span text:style-name="_33_5">h</text:span><text:span text:style-name="_36_7">i</text:span><text:span text:style-name="_31_5">n</text:span><text:span text:style-name="_33_7">g</text:span><text:span text:style-name="_35_1"> </text:span><text:span text:style-name="_31_5">r</text:span><text:span text:style-name="_33_9">e</text:span><text:span text:style-name="_35_7">a</text:span><text:span text:style-name="_31_8">l</text:span><text:span text:style-name="_34_9">l</text:span><text:span text:style-name="_37_2">y</text:span><text:span text:style-name="_31_"> </text:span><text:span text:style-name="_34_2">m</text:span><text:span text:style-name="_36_4">o</text:span><text:span text:style-name="_31_9">v</text:span><text:span text:style-name="_34_8">e</text:span><text:span text:style-name="_36_9">s</text:span><text:span text:style-name="_31_"> </text:span><text:span text:style-name="_34_7">c</text:span><text:span text:style-name="_36_5">o</text:span><text:span text:style-name="_31_0">n</text:span><text:span text:style-name="_34_2">t</text:span><text:span text:style-name="_36_5">i</text:span><text:span text:style-name="_32_4">n</text:span><text:span text:style-name="_34_0">u</text:span><text:span text:style-name="_35_7">o</text:span><text:span text:style-name="_32_0">u</text:span><text:span text:style-name="_33_7">s</text:span><text:span text:style-name="_36_8">l</text:span><text:span text:style-name="_39_">y</text:span><text:span text:style-name="_34_0">.</text:span><text:span text:style-name="_35_1"> </text:span><text:span text:style-name="_32_5">B</text:span><text:span text:style-name="_33_8">u</text:span><text:span text:style-name="_36_0">t</text:span><text:span text:style-name="_31_"> </text:span><text:span text:style-name="_34_0">t</text:span><text:span text:style-name="_36_5">h</text:span><text:span text:style-name="_32_2">e</text:span><text:span text:style-name="_34_3">r</text:span><text:span text:style-name="_37_4">e</text:span><text:span text:style-name="_31_"> </text:span><text:span text:style-name="_33_4">a</text:span><text:span text:style-name="_37_0">r</text:span><text:span text:style-name="_37_">e</text:span><text:span text:style-name="_32_6"> </text:span><text:span text:style-name="_36_3">m</text:span><text:span text:style-name="_31_9">a</text:span><text:span text:style-name="_33_7">n</text:span><text:span text:style-name="_36_5">y</text:span><text:span text:style-name="_31_"> </text:span><text:span text:style-name="_34_4">k</text:span><text:span text:style-name="_37_0">i</text:span><text:span text:style-name="_39_">n</text:span><text:span text:style-name="_34_4">d</text:span><text:span text:style-name="_36_2">s</text:span><text:span text:style-name="_31_"> </text:span><text:span text:style-name="_34_4">o</text:span><text:span text:style-name="_36_8">f</text:span><text:span text:style-name="_31_"> </text:span><text:span text:style-name="_34_5">m</text:span><text:span text:style-name="_36_8">a</text:span><text:span text:style-name="_31_2">c</text:span><text:span text:style-name="_34_3">h</text:span><text:span text:style-name="_36_3">i</text:span><text:span text:style-name="_31_2">n</text:span><text:span text:style-name="_34_8">e</text:span><text:span text:style-name="_35_1"> </text:span><text:span text:style-name="_31_8">w</text:span><text:span text:style-name="_33_7">h</text:span><text:span text:style-name="_35_8">i</text:span><text:span text:style-name="_39_">c</text:span><text:span text:style-name="_33_2">h</text:span><text:span text:style-name="_35_1"> </text:span><text:span text:style-name="_31_9">c</text:span><text:span text:style-name="_34_0">a</text:span><text:span text:style-name="_36_3">n</text:span><text:span text:style-name="_31_"> </text:span><text:span text:style-name="_33_2">p</text:span><text:span text:style-name="_35_8">r</text:span><text:span text:style-name="_31_0">o</text:span><text:span text:style-name="_35_0">f</text:span><text:span text:style-name="_36_4">i</text:span><text:span text:style-name="_38_">t</text:span><text:span text:style-name="_33_5">a</text:span><text:span text:style-name="_36_0">b</text:span><text:span text:style-name="_31_3">l</text:span><text:span text:style-name="_35_0">y</text:span><text:span text:style-name="_35_1"> </text:span><text:span text:style-name="_31_4">b</text:span><text:span text:style-name="_33_5">e</text:span><text:span text:style-name="_35_1"> </text:span><text:span text:style-name="_32_2">t</text:span><text:span text:style-name="_33_3">h</text:span><text:span text:style-name="_36_9">o</text:span><text:span text:style-name="_32_0">u</text:span><text:span text:style-name="_34_4">g</text:span><text:span text:style-name="_36_7">h</text:span><text:span text:style-name="_31_2">t</text:span><text:span text:style-name="_32_6"> </text:span><text:span text:style-name="_37_4">o</text:span><text:span text:style-name="_32_3">f</text:span><text:span text:style-name="_32_6"> </text:span><text:span text:style-name="_36_9">a</text:span><text:span text:style-name="_37_">s</text:span><text:span text:style-name="_32_6"> </text:span><text:span text:style-name="_37_4">b</text:span><text:span text:style-name="_31_3">e</text:span><text:span text:style-name="_34_3">i</text:span><text:span text:style-name="_37_2">n</text:span><text:span text:style-name="_31_2">g</text:span><text:span text:style-name="_32_6"> </text:span><text:span text:style-name="_37_5">d</text:span><text:span text:style-name="_32_5">i</text:span><text:span text:style-name="_34_3">s</text:span><text:span text:style-name="_35_9">c</text:span><text:span text:style-name="_31_9">r</text:span><text:span text:style-name="_34_4">e</text:span><text:span text:style-name="_36_2">t</text:span><text:span text:style-name="_31_4">e</text:span>-<text:span text:style-name="_35_8">s</text:span><text:span text:style-name="_31_7">t</text:span><text:span text:style-name="_33_9">a</text:span><text:span text:style-name="_36_5">t</text:span><text:span text:style-name="_31_0">e</text:span><text:span text:style-name="_32_6"> </text:span><text:span text:style-name="_36_7">m</text:span><text:span text:style-name="_37_">a</text:span><text:span text:style-name="_34_9">c</text:span><text:span text:style-name="_35_7">h</text:span><text:span text:style-name="_37_">i</text:span><text:span text:style-name="_34_8">n</text:span><text:span text:style-name="_35_9">e</text:span><text:span text:style-name="_31_4">s</text:span><text:span text:style-name="_33_4">.</text:span><text:span text:style-name="_35_1"> </text:span><text:span text:style-name="_39_">F</text:span><text:span text:style-name="_33_7">o</text:span><text:span text:style-name="_35_9">r</text:span><text:span text:style-name="_31_"> </text:span><text:span text:style-name="_35_0">i</text:span><text:span text:style-name="_37_3">n</text:span><text:span text:style-name="_39_">s</text:span><text:span text:style-name="_34_9">t</text:span><text:span text:style-name="_36_9">a</text:span><text:span text:style-name="_38_">n</text:span><text:span text:style-name="_34_8">c</text:span><text:span text:style-name="_37_0">e</text:span><text:span text:style-name="_31_"> </text:span><text:span text:style-name="_34_4">i</text:span><text:span text:style-name="_37_0">n</text:span><text:span text:style-name="_31_"> </text:span><text:span text:style-name="_34_9">c</text:span><text:span text:style-name="_35_8">o</text:span><text:span text:style-name="_31_8">n</text:span><text:span text:style-name="_34_9">s</text:span><text:span text:style-name="_35_8">i</text:span><text:span text:style-name="_32_0">d</text:span><text:span text:style-name="_34_5">e</text:span><text:span text:style-name="_35_8">r</text:span><text:span text:style-name="_38_">i</text:span><text:span text:style-name="_34_7">n</text:span><text:span text:style-name="_37_3">g</text:span><text:span text:style-name="_31_"> </text:span><text:span text:style-name="_34_8">t</text:span><text:span text:style-name="_35_9">h</text:span><text:span text:style-name="_38_">e</text:span><text:span text:style-name="_32_6"> </text:span><text:span text:style-name="_36_0">s</text:span><text:span text:style-name="_31_9">w</text:span><text:span text:style-name="_34_3">i</text:span><text:span text:style-name="_37_0">t</text:span><text:span text:style-name="_39_">c</text:span><text:span text:style-name="_34_9">h</text:span><text:span text:style-name="_36_2">e</text:span><text:span text:style-name="_39_">s</text:span><text:span text:style-name="_32_6"> </text:span><text:span text:style-name="_35_7">f</text:span><text:span text:style-name="_31_4">o</text:span><text:span text:style-name="_33_8">r</text:span><text:span text:style-name="_35_1"> </text:span><text:span text:style-name="_31_3">a</text:span><text:span text:style-name="_32_6"> </text:span><text:span text:style-name="_36_8">l</text:span><text:span text:style-name="_39_">i</text:span><text:span text:style-name="_34_3">g</text:span><text:span text:style-name="_36_3">h</text:span><text:span text:style-name="_31_4">t</text:span><text:span text:style-name="_33_5">i</text:span><text:span text:style-name="_36_3">n</text:span><text:span text:style-name="_39_">g</text:span><text:span text:style-name="_32_6"> </text:span><text:span text:style-name="_37_2">s</text:span><text:span text:style-name="_32_5">y</text:span><text:span text:style-name="_35_0">s</text:span><text:span text:style-name="_36_7">t</text:span><text:span text:style-name="_31_0">e</text:span><text:span text:style-name="_33_2">m</text:span><text:span text:style-name="_35_1"> </text:span><text:span text:style-name="_31_0">i</text:span><text:span text:style-name="_33_2">t</text:span><text:span text:style-name="_35_1"> </text:span><text:span text:style-name="_31_3">i</text:span><text:span text:style-name="_33_3">s</text:span><text:span text:style-name="_35_1"> </text:span><text:span text:style-name="_32_5">a</text:span><text:span text:style-name="_32_6"> </text:span><text:span text:style-name="_35_9">c</text:span><text:span text:style-name="_31_5">o</text:span><text:span text:style-name="_34_8">n</text:span><text:span text:style-name="_36_0">v</text:span><text:span text:style-name="_38_">e</text:span><text:span text:style-name="_34_5">n</text:span><text:span text:style-name="_35_9">i</text:span><text:span text:style-name="_32_4">e</text:span><text:span text:style-name="_34_4">n</text:span><text:span text:style-name="_35_7">t</text:span><text:span text:style-name="_31_"> </text:span><text:span text:style-name="_33_2">f</text:span><text:span text:style-name="_36_5">i</text:span><text:span text:style-name="_32_5">c</text:span><text:span text:style-name="_34_8">t</text:span><text:span text:style-name="_36_7">i</text:span><text:span text:style-name="_31_3">o</text:span><text:span text:style-name="_34_8">n</text:span><text:span text:style-name="_35_1"> </text:span><text:span text:style-name="_31_4">t</text:span><text:span text:style-name="_33_5">h</text:span><text:span text:style-name="_37_3">a</text:span><text:span text:style-name="_31_3">t</text:span><text:span text:style-name="_32_6"> </text:span><text:span text:style-name="_37_5">e</text:span><text:span text:style-name="_32_3">a</text:span><text:span text:style-name="_34_7">c</text:span><text:span text:style-name="_36_5">h</text:span><text:span text:style-name="_31_"> </text:span><text:span text:style-name="_33_7">s</text:span><text:span text:style-name="_36_7">w</text:span><text:span text:style-name="_32_5">i</text:span><text:span text:style-name="_34_7">t</text:span><text:span text:style-name="_35_8">c</text:span><text:span text:style-name="_31_8">h</text:span><text:span text:style-name="_32_6"> </text:span><text:span text:style-name="_36_2">m</text:span><text:span text:style-name="_31_5">u</text:span><text:span text:style-name="_33_9">s</text:span><text:span text:style-name="_36_9">t</text:span><text:span text:style-name="_31_"> </text:span><text:span text:style-name="_34_8">b</text:span><text:span text:style-name="_36_9">e</text:span><text:span text:style-name="_31_"> </text:span><text:span text:style-name="_34_9">d</text:span><text:span text:style-name="_36_4">e</text:span><text:span text:style-name="_32_5">f</text:span><text:span text:style-name="_35_0">i</text:span><text:span text:style-name="_35_9">n</text:span><text:span text:style-name="_39_">i</text:span><text:span text:style-name="_34_8">t</text:span><text:span text:style-name="_37_2">e</text:span><text:span text:style-name="_38_">l</text:span><text:span text:style-name="_34_0">y</text:span><text:span text:style-name="_35_1"> </text:span><text:span text:style-name="_31_5">o</text:span><text:span text:style-name="_33_7">n</text:span><text:span text:style-name="_35_1"> </text:span><text:span text:style-name="_39_">o</text:span><text:span text:style-name="_34_9">r</text:span><text:span text:style-name="_35_1"> </text:span><text:span text:style-name="_31_2">d</text:span><text:span text:style-name="_34_4">e</text:span><text:span text:style-name="_36_4">f</text:span><text:span text:style-name="_31_7">i</text:span><text:span text:style-name="_34_7">n</text:span><text:span text:style-name="_35_7">i</text:span><text:span text:style-name="_31_9">t</text:span><text:span text:style-name="_33_8">e</text:span><text:span text:style-name="_36_8">l</text:span><text:span text:style-name="_32_2">y</text:span><text:span text:style-name="_32_6"> </text:span><text:span text:style-name="_36_2">o</text:span><text:span text:style-name="_32_0">f</text:span><text:span text:style-name="_33_9">f</text:span><text:span text:style-name="_35_7">.</text:span><text:span text:style-name="_31_"> </text:span><text:span text:style-name="_34_8">T</text:span><text:span text:style-name="_37_2">h</text:span><text:span text:style-name="_38_">e</text:span><text:span text:style-name="_33_7">r</text:span><text:span text:style-name="_35_7">e</text:span><text:span text:style-name="_31_"> </text:span><text:span text:style-name="_34_9">m</text:span><text:span text:style-name="_35_8">u</text:span><text:span text:style-name="_32_2">s</text:span><text:span text:style-name="_33_5">t</text:span><text:span text:style-name="_35_1"> </text:span><text:span text:style-name="_31_4">b</text:span><text:span text:style-name="_34_2">e</text:span><text:span text:style-name="_35_1"> </text:span><text:span text:style-name="_37_">i</text:span><text:span text:style-name="_35_0">n</text:span><text:span text:style-name="_35_9">t</text:span><text:span text:style-name="_31_2">e</text:span><text:span text:style-name="_33_7">r</text:span><text:span text:style-name="_37_5">m</text:span><text:span text:style-name="_31_4">e</text:span><text:span text:style-name="_34_0">d</text:span><text:span text:style-name="_35_7">i</text:span><text:span text:style-name="_31_4">a</text:span><text:span text:style-name="_33_8">t</text:span><text:span text:style-name="_37_3">e</text:span><text:span text:style-name="_31_"> </text:span><text:span text:style-name="_34_7">p</text:span><text:span text:style-name="_37_0">o</text:span><text:span text:style-name="_32_0">s</text:span><text:span text:style-name="_34_0">i</text:span><text:span text:style-name="_36_3">t</text:span><text:span text:style-name="_31_5">i</text:span><text:span text:style-name="_34_7">o</text:span><text:span text:style-name="_35_8">n</text:span><text:span text:style-name="_31_7">s</text:span><text:span text:style-name="_33_5">,</text:span><text:span text:style-name="_35_1"> </text:span><text:span text:style-name="_31_7">b</text:span><text:span text:style-name="_33_3">u</text:span><text:span text:style-name="_35_8">t</text:span><text:span text:style-name="_31_"> </text:span><text:span text:style-name="_34_9">f</text:span><text:span text:style-name="_35_9">o</text:span><text:span text:style-name="_31_9">r</text:span><text:span text:style-name="_32_6"> </text:span><text:span text:style-name="_35_8">m</text:span><text:span text:style-name="_32_4">o</text:span><text:span text:style-name="_33_8">s</text:span><text:span text:style-name="_37_3">t</text:span><text:span text:style-name="_31_"> </text:span><text:span text:style-name="_33_3">p</text:span><text:span text:style-name="_36_3">u</text:span><text:span text:style-name="_37_">r</text:span><text:span text:style-name="_33_2">p</text:span><text:span text:style-name="_35_9">o</text:span><text:span text:style-name="_31_4">s</text:span><text:span text:style-name="_34_7">e</text:span><text:span text:style-name="_36_7">s</text:span><text:span text:style-name="_31_"> </text:span><text:span text:style-name="_34_8">w</text:span><text:span text:style-name="_36_2">e</text:span><text:span text:style-name="_31_"> </text:span><text:span text:style-name="_33_3">c</text:span><text:span text:style-name="_36_7">a</text:span><text:span text:style-name="_31_2">n</text:span><text:span text:style-name="_32_6"> </text:span><text:span text:style-name="_36_2">f</text:span><text:span text:style-name="_32_4">o</text:span><text:span text:style-name="_34_3">r</text:span><text:span text:style-name="_37_0">g</text:span><text:span text:style-name="_32_0">e</text:span><text:span text:style-name="_33_2">t</text:span><text:span text:style-name="_35_1"> </text:span><text:span text:style-name="_39_">a</text:span><text:span text:style-name="_34_4">b</text:span><text:span text:style-name="_37_4">o</text:span><text:span text:style-name="_39_">u</text:span><text:span text:style-name="_34_5">t</text:span><text:span text:style-name="_35_1"> </text:span><text:span text:style-name="_37_">t</text:span><text:span text:style-name="_34_2">h</text:span><text:span text:style-name="_37_4">e</text:span><text:span text:style-name="_32_5">m</text:span><text:span text:style-name="_34_0">.</text:span><text:span text:style-name="_35_1"> </text:span><text:span text:style-name="_32_0">A</text:span><text:span text:style-name="_34_2">s</text:span><text:span text:style-name="_35_1"> </text:span><text:span text:style-name="_32_4">a</text:span><text:span text:style-name="_34_8">n</text:span><text:span text:style-name="_35_1"> </text:span><text:span text:style-name="_32_3">e</text:span><text:span text:style-name="_34_8">x</text:span><text:span text:style-name="_36_8">a</text:span><text:span text:style-name="_31_8">m</text:span><text:span text:style-name="_33_7">p</text:span><text:span text:style-name="_36_0">l</text:span><text:span text:style-name="_31_5">e</text:span><text:span text:style-name="_32_6"> </text:span><text:span text:style-name="_36_3">o</text:span><text:span text:style-name="_31_4">f</text:span><text:span text:style-name="_32_6"> </text:span><text:span text:style-name="_36_3">a</text:span><text:span text:style-name="_31_"> </text:span><text:span text:style-name="_33_9">d</text:span><text:span text:style-name="_36_4">i</text:span><text:span text:style-name="_32_4">s</text:span><text:span text:style-name="_33_3">c</text:span><text:span text:style-name="_36_3">r</text:span><text:span text:style-name="_31_8">e</text:span><text:span text:style-name="_33_5">t</text:span><text:span text:style-name="_36_0">e</text:span>-<text:span text:style-name="_33_4">s</text:span><text:span text:style-name="_37_0">t</text:span><text:span text:style-name="_31_0">a</text:span><text:span text:style-name="_34_3">t</text:span><text:span text:style-name="_36_5">e</text:span><text:span text:style-name="_31_"> </text:span><text:span text:style-name="_34_9">m</text:span><text:span text:style-name="_37_4">a</text:span><text:span text:style-name="_31_9">c</text:span><text:span text:style-name="_34_0">h</text:span><text:span text:style-name="_37_2">i</text:span><text:span text:style-name="_32_0">n</text:span><text:span text:style-name="_34_0">e</text:span><text:span text:style-name="_35_1"> </text:span><text:span text:style-name="_32_4">w</text:span><text:span text:style-name="_33_7">e</text:span><text:span text:style-name="_35_1"> </text:span><text:span text:style-name="_31_4">m</text:span><text:span text:style-name="_34_9">i</text:span><text:span text:style-name="_37_0">g</text:span><text:span text:style-name="_32_5">h</text:span><text:span text:style-name="_34_4">t</text:span><text:span text:style-name="_35_1"> </text:span><text:span text:style-name="_31_2">c</text:span><text:span text:style-name="_33_9">o</text:span><text:span text:style-name="_35_9">n</text:span><text:span text:style-name="_38_">s</text:span><text:span text:style-name="_33_7">i</text:span><text:span text:style-name="_36_8">d</text:span><text:span text:style-name="_31_2">e</text:span><text:span text:style-name="_34_3">r</text:span><text:span text:style-name="_35_1"> </text:span><text:span text:style-name="_37_">a</text:span><text:span text:style-name="_32_6"> </text:span><text:span text:style-name="_37_5">w</text:span><text:span text:style-name="_32_4">h</text:span><text:span text:style-name="_33_5">e</text:span><text:span text:style-name="_37_4">e</text:span><text:span text:style-name="_32_3">l</text:span><text:span text:style-name="_32_6"> </text:span><text:span text:style-name="_37_4">w</text:span><text:span text:style-name="_31_2">h</text:span><text:span text:style-name="_35_0">i</text:span><text:span text:style-name="_36_7">c</text:span><text:span text:style-name="_31_7">h</text:span><text:span text:style-name="_32_6"> </text:span><text:span text:style-name="_36_2">c</text:span><text:span text:style-name="_32_0">l</text:span><text:span text:style-name="_33_7">i</text:span><text:span text:style-name="_36_0">c</text:span><text:span text:style-name="_31_8">k</text:span><text:span text:style-name="_34_0">s</text:span><text:span text:style-name="_35_1"> </text:span><text:span text:style-name="_32_2">r</text:span><text:span text:style-name="_34_3">o</text:span><text:span text:style-name="_37_0">u</text:span><text:span text:style-name="_32_0">n</text:span><text:span text:style-name="_33_8">d</text:span><text:span text:style-name="_35_1"> </text:span><text:span text:style-name="_31_7">t</text:span><text:span text:style-name="_33_3">h</text:span><text:span text:style-name="_36_4">r</text:span><text:span text:style-name="_31_2">o</text:span><text:span text:style-name="_34_2">u</text:span><text:span text:style-name="_36_3">g</text:span><text:span text:style-name="_31_8">h</text:span><text:span text:style-name="_32_6"> </text:span><text:span text:style-name="_36_8">1</text:span><text:span text:style-name="_31_3">2</text:span><text:span text:style-name="_34_8">0</text:span><text:span text:style-name="_35_1"> </text:span><text:span text:style-name="_31_3">o</text:span><text:span text:style-name="_34_8">n</text:span><text:span text:style-name="_35_7">c</text:span><text:span text:style-name="_31_0">e</text:span><text:span text:style-name="_32_6"> </text:span><text:span text:style-name="_36_4">a</text:span><text:span text:style-name="_31_"> </text:span><text:span text:style-name="_35_0">s</text:span><text:span text:style-name="_37_2">e</text:span><text:span text:style-name="_31_7">c</text:span><text:span text:style-name="_33_7">o</text:span><text:span text:style-name="_36_2">n</text:span><text:span text:style-name="_31_3">d</text:span><text:span text:style-name="_33_9">,</text:span><text:span text:style-name="_35_1"> </text:span><text:span text:style-name="_32_4">b</text:span><text:span text:style-name="_34_7">u</text:span><text:span text:style-name="_35_7">t</text:span><text:span text:style-name="_31_"> </text:span><text:span text:style-name="_34_8">m</text:span><text:span text:style-name="_36_9">a</text:span><text:span text:style-name="_31_4">y</text:span><text:span text:style-name="_32_6"> </text:span><text:span text:style-name="_36_2">b</text:span><text:span text:style-name="_31_2">e</text:span><text:span text:style-name="_32_6"> </text:span><text:span text:style-name="_37_2">s</text:span><text:span text:style-name="_32_4">t</text:span><text:span text:style-name="_34_7">o</text:span><text:span text:style-name="_36_2">p</text:span><text:span text:style-name="_31_2">p</text:span><text:span text:style-name="_35_0">e</text:span><text:span text:style-name="_36_8">d</text:span><text:span text:style-name="_31_"> </text:span><text:span text:style-name="_35_0">b</text:span><text:span text:style-name="_35_7">y</text:span><text:span text:style-name="_31_"> </text:span><text:span text:style-name="_34_3">a</text:span><text:span text:style-name="_35_1"> </text:span><text:span text:style-name="_32_0">]</text:span><text:span text:style-name="_34_7">e</text:span><text:span text:style-name="_37_4">v</text:span><text:span text:style-name="_32_2">e</text:span><text:span text:style-name="_34_8">r</text:span><text:span text:style-name="_35_1"> </text:span><text:span text:style-name="_32_3">w</text:span><text:span text:style-name="_34_3">h</text:span><text:span text:style-name="_37_4">i</text:span><text:span text:style-name="_37_">c</text:span><text:span text:style-name="_34_0">h</text:span><text:span text:style-name="_35_1"> </text:span><text:span text:style-name="_31_0">c</text:span><text:span text:style-name="_33_5">a</text:span><text:span text:style-name="_37_4">n</text:span><text:span text:style-name="_31_"> </text:span><text:span text:style-name="_34_9">b</text:span><text:span text:style-name="_36_4">e</text:span><text:span text:style-name="_31_"> </text:span><text:span text:style-name="_34_3">o</text:span><text:span text:style-name="_37_4">p</text:span><text:span text:style-name="_32_2">e</text:span><text:span text:style-name="_33_3">r</text:span><text:span text:style-name="_36_8">a</text:span><text:span text:style-name="_31_0">t</text:span><text:span text:style-name="_33_9">e</text:span><text:span text:style-name="_37_2">d</text:span><text:span text:style-name="_31_"> </text:span><text:span text:style-name="_33_4">f</text:span><text:span text:style-name="_36_0">r</text:span><text:span text:style-name="_32_0">o</text:span><text:span text:style-name="_33_8">m</text:span><text:span text:style-name="_35_1"> </text:span><text:span text:style-name="_31_7">o</text:span><text:span text:style-name="_34_5">u</text:span><text:span text:style-name="_35_8">t</text:span><text:span text:style-name="_31_4">s</text:span><text:span text:style-name="_33_8">i</text:span><text:span text:style-name="_37_3">d</text:span><text:span text:style-name="_31_4">e</text:span><text:span text:style-name="_34_0">;</text:span><text:span text:style-name="_35_1"> </text:span><text:span text:style-name="_31_9">i</text:span><text:span text:style-name="_34_9">n</text:span><text:span text:style-name="_35_1"> </text:span><text:span text:style-name="_32_3">a</text:span><text:span text:style-name="_33_5">d</text:span><text:span text:style-name="_36_5">d</text:span><text:span text:style-name="_37_">i</text:span><text:span text:style-name="_33_9">t</text:span><text:span text:style-name="_36_8">i</text:span><text:span text:style-name="_31_3">o</text:span><text:span text:style-name="_35_0">n</text:span><text:span text:style-name="_35_1"> </text:span><text:span text:style-name="_32_0">a</text:span><text:span text:style-name="_32_6"> </text:span><text:span text:style-name="_36_7">l</text:span><text:span text:style-name="_31_3">a</text:span><text:span text:style-name="_33_9">m</text:span><text:span text:style-name="_37_2">p</text:span><text:span text:style-name="_31_"> </text:span><text:span text:style-name="_34_8">i</text:span><text:span text:style-name="_36_2">s</text:span><text:span text:style-name="_31_"> </text:span><text:span text:style-name="_35_0">t</text:span><text:span text:style-name="_36_2">o</text:span><text:span text:style-name="_31_"> </text:span><text:span text:style-name="_34_7">l</text:span><text:span text:style-name="_36_2">i</text:span><text:span text:style-name="_32_3">g</text:span><text:span text:style-name="_33_3">h</text:span><text:span text:style-name="_35_8">t</text:span><text:span text:style-name="_31_"> </text:span><text:span text:style-name="_34_8">i</text:span><text:span text:style-name="_36_5">n</text:span><text:span text:style-name="_31_"> </text:span><text:span text:style-name="_34_8">o</text:span><text:span text:style-name="_37_4">n</text:span><text:span text:style-name="_38_">e</text:span><text:span text:style-name="_32_6"> </text:span><text:span text:style-name="_36_2">o</text:span><text:span text:style-name="_38_">f</text:span><text:span text:style-name="_32_6"> </text:span><text:span text:style-name="_35_7">t</text:span><text:span text:style-name="_31_8">h</text:span><text:span text:style-name="_35_0">e</text:span><text:span text:style-name="_35_1"> </text:span><text:span text:style-name="_31_8">p</text:span><text:span text:style-name="_34_4">o</text:span><text:span text:style-name="_36_8">s</text:span><text:span text:style-name="_37_">i</text:span><text:span text:style-name="_33_5">t</text:span><text:span text:style-name="_35_7">i</text:span><text:span text:style-name="_32_5">o</text:span><text:span text:style-name="_33_8">n</text:span><text:span text:style-name="_36_2">s</text:span><text:span text:style-name="_31_"> </text:span><text:span text:style-name="_33_4">o</text:span><text:span text:style-name="_36_0">f</text:span><text:span text:style-name="_31_"> </text:span><text:span text:style-name="_34_2">t</text:span><text:span text:style-name="_36_5">h</text:span><text:span text:style-name="_31_7">e</text:span><text:span text:style-name="_32_6"> </text:span><text:span text:style-name="_36_8">w</text:span><text:span text:style-name="_31_7">h</text:span><text:span text:style-name="_34_0">e</text:span><text:span text:style-name="_35_8">e</text:span><text:span text:style-name="_31_4">l</text:span><text:span text:style-name="_33_8">.</text:span><text:span text:style-name="_35_1"> </text:span><text:span text:style-name="_38_">T</text:span><text:span text:style-name="_34_9">h</text:span><text:span text:style-name="_36_3">i</text:span><text:span text:style-name="_31_5">s</text:span><text:span text:style-name="_32_6"> </text:span><text:span text:style-name="_36_9">m</text:span><text:span text:style-name="_31_7">a</text:span><text:span text:style-name="_34_3">c</text:span><text:span text:style-name="_35_9">h</text:span><text:span text:style-name="_31_5">i</text:span><text:span text:style-name="_34_4">n</text:span><text:span text:style-name="_36_2">e</text:span><text:span text:style-name="_31_"> </text:span><text:span text:style-name="_35_0">c</text:span><text:span text:style-name="_36_8">o</text:span><text:span text:style-name="_31_4">u</text:span><text:span text:style-name="_35_0">l</text:span><text:span text:style-name="_37_5">d</text:span><text:span text:style-name="_31_"> </text:span><text:span text:style-name="_33_8">b</text:span><text:span text:style-name="_36_3">e</text:span><text:span text:style-name="_31_"> </text:span><text:span text:style-name="_34_8">d</text:span><text:span text:style-name="_36_2">e</text:span><text:span text:style-name="_32_0">s</text:span><text:span text:style-name="_34_8">c</text:span><text:span text:style-name="_37_2">r</text:span><text:span text:style-name="_31_7">i</text:span><text:span text:style-name="_34_9">b</text:span><text:span text:style-name="_36_2">e</text:span><text:span text:style-name="_31_9">d</text:span><text:span text:style-name="_32_6"> </text:span><text:span text:style-name="_36_5">a</text:span><text:span text:style-name="_32_0">b</text:span><text:span text:style-name="_34_5">s</text:span><text:span text:style-name="_37_3">t</text:span><text:span text:style-name="_32_0">r</text:span><text:span text:style-name="_34_2">a</text:span><text:span text:style-name="_37_5">c</text:span><text:span text:style-name="_32_2">t</text:span><text:span text:style-name="_34_2">l</text:span><text:span text:style-name="_37_5">y</text:span><text:span text:style-name="_31_"> </text:span><text:span text:style-name="_34_4">a</text:span><text:span text:style-name="_37_3">s</text:span><text:span text:style-name="_31_"> </text:span><text:span text:style-name="_34_9">f</text:span><text:span text:style-name="_36_9">o</text:span><text:span text:style-name="_37_">l</text:span><text:span text:style-name="_33_2">l</text:span><text:span text:style-name="_35_9">o</text:span><text:span text:style-name="_37_">w</text:span><text:span text:style-name="_33_4">s</text:span><text:span text:style-name="_36_0">.</text:span><text:span text:style-name="_31_"> </text:span><text:span text:style-name="_34_0">T</text:span><text:span text:style-name="_37_5">h</text:span><text:span text:style-name="_31_5">e</text:span><text:span text:style-name="_32_6"> </text:span><text:span text:style-name="_36_4">i</text:span><text:span text:style-name="_31_0">n</text:span><text:span text:style-name="_34_9">t</text:span><text:span text:style-name="_36_0">e</text:span><text:span text:style-name="_32_2">r</text:span><text:span text:style-name="_33_9">n</text:span><text:span text:style-name="_36_8">a</text:span><text:span text:style-name="_38_">l</text:span><text:span text:style-name="_32_6"> </text:span><text:span text:style-name="_35_7">s</text:span><text:span text:style-name="_31_9">t</text:span><text:span text:style-name="_33_3">a</text:span><text:span text:style-name="_36_2">t</text:span><text:span text:style-name="_31_3">e</text:span><text:span text:style-name="_32_6"> </text:span><text:span text:style-name="_37_2">o</text:span><text:span text:style-name="_31_7">f</text:span><text:span text:style-name="_32_6"> </text:span><text:span text:style-name="_37_2">t</text:span><text:span text:style-name="_31_4">h</text:span><text:span text:style-name="_33_8">e</text:span><text:span text:style-name="_35_1"> </text:span><text:span text:style-name="_31_8">m</text:span><text:span text:style-name="_33_9">a</text:span><text:span text:style-name="_36_4">c</text:span><text:span text:style-name="_39_">h</text:span><text:span text:style-name="_34_0">i</text:span><text:span text:style-name="_37_0">n</text:span><text:span text:style-name="_32_5">e</text:span><text:span text:style-name="_32_6"> </text:span><text:span text:style-name="_37_3">(</text:span><text:span text:style-name="_31_4">w</text:span><text:span text:style-name="_34_8">h</text:span><text:span text:style-name="_36_5">i</text:span><text:span text:style-name="_31_7">c</text:span><text:span text:style-name="_33_2">h</text:span><text:span text:style-name="_35_1"> </text:span><text:span text:style-name="_32_0">i</text:span><text:span text:style-name="_34_4">s</text:span><text:span text:style-name="_35_1"> </text:span><text:span text:style-name="_39_">d</text:span><text:span text:style-name="_34_3">e</text:span><text:span text:style-name="_36_0">s</text:span><text:span text:style-name="_32_0">c</text:span><text:span text:style-name="_33_4">r</text:span><text:span text:style-name="_36_4">i</text:span><text:span text:style-name="_32_4">b</text:span><text:span text:style-name="_34_3">e</text:span><text:span text:style-name="_36_4">d</text:span><text:span text:style-name="_31_"> </text:span><text:span text:style-name="_34_7">b</text:span><text:span text:style-name="_36_3">y</text:span><text:span text:style-name="_31_"> </text:span><text:span text:style-name="_35_0">t</text:span><text:span text:style-name="_35_9">h</text:span><text:span text:style-name="_38_">e</text:span><text:span text:style-name="_32_6"> </text:span><text:span text:style-name="_36_4">p</text:span><text:span text:style-name="_31_3">o</text:span><text:span text:style-name="_35_0">s</text:span><text:span text:style-name="_36_5">i</text:span><text:span text:style-name="_31_7">t</text:span><text:span text:style-name="_33_7">i</text:span><text:span text:style-name="_36_9">o</text:span><text:span text:style-name="_38_">n</text:span><text:span text:style-name="_32_6"> </text:span><text:span text:style-name="_37_3">o</text:span><text:span text:style-name="_31_8">f</text:span><text:span text:style-name="_32_6"> </text:span><text:span text:style-name="_36_2">t</text:span><text:span text:style-name="_32_4">h</text:span><text:span text:style-name="_34_3">e</text:span><text:span text:style-name="_35_1"> </text:span><text:span text:style-name="_31_0">w</text:span><text:span text:style-name="_34_7">h</text:span><text:span text:style-name="_36_0">e</text:span><text:span text:style-name="_31_4">e</text:span><text:span text:style-name="_34_5">l</text:span><text:span text:style-name="_37_0">)</text:span><text:span text:style-name="_31_"> </text:span><text:span text:style-name="_34_0">m</text:span><text:span text:style-name="_35_9">a</text:span><text:span text:style-name="_31_9">y</text:span><text:span text:style-name="_32_6"> </text:span><text:span text:style-name="_36_4">b</text:span><text:span text:style-name="_37_">e</text:span><text:span text:style-name="_32_6"> </text:span><text:span text:style-name="_37_3">q</text:span><text:span text:style-name="_31_7">1</text:span><text:span text:style-name="_34_5">,</text:span><text:span text:style-name="_35_1"> </text:span><text:span text:style-name="_32_4">q</text:span><text:span text:style-name="_33_4">2</text:span><text:span text:style-name="_35_1"> </text:span><text:span text:style-name="_31_0">o</text:span><text:span text:style-name="_34_9">r</text:span><text:span text:style-name="_35_1"> </text:span><text:span text:style-name="_32_0">q</text:span><text:span text:style-name="_33_5">3</text:span><text:span text:style-name="_36_3">.</text:span><text:span text:style-name="_31_"> </text:span><text:span text:style-name="_33_2">T</text:span><text:span text:style-name="_37_2">h</text:span><text:span text:style-name="_31_7">e</text:span><text:span text:style-name="_34_5">r</text:span><text:span text:style-name="_37_2">e</text:span><text:span text:style-name="_31_"> </text:span><text:span text:style-name="_33_4">i</text:span><text:span text:style-name="_36_0">s</text:span><text:span text:style-name="_31_"> </text:span><text:span text:style-name="_33_9">a</text:span><text:span text:style-name="_37_0">n</text:span><text:span text:style-name="_31_"> </text:span><text:span text:style-name="_34_0">i</text:span><text:span text:style-name="_37_2">n</text:span><text:span text:style-name="_31_5">p</text:span><text:span text:style-name="_34_3">u</text:span><text:span text:style-name="_37_3">t</text:span><text:span text:style-name="_31_"> </text:span><text:span text:style-name="_33_5">s</text:span><text:span text:style-name="_36_8">i</text:span><text:span text:style-name="_31_8">g</text:span><text:span text:style-name="_34_9">n</text:span><text:span text:style-name="_35_7">a</text:span><text:span text:style-name="_32_2">l</text:span><text:span text:style-name="_32_6"> </text:span><text:span text:style-name="_35_8">i</text:span><text:span text:style-name="_31_0">0</text:span><text:span text:style-name="_34_8">.</text:span><text:span text:style-name="_35_1"> </text:span><text:span text:style-name="_39_">o</text:span><text:span text:style-name="_34_3">r</text:span><text:span text:style-name="_35_1"> </text:span><text:span text:style-name="_31_5">i</text:span><text:span text:style-name="_33_4">1</text:span><text:span text:style-name="_35_1"> </text:span><text:span text:style-name="_37_">(</text:span><text:span text:style-name="_33_9">p</text:span><text:span text:style-name="_36_2">o</text:span><text:span text:style-name="_31_7">s</text:span><text:span text:style-name="_34_4">i</text:span><text:span text:style-name="_36_9">t</text:span><text:span text:style-name="_31_7">i</text:span><text:span text:style-name="_33_7">o</text:span><text:span text:style-name="_36_7">n</text:span><text:span text:style-name="_31_"> </text:span><text:span text:style-name="_33_3">o</text:span><text:span text:style-name="_36_8">f</text:span><text:span text:style-name="_31_"> </text:span><text:span text:style-name="_33_2">]</text:span><text:span text:style-name="_37_3">e</text:span><text:span text:style-name="_31_7">v</text:span><text:span text:style-name="_33_5">e</text:span><text:span text:style-name="_36_8">r</text:span><text:span text:style-name="_32_0">)</text:span><text:span text:style-name="_33_2">.</text:span><text:span text:style-name="_35_1"> </text:span><text:span text:style-name="_32_2">T</text:span><text:span text:style-name="_33_7">h</text:span><text:span text:style-name="_37_5">e</text:span><text:span text:style-name="_31_"> </text:span><text:span text:style-name="_33_9">i</text:span><text:span text:style-name="_36_0">n</text:span><text:span text:style-name="_31_9">t</text:span><text:span text:style-name="_34_0">e</text:span><text:span text:style-name="_37_3">r</text:span><text:span text:style-name="_37_">n</text:span><text:span text:style-name="_34_0">a</text:span><text:span text:style-name="_36_4">l</text:span><text:span text:style-name="_31_"> </text:span><text:span text:style-name="_33_2">s</text:span><text:span text:style-name="_36_0">t</text:span><text:span text:style-name="_37_">a</text:span><text:span text:style-name="_34_8">t</text:span><text:span text:style-name="_37_5">e</text:span><text:span text:style-name="_31_"> </text:span><text:span text:style-name="_33_2">a</text:span><text:span text:style-name="_35_8">t</text:span><text:span text:style-name="_31_"> </text:span><text:span text:style-name="_34_0">a</text:span><text:span text:style-name="_36_9">n</text:span><text:span text:style-name="_31_0">y</text:span><text:span text:style-name="_32_6"> </text:span><text:span text:style-name="_36_3">m</text:span><text:span text:style-name="_32_4">o</text:span><text:span text:style-name="_34_0">m</text:span><text:span text:style-name="_37_3">e</text:span><text:span text:style-name="_31_4">n</text:span><text:span text:style-name="_33_5">t</text:span><text:span text:style-name="_35_1"> </text:span><text:span text:style-name="_39_">i</text:span><text:span text:style-name="_33_3">s</text:span><text:span text:style-name="_35_1"> </text:span><text:span text:style-name="_31_2">d</text:span><text:span text:style-name="_34_2">e</text:span><text:span text:style-name="_37_3">t</text:span><text:span text:style-name="_38_">e</text:span><text:span text:style-name="_33_7">r</text:span><text:span text:style-name="_36_9">m</text:span><text:span text:style-name="_32_0">i</text:span><text:span text:style-name="_33_4">n</text:span><text:span text:style-name="_36_4">e</text:span><text:span text:style-name="_31_3">d</text:span><text:span text:style-name="_32_6"> </text:span><text:span text:style-name="_36_0">b</text:span><text:span text:style-name="_32_2">y</text:span><text:span text:style-name="_32_6"> </text:span><text:span text:style-name="_36_0">t</text:span><text:span text:style-name="_31_8">h</text:span><text:span text:style-name="_33_5">e</text:span><text:span text:style-name="_35_1"> </text:span><text:span text:style-name="_31_9">l</text:span><text:span text:style-name="_34_2">a</text:span><text:span text:style-name="_36_7">s</text:span><text:span text:style-name="_32_5">t</text:span><text:span text:style-name="_32_6"> </text:span><text:span text:style-name="_37_0">s</text:span><text:span text:style-name="_32_5">t</text:span><text:span text:style-name="_33_8">a</text:span><text:span text:style-name="_36_9">t</text:span><text:span text:style-name="_38_">e</text:span><text:span text:style-name="_32_6"> </text:span><text:span text:style-name="_36_8">a</text:span><text:span text:style-name="_31_9">n</text:span><text:span text:style-name="_34_9">d</text:span><text:span text:style-name="_35_1"> </text:span><text:span text:style-name="_31_4">i</text:span><text:span text:style-name="_34_7">n</text:span><text:span text:style-name="_35_7">p</text:span><text:span text:style-name="_37_">u</text:span><text:span text:style-name="_34_3">t</text:span><text:span text:style-name="_35_1"> </text:span><text:span text:style-name="_31_8">s</text:span><text:span text:style-name="_34_0">i</text:span><text:span text:style-name="_36_2">g</text:span><text:span text:style-name="_31_2">n</text:span><text:span text:style-name="_33_9">a</text:span><text:span text:style-name="_35_7">l</text:span><text:span text:style-name="_31_"> </text:span><text:span text:style-name="_34_3">a</text:span><text:span text:style-name="_37_5">c</text:span><text:span text:style-name="_32_3">c</text:span><text:span text:style-name="_33_5">o</text:span><text:span text:style-name="_35_9">r</text:span><text:span text:style-name="_38_">d</text:span><text:span text:style-name="_33_3">i</text:span><text:span text:style-name="_36_3">n</text:span><text:span text:style-name="_32_4">g</text:span><text:span text:style-name="_32_6"> </text:span><text:span text:style-name="_37_4">t</text:span><text:span text:style-name="_32_4">o</text:span><text:span text:style-name="_32_6"> </text:span><text:span text:style-name="_36_5">t</text:span><text:span text:style-name="_31_8">h</text:span><text:span text:style-name="_35_0">e</text:span><text:span text:style-name="_35_1"> </text:span><text:span text:style-name="_37_">t</text:span><text:span text:style-name="_33_5">a</text:span><text:span text:style-name="_36_2">b</text:span><text:span text:style-name="_31_4">l</text:span><text:span text:style-name="_34_0">e</text:span></text:p>
      <text:p text:style-name="P1"><text:span text:style-name="_31_7">(</text:span><text:span text:style-name="_33_8">T</text:span><text:span text:style-name="_37_0">A</text:span><text:span text:style-name="_31_3">B</text:span><text:span text:style-name="_33_2">L</text:span><text:span text:style-name="_36_0">E</text:span><text:span text:style-name="_31_"> </text:span><text:span text:style-name="_34_5">D</text:span><text:span text:style-name="_35_9">E</text:span><text:span text:style-name="_31_2">L</text:span><text:span text:style-name="_33_8">E</text:span><text:span text:style-name="_35_7">T</text:span><text:span text:style-name="_37_">E</text:span><text:span text:style-name="_33_5">D</text:span><text:span text:style-name="_36_3">)</text:span></text:p>
      <text:p text:style-name="P1"><text:span text:style-name="_33_5">T</text:span><text:span text:style-name="_37_5">h</text:span><text:span text:style-name="_31_7">e</text:span><text:span text:style-name="_32_6"> </text:span><text:span text:style-name="_37_0">o</text:span><text:span text:style-name="_31_7">u</text:span><text:span text:style-name="_34_4">t</text:span><text:span text:style-name="_36_0">p</text:span><text:span text:style-name="_32_5">u</text:span><text:span text:style-name="_33_9">t</text:span><text:span text:style-name="_35_1"> </text:span><text:span text:style-name="_32_3">s</text:span><text:span text:style-name="_34_8">i</text:span><text:span text:style-name="_37_3">g</text:span><text:span text:style-name="_31_8">n</text:span><text:span text:style-name="_33_3">a</text:span><text:span text:style-name="_37_3">l</text:span><text:span text:style-name="_31_8">s</text:span><text:span text:style-name="_33_9">,</text:span><text:span text:style-name="_35_1"> </text:span><text:span text:style-name="_39_">t</text:span><text:span text:style-name="_35_0">h</text:span><text:span text:style-name="_36_4">e</text:span><text:span text:style-name="_31_"> </text:span><text:span text:style-name="_33_7">o</text:span><text:span text:style-name="_37_4">n</text:span><text:span text:style-name="_32_3">l</text:span><text:span text:style-name="_33_2">y</text:span><text:span text:style-name="_35_1"> </text:span><text:span text:style-name="_31_8">e</text:span><text:span text:style-name="_34_7">x</text:span><text:span text:style-name="_37_2">t</text:span><text:span text:style-name="_32_3">e</text:span><text:span text:style-name="_34_3">r</text:span><text:span text:style-name="_36_8">n</text:span><text:span text:style-name="_31_4">a</text:span><text:span text:style-name="_33_5">l</text:span><text:span text:style-name="_35_7">l</text:span><text:span text:style-name="_38_">y</text:span><text:span text:style-name="_32_6"> </text:span><text:span text:style-name="_37_4">v</text:span><text:span text:style-name="_32_5">i</text:span><text:span text:style-name="_34_5">s</text:span><text:span text:style-name="_37_5">i</text:span><text:span text:style-name="_31_5">b</text:span><text:span text:style-name="_33_4">l</text:span><text:span text:style-name="_35_9">e</text:span><text:span text:style-name="_31_"> </text:span><text:span text:style-name="_33_7">i</text:span><text:span text:style-name="_37_0">n</text:span><text:span text:style-name="_31_9">d</text:span><text:span text:style-name="_33_4">i</text:span><text:span text:style-name="_36_7">c</text:span><text:span text:style-name="_31_2">a</text:span><text:span text:style-name="_33_2">t</text:span><text:span text:style-name="_36_2">i</text:span><text:span text:style-name="_32_3">o</text:span><text:span text:style-name="_33_8">n</text:span><text:span text:style-name="_35_1"> </text:span><text:span text:style-name="_32_3">o</text:span><text:span text:style-name="_33_9">f</text:span><text:span text:style-name="_35_1"> </text:span><text:span text:style-name="_32_2">t</text:span><text:span text:style-name="_35_0">h</text:span><text:span text:style-name="_35_9">e</text:span><text:span text:style-name="_31_"> </text:span><text:span text:style-name="_33_9">i</text:span><text:span text:style-name="_36_3">n</text:span><text:span text:style-name="_32_0">t</text:span><text:span text:style-name="_33_9">e</text:span><text:span text:style-name="_36_7">r</text:span><text:span text:style-name="_39_">n</text:span><text:span text:style-name="_35_0">a</text:span><text:span text:style-name="_36_7">l</text:span><text:span text:style-name="_31_"> </text:span><text:span text:style-name="_34_4">s</text:span><text:span text:style-name="_35_8">t</text:span><text:span text:style-name="_31_7">a</text:span><text:span text:style-name="_34_8">t</text:span><text:span text:style-name="_36_8">e</text:span><text:span text:style-name="_31_"> </text:span><text:span text:style-name="_33_2">(</text:span><text:span text:style-name="_36_2">t</text:span><text:span text:style-name="_31_2">h</text:span><text:span text:style-name="_33_7">e</text:span><text:span text:style-name="_35_1"> </text:span><text:span text:style-name="_31_3">l</text:span><text:span text:style-name="_34_7">i</text:span><text:span text:style-name="_36_8">g</text:span><text:span text:style-name="_31_7">h</text:span><text:span text:style-name="_33_2">t</text:span><text:span text:style-name="_37_3">)</text:span><text:span text:style-name="_31_"> </text:span><text:span text:style-name="_34_3">a</text:span><text:span text:style-name="_36_4">r</text:span><text:span text:style-name="_31_7">e</text:span><text:span text:style-name="_32_6"> </text:span><text:span text:style-name="_37_5">d</text:span><text:span text:style-name="_32_4">e</text:span><text:span text:style-name="_34_3">s</text:span><text:span text:style-name="_35_8">c</text:span><text:span text:style-name="_38_">r</text:span><text:span text:style-name="_35_0">i</text:span><text:span text:style-name="_37_2">b</text:span><text:span text:style-name="_38_">e</text:span><text:span text:style-name="_33_4">d</text:span><text:span text:style-name="_35_1"> </text:span><text:span text:style-name="_32_4">b</text:span><text:span text:style-name="_34_0">y</text:span><text:span text:style-name="_35_1"> </text:span><text:span text:style-name="_31_9">t</text:span><text:span text:style-name="_34_3">h</text:span><text:span text:style-name="_37_2">e</text:span><text:span text:style-name="_31_"> </text:span><text:span text:style-name="_34_5">t</text:span><text:span text:style-name="_35_9">a</text:span><text:span text:style-name="_31_0">b</text:span><text:span text:style-name="_34_9">l</text:span><text:span text:style-name="_36_5">e</text:span></text:p>
      <text:p text:style-name="P1"><text:span text:style-name="_34_8">S</text:span><text:span text:style-name="_37_2">t</text:span><text:span text:style-name="_38_">a</text:span><text:span text:style-name="_34_9">t</text:span><text:span text:style-name="_36_2">e</text:span><text:span text:style-name="_31_"> </text:span><text:span text:style-name="_35_0">q</text:span><text:span text:style-name="_35_9">1</text:span><text:span text:style-name="_31_"> </text:span><text:span text:style-name="_34_3">q</text:span><text:span text:style-name="_36_8">2</text:span><text:span text:style-name="_31_"> </text:span><text:span text:style-name="_34_0">q</text:span><text:span text:style-name="_37_5">3</text:span></text:p>
      <text:p text:style-name="P1"><text:span text:style-name="_33_7">o</text:span><text:span text:style-name="_37_4">u</text:span><text:span text:style-name="_39_">t</text:span><text:span text:style-name="_35_0">p</text:span><text:span text:style-name="_37_4">u</text:span><text:span text:style-name="_38_">t</text:span><text:span text:style-name="_32_6"> </text:span><text:span text:style-name="_35_9">o</text:span><text:span text:style-name="_31_9">0</text:span><text:span text:style-name="_32_6"> </text:span><text:span text:style-name="_36_8">o</text:span><text:span text:style-name="_32_0">0</text:span><text:span text:style-name="_32_6"> </text:span><text:span text:style-name="_36_7">o</text:span><text:span text:style-name="_32_0">1</text:span></text:p>
      <text:p text:style-name="P1"><text:span text:style-name="_36_0">T</text:span><text:span text:style-name="_38_">h</text:span><text:span text:style-name="_34_8">i</text:span><text:span text:style-name="_35_7">s</text:span><text:span text:style-name="_31_"> </text:span><text:span text:style-name="_33_5">e</text:span><text:span text:style-name="_35_9">x</text:span><text:span text:style-name="_38_">a</text:span><text:span text:style-name="_35_0">m</text:span><text:span text:style-name="_36_7">p</text:span><text:span text:style-name="_32_3">l</text:span><text:span text:style-name="_33_2">e</text:span><text:span text:style-name="_35_1"> </text:span><text:span text:style-name="_32_5">i</text:span><text:span text:style-name="_34_0">s</text:span><text:span text:style-name="_35_1"> </text:span><text:span text:style-name="_31_9">t</text:span><text:span text:style-name="_34_8">y</text:span><text:span text:style-name="_36_7">p</text:span><text:span text:style-name="_32_5">i</text:span><text:span text:style-name="_34_4">c</text:span><text:span text:style-name="_37_4">a</text:span><text:span text:style-name="_32_0">l</text:span><text:span text:style-name="_32_6"> </text:span><text:span text:style-name="_37_0">o</text:span><text:span text:style-name="_31_9">f</text:span><text:span text:style-name="_32_6"> </text:span><text:span text:style-name="_37_5">d</text:span><text:span text:style-name="_37_">i</text:span><text:span text:style-name="_35_0">s</text:span><text:span text:style-name="_36_7">c</text:span><text:span text:style-name="_31_8">r</text:span><text:span text:style-name="_33_4">e</text:span><text:span text:style-name="_36_8">t</text:span><text:span text:style-name="_38_">e</text:span>-<text:span text:style-name="_36_8">s</text:span><text:span text:style-name="_31_5">t</text:span><text:span text:style-name="_34_4">a</text:span><text:span text:style-name="_37_3">t</text:span><text:span text:style-name="_31_0">e</text:span><text:span text:style-name="_32_6"> </text:span><text:span text:style-name="_36_4">m</text:span><text:span text:style-name="_32_4">a</text:span><text:span text:style-name="_34_2">c</text:span><text:span text:style-name="_35_7">h</text:span><text:span text:style-name="_37_">i</text:span><text:span text:style-name="_33_3">n</text:span><text:span text:style-name="_36_5">e</text:span><text:span text:style-name="_31_9">s</text:span><text:span text:style-name="_34_8">.</text:span><text:span text:style-name="_35_1"> </text:span><text:span text:style-name="_32_2">T</text:span><text:span text:style-name="_33_3">h</text:span><text:span text:style-name="_37_5">e</text:span><text:span text:style-name="_39_">y</text:span><text:span text:style-name="_32_6"> </text:span><text:span text:style-name="_35_9">c</text:span><text:span text:style-name="_31_7">a</text:span><text:span text:style-name="_35_0">n</text:span><text:span text:style-name="_35_1"> </text:span><text:span text:style-name="_32_4">b</text:span><text:span text:style-name="_33_8">e</text:span><text:span text:style-name="_35_1"> </text:span><text:span text:style-name="_31_0">d</text:span><text:span text:style-name="_33_7">e</text:span><text:span text:style-name="_35_7">s</text:span><text:span text:style-name="_31_3">c</text:span><text:span text:style-name="_34_3">r</text:span><text:span text:style-name="_36_7">i</text:span><text:span text:style-name="_32_2">b</text:span><text:span text:style-name="_34_7">e</text:span><text:span text:style-name="_36_4">d</text:span><text:span text:style-name="_31_"> </text:span><text:span text:style-name="_34_9">b</text:span><text:span text:style-name="_36_5">y</text:span><text:span text:style-name="_31_"> </text:span><text:span text:style-name="_34_2">s</text:span><text:span text:style-name="_37_5">u</text:span><text:span text:style-name="_32_0">c</text:span><text:span text:style-name="_34_8">h</text:span><text:span text:style-name="_35_1"> </text:span><text:span text:style-name="_31_5">t</text:span><text:span text:style-name="_34_5">a</text:span><text:span text:style-name="_36_8">b</text:span><text:span text:style-name="_31_4">l</text:span><text:span text:style-name="_34_7">e</text:span><text:span text:style-name="_36_4">s</text:span><text:span text:style-name="_31_"> </text:span><text:span text:style-name="_34_2">p</text:span><text:span text:style-name="_36_4">r</text:span><text:span text:style-name="_31_4">o</text:span><text:span text:style-name="_33_9">v</text:span><text:span text:style-name="_36_2">i</text:span><text:span text:style-name="_31_5">d</text:span><text:span text:style-name="_33_4">e</text:span><text:span text:style-name="_35_7">d</text:span><text:span text:style-name="_31_"> </text:span><text:span text:style-name="_34_5">t</text:span><text:span text:style-name="_36_4">h</text:span><text:span text:style-name="_32_4">e</text:span><text:span text:style-name="_33_5">y</text:span><text:span text:style-name="_35_1"> </text:span><text:span text:style-name="_32_5">h</text:span><text:span text:style-name="_34_3">a</text:span><text:span text:style-name="_37_4">v</text:span><text:span text:style-name="_38_">e</text:span><text:span text:style-name="_32_6"> </text:span><text:span text:style-name="_37_5">o</text:span><text:span text:style-name="_32_4">n</text:span><text:span text:style-name="_35_0">l</text:span><text:span text:style-name="_37_4">y</text:span><text:span text:style-name="_31_"> </text:span><text:span text:style-name="_33_5">a</text:span><text:span text:style-name="_35_1"> </text:span><text:span text:style-name="_31_2">f</text:span><text:span text:style-name="_34_3">i</text:span><text:span text:style-name="_37_3">n</text:span><text:span text:style-name="_37_">i</text:span><text:span text:style-name="_35_0">t</text:span><text:span text:style-name="_35_9">e</text:span><text:span text:style-name="_31_"> </text:span><text:span text:style-name="_33_4">n</text:span><text:span text:style-name="_37_3">u</text:span><text:span text:style-name="_31_5">m</text:span><text:span text:style-name="_33_8">b</text:span><text:span text:style-name="_36_4">e</text:span><text:span text:style-name="_32_0">r</text:span><text:span text:style-name="_32_6"> </text:span><text:span text:style-name="_36_0">o</text:span><text:span text:style-name="_31_4">f</text:span><text:span text:style-name="_32_6"> </text:span><text:span text:style-name="_36_8">p</text:span><text:span text:style-name="_31_0">o</text:span><text:span text:style-name="_33_2">s</text:span><text:span text:style-name="_36_7">s</text:span><text:span text:style-name="_32_4">i</text:span><text:span text:style-name="_33_9">b</text:span><text:span text:style-name="_37_0">l</text:span><text:span text:style-name="_31_2">e</text:span><text:span text:style-name="_32_6"> </text:span><text:span text:style-name="_37_2">s</text:span><text:span text:style-name="_32_5">t</text:span><text:span text:style-name="_34_0">a</text:span><text:span text:style-name="_36_3">t</text:span><text:span text:style-name="_39_">e</text:span><text:span text:style-name="_34_4">s</text:span><text:span text:style-name="_36_2">.</text:span></text:p>
      <text:p text:style-name="P1"><text:span text:style-name="_34_2">I</text:span><text:span text:style-name="_36_4">t</text:span><text:span text:style-name="_31_"> </text:span><text:span text:style-name="_34_3">w</text:span><text:span text:style-name="_35_8">i</text:span><text:span text:style-name="_32_0">l</text:span><text:span text:style-name="_33_4">l</text:span><text:span text:style-name="_35_1"> </text:span><text:span text:style-name="_32_4">s</text:span><text:span text:style-name="_35_0">e</text:span><text:span text:style-name="_37_5">e</text:span><text:span text:style-name="_31_4">m</text:span><text:span text:style-name="_32_6"> </text:span><text:span text:style-name="_36_5">t</text:span><text:span text:style-name="_32_3">h</text:span><text:span text:style-name="_34_4">a</text:span><text:span text:style-name="_37_4">t</text:span><text:span text:style-name="_31_"> </text:span><text:span text:style-name="_33_8">g</text:span><text:span text:style-name="_36_4">i</text:span><text:span text:style-name="_32_4">v</text:span><text:span text:style-name="_34_9">e</text:span><text:span text:style-name="_36_2">n</text:span><text:span text:style-name="_31_"> </text:span><text:span text:style-name="_33_5">t</text:span><text:span text:style-name="_35_9">h</text:span><text:span text:style-name="_32_4">e</text:span><text:span text:style-name="_32_6"> </text:span><text:span text:style-name="_37_5">i</text:span><text:span text:style-name="_31_9">n</text:span><text:span text:style-name="_34_3">i</text:span><text:span text:style-name="_35_8">t</text:span><text:span text:style-name="_31_3">i</text:span><text:span text:style-name="_34_7">a</text:span><text:span text:style-name="_37_0">l</text:span><text:span text:style-name="_31_"> </text:span><text:span text:style-name="_34_5">s</text:span><text:span text:style-name="_36_9">t</text:span><text:span text:style-name="_37_">a</text:span><text:span text:style-name="_33_4">t</text:span><text:span text:style-name="_37_2">e</text:span><text:span text:style-name="_31_"> </text:span><text:span text:style-name="_33_4">o</text:span><text:span text:style-name="_36_5">f</text:span><text:span text:style-name="_31_"> </text:span><text:span text:style-name="_33_5">t</text:span><text:span text:style-name="_35_8">h</text:span><text:span text:style-name="_31_2">e</text:span><text:span text:style-name="_32_6"> </text:span><text:span text:style-name="_36_3">m</text:span><text:span text:style-name="_32_4">a</text:span><text:span text:style-name="_34_7">c</text:span><text:span text:style-name="_37_2">h</text:span><text:span text:style-name="_37_">i</text:span><text:span text:style-name="_34_2">n</text:span><text:span text:style-name="_35_9">e</text:span><text:span text:style-name="_31_"> </text:span><text:span text:style-name="_34_7">a</text:span><text:span text:style-name="_36_0">n</text:span><text:span text:style-name="_31_3">d</text:span><text:span text:style-name="_32_6"> </text:span><text:span text:style-name="_37_2">t</text:span><text:span text:style-name="_31_3">h</text:span><text:span text:style-name="_33_7">e</text:span><text:span text:style-name="_35_1"> </text:span><text:span text:style-name="_31_0">i</text:span><text:span text:style-name="_34_2">n</text:span><text:span text:style-name="_36_9">p</text:span><text:span text:style-name="_38_">u</text:span><text:span text:style-name="_33_9">t</text:span><text:span text:style-name="_35_1"> </text:span><text:span text:style-name="_31_5">s</text:span><text:span text:style-name="_33_3">i</text:span><text:span text:style-name="_37_5">g</text:span><text:span text:style-name="_31_3">n</text:span><text:span text:style-name="_33_3">a</text:span><text:span text:style-name="_36_0">l</text:span><text:span text:style-name="_32_3">s</text:span><text:span text:style-name="_32_6"> </text:span><text:span text:style-name="_37_4">i</text:span><text:span text:style-name="_32_4">t</text:span><text:span text:style-name="_32_6"> </text:span><text:span text:style-name="_35_8">i</text:span><text:span text:style-name="_31_8">s</text:span><text:span text:style-name="_32_6"> </text:span><text:span text:style-name="_36_5">a</text:span><text:span text:style-name="_32_0">l</text:span><text:span text:style-name="_33_3">w</text:span><text:span text:style-name="_36_3">a</text:span><text:span text:style-name="_32_2">y</text:span><text:span text:style-name="_34_4">s</text:span><text:span text:style-name="_35_1"> </text:span><text:span text:style-name="_32_0">p</text:span><text:span text:style-name="_34_7">o</text:span><text:span text:style-name="_37_3">s</text:span><text:span text:style-name="_31_4">s</text:span><text:span text:style-name="_33_4">i</text:span><text:span text:style-name="_36_4">b</text:span><text:span text:style-name="_31_8">l</text:span><text:span text:style-name="_33_7">e</text:span><text:span text:style-name="_35_1"> </text:span><text:span text:style-name="_37_">t</text:span><text:span text:style-name="_34_5">o</text:span><text:span text:style-name="_35_1"> </text:span><text:span text:style-name="_31_4">p</text:span><text:span text:style-name="_34_7">r</text:span><text:span text:style-name="_36_8">e</text:span><text:span text:style-name="_39_">d</text:span><text:span text:style-name="_34_0">i</text:span><text:span text:style-name="_36_3">c</text:span><text:span text:style-name="_32_3">t</text:span><text:span text:style-name="_32_6"> </text:span><text:span text:style-name="_35_8">a</text:span><text:span text:style-name="_31_9">l</text:span><text:span text:style-name="_33_4">l</text:span><text:span text:style-name="_35_1"> </text:span><text:span text:style-name="_31_9">f</text:span><text:span text:style-name="_33_3">u</text:span><text:span text:style-name="_36_2">t</text:span><text:span text:style-name="_32_0">u</text:span><text:span text:style-name="_33_5">r</text:span><text:span text:style-name="_37_4">e</text:span><text:span text:style-name="_31_"> </text:span><text:span text:style-name="_33_2">s</text:span><text:span text:style-name="_36_9">t</text:span><text:span text:style-name="_32_3">a</text:span><text:span text:style-name="_33_5">t</text:span><text:span text:style-name="_36_8">e</text:span><text:span text:style-name="_31_9">s</text:span><text:span text:style-name="_33_5">,</text:span><text:span text:style-name="_35_1"> </text:span><text:span text:style-name="_32_3">T</text:span><text:span text:style-name="_33_9">h</text:span><text:span text:style-name="_37_5">i</text:span><text:span text:style-name="_31_5">s</text:span><text:span text:style-name="_32_6"> </text:span><text:span text:style-name="_37_4">i</text:span><text:span text:style-name="_32_4">s</text:span><text:span text:style-name="_32_6"> </text:span><text:span text:style-name="_35_9">r</text:span><text:span text:style-name="_38_">e</text:span><text:span text:style-name="_33_3">m</text:span><text:span text:style-name="_36_9">i</text:span><text:span text:style-name="_32_0">n</text:span><text:span text:style-name="_34_5">i</text:span><text:span text:style-name="_36_2">s</text:span><text:span text:style-name="_31_2">c</text:span><text:span text:style-name="_34_4">e</text:span><text:span text:style-name="_35_7">n</text:span><text:span text:style-name="_31_7">t</text:span><text:span text:style-name="_32_6"> </text:span><text:span text:style-name="_36_9">o</text:span><text:span text:style-name="_32_2">f</text:span><text:span text:style-name="_32_6"> </text:span><text:span text:style-name="_35_7">L</text:span><text:span text:style-name="_37_">a</text:span><text:span text:style-name="_33_4">p</text:span><text:span text:style-name="_36_5">l</text:span><text:span text:style-name="_37_">a</text:span><text:span text:style-name="_34_4">c</text:span><text:span text:style-name="_37_0">e</text:span><text:span text:style-name="_37_">'</text:span><text:span text:style-name="_33_7">s</text:span><text:span text:style-name="_35_1"> </text:span><text:span text:style-name="_32_3">v</text:span><text:span text:style-name="_33_3">i</text:span><text:span text:style-name="_36_3">e</text:span><text:span text:style-name="_31_9">w</text:span><text:span text:style-name="_32_6"> </text:span><text:span text:style-name="_36_4">t</text:span><text:span text:style-name="_32_2">h</text:span><text:span text:style-name="_33_8">a</text:span><text:span text:style-name="_36_9">t</text:span><text:span text:style-name="_31_"> </text:span><text:span text:style-name="_34_3">f</text:span><text:span text:style-name="_36_2">r</text:span><text:span text:style-name="_31_3">o</text:span><text:span text:style-name="_34_4">m</text:span><text:span text:style-name="_35_1"> </text:span><text:span text:style-name="_31_4">t</text:span><text:span text:style-name="_34_4">h</text:span><text:span text:style-name="_36_5">e</text:span><text:span text:style-name="_31_"> </text:span><text:span text:style-name="_34_9">c</text:span><text:span text:style-name="_37_5">o</text:span><text:span text:style-name="_31_4">m</text:span><text:span text:style-name="_33_8">p</text:span><text:span text:style-name="_36_4">l</text:span><text:span text:style-name="_38_">e</text:span><text:span text:style-name="_33_2">t</text:span><text:span text:style-name="_36_3">e</text:span><text:span text:style-name="_31_"> </text:span><text:span text:style-name="_33_2">s</text:span><text:span text:style-name="_36_3">t</text:span><text:span text:style-name="_32_5">a</text:span><text:span text:style-name="_33_8">t</text:span><text:span text:style-name="_37_3">e</text:span><text:span text:style-name="_31_"> </text:span><text:span text:style-name="_33_5">o</text:span><text:span text:style-name="_35_7">f</text:span><text:span text:style-name="_31_"> </text:span><text:span text:style-name="_33_2">t</text:span><text:span text:style-name="_36_3">h</text:span><text:span text:style-name="_32_2">e</text:span><text:span text:style-name="_32_6"> </text:span><text:span text:style-name="_36_5">u</text:span><text:span text:style-name="_31_0">n</text:span><text:span text:style-name="_34_4">i</text:span><text:span text:style-name="_37_0">v</text:span><text:span text:style-name="_32_5">e</text:span><text:span text:style-name="_34_7">r</text:span><text:span text:style-name="_36_3">s</text:span><text:span text:style-name="_37_">e</text:span><text:span text:style-name="_32_6"> </text:span><text:span text:style-name="_36_9">a</text:span><text:span text:style-name="_31_4">t</text:span><text:span text:style-name="_32_6"> </text:span><text:span text:style-name="_36_8">o</text:span><text:span text:style-name="_32_3">n</text:span><text:span text:style-name="_34_8">e</text:span><text:span text:style-name="_35_1"> </text:span><text:span text:style-name="_31_2">m</text:span><text:span text:style-name="_34_8">o</text:span><text:span text:style-name="_37_2">m</text:span><text:span text:style-name="_31_3">e</text:span><text:span text:style-name="_33_7">n</text:span><text:span text:style-name="_36_7">t</text:span><text:span text:style-name="_31_"> </text:span><text:span text:style-name="_34_0">o</text:span><text:span text:style-name="_37_5">f</text:span><text:span text:style-name="_31_"> </text:span><text:span text:style-name="_34_7">t</text:span><text:span text:style-name="_37_4">i</text:span><text:span text:style-name="_31_8">m</text:span><text:span text:style-name="_34_8">e</text:span><text:span text:style-name="_36_3">,</text:span><text:span text:style-name="_31_"> </text:span><text:span text:style-name="_35_0">a</text:span><text:span text:style-name="_36_7">s</text:span><text:span text:style-name="_31_"> </text:span><text:span text:style-name="_33_9">d</text:span><text:span text:style-name="_37_3">e</text:span><text:span text:style-name="_38_">s</text:span><text:span text:style-name="_34_4">c</text:span><text:span text:style-name="_36_2">r</text:span><text:span text:style-name="_31_2">i</text:span><text:span text:style-name="_34_5">b</text:span><text:span text:style-name="_37_3">e</text:span><text:span text:style-name="_31_3">d</text:span><text:span text:style-name="_32_6"> </text:span><text:span text:style-name="_35_8">b</text:span><text:span text:style-name="_31_7">y</text:span><text:span text:style-name="_32_6"> </text:span><text:span text:style-name="_37_2">t</text:span><text:span text:style-name="_32_4">h</text:span><text:span text:style-name="_34_5">e</text:span><text:span text:style-name="_35_1"> </text:span><text:span text:style-name="_32_3">p</text:span><text:span text:style-name="_34_7">o</text:span><text:span text:style-name="_36_4">s</text:span><text:span text:style-name="_32_2">i</text:span><text:span text:style-name="_34_2">t</text:span><text:span text:style-name="_36_8">i</text:span><text:span text:style-name="_31_3">o</text:span><text:span text:style-name="_34_4">n</text:span><text:span text:style-name="_36_0">s</text:span><text:span text:style-name="_31_"> </text:span><text:span text:style-name="_34_0">a</text:span><text:span text:style-name="_36_2">n</text:span><text:span text:style-name="_31_3">d</text:span><text:span text:style-name="_32_6"> </text:span><text:span text:style-name="_36_2">v</text:span><text:span text:style-name="_32_3">e</text:span><text:span text:style-name="_33_5">l</text:span><text:span text:style-name="_37_0">o</text:span><text:span text:style-name="_32_0">c</text:span><text:span text:style-name="_33_9">i</text:span><text:span text:style-name="_36_7">t</text:span><text:span text:style-name="_31_7">i</text:span><text:span text:style-name="_34_9">e</text:span><text:span text:style-name="_36_5">s</text:span><text:span text:style-name="_31_"> </text:span><text:span text:style-name="_34_7">o</text:span><text:span text:style-name="_36_2">f</text:span><text:span text:style-name="_31_"> </text:span><text:span text:style-name="_34_4">a</text:span><text:span text:style-name="_35_9">l</text:span><text:span text:style-name="_31_2">l</text:span><text:span text:style-name="_32_6"> </text:span><text:span text:style-name="_35_9">p</text:span><text:span text:style-name="_32_4">a</text:span><text:span text:style-name="_33_9">r</text:span><text:span text:style-name="_35_7">t</text:span><text:span text:style-name="_32_0">i</text:span><text:span text:style-name="_33_7">c</text:span><text:span text:style-name="_37_0">l</text:span><text:span text:style-name="_32_3">e</text:span><text:span text:style-name="_34_2">s</text:span><text:span text:style-name="_36_8">,</text:span><text:span text:style-name="_31_"> </text:span><text:span text:style-name="_33_2">i</text:span><text:span text:style-name="_36_9">t</text:span><text:span text:style-name="_31_"> </text:span><text:span text:style-name="_33_2">s</text:span><text:span text:style-name="_36_9">h</text:span><text:span text:style-name="_31_3">o</text:span><text:span text:style-name="_34_4">u</text:span><text:span text:style-name="_35_7">l</text:span><text:span text:style-name="_31_7">d</text:span><text:span text:style-name="_32_6"> </text:span><text:span text:style-name="_37_0">b</text:span><text:span text:style-name="_31_9">e</text:span><text:span text:style-name="_32_6"> </text:span><text:span text:style-name="_36_5">p</text:span><text:span text:style-name="_31_8">o</text:span><text:span text:style-name="_33_4">s</text:span><text:span text:style-name="_37_3">s</text:span><text:span text:style-name="_38_">i</text:span><text:span text:style-name="_34_4">b</text:span><text:span text:style-name="_35_8">l</text:span><text:span text:style-name="_31_8">e</text:span><text:span text:style-name="_32_6"> </text:span><text:span text:style-name="_35_8">t</text:span><text:span text:style-name="_31_2">o</text:span><text:span text:style-name="_32_6"> </text:span><text:span text:style-name="_36_3">p</text:span><text:span text:style-name="_32_3">r</text:span><text:span text:style-name="_33_7">e</text:span><text:span text:style-name="_36_5">d</text:span><text:span text:style-name="_32_5">i</text:span><text:span text:style-name="_34_2">c</text:span><text:span text:style-name="_37_5">t</text:span><text:span text:style-name="_31_"> </text:span><text:span text:style-name="_34_4">a</text:span><text:span text:style-name="_36_7">l</text:span><text:span text:style-name="_31_3">l</text:span><text:span text:style-name="_32_6"> </text:span><text:span text:style-name="_36_8">f</text:span><text:span text:style-name="_32_5">u</text:span><text:span text:style-name="_34_5">t</text:span><text:span text:style-name="_37_4">u</text:span><text:span text:style-name="_31_7">r</text:span><text:span text:style-name="_34_8">e</text:span><text:span text:style-name="_35_1"> </text:span><text:span text:style-name="_31_4">s</text:span><text:span text:style-name="_34_3">t</text:span><text:span text:style-name="_37_5">a</text:span><text:span text:style-name="_37_">t</text:span><text:span text:style-name="_34_0">e</text:span><text:span text:style-name="_37_2">s</text:span><text:span text:style-name="_32_3">.</text:span><text:span text:style-name="_32_6"> </text:span><text:span text:style-name="_37_3">T</text:span><text:span text:style-name="_32_4">h</text:span><text:span text:style-name="_34_8">e</text:span><text:span text:style-name="_35_1"> </text:span><text:span text:style-name="_31_8">p</text:span><text:span text:style-name="_34_9">r</text:span><text:span text:style-name="_36_2">e</text:span><text:span text:style-name="_32_4">d</text:span><text:span text:style-name="_33_7">i</text:span><text:span text:style-name="_35_9">c</text:span><text:span text:style-name="_32_4">t</text:span><text:span text:style-name="_34_0">i</text:span><text:span text:style-name="_37_5">o</text:span><text:span text:style-name="_31_7">n</text:span><text:span text:style-name="_32_6"> </text:span><text:span text:style-name="_36_3">w</text:span><text:span text:style-name="_37_">h</text:span><text:span text:style-name="_33_7">i</text:span><text:span text:style-name="_36_0">c</text:span><text:span text:style-name="_31_0">h</text:span><text:span text:style-name="_32_6"> </text:span><text:span text:style-name="_37_5">w</text:span><text:span text:style-name="_32_3">e</text:span><text:span text:style-name="_32_6"> </text:span><text:span text:style-name="_35_7">a</text:span><text:span text:style-name="_37_">r</text:span><text:span text:style-name="_34_4">e</text:span><text:span text:style-name="_35_1"> </text:span><text:span text:style-name="_32_0">c</text:span><text:span text:style-name="_35_0">o</text:span><text:span text:style-name="_36_7">n</text:span><text:span text:style-name="_32_4">s</text:span><text:span text:style-name="_34_0">i</text:span><text:span text:style-name="_36_0">d</text:span><text:span text:style-name="_32_2">e</text:span><text:span text:style-name="_33_9">r</text:span><text:span text:style-name="_36_7">i</text:span><text:span text:style-name="_37_">n</text:span><text:span text:style-name="_34_9">g</text:span><text:span text:style-name="_35_1"> </text:span><text:span text:style-name="_37_">i</text:span><text:span text:style-name="_34_8">s</text:span><text:span text:style-name="_36_2">,</text:span><text:span text:style-name="_31_"> </text:span><text:span text:style-name="_33_8">h</text:span><text:span text:style-name="_36_8">o</text:span><text:span text:style-name="_31_7">w</text:span><text:span text:style-name="_34_8">e</text:span><text:span text:style-name="_37_4">v</text:span><text:span text:style-name="_32_5">e</text:span><text:span text:style-name="_35_0">r</text:span><text:span text:style-name="_36_3">,</text:span><text:span text:style-name="_31_"> </text:span><text:span text:style-name="_33_3">r</text:span><text:span text:style-name="_36_3">a</text:span><text:span text:style-name="_31_2">t</text:span><text:span text:style-name="_34_0">h</text:span><text:span text:style-name="_36_3">e</text:span><text:span text:style-name="_39_">r</text:span><text:span text:style-name="_32_6"> </text:span><text:span text:style-name="_36_3">n</text:span><text:span text:style-name="_31_9">e</text:span><text:span text:style-name="_34_5">a</text:span><text:span text:style-name="_35_9">r</text:span><text:span text:style-name="_31_4">e</text:span><text:span text:style-name="_34_0">r</text:span><text:span text:style-name="_35_1"> </text:span><text:span text:style-name="_31_8">t</text:span><text:span text:style-name="_33_4">o</text:span><text:span text:style-name="_35_1"> </text:span><text:span text:style-name="_32_5">p</text:span><text:span text:style-name="_34_0">r</text:span><text:span text:style-name="_37_0">a</text:span><text:span text:style-name="_31_0">c</text:span><text:span text:style-name="_34_7">t</text:span><text:span text:style-name="_35_9">i</text:span><text:span text:style-name="_31_0">c</text:span><text:span text:style-name="_33_3">a</text:span><text:span text:style-name="_37_5">b</text:span><text:span text:style-name="_32_5">i</text:span><text:span text:style-name="_33_8">l</text:span><text:span text:style-name="_35_8">i</text:span><text:span text:style-name="_31_2">t</text:span><text:span text:style-name="_34_9">y</text:span><text:span text:style-name="_35_1"> </text:span><text:span text:style-name="_31_8">t</text:span><text:span text:style-name="_33_5">h</text:span><text:span text:style-name="_37_2">a</text:span><text:span text:style-name="_31_3">n</text:span><text:span text:style-name="_32_6"> </text:span><text:span text:style-name="_36_4">t</text:span><text:span text:style-name="_32_4">h</text:span><text:span text:style-name="_34_0">a</text:span><text:span text:style-name="_36_3">t</text:span><text:span text:style-name="_31_"> </text:span><text:span text:style-name="_33_7">c</text:span><text:span text:style-name="_36_2">o</text:span><text:span text:style-name="_31_3">n</text:span><text:span text:style-name="_33_3">s</text:span><text:span text:style-name="_36_8">i</text:span><text:span text:style-name="_31_9">d</text:span><text:span text:style-name="_33_7">e</text:span><text:span text:style-name="_36_7">r</text:span><text:span text:style-name="_31_8">e</text:span><text:span text:style-name="_34_0">d</text:span><text:span text:style-name="_35_1"> </text:span><text:span text:style-name="_31_5">b</text:span><text:span text:style-name="_34_8">y</text:span><text:span text:style-name="_35_1"> </text:span><text:span text:style-name="_31_8">L</text:span><text:span text:style-name="_33_9">a</text:span><text:span text:style-name="_36_7">p</text:span><text:span text:style-name="_31_7">l</text:span><text:span text:style-name="_34_0">a</text:span><text:span text:style-name="_36_4">c</text:span><text:span text:style-name="_32_2">e</text:span><text:span text:style-name="_34_9">.</text:span><text:span text:style-name="_35_1"> </text:span><text:span text:style-name="_32_5">T</text:span><text:span text:style-name="_33_2">h</text:span><text:span text:style-name="_36_3">e</text:span><text:span text:style-name="_31_"> </text:span><text:span text:style-name="_33_8">s</text:span><text:span text:style-name="_36_4">y</text:span><text:span text:style-name="_31_5">s</text:span><text:span text:style-name="_33_3">t</text:span><text:span text:style-name="_36_2">e</text:span><text:span text:style-name="_31_7">m</text:span><text:span text:style-name="_32_6"> </text:span><text:span text:style-name="_35_9">o</text:span><text:span text:style-name="_32_3">f</text:span><text:span text:style-name="_32_6"> </text:span><text:span text:style-name="_36_8">t</text:span><text:span text:style-name="_32_5">h</text:span><text:span text:style-name="_33_8">e</text:span><text:span text:style-name="_35_1"> </text:span><text:span text:style-name="_32_4">"</text:span><text:span text:style-name="_34_4">u</text:span><text:span text:style-name="_35_9">n</text:span><text:span text:style-name="_39_">i</text:span><text:span text:style-name="_34_2">v</text:span><text:span text:style-name="_35_7">e</text:span><text:span text:style-name="_31_8">r</text:span><text:span text:style-name="_33_5">s</text:span><text:span text:style-name="_36_4">e</text:span><text:span text:style-name="_31_"> </text:span><text:span text:style-name="_34_4">a</text:span><text:span text:style-name="_36_9">s</text:span><text:span text:style-name="_31_"> </text:span><text:span text:style-name="_33_2">a</text:span><text:span text:style-name="_35_1"> </text:span><text:span text:style-name="_32_2">w</text:span><text:span text:style-name="_33_3">h</text:span><text:span text:style-name="_36_3">o</text:span><text:span text:style-name="_31_9">l</text:span><text:span text:style-name="_34_5">e</text:span><text:span text:style-name="_36_0">"</text:span><text:span text:style-name="_31_"> </text:span><text:span text:style-name="_33_3">i</text:span><text:span text:style-name="_37_5">s</text:span><text:span text:style-name="_31_"> </text:span><text:span text:style-name="_34_4">s</text:span><text:span text:style-name="_37_3">u</text:span><text:span text:style-name="_32_5">c</text:span><text:span text:style-name="_33_9">h</text:span><text:span text:style-name="_35_1"> </text:span><text:span text:style-name="_32_2">t</text:span><text:span text:style-name="_33_4">h</text:span><text:span text:style-name="_37_5">a</text:span><text:span text:style-name="_32_2">t</text:span><text:span text:style-name="_32_6"> </text:span><text:span text:style-name="_36_7">q</text:span><text:span text:style-name="_31_0">u</text:span><text:span text:style-name="_35_0">i</text:span><text:span text:style-name="_36_9">t</text:span><text:span text:style-name="_31_8">e</text:span><text:span text:style-name="_32_6"> </text:span><text:span text:style-name="_37_3">s</text:span><text:span text:style-name="_37_">m</text:span><text:span text:style-name="_33_7">a</text:span><text:span text:style-name="_36_4">l</text:span><text:span text:style-name="_31_5">l</text:span><text:span text:style-name="_32_6"> </text:span><text:span text:style-name="_36_3">e</text:span><text:span text:style-name="_32_5">r</text:span><text:span text:style-name="_33_5">r</text:span><text:span text:style-name="_36_9">o</text:span><text:span text:style-name="_37_">r</text:span><text:span text:style-name="_35_0">s</text:span><text:span text:style-name="_35_1"> </text:span><text:span text:style-name="_31_3">i</text:span><text:span text:style-name="_33_7">n</text:span><text:span text:style-name="_35_1"> </text:span><text:span text:style-name="_32_2">t</text:span><text:span text:style-name="_33_8">h</text:span><text:span text:style-name="_36_7">e</text:span><text:span text:style-name="_31_"> </text:span><text:span text:style-name="_34_0">i</text:span><text:span text:style-name="_37_3">n</text:span><text:span text:style-name="_32_2">i</text:span><text:span text:style-name="_33_3">t</text:span><text:span text:style-name="_36_2">i</text:span><text:span text:style-name="_32_5">a</text:span><text:span text:style-name="_34_9">l</text:span><text:span text:style-name="_35_1"> </text:span><text:span text:style-name="_31_7">c</text:span><text:span text:style-name="_34_9">o</text:span><text:span text:style-name="_37_4">n</text:span><text:span text:style-name="_31_7">d</text:span><text:span text:style-name="_33_9">i</text:span><text:span text:style-name="_37_2">t</text:span><text:span text:style-name="_31_8">i</text:span><text:span text:style-name="_34_0">o</text:span><text:span text:style-name="_36_9">n</text:span><text:span text:style-name="_32_0">s</text:span><text:span text:style-name="_32_6"> </text:span><text:span text:style-name="_37_3">c</text:span><text:span text:style-name="_32_3">a</text:span><text:span text:style-name="_34_0">n</text:span><text:span text:style-name="_35_1"> </text:span><text:span text:style-name="_31_2">h</text:span><text:span text:style-name="_33_9">a</text:span><text:span text:style-name="_36_0">v</text:span><text:span text:style-name="_31_3">e</text:span><text:span text:style-name="_32_6"> </text:span><text:span text:style-name="_36_8">a</text:span><text:span text:style-name="_31_8">n</text:span><text:span text:style-name="_32_6"> </text:span><text:span text:style-name="_36_4">o</text:span><text:span text:style-name="_31_8">v</text:span><text:span text:style-name="_34_0">e</text:span><text:span text:style-name="_37_0">r</text:span><text:span text:style-name="_32_2">w</text:span><text:span text:style-name="_34_4">h</text:span><text:span text:style-name="_37_3">e</text:span><text:span text:style-name="_38_">l</text:span><text:span text:style-name="_34_7">m</text:span><text:span text:style-name="_35_9">i</text:span><text:span text:style-name="_31_7">n</text:span><text:span text:style-name="_33_9">g</text:span><text:span text:style-name="_35_1"> </text:span><text:span text:style-name="_38_">e</text:span><text:span text:style-name="_34_7">f</text:span><text:span text:style-name="_37_2">f</text:span><text:span text:style-name="_39_">e</text:span><text:span text:style-name="_34_2">c</text:span><text:span text:style-name="_37_2">t</text:span><text:span text:style-name="_31_"> </text:span><text:span text:style-name="_35_0">a</text:span><text:span text:style-name="_36_4">t</text:span><text:span text:style-name="_31_"> </text:span><text:span text:style-name="_34_7">a</text:span><text:span text:style-name="_35_1"> </text:span><text:span text:style-name="_32_2">l</text:span><text:span text:style-name="_33_5">a</text:span><text:span text:style-name="_37_0">t</text:span><text:span text:style-name="_32_4">e</text:span><text:span text:style-name="_34_2">r</text:span><text:span text:style-name="_35_1"> </text:span><text:span text:style-name="_31_2">t</text:span><text:span text:style-name="_33_2">i</text:span><text:span text:style-name="_36_2">m</text:span><text:span text:style-name="_31_7">e</text:span><text:span text:style-name="_33_3">.</text:span><text:span text:style-name="_35_1"> </text:span><text:span text:style-name="_31_5">T</text:span><text:span text:style-name="_33_2">h</text:span><text:span text:style-name="_37_3">e</text:span><text:span text:style-name="_31_"> </text:span><text:span text:style-name="_34_8">d</text:span><text:span text:style-name="_37_3">i</text:span><text:span text:style-name="_32_3">s</text:span><text:span text:style-name="_35_0">p</text:span><text:span text:style-name="_37_4">l</text:span><text:span text:style-name="_32_0">a</text:span><text:span text:style-name="_34_3">c</text:span><text:span text:style-name="_36_3">e</text:span><text:span text:style-name="_32_5">m</text:span><text:span text:style-name="_33_9">e</text:span><text:span text:style-name="_36_8">n</text:span><text:span text:style-name="_31_0">t</text:span><text:span text:style-name="_32_6"> </text:span><text:span text:style-name="_37_4">o</text:span><text:span text:style-name="_31_3">f</text:span><text:span text:style-name="_32_6"> </text:span><text:span text:style-name="_36_7">a</text:span><text:span text:style-name="_31_"> </text:span><text:span text:style-name="_33_2">s</text:span><text:span text:style-name="_36_9">i</text:span><text:span text:style-name="_31_8">n</text:span><text:span text:style-name="_34_5">g</text:span><text:span text:style-name="_36_5">l</text:span><text:span text:style-name="_32_5">e</text:span><text:span text:style-name="_32_6"> </text:span><text:span text:style-name="_36_5">e</text:span><text:span text:style-name="_31_0">l</text:span><text:span text:style-name="_34_8">e</text:span><text:span text:style-name="_37_0">c</text:span><text:span text:style-name="_37_">t</text:span><text:span text:style-name="_34_8">r</text:span><text:span text:style-name="_36_3">o</text:span><text:span text:style-name="_31_8">n</text:span><text:span text:style-name="_32_6"> </text:span><text:span text:style-name="_37_5">b</text:span><text:span text:style-name="_32_0">y</text:span><text:span text:style-name="_32_6"> </text:span><text:span text:style-name="_35_8">a</text:span><text:span text:style-name="_31_"> </text:span><text:span text:style-name="_33_2">b</text:span><text:span text:style-name="_36_4">i</text:span><text:span text:style-name="_31_2">l</text:span><text:span text:style-name="_34_2">l</text:span><text:span text:style-name="_36_7">i</text:span><text:span text:style-name="_32_4">o</text:span><text:span text:style-name="_34_9">n</text:span><text:span text:style-name="_36_2">t</text:span><text:span text:style-name="_31_4">h</text:span><text:span text:style-name="_32_6"> </text:span><text:span text:style-name="_36_9">o</text:span><text:span text:style-name="_37_">f</text:span><text:span text:style-name="_32_6"> </text:span><text:span text:style-name="_36_2">a</text:span><text:span text:style-name="_31_"> </text:span><text:span text:style-name="_33_4">c</text:span><text:span text:style-name="_36_2">e</text:span><text:span text:style-name="_31_2">n</text:span><text:span text:style-name="_34_8">t</text:span><text:span text:style-name="_36_2">i</text:span><text:span text:style-name="_38_">m</text:span><text:span text:style-name="_35_0">e</text:span><text:span text:style-name="_36_3">t</text:span><text:span text:style-name="_31_5">r</text:span><text:span text:style-name="_34_8">e</text:span><text:span text:style-name="_35_1"> </text:span><text:span text:style-name="_31_3">a</text:span><text:span text:style-name="_34_8">t</text:span><text:span text:style-name="_35_1"> </text:span><text:span text:style-name="_31_9">o</text:span><text:span text:style-name="_33_2">n</text:span><text:span text:style-name="_35_8">e</text:span><text:span text:style-name="_31_"> </text:span><text:span text:style-name="_34_7">m</text:span><text:span text:style-name="_36_2">o</text:span><text:span text:style-name="_32_0">m</text:span><text:span text:style-name="_34_5">e</text:span><text:span text:style-name="_36_5">n</text:span><text:span text:style-name="_37_">t</text:span><text:span text:style-name="_32_6"> </text:span><text:span text:style-name="_35_7">m</text:span><text:span text:style-name="_32_3">i</text:span><text:span text:style-name="_33_4">g</text:span><text:span text:style-name="_35_9">h</text:span><text:span text:style-name="_31_9">t</text:span><text:span text:style-name="_32_6"> </text:span><text:span text:style-name="_37_3">m</text:span><text:span text:style-name="_31_3">a</text:span><text:span text:style-name="_33_9">k</text:span><text:span text:style-name="_36_2">e</text:span><text:span text:style-name="_31_"> </text:span><text:span text:style-name="_34_4">t</text:span><text:span text:style-name="_36_0">h</text:span><text:span text:style-name="_31_5">e</text:span><text:span text:style-name="_32_6"> </text:span><text:span text:style-name="_36_0">d</text:span><text:span text:style-name="_32_2">i</text:span><text:span text:style-name="_34_3">f</text:span><text:span text:style-name="_35_9">f</text:span><text:span text:style-name="_32_0">e</text:span><text:span text:style-name="_34_4">r</text:span><text:span text:style-name="_35_8">e</text:span><text:span text:style-name="_31_5">n</text:span><text:span text:style-name="_34_2">c</text:span><text:span text:style-name="_37_0">e</text:span><text:span text:style-name="_31_"> </text:span><text:span text:style-name="_34_9">b</text:span><text:span text:style-name="_36_2">e</text:span><text:span text:style-name="_32_4">t</text:span><text:span text:style-name="_34_3">w</text:span><text:span text:style-name="_36_8">e</text:span><text:span text:style-name="_31_9">e</text:span><text:span text:style-name="_34_3">n</text:span><text:span text:style-name="_35_1"> </text:span><text:span text:style-name="_31_8">a</text:span><text:span text:style-name="_32_6"> </text:span><text:span text:style-name="_36_7">m</text:span><text:span text:style-name="_31_4">a</text:span><text:span text:style-name="_33_7">n</text:span><text:span text:style-name="_35_1"> </text:span><text:span text:style-name="_32_4">b</text:span><text:span text:style-name="_33_5">e</text:span><text:span text:style-name="_35_8">i</text:span><text:span text:style-name="_31_2">n</text:span><text:span text:style-name="_34_9">g</text:span><text:span text:style-name="_35_1"> </text:span><text:span text:style-name="_32_0">k</text:span><text:span text:style-name="_33_3">i</text:span><text:span text:style-name="_36_0">l</text:span><text:span text:style-name="_31_8">l</text:span><text:span text:style-name="_34_3">e</text:span><text:span text:style-name="_36_0">d</text:span><text:span text:style-name="_31_"> </text:span><text:span text:style-name="_33_3">b</text:span><text:span text:style-name="_36_7">y</text:span><text:span text:style-name="_31_"> </text:span><text:span text:style-name="_34_3">a</text:span><text:span text:style-name="_36_2">n</text:span><text:span text:style-name="_31_"> </text:span><text:span text:style-name="_33_2">a</text:span><text:span text:style-name="_37_0">v</text:span><text:span text:style-name="_39_">a</text:span><text:span text:style-name="_34_9">l</text:span><text:span text:style-name="_37_2">a</text:span><text:span text:style-name="_31_5">n</text:span><text:span text:style-name="_33_9">c</text:span><text:span text:style-name="_35_8">h</text:span><text:span text:style-name="_31_9">e</text:span><text:span text:style-name="_32_6"> </text:span><text:span text:style-name="_35_8">a</text:span><text:span text:style-name="_31_"> </text:span><text:span text:style-name="_34_2">y</text:span><text:span text:style-name="_36_4">e</text:span><text:span text:style-name="_31_2">a</text:span><text:span text:style-name="_33_9">r</text:span><text:span text:style-name="_35_1"> </text:span><text:span text:style-name="_32_3">l</text:span><text:span text:style-name="_33_4">a</text:span><text:span text:style-name="_36_3">t</text:span><text:span text:style-name="_31_8">e</text:span><text:span text:style-name="_33_2">r</text:span><text:span text:style-name="_37_2">,</text:span><text:span text:style-name="_31_"> </text:span><text:span text:style-name="_33_9">o</text:span><text:span text:style-name="_36_8">r</text:span><text:span text:style-name="_31_"> </text:span><text:span text:style-name="_34_0">e</text:span><text:span text:style-name="_36_8">s</text:span><text:span text:style-name="_38_">c</text:span><text:span text:style-name="_34_8">a</text:span><text:span text:style-name="_35_8">p</text:span><text:span text:style-name="_31_9">i</text:span><text:span text:style-name="_34_9">n</text:span><text:span text:style-name="_36_0">g</text:span><text:span text:style-name="_32_0">.</text:span><text:span text:style-name="_32_6"> </text:span><text:span text:style-name="_36_8">I</text:span><text:span text:style-name="_31_7">t</text:span><text:span text:style-name="_32_6"> </text:span><text:span text:style-name="_37_2">i</text:span><text:span text:style-name="_31_9">s</text:span><text:span text:style-name="_32_6"> </text:span><text:span text:style-name="_36_5">a</text:span><text:span text:style-name="_31_5">n</text:span><text:span text:style-name="_32_6"> </text:span><text:span text:style-name="_37_2">e</text:span><text:span text:style-name="_31_9">s</text:span><text:span text:style-name="_33_7">s</text:span><text:span text:style-name="_37_5">e</text:span><text:span text:style-name="_38_">n</text:span><text:span text:style-name="_33_8">t</text:span><text:span text:style-name="_36_0">i</text:span><text:span text:style-name="_31_9">a</text:span><text:span text:style-name="_33_7">l</text:span><text:span text:style-name="_35_1"> </text:span><text:span text:style-name="_32_3">p</text:span><text:span text:style-name="_33_4">r</text:span><text:span text:style-name="_37_5">o</text:span><text:span text:style-name="_31_4">p</text:span><text:span text:style-name="_34_7">e</text:span><text:span text:style-name="_36_2">r</text:span><text:span text:style-name="_31_9">t</text:span><text:span text:style-name="_34_9">y</text:span><text:span text:style-name="_35_1"> </text:span><text:span text:style-name="_31_4">o</text:span><text:span text:style-name="_34_7">f</text:span><text:span text:style-name="_35_1"> </text:span><text:span text:style-name="_31_5">t</text:span><text:span text:style-name="_34_2">h</text:span><text:span text:style-name="_36_4">e</text:span><text:span text:style-name="_31_"> </text:span><text:span text:style-name="_33_3">m</text:span><text:span text:style-name="_37_3">e</text:span><text:span text:style-name="_32_0">c</text:span><text:span text:style-name="_34_4">h</text:span><text:span text:style-name="_36_2">a</text:span><text:span text:style-name="_31_4">n</text:span><text:span text:style-name="_34_9">i</text:span><text:span text:style-name="_35_7">c</text:span><text:span text:style-name="_31_9">a</text:span><text:span text:style-name="_35_0">l</text:span><text:span text:style-name="_35_1"> </text:span><text:span text:style-name="_38_">s</text:span><text:span text:style-name="_34_2">y</text:span><text:span text:style-name="_36_7">s</text:span><text:span text:style-name="_31_3">t</text:span><text:span text:style-name="_34_2">e</text:span><text:span text:style-name="_36_8">m</text:span><text:span text:style-name="_32_0">s</text:span><text:span text:style-name="_32_6"> </text:span><text:span text:style-name="_36_0">w</text:span><text:span text:style-name="_32_3">h</text:span><text:span text:style-name="_33_2">i</text:span><text:span text:style-name="_36_8">c</text:span><text:span text:style-name="_32_4">h</text:span><text:span text:style-name="_32_6"> </text:span><text:span text:style-name="_36_4">w</text:span><text:span text:style-name="_37_">e</text:span><text:span text:style-name="_32_6"> </text:span><text:span text:style-name="_37_5">h</text:span><text:span text:style-name="_37_">a</text:span><text:span text:style-name="_33_4">v</text:span><text:span text:style-name="_36_7">e</text:span><text:span text:style-name="_31_"> </text:span><text:span text:style-name="_34_9">c</text:span><text:span text:style-name="_36_8">a</text:span><text:span text:style-name="_32_3">l</text:span><text:span text:style-name="_34_7">l</text:span><text:span text:style-name="_36_9">e</text:span><text:span text:style-name="_31_3">d</text:span><text:span text:style-name="_32_6"> </text:span><text:span text:style-name="_36_3">"</text:span><text:span text:style-name="_32_3">d</text:span><text:span text:style-name="_33_5">i</text:span><text:span text:style-name="_36_5">s</text:span><text:span text:style-name="_31_3">c</text:span><text:span text:style-name="_33_5">r</text:span><text:span text:style-name="_36_3">e</text:span><text:span text:style-name="_32_3">t</text:span><text:span text:style-name="_33_2">e</text:span>-<text:span text:style-name="_31_2">s</text:span><text:span text:style-name="_34_8">t</text:span><text:span text:style-name="_36_8">a</text:span><text:span text:style-name="_31_2">t</text:span><text:span text:style-name="_33_4">e</text:span><text:span text:style-name="_35_1"> </text:span><text:span text:style-name="_31_2">m</text:span><text:span text:style-name="_33_8">a</text:span><text:span text:style-name="_36_2">c</text:span><text:span text:style-name="_31_7">h</text:span><text:span text:style-name="_33_2">i</text:span><text:span text:style-name="_37_4">n</text:span><text:span text:style-name="_31_3">e</text:span><text:span text:style-name="_34_7">s</text:span><text:span text:style-name="_36_2">"</text:span><text:span text:style-name="_31_"> </text:span><text:span text:style-name="_34_8">t</text:span><text:span text:style-name="_36_5">h</text:span><text:span text:style-name="_31_3">a</text:span><text:span text:style-name="_33_7">t</text:span><text:span text:style-name="_35_1"> </text:span><text:span text:style-name="_39_">t</text:span><text:span text:style-name="_34_9">h</text:span><text:span text:style-name="_35_8">i</text:span><text:span text:style-name="_32_4">s</text:span><text:span text:style-name="_32_6"> </text:span><text:span text:style-name="_36_4">p</text:span><text:span text:style-name="_38_">h</text:span><text:span text:style-name="_33_3">e</text:span><text:span text:style-name="_36_4">n</text:span><text:span text:style-name="_39_">o</text:span><text:span text:style-name="_34_7">m</text:span><text:span text:style-name="_35_8">e</text:span><text:span text:style-name="_32_3">n</text:span><text:span text:style-name="_33_5">o</text:span><text:span text:style-name="_36_5">n</text:span><text:span text:style-name="_31_"> </text:span><text:span text:style-name="_33_5">d</text:span><text:span text:style-name="_35_7">o</text:span><text:span text:style-name="_31_8">e</text:span><text:span text:style-name="_35_0">s</text:span><text:span text:style-name="_35_1"> </text:span><text:span text:style-name="_38_">n</text:span><text:span text:style-name="_35_0">o</text:span><text:span text:style-name="_36_7">t</text:span><text:span text:style-name="_31_"> </text:span><text:span text:style-name="_34_8">o</text:span><text:span text:style-name="_37_0">c</text:span><text:span text:style-name="_31_8">c</text:span><text:span text:style-name="_34_9">u</text:span><text:span text:style-name="_35_8">r</text:span><text:span text:style-name="_31_3">.</text:span><text:span text:style-name="_32_6"> </text:span><text:span text:style-name="_36_0">E</text:span><text:span text:style-name="_39_">v</text:span><text:span text:style-name="_34_3">e</text:span><text:span text:style-name="_36_5">n</text:span><text:span text:style-name="_31_"> </text:span><text:span text:style-name="_33_3">w</text:span><text:span text:style-name="_36_8">h</text:span><text:span text:style-name="_31_4">e</text:span><text:span text:style-name="_34_5">n</text:span><text:span text:style-name="_35_1"> </text:span><text:span text:style-name="_32_0">w</text:span><text:span text:style-name="_34_9">e</text:span><text:span text:style-name="_35_1"> </text:span><text:span text:style-name="_31_7">c</text:span><text:span text:style-name="_35_0">o</text:span><text:span text:style-name="_36_4">n</text:span><text:span text:style-name="_32_2">s</text:span><text:span text:style-name="_34_9">i</text:span><text:span text:style-name="_36_2">d</text:span><text:span text:style-name="_32_0">e</text:span><text:span text:style-name="_35_0">r</text:span><text:span text:style-name="_35_1"> </text:span><text:span text:style-name="_32_2">t</text:span><text:span text:style-name="_34_7">h</text:span><text:span text:style-name="_36_2">e</text:span><text:span text:style-name="_31_"> </text:span><text:span text:style-name="_33_7">a</text:span><text:span text:style-name="_37_0">c</text:span><text:span text:style-name="_31_3">t</text:span><text:span text:style-name="_33_8">u</text:span><text:span text:style-name="_37_0">a</text:span><text:span text:style-name="_32_5">l</text:span><text:span text:style-name="_32_6"> </text:span><text:span text:style-name="_36_7">p</text:span><text:span text:style-name="_31_2">h</text:span><text:span text:style-name="_33_9">y</text:span><text:span text:style-name="_36_2">s</text:span><text:span text:style-name="_32_2">i</text:span><text:span text:style-name="_34_4">c</text:span><text:span text:style-name="_36_0">a</text:span><text:span text:style-name="_31_4">l</text:span><text:span text:style-name="_32_6"> </text:span><text:span text:style-name="_37_0">m</text:span><text:span text:style-name="_31_9">a</text:span><text:span text:style-name="_34_0">c</text:span><text:span text:style-name="_37_3">h</text:span><text:span text:style-name="_39_">i</text:span><text:span text:style-name="_34_0">n</text:span><text:span text:style-name="_35_8">e</text:span><text:span text:style-name="_31_9">s</text:span><text:span text:style-name="_32_6"> </text:span><text:span text:style-name="_35_9">i</text:span><text:span text:style-name="_32_4">n</text:span><text:span text:style-name="_34_3">s</text:span><text:span text:style-name="_35_8">t</text:span><text:span text:style-name="_32_2">e</text:span><text:span text:style-name="_33_4">a</text:span><text:span text:style-name="_35_9">d</text:span><text:span text:style-name="_31_"> </text:span><text:span text:style-name="_33_3">o</text:span><text:span text:style-name="_36_7">f</text:span><text:span text:style-name="_31_"> </text:span><text:span text:style-name="_34_9">t</text:span><text:span text:style-name="_37_0">h</text:span><text:span text:style-name="_31_9">e</text:span><text:span text:style-name="_32_6"> </text:span><text:span text:style-name="_35_7">i</text:span><text:span text:style-name="_31_4">d</text:span><text:span text:style-name="_34_9">e</text:span><text:span text:style-name="_36_3">a</text:span><text:span text:style-name="_31_5">l</text:span><text:span text:style-name="_34_4">i</text:span><text:span text:style-name="_36_5">s</text:span><text:span text:style-name="_38_">e</text:span><text:span text:style-name="_33_3">d</text:span><text:span text:style-name="_35_1"> </text:span><text:span text:style-name="_39_">m</text:span><text:span text:style-name="_33_4">a</text:span><text:span text:style-name="_36_5">c</text:span><text:span text:style-name="_32_3">h</text:span><text:span text:style-name="_33_5">i</text:span><text:span text:style-name="_36_2">n</text:span><text:span text:style-name="_31_2">e</text:span><text:span text:style-name="_33_2">s</text:span><text:span text:style-name="_35_8">,</text:span><text:span text:style-name="_31_"> </text:span><text:span text:style-name="_34_8">r</text:span><text:span text:style-name="_36_0">e</text:span><text:span text:style-name="_39_">a</text:span><text:span text:style-name="_33_4">s</text:span><text:span text:style-name="_37_0">o</text:span><text:span text:style-name="_31_7">n</text:span><text:span text:style-name="_34_5">a</text:span><text:span text:style-name="_35_8">b</text:span><text:span text:style-name="_31_8">l</text:span><text:span text:style-name="_34_9">y</text:span><text:span text:style-name="_35_1"> </text:span><text:span text:style-name="_31_3">a</text:span><text:span text:style-name="_33_2">c</text:span><text:span text:style-name="_35_9">c</text:span><text:span text:style-name="_31_8">u</text:span><text:span text:style-name="_34_9">r</text:span><text:span text:style-name="_37_0">a</text:span><text:span text:style-name="_32_0">t</text:span><text:span text:style-name="_34_0">e</text:span><text:span text:style-name="_35_1"> </text:span><text:span text:style-name="_32_2">k</text:span><text:span text:style-name="_34_7">n</text:span><text:span text:style-name="_36_9">o</text:span><text:span text:style-name="_32_2">w</text:span><text:span text:style-name="_33_8">l</text:span><text:span text:style-name="_36_0">e</text:span><text:span text:style-name="_38_">d</text:span><text:span text:style-name="_33_5">g</text:span><text:span text:style-name="_36_4">e</text:span><text:span text:style-name="_31_"> </text:span><text:span text:style-name="_34_2">o</text:span><text:span text:style-name="_36_8">f</text:span><text:span text:style-name="_31_"> </text:span><text:span text:style-name="_34_8">t</text:span><text:span text:style-name="_36_2">h</text:span><text:span text:style-name="_31_9">e</text:span><text:span text:style-name="_32_6"> </text:span><text:span text:style-name="_36_0">s</text:span><text:span text:style-name="_31_4">t</text:span><text:span text:style-name="_35_0">a</text:span><text:span text:style-name="_35_9">t</text:span><text:span text:style-name="_31_2">e</text:span><text:span text:style-name="_32_6"> </text:span><text:span text:style-name="_36_5">a</text:span><text:span text:style-name="_31_2">t</text:span><text:span text:style-name="_32_6"> </text:span><text:span text:style-name="_37_2">o</text:span><text:span text:style-name="_31_4">n</text:span><text:span text:style-name="_33_3">e</text:span><text:span text:style-name="_35_1"> </text:span><text:span text:style-name="_31_7">m</text:span><text:span text:style-name="_33_2">o</text:span><text:span text:style-name="_36_5">m</text:span><text:span text:style-name="_31_2">e</text:span><text:span text:style-name="_33_8">n</text:span><text:span text:style-name="_35_8">t</text:span><text:span text:style-name="_31_"> </text:span><text:span text:style-name="_33_4">y</text:span><text:span text:style-name="_37_3">i</text:span><text:span text:style-name="_31_8">e</text:span><text:span text:style-name="_35_0">l</text:span><text:span text:style-name="_37_5">d</text:span><text:span text:style-name="_31_9">s</text:span><text:span text:style-name="_32_6"> </text:span><text:span text:style-name="_37_4">r</text:span><text:span text:style-name="_31_9">e</text:span><text:span text:style-name="_35_0">a</text:span><text:span text:style-name="_35_9">s</text:span><text:span text:style-name="_32_0">o</text:span><text:span text:style-name="_35_0">n</text:span><text:span text:style-name="_36_4">a</text:span><text:span text:style-name="_31_2">b</text:span><text:span text:style-name="_34_2">l</text:span><text:span text:style-name="_36_0">y</text:span><text:span text:style-name="_31_"> </text:span><text:span text:style-name="_33_3">a</text:span><text:span text:style-name="_35_8">c</text:span><text:span text:style-name="_37_">c</text:span><text:span text:style-name="_33_5">u</text:span><text:span text:style-name="_36_2">r</text:span><text:span text:style-name="_32_4">a</text:span><text:span text:style-name="_34_3">t</text:span><text:span text:style-name="_36_9">e</text:span><text:span text:style-name="_31_"> </text:span><text:span text:style-name="_33_5">k</text:span><text:span text:style-name="_35_7">n</text:span><text:span text:style-name="_32_3">o</text:span><text:span text:style-name="_34_0">w</text:span><text:span text:style-name="_37_0">l</text:span><text:span text:style-name="_37_">e</text:span><text:span text:style-name="_34_8">d</text:span><text:span text:style-name="_37_4">g</text:span><text:span text:style-name="_32_2">e</text:span><text:span text:style-name="_32_6"> </text:span><text:span text:style-name="_35_7">a</text:span><text:span text:style-name="_39_">n</text:span><text:span text:style-name="_34_7">y</text:span><text:span text:style-name="_35_1"> </text:span><text:span text:style-name="_32_2">n</text:span><text:span text:style-name="_34_0">u</text:span><text:span text:style-name="_37_2">m</text:span><text:span text:style-name="_32_3">b</text:span><text:span text:style-name="_34_4">e</text:span><text:span text:style-name="_36_2">r</text:span><text:span text:style-name="_31_"> </text:span><text:span text:style-name="_34_4">o</text:span><text:span text:style-name="_37_3">f</text:span><text:span text:style-name="_31_"> </text:span><text:span text:style-name="_33_9">s</text:span><text:span text:style-name="_36_7">t</text:span><text:span text:style-name="_37_">e</text:span><text:span text:style-name="_34_9">p</text:span><text:span text:style-name="_36_4">s</text:span><text:span text:style-name="_31_"> </text:span><text:span text:style-name="_34_3">l</text:span><text:span text:style-name="_37_5">a</text:span><text:span text:style-name="_38_">t</text:span><text:span text:style-name="_33_8">e</text:span><text:span text:style-name="_37_4">r</text:span><text:span text:style-name="_32_4">.</text:span></text:p>
      <text:p text:style-name="P1"><text:span text:style-name="_36_9">A</text:span><text:span text:style-name="_31_9">s</text:span><text:span text:style-name="_32_6"> </text:span><text:span text:style-name="_36_0">w</text:span><text:span text:style-name="_32_0">e</text:span><text:span text:style-name="_32_6"> </text:span><text:span text:style-name="_36_4">h</text:span><text:span text:style-name="_31_2">a</text:span><text:span text:style-name="_33_9">v</text:span><text:span text:style-name="_37_2">e</text:span><text:span text:style-name="_31_"> </text:span><text:span text:style-name="_34_7">m</text:span><text:span text:style-name="_37_4">e</text:span><text:span text:style-name="_32_5">n</text:span><text:span text:style-name="_34_5">t</text:span><text:span text:style-name="_36_4">i</text:span><text:span text:style-name="_31_0">o</text:span><text:span text:style-name="_35_0">n</text:span><text:span text:style-name="_36_9">e</text:span><text:span text:style-name="_32_4">d</text:span><text:span text:style-name="_33_9">,</text:span><text:span text:style-name="_35_1"> </text:span><text:span text:style-name="_32_3">d</text:span><text:span text:style-name="_33_2">i</text:span><text:span text:style-name="_36_3">g</text:span><text:span text:style-name="_38_">i</text:span><text:span text:style-name="_34_5">t</text:span><text:span text:style-name="_37_5">a</text:span><text:span text:style-name="_31_4">l</text:span><text:span text:style-name="_32_6"> </text:span><text:span text:style-name="_37_0">c</text:span><text:span text:style-name="_32_0">o</text:span><text:span text:style-name="_33_8">m</text:span><text:span text:style-name="_36_8">p</text:span><text:span text:style-name="_32_5">u</text:span><text:span text:style-name="_33_2">t</text:span><text:span text:style-name="_36_2">e</text:span><text:span text:style-name="_31_0">r</text:span><text:span text:style-name="_34_5">s</text:span><text:span text:style-name="_35_1"> </text:span><text:span text:style-name="_31_5">f</text:span><text:span text:style-name="_34_3">a</text:span><text:span text:style-name="_36_2">l</text:span><text:span text:style-name="_31_5">l</text:span><text:span text:style-name="_32_6"> </text:span><text:span text:style-name="_35_8">w</text:span><text:span text:style-name="_38_">i</text:span><text:span text:style-name="_34_9">t</text:span><text:span text:style-name="_36_2">h</text:span><text:span text:style-name="_31_0">i</text:span><text:span text:style-name="_34_7">n</text:span><text:span text:style-name="_35_1"> </text:span><text:span text:style-name="_31_7">t</text:span><text:span text:style-name="_34_0">h</text:span><text:span text:style-name="_36_8">e</text:span><text:span text:style-name="_31_"> </text:span><text:span text:style-name="_34_8">c</text:span><text:span text:style-name="_37_5">l</text:span><text:span text:style-name="_31_2">a</text:span><text:span text:style-name="_33_5">s</text:span><text:span text:style-name="_36_5">s</text:span><text:span text:style-name="_31_"> </text:span><text:span text:style-name="_34_7">o</text:span><text:span text:style-name="_36_0">f</text:span><text:span text:style-name="_31_"> </text:span><text:span text:style-name="_34_2">d</text:span><text:span text:style-name="_37_5">i</text:span><text:span text:style-name="_32_0">s</text:span><text:span text:style-name="_35_0">c</text:span><text:span text:style-name="_37_3">r</text:span><text:span text:style-name="_37_">e</text:span><text:span text:style-name="_34_9">t</text:span><text:span text:style-name="_36_9">e</text:span>-<text:span text:style-name="_34_9">s</text:span><text:span text:style-name="_37_2">t</text:span><text:span text:style-name="_32_0">a</text:span><text:span text:style-name="_33_2">t</text:span><text:span text:style-name="_35_7">e</text:span><text:span text:style-name="_31_"> </text:span><text:span text:style-name="_33_4">m</text:span><text:span text:style-name="_36_2">a</text:span><text:span text:style-name="_32_2">c</text:span><text:span text:style-name="_33_5">h</text:span><text:span text:style-name="_36_3">i</text:span><text:span text:style-name="_31_4">n</text:span><text:span text:style-name="_34_8">e</text:span><text:span text:style-name="_36_9">s</text:span><text:span text:style-name="_32_2">.</text:span><text:span text:style-name="_32_6"> </text:span><text:span text:style-name="_37_3">B</text:span><text:span text:style-name="_31_4">u</text:span><text:span text:style-name="_33_3">t</text:span><text:span text:style-name="_35_1"> </text:span><text:span text:style-name="_32_2">t</text:span><text:span text:style-name="_33_5">h</text:span><text:span text:style-name="_37_4">e</text:span><text:span text:style-name="_31_"> </text:span><text:span text:style-name="_34_5">n</text:span><text:span text:style-name="_36_4">u</text:span><text:span text:style-name="_32_5">m</text:span><text:span text:style-name="_33_2">b</text:span><text:span text:style-name="_36_2">e</text:span><text:span text:style-name="_32_4">r</text:span><text:span text:style-name="_32_6"> </text:span><text:span text:style-name="_36_0">o</text:span><text:span text:style-name="_31_5">f</text:span><text:span text:style-name="_32_6"> </text:span><text:span text:style-name="_35_8">s</text:span><text:span text:style-name="_31_5">t</text:span><text:span text:style-name="_34_3">a</text:span><text:span text:style-name="_35_8">t</text:span><text:span text:style-name="_32_0">e</text:span><text:span text:style-name="_33_3">s</text:span><text:span text:style-name="_35_1"> </text:span><text:span text:style-name="_31_0">o</text:span><text:span text:style-name="_34_9">f</text:span><text:span text:style-name="_35_1"> </text:span><text:span text:style-name="_31_7">w</text:span><text:span text:style-name="_34_7">h</text:span><text:span text:style-name="_36_3">i</text:span><text:span text:style-name="_31_7">c</text:span><text:span text:style-name="_34_5">h</text:span><text:span text:style-name="_35_1"> </text:span><text:span text:style-name="_37_">s</text:span><text:span text:style-name="_34_9">u</text:span><text:span text:style-name="_36_7">c</text:span><text:span text:style-name="_31_4">h</text:span><text:span text:style-name="_32_6"> </text:span><text:span text:style-name="_36_5">a</text:span><text:span text:style-name="_31_"> </text:span><text:span text:style-name="_33_4">m</text:span><text:span text:style-name="_36_2">a</text:span><text:span text:style-name="_32_2">c</text:span><text:span text:style-name="_35_0">h</text:span><text:span text:style-name="_37_3">i</text:span><text:span text:style-name="_31_0">n</text:span><text:span text:style-name="_34_2">e</text:span><text:span text:style-name="_35_1"> </text:span><text:span text:style-name="_32_4">i</text:span><text:span text:style-name="_33_7">s</text:span><text:span text:style-name="_35_1"> </text:span><text:span text:style-name="_31_7">c</text:span><text:span text:style-name="_34_4">a</text:span><text:span text:style-name="_37_0">p</text:span><text:span text:style-name="_39_">a</text:span><text:span text:style-name="_34_5">b</text:span><text:span text:style-name="_37_3">l</text:span><text:span text:style-name="_31_0">e</text:span><text:span text:style-name="_32_6"> </text:span><text:span text:style-name="_36_8">i</text:span><text:span text:style-name="_32_3">s</text:span><text:span text:style-name="_32_6"> </text:span><text:span text:style-name="_36_8">u</text:span><text:span text:style-name="_31_8">s</text:span><text:span text:style-name="_35_0">u</text:span><text:span text:style-name="_36_3">a</text:span><text:span text:style-name="_31_5">l</text:span><text:span text:style-name="_34_9">l</text:span><text:span text:style-name="_36_5">y</text:span><text:span text:style-name="_31_"> </text:span><text:span text:style-name="_33_8">e</text:span><text:span text:style-name="_37_0">n</text:span><text:span text:style-name="_31_0">o</text:span><text:span text:style-name="_35_0">r</text:span><text:span text:style-name="_35_8">m</text:span><text:span text:style-name="_38_">o</text:span><text:span text:style-name="_33_4">u</text:span><text:span text:style-name="_37_3">s</text:span><text:span text:style-name="_32_5">l</text:span><text:span text:style-name="_34_5">y</text:span><text:span text:style-name="_35_1"> </text:span><text:span text:style-name="_31_8">l</text:span><text:span text:style-name="_33_2">a</text:span><text:span text:style-name="_36_2">r</text:span><text:span text:style-name="_39_">g</text:span><text:span text:style-name="_34_2">e</text:span><text:span text:style-name="_37_0">.</text:span><text:span text:style-name="_31_"> </text:span><text:span text:style-name="_33_9">F</text:span><text:span text:style-name="_35_8">o</text:span><text:span text:style-name="_31_7">r</text:span><text:span text:style-name="_32_6"> </text:span><text:span text:style-name="_36_7">i</text:span><text:span text:style-name="_32_0">n</text:span><text:span text:style-name="_33_4">s</text:span><text:span text:style-name="_35_8">t</text:span><text:span text:style-name="_32_4">a</text:span><text:span text:style-name="_33_3">n</text:span><text:span text:style-name="_37_3">c</text:span><text:span text:style-name="_38_">e</text:span><text:span text:style-name="_33_3">,</text:span><text:span text:style-name="_35_1"> </text:span><text:span text:style-name="_31_2">t</text:span><text:span text:style-name="_33_2">h</text:span><text:span text:style-name="_36_3">e</text:span><text:span text:style-name="_31_"> </text:span><text:span text:style-name="_34_2">n</text:span><text:span text:style-name="_36_0">u</text:span><text:span text:style-name="_32_4">m</text:span><text:span text:style-name="_33_8">b</text:span><text:span text:style-name="_37_3">e</text:span><text:span text:style-name="_31_2">r</text:span><text:span text:style-name="_32_6"> </text:span><text:span text:style-name="_36_7">f</text:span><text:span text:style-name="_32_5">o</text:span><text:span text:style-name="_34_4">r</text:span><text:span text:style-name="_35_1"> </text:span><text:span text:style-name="_32_4">t</text:span><text:span text:style-name="_33_5">h</text:span><text:span text:style-name="_36_4">e</text:span><text:span text:style-name="_31_"> </text:span><text:span text:style-name="_35_0">m</text:span><text:span text:style-name="_36_9">a</text:span><text:span text:style-name="_31_2">c</text:span><text:span text:style-name="_34_4">h</text:span><text:span text:style-name="_36_4">i</text:span><text:span text:style-name="_32_5">n</text:span><text:span text:style-name="_33_8">e</text:span><text:span text:style-name="_35_1"> </text:span><text:span text:style-name="_39_">n</text:span><text:span text:style-name="_34_2">o</text:span><text:span text:style-name="_37_4">w</text:span><text:span text:style-name="_31_"> </text:span><text:span text:style-name="_33_9">w</text:span><text:span text:style-name="_36_2">o</text:span><text:span text:style-name="_31_7">r</text:span><text:span text:style-name="_34_4">k</text:span><text:span text:style-name="_35_8">i</text:span><text:span text:style-name="_32_2">n</text:span><text:span text:style-name="_34_3">g</text:span><text:span text:style-name="_35_1"> </text:span><text:span text:style-name="_31_9">a</text:span><text:span text:style-name="_34_8">t</text:span><text:span text:style-name="_35_1"> </text:span><text:span text:style-name="_32_2">M</text:span><text:span text:style-name="_34_9">a</text:span><text:span text:style-name="_36_3">n</text:span><text:span text:style-name="_37_">c</text:span><text:span text:style-name="_34_5">h</text:span><text:span text:style-name="_35_9">e</text:span><text:span text:style-name="_37_">s</text:span><text:span text:style-name="_33_4">t</text:span><text:span text:style-name="_37_4">e</text:span><text:span text:style-name="_32_4">r</text:span><text:span text:style-name="_32_6"> </text:span><text:span text:style-name="_36_7">i</text:span><text:span text:style-name="_31_4">s</text:span><text:span text:style-name="_32_6"> </text:span><text:span text:style-name="_37_3">a</text:span><text:span text:style-name="_31_4">b</text:span><text:span text:style-name="_33_2">o</text:span><text:span text:style-name="_35_8">u</text:span><text:span text:style-name="_31_4">t</text:span><text:span text:style-name="_32_6"> </text:span><text:span text:style-name="_36_4">2</text:span><text:span text:style-name="_31_"> </text:span><text:span text:style-name="_34_8">1</text:span><text:span text:style-name="_36_9">6</text:span><text:span text:style-name="_32_0">5</text:span><text:span text:style-name="_33_3">,</text:span><text:span text:style-name="_35_7">0</text:span><text:span text:style-name="_32_5">0</text:span><text:span text:style-name="_34_3">0</text:span><text:span text:style-name="_36_8">,</text:span><text:span text:style-name="_31_"> </text:span><text:span text:style-name="_35_0">i</text:span><text:span text:style-name="_35_8">.</text:span><text:span text:style-name="_32_2">e</text:span><text:span text:style-name="_33_8">.</text:span><text:span text:style-name="_36_3">,</text:span><text:span text:style-name="_31_"> </text:span><text:span text:style-name="_34_3">a</text:span><text:span text:style-name="_35_8">b</text:span><text:span text:style-name="_31_5">o</text:span><text:span text:style-name="_34_5">u</text:span><text:span text:style-name="_36_5">t</text:span><text:span text:style-name="_31_"> </text:span><text:span text:style-name="_34_9">1</text:span><text:span text:style-name="_37_2">0</text:span><text:span text:style-name="_31_"> </text:span><text:span text:style-name="_33_5">5</text:span><text:span text:style-name="_35_9">0</text:span><text:span text:style-name="_32_0">,</text:span><text:span text:style-name="_33_3">0</text:span><text:span text:style-name="_36_5">0</text:span><text:span text:style-name="_31_4">0</text:span><text:span text:style-name="_33_4">.</text:span><text:span text:style-name="_35_1"> </text:span><text:span text:style-name="_31_5">C</text:span><text:span text:style-name="_34_7">o</text:span><text:span text:style-name="_37_4">m</text:span><text:span text:style-name="_32_4">p</text:span><text:span text:style-name="_34_3">a</text:span><text:span text:style-name="_37_0">r</text:span><text:span text:style-name="_32_5">e</text:span><text:span text:style-name="_32_6"> </text:span><text:span text:style-name="_36_7">t</text:span><text:span text:style-name="_32_4">h</text:span><text:span text:style-name="_34_4">i</text:span><text:span text:style-name="_35_9">s</text:span><text:span text:style-name="_31_"> </text:span><text:span text:style-name="_33_5">w</text:span><text:span text:style-name="_36_0">i</text:span><text:span text:style-name="_37_">t</text:span><text:span text:style-name="_34_0">h</text:span><text:span text:style-name="_35_1"> </text:span><text:span text:style-name="_31_5">o</text:span><text:span text:style-name="_34_0">u</text:span><text:span text:style-name="_35_8">r</text:span><text:span text:style-name="_31_"> </text:span><text:span text:style-name="_34_8">e</text:span><text:span text:style-name="_35_7">x</text:span><text:span text:style-name="_31_8">a</text:span><text:span text:style-name="_34_8">m</text:span><text:span text:style-name="_36_4">p</text:span><text:span text:style-name="_32_5">l</text:span><text:span text:style-name="_34_3">e</text:span><text:span text:style-name="_35_1"> </text:span><text:span text:style-name="_31_3">o</text:span><text:span text:style-name="_34_0">f</text:span><text:span text:style-name="_35_1"> </text:span><text:span text:style-name="_32_2">t</text:span><text:span text:style-name="_34_8">h</text:span><text:span text:style-name="_35_7">e</text:span><text:span text:style-name="_31_"> </text:span><text:span text:style-name="_33_7">c</text:span><text:span text:style-name="_35_7">l</text:span><text:span text:style-name="_37_">i</text:span><text:span text:style-name="_33_4">c</text:span><text:span text:style-name="_36_9">k</text:span><text:span text:style-name="_37_">i</text:span><text:span text:style-name="_33_8">n</text:span><text:span text:style-name="_36_0">g</text:span><text:span text:style-name="_31_"> </text:span><text:span text:style-name="_35_0">w</text:span><text:span text:style-name="_37_0">h</text:span><text:span text:style-name="_31_4">e</text:span><text:span text:style-name="_34_8">e</text:span><text:span text:style-name="_36_5">l</text:span><text:span text:style-name="_31_"> </text:span><text:span text:style-name="_34_0">d</text:span><text:span text:style-name="_36_8">e</text:span><text:span text:style-name="_31_5">s</text:span><text:span text:style-name="_33_7">c</text:span><text:span text:style-name="_37_0">r</text:span><text:span text:style-name="_31_8">i</text:span><text:span text:style-name="_34_3">b</text:span><text:span text:style-name="_36_4">e</text:span><text:span text:style-name="_37_">d</text:span><text:span text:style-name="_32_6"> </text:span><text:span text:style-name="_37_4">a</text:span><text:span text:style-name="_32_0">b</text:span><text:span text:style-name="_34_7">o</text:span><text:span text:style-name="_36_8">v</text:span><text:span text:style-name="_31_8">e</text:span><text:span text:style-name="_34_0">,</text:span><text:span text:style-name="_35_1"> </text:span><text:span text:style-name="_38_">w</text:span><text:span text:style-name="_34_8">h</text:span><text:span text:style-name="_35_9">i</text:span><text:span text:style-name="_37_">c</text:span><text:span text:style-name="_34_3">h</text:span><text:span text:style-name="_35_1"> </text:span><text:span text:style-name="_39_">h</text:span><text:span text:style-name="_33_5">a</text:span><text:span text:style-name="_37_5">d</text:span><text:span text:style-name="_31_"> </text:span><text:span text:style-name="_34_7">t</text:span><text:span text:style-name="_35_7">h</text:span><text:span text:style-name="_31_3">r</text:span><text:span text:style-name="_34_7">e</text:span><text:span text:style-name="_36_8">e</text:span><text:span text:style-name="_31_"> </text:span><text:span text:style-name="_33_4">s</text:span><text:span text:style-name="_36_4">t</text:span><text:span text:style-name="_31_0">a</text:span><text:span text:style-name="_34_5">t</text:span><text:span text:style-name="_36_2">e</text:span><text:span text:style-name="_32_0">s</text:span><text:span text:style-name="_33_5">.</text:span><text:span text:style-name="_35_1"> </text:span><text:span text:style-name="_31_8">I</text:span><text:span text:style-name="_34_5">t</text:span><text:span text:style-name="_35_1"> </text:span><text:span text:style-name="_32_5">i</text:span><text:span text:style-name="_33_8">s</text:span><text:span text:style-name="_35_1"> </text:span><text:span text:style-name="_31_7">n</text:span><text:span text:style-name="_34_8">o</text:span><text:span text:style-name="_36_8">t</text:span><text:span text:style-name="_31_"> </text:span><text:span text:style-name="_33_2">d</text:span><text:span text:style-name="_37_4">i</text:span><text:span text:style-name="_32_2">f</text:span><text:span text:style-name="_33_3">f</text:span><text:span text:style-name="_36_0">i</text:span><text:span text:style-name="_31_2">c</text:span><text:span text:style-name="_34_8">u</text:span><text:span text:style-name="_36_3">l</text:span><text:span text:style-name="_37_">t</text:span><text:span text:style-name="_32_6"> </text:span><text:span text:style-name="_36_0">t</text:span><text:span text:style-name="_31_5">o</text:span><text:span text:style-name="_32_6"> </text:span><text:span text:style-name="_35_8">s</text:span><text:span text:style-name="_32_3">e</text:span><text:span text:style-name="_33_9">e</text:span><text:span text:style-name="_35_1"> </text:span><text:span text:style-name="_37_">w</text:span><text:span text:style-name="_33_5">h</text:span><text:span text:style-name="_36_2">y</text:span><text:span text:style-name="_31_"> </text:span><text:span text:style-name="_33_7">t</text:span><text:span text:style-name="_37_3">h</text:span><text:span text:style-name="_31_5">e</text:span><text:span text:style-name="_32_6"> </text:span><text:span text:style-name="_36_7">n</text:span><text:span text:style-name="_31_7">u</text:span><text:span text:style-name="_34_9">m</text:span><text:span text:style-name="_36_0">b</text:span><text:span text:style-name="_31_7">e</text:span><text:span text:style-name="_33_9">r</text:span><text:span text:style-name="_35_1"> </text:span><text:span text:style-name="_31_0">o</text:span><text:span text:style-name="_34_0">f</text:span><text:span text:style-name="_35_1"> </text:span><text:span text:style-name="_31_2">s</text:span><text:span text:style-name="_34_8">t</text:span><text:span text:style-name="_36_5">a</text:span><text:span text:style-name="_32_3">t</text:span><text:span text:style-name="_33_4">e</text:span><text:span text:style-name="_37_2">s</text:span><text:span text:style-name="_31_"> </text:span><text:span text:style-name="_33_5">s</text:span><text:span text:style-name="_36_0">h</text:span><text:span text:style-name="_32_4">o</text:span><text:span text:style-name="_34_7">u</text:span><text:span text:style-name="_35_8">l</text:span><text:span text:style-name="_31_2">d</text:span><text:span text:style-name="_32_6"> </text:span><text:span text:style-name="_36_7">b</text:span><text:span text:style-name="_32_5">e</text:span><text:span text:style-name="_32_6"> </text:span><text:span text:style-name="_35_9">s</text:span><text:span text:style-name="_31_7">o</text:span><text:span text:style-name="_32_6"> </text:span><text:span text:style-name="_36_4">i</text:span><text:span text:style-name="_37_">m</text:span><text:span text:style-name="_34_2">m</text:span><text:span text:style-name="_37_2">e</text:span><text:span text:style-name="_31_2">n</text:span><text:span text:style-name="_34_5">s</text:span><text:span text:style-name="_35_7">e</text:span><text:span text:style-name="_31_3">.</text:span><text:span text:style-name="_32_6"> </text:span><text:span text:style-name="_36_7">T</text:span><text:span text:style-name="_31_7">h</text:span><text:span text:style-name="_33_4">e</text:span><text:span text:style-name="_35_1"> </text:span><text:span text:style-name="_31_5">c</text:span><text:span text:style-name="_34_7">o</text:span><text:span text:style-name="_36_9">m</text:span><text:span text:style-name="_31_9">p</text:span><text:span text:style-name="_33_8">u</text:span><text:span text:style-name="_36_4">t</text:span><text:span text:style-name="_31_4">e</text:span><text:span text:style-name="_34_9">r</text:span><text:span text:style-name="_35_1"> </text:span><text:span text:style-name="_31_2">i</text:span><text:span text:style-name="_34_3">n</text:span><text:span text:style-name="_35_8">c</text:span><text:span text:style-name="_31_0">l</text:span><text:span text:style-name="_33_5">u</text:span><text:span text:style-name="_36_2">d</text:span><text:span text:style-name="_31_2">e</text:span><text:span text:style-name="_33_3">s</text:span><text:span text:style-name="_35_1"> </text:span><text:span text:style-name="_32_2">a</text:span><text:span text:style-name="_32_6"> </text:span><text:span text:style-name="_35_9">s</text:span><text:span text:style-name="_38_">t</text:span><text:span text:style-name="_33_2">o</text:span><text:span text:style-name="_36_4">r</text:span><text:span text:style-name="_32_3">e</text:span><text:span text:style-name="_32_6"> </text:span><text:span text:style-name="_35_9">c</text:span><text:span text:style-name="_31_2">o</text:span><text:span text:style-name="_33_7">r</text:span><text:span text:style-name="_37_4">r</text:span><text:span text:style-name="_32_4">e</text:span><text:span text:style-name="_33_2">s</text:span><text:span text:style-name="_36_0">p</text:span><text:span text:style-name="_31_7">o</text:span><text:span text:style-name="_33_8">n</text:span><text:span text:style-name="_36_8">d</text:span><text:span text:style-name="_32_3">i</text:span><text:span text:style-name="_33_9">n</text:span><text:span text:style-name="_36_9">g</text:span><text:span text:style-name="_31_"> </text:span><text:span text:style-name="_33_7">t</text:span><text:span text:style-name="_36_2">o</text:span><text:span text:style-name="_31_"> </text:span><text:span text:style-name="_35_0">t</text:span><text:span text:style-name="_35_8">h</text:span><text:span text:style-name="_37_">e</text:span><text:span text:style-name="_32_6"> </text:span><text:span text:style-name="_37_2">p</text:span><text:span text:style-name="_31_9">a</text:span><text:span text:style-name="_33_7">p</text:span><text:span text:style-name="_36_7">e</text:span><text:span text:style-name="_31_8">r</text:span><text:span text:style-name="_32_6"> </text:span><text:span text:style-name="_36_3">u</text:span><text:span text:style-name="_31_8">s</text:span><text:span text:style-name="_33_4">e</text:span><text:span text:style-name="_36_2">d</text:span><text:span text:style-name="_31_"> </text:span><text:span text:style-name="_33_8">b</text:span><text:span text:style-name="_36_8">y</text:span><text:span text:style-name="_31_"> </text:span><text:span text:style-name="_34_2">a</text:span><text:span text:style-name="_35_1"> </text:span><text:span text:style-name="_31_0">h</text:span><text:span text:style-name="_33_5">u</text:span><text:span text:style-name="_36_2">m</text:span><text:span text:style-name="_32_2">a</text:span><text:span text:style-name="_34_2">n</text:span><text:span text:style-name="_35_1"> </text:span><text:span text:style-name="_31_2">c</text:span><text:span text:style-name="_34_5">o</text:span><text:span text:style-name="_36_9">m</text:span><text:span text:style-name="_31_5">p</text:span><text:span text:style-name="_34_0">u</text:span><text:span text:style-name="_36_9">t</text:span><text:span text:style-name="_31_5">e</text:span><text:span text:style-name="_34_8">r</text:span><text:span text:style-name="_36_5">.</text:span><text:span text:style-name="_31_"> </text:span><text:span text:style-name="_34_4">I</text:span><text:span text:style-name="_36_4">t</text:span><text:span text:style-name="_31_"> </text:span><text:span text:style-name="_33_8">m</text:span><text:span text:style-name="_37_4">u</text:span><text:span text:style-name="_31_0">s</text:span><text:span text:style-name="_33_5">t</text:span><text:span text:style-name="_35_1"> </text:span><text:span text:style-name="_31_4">b</text:span><text:span text:style-name="_34_5">e</text:span><text:span text:style-name="_35_1"> </text:span><text:span text:style-name="_32_2">p</text:span><text:span text:style-name="_34_0">o</text:span><text:span text:style-name="_35_7">s</text:span><text:span text:style-name="_39_">s</text:span><text:span text:style-name="_33_8">i</text:span><text:span text:style-name="_36_0">b</text:span><text:span text:style-name="_39_">l</text:span><text:span text:style-name="_33_8">e</text:span><text:span text:style-name="_35_1"> </text:span><text:span text:style-name="_32_3">t</text:span><text:span text:style-name="_35_0">o</text:span><text:span text:style-name="_35_1"> </text:span><text:span text:style-name="_38_">w</text:span><text:span text:style-name="_33_7">r</text:span><text:span text:style-name="_36_2">i</text:span><text:span text:style-name="_32_4">t</text:span><text:span text:style-name="_34_2">e</text:span><text:span text:style-name="_35_1"> </text:span><text:span text:style-name="_31_2">i</text:span><text:span text:style-name="_34_8">n</text:span><text:span text:style-name="_37_5">t</text:span><text:span text:style-name="_31_5">o</text:span><text:span text:style-name="_32_6"> </text:span><text:span text:style-name="_36_9">t</text:span><text:span text:style-name="_32_5">h</text:span><text:span text:style-name="_33_5">e</text:span><text:span text:style-name="_35_1"> </text:span><text:span text:style-name="_32_3">s</text:span><text:span text:style-name="_34_9">t</text:span><text:span text:style-name="_35_7">o</text:span><text:span text:style-name="_31_7">r</text:span><text:span text:style-name="_35_0">e</text:span><text:span text:style-name="_35_1"> </text:span><text:span text:style-name="_32_3">a</text:span><text:span text:style-name="_33_5">n</text:span><text:span text:style-name="_37_2">y</text:span><text:span text:style-name="_31_"> </text:span><text:span text:style-name="_34_3">o</text:span><text:span text:style-name="_36_8">n</text:span><text:span text:style-name="_32_4">e</text:span><text:span text:style-name="_32_6"> </text:span><text:span text:style-name="_35_8">o</text:span><text:span text:style-name="_32_3">f</text:span><text:span text:style-name="_32_6"> </text:span><text:span text:style-name="_36_0">t</text:span><text:span text:style-name="_39_">h</text:span><text:span text:style-name="_33_3">e</text:span><text:span text:style-name="_35_1"> </text:span><text:span text:style-name="_31_7">c</text:span><text:span text:style-name="_34_9">o</text:span><text:span text:style-name="_36_0">m</text:span><text:span text:style-name="_31_8">b</text:span><text:span text:style-name="_33_4">i</text:span><text:span text:style-name="_37_0">n</text:span><text:span text:style-name="_32_5">a</text:span><text:span text:style-name="_33_3">t</text:span><text:span text:style-name="_36_8">i</text:span><text:span text:style-name="_32_0">o</text:span><text:span text:style-name="_35_0">n</text:span><text:span text:style-name="_35_8">s</text:span><text:span text:style-name="_31_"> </text:span><text:span text:style-name="_34_4">o</text:span><text:span text:style-name="_36_9">f</text:span><text:span text:style-name="_31_"> </text:span><text:span text:style-name="_33_4">s</text:span><text:span text:style-name="_35_7">y</text:span><text:span text:style-name="_31_0">m</text:span><text:span text:style-name="_33_3">b</text:span><text:span text:style-name="_36_3">o</text:span><text:span text:style-name="_37_">l</text:span><text:span text:style-name="_33_7">s</text:span><text:span text:style-name="_35_1"> </text:span><text:span text:style-name="_31_2">w</text:span><text:span text:style-name="_34_0">h</text:span><text:span text:style-name="_36_5">i</text:span><text:span text:style-name="_32_2">c</text:span><text:span text:style-name="_33_4">h</text:span><text:span text:style-name="_35_1"> </text:span><text:span text:style-name="_37_">m</text:span><text:span text:style-name="_33_8">i</text:span><text:span text:style-name="_36_8">g</text:span><text:span text:style-name="_32_2">h</text:span><text:span text:style-name="_35_0">t</text:span><text:span text:style-name="_35_1"> </text:span><text:span text:style-name="_31_9">h</text:span><text:span text:style-name="_34_4">a</text:span><text:span text:style-name="_37_0">v</text:span><text:span text:style-name="_32_5">e</text:span><text:span text:style-name="_32_6"> </text:span><text:span text:style-name="_36_5">b</text:span><text:span text:style-name="_32_3">e</text:span><text:span text:style-name="_34_0">e</text:span><text:span text:style-name="_36_4">n</text:span><text:span text:style-name="_31_"> </text:span><text:span text:style-name="_34_0">w</text:span><text:span text:style-name="_35_7">r</text:span><text:span text:style-name="_32_3">i</text:span><text:span text:style-name="_34_4">t</text:span><text:span text:style-name="_36_9">t</text:span><text:span text:style-name="_32_5">e</text:span><text:span text:style-name="_34_8">n</text:span><text:span text:style-name="_35_1"> </text:span><text:span text:style-name="_31_9">o</text:span><text:span text:style-name="_33_9">n</text:span><text:span text:style-name="_35_1"> </text:span><text:span text:style-name="_31_7">t</text:span><text:span text:style-name="_33_8">h</text:span><text:span text:style-name="_36_4">e</text:span><text:span text:style-name="_31_"> </text:span><text:span text:style-name="_33_5">p</text:span><text:span text:style-name="_37_5">a</text:span><text:span text:style-name="_32_3">p</text:span><text:span text:style-name="_34_7">e</text:span><text:span text:style-name="_37_5">r</text:span><text:span text:style-name="_31_7">.</text:span><text:span text:style-name="_32_6"> </text:span><text:span text:style-name="_36_2">F</text:span><text:span text:style-name="_32_5">o</text:span><text:span text:style-name="_33_2">r</text:span><text:span text:style-name="_35_1"> </text:span><text:span text:style-name="_31_2">s</text:span><text:span text:style-name="_33_7">i</text:span><text:span text:style-name="_37_5">m</text:span><text:span text:style-name="_32_3">p</text:span><text:span text:style-name="_34_4">l</text:span><text:span text:style-name="_36_2">i</text:span><text:span text:style-name="_32_4">c</text:span><text:span text:style-name="_33_9">i</text:span><text:span text:style-name="_37_2">t</text:span><text:span text:style-name="_32_0">y</text:span><text:span text:style-name="_32_6"> </text:span><text:span text:style-name="_36_7">s</text:span><text:span text:style-name="_31_3">u</text:span><text:span text:style-name="_34_9">p</text:span><text:span text:style-name="_36_9">p</text:span><text:span text:style-name="_39_">o</text:span><text:span text:style-name="_34_3">s</text:span><text:span text:style-name="_37_5">e</text:span><text:span text:style-name="_31_"> </text:span><text:span text:style-name="_34_0">t</text:span><text:span text:style-name="_37_4">h</text:span><text:span text:style-name="_31_5">a</text:span><text:span text:style-name="_33_3">t</text:span><text:span text:style-name="_35_1"> </text:span><text:span text:style-name="_31_4">o</text:span><text:span text:style-name="_34_7">n</text:span><text:span text:style-name="_37_0">l</text:span><text:span text:style-name="_32_5">y</text:span><text:span text:style-name="_32_6"> </text:span><text:span text:style-name="_37_5">d</text:span><text:span text:style-name="_32_3">i</text:span><text:span text:style-name="_34_9">g</text:span><text:span text:style-name="_36_8">i</text:span><text:span text:style-name="_31_0">t</text:span><text:span text:style-name="_33_7">s</text:span><text:span text:style-name="_35_1"> </text:span><text:span text:style-name="_31_3">f</text:span><text:span text:style-name="_34_9">r</text:span><text:span text:style-name="_36_0">o</text:span><text:span text:style-name="_31_4">m</text:span><text:span text:style-name="_32_6"> </text:span><text:span text:style-name="_37_5">0</text:span><text:span text:style-name="_31_"> </text:span><text:span text:style-name="_33_3">t</text:span><text:span text:style-name="_36_3">o</text:span><text:span text:style-name="_31_"> </text:span><text:span text:style-name="_34_2">9</text:span><text:span text:style-name="_35_1"> </text:span><text:span text:style-name="_32_0">a</text:span><text:span text:style-name="_33_4">r</text:span><text:span text:style-name="_37_3">e</text:span><text:span text:style-name="_31_"> </text:span><text:span text:style-name="_34_5">u</text:span><text:span text:style-name="_37_2">s</text:span><text:span text:style-name="_31_3">e</text:span><text:span text:style-name="_34_4">d</text:span><text:span text:style-name="_35_1"> </text:span><text:span text:style-name="_31_2">a</text:span><text:span text:style-name="_34_9">s</text:span><text:span text:style-name="_35_1"> </text:span><text:span text:style-name="_32_2">s</text:span><text:span text:style-name="_34_0">y</text:span><text:span text:style-name="_36_7">m</text:span><text:span text:style-name="_32_0">b</text:span><text:span text:style-name="_34_8">o</text:span><text:span text:style-name="_36_0">l</text:span><text:span text:style-name="_31_3">s</text:span><text:span text:style-name="_34_0">.</text:span><text:span text:style-name="_35_1"> </text:span><text:span text:style-name="_31_3">V</text:span><text:span text:style-name="_34_3">a</text:span><text:span text:style-name="_35_8">r</text:span><text:span text:style-name="_32_2">i</text:span><text:span text:style-name="_34_7">a</text:span><text:span text:style-name="_36_0">t</text:span><text:span text:style-name="_31_9">i</text:span><text:span text:style-name="_34_8">o</text:span><text:span text:style-name="_37_2">n</text:span><text:span text:style-name="_31_3">s</text:span><text:span text:style-name="_32_6"> </text:span><text:span text:style-name="_36_5">i</text:span><text:span text:style-name="_32_0">n</text:span><text:span text:style-name="_32_6"> </text:span><text:span text:style-name="_36_3">h</text:span><text:span text:style-name="_32_3">a</text:span><text:span text:style-name="_34_5">n</text:span><text:span text:style-name="_36_2">d</text:span><text:span text:style-name="_32_5">w</text:span><text:span text:style-name="_35_0">r</text:span><text:span text:style-name="_36_3">i</text:span><text:span text:style-name="_32_0">t</text:span><text:span text:style-name="_33_7">i</text:span><text:span text:style-name="_37_0">n</text:span><text:span text:style-name="_31_3">g</text:span><text:span text:style-name="_32_6"> </text:span><text:span text:style-name="_37_5">a</text:span><text:span text:style-name="_31_3">r</text:span><text:span text:style-name="_34_8">e</text:span><text:span text:style-name="_35_1"> </text:span><text:span text:style-name="_31_0">i</text:span><text:span text:style-name="_33_2">g</text:span><text:span text:style-name="_36_3">n</text:span><text:span text:style-name="_32_5">o</text:span><text:span text:style-name="_34_4">r</text:span><text:span text:style-name="_36_8">e</text:span><text:span text:style-name="_31_8">d</text:span><text:span text:style-name="_33_8">.</text:span><text:span text:style-name="_35_1"> </text:span><text:span text:style-name="_31_5">S</text:span><text:span text:style-name="_35_0">u</text:span><text:span text:style-name="_36_5">p</text:span><text:span text:style-name="_31_2">p</text:span><text:span text:style-name="_33_8">o</text:span><text:span text:style-name="_36_3">s</text:span><text:span text:style-name="_32_3">e</text:span><text:span text:style-name="_32_6"> </text:span><text:span text:style-name="_37_4">t</text:span><text:span text:style-name="_32_3">h</text:span><text:span text:style-name="_34_7">e</text:span><text:span text:style-name="_35_1"> </text:span><text:span text:style-name="_37_">c</text:span><text:span text:style-name="_34_5">o</text:span><text:span text:style-name="_35_9">m</text:span><text:span text:style-name="_31_4">p</text:span><text:span text:style-name="_33_7">u</text:span><text:span text:style-name="_36_2">t</text:span><text:span text:style-name="_31_2">e</text:span><text:span text:style-name="_34_9">r</text:span><text:span text:style-name="_35_1"> </text:span><text:span text:style-name="_31_8">i</text:span><text:span text:style-name="_34_8">s</text:span><text:span text:style-name="_35_1"> </text:span><text:span text:style-name="_32_4">a</text:span><text:span text:style-name="_33_8">l</text:span><text:span text:style-name="_36_4">l</text:span><text:span text:style-name="_31_7">o</text:span><text:span text:style-name="_33_7">w</text:span><text:span text:style-name="_36_9">e</text:span><text:span text:style-name="_32_2">d</text:span><text:span text:style-name="_32_6"> </text:span><text:span text:style-name="_36_8">1</text:span><text:span text:style-name="_31_5">0</text:span><text:span text:style-name="_33_2">0</text:span><text:span text:style-name="_35_1"> </text:span><text:span text:style-name="_31_7">s</text:span><text:span text:style-name="_34_9">h</text:span><text:span text:style-name="_35_8">e</text:span><text:span text:style-name="_39_">e</text:span><text:span text:style-name="_34_5">t</text:span><text:span text:style-name="_35_9">s</text:span><text:span text:style-name="_31_"> </text:span><text:span text:style-name="_34_8">o</text:span><text:span text:style-name="_36_0">f</text:span><text:span text:style-name="_31_"> </text:span><text:span text:style-name="_33_7">p</text:span><text:span text:style-name="_35_9">a</text:span><text:span text:style-name="_31_7">p</text:span><text:span text:style-name="_33_9">e</text:span><text:span text:style-name="_36_9">r</text:span><text:span text:style-name="_31_"> </text:span><text:span text:style-name="_33_9">e</text:span><text:span text:style-name="_36_5">a</text:span><text:span text:style-name="_32_3">c</text:span><text:span text:style-name="_33_9">h</text:span><text:span text:style-name="_35_1"> </text:span><text:span text:style-name="_31_0">c</text:span><text:span text:style-name="_33_4">o</text:span><text:span text:style-name="_37_3">n</text:span><text:span text:style-name="_39_">t</text:span><text:span text:style-name="_35_0">a</text:span><text:span text:style-name="_36_3">i</text:span><text:span text:style-name="_32_5">n</text:span><text:span text:style-name="_33_5">i</text:span><text:span text:style-name="_36_5">n</text:span><text:span text:style-name="_38_">g</text:span><text:span text:style-name="_32_6"> </text:span><text:span text:style-name="_37_0">5</text:span><text:span text:style-name="_31_5">0</text:span><text:span text:style-name="_32_6"> </text:span><text:span text:style-name="_37_5">l</text:span><text:span text:style-name="_39_">i</text:span><text:span text:style-name="_33_4">n</text:span><text:span text:style-name="_36_5">e</text:span><text:span text:style-name="_31_7">s</text:span><text:span text:style-name="_32_6"> </text:span><text:span text:style-name="_36_9">e</text:span><text:span text:style-name="_31_3">a</text:span><text:span text:style-name="_33_3">c</text:span><text:span text:style-name="_37_5">h</text:span><text:span text:style-name="_31_"> </text:span><text:span text:style-name="_34_8">w</text:span><text:span text:style-name="_36_8">i</text:span><text:span text:style-name="_32_2">t</text:span><text:span text:style-name="_34_2">h</text:span><text:span text:style-name="_35_1"> </text:span><text:span text:style-name="_39_">r</text:span><text:span text:style-name="_34_9">o</text:span><text:span text:style-name="_35_8">o</text:span><text:span text:style-name="_32_0">m</text:span><text:span text:style-name="_32_6"> </text:span><text:span text:style-name="_36_9">f</text:span><text:span text:style-name="_38_">o</text:span><text:span text:style-name="_34_2">r</text:span><text:span text:style-name="_35_1"> </text:span><text:span text:style-name="_39_">3</text:span><text:span text:style-name="_33_2">0</text:span><text:span text:style-name="_35_1"> </text:span><text:span text:style-name="_37_">d</text:span><text:span text:style-name="_34_3">i</text:span><text:span text:style-name="_37_5">g</text:span><text:span text:style-name="_31_5">i</text:span><text:span text:style-name="_33_3">t</text:span><text:span text:style-name="_36_4">s</text:span><text:span text:style-name="_31_2">.</text:span><text:span text:style-name="_32_6"> </text:span><text:span text:style-name="_36_8">T</text:span><text:span text:style-name="_31_5">h</text:span><text:span text:style-name="_33_7">e</text:span><text:span text:style-name="_37_5">n</text:span><text:span text:style-name="_31_"> </text:span><text:span text:style-name="_34_7">t</text:span><text:span text:style-name="_36_7">h</text:span><text:span text:style-name="_32_0">e</text:span><text:span text:style-name="_32_6"> </text:span><text:span text:style-name="_36_4">n</text:span><text:span text:style-name="_31_7">u</text:span><text:span text:style-name="_34_7">m</text:span><text:span text:style-name="_36_4">b</text:span><text:span text:style-name="_31_8">e</text:span><text:span text:style-name="_34_7">r</text:span><text:span text:style-name="_35_1"> </text:span><text:span text:style-name="_31_9">o</text:span><text:span text:style-name="_34_5">f</text:span><text:span text:style-name="_35_1"> </text:span><text:span text:style-name="_31_4">s</text:span><text:span text:style-name="_33_4">t</text:span><text:span text:style-name="_36_3">a</text:span><text:span text:style-name="_31_9">t</text:span><text:span text:style-name="_34_4">e</text:span><text:span text:style-name="_36_8">s</text:span><text:span text:style-name="_31_"> </text:span><text:span text:style-name="_34_5">i</text:span><text:span text:style-name="_35_8">s</text:span><text:span text:style-name="_31_"> </text:span><text:span text:style-name="_35_0">1</text:span><text:span text:style-name="_36_0">0</text:span><text:span text:style-name="_31_"> </text:span><text:span text:style-name="_34_7">1</text:span><text:span text:style-name="_36_4">0</text:span><text:span text:style-name="_32_4">0</text:span><text:span text:style-name="_33_8">x</text:span><text:span text:style-name="_37_0">5</text:span><text:span text:style-name="_39_">0</text:span><text:span text:style-name="_33_2">x</text:span><text:span text:style-name="_36_3">3</text:span><text:span text:style-name="_31_5">0</text:span><text:span text:style-name="_32_6"> </text:span><text:span text:style-name="_35_9">i</text:span><text:span text:style-name="_31_0">.</text:span><text:span text:style-name="_33_5">e</text:span><text:span text:style-name="_37_5">.</text:span><text:span text:style-name="_31_3">,</text:span><text:span text:style-name="_32_6"> </text:span><text:span text:style-name="_36_9">1</text:span><text:span text:style-name="_31_7">0</text:span><text:span text:style-name="_32_6"> </text:span><text:span text:style-name="_37_5">1</text:span><text:span text:style-name="_31_9">5</text:span><text:span text:style-name="_34_0">0</text:span><text:span text:style-name="_36_9">,</text:span><text:span text:style-name="_32_3">0</text:span><text:span text:style-name="_34_8">0</text:span><text:span text:style-name="_36_0">0</text:span><text:span text:style-name="_31_"> </text:span><text:span text:style-name="_34_4">.</text:span><text:span text:style-name="_35_1"> </text:span><text:span text:style-name="_32_3">T</text:span><text:span text:style-name="_33_2">h</text:span><text:span text:style-name="_36_2">i</text:span><text:span text:style-name="_32_0">s</text:span><text:span text:style-name="_32_6"> </text:span><text:span text:style-name="_36_7">i</text:span><text:span text:style-name="_38_">s</text:span><text:span text:style-name="_32_6"> </text:span><text:span text:style-name="_37_4">a</text:span><text:span text:style-name="_31_3">b</text:span><text:span text:style-name="_34_5">o</text:span><text:span text:style-name="_35_9">u</text:span><text:span text:style-name="_38_">t</text:span><text:span text:style-name="_32_6"> </text:span><text:span text:style-name="_36_4">t</text:span><text:span text:style-name="_31_8">h</text:span><text:span text:style-name="_34_4">e</text:span><text:span text:style-name="_35_1"> </text:span><text:span text:style-name="_31_2">n</text:span><text:span text:style-name="_34_8">u</text:span><text:span text:style-name="_36_9">m</text:span><text:span text:style-name="_31_0">b</text:span><text:span text:style-name="_34_8">e</text:span><text:span text:style-name="_36_9">r</text:span><text:span text:style-name="_31_"> </text:span><text:span text:style-name="_33_3">o</text:span><text:span text:style-name="_37_0">f</text:span><text:span text:style-name="_31_"> </text:span><text:span text:style-name="_33_7">s</text:span><text:span text:style-name="_37_3">t</text:span><text:span text:style-name="_32_2">a</text:span><text:span text:style-name="_34_2">t</text:span><text:span text:style-name="_37_0">e</text:span><text:span text:style-name="_31_8">s</text:span><text:span text:style-name="_32_6"> </text:span><text:span text:style-name="_37_4">o</text:span><text:span text:style-name="_31_0">f</text:span><text:span text:style-name="_32_6"> </text:span><text:span text:style-name="_36_2">t</text:span><text:span text:style-name="_38_">h</text:span><text:span text:style-name="_33_8">r</text:span><text:span text:style-name="_35_8">e</text:span><text:span text:style-name="_31_7">e</text:span><text:span text:style-name="_32_6"> </text:span><text:span text:style-name="_37_4">M</text:span><text:span text:style-name="_32_0">a</text:span><text:span text:style-name="_34_7">n</text:span><text:span text:style-name="_37_2">c</text:span><text:span text:style-name="_31_9">h</text:span><text:span text:style-name="_34_8">e</text:span><text:span text:style-name="_37_4">s</text:span><text:span text:style-name="_31_7">t</text:span><text:span text:style-name="_34_4">e</text:span><text:span text:style-name="_36_8">r</text:span><text:span text:style-name="_31_"> </text:span><text:span text:style-name="_35_0">m</text:span><text:span text:style-name="_36_5">a</text:span><text:span text:style-name="_31_3">c</text:span><text:span text:style-name="_33_3">h</text:span><text:span text:style-name="_36_3">i</text:span><text:span text:style-name="_38_">n</text:span><text:span text:style-name="_33_3">e</text:span><text:span text:style-name="_37_0">s</text:span><text:span text:style-name="_31_"> </text:span><text:span text:style-name="_33_2">p</text:span><text:span text:style-name="_36_9">u</text:span><text:span text:style-name="_32_5">t</text:span><text:span text:style-name="_32_6"> </text:span><text:span text:style-name="_35_9">t</text:span><text:span text:style-name="_31_5">o</text:span><text:span text:style-name="_34_3">g</text:span><text:span text:style-name="_36_7">e</text:span><text:span text:style-name="_31_2">t</text:span><text:span text:style-name="_33_8">h</text:span><text:span text:style-name="_37_3">e</text:span><text:span text:style-name="_31_8">r</text:span><text:span text:style-name="_34_7">.</text:span><text:span text:style-name="_35_1"> </text:span><text:span text:style-name="_31_7">T</text:span><text:span text:style-name="_34_5">h</text:span><text:span text:style-name="_36_5">e</text:span><text:span text:style-name="_31_"> </text:span><text:span text:style-name="_34_7">l</text:span><text:span text:style-name="_36_2">o</text:span><text:span text:style-name="_32_3">g</text:span><text:span text:style-name="_34_5">a</text:span><text:span text:style-name="_36_0">r</text:span><text:span text:style-name="_32_0">i</text:span><text:span text:style-name="_34_3">t</text:span><text:span text:style-name="_36_3">h</text:span><text:span text:style-name="_32_3">m</text:span><text:span text:style-name="_32_6"> </text:span><text:span text:style-name="_36_0">t</text:span><text:span text:style-name="_31_4">o</text:span><text:span text:style-name="_32_6"> </text:span><text:span text:style-name="_37_2">t</text:span><text:span text:style-name="_32_3">h</text:span><text:span text:style-name="_34_0">e</text:span><text:span text:style-name="_35_1"> </text:span><text:span text:style-name="_32_0">b</text:span><text:span text:style-name="_34_4">a</text:span><text:span text:style-name="_35_8">s</text:span><text:span text:style-name="_39_">e</text:span><text:span text:style-name="_32_6"> </text:span><text:span text:style-name="_37_0">t</text:span><text:span text:style-name="_32_2">w</text:span><text:span text:style-name="_33_2">o</text:span><text:span text:style-name="_35_1"> </text:span><text:span text:style-name="_31_2">o</text:span><text:span text:style-name="_33_7">f</text:span><text:span text:style-name="_35_1"> </text:span><text:span text:style-name="_32_4">t</text:span><text:span text:style-name="_33_5">h</text:span><text:span text:style-name="_36_3">e</text:span><text:span text:style-name="_31_"> </text:span><text:span text:style-name="_33_2">n</text:span><text:span text:style-name="_37_3">u</text:span><text:span text:style-name="_32_5">m</text:span><text:span text:style-name="_34_8">b</text:span><text:span text:style-name="_37_4">e</text:span><text:span text:style-name="_32_4">r</text:span><text:span text:style-name="_32_6"> </text:span><text:span text:style-name="_37_5">o</text:span><text:span text:style-name="_32_3">f</text:span><text:span text:style-name="_32_6"> </text:span><text:span text:style-name="_36_0">s</text:span><text:span text:style-name="_32_5">t</text:span><text:span text:style-name="_34_9">a</text:span><text:span text:style-name="_36_4">t</text:span><text:span text:style-name="_31_0">e</text:span><text:span text:style-name="_33_8">s</text:span><text:span text:style-name="_35_1"> </text:span><text:span text:style-name="_32_4">i</text:span><text:span text:style-name="_34_2">s</text:span><text:span text:style-name="_35_1"> </text:span><text:span text:style-name="_32_4">u</text:span><text:span text:style-name="_33_2">s</text:span><text:span text:style-name="_37_2">u</text:span><text:span text:style-name="_31_0">a</text:span><text:span text:style-name="_34_9">l</text:span><text:span text:style-name="_36_3">l</text:span><text:span text:style-name="_39_">y</text:span><text:span text:style-name="_32_6"> </text:span><text:span text:style-name="_37_5">c</text:span><text:span text:style-name="_31_8">a</text:span><text:span text:style-name="_33_9">l</text:span><text:span text:style-name="_36_2">l</text:span><text:span text:style-name="_38_">e</text:span><text:span text:style-name="_34_8">d</text:span><text:span text:style-name="_35_1"> </text:span><text:span text:style-name="_31_2">t</text:span><text:span text:style-name="_33_9">h</text:span><text:span text:style-name="_37_3">e</text:span><text:span text:style-name="_31_"> </text:span><text:span text:style-name="_33_3">"</text:span><text:span text:style-name="_37_3">s</text:span><text:span text:style-name="_31_8">t</text:span><text:span text:style-name="_33_8">o</text:span><text:span text:style-name="_36_8">r</text:span><text:span text:style-name="_31_0">a</text:span><text:span text:style-name="_35_0">g</text:span><text:span text:style-name="_36_9">e</text:span><text:span text:style-name="_31_"> </text:span><text:span text:style-name="_33_5">c</text:span><text:span text:style-name="_36_2">a</text:span><text:span text:style-name="_32_5">p</text:span><text:span text:style-name="_34_8">a</text:span><text:span text:style-name="_37_3">c</text:span><text:span text:style-name="_32_5">i</text:span><text:span text:style-name="_34_4">t</text:span><text:span text:style-name="_36_8">y</text:span><text:span text:style-name="_31_5">"</text:span><text:span text:style-name="_32_6"> </text:span><text:span text:style-name="_37_5">o</text:span><text:span text:style-name="_32_2">f</text:span><text:span text:style-name="_32_6"> </text:span><text:span text:style-name="_36_8">t</text:span><text:span text:style-name="_32_5">h</text:span><text:span text:style-name="_34_2">e</text:span><text:span text:style-name="_35_1"> </text:span><text:span text:style-name="_31_4">m</text:span><text:span text:style-name="_33_4">a</text:span><text:span text:style-name="_37_5">c</text:span><text:span text:style-name="_31_5">h</text:span><text:span text:style-name="_34_8">i</text:span><text:span text:style-name="_36_5">n</text:span><text:span text:style-name="_32_5">e</text:span><text:span text:style-name="_34_5">.</text:span><text:span text:style-name="_35_1"> </text:span><text:span text:style-name="_38_">T</text:span><text:span text:style-name="_33_9">h</text:span><text:span text:style-name="_36_7">u</text:span><text:span text:style-name="_31_7">s</text:span><text:span text:style-name="_32_6"> </text:span><text:span text:style-name="_36_9">t</text:span><text:span text:style-name="_31_5">h</text:span><text:span text:style-name="_33_4">e</text:span><text:span text:style-name="_35_1"> </text:span><text:span text:style-name="_31_5">M</text:span><text:span text:style-name="_35_0">a</text:span><text:span text:style-name="_37_4">n</text:span><text:span text:style-name="_31_0">c</text:span><text:span text:style-name="_34_5">h</text:span><text:span text:style-name="_36_3">e</text:span><text:span text:style-name="_31_9">s</text:span><text:span text:style-name="_33_9">t</text:span><text:span text:style-name="_37_2">e</text:span><text:span text:style-name="_31_2">r</text:span><text:span text:style-name="_32_6"> </text:span><text:span text:style-name="_37_4">m</text:span><text:span text:style-name="_32_5">a</text:span><text:span text:style-name="_34_3">c</text:span><text:span text:style-name="_37_0">h</text:span><text:span text:style-name="_31_7">i</text:span><text:span text:style-name="_33_5">n</text:span><text:span text:style-name="_36_5">e</text:span><text:span text:style-name="_31_"> </text:span><text:span text:style-name="_34_7">h</text:span><text:span text:style-name="_36_0">a</text:span><text:span text:style-name="_31_5">s</text:span><text:span text:style-name="_32_6"> </text:span><text:span text:style-name="_36_9">a</text:span><text:span text:style-name="_31_"> </text:span><text:span text:style-name="_33_5">s</text:span><text:span text:style-name="_35_8">t</text:span><text:span text:style-name="_31_9">o</text:span><text:span text:style-name="_33_9">r</text:span><text:span text:style-name="_36_7">a</text:span><text:span text:style-name="_38_">g</text:span><text:span text:style-name="_34_8">e</text:span><text:span text:style-name="_35_1"> </text:span><text:span text:style-name="_32_2">c</text:span><text:span text:style-name="_34_8">a</text:span><text:span text:style-name="_36_0">p</text:span><text:span text:style-name="_31_4">a</text:span><text:span text:style-name="_33_8">c</text:span><text:span text:style-name="_37_3">i</text:span><text:span text:style-name="_31_9">t</text:span><text:span text:style-name="_33_2">y</text:span><text:span text:style-name="_35_1"> </text:span><text:span text:style-name="_31_3">o</text:span><text:span text:style-name="_33_5">f</text:span><text:span text:style-name="_35_1"> </text:span><text:span text:style-name="_31_0">a</text:span><text:span text:style-name="_34_7">b</text:span><text:span text:style-name="_36_4">o</text:span><text:span text:style-name="_32_4">u</text:span><text:span text:style-name="_33_5">t</text:span><text:span text:style-name="_35_1"> </text:span><text:span text:style-name="_32_0">1</text:span><text:span text:style-name="_34_4">6</text:span><text:span text:style-name="_36_2">5</text:span><text:span text:style-name="_32_3">,</text:span><text:span text:style-name="_33_7">0</text:span><text:span text:style-name="_36_4">0</text:span><text:span text:style-name="_31_3">0</text:span><text:span text:style-name="_32_6"> </text:span><text:span text:style-name="_36_3">a</text:span><text:span text:style-name="_31_7">n</text:span><text:span text:style-name="_34_7">d</text:span><text:span text:style-name="_35_1"> </text:span><text:span text:style-name="_31_8">t</text:span><text:span text:style-name="_33_5">h</text:span><text:span text:style-name="_36_5">e</text:span><text:span text:style-name="_31_"> </text:span><text:span text:style-name="_34_7">w</text:span><text:span text:style-name="_35_9">h</text:span><text:span text:style-name="_31_5">e</text:span><text:span text:style-name="_34_3">e</text:span><text:span text:style-name="_37_3">l</text:span><text:span text:style-name="_31_"> </text:span><text:span text:style-name="_34_7">m</text:span><text:span text:style-name="_36_8">a</text:span><text:span text:style-name="_31_4">c</text:span><text:span text:style-name="_33_7">h</text:span><text:span text:style-name="_37_3">i</text:span><text:span text:style-name="_32_2">n</text:span><text:span text:style-name="_34_0">e</text:span><text:span text:style-name="_35_1"> </text:span><text:span text:style-name="_31_9">o</text:span><text:span text:style-name="_34_7">f</text:span><text:span text:style-name="_35_1"> </text:span><text:span text:style-name="_31_3">o</text:span><text:span text:style-name="_33_3">u</text:span><text:span text:style-name="_36_5">r</text:span><text:span text:style-name="_31_"> </text:span><text:span text:style-name="_33_7">e</text:span><text:span text:style-name="_35_9">x</text:span><text:span text:style-name="_31_3">a</text:span><text:span text:style-name="_34_7">m</text:span><text:span text:style-name="_36_8">p</text:span><text:span text:style-name="_31_2">l</text:span><text:span text:style-name="_35_0">e</text:span><text:span text:style-name="_35_1"> </text:span><text:span text:style-name="_31_9">a</text:span><text:span text:style-name="_34_5">b</text:span><text:span text:style-name="_36_5">o</text:span><text:span text:style-name="_39_">u</text:span><text:span text:style-name="_34_5">t</text:span><text:span text:style-name="_35_1"> </text:span><text:span text:style-name="_31_3">1</text:span><text:span text:style-name="_33_2">.</text:span><text:span text:style-name="_36_9">6</text:span><text:span text:style-name="_32_2">.</text:span><text:span text:style-name="_32_6"> </text:span><text:span text:style-name="_35_7">I</text:span><text:span text:style-name="_31_9">f</text:span><text:span text:style-name="_32_6"> </text:span><text:span text:style-name="_35_9">t</text:span><text:span text:style-name="_31_0">w</text:span><text:span text:style-name="_34_8">o</text:span><text:span text:style-name="_35_1"> </text:span><text:span text:style-name="_31_7">m</text:span><text:span text:style-name="_34_5">a</text:span><text:span text:style-name="_35_7">c</text:span><text:span text:style-name="_31_4">h</text:span><text:span text:style-name="_33_3">i</text:span><text:span text:style-name="_36_0">n</text:span><text:span text:style-name="_31_9">e</text:span><text:span text:style-name="_33_9">s</text:span><text:span text:style-name="_35_1"> </text:span><text:span text:style-name="_31_8">a</text:span><text:span text:style-name="_34_4">r</text:span><text:span text:style-name="_37_3">e</text:span><text:span text:style-name="_31_"> </text:span><text:span text:style-name="_33_2">p</text:span><text:span text:style-name="_37_2">u</text:span><text:span text:style-name="_31_7">t</text:span><text:span text:style-name="_32_6"> </text:span><text:span text:style-name="_37_5">t</text:span><text:span text:style-name="_31_8">o</text:span><text:span text:style-name="_34_8">g</text:span><text:span text:style-name="_36_8">e</text:span><text:span text:style-name="_32_4">t</text:span><text:span text:style-name="_33_9">h</text:span><text:span text:style-name="_36_9">e</text:span><text:span text:style-name="_31_8">r</text:span><text:span text:style-name="_32_6"> </text:span><text:span text:style-name="_36_7">t</text:span><text:span text:style-name="_32_4">h</text:span><text:span text:style-name="_33_3">e</text:span><text:span text:style-name="_36_8">i</text:span><text:span text:style-name="_32_3">r</text:span><text:span text:style-name="_32_6"> </text:span><text:span text:style-name="_36_4">c</text:span><text:span text:style-name="_32_5">a</text:span><text:span text:style-name="_33_4">p</text:span><text:span text:style-name="_37_5">a</text:span><text:span text:style-name="_32_4">c</text:span><text:span text:style-name="_33_9">i</text:span><text:span text:style-name="_36_2">t</text:span><text:span text:style-name="_31_8">i</text:span><text:span text:style-name="_33_7">e</text:span><text:span text:style-name="_36_0">s</text:span><text:span text:style-name="_31_"> </text:span><text:span text:style-name="_34_3">m</text:span><text:span text:style-name="_37_0">u</text:span><text:span text:style-name="_32_5">s</text:span><text:span text:style-name="_33_9">t</text:span><text:span text:style-name="_35_1"> </text:span><text:span text:style-name="_31_2">b</text:span><text:span text:style-name="_34_2">e</text:span><text:span text:style-name="_35_1"> </text:span><text:span text:style-name="_31_2">a</text:span><text:span text:style-name="_33_3">d</text:span><text:span text:style-name="_36_0">d</text:span><text:span text:style-name="_31_2">e</text:span><text:span text:style-name="_33_7">d</text:span><text:span text:style-name="_35_1"> </text:span><text:span text:style-name="_37_">t</text:span><text:span text:style-name="_33_4">o</text:span><text:span text:style-name="_35_1"> </text:span><text:span text:style-name="_31_3">o</text:span><text:span text:style-name="_34_2">b</text:span><text:span text:style-name="_36_5">t</text:span><text:span text:style-name="_31_8">a</text:span><text:span text:style-name="_34_8">i</text:span><text:span text:style-name="_37_5">n</text:span><text:span text:style-name="_31_"> </text:span><text:span text:style-name="_34_7">t</text:span><text:span text:style-name="_37_5">h</text:span><text:span text:style-name="_38_">e</text:span><text:span text:style-name="_32_6"> </text:span><text:span text:style-name="_36_8">c</text:span><text:span text:style-name="_31_4">a</text:span><text:span text:style-name="_33_8">p</text:span><text:span text:style-name="_37_5">a</text:span><text:span text:style-name="_31_9">c</text:span><text:span text:style-name="_33_9">i</text:span><text:span text:style-name="_37_3">t</text:span><text:span text:style-name="_39_">y</text:span><text:span text:style-name="_32_6"> </text:span><text:span text:style-name="_37_2">o</text:span><text:span text:style-name="_31_0">f</text:span><text:span text:style-name="_32_6"> </text:span><text:span text:style-name="_35_7">t</text:span><text:span text:style-name="_31_7">h</text:span><text:span text:style-name="_34_9">e</text:span><text:span text:style-name="_35_1"> </text:span><text:span text:style-name="_32_2">r</text:span><text:span text:style-name="_33_3">e</text:span><text:span text:style-name="_37_4">s</text:span><text:span text:style-name="_32_3">u</text:span><text:span text:style-name="_34_7">l</text:span><text:span text:style-name="_36_0">t</text:span><text:span text:style-name="_32_0">a</text:span><text:span text:style-name="_34_4">n</text:span><text:span text:style-name="_36_9">t</text:span><text:span text:style-name="_31_"> </text:span><text:span text:style-name="_34_2">m</text:span><text:span text:style-name="_36_8">a</text:span><text:span text:style-name="_31_5">c</text:span><text:span text:style-name="_34_4">h</text:span><text:span text:style-name="_35_9">i</text:span><text:span text:style-name="_31_9">n</text:span><text:span text:style-name="_34_9">e</text:span><text:span text:style-name="_36_0">.</text:span><text:span text:style-name="_31_"> </text:span><text:span text:style-name="_34_5">T</text:span><text:span text:style-name="_36_4">h</text:span><text:span text:style-name="_31_9">i</text:span><text:span text:style-name="_33_3">s</text:span><text:span text:style-name="_35_1"> </text:span><text:span text:style-name="_31_5">l</text:span><text:span text:style-name="_34_3">e</text:span><text:span text:style-name="_37_5">a</text:span><text:span text:style-name="_31_9">d</text:span><text:span text:style-name="_33_2">s</text:span><text:span text:style-name="_35_1"> </text:span><text:span text:style-name="_32_4">t</text:span><text:span text:style-name="_33_3">o</text:span><text:span text:style-name="_35_1"> </text:span><text:span text:style-name="_39_">t</text:span><text:span text:style-name="_34_4">h</text:span><text:span text:style-name="_37_4">e</text:span><text:span text:style-name="_31_"> </text:span><text:span text:style-name="_34_2">p</text:span><text:span text:style-name="_35_7">o</text:span><text:span text:style-name="_39_">s</text:span><text:span text:style-name="_33_9">s</text:span><text:span text:style-name="_36_7">i</text:span><text:span text:style-name="_31_5">b</text:span><text:span text:style-name="_33_3">i</text:span><text:span text:style-name="_36_3">l</text:span><text:span text:style-name="_32_2">i</text:span><text:span text:style-name="_33_9">t</text:span><text:span text:style-name="_37_2">y</text:span><text:span text:style-name="_31_"> </text:span><text:span text:style-name="_33_8">o</text:span><text:span text:style-name="_37_5">f</text:span><text:span text:style-name="_31_"> </text:span><text:span text:style-name="_34_2">s</text:span><text:span text:style-name="_36_9">t</text:span><text:span text:style-name="_31_9">a</text:span><text:span text:style-name="_34_3">t</text:span><text:span text:style-name="_35_9">e</text:span><text:span text:style-name="_31_5">m</text:span><text:span text:style-name="_33_4">e</text:span><text:span text:style-name="_37_4">n</text:span><text:span text:style-name="_38_">t</text:span><text:span text:style-name="_33_5">s</text:span><text:span text:style-name="_35_1"> </text:span><text:span text:style-name="_32_4">s</text:span><text:span text:style-name="_33_4">u</text:span><text:span text:style-name="_35_9">c</text:span><text:span text:style-name="_31_2">h</text:span><text:span text:style-name="_32_6"> </text:span><text:span text:style-name="_37_2">a</text:span><text:span text:style-name="_38_">s</text:span><text:span text:style-name="_32_6"> </text:span><text:span text:style-name="_35_9">"</text:span><text:span text:style-name="_32_4">T</text:span><text:span text:style-name="_35_0">h</text:span><text:span text:style-name="_37_2">e</text:span><text:span text:style-name="_31_"> </text:span><text:span text:style-name="_34_8">M</text:span><text:span text:style-name="_36_2">a</text:span><text:span text:style-name="_31_7">n</text:span><text:span text:style-name="_34_5">c</text:span><text:span text:style-name="_37_5">h</text:span><text:span text:style-name="_31_4">e</text:span><text:span text:style-name="_33_5">s</text:span><text:span text:style-name="_36_0">t</text:span><text:span text:style-name="_31_8">e</text:span><text:span text:style-name="_33_9">r</text:span><text:span text:style-name="_35_1"> </text:span><text:span text:style-name="_32_2">m</text:span><text:span text:style-name="_34_2">a</text:span><text:span text:style-name="_37_0">c</text:span><text:span text:style-name="_32_0">h</text:span><text:span text:style-name="_33_4">i</text:span><text:span text:style-name="_36_3">n</text:span><text:span text:style-name="_39_">e</text:span><text:span text:style-name="_32_6"> </text:span><text:span text:style-name="_36_5">c</text:span><text:span text:style-name="_32_0">o</text:span><text:span text:style-name="_34_0">n</text:span><text:span text:style-name="_36_8">t</text:span><text:span text:style-name="_32_3">a</text:span><text:span text:style-name="_34_9">i</text:span><text:span text:style-name="_37_3">n</text:span><text:span text:style-name="_32_0">s</text:span><text:span text:style-name="_32_6"> </text:span><text:span text:style-name="_36_5">6</text:span><text:span text:style-name="_32_0">4</text:span><text:span text:style-name="_32_6"> </text:span><text:span text:style-name="_35_9">m</text:span><text:span text:style-name="_32_2">a</text:span><text:span text:style-name="_35_0">g</text:span><text:span text:style-name="_35_7">n</text:span><text:span text:style-name="_37_">e</text:span><text:span text:style-name="_33_4">t</text:span><text:span text:style-name="_37_5">i</text:span><text:span text:style-name="_32_3">c</text:span><text:span text:style-name="_32_6"> </text:span><text:span text:style-name="_36_9">t</text:span><text:span text:style-name="_37_">r</text:span><text:span text:style-name="_34_2">a</text:span><text:span text:style-name="_37_0">c</text:span><text:span text:style-name="_31_3">k</text:span><text:span text:style-name="_33_2">s</text:span><text:span text:style-name="_35_1"> </text:span><text:span text:style-name="_31_4">e</text:span><text:span text:style-name="_33_9">a</text:span><text:span text:style-name="_37_5">c</text:span><text:span text:style-name="_39_">h</text:span><text:span text:style-name="_32_6"> </text:span><text:span text:style-name="_37_3">w</text:span><text:span text:style-name="_32_0">i</text:span><text:span text:style-name="_34_4">t</text:span><text:span text:style-name="_37_4">h</text:span><text:span text:style-name="_31_"> </text:span><text:span text:style-name="_33_4">a</text:span><text:span text:style-name="_35_1"> </text:span><text:span text:style-name="_32_2">c</text:span><text:span text:style-name="_34_0">a</text:span><text:span text:style-name="_37_0">p</text:span><text:span text:style-name="_31_7">a</text:span><text:span text:style-name="_33_3">c</text:span><text:span text:style-name="_36_2">i</text:span><text:span text:style-name="_31_8">t</text:span><text:span text:style-name="_35_0">y</text:span><text:span text:style-name="_35_1"> </text:span><text:span text:style-name="_32_0">o</text:span><text:span text:style-name="_34_5">f</text:span><text:span text:style-name="_35_1"> </text:span><text:span text:style-name="_37_">2</text:span><text:span text:style-name="_33_9">5</text:span><text:span text:style-name="_35_8">6</text:span><text:span text:style-name="_31_5">0</text:span><text:span text:style-name="_33_4">,</text:span><text:span text:style-name="_35_1"> </text:span><text:span text:style-name="_31_8">e</text:span><text:span text:style-name="_33_4">i</text:span><text:span text:style-name="_36_5">g</text:span><text:span text:style-name="_31_4">h</text:span><text:span text:style-name="_33_8">t</text:span><text:span text:style-name="_35_1"> </text:span><text:span text:style-name="_31_8">e</text:span><text:span text:style-name="_33_9">l</text:span><text:span text:style-name="_36_3">e</text:span><text:span text:style-name="_31_4">c</text:span><text:span text:style-name="_34_5">t</text:span><text:span text:style-name="_37_2">r</text:span><text:span text:style-name="_31_3">o</text:span><text:span text:style-name="_33_3">n</text:span><text:span text:style-name="_36_4">i</text:span><text:span text:style-name="_31_9">c</text:span><text:span text:style-name="_32_6"> </text:span><text:span text:style-name="_37_4">t</text:span><text:span text:style-name="_32_3">u</text:span><text:span text:style-name="_34_2">b</text:span><text:span text:style-name="_36_5">e</text:span><text:span text:style-name="_32_2">s</text:span><text:span text:style-name="_32_6"> </text:span><text:span text:style-name="_37_0">w</text:span><text:span text:style-name="_31_8">i</text:span><text:span text:style-name="_33_9">t</text:span><text:span text:style-name="_36_7">h</text:span><text:span text:style-name="_31_"> </text:span><text:span text:style-name="_34_2">a</text:span><text:span text:style-name="_35_1"> </text:span><text:span text:style-name="_37_">c</text:span><text:span text:style-name="_34_8">a</text:span><text:span text:style-name="_36_9">p</text:span><text:span text:style-name="_38_">a</text:span><text:span text:style-name="_34_4">c</text:span><text:span text:style-name="_37_0">i</text:span><text:span text:style-name="_32_5">t</text:span><text:span text:style-name="_33_7">y</text:span><text:span text:style-name="_35_1"> </text:span><text:span text:style-name="_31_8">o</text:span><text:span text:style-name="_33_7">f</text:span><text:span text:style-name="_35_1"> </text:span><text:span text:style-name="_32_0">1</text:span><text:span text:style-name="_34_8">2</text:span><text:span text:style-name="_36_8">8</text:span><text:span text:style-name="_31_8">0</text:span><text:span text:style-name="_34_9">.</text:span><text:span text:style-name="_35_1"> </text:span><text:span text:style-name="_32_0">M</text:span><text:span text:style-name="_33_4">i</text:span><text:span text:style-name="_37_3">s</text:span><text:span text:style-name="_31_4">c</text:span><text:span text:style-name="_33_8">e</text:span><text:span text:style-name="_36_9">l</text:span><text:span text:style-name="_32_0">l</text:span><text:span text:style-name="_33_5">a</text:span><text:span text:style-name="_37_5">n</text:span><text:span text:style-name="_31_0">e</text:span><text:span text:style-name="_34_3">o</text:span><text:span text:style-name="_36_2">u</text:span><text:span text:style-name="_37_">s</text:span><text:span text:style-name="_32_6"> </text:span><text:span text:style-name="_35_7">s</text:span><text:span text:style-name="_38_">t</text:span><text:span text:style-name="_34_4">o</text:span><text:span text:style-name="_36_5">r</text:span><text:span text:style-name="_31_9">a</text:span><text:span text:style-name="_33_2">g</text:span><text:span text:style-name="_36_8">e</text:span><text:span text:style-name="_31_"> </text:span><text:span text:style-name="_34_4">a</text:span><text:span text:style-name="_36_5">m</text:span><text:span text:style-name="_31_2">o</text:span><text:span text:style-name="_33_3">u</text:span><text:span text:style-name="_37_4">n</text:span><text:span text:style-name="_39_">t</text:span><text:span text:style-name="_34_3">s</text:span><text:span text:style-name="_35_1"> </text:span><text:span text:style-name="_32_2">t</text:span><text:span text:style-name="_34_2">o</text:span><text:span text:style-name="_35_1"> </text:span><text:span text:style-name="_32_2">a</text:span><text:span text:style-name="_34_5">b</text:span><text:span text:style-name="_37_3">o</text:span><text:span text:style-name="_31_7">u</text:span><text:span text:style-name="_33_3">t</text:span><text:span text:style-name="_35_1"> </text:span><text:span text:style-name="_38_">3</text:span><text:span text:style-name="_33_3">0</text:span><text:span text:style-name="_37_0">0</text:span><text:span text:style-name="_31_"> </text:span><text:span text:style-name="_33_4">m</text:span><text:span text:style-name="_35_7">a</text:span><text:span text:style-name="_31_7">k</text:span><text:span text:style-name="_34_4">i</text:span><text:span text:style-name="_36_9">n</text:span><text:span text:style-name="_31_7">g</text:span><text:span text:style-name="_32_6"> </text:span><text:span text:style-name="_35_9">a</text:span><text:span text:style-name="_31_"> </text:span><text:span text:style-name="_34_5">t</text:span><text:span text:style-name="_37_4">o</text:span><text:span text:style-name="_32_4">t</text:span><text:span text:style-name="_33_5">a</text:span><text:span text:style-name="_37_2">l</text:span><text:span text:style-name="_31_"> </text:span><text:span text:style-name="_33_8">o</text:span><text:span text:style-name="_37_2">f</text:span><text:span text:style-name="_31_"> </text:span><text:span text:style-name="_33_9">1</text:span><text:span text:style-name="_35_8">7</text:span><text:span text:style-name="_32_3">4</text:span><text:span text:style-name="_34_7">,</text:span><text:span text:style-name="_37_4">3</text:span><text:span text:style-name="_31_5">8</text:span><text:span text:style-name="_34_5">0</text:span><text:span text:style-name="_36_7">.</text:span><text:span text:style-name="_32_3">"</text:span></text:p>
      <text:p text:style-name="P1"><text:span text:style-name="_37_2">G</text:span><text:span text:style-name="_32_4">i</text:span><text:span text:style-name="_34_7">v</text:span><text:span text:style-name="_36_9">e</text:span><text:span text:style-name="_32_4">n</text:span><text:span text:style-name="_32_6"> </text:span><text:span text:style-name="_37_2">t</text:span><text:span text:style-name="_32_5">h</text:span><text:span text:style-name="_33_2">e</text:span><text:span text:style-name="_35_1"> </text:span><text:span text:style-name="_38_">t</text:span><text:span text:style-name="_34_9">a</text:span><text:span text:style-name="_37_4">b</text:span><text:span text:style-name="_31_5">l</text:span><text:span text:style-name="_35_0">e</text:span><text:span text:style-name="_35_1"> </text:span><text:span text:style-name="_32_0">c</text:span><text:span text:style-name="_33_5">o</text:span><text:span text:style-name="_35_7">r</text:span><text:span text:style-name="_32_2">r</text:span><text:span text:style-name="_34_4">e</text:span><text:span text:style-name="_37_2">s</text:span><text:span text:style-name="_31_2">p</text:span><text:span text:style-name="_33_2">o</text:span><text:span text:style-name="_35_9">n</text:span><text:span text:style-name="_31_8">d</text:span><text:span text:style-name="_34_5">i</text:span><text:span text:style-name="_36_2">n</text:span><text:span text:style-name="_32_5">g</text:span><text:span text:style-name="_32_6"> </text:span><text:span text:style-name="_35_9">t</text:span><text:span text:style-name="_38_">o</text:span><text:span text:style-name="_32_6"> </text:span><text:span text:style-name="_36_4">a</text:span><text:span text:style-name="_31_"> </text:span><text:span text:style-name="_33_9">d</text:span><text:span text:style-name="_36_8">i</text:span><text:span text:style-name="_37_">s</text:span><text:span text:style-name="_34_5">c</text:span><text:span text:style-name="_37_3">r</text:span><text:span text:style-name="_38_">e</text:span><text:span text:style-name="_34_3">t</text:span><text:span text:style-name="_35_9">e</text:span>-<text:span text:style-name="_33_7">s</text:span><text:span text:style-name="_36_4">t</text:span><text:span text:style-name="_31_2">a</text:span><text:span text:style-name="_34_4">t</text:span><text:span text:style-name="_36_3">e</text:span><text:span text:style-name="_31_"> </text:span><text:span text:style-name="_35_0">m</text:span><text:span text:style-name="_36_0">a</text:span><text:span text:style-name="_31_8">c</text:span><text:span text:style-name="_34_9">h</text:span><text:span text:style-name="_36_3">i</text:span><text:span text:style-name="_39_">n</text:span><text:span text:style-name="_33_8">e</text:span><text:span text:style-name="_35_1"> </text:span><text:span text:style-name="_32_2">i</text:span><text:span text:style-name="_34_0">t</text:span><text:span text:style-name="_35_1"> </text:span><text:span text:style-name="_32_5">i</text:span><text:span text:style-name="_34_3">s</text:span><text:span text:style-name="_35_1"> </text:span><text:span text:style-name="_32_2">p</text:span><text:span text:style-name="_33_2">o</text:span><text:span text:style-name="_36_0">s</text:span><text:span text:style-name="_31_9">s</text:span><text:span text:style-name="_34_7">i</text:span><text:span text:style-name="_35_7">b</text:span><text:span text:style-name="_32_4">l</text:span><text:span text:style-name="_33_2">e</text:span><text:span text:style-name="_35_1"> </text:span><text:span text:style-name="_31_2">t</text:span><text:span text:style-name="_33_5">o</text:span><text:span text:style-name="_35_1"> </text:span><text:span text:style-name="_32_2">p</text:span><text:span text:style-name="_33_8">r</text:span><text:span text:style-name="_35_7">e</text:span><text:span text:style-name="_32_3">d</text:span><text:span text:style-name="_34_7">i</text:span><text:span text:style-name="_35_7">c</text:span><text:span text:style-name="_32_4">t</text:span><text:span text:style-name="_32_6"> </text:span><text:span text:style-name="_36_5">w</text:span><text:span text:style-name="_31_3">h</text:span><text:span text:style-name="_33_9">a</text:span><text:span text:style-name="_35_9">t</text:span><text:span text:style-name="_31_"> </text:span><text:span text:style-name="_33_3">i</text:span><text:span text:style-name="_36_0">t</text:span><text:span text:style-name="_31_"> </text:span><text:span text:style-name="_33_8">w</text:span><text:span text:style-name="_37_2">i</text:span><text:span text:style-name="_31_4">l</text:span><text:span text:style-name="_34_5">l</text:span><text:span text:style-name="_35_1"> </text:span><text:span text:style-name="_32_2">d</text:span><text:span text:style-name="_34_0">o</text:span><text:span text:style-name="_37_4">.</text:span><text:span text:style-name="_31_"> </text:span><text:span text:style-name="_33_5">T</text:span><text:span text:style-name="_36_9">h</text:span><text:span text:style-name="_32_4">e</text:span><text:span text:style-name="_34_7">r</text:span><text:span text:style-name="_36_4">e</text:span><text:span text:style-name="_31_"> </text:span><text:span text:style-name="_35_0">i</text:span><text:span text:style-name="_36_2">s</text:span><text:span text:style-name="_31_"> </text:span><text:span text:style-name="_34_7">n</text:span><text:span text:style-name="_36_2">o</text:span><text:span text:style-name="_31_"> </text:span><text:span text:style-name="_33_9">r</text:span><text:span text:style-name="_37_0">e</text:span><text:span text:style-name="_31_5">a</text:span><text:span text:style-name="_33_4">s</text:span><text:span text:style-name="_36_0">o</text:span><text:span text:style-name="_31_0">n</text:span><text:span text:style-name="_32_6"> </text:span><text:span text:style-name="_36_9">w</text:span><text:span text:style-name="_31_8">h</text:span><text:span text:style-name="_35_0">y</text:span><text:span text:style-name="_35_1"> </text:span><text:span text:style-name="_31_0">t</text:span><text:span text:style-name="_34_8">h</text:span><text:span text:style-name="_37_3">i</text:span><text:span text:style-name="_32_4">s</text:span><text:span text:style-name="_32_6"> </text:span><text:span text:style-name="_37_4">c</text:span><text:span text:style-name="_31_4">a</text:span><text:span text:style-name="_33_4">l</text:span><text:span text:style-name="_36_0">c</text:span><text:span text:style-name="_31_9">u</text:span><text:span text:style-name="_33_3">l</text:span><text:span text:style-name="_36_7">a</text:span><text:span text:style-name="_32_2">t</text:span><text:span text:style-name="_34_5">i</text:span><text:span text:style-name="_36_0">o</text:span><text:span text:style-name="_32_0">n</text:span><text:span text:style-name="_32_6"> </text:span><text:span text:style-name="_36_8">s</text:span><text:span text:style-name="_32_3">h</text:span><text:span text:style-name="_34_3">o</text:span><text:span text:style-name="_37_0">u</text:span><text:span text:style-name="_31_5">l</text:span><text:span text:style-name="_34_8">d</text:span><text:span text:style-name="_35_1"> </text:span><text:span text:style-name="_32_3">n</text:span><text:span text:style-name="_34_5">o</text:span><text:span text:style-name="_36_8">t</text:span><text:span text:style-name="_31_"> </text:span><text:span text:style-name="_34_5">b</text:span><text:span text:style-name="_36_5">e</text:span><text:span text:style-name="_31_"> </text:span><text:span text:style-name="_34_7">c</text:span><text:span text:style-name="_36_4">a</text:span><text:span text:style-name="_31_4">r</text:span><text:span text:style-name="_33_9">r</text:span><text:span text:style-name="_37_4">i</text:span><text:span text:style-name="_32_0">e</text:span><text:span text:style-name="_34_0">d</text:span><text:span text:style-name="_35_1"> </text:span><text:span text:style-name="_31_3">o</text:span><text:span text:style-name="_33_7">u</text:span><text:span text:style-name="_37_5">t</text:span><text:span text:style-name="_31_"> </text:span><text:span text:style-name="_34_3">b</text:span><text:span text:style-name="_35_7">y</text:span><text:span text:style-name="_31_"> </text:span><text:span text:style-name="_33_8">m</text:span><text:span text:style-name="_37_4">e</text:span><text:span text:style-name="_31_4">a</text:span><text:span text:style-name="_33_5">n</text:span><text:span text:style-name="_36_2">s</text:span><text:span text:style-name="_31_"> </text:span><text:span text:style-name="_35_0">o</text:span><text:span text:style-name="_36_3">f</text:span><text:span text:style-name="_31_"> </text:span><text:span text:style-name="_34_3">a</text:span><text:span text:style-name="_35_1"> </text:span><text:span text:style-name="_32_0">d</text:span><text:span text:style-name="_34_7">i</text:span><text:span text:style-name="_36_3">g</text:span><text:span text:style-name="_31_9">i</text:span><text:span text:style-name="_34_7">t</text:span><text:span text:style-name="_37_0">a</text:span><text:span text:style-name="_31_5">l</text:span><text:span text:style-name="_32_6"> </text:span><text:span text:style-name="_36_0">c</text:span><text:span text:style-name="_32_4">o</text:span><text:span text:style-name="_35_0">m</text:span><text:span text:style-name="_36_2">p</text:span><text:span text:style-name="_32_0">u</text:span><text:span text:style-name="_34_9">t</text:span><text:span text:style-name="_36_4">e</text:span><text:span text:style-name="_31_7">r</text:span><text:span text:style-name="_34_7">.</text:span><text:span text:style-name="_35_1"> </text:span><text:span text:style-name="_32_4">P</text:span><text:span text:style-name="_33_8">r</text:span><text:span text:style-name="_36_9">o</text:span><text:span text:style-name="_32_0">v</text:span><text:span text:style-name="_33_5">i</text:span><text:span text:style-name="_35_8">d</text:span><text:span text:style-name="_31_0">e</text:span><text:span text:style-name="_34_5">d</text:span><text:span text:style-name="_35_1"> </text:span><text:span text:style-name="_32_3">i</text:span><text:span text:style-name="_34_9">t</text:span><text:span text:style-name="_35_1"> </text:span><text:span text:style-name="_31_5">c</text:span><text:span text:style-name="_35_0">o</text:span><text:span text:style-name="_37_5">u</text:span><text:span text:style-name="_31_3">l</text:span><text:span text:style-name="_34_0">d</text:span><text:span text:style-name="_35_1"> </text:span><text:span text:style-name="_31_5">b</text:span><text:span text:style-name="_34_4">e</text:span><text:span text:style-name="_35_1"> </text:span><text:span text:style-name="_31_9">c</text:span><text:span text:style-name="_34_5">a</text:span><text:span text:style-name="_36_9">r</text:span><text:span text:style-name="_31_3">r</text:span><text:span text:style-name="_33_4">i</text:span><text:span text:style-name="_36_4">e</text:span><text:span text:style-name="_31_3">d</text:span><text:span text:style-name="_32_6"> </text:span><text:span text:style-name="_35_9">o</text:span><text:span text:style-name="_37_">u</text:span><text:span text:style-name="_33_2">t</text:span><text:span text:style-name="_35_1"> </text:span><text:span text:style-name="_32_2">s</text:span><text:span text:style-name="_33_3">u</text:span><text:span text:style-name="_37_0">f</text:span><text:span text:style-name="_32_2">f</text:span><text:span text:style-name="_34_9">i</text:span><text:span text:style-name="_36_8">c</text:span><text:span text:style-name="_39_">i</text:span><text:span text:style-name="_35_0">e</text:span><text:span text:style-name="_37_0">n</text:span><text:span text:style-name="_32_5">t</text:span><text:span text:style-name="_33_4">l</text:span><text:span text:style-name="_36_8">y</text:span><text:span text:style-name="_31_"> </text:span><text:span text:style-name="_33_5">q</text:span><text:span text:style-name="_35_8">u</text:span><text:span text:style-name="_37_">i</text:span><text:span text:style-name="_33_9">c</text:span><text:span text:style-name="_36_4">k</text:span><text:span text:style-name="_31_8">l</text:span><text:span text:style-name="_34_8">y</text:span><text:span text:style-name="_35_1"> </text:span><text:span text:style-name="_32_3">t</text:span><text:span text:style-name="_33_2">h</text:span><text:span text:style-name="_37_5">e</text:span><text:span text:style-name="_31_"> </text:span><text:span text:style-name="_34_4">d</text:span><text:span text:style-name="_37_4">i</text:span><text:span text:style-name="_32_2">g</text:span><text:span text:style-name="_33_3">i</text:span><text:span text:style-name="_36_2">t</text:span><text:span text:style-name="_32_3">a</text:span><text:span text:style-name="_34_4">l</text:span><text:span text:style-name="_35_1"> </text:span><text:span text:style-name="_39_">c</text:span><text:span text:style-name="_34_9">o</text:span><text:span text:style-name="_35_8">m</text:span><text:span text:style-name="_32_5">p</text:span><text:span text:style-name="_33_9">u</text:span><text:span text:style-name="_36_7">t</text:span><text:span text:style-name="_32_4">e</text:span><text:span text:style-name="_34_8">r</text:span><text:span text:style-name="_35_1"> </text:span><text:span text:style-name="_39_">c</text:span><text:span text:style-name="_33_8">o</text:span><text:span text:style-name="_37_0">u</text:span><text:span text:style-name="_31_9">l</text:span><text:span text:style-name="_33_4">d</text:span><text:span text:style-name="_35_1"> </text:span><text:span text:style-name="_32_5">m</text:span><text:span text:style-name="_33_8">i</text:span><text:span text:style-name="_36_7">m</text:span><text:span text:style-name="_32_5">i</text:span><text:span text:style-name="_34_2">c</text:span><text:span text:style-name="_35_1"> </text:span><text:span text:style-name="_32_3">t</text:span><text:span text:style-name="_34_2">h</text:span><text:span text:style-name="_35_7">e</text:span><text:span text:style-name="_31_"> </text:span><text:span text:style-name="_33_3">b</text:span><text:span text:style-name="_36_5">e</text:span><text:span text:style-name="_31_7">h</text:span><text:span text:style-name="_34_5">a</text:span><text:span text:style-name="_37_5">v</text:span><text:span text:style-name="_32_3">i</text:span><text:span text:style-name="_34_5">o</text:span><text:span text:style-name="_36_4">r</text:span><text:span text:style-name="_31_"> </text:span><text:span text:style-name="_34_0">o</text:span><text:span text:style-name="_36_5">f</text:span><text:span text:style-name="_31_"> </text:span><text:span text:style-name="_34_9">a</text:span><text:span text:style-name="_36_9">n</text:span><text:span text:style-name="_31_3">y</text:span><text:span text:style-name="_32_6"> </text:span><text:span text:style-name="_37_5">d</text:span><text:span text:style-name="_31_0">i</text:span><text:span text:style-name="_33_2">s</text:span><text:span text:style-name="_35_9">c</text:span><text:span text:style-name="_32_5">r</text:span><text:span text:style-name="_34_7">e</text:span><text:span text:style-name="_36_4">t</text:span><text:span text:style-name="_31_3">e</text:span>-<text:span text:style-name="_37_0">s</text:span><text:span text:style-name="_31_0">t</text:span><text:span text:style-name="_34_2">a</text:span><text:span text:style-name="_36_7">t</text:span><text:span text:style-name="_32_5">e</text:span><text:span text:style-name="_32_6"> </text:span><text:span text:style-name="_37_2">m</text:span><text:span text:style-name="_31_5">a</text:span><text:span text:style-name="_33_3">c</text:span><text:span text:style-name="_36_8">h</text:span><text:span text:style-name="_32_5">i</text:span><text:span text:style-name="_34_0">n</text:span><text:span text:style-name="_35_8">e</text:span><text:span text:style-name="_31_4">.</text:span><text:span text:style-name="_32_6"> </text:span><text:span text:style-name="_37_5">T</text:span><text:span text:style-name="_32_5">h</text:span><text:span text:style-name="_33_4">e</text:span><text:span text:style-name="_35_1"> </text:span><text:span text:style-name="_32_5">i</text:span><text:span text:style-name="_34_9">m</text:span><text:span text:style-name="_36_5">i</text:span><text:span text:style-name="_31_0">t</text:span><text:span text:style-name="_34_3">a</text:span><text:span text:style-name="_35_8">t</text:span><text:span text:style-name="_37_">i</text:span><text:span text:style-name="_34_3">o</text:span><text:span text:style-name="_36_9">n</text:span><text:span text:style-name="_31_"> </text:span><text:span text:style-name="_33_9">g</text:span><text:span text:style-name="_36_9">a</text:span><text:span text:style-name="_32_0">m</text:span><text:span text:style-name="_34_5">e</text:span><text:span text:style-name="_35_1"> </text:span><text:span text:style-name="_31_0">c</text:span><text:span text:style-name="_33_7">o</text:span><text:span text:style-name="_37_2">u</text:span><text:span text:style-name="_38_">l</text:span><text:span text:style-name="_33_2">d</text:span><text:span text:style-name="_35_1"> </text:span><text:span text:style-name="_32_2">t</text:span><text:span text:style-name="_34_8">h</text:span><text:span text:style-name="_37_3">e</text:span><text:span text:style-name="_38_">n</text:span><text:span text:style-name="_32_6"> </text:span><text:span text:style-name="_36_4">b</text:span><text:span text:style-name="_32_2">e</text:span><text:span text:style-name="_32_6"> </text:span><text:span text:style-name="_36_8">p</text:span><text:span text:style-name="_31_4">l</text:span><text:span text:style-name="_33_8">a</text:span><text:span text:style-name="_36_4">y</text:span><text:span text:style-name="_32_0">e</text:span><text:span text:style-name="_35_0">d</text:span><text:span text:style-name="_35_1"> </text:span><text:span text:style-name="_31_8">w</text:span><text:span text:style-name="_34_3">i</text:span><text:span text:style-name="_36_8">t</text:span><text:span text:style-name="_31_9">h</text:span><text:span text:style-name="_32_6"> </text:span><text:span text:style-name="_37_2">t</text:span><text:span text:style-name="_31_2">h</text:span><text:span text:style-name="_34_9">e</text:span><text:span text:style-name="_35_1"> </text:span><text:span text:style-name="_32_4">m</text:span><text:span text:style-name="_33_5">a</text:span><text:span text:style-name="_36_4">c</text:span><text:span text:style-name="_32_4">h</text:span><text:span text:style-name="_33_8">i</text:span><text:span text:style-name="_36_2">n</text:span><text:span text:style-name="_38_">e</text:span><text:span text:style-name="_32_6"> </text:span><text:span text:style-name="_35_8">i</text:span><text:span text:style-name="_38_">n</text:span><text:span text:style-name="_32_6"> </text:span><text:span text:style-name="_37_0">q</text:span><text:span text:style-name="_31_5">u</text:span><text:span text:style-name="_33_9">e</text:span><text:span text:style-name="_36_7">s</text:span><text:span text:style-name="_31_4">t</text:span><text:span text:style-name="_33_9">i</text:span><text:span text:style-name="_35_9">o</text:span><text:span text:style-name="_31_2">n</text:span><text:span text:style-name="_32_6"> </text:span><text:span text:style-name="_37_3">(</text:span><text:span text:style-name="_32_0">a</text:span><text:span text:style-name="_33_7">s</text:span><text:span text:style-name="_35_1"> </text:span><text:span text:style-name="_31_2">B</text:span><text:span text:style-name="_33_8">)</text:span><text:span text:style-name="_35_1"> </text:span><text:span text:style-name="_39_">a</text:span><text:span text:style-name="_33_3">n</text:span><text:span text:style-name="_35_8">d</text:span><text:span text:style-name="_31_"> </text:span><text:span text:style-name="_34_7">t</text:span><text:span text:style-name="_35_9">h</text:span><text:span text:style-name="_39_">e</text:span><text:span text:style-name="_32_6"> </text:span><text:span text:style-name="_36_2">m</text:span><text:span text:style-name="_31_5">i</text:span><text:span text:style-name="_33_3">m</text:span><text:span text:style-name="_37_4">i</text:span><text:span text:style-name="_38_">c</text:span><text:span text:style-name="_34_4">k</text:span><text:span text:style-name="_36_9">i</text:span><text:span text:style-name="_37_">n</text:span><text:span text:style-name="_33_9">g</text:span><text:span text:style-name="_35_1"> </text:span><text:span text:style-name="_37_">d</text:span><text:span text:style-name="_34_9">i</text:span><text:span text:style-name="_37_2">g</text:span><text:span text:style-name="_37_">i</text:span><text:span text:style-name="_34_8">t</text:span><text:span text:style-name="_37_3">a</text:span><text:span text:style-name="_31_9">l</text:span><text:span text:style-name="_32_6"> </text:span><text:span text:style-name="_36_0">c</text:span><text:span text:style-name="_31_2">o</text:span><text:span text:style-name="_34_5">m</text:span><text:span text:style-name="_36_4">p</text:span><text:span text:style-name="_32_2">u</text:span><text:span text:style-name="_34_3">t</text:span><text:span text:style-name="_36_5">e</text:span><text:span text:style-name="_32_5">r</text:span><text:span text:style-name="_32_6"> </text:span><text:span text:style-name="_36_3">(</text:span><text:span text:style-name="_37_">a</text:span><text:span text:style-name="_33_9">s</text:span><text:span text:style-name="_35_1"> </text:span><text:span text:style-name="_31_8">A</text:span><text:span text:style-name="_34_3">)</text:span><text:span text:style-name="_35_1"> </text:span><text:span text:style-name="_32_0">a</text:span><text:span text:style-name="_34_2">n</text:span><text:span text:style-name="_35_8">d</text:span><text:span text:style-name="_31_"> </text:span><text:span text:style-name="_35_0">t</text:span><text:span text:style-name="_36_5">h</text:span><text:span text:style-name="_31_4">e</text:span><text:span text:style-name="_32_6"> </text:span><text:span text:style-name="_37_4">i</text:span><text:span text:style-name="_37_">n</text:span><text:span text:style-name="_34_3">t</text:span><text:span text:style-name="_37_0">e</text:span><text:span text:style-name="_31_4">r</text:span><text:span text:style-name="_33_4">r</text:span><text:span text:style-name="_37_0">o</text:span><text:span text:style-name="_32_4">g</text:span><text:span text:style-name="_34_8">a</text:span><text:span text:style-name="_37_2">t</text:span><text:span text:style-name="_32_4">o</text:span><text:span text:style-name="_34_3">r</text:span><text:span text:style-name="_35_1"> </text:span><text:span text:style-name="_31_0">w</text:span><text:span text:style-name="_34_5">o</text:span><text:span text:style-name="_35_7">u</text:span><text:span text:style-name="_31_9">l</text:span><text:span text:style-name="_34_3">d</text:span><text:span text:style-name="_35_1"> </text:span><text:span text:style-name="_31_0">b</text:span><text:span text:style-name="_34_4">e</text:span><text:span text:style-name="_35_1"> </text:span><text:span text:style-name="_38_">u</text:span><text:span text:style-name="_34_7">n</text:span><text:span text:style-name="_36_5">a</text:span><text:span text:style-name="_31_2">b</text:span><text:span text:style-name="_33_3">l</text:span><text:span text:style-name="_36_4">e</text:span><text:span text:style-name="_31_"> </text:span><text:span text:style-name="_33_3">t</text:span><text:span text:style-name="_37_3">o</text:span><text:span text:style-name="_31_"> </text:span><text:span text:style-name="_33_9">d</text:span><text:span text:style-name="_36_0">i</text:span><text:span text:style-name="_31_9">s</text:span><text:span text:style-name="_33_4">t</text:span><text:span text:style-name="_36_9">i</text:span><text:span text:style-name="_38_">n</text:span><text:span text:style-name="_34_2">g</text:span><text:span text:style-name="_36_7">u</text:span><text:span text:style-name="_31_7">i</text:span><text:span text:style-name="_34_7">s</text:span><text:span text:style-name="_35_8">h</text:span><text:span text:style-name="_31_"> </text:span><text:span text:style-name="_33_3">t</text:span><text:span text:style-name="_36_5">h</text:span><text:span text:style-name="_32_3">e</text:span><text:span text:style-name="_34_8">m</text:span><text:span text:style-name="_36_8">.</text:span><text:span text:style-name="_31_"> </text:span><text:span text:style-name="_35_0">O</text:span><text:span text:style-name="_35_8">f</text:span><text:span text:style-name="_31_"> </text:span><text:span text:style-name="_33_7">c</text:span><text:span text:style-name="_37_0">o</text:span><text:span text:style-name="_31_2">u</text:span><text:span text:style-name="_34_3">r</text:span><text:span text:style-name="_35_9">s</text:span><text:span text:style-name="_32_0">e</text:span><text:span text:style-name="_32_6"> </text:span><text:span text:style-name="_37_0">t</text:span><text:span text:style-name="_31_7">h</text:span><text:span text:style-name="_34_0">e</text:span><text:span text:style-name="_35_1"> </text:span><text:span text:style-name="_39_">d</text:span><text:span text:style-name="_33_5">i</text:span><text:span text:style-name="_37_4">g</text:span><text:span text:style-name="_31_7">i</text:span><text:span text:style-name="_33_8">t</text:span><text:span text:style-name="_36_8">a</text:span><text:span text:style-name="_31_8">l</text:span><text:span text:style-name="_32_6"> </text:span><text:span text:style-name="_37_4">c</text:span><text:span text:style-name="_39_">o</text:span><text:span text:style-name="_33_4">m</text:span><text:span text:style-name="_35_8">p</text:span><text:span text:style-name="_31_2">u</text:span><text:span text:style-name="_33_4">t</text:span><text:span text:style-name="_37_0">e</text:span><text:span text:style-name="_32_3">r</text:span><text:span text:style-name="_32_6"> </text:span><text:span text:style-name="_36_7">m</text:span><text:span text:style-name="_39_">u</text:span><text:span text:style-name="_33_7">s</text:span><text:span text:style-name="_37_3">t</text:span><text:span text:style-name="_31_"> </text:span><text:span text:style-name="_35_0">h</text:span><text:span text:style-name="_37_0">a</text:span><text:span text:style-name="_32_2">v</text:span><text:span text:style-name="_35_0">e</text:span><text:span text:style-name="_35_1"> </text:span><text:span text:style-name="_31_2">a</text:span><text:span text:style-name="_34_7">n</text:span><text:span text:style-name="_35_1"> </text:span><text:span text:style-name="_31_2">a</text:span><text:span text:style-name="_34_8">d</text:span><text:span text:style-name="_36_4">e</text:span><text:span text:style-name="_39_">q</text:span><text:span text:style-name="_34_3">u</text:span><text:span text:style-name="_37_4">a</text:span><text:span text:style-name="_32_5">t</text:span><text:span text:style-name="_34_7">e</text:span><text:span text:style-name="_35_1"> </text:span><text:span text:style-name="_31_4">s</text:span><text:span text:style-name="_34_5">t</text:span><text:span text:style-name="_37_0">o</text:span><text:span text:style-name="_32_4">r</text:span><text:span text:style-name="_34_5">a</text:span><text:span text:style-name="_35_9">g</text:span><text:span text:style-name="_39_">e</text:span><text:span text:style-name="_32_6"> </text:span><text:span text:style-name="_35_7">c</text:span><text:span text:style-name="_31_3">a</text:span><text:span text:style-name="_33_3">p</text:span><text:span text:style-name="_37_0">a</text:span><text:span text:style-name="_31_7">c</text:span><text:span text:style-name="_33_9">i</text:span><text:span text:style-name="_37_4">t</text:span><text:span text:style-name="_31_3">y</text:span><text:span text:style-name="_32_6"> </text:span><text:span text:style-name="_35_9">a</text:span><text:span text:style-name="_32_5">s</text:span><text:span text:style-name="_32_6"> </text:span><text:span text:style-name="_36_8">w</text:span><text:span text:style-name="_38_">e</text:span><text:span text:style-name="_33_8">l</text:span><text:span text:style-name="_35_7">l</text:span><text:span text:style-name="_31_"> </text:span><text:span text:style-name="_35_0">a</text:span><text:span text:style-name="_36_2">s</text:span><text:span text:style-name="_31_"> </text:span><text:span text:style-name="_33_8">w</text:span><text:span text:style-name="_37_4">o</text:span><text:span text:style-name="_31_3">r</text:span><text:span text:style-name="_33_4">k</text:span><text:span text:style-name="_37_0">i</text:span><text:span text:style-name="_32_5">n</text:span><text:span text:style-name="_33_9">g</text:span><text:span text:style-name="_35_1"> </text:span><text:span text:style-name="_31_0">s</text:span><text:span text:style-name="_33_8">u</text:span><text:span text:style-name="_35_7">f</text:span><text:span text:style-name="_32_3">f</text:span><text:span text:style-name="_34_9">i</text:span><text:span text:style-name="_36_2">c</text:span><text:span text:style-name="_32_0">i</text:span><text:span text:style-name="_33_7">e</text:span><text:span text:style-name="_36_9">n</text:span><text:span text:style-name="_32_3">t</text:span><text:span text:style-name="_33_8">l</text:span><text:span text:style-name="_36_3">y</text:span><text:span text:style-name="_31_"> </text:span><text:span text:style-name="_34_4">f</text:span><text:span text:style-name="_35_7">a</text:span><text:span text:style-name="_31_9">s</text:span><text:span text:style-name="_33_8">t</text:span><text:span text:style-name="_35_8">.</text:span><text:span text:style-name="_31_"> </text:span><text:span text:style-name="_33_9">M</text:span><text:span text:style-name="_36_2">o</text:span><text:span text:style-name="_31_4">r</text:span><text:span text:style-name="_33_3">e</text:span><text:span text:style-name="_37_2">o</text:span><text:span text:style-name="_38_">v</text:span><text:span text:style-name="_33_4">e</text:span><text:span text:style-name="_36_5">r</text:span><text:span text:style-name="_32_4">,</text:span><text:span text:style-name="_32_6"> </text:span><text:span text:style-name="_36_0">i</text:span><text:span text:style-name="_31_9">t</text:span><text:span text:style-name="_32_6"> </text:span><text:span text:style-name="_35_7">m</text:span><text:span text:style-name="_31_3">u</text:span><text:span text:style-name="_34_4">s</text:span><text:span text:style-name="_37_3">t</text:span><text:span text:style-name="_31_"> </text:span><text:span text:style-name="_33_4">b</text:span><text:span text:style-name="_37_5">e</text:span><text:span text:style-name="_31_"> </text:span><text:span text:style-name="_34_9">p</text:span><text:span text:style-name="_37_0">r</text:span><text:span text:style-name="_31_5">o</text:span><text:span text:style-name="_34_5">g</text:span><text:span text:style-name="_36_2">r</text:span><text:span text:style-name="_32_4">a</text:span><text:span text:style-name="_34_0">m</text:span><text:span text:style-name="_36_0">m</text:span><text:span text:style-name="_32_4">e</text:span><text:span text:style-name="_35_0">d</text:span><text:span text:style-name="_35_1"> </text:span><text:span text:style-name="_31_0">a</text:span><text:span text:style-name="_34_9">f</text:span><text:span text:style-name="_37_4">r</text:span><text:span text:style-name="_31_7">e</text:span><text:span text:style-name="_34_9">s</text:span><text:span text:style-name="_37_5">h</text:span><text:span text:style-name="_31_"> </text:span><text:span text:style-name="_34_4">f</text:span><text:span text:style-name="_36_3">o</text:span><text:span text:style-name="_39_">r</text:span><text:span text:style-name="_32_6"> </text:span><text:span text:style-name="_37_2">e</text:span><text:span text:style-name="_31_9">a</text:span><text:span text:style-name="_34_4">c</text:span><text:span text:style-name="_35_9">h</text:span><text:span text:style-name="_31_"> </text:span><text:span text:style-name="_34_2">n</text:span><text:span text:style-name="_37_5">e</text:span><text:span text:style-name="_31_4">w</text:span><text:span text:style-name="_32_6"> </text:span><text:span text:style-name="_35_9">m</text:span><text:span text:style-name="_38_">a</text:span><text:span text:style-name="_34_9">c</text:span><text:span text:style-name="_35_7">h</text:span><text:span text:style-name="_31_8">i</text:span><text:span text:style-name="_33_2">n</text:span><text:span text:style-name="_35_9">e</text:span><text:span text:style-name="_31_"> </text:span><text:span text:style-name="_34_2">w</text:span><text:span text:style-name="_36_0">h</text:span><text:span text:style-name="_31_7">i</text:span><text:span text:style-name="_33_8">c</text:span><text:span text:style-name="_35_7">h</text:span><text:span text:style-name="_31_"> </text:span><text:span text:style-name="_34_3">i</text:span><text:span text:style-name="_36_9">t</text:span><text:span text:style-name="_31_"> </text:span><text:span text:style-name="_34_2">i</text:span><text:span text:style-name="_35_8">s</text:span><text:span text:style-name="_31_"> </text:span><text:span text:style-name="_33_3">d</text:span><text:span text:style-name="_37_0">e</text:span><text:span text:style-name="_39_">s</text:span><text:span text:style-name="_34_9">i</text:span><text:span text:style-name="_35_7">r</text:span><text:span text:style-name="_31_0">e</text:span><text:span text:style-name="_34_7">d</text:span><text:span text:style-name="_35_1"> </text:span><text:span text:style-name="_37_">t</text:span><text:span text:style-name="_34_5">o</text:span><text:span text:style-name="_35_1"> </text:span><text:span text:style-name="_31_3">m</text:span><text:span text:style-name="_33_9">i</text:span><text:span text:style-name="_36_4">m</text:span><text:span text:style-name="_31_4">i</text:span><text:span text:style-name="_33_5">c</text:span><text:span text:style-name="_37_4">.</text:span></text:p>
      <text:p text:style-name="P1"><text:span text:style-name="_33_4">T</text:span><text:span text:style-name="_36_8">h</text:span><text:span text:style-name="_31_9">i</text:span><text:span text:style-name="_34_4">s</text:span><text:span text:style-name="_35_1"> </text:span><text:span text:style-name="_31_7">s</text:span><text:span text:style-name="_33_3">p</text:span><text:span text:style-name="_35_8">e</text:span><text:span text:style-name="_31_2">c</text:span><text:span text:style-name="_35_0">i</text:span><text:span text:style-name="_35_9">a</text:span><text:span text:style-name="_31_0">l</text:span><text:span text:style-name="_32_6"> </text:span><text:span text:style-name="_36_9">p</text:span><text:span text:style-name="_31_5">r</text:span><text:span text:style-name="_33_4">o</text:span><text:span text:style-name="_36_3">p</text:span><text:span text:style-name="_31_4">e</text:span><text:span text:style-name="_34_2">r</text:span><text:span text:style-name="_37_0">t</text:span><text:span text:style-name="_32_5">y</text:span><text:span text:style-name="_32_6"> </text:span><text:span text:style-name="_36_7">o</text:span><text:span text:style-name="_31_4">f</text:span><text:span text:style-name="_32_6"> </text:span><text:span text:style-name="_37_5">d</text:span><text:span text:style-name="_38_">i</text:span><text:span text:style-name="_33_3">g</text:span><text:span text:style-name="_35_9">i</text:span><text:span text:style-name="_31_2">t</text:span><text:span text:style-name="_34_3">a</text:span><text:span text:style-name="_36_0">l</text:span><text:span text:style-name="_31_"> </text:span><text:span text:style-name="_33_7">c</text:span><text:span text:style-name="_37_0">o</text:span><text:span text:style-name="_32_5">m</text:span><text:span text:style-name="_33_3">p</text:span><text:span text:style-name="_37_3">u</text:span><text:span text:style-name="_31_3">t</text:span><text:span text:style-name="_33_3">e</text:span><text:span text:style-name="_37_5">r</text:span><text:span text:style-name="_32_4">s</text:span><text:span text:style-name="_33_5">,</text:span><text:span text:style-name="_35_1"> </text:span><text:span text:style-name="_31_8">t</text:span><text:span text:style-name="_33_7">h</text:span><text:span text:style-name="_36_2">a</text:span><text:span text:style-name="_32_2">t</text:span><text:span text:style-name="_32_6"> </text:span><text:span text:style-name="_37_3">t</text:span><text:span text:style-name="_31_8">h</text:span><text:span text:style-name="_35_0">e</text:span><text:span text:style-name="_35_7">y</text:span><text:span text:style-name="_31_"> </text:span><text:span text:style-name="_33_7">c</text:span><text:span text:style-name="_36_7">a</text:span><text:span text:style-name="_38_">n</text:span><text:span text:style-name="_32_6"> </text:span><text:span text:style-name="_36_8">m</text:span><text:span text:style-name="_38_">i</text:span><text:span text:style-name="_33_2">m</text:span><text:span text:style-name="_37_2">i</text:span><text:span text:style-name="_32_2">c</text:span><text:span text:style-name="_32_6"> </text:span><text:span text:style-name="_37_2">a</text:span><text:span text:style-name="_31_3">n</text:span><text:span text:style-name="_33_9">y</text:span><text:span text:style-name="_35_1"> </text:span><text:span text:style-name="_32_3">d</text:span><text:span text:style-name="_34_4">i</text:span><text:span text:style-name="_36_8">s</text:span><text:span text:style-name="_32_2">c</text:span><text:span text:style-name="_34_5">r</text:span><text:span text:style-name="_36_8">e</text:span><text:span text:style-name="_31_4">t</text:span><text:span text:style-name="_34_8">e</text:span>-<text:span text:style-name="_37_">s</text:span><text:span text:style-name="_33_3">t</text:span><text:span text:style-name="_36_9">a</text:span><text:span text:style-name="_39_">t</text:span><text:span text:style-name="_34_0">e</text:span><text:span text:style-name="_35_1"> </text:span><text:span text:style-name="_31_5">m</text:span><text:span text:style-name="_34_8">a</text:span><text:span text:style-name="_37_2">c</text:span><text:span text:style-name="_38_">h</text:span><text:span text:style-name="_35_0">i</text:span><text:span text:style-name="_35_9">n</text:span><text:span text:style-name="_31_7">e</text:span><text:span text:style-name="_33_2">,</text:span><text:span text:style-name="_35_1"> </text:span><text:span text:style-name="_31_5">i</text:span><text:span text:style-name="_34_7">s</text:span><text:span text:style-name="_35_1"> </text:span><text:span text:style-name="_32_2">d</text:span><text:span text:style-name="_33_9">e</text:span><text:span text:style-name="_36_7">s</text:span><text:span text:style-name="_39_">c</text:span><text:span text:style-name="_34_4">r</text:span><text:span text:style-name="_36_9">i</text:span><text:span text:style-name="_31_8">b</text:span><text:span text:style-name="_33_3">e</text:span><text:span text:style-name="_35_8">d</text:span><text:span text:style-name="_31_"> </text:span><text:span text:style-name="_33_5">b</text:span><text:span text:style-name="_37_5">y</text:span><text:span text:style-name="_31_"> </text:span><text:span text:style-name="_34_2">s</text:span><text:span text:style-name="_35_7">a</text:span><text:span text:style-name="_37_">y</text:span><text:span text:style-name="_34_5">i</text:span><text:span text:style-name="_36_3">n</text:span><text:span text:style-name="_32_4">g</text:span><text:span text:style-name="_32_6"> </text:span><text:span text:style-name="_37_5">t</text:span><text:span text:style-name="_32_0">h</text:span><text:span text:style-name="_34_4">a</text:span><text:span text:style-name="_36_4">t</text:span><text:span text:style-name="_31_"> </text:span><text:span text:style-name="_33_4">t</text:span><text:span text:style-name="_37_0">h</text:span><text:span text:style-name="_31_3">e</text:span><text:span text:style-name="_33_4">y</text:span><text:span text:style-name="_35_1"> </text:span><text:span text:style-name="_32_0">a</text:span><text:span text:style-name="_33_2">r</text:span><text:span text:style-name="_37_4">e</text:span><text:span text:style-name="_31_"> </text:span><text:span text:style-name="_34_7">u</text:span><text:span text:style-name="_36_5">n</text:span><text:span text:style-name="_32_2">i</text:span><text:span text:style-name="_34_3">v</text:span><text:span text:style-name="_37_4">e</text:span><text:span text:style-name="_31_5">r</text:span><text:span text:style-name="_33_8">s</text:span><text:span text:style-name="_36_0">a</text:span><text:span text:style-name="_31_0">l</text:span><text:span text:style-name="_32_6"> </text:span><text:span text:style-name="_35_7">m</text:span><text:span text:style-name="_32_5">a</text:span><text:span text:style-name="_34_2">c</text:span><text:span text:style-name="_36_0">h</text:span><text:span text:style-name="_31_4">i</text:span><text:span text:style-name="_34_9">n</text:span><text:span text:style-name="_36_4">e</text:span><text:span text:style-name="_38_">s</text:span><text:span text:style-name="_35_0">.</text:span><text:span text:style-name="_35_1"> </text:span><text:span text:style-name="_31_3">T</text:span><text:span text:style-name="_35_0">h</text:span><text:span text:style-name="_36_9">e</text:span><text:span text:style-name="_31_"> </text:span><text:span text:style-name="_33_9">e</text:span><text:span text:style-name="_36_9">x</text:span><text:span text:style-name="_37_">i</text:span><text:span text:style-name="_33_2">s</text:span><text:span text:style-name="_36_2">t</text:span><text:span text:style-name="_31_2">e</text:span><text:span text:style-name="_33_7">n</text:span><text:span text:style-name="_36_7">c</text:span><text:span text:style-name="_31_8">e</text:span><text:span text:style-name="_32_6"> </text:span><text:span text:style-name="_37_4">o</text:span><text:span text:style-name="_31_7">f</text:span><text:span text:style-name="_32_6"> </text:span><text:span text:style-name="_36_0">m</text:span><text:span text:style-name="_39_">a</text:span><text:span text:style-name="_34_2">c</text:span><text:span text:style-name="_36_9">h</text:span><text:span text:style-name="_32_2">i</text:span><text:span text:style-name="_34_2">n</text:span><text:span text:style-name="_35_9">e</text:span><text:span text:style-name="_31_8">s</text:span><text:span text:style-name="_32_6"> </text:span><text:span text:style-name="_37_2">w</text:span><text:span text:style-name="_32_4">i</text:span><text:span text:style-name="_33_5">t</text:span><text:span text:style-name="_37_5">h</text:span><text:span text:style-name="_31_"> </text:span><text:span text:style-name="_33_5">t</text:span><text:span text:style-name="_37_4">h</text:span><text:span text:style-name="_32_4">i</text:span><text:span text:style-name="_34_4">s</text:span><text:span text:style-name="_35_1"> </text:span><text:span text:style-name="_31_4">p</text:span><text:span text:style-name="_34_4">r</text:span><text:span text:style-name="_35_9">o</text:span><text:span text:style-name="_32_2">p</text:span><text:span text:style-name="_34_5">e</text:span><text:span text:style-name="_35_9">r</text:span><text:span text:style-name="_32_3">t</text:span><text:span text:style-name="_34_7">y</text:span><text:span text:style-name="_35_1"> </text:span><text:span text:style-name="_32_5">h</text:span><text:span text:style-name="_33_4">a</text:span><text:span text:style-name="_37_5">s</text:span><text:span text:style-name="_31_"> </text:span><text:span text:style-name="_34_2">t</text:span><text:span text:style-name="_37_0">h</text:span><text:span text:style-name="_32_3">e</text:span><text:span text:style-name="_32_6"> </text:span><text:span text:style-name="_36_3">i</text:span><text:span text:style-name="_31_8">m</text:span><text:span text:style-name="_34_3">p</text:span><text:span text:style-name="_37_4">o</text:span><text:span text:style-name="_31_4">r</text:span><text:span text:style-name="_34_5">t</text:span><text:span text:style-name="_37_2">a</text:span><text:span text:style-name="_32_0">n</text:span><text:span text:style-name="_34_2">t</text:span><text:span text:style-name="_35_1"> </text:span><text:span text:style-name="_31_3">c</text:span><text:span text:style-name="_34_7">o</text:span><text:span text:style-name="_37_4">n</text:span><text:span text:style-name="_32_0">s</text:span><text:span text:style-name="_34_9">e</text:span><text:span text:style-name="_36_2">q</text:span><text:span text:style-name="_31_7">u</text:span><text:span text:style-name="_34_4">e</text:span><text:span text:style-name="_36_4">n</text:span><text:span text:style-name="_31_9">c</text:span><text:span text:style-name="_33_5">e</text:span><text:span text:style-name="_35_1"> </text:span><text:span text:style-name="_32_4">t</text:span><text:span text:style-name="_34_3">h</text:span><text:span text:style-name="_35_9">a</text:span><text:span text:style-name="_31_4">t</text:span><text:span text:style-name="_33_3">,</text:span><text:span text:style-name="_35_1"> </text:span><text:span text:style-name="_32_0">c</text:span><text:span text:style-name="_34_7">o</text:span><text:span text:style-name="_35_7">n</text:span><text:span text:style-name="_31_5">s</text:span><text:span text:style-name="_33_3">i</text:span><text:span text:style-name="_36_2">d</text:span><text:span text:style-name="_31_5">e</text:span><text:span text:style-name="_34_0">r</text:span><text:span text:style-name="_36_3">a</text:span><text:span text:style-name="_38_">t</text:span><text:span text:style-name="_34_0">i</text:span><text:span text:style-name="_36_2">o</text:span><text:span text:style-name="_32_3">n</text:span><text:span text:style-name="_33_5">s</text:span><text:span text:style-name="_35_1"> </text:span><text:span text:style-name="_32_3">o</text:span><text:span text:style-name="_34_4">f</text:span><text:span text:style-name="_35_1"> </text:span><text:span text:style-name="_31_4">s</text:span><text:span text:style-name="_33_5">p</text:span><text:span text:style-name="_36_7">e</text:span><text:span text:style-name="_32_5">e</text:span><text:span text:style-name="_35_0">d</text:span><text:span text:style-name="_35_1"> </text:span><text:span text:style-name="_31_3">a</text:span><text:span text:style-name="_33_5">p</text:span><text:span text:style-name="_36_2">a</text:span><text:span text:style-name="_31_5">r</text:span><text:span text:style-name="_33_9">t</text:span><text:span text:style-name="_37_2">,</text:span><text:span text:style-name="_31_"> </text:span><text:span text:style-name="_33_4">i</text:span><text:span text:style-name="_35_8">t</text:span><text:span text:style-name="_31_"> </text:span><text:span text:style-name="_34_7">i</text:span><text:span text:style-name="_37_4">s</text:span><text:span text:style-name="_31_"> </text:span><text:span text:style-name="_34_8">u</text:span><text:span text:style-name="_36_9">n</text:span><text:span text:style-name="_37_">n</text:span><text:span text:style-name="_35_0">e</text:span><text:span text:style-name="_37_2">c</text:span><text:span text:style-name="_31_8">e</text:span><text:span text:style-name="_33_7">s</text:span><text:span text:style-name="_35_9">s</text:span><text:span text:style-name="_32_4">a</text:span><text:span text:style-name="_33_4">r</text:span><text:span text:style-name="_36_8">y</text:span><text:span text:style-name="_31_"> </text:span><text:span text:style-name="_33_4">t</text:span><text:span text:style-name="_36_3">o</text:span><text:span text:style-name="_31_"> </text:span><text:span text:style-name="_33_3">d</text:span><text:span text:style-name="_37_3">e</text:span><text:span text:style-name="_32_3">s</text:span><text:span text:style-name="_34_4">i</text:span><text:span text:style-name="_37_3">g</text:span><text:span text:style-name="_32_5">n</text:span><text:span text:style-name="_32_6"> </text:span><text:span text:style-name="_36_2">v</text:span><text:span text:style-name="_38_">a</text:span><text:span text:style-name="_35_0">r</text:span><text:span text:style-name="_36_9">i</text:span><text:span text:style-name="_32_4">o</text:span><text:span text:style-name="_33_9">u</text:span><text:span text:style-name="_36_7">s</text:span><text:span text:style-name="_31_"> </text:span><text:span text:style-name="_34_9">n</text:span><text:span text:style-name="_37_3">e</text:span><text:span text:style-name="_31_3">w</text:span><text:span text:style-name="_32_6"> </text:span><text:span text:style-name="_37_0">m</text:span><text:span text:style-name="_31_5">a</text:span><text:span text:style-name="_34_9">c</text:span><text:span text:style-name="_35_9">h</text:span><text:span text:style-name="_31_2">i</text:span><text:span text:style-name="_33_4">n</text:span><text:span text:style-name="_36_3">e</text:span><text:span text:style-name="_31_0">s</text:span><text:span text:style-name="_32_6"> </text:span><text:span text:style-name="_37_3">t</text:span><text:span text:style-name="_31_3">o</text:span><text:span text:style-name="_32_6"> </text:span><text:span text:style-name="_37_3">d</text:span><text:span text:style-name="_31_9">o</text:span><text:span text:style-name="_32_6"> </text:span><text:span text:style-name="_36_5">v</text:span><text:span text:style-name="_31_8">a</text:span><text:span text:style-name="_34_2">r</text:span><text:span text:style-name="_36_8">i</text:span><text:span text:style-name="_31_5">o</text:span><text:span text:style-name="_35_0">u</text:span><text:span text:style-name="_37_5">s</text:span><text:span text:style-name="_31_"> </text:span><text:span text:style-name="_34_7">c</text:span><text:span text:style-name="_36_2">o</text:span><text:span text:style-name="_39_">m</text:span><text:span text:style-name="_34_5">p</text:span><text:span text:style-name="_36_3">u</text:span><text:span text:style-name="_32_4">t</text:span><text:span text:style-name="_34_3">i</text:span><text:span text:style-name="_37_5">n</text:span><text:span text:style-name="_31_4">g</text:span><text:span text:style-name="_32_6"> </text:span><text:span text:style-name="_35_8">p</text:span><text:span text:style-name="_31_7">r</text:span><text:span text:style-name="_34_8">o</text:span><text:span text:style-name="_37_3">c</text:span><text:span text:style-name="_32_5">e</text:span><text:span text:style-name="_34_8">s</text:span><text:span text:style-name="_37_3">s</text:span><text:span text:style-name="_32_0">e</text:span><text:span text:style-name="_35_0">s</text:span><text:span text:style-name="_36_8">.</text:span><text:span text:style-name="_31_"> </text:span><text:span text:style-name="_33_2">T</text:span><text:span text:style-name="_37_2">h</text:span><text:span text:style-name="_32_5">e</text:span><text:span text:style-name="_34_2">y</text:span><text:span text:style-name="_35_1"> </text:span><text:span text:style-name="_37_">c</text:span><text:span text:style-name="_34_3">a</text:span><text:span text:style-name="_37_0">n</text:span><text:span text:style-name="_31_"> </text:span><text:span text:style-name="_34_3">a</text:span><text:span text:style-name="_37_0">l</text:span><text:span text:style-name="_39_">l</text:span><text:span text:style-name="_32_6"> </text:span><text:span text:style-name="_36_2">b</text:span><text:span text:style-name="_39_">e</text:span><text:span text:style-name="_32_6"> </text:span><text:span text:style-name="_36_8">d</text:span><text:span text:style-name="_39_">o</text:span><text:span text:style-name="_34_0">n</text:span><text:span text:style-name="_36_9">e</text:span><text:span text:style-name="_31_"> </text:span><text:span text:style-name="_34_8">w</text:span><text:span text:style-name="_37_0">i</text:span><text:span text:style-name="_31_5">t</text:span><text:span text:style-name="_33_9">h</text:span><text:span text:style-name="_35_1"> </text:span><text:span text:style-name="_31_0">o</text:span><text:span text:style-name="_34_7">n</text:span><text:span text:style-name="_37_5">e</text:span><text:span text:style-name="_31_"> </text:span><text:span text:style-name="_33_9">d</text:span><text:span text:style-name="_35_9">i</text:span><text:span text:style-name="_32_3">g</text:span><text:span text:style-name="_34_9">i</text:span><text:span text:style-name="_37_5">t</text:span><text:span text:style-name="_39_">a</text:span><text:span text:style-name="_33_4">l</text:span><text:span text:style-name="_35_1"> </text:span><text:span text:style-name="_31_9">c</text:span><text:span text:style-name="_33_2">o</text:span><text:span text:style-name="_37_0">m</text:span><text:span text:style-name="_32_5">p</text:span><text:span text:style-name="_34_8">u</text:span><text:span text:style-name="_37_0">t</text:span><text:span text:style-name="_37_">e</text:span><text:span text:style-name="_34_3">r</text:span><text:span text:style-name="_35_9">,</text:span><text:span text:style-name="_31_"> </text:span><text:span text:style-name="_34_3">s</text:span><text:span text:style-name="_36_9">u</text:span><text:span text:style-name="_39_">i</text:span><text:span text:style-name="_33_9">t</text:span><text:span text:style-name="_36_9">a</text:span><text:span text:style-name="_31_2">b</text:span><text:span text:style-name="_33_4">l</text:span><text:span text:style-name="_37_0">y</text:span><text:span text:style-name="_31_"> </text:span><text:span text:style-name="_33_4">p</text:span><text:span text:style-name="_37_3">r</text:span><text:span text:style-name="_37_">o</text:span><text:span text:style-name="_33_9">g</text:span><text:span text:style-name="_37_2">r</text:span><text:span text:style-name="_31_3">a</text:span><text:span text:style-name="_34_4">m</text:span><text:span text:style-name="_36_5">m</text:span><text:span text:style-name="_31_9">e</text:span><text:span text:style-name="_33_9">d</text:span><text:span text:style-name="_35_1"> </text:span><text:span text:style-name="_31_3">f</text:span><text:span text:style-name="_34_4">o</text:span><text:span text:style-name="_36_4">r</text:span><text:span text:style-name="_31_"> </text:span><text:span text:style-name="_34_0">e</text:span><text:span text:style-name="_37_4">a</text:span><text:span text:style-name="_31_7">c</text:span><text:span text:style-name="_33_9">h</text:span><text:span text:style-name="_35_1"> </text:span><text:span text:style-name="_32_3">c</text:span><text:span text:style-name="_34_3">a</text:span><text:span text:style-name="_36_5">s</text:span><text:span text:style-name="_32_5">e</text:span><text:span text:style-name="_34_9">.</text:span><text:span text:style-name="_35_1"> </text:span><text:span text:style-name="_31_2">I</text:span><text:span text:style-name="_34_9">t</text:span><text:span text:style-name="_35_1"> </text:span><text:span text:style-name="_32_4">'</text:span><text:span text:style-name="_33_2">i</text:span><text:span text:style-name="_36_2">l</text:span><text:span text:style-name="_31_7">l</text:span><text:span text:style-name="_32_6"> </text:span><text:span text:style-name="_36_3">b</text:span><text:span text:style-name="_31_3">e</text:span><text:span text:style-name="_32_6"> </text:span><text:span text:style-name="_35_8">s</text:span><text:span text:style-name="_31_8">e</text:span><text:span text:style-name="_34_4">e</text:span><text:span text:style-name="_35_7">n</text:span><text:span text:style-name="_31_"> </text:span><text:span text:style-name="_34_0">t</text:span><text:span text:style-name="_35_8">h</text:span><text:span text:style-name="_32_4">a</text:span><text:span text:style-name="_34_3">t</text:span><text:span text:style-name="_35_1"> </text:span><text:span text:style-name="_31_9">a</text:span><text:span text:style-name="_33_5">s</text:span><text:span text:style-name="_35_1"> </text:span><text:span text:style-name="_31_7">a</text:span><text:span text:style-name="_32_6"> </text:span><text:span text:style-name="_36_9">c</text:span><text:span text:style-name="_32_0">o</text:span><text:span text:style-name="_34_4">n</text:span><text:span text:style-name="_36_0">s</text:span><text:span text:style-name="_39_">e</text:span><text:span text:style-name="_34_9">q</text:span><text:span text:style-name="_36_2">u</text:span><text:span text:style-name="_31_0">e</text:span><text:span text:style-name="_34_8">n</text:span><text:span text:style-name="_36_8">c</text:span><text:span text:style-name="_31_8">e</text:span><text:span text:style-name="_32_6"> </text:span><text:span text:style-name="_37_3">o</text:span><text:span text:style-name="_38_">f</text:span><text:span text:style-name="_32_6"> </text:span><text:span text:style-name="_36_8">t</text:span><text:span text:style-name="_39_">h</text:span><text:span text:style-name="_33_8">i</text:span><text:span text:style-name="_36_5">s</text:span><text:span text:style-name="_31_"> </text:span><text:span text:style-name="_34_4">a</text:span><text:span text:style-name="_37_0">l</text:span><text:span text:style-name="_31_0">l</text:span><text:span text:style-name="_32_6"> </text:span><text:span text:style-name="_35_9">d</text:span><text:span text:style-name="_31_2">i</text:span><text:span text:style-name="_33_9">g</text:span><text:span text:style-name="_36_0">i</text:span><text:span text:style-name="_31_2">t</text:span><text:span text:style-name="_34_8">a</text:span><text:span text:style-name="_36_4">l</text:span><text:span text:style-name="_31_"> </text:span><text:span text:style-name="_34_0">c</text:span><text:span text:style-name="_35_9">o</text:span><text:span text:style-name="_31_3">m</text:span><text:span text:style-name="_33_3">p</text:span><text:span text:style-name="_37_4">u</text:span><text:span text:style-name="_32_3">t</text:span><text:span text:style-name="_34_0">e</text:span><text:span text:style-name="_36_5">r</text:span><text:span text:style-name="_39_">s</text:span><text:span text:style-name="_32_6"> </text:span><text:span text:style-name="_37_2">a</text:span><text:span text:style-name="_37_">r</text:span><text:span text:style-name="_34_3">e</text:span><text:span text:style-name="_35_1"> </text:span><text:span text:style-name="_32_4">i</text:span><text:span text:style-name="_33_9">n</text:span><text:span text:style-name="_35_1"> </text:span><text:span text:style-name="_31_0">a</text:span><text:span text:style-name="_32_6"> </text:span><text:span text:style-name="_36_5">s</text:span><text:span text:style-name="_31_0">e</text:span><text:span text:style-name="_34_8">n</text:span><text:span text:style-name="_37_4">s</text:span><text:span text:style-name="_32_3">e</text:span><text:span text:style-name="_32_6"> </text:span><text:span text:style-name="_35_9">e</text:span><text:span text:style-name="_31_2">q</text:span><text:span text:style-name="_33_8">u</text:span><text:span text:style-name="_37_5">i</text:span><text:span text:style-name="_38_">v</text:span><text:span text:style-name="_34_2">a</text:span><text:span text:style-name="_37_5">l</text:span><text:span text:style-name="_38_">e</text:span><text:span text:style-name="_34_0">n</text:span><text:span text:style-name="_36_0">t</text:span><text:span text:style-name="_31_4">.</text:span></text:p>
      <text:p text:style-name="P1"><text:soft-page-break/><text:span text:style-name="_37_0">W</text:span><text:span text:style-name="_31_2">e</text:span><text:span text:style-name="_32_6"> </text:span><text:span text:style-name="_35_7">m</text:span><text:span text:style-name="_31_3">a</text:span><text:span text:style-name="_33_3">y</text:span><text:span text:style-name="_35_1"> </text:span><text:span text:style-name="_31_8">n</text:span><text:span text:style-name="_34_4">o</text:span><text:span text:style-name="_36_2">w</text:span><text:span text:style-name="_31_"> </text:span><text:span text:style-name="_34_9">c</text:span><text:span text:style-name="_37_3">o</text:span><text:span text:style-name="_31_3">n</text:span><text:span text:style-name="_34_8">s</text:span><text:span text:style-name="_36_8">i</text:span><text:span text:style-name="_32_0">d</text:span><text:span text:style-name="_35_0">e</text:span><text:span text:style-name="_37_5">r</text:span><text:span text:style-name="_31_"> </text:span><text:span text:style-name="_35_0">a</text:span><text:span text:style-name="_36_5">g</text:span><text:span text:style-name="_31_8">a</text:span><text:span text:style-name="_34_0">i</text:span><text:span text:style-name="_35_7">n</text:span><text:span text:style-name="_31_"> </text:span><text:span text:style-name="_34_9">t</text:span><text:span text:style-name="_37_2">h</text:span><text:span text:style-name="_31_2">e</text:span><text:span text:style-name="_32_6"> </text:span><text:span text:style-name="_37_5">p</text:span><text:span text:style-name="_37_">o</text:span><text:span text:style-name="_34_2">i</text:span><text:span text:style-name="_36_5">n</text:span><text:span text:style-name="_32_0">t</text:span><text:span text:style-name="_32_6"> </text:span><text:span text:style-name="_37_3">r</text:span><text:span text:style-name="_32_2">a</text:span><text:span text:style-name="_34_0">i</text:span><text:span text:style-name="_37_5">s</text:span><text:span text:style-name="_31_2">e</text:span><text:span text:style-name="_34_9">d</text:span><text:span text:style-name="_35_1"> </text:span><text:span text:style-name="_31_4">a</text:span><text:span text:style-name="_35_0">t</text:span><text:span text:style-name="_35_1"> </text:span><text:span text:style-name="_32_0">t</text:span><text:span text:style-name="_33_2">h</text:span><text:span text:style-name="_36_0">e</text:span><text:span text:style-name="_31_"> </text:span><text:span text:style-name="_34_9">e</text:span><text:span text:style-name="_36_5">n</text:span><text:span text:style-name="_31_3">d</text:span><text:span text:style-name="_32_6"> </text:span><text:span text:style-name="_36_5">o</text:span><text:span text:style-name="_39_">f</text:span><text:span text:style-name="_32_6"> </text:span><text:span text:style-name="_37_5">3</text:span><text:span text:style-name="_31_5">.</text:span><text:span text:style-name="_32_6"> </text:span><text:span text:style-name="_37_2">I</text:span><text:span text:style-name="_32_2">t</text:span><text:span text:style-name="_32_6"> </text:span><text:span text:style-name="_36_3">w</text:span><text:span text:style-name="_31_4">a</text:span><text:span text:style-name="_33_4">s</text:span><text:span text:style-name="_35_1"> </text:span><text:span text:style-name="_31_2">s</text:span><text:span text:style-name="_33_7">u</text:span><text:span text:style-name="_35_8">g</text:span><text:span text:style-name="_31_0">g</text:span><text:span text:style-name="_34_0">e</text:span><text:span text:style-name="_36_0">s</text:span><text:span text:style-name="_39_">t</text:span><text:span text:style-name="_33_5">e</text:span><text:span text:style-name="_37_3">d</text:span><text:span text:style-name="_31_"> </text:span><text:span text:style-name="_34_5">t</text:span><text:span text:style-name="_35_8">e</text:span><text:span text:style-name="_31_4">n</text:span><text:span text:style-name="_33_2">t</text:span><text:span text:style-name="_36_9">a</text:span><text:span text:style-name="_32_5">t</text:span><text:span text:style-name="_33_2">i</text:span><text:span text:style-name="_37_0">v</text:span><text:span text:style-name="_31_8">e</text:span><text:span text:style-name="_33_8">l</text:span><text:span text:style-name="_35_7">y</text:span><text:span text:style-name="_31_"> </text:span><text:span text:style-name="_35_0">t</text:span><text:span text:style-name="_36_9">h</text:span><text:span text:style-name="_31_5">a</text:span><text:span text:style-name="_33_7">t</text:span><text:span text:style-name="_35_1"> </text:span><text:span text:style-name="_37_">t</text:span><text:span text:style-name="_33_9">h</text:span><text:span text:style-name="_36_7">e</text:span><text:span text:style-name="_31_"> </text:span><text:span text:style-name="_34_5">q</text:span><text:span text:style-name="_36_0">u</text:span><text:span text:style-name="_32_5">e</text:span><text:span text:style-name="_34_9">s</text:span><text:span text:style-name="_35_7">t</text:span><text:span text:style-name="_31_5">i</text:span><text:span text:style-name="_33_2">o</text:span><text:span text:style-name="_37_0">n</text:span><text:span text:style-name="_31_5">,</text:span><text:span text:style-name="_32_6"> </text:span><text:span text:style-name="_35_9">"</text:span><text:span text:style-name="_32_5">C</text:span><text:span text:style-name="_34_8">a</text:span><text:span text:style-name="_35_9">n</text:span><text:span text:style-name="_31_"> </text:span><text:span text:style-name="_33_5">m</text:span><text:span text:style-name="_37_5">a</text:span><text:span text:style-name="_31_2">c</text:span><text:span text:style-name="_33_3">h</text:span><text:span text:style-name="_36_4">i</text:span><text:span text:style-name="_39_">n</text:span><text:span text:style-name="_34_2">e</text:span><text:span text:style-name="_37_2">s</text:span><text:span text:style-name="_31_"> </text:span><text:span text:style-name="_34_3">t</text:span><text:span text:style-name="_37_5">h</text:span><text:span text:style-name="_31_0">i</text:span><text:span text:style-name="_33_7">n</text:span><text:span text:style-name="_37_5">k</text:span><text:span text:style-name="_32_4">?</text:span><text:span text:style-name="_33_9">"</text:span><text:span text:style-name="_35_1"> </text:span><text:span text:style-name="_37_">s</text:span><text:span text:style-name="_34_9">h</text:span><text:span text:style-name="_35_7">o</text:span><text:span text:style-name="_32_4">u</text:span><text:span text:style-name="_33_7">l</text:span><text:span text:style-name="_35_9">d</text:span><text:span text:style-name="_31_"> </text:span><text:span text:style-name="_34_4">b</text:span><text:span text:style-name="_36_2">e</text:span><text:span text:style-name="_31_"> </text:span><text:span text:style-name="_33_7">r</text:span><text:span text:style-name="_35_9">e</text:span><text:span text:style-name="_31_3">p</text:span><text:span text:style-name="_33_3">l</text:span><text:span text:style-name="_36_5">a</text:span><text:span text:style-name="_31_7">c</text:span><text:span text:style-name="_34_4">e</text:span><text:span text:style-name="_36_7">d</text:span><text:span text:style-name="_31_"> </text:span><text:span text:style-name="_34_5">b</text:span><text:span text:style-name="_36_5">y</text:span><text:span text:style-name="_31_"> </text:span><text:span text:style-name="_34_2">"</text:span><text:span text:style-name="_37_5">A</text:span><text:span text:style-name="_31_5">r</text:span><text:span text:style-name="_33_9">e</text:span><text:span text:style-name="_35_1"> </text:span><text:span text:style-name="_31_9">t</text:span><text:span text:style-name="_35_0">h</text:span><text:span text:style-name="_36_9">e</text:span><text:span text:style-name="_31_2">r</text:span><text:span text:style-name="_33_5">e</text:span><text:span text:style-name="_35_1"> </text:span><text:span text:style-name="_39_">i</text:span><text:span text:style-name="_33_9">m</text:span><text:span text:style-name="_36_0">a</text:span><text:span text:style-name="_31_3">g</text:span><text:span text:style-name="_34_7">i</text:span><text:span text:style-name="_37_0">n</text:span><text:span text:style-name="_39_">a</text:span><text:span text:style-name="_34_9">b</text:span><text:span text:style-name="_37_2">l</text:span><text:span text:style-name="_31_0">e</text:span><text:span text:style-name="_32_6"> </text:span><text:span text:style-name="_37_4">d</text:span><text:span text:style-name="_31_8">i</text:span><text:span text:style-name="_34_2">g</text:span><text:span text:style-name="_36_4">i</text:span><text:span text:style-name="_32_4">t</text:span><text:span text:style-name="_34_7">a</text:span><text:span text:style-name="_35_8">l</text:span><text:span text:style-name="_31_"> </text:span><text:span text:style-name="_34_8">c</text:span><text:span text:style-name="_36_2">o</text:span><text:span text:style-name="_31_4">m</text:span><text:span text:style-name="_35_0">p</text:span><text:span text:style-name="_36_8">u</text:span><text:span text:style-name="_31_0">t</text:span><text:span text:style-name="_34_5">e</text:span><text:span text:style-name="_35_9">r</text:span><text:span text:style-name="_32_5">s</text:span><text:span text:style-name="_32_6"> </text:span><text:span text:style-name="_36_0">w</text:span><text:span text:style-name="_32_0">h</text:span><text:span text:style-name="_34_4">i</text:span><text:span text:style-name="_36_5">c</text:span><text:span text:style-name="_32_5">h</text:span><text:span text:style-name="_32_6"> </text:span><text:span text:style-name="_36_5">w</text:span><text:span text:style-name="_31_3">o</text:span><text:span text:style-name="_34_4">u</text:span><text:span text:style-name="_35_8">l</text:span><text:span text:style-name="_38_">d</text:span><text:span text:style-name="_32_6"> </text:span><text:span text:style-name="_36_3">d</text:span><text:span text:style-name="_39_">o</text:span><text:span text:style-name="_32_6"> </text:span><text:span text:style-name="_37_4">w</text:span><text:span text:style-name="_31_7">e</text:span><text:span text:style-name="_33_4">l</text:span><text:span text:style-name="_37_0">l</text:span><text:span text:style-name="_31_"> </text:span><text:span text:style-name="_33_9">i</text:span><text:span text:style-name="_36_3">n</text:span><text:span text:style-name="_31_"> </text:span><text:span text:style-name="_34_5">t</text:span><text:span text:style-name="_35_7">h</text:span><text:span text:style-name="_38_">e</text:span><text:span text:style-name="_32_6"> </text:span><text:span text:style-name="_36_0">i</text:span><text:span text:style-name="_39_">m</text:span><text:span text:style-name="_34_9">i</text:span><text:span text:style-name="_35_8">t</text:span><text:span text:style-name="_39_">a</text:span><text:span text:style-name="_33_4">t</text:span><text:span text:style-name="_36_8">i</text:span><text:span text:style-name="_32_3">o</text:span><text:span text:style-name="_33_3">n</text:span><text:span text:style-name="_35_1"> </text:span><text:span text:style-name="_31_0">g</text:span><text:span text:style-name="_34_2">a</text:span><text:span text:style-name="_37_2">m</text:span><text:span text:style-name="_38_">e</text:span><text:span text:style-name="_33_4">?</text:span><text:span text:style-name="_36_9">"</text:span><text:span text:style-name="_31_"> </text:span><text:span text:style-name="_33_7">I</text:span><text:span text:style-name="_36_9">f</text:span><text:span text:style-name="_31_"> </text:span><text:span text:style-name="_34_9">w</text:span><text:span text:style-name="_36_3">e</text:span><text:span text:style-name="_31_"> </text:span><text:span text:style-name="_35_0">w</text:span><text:span text:style-name="_37_5">i</text:span><text:span text:style-name="_32_2">s</text:span><text:span text:style-name="_33_2">h</text:span><text:span text:style-name="_35_1"> </text:span><text:span text:style-name="_31_2">w</text:span><text:span text:style-name="_34_0">e</text:span><text:span text:style-name="_35_1"> </text:span><text:span text:style-name="_31_0">c</text:span><text:span text:style-name="_33_7">a</text:span><text:span text:style-name="_35_8">n</text:span><text:span text:style-name="_31_"> </text:span><text:span text:style-name="_33_4">m</text:span><text:span text:style-name="_36_3">a</text:span><text:span text:style-name="_31_3">k</text:span><text:span text:style-name="_33_7">e</text:span><text:span text:style-name="_35_1"> </text:span><text:span text:style-name="_31_7">t</text:span><text:span text:style-name="_34_8">h</text:span><text:span text:style-name="_36_8">i</text:span><text:span text:style-name="_38_">s</text:span><text:span text:style-name="_32_6"> </text:span><text:span text:style-name="_37_3">s</text:span><text:span text:style-name="_31_8">u</text:span><text:span text:style-name="_34_5">p</text:span><text:span text:style-name="_35_9">e</text:span><text:span text:style-name="_31_0">r</text:span><text:span text:style-name="_34_7">f</text:span><text:span text:style-name="_37_4">i</text:span><text:span text:style-name="_39_">c</text:span><text:span text:style-name="_33_3">i</text:span><text:span text:style-name="_37_2">a</text:span><text:span text:style-name="_31_4">l</text:span><text:span text:style-name="_33_7">l</text:span><text:span text:style-name="_36_2">y</text:span><text:span text:style-name="_31_"> </text:span><text:span text:style-name="_34_7">m</text:span><text:span text:style-name="_35_9">o</text:span><text:span text:style-name="_32_0">r</text:span><text:span text:style-name="_33_3">e</text:span><text:span text:style-name="_35_1"> </text:span><text:span text:style-name="_31_4">g</text:span><text:span text:style-name="_34_7">e</text:span><text:span text:style-name="_37_5">n</text:span><text:span text:style-name="_32_5">e</text:span><text:span text:style-name="_33_4">r</text:span><text:span text:style-name="_36_2">a</text:span><text:span text:style-name="_31_7">l</text:span><text:span text:style-name="_32_6"> </text:span><text:span text:style-name="_36_8">a</text:span><text:span text:style-name="_31_3">n</text:span><text:span text:style-name="_34_0">d</text:span><text:span text:style-name="_35_1"> </text:span><text:span text:style-name="_31_7">a</text:span><text:span text:style-name="_34_8">s</text:span><text:span text:style-name="_37_2">k</text:span><text:span text:style-name="_31_"> </text:span><text:span text:style-name="_34_8">"</text:span><text:span text:style-name="_36_2">A</text:span><text:span text:style-name="_37_">r</text:span><text:span text:style-name="_34_4">e</text:span><text:span text:style-name="_35_1"> </text:span><text:span text:style-name="_31_9">t</text:span><text:span text:style-name="_33_2">h</text:span><text:span text:style-name="_37_3">e</text:span><text:span text:style-name="_32_2">r</text:span><text:span text:style-name="_33_8">e</text:span><text:span text:style-name="_35_1"> </text:span><text:span text:style-name="_32_5">d</text:span><text:span text:style-name="_33_9">i</text:span><text:span text:style-name="_36_8">s</text:span><text:span text:style-name="_31_8">c</text:span><text:span text:style-name="_34_9">r</text:span><text:span text:style-name="_36_8">e</text:span><text:span text:style-name="_37_">t</text:span><text:span text:style-name="_33_7">e</text:span>-<text:span text:style-name="_31_7">s</text:span><text:span text:style-name="_34_2">t</text:span><text:span text:style-name="_37_2">a</text:span><text:span text:style-name="_31_8">t</text:span><text:span text:style-name="_34_5">e</text:span><text:span text:style-name="_35_1"> </text:span><text:span text:style-name="_32_4">m</text:span><text:span text:style-name="_35_0">a</text:span><text:span text:style-name="_36_2">c</text:span><text:span text:style-name="_31_0">h</text:span><text:span text:style-name="_35_0">i</text:span><text:span text:style-name="_36_0">n</text:span><text:span text:style-name="_31_9">e</text:span><text:span text:style-name="_33_4">s</text:span><text:span text:style-name="_35_1"> </text:span><text:span text:style-name="_32_2">w</text:span><text:span text:style-name="_33_9">h</text:span><text:span text:style-name="_35_7">i</text:span><text:span text:style-name="_32_5">c</text:span><text:span text:style-name="_33_8">h</text:span><text:span text:style-name="_35_1"> </text:span><text:span text:style-name="_31_8">w</text:span><text:span text:style-name="_33_2">o</text:span><text:span text:style-name="_36_2">u</text:span><text:span text:style-name="_37_">l</text:span><text:span text:style-name="_33_3">d</text:span><text:span text:style-name="_35_1"> </text:span><text:span text:style-name="_31_7">d</text:span><text:span text:style-name="_34_9">o</text:span><text:span text:style-name="_35_1"> </text:span><text:span text:style-name="_32_4">w</text:span><text:span text:style-name="_33_4">e</text:span><text:span text:style-name="_37_4">l</text:span><text:span text:style-name="_31_0">l</text:span><text:span text:style-name="_34_4">?</text:span><text:span text:style-name="_36_2">"</text:span><text:span text:style-name="_31_"> </text:span><text:span text:style-name="_33_8">B</text:span><text:span text:style-name="_35_8">u</text:span><text:span text:style-name="_32_4">t</text:span><text:span text:style-name="_32_6"> </text:span><text:span text:style-name="_36_5">i</text:span><text:span text:style-name="_32_2">n</text:span><text:span text:style-name="_32_6"> </text:span><text:span text:style-name="_37_3">v</text:span><text:span text:style-name="_31_4">i</text:span><text:span text:style-name="_34_9">e</text:span><text:span text:style-name="_36_9">w</text:span><text:span text:style-name="_31_"> </text:span><text:span text:style-name="_35_0">o</text:span><text:span text:style-name="_36_4">f</text:span><text:span text:style-name="_31_"> </text:span><text:span text:style-name="_34_9">t</text:span><text:span text:style-name="_35_9">h</text:span><text:span text:style-name="_31_0">e</text:span><text:span text:style-name="_32_6"> </text:span><text:span text:style-name="_37_4">u</text:span><text:span text:style-name="_32_0">n</text:span><text:span text:style-name="_34_7">i</text:span><text:span text:style-name="_35_7">v</text:span><text:span text:style-name="_37_">e</text:span><text:span text:style-name="_34_7">r</text:span><text:span text:style-name="_37_2">s</text:span><text:span text:style-name="_31_9">a</text:span><text:span text:style-name="_34_8">l</text:span><text:span text:style-name="_36_5">i</text:span><text:span text:style-name="_32_0">t</text:span><text:span text:style-name="_33_8">y</text:span><text:span text:style-name="_35_1"> </text:span><text:span text:style-name="_31_7">p</text:span><text:span text:style-name="_33_5">r</text:span><text:span text:style-name="_36_8">o</text:span><text:span text:style-name="_31_7">p</text:span><text:span text:style-name="_34_7">e</text:span><text:span text:style-name="_36_8">r</text:span><text:span text:style-name="_31_5">t</text:span><text:span text:style-name="_33_9">y</text:span><text:span text:style-name="_35_1"> </text:span><text:span text:style-name="_31_0">w</text:span><text:span text:style-name="_33_8">e</text:span><text:span text:style-name="_35_1"> </text:span><text:span text:style-name="_31_9">s</text:span><text:span text:style-name="_33_7">e</text:span><text:span text:style-name="_37_4">e</text:span><text:span text:style-name="_31_"> </text:span><text:span text:style-name="_34_2">t</text:span><text:span text:style-name="_37_2">h</text:span><text:span text:style-name="_37_">a</text:span><text:span text:style-name="_33_5">t</text:span><text:span text:style-name="_35_1"> </text:span><text:span text:style-name="_32_2">e</text:span><text:span text:style-name="_33_3">i</text:span><text:span text:style-name="_36_5">t</text:span><text:span text:style-name="_32_2">h</text:span><text:span text:style-name="_34_9">e</text:span><text:span text:style-name="_35_8">r</text:span><text:span text:style-name="_31_"> </text:span><text:span text:style-name="_34_0">o</text:span><text:span text:style-name="_35_8">f</text:span><text:span text:style-name="_31_"> </text:span><text:span text:style-name="_33_9">t</text:span><text:span text:style-name="_36_5">h</text:span><text:span text:style-name="_38_">e</text:span><text:span text:style-name="_33_4">s</text:span><text:span text:style-name="_36_0">e</text:span><text:span text:style-name="_31_"> </text:span><text:span text:style-name="_33_8">q</text:span><text:span text:style-name="_35_8">u</text:span><text:span text:style-name="_32_5">e</text:span><text:span text:style-name="_34_2">s</text:span><text:span text:style-name="_37_3">t</text:span><text:span text:style-name="_32_4">i</text:span><text:span text:style-name="_34_4">o</text:span><text:span text:style-name="_35_7">n</text:span><text:span text:style-name="_32_2">s</text:span><text:span text:style-name="_32_6"> </text:span><text:span text:style-name="_37_2">i</text:span><text:span text:style-name="_31_8">s</text:span><text:span text:style-name="_32_6"> </text:span><text:span text:style-name="_37_0">e</text:span><text:span text:style-name="_31_2">q</text:span><text:span text:style-name="_33_4">u</text:span><text:span text:style-name="_37_0">i</text:span><text:span text:style-name="_32_5">v</text:span><text:span text:style-name="_34_0">a</text:span><text:span text:style-name="_37_4">l</text:span><text:span text:style-name="_32_5">e</text:span><text:span text:style-name="_33_8">n</text:span><text:span text:style-name="_37_5">t</text:span><text:span text:style-name="_31_"> </text:span><text:span text:style-name="_33_8">t</text:span><text:span text:style-name="_35_7">o</text:span><text:span text:style-name="_31_"> </text:span><text:span text:style-name="_34_3">t</text:span><text:span text:style-name="_35_8">h</text:span><text:span text:style-name="_32_4">i</text:span><text:span text:style-name="_33_8">s</text:span><text:span text:style-name="_37_5">,</text:span><text:span text:style-name="_31_"> </text:span><text:span text:style-name="_34_2">"</text:span><text:span text:style-name="_37_5">L</text:span><text:span text:style-name="_37_">e</text:span><text:span text:style-name="_33_8">t</text:span><text:span text:style-name="_35_1"> </text:span><text:span text:style-name="_31_0">u</text:span><text:span text:style-name="_33_8">s</text:span><text:span text:style-name="_35_1"> </text:span><text:span text:style-name="_31_9">f</text:span><text:span text:style-name="_33_5">i</text:span><text:span text:style-name="_36_2">x</text:span><text:span text:style-name="_31_"> </text:span><text:span text:style-name="_34_5">o</text:span><text:span text:style-name="_37_0">u</text:span><text:span text:style-name="_39_">r</text:span><text:span text:style-name="_32_6"> </text:span><text:span text:style-name="_36_4">a</text:span><text:span text:style-name="_31_5">t</text:span><text:span text:style-name="_33_8">t</text:span><text:span text:style-name="_37_4">e</text:span><text:span text:style-name="_38_">n</text:span><text:span text:style-name="_33_3">t</text:span><text:span text:style-name="_37_2">i</text:span><text:span text:style-name="_32_0">o</text:span><text:span text:style-name="_34_4">n</text:span><text:span text:style-name="_35_1"> </text:span><text:span text:style-name="_32_5">o</text:span><text:span text:style-name="_33_2">n</text:span><text:span text:style-name="_35_1"> </text:span><text:span text:style-name="_32_2">o</text:span><text:span text:style-name="_33_9">n</text:span><text:span text:style-name="_37_2">e</text:span><text:span text:style-name="_31_"> </text:span><text:span text:style-name="_33_7">p</text:span><text:span text:style-name="_36_4">a</text:span><text:span text:style-name="_31_7">r</text:span><text:span text:style-name="_34_7">t</text:span><text:span text:style-name="_35_7">i</text:span><text:span text:style-name="_31_7">c</text:span><text:span text:style-name="_34_7">u</text:span><text:span text:style-name="_36_3">l</text:span><text:span text:style-name="_31_4">a</text:span><text:span text:style-name="_33_2">r</text:span><text:span text:style-name="_35_1"> </text:span><text:span text:style-name="_32_0">d</text:span><text:span text:style-name="_34_5">i</text:span><text:span text:style-name="_36_5">g</text:span><text:span text:style-name="_31_2">i</text:span><text:span text:style-name="_34_7">t</text:span><text:span text:style-name="_35_9">a</text:span><text:span text:style-name="_31_3">l</text:span><text:span text:style-name="_32_6"> </text:span><text:span text:style-name="_36_4">c</text:span><text:span text:style-name="_32_2">o</text:span><text:span text:style-name="_34_3">m</text:span><text:span text:style-name="_35_7">p</text:span><text:span text:style-name="_31_7">u</text:span><text:span text:style-name="_34_5">t</text:span><text:span text:style-name="_36_8">e</text:span><text:span text:style-name="_31_8">r</text:span><text:span text:style-name="_32_6"> </text:span><text:span text:style-name="_35_7">C</text:span><text:span text:style-name="_32_0">.</text:span><text:span text:style-name="_32_6"> </text:span><text:span text:style-name="_37_5">I</text:span><text:span text:style-name="_38_">s</text:span><text:span text:style-name="_32_6"> </text:span><text:span text:style-name="_37_5">i</text:span><text:span text:style-name="_31_8">t</text:span><text:span text:style-name="_32_6"> </text:span><text:span text:style-name="_36_3">t</text:span><text:span text:style-name="_38_">r</text:span><text:span text:style-name="_33_5">u</text:span><text:span text:style-name="_36_4">e</text:span><text:span text:style-name="_31_"> </text:span><text:span text:style-name="_34_7">t</text:span><text:span text:style-name="_36_9">h</text:span><text:span text:style-name="_39_">a</text:span><text:span text:style-name="_34_2">t</text:span><text:span text:style-name="_35_1"> </text:span><text:span text:style-name="_31_5">b</text:span><text:span text:style-name="_34_5">y</text:span><text:span text:style-name="_35_1"> </text:span><text:span text:style-name="_31_8">m</text:span><text:span text:style-name="_33_3">o</text:span><text:span text:style-name="_36_5">d</text:span><text:span text:style-name="_32_2">i</text:span><text:span text:style-name="_33_2">f</text:span><text:span text:style-name="_36_4">y</text:span><text:span text:style-name="_32_5">i</text:span><text:span text:style-name="_34_0">n</text:span><text:span text:style-name="_35_7">g</text:span><text:span text:style-name="_31_"> </text:span><text:span text:style-name="_34_9">t</text:span><text:span text:style-name="_35_8">h</text:span><text:span text:style-name="_32_3">i</text:span><text:span text:style-name="_34_8">s</text:span><text:span text:style-name="_35_1"> </text:span><text:span text:style-name="_32_4">c</text:span><text:span text:style-name="_34_9">o</text:span><text:span text:style-name="_36_9">m</text:span><text:span text:style-name="_31_0">p</text:span><text:span text:style-name="_33_4">u</text:span><text:span text:style-name="_36_5">t</text:span><text:span text:style-name="_32_5">e</text:span><text:span text:style-name="_33_3">r</text:span><text:span text:style-name="_35_1"> </text:span><text:span text:style-name="_31_3">t</text:span><text:span text:style-name="_33_3">o</text:span><text:span text:style-name="_35_1"> </text:span><text:span text:style-name="_31_7">h</text:span><text:span text:style-name="_34_0">a</text:span><text:span text:style-name="_37_0">v</text:span><text:span text:style-name="_32_2">e</text:span><text:span text:style-name="_32_6"> </text:span><text:span text:style-name="_36_5">a</text:span><text:span text:style-name="_32_5">n</text:span><text:span text:style-name="_32_6"> </text:span><text:span text:style-name="_37_2">a</text:span><text:span text:style-name="_32_0">d</text:span><text:span text:style-name="_33_9">e</text:span><text:span text:style-name="_35_7">q</text:span><text:span text:style-name="_31_4">u</text:span><text:span text:style-name="_33_2">a</text:span><text:span text:style-name="_36_4">t</text:span><text:span text:style-name="_31_8">e</text:span><text:span text:style-name="_32_6"> </text:span><text:span text:style-name="_37_5">s</text:span><text:span text:style-name="_31_8">t</text:span><text:span text:style-name="_33_9">o</text:span><text:span text:style-name="_36_7">r</text:span><text:span text:style-name="_31_5">a</text:span><text:span text:style-name="_34_5">g</text:span><text:span text:style-name="_37_5">e</text:span><text:span text:style-name="_39_">,</text:span><text:span text:style-name="_32_6"> </text:span><text:span text:style-name="_35_8">s</text:span><text:span text:style-name="_31_9">u</text:span><text:span text:style-name="_34_5">i</text:span><text:span text:style-name="_37_3">t</text:span><text:span text:style-name="_31_5">a</text:span><text:span text:style-name="_33_4">b</text:span><text:span text:style-name="_36_5">l</text:span><text:span text:style-name="_31_2">y</text:span><text:span text:style-name="_32_6"> </text:span><text:span text:style-name="_37_5">i</text:span><text:span text:style-name="_32_0">n</text:span><text:span text:style-name="_34_4">c</text:span><text:span text:style-name="_36_7">r</text:span><text:span text:style-name="_31_0">e</text:span><text:span text:style-name="_33_3">a</text:span><text:span text:style-name="_36_8">s</text:span><text:span text:style-name="_39_">i</text:span><text:span text:style-name="_34_7">n</text:span><text:span text:style-name="_36_2">g</text:span><text:span text:style-name="_31_"> </text:span><text:span text:style-name="_33_7">i</text:span><text:span text:style-name="_36_7">t</text:span><text:span text:style-name="_31_9">s</text:span><text:span text:style-name="_32_6"> </text:span><text:span text:style-name="_36_7">s</text:span><text:span text:style-name="_31_4">p</text:span><text:span text:style-name="_34_5">e</text:span><text:span text:style-name="_37_2">e</text:span><text:span text:style-name="_31_3">d</text:span><text:span text:style-name="_32_6"> </text:span><text:span text:style-name="_36_5">o</text:span><text:span text:style-name="_32_4">f</text:span><text:span text:style-name="_32_6"> </text:span><text:span text:style-name="_36_2">a</text:span><text:span text:style-name="_31_0">c</text:span><text:span text:style-name="_33_5">t</text:span><text:span text:style-name="_36_5">i</text:span><text:span text:style-name="_31_5">o</text:span><text:span text:style-name="_33_4">n</text:span><text:span text:style-name="_36_3">,</text:span><text:span text:style-name="_31_"> </text:span><text:span text:style-name="_33_9">a</text:span><text:span text:style-name="_37_2">n</text:span><text:span text:style-name="_32_4">d</text:span><text:span text:style-name="_32_6"> </text:span><text:span text:style-name="_37_2">p</text:span><text:span text:style-name="_32_0">r</text:span><text:span text:style-name="_33_9">o</text:span><text:span text:style-name="_35_8">v</text:span><text:span text:style-name="_37_">i</text:span><text:span text:style-name="_35_0">d</text:span><text:span text:style-name="_36_9">i</text:span><text:span text:style-name="_31_2">n</text:span><text:span text:style-name="_33_5">g</text:span><text:span text:style-name="_35_1"> </text:span><text:span text:style-name="_32_5">i</text:span><text:span text:style-name="_35_0">t</text:span><text:span text:style-name="_35_1"> </text:span><text:span text:style-name="_39_">w</text:span><text:span text:style-name="_33_4">i</text:span><text:span text:style-name="_36_5">t</text:span><text:span text:style-name="_31_9">h</text:span><text:span text:style-name="_32_6"> </text:span><text:span text:style-name="_36_0">a</text:span><text:span text:style-name="_31_7">n</text:span><text:span text:style-name="_32_6"> </text:span><text:span text:style-name="_37_0">a</text:span><text:span text:style-name="_37_">p</text:span><text:span text:style-name="_34_5">p</text:span><text:span text:style-name="_37_5">r</text:span><text:span text:style-name="_31_9">o</text:span><text:span text:style-name="_33_5">p</text:span><text:span text:style-name="_35_9">r</text:span><text:span text:style-name="_31_0">i</text:span><text:span text:style-name="_33_8">a</text:span><text:span text:style-name="_37_0">t</text:span><text:span text:style-name="_31_0">e</text:span><text:span text:style-name="_32_6"> </text:span><text:span text:style-name="_37_3">p</text:span><text:span text:style-name="_31_5">r</text:span><text:span text:style-name="_34_0">o</text:span><text:span text:style-name="_36_9">g</text:span><text:span text:style-name="_31_3">r</text:span><text:span text:style-name="_34_0">a</text:span><text:span text:style-name="_37_4">m</text:span><text:span text:style-name="_32_5">m</text:span><text:span text:style-name="_34_9">e</text:span><text:span text:style-name="_36_0">,</text:span><text:span text:style-name="_31_"> </text:span><text:span text:style-name="_33_9">C</text:span><text:span text:style-name="_35_1"> </text:span><text:span text:style-name="_39_">c</text:span><text:span text:style-name="_33_9">a</text:span><text:span text:style-name="_37_2">n</text:span><text:span text:style-name="_31_"> </text:span><text:span text:style-name="_34_9">b</text:span><text:span text:style-name="_37_4">e</text:span><text:span text:style-name="_31_"> </text:span><text:span text:style-name="_33_7">m</text:span><text:span text:style-name="_36_4">a</text:span><text:span text:style-name="_32_5">d</text:span><text:span text:style-name="_34_4">e</text:span><text:span text:style-name="_35_1"> </text:span><text:span text:style-name="_31_0">t</text:span><text:span text:style-name="_33_5">o</text:span><text:span text:style-name="_35_1"> </text:span><text:span text:style-name="_31_8">p</text:span><text:span text:style-name="_34_2">l</text:span><text:span text:style-name="_37_3">a</text:span><text:span text:style-name="_32_3">y</text:span><text:span text:style-name="_32_6"> </text:span><text:span text:style-name="_36_9">s</text:span><text:span text:style-name="_39_">a</text:span><text:span text:style-name="_34_8">t</text:span><text:span text:style-name="_36_0">i</text:span><text:span text:style-name="_31_9">s</text:span><text:span text:style-name="_33_3">f</text:span><text:span text:style-name="_37_4">a</text:span><text:span text:style-name="_31_2">c</text:span><text:span text:style-name="_34_2">t</text:span><text:span text:style-name="_36_4">o</text:span><text:span text:style-name="_37_">r</text:span><text:span text:style-name="_35_0">i</text:span><text:span text:style-name="_36_2">l</text:span><text:span text:style-name="_32_5">y</text:span><text:span text:style-name="_32_6"> </text:span><text:span text:style-name="_37_3">t</text:span><text:span text:style-name="_31_8">h</text:span><text:span text:style-name="_33_4">e</text:span><text:span text:style-name="_35_1"> </text:span><text:span text:style-name="_31_3">p</text:span><text:span text:style-name="_33_3">a</text:span><text:span text:style-name="_37_4">r</text:span><text:span text:style-name="_32_5">t</text:span><text:span text:style-name="_32_6"> </text:span><text:span text:style-name="_36_3">o</text:span><text:span text:style-name="_38_">f</text:span><text:span text:style-name="_32_6"> </text:span><text:span text:style-name="_36_0">A</text:span><text:span text:style-name="_31_"> </text:span><text:span text:style-name="_33_9">i</text:span><text:span text:style-name="_37_3">n</text:span><text:span text:style-name="_31_"> </text:span><text:span text:style-name="_33_7">t</text:span><text:span text:style-name="_36_4">h</text:span><text:span text:style-name="_31_9">e</text:span><text:span text:style-name="_32_6"> </text:span><text:span text:style-name="_36_2">i</text:span><text:span text:style-name="_31_8">m</text:span><text:span text:style-name="_33_8">i</text:span><text:span text:style-name="_36_5">t</text:span><text:span text:style-name="_31_0">a</text:span><text:span text:style-name="_34_5">t</text:span><text:span text:style-name="_35_7">i</text:span><text:span text:style-name="_39_">o</text:span><text:span text:style-name="_34_9">n</text:span><text:span text:style-name="_35_1"> </text:span><text:span text:style-name="_31_7">g</text:span><text:span text:style-name="_33_8">a</text:span><text:span text:style-name="_35_7">m</text:span><text:span text:style-name="_37_">e</text:span><text:span text:style-name="_35_0">,</text:span><text:span text:style-name="_35_1"> </text:span><text:span text:style-name="_31_0">t</text:span><text:span text:style-name="_34_3">h</text:span><text:span text:style-name="_36_4">e</text:span><text:span text:style-name="_31_"> </text:span><text:span text:style-name="_34_2">p</text:span><text:span text:style-name="_36_9">a</text:span><text:span text:style-name="_31_3">r</text:span><text:span text:style-name="_33_3">t</text:span><text:span text:style-name="_35_1"> </text:span><text:span text:style-name="_31_9">o</text:span><text:span text:style-name="_34_4">f</text:span><text:span text:style-name="_35_1"> </text:span><text:span text:style-name="_32_3">B</text:span><text:span text:style-name="_32_6"> </text:span><text:span text:style-name="_35_7">b</text:span><text:span text:style-name="_32_4">e</text:span><text:span text:style-name="_33_9">i</text:span><text:span text:style-name="_36_5">n</text:span><text:span text:style-name="_31_3">g</text:span><text:span text:style-name="_32_6"> </text:span><text:span text:style-name="_36_0">t</text:span><text:span text:style-name="_32_5">a</text:span><text:span text:style-name="_33_8">k</text:span><text:span text:style-name="_37_5">e</text:span><text:span text:style-name="_31_3">n</text:span><text:span text:style-name="_32_6"> </text:span><text:span text:style-name="_37_3">b</text:span><text:span text:style-name="_31_9">y</text:span><text:span text:style-name="_32_6"> </text:span><text:span text:style-name="_37_2">a</text:span><text:span text:style-name="_31_"> </text:span><text:span text:style-name="_34_2">m</text:span><text:span text:style-name="_37_3">a</text:span><text:span text:style-name="_37_">n</text:span><text:span text:style-name="_34_3">?</text:span><text:span text:style-name="_37_0">"</text:span></text:p>
      <text:p text:style-name="P1"><text:span text:style-name="_34_3">6</text:span><text:span text:style-name="_37_5">.</text:span><text:span text:style-name="_31_"> </text:span><text:span text:style-name="_33_5">C</text:span><text:span text:style-name="_37_2">o</text:span><text:span text:style-name="_37_">n</text:span><text:span text:style-name="_33_3">t</text:span><text:span text:style-name="_37_2">r</text:span><text:span text:style-name="_32_3">a</text:span><text:span text:style-name="_33_5">r</text:span><text:span text:style-name="_35_8">y</text:span><text:span text:style-name="_31_"> </text:span><text:span text:style-name="_33_4">V</text:span><text:span text:style-name="_36_9">i</text:span><text:span text:style-name="_37_">e</text:span><text:span text:style-name="_35_0">w</text:span><text:span text:style-name="_35_7">s</text:span><text:span text:style-name="_31_"> </text:span><text:span text:style-name="_34_9">o</text:span><text:span text:style-name="_36_9">n</text:span><text:span text:style-name="_31_"> </text:span><text:span text:style-name="_33_2">t</text:span><text:span text:style-name="_36_3">h</text:span><text:span text:style-name="_31_7">e</text:span><text:span text:style-name="_32_6"> </text:span><text:span text:style-name="_37_5">M</text:span><text:span text:style-name="_32_0">a</text:span><text:span text:style-name="_34_3">i</text:span><text:span text:style-name="_36_0">n</text:span><text:span text:style-name="_31_"> </text:span><text:span text:style-name="_33_2">Q</text:span><text:span text:style-name="_35_9">u</text:span><text:span text:style-name="_39_">e</text:span><text:span text:style-name="_34_9">s</text:span><text:span text:style-name="_35_9">t</text:span><text:span text:style-name="_32_5">i</text:span><text:span text:style-name="_33_2">o</text:span><text:span text:style-name="_37_2">n</text:span></text:p>
      <text:p text:style-name="P1"><text:span text:style-name="_34_9">W</text:span><text:span text:style-name="_37_5">e</text:span><text:span text:style-name="_31_"> </text:span><text:span text:style-name="_33_8">m</text:span><text:span text:style-name="_37_2">a</text:span><text:span text:style-name="_31_7">y</text:span><text:span text:style-name="_32_6"> </text:span><text:span text:style-name="_37_5">n</text:span><text:span text:style-name="_32_0">o</text:span><text:span text:style-name="_34_7">w</text:span><text:span text:style-name="_35_1"> </text:span><text:span text:style-name="_37_">c</text:span><text:span text:style-name="_34_7">o</text:span><text:span text:style-name="_35_8">n</text:span><text:span text:style-name="_31_0">s</text:span><text:span text:style-name="_34_0">i</text:span><text:span text:style-name="_35_9">d</text:span><text:span text:style-name="_32_3">e</text:span><text:span text:style-name="_34_0">r</text:span><text:span text:style-name="_35_1"> </text:span><text:span text:style-name="_31_0">t</text:span><text:span text:style-name="_34_8">h</text:span><text:span text:style-name="_36_5">e</text:span><text:span text:style-name="_31_"> </text:span><text:span text:style-name="_33_5">g</text:span><text:span text:style-name="_35_7">r</text:span><text:span text:style-name="_31_7">o</text:span><text:span text:style-name="_33_3">u</text:span><text:span text:style-name="_36_3">n</text:span><text:span text:style-name="_31_2">d</text:span><text:span text:style-name="_32_6"> </text:span><text:span text:style-name="_36_5">t</text:span><text:span text:style-name="_32_3">o</text:span><text:span text:style-name="_32_6"> </text:span><text:span text:style-name="_36_2">h</text:span><text:span text:style-name="_31_0">a</text:span><text:span text:style-name="_33_9">v</text:span><text:span text:style-name="_35_8">e</text:span><text:span text:style-name="_31_"> </text:span><text:span text:style-name="_33_4">b</text:span><text:span text:style-name="_36_0">e</text:span><text:span text:style-name="_31_2">e</text:span><text:span text:style-name="_33_4">n</text:span><text:span text:style-name="_35_1"> </text:span><text:span text:style-name="_31_3">c</text:span><text:span text:style-name="_34_4">l</text:span><text:span text:style-name="_37_5">e</text:span><text:span text:style-name="_31_2">a</text:span><text:span text:style-name="_34_4">r</text:span><text:span text:style-name="_35_7">e</text:span><text:span text:style-name="_31_4">d</text:span><text:span text:style-name="_32_6"> </text:span><text:span text:style-name="_37_0">a</text:span><text:span text:style-name="_32_0">n</text:span><text:span text:style-name="_34_9">d</text:span><text:span text:style-name="_35_1"> </text:span><text:span text:style-name="_32_4">w</text:span><text:span text:style-name="_33_8">e</text:span><text:span text:style-name="_35_1"> </text:span><text:span text:style-name="_38_">a</text:span><text:span text:style-name="_33_2">r</text:span><text:span text:style-name="_37_3">e</text:span><text:span text:style-name="_31_"> </text:span><text:span text:style-name="_33_2">r</text:span><text:span text:style-name="_37_5">e</text:span><text:span text:style-name="_31_2">a</text:span><text:span text:style-name="_33_2">d</text:span><text:span text:style-name="_36_2">y</text:span><text:span text:style-name="_31_"> </text:span><text:span text:style-name="_34_3">t</text:span><text:span text:style-name="_35_9">o</text:span><text:span text:style-name="_31_"> </text:span><text:span text:style-name="_34_3">p</text:span><text:span text:style-name="_36_7">r</text:span><text:span text:style-name="_31_8">o</text:span><text:span text:style-name="_33_8">c</text:span><text:span text:style-name="_37_0">e</text:span><text:span text:style-name="_37_">e</text:span><text:span text:style-name="_34_5">d</text:span><text:span text:style-name="_35_1"> </text:span><text:span text:style-name="_32_2">t</text:span><text:span text:style-name="_33_2">o</text:span><text:span text:style-name="_35_1"> </text:span><text:span text:style-name="_31_0">t</text:span><text:span text:style-name="_34_5">h</text:span><text:span text:style-name="_37_2">e</text:span><text:span text:style-name="_31_"> </text:span><text:span text:style-name="_34_3">d</text:span><text:span text:style-name="_36_9">e</text:span><text:span text:style-name="_32_5">b</text:span><text:span text:style-name="_34_4">a</text:span><text:span text:style-name="_36_7">t</text:span><text:span text:style-name="_31_0">e</text:span><text:span text:style-name="_32_6"> </text:span><text:span text:style-name="_36_0">o</text:span><text:span text:style-name="_31_4">n</text:span><text:span text:style-name="_32_6"> </text:span><text:span text:style-name="_36_0">o</text:span><text:span text:style-name="_31_2">u</text:span><text:span text:style-name="_34_2">r</text:span><text:span text:style-name="_35_1"> </text:span><text:span text:style-name="_31_2">q</text:span><text:span text:style-name="_35_0">u</text:span><text:span text:style-name="_36_8">e</text:span><text:span text:style-name="_32_4">s</text:span><text:span text:style-name="_33_9">t</text:span><text:span text:style-name="_36_0">i</text:span><text:span text:style-name="_31_0">o</text:span><text:span text:style-name="_34_0">n</text:span><text:span text:style-name="_36_9">,</text:span><text:span text:style-name="_31_"> </text:span><text:span text:style-name="_34_5">"</text:span><text:span text:style-name="_36_8">C</text:span><text:span text:style-name="_31_9">a</text:span><text:span text:style-name="_34_3">n</text:span><text:span text:style-name="_35_1"> </text:span><text:span text:style-name="_31_4">m</text:span><text:span text:style-name="_33_8">a</text:span><text:span text:style-name="_35_9">c</text:span><text:span text:style-name="_32_4">h</text:span><text:span text:style-name="_33_4">i</text:span><text:span text:style-name="_36_2">n</text:span><text:span text:style-name="_31_3">e</text:span><text:span text:style-name="_33_9">s</text:span><text:span text:style-name="_35_1"> </text:span><text:span text:style-name="_32_3">t</text:span><text:span text:style-name="_33_2">h</text:span><text:span text:style-name="_36_5">i</text:span><text:span text:style-name="_31_3">n</text:span><text:span text:style-name="_33_4">k</text:span><text:span text:style-name="_36_2">?</text:span><text:span text:style-name="_37_">"</text:span><text:span text:style-name="_32_6"> </text:span><text:span text:style-name="_37_5">a</text:span><text:span text:style-name="_39_">n</text:span><text:span text:style-name="_34_7">d</text:span><text:span text:style-name="_35_1"> </text:span><text:span text:style-name="_31_9">t</text:span><text:span text:style-name="_34_0">h</text:span><text:span text:style-name="_36_4">e</text:span><text:span text:style-name="_31_"> </text:span><text:span text:style-name="_33_2">v</text:span><text:span text:style-name="_37_5">a</text:span><text:span text:style-name="_31_8">r</text:span><text:span text:style-name="_33_9">i</text:span><text:span text:style-name="_37_3">a</text:span><text:span text:style-name="_31_4">n</text:span><text:span text:style-name="_34_5">t</text:span><text:span text:style-name="_35_1"> </text:span><text:span text:style-name="_31_8">o</text:span><text:span text:style-name="_34_9">f</text:span><text:span text:style-name="_35_1"> </text:span><text:span text:style-name="_31_0">i</text:span><text:span text:style-name="_33_4">t</text:span><text:span text:style-name="_35_1"> </text:span><text:span text:style-name="_32_3">q</text:span><text:span text:style-name="_33_3">u</text:span><text:span text:style-name="_36_2">o</text:span><text:span text:style-name="_31_3">t</text:span><text:span text:style-name="_34_2">e</text:span><text:span text:style-name="_36_9">d</text:span><text:span text:style-name="_31_"> </text:span><text:span text:style-name="_33_9">a</text:span><text:span text:style-name="_37_3">t</text:span><text:span text:style-name="_31_"> </text:span><text:span text:style-name="_33_5">t</text:span><text:span text:style-name="_36_0">h</text:span><text:span text:style-name="_32_2">e</text:span><text:span text:style-name="_32_6"> </text:span><text:span text:style-name="_36_0">e</text:span><text:span text:style-name="_39_">n</text:span><text:span text:style-name="_33_3">d</text:span><text:span text:style-name="_35_1"> </text:span><text:span text:style-name="_38_">o</text:span><text:span text:style-name="_34_7">f</text:span><text:span text:style-name="_35_1"> </text:span><text:span text:style-name="_31_7">t</text:span><text:span text:style-name="_34_2">h</text:span><text:span text:style-name="_36_0">e</text:span><text:span text:style-name="_31_"> </text:span><text:span text:style-name="_34_4">l</text:span><text:span text:style-name="_36_4">a</text:span><text:span text:style-name="_31_0">s</text:span><text:span text:style-name="_34_4">t</text:span><text:span text:style-name="_35_1"> </text:span><text:span text:style-name="_32_0">s</text:span><text:span text:style-name="_34_9">e</text:span><text:span text:style-name="_35_7">c</text:span><text:span text:style-name="_31_8">t</text:span><text:span text:style-name="_33_4">i</text:span><text:span text:style-name="_35_7">o</text:span><text:span text:style-name="_31_0">n</text:span><text:span text:style-name="_33_7">.</text:span><text:span text:style-name="_35_1"> </text:span><text:span text:style-name="_31_4">W</text:span><text:span text:style-name="_34_0">e</text:span><text:span text:style-name="_35_1"> </text:span><text:span text:style-name="_31_4">c</text:span><text:span text:style-name="_34_7">a</text:span><text:span text:style-name="_36_9">n</text:span><text:span text:style-name="_31_5">n</text:span><text:span text:style-name="_34_8">o</text:span><text:span text:style-name="_35_8">t</text:span><text:span text:style-name="_31_"> </text:span><text:span text:style-name="_33_5">a</text:span><text:span text:style-name="_36_4">l</text:span><text:span text:style-name="_32_0">t</text:span><text:span text:style-name="_33_5">o</text:span><text:span text:style-name="_37_0">g</text:span><text:span text:style-name="_31_2">e</text:span><text:span text:style-name="_34_8">t</text:span><text:span text:style-name="_37_3">h</text:span><text:span text:style-name="_32_0">e</text:span><text:span text:style-name="_33_3">r</text:span><text:span text:style-name="_35_1"> </text:span><text:span text:style-name="_32_5">a</text:span><text:span text:style-name="_33_3">b</text:span><text:span text:style-name="_37_2">a</text:span><text:span text:style-name="_32_0">n</text:span><text:span text:style-name="_34_9">d</text:span><text:span text:style-name="_36_5">o</text:span><text:span text:style-name="_37_">n</text:span><text:span text:style-name="_32_6"> </text:span><text:span text:style-name="_37_3">t</text:span><text:span text:style-name="_31_0">h</text:span><text:span text:style-name="_33_4">e</text:span><text:span text:style-name="_35_1"> </text:span><text:span text:style-name="_31_0">o</text:span><text:span text:style-name="_33_5">r</text:span><text:span text:style-name="_36_7">i</text:span><text:span text:style-name="_32_2">g</text:span><text:span text:style-name="_33_2">i</text:span><text:span text:style-name="_37_5">n</text:span><text:span text:style-name="_38_">a</text:span><text:span text:style-name="_33_9">l</text:span><text:span text:style-name="_35_1"> </text:span><text:span text:style-name="_31_9">f</text:span><text:span text:style-name="_34_4">o</text:span><text:span text:style-name="_37_5">r</text:span><text:span text:style-name="_37_">m</text:span><text:span text:style-name="_32_6"> </text:span><text:span text:style-name="_36_0">o</text:span><text:span text:style-name="_32_0">f</text:span><text:span text:style-name="_32_6"> </text:span><text:span text:style-name="_37_4">t</text:span><text:span text:style-name="_31_7">h</text:span><text:span text:style-name="_34_9">e</text:span><text:span text:style-name="_35_1"> </text:span><text:span text:style-name="_31_0">p</text:span><text:span text:style-name="_34_8">r</text:span><text:span text:style-name="_36_5">o</text:span><text:span text:style-name="_32_4">b</text:span><text:span text:style-name="_34_7">l</text:span><text:span text:style-name="_37_4">e</text:span><text:span text:style-name="_38_">m</text:span><text:span text:style-name="_33_9">,</text:span><text:span text:style-name="_35_1"> </text:span><text:span text:style-name="_37_">f</text:span><text:span text:style-name="_34_3">o</text:span><text:span text:style-name="_36_9">r</text:span><text:span text:style-name="_31_"> </text:span><text:span text:style-name="_34_5">o</text:span><text:span text:style-name="_36_4">p</text:span><text:span text:style-name="_31_4">i</text:span><text:span text:style-name="_33_9">n</text:span><text:span text:style-name="_36_3">i</text:span><text:span text:style-name="_37_">o</text:span><text:span text:style-name="_33_9">n</text:span><text:span text:style-name="_37_4">s</text:span><text:span text:style-name="_31_"> </text:span><text:span text:style-name="_33_8">w</text:span><text:span text:style-name="_36_7">i</text:span><text:span text:style-name="_31_9">l</text:span><text:span text:style-name="_33_5">l</text:span><text:span text:style-name="_35_1"> </text:span><text:span text:style-name="_31_7">d</text:span><text:span text:style-name="_34_0">i</text:span><text:span text:style-name="_37_3">f</text:span><text:span text:style-name="_31_2">f</text:span><text:span text:style-name="_34_5">e</text:span><text:span text:style-name="_35_7">r</text:span><text:span text:style-name="_31_"> </text:span><text:span text:style-name="_33_7">a</text:span><text:span text:style-name="_36_0">s</text:span><text:span text:style-name="_31_"> </text:span><text:span text:style-name="_34_7">t</text:span><text:span text:style-name="_37_2">o</text:span><text:span text:style-name="_31_"> </text:span><text:span text:style-name="_33_3">t</text:span><text:span text:style-name="_35_9">h</text:span><text:span text:style-name="_32_3">e</text:span><text:span text:style-name="_32_6"> </text:span><text:span text:style-name="_37_5">a</text:span><text:span text:style-name="_31_5">p</text:span><text:span text:style-name="_34_8">p</text:span><text:span text:style-name="_36_0">r</text:span><text:span text:style-name="_32_2">o</text:span><text:span text:style-name="_33_5">p</text:span><text:span text:style-name="_36_3">r</text:span><text:span text:style-name="_32_0">i</text:span><text:span text:style-name="_33_3">a</text:span><text:span text:style-name="_36_2">t</text:span><text:span text:style-name="_31_8">e</text:span><text:span text:style-name="_34_4">n</text:span><text:span text:style-name="_37_0">e</text:span><text:span text:style-name="_31_0">s</text:span><text:span text:style-name="_34_8">s</text:span><text:span text:style-name="_35_1"> </text:span><text:span text:style-name="_37_">o</text:span><text:span text:style-name="_34_2">f</text:span><text:span text:style-name="_35_1"> </text:span><text:span text:style-name="_32_3">t</text:span><text:span text:style-name="_33_7">h</text:span><text:span text:style-name="_37_2">e</text:span><text:span text:style-name="_31_"> </text:span><text:span text:style-name="_34_7">s</text:span><text:span text:style-name="_36_9">u</text:span><text:span text:style-name="_31_4">b</text:span><text:span text:style-name="_33_3">s</text:span><text:span text:style-name="_36_8">t</text:span><text:span text:style-name="_31_2">i</text:span><text:span text:style-name="_33_5">t</text:span><text:span text:style-name="_36_2">u</text:span><text:span text:style-name="_31_7">t</text:span><text:span text:style-name="_33_3">i</text:span><text:span text:style-name="_36_0">o</text:span><text:span text:style-name="_32_0">n</text:span><text:span text:style-name="_32_6"> </text:span><text:span text:style-name="_36_4">a</text:span><text:span text:style-name="_31_0">n</text:span><text:span text:style-name="_35_0">d</text:span><text:span text:style-name="_35_1"> </text:span><text:span text:style-name="_38_">w</text:span><text:span text:style-name="_34_5">e</text:span><text:span text:style-name="_35_1"> </text:span><text:span text:style-name="_31_2">m</text:span><text:span text:style-name="_33_4">u</text:span><text:span text:style-name="_36_2">s</text:span><text:span text:style-name="_31_5">t</text:span><text:span text:style-name="_32_6"> </text:span><text:span text:style-name="_36_3">a</text:span><text:span text:style-name="_32_3">t</text:span><text:span text:style-name="_32_6"> </text:span><text:span text:style-name="_35_7">l</text:span><text:span text:style-name="_32_3">e</text:span><text:span text:style-name="_34_5">a</text:span><text:span text:style-name="_36_8">s</text:span><text:span text:style-name="_37_">t</text:span><text:span text:style-name="_32_6"> </text:span><text:span text:style-name="_37_3">l</text:span><text:span text:style-name="_31_4">i</text:span><text:span text:style-name="_33_5">s</text:span><text:span text:style-name="_36_9">t</text:span><text:span text:style-name="_31_2">e</text:span><text:span text:style-name="_34_3">n</text:span><text:span text:style-name="_35_1"> </text:span><text:span text:style-name="_37_">t</text:span><text:span text:style-name="_33_9">o</text:span><text:span text:style-name="_35_1"> </text:span><text:span text:style-name="_32_2">w</text:span><text:span text:style-name="_33_9">h</text:span><text:span text:style-name="_36_7">a</text:span><text:span text:style-name="_32_2">t</text:span><text:span text:style-name="_32_6"> </text:span><text:span text:style-name="_35_8">h</text:span><text:span text:style-name="_31_0">a</text:span><text:span text:style-name="_34_8">s</text:span><text:span text:style-name="_35_1"> </text:span><text:span text:style-name="_31_8">t</text:span><text:span text:style-name="_34_4">o</text:span><text:span text:style-name="_35_1"> </text:span><text:span text:style-name="_31_4">b</text:span><text:span text:style-name="_34_3">e</text:span><text:span text:style-name="_35_1"> </text:span><text:span text:style-name="_32_2">s</text:span><text:span text:style-name="_34_8">a</text:span><text:span text:style-name="_36_5">i</text:span><text:span text:style-name="_31_2">d</text:span><text:span text:style-name="_32_6"> </text:span><text:span text:style-name="_37_2">i</text:span><text:span text:style-name="_38_">n</text:span><text:span text:style-name="_32_6"> </text:span><text:span text:style-name="_37_4">t</text:span><text:span text:style-name="_31_5">h</text:span><text:span text:style-name="_33_8">i</text:span><text:span text:style-name="_36_5">s</text:span><text:span text:style-name="_31_"> </text:span><text:span text:style-name="_33_3">c</text:span><text:span text:style-name="_36_9">o</text:span><text:span text:style-name="_32_4">n</text:span><text:span text:style-name="_33_7">n</text:span><text:span text:style-name="_36_8">e</text:span><text:span text:style-name="_38_">x</text:span><text:span text:style-name="_34_4">i</text:span><text:span text:style-name="_37_3">o</text:span><text:span text:style-name="_31_0">n</text:span><text:span text:style-name="_34_4">.</text:span></text:p>
      <text:p text:style-name="P1"><text:span text:style-name="_32_4">I</text:span><text:span text:style-name="_34_9">t</text:span><text:span text:style-name="_35_1"> </text:span><text:span text:style-name="_31_0">w</text:span><text:span text:style-name="_34_7">i</text:span><text:span text:style-name="_36_7">l</text:span><text:span text:style-name="_39_">l</text:span><text:span text:style-name="_32_6"> </text:span><text:span text:style-name="_36_5">s</text:span><text:span text:style-name="_31_9">i</text:span><text:span text:style-name="_34_0">m</text:span><text:span text:style-name="_37_2">p</text:span><text:span text:style-name="_31_3">l</text:span><text:span text:style-name="_33_3">i</text:span><text:span text:style-name="_35_8">f</text:span><text:span text:style-name="_32_4">y</text:span><text:span text:style-name="_32_6"> </text:span><text:span text:style-name="_37_4">m</text:span><text:span text:style-name="_32_0">a</text:span><text:span text:style-name="_33_3">t</text:span><text:span text:style-name="_35_9">t</text:span><text:span text:style-name="_32_2">e</text:span><text:span text:style-name="_34_7">r</text:span><text:span text:style-name="_36_0">s</text:span><text:span text:style-name="_31_"> </text:span><text:span text:style-name="_34_7">f</text:span><text:span text:style-name="_35_9">o</text:span><text:span text:style-name="_32_5">r</text:span><text:span text:style-name="_32_6"> </text:span><text:span text:style-name="_36_8">t</text:span><text:span text:style-name="_32_4">h</text:span><text:span text:style-name="_33_8">e</text:span><text:span text:style-name="_35_1"> </text:span><text:span text:style-name="_32_5">r</text:span><text:span text:style-name="_34_4">e</text:span><text:span text:style-name="_36_5">a</text:span><text:span text:style-name="_32_2">d</text:span><text:span text:style-name="_33_3">e</text:span><text:span text:style-name="_36_9">r</text:span><text:span text:style-name="_31_"> </text:span><text:span text:style-name="_33_9">i</text:span><text:span text:style-name="_36_3">f</text:span><text:span text:style-name="_31_"> </text:span><text:span text:style-name="_33_9">I</text:span><text:span text:style-name="_35_1"> </text:span><text:span text:style-name="_32_0">e</text:span><text:span text:style-name="_34_0">x</text:span><text:span text:style-name="_36_3">p</text:span><text:span text:style-name="_32_2">l</text:span><text:span text:style-name="_34_9">a</text:span><text:span text:style-name="_36_3">i</text:span><text:span text:style-name="_38_">n</text:span><text:span text:style-name="_32_6"> </text:span><text:span text:style-name="_37_5">f</text:span><text:span text:style-name="_38_">i</text:span><text:span text:style-name="_33_9">r</text:span><text:span text:style-name="_36_9">s</text:span><text:span text:style-name="_32_3">t</text:span><text:span text:style-name="_32_6"> </text:span><text:span text:style-name="_35_7">m</text:span><text:span text:style-name="_37_">y</text:span><text:span text:style-name="_32_6"> </text:span><text:span text:style-name="_37_0">o</text:span><text:span text:style-name="_31_2">w</text:span><text:span text:style-name="_34_4">n</text:span><text:span text:style-name="_35_1"> </text:span><text:span text:style-name="_31_9">b</text:span><text:span text:style-name="_34_5">e</text:span><text:span text:style-name="_36_2">l</text:span><text:span text:style-name="_32_4">i</text:span><text:span text:style-name="_34_8">e</text:span><text:span text:style-name="_36_5">f</text:span><text:span text:style-name="_31_3">s</text:span><text:span text:style-name="_32_6"> </text:span><text:span text:style-name="_36_5">i</text:span><text:span text:style-name="_31_9">n</text:span><text:span text:style-name="_32_6"> </text:span><text:span text:style-name="_36_5">t</text:span><text:span text:style-name="_32_4">h</text:span><text:span text:style-name="_33_2">e</text:span><text:span text:style-name="_35_1"> </text:span><text:span text:style-name="_32_3">m</text:span><text:span text:style-name="_34_8">a</text:span><text:span text:style-name="_36_3">t</text:span><text:span text:style-name="_32_3">t</text:span><text:span text:style-name="_33_4">e</text:span><text:span text:style-name="_35_9">r</text:span><text:span text:style-name="_31_9">.</text:span><text:span text:style-name="_32_6"> </text:span><text:span text:style-name="_37_4">C</text:span><text:span text:style-name="_31_8">o</text:span><text:span text:style-name="_34_3">n</text:span><text:span text:style-name="_36_3">s</text:span><text:span text:style-name="_31_3">i</text:span><text:span text:style-name="_33_4">d</text:span><text:span text:style-name="_37_2">e</text:span><text:span text:style-name="_31_9">r</text:span><text:span text:style-name="_32_6"> </text:span><text:span text:style-name="_36_5">f</text:span><text:span text:style-name="_31_4">i</text:span><text:span text:style-name="_34_5">r</text:span><text:span text:style-name="_37_3">s</text:span><text:span text:style-name="_31_7">t</text:span><text:span text:style-name="_32_6"> </text:span><text:span text:style-name="_35_9">t</text:span><text:span text:style-name="_32_2">h</text:span><text:span text:style-name="_34_9">e</text:span><text:span text:style-name="_35_1"> </text:span><text:span text:style-name="_32_0">m</text:span><text:span text:style-name="_33_7">o</text:span><text:span text:style-name="_36_2">r</text:span><text:span text:style-name="_39_">e</text:span><text:span text:style-name="_32_6"> </text:span><text:span text:style-name="_36_2">a</text:span><text:span text:style-name="_32_5">c</text:span><text:span text:style-name="_33_5">c</text:span><text:span text:style-name="_35_8">u</text:span><text:span text:style-name="_31_7">r</text:span><text:span text:style-name="_34_9">a</text:span><text:span text:style-name="_35_7">t</text:span><text:span text:style-name="_32_2">e</text:span><text:span text:style-name="_32_6"> </text:span><text:span text:style-name="_36_2">f</text:span><text:span text:style-name="_37_">o</text:span><text:span text:style-name="_33_2">r</text:span><text:span text:style-name="_36_8">m</text:span><text:span text:style-name="_31_"> </text:span><text:span text:style-name="_33_9">o</text:span><text:span text:style-name="_36_8">f</text:span><text:span text:style-name="_31_"> </text:span><text:span text:style-name="_34_4">t</text:span><text:span text:style-name="_36_0">h</text:span><text:span text:style-name="_32_0">e</text:span><text:span text:style-name="_32_6"> </text:span><text:span text:style-name="_36_9">q</text:span><text:span text:style-name="_32_0">u</text:span><text:span text:style-name="_34_9">e</text:span><text:span text:style-name="_35_7">s</text:span><text:span text:style-name="_31_7">t</text:span><text:span text:style-name="_35_0">i</text:span><text:span text:style-name="_36_7">o</text:span><text:span text:style-name="_32_5">n</text:span><text:span text:style-name="_34_7">.</text:span><text:span text:style-name="_35_1"> </text:span><text:span text:style-name="_31_3">I</text:span><text:span text:style-name="_32_6"> </text:span><text:span text:style-name="_35_7">b</text:span><text:span text:style-name="_31_9">e</text:span><text:span text:style-name="_34_2">l</text:span><text:span text:style-name="_36_0">i</text:span><text:span text:style-name="_38_">e</text:span><text:span text:style-name="_34_0">v</text:span><text:span text:style-name="_37_0">e</text:span><text:span text:style-name="_31_"> </text:span><text:span text:style-name="_33_9">t</text:span><text:span text:style-name="_36_5">h</text:span><text:span text:style-name="_31_2">a</text:span><text:span text:style-name="_33_9">t</text:span><text:span text:style-name="_35_1"> </text:span><text:span text:style-name="_31_8">i</text:span><text:span text:style-name="_33_5">n</text:span><text:span text:style-name="_35_1"> </text:span><text:span text:style-name="_31_0">a</text:span><text:span text:style-name="_33_8">b</text:span><text:span text:style-name="_37_2">o</text:span><text:span text:style-name="_32_0">u</text:span><text:span text:style-name="_34_7">t</text:span><text:span text:style-name="_35_1"> </text:span><text:span text:style-name="_32_4">f</text:span><text:span text:style-name="_33_2">i</text:span><text:span text:style-name="_36_5">f</text:span><text:span text:style-name="_37_">t</text:span><text:span text:style-name="_34_7">y</text:span><text:span text:style-name="_35_1"> </text:span><text:span text:style-name="_38_">y</text:span><text:span text:style-name="_34_7">e</text:span><text:span text:style-name="_37_5">a</text:span><text:span text:style-name="_31_7">r</text:span><text:span text:style-name="_34_7">s</text:span><text:span text:style-name="_36_4">'</text:span><text:span text:style-name="_31_"> </text:span><text:span text:style-name="_34_9">t</text:span><text:span text:style-name="_35_9">i</text:span><text:span text:style-name="_31_0">m</text:span><text:span text:style-name="_33_4">e</text:span><text:span text:style-name="_35_1"> </text:span><text:span text:style-name="_31_8">i</text:span><text:span text:style-name="_33_4">t</text:span><text:span text:style-name="_35_1"> </text:span><text:span text:style-name="_31_0">w</text:span><text:span text:style-name="_34_2">i</text:span><text:span text:style-name="_36_2">l</text:span><text:span text:style-name="_31_3">l</text:span><text:span text:style-name="_32_6"> </text:span><text:span text:style-name="_36_4">b</text:span><text:span text:style-name="_38_">e</text:span><text:span text:style-name="_32_6"> </text:span><text:span text:style-name="_36_9">p</text:span><text:span text:style-name="_32_0">o</text:span><text:span text:style-name="_33_5">s</text:span><text:span text:style-name="_36_0">s</text:span><text:span text:style-name="_32_0">i</text:span><text:span text:style-name="_34_3">b</text:span><text:span text:style-name="_36_8">l</text:span><text:span text:style-name="_31_3">e</text:span><text:span text:style-name="_33_5">,</text:span><text:span text:style-name="_35_1"> </text:span><text:span text:style-name="_31_2">t</text:span><text:span text:style-name="_34_7">o</text:span><text:span text:style-name="_35_1"> </text:span><text:span text:style-name="_32_0">p</text:span><text:span text:style-name="_33_4">r</text:span><text:span text:style-name="_37_5">o</text:span><text:span text:style-name="_31_5">g</text:span><text:span text:style-name="_34_5">r</text:span><text:span text:style-name="_37_0">a</text:span><text:span text:style-name="_32_2">m</text:span><text:span text:style-name="_34_8">m</text:span><text:span text:style-name="_36_3">e</text:span><text:span text:style-name="_31_"> </text:span><text:span text:style-name="_33_4">c</text:span><text:span text:style-name="_35_9">o</text:span><text:span text:style-name="_31_0">m</text:span><text:span text:style-name="_35_0">p</text:span><text:span text:style-name="_35_9">u</text:span><text:span text:style-name="_31_9">t</text:span><text:span text:style-name="_35_0">e</text:span><text:span text:style-name="_36_2">r</text:span><text:span text:style-name="_31_4">s</text:span><text:span text:style-name="_34_3">,</text:span><text:span text:style-name="_35_1"> </text:span><text:span text:style-name="_39_">w</text:span><text:span text:style-name="_33_5">i</text:span><text:span text:style-name="_37_0">t</text:span><text:span text:style-name="_31_7">h</text:span><text:span text:style-name="_32_6"> </text:span><text:span text:style-name="_37_0">a</text:span><text:span text:style-name="_31_"> </text:span><text:span text:style-name="_33_7">s</text:span><text:span text:style-name="_35_9">t</text:span><text:span text:style-name="_38_">o</text:span><text:span text:style-name="_33_9">r</text:span><text:span text:style-name="_36_9">a</text:span><text:span text:style-name="_31_3">g</text:span><text:span text:style-name="_33_2">e</text:span><text:span text:style-name="_35_1"> </text:span><text:span text:style-name="_31_2">c</text:span><text:span text:style-name="_34_0">a</text:span><text:span text:style-name="_37_2">p</text:span><text:span text:style-name="_31_4">a</text:span><text:span text:style-name="_35_0">c</text:span><text:span text:style-name="_35_8">i</text:span><text:span text:style-name="_32_4">t</text:span><text:span text:style-name="_33_4">y</text:span><text:span text:style-name="_35_1"> </text:span><text:span text:style-name="_39_">o</text:span><text:span text:style-name="_33_5">f</text:span><text:span text:style-name="_35_1"> </text:span><text:span text:style-name="_39_">a</text:span><text:span text:style-name="_34_8">b</text:span><text:span text:style-name="_37_0">o</text:span><text:span text:style-name="_32_5">u</text:span><text:span text:style-name="_33_7">t</text:span><text:span text:style-name="_35_1"> </text:span><text:span text:style-name="_31_9">1</text:span><text:span text:style-name="_35_0">0</text:span><text:span text:style-name="_37_5">9</text:span><text:span text:style-name="_31_2">,</text:span><text:span text:style-name="_32_6"> </text:span><text:span text:style-name="_37_5">t</text:span><text:span text:style-name="_38_">o</text:span><text:span text:style-name="_32_6"> </text:span><text:span text:style-name="_37_0">m</text:span><text:span text:style-name="_37_">a</text:span><text:span text:style-name="_33_4">k</text:span><text:span text:style-name="_36_8">e</text:span><text:span text:style-name="_31_"> </text:span><text:span text:style-name="_34_5">t</text:span><text:span text:style-name="_37_5">h</text:span><text:span text:style-name="_31_9">e</text:span><text:span text:style-name="_33_7">m</text:span><text:span text:style-name="_35_1"> </text:span><text:span text:style-name="_31_7">p</text:span><text:span text:style-name="_35_0">l</text:span><text:span text:style-name="_37_4">a</text:span><text:span text:style-name="_31_8">y</text:span><text:span text:style-name="_32_6"> </text:span><text:span text:style-name="_36_8">t</text:span><text:span text:style-name="_38_">h</text:span><text:span text:style-name="_34_3">e</text:span><text:span text:style-name="_35_1"> </text:span><text:span text:style-name="_32_0">i</text:span><text:span text:style-name="_34_3">m</text:span><text:span text:style-name="_36_5">i</text:span><text:span text:style-name="_31_8">t</text:span><text:span text:style-name="_33_3">a</text:span><text:span text:style-name="_37_0">t</text:span><text:span text:style-name="_31_3">i</text:span><text:span text:style-name="_33_8">o</text:span><text:span text:style-name="_36_8">n</text:span><text:span text:style-name="_31_"> </text:span><text:span text:style-name="_34_4">g</text:span><text:span text:style-name="_37_4">a</text:span><text:span text:style-name="_31_5">m</text:span><text:span text:style-name="_33_4">e</text:span><text:span text:style-name="_35_1"> </text:span><text:span text:style-name="_31_0">s</text:span><text:span text:style-name="_33_4">o</text:span><text:span text:style-name="_35_1"> </text:span><text:span text:style-name="_32_5">w</text:span><text:span text:style-name="_33_5">e</text:span><text:span text:style-name="_36_9">l</text:span><text:span text:style-name="_38_">l</text:span><text:span text:style-name="_32_6"> </text:span><text:span text:style-name="_36_9">t</text:span><text:span text:style-name="_32_0">h</text:span><text:span text:style-name="_33_2">a</text:span><text:span text:style-name="_35_8">t</text:span><text:span text:style-name="_31_"> </text:span><text:span text:style-name="_33_5">a</text:span><text:span text:style-name="_36_8">n</text:span><text:span text:style-name="_31_"> </text:span><text:span text:style-name="_34_8">a</text:span><text:span text:style-name="_35_7">v</text:span><text:span text:style-name="_32_2">e</text:span><text:span text:style-name="_34_4">r</text:span><text:span text:style-name="_36_4">a</text:span><text:span text:style-name="_31_5">g</text:span><text:span text:style-name="_33_3">e</text:span><text:span text:style-name="_35_1"> </text:span><text:span text:style-name="_37_">i</text:span><text:span text:style-name="_35_0">n</text:span><text:span text:style-name="_37_4">t</text:span><text:span text:style-name="_37_">e</text:span><text:span text:style-name="_34_2">r</text:span><text:span text:style-name="_36_3">r</text:span><text:span text:style-name="_38_">o</text:span><text:span text:style-name="_34_5">g</text:span><text:span text:style-name="_37_3">a</text:span><text:span text:style-name="_39_">t</text:span><text:span text:style-name="_33_4">o</text:span><text:span text:style-name="_37_0">r</text:span><text:span text:style-name="_31_"> </text:span><text:span text:style-name="_34_9">w</text:span><text:span text:style-name="_37_5">i</text:span><text:span text:style-name="_31_8">l</text:span><text:span text:style-name="_35_0">l</text:span><text:span text:style-name="_35_1"> </text:span><text:span text:style-name="_31_5">n</text:span><text:span text:style-name="_33_7">o</text:span><text:span text:style-name="_36_3">t</text:span><text:span text:style-name="_31_"> </text:span><text:span text:style-name="_35_0">h</text:span><text:span text:style-name="_37_4">a</text:span><text:span text:style-name="_31_3">v</text:span><text:span text:style-name="_33_4">e</text:span><text:span text:style-name="_35_1"> </text:span><text:span text:style-name="_32_3">m</text:span><text:span text:style-name="_33_3">o</text:span><text:span text:style-name="_36_8">r</text:span><text:span text:style-name="_32_2">e</text:span><text:span text:style-name="_32_6"> </text:span><text:span text:style-name="_36_3">t</text:span><text:span text:style-name="_32_5">h</text:span><text:span text:style-name="_34_4">a</text:span><text:span text:style-name="_36_3">n</text:span><text:span text:style-name="_31_"> </text:span><text:span text:style-name="_33_2">7</text:span><text:span text:style-name="_37_0">0</text:span><text:span text:style-name="_31_"> </text:span><text:span text:style-name="_34_2">p</text:span><text:span text:style-name="_36_8">e</text:span><text:span text:style-name="_32_0">r</text:span><text:span text:style-name="_32_6"> </text:span><text:span text:style-name="_35_9">c</text:span><text:span text:style-name="_31_2">e</text:span><text:span text:style-name="_34_9">n</text:span><text:span text:style-name="_36_8">t</text:span><text:span text:style-name="_31_"> </text:span><text:span text:style-name="_33_2">c</text:span><text:span text:style-name="_36_3">h</text:span><text:span text:style-name="_31_2">a</text:span><text:span text:style-name="_33_9">n</text:span><text:span text:style-name="_36_9">c</text:span><text:span text:style-name="_32_2">e</text:span><text:span text:style-name="_32_6"> </text:span><text:span text:style-name="_37_3">o</text:span><text:span text:style-name="_31_4">f</text:span><text:span text:style-name="_32_6"> </text:span><text:span text:style-name="_37_2">m</text:span><text:span text:style-name="_31_4">a</text:span><text:span text:style-name="_34_3">k</text:span><text:span text:style-name="_37_0">i</text:span><text:span text:style-name="_32_2">n</text:span><text:span text:style-name="_34_2">g</text:span><text:span text:style-name="_35_1"> </text:span><text:span text:style-name="_31_4">t</text:span><text:span text:style-name="_33_3">h</text:span><text:span text:style-name="_37_5">e</text:span><text:span text:style-name="_31_"> </text:span><text:span text:style-name="_33_9">r</text:span><text:span text:style-name="_35_9">i</text:span><text:span text:style-name="_31_2">g</text:span><text:span text:style-name="_34_9">h</text:span><text:span text:style-name="_36_3">t</text:span><text:span text:style-name="_31_"> </text:span><text:span text:style-name="_34_2">i</text:span><text:span text:style-name="_37_2">d</text:span><text:span text:style-name="_32_3">e</text:span><text:span text:style-name="_34_5">n</text:span><text:span text:style-name="_36_2">t</text:span><text:span text:style-name="_31_5">i</text:span><text:span text:style-name="_34_3">f</text:span><text:span text:style-name="_36_0">i</text:span><text:span text:style-name="_31_4">c</text:span><text:span text:style-name="_33_2">a</text:span><text:span text:style-name="_36_3">t</text:span><text:span text:style-name="_31_5">i</text:span><text:span text:style-name="_33_3">o</text:span><text:span text:style-name="_35_7">n</text:span><text:span text:style-name="_31_"> </text:span><text:span text:style-name="_33_7">a</text:span><text:span text:style-name="_36_3">f</text:span><text:span text:style-name="_32_0">t</text:span><text:span text:style-name="_34_2">e</text:span><text:span text:style-name="_37_0">r</text:span><text:span text:style-name="_31_"> </text:span><text:span text:style-name="_34_5">f</text:span><text:span text:style-name="_37_5">i</text:span><text:span text:style-name="_32_0">v</text:span><text:span text:style-name="_34_5">e</text:span><text:span text:style-name="_35_1"> </text:span><text:span text:style-name="_32_4">m</text:span><text:span text:style-name="_35_0">i</text:span><text:span text:style-name="_36_9">n</text:span><text:span text:style-name="_32_3">u</text:span><text:span text:style-name="_33_2">t</text:span><text:span text:style-name="_37_4">e</text:span><text:span text:style-name="_31_0">s</text:span><text:span text:style-name="_32_6"> </text:span><text:span text:style-name="_36_9">o</text:span><text:span text:style-name="_32_2">f</text:span><text:span text:style-name="_32_6"> </text:span><text:span text:style-name="_37_2">q</text:span><text:span text:style-name="_38_">u</text:span><text:span text:style-name="_34_7">e</text:span><text:span text:style-name="_37_0">s</text:span><text:span text:style-name="_32_2">t</text:span><text:span text:style-name="_34_0">i</text:span><text:span text:style-name="_35_8">o</text:span><text:span text:style-name="_38_">n</text:span><text:span text:style-name="_33_8">i</text:span><text:span text:style-name="_36_3">n</text:span><text:span text:style-name="_32_4">g</text:span><text:span text:style-name="_34_4">.</text:span><text:span text:style-name="_35_1"> </text:span><text:span text:style-name="_31_7">T</text:span><text:span text:style-name="_33_8">h</text:span><text:span text:style-name="_37_0">e</text:span><text:span text:style-name="_31_"> </text:span><text:span text:style-name="_33_5">o</text:span><text:span text:style-name="_36_2">r</text:span><text:span text:style-name="_31_7">i</text:span><text:span text:style-name="_34_9">g</text:span><text:span text:style-name="_36_0">i</text:span><text:span text:style-name="_32_5">n</text:span><text:span text:style-name="_35_0">a</text:span><text:span text:style-name="_36_3">l</text:span><text:span text:style-name="_31_"> </text:span><text:span text:style-name="_33_4">q</text:span><text:span text:style-name="_36_5">u</text:span><text:span text:style-name="_37_">e</text:span><text:span text:style-name="_34_8">s</text:span><text:span text:style-name="_37_0">t</text:span><text:span text:style-name="_31_3">i</text:span><text:span text:style-name="_34_9">o</text:span><text:span text:style-name="_36_2">n</text:span><text:span text:style-name="_31_9">,</text:span><text:span text:style-name="_32_6"> </text:span><text:span text:style-name="_35_9">"</text:span><text:span text:style-name="_31_0">C</text:span><text:span text:style-name="_34_0">a</text:span><text:span text:style-name="_37_5">n</text:span><text:span text:style-name="_31_"> </text:span><text:span text:style-name="_34_2">m</text:span><text:span text:style-name="_37_0">a</text:span><text:span text:style-name="_39_">c</text:span><text:span text:style-name="_33_4">h</text:span><text:span text:style-name="_36_3">i</text:span><text:span text:style-name="_31_5">n</text:span><text:span text:style-name="_35_0">e</text:span><text:span text:style-name="_36_9">s</text:span><text:span text:style-name="_31_"> </text:span><text:span text:style-name="_33_9">t</text:span><text:span text:style-name="_35_7">h</text:span><text:span text:style-name="_38_">i</text:span><text:span text:style-name="_33_5">n</text:span><text:span text:style-name="_36_0">k</text:span><text:span text:style-name="_32_5">?</text:span><text:span text:style-name="_34_0">"</text:span><text:span text:style-name="_35_1"> </text:span><text:span text:style-name="_31_3">I</text:span><text:span text:style-name="_32_6"> </text:span><text:span text:style-name="_36_4">b</text:span><text:span text:style-name="_37_">e</text:span><text:span text:style-name="_34_3">l</text:span><text:span text:style-name="_37_2">i</text:span><text:span text:style-name="_31_3">e</text:span><text:span text:style-name="_33_7">v</text:span><text:span text:style-name="_35_8">e</text:span><text:span text:style-name="_31_"> </text:span><text:span text:style-name="_33_9">t</text:span><text:span text:style-name="_36_7">o</text:span><text:span text:style-name="_31_"> </text:span><text:span text:style-name="_33_4">b</text:span><text:span text:style-name="_36_4">e</text:span><text:span text:style-name="_31_"> </text:span><text:span text:style-name="_33_4">t</text:span><text:span text:style-name="_36_8">o</text:span><text:span text:style-name="_32_3">o</text:span><text:span text:style-name="_32_6"> </text:span><text:span text:style-name="_35_9">m</text:span><text:span text:style-name="_32_0">e</text:span><text:span text:style-name="_33_3">a</text:span><text:span text:style-name="_35_7">n</text:span><text:span text:style-name="_31_5">i</text:span><text:span text:style-name="_34_7">n</text:span><text:span text:style-name="_35_9">g</text:span><text:span text:style-name="_31_3">l</text:span><text:span text:style-name="_33_5">e</text:span><text:span text:style-name="_36_3">s</text:span><text:span text:style-name="_38_">s</text:span><text:span text:style-name="_32_6"> </text:span><text:span text:style-name="_36_5">t</text:span><text:span text:style-name="_38_">o</text:span><text:span text:style-name="_32_6"> </text:span><text:span text:style-name="_37_2">d</text:span><text:span text:style-name="_38_">e</text:span><text:span text:style-name="_33_9">s</text:span><text:span text:style-name="_37_3">e</text:span><text:span text:style-name="_31_4">r</text:span><text:span text:style-name="_33_8">v</text:span><text:span text:style-name="_36_7">e</text:span><text:span text:style-name="_31_"> </text:span><text:span text:style-name="_34_8">d</text:span><text:span text:style-name="_36_3">i</text:span><text:span text:style-name="_39_">s</text:span><text:span text:style-name="_33_8">c</text:span><text:span text:style-name="_37_4">u</text:span><text:span text:style-name="_32_3">s</text:span><text:span text:style-name="_34_3">s</text:span><text:span text:style-name="_36_0">i</text:span><text:span text:style-name="_31_3">o</text:span><text:span text:style-name="_34_0">n</text:span><text:span text:style-name="_36_7">.</text:span><text:span text:style-name="_31_"> </text:span><text:span text:style-name="_33_2">N</text:span><text:span text:style-name="_36_5">e</text:span><text:span text:style-name="_38_">v</text:span><text:span text:style-name="_34_7">e</text:span><text:span text:style-name="_37_4">r</text:span><text:span text:style-name="_38_">t</text:span><text:span text:style-name="_33_4">h</text:span><text:span text:style-name="_37_4">e</text:span><text:span text:style-name="_37_">l</text:span><text:span text:style-name="_34_5">e</text:span><text:span text:style-name="_37_5">s</text:span><text:span text:style-name="_32_5">s</text:span><text:span text:style-name="_32_6"> </text:span><text:span text:style-name="_37_3">I</text:span><text:span text:style-name="_31_"> </text:span><text:span text:style-name="_34_9">b</text:span><text:span text:style-name="_35_8">e</text:span><text:span text:style-name="_31_4">l</text:span><text:span text:style-name="_34_4">i</text:span><text:span text:style-name="_37_0">e</text:span><text:span text:style-name="_32_3">v</text:span><text:span text:style-name="_35_0">e</text:span><text:span text:style-name="_35_1"> </text:span><text:span text:style-name="_39_">t</text:span><text:span text:style-name="_34_3">h</text:span><text:span text:style-name="_36_9">a</text:span><text:span text:style-name="_31_3">t</text:span><text:span text:style-name="_32_6"> </text:span><text:span text:style-name="_36_7">a</text:span><text:span text:style-name="_32_5">t</text:span><text:span text:style-name="_32_6"> </text:span><text:span text:style-name="_35_7">t</text:span><text:span text:style-name="_38_">h</text:span><text:span text:style-name="_33_7">e</text:span><text:span text:style-name="_35_1"> </text:span><text:span text:style-name="_38_">e</text:span><text:span text:style-name="_34_2">n</text:span><text:span text:style-name="_36_7">d</text:span><text:span text:style-name="_31_"> </text:span><text:span text:style-name="_34_5">o</text:span><text:span text:style-name="_36_9">f</text:span><text:span text:style-name="_31_"> </text:span><text:span text:style-name="_33_2">t</text:span><text:span text:style-name="_37_3">h</text:span><text:span text:style-name="_31_2">e</text:span><text:span text:style-name="_32_6"> </text:span><text:span text:style-name="_36_8">c</text:span><text:span text:style-name="_32_5">e</text:span><text:span text:style-name="_33_3">n</text:span><text:span text:style-name="_36_4">t</text:span><text:span text:style-name="_32_5">u</text:span><text:span text:style-name="_34_4">r</text:span><text:span text:style-name="_36_0">y</text:span><text:span text:style-name="_31_"> </text:span><text:span text:style-name="_33_5">t</text:span><text:span text:style-name="_35_9">h</text:span><text:span text:style-name="_32_3">e</text:span><text:span text:style-name="_32_6"> </text:span><text:span text:style-name="_36_9">u</text:span><text:span text:style-name="_32_3">s</text:span><text:span text:style-name="_33_4">e</text:span><text:span text:style-name="_35_1"> </text:span><text:span text:style-name="_31_5">o</text:span><text:span text:style-name="_33_7">f</text:span><text:span text:style-name="_35_1"> </text:span><text:span text:style-name="_32_3">w</text:span><text:span text:style-name="_35_0">o</text:span><text:span text:style-name="_36_0">r</text:span><text:span text:style-name="_32_5">d</text:span><text:span text:style-name="_34_4">s</text:span><text:span text:style-name="_35_1"> </text:span><text:span text:style-name="_38_">a</text:span><text:span text:style-name="_34_7">n</text:span><text:span text:style-name="_37_2">d</text:span><text:span text:style-name="_31_"> </text:span><text:span text:style-name="_33_7">g</text:span><text:span text:style-name="_36_2">e</text:span><text:span text:style-name="_38_">n</text:span><text:span text:style-name="_33_5">e</text:span><text:span text:style-name="_36_3">r</text:span><text:span text:style-name="_31_7">a</text:span><text:span text:style-name="_34_7">l</text:span><text:span text:style-name="_35_1"> </text:span><text:span text:style-name="_32_0">e</text:span><text:span text:style-name="_34_5">d</text:span><text:span text:style-name="_35_8">u</text:span><text:span text:style-name="_37_">c</text:span><text:span text:style-name="_34_8">a</text:span><text:span text:style-name="_37_3">t</text:span><text:span text:style-name="_31_5">e</text:span><text:span text:style-name="_35_0">d</text:span><text:span text:style-name="_35_1"> </text:span><text:span text:style-name="_32_5">o</text:span><text:span text:style-name="_35_0">p</text:span><text:span text:style-name="_36_9">i</text:span><text:span text:style-name="_31_4">n</text:span><text:span text:style-name="_35_0">i</text:span><text:span text:style-name="_37_5">o</text:span><text:span text:style-name="_38_">n</text:span><text:span text:style-name="_32_6"> </text:span><text:span text:style-name="_36_7">w</text:span><text:span text:style-name="_31_0">i</text:span><text:span text:style-name="_34_9">l</text:span><text:span text:style-name="_37_3">l</text:span><text:span text:style-name="_31_"> </text:span><text:span text:style-name="_33_8">h</text:span><text:span text:style-name="_37_5">a</text:span><text:span text:style-name="_32_3">v</text:span><text:span text:style-name="_33_2">e</text:span><text:span text:style-name="_35_1"> </text:span><text:span text:style-name="_31_2">a</text:span><text:span text:style-name="_33_5">l</text:span><text:span text:style-name="_36_4">t</text:span><text:span text:style-name="_38_">e</text:span><text:span text:style-name="_34_7">r</text:span><text:span text:style-name="_36_5">e</text:span><text:span text:style-name="_32_5">d</text:span><text:span text:style-name="_32_6"> </text:span><text:span text:style-name="_36_9">s</text:span><text:span text:style-name="_31_4">o</text:span><text:span text:style-name="_32_6"> </text:span><text:span text:style-name="_36_0">m</text:span><text:span text:style-name="_38_">u</text:span><text:span text:style-name="_34_0">c</text:span><text:span text:style-name="_37_2">h</text:span><text:span text:style-name="_31_"> </text:span><text:span text:style-name="_34_9">t</text:span><text:span text:style-name="_36_3">h</text:span><text:span text:style-name="_32_3">a</text:span><text:span text:style-name="_34_2">t</text:span><text:span text:style-name="_35_1"> </text:span><text:span text:style-name="_37_">o</text:span><text:span text:style-name="_34_4">n</text:span><text:span text:style-name="_37_4">e</text:span><text:span text:style-name="_31_"> </text:span><text:span text:style-name="_34_4">w</text:span><text:span text:style-name="_37_2">i</text:span><text:span text:style-name="_39_">l</text:span><text:span text:style-name="_34_7">l</text:span><text:span text:style-name="_35_1"> </text:span><text:span text:style-name="_31_2">b</text:span><text:span text:style-name="_33_2">e</text:span><text:span text:style-name="_35_1"> </text:span><text:span text:style-name="_31_2">a</text:span><text:span text:style-name="_34_4">b</text:span><text:span text:style-name="_35_8">l</text:span><text:span text:style-name="_32_2">e</text:span><text:span text:style-name="_32_6"> </text:span><text:span text:style-name="_35_9">t</text:span><text:span text:style-name="_32_2">o</text:span><text:span text:style-name="_32_6"> </text:span><text:span text:style-name="_36_4">s</text:span><text:span text:style-name="_31_9">p</text:span><text:span text:style-name="_33_2">e</text:span><text:span text:style-name="_36_8">a</text:span><text:span text:style-name="_32_4">k</text:span><text:span text:style-name="_32_6"> </text:span><text:span text:style-name="_37_3">o</text:span><text:span text:style-name="_31_5">f</text:span><text:span text:style-name="_32_6"> </text:span><text:span text:style-name="_35_7">m</text:span><text:span text:style-name="_31_3">a</text:span><text:span text:style-name="_34_8">c</text:span><text:span text:style-name="_36_5">h</text:span><text:span text:style-name="_32_3">i</text:span><text:span text:style-name="_33_8">n</text:span><text:span text:style-name="_35_8">e</text:span><text:span text:style-name="_37_">s</text:span><text:span text:style-name="_32_6"> </text:span><text:span text:style-name="_36_2">t</text:span><text:span text:style-name="_31_7">h</text:span><text:span text:style-name="_34_0">i</text:span><text:span text:style-name="_37_4">n</text:span><text:span text:style-name="_39_">k</text:span><text:span text:style-name="_34_3">i</text:span><text:span text:style-name="_37_3">n</text:span><text:span text:style-name="_32_4">g</text:span><text:span text:style-name="_32_6"> </text:span><text:span text:style-name="_36_7">w</text:span><text:span text:style-name="_32_4">i</text:span><text:span text:style-name="_33_7">t</text:span><text:span text:style-name="_37_3">h</text:span><text:span text:style-name="_31_0">o</text:span><text:span text:style-name="_33_3">u</text:span><text:span text:style-name="_37_2">t</text:span><text:span text:style-name="_31_"> </text:span><text:span text:style-name="_34_3">e</text:span><text:span text:style-name="_35_9">x</text:span><text:span text:style-name="_31_7">p</text:span><text:span text:style-name="_33_8">e</text:span><text:span text:style-name="_35_8">c</text:span><text:span text:style-name="_31_7">t</text:span><text:span text:style-name="_35_0">i</text:span><text:span text:style-name="_36_3">n</text:span><text:span text:style-name="_31_7">g</text:span><text:span text:style-name="_32_6"> </text:span><text:span text:style-name="_35_8">t</text:span><text:span text:style-name="_32_0">o</text:span><text:span text:style-name="_32_6"> </text:span><text:span text:style-name="_37_4">b</text:span><text:span text:style-name="_37_">e</text:span><text:span text:style-name="_32_6"> </text:span><text:span text:style-name="_35_8">c</text:span><text:span text:style-name="_31_4">o</text:span><text:span text:style-name="_33_8">n</text:span><text:span text:style-name="_36_0">t</text:span><text:span text:style-name="_32_2">r</text:span><text:span text:style-name="_34_0">a</text:span><text:span text:style-name="_37_2">d</text:span><text:span text:style-name="_31_0">i</text:span><text:span text:style-name="_33_8">c</text:span><text:span text:style-name="_36_4">t</text:span><text:span text:style-name="_31_0">e</text:span><text:span text:style-name="_33_3">d</text:span><text:span text:style-name="_37_3">.</text:span><text:span text:style-name="_31_"> </text:span><text:span text:style-name="_34_7">I</text:span><text:span text:style-name="_35_1"> </text:span><text:span text:style-name="_37_">b</text:span><text:span text:style-name="_34_2">e</text:span><text:span text:style-name="_36_4">l</text:span><text:span text:style-name="_32_3">i</text:span><text:span text:style-name="_33_4">e</text:span><text:span text:style-name="_36_4">v</text:span><text:span text:style-name="_32_2">e</text:span><text:span text:style-name="_32_6"> </text:span><text:span text:style-name="_36_8">f</text:span><text:span text:style-name="_31_7">u</text:span><text:span text:style-name="_34_4">r</text:span><text:span text:style-name="_37_0">t</text:span><text:span text:style-name="_31_7">h</text:span><text:span text:style-name="_33_3">e</text:span><text:span text:style-name="_37_2">r</text:span><text:span text:style-name="_31_"> </text:span><text:span text:style-name="_33_7">t</text:span><text:span text:style-name="_37_0">h</text:span><text:span text:style-name="_32_5">a</text:span><text:span text:style-name="_33_8">t</text:span><text:span text:style-name="_35_1"> </text:span><text:span text:style-name="_38_">n</text:span><text:span text:style-name="_33_4">o</text:span><text:span text:style-name="_35_1"> </text:span><text:span text:style-name="_32_2">u</text:span><text:span text:style-name="_33_7">s</text:span><text:span text:style-name="_36_3">e</text:span><text:span text:style-name="_32_2">f</text:span><text:span text:style-name="_33_2">u</text:span><text:span text:style-name="_36_4">l</text:span><text:span text:style-name="_31_"> </text:span><text:span text:style-name="_33_7">p</text:span><text:span text:style-name="_36_9">u</text:span><text:span text:style-name="_39_">r</text:span><text:span text:style-name="_34_5">p</text:span><text:span text:style-name="_36_9">o</text:span><text:span text:style-name="_38_">s</text:span><text:span text:style-name="_34_3">e</text:span><text:span text:style-name="_35_1"> </text:span><text:span text:style-name="_32_2">i</text:span><text:span text:style-name="_34_3">s</text:span><text:span text:style-name="_35_1"> </text:span><text:span text:style-name="_31_3">s</text:span><text:span text:style-name="_33_4">e</text:span><text:span text:style-name="_36_3">r</text:span><text:span text:style-name="_31_7">v</text:span><text:span text:style-name="_33_8">e</text:span><text:span text:style-name="_36_7">d</text:span><text:span text:style-name="_31_"> </text:span><text:span text:style-name="_34_4">b</text:span><text:span text:style-name="_36_7">y</text:span><text:span text:style-name="_31_"> </text:span><text:span text:style-name="_33_9">c</text:span><text:span text:style-name="_35_7">o</text:span><text:span text:style-name="_31_3">n</text:span><text:span text:style-name="_33_7">c</text:span><text:span text:style-name="_36_4">e</text:span><text:span text:style-name="_37_">a</text:span><text:span text:style-name="_34_2">l</text:span><text:span text:style-name="_35_9">i</text:span><text:span text:style-name="_31_2">n</text:span><text:span text:style-name="_34_0">g</text:span><text:span text:style-name="_35_1"> </text:span><text:span text:style-name="_39_">t</text:span><text:span text:style-name="_33_8">h</text:span><text:span text:style-name="_37_5">e</text:span><text:span text:style-name="_38_">s</text:span><text:span text:style-name="_33_8">e</text:span><text:span text:style-name="_35_1"> </text:span><text:span text:style-name="_31_2">b</text:span><text:span text:style-name="_33_4">e</text:span><text:span text:style-name="_36_0">l</text:span><text:span text:style-name="_31_4">i</text:span><text:span text:style-name="_33_8">e</text:span><text:span text:style-name="_36_5">f</text:span><text:span text:style-name="_31_0">s</text:span><text:span text:style-name="_33_4">.</text:span><text:span text:style-name="_35_1"> </text:span><text:span text:style-name="_32_5">T</text:span><text:span text:style-name="_34_2">h</text:span><text:span text:style-name="_36_5">e</text:span><text:span text:style-name="_31_"> </text:span><text:span text:style-name="_34_3">p</text:span><text:span text:style-name="_35_7">o</text:span><text:span text:style-name="_31_4">p</text:span><text:span text:style-name="_33_8">u</text:span><text:span text:style-name="_37_5">l</text:span><text:span text:style-name="_39_">a</text:span><text:span text:style-name="_33_4">r</text:span><text:span text:style-name="_35_1"> </text:span><text:span text:style-name="_31_0">v</text:span><text:span text:style-name="_34_4">i</text:span><text:span text:style-name="_37_0">e</text:span><text:span text:style-name="_32_4">w</text:span><text:span text:style-name="_32_6"> </text:span><text:span text:style-name="_35_7">t</text:span><text:span text:style-name="_32_4">h</text:span><text:span text:style-name="_33_8">a</text:span><text:span text:style-name="_35_7">t</text:span><text:span text:style-name="_31_"> </text:span><text:span text:style-name="_34_8">s</text:span><text:span text:style-name="_37_2">c</text:span><text:span text:style-name="_32_0">i</text:span><text:span text:style-name="_33_4">e</text:span><text:span text:style-name="_36_0">n</text:span><text:span text:style-name="_32_3">t</text:span><text:span text:style-name="_34_9">i</text:span><text:span text:style-name="_36_0">s</text:span><text:span text:style-name="_31_8">t</text:span><text:span text:style-name="_34_5">s</text:span><text:span text:style-name="_35_1"> </text:span><text:span text:style-name="_32_3">p</text:span><text:span text:style-name="_33_8">r</text:span><text:span text:style-name="_36_8">o</text:span><text:span text:style-name="_31_3">c</text:span><text:span text:style-name="_33_8">e</text:span><text:span text:style-name="_36_5">e</text:span><text:span text:style-name="_32_3">d</text:span><text:span text:style-name="_32_6"> </text:span><text:span text:style-name="_36_0">i</text:span><text:span text:style-name="_32_5">n</text:span><text:span text:style-name="_34_2">e</text:span><text:span text:style-name="_37_3">x</text:span><text:span text:style-name="_31_2">o</text:span><text:span text:style-name="_33_8">r</text:span><text:span text:style-name="_35_8">a</text:span><text:span text:style-name="_31_0">b</text:span><text:span text:style-name="_35_0">l</text:span><text:span text:style-name="_36_4">y</text:span><text:span text:style-name="_31_"> </text:span><text:span text:style-name="_34_7">f</text:span><text:span text:style-name="_37_2">r</text:span><text:span text:style-name="_38_">o</text:span><text:span text:style-name="_34_9">m</text:span><text:span text:style-name="_35_1"> </text:span><text:span text:style-name="_32_0">w</text:span><text:span text:style-name="_34_8">e</text:span><text:span text:style-name="_37_2">l</text:span><text:span text:style-name="_32_2">l</text:span>-<text:span text:style-name="_35_9">e</text:span><text:span text:style-name="_38_">s</text:span><text:span text:style-name="_34_8">t</text:span><text:span text:style-name="_36_5">a</text:span><text:span text:style-name="_32_4">b</text:span><text:span text:style-name="_34_0">l</text:span><text:span text:style-name="_36_2">i</text:span><text:span text:style-name="_32_4">s</text:span><text:span text:style-name="_35_0">h</text:span><text:span text:style-name="_35_9">e</text:span><text:span text:style-name="_32_5">d</text:span><text:span text:style-name="_32_6"> </text:span><text:span text:style-name="_35_9">f</text:span><text:span text:style-name="_39_">a</text:span><text:span text:style-name="_33_4">c</text:span><text:span text:style-name="_37_3">t</text:span><text:span text:style-name="_31_"> </text:span><text:span text:style-name="_33_9">t</text:span><text:span text:style-name="_36_4">o</text:span><text:span text:style-name="_31_"> </text:span><text:span text:style-name="_33_3">w</text:span><text:span text:style-name="_36_7">e</text:span><text:span text:style-name="_31_7">l</text:span><text:span text:style-name="_34_2">l</text:span>-<text:span text:style-name="_31_3">e</text:span><text:span text:style-name="_33_9">s</text:span><text:span text:style-name="_36_2">t</text:span><text:span text:style-name="_31_4">a</text:span><text:span text:style-name="_33_3">b</text:span><text:span text:style-name="_37_3">l</text:span><text:span text:style-name="_31_4">i</text:span><text:span text:style-name="_33_8">s</text:span><text:span text:style-name="_36_0">h</text:span><text:span text:style-name="_32_5">e</text:span><text:span text:style-name="_34_4">d</text:span><text:span text:style-name="_35_1"> </text:span><text:span text:style-name="_31_0">f</text:span><text:span text:style-name="_34_9">a</text:span><text:span text:style-name="_36_2">c</text:span><text:span text:style-name="_38_">t</text:span><text:span text:style-name="_33_7">,</text:span><text:span text:style-name="_35_1"> </text:span><text:span text:style-name="_31_2">n</text:span><text:span text:style-name="_34_0">e</text:span><text:span text:style-name="_36_4">v</text:span><text:span text:style-name="_31_8">e</text:span><text:span text:style-name="_34_5">r</text:span><text:span text:style-name="_35_1"> </text:span><text:span text:style-name="_37_">b</text:span><text:span text:style-name="_35_0">e</text:span><text:span text:style-name="_36_5">i</text:span><text:span text:style-name="_31_4">n</text:span><text:span text:style-name="_34_3">g</text:span><text:span text:style-name="_35_1"> </text:span><text:span text:style-name="_31_2">i</text:span><text:span text:style-name="_33_7">n</text:span><text:span text:style-name="_36_4">f</text:span><text:span text:style-name="_32_2">l</text:span><text:span text:style-name="_33_4">u</text:span><text:span text:style-name="_36_2">e</text:span><text:span text:style-name="_32_0">n</text:span><text:span text:style-name="_34_7">c</text:span><text:span text:style-name="_36_3">e</text:span><text:span text:style-name="_32_4">d</text:span><text:span text:style-name="_32_6"> </text:span><text:span text:style-name="_36_3">b</text:span><text:span text:style-name="_31_0">y</text:span><text:span text:style-name="_32_6"> </text:span><text:span text:style-name="_35_7">a</text:span><text:span text:style-name="_39_">n</text:span><text:span text:style-name="_33_2">y</text:span><text:span text:style-name="_35_1"> </text:span><text:span text:style-name="_39_">i</text:span><text:span text:style-name="_34_0">m</text:span><text:span text:style-name="_36_7">p</text:span><text:span text:style-name="_31_3">r</text:span><text:span text:style-name="_33_4">o</text:span><text:span text:style-name="_37_5">v</text:span><text:span text:style-name="_32_4">e</text:span><text:span text:style-name="_33_4">d</text:span><text:span text:style-name="_35_1"> </text:span><text:span text:style-name="_31_7">c</text:span><text:span text:style-name="_35_0">o</text:span><text:span text:style-name="_36_2">n</text:span><text:span text:style-name="_32_5">j</text:span><text:span text:style-name="_34_0">e</text:span><text:span text:style-name="_36_5">c</text:span><text:span text:style-name="_32_2">t</text:span><text:span text:style-name="_34_8">u</text:span><text:span text:style-name="_37_0">r</text:span><text:span text:style-name="_32_4">e</text:span><text:span text:style-name="_35_0">,</text:span><text:span text:style-name="_35_1"> </text:span><text:span text:style-name="_32_3">i</text:span><text:span text:style-name="_33_5">s</text:span><text:span text:style-name="_35_1"> </text:span><text:span text:style-name="_31_2">q</text:span><text:span text:style-name="_34_7">u</text:span><text:span text:style-name="_36_7">i</text:span><text:span text:style-name="_32_5">t</text:span><text:span text:style-name="_34_3">e</text:span><text:span text:style-name="_35_1"> </text:span><text:span text:style-name="_31_5">m</text:span><text:span text:style-name="_33_8">i</text:span><text:span text:style-name="_37_4">s</text:span><text:span text:style-name="_38_">t</text:span><text:span text:style-name="_33_2">a</text:span><text:span text:style-name="_36_7">k</text:span><text:span text:style-name="_31_0">e</text:span><text:span text:style-name="_33_5">n</text:span><text:span text:style-name="_35_7">.</text:span><text:span text:style-name="_31_"> </text:span><text:span text:style-name="_34_0">P</text:span><text:span text:style-name="_37_2">r</text:span><text:span text:style-name="_31_8">o</text:span><text:span text:style-name="_34_7">v</text:span><text:span text:style-name="_35_8">i</text:span><text:span text:style-name="_31_5">d</text:span><text:span text:style-name="_34_2">e</text:span><text:span text:style-name="_35_9">d</text:span><text:span text:style-name="_31_"> </text:span><text:span text:style-name="_33_7">i</text:span><text:span text:style-name="_36_7">t</text:span><text:span text:style-name="_31_"> </text:span><text:span text:style-name="_34_8">i</text:span><text:span text:style-name="_36_8">s</text:span><text:span text:style-name="_31_"> </text:span><text:span text:style-name="_34_9">m</text:span><text:span text:style-name="_36_7">a</text:span><text:span text:style-name="_31_0">d</text:span><text:span text:style-name="_34_0">e</text:span><text:span text:style-name="_35_1"> </text:span><text:span text:style-name="_38_">c</text:span><text:span text:style-name="_33_9">l</text:span><text:span text:style-name="_37_5">e</text:span><text:span text:style-name="_31_0">a</text:span><text:span text:style-name="_33_8">r</text:span><text:span text:style-name="_35_1"> </text:span><text:span text:style-name="_31_8">w</text:span><text:span text:style-name="_34_9">h</text:span><text:span text:style-name="_36_9">i</text:span><text:span text:style-name="_31_8">c</text:span><text:span text:style-name="_34_2">h</text:span><text:span text:style-name="_35_1"> </text:span><text:span text:style-name="_38_">a</text:span><text:span text:style-name="_33_4">r</text:span><text:span text:style-name="_36_2">e</text:span><text:span text:style-name="_31_"> </text:span><text:span text:style-name="_34_7">p</text:span><text:span text:style-name="_35_7">r</text:span><text:span text:style-name="_32_0">o</text:span><text:span text:style-name="_33_3">v</text:span><text:span text:style-name="_37_4">e</text:span><text:span text:style-name="_39_">d</text:span><text:span text:style-name="_32_6"> </text:span><text:span text:style-name="_36_8">f</text:span><text:span text:style-name="_37_">a</text:span><text:span text:style-name="_34_0">c</text:span><text:span text:style-name="_37_3">t</text:span><text:span text:style-name="_31_9">s</text:span><text:span text:style-name="_32_6"> </text:span><text:span text:style-name="_35_9">a</text:span><text:span text:style-name="_31_8">n</text:span><text:span text:style-name="_33_8">d</text:span><text:span text:style-name="_35_1"> </text:span><text:span text:style-name="_39_">w</text:span><text:span text:style-name="_33_7">h</text:span><text:span text:style-name="_36_2">i</text:span><text:span text:style-name="_32_2">c</text:span><text:span text:style-name="_34_4">h</text:span><text:span text:style-name="_35_1"> </text:span><text:span text:style-name="_39_">a</text:span><text:span text:style-name="_33_3">r</text:span><text:span text:style-name="_35_8">e</text:span><text:span text:style-name="_31_"> </text:span><text:span text:style-name="_34_9">c</text:span><text:span text:style-name="_37_0">o</text:span><text:span text:style-name="_31_4">n</text:span><text:span text:style-name="_34_4">j</text:span><text:span text:style-name="_35_9">e</text:span><text:span text:style-name="_31_3">c</text:span><text:span text:style-name="_35_0">t</text:span><text:span text:style-name="_37_5">u</text:span><text:span text:style-name="_31_9">r</text:span><text:span text:style-name="_33_9">e</text:span><text:span text:style-name="_36_8">s</text:span><text:span text:style-name="_31_2">,</text:span><text:span text:style-name="_32_6"> </text:span><text:span text:style-name="_36_4">n</text:span><text:span text:style-name="_31_0">o</text:span><text:span text:style-name="_32_6"> </text:span><text:span text:style-name="_37_2">h</text:span><text:span text:style-name="_32_3">a</text:span><text:span text:style-name="_33_9">r</text:span><text:span text:style-name="_37_3">m</text:span><text:span text:style-name="_31_"> </text:span><text:span text:style-name="_34_4">c</text:span><text:span text:style-name="_37_0">a</text:span><text:span text:style-name="_32_2">n</text:span><text:span text:style-name="_32_6"> </text:span><text:span text:style-name="_36_0">r</text:span><text:span text:style-name="_32_2">e</text:span><text:span text:style-name="_35_0">s</text:span><text:span text:style-name="_35_7">u</text:span><text:span text:style-name="_31_7">l</text:span><text:span text:style-name="_34_5">t</text:span><text:span text:style-name="_36_9">.</text:span><text:span text:style-name="_31_"> </text:span><text:span text:style-name="_33_3">C</text:span><text:span text:style-name="_35_8">o</text:span><text:span text:style-name="_32_4">n</text:span><text:span text:style-name="_34_2">j</text:span><text:span text:style-name="_37_2">e</text:span><text:span text:style-name="_32_3">c</text:span><text:span text:style-name="_34_8">t</text:span><text:span text:style-name="_36_3">u</text:span><text:span text:style-name="_32_2">r</text:span><text:span text:style-name="_33_8">e</text:span><text:span text:style-name="_36_5">s</text:span><text:span text:style-name="_31_"> </text:span><text:span text:style-name="_34_4">a</text:span><text:span text:style-name="_36_7">r</text:span><text:span text:style-name="_39_">e</text:span><text:span text:style-name="_32_6"> </text:span><text:span text:style-name="_36_5">o</text:span><text:span text:style-name="_37_">f</text:span><text:span text:style-name="_32_6"> </text:span><text:span text:style-name="_36_7">g</text:span><text:span text:style-name="_31_5">r</text:span><text:span text:style-name="_33_8">e</text:span><text:span text:style-name="_36_2">a</text:span><text:span text:style-name="_31_5">t</text:span><text:span text:style-name="_32_6"> </text:span><text:span text:style-name="_37_5">i</text:span><text:span text:style-name="_31_2">m</text:span><text:span text:style-name="_33_3">p</text:span><text:span text:style-name="_35_9">o</text:span><text:span text:style-name="_31_3">r</text:span><text:span text:style-name="_33_5">t</text:span><text:span text:style-name="_36_7">a</text:span><text:span text:style-name="_39_">n</text:span><text:span text:style-name="_34_4">c</text:span><text:span text:style-name="_36_9">e</text:span><text:span text:style-name="_31_"> </text:span><text:span text:style-name="_34_9">s</text:span><text:span text:style-name="_35_7">i</text:span><text:span text:style-name="_37_">n</text:span><text:span text:style-name="_34_8">c</text:span><text:span text:style-name="_36_8">e</text:span><text:span text:style-name="_31_"> </text:span><text:span text:style-name="_34_9">t</text:span><text:span text:style-name="_37_3">h</text:span><text:span text:style-name="_32_5">e</text:span><text:span text:style-name="_34_7">y</text:span><text:span text:style-name="_35_1"> </text:span><text:span text:style-name="_31_8">s</text:span><text:span text:style-name="_33_4">u</text:span><text:span text:style-name="_37_2">g</text:span><text:span text:style-name="_31_0">g</text:span><text:span text:style-name="_34_0">e</text:span><text:span text:style-name="_37_4">s</text:span><text:span text:style-name="_32_0">t</text:span><text:span text:style-name="_32_6"> </text:span><text:span text:style-name="_36_9">u</text:span><text:span text:style-name="_31_4">s</text:span><text:span text:style-name="_34_0">e</text:span><text:span text:style-name="_36_5">f</text:span><text:span text:style-name="_31_2">u</text:span><text:span text:style-name="_33_3">l</text:span><text:span text:style-name="_35_1"> </text:span><text:span text:style-name="_31_4">l</text:span><text:span text:style-name="_34_5">i</text:span><text:span text:style-name="_36_8">n</text:span><text:span text:style-name="_37_">e</text:span><text:span text:style-name="_34_9">s</text:span><text:span text:style-name="_35_1"> </text:span><text:span text:style-name="_31_8">o</text:span><text:span text:style-name="_33_8">f</text:span><text:span text:style-name="_35_1"> </text:span><text:span text:style-name="_31_3">r</text:span><text:span text:style-name="_34_2">e</text:span><text:span text:style-name="_37_2">s</text:span><text:span text:style-name="_31_2">e</text:span><text:span text:style-name="_34_0">a</text:span><text:span text:style-name="_35_7">r</text:span><text:span text:style-name="_31_0">c</text:span><text:span text:style-name="_33_4">h</text:span><text:span text:style-name="_35_8">.</text:span></text:p>
      <text:p text:style-name="P1"><text:span text:style-name="_33_9">I</text:span><text:span text:style-name="_35_1"> </text:span><text:span text:style-name="_32_4">n</text:span><text:span text:style-name="_34_9">o</text:span><text:span text:style-name="_35_7">w</text:span><text:span text:style-name="_31_"> </text:span><text:span text:style-name="_35_0">p</text:span><text:span text:style-name="_36_3">r</text:span><text:span text:style-name="_31_3">o</text:span><text:span text:style-name="_33_2">c</text:span><text:span text:style-name="_35_7">e</text:span><text:span text:style-name="_31_2">e</text:span><text:span text:style-name="_33_4">d</text:span><text:span text:style-name="_35_1"> </text:span><text:span text:style-name="_32_2">t</text:span><text:span text:style-name="_35_0">o</text:span><text:span text:style-name="_35_1"> </text:span><text:span text:style-name="_32_2">c</text:span><text:span text:style-name="_33_5">o</text:span><text:span text:style-name="_37_4">n</text:span><text:span text:style-name="_37_">s</text:span><text:span text:style-name="_34_3">i</text:span><text:span text:style-name="_36_9">d</text:span><text:span text:style-name="_32_3">e</text:span><text:span text:style-name="_33_4">r</text:span><text:span text:style-name="_35_1"> </text:span><text:span text:style-name="_32_5">o</text:span><text:span text:style-name="_34_0">p</text:span><text:span text:style-name="_37_4">i</text:span><text:span text:style-name="_32_0">n</text:span><text:span text:style-name="_33_5">i</text:span><text:span text:style-name="_36_8">o</text:span><text:span text:style-name="_31_7">n</text:span><text:span text:style-name="_34_9">s</text:span><text:span text:style-name="_35_1"> </text:span><text:span text:style-name="_31_5">o</text:span><text:span text:style-name="_34_8">p</text:span><text:span text:style-name="_37_5">p</text:span><text:span text:style-name="_31_0">o</text:span><text:span text:style-name="_33_7">s</text:span><text:span text:style-name="_37_0">e</text:span><text:span text:style-name="_32_0">d</text:span><text:span text:style-name="_32_6"> </text:span><text:span text:style-name="_37_2">t</text:span><text:span text:style-name="_32_2">o</text:span><text:span text:style-name="_32_6"> </text:span><text:span text:style-name="_35_9">m</text:span><text:span text:style-name="_31_0">y</text:span><text:span text:style-name="_32_6"> </text:span><text:span text:style-name="_36_3">o</text:span><text:span text:style-name="_31_4">w</text:span><text:span text:style-name="_34_9">n</text:span><text:span text:style-name="_37_4">.</text:span></text:p>
      <text:p text:style-name="P1"><text:span text:style-name="_33_2">(</text:span><text:span text:style-name="_36_2">1</text:span><text:span text:style-name="_31_8">)</text:span><text:span text:style-name="_32_6"> </text:span><text:span text:style-name="_36_9">T</text:span><text:span text:style-name="_31_9">h</text:span><text:span text:style-name="_33_3">e</text:span><text:span text:style-name="_35_1"> </text:span><text:span text:style-name="_31_2">T</text:span><text:span text:style-name="_34_4">h</text:span><text:span text:style-name="_36_4">e</text:span><text:span text:style-name="_31_7">o</text:span><text:span text:style-name="_34_2">l</text:span><text:span text:style-name="_36_8">o</text:span><text:span text:style-name="_32_5">g</text:span><text:span text:style-name="_33_9">i</text:span><text:span text:style-name="_35_8">c</text:span><text:span text:style-name="_32_0">a</text:span><text:span text:style-name="_33_7">l</text:span><text:span text:style-name="_35_1"> </text:span><text:span text:style-name="_37_">O</text:span><text:span text:style-name="_34_9">b</text:span><text:span text:style-name="_36_4">j</text:span><text:span text:style-name="_32_4">e</text:span><text:span text:style-name="_33_3">c</text:span><text:span text:style-name="_36_0">t</text:span><text:span text:style-name="_31_3">i</text:span><text:span text:style-name="_33_4">o</text:span><text:span text:style-name="_36_7">n</text:span></text:p>
      <text:p text:style-name="P1"><text:span text:style-name="_33_4">T</text:span><text:span text:style-name="_37_3">h</text:span><text:span text:style-name="_38_">i</text:span><text:span text:style-name="_33_5">n</text:span><text:span text:style-name="_36_4">k</text:span><text:span text:style-name="_32_2">i</text:span><text:span text:style-name="_34_5">n</text:span><text:span text:style-name="_35_9">g</text:span><text:span text:style-name="_31_"> </text:span><text:span text:style-name="_34_8">i</text:span><text:span text:style-name="_36_5">s</text:span><text:span text:style-name="_31_"> </text:span><text:span text:style-name="_34_7">a</text:span><text:span text:style-name="_35_1"> </text:span><text:span text:style-name="_38_">f</text:span><text:span text:style-name="_33_9">u</text:span><text:span text:style-name="_36_4">n</text:span><text:span text:style-name="_31_4">c</text:span><text:span text:style-name="_33_7">t</text:span><text:span text:style-name="_35_7">i</text:span><text:span text:style-name="_31_2">o</text:span><text:span text:style-name="_34_5">n</text:span><text:span text:style-name="_35_1"> </text:span><text:span text:style-name="_31_7">o</text:span><text:span text:style-name="_33_5">f</text:span><text:span text:style-name="_35_1"> </text:span><text:span text:style-name="_31_9">m</text:span><text:span text:style-name="_33_8">a</text:span><text:span text:style-name="_36_2">n</text:span><text:span text:style-name="_31_7">'</text:span><text:span text:style-name="_33_4">s</text:span><text:span text:style-name="_35_1"> </text:span><text:span text:style-name="_31_9">i</text:span><text:span text:style-name="_33_3">m</text:span><text:span text:style-name="_36_3">m</text:span><text:span text:style-name="_31_3">o</text:span><text:span text:style-name="_33_4">r</text:span><text:span text:style-name="_37_5">t</text:span><text:span text:style-name="_32_3">a</text:span><text:span text:style-name="_35_0">l</text:span><text:span text:style-name="_35_1"> </text:span><text:span text:style-name="_31_9">s</text:span><text:span text:style-name="_34_4">o</text:span><text:span text:style-name="_37_4">u</text:span><text:span text:style-name="_37_">l</text:span><text:span text:style-name="_34_8">.</text:span><text:span text:style-name="_35_1"> </text:span><text:span text:style-name="_31_4">G</text:span><text:span text:style-name="_34_5">o</text:span><text:span text:style-name="_37_2">d</text:span><text:span text:style-name="_31_"> </text:span><text:span text:style-name="_34_8">h</text:span><text:span text:style-name="_35_7">a</text:span><text:span text:style-name="_37_">s</text:span><text:span text:style-name="_32_6"> </text:span><text:span text:style-name="_36_2">g</text:span><text:span text:style-name="_31_5">i</text:span><text:span text:style-name="_34_9">v</text:span><text:span text:style-name="_36_7">e</text:span><text:span text:style-name="_31_9">n</text:span><text:span text:style-name="_32_6"> </text:span><text:span text:style-name="_35_7">a</text:span><text:span text:style-name="_32_0">n</text:span><text:span text:style-name="_32_6"> </text:span><text:span text:style-name="_35_9">i</text:span><text:span text:style-name="_31_3">m</text:span><text:span text:style-name="_34_2">m</text:span><text:span text:style-name="_37_3">o</text:span><text:span text:style-name="_31_3">r</text:span><text:span text:style-name="_33_8">t</text:span><text:span text:style-name="_36_5">a</text:span><text:span text:style-name="_31_7">l</text:span><text:span text:style-name="_32_6"> </text:span><text:span text:style-name="_37_3">s</text:span><text:span text:style-name="_32_2">o</text:span><text:span text:style-name="_35_0">u</text:span><text:span text:style-name="_35_8">l</text:span><text:span text:style-name="_31_"> </text:span><text:span text:style-name="_33_7">t</text:span><text:span text:style-name="_37_3">o</text:span><text:span text:style-name="_31_"> </text:span><text:span text:style-name="_34_0">e</text:span><text:span text:style-name="_37_2">v</text:span><text:span text:style-name="_31_4">e</text:span><text:span text:style-name="_34_0">r</text:span><text:span text:style-name="_36_8">y</text:span><text:span text:style-name="_31_"> </text:span><text:span text:style-name="_34_7">m</text:span><text:span text:style-name="_36_5">a</text:span><text:span text:style-name="_31_3">n</text:span><text:span text:style-name="_32_6"> </text:span><text:span text:style-name="_36_3">a</text:span><text:span text:style-name="_32_5">n</text:span><text:span text:style-name="_33_4">d</text:span><text:span text:style-name="_35_1"> </text:span><text:span text:style-name="_32_0">w</text:span><text:span text:style-name="_33_4">o</text:span><text:span text:style-name="_35_7">m</text:span><text:span text:style-name="_31_9">a</text:span><text:span text:style-name="_33_8">n</text:span><text:span text:style-name="_37_0">,</text:span><text:span text:style-name="_31_"> </text:span><text:span text:style-name="_33_9">b</text:span><text:span text:style-name="_36_5">u</text:span><text:span text:style-name="_39_">t</text:span><text:span text:style-name="_32_6"> </text:span><text:span text:style-name="_37_0">n</text:span><text:span text:style-name="_31_2">o</text:span><text:span text:style-name="_33_5">t</text:span><text:span text:style-name="_35_1"> </text:span><text:span text:style-name="_32_3">t</text:span><text:span text:style-name="_33_4">o</text:span><text:span text:style-name="_35_1"> </text:span><text:span text:style-name="_31_0">a</text:span><text:span text:style-name="_33_5">n</text:span><text:span text:style-name="_35_8">y</text:span><text:span text:style-name="_31_"> </text:span><text:span text:style-name="_33_8">o</text:span><text:span text:style-name="_36_9">t</text:span><text:span text:style-name="_31_2">h</text:span><text:span text:style-name="_33_2">e</text:span><text:span text:style-name="_36_2">r</text:span><text:span text:style-name="_31_"> </text:span><text:span text:style-name="_34_8">a</text:span><text:span text:style-name="_37_5">n</text:span><text:span text:style-name="_31_7">i</text:span><text:span text:style-name="_33_9">m</text:span><text:span text:style-name="_36_0">a</text:span><text:span text:style-name="_32_4">l</text:span><text:span text:style-name="_32_6"> </text:span><text:span text:style-name="_36_5">o</text:span><text:span text:style-name="_31_9">r</text:span><text:span text:style-name="_32_6"> </text:span><text:span text:style-name="_35_7">t</text:span><text:span text:style-name="_31_7">o</text:span><text:span text:style-name="_32_6"> </text:span><text:span text:style-name="_37_3">m</text:span><text:span text:style-name="_37_">a</text:span><text:span text:style-name="_34_7">c</text:span><text:span text:style-name="_36_7">h</text:span><text:span text:style-name="_32_3">i</text:span><text:span text:style-name="_35_0">n</text:span><text:span text:style-name="_37_3">e</text:span><text:span text:style-name="_37_">s</text:span><text:span text:style-name="_33_5">.</text:span><text:span text:style-name="_35_1"> </text:span><text:span text:style-name="_31_5">H</text:span><text:span text:style-name="_33_5">e</text:span><text:span text:style-name="_36_7">n</text:span><text:span text:style-name="_31_9">c</text:span><text:span text:style-name="_34_0">e</text:span><text:span text:style-name="_35_1"> </text:span><text:span text:style-name="_32_3">n</text:span><text:span text:style-name="_34_9">o</text:span><text:span text:style-name="_35_1"> </text:span><text:span text:style-name="_32_0">a</text:span><text:span text:style-name="_33_9">n</text:span><text:span text:style-name="_36_4">i</text:span><text:span text:style-name="_37_">m</text:span><text:span text:style-name="_33_9">a</text:span><text:span text:style-name="_36_7">l</text:span><text:span text:style-name="_31_"> </text:span><text:span text:style-name="_33_7">o</text:span><text:span text:style-name="_36_8">r</text:span><text:span text:style-name="_31_"> </text:span><text:span text:style-name="_34_0">m</text:span><text:span text:style-name="_36_8">a</text:span><text:span text:style-name="_32_0">c</text:span><text:span text:style-name="_34_4">h</text:span><text:span text:style-name="_36_8">i</text:span><text:span text:style-name="_31_4">n</text:span><text:span text:style-name="_34_5">e</text:span><text:span text:style-name="_35_1"> </text:span><text:span text:style-name="_38_">c</text:span><text:span text:style-name="_33_7">a</text:span><text:span text:style-name="_37_2">n</text:span><text:span text:style-name="_31_"> </text:span><text:span text:style-name="_33_3">t</text:span><text:span text:style-name="_36_0">h</text:span><text:span text:style-name="_32_5">i</text:span><text:span text:style-name="_33_3">n</text:span><text:span text:style-name="_36_8">k</text:span><text:span text:style-name="_31_5">.</text:span></text:p>
      <text:p text:style-name="P1"><text:span text:style-name="_37_0">I</text:span><text:span text:style-name="_31_"> </text:span><text:span text:style-name="_34_2">a</text:span><text:span text:style-name="_36_0">m</text:span><text:span text:style-name="_31_"> </text:span><text:span text:style-name="_33_9">u</text:span><text:span text:style-name="_36_8">n</text:span><text:span text:style-name="_31_8">a</text:span><text:span text:style-name="_34_7">b</text:span><text:span text:style-name="_35_9">l</text:span><text:span text:style-name="_32_4">e</text:span><text:span text:style-name="_32_6"> </text:span><text:span text:style-name="_37_3">t</text:span><text:span text:style-name="_31_2">o</text:span><text:span text:style-name="_32_6"> </text:span><text:span text:style-name="_37_0">a</text:span><text:span text:style-name="_31_0">c</text:span><text:span text:style-name="_34_2">c</text:span><text:span text:style-name="_36_3">e</text:span><text:span text:style-name="_32_5">p</text:span><text:span text:style-name="_33_5">t</text:span><text:span text:style-name="_35_1"> </text:span><text:span text:style-name="_31_9">a</text:span><text:span text:style-name="_33_3">n</text:span><text:span text:style-name="_37_3">y</text:span><text:span text:style-name="_31_"> </text:span><text:span text:style-name="_34_7">p</text:span><text:span text:style-name="_36_2">a</text:span><text:span text:style-name="_31_2">r</text:span><text:span text:style-name="_34_8">t</text:span><text:span text:style-name="_35_1"> </text:span><text:span text:style-name="_31_4">o</text:span><text:span text:style-name="_34_5">f</text:span><text:span text:style-name="_35_1"> </text:span><text:span text:style-name="_32_0">t</text:span><text:span text:style-name="_33_9">h</text:span><text:span text:style-name="_37_3">i</text:span><text:span text:style-name="_31_0">s</text:span><text:span text:style-name="_33_5">,</text:span><text:span text:style-name="_35_1"> </text:span><text:span text:style-name="_31_3">b</text:span><text:span text:style-name="_34_9">u</text:span><text:span text:style-name="_36_8">t</text:span><text:span text:style-name="_31_"> </text:span><text:span text:style-name="_35_0">w</text:span><text:span text:style-name="_36_0">i</text:span><text:span text:style-name="_31_2">l</text:span><text:span text:style-name="_34_5">l</text:span><text:span text:style-name="_35_1"> </text:span><text:span text:style-name="_31_9">a</text:span><text:span text:style-name="_34_2">t</text:span><text:span text:style-name="_37_0">t</text:span><text:span text:style-name="_32_3">e</text:span><text:span text:style-name="_34_9">m</text:span><text:span text:style-name="_36_4">p</text:span><text:span text:style-name="_38_">t</text:span><text:span text:style-name="_32_6"> </text:span><text:span text:style-name="_37_0">t</text:span><text:span text:style-name="_38_">o</text:span><text:span text:style-name="_32_6"> </text:span><text:span text:style-name="_35_8">r</text:span><text:span text:style-name="_31_7">e</text:span><text:span text:style-name="_33_3">p</text:span><text:span text:style-name="_37_4">l</text:span><text:span text:style-name="_31_3">y</text:span><text:span text:style-name="_32_6"> </text:span><text:span text:style-name="_35_9">i</text:span><text:span text:style-name="_31_2">n</text:span><text:span text:style-name="_32_6"> </text:span><text:span text:style-name="_35_9">t</text:span><text:span text:style-name="_32_0">h</text:span><text:span text:style-name="_33_2">e</text:span><text:span text:style-name="_35_8">o</text:span><text:span text:style-name="_32_2">l</text:span><text:span text:style-name="_33_9">o</text:span><text:span text:style-name="_35_9">g</text:span><text:span text:style-name="_39_">i</text:span><text:span text:style-name="_33_4">c</text:span><text:span text:style-name="_37_2">a</text:span><text:span text:style-name="_31_5">l</text:span><text:span text:style-name="_32_6"> </text:span><text:span text:style-name="_37_2">t</text:span><text:span text:style-name="_32_4">e</text:span><text:span text:style-name="_34_4">r</text:span><text:span text:style-name="_36_7">m</text:span><text:span text:style-name="_31_0">s</text:span><text:span text:style-name="_34_7">.</text:span><text:span text:style-name="_35_1"> </text:span><text:span text:style-name="_32_0">I</text:span><text:span text:style-name="_32_6"> </text:span><text:span text:style-name="_35_9">s</text:span><text:span text:style-name="_31_3">h</text:span><text:span text:style-name="_34_2">o</text:span><text:span text:style-name="_35_7">u</text:span><text:span text:style-name="_31_2">l</text:span><text:span text:style-name="_35_0">d</text:span><text:span text:style-name="_35_1"> </text:span><text:span text:style-name="_31_7">f</text:span><text:span text:style-name="_34_8">i</text:span><text:span text:style-name="_35_7">n</text:span><text:span text:style-name="_37_">d</text:span><text:span text:style-name="_32_6"> </text:span><text:span text:style-name="_36_3">t</text:span><text:span text:style-name="_31_9">h</text:span><text:span text:style-name="_33_7">e</text:span><text:span text:style-name="_35_1"> </text:span><text:span text:style-name="_31_8">a</text:span><text:span text:style-name="_33_2">r</text:span><text:span text:style-name="_36_3">g</text:span><text:span text:style-name="_31_9">u</text:span><text:span text:style-name="_33_8">m</text:span><text:span text:style-name="_35_9">e</text:span><text:span text:style-name="_31_3">n</text:span><text:span text:style-name="_34_9">t</text:span><text:span text:style-name="_35_1"> </text:span><text:span text:style-name="_31_3">m</text:span><text:span text:style-name="_33_4">o</text:span><text:span text:style-name="_37_5">r</text:span><text:span text:style-name="_37_">e</text:span><text:span text:style-name="_32_6"> </text:span><text:span text:style-name="_36_8">c</text:span><text:span text:style-name="_31_7">o</text:span><text:span text:style-name="_33_8">n</text:span><text:span text:style-name="_36_8">v</text:span><text:span text:style-name="_39_">i</text:span><text:span text:style-name="_33_7">n</text:span><text:span text:style-name="_36_9">c</text:span><text:span text:style-name="_32_5">i</text:span><text:span text:style-name="_33_3">n</text:span><text:span text:style-name="_37_5">g</text:span><text:span text:style-name="_31_"> </text:span><text:span text:style-name="_33_5">i</text:span><text:span text:style-name="_37_4">f</text:span><text:span text:style-name="_31_"> </text:span><text:span text:style-name="_34_8">a</text:span><text:span text:style-name="_36_5">n</text:span><text:span text:style-name="_38_">i</text:span><text:span text:style-name="_34_8">m</text:span><text:span text:style-name="_36_0">a</text:span><text:span text:style-name="_31_8">l</text:span><text:span text:style-name="_33_5">s</text:span><text:span text:style-name="_35_1"> </text:span><text:span text:style-name="_31_7">w</text:span><text:span text:style-name="_34_5">e</text:span><text:span text:style-name="_37_5">r</text:span><text:span text:style-name="_31_5">e</text:span><text:span text:style-name="_32_6"> </text:span><text:span text:style-name="_36_0">c</text:span><text:span text:style-name="_32_4">l</text:span><text:span text:style-name="_33_9">a</text:span><text:span text:style-name="_37_0">s</text:span><text:span text:style-name="_31_0">s</text:span><text:span text:style-name="_33_7">e</text:span><text:span text:style-name="_36_4">d</text:span><text:span text:style-name="_31_"> </text:span><text:span text:style-name="_34_8">w</text:span><text:span text:style-name="_37_5">i</text:span><text:span text:style-name="_31_5">t</text:span><text:span text:style-name="_34_2">h</text:span><text:span text:style-name="_35_1"> </text:span><text:span text:style-name="_32_4">m</text:span><text:span text:style-name="_34_0">e</text:span><text:span text:style-name="_36_4">n</text:span><text:span text:style-name="_32_3">,</text:span><text:span text:style-name="_32_6"> </text:span><text:span text:style-name="_36_7">f</text:span><text:span text:style-name="_31_9">o</text:span><text:span text:style-name="_33_7">r</text:span><text:span text:style-name="_35_1"> </text:span><text:span text:style-name="_32_5">t</text:span><text:span text:style-name="_34_3">h</text:span><text:span text:style-name="_36_2">e</text:span><text:span text:style-name="_32_2">r</text:span><text:span text:style-name="_33_3">e</text:span><text:span text:style-name="_35_1"> </text:span><text:span text:style-name="_32_4">i</text:span><text:span text:style-name="_34_4">s</text:span><text:span text:style-name="_35_1"> </text:span><text:span text:style-name="_32_5">a</text:span><text:span text:style-name="_32_6"> </text:span><text:span text:style-name="_35_8">g</text:span><text:span text:style-name="_31_7">r</text:span><text:span text:style-name="_34_9">e</text:span><text:span text:style-name="_37_3">a</text:span><text:span text:style-name="_32_3">t</text:span><text:span text:style-name="_33_4">e</text:span><text:span text:style-name="_35_7">r</text:span><text:span text:style-name="_31_"> </text:span><text:span text:style-name="_34_4">d</text:span><text:span text:style-name="_37_2">i</text:span><text:span text:style-name="_31_4">f</text:span><text:span text:style-name="_34_4">f</text:span><text:span text:style-name="_37_3">e</text:span><text:span text:style-name="_38_">r</text:span><text:span text:style-name="_34_3">e</text:span><text:span text:style-name="_36_4">n</text:span><text:span text:style-name="_31_3">c</text:span><text:span text:style-name="_34_9">e</text:span><text:span text:style-name="_36_0">,</text:span><text:span text:style-name="_31_"> </text:span><text:span text:style-name="_33_8">t</text:span><text:span text:style-name="_36_3">o</text:span><text:span text:style-name="_31_"> </text:span><text:span text:style-name="_34_4">m</text:span><text:span text:style-name="_36_2">y</text:span><text:span text:style-name="_31_"> </text:span><text:span text:style-name="_34_2">m</text:span><text:span text:style-name="_37_5">i</text:span><text:span text:style-name="_31_4">n</text:span><text:span text:style-name="_33_5">d</text:span><text:span text:style-name="_36_5">,</text:span><text:span text:style-name="_31_"> </text:span><text:span text:style-name="_33_4">b</text:span><text:span text:style-name="_36_3">e</text:span><text:span text:style-name="_38_">t</text:span><text:span text:style-name="_34_4">w</text:span><text:span text:style-name="_36_3">e</text:span><text:span text:style-name="_31_7">e</text:span><text:span text:style-name="_34_9">n</text:span><text:span text:style-name="_35_1"> </text:span><text:span text:style-name="_31_8">t</text:span><text:span text:style-name="_33_2">h</text:span><text:span text:style-name="_37_4">e</text:span><text:span text:style-name="_31_"> </text:span><text:span text:style-name="_33_2">t</text:span><text:span text:style-name="_36_9">y</text:span><text:span text:style-name="_32_4">p</text:span><text:span text:style-name="_34_5">i</text:span><text:span text:style-name="_37_0">c</text:span><text:span text:style-name="_32_5">a</text:span><text:span text:style-name="_34_9">l</text:span><text:span text:style-name="_35_1"> </text:span><text:span text:style-name="_38_">a</text:span><text:span text:style-name="_33_4">n</text:span><text:span text:style-name="_37_4">i</text:span><text:span text:style-name="_31_9">m</text:span><text:span text:style-name="_34_7">a</text:span><text:span text:style-name="_36_5">t</text:span><text:span text:style-name="_38_">e</text:span><text:span text:style-name="_32_6"> </text:span><text:span text:style-name="_37_3">a</text:span><text:span text:style-name="_31_3">n</text:span><text:span text:style-name="_34_0">d</text:span><text:span text:style-name="_35_1"> </text:span><text:span text:style-name="_38_">t</text:span><text:span text:style-name="_33_4">h</text:span><text:span text:style-name="_37_3">e</text:span><text:span text:style-name="_31_"> </text:span><text:span text:style-name="_34_4">i</text:span><text:span text:style-name="_35_8">n</text:span><text:span text:style-name="_31_8">a</text:span><text:span text:style-name="_33_5">n</text:span><text:span text:style-name="_37_2">i</text:span><text:span text:style-name="_32_3">m</text:span><text:span text:style-name="_34_7">a</text:span><text:span text:style-name="_35_9">t</text:span><text:span text:style-name="_31_2">e</text:span><text:span text:style-name="_32_6"> </text:span><text:span text:style-name="_36_0">t</text:span><text:span text:style-name="_31_9">h</text:span><text:span text:style-name="_34_2">a</text:span><text:span text:style-name="_36_7">n</text:span><text:span text:style-name="_31_"> </text:span><text:span text:style-name="_33_8">t</text:span><text:span text:style-name="_35_8">h</text:span><text:span text:style-name="_31_0">e</text:span><text:span text:style-name="_34_3">r</text:span><text:span text:style-name="_37_4">e</text:span><text:span text:style-name="_31_"> </text:span><text:span text:style-name="_33_4">i</text:span><text:span text:style-name="_35_7">s</text:span><text:span text:style-name="_31_"> </text:span><text:span text:style-name="_34_8">b</text:span><text:span text:style-name="_36_4">e</text:span><text:span text:style-name="_32_5">t</text:span><text:span text:style-name="_34_8">w</text:span><text:span text:style-name="_36_5">e</text:span><text:span text:style-name="_38_">e</text:span><text:span text:style-name="_33_5">n</text:span><text:span text:style-name="_35_1"> </text:span><text:span text:style-name="_31_4">m</text:span><text:span text:style-name="_33_5">a</text:span><text:span text:style-name="_35_8">n</text:span><text:span text:style-name="_31_"> </text:span><text:span text:style-name="_34_7">a</text:span><text:span text:style-name="_36_5">n</text:span><text:span text:style-name="_32_2">d</text:span><text:span text:style-name="_32_6"> </text:span><text:span text:style-name="_37_2">t</text:span><text:span text:style-name="_31_2">h</text:span><text:span text:style-name="_34_8">e</text:span><text:span text:style-name="_35_1"> </text:span><text:span text:style-name="_31_4">o</text:span><text:span text:style-name="_34_9">t</text:span><text:span text:style-name="_37_2">h</text:span><text:span text:style-name="_32_5">e</text:span><text:span text:style-name="_34_8">r</text:span><text:span text:style-name="_35_1"> </text:span><text:span text:style-name="_32_0">a</text:span><text:span text:style-name="_34_0">n</text:span><text:span text:style-name="_36_3">i</text:span><text:span text:style-name="_38_">m</text:span><text:span text:style-name="_33_3">a</text:span><text:span text:style-name="_37_5">l</text:span><text:span text:style-name="_31_4">s</text:span><text:span text:style-name="_34_4">.</text:span><text:span text:style-name="_35_1"> </text:span><text:span text:style-name="_39_">T</text:span><text:span text:style-name="_34_3">h</text:span><text:span text:style-name="_35_7">e</text:span><text:span text:style-name="_31_"> </text:span><text:span text:style-name="_33_8">a</text:span><text:span text:style-name="_36_8">r</text:span><text:span text:style-name="_31_5">b</text:span><text:span text:style-name="_34_4">i</text:span><text:span text:style-name="_36_9">t</text:span><text:span text:style-name="_31_2">r</text:span><text:span text:style-name="_34_5">a</text:span><text:span text:style-name="_36_3">r</text:span><text:span text:style-name="_32_4">y</text:span><text:span text:style-name="_32_6"> </text:span><text:span text:style-name="_36_3">c</text:span><text:span text:style-name="_39_">h</text:span><text:span text:style-name="_34_2">a</text:span><text:span text:style-name="_36_9">r</text:span><text:span text:style-name="_32_5">a</text:span><text:span text:style-name="_34_7">c</text:span><text:span text:style-name="_37_3">t</text:span><text:span text:style-name="_31_4">e</text:span><text:span text:style-name="_34_5">r</text:span><text:span text:style-name="_35_1"> </text:span><text:span text:style-name="_39_">o</text:span><text:span text:style-name="_33_2">f</text:span><text:span text:style-name="_35_1"> </text:span><text:span text:style-name="_31_3">t</text:span><text:span text:style-name="_34_5">h</text:span><text:span text:style-name="_36_9">e</text:span><text:span text:style-name="_31_"> </text:span><text:span text:style-name="_33_3">o</text:span><text:span text:style-name="_36_4">r</text:span><text:span text:style-name="_32_4">t</text:span><text:span text:style-name="_34_2">h</text:span><text:span text:style-name="_37_2">o</text:span><text:span text:style-name="_32_0">d</text:span><text:span text:style-name="_34_4">o</text:span><text:span text:style-name="_37_3">x</text:span><text:span text:style-name="_31_"> </text:span><text:span text:style-name="_33_4">v</text:span><text:span text:style-name="_36_7">i</text:span><text:span text:style-name="_31_8">e</text:span><text:span text:style-name="_33_2">w</text:span><text:span text:style-name="_35_1"> </text:span><text:span text:style-name="_38_">b</text:span><text:span text:style-name="_34_5">e</text:span><text:span text:style-name="_36_3">c</text:span><text:span text:style-name="_31_7">o</text:span><text:span text:style-name="_34_7">m</text:span><text:span text:style-name="_36_9">e</text:span><text:span text:style-name="_31_5">s</text:span><text:span text:style-name="_32_6"> </text:span><text:span text:style-name="_37_4">c</text:span><text:span text:style-name="_31_3">l</text:span><text:span text:style-name="_34_5">e</text:span><text:span text:style-name="_36_3">a</text:span><text:span text:style-name="_37_">r</text:span><text:span text:style-name="_34_9">e</text:span><text:span text:style-name="_37_4">r</text:span><text:span text:style-name="_31_"> </text:span><text:span text:style-name="_35_0">i</text:span><text:span text:style-name="_36_8">f</text:span><text:span text:style-name="_31_"> </text:span><text:span text:style-name="_35_0">w</text:span><text:span text:style-name="_37_4">e</text:span><text:span text:style-name="_31_"> </text:span><text:span text:style-name="_33_4">c</text:span><text:span text:style-name="_36_5">o</text:span><text:span text:style-name="_31_2">n</text:span><text:span text:style-name="_33_5">s</text:span><text:span text:style-name="_36_9">i</text:span><text:span text:style-name="_32_3">d</text:span><text:span text:style-name="_33_3">e</text:span><text:span text:style-name="_36_2">r</text:span><text:span text:style-name="_31_"> </text:span><text:span text:style-name="_34_0">h</text:span><text:span text:style-name="_37_2">o</text:span><text:span text:style-name="_32_0">w</text:span><text:span text:style-name="_32_6"> </text:span><text:span text:style-name="_36_4">i</text:span><text:span text:style-name="_31_9">t</text:span><text:span text:style-name="_32_6"> </text:span><text:span text:style-name="_36_0">m</text:span><text:span text:style-name="_32_5">i</text:span><text:span text:style-name="_33_2">g</text:span><text:span text:style-name="_37_4">h</text:span><text:span text:style-name="_31_7">t</text:span><text:span text:style-name="_32_6"> </text:span><text:span text:style-name="_36_4">a</text:span><text:span text:style-name="_32_4">p</text:span><text:span text:style-name="_34_5">p</text:span><text:span text:style-name="_35_9">e</text:span><text:span text:style-name="_38_">a</text:span><text:span text:style-name="_33_8">r</text:span><text:span text:style-name="_35_1"> </text:span><text:span text:style-name="_38_">t</text:span><text:span text:style-name="_33_3">o</text:span><text:span text:style-name="_35_1"> </text:span><text:span text:style-name="_32_2">a</text:span><text:span text:style-name="_32_6"> </text:span><text:span text:style-name="_35_9">m</text:span><text:span text:style-name="_37_">e</text:span><text:span text:style-name="_33_3">m</text:span><text:span text:style-name="_36_5">b</text:span><text:span text:style-name="_31_5">e</text:span><text:span text:style-name="_34_9">r</text:span><text:span text:style-name="_35_1"> </text:span><text:span text:style-name="_32_3">o</text:span><text:span text:style-name="_33_2">f</text:span><text:span text:style-name="_35_1"> </text:span><text:span text:style-name="_31_8">s</text:span><text:span text:style-name="_34_0">o</text:span><text:span text:style-name="_36_5">m</text:span><text:span text:style-name="_31_2">e</text:span><text:span text:style-name="_32_6"> </text:span><text:span text:style-name="_37_0">o</text:span><text:span text:style-name="_32_0">t</text:span><text:span text:style-name="_34_0">h</text:span><text:span text:style-name="_35_9">e</text:span><text:span text:style-name="_32_0">r</text:span><text:span text:style-name="_32_6"> </text:span><text:span text:style-name="_36_7">r</text:span><text:span text:style-name="_32_5">e</text:span><text:span text:style-name="_33_9">l</text:span><text:span text:style-name="_36_9">i</text:span><text:span text:style-name="_32_4">g</text:span><text:span text:style-name="_34_0">i</text:span><text:span text:style-name="_36_8">o</text:span><text:span text:style-name="_31_4">u</text:span><text:span text:style-name="_34_5">s</text:span><text:span text:style-name="_35_1"> </text:span><text:span text:style-name="_31_9">c</text:span><text:span text:style-name="_34_5">o</text:span><text:span text:style-name="_37_5">m</text:span><text:span text:style-name="_31_0">m</text:span><text:span text:style-name="_33_5">u</text:span><text:span text:style-name="_37_0">n</text:span><text:span text:style-name="_31_0">i</text:span><text:span text:style-name="_33_4">t</text:span><text:span text:style-name="_37_5">y</text:span><text:span text:style-name="_31_7">.</text:span><text:span text:style-name="_32_6"> </text:span><text:span text:style-name="_36_8">H</text:span><text:span text:style-name="_32_5">o</text:span><text:span text:style-name="_33_7">w</text:span><text:span text:style-name="_35_1"> </text:span><text:span text:style-name="_31_3">d</text:span><text:span text:style-name="_34_0">o</text:span><text:span text:style-name="_35_1"> </text:span><text:span text:style-name="_38_">C</text:span><text:span text:style-name="_33_7">h</text:span><text:span text:style-name="_36_4">r</text:span><text:span text:style-name="_38_">i</text:span><text:span text:style-name="_33_4">s</text:span><text:span text:style-name="_36_9">t</text:span><text:span text:style-name="_31_7">i</text:span><text:span text:style-name="_34_2">a</text:span><text:span text:style-name="_37_5">n</text:span><text:span text:style-name="_31_0">s</text:span><text:span text:style-name="_32_6"> </text:span><text:span text:style-name="_36_7">r</text:span><text:span text:style-name="_31_5">e</text:span><text:span text:style-name="_33_3">g</text:span><text:span text:style-name="_36_9">a</text:span><text:span text:style-name="_32_0">r</text:span><text:span text:style-name="_34_5">d</text:span><text:span text:style-name="_35_1"> </text:span><text:span text:style-name="_31_7">t</text:span><text:span text:style-name="_34_3">h</text:span><text:span text:style-name="_36_3">e</text:span><text:span text:style-name="_31_"> </text:span><text:span text:style-name="_33_4">M</text:span><text:span text:style-name="_37_2">o</text:span><text:span text:style-name="_37_">s</text:span><text:span text:style-name="_34_7">l</text:span><text:span text:style-name="_35_9">e</text:span><text:span text:style-name="_31_7">m</text:span><text:span text:style-name="_32_6"> </text:span><text:span text:style-name="_36_7">v</text:span><text:span text:style-name="_31_9">i</text:span><text:span text:style-name="_33_9">e</text:span><text:span text:style-name="_36_2">w</text:span><text:span text:style-name="_31_"> </text:span><text:span text:style-name="_33_8">t</text:span><text:span text:style-name="_35_9">h</text:span><text:span text:style-name="_37_">a</text:span><text:span text:style-name="_33_9">t</text:span><text:span text:style-name="_35_1"> </text:span><text:span text:style-name="_31_2">w</text:span><text:span text:style-name="_34_5">o</text:span><text:span text:style-name="_36_2">m</text:span><text:span text:style-name="_32_5">e</text:span><text:span text:style-name="_34_7">n</text:span><text:span text:style-name="_35_1"> </text:span><text:span text:style-name="_31_5">h</text:span><text:span text:style-name="_34_5">a</text:span><text:span text:style-name="_37_2">v</text:span><text:span text:style-name="_31_2">e</text:span><text:span text:style-name="_32_6"> </text:span><text:span text:style-name="_36_8">n</text:span><text:span text:style-name="_31_8">o</text:span><text:span text:style-name="_32_6"> </text:span><text:span text:style-name="_36_7">s</text:span><text:span text:style-name="_31_4">o</text:span><text:span text:style-name="_33_9">u</text:span><text:span text:style-name="_37_5">l</text:span><text:span text:style-name="_31_8">s</text:span><text:span text:style-name="_33_9">?</text:span><text:span text:style-name="_35_1"> </text:span><text:span text:style-name="_32_0">B</text:span><text:span text:style-name="_33_3">u</text:span><text:span text:style-name="_36_8">t</text:span><text:span text:style-name="_31_"> </text:span><text:span text:style-name="_34_2">l</text:span><text:span text:style-name="_36_2">e</text:span><text:span text:style-name="_31_5">t</text:span><text:span text:style-name="_32_6"> </text:span><text:span text:style-name="_36_9">u</text:span><text:span text:style-name="_31_4">s</text:span><text:span text:style-name="_32_6"> </text:span><text:span text:style-name="_36_4">l</text:span><text:span text:style-name="_32_3">e</text:span><text:span text:style-name="_33_9">a</text:span><text:span text:style-name="_35_9">v</text:span><text:span text:style-name="_32_0">e</text:span><text:span text:style-name="_32_6"> </text:span><text:span text:style-name="_37_2">t</text:span><text:span text:style-name="_32_3">h</text:span><text:span text:style-name="_34_3">i</text:span><text:span text:style-name="_36_3">s</text:span><text:span text:style-name="_31_"> </text:span><text:span text:style-name="_34_2">p</text:span><text:span text:style-name="_36_4">o</text:span><text:span text:style-name="_32_4">i</text:span><text:span text:style-name="_34_2">n</text:span><text:span text:style-name="_36_8">t</text:span><text:span text:style-name="_31_"> </text:span><text:span text:style-name="_33_3">a</text:span><text:span text:style-name="_36_5">s</text:span><text:span text:style-name="_31_3">i</text:span><text:span text:style-name="_33_3">d</text:span><text:span text:style-name="_36_4">e</text:span><text:span text:style-name="_31_"> </text:span><text:span text:style-name="_34_5">a</text:span><text:span text:style-name="_36_7">n</text:span><text:span text:style-name="_38_">d</text:span><text:span text:style-name="_32_6"> </text:span><text:span text:style-name="_36_2">r</text:span><text:span text:style-name="_31_5">e</text:span><text:span text:style-name="_34_8">t</text:span><text:span text:style-name="_36_4">u</text:span><text:span text:style-name="_37_">r</text:span><text:span text:style-name="_34_9">n</text:span><text:span text:style-name="_35_1"> </text:span><text:span text:style-name="_32_4">t</text:span><text:span text:style-name="_34_4">o</text:span><text:span text:style-name="_35_1"> </text:span><text:span text:style-name="_39_">t</text:span><text:span text:style-name="_33_9">h</text:span><text:span text:style-name="_37_2">e</text:span><text:span text:style-name="_31_"> </text:span><text:span text:style-name="_33_5">m</text:span><text:span text:style-name="_37_3">a</text:span><text:span text:style-name="_32_2">i</text:span><text:span text:style-name="_34_4">n</text:span><text:span text:style-name="_35_1"> </text:span><text:span text:style-name="_32_5">a</text:span><text:span text:style-name="_33_3">r</text:span><text:span text:style-name="_37_3">g</text:span><text:span text:style-name="_32_0">u</text:span><text:span text:style-name="_33_5">m</text:span><text:span text:style-name="_37_0">e</text:span><text:span text:style-name="_32_0">n</text:span><text:span text:style-name="_35_0">t</text:span><text:span text:style-name="_36_3">.</text:span><text:span text:style-name="_31_"> </text:span><text:span text:style-name="_35_0">I</text:span><text:span text:style-name="_37_5">t</text:span><text:span text:style-name="_31_"> </text:span><text:span text:style-name="_33_2">a</text:span><text:span text:style-name="_37_3">p</text:span><text:span text:style-name="_31_5">p</text:span><text:span text:style-name="_34_7">e</text:span><text:span text:style-name="_36_0">a</text:span><text:span text:style-name="_32_5">r</text:span><text:span text:style-name="_34_4">s</text:span><text:span text:style-name="_35_1"> </text:span><text:span text:style-name="_31_7">t</text:span><text:span text:style-name="_34_4">o</text:span><text:span text:style-name="_35_1"> </text:span><text:span text:style-name="_31_9">m</text:span><text:span text:style-name="_34_8">e</text:span><text:span text:style-name="_35_1"> </text:span><text:span text:style-name="_31_4">t</text:span><text:span text:style-name="_33_8">h</text:span><text:span text:style-name="_35_9">a</text:span><text:span text:style-name="_37_">t</text:span><text:span text:style-name="_32_6"> </text:span><text:span text:style-name="_36_7">t</text:span><text:span text:style-name="_31_7">h</text:span><text:span text:style-name="_34_2">e</text:span><text:span text:style-name="_35_1"> </text:span><text:span text:style-name="_37_">a</text:span><text:span text:style-name="_33_9">r</text:span><text:span text:style-name="_36_2">g</text:span><text:span text:style-name="_32_2">u</text:span><text:span text:style-name="_33_3">m</text:span><text:span text:style-name="_37_4">e</text:span><text:span text:style-name="_32_4">n</text:span><text:span text:style-name="_33_7">t</text:span><text:span text:style-name="_35_1"> </text:span><text:span text:style-name="_32_4">q</text:span><text:span text:style-name="_34_0">u</text:span><text:span text:style-name="_35_7">o</text:span><text:span text:style-name="_31_0">t</text:span><text:span text:style-name="_34_9">e</text:span><text:span text:style-name="_37_3">d</text:span><text:span text:style-name="_31_"> </text:span><text:span text:style-name="_34_0">a</text:span><text:span text:style-name="_36_3">b</text:span><text:span text:style-name="_31_4">o</text:span><text:span text:style-name="_33_5">v</text:span><text:span text:style-name="_36_2">e</text:span><text:span text:style-name="_31_"> </text:span><text:span text:style-name="_33_9">i</text:span><text:span text:style-name="_36_9">m</text:span><text:span text:style-name="_32_5">p</text:span><text:span text:style-name="_34_8">l</text:span><text:span text:style-name="_37_3">i</text:span><text:span text:style-name="_32_0">e</text:span><text:span text:style-name="_34_9">s</text:span><text:span text:style-name="_35_1"> </text:span><text:span text:style-name="_31_7">a</text:span><text:span text:style-name="_32_6"> </text:span><text:span text:style-name="_36_4">s</text:span><text:span text:style-name="_31_9">e</text:span><text:span text:style-name="_34_0">r</text:span><text:span text:style-name="_36_0">i</text:span><text:span text:style-name="_31_0">o</text:span><text:span text:style-name="_33_8">u</text:span><text:span text:style-name="_36_4">s</text:span><text:span text:style-name="_31_"> </text:span><text:span text:style-name="_34_0">r</text:span><text:span text:style-name="_36_3">e</text:span><text:span text:style-name="_31_4">s</text:span><text:span text:style-name="_34_4">t</text:span><text:span text:style-name="_36_3">r</text:span><text:span text:style-name="_31_3">i</text:span><text:span text:style-name="_35_0">c</text:span><text:span text:style-name="_35_7">t</text:span><text:span text:style-name="_31_7">i</text:span><text:span text:style-name="_34_3">o</text:span><text:span text:style-name="_36_3">n</text:span><text:span text:style-name="_31_"> </text:span><text:span text:style-name="_34_7">o</text:span><text:span text:style-name="_37_3">f</text:span><text:span text:style-name="_31_"> </text:span><text:span text:style-name="_33_4">t</text:span><text:span text:style-name="_37_4">h</text:span><text:span text:style-name="_38_">e</text:span><text:span text:style-name="_32_6"> </text:span><text:span text:style-name="_35_7">o</text:span><text:span text:style-name="_32_0">m</text:span><text:span text:style-name="_33_9">n</text:span><text:span text:style-name="_35_7">i</text:span><text:span text:style-name="_31_9">p</text:span><text:span text:style-name="_34_2">o</text:span><text:span text:style-name="_36_9">t</text:span><text:span text:style-name="_32_0">e</text:span><text:span text:style-name="_34_5">n</text:span><text:span text:style-name="_37_3">c</text:span><text:span text:style-name="_32_3">e</text:span><text:span text:style-name="_32_6"> </text:span><text:span text:style-name="_36_3">o</text:span><text:span text:style-name="_38_">f</text:span><text:span text:style-name="_32_6"> </text:span><text:span text:style-name="_36_4">t</text:span><text:span text:style-name="_31_0">h</text:span><text:span text:style-name="_35_0">e</text:span><text:span text:style-name="_35_1"> </text:span><text:span text:style-name="_31_0">A</text:span><text:span text:style-name="_34_2">l</text:span><text:span text:style-name="_35_7">m</text:span><text:span text:style-name="_31_8">i</text:span><text:span text:style-name="_34_8">g</text:span><text:span text:style-name="_37_3">h</text:span><text:span text:style-name="_38_">t</text:span><text:span text:style-name="_33_9">y</text:span><text:span text:style-name="_36_0">.</text:span><text:span text:style-name="_31_"> </text:span><text:span text:style-name="_35_0">I</text:span><text:span text:style-name="_35_9">t</text:span><text:span text:style-name="_31_"> </text:span><text:span text:style-name="_34_5">i</text:span><text:span text:style-name="_36_0">s</text:span><text:span text:style-name="_31_"> </text:span><text:span text:style-name="_34_0">a</text:span><text:span text:style-name="_36_7">d</text:span><text:span text:style-name="_32_0">m</text:span><text:span text:style-name="_33_5">i</text:span><text:span text:style-name="_36_9">t</text:span><text:span text:style-name="_32_4">t</text:span><text:span text:style-name="_33_3">e</text:span><text:span text:style-name="_36_3">d</text:span><text:span text:style-name="_31_"> </text:span><text:span text:style-name="_33_3">t</text:span><text:span text:style-name="_35_7">h</text:span><text:span text:style-name="_31_3">a</text:span><text:span text:style-name="_33_2">t</text:span><text:span text:style-name="_35_1"> </text:span><text:span text:style-name="_37_">t</text:span><text:span text:style-name="_34_2">h</text:span><text:span text:style-name="_37_0">e</text:span><text:span text:style-name="_32_0">r</text:span><text:span text:style-name="_33_8">e</text:span><text:span text:style-name="_35_1"> </text:span><text:span text:style-name="_39_">a</text:span><text:span text:style-name="_33_3">r</text:span><text:span text:style-name="_36_5">e</text:span><text:span text:style-name="_31_"> </text:span><text:span text:style-name="_34_7">c</text:span><text:span text:style-name="_36_3">e</text:span><text:span text:style-name="_31_0">r</text:span><text:span text:style-name="_33_2">t</text:span><text:span text:style-name="_35_9">a</text:span><text:span text:style-name="_31_8">i</text:span><text:span text:style-name="_34_4">n</text:span><text:span text:style-name="_35_1"> </text:span><text:span text:style-name="_38_">t</text:span><text:span text:style-name="_33_9">h</text:span><text:span text:style-name="_36_7">i</text:span><text:span text:style-name="_31_4">n</text:span><text:span text:style-name="_34_8">g</text:span><text:span text:style-name="_36_8">s</text:span><text:span text:style-name="_31_"> </text:span><text:span text:style-name="_33_3">t</text:span><text:span text:style-name="_37_4">h</text:span><text:span text:style-name="_31_2">a</text:span><text:span text:style-name="_34_9">t</text:span><text:span text:style-name="_35_1"> </text:span><text:span text:style-name="_32_4">H</text:span><text:span text:style-name="_33_3">e</text:span><text:span text:style-name="_35_1"> </text:span><text:span text:style-name="_32_0">c</text:span><text:span text:style-name="_34_9">a</text:span><text:span text:style-name="_35_9">n</text:span><text:span text:style-name="_31_3">n</text:span><text:span text:style-name="_34_4">o</text:span><text:span text:style-name="_36_3">t</text:span><text:span text:style-name="_31_"> </text:span><text:span text:style-name="_33_2">d</text:span><text:span text:style-name="_37_4">o</text:span><text:span text:style-name="_31_"> </text:span><text:span text:style-name="_34_2">s</text:span><text:span text:style-name="_37_5">u</text:span><text:span text:style-name="_32_3">c</text:span><text:span text:style-name="_34_9">h</text:span><text:span text:style-name="_35_1"> </text:span><text:span text:style-name="_32_4">a</text:span><text:span text:style-name="_33_4">s</text:span><text:span text:style-name="_35_1"> </text:span><text:span text:style-name="_31_4">m</text:span><text:span text:style-name="_33_3">a</text:span><text:span text:style-name="_37_0">k</text:span><text:span text:style-name="_32_0">i</text:span><text:span text:style-name="_34_3">n</text:span><text:span text:style-name="_35_7">g</text:span><text:span text:style-name="_31_"> </text:span><text:span text:style-name="_33_9">o</text:span><text:span text:style-name="_35_7">n</text:span><text:span text:style-name="_38_">e</text:span><text:span text:style-name="_32_6"> </text:span><text:span text:style-name="_35_7">e</text:span><text:span text:style-name="_31_7">q</text:span><text:span text:style-name="_34_0">u</text:span><text:span text:style-name="_36_0">a</text:span><text:span text:style-name="_32_4">l</text:span><text:span text:style-name="_32_6"> </text:span><text:span text:style-name="_36_8">t</text:span><text:span text:style-name="_31_4">o</text:span><text:span text:style-name="_32_6"> </text:span><text:span text:style-name="_36_7">t</text:span><text:span text:style-name="_39_">w</text:span><text:span text:style-name="_34_8">o</text:span><text:span text:style-name="_36_3">,</text:span><text:span text:style-name="_31_"> </text:span><text:span text:style-name="_34_9">b</text:span><text:span text:style-name="_35_8">u</text:span><text:span text:style-name="_32_3">t</text:span><text:span text:style-name="_32_6"> </text:span><text:span text:style-name="_35_7">s</text:span><text:span text:style-name="_32_3">h</text:span><text:span text:style-name="_34_2">o</text:span><text:span text:style-name="_37_5">u</text:span><text:span text:style-name="_31_4">l</text:span><text:span text:style-name="_34_4">d</text:span><text:span text:style-name="_35_1"> </text:span><text:span text:style-name="_31_8">w</text:span><text:span text:style-name="_33_5">e</text:span><text:span text:style-name="_35_1"> </text:span><text:span text:style-name="_32_4">n</text:span><text:span text:style-name="_34_9">o</text:span><text:span text:style-name="_35_9">t</text:span><text:span text:style-name="_31_"> </text:span><text:span text:style-name="_34_3">b</text:span><text:span text:style-name="_37_2">e</text:span><text:span text:style-name="_32_2">l</text:span><text:span text:style-name="_33_2">i</text:span><text:span text:style-name="_36_4">e</text:span><text:span text:style-name="_31_5">v</text:span><text:span text:style-name="_35_0">e</text:span><text:span text:style-name="_35_1"> </text:span><text:span text:style-name="_32_0">t</text:span><text:span text:style-name="_34_7">h</text:span><text:span text:style-name="_36_7">a</text:span><text:span text:style-name="_31_5">t</text:span><text:span text:style-name="_32_6"> </text:span><text:span text:style-name="_37_2">H</text:span><text:span text:style-name="_31_2">e</text:span><text:span text:style-name="_32_6"> </text:span><text:span text:style-name="_37_4">h</text:span><text:span text:style-name="_31_2">a</text:span><text:span text:style-name="_33_5">s</text:span><text:span text:style-name="_35_1"> </text:span><text:span text:style-name="_31_2">f</text:span><text:span text:style-name="_34_0">r</text:span><text:span text:style-name="_36_3">e</text:span><text:span text:style-name="_31_7">e</text:span><text:span text:style-name="_33_8">d</text:span><text:span text:style-name="_37_0">o</text:span><text:span text:style-name="_32_3">m</text:span><text:span text:style-name="_32_6"> </text:span><text:span text:style-name="_37_2">t</text:span><text:span text:style-name="_31_4">o</text:span><text:span text:style-name="_32_6"> </text:span><text:span text:style-name="_36_4">c</text:span><text:span text:style-name="_32_5">o</text:span><text:span text:style-name="_35_0">n</text:span><text:span text:style-name="_36_2">f</text:span><text:span text:style-name="_32_4">e</text:span><text:span text:style-name="_34_4">r</text:span><text:span text:style-name="_35_1"> </text:span><text:span text:style-name="_31_2">a</text:span><text:span text:style-name="_32_6"> </text:span><text:span text:style-name="_36_8">s</text:span><text:span text:style-name="_32_2">o</text:span><text:span text:style-name="_34_9">u</text:span><text:span text:style-name="_37_0">l</text:span><text:span text:style-name="_31_"> </text:span><text:span text:style-name="_34_2">o</text:span><text:span text:style-name="_37_2">n</text:span><text:span text:style-name="_31_"> </text:span><text:span text:style-name="_34_0">a</text:span><text:span text:style-name="_37_0">n</text:span><text:span text:style-name="_31_"> </text:span><text:span text:style-name="_33_8">e</text:span><text:span text:style-name="_36_2">l</text:span><text:span text:style-name="_32_3">e</text:span><text:span text:style-name="_34_8">p</text:span><text:span text:style-name="_36_8">h</text:span><text:span text:style-name="_31_5">a</text:span><text:span text:style-name="_34_4">n</text:span><text:span text:style-name="_36_5">t</text:span><text:span text:style-name="_31_"> </text:span><text:span text:style-name="_34_2">i</text:span><text:span text:style-name="_36_8">f</text:span><text:span text:style-name="_31_"> </text:span><text:span text:style-name="_33_8">H</text:span><text:span text:style-name="_36_0">e</text:span><text:span text:style-name="_31_"> </text:span><text:span text:style-name="_33_9">s</text:span><text:span text:style-name="_37_2">e</text:span><text:span text:style-name="_31_3">e</text:span><text:span text:style-name="_34_5">s</text:span><text:span text:style-name="_35_1"> </text:span><text:span text:style-name="_31_7">f</text:span><text:span text:style-name="_34_2">i</text:span><text:span text:style-name="_35_7">t</text:span><text:span text:style-name="_32_0">?</text:span><text:span text:style-name="_32_6"> </text:span><text:span text:style-name="_36_2">W</text:span><text:span text:style-name="_32_2">e</text:span><text:span text:style-name="_32_6"> </text:span><text:span text:style-name="_36_3">m</text:span><text:span text:style-name="_31_0">i</text:span><text:span text:style-name="_34_7">g</text:span><text:span text:style-name="_37_5">h</text:span><text:span text:style-name="_32_5">t</text:span><text:span text:style-name="_32_6"> </text:span><text:span text:style-name="_36_0">e</text:span><text:span text:style-name="_32_4">x</text:span><text:span text:style-name="_34_0">p</text:span><text:span text:style-name="_36_5">e</text:span><text:span text:style-name="_31_9">c</text:span><text:span text:style-name="_33_3">t</text:span><text:span text:style-name="_35_1"> </text:span><text:span text:style-name="_32_0">t</text:span><text:span text:style-name="_34_4">h</text:span><text:span text:style-name="_36_4">a</text:span><text:span text:style-name="_32_0">t</text:span><text:span text:style-name="_32_6"> </text:span><text:span text:style-name="_36_9">H</text:span><text:span text:style-name="_32_3">e</text:span><text:span text:style-name="_32_6"> </text:span><text:span text:style-name="_36_7">w</text:span><text:span text:style-name="_37_">o</text:span><text:span text:style-name="_34_8">u</text:span><text:span text:style-name="_37_3">l</text:span><text:span text:style-name="_38_">d</text:span><text:span text:style-name="_32_6"> </text:span><text:span text:style-name="_37_2">o</text:span><text:span text:style-name="_31_8">n</text:span><text:span text:style-name="_33_7">l</text:span><text:span text:style-name="_35_7">y</text:span><text:span text:style-name="_31_"> </text:span><text:span text:style-name="_34_5">e</text:span><text:span text:style-name="_37_5">x</text:span><text:span text:style-name="_31_3">e</text:span><text:span text:style-name="_34_4">r</text:span><text:span text:style-name="_36_9">c</text:span><text:span text:style-name="_32_2">i</text:span><text:span text:style-name="_33_5">s</text:span><text:span text:style-name="_36_3">e</text:span><text:span text:style-name="_31_"> </text:span><text:span text:style-name="_34_2">t</text:span><text:span text:style-name="_37_5">h</text:span><text:span text:style-name="_32_2">i</text:span><text:span text:style-name="_33_7">s</text:span><text:span text:style-name="_35_1"> </text:span><text:span text:style-name="_31_0">p</text:span><text:span text:style-name="_33_8">o</text:span><text:span text:style-name="_37_5">w</text:span><text:span text:style-name="_31_7">e</text:span><text:span text:style-name="_34_5">r</text:span><text:span text:style-name="_35_1"> </text:span><text:span text:style-name="_31_5">i</text:span><text:span text:style-name="_33_4">n</text:span><text:span text:style-name="_35_1"> </text:span><text:span text:style-name="_32_0">c</text:span><text:span text:style-name="_35_0">o</text:span><text:span text:style-name="_36_5">n</text:span><text:span text:style-name="_31_4">j</text:span><text:span text:style-name="_33_4">u</text:span><text:span text:style-name="_36_3">n</text:span><text:span text:style-name="_32_0">c</text:span><text:span text:style-name="_33_3">t</text:span><text:span text:style-name="_35_8">i</text:span><text:span text:style-name="_32_4">o</text:span><text:span text:style-name="_33_3">n</text:span><text:span text:style-name="_35_1"> </text:span><text:span text:style-name="_37_">w</text:span><text:span text:style-name="_33_2">i</text:span><text:span text:style-name="_36_7">t</text:span><text:span text:style-name="_31_3">h</text:span><text:span text:style-name="_32_6"> </text:span><text:span text:style-name="_36_2">a</text:span><text:span text:style-name="_31_"> </text:span><text:span text:style-name="_33_8">m</text:span><text:span text:style-name="_35_9">u</text:span><text:span text:style-name="_31_8">t</text:span><text:span text:style-name="_33_4">a</text:span><text:span text:style-name="_36_2">t</text:span><text:span text:style-name="_38_">i</text:span><text:span text:style-name="_34_2">o</text:span><text:span text:style-name="_36_2">n</text:span><text:span text:style-name="_31_"> </text:span><text:span text:style-name="_33_7">w</text:span><text:span text:style-name="_35_8">h</text:span><text:span text:style-name="_37_">i</text:span><text:span text:style-name="_33_8">c</text:span><text:span text:style-name="_36_3">h</text:span><text:span text:style-name="_31_"> </text:span><text:span text:style-name="_33_3">p</text:span><text:span text:style-name="_37_0">r</text:span><text:span text:style-name="_32_4">o</text:span><text:span text:style-name="_34_9">v</text:span><text:span text:style-name="_37_2">i</text:span><text:span text:style-name="_31_8">d</text:span><text:span text:style-name="_34_8">e</text:span><text:span text:style-name="_35_7">d</text:span><text:span text:style-name="_31_"> </text:span><text:span text:style-name="_33_8">t</text:span><text:span text:style-name="_36_5">h</text:span><text:span text:style-name="_39_">e</text:span><text:span text:style-name="_32_6"> </text:span><text:span text:style-name="_36_0">e</text:span><text:span text:style-name="_38_">l</text:span><text:span text:style-name="_33_9">e</text:span><text:span text:style-name="_35_9">p</text:span><text:span text:style-name="_31_7">h</text:span><text:span text:style-name="_33_9">a</text:span><text:span text:style-name="_36_0">n</text:span><text:span text:style-name="_39_">t</text:span><text:span text:style-name="_32_6"> </text:span><text:span text:style-name="_37_2">w</text:span><text:span text:style-name="_32_4">i</text:span><text:span text:style-name="_33_4">t</text:span><text:span text:style-name="_35_9">h</text:span><text:span text:style-name="_31_"> </text:span><text:span text:style-name="_34_0">a</text:span><text:span text:style-name="_37_5">n</text:span><text:span text:style-name="_31_"> </text:span><text:span text:style-name="_34_9">a</text:span><text:span text:style-name="_36_4">p</text:span><text:span text:style-name="_31_9">p</text:span><text:span text:style-name="_33_7">r</text:span><text:span text:style-name="_35_7">o</text:span><text:span text:style-name="_39_">p</text:span><text:span text:style-name="_33_7">r</text:span><text:span text:style-name="_36_9">i</text:span><text:span text:style-name="_31_4">a</text:span><text:span text:style-name="_34_5">t</text:span><text:span text:style-name="_36_3">e</text:span><text:span text:style-name="_32_2">l</text:span><text:span text:style-name="_34_2">y</text:span><text:span text:style-name="_35_1"> </text:span><text:span text:style-name="_38_">i</text:span><text:span text:style-name="_33_7">m</text:span><text:span text:style-name="_36_3">p</text:span><text:span text:style-name="_31_9">r</text:span><text:span text:style-name="_33_8">o</text:span><text:span text:style-name="_36_0">v</text:span><text:span text:style-name="_31_5">e</text:span><text:span text:style-name="_35_0">d</text:span><text:span text:style-name="_35_1"> </text:span><text:span text:style-name="_31_7">b</text:span><text:span text:style-name="_33_9">r</text:span><text:span text:style-name="_36_3">a</text:span><text:span text:style-name="_32_3">i</text:span><text:span text:style-name="_33_8">n</text:span><text:span text:style-name="_35_1"> </text:span><text:span text:style-name="_31_8">t</text:span><text:span text:style-name="_34_4">o</text:span><text:span text:style-name="_35_1"> </text:span><text:span text:style-name="_31_2">m</text:span><text:span text:style-name="_33_4">i</text:span><text:span text:style-name="_36_3">n</text:span><text:span text:style-name="_32_2">i</text:span><text:span text:style-name="_33_2">s</text:span><text:span text:style-name="_35_7">t</text:span><text:span text:style-name="_32_2">e</text:span><text:span text:style-name="_33_4">r</text:span><text:span text:style-name="_35_1"> </text:span><text:span text:style-name="_31_4">t</text:span><text:span text:style-name="_34_8">o</text:span><text:span text:style-name="_35_1"> </text:span><text:span text:style-name="_31_7">t</text:span><text:span text:style-name="_34_7">h</text:span><text:span text:style-name="_35_7">e</text:span><text:span text:style-name="_31_"> </text:span><text:span text:style-name="_33_4">n</text:span><text:span text:style-name="_35_9">e</text:span><text:span text:style-name="_31_4">e</text:span><text:span text:style-name="_34_2">d</text:span><text:span text:style-name="_35_9">s</text:span><text:span text:style-name="_31_"> </text:span><text:span text:style-name="_34_5">o</text:span><text:span text:style-name="_36_4">f</text:span><text:span text:style-name="_31_"> </text:span><text:span text:style-name="_33_9">t</text:span><text:span text:style-name="_36_0">h</text:span><text:span text:style-name="_31_8">i</text:span><text:span text:style-name="_33_3">s</text:span><text:span text:style-name="_35_1"> </text:span><text:span text:style-name="_39_">s</text:span><text:span text:style-name="_33_2">o</text:span><text:span text:style-name="_37_5">r</text:span><text:span text:style-name="_39_">t</text:span><text:span text:style-name="_34_3">[</text:span><text:span text:style-name="_35_9">.</text:span><text:span text:style-name="_31_"> </text:span><text:span text:style-name="_35_0">A</text:span><text:span text:style-name="_35_7">n</text:span><text:span text:style-name="_31_"> </text:span><text:span text:style-name="_34_2">a</text:span><text:span text:style-name="_35_8">r</text:span><text:span text:style-name="_31_5">g</text:span><text:span text:style-name="_33_8">u</text:span><text:span text:style-name="_37_2">m</text:span><text:span text:style-name="_31_8">e</text:span><text:span text:style-name="_33_3">n</text:span><text:span text:style-name="_37_2">t</text:span><text:span text:style-name="_31_"> </text:span><text:span text:style-name="_33_5">o</text:span><text:span text:style-name="_37_2">f</text:span><text:span text:style-name="_31_"> </text:span><text:span text:style-name="_33_9">e</text:span><text:span text:style-name="_36_0">x</text:span><text:span text:style-name="_32_4">a</text:span><text:span text:style-name="_33_3">c</text:span><text:span text:style-name="_36_5">t</text:span><text:span text:style-name="_32_0">l</text:span><text:span text:style-name="_34_0">y</text:span><text:span text:style-name="_35_1"> </text:span><text:span text:style-name="_31_5">s</text:span><text:span text:style-name="_33_9">i</text:span><text:span text:style-name="_35_9">m</text:span><text:span text:style-name="_31_4">i</text:span><text:span text:style-name="_34_5">l</text:span><text:span text:style-name="_35_9">a</text:span><text:span text:style-name="_31_3">r</text:span><text:span text:style-name="_32_6"> </text:span><text:span text:style-name="_37_0">f</text:span><text:span text:style-name="_32_0">o</text:span><text:span text:style-name="_35_0">r</text:span><text:span text:style-name="_36_4">m</text:span><text:span text:style-name="_31_"> </text:span><text:span text:style-name="_34_8">m</text:span><text:span text:style-name="_35_7">a</text:span><text:span text:style-name="_32_4">y</text:span><text:span text:style-name="_32_6"> </text:span><text:span text:style-name="_37_0">b</text:span><text:span text:style-name="_32_5">e</text:span><text:span text:style-name="_32_6"> </text:span><text:span text:style-name="_36_4">m</text:span><text:span text:style-name="_31_7">a</text:span><text:span text:style-name="_34_0">d</text:span><text:span text:style-name="_37_5">e</text:span><text:span text:style-name="_31_"> </text:span><text:span text:style-name="_34_9">f</text:span><text:span text:style-name="_37_4">o</text:span><text:span text:style-name="_32_5">r</text:span><text:span text:style-name="_32_6"> </text:span><text:span text:style-name="_35_8">t</text:span><text:span text:style-name="_32_3">h</text:span><text:span text:style-name="_34_0">e</text:span><text:span text:style-name="_35_1"> </text:span><text:span text:style-name="_31_5">c</text:span><text:span text:style-name="_33_7">a</text:span><text:span text:style-name="_36_7">s</text:span><text:span text:style-name="_32_4">e</text:span><text:span text:style-name="_32_6"> </text:span><text:span text:style-name="_35_9">o</text:span><text:span text:style-name="_31_0">f</text:span><text:span text:style-name="_32_6"> </text:span><text:span text:style-name="_37_4">m</text:span><text:span text:style-name="_32_2">a</text:span><text:span text:style-name="_33_7">c</text:span><text:span text:style-name="_37_5">h</text:span><text:span text:style-name="_31_8">i</text:span><text:span text:style-name="_35_0">n</text:span><text:span text:style-name="_36_5">e</text:span><text:span text:style-name="_32_5">s</text:span><text:span text:style-name="_34_3">.</text:span><text:span text:style-name="_35_1"> </text:span><text:span text:style-name="_31_4">I</text:span><text:span text:style-name="_33_4">t</text:span><text:span text:style-name="_35_1"> </text:span><text:span text:style-name="_38_">m</text:span><text:span text:style-name="_34_2">a</text:span><text:span text:style-name="_37_5">y</text:span><text:span text:style-name="_31_"> </text:span><text:span text:style-name="_33_3">s</text:span><text:span text:style-name="_36_0">e</text:span><text:span text:style-name="_32_5">e</text:span><text:span text:style-name="_33_8">m</text:span><text:span text:style-name="_35_1"> </text:span><text:span text:style-name="_31_5">d</text:span><text:span text:style-name="_33_3">i</text:span><text:span text:style-name="_36_7">f</text:span><text:span text:style-name="_37_">f</text:span><text:span text:style-name="_34_4">e</text:span><text:span text:style-name="_37_5">r</text:span><text:span text:style-name="_39_">e</text:span><text:span text:style-name="_33_5">n</text:span><text:span text:style-name="_35_9">t</text:span><text:span text:style-name="_31_"> </text:span><text:span text:style-name="_34_0">b</text:span><text:span text:style-name="_36_0">e</text:span><text:span text:style-name="_31_2">c</text:span><text:span text:style-name="_34_3">a</text:span><text:span text:style-name="_35_8">u</text:span><text:span text:style-name="_37_">s</text:span><text:span text:style-name="_34_7">e</text:span><text:span text:style-name="_35_1"> </text:span><text:span text:style-name="_31_9">i</text:span><text:span text:style-name="_33_5">t</text:span><text:span text:style-name="_35_1"> </text:span><text:span text:style-name="_32_5">i</text:span><text:span text:style-name="_34_9">s</text:span><text:span text:style-name="_35_1"> </text:span><text:span text:style-name="_31_5">m</text:span><text:span text:style-name="_34_7">o</text:span><text:span text:style-name="_36_3">r</text:span><text:span text:style-name="_31_7">e</text:span><text:span text:style-name="_32_6"> </text:span><text:span text:style-name="_36_9">d</text:span><text:span text:style-name="_31_4">i</text:span><text:span text:style-name="_34_9">f</text:span><text:span text:style-name="_35_8">f</text:span><text:span text:style-name="_32_5">i</text:span><text:span text:style-name="_33_4">c</text:span><text:span text:style-name="_36_3">u</text:span><text:span text:style-name="_32_0">l</text:span><text:span text:style-name="_33_3">t</text:span><text:span text:style-name="_35_1"> </text:span><text:span text:style-name="_32_3">t</text:span><text:span text:style-name="_33_5">o</text:span><text:span text:style-name="_35_1"> </text:span><text:span text:style-name="_31_7">"</text:span><text:span text:style-name="_33_8">s</text:span><text:span text:style-name="_36_7">w</text:span><text:span text:style-name="_31_3">a</text:span><text:span text:style-name="_33_7">l</text:span><text:span text:style-name="_36_7">l</text:span><text:span text:style-name="_31_0">o</text:span><text:span text:style-name="_34_2">w</text:span><text:span text:style-name="_36_5">.</text:span><text:span text:style-name="_31_2">"</text:span><text:span text:style-name="_32_6"> </text:span><text:span text:style-name="_36_8">B</text:span><text:span text:style-name="_31_4">u</text:span><text:span text:style-name="_33_4">t</text:span><text:span text:style-name="_35_1"> </text:span><text:span text:style-name="_31_7">t</text:span><text:span text:style-name="_33_2">h</text:span><text:span text:style-name="_36_8">i</text:span><text:span text:style-name="_37_">s</text:span><text:span text:style-name="_32_6"> </text:span><text:span text:style-name="_36_7">r</text:span><text:span text:style-name="_31_5">e</text:span><text:span text:style-name="_34_3">a</text:span><text:span text:style-name="_36_7">l</text:span><text:span text:style-name="_31_5">l</text:span><text:span text:style-name="_34_4">y</text:span><text:span text:style-name="_35_1"> </text:span><text:span text:style-name="_32_3">o</text:span><text:span text:style-name="_33_7">n</text:span><text:span text:style-name="_37_2">l</text:span><text:span text:style-name="_31_8">y</text:span><text:span text:style-name="_32_6"> </text:span><text:span text:style-name="_36_5">m</text:span><text:span text:style-name="_32_3">e</text:span><text:span text:style-name="_33_5">a</text:span><text:span text:style-name="_37_4">n</text:span><text:span text:style-name="_31_0">s</text:span><text:span text:style-name="_32_6"> </text:span><text:span text:style-name="_37_5">t</text:span><text:span text:style-name="_31_4">h</text:span><text:span text:style-name="_33_3">a</text:span><text:span text:style-name="_37_2">t</text:span><text:span text:style-name="_31_"> </text:span><text:span text:style-name="_34_8">w</text:span><text:span text:style-name="_36_3">e</text:span><text:span text:style-name="_31_"> </text:span><text:span text:style-name="_34_3">t</text:span><text:span text:style-name="_35_7">h</text:span><text:span text:style-name="_32_0">i</text:span><text:span text:style-name="_33_8">n</text:span><text:span text:style-name="_37_0">k</text:span><text:span text:style-name="_31_"> </text:span><text:span text:style-name="_33_4">i</text:span><text:span text:style-name="_35_8">t</text:span><text:span text:style-name="_31_"> </text:span><text:span text:style-name="_33_4">w</text:span><text:span text:style-name="_35_9">o</text:span><text:span text:style-name="_37_">u</text:span><text:span text:style-name="_33_5">l</text:span><text:span text:style-name="_37_3">d</text:span><text:span text:style-name="_31_"> </text:span><text:span text:style-name="_34_5">b</text:span><text:span text:style-name="_36_0">e</text:span><text:span text:style-name="_31_"> </text:span><text:span text:style-name="_34_9">l</text:span><text:span text:style-name="_36_2">e</text:span><text:span text:style-name="_31_9">s</text:span><text:span text:style-name="_33_2">s</text:span><text:span text:style-name="_35_1"> </text:span><text:span text:style-name="_32_5">l</text:span><text:span text:style-name="_35_0">i</text:span><text:span text:style-name="_37_3">k</text:span><text:span text:style-name="_39_">e</text:span><text:span text:style-name="_34_4">l</text:span><text:span text:style-name="_37_0">y</text:span><text:span text:style-name="_31_"> </text:span><text:span text:style-name="_34_3">t</text:span><text:span text:style-name="_36_8">h</text:span><text:span text:style-name="_31_2">a</text:span><text:span text:style-name="_33_3">t</text:span><text:span text:style-name="_35_1"> </text:span><text:span text:style-name="_31_5">H</text:span><text:span text:style-name="_33_2">e</text:span><text:span text:style-name="_35_1"> </text:span><text:span text:style-name="_31_5">w</text:span><text:span text:style-name="_34_4">o</text:span><text:span text:style-name="_35_8">u</text:span><text:span text:style-name="_32_3">l</text:span><text:span text:style-name="_34_2">d</text:span><text:span text:style-name="_35_1"> </text:span><text:span text:style-name="_37_">c</text:span><text:span text:style-name="_34_9">o</text:span><text:span text:style-name="_37_4">n</text:span><text:span text:style-name="_32_3">s</text:span><text:span text:style-name="_33_7">i</text:span><text:span text:style-name="_36_8">d</text:span><text:span text:style-name="_32_2">e</text:span><text:span text:style-name="_34_5">r</text:span><text:span text:style-name="_35_1"> </text:span><text:span text:style-name="_31_9">t</text:span><text:span text:style-name="_34_9">h</text:span><text:span text:style-name="_37_0">e</text:span><text:span text:style-name="_31_"> </text:span><text:span text:style-name="_33_2">c</text:span><text:span text:style-name="_37_0">i</text:span><text:span text:style-name="_31_0">r</text:span><text:span text:style-name="_33_8">c</text:span><text:span text:style-name="_36_3">u</text:span><text:span text:style-name="_39_">m</text:span><text:span text:style-name="_33_2">s</text:span><text:span text:style-name="_36_7">t</text:span><text:span text:style-name="_32_3">a</text:span><text:span text:style-name="_34_5">n</text:span><text:span text:style-name="_36_3">c</text:span><text:span text:style-name="_31_8">e</text:span><text:span text:style-name="_35_0">s</text:span><text:span text:style-name="_35_1"> </text:span><text:span text:style-name="_31_7">s</text:span><text:span text:style-name="_34_2">u</text:span><text:span text:style-name="_36_2">i</text:span><text:span text:style-name="_31_2">t</text:span><text:span text:style-name="_33_5">a</text:span><text:span text:style-name="_35_8">b</text:span><text:span text:style-name="_32_2">l</text:span><text:span text:style-name="_34_8">e</text:span><text:span text:style-name="_35_1"> </text:span><text:span text:style-name="_32_0">f</text:span><text:span text:style-name="_34_0">o</text:span><text:span text:style-name="_36_8">r</text:span><text:span text:style-name="_31_"> </text:span><text:span text:style-name="_33_2">c</text:span><text:span text:style-name="_37_0">o</text:span><text:span text:style-name="_31_8">n</text:span><text:span text:style-name="_33_8">f</text:span><text:span text:style-name="_37_3">e</text:span><text:span text:style-name="_31_2">r</text:span><text:span text:style-name="_33_2">r</text:span><text:span text:style-name="_36_3">i</text:span><text:span text:style-name="_31_7">n</text:span><text:span text:style-name="_33_9">g</text:span><text:span text:style-name="_35_1"> </text:span><text:span text:style-name="_32_2">a</text:span><text:span text:style-name="_32_6"> </text:span><text:span text:style-name="_36_2">s</text:span><text:span text:style-name="_37_">o</text:span><text:span text:style-name="_33_2">u</text:span><text:span text:style-name="_37_2">l</text:span><text:span text:style-name="_32_5">.</text:span><text:span text:style-name="_32_6"> </text:span><text:span text:style-name="_36_2">T</text:span><text:span text:style-name="_32_3">h</text:span><text:span text:style-name="_33_9">e</text:span><text:span text:style-name="_35_1"> </text:span><text:span text:style-name="_37_">c</text:span><text:span text:style-name="_34_2">i</text:span><text:span text:style-name="_35_7">r</text:span><text:span text:style-name="_32_0">c</text:span><text:span text:style-name="_34_8">u</text:span><text:span text:style-name="_36_3">m</text:span><text:span text:style-name="_38_">s</text:span><text:span text:style-name="_34_4">t</text:span><text:span text:style-name="_37_2">a</text:span><text:span text:style-name="_37_">n</text:span><text:span text:style-name="_35_0">c</text:span><text:span text:style-name="_37_2">e</text:span><text:span text:style-name="_31_0">s</text:span><text:span text:style-name="_32_6"> </text:span><text:span text:style-name="_36_8">i</text:span><text:span text:style-name="_31_9">n</text:span><text:span text:style-name="_32_6"> </text:span><text:span text:style-name="_35_7">q</text:span><text:span text:style-name="_31_8">u</text:span><text:span text:style-name="_33_4">e</text:span><text:span text:style-name="_37_2">s</text:span><text:span text:style-name="_32_4">t</text:span><text:span text:style-name="_35_0">i</text:span><text:span text:style-name="_35_8">o</text:span><text:span text:style-name="_32_5">n</text:span><text:span text:style-name="_32_6"> </text:span><text:span text:style-name="_36_5">a</text:span><text:span text:style-name="_31_4">r</text:span><text:span text:style-name="_33_9">e</text:span><text:span text:style-name="_35_1"> </text:span><text:span text:style-name="_38_">d</text:span><text:span text:style-name="_34_2">i</text:span><text:span text:style-name="_37_3">s</text:span><text:span text:style-name="_31_4">c</text:span><text:span text:style-name="_34_0">u</text:span><text:span text:style-name="_36_9">s</text:span><text:span text:style-name="_31_5">s</text:span><text:span text:style-name="_34_4">e</text:span><text:span text:style-name="_37_5">d</text:span><text:span text:style-name="_31_"> </text:span><text:span text:style-name="_34_3">i</text:span><text:span text:style-name="_36_9">n</text:span><text:span text:style-name="_31_"> </text:span><text:span text:style-name="_34_2">t</text:span><text:span text:style-name="_37_3">h</text:span><text:span text:style-name="_32_5">e</text:span><text:span text:style-name="_32_6"> </text:span><text:span text:style-name="_36_5">r</text:span><text:span text:style-name="_32_5">e</text:span><text:span text:style-name="_35_0">s</text:span><text:span text:style-name="_37_2">t</text:span><text:span text:style-name="_31_"> </text:span><text:span text:style-name="_35_0">o</text:span><text:span text:style-name="_36_5">f</text:span><text:span text:style-name="_31_"> </text:span><text:span text:style-name="_33_5">t</text:span><text:span text:style-name="_36_7">h</text:span><text:span text:style-name="_32_4">i</text:span><text:span text:style-name="_34_3">s</text:span><text:span text:style-name="_35_1"> </text:span><text:span text:style-name="_31_4">p</text:span><text:span text:style-name="_34_7">a</text:span><text:span text:style-name="_37_4">p</text:span><text:span text:style-name="_31_2">e</text:span><text:span text:style-name="_33_7">r</text:span><text:span text:style-name="_36_7">.</text:span><text:span text:style-name="_31_"> </text:span><text:span text:style-name="_33_3">I</text:span><text:span text:style-name="_36_7">n</text:span><text:span text:style-name="_31_"> </text:span><text:span text:style-name="_34_4">a</text:span><text:span text:style-name="_35_7">t</text:span><text:span text:style-name="_32_4">t</text:span><text:span text:style-name="_34_8">e</text:span><text:span text:style-name="_35_7">m</text:span><text:span text:style-name="_31_2">p</text:span><text:span text:style-name="_34_4">t</text:span><text:span text:style-name="_37_3">i</text:span><text:span text:style-name="_31_3">n</text:span><text:span text:style-name="_34_0">g</text:span><text:span text:style-name="_35_1"> </text:span><text:span text:style-name="_32_0">t</text:span><text:span text:style-name="_33_3">o</text:span><text:span text:style-name="_35_1"> </text:span><text:span text:style-name="_31_7">c</text:span><text:span text:style-name="_33_8">o</text:span><text:span text:style-name="_36_7">n</text:span><text:span text:style-name="_38_">s</text:span><text:span text:style-name="_34_4">t</text:span><text:span text:style-name="_37_2">r</text:span><text:span text:style-name="_31_0">u</text:span><text:span text:style-name="_34_2">c</text:span><text:span text:style-name="_36_5">t</text:span><text:span text:style-name="_31_"> </text:span><text:span text:style-name="_35_0">s</text:span><text:span text:style-name="_37_0">u</text:span><text:span text:style-name="_31_7">c</text:span><text:span text:style-name="_33_5">h</text:span><text:span text:style-name="_35_1"> </text:span><text:span text:style-name="_32_4">m</text:span><text:span text:style-name="_35_0">a</text:span><text:span text:style-name="_36_3">c</text:span><text:span text:style-name="_32_4">h</text:span><text:span text:style-name="_33_9">i</text:span><text:span text:style-name="_37_2">n</text:span><text:span text:style-name="_31_4">e</text:span><text:span text:style-name="_34_7">s</text:span><text:span text:style-name="_35_1"> </text:span><text:span text:style-name="_31_0">w</text:span><text:span text:style-name="_33_5">e</text:span><text:span text:style-name="_35_1"> </text:span><text:span text:style-name="_31_8">s</text:span><text:span text:style-name="_33_4">h</text:span><text:span text:style-name="_35_7">o</text:span><text:span text:style-name="_31_9">u</text:span><text:span text:style-name="_33_7">l</text:span><text:span text:style-name="_36_5">d</text:span><text:span text:style-name="_31_"> </text:span><text:span text:style-name="_33_2">n</text:span><text:span text:style-name="_37_4">o</text:span><text:span text:style-name="_31_2">t</text:span><text:span text:style-name="_32_6"> </text:span><text:span text:style-name="_35_7">b</text:span><text:span text:style-name="_39_">e</text:span><text:span text:style-name="_32_6"> </text:span><text:span text:style-name="_36_9">i</text:span><text:span text:style-name="_37_">r</text:span><text:span text:style-name="_33_2">r</text:span><text:span text:style-name="_36_2">e</text:span><text:span text:style-name="_31_9">v</text:span><text:span text:style-name="_34_3">e</text:span><text:span text:style-name="_37_0">r</text:span><text:span text:style-name="_39_">e</text:span><text:span text:style-name="_34_8">n</text:span><text:span text:style-name="_37_2">t</text:span><text:span text:style-name="_37_">l</text:span><text:span text:style-name="_34_9">y</text:span><text:span text:style-name="_35_1"> </text:span><text:span text:style-name="_31_0">u</text:span><text:span text:style-name="_34_2">s</text:span><text:span text:style-name="_36_3">u</text:span><text:span text:style-name="_32_2">r</text:span><text:span text:style-name="_33_9">p</text:span><text:span text:style-name="_35_7">i</text:span><text:span text:style-name="_31_4">n</text:span><text:span text:style-name="_33_8">g</text:span><text:span text:style-name="_35_1"> </text:span><text:span text:style-name="_39_">H</text:span><text:span text:style-name="_34_4">i</text:span><text:span text:style-name="_37_3">s</text:span><text:span text:style-name="_31_"> </text:span><text:span text:style-name="_33_9">p</text:span><text:span text:style-name="_37_2">o</text:span><text:span text:style-name="_32_2">w</text:span><text:span text:style-name="_34_9">e</text:span><text:span text:style-name="_37_0">r</text:span><text:span text:style-name="_31_"> </text:span><text:span text:style-name="_34_9">o</text:span><text:span text:style-name="_36_5">f</text:span><text:span text:style-name="_31_"> </text:span><text:span text:style-name="_33_4">c</text:span><text:span text:style-name="_37_0">r</text:span><text:span text:style-name="_31_0">e</text:span><text:span text:style-name="_34_8">a</text:span><text:span text:style-name="_36_5">t</text:span><text:span text:style-name="_37_">i</text:span><text:span text:style-name="_34_7">n</text:span><text:span text:style-name="_36_4">g</text:span><text:span text:style-name="_31_"> </text:span><text:span text:style-name="_34_4">s</text:span><text:span text:style-name="_37_5">o</text:span><text:span text:style-name="_32_0">u</text:span><text:span text:style-name="_34_2">l</text:span><text:span text:style-name="_36_3">s</text:span><text:span text:style-name="_32_0">,</text:span><text:span text:style-name="_32_6"> </text:span><text:span text:style-name="_37_3">a</text:span><text:span text:style-name="_38_">n</text:span><text:span text:style-name="_33_9">y</text:span><text:span text:style-name="_35_1"> </text:span><text:span text:style-name="_32_0">m</text:span><text:span text:style-name="_34_7">o</text:span><text:span text:style-name="_35_9">r</text:span><text:span text:style-name="_32_5">e</text:span><text:span text:style-name="_32_6"> </text:span><text:span text:style-name="_36_0">t</text:span><text:span text:style-name="_32_5">h</text:span><text:span text:style-name="_33_4">a</text:span><text:span text:style-name="_36_3">n</text:span><text:span text:style-name="_31_"> </text:span><text:span text:style-name="_33_4">w</text:span><text:span text:style-name="_36_9">e</text:span><text:span text:style-name="_31_"> </text:span><text:span text:style-name="_34_0">a</text:span><text:span text:style-name="_36_3">r</text:span><text:span text:style-name="_31_7">e</text:span><text:span text:style-name="_32_6"> </text:span><text:span text:style-name="_36_5">i</text:span><text:span text:style-name="_32_5">n</text:span><text:span text:style-name="_32_6"> </text:span><text:span text:style-name="_35_8">t</text:span><text:span text:style-name="_31_3">h</text:span><text:span text:style-name="_33_9">e</text:span><text:span text:style-name="_35_1"> </text:span><text:span text:style-name="_38_">p</text:span><text:span text:style-name="_33_2">r</text:span><text:span text:style-name="_37_3">o</text:span><text:span text:style-name="_32_2">c</text:span><text:span text:style-name="_33_2">r</text:span><text:span text:style-name="_36_0">e</text:span><text:span text:style-name="_38_">a</text:span><text:span text:style-name="_34_8">t</text:span><text:span text:style-name="_36_5">i</text:span><text:span text:style-name="_32_3">o</text:span><text:span text:style-name="_33_8">n</text:span><text:span text:style-name="_35_1"> </text:span><text:span text:style-name="_31_5">o</text:span><text:span text:style-name="_33_3">f</text:span><text:span text:style-name="_35_1"> </text:span><text:span text:style-name="_31_4">c</text:span><text:span text:style-name="_34_8">h</text:span><text:span text:style-name="_35_7">i</text:span><text:span text:style-name="_31_8">l</text:span><text:span text:style-name="_34_7">d</text:span><text:span text:style-name="_35_8">r</text:span><text:span text:style-name="_38_">e</text:span><text:span text:style-name="_34_4">n</text:span><text:span text:style-name="_36_2">:</text:span><text:span text:style-name="_31_"> </text:span><text:span text:style-name="_33_5">r</text:span><text:span text:style-name="_36_9">a</text:span><text:span text:style-name="_31_2">t</text:span><text:span text:style-name="_34_7">h</text:span><text:span text:style-name="_37_4">e</text:span><text:span text:style-name="_38_">r</text:span><text:span text:style-name="_32_6"> </text:span><text:span text:style-name="_37_4">w</text:span><text:span text:style-name="_39_">e</text:span><text:span text:style-name="_32_6"> </text:span><text:span text:style-name="_37_3">a</text:span><text:span text:style-name="_32_4">r</text:span><text:span text:style-name="_34_0">e</text:span><text:span text:style-name="_36_4">,</text:span><text:span text:style-name="_31_"> </text:span><text:span text:style-name="_33_2">i</text:span><text:span text:style-name="_36_5">n</text:span><text:span text:style-name="_31_"> </text:span><text:span text:style-name="_33_2">e</text:span><text:span text:style-name="_37_5">i</text:span><text:span text:style-name="_32_0">t</text:span><text:span text:style-name="_35_0">h</text:span><text:span text:style-name="_37_0">e</text:span><text:span text:style-name="_32_5">r</text:span><text:span text:style-name="_32_6"> </text:span><text:span text:style-name="_36_2">c</text:span><text:span text:style-name="_39_">a</text:span><text:span text:style-name="_34_0">s</text:span><text:span text:style-name="_37_5">e</text:span><text:span text:style-name="_38_">,</text:span><text:span text:style-name="_32_6"> </text:span><text:span text:style-name="_35_8">i</text:span><text:span text:style-name="_32_4">n</text:span><text:span text:style-name="_34_9">s</text:span><text:span text:style-name="_37_0">t</text:span><text:span text:style-name="_31_0">r</text:span><text:span text:style-name="_33_9">u</text:span><text:span text:style-name="_36_4">m</text:span><text:span text:style-name="_37_">e</text:span><text:span text:style-name="_34_5">n</text:span><text:span text:style-name="_35_8">t</text:span><text:span text:style-name="_31_5">s</text:span><text:span text:style-name="_32_6"> </text:span><text:span text:style-name="_35_9">o</text:span><text:span text:style-name="_32_2">f</text:span><text:span text:style-name="_32_6"> </text:span><text:span text:style-name="_35_8">H</text:span><text:span text:style-name="_32_4">i</text:span><text:span text:style-name="_33_3">s</text:span><text:span text:style-name="_35_1"> </text:span><text:span text:style-name="_31_4">w</text:span><text:span text:style-name="_34_2">i</text:span><text:span text:style-name="_36_3">l</text:span><text:span text:style-name="_32_5">l</text:span><text:span text:style-name="_32_6"> </text:span><text:span text:style-name="_36_9">p</text:span><text:span text:style-name="_31_2">r</text:span><text:span text:style-name="_33_8">o</text:span><text:span text:style-name="_36_5">v</text:span><text:span text:style-name="_31_3">i</text:span><text:span text:style-name="_33_8">d</text:span><text:span text:style-name="_36_4">i</text:span><text:span text:style-name="_37_">n</text:span><text:span text:style-name="_35_0">g</text:span><text:span text:style-name="_35_1"> </text:span><text:span text:style-name="_32_3">.</text:span><text:span text:style-name="_33_7">m</text:span><text:span text:style-name="_37_5">a</text:span><text:span text:style-name="_31_0">n</text:span><text:span text:style-name="_33_2">s</text:span><text:span text:style-name="_36_3">i</text:span><text:span text:style-name="_38_">o</text:span><text:span text:style-name="_34_3">n</text:span><text:span text:style-name="_35_7">s</text:span><text:span text:style-name="_31_"> </text:span><text:span text:style-name="_33_4">f</text:span><text:span text:style-name="_36_4">o</text:span><text:span text:style-name="_37_">r</text:span><text:span text:style-name="_32_6"> </text:span><text:span text:style-name="_37_5">t</text:span><text:span text:style-name="_31_0">h</text:span><text:span text:style-name="_33_4">e</text:span><text:span text:style-name="_35_1"> </text:span><text:span text:style-name="_31_8">s</text:span><text:span text:style-name="_34_9">o</text:span><text:span text:style-name="_36_5">u</text:span><text:span text:style-name="_31_4">l</text:span><text:span text:style-name="_34_2">s</text:span><text:span text:style-name="_35_1"> </text:span><text:span text:style-name="_31_9">t</text:span><text:span text:style-name="_34_4">h</text:span><text:span text:style-name="_37_0">a</text:span><text:span text:style-name="_39_">t</text:span><text:span text:style-name="_32_6"> </text:span><text:span text:style-name="_37_4">H</text:span><text:span text:style-name="_31_9">e</text:span><text:span text:style-name="_32_6"> </text:span><text:span text:style-name="_36_3">c</text:span><text:span text:style-name="_31_4">r</text:span><text:span text:style-name="_34_0">e</text:span><text:span text:style-name="_37_0">a</text:span><text:span text:style-name="_31_8">t</text:span><text:span text:style-name="_34_0">e</text:span><text:span text:style-name="_35_9">s</text:span><text:span text:style-name="_31_5">.</text:span></text:p>
      <text:p text:style-name="P1"><text:span text:style-name="_36_2">H</text:span><text:span text:style-name="_31_3">o</text:span><text:span text:style-name="_34_3">w</text:span><text:span text:style-name="_36_8">e</text:span><text:span text:style-name="_31_8">v</text:span><text:span text:style-name="_35_0">e</text:span><text:span text:style-name="_36_8">r</text:span><text:span text:style-name="_32_3">,</text:span><text:span text:style-name="_32_6"> </text:span><text:span text:style-name="_36_8">t</text:span><text:span text:style-name="_31_2">h</text:span><text:span text:style-name="_33_4">i</text:span><text:span text:style-name="_35_8">s</text:span><text:span text:style-name="_31_"> </text:span><text:span text:style-name="_33_7">i</text:span><text:span text:style-name="_36_2">s</text:span><text:span text:style-name="_31_"> </text:span><text:span text:style-name="_34_5">m</text:span><text:span text:style-name="_35_7">e</text:span><text:span text:style-name="_31_2">r</text:span><text:span text:style-name="_34_7">e</text:span><text:span text:style-name="_35_1"> </text:span><text:span text:style-name="_31_2">s</text:span><text:span text:style-name="_34_8">p</text:span><text:span text:style-name="_37_2">e</text:span><text:span text:style-name="_32_5">c</text:span><text:span text:style-name="_34_9">u</text:span><text:span text:style-name="_36_9">l</text:span><text:span text:style-name="_32_0">a</text:span><text:span text:style-name="_33_7">t</text:span><text:span text:style-name="_36_7">i</text:span><text:span text:style-name="_31_2">o</text:span><text:span text:style-name="_33_3">n</text:span><text:span text:style-name="_37_4">.</text:span><text:span text:style-name="_31_"> </text:span><text:span text:style-name="_33_7">I</text:span><text:span text:style-name="_35_1"> </text:span><text:span text:style-name="_31_2">a</text:span><text:span text:style-name="_33_9">m</text:span><text:span text:style-name="_35_1"> </text:span><text:span text:style-name="_32_5">n</text:span><text:span text:style-name="_34_8">o</text:span><text:span text:style-name="_35_7">t</text:span><text:span text:style-name="_31_"> </text:span><text:span text:style-name="_33_3">v</text:span><text:span text:style-name="_36_8">e</text:span><text:span text:style-name="_31_9">r</text:span><text:span text:style-name="_34_4">y</text:span><text:span text:style-name="_35_1"> </text:span><text:span text:style-name="_32_0">i</text:span><text:span text:style-name="_34_2">m</text:span><text:span text:style-name="_36_9">p</text:span><text:span text:style-name="_31_2">r</text:span><text:span text:style-name="_35_0">e</text:span><text:span text:style-name="_37_3">s</text:span><text:span text:style-name="_32_2">s</text:span><text:span text:style-name="_34_2">e</text:span><text:span text:style-name="_35_9">d</text:span><text:span text:style-name="_31_"> </text:span><text:span text:style-name="_33_3">w</text:span><text:span text:style-name="_36_7">i</text:span><text:span text:style-name="_31_8">t</text:span><text:span text:style-name="_34_4">h</text:span><text:span text:style-name="_35_1"> </text:span><text:span text:style-name="_32_2">t</text:span><text:span text:style-name="_33_3">h</text:span><text:span text:style-name="_36_0">e</text:span><text:span text:style-name="_31_2">o</text:span><text:span text:style-name="_33_8">l</text:span><text:span text:style-name="_36_0">o</text:span><text:span text:style-name="_32_3">g</text:span><text:span text:style-name="_33_5">i</text:span><text:span text:style-name="_35_7">c</text:span><text:span text:style-name="_31_0">a</text:span><text:span text:style-name="_34_5">l</text:span><text:span text:style-name="_35_1"> </text:span><text:span text:style-name="_31_0">a</text:span><text:span text:style-name="_33_8">r</text:span><text:span text:style-name="_37_5">g</text:span><text:span text:style-name="_32_0">u</text:span><text:span text:style-name="_35_0">m</text:span><text:span text:style-name="_37_3">e</text:span><text:span text:style-name="_31_4">n</text:span><text:span text:style-name="_34_8">t</text:span><text:span text:style-name="_37_3">s</text:span><text:span text:style-name="_31_"> </text:span><text:span text:style-name="_33_9">w</text:span><text:span text:style-name="_36_3">h</text:span><text:span text:style-name="_39_">a</text:span><text:span text:style-name="_34_2">t</text:span><text:span text:style-name="_37_2">e</text:span><text:span text:style-name="_32_4">v</text:span><text:span text:style-name="_33_7">e</text:span><text:span text:style-name="_36_5">r</text:span><text:span text:style-name="_31_"> </text:span><text:span text:style-name="_34_2">t</text:span><text:span text:style-name="_35_7">h</text:span><text:span text:style-name="_31_7">e</text:span><text:span text:style-name="_33_4">y</text:span><text:span text:style-name="_35_1"> </text:span><text:span text:style-name="_31_7">m</text:span><text:span text:style-name="_34_2">a</text:span><text:span text:style-name="_37_4">y</text:span><text:span text:style-name="_31_"> </text:span><text:span text:style-name="_33_5">b</text:span><text:span text:style-name="_36_4">e</text:span><text:span text:style-name="_31_"> </text:span><text:span text:style-name="_34_5">u</text:span><text:span text:style-name="_35_7">s</text:span><text:span text:style-name="_31_7">e</text:span><text:span text:style-name="_33_8">d</text:span><text:span text:style-name="_35_1"> </text:span><text:span text:style-name="_32_4">t</text:span><text:span text:style-name="_34_5">o</text:span><text:span text:style-name="_35_1"> </text:span><text:span text:style-name="_31_8">s</text:span><text:span text:style-name="_33_7">u</text:span><text:span text:style-name="_36_3">p</text:span><text:span text:style-name="_32_0">p</text:span><text:span text:style-name="_34_7">o</text:span><text:span text:style-name="_36_0">r</text:span><text:span text:style-name="_32_4">t</text:span><text:span text:style-name="_34_8">.</text:span><text:span text:style-name="_35_1"> </text:span><text:span text:style-name="_32_3">S</text:span><text:span text:style-name="_33_5">u</text:span><text:span text:style-name="_36_3">c</text:span><text:span text:style-name="_31_2">h</text:span><text:span text:style-name="_32_6"> </text:span><text:span text:style-name="_36_5">a</text:span><text:span text:style-name="_31_4">r</text:span><text:span text:style-name="_33_7">g</text:span><text:span text:style-name="_37_3">u</text:span><text:span text:style-name="_37_">m</text:span><text:span text:style-name="_33_9">e</text:span><text:span text:style-name="_35_8">n</text:span><text:span text:style-name="_32_3">t</text:span><text:span text:style-name="_34_0">s</text:span><text:span text:style-name="_35_1"> </text:span><text:span text:style-name="_31_0">h</text:span><text:span text:style-name="_34_3">a</text:span><text:span text:style-name="_36_4">v</text:span><text:span text:style-name="_32_0">e</text:span><text:span text:style-name="_32_6"> </text:span><text:span text:style-name="_36_5">o</text:span><text:span text:style-name="_38_">f</text:span><text:span text:style-name="_34_9">t</text:span><text:span text:style-name="_36_9">e</text:span><text:span text:style-name="_32_4">n</text:span><text:span text:style-name="_32_6"> </text:span><text:span text:style-name="_37_2">b</text:span><text:span text:style-name="_31_5">e</text:span><text:span text:style-name="_34_8">e</text:span><text:span text:style-name="_36_2">n</text:span><text:span text:style-name="_31_"> </text:span><text:span text:style-name="_33_2">f</text:span><text:span text:style-name="_36_9">o</text:span><text:span text:style-name="_31_7">u</text:span><text:span text:style-name="_34_7">n</text:span><text:span text:style-name="_37_5">d</text:span><text:span text:style-name="_31_"> </text:span><text:span text:style-name="_34_4">u</text:span><text:span text:style-name="_36_3">n</text:span><text:span text:style-name="_38_">s</text:span><text:span text:style-name="_34_9">a</text:span><text:span text:style-name="_35_9">t</text:span><text:span text:style-name="_31_2">i</text:span><text:span text:style-name="_34_4">s</text:span><text:span text:style-name="_36_3">f</text:span><text:span text:style-name="_32_2">a</text:span><text:span text:style-name="_33_5">c</text:span><text:span text:style-name="_36_2">t</text:span><text:span text:style-name="_37_">o</text:span><text:span text:style-name="_33_8">r</text:span><text:span text:style-name="_36_7">y</text:span><text:span text:style-name="_31_"> </text:span><text:span text:style-name="_34_2">i</text:span><text:span text:style-name="_36_8">n</text:span><text:span text:style-name="_31_"> </text:span><text:span text:style-name="_34_8">t</text:span><text:span text:style-name="_36_0">h</text:span><text:span text:style-name="_31_5">e</text:span><text:span text:style-name="_32_6"> </text:span><text:span text:style-name="_36_8">p</text:span><text:span text:style-name="_31_3">a</text:span><text:span text:style-name="_34_7">s</text:span><text:span text:style-name="_37_2">t</text:span><text:span text:style-name="_31_4">.</text:span><text:span text:style-name="_32_6"> </text:span><text:span text:style-name="_37_4">I</text:span><text:span text:style-name="_31_4">n</text:span><text:span text:style-name="_32_6"> </text:span><text:span text:style-name="_37_3">t</text:span><text:span text:style-name="_31_0">h</text:span><text:span text:style-name="_34_0">e</text:span><text:span text:style-name="_35_1"> </text:span><text:span text:style-name="_32_4">t</text:span><text:span text:style-name="_34_3">i</text:span><text:span text:style-name="_35_7">m</text:span><text:span text:style-name="_39_">e</text:span><text:span text:style-name="_32_6"> </text:span><text:span text:style-name="_37_3">o</text:span><text:span text:style-name="_32_0">f</text:span><text:span text:style-name="_32_6"> </text:span><text:span text:style-name="_36_2">G</text:span><text:span text:style-name="_31_9">a</text:span><text:span text:style-name="_33_7">l</text:span><text:span text:style-name="_36_4">i</text:span><text:span text:style-name="_31_2">l</text:span><text:span text:style-name="_34_4">e</text:span><text:span text:style-name="_36_9">o</text:span><text:span text:style-name="_31_"> </text:span><text:span text:style-name="_33_4">i</text:span><text:span text:style-name="_36_7">t</text:span><text:span text:style-name="_31_"> </text:span><text:span text:style-name="_35_0">w</text:span><text:span text:style-name="_36_9">a</text:span><text:span text:style-name="_31_0">s</text:span><text:span text:style-name="_32_6"> </text:span><text:span text:style-name="_37_0">a</text:span><text:span text:style-name="_32_3">r</text:span><text:span text:style-name="_34_8">g</text:span><text:span text:style-name="_36_7">u</text:span><text:span text:style-name="_31_7">e</text:span><text:span text:style-name="_34_4">d</text:span><text:span text:style-name="_35_1"> </text:span><text:span text:style-name="_31_4">t</text:span><text:span text:style-name="_33_4">h</text:span><text:span text:style-name="_36_4">a</text:span><text:span text:style-name="_31_8">t</text:span><text:span text:style-name="_32_6"> </text:span><text:span text:style-name="_36_4">t</text:span><text:span text:style-name="_32_5">h</text:span><text:span text:style-name="_34_7">e</text:span><text:span text:style-name="_35_1"> </text:span><text:span text:style-name="_37_">t</text:span><text:span text:style-name="_34_5">e</text:span><text:span text:style-name="_36_8">x</text:span><text:span text:style-name="_31_0">t</text:span><text:span text:style-name="_34_4">s</text:span><text:span text:style-name="_37_5">,</text:span><text:span text:style-name="_31_"> </text:span><text:span text:style-name="_33_4">"</text:span><text:span text:style-name="_36_7">A</text:span><text:span text:style-name="_31_9">n</text:span><text:span text:style-name="_34_7">d</text:span><text:span text:style-name="_35_1"> </text:span><text:span text:style-name="_32_0">t</text:span><text:span text:style-name="_33_4">h</text:span><text:span text:style-name="_36_4">e</text:span><text:span text:style-name="_31_"> </text:span><text:span text:style-name="_33_5">s</text:span><text:span text:style-name="_36_2">u</text:span><text:span text:style-name="_31_9">n</text:span><text:span text:style-name="_32_6"> </text:span><text:span text:style-name="_36_0">s</text:span><text:span text:style-name="_37_">t</text:span><text:span text:style-name="_35_0">o</text:span><text:span text:style-name="_35_8">o</text:span><text:span text:style-name="_31_3">d</text:span><text:span text:style-name="_32_6"> </text:span><text:span text:style-name="_35_8">s</text:span><text:span text:style-name="_32_4">t</text:span><text:span text:style-name="_34_2">i</text:span><text:span text:style-name="_36_8">l</text:span><text:span text:style-name="_31_3">l</text:span><text:span text:style-name="_32_6"> </text:span><text:span text:style-name="_36_4">.</text:span><text:span text:style-name="_31_"> </text:span><text:span text:style-name="_34_4">.</text:span><text:span text:style-name="_35_1"> </text:span><text:span text:style-name="_32_3">.</text:span><text:span text:style-name="_32_6"> </text:span><text:span text:style-name="_35_7">a</text:span><text:span text:style-name="_32_4">n</text:span><text:span text:style-name="_35_0">d</text:span><text:span text:style-name="_35_1"> </text:span><text:span text:style-name="_38_">h</text:span><text:span text:style-name="_34_4">a</text:span><text:span text:style-name="_37_5">s</text:span><text:span text:style-name="_31_5">t</text:span><text:span text:style-name="_33_4">e</text:span><text:span text:style-name="_36_9">d</text:span><text:span text:style-name="_31_"> </text:span><text:span text:style-name="_34_4">n</text:span><text:span text:style-name="_35_7">o</text:span><text:span text:style-name="_31_8">t</text:span><text:span text:style-name="_32_6"> </text:span><text:span text:style-name="_36_8">t</text:span><text:span text:style-name="_31_9">o</text:span><text:span text:style-name="_32_6"> </text:span><text:span text:style-name="_36_3">g</text:span><text:span text:style-name="_32_5">o</text:span><text:span text:style-name="_32_6"> </text:span><text:span text:style-name="_36_5">d</text:span><text:span text:style-name="_31_9">o</text:span><text:span text:style-name="_33_3">w</text:span><text:span text:style-name="_35_7">n</text:span><text:span text:style-name="_31_"> </text:span><text:span text:style-name="_34_0">a</text:span><text:span text:style-name="_36_9">b</text:span><text:span text:style-name="_32_2">o</text:span><text:span text:style-name="_33_5">u</text:span><text:span text:style-name="_36_7">t</text:span><text:span text:style-name="_31_"> </text:span><text:span text:style-name="_33_3">a</text:span><text:span text:style-name="_35_1"> </text:span><text:span text:style-name="_32_5">w</text:span><text:span text:style-name="_34_5">h</text:span><text:span text:style-name="_37_4">o</text:span><text:span text:style-name="_32_2">l</text:span><text:span text:style-name="_33_4">e</text:span><text:span text:style-name="_35_1"> </text:span><text:span text:style-name="_31_8">d</text:span><text:span text:style-name="_34_3">a</text:span><text:span text:style-name="_37_4">y</text:span><text:span text:style-name="_32_2">"</text:span><text:span text:style-name="_32_6"> </text:span><text:span text:style-name="_36_4">(</text:span><text:span text:style-name="_31_4">J</text:span><text:span text:style-name="_34_2">o</text:span><text:span text:style-name="_37_3">s</text:span><text:span text:style-name="_39_">h</text:span><text:span text:style-name="_33_3">u</text:span><text:span text:style-name="_37_3">a</text:span><text:span text:style-name="_31_"> </text:span><text:span text:style-name="_35_0">x</text:span><text:span text:style-name="_36_8">.</text:span><text:span text:style-name="_31_"> </text:span><text:span text:style-name="_35_0">1</text:span><text:span text:style-name="_36_0">3</text:span><text:span text:style-name="_31_2">)</text:span><text:span text:style-name="_32_6"> </text:span><text:span text:style-name="_37_0">a</text:span><text:span text:style-name="_31_5">n</text:span><text:span text:style-name="_34_0">d</text:span><text:span text:style-name="_35_1"> </text:span><text:span text:style-name="_32_0">"</text:span><text:span text:style-name="_34_5">H</text:span><text:span text:style-name="_36_5">e</text:span><text:span text:style-name="_31_"> </text:span><text:span text:style-name="_34_7">l</text:span><text:span text:style-name="_37_0">a</text:span><text:span text:style-name="_32_5">i</text:span><text:span text:style-name="_33_5">d</text:span><text:span text:style-name="_35_1"> </text:span><text:span text:style-name="_32_3">t</text:span><text:span text:style-name="_33_7">h</text:span><text:span text:style-name="_36_8">e</text:span><text:span text:style-name="_31_"> </text:span><text:span text:style-name="_33_8">f</text:span><text:span text:style-name="_37_3">o</text:span><text:span text:style-name="_31_7">u</text:span><text:span text:style-name="_34_0">n</text:span><text:span text:style-name="_36_4">d</text:span><text:span text:style-name="_31_2">a</text:span><text:span text:style-name="_35_0">t</text:span><text:span text:style-name="_37_4">i</text:span><text:span text:style-name="_31_7">o</text:span><text:span text:style-name="_34_7">n</text:span><text:span text:style-name="_36_7">s</text:span><text:span text:style-name="_31_"> </text:span><text:span text:style-name="_33_3">o</text:span><text:span text:style-name="_37_4">f</text:span><text:span text:style-name="_31_"> </text:span><text:span text:style-name="_33_5">t</text:span><text:span text:style-name="_37_0">h</text:span><text:span text:style-name="_39_">e</text:span><text:span text:style-name="_32_6"> </text:span><text:span text:style-name="_36_2">e</text:span><text:span text:style-name="_32_5">a</text:span><text:span text:style-name="_34_8">r</text:span><text:span text:style-name="_36_3">t</text:span><text:span text:style-name="_31_0">h</text:span><text:span text:style-name="_34_0">,</text:span><text:span text:style-name="_35_1"> </text:span><text:span text:style-name="_31_0">t</text:span><text:span text:style-name="_34_5">h</text:span><text:span text:style-name="_37_5">a</text:span><text:span text:style-name="_31_7">t</text:span><text:span text:style-name="_32_6"> </text:span><text:span text:style-name="_35_8">i</text:span><text:span text:style-name="_32_3">t</text:span><text:span text:style-name="_32_6"> </text:span><text:span text:style-name="_36_5">s</text:span><text:span text:style-name="_39_">h</text:span><text:span text:style-name="_33_3">o</text:span><text:span text:style-name="_37_4">u</text:span><text:span text:style-name="_31_3">l</text:span><text:span text:style-name="_33_3">d</text:span><text:span text:style-name="_35_1"> </text:span><text:span text:style-name="_38_">n</text:span><text:span text:style-name="_34_7">o</text:span><text:span text:style-name="_36_5">t</text:span><text:span text:style-name="_31_"> </text:span><text:span text:style-name="_34_4">m</text:span><text:span text:style-name="_36_9">o</text:span><text:span text:style-name="_32_5">v</text:span><text:span text:style-name="_33_5">e</text:span><text:span text:style-name="_35_1"> </text:span><text:span text:style-name="_38_">a</text:span><text:span text:style-name="_33_7">t</text:span><text:span text:style-name="_35_1"> </text:span><text:span text:style-name="_31_4">a</text:span><text:span text:style-name="_34_5">n</text:span><text:span text:style-name="_36_8">y</text:span><text:span text:style-name="_31_"> </text:span><text:span text:style-name="_34_5">t</text:span><text:span text:style-name="_35_7">i</text:span><text:span text:style-name="_38_">m</text:span><text:span text:style-name="_34_5">e</text:span><text:span text:style-name="_36_8">"</text:span><text:span text:style-name="_31_"> </text:span><text:span text:style-name="_34_9">(</text:span><text:span text:style-name="_36_3">P</text:span><text:span text:style-name="_31_0">s</text:span><text:span text:style-name="_34_8">a</text:span><text:span text:style-name="_36_2">l</text:span><text:span text:style-name="_31_2">m</text:span><text:span text:style-name="_32_6"> </text:span><text:span text:style-name="_37_2">c</text:span><text:span text:style-name="_37_">v</text:span><text:span text:style-name="_33_2">.</text:span><text:span text:style-name="_35_1"> </text:span><text:span text:style-name="_32_4">5</text:span><text:span text:style-name="_33_2">)</text:span><text:span text:style-name="_35_1"> </text:span><text:span text:style-name="_38_">w</text:span><text:span text:style-name="_34_5">e</text:span><text:span text:style-name="_36_2">r</text:span><text:span text:style-name="_31_3">e</text:span><text:span text:style-name="_32_6"> </text:span><text:span text:style-name="_35_8">a</text:span><text:span text:style-name="_39_">n</text:span><text:span text:style-name="_32_6"> </text:span><text:span text:style-name="_36_8">a</text:span><text:span text:style-name="_31_9">d</text:span><text:span text:style-name="_34_2">e</text:span><text:span text:style-name="_37_4">q</text:span><text:span text:style-name="_37_">u</text:span><text:span text:style-name="_34_8">a</text:span><text:span text:style-name="_36_0">t</text:span><text:span text:style-name="_32_2">e</text:span><text:span text:style-name="_32_6"> </text:span><text:span text:style-name="_35_8">r</text:span><text:span text:style-name="_31_7">e</text:span><text:span text:style-name="_33_9">f</text:span><text:span text:style-name="_36_9">u</text:span><text:span text:style-name="_39_">t</text:span><text:span text:style-name="_33_9">a</text:span><text:span text:style-name="_37_2">t</text:span><text:span text:style-name="_31_3">i</text:span><text:span text:style-name="_34_9">o</text:span><text:span text:style-name="_36_9">n</text:span><text:span text:style-name="_31_"> </text:span><text:span text:style-name="_33_8">o</text:span><text:span text:style-name="_36_2">f</text:span><text:span text:style-name="_31_"> </text:span><text:span text:style-name="_34_3">t</text:span><text:span text:style-name="_36_9">h</text:span><text:span text:style-name="_37_">e</text:span><text:span text:style-name="_32_6"> </text:span><text:span text:style-name="_35_9">C</text:span><text:span text:style-name="_37_">o</text:span><text:span text:style-name="_33_4">p</text:span><text:span text:style-name="_36_2">e</text:span><text:span text:style-name="_31_5">r</text:span><text:span text:style-name="_33_9">n</text:span><text:span text:style-name="_37_0">i</text:span><text:span text:style-name="_31_7">c</text:span><text:span text:style-name="_33_2">a</text:span><text:span text:style-name="_35_8">n</text:span><text:span text:style-name="_31_"> </text:span><text:span text:style-name="_35_0">t</text:span><text:span text:style-name="_35_9">h</text:span><text:span text:style-name="_31_7">e</text:span><text:span text:style-name="_33_4">o</text:span><text:span text:style-name="_35_9">r</text:span><text:span text:style-name="_38_">y</text:span><text:span text:style-name="_34_0">.</text:span><text:span text:style-name="_35_1"> </text:span><text:span text:style-name="_31_5">W</text:span><text:span text:style-name="_34_5">i</text:span><text:span text:style-name="_36_8">t</text:span><text:span text:style-name="_31_3">h</text:span><text:span text:style-name="_32_6"> </text:span><text:span text:style-name="_36_4">o</text:span><text:span text:style-name="_31_5">u</text:span><text:span text:style-name="_34_3">r</text:span><text:span text:style-name="_35_1"> </text:span><text:span text:style-name="_31_7">p</text:span><text:span text:style-name="_33_9">r</text:span><text:span text:style-name="_37_2">e</text:span><text:span text:style-name="_32_4">s</text:span><text:span text:style-name="_35_0">e</text:span><text:span text:style-name="_37_4">n</text:span><text:span text:style-name="_31_3">t</text:span><text:span text:style-name="_32_6"> </text:span><text:span text:style-name="_36_4">k</text:span><text:span text:style-name="_32_2">n</text:span><text:span text:style-name="_35_0">o</text:span><text:span text:style-name="_37_0">w</text:span><text:span text:style-name="_31_5">l</text:span><text:span text:style-name="_34_9">e</text:span><text:span text:style-name="_36_5">d</text:span><text:span text:style-name="_31_3">g</text:span><text:span text:style-name="_34_3">e</text:span><text:span text:style-name="_35_1"> </text:span><text:span text:style-name="_32_4">s</text:span><text:span text:style-name="_34_7">u</text:span><text:span text:style-name="_36_0">c</text:span><text:span text:style-name="_31_5">h</text:span><text:span text:style-name="_32_6"> </text:span><text:span text:style-name="_37_2">a</text:span><text:span text:style-name="_39_">n</text:span><text:span text:style-name="_32_6"> </text:span><text:span text:style-name="_36_4">a</text:span><text:span text:style-name="_38_">r</text:span><text:span text:style-name="_34_0">g</text:span><text:span text:style-name="_35_8">u</text:span><text:span text:style-name="_37_">m</text:span><text:span text:style-name="_33_9">e</text:span><text:span text:style-name="_36_8">n</text:span><text:span text:style-name="_32_4">t</text:span><text:span text:style-name="_32_6"> </text:span><text:span text:style-name="_36_0">a</text:span><text:span text:style-name="_32_0">p</text:span><text:span text:style-name="_33_5">p</text:span><text:span text:style-name="_36_7">e</text:span><text:span text:style-name="_32_2">a</text:span><text:span text:style-name="_34_8">r</text:span><text:span text:style-name="_36_3">s</text:span><text:span text:style-name="_31_"> </text:span><text:span text:style-name="_34_7">f</text:span><text:span text:style-name="_36_9">u</text:span><text:span text:style-name="_32_0">t</text:span><text:span text:style-name="_33_9">i</text:span><text:span text:style-name="_37_0">l</text:span><text:span text:style-name="_32_3">e</text:span><text:span text:style-name="_34_9">.</text:span><text:span text:style-name="_35_1"> </text:span><text:span text:style-name="_32_4">W</text:span><text:span text:style-name="_34_8">h</text:span><text:span text:style-name="_36_0">e</text:span><text:span text:style-name="_31_0">n</text:span><text:span text:style-name="_32_6"> </text:span><text:span text:style-name="_36_4">t</text:span><text:span text:style-name="_39_">h</text:span><text:span text:style-name="_34_7">a</text:span><text:span text:style-name="_36_8">t</text:span><text:span text:style-name="_31_"> </text:span><text:span text:style-name="_33_5">k</text:span><text:span text:style-name="_36_3">n</text:span><text:span text:style-name="_31_3">o</text:span><text:span text:style-name="_34_5">w</text:span><text:span text:style-name="_37_3">l</text:span><text:span text:style-name="_31_2">e</text:span><text:span text:style-name="_34_0">d</text:span><text:span text:style-name="_36_7">g</text:span><text:span text:style-name="_31_3">e</text:span><text:span text:style-name="_32_6"> </text:span><text:span text:style-name="_35_7">w</text:span><text:span text:style-name="_31_7">a</text:span><text:span text:style-name="_34_8">s</text:span><text:span text:style-name="_35_1"> </text:span><text:span text:style-name="_31_3">n</text:span><text:span text:style-name="_34_7">o</text:span><text:span text:style-name="_35_7">t</text:span><text:span text:style-name="_31_"> </text:span><text:span text:style-name="_34_9">a</text:span><text:span text:style-name="_36_7">v</text:span><text:span text:style-name="_31_8">a</text:span><text:span text:style-name="_34_3">i</text:span><text:span text:style-name="_37_4">l</text:span><text:span text:style-name="_37_">a</text:span><text:span text:style-name="_33_3">b</text:span><text:span text:style-name="_36_0">l</text:span><text:span text:style-name="_39_">e</text:span><text:span text:style-name="_32_6"> </text:span><text:span text:style-name="_37_3">i</text:span><text:span text:style-name="_32_0">t</text:span><text:span text:style-name="_32_6"> </text:span><text:span text:style-name="_35_8">m</text:span><text:span text:style-name="_31_4">a</text:span><text:span text:style-name="_33_5">d</text:span><text:span text:style-name="_36_0">e</text:span><text:span text:style-name="_31_"> </text:span><text:span text:style-name="_33_4">a</text:span><text:span text:style-name="_35_1"> </text:span><text:span text:style-name="_32_3">q</text:span><text:span text:style-name="_34_8">u</text:span><text:span text:style-name="_36_7">i</text:span><text:span text:style-name="_39_">t</text:span><text:span text:style-name="_35_0">e</text:span><text:span text:style-name="_35_1"> </text:span><text:span text:style-name="_38_">d</text:span><text:span text:style-name="_34_9">i</text:span><text:span text:style-name="_35_9">f</text:span><text:span text:style-name="_31_0">f</text:span><text:span text:style-name="_34_9">e</text:span><text:span text:style-name="_37_0">r</text:span><text:span text:style-name="_31_4">e</text:span><text:span text:style-name="_33_2">n</text:span><text:span text:style-name="_37_0">t</text:span><text:span text:style-name="_31_"> </text:span><text:span text:style-name="_33_3">i</text:span><text:span text:style-name="_36_4">m</text:span><text:span text:style-name="_32_2">p</text:span><text:span text:style-name="_33_8">r</text:span><text:span text:style-name="_37_3">e</text:span><text:span text:style-name="_38_">s</text:span><text:span text:style-name="_35_0">s</text:span><text:span text:style-name="_37_5">i</text:span><text:span text:style-name="_31_7">o</text:span><text:span text:style-name="_34_3">n</text:span><text:span text:style-name="_36_4">.</text:span></text:p>
      <text:p text:style-name="P1"><text:span text:style-name="_34_5">(</text:span><text:span text:style-name="_36_3">2</text:span><text:span text:style-name="_32_2">)</text:span><text:span text:style-name="_32_6"> </text:span><text:span text:style-name="_35_7">T</text:span><text:span text:style-name="_32_0">h</text:span><text:span text:style-name="_34_0">e</text:span><text:span text:style-name="_35_1"> </text:span><text:span text:style-name="_31_0">"</text:span><text:span text:style-name="_33_3">H</text:span><text:span text:style-name="_37_3">e</text:span><text:span text:style-name="_32_2">a</text:span><text:span text:style-name="_34_3">d</text:span><text:span text:style-name="_37_4">s</text:span><text:span text:style-name="_31_"> </text:span><text:span text:style-name="_34_9">i</text:span><text:span text:style-name="_35_9">n</text:span><text:span text:style-name="_31_"> </text:span><text:span text:style-name="_34_9">t</text:span><text:span text:style-name="_36_0">h</text:span><text:span text:style-name="_31_2">e</text:span><text:span text:style-name="_32_6"> </text:span><text:span text:style-name="_35_8">S</text:span><text:span text:style-name="_31_2">a</text:span><text:span text:style-name="_34_5">n</text:span><text:span text:style-name="_35_8">d</text:span><text:span text:style-name="_31_8">"</text:span><text:span text:style-name="_32_6"> </text:span><text:span text:style-name="_35_9">O</text:span><text:span text:style-name="_32_3">b</text:span><text:span text:style-name="_35_0">j</text:span><text:span text:style-name="_37_5">e</text:span><text:span text:style-name="_31_4">c</text:span><text:span text:style-name="_34_7">t</text:span><text:span text:style-name="_36_2">i</text:span><text:span text:style-name="_39_">o</text:span><text:span text:style-name="_33_4">n</text:span></text:p>
      <text:p text:style-name="P1"><text:span text:style-name="_32_0">T</text:span><text:span text:style-name="_35_0">h</text:span><text:span text:style-name="_36_3">e</text:span><text:span text:style-name="_31_"> </text:span><text:span text:style-name="_33_8">c</text:span><text:span text:style-name="_37_2">o</text:span><text:span text:style-name="_31_2">n</text:span><text:span text:style-name="_34_9">s</text:span><text:span text:style-name="_35_9">e</text:span><text:span text:style-name="_31_7">q</text:span><text:span text:style-name="_34_7">u</text:span><text:span text:style-name="_35_8">e</text:span><text:span text:style-name="_31_8">n</text:span><text:span text:style-name="_33_4">c</text:span><text:span text:style-name="_36_5">e</text:span><text:span text:style-name="_32_3">s</text:span><text:span text:style-name="_32_6"> </text:span><text:span text:style-name="_37_3">o</text:span><text:span text:style-name="_38_">f</text:span><text:span text:style-name="_32_6"> </text:span><text:span text:style-name="_35_8">m</text:span><text:span text:style-name="_31_9">a</text:span><text:span text:style-name="_34_4">c</text:span><text:span text:style-name="_36_0">h</text:span><text:span text:style-name="_31_4">i</text:span><text:span text:style-name="_34_8">n</text:span><text:span text:style-name="_35_8">e</text:span><text:span text:style-name="_31_8">s</text:span><text:span text:style-name="_32_6"> </text:span><text:span text:style-name="_36_4">t</text:span><text:span text:style-name="_31_7">h</text:span><text:span text:style-name="_34_5">i</text:span><text:span text:style-name="_37_2">n</text:span><text:span text:style-name="_31_5">k</text:span><text:span text:style-name="_34_7">i</text:span><text:span text:style-name="_36_4">n</text:span><text:span text:style-name="_31_4">g</text:span><text:span text:style-name="_32_6"> </text:span><text:span text:style-name="_36_8">w</text:span><text:span text:style-name="_32_0">o</text:span><text:span text:style-name="_33_3">u</text:span><text:span text:style-name="_35_8">l</text:span><text:span text:style-name="_31_2">d</text:span><text:span text:style-name="_32_6"> </text:span><text:span text:style-name="_36_4">b</text:span><text:span text:style-name="_31_0">e</text:span><text:span text:style-name="_32_6"> </text:span><text:span text:style-name="_36_8">t</text:span><text:span text:style-name="_32_2">o</text:span><text:span text:style-name="_33_7">o</text:span><text:span text:style-name="_35_1"> </text:span><text:span text:style-name="_31_3">d</text:span><text:span text:style-name="_34_8">r</text:span><text:span text:style-name="_36_5">e</text:span><text:span text:style-name="_31_4">a</text:span><text:span text:style-name="_33_8">d</text:span><text:span text:style-name="_36_5">f</text:span><text:span text:style-name="_32_0">u</text:span><text:span text:style-name="_34_3">l</text:span><text:span text:style-name="_36_3">.</text:span><text:span text:style-name="_31_"> </text:span><text:span text:style-name="_33_5">L</text:span><text:span text:style-name="_36_3">e</text:span><text:span text:style-name="_38_">t</text:span><text:span text:style-name="_32_6"> </text:span><text:span text:style-name="_37_0">u</text:span><text:span text:style-name="_31_8">s</text:span><text:span text:style-name="_32_6"> </text:span><text:span text:style-name="_36_5">h</text:span><text:span text:style-name="_31_0">o</text:span><text:span text:style-name="_33_5">p</text:span><text:span text:style-name="_37_2">e</text:span><text:span text:style-name="_31_"> </text:span><text:span text:style-name="_34_9">a</text:span><text:span text:style-name="_35_7">n</text:span><text:span text:style-name="_31_9">d</text:span><text:span text:style-name="_32_6"> </text:span><text:span text:style-name="_37_3">b</text:span><text:span text:style-name="_32_2">e</text:span><text:span text:style-name="_34_5">l</text:span><text:span text:style-name="_35_9">i</text:span><text:span text:style-name="_31_2">e</text:span><text:span text:style-name="_34_4">v</text:span><text:span text:style-name="_37_4">e</text:span><text:span text:style-name="_31_"> </text:span><text:span text:style-name="_33_9">t</text:span><text:span text:style-name="_36_9">h</text:span><text:span text:style-name="_31_9">a</text:span><text:span text:style-name="_33_8">t</text:span><text:span text:style-name="_35_1"> </text:span><text:span text:style-name="_37_">t</text:span><text:span text:style-name="_34_4">h</text:span><text:span text:style-name="_35_8">e</text:span><text:span text:style-name="_31_5">y</text:span><text:span text:style-name="_32_6"> </text:span><text:span text:style-name="_36_0">c</text:span><text:span text:style-name="_32_2">a</text:span><text:span text:style-name="_33_9">n</text:span><text:span text:style-name="_37_2">n</text:span><text:span text:style-name="_31_8">o</text:span><text:span text:style-name="_33_8">t</text:span><text:span text:style-name="_35_1"> </text:span><text:span text:style-name="_31_2">d</text:span><text:span text:style-name="_34_9">o</text:span><text:span text:style-name="_35_1"> </text:span><text:span text:style-name="_31_7">s</text:span><text:span text:style-name="_33_9">o</text:span><text:span text:style-name="_36_0">.</text:span><text:span text:style-name="_32_4">"</text:span></text:p>
      <text:p text:style-name="P1"><text:span text:style-name="_37_3">T</text:span><text:span text:style-name="_31_3">h</text:span><text:span text:style-name="_34_5">i</text:span><text:span text:style-name="_36_9">s</text:span><text:span text:style-name="_31_"> </text:span><text:span text:style-name="_33_8">a</text:span><text:span text:style-name="_37_5">r</text:span><text:span text:style-name="_31_3">g</text:span><text:span text:style-name="_33_4">u</text:span><text:span text:style-name="_37_4">m</text:span><text:span text:style-name="_31_4">e</text:span><text:span text:style-name="_34_7">n</text:span><text:span text:style-name="_36_3">t</text:span><text:span text:style-name="_31_"> </text:span><text:span text:style-name="_34_4">i</text:span><text:span text:style-name="_36_0">s</text:span><text:span text:style-name="_31_"> </text:span><text:span text:style-name="_34_5">s</text:span><text:span text:style-name="_36_9">e</text:span><text:span text:style-name="_31_4">l</text:span><text:span text:style-name="_34_2">d</text:span><text:span text:style-name="_37_4">o</text:span><text:span text:style-name="_32_0">m</text:span><text:span text:style-name="_32_6"> </text:span><text:span text:style-name="_36_7">e</text:span><text:span text:style-name="_37_">x</text:span><text:span text:style-name="_34_3">p</text:span><text:span text:style-name="_37_3">r</text:span><text:span text:style-name="_31_0">e</text:span><text:span text:style-name="_33_5">s</text:span><text:span text:style-name="_37_4">s</text:span><text:span text:style-name="_32_3">e</text:span><text:span text:style-name="_33_5">d</text:span><text:span text:style-name="_35_1"> </text:span><text:span text:style-name="_32_2">q</text:span><text:span text:style-name="_33_2">u</text:span><text:span text:style-name="_37_5">i</text:span><text:span text:style-name="_39_">t</text:span><text:span text:style-name="_33_7">e</text:span><text:span text:style-name="_35_1"> </text:span><text:span text:style-name="_37_">s</text:span><text:span text:style-name="_34_7">o</text:span><text:span text:style-name="_35_1"> </text:span><text:span text:style-name="_31_2">o</text:span><text:span text:style-name="_33_5">p</text:span><text:span text:style-name="_37_5">e</text:span><text:span text:style-name="_31_9">n</text:span><text:span text:style-name="_33_5">l</text:span><text:span text:style-name="_37_3">y</text:span><text:span text:style-name="_31_"> </text:span><text:span text:style-name="_34_2">a</text:span><text:span text:style-name="_36_5">s</text:span><text:span text:style-name="_31_"> </text:span><text:span text:style-name="_34_2">i</text:span><text:span text:style-name="_35_9">n</text:span><text:span text:style-name="_31_"> </text:span><text:span text:style-name="_33_3">t</text:span><text:span text:style-name="_35_8">h</text:span><text:span text:style-name="_32_5">e</text:span><text:span text:style-name="_32_6"> </text:span><text:span text:style-name="_36_5">f</text:span><text:span text:style-name="_38_">o</text:span><text:span text:style-name="_33_2">r</text:span><text:span text:style-name="_37_4">m</text:span><text:span text:style-name="_31_"> </text:span><text:span text:style-name="_34_8">a</text:span><text:span text:style-name="_37_2">b</text:span><text:span text:style-name="_31_7">o</text:span><text:span text:style-name="_34_5">v</text:span><text:span text:style-name="_37_2">e</text:span><text:span text:style-name="_31_2">.</text:span><text:span text:style-name="_32_6"> </text:span><text:span text:style-name="_37_3">B</text:span><text:span text:style-name="_31_2">u</text:span><text:span text:style-name="_33_5">t</text:span><text:span text:style-name="_35_1"> </text:span><text:span text:style-name="_31_9">i</text:span><text:span text:style-name="_33_4">t</text:span><text:span text:style-name="_35_1"> </text:span><text:span text:style-name="_37_">a</text:span><text:span text:style-name="_34_2">f</text:span><text:span text:style-name="_35_9">f</text:span><text:span text:style-name="_39_">e</text:span><text:span text:style-name="_35_0">c</text:span><text:span text:style-name="_36_7">t</text:span><text:span text:style-name="_32_5">s</text:span><text:span text:style-name="_32_6"> </text:span><text:span text:style-name="_37_4">m</text:span><text:span text:style-name="_31_2">o</text:span><text:span text:style-name="_34_4">s</text:span><text:span text:style-name="_35_8">t</text:span><text:span text:style-name="_31_"> </text:span><text:span text:style-name="_33_4">o</text:span><text:span text:style-name="_37_4">f</text:span><text:span text:style-name="_31_"> </text:span><text:span text:style-name="_34_7">u</text:span><text:span text:style-name="_36_2">s</text:span><text:span text:style-name="_31_"> </text:span><text:span text:style-name="_34_3">w</text:span><text:span text:style-name="_37_5">h</text:span><text:span text:style-name="_39_">o</text:span><text:span text:style-name="_32_6"> </text:span><text:span text:style-name="_35_9">t</text:span><text:span text:style-name="_37_">h</text:span><text:span text:style-name="_34_9">i</text:span><text:span text:style-name="_35_8">n</text:span><text:span text:style-name="_31_7">k</text:span><text:span text:style-name="_32_6"> </text:span><text:span text:style-name="_36_2">a</text:span><text:span text:style-name="_31_7">b</text:span><text:span text:style-name="_33_4">o</text:span><text:span text:style-name="_35_9">u</text:span><text:span text:style-name="_31_2">t</text:span><text:span text:style-name="_32_6"> </text:span><text:span text:style-name="_36_2">i</text:span><text:span text:style-name="_31_8">t</text:span><text:span text:style-name="_32_6"> </text:span><text:span text:style-name="_35_7">a</text:span><text:span text:style-name="_31_4">t</text:span><text:span text:style-name="_32_6"> </text:span><text:span text:style-name="_36_2">a</text:span><text:span text:style-name="_38_">l</text:span><text:span text:style-name="_34_5">l</text:span><text:span text:style-name="_36_8">.</text:span><text:span text:style-name="_31_"> </text:span><text:span text:style-name="_34_8">W</text:span><text:span text:style-name="_36_4">e</text:span><text:span text:style-name="_31_"> </text:span><text:span text:style-name="_34_4">l</text:span><text:span text:style-name="_36_7">i</text:span><text:span text:style-name="_31_7">k</text:span><text:span text:style-name="_34_4">e</text:span><text:span text:style-name="_35_1"> </text:span><text:span text:style-name="_32_5">t</text:span><text:span text:style-name="_33_9">o</text:span><text:span text:style-name="_35_1"> </text:span><text:span text:style-name="_31_5">b</text:span><text:span text:style-name="_35_0">e</text:span><text:span text:style-name="_35_8">l</text:span><text:span text:style-name="_31_9">i</text:span><text:span text:style-name="_33_7">e</text:span><text:span text:style-name="_36_5">v</text:span><text:span text:style-name="_37_">e</text:span><text:span text:style-name="_32_6"> </text:span><text:span text:style-name="_36_8">t</text:span><text:span text:style-name="_31_7">h</text:span><text:span text:style-name="_33_3">a</text:span><text:span text:style-name="_37_3">t</text:span><text:span text:style-name="_31_"> </text:span><text:span text:style-name="_33_7">M</text:span><text:span text:style-name="_36_5">a</text:span><text:span text:style-name="_31_2">n</text:span><text:span text:style-name="_32_6"> </text:span><text:span text:style-name="_36_2">i</text:span><text:span text:style-name="_32_5">s</text:span><text:span text:style-name="_32_6"> </text:span><text:span text:style-name="_36_2">i</text:span><text:span text:style-name="_31_8">n</text:span><text:span text:style-name="_32_6"> </text:span><text:span text:style-name="_36_2">s</text:span><text:span text:style-name="_31_4">o</text:span><text:span text:style-name="_34_5">m</text:span><text:span text:style-name="_37_4">e</text:span><text:span text:style-name="_31_"> </text:span><text:span text:style-name="_33_4">s</text:span><text:span text:style-name="_35_8">u</text:span><text:span text:style-name="_32_3">b</text:span><text:span text:style-name="_34_4">t</text:span><text:span text:style-name="_35_9">l</text:span><text:span text:style-name="_31_7">e</text:span><text:span text:style-name="_32_6"> </text:span><text:span text:style-name="_35_9">w</text:span><text:span text:style-name="_31_0">a</text:span><text:span text:style-name="_33_2">y</text:span><text:span text:style-name="_35_1"> </text:span><text:span text:style-name="_37_">s</text:span><text:span text:style-name="_35_0">u</text:span><text:span text:style-name="_36_9">p</text:span><text:span text:style-name="_32_5">e</text:span><text:span text:style-name="_34_8">r</text:span><text:span text:style-name="_36_9">i</text:span><text:span text:style-name="_32_4">o</text:span><text:span text:style-name="_34_9">r</text:span><text:span text:style-name="_35_1"> </text:span><text:span text:style-name="_32_4">t</text:span><text:span text:style-name="_33_7">o</text:span><text:span text:style-name="_35_1"> </text:span><text:span text:style-name="_37_">t</text:span><text:span text:style-name="_34_8">h</text:span><text:span text:style-name="_37_2">e</text:span><text:span text:style-name="_31_"> </text:span><text:span text:style-name="_34_5">r</text:span><text:span text:style-name="_37_2">e</text:span><text:span text:style-name="_31_7">s</text:span><text:span text:style-name="_33_4">t</text:span><text:span text:style-name="_35_1"> </text:span><text:span text:style-name="_32_3">o</text:span><text:span text:style-name="_34_4">f</text:span><text:span text:style-name="_35_1"> </text:span><text:span text:style-name="_31_3">c</text:span><text:span text:style-name="_33_9">r</text:span><text:span text:style-name="_36_3">e</text:span><text:span text:style-name="_32_5">a</text:span><text:span text:style-name="_34_4">t</text:span><text:span text:style-name="_36_0">i</text:span><text:span text:style-name="_31_7">o</text:span><text:span text:style-name="_33_7">n</text:span><text:span text:style-name="_36_9">.</text:span><text:span text:style-name="_31_"> </text:span><text:span text:style-name="_33_3">I</text:span><text:span text:style-name="_37_2">t</text:span><text:span text:style-name="_31_"> </text:span><text:span text:style-name="_34_3">i</text:span><text:span text:style-name="_36_8">s</text:span><text:span text:style-name="_31_"> </text:span><text:span text:style-name="_34_0">b</text:span><text:span text:style-name="_36_3">e</text:span><text:span text:style-name="_31_5">s</text:span><text:span text:style-name="_33_4">t</text:span><text:span text:style-name="_35_1"> </text:span><text:span text:style-name="_39_">i</text:span><text:span text:style-name="_33_2">f</text:span><text:span text:style-name="_35_1"> </text:span><text:span text:style-name="_32_4">h</text:span><text:span text:style-name="_34_2">e</text:span><text:span text:style-name="_35_1"> </text:span><text:span text:style-name="_31_8">c</text:span><text:span text:style-name="_34_0">a</text:span><text:span text:style-name="_37_2">n</text:span><text:span text:style-name="_31_"> </text:span><text:span text:style-name="_33_3">b</text:span><text:span text:style-name="_35_7">e</text:span><text:span text:style-name="_31_"> </text:span><text:span text:style-name="_34_2">s</text:span><text:span text:style-name="_35_7">h</text:span><text:span text:style-name="_31_8">o</text:span><text:span text:style-name="_34_3">w</text:span><text:span text:style-name="_35_8">n</text:span><text:span text:style-name="_31_"> </text:span><text:span text:style-name="_34_5">t</text:span><text:span text:style-name="_36_7">o</text:span><text:span text:style-name="_31_"> </text:span><text:span text:style-name="_34_2">b</text:span><text:span text:style-name="_35_8">e</text:span><text:span text:style-name="_31_"> </text:span><text:span text:style-name="_34_4">n</text:span><text:span text:style-name="_35_8">e</text:span><text:span text:style-name="_32_4">c</text:span><text:span text:style-name="_33_7">e</text:span><text:span text:style-name="_36_0">s</text:span><text:span text:style-name="_31_5">s</text:span><text:span text:style-name="_33_5">a</text:span><text:span text:style-name="_36_8">r</text:span><text:span text:style-name="_32_3">i</text:span><text:span text:style-name="_35_0">l</text:span><text:span text:style-name="_37_0">y</text:span><text:span text:style-name="_31_"> </text:span><text:span text:style-name="_35_0">s</text:span><text:span text:style-name="_37_4">u</text:span><text:span text:style-name="_31_2">p</text:span><text:span text:style-name="_34_2">e</text:span><text:span text:style-name="_35_8">r</text:span><text:span text:style-name="_32_4">i</text:span><text:span text:style-name="_34_3">o</text:span><text:span text:style-name="_36_9">r</text:span><text:span text:style-name="_31_7">,</text:span><text:span text:style-name="_32_6"> </text:span><text:span text:style-name="_37_0">f</text:span><text:span text:style-name="_31_7">o</text:span><text:span text:style-name="_34_4">r</text:span><text:span text:style-name="_35_1"> </text:span><text:span text:style-name="_32_2">t</text:span><text:span text:style-name="_33_5">h</text:span><text:span text:style-name="_35_9">e</text:span><text:span text:style-name="_32_5">n</text:span><text:span text:style-name="_32_6"> </text:span><text:span text:style-name="_37_0">t</text:span><text:span text:style-name="_32_0">h</text:span><text:span text:style-name="_34_2">e</text:span><text:span text:style-name="_36_8">r</text:span><text:span text:style-name="_32_0">e</text:span><text:span text:style-name="_32_6"> </text:span><text:span text:style-name="_35_7">i</text:span><text:span text:style-name="_31_4">s</text:span><text:span text:style-name="_32_6"> </text:span><text:span text:style-name="_37_4">n</text:span><text:span text:style-name="_37_">o</text:span><text:span text:style-name="_32_6"> </text:span><text:span text:style-name="_36_3">d</text:span><text:span text:style-name="_31_5">a</text:span><text:span text:style-name="_33_5">n</text:span><text:span text:style-name="_37_0">g</text:span><text:span text:style-name="_31_4">e</text:span><text:span text:style-name="_34_8">r</text:span><text:span text:style-name="_35_1"> </text:span><text:span text:style-name="_32_3">o</text:span><text:span text:style-name="_33_5">f</text:span><text:span text:style-name="_35_1"> </text:span><text:span text:style-name="_31_9">h</text:span><text:span text:style-name="_35_0">i</text:span><text:span text:style-name="_35_9">m</text:span><text:span text:style-name="_31_"> </text:span><text:span text:style-name="_33_2">l</text:span><text:span text:style-name="_37_3">o</text:span><text:span text:style-name="_31_5">s</text:span><text:span text:style-name="_35_0">i</text:span><text:span text:style-name="_37_0">n</text:span><text:span text:style-name="_32_3">g</text:span><text:span text:style-name="_32_6"> </text:span><text:span text:style-name="_36_4">h</text:span><text:span text:style-name="_31_5">i</text:span><text:span text:style-name="_33_2">s</text:span><text:span text:style-name="_35_1"> </text:span><text:span text:style-name="_37_">c</text:span><text:span text:style-name="_33_9">o</text:span><text:span text:style-name="_36_0">m</text:span><text:span text:style-name="_32_4">m</text:span><text:span text:style-name="_34_3">a</text:span><text:span text:style-name="_36_9">n</text:span><text:span text:style-name="_31_5">d</text:span><text:span text:style-name="_33_5">i</text:span><text:span text:style-name="_36_2">n</text:span><text:span text:style-name="_32_5">g</text:span><text:span text:style-name="_32_6"> </text:span><text:span text:style-name="_37_4">p</text:span><text:span text:style-name="_31_8">o</text:span><text:span text:style-name="_33_9">s</text:span><text:span text:style-name="_36_4">i</text:span><text:span text:style-name="_39_">t</text:span><text:span text:style-name="_34_4">i</text:span><text:span text:style-name="_36_5">o</text:span><text:span text:style-name="_31_3">n</text:span><text:span text:style-name="_34_9">.</text:span><text:span text:style-name="_35_1"> </text:span><text:span text:style-name="_32_4">T</text:span><text:span text:style-name="_33_2">h</text:span><text:span text:style-name="_36_8">e</text:span><text:span text:style-name="_31_"> </text:span><text:span text:style-name="_33_4">p</text:span><text:span text:style-name="_36_3">o</text:span><text:span text:style-name="_39_">p</text:span><text:span text:style-name="_33_3">u</text:span><text:span text:style-name="_37_2">l</text:span><text:span text:style-name="_31_0">a</text:span><text:span text:style-name="_34_4">r</text:span><text:span text:style-name="_35_8">i</text:span><text:span text:style-name="_32_2">t</text:span><text:span text:style-name="_34_0">y</text:span><text:span text:style-name="_35_1"> </text:span><text:span text:style-name="_32_0">o</text:span><text:span text:style-name="_33_2">f</text:span><text:span text:style-name="_35_1"> </text:span><text:span text:style-name="_32_3">t</text:span><text:span text:style-name="_34_0">h</text:span><text:span text:style-name="_36_9">e</text:span><text:span text:style-name="_31_"> </text:span><text:span text:style-name="_35_0">t</text:span><text:span text:style-name="_36_4">h</text:span><text:span text:style-name="_31_3">e</text:span><text:span text:style-name="_34_2">o</text:span><text:span text:style-name="_35_8">l</text:span><text:span text:style-name="_32_3">o</text:span><text:span text:style-name="_34_2">g</text:span><text:span text:style-name="_37_3">i</text:span><text:span text:style-name="_32_5">c</text:span><text:span text:style-name="_33_7">a</text:span><text:span text:style-name="_37_5">l</text:span><text:span text:style-name="_31_"> </text:span><text:span text:style-name="_33_4">a</text:span><text:span text:style-name="_35_7">r</text:span><text:span text:style-name="_38_">g</text:span><text:span text:style-name="_35_0">u</text:span><text:span text:style-name="_36_3">m</text:span><text:span text:style-name="_32_3">e</text:span><text:span text:style-name="_33_9">n</text:span><text:span text:style-name="_36_3">t</text:span><text:span text:style-name="_31_"> </text:span><text:span text:style-name="_34_0">i</text:span><text:span text:style-name="_37_0">s</text:span><text:span text:style-name="_31_"> </text:span><text:span text:style-name="_35_0">c</text:span><text:span text:style-name="_35_7">l</text:span><text:span text:style-name="_39_">e</text:span><text:span text:style-name="_34_0">a</text:span><text:span text:style-name="_36_7">r</text:span><text:span text:style-name="_31_5">l</text:span><text:span text:style-name="_33_4">y</text:span><text:span text:style-name="_35_1"> </text:span><text:span text:style-name="_39_">c</text:span><text:span text:style-name="_34_0">o</text:span><text:span text:style-name="_35_9">n</text:span><text:span text:style-name="_32_4">n</text:span><text:span text:style-name="_34_7">e</text:span><text:span text:style-name="_36_8">c</text:span><text:span text:style-name="_31_5">t</text:span><text:span text:style-name="_33_2">e</text:span><text:span text:style-name="_36_4">d</text:span><text:span text:style-name="_31_"> </text:span><text:span text:style-name="_34_0">w</text:span><text:span text:style-name="_36_0">i</text:span><text:span text:style-name="_31_4">t</text:span><text:span text:style-name="_33_8">h</text:span><text:span text:style-name="_35_1"> </text:span><text:span text:style-name="_31_2">t</text:span><text:span text:style-name="_33_4">h</text:span><text:span text:style-name="_36_2">i</text:span><text:span text:style-name="_31_9">s</text:span><text:span text:style-name="_32_6"> </text:span><text:span text:style-name="_37_0">f</text:span><text:span text:style-name="_31_3">e</text:span><text:span text:style-name="_33_9">e</text:span><text:span text:style-name="_35_9">l</text:span><text:span text:style-name="_38_">i</text:span><text:span text:style-name="_33_5">n</text:span><text:span text:style-name="_36_3">g</text:span><text:span text:style-name="_31_4">.</text:span><text:span text:style-name="_32_6"> </text:span><text:span text:style-name="_35_8">I</text:span><text:span text:style-name="_31_7">t</text:span><text:span text:style-name="_32_6"> </text:span><text:span text:style-name="_37_5">i</text:span><text:span text:style-name="_31_7">s</text:span><text:span text:style-name="_32_6"> </text:span><text:span text:style-name="_35_8">l</text:span><text:span text:style-name="_32_3">i</text:span><text:span text:style-name="_34_8">k</text:span><text:span text:style-name="_36_4">e</text:span><text:span text:style-name="_32_0">l</text:span><text:span text:style-name="_34_4">y</text:span><text:span text:style-name="_35_1"> </text:span><text:span text:style-name="_37_">t</text:span><text:span text:style-name="_33_8">o</text:span><text:span text:style-name="_35_1"> </text:span><text:span text:style-name="_39_">b</text:span><text:span text:style-name="_34_9">e</text:span><text:span text:style-name="_35_1"> </text:span><text:span text:style-name="_32_4">q</text:span><text:span text:style-name="_33_5">u</text:span><text:span text:style-name="_36_3">i</text:span><text:span text:style-name="_31_8">t</text:span><text:span text:style-name="_34_9">e</text:span><text:span text:style-name="_35_1"> </text:span><text:span text:style-name="_32_4">s</text:span><text:span text:style-name="_33_7">t</text:span><text:span text:style-name="_36_9">r</text:span><text:span text:style-name="_39_">o</text:span><text:span text:style-name="_34_8">n</text:span><text:span text:style-name="_37_0">g</text:span><text:span text:style-name="_31_"> </text:span><text:span text:style-name="_34_0">i</text:span><text:span text:style-name="_36_9">n</text:span><text:span text:style-name="_31_"> </text:span><text:span text:style-name="_34_7">i</text:span><text:span text:style-name="_37_3">n</text:span><text:span text:style-name="_39_">t</text:span><text:span text:style-name="_33_9">e</text:span><text:span text:style-name="_36_0">l</text:span><text:span text:style-name="_32_3">l</text:span><text:span text:style-name="_33_2">e</text:span><text:span text:style-name="_37_0">c</text:span><text:span text:style-name="_31_3">t</text:span><text:span text:style-name="_34_4">u</text:span><text:span text:style-name="_36_9">a</text:span><text:span text:style-name="_31_3">l</text:span><text:span text:style-name="_32_6"> </text:span><text:span text:style-name="_37_5">p</text:span><text:span text:style-name="_38_">e</text:span><text:span text:style-name="_34_7">o</text:span><text:span text:style-name="_36_9">p</text:span><text:span text:style-name="_31_3">l</text:span><text:span text:style-name="_34_3">e</text:span><text:span text:style-name="_36_2">,</text:span><text:span text:style-name="_31_"> </text:span><text:span text:style-name="_34_9">s</text:span><text:span text:style-name="_37_0">i</text:span><text:span text:style-name="_31_5">n</text:span><text:span text:style-name="_33_5">c</text:span><text:span text:style-name="_36_5">e</text:span><text:span text:style-name="_31_"> </text:span><text:span text:style-name="_33_3">t</text:span><text:span text:style-name="_36_2">h</text:span><text:span text:style-name="_31_2">e</text:span><text:span text:style-name="_34_2">y</text:span><text:span text:style-name="_35_1"> </text:span><text:span text:style-name="_32_3">v</text:span><text:span text:style-name="_33_9">a</text:span><text:span text:style-name="_36_0">l</text:span><text:span text:style-name="_38_">u</text:span><text:span text:style-name="_33_2">e</text:span><text:span text:style-name="_35_1"> </text:span><text:span text:style-name="_31_2">t</text:span><text:span text:style-name="_34_9">h</text:span><text:span text:style-name="_35_8">e</text:span><text:span text:style-name="_31_"> </text:span><text:span text:style-name="_34_2">p</text:span><text:span text:style-name="_36_0">o</text:span><text:span text:style-name="_38_">w</text:span><text:span text:style-name="_33_3">e</text:span><text:span text:style-name="_37_0">r</text:span><text:span text:style-name="_31_"> </text:span><text:span text:style-name="_34_9">o</text:span><text:span text:style-name="_36_8">f</text:span><text:span text:style-name="_31_"> </text:span><text:span text:style-name="_33_8">t</text:span><text:span text:style-name="_36_4">h</text:span><text:span text:style-name="_31_4">i</text:span><text:span text:style-name="_33_3">n</text:span><text:span text:style-name="_37_3">k</text:span><text:span text:style-name="_39_">i</text:span><text:span text:style-name="_33_4">n</text:span><text:span text:style-name="_35_7">g</text:span><text:span text:style-name="_31_"> </text:span><text:span text:style-name="_34_0">m</text:span><text:span text:style-name="_35_9">o</text:span><text:span text:style-name="_38_">r</text:span><text:span text:style-name="_33_9">e</text:span><text:span text:style-name="_35_1"> </text:span><text:span text:style-name="_37_">h</text:span><text:span text:style-name="_34_7">i</text:span><text:span text:style-name="_36_2">g</text:span><text:span text:style-name="_39_">h</text:span><text:span text:style-name="_33_7">l</text:span><text:span text:style-name="_36_7">y</text:span><text:span text:style-name="_31_"> </text:span><text:span text:style-name="_33_5">t</text:span><text:span text:style-name="_36_0">h</text:span><text:span text:style-name="_31_8">a</text:span><text:span text:style-name="_33_2">n</text:span><text:span text:style-name="_35_1"> </text:span><text:span text:style-name="_31_0">o</text:span><text:span text:style-name="_33_8">t</text:span><text:span text:style-name="_36_5">h</text:span><text:span text:style-name="_31_4">e</text:span><text:span text:style-name="_34_8">r</text:span><text:span text:style-name="_35_9">s</text:span><text:span text:style-name="_31_0">,</text:span><text:span text:style-name="_32_6"> </text:span><text:span text:style-name="_35_9">a</text:span><text:span text:style-name="_31_0">n</text:span><text:span text:style-name="_35_0">d</text:span><text:span text:style-name="_35_1"> </text:span><text:span text:style-name="_31_5">a</text:span><text:span text:style-name="_33_8">r</text:span><text:span text:style-name="_36_7">e</text:span><text:span text:style-name="_31_"> </text:span><text:span text:style-name="_34_0">m</text:span><text:span text:style-name="_36_8">o</text:span><text:span text:style-name="_32_4">r</text:span><text:span text:style-name="_33_3">e</text:span><text:span text:style-name="_35_1"> </text:span><text:span text:style-name="_31_7">i</text:span><text:span text:style-name="_35_0">n</text:span><text:span text:style-name="_37_4">c</text:span><text:span text:style-name="_32_4">l</text:span><text:span text:style-name="_33_8">i</text:span><text:span text:style-name="_36_8">n</text:span><text:span text:style-name="_32_0">e</text:span><text:span text:style-name="_34_0">d</text:span><text:span text:style-name="_35_1"> </text:span><text:span text:style-name="_32_3">t</text:span><text:span text:style-name="_34_5">o</text:span><text:span text:style-name="_35_1"> </text:span><text:span text:style-name="_31_2">b</text:span><text:span text:style-name="_33_2">a</text:span><text:span text:style-name="_36_0">s</text:span><text:span text:style-name="_31_0">e</text:span><text:span text:style-name="_32_6"> </text:span><text:span text:style-name="_37_4">t</text:span><text:span text:style-name="_32_5">h</text:span><text:span text:style-name="_34_0">e</text:span><text:span text:style-name="_37_4">i</text:span><text:span text:style-name="_32_5">r</text:span><text:span text:style-name="_32_6"> </text:span><text:span text:style-name="_37_3">b</text:span><text:span text:style-name="_31_7">e</text:span><text:span text:style-name="_34_0">l</text:span><text:span text:style-name="_37_3">i</text:span><text:span text:style-name="_37_">e</text:span><text:span text:style-name="_33_3">f</text:span><text:span text:style-name="_35_1"> </text:span><text:span text:style-name="_32_5">i</text:span><text:span text:style-name="_33_7">n</text:span><text:span text:style-name="_35_1"> </text:span><text:span text:style-name="_31_8">t</text:span><text:span text:style-name="_35_0">h</text:span><text:span text:style-name="_36_9">e</text:span><text:span text:style-name="_31_"> </text:span><text:span text:style-name="_34_9">s</text:span><text:span text:style-name="_37_3">u</text:span><text:span text:style-name="_32_3">p</text:span><text:span text:style-name="_34_3">e</text:span><text:span text:style-name="_37_4">r</text:span><text:span text:style-name="_31_3">i</text:span><text:span text:style-name="_34_2">o</text:span><text:span text:style-name="_37_0">r</text:span><text:span text:style-name="_32_5">i</text:span><text:span text:style-name="_34_5">t</text:span><text:span text:style-name="_36_0">y</text:span><text:span text:style-name="_31_"> </text:span><text:span text:style-name="_33_7">o</text:span><text:span text:style-name="_36_9">f</text:span><text:span text:style-name="_31_"> </text:span><text:span text:style-name="_34_8">M</text:span><text:span text:style-name="_36_9">a</text:span><text:span text:style-name="_31_9">n</text:span><text:span text:style-name="_32_6"> </text:span><text:span text:style-name="_37_5">o</text:span><text:span text:style-name="_31_4">n</text:span><text:span text:style-name="_32_6"> </text:span><text:span text:style-name="_36_3">t</text:span><text:span text:style-name="_39_">h</text:span><text:span text:style-name="_34_0">i</text:span><text:span text:style-name="_37_4">s</text:span><text:span text:style-name="_31_"> </text:span><text:span text:style-name="_35_0">p</text:span><text:span text:style-name="_35_7">o</text:span><text:span text:style-name="_31_5">w</text:span><text:span text:style-name="_33_5">e</text:span><text:span text:style-name="_35_8">r</text:span><text:span text:style-name="_31_5">.</text:span></text:p>
      <text:p text:style-name="P1"><text:span text:style-name="_35_8">I</text:span><text:span text:style-name="_31_"> </text:span><text:span text:style-name="_33_8">d</text:span><text:span text:style-name="_37_0">o</text:span><text:span text:style-name="_31_"> </text:span><text:span text:style-name="_33_7">n</text:span><text:span text:style-name="_35_8">o</text:span><text:span text:style-name="_32_2">t</text:span><text:span text:style-name="_32_6"> </text:span><text:span text:style-name="_35_9">t</text:span><text:span text:style-name="_32_5">h</text:span><text:span text:style-name="_35_0">i</text:span><text:span text:style-name="_36_2">n</text:span><text:span text:style-name="_38_">k</text:span><text:span text:style-name="_32_6"> </text:span><text:span text:style-name="_37_5">t</text:span><text:span text:style-name="_31_5">h</text:span><text:span text:style-name="_33_4">a</text:span><text:span text:style-name="_37_4">t</text:span><text:span text:style-name="_31_"> </text:span><text:span text:style-name="_33_3">t</text:span><text:span text:style-name="_35_9">h</text:span><text:span text:style-name="_32_0">i</text:span><text:span text:style-name="_33_3">s</text:span><text:span text:style-name="_35_1"> </text:span><text:span text:style-name="_32_3">a</text:span><text:span text:style-name="_34_8">r</text:span><text:span text:style-name="_36_8">g</text:span><text:span text:style-name="_31_8">u</text:span><text:span text:style-name="_34_2">m</text:span><text:span text:style-name="_37_2">e</text:span><text:span text:style-name="_32_5">n</text:span><text:span text:style-name="_34_5">t</text:span><text:span text:style-name="_35_1"> </text:span><text:span text:style-name="_31_8">i</text:span><text:span text:style-name="_33_9">s</text:span><text:span text:style-name="_35_1"> </text:span><text:span text:style-name="_32_4">s</text:span><text:span text:style-name="_33_9">u</text:span><text:span text:style-name="_37_2">f</text:span><text:span text:style-name="_32_3">f</text:span><text:span text:style-name="_34_7">i</text:span><text:span text:style-name="_36_8">c</text:span><text:span text:style-name="_31_3">i</text:span><text:span text:style-name="_34_5">e</text:span><text:span text:style-name="_36_3">n</text:span><text:span text:style-name="_32_3">t</text:span><text:span text:style-name="_34_7">l</text:span><text:span text:style-name="_35_9">y</text:span><text:span text:style-name="_31_"> </text:span><text:span text:style-name="_34_9">s</text:span><text:span text:style-name="_36_9">u</text:span><text:span text:style-name="_31_8">b</text:span><text:span text:style-name="_33_3">s</text:span><text:span text:style-name="_35_8">t</text:span><text:span text:style-name="_31_0">a</text:span><text:span text:style-name="_33_3">n</text:span><text:span text:style-name="_37_5">t</text:span><text:span text:style-name="_32_3">i</text:span><text:span text:style-name="_34_3">a</text:span><text:span text:style-name="_36_2">l</text:span><text:span text:style-name="_31_"> </text:span><text:span text:style-name="_34_2">t</text:span><text:span text:style-name="_35_9">o</text:span><text:span text:style-name="_31_"> </text:span><text:span text:style-name="_34_2">r</text:span><text:span text:style-name="_37_4">e</text:span><text:span text:style-name="_31_4">q</text:span><text:span text:style-name="_33_7">u</text:span><text:span text:style-name="_37_2">i</text:span><text:span text:style-name="_38_">r</text:span><text:span text:style-name="_34_9">e</text:span><text:span text:style-name="_35_1"> </text:span><text:span text:style-name="_31_8">r</text:span><text:span text:style-name="_33_5">e</text:span><text:span text:style-name="_37_4">f</text:span><text:span text:style-name="_31_4">u</text:span><text:span text:style-name="_33_9">t</text:span><text:span text:style-name="_36_4">a</text:span><text:span text:style-name="_39_">t</text:span><text:span text:style-name="_33_3">i</text:span><text:span text:style-name="_36_8">o</text:span><text:span text:style-name="_32_4">n</text:span><text:span text:style-name="_33_2">.</text:span><text:span text:style-name="_35_1"> </text:span><text:span text:style-name="_31_9">C</text:span><text:span text:style-name="_33_7">o</text:span><text:span text:style-name="_35_7">n</text:span><text:span text:style-name="_31_0">s</text:span><text:span text:style-name="_33_4">o</text:span><text:span text:style-name="_37_2">l</text:span><text:span text:style-name="_31_7">a</text:span><text:span text:style-name="_33_5">t</text:span><text:span text:style-name="_37_4">i</text:span><text:span text:style-name="_31_7">o</text:span><text:span text:style-name="_33_4">n</text:span><text:span text:style-name="_35_1"> </text:span><text:span text:style-name="_32_4">w</text:span><text:span text:style-name="_34_9">o</text:span><text:span text:style-name="_36_7">u</text:span><text:span text:style-name="_31_5">l</text:span><text:span text:style-name="_34_7">d</text:span><text:span text:style-name="_35_1"> </text:span><text:span text:style-name="_31_9">b</text:span><text:span text:style-name="_35_0">e</text:span><text:span text:style-name="_35_1"> </text:span><text:span text:style-name="_31_7">m</text:span><text:span text:style-name="_33_8">o</text:span><text:span text:style-name="_36_0">r</text:span><text:span text:style-name="_32_0">e</text:span><text:span text:style-name="_32_6"> </text:span><text:span text:style-name="_35_7">a</text:span><text:span text:style-name="_37_">p</text:span><text:span text:style-name="_33_4">p</text:span><text:span text:style-name="_36_7">r</text:span><text:span text:style-name="_31_5">o</text:span><text:span text:style-name="_34_0">p</text:span><text:span text:style-name="_36_3">r</text:span><text:span text:style-name="_31_4">i</text:span><text:span text:style-name="_33_4">a</text:span><text:span text:style-name="_37_4">t</text:span><text:span text:style-name="_31_3">e</text:span><text:span text:style-name="_34_5">:</text:span><text:span text:style-name="_35_1"> </text:span><text:span text:style-name="_31_3">p</text:span><text:span text:style-name="_33_9">e</text:span><text:span text:style-name="_36_8">r</text:span><text:span text:style-name="_31_2">h</text:span><text:span text:style-name="_33_4">a</text:span><text:span text:style-name="_37_2">p</text:span><text:span text:style-name="_31_0">s</text:span><text:span text:style-name="_32_6"> </text:span><text:span text:style-name="_35_8">t</text:span><text:span text:style-name="_32_3">h</text:span><text:span text:style-name="_34_7">i</text:span><text:span text:style-name="_37_4">s</text:span><text:span text:style-name="_31_"> </text:span><text:span text:style-name="_33_9">s</text:span><text:span text:style-name="_35_9">h</text:span><text:span text:style-name="_38_">o</text:span><text:span text:style-name="_33_4">u</text:span><text:span text:style-name="_37_3">l</text:span><text:span text:style-name="_31_5">d</text:span><text:span text:style-name="_32_6"> </text:span><text:span text:style-name="_37_5">b</text:span><text:span text:style-name="_31_7">e</text:span><text:span text:style-name="_32_6"> </text:span><text:span text:style-name="_36_4">s</text:span><text:span text:style-name="_31_0">o</text:span><text:span text:style-name="_33_5">u</text:span><text:span text:style-name="_35_7">g</text:span><text:span text:style-name="_31_4">h</text:span><text:span text:style-name="_34_4">t</text:span><text:span text:style-name="_35_1"> </text:span><text:span text:style-name="_32_4">i</text:span><text:span text:style-name="_35_0">n</text:span><text:span text:style-name="_35_1"> </text:span><text:span text:style-name="_31_7">t</text:span><text:span text:style-name="_33_8">h</text:span><text:span text:style-name="_37_4">e</text:span><text:span text:style-name="_31_"> </text:span><text:span text:style-name="_34_4">t</text:span><text:span text:style-name="_35_8">r</text:span><text:span text:style-name="_31_2">a</text:span><text:span text:style-name="_34_8">n</text:span><text:span text:style-name="_36_8">s</text:span><text:span text:style-name="_37_">m</text:span><text:span text:style-name="_33_3">i</text:span><text:span text:style-name="_36_4">g</text:span><text:span text:style-name="_37_">r</text:span><text:span text:style-name="_33_2">a</text:span><text:span text:style-name="_35_8">t</text:span><text:span text:style-name="_32_5">i</text:span><text:span text:style-name="_34_2">o</text:span><text:span text:style-name="_36_5">n</text:span><text:span text:style-name="_31_"> </text:span><text:span text:style-name="_33_9">o</text:span><text:span text:style-name="_37_5">f</text:span><text:span text:style-name="_31_"> </text:span><text:span text:style-name="_33_9">s</text:span><text:span text:style-name="_37_0">o</text:span><text:span text:style-name="_32_2">u</text:span><text:span text:style-name="_33_2">l</text:span><text:span text:style-name="_36_7">s</text:span><text:span text:style-name="_37_">.</text:span></text:p>
      <text:p text:style-name="P1"><text:span text:style-name="_35_8">(</text:span><text:span text:style-name="_38_">3</text:span><text:span text:style-name="_33_7">)</text:span><text:span text:style-name="_35_1"> </text:span><text:span text:style-name="_31_8">T</text:span><text:span text:style-name="_34_5">h</text:span><text:span text:style-name="_36_3">e</text:span><text:span text:style-name="_31_"> </text:span><text:span text:style-name="_34_2">M</text:span><text:span text:style-name="_36_5">a</text:span><text:span text:style-name="_31_9">t</text:span><text:span text:style-name="_33_4">h</text:span><text:span text:style-name="_36_5">e</text:span><text:span text:style-name="_31_3">m</text:span><text:span text:style-name="_34_9">a</text:span><text:span text:style-name="_36_9">t</text:span><text:span text:style-name="_31_4">i</text:span><text:span text:style-name="_34_5">c</text:span><text:span text:style-name="_35_7">a</text:span><text:span text:style-name="_32_0">l</text:span><text:span text:style-name="_32_6"> </text:span><text:span text:style-name="_37_3">O</text:span><text:span text:style-name="_31_2">b</text:span><text:span text:style-name="_34_0">j</text:span><text:span text:style-name="_36_5">e</text:span><text:span text:style-name="_31_4">c</text:span><text:span text:style-name="_34_8">t</text:span><text:span text:style-name="_37_0">i</text:span><text:span text:style-name="_39_">o</text:span><text:span text:style-name="_33_5">n</text:span></text:p>
      <text:p text:style-name="P1"><text:span text:style-name="_32_3">T</text:span><text:span text:style-name="_33_5">h</text:span><text:span text:style-name="_35_9">e</text:span><text:span text:style-name="_31_8">r</text:span><text:span text:style-name="_34_7">e</text:span><text:span text:style-name="_35_1"> </text:span><text:span text:style-name="_31_8">a</text:span><text:span text:style-name="_34_2">r</text:span><text:span text:style-name="_37_2">e</text:span><text:span text:style-name="_31_"> </text:span><text:span text:style-name="_34_3">a</text:span><text:span text:style-name="_35_1"> </text:span><text:span text:style-name="_32_3">n</text:span><text:span text:style-name="_33_4">u</text:span><text:span text:style-name="_37_4">m</text:span><text:span text:style-name="_31_8">b</text:span><text:span text:style-name="_34_2">e</text:span><text:span text:style-name="_36_8">r</text:span><text:span text:style-name="_31_"> </text:span><text:span text:style-name="_33_7">o</text:span><text:span text:style-name="_36_0">f</text:span><text:span text:style-name="_31_"> </text:span><text:span text:style-name="_33_2">r</text:span><text:span text:style-name="_36_5">e</text:span><text:span text:style-name="_32_3">s</text:span><text:span text:style-name="_34_3">u</text:span><text:span text:style-name="_37_2">l</text:span><text:span text:style-name="_38_">t</text:span><text:span text:style-name="_33_4">s</text:span><text:span text:style-name="_35_1"> </text:span><text:span text:style-name="_32_4">o</text:span><text:span text:style-name="_34_7">f</text:span><text:span text:style-name="_35_1"> </text:span><text:span text:style-name="_39_">m</text:span><text:span text:style-name="_33_7">a</text:span><text:span text:style-name="_36_0">t</text:span><text:span text:style-name="_32_0">h</text:span><text:span text:style-name="_34_0">e</text:span><text:span text:style-name="_37_5">m</text:span><text:span text:style-name="_37_">a</text:span><text:span text:style-name="_34_0">t</text:span><text:span text:style-name="_36_8">i</text:span><text:span text:style-name="_31_9">c</text:span><text:span text:style-name="_33_5">a</text:span><text:span text:style-name="_36_4">l</text:span><text:span text:style-name="_31_"> </text:span><text:span text:style-name="_34_3">l</text:span><text:span text:style-name="_37_0">o</text:span><text:span text:style-name="_31_8">g</text:span><text:span text:style-name="_34_5">i</text:span><text:span text:style-name="_36_9">c</text:span><text:span text:style-name="_31_"> </text:span><text:span text:style-name="_33_3">w</text:span><text:span text:style-name="_36_9">h</text:span><text:span text:style-name="_31_9">i</text:span><text:span text:style-name="_33_2">c</text:span><text:span text:style-name="_36_2">h</text:span><text:span text:style-name="_31_"> </text:span><text:span text:style-name="_34_8">c</text:span><text:span text:style-name="_35_8">a</text:span><text:span text:style-name="_31_9">n</text:span><text:span text:style-name="_32_6"> </text:span><text:span text:style-name="_36_7">b</text:span><text:span text:style-name="_37_">e</text:span><text:span text:style-name="_32_6"> </text:span><text:span text:style-name="_35_8">u</text:span><text:span text:style-name="_31_5">s</text:span><text:span text:style-name="_34_7">e</text:span><text:span text:style-name="_37_0">d</text:span><text:span text:style-name="_31_"> </text:span><text:span text:style-name="_34_3">t</text:span><text:span text:style-name="_35_9">o</text:span><text:span text:style-name="_31_"> </text:span><text:span text:style-name="_33_3">s</text:span><text:span text:style-name="_37_2">h</text:span><text:span text:style-name="_31_0">o</text:span><text:span text:style-name="_34_7">w</text:span><text:span text:style-name="_35_1"> </text:span><text:span text:style-name="_32_4">t</text:span><text:span text:style-name="_33_5">h</text:span><text:span text:style-name="_36_0">a</text:span><text:span text:style-name="_31_5">t</text:span><text:span text:style-name="_32_6"> </text:span><text:span text:style-name="_36_2">t</text:span><text:span text:style-name="_37_">h</text:span><text:span text:style-name="_34_9">e</text:span><text:span text:style-name="_37_3">r</text:span><text:span text:style-name="_32_4">e</text:span><text:span text:style-name="_32_6"> </text:span><text:span text:style-name="_35_9">a</text:span><text:span text:style-name="_31_5">r</text:span><text:span text:style-name="_34_5">e</text:span><text:span text:style-name="_35_1"> </text:span><text:span text:style-name="_31_3">l</text:span><text:span text:style-name="_34_0">i</text:span><text:span text:style-name="_37_0">m</text:span><text:span text:style-name="_31_0">i</text:span><text:span text:style-name="_34_3">t</text:span><text:span text:style-name="_37_3">a</text:span><text:span text:style-name="_31_4">t</text:span><text:span text:style-name="_35_0">i</text:span><text:span text:style-name="_37_3">o</text:span><text:span text:style-name="_31_9">n</text:span><text:span text:style-name="_34_9">s</text:span><text:span text:style-name="_35_1"> </text:span><text:span text:style-name="_31_2">t</text:span><text:span text:style-name="_34_2">o</text:span><text:span text:style-name="_35_1"> </text:span><text:span text:style-name="_32_2">t</text:span><text:span text:style-name="_34_4">h</text:span><text:span text:style-name="_35_9">e</text:span><text:span text:style-name="_31_"> </text:span><text:span text:style-name="_34_5">p</text:span><text:span text:style-name="_37_3">o</text:span><text:span text:style-name="_32_0">w</text:span><text:span text:style-name="_34_9">e</text:span><text:span text:style-name="_37_4">r</text:span><text:span text:style-name="_38_">s</text:span><text:span text:style-name="_32_6"> </text:span><text:span text:style-name="_36_0">o</text:span><text:span text:style-name="_31_5">f</text:span><text:span text:style-name="_32_6"> </text:span><text:span text:style-name="_36_3">d</text:span><text:span text:style-name="_32_4">i</text:span><text:span text:style-name="_34_3">s</text:span><text:span text:style-name="_37_5">c</text:span><text:span text:style-name="_32_0">r</text:span><text:span text:style-name="_33_2">e</text:span><text:span text:style-name="_37_3">t</text:span><text:span text:style-name="_32_0">e</text:span>-<text:span text:style-name="_35_8">s</text:span><text:span text:style-name="_31_8">t</text:span><text:span text:style-name="_34_5">a</text:span><text:span text:style-name="_37_4">t</text:span><text:span text:style-name="_31_9">e</text:span><text:span text:style-name="_32_6"> </text:span><text:span text:style-name="_36_9">m</text:span><text:span text:style-name="_31_3">a</text:span><text:span text:style-name="_34_2">c</text:span><text:span text:style-name="_37_4">h</text:span><text:span text:style-name="_32_0">i</text:span><text:span text:style-name="_33_5">n</text:span><text:span text:style-name="_36_3">e</text:span><text:span text:style-name="_32_4">s</text:span><text:span text:style-name="_33_8">.</text:span><text:span text:style-name="_35_1"> </text:span><text:span text:style-name="_31_2">T</text:span><text:span text:style-name="_34_4">h</text:span><text:span text:style-name="_37_3">e</text:span><text:span text:style-name="_31_"> </text:span><text:span text:style-name="_33_7">b</text:span><text:span text:style-name="_37_3">e</text:span><text:span text:style-name="_38_">s</text:span><text:span text:style-name="_33_2">t</text:span><text:span text:style-name="_35_1"> </text:span><text:span text:style-name="_31_5">k</text:span><text:span text:style-name="_34_8">n</text:span><text:span text:style-name="_37_0">o</text:span><text:span text:style-name="_32_2">w</text:span><text:span text:style-name="_33_2">n</text:span><text:span text:style-name="_35_1"> </text:span><text:span text:style-name="_39_">o</text:span><text:span text:style-name="_33_5">f</text:span><text:span text:style-name="_35_1"> </text:span><text:span text:style-name="_31_2">t</text:span><text:span text:style-name="_33_5">h</text:span><text:span text:style-name="_37_0">e</text:span><text:span text:style-name="_37_">s</text:span><text:span text:style-name="_33_3">e</text:span><text:span text:style-name="_35_1"> </text:span><text:span text:style-name="_31_4">r</text:span><text:span text:style-name="_33_3">e</text:span><text:span text:style-name="_37_4">s</text:span><text:span text:style-name="_38_">u</text:span><text:span text:style-name="_34_3">l</text:span><text:span text:style-name="_36_0">t</text:span><text:span text:style-name="_39_">s</text:span><text:span text:style-name="_32_6"> </text:span><text:span text:style-name="_36_5">i</text:span><text:span text:style-name="_31_7">s</text:span><text:span text:style-name="_32_6"> </text:span><text:span text:style-name="_36_7">k</text:span><text:span text:style-name="_32_4">n</text:span><text:span text:style-name="_34_4">o</text:span><text:span text:style-name="_36_8">w</text:span><text:span text:style-name="_37_">n</text:span><text:span text:style-name="_32_6"> </text:span><text:span text:style-name="_36_7">a</text:span><text:span text:style-name="_32_0">s</text:span><text:span text:style-name="_32_6"> </text:span><text:span text:style-name="_35_9">G</text:span><text:span text:style-name="_32_4">o</text:span><text:span text:style-name="_33_3">d</text:span><text:span text:style-name="_35_8">e</text:span><text:span text:style-name="_31_5">l</text:span><text:span text:style-name="_33_3">'</text:span><text:span text:style-name="_37_0">s</text:span><text:span text:style-name="_31_"> </text:span><text:span text:style-name="_33_9">t</text:span><text:span text:style-name="_36_9">h</text:span><text:span text:style-name="_32_2">e</text:span><text:span text:style-name="_33_7">o</text:span><text:span text:style-name="_36_4">r</text:span><text:span text:style-name="_39_">e</text:span><text:span text:style-name="_34_3">m</text:span><text:span text:style-name="_35_1"> </text:span><text:span text:style-name="_31_9">(</text:span><text:span text:style-name="_32_6"> </text:span><text:span text:style-name="_37_0">1</text:span><text:span text:style-name="_32_3">9</text:span><text:span text:style-name="_34_0">3</text:span><text:span text:style-name="_36_4">1</text:span><text:span text:style-name="_31_"> </text:span><text:span text:style-name="_34_4">)</text:span><text:span text:style-name="_35_1"> </text:span><text:span text:style-name="_31_3">a</text:span><text:span text:style-name="_34_4">n</text:span><text:span text:style-name="_37_0">d</text:span><text:span text:style-name="_31_"> </text:span><text:span text:style-name="_34_8">s</text:span><text:span text:style-name="_36_4">h</text:span><text:span text:style-name="_32_4">o</text:span><text:span text:style-name="_33_4">w</text:span><text:span text:style-name="_37_5">s</text:span><text:span text:style-name="_31_"> </text:span><text:span text:style-name="_34_5">t</text:span><text:span text:style-name="_36_2">h</text:span><text:span text:style-name="_32_0">a</text:span><text:span text:style-name="_34_3">t</text:span><text:span text:style-name="_35_1"> </text:span><text:span text:style-name="_32_0">i</text:span><text:span text:style-name="_34_4">n</text:span><text:span text:style-name="_35_1"> </text:span><text:span text:style-name="_39_">a</text:span><text:span text:style-name="_34_4">n</text:span><text:span text:style-name="_36_3">y</text:span><text:span text:style-name="_31_"> </text:span><text:span text:style-name="_34_7">s</text:span><text:span text:style-name="_37_3">u</text:span><text:span text:style-name="_38_">f</text:span><text:span text:style-name="_34_2">f</text:span><text:span text:style-name="_36_0">i</text:span><text:span text:style-name="_31_3">c</text:span><text:span text:style-name="_35_0">i</text:span><text:span text:style-name="_37_4">e</text:span><text:span text:style-name="_37_">n</text:span><text:span text:style-name="_35_0">t</text:span><text:span text:style-name="_36_4">l</text:span><text:span text:style-name="_31_7">y</text:span><text:span text:style-name="_32_6"> </text:span><text:span text:style-name="_37_2">p</text:span><text:span text:style-name="_31_7">o</text:span><text:span text:style-name="_33_8">w</text:span><text:span text:style-name="_37_0">e</text:span><text:span text:style-name="_38_">r</text:span><text:span text:style-name="_33_9">f</text:span><text:span text:style-name="_36_4">u</text:span><text:span text:style-name="_38_">l</text:span><text:span text:style-name="_32_6"> </text:span><text:span text:style-name="_37_0">l</text:span><text:span text:style-name="_32_0">o</text:span><text:span text:style-name="_33_3">g</text:span><text:span text:style-name="_37_2">i</text:span><text:span text:style-name="_31_0">c</text:span><text:span text:style-name="_33_8">a</text:span><text:span text:style-name="_36_8">l</text:span><text:span text:style-name="_31_"> </text:span><text:span text:style-name="_34_2">s</text:span><text:span text:style-name="_37_3">y</text:span><text:span text:style-name="_31_3">s</text:span><text:span text:style-name="_34_4">t</text:span><text:span text:style-name="_36_5">e</text:span><text:span text:style-name="_31_5">m</text:span><text:span text:style-name="_32_6"> </text:span><text:span text:style-name="_36_8">s</text:span><text:span text:style-name="_31_7">t</text:span><text:span text:style-name="_35_0">a</text:span><text:span text:style-name="_36_4">t</text:span><text:span text:style-name="_32_0">e</text:span><text:span text:style-name="_33_3">m</text:span><text:span text:style-name="_37_5">e</text:span><text:span text:style-name="_32_0">n</text:span><text:span text:style-name="_34_2">t</text:span><text:span text:style-name="_36_8">s</text:span><text:span text:style-name="_31_"> </text:span><text:span text:style-name="_33_7">c</text:span><text:span text:style-name="_37_4">a</text:span><text:span text:style-name="_31_9">n</text:span><text:span text:style-name="_32_6"> </text:span><text:span text:style-name="_36_2">b</text:span><text:span text:style-name="_32_5">e</text:span><text:span text:style-name="_32_6"> </text:span><text:span text:style-name="_37_2">f</text:span><text:span text:style-name="_31_4">o</text:span><text:span text:style-name="_33_2">r</text:span><text:span text:style-name="_36_2">m</text:span><text:span text:style-name="_31_5">u</text:span><text:span text:style-name="_33_3">l</text:span><text:span text:style-name="_36_7">a</text:span><text:span text:style-name="_31_7">t</text:span><text:span text:style-name="_35_0">e</text:span><text:span text:style-name="_36_3">d</text:span><text:span text:style-name="_31_"> </text:span><text:span text:style-name="_34_5">w</text:span><text:span text:style-name="_35_7">h</text:span><text:span text:style-name="_31_8">i</text:span><text:span text:style-name="_34_9">c</text:span><text:span text:style-name="_37_4">h</text:span><text:span text:style-name="_31_"> </text:span><text:span text:style-name="_33_5">c</text:span><text:span text:style-name="_35_9">a</text:span><text:span text:style-name="_31_9">n</text:span><text:span text:style-name="_32_6"> </text:span><text:span text:style-name="_37_2">n</text:span><text:span text:style-name="_39_">e</text:span><text:span text:style-name="_33_3">i</text:span><text:span text:style-name="_37_4">t</text:span><text:span text:style-name="_32_4">h</text:span><text:span text:style-name="_34_2">e</text:span><text:span text:style-name="_36_4">r</text:span><text:span text:style-name="_31_"> </text:span><text:span text:style-name="_35_0">b</text:span><text:span text:style-name="_35_7">e</text:span><text:span text:style-name="_31_"> </text:span><text:span text:style-name="_33_8">p</text:span><text:span text:style-name="_35_9">r</text:span><text:span text:style-name="_31_9">o</text:span><text:span text:style-name="_34_3">v</text:span><text:span text:style-name="_35_7">e</text:span><text:span text:style-name="_31_5">d</text:span><text:span text:style-name="_32_6"> </text:span><text:span text:style-name="_36_4">n</text:span><text:span text:style-name="_31_4">o</text:span><text:span text:style-name="_34_5">r</text:span><text:span text:style-name="_35_1"> </text:span><text:span text:style-name="_31_3">d</text:span><text:span text:style-name="_34_5">i</text:span><text:span text:style-name="_37_2">s</text:span><text:span text:style-name="_31_4">p</text:span><text:span text:style-name="_34_0">r</text:span><text:span text:style-name="_37_4">o</text:span><text:span text:style-name="_31_2">v</text:span><text:span text:style-name="_33_4">e</text:span><text:span text:style-name="_36_0">d</text:span><text:span text:style-name="_31_"> </text:span><text:span text:style-name="_34_9">w</text:span><text:span text:style-name="_36_2">i</text:span><text:span text:style-name="_32_3">t</text:span><text:span text:style-name="_33_3">h</text:span><text:span text:style-name="_35_9">i</text:span><text:span text:style-name="_32_5">n</text:span><text:span text:style-name="_32_6"> </text:span><text:span text:style-name="_36_3">t</text:span><text:span text:style-name="_32_4">h</text:span><text:span text:style-name="_33_2">e</text:span><text:span text:style-name="_35_1"> </text:span><text:span text:style-name="_31_7">s</text:span><text:span text:style-name="_33_5">y</text:span><text:span text:style-name="_35_7">s</text:span><text:span text:style-name="_31_0">t</text:span><text:span text:style-name="_33_9">e</text:span><text:span text:style-name="_36_3">m</text:span><text:span text:style-name="_31_4">,</text:span><text:span text:style-name="_32_6"> </text:span><text:span text:style-name="_36_7">u</text:span><text:span text:style-name="_31_9">n</text:span><text:span text:style-name="_34_0">l</text:span><text:span text:style-name="_35_8">e</text:span><text:span text:style-name="_32_0">s</text:span><text:span text:style-name="_34_8">s</text:span><text:span text:style-name="_35_1"> </text:span><text:span text:style-name="_38_">p</text:span><text:span text:style-name="_33_4">o</text:span><text:span text:style-name="_35_9">s</text:span><text:span text:style-name="_39_">s</text:span><text:span text:style-name="_34_7">i</text:span><text:span text:style-name="_37_4">b</text:span><text:span text:style-name="_31_8">l</text:span><text:span text:style-name="_34_4">y</text:span><text:span text:style-name="_35_1"> </text:span><text:span text:style-name="_31_0">t</text:span><text:span text:style-name="_33_5">h</text:span><text:span text:style-name="_35_9">e</text:span><text:span text:style-name="_31_"> </text:span><text:span text:style-name="_34_3">s</text:span><text:span text:style-name="_37_3">y</text:span><text:span text:style-name="_31_9">s</text:span><text:span text:style-name="_34_7">t</text:span><text:span text:style-name="_35_8">e</text:span><text:span text:style-name="_39_">m</text:span><text:span text:style-name="_32_6"> </text:span><text:span text:style-name="_36_4">i</text:span><text:span text:style-name="_31_8">t</text:span><text:span text:style-name="_35_0">s</text:span><text:span text:style-name="_37_4">e</text:span><text:span text:style-name="_37_">l</text:span><text:span text:style-name="_33_2">f</text:span><text:span text:style-name="_35_1"> </text:span><text:span text:style-name="_31_3">i</text:span><text:span text:style-name="_33_8">s</text:span><text:span text:style-name="_35_1"> </text:span><text:span text:style-name="_31_4">i</text:span><text:span text:style-name="_34_3">n</text:span><text:span text:style-name="_37_2">c</text:span><text:span text:style-name="_31_2">o</text:span><text:span text:style-name="_34_2">n</text:span><text:span text:style-name="_35_7">s</text:span><text:span text:style-name="_38_">i</text:span><text:span text:style-name="_33_5">s</text:span><text:span text:style-name="_36_7">t</text:span><text:span text:style-name="_32_5">e</text:span><text:span text:style-name="_34_2">n</text:span><text:span text:style-name="_36_2">t</text:span><text:span text:style-name="_31_4">.</text:span><text:span text:style-name="_32_6"> </text:span><text:span text:style-name="_37_0">T</text:span><text:span text:style-name="_32_4">h</text:span><text:span text:style-name="_34_8">e</text:span><text:span text:style-name="_36_7">r</text:span><text:span text:style-name="_31_9">e</text:span><text:span text:style-name="_32_6"> </text:span><text:span text:style-name="_35_9">a</text:span><text:span text:style-name="_32_5">r</text:span><text:span text:style-name="_34_4">e</text:span><text:span text:style-name="_35_1"> </text:span><text:span text:style-name="_37_">o</text:span><text:span text:style-name="_34_4">t</text:span><text:span text:style-name="_36_8">h</text:span><text:span text:style-name="_31_3">e</text:span><text:span text:style-name="_33_2">r</text:span><text:span text:style-name="_35_7">,</text:span><text:span text:style-name="_31_"> </text:span><text:span text:style-name="_33_3">i</text:span><text:span text:style-name="_37_0">n</text:span><text:span text:style-name="_31_"> </text:span><text:span text:style-name="_33_2">s</text:span><text:span text:style-name="_36_0">o</text:span><text:span text:style-name="_32_5">m</text:span><text:span text:style-name="_33_4">e</text:span><text:span text:style-name="_35_1"> </text:span><text:span text:style-name="_32_0">r</text:span><text:span text:style-name="_33_4">e</text:span><text:span text:style-name="_37_0">s</text:span><text:span text:style-name="_31_9">p</text:span><text:span text:style-name="_34_7">e</text:span><text:span text:style-name="_36_4">c</text:span><text:span text:style-name="_32_0">t</text:span><text:span text:style-name="_34_4">s</text:span><text:span text:style-name="_35_1"> </text:span><text:span text:style-name="_32_5">s</text:span><text:span text:style-name="_33_7">i</text:span><text:span text:style-name="_37_0">m</text:span><text:span text:style-name="_37_">i</text:span><text:span text:style-name="_34_5">l</text:span><text:span text:style-name="_35_7">a</text:span><text:span text:style-name="_31_7">r</text:span><text:span text:style-name="_34_7">,</text:span><text:span text:style-name="_35_1"> </text:span><text:span text:style-name="_31_9">r</text:span><text:span text:style-name="_34_0">e</text:span><text:span text:style-name="_36_9">s</text:span><text:span text:style-name="_32_4">u</text:span><text:span text:style-name="_33_9">l</text:span><text:span text:style-name="_37_3">t</text:span><text:span text:style-name="_32_0">s</text:span><text:span text:style-name="_32_6"> </text:span><text:span text:style-name="_36_9">d</text:span><text:span text:style-name="_31_9">u</text:span><text:span text:style-name="_33_2">e</text:span><text:span text:style-name="_35_1"> </text:span><text:span text:style-name="_37_">t</text:span><text:span text:style-name="_35_0">o</text:span><text:span text:style-name="_35_1"> </text:span><text:span text:style-name="_31_7">C</text:span><text:span text:style-name="_33_2">h</text:span><text:span text:style-name="_37_0">u</text:span><text:span text:style-name="_31_9">r</text:span><text:span text:style-name="_34_0">c</text:span><text:span text:style-name="_36_0">h</text:span><text:span text:style-name="_31_"> </text:span><text:span text:style-name="_34_9">(</text:span><text:span text:style-name="_35_8">1</text:span><text:span text:style-name="_32_4">9</text:span><text:span text:style-name="_33_5">3</text:span><text:span text:style-name="_36_3">6</text:span><text:span text:style-name="_31_2">)</text:span><text:span text:style-name="_33_4">,</text:span><text:span text:style-name="_35_1"> </text:span><text:span text:style-name="_31_7">K</text:span><text:span text:style-name="_34_8">l</text:span><text:span text:style-name="_35_7">e</text:span><text:span text:style-name="_38_">e</text:span><text:span text:style-name="_34_4">n</text:span><text:span text:style-name="_37_3">e</text:span><text:span text:style-name="_31_"> </text:span><text:span text:style-name="_34_3">(</text:span><text:span text:style-name="_36_4">1</text:span><text:span text:style-name="_39_">9</text:span><text:span text:style-name="_34_3">3</text:span><text:span text:style-name="_36_9">5</text:span><text:span text:style-name="_31_9">)</text:span><text:span text:style-name="_33_9">,</text:span><text:span text:style-name="_35_1"> </text:span><text:span text:style-name="_32_2">R</text:span><text:span text:style-name="_33_4">o</text:span><text:span text:style-name="_37_4">s</text:span><text:span text:style-name="_38_">s</text:span><text:span text:style-name="_34_9">e</text:span><text:span text:style-name="_36_2">r</text:span><text:span text:style-name="_32_0">,</text:span><text:span text:style-name="_32_6"> </text:span><text:span text:style-name="_37_4">a</text:span><text:span text:style-name="_32_3">n</text:span><text:span text:style-name="_33_8">d</text:span><text:span text:style-name="_35_1"> </text:span><text:span text:style-name="_39_">T</text:span><text:span text:style-name="_35_0">u</text:span><text:span text:style-name="_37_4">r</text:span><text:span text:style-name="_39_">i</text:span><text:span text:style-name="_34_0">n</text:span><text:span text:style-name="_36_5">g</text:span><text:span text:style-name="_31_"> </text:span><text:span text:style-name="_33_3">(</text:span><text:span text:style-name="_36_5">1</text:span><text:span text:style-name="_31_9">9</text:span><text:span text:style-name="_33_2">3</text:span><text:span text:style-name="_35_7">7</text:span><text:span text:style-name="_37_">)</text:span><text:span text:style-name="_33_4">.</text:span><text:span text:style-name="_35_1"> </text:span><text:span text:style-name="_31_8">T</text:span><text:span text:style-name="_33_8">h</text:span><text:span text:style-name="_36_2">e</text:span><text:span text:style-name="_31_"> </text:span><text:span text:style-name="_33_9">l</text:span><text:span text:style-name="_36_8">a</text:span><text:span text:style-name="_31_2">t</text:span><text:span text:style-name="_34_3">t</text:span><text:span text:style-name="_37_2">e</text:span><text:span text:style-name="_31_2">r</text:span><text:span text:style-name="_32_6"> </text:span><text:span text:style-name="_35_9">r</text:span><text:span text:style-name="_31_4">e</text:span><text:span text:style-name="_34_5">s</text:span><text:span text:style-name="_37_4">u</text:span><text:span text:style-name="_31_0">l</text:span><text:span text:style-name="_34_8">t</text:span><text:span text:style-name="_35_1"> </text:span><text:span text:style-name="_31_9">i</text:span><text:span text:style-name="_33_8">s</text:span><text:span text:style-name="_35_1"> </text:span><text:span text:style-name="_39_">t</text:span><text:span text:style-name="_33_3">h</text:span><text:span text:style-name="_35_8">e</text:span><text:span text:style-name="_31_"> </text:span><text:span text:style-name="_33_3">m</text:span><text:span text:style-name="_36_5">o</text:span><text:span text:style-name="_32_4">s</text:span><text:span text:style-name="_34_4">t</text:span><text:span text:style-name="_35_1"> </text:span><text:span text:style-name="_32_3">c</text:span><text:span text:style-name="_33_7">o</text:span><text:span text:style-name="_36_0">n</text:span><text:span text:style-name="_39_">v</text:span><text:span text:style-name="_34_5">e</text:span><text:span text:style-name="_37_5">n</text:span><text:span text:style-name="_32_3">i</text:span><text:span text:style-name="_34_8">e</text:span><text:span text:style-name="_35_8">n</text:span><text:span text:style-name="_32_4">t</text:span><text:span text:style-name="_32_6"> </text:span><text:span text:style-name="_36_5">t</text:span><text:span text:style-name="_39_">o</text:span><text:span text:style-name="_32_6"> </text:span><text:span text:style-name="_36_7">c</text:span><text:span text:style-name="_32_5">o</text:span><text:span text:style-name="_34_3">n</text:span><text:span text:style-name="_36_2">s</text:span><text:span text:style-name="_31_8">i</text:span><text:span text:style-name="_33_9">d</text:span><text:span text:style-name="_36_8">e</text:span><text:span text:style-name="_32_0">r</text:span><text:span text:style-name="_33_2">,</text:span><text:span text:style-name="_35_1"> </text:span><text:span text:style-name="_37_">s</text:span><text:span text:style-name="_33_3">i</text:span><text:span text:style-name="_36_2">n</text:span><text:span text:style-name="_31_5">c</text:span><text:span text:style-name="_33_3">e</text:span><text:span text:style-name="_35_1"> </text:span><text:span text:style-name="_32_5">i</text:span><text:span text:style-name="_33_9">t</text:span><text:span text:style-name="_35_1"> </text:span><text:span text:style-name="_32_0">r</text:span><text:span text:style-name="_34_9">e</text:span><text:span text:style-name="_37_5">f</text:span><text:span text:style-name="_32_4">e</text:span><text:span text:style-name="_33_8">r</text:span><text:span text:style-name="_36_8">s</text:span><text:span text:style-name="_31_"> </text:span><text:span text:style-name="_34_2">d</text:span><text:span text:style-name="_36_8">i</text:span><text:span text:style-name="_31_2">r</text:span><text:span text:style-name="_34_0">e</text:span><text:span text:style-name="_37_2">c</text:span><text:span text:style-name="_32_4">t</text:span><text:span text:style-name="_33_9">l</text:span><text:span text:style-name="_35_8">y</text:span><text:span text:style-name="_31_"> </text:span><text:span text:style-name="_33_8">t</text:span><text:span text:style-name="_36_3">o</text:span><text:span text:style-name="_31_"> </text:span><text:span text:style-name="_34_9">m</text:span><text:span text:style-name="_36_0">a</text:span><text:span text:style-name="_31_8">c</text:span><text:span text:style-name="_33_4">h</text:span><text:span text:style-name="_36_3">i</text:span><text:span text:style-name="_32_3">n</text:span><text:span text:style-name="_34_7">e</text:span><text:span text:style-name="_36_3">s</text:span><text:span text:style-name="_32_0">,</text:span><text:span text:style-name="_32_6"> </text:span><text:span text:style-name="_35_9">w</text:span><text:span text:style-name="_31_0">h</text:span><text:span text:style-name="_35_0">e</text:span><text:span text:style-name="_36_8">r</text:span><text:span text:style-name="_31_9">e</text:span><text:span text:style-name="_33_9">a</text:span><text:span text:style-name="_35_9">s</text:span><text:span text:style-name="_31_"> </text:span><text:span text:style-name="_33_7">t</text:span><text:span text:style-name="_36_5">h</text:span><text:span text:style-name="_31_2">e</text:span><text:span text:style-name="_32_6"> </text:span><text:span text:style-name="_37_3">o</text:span><text:span text:style-name="_31_9">t</text:span><text:span text:style-name="_34_4">h</text:span><text:span text:style-name="_35_7">e</text:span><text:span text:style-name="_32_0">r</text:span><text:span text:style-name="_33_8">s</text:span><text:span text:style-name="_35_1"> </text:span><text:span text:style-name="_32_2">c</text:span><text:span text:style-name="_33_2">a</text:span><text:span text:style-name="_37_0">n</text:span><text:span text:style-name="_31_"> </text:span><text:span text:style-name="_33_5">o</text:span><text:span text:style-name="_35_8">n</text:span><text:span text:style-name="_31_8">l</text:span><text:span text:style-name="_34_2">y</text:span><text:span text:style-name="_35_1"> </text:span><text:span text:style-name="_31_8">b</text:span><text:span text:style-name="_34_2">e</text:span><text:span text:style-name="_35_1"> </text:span><text:span text:style-name="_31_0">u</text:span><text:span text:style-name="_33_7">s</text:span><text:span text:style-name="_35_7">e</text:span><text:span text:style-name="_38_">d</text:span><text:span text:style-name="_32_6"> </text:span><text:span text:style-name="_36_7">i</text:span><text:span text:style-name="_32_0">n</text:span><text:span text:style-name="_32_6"> </text:span><text:span text:style-name="_37_2">a</text:span><text:span text:style-name="_31_"> </text:span><text:span text:style-name="_34_5">c</text:span><text:span text:style-name="_36_5">o</text:span><text:span text:style-name="_31_7">m</text:span><text:span text:style-name="_33_8">p</text:span><text:span text:style-name="_37_5">a</text:span><text:span text:style-name="_32_5">r</text:span><text:span text:style-name="_33_8">a</text:span><text:span text:style-name="_35_7">t</text:span><text:span text:style-name="_32_5">i</text:span><text:span text:style-name="_34_8">v</text:span><text:span text:style-name="_35_7">e</text:span><text:span text:style-name="_31_7">l</text:span><text:span text:style-name="_35_0">y</text:span><text:span text:style-name="_35_1"> </text:span><text:span text:style-name="_32_2">i</text:span><text:span text:style-name="_34_9">n</text:span><text:span text:style-name="_36_4">d</text:span><text:span text:style-name="_32_2">i</text:span><text:span text:style-name="_35_0">r</text:span><text:span text:style-name="_35_8">e</text:span><text:span text:style-name="_32_4">c</text:span><text:span text:style-name="_34_3">t</text:span><text:span text:style-name="_35_1"> </text:span><text:span text:style-name="_32_0">a</text:span><text:span text:style-name="_33_5">r</text:span><text:span text:style-name="_36_5">g</text:span><text:span text:style-name="_32_5">u</text:span><text:span text:style-name="_34_7">m</text:span><text:span text:style-name="_35_8">e</text:span><text:span text:style-name="_31_0">n</text:span><text:span text:style-name="_33_7">t</text:span><text:span text:style-name="_36_0">:</text:span><text:span text:style-name="_31_"> </text:span><text:span text:style-name="_33_9">f</text:span><text:span text:style-name="_36_8">o</text:span><text:span text:style-name="_31_2">r</text:span><text:span text:style-name="_32_6"> </text:span><text:span text:style-name="_36_9">i</text:span><text:span text:style-name="_32_4">n</text:span><text:span text:style-name="_33_7">s</text:span><text:span text:style-name="_35_8">t</text:span><text:span text:style-name="_32_2">a</text:span><text:span text:style-name="_33_4">n</text:span><text:span text:style-name="_36_8">c</text:span><text:span text:style-name="_31_3">e</text:span><text:span text:style-name="_32_6"> </text:span><text:span text:style-name="_36_5">i</text:span><text:span text:style-name="_38_">f</text:span><text:span text:style-name="_32_6"> </text:span><text:span text:style-name="_36_3">G</text:span><text:span text:style-name="_38_">o</text:span><text:span text:style-name="_34_2">d</text:span><text:span text:style-name="_36_0">e</text:span><text:span text:style-name="_31_4">l</text:span><text:span text:style-name="_33_7">'</text:span><text:span text:style-name="_37_3">s</text:span><text:span text:style-name="_31_"> </text:span><text:span text:style-name="_33_7">t</text:span><text:span text:style-name="_37_3">h</text:span><text:span text:style-name="_31_3">e</text:span><text:span text:style-name="_33_9">o</text:span><text:span text:style-name="_36_7">r</text:span><text:span text:style-name="_31_9">e</text:span><text:span text:style-name="_33_4">m</text:span><text:span text:style-name="_35_1"> </text:span><text:span text:style-name="_31_0">i</text:span><text:span text:style-name="_33_9">s</text:span><text:span text:style-name="_35_1"> </text:span><text:span text:style-name="_31_5">t</text:span><text:span text:style-name="_34_4">o</text:span><text:span text:style-name="_35_1"> </text:span><text:span text:style-name="_31_2">b</text:span><text:span text:style-name="_34_3">e</text:span><text:span text:style-name="_35_1"> </text:span><text:span text:style-name="_32_2">u</text:span><text:span text:style-name="_33_3">s</text:span><text:span text:style-name="_36_3">e</text:span><text:span text:style-name="_31_0">d</text:span><text:span text:style-name="_32_6"> </text:span><text:span text:style-name="_36_9">w</text:span><text:span text:style-name="_31_2">e</text:span><text:span text:style-name="_32_6"> </text:span><text:span text:style-name="_36_5">n</text:span><text:span text:style-name="_37_">e</text:span><text:span text:style-name="_34_4">e</text:span><text:span text:style-name="_37_0">d</text:span><text:span text:style-name="_31_"> </text:span><text:span text:style-name="_34_4">i</text:span><text:span text:style-name="_35_8">n</text:span><text:span text:style-name="_31_"> </text:span><text:span text:style-name="_33_9">a</text:span><text:span text:style-name="_35_7">d</text:span><text:span text:style-name="_31_4">d</text:span><text:span text:style-name="_33_4">i</text:span><text:span text:style-name="_37_0">t</text:span><text:span text:style-name="_32_5">i</text:span><text:span text:style-name="_34_9">o</text:span><text:span text:style-name="_35_9">n</text:span><text:span text:style-name="_31_"> </text:span><text:span text:style-name="_34_5">t</text:span><text:span text:style-name="_35_8">o</text:span><text:span text:style-name="_31_"> </text:span><text:span text:style-name="_34_2">h</text:span><text:span text:style-name="_36_5">a</text:span><text:span text:style-name="_37_">v</text:span><text:span text:style-name="_33_8">e</text:span><text:span text:style-name="_35_1"> </text:span><text:span text:style-name="_31_0">s</text:span><text:span text:style-name="_34_9">o</text:span><text:span text:style-name="_35_9">m</text:span><text:span text:style-name="_31_0">e</text:span><text:span text:style-name="_32_6"> </text:span><text:span text:style-name="_36_4">m</text:span><text:span text:style-name="_31_0">e</text:span><text:span text:style-name="_33_9">a</text:span><text:span text:style-name="_35_9">n</text:span><text:span text:style-name="_31_2">s</text:span><text:span text:style-name="_32_6"> </text:span><text:span text:style-name="_37_0">o</text:span><text:span text:style-name="_38_">f</text:span><text:span text:style-name="_32_6"> </text:span><text:span text:style-name="_36_0">d</text:span><text:span text:style-name="_32_4">e</text:span><text:span text:style-name="_34_9">s</text:span><text:span text:style-name="_37_3">c</text:span><text:span text:style-name="_31_2">r</text:span><text:span text:style-name="_34_0">i</text:span><text:span text:style-name="_37_0">b</text:span><text:span text:style-name="_32_5">i</text:span><text:span text:style-name="_34_4">n</text:span><text:span text:style-name="_37_3">g</text:span><text:span text:style-name="_31_"> </text:span><text:span text:style-name="_33_8">l</text:span><text:span text:style-name="_36_5">o</text:span><text:span text:style-name="_32_4">g</text:span><text:span text:style-name="_34_3">i</text:span><text:span text:style-name="_36_7">c</text:span><text:span text:style-name="_31_2">a</text:span><text:span text:style-name="_33_8">l</text:span><text:span text:style-name="_35_1"> </text:span><text:span text:style-name="_31_9">s</text:span><text:span text:style-name="_33_3">y</text:span><text:span text:style-name="_37_2">s</text:span><text:span text:style-name="_31_8">t</text:span><text:span text:style-name="_34_3">e</text:span><text:span text:style-name="_37_5">m</text:span><text:span text:style-name="_37_">s</text:span><text:span text:style-name="_32_6"> </text:span><text:span text:style-name="_36_4">i</text:span><text:span text:style-name="_31_8">n</text:span><text:span text:style-name="_32_6"> </text:span><text:span text:style-name="_36_8">t</text:span><text:span text:style-name="_31_3">e</text:span><text:span text:style-name="_34_3">r</text:span><text:span text:style-name="_36_2">m</text:span><text:span text:style-name="_32_3">s</text:span><text:span text:style-name="_32_6"> </text:span><text:span text:style-name="_35_8">o</text:span><text:span text:style-name="_32_5">f</text:span><text:span text:style-name="_32_6"> </text:span><text:span text:style-name="_35_7">m</text:span><text:span text:style-name="_31_5">a</text:span><text:span text:style-name="_33_2">c</text:span><text:span text:style-name="_37_0">h</text:span><text:span text:style-name="_31_8">i</text:span><text:span text:style-name="_35_0">n</text:span><text:span text:style-name="_37_0">e</text:span><text:span text:style-name="_39_">s</text:span><text:span text:style-name="_34_9">,</text:span><text:span text:style-name="_35_1"> </text:span><text:span text:style-name="_32_0">a</text:span><text:span text:style-name="_33_8">n</text:span><text:span text:style-name="_36_2">d</text:span><text:span text:style-name="_31_"> </text:span><text:span text:style-name="_34_4">m</text:span><text:span text:style-name="_36_4">a</text:span><text:span text:style-name="_38_">c</text:span><text:span text:style-name="_35_0">h</text:span><text:span text:style-name="_36_7">i</text:span><text:span text:style-name="_31_9">n</text:span><text:span text:style-name="_33_4">e</text:span><text:span text:style-name="_36_4">s</text:span><text:span text:style-name="_31_"> </text:span><text:span text:style-name="_33_2">i</text:span><text:span text:style-name="_36_0">n</text:span><text:span text:style-name="_31_"> </text:span><text:span text:style-name="_34_3">t</text:span><text:span text:style-name="_35_7">e</text:span><text:span text:style-name="_38_">r</text:span><text:span text:style-name="_33_8">m</text:span><text:span text:style-name="_36_0">s</text:span><text:span text:style-name="_31_"> </text:span><text:span text:style-name="_34_3">o</text:span><text:span text:style-name="_36_7">f</text:span><text:span text:style-name="_31_"> </text:span><text:span text:style-name="_34_5">l</text:span><text:span text:style-name="_36_7">o</text:span><text:span text:style-name="_31_9">g</text:span><text:span text:style-name="_33_5">i</text:span><text:span text:style-name="_36_9">c</text:span><text:span text:style-name="_31_9">a</text:span><text:span text:style-name="_33_2">l</text:span><text:span text:style-name="_35_1"> </text:span><text:span text:style-name="_32_0">s</text:span><text:span text:style-name="_33_4">y</text:span><text:span text:style-name="_36_3">s</text:span><text:span text:style-name="_31_4">t</text:span><text:span text:style-name="_34_0">e</text:span><text:span text:style-name="_37_3">m</text:span><text:span text:style-name="_32_5">s</text:span><text:span text:style-name="_34_0">.</text:span><text:span text:style-name="_35_1"> </text:span><text:span text:style-name="_31_9">T</text:span><text:span text:style-name="_35_0">h</text:span><text:span text:style-name="_35_8">e</text:span><text:span text:style-name="_31_"> </text:span><text:span text:style-name="_33_9">r</text:span><text:span text:style-name="_37_2">e</text:span><text:span text:style-name="_32_3">s</text:span><text:span text:style-name="_33_7">u</text:span><text:span text:style-name="_37_3">l</text:span><text:span text:style-name="_31_9">t</text:span><text:span text:style-name="_32_6"> </text:span><text:span text:style-name="_37_4">i</text:span><text:span text:style-name="_32_2">n</text:span><text:span text:style-name="_32_6"> </text:span><text:span text:style-name="_36_4">q</text:span><text:span text:style-name="_38_">u</text:span><text:span text:style-name="_33_4">e</text:span><text:span text:style-name="_36_4">s</text:span><text:span text:style-name="_38_">t</text:span><text:span text:style-name="_34_2">i</text:span><text:span text:style-name="_36_5">o</text:span><text:span text:style-name="_32_4">n</text:span><text:span text:style-name="_32_6"> </text:span><text:span text:style-name="_36_5">r</text:span><text:span text:style-name="_38_">e</text:span><text:span text:style-name="_34_7">f</text:span><text:span text:style-name="_37_0">e</text:span><text:span text:style-name="_31_8">r</text:span><text:span text:style-name="_33_3">s</text:span><text:span text:style-name="_35_1"> </text:span><text:span text:style-name="_31_5">t</text:span><text:span text:style-name="_33_4">o</text:span><text:span text:style-name="_35_1"> </text:span><text:span text:style-name="_32_2">a</text:span><text:span text:style-name="_32_6"> </text:span><text:span text:style-name="_35_8">t</text:span><text:span text:style-name="_31_8">y</text:span><text:span text:style-name="_34_7">p</text:span><text:span text:style-name="_37_3">e</text:span><text:span text:style-name="_31_"> </text:span><text:span text:style-name="_33_7">o</text:span><text:span text:style-name="_35_8">f</text:span><text:span text:style-name="_31_"> </text:span><text:span text:style-name="_34_4">m</text:span><text:span text:style-name="_37_0">a</text:span><text:span text:style-name="_31_2">c</text:span><text:span text:style-name="_33_9">h</text:span><text:span text:style-name="_37_3">i</text:span><text:span text:style-name="_31_5">n</text:span><text:span text:style-name="_33_2">e</text:span><text:span text:style-name="_35_1"> </text:span><text:span text:style-name="_31_4">w</text:span><text:span text:style-name="_34_0">h</text:span><text:span text:style-name="_37_3">i</text:span><text:span text:style-name="_38_">c</text:span><text:span text:style-name="_34_0">h</text:span><text:span text:style-name="_35_1"> </text:span><text:span text:style-name="_39_">i</text:span><text:span text:style-name="_33_8">s</text:span><text:span text:style-name="_35_1"> </text:span><text:span text:style-name="_32_3">e</text:span><text:span text:style-name="_33_5">s</text:span><text:span text:style-name="_36_2">s</text:span><text:span text:style-name="_32_3">e</text:span><text:span text:style-name="_35_0">n</text:span><text:span text:style-name="_35_8">t</text:span><text:span text:style-name="_31_4">i</text:span><text:span text:style-name="_33_8">a</text:span><text:span text:style-name="_35_8">l</text:span><text:span text:style-name="_37_">l</text:span><text:span text:style-name="_35_0">y</text:span><text:span text:style-name="_35_1"> </text:span><text:span text:style-name="_32_0">a</text:span><text:span text:style-name="_32_6"> </text:span><text:span text:style-name="_36_3">d</text:span><text:span text:style-name="_38_">i</text:span><text:span text:style-name="_33_3">g</text:span><text:span text:style-name="_37_4">i</text:span><text:span text:style-name="_31_0">t</text:span><text:span text:style-name="_35_0">a</text:span><text:span text:style-name="_36_2">l</text:span><text:span text:style-name="_31_"> </text:span><text:span text:style-name="_35_0">c</text:span><text:span text:style-name="_37_2">o</text:span><text:span text:style-name="_38_">m</text:span><text:span text:style-name="_34_2">p</text:span><text:span text:style-name="_35_9">u</text:span><text:span text:style-name="_32_2">t</text:span><text:span text:style-name="_34_7">e</text:span><text:span text:style-name="_37_2">r</text:span><text:span text:style-name="_31_"> </text:span><text:span text:style-name="_35_0">w</text:span><text:span text:style-name="_36_9">i</text:span><text:span text:style-name="_39_">t</text:span><text:span text:style-name="_33_9">h</text:span><text:span text:style-name="_35_1"> </text:span><text:span text:style-name="_31_5">a</text:span><text:span text:style-name="_33_3">n</text:span><text:span text:style-name="_35_1"> </text:span><text:span text:style-name="_39_">i</text:span><text:span text:style-name="_33_8">n</text:span><text:span text:style-name="_37_5">f</text:span><text:span text:style-name="_31_8">i</text:span><text:span text:style-name="_34_2">n</text:span><text:span text:style-name="_36_0">i</text:span><text:span text:style-name="_31_3">t</text:span><text:span text:style-name="_34_5">e</text:span><text:span text:style-name="_35_1"> </text:span><text:span text:style-name="_32_3">c</text:span><text:span text:style-name="_33_2">a</text:span><text:span text:style-name="_35_9">p</text:span><text:span text:style-name="_31_3">a</text:span><text:span text:style-name="_35_0">c</text:span><text:span text:style-name="_37_3">i</text:span><text:span text:style-name="_38_">t</text:span><text:span text:style-name="_34_8">y</text:span><text:span text:style-name="_36_5">.</text:span><text:span text:style-name="_31_"> </text:span><text:span text:style-name="_34_8">I</text:span><text:span text:style-name="_36_0">t</text:span><text:span text:style-name="_31_"> </text:span><text:span text:style-name="_33_4">s</text:span><text:span text:style-name="_35_9">t</text:span><text:span text:style-name="_32_2">a</text:span><text:span text:style-name="_33_4">t</text:span><text:span text:style-name="_37_0">e</text:span><text:span text:style-name="_31_3">s</text:span><text:span text:style-name="_32_6"> </text:span><text:span text:style-name="_35_7">t</text:span><text:span text:style-name="_37_">h</text:span><text:span text:style-name="_34_0">a</text:span><text:span text:style-name="_36_2">t</text:span><text:span text:style-name="_31_"> </text:span><text:span text:style-name="_33_8">t</text:span><text:span text:style-name="_36_0">h</text:span><text:span text:style-name="_31_5">e</text:span><text:span text:style-name="_33_2">r</text:span><text:span text:style-name="_36_2">e</text:span><text:span text:style-name="_31_"> </text:span><text:span text:style-name="_33_3">a</text:span><text:span text:style-name="_37_4">r</text:span><text:span text:style-name="_31_9">e</text:span><text:span text:style-name="_32_6"> </text:span><text:span text:style-name="_35_8">c</text:span><text:span text:style-name="_32_3">e</text:span><text:span text:style-name="_34_4">r</text:span><text:span text:style-name="_36_2">t</text:span><text:span text:style-name="_32_2">a</text:span><text:span text:style-name="_33_7">i</text:span><text:span text:style-name="_36_8">n</text:span><text:span text:style-name="_31_"> </text:span><text:span text:style-name="_34_0">t</text:span><text:span text:style-name="_36_5">h</text:span><text:span text:style-name="_31_3">i</text:span><text:span text:style-name="_33_2">n</text:span><text:span text:style-name="_35_8">g</text:span><text:span text:style-name="_32_3">s</text:span><text:span text:style-name="_32_6"> </text:span><text:span text:style-name="_36_8">t</text:span><text:span text:style-name="_32_4">h</text:span><text:span text:style-name="_34_3">a</text:span><text:span text:style-name="_37_2">t</text:span><text:span text:style-name="_31_"> </text:span><text:span text:style-name="_34_4">s</text:span><text:span text:style-name="_36_2">u</text:span><text:span text:style-name="_31_0">c</text:span><text:span text:style-name="_33_3">h</text:span><text:span text:style-name="_35_1"> </text:span><text:span text:style-name="_38_">a</text:span><text:span text:style-name="_32_6"> </text:span><text:span text:style-name="_35_8">m</text:span><text:span text:style-name="_31_3">a</text:span><text:span text:style-name="_34_3">c</text:span><text:span text:style-name="_36_8">h</text:span><text:span text:style-name="_32_2">i</text:span><text:span text:style-name="_34_9">n</text:span><text:span text:style-name="_36_3">e</text:span><text:span text:style-name="_31_"> </text:span><text:span text:style-name="_33_5">c</text:span><text:span text:style-name="_36_4">a</text:span><text:span text:style-name="_31_5">n</text:span><text:span text:style-name="_34_2">n</text:span><text:span text:style-name="_36_7">o</text:span><text:span text:style-name="_31_8">t</text:span><text:span text:style-name="_32_6"> </text:span><text:span text:style-name="_37_5">d</text:span><text:span text:style-name="_38_">o</text:span><text:span text:style-name="_33_7">.</text:span><text:span text:style-name="_35_1"> </text:span><text:span text:style-name="_31_9">I</text:span><text:span text:style-name="_34_0">f</text:span><text:span text:style-name="_35_1"> </text:span><text:span text:style-name="_31_7">i</text:span><text:span text:style-name="_33_9">t</text:span><text:span text:style-name="_35_1"> </text:span><text:span text:style-name="_31_4">i</text:span><text:span text:style-name="_34_7">s</text:span><text:span text:style-name="_35_1"> </text:span><text:span text:style-name="_31_7">r</text:span><text:span text:style-name="_33_8">i</text:span><text:span text:style-name="_36_7">g</text:span><text:span text:style-name="_37_">g</text:span><text:span text:style-name="_34_0">e</text:span><text:span text:style-name="_36_4">d</text:span><text:span text:style-name="_31_"> </text:span><text:span text:style-name="_33_7">u</text:span><text:span text:style-name="_36_7">p</text:span><text:span text:style-name="_31_"> </text:span><text:span text:style-name="_34_8">t</text:span><text:span text:style-name="_36_2">o</text:span><text:span text:style-name="_31_"> </text:span><text:span text:style-name="_35_0">g</text:span><text:span text:style-name="_37_5">i</text:span><text:span text:style-name="_31_3">v</text:span><text:span text:style-name="_34_5">e</text:span><text:span text:style-name="_35_1"> </text:span><text:span text:style-name="_31_4">a</text:span><text:span text:style-name="_33_4">n</text:span><text:span text:style-name="_37_4">s</text:span><text:span text:style-name="_31_4">w</text:span><text:span text:style-name="_35_0">e</text:span><text:span text:style-name="_36_2">r</text:span><text:span text:style-name="_32_2">s</text:span><text:span text:style-name="_32_6"> </text:span><text:span text:style-name="_37_4">t</text:span><text:span text:style-name="_31_9">o</text:span><text:span text:style-name="_32_6"> </text:span><text:span text:style-name="_37_3">q</text:span><text:span text:style-name="_31_0">u</text:span><text:span text:style-name="_33_8">e</text:span><text:span text:style-name="_35_9">s</text:span><text:span text:style-name="_38_">t</text:span><text:span text:style-name="_33_9">i</text:span><text:span text:style-name="_37_0">o</text:span><text:span text:style-name="_31_8">n</text:span><text:span text:style-name="_34_2">s</text:span><text:span text:style-name="_35_1"> </text:span><text:span text:style-name="_37_">a</text:span><text:span text:style-name="_34_8">s</text:span><text:span text:style-name="_35_1"> </text:span><text:span text:style-name="_39_">i</text:span><text:span text:style-name="_34_0">n</text:span><text:span text:style-name="_35_1"> </text:span><text:span text:style-name="_38_">t</text:span><text:span text:style-name="_34_7">h</text:span><text:span text:style-name="_36_7">e</text:span><text:span text:style-name="_31_"> </text:span><text:span text:style-name="_34_2">i</text:span><text:span text:style-name="_36_4">m</text:span><text:span text:style-name="_31_9">i</text:span><text:span text:style-name="_34_0">t</text:span><text:span text:style-name="_36_4">a</text:span><text:span text:style-name="_32_2">t</text:span><text:span text:style-name="_34_5">i</text:span><text:span text:style-name="_36_3">o</text:span><text:span text:style-name="_31_5">n</text:span><text:span text:style-name="_32_6"> </text:span><text:span text:style-name="_35_9">g</text:span><text:span text:style-name="_31_0">a</text:span><text:span text:style-name="_33_9">m</text:span><text:span text:style-name="_37_4">e</text:span><text:span text:style-name="_39_">,</text:span><text:span text:style-name="_32_6"> </text:span><text:span text:style-name="_36_8">t</text:span><text:span text:style-name="_31_5">h</text:span><text:span text:style-name="_34_2">e</text:span><text:span text:style-name="_35_9">r</text:span><text:span text:style-name="_32_2">e</text:span><text:span text:style-name="_32_6"> </text:span><text:span text:style-name="_35_9">w</text:span><text:span text:style-name="_32_3">i</text:span><text:span text:style-name="_34_4">l</text:span><text:span text:style-name="_37_5">l</text:span><text:span text:style-name="_31_"> </text:span><text:span text:style-name="_33_5">b</text:span><text:span text:style-name="_36_7">e</text:span><text:span text:style-name="_31_"> </text:span><text:span text:style-name="_34_5">s</text:span><text:span text:style-name="_36_9">o</text:span><text:span text:style-name="_38_">m</text:span><text:span text:style-name="_33_2">e</text:span><text:span text:style-name="_35_1"> </text:span><text:span text:style-name="_32_0">q</text:span><text:span text:style-name="_33_8">u</text:span><text:span text:style-name="_36_3">e</text:span><text:span text:style-name="_37_">s</text:span><text:span text:style-name="_35_0">t</text:span><text:span text:style-name="_36_9">i</text:span><text:span text:style-name="_31_0">o</text:span><text:span text:style-name="_34_3">n</text:span><text:span text:style-name="_36_2">s</text:span><text:span text:style-name="_31_"> </text:span><text:span text:style-name="_33_5">t</text:span><text:span text:style-name="_36_3">o</text:span><text:span text:style-name="_31_"> </text:span><text:span text:style-name="_34_4">w</text:span><text:span text:style-name="_37_4">h</text:span><text:span text:style-name="_38_">i</text:span><text:span text:style-name="_34_0">c</text:span><text:span text:style-name="_35_8">h</text:span><text:span text:style-name="_31_"> </text:span><text:span text:style-name="_33_5">i</text:span><text:span text:style-name="_36_8">t</text:span><text:span text:style-name="_31_"> </text:span><text:span text:style-name="_33_7">w</text:span><text:span text:style-name="_36_8">i</text:span><text:span text:style-name="_39_">l</text:span><text:span text:style-name="_35_0">l</text:span><text:span text:style-name="_35_1"> </text:span><text:span text:style-name="_31_3">e</text:span><text:span text:style-name="_33_9">i</text:span><text:span text:style-name="_37_3">t</text:span><text:span text:style-name="_31_9">h</text:span><text:span text:style-name="_33_7">e</text:span><text:span text:style-name="_36_5">r</text:span><text:span text:style-name="_31_"> </text:span><text:span text:style-name="_33_2">g</text:span><text:span text:style-name="_37_5">i</text:span><text:span text:style-name="_32_3">v</text:span><text:span text:style-name="_34_3">e</text:span><text:span text:style-name="_35_1"> </text:span><text:span text:style-name="_39_">a</text:span><text:span text:style-name="_32_6"> </text:span><text:span text:style-name="_37_0">w</text:span><text:span text:style-name="_32_0">r</text:span><text:span text:style-name="_34_2">o</text:span><text:span text:style-name="_36_2">n</text:span><text:span text:style-name="_31_8">g</text:span><text:span text:style-name="_32_6"> </text:span><text:span text:style-name="_37_4">a</text:span><text:span text:style-name="_31_8">n</text:span><text:span text:style-name="_33_5">s</text:span><text:span text:style-name="_36_5">w</text:span><text:span text:style-name="_32_4">e</text:span><text:span text:style-name="_35_0">r</text:span><text:span text:style-name="_37_4">,</text:span><text:span text:style-name="_31_"> </text:span><text:span text:style-name="_35_0">o</text:span><text:span text:style-name="_35_7">r</text:span><text:span text:style-name="_31_"> </text:span><text:span text:style-name="_33_7">f</text:span><text:span text:style-name="_36_3">a</text:span><text:span text:style-name="_32_2">i</text:span><text:span text:style-name="_33_2">l</text:span><text:span text:style-name="_35_1"> </text:span><text:span text:style-name="_31_4">t</text:span><text:span text:style-name="_34_5">o</text:span><text:span text:style-name="_35_1"> </text:span><text:span text:style-name="_32_3">g</text:span><text:span text:style-name="_33_2">i</text:span><text:span text:style-name="_36_0">v</text:span><text:span text:style-name="_31_4">e</text:span><text:span text:style-name="_32_6"> </text:span><text:span text:style-name="_35_9">a</text:span><text:span text:style-name="_31_8">n</text:span><text:span text:style-name="_32_6"> </text:span><text:span text:style-name="_35_7">a</text:span><text:span text:style-name="_32_4">n</text:span><text:span text:style-name="_34_8">s</text:span><text:span text:style-name="_36_0">w</text:span><text:span text:style-name="_39_">e</text:span><text:span text:style-name="_34_8">r</text:span><text:span text:style-name="_35_1"> </text:span><text:span text:style-name="_31_0">a</text:span><text:span text:style-name="_34_7">t</text:span><text:span text:style-name="_35_1"> </text:span><text:span text:style-name="_32_2">a</text:span><text:span text:style-name="_33_4">l</text:span><text:span text:style-name="_36_3">l</text:span><text:span text:style-name="_31_"> </text:span><text:span text:style-name="_34_0">h</text:span><text:span text:style-name="_36_5">o</text:span><text:span text:style-name="_31_0">w</text:span><text:span text:style-name="_33_8">e</text:span><text:span text:style-name="_36_5">v</text:span><text:span text:style-name="_32_4">e</text:span><text:span text:style-name="_33_8">r</text:span><text:span text:style-name="_35_1"> </text:span><text:span text:style-name="_31_8">m</text:span><text:span text:style-name="_34_4">u</text:span><text:span text:style-name="_36_0">c</text:span><text:span text:style-name="_31_8">h</text:span><text:span text:style-name="_32_6"> </text:span><text:span text:style-name="_37_3">t</text:span><text:span text:style-name="_31_2">i</text:span><text:span text:style-name="_34_5">m</text:span><text:span text:style-name="_36_7">e</text:span><text:span text:style-name="_31_"> </text:span><text:span text:style-name="_33_3">i</text:span><text:span text:style-name="_37_3">s</text:span><text:span text:style-name="_31_"> </text:span><text:span text:style-name="_33_8">a</text:span><text:span text:style-name="_36_8">l</text:span><text:span text:style-name="_37_">l</text:span><text:span text:style-name="_34_9">o</text:span><text:span text:style-name="_37_5">w</text:span><text:span text:style-name="_31_2">e</text:span><text:span text:style-name="_34_3">d</text:span><text:span text:style-name="_35_1"> </text:span><text:span text:style-name="_31_9">f</text:span><text:span text:style-name="_34_2">o</text:span><text:span text:style-name="_37_3">r</text:span><text:span text:style-name="_31_"> </text:span><text:span text:style-name="_33_9">a</text:span><text:span text:style-name="_35_1"> </text:span><text:span text:style-name="_31_8">r</text:span><text:span text:style-name="_34_8">e</text:span><text:span text:style-name="_35_9">p</text:span><text:span text:style-name="_31_7">l</text:span><text:span text:style-name="_33_7">y</text:span><text:span text:style-name="_37_3">.</text:span><text:span text:style-name="_31_"> </text:span><text:span text:style-name="_33_3">T</text:span><text:span text:style-name="_37_0">h</text:span><text:span text:style-name="_37_">e</text:span><text:span text:style-name="_33_7">r</text:span><text:span text:style-name="_36_2">e</text:span><text:span text:style-name="_31_"> </text:span><text:span text:style-name="_34_0">m</text:span><text:span text:style-name="_37_2">a</text:span><text:span text:style-name="_32_0">y</text:span><text:span text:style-name="_34_2">,</text:span><text:span text:style-name="_35_1"> </text:span><text:span text:style-name="_31_8">o</text:span><text:span text:style-name="_33_8">f</text:span><text:span text:style-name="_35_1"> </text:span><text:span text:style-name="_32_0">c</text:span><text:span text:style-name="_34_3">o</text:span><text:span text:style-name="_35_7">u</text:span><text:span text:style-name="_38_">r</text:span><text:span text:style-name="_34_8">s</text:span><text:span text:style-name="_36_7">e</text:span><text:span text:style-name="_31_4">,</text:span><text:span text:style-name="_32_6"> </text:span><text:span text:style-name="_35_9">b</text:span><text:span text:style-name="_32_0">e</text:span><text:span text:style-name="_32_6"> </text:span><text:span text:style-name="_36_5">m</text:span><text:span text:style-name="_31_2">a</text:span><text:span text:style-name="_33_8">n</text:span><text:span text:style-name="_36_0">y</text:span><text:span text:style-name="_31_"> </text:span><text:span text:style-name="_34_3">s</text:span><text:span text:style-name="_36_9">u</text:span><text:span text:style-name="_32_4">c</text:span><text:span text:style-name="_34_4">h</text:span><text:span text:style-name="_35_1"> </text:span><text:span text:style-name="_32_0">q</text:span><text:span text:style-name="_34_4">u</text:span><text:span text:style-name="_36_8">e</text:span><text:span text:style-name="_39_">s</text:span><text:span text:style-name="_33_9">t</text:span><text:span text:style-name="_36_0">i</text:span><text:span text:style-name="_31_0">o</text:span><text:span text:style-name="_34_8">n</text:span><text:span text:style-name="_36_0">s</text:span><text:span text:style-name="_31_8">,</text:span><text:span text:style-name="_32_6"> </text:span><text:span text:style-name="_36_2">a</text:span><text:span text:style-name="_32_5">n</text:span><text:span text:style-name="_34_9">d</text:span><text:span text:style-name="_35_1"> </text:span><text:span text:style-name="_31_4">q</text:span><text:span text:style-name="_34_4">u</text:span><text:span text:style-name="_35_7">e</text:span><text:span text:style-name="_37_">s</text:span><text:span text:style-name="_33_3">t</text:span><text:span text:style-name="_36_8">i</text:span><text:span text:style-name="_31_2">o</text:span><text:span text:style-name="_33_3">n</text:span><text:span text:style-name="_35_8">s</text:span><text:span text:style-name="_31_"> </text:span><text:span text:style-name="_34_4">w</text:span><text:span text:style-name="_36_2">h</text:span><text:span text:style-name="_38_">i</text:span><text:span text:style-name="_33_2">c</text:span><text:span text:style-name="_37_4">h</text:span><text:span text:style-name="_31_"> </text:span><text:span text:style-name="_33_2">c</text:span><text:span text:style-name="_36_0">a</text:span><text:span text:style-name="_31_2">n</text:span><text:span text:style-name="_35_0">n</text:span><text:span text:style-name="_37_3">o</text:span><text:span text:style-name="_32_2">t</text:span><text:span text:style-name="_32_6"> </text:span><text:span text:style-name="_35_9">b</text:span><text:span text:style-name="_31_0">e</text:span><text:span text:style-name="_32_6"> </text:span><text:span text:style-name="_36_4">a</text:span><text:span text:style-name="_31_7">n</text:span><text:span text:style-name="_33_3">s</text:span><text:span text:style-name="_36_3">w</text:span><text:span text:style-name="_31_3">e</text:span><text:span text:style-name="_35_0">r</text:span><text:span text:style-name="_36_2">e</text:span><text:span text:style-name="_31_8">d</text:span><text:span text:style-name="_32_6"> </text:span><text:span text:style-name="_35_7">b</text:span><text:span text:style-name="_37_">y</text:span><text:span text:style-name="_32_6"> </text:span><text:span text:style-name="_36_4">o</text:span><text:span text:style-name="_31_0">n</text:span><text:span text:style-name="_34_5">e</text:span><text:span text:style-name="_35_1"> </text:span><text:span text:style-name="_32_3">m</text:span><text:span text:style-name="_34_7">a</text:span><text:span text:style-name="_37_0">c</text:span><text:span text:style-name="_31_0">h</text:span><text:span text:style-name="_34_5">i</text:span><text:span text:style-name="_37_3">n</text:span><text:span text:style-name="_31_3">e</text:span><text:span text:style-name="_32_6"> </text:span><text:span text:style-name="_36_4">m</text:span><text:span text:style-name="_32_5">a</text:span><text:span text:style-name="_33_5">y</text:span><text:span text:style-name="_35_1"> </text:span><text:span text:style-name="_31_2">b</text:span><text:span text:style-name="_34_7">e</text:span><text:span text:style-name="_35_1"> </text:span><text:span text:style-name="_39_">s</text:span><text:span text:style-name="_33_5">a</text:span><text:span text:style-name="_36_8">t</text:span><text:span text:style-name="_39_">i</text:span><text:span text:style-name="_33_7">s</text:span><text:span text:style-name="_37_2">f</text:span><text:span text:style-name="_31_8">a</text:span><text:span text:style-name="_35_0">c</text:span><text:span text:style-name="_37_0">t</text:span><text:span text:style-name="_31_8">o</text:span><text:span text:style-name="_33_5">r</text:span><text:span text:style-name="_36_9">i</text:span><text:span text:style-name="_32_0">l</text:span><text:span text:style-name="_34_0">y</text:span><text:span text:style-name="_35_1"> </text:span><text:span text:style-name="_31_0">a</text:span><text:span text:style-name="_34_0">n</text:span><text:span text:style-name="_36_4">s</text:span><text:span text:style-name="_32_5">w</text:span><text:span text:style-name="_33_3">e</text:span><text:span text:style-name="_36_8">r</text:span><text:span text:style-name="_31_5">e</text:span><text:span text:style-name="_34_3">d</text:span><text:span text:style-name="_35_1"> </text:span><text:span text:style-name="_31_5">b</text:span><text:span text:style-name="_33_8">y</text:span><text:span text:style-name="_35_1"> </text:span><text:span text:style-name="_31_0">a</text:span><text:span text:style-name="_34_0">n</text:span><text:span text:style-name="_35_7">o</text:span><text:span text:style-name="_32_2">t</text:span><text:span text:style-name="_34_4">h</text:span><text:span text:style-name="_35_7">e</text:span><text:span text:style-name="_31_5">r</text:span><text:span text:style-name="_33_5">.</text:span><text:span text:style-name="_35_1"> </text:span><text:span text:style-name="_32_3">W</text:span><text:span text:style-name="_34_7">e</text:span><text:span text:style-name="_35_1"> </text:span><text:span text:style-name="_31_2">a</text:span><text:span text:style-name="_34_8">r</text:span><text:span text:style-name="_36_8">e</text:span><text:span text:style-name="_31_"> </text:span><text:span text:style-name="_33_4">o</text:span><text:span text:style-name="_36_4">f</text:span><text:span text:style-name="_31_"> </text:span><text:span text:style-name="_33_4">c</text:span><text:span text:style-name="_36_2">o</text:span><text:span text:style-name="_31_0">u</text:span><text:span text:style-name="_34_7">r</text:span><text:span text:style-name="_36_4">s</text:span><text:span text:style-name="_32_2">e</text:span><text:span text:style-name="_32_6"> </text:span><text:span text:style-name="_37_3">s</text:span><text:span text:style-name="_31_7">u</text:span><text:span text:style-name="_34_4">p</text:span><text:span text:style-name="_35_8">p</text:span><text:span text:style-name="_31_9">o</text:span><text:span text:style-name="_33_5">s</text:span><text:span text:style-name="_37_0">i</text:span><text:span text:style-name="_39_">n</text:span><text:span text:style-name="_34_7">g</text:span><text:span text:style-name="_35_1"> </text:span><text:span text:style-name="_32_0">f</text:span><text:span text:style-name="_35_0">o</text:span><text:span text:style-name="_35_8">r</text:span><text:span text:style-name="_31_"> </text:span><text:span text:style-name="_34_5">t</text:span><text:span text:style-name="_37_4">h</text:span><text:span text:style-name="_32_0">e</text:span><text:span text:style-name="_32_6"> </text:span><text:span text:style-name="_37_0">p</text:span><text:span text:style-name="_31_7">r</text:span><text:span text:style-name="_33_8">e</text:span><text:span text:style-name="_37_0">s</text:span><text:span text:style-name="_31_3">e</text:span><text:span text:style-name="_33_8">n</text:span><text:span text:style-name="_36_0">t</text:span><text:span text:style-name="_31_"> </text:span><text:span text:style-name="_34_5">t</text:span><text:span text:style-name="_35_8">h</text:span><text:span text:style-name="_31_7">a</text:span><text:span text:style-name="_34_5">t</text:span><text:span text:style-name="_35_1"> </text:span><text:span text:style-name="_32_2">t</text:span><text:span text:style-name="_33_5">h</text:span><text:span text:style-name="_37_2">e</text:span><text:span text:style-name="_31_"> </text:span><text:span text:style-name="_33_7">q</text:span><text:span text:style-name="_36_0">u</text:span><text:span text:style-name="_39_">e</text:span><text:span text:style-name="_34_2">s</text:span><text:span text:style-name="_35_9">t</text:span><text:span text:style-name="_31_9">i</text:span><text:span text:style-name="_33_2">o</text:span><text:span text:style-name="_36_8">n</text:span><text:span text:style-name="_31_8">s</text:span><text:span text:style-name="_32_6"> </text:span><text:span text:style-name="_36_8">a</text:span><text:span text:style-name="_31_2">r</text:span><text:span text:style-name="_33_9">e</text:span><text:span text:style-name="_35_1"> </text:span><text:span text:style-name="_31_7">o</text:span><text:span text:style-name="_33_4">f</text:span><text:span text:style-name="_35_1"> </text:span><text:span text:style-name="_31_4">t</text:span><text:span text:style-name="_33_4">h</text:span><text:span text:style-name="_36_0">e</text:span><text:span text:style-name="_31_"> </text:span><text:span text:style-name="_33_5">k</text:span><text:span text:style-name="_35_8">i</text:span><text:span text:style-name="_37_">n</text:span><text:span text:style-name="_33_7">d</text:span><text:span text:style-name="_35_1"> </text:span><text:span text:style-name="_39_">t</text:span><text:span text:style-name="_33_9">o</text:span><text:span text:style-name="_35_1"> </text:span><text:span text:style-name="_31_0">w</text:span><text:span text:style-name="_34_2">h</text:span><text:span text:style-name="_36_8">i</text:span><text:span text:style-name="_31_4">c</text:span><text:span text:style-name="_34_4">h</text:span><text:span text:style-name="_35_1"> </text:span><text:span text:style-name="_31_2">a</text:span><text:span text:style-name="_34_3">n</text:span><text:span text:style-name="_35_1"> </text:span><text:span text:style-name="_31_5">a</text:span><text:span text:style-name="_34_5">n</text:span><text:span text:style-name="_36_9">s</text:span><text:span text:style-name="_37_">w</text:span><text:span text:style-name="_33_3">e</text:span><text:span text:style-name="_37_2">r</text:span><text:span text:style-name="_31_"> </text:span><text:span text:style-name="_34_2">"</text:span><text:span text:style-name="_35_8">Y</text:span><text:span text:style-name="_31_3">e</text:span><text:span text:style-name="_34_2">s</text:span><text:span text:style-name="_36_7">"</text:span><text:span text:style-name="_31_"> </text:span><text:span text:style-name="_34_0">o</text:span><text:span text:style-name="_35_8">r</text:span><text:span text:style-name="_31_"> </text:span><text:span text:style-name="_33_5">"</text:span><text:span text:style-name="_36_8">N</text:span><text:span text:style-name="_32_4">o</text:span><text:span text:style-name="_33_9">"</text:span><text:span text:style-name="_35_1"> </text:span><text:span text:style-name="_39_">i</text:span><text:span text:style-name="_34_7">s</text:span><text:span text:style-name="_35_1"> </text:span><text:span text:style-name="_31_5">a</text:span><text:span text:style-name="_33_4">p</text:span><text:span text:style-name="_36_0">p</text:span><text:span text:style-name="_32_2">r</text:span><text:span text:style-name="_33_3">o</text:span><text:span text:style-name="_36_5">p</text:span><text:span text:style-name="_31_2">r</text:span><text:span text:style-name="_34_2">i</text:span><text:span text:style-name="_36_7">a</text:span><text:span text:style-name="_31_8">t</text:span><text:span text:style-name="_34_4">e</text:span><text:span text:style-name="_35_9">,</text:span><text:span text:style-name="_31_"> </text:span><text:span text:style-name="_34_5">r</text:span><text:span text:style-name="_36_5">a</text:span><text:span text:style-name="_32_3">t</text:span><text:span text:style-name="_34_0">h</text:span><text:span text:style-name="_35_7">e</text:span><text:span text:style-name="_38_">r</text:span><text:span text:style-name="_32_6"> </text:span><text:span text:style-name="_36_8">t</text:span><text:span text:style-name="_31_3">h</text:span><text:span text:style-name="_33_5">a</text:span><text:span text:style-name="_37_3">n</text:span><text:span text:style-name="_31_"> </text:span><text:span text:style-name="_34_7">q</text:span><text:span text:style-name="_36_5">u</text:span><text:span text:style-name="_32_3">e</text:span><text:span text:style-name="_33_4">s</text:span><text:span text:style-name="_36_4">t</text:span><text:span text:style-name="_39_">i</text:span><text:span text:style-name="_33_7">o</text:span><text:span text:style-name="_37_3">n</text:span><text:span text:style-name="_31_0">s</text:span><text:span text:style-name="_32_6"> </text:span><text:span text:style-name="_36_3">s</text:span><text:span text:style-name="_31_9">u</text:span><text:span text:style-name="_34_4">c</text:span><text:span text:style-name="_35_9">h</text:span><text:span text:style-name="_31_"> </text:span><text:span text:style-name="_34_5">a</text:span><text:span text:style-name="_36_8">s</text:span><text:span text:style-name="_31_"> </text:span><text:span text:style-name="_33_9">"</text:span><text:span text:style-name="_35_8">W</text:span><text:span text:style-name="_37_">h</text:span><text:span text:style-name="_33_7">a</text:span><text:span text:style-name="_37_0">t</text:span><text:span text:style-name="_31_"> </text:span><text:span text:style-name="_34_3">d</text:span><text:span text:style-name="_36_8">o</text:span><text:span text:style-name="_31_"> </text:span><text:span text:style-name="_34_9">y</text:span><text:span text:style-name="_36_2">o</text:span><text:span text:style-name="_39_">u</text:span><text:span text:style-name="_32_6"> </text:span><text:span text:style-name="_36_5">t</text:span><text:span text:style-name="_31_5">h</text:span><text:span text:style-name="_34_5">i</text:span><text:span text:style-name="_36_4">n</text:span><text:span text:style-name="_31_2">k</text:span><text:span text:style-name="_32_6"> </text:span><text:span text:style-name="_36_7">o</text:span><text:span text:style-name="_32_5">f</text:span><text:span text:style-name="_32_6"> </text:span><text:span text:style-name="_36_5">P</text:span><text:span text:style-name="_32_2">i</text:span><text:span text:style-name="_33_4">c</text:span><text:span text:style-name="_37_0">a</text:span><text:span text:style-name="_31_4">s</text:span><text:span text:style-name="_34_9">s</text:span><text:span text:style-name="_36_7">o</text:span><text:span text:style-name="_31_8">?</text:span><text:span text:style-name="_35_0">"</text:span><text:span text:style-name="_35_1"> </text:span><text:span text:style-name="_39_">T</text:span><text:span text:style-name="_33_5">h</text:span><text:span text:style-name="_36_0">e</text:span><text:span text:style-name="_31_"> </text:span><text:span text:style-name="_33_7">q</text:span><text:span text:style-name="_36_2">u</text:span><text:span text:style-name="_31_8">e</text:span><text:span text:style-name="_33_4">s</text:span><text:span text:style-name="_36_4">t</text:span><text:span text:style-name="_31_9">i</text:span><text:span text:style-name="_33_5">o</text:span><text:span text:style-name="_36_9">n</text:span><text:span text:style-name="_31_2">s</text:span><text:span text:style-name="_32_6"> </text:span><text:span text:style-name="_36_4">t</text:span><text:span text:style-name="_31_8">h</text:span><text:span text:style-name="_34_3">a</text:span><text:span text:style-name="_35_8">t</text:span><text:span text:style-name="_31_"> </text:span><text:span text:style-name="_33_3">w</text:span><text:span text:style-name="_36_8">e</text:span><text:span text:style-name="_31_"> </text:span><text:span text:style-name="_33_2">k</text:span><text:span text:style-name="_36_2">n</text:span><text:span text:style-name="_32_2">o</text:span><text:span text:style-name="_34_3">w</text:span><text:span text:style-name="_35_1"> </text:span><text:span text:style-name="_31_4">t</text:span><text:span text:style-name="_34_9">h</text:span><text:span text:style-name="_35_9">e</text:span><text:span text:style-name="_31_"> </text:span><text:span text:style-name="_34_2">m</text:span><text:span text:style-name="_36_2">a</text:span><text:span text:style-name="_32_5">c</text:span><text:span text:style-name="_33_5">h</text:span><text:span text:style-name="_36_9">i</text:span><text:span text:style-name="_31_7">n</text:span><text:span text:style-name="_34_4">e</text:span><text:span text:style-name="_36_9">s</text:span><text:span text:style-name="_31_"> </text:span><text:span text:style-name="_34_5">m</text:span><text:span text:style-name="_36_4">u</text:span><text:span text:style-name="_32_2">s</text:span><text:span text:style-name="_34_2">t</text:span><text:span text:style-name="_35_1"> </text:span><text:span text:style-name="_31_4">f</text:span><text:span text:style-name="_33_5">a</text:span><text:span text:style-name="_36_9">i</text:span><text:span text:style-name="_32_5">l</text:span><text:span text:style-name="_32_6"> </text:span><text:span text:style-name="_36_4">o</text:span><text:span text:style-name="_32_5">n</text:span><text:span text:style-name="_32_6"> </text:span><text:span text:style-name="_37_5">a</text:span><text:span text:style-name="_38_">r</text:span><text:span text:style-name="_35_0">e</text:span><text:span text:style-name="_35_1"> </text:span><text:span text:style-name="_31_8">o</text:span><text:span text:style-name="_33_9">f</text:span><text:span text:style-name="_35_1"> </text:span><text:span text:style-name="_39_">t</text:span><text:span text:style-name="_33_7">h</text:span><text:span text:style-name="_36_3">i</text:span><text:span text:style-name="_31_5">s</text:span><text:span text:style-name="_32_6"> </text:span><text:span text:style-name="_36_2">t</text:span><text:span text:style-name="_31_0">y</text:span><text:span text:style-name="_33_4">p</text:span><text:span text:style-name="_36_9">e</text:span><text:span text:style-name="_32_4">,</text:span><text:span text:style-name="_32_6"> </text:span><text:span text:style-name="_35_8">"</text:span><text:span text:style-name="_32_3">C</text:span><text:span text:style-name="_35_0">o</text:span><text:span text:style-name="_35_8">n</text:span><text:span text:style-name="_32_3">s</text:span><text:span text:style-name="_33_7">i</text:span><text:span text:style-name="_36_0">d</text:span><text:span text:style-name="_32_2">e</text:span><text:span text:style-name="_34_0">r</text:span><text:span text:style-name="_35_1"> </text:span><text:span text:style-name="_38_">t</text:span><text:span text:style-name="_33_9">h</text:span><text:span text:style-name="_35_7">e</text:span><text:span text:style-name="_31_"> </text:span><text:span text:style-name="_34_3">m</text:span><text:span text:style-name="_35_8">a</text:span><text:span text:style-name="_31_2">c</text:span><text:span text:style-name="_34_2">h</text:span><text:span text:style-name="_36_9">i</text:span><text:span text:style-name="_32_3">n</text:span><text:span text:style-name="_33_8">e</text:span><text:span text:style-name="_35_1"> </text:span><text:span text:style-name="_31_3">s</text:span><text:span text:style-name="_33_8">p</text:span><text:span text:style-name="_36_8">e</text:span><text:span text:style-name="_31_3">c</text:span><text:span text:style-name="_35_0">i</text:span><text:span text:style-name="_36_2">f</text:span><text:span text:style-name="_31_9">i</text:span><text:span text:style-name="_34_5">e</text:span><text:span text:style-name="_37_4">d</text:span><text:span text:style-name="_31_"> </text:span><text:span text:style-name="_34_7">a</text:span><text:span text:style-name="_36_0">s</text:span><text:span text:style-name="_31_"> </text:span><text:span text:style-name="_33_3">f</text:span><text:span text:style-name="_36_5">o</text:span><text:span text:style-name="_38_">l</text:span><text:span text:style-name="_34_4">l</text:span><text:span text:style-name="_36_7">o</text:span><text:span text:style-name="_32_4">w</text:span><text:span text:style-name="_33_9">s</text:span><text:span text:style-name="_37_0">.</text:span><text:span text:style-name="_31_"> </text:span><text:span text:style-name="_33_4">.</text:span><text:span text:style-name="_35_1"> </text:span><text:span text:style-name="_31_3">.</text:span><text:span text:style-name="_32_6"> </text:span><text:span text:style-name="_36_2">.</text:span><text:span text:style-name="_31_"> </text:span><text:span text:style-name="_34_2">W</text:span><text:span text:style-name="_35_8">i</text:span><text:span text:style-name="_31_3">l</text:span><text:span text:style-name="_33_3">l</text:span><text:span text:style-name="_35_1"> </text:span><text:span text:style-name="_32_0">t</text:span><text:span text:style-name="_33_5">h</text:span><text:span text:style-name="_36_3">i</text:span><text:span text:style-name="_32_3">s</text:span><text:span text:style-name="_32_6"> </text:span><text:span text:style-name="_36_8">m</text:span><text:span text:style-name="_32_2">a</text:span><text:span text:style-name="_34_9">c</text:span><text:span text:style-name="_36_7">h</text:span><text:span text:style-name="_31_2">i</text:span><text:span text:style-name="_33_8">n</text:span><text:span text:style-name="_36_5">e</text:span><text:span text:style-name="_31_"> </text:span><text:span text:style-name="_35_0">e</text:span><text:span text:style-name="_36_7">v</text:span><text:span text:style-name="_32_5">e</text:span><text:span text:style-name="_34_4">r</text:span><text:span text:style-name="_35_1"> </text:span><text:span text:style-name="_32_0">a</text:span><text:span text:style-name="_34_5">n</text:span><text:span text:style-name="_37_5">s</text:span><text:span text:style-name="_32_4">w</text:span><text:span text:style-name="_33_2">e</text:span><text:span text:style-name="_36_4">r</text:span><text:span text:style-name="_31_"> </text:span><text:span text:style-name="_34_4">'</text:span><text:span text:style-name="_36_7">Y</text:span><text:span text:style-name="_31_0">e</text:span><text:span text:style-name="_34_2">s</text:span><text:span text:style-name="_36_9">'</text:span><text:span text:style-name="_31_"> </text:span><text:span text:style-name="_33_5">t</text:span><text:span text:style-name="_36_2">o</text:span><text:span text:style-name="_31_"> </text:span><text:span text:style-name="_33_3">a</text:span><text:span text:style-name="_36_5">n</text:span><text:span text:style-name="_31_7">y</text:span><text:span text:style-name="_32_6"> </text:span><text:span text:style-name="_36_4">q</text:span><text:span text:style-name="_32_3">u</text:span><text:span text:style-name="_33_8">e</text:span><text:span text:style-name="_37_5">s</text:span><text:span text:style-name="_32_2">t</text:span><text:span text:style-name="_33_8">i</text:span><text:span text:style-name="_37_4">o</text:span><text:span text:style-name="_32_5">n</text:span><text:span text:style-name="_33_8">?</text:span><text:span text:style-name="_36_4">"</text:span><text:span text:style-name="_31_"> </text:span><text:span text:style-name="_34_2">T</text:span><text:span text:style-name="_35_8">h</text:span><text:span text:style-name="_32_0">e</text:span><text:span text:style-name="_32_6"> </text:span><text:span text:style-name="_36_4">d</text:span><text:span text:style-name="_31_5">o</text:span><text:span text:style-name="_34_8">t</text:span><text:span text:style-name="_37_3">s</text:span><text:span text:style-name="_31_"> </text:span><text:span text:style-name="_33_2">a</text:span><text:span text:style-name="_37_4">r</text:span><text:span text:style-name="_31_0">e</text:span><text:span text:style-name="_32_6"> </text:span><text:span text:style-name="_35_7">t</text:span><text:span text:style-name="_31_2">o</text:span><text:span text:style-name="_32_6"> </text:span><text:span text:style-name="_36_8">b</text:span><text:span text:style-name="_31_4">e</text:span><text:span text:style-name="_32_6"> </text:span><text:span text:style-name="_37_5">r</text:span><text:span text:style-name="_31_5">e</text:span><text:span text:style-name="_33_3">p</text:span><text:span text:style-name="_36_3">l</text:span><text:span text:style-name="_32_5">a</text:span><text:span text:style-name="_33_8">c</text:span><text:span text:style-name="_36_4">e</text:span><text:span text:style-name="_31_9">d</text:span><text:span text:style-name="_32_6"> </text:span><text:span text:style-name="_36_8">b</text:span><text:span text:style-name="_31_3">y</text:span><text:span text:style-name="_32_6"> </text:span><text:span text:style-name="_35_8">a</text:span><text:span text:style-name="_31_"> </text:span><text:span text:style-name="_34_3">d</text:span><text:span text:style-name="_37_2">e</text:span><text:span text:style-name="_31_7">s</text:span><text:span text:style-name="_34_4">c</text:span><text:span text:style-name="_35_7">r</text:span><text:span text:style-name="_31_4">i</text:span><text:span text:style-name="_33_7">p</text:span><text:span text:style-name="_37_3">t</text:span><text:span text:style-name="_37_">i</text:span><text:span text:style-name="_34_8">o</text:span><text:span text:style-name="_37_2">n</text:span><text:span text:style-name="_31_"> </text:span><text:span text:style-name="_34_2">o</text:span><text:span text:style-name="_37_4">f</text:span><text:span text:style-name="_31_"> </text:span><text:span text:style-name="_34_4">s</text:span><text:span text:style-name="_36_5">o</text:span><text:span text:style-name="_32_3">m</text:span><text:span text:style-name="_33_7">e</text:span><text:span text:style-name="_35_1"> </text:span><text:span text:style-name="_38_">m</text:span><text:span text:style-name="_34_8">a</text:span><text:span text:style-name="_36_3">c</text:span><text:span text:style-name="_31_7">h</text:span><text:span text:style-name="_33_2">i</text:span><text:span text:style-name="_35_9">n</text:span><text:span text:style-name="_31_2">e</text:span><text:span text:style-name="_32_6"> </text:span><text:span text:style-name="_36_4">i</text:span><text:span text:style-name="_32_2">n</text:span><text:span text:style-name="_32_6"> </text:span><text:span text:style-name="_37_5">a</text:span><text:span text:style-name="_31_"> </text:span><text:span text:style-name="_34_7">s</text:span><text:span text:style-name="_36_5">t</text:span><text:span text:style-name="_32_5">a</text:span><text:span text:style-name="_33_5">n</text:span><text:span text:style-name="_36_7">d</text:span><text:span text:style-name="_39_">a</text:span><text:span text:style-name="_34_2">r</text:span><text:span text:style-name="_36_0">d</text:span><text:span text:style-name="_31_"> </text:span><text:span text:style-name="_34_0">f</text:span><text:span text:style-name="_36_0">o</text:span><text:span text:style-name="_39_">r</text:span><text:span text:style-name="_34_7">m</text:span><text:span text:style-name="_37_4">,</text:span><text:span text:style-name="_31_"> </text:span><text:span text:style-name="_34_2">w</text:span><text:span text:style-name="_35_7">h</text:span><text:span text:style-name="_32_0">i</text:span><text:span text:style-name="_33_3">c</text:span><text:span text:style-name="_36_5">h</text:span><text:span text:style-name="_31_"> </text:span><text:span text:style-name="_34_7">c</text:span><text:span text:style-name="_36_8">o</text:span><text:span text:style-name="_39_">u</text:span><text:span text:style-name="_34_3">l</text:span><text:span text:style-name="_37_3">d</text:span><text:span text:style-name="_31_"> </text:span><text:span text:style-name="_34_0">b</text:span><text:span text:style-name="_36_9">e</text:span><text:span text:style-name="_31_"> </text:span><text:span text:style-name="_33_9">s</text:span><text:span text:style-name="_37_3">o</text:span><text:span text:style-name="_32_4">m</text:span><text:span text:style-name="_33_7">e</text:span><text:span text:style-name="_36_4">t</text:span><text:span text:style-name="_31_8">h</text:span><text:span text:style-name="_34_9">i</text:span><text:span text:style-name="_35_9">n</text:span><text:span text:style-name="_32_0">g</text:span><text:span text:style-name="_32_6"> </text:span><text:span text:style-name="_36_3">l</text:span><text:span text:style-name="_32_3">i</text:span><text:span text:style-name="_34_0">k</text:span><text:span text:style-name="_36_5">e</text:span><text:span text:style-name="_31_"> </text:span><text:span text:style-name="_34_3">t</text:span><text:span text:style-name="_37_5">h</text:span><text:span text:style-name="_32_4">a</text:span><text:span text:style-name="_34_8">t</text:span><text:span text:style-name="_35_1"> </text:span><text:span text:style-name="_32_3">u</text:span><text:span text:style-name="_33_7">s</text:span><text:span text:style-name="_36_9">e</text:span><text:span text:style-name="_37_">d</text:span><text:span text:style-name="_32_6"> </text:span><text:span text:style-name="_36_0">i</text:span><text:span text:style-name="_31_7">n</text:span><text:span text:style-name="_32_6"> </text:span><text:span text:style-name="_36_3">5</text:span><text:span text:style-name="_38_">.</text:span><text:span text:style-name="_32_6"> </text:span><text:span text:style-name="_36_4">W</text:span><text:span text:style-name="_31_3">h</text:span><text:span text:style-name="_33_3">e</text:span><text:span text:style-name="_37_4">n</text:span><text:span text:style-name="_31_"> </text:span><text:span text:style-name="_33_8">t</text:span><text:span text:style-name="_37_0">h</text:span><text:span text:style-name="_31_5">e</text:span><text:span text:style-name="_32_6"> </text:span><text:span text:style-name="_36_0">m</text:span><text:span text:style-name="_31_9">a</text:span><text:span text:style-name="_34_9">c</text:span><text:span text:style-name="_37_2">h</text:span><text:span text:style-name="_31_9">i</text:span><text:span text:style-name="_33_5">n</text:span><text:span text:style-name="_35_9">e</text:span><text:span text:style-name="_31_"> </text:span><text:span text:style-name="_33_5">d</text:span><text:span text:style-name="_36_9">e</text:span><text:span text:style-name="_32_0">s</text:span><text:span text:style-name="_34_7">c</text:span><text:span text:style-name="_36_7">r</text:span><text:span text:style-name="_37_">i</text:span><text:span text:style-name="_33_7">b</text:span><text:span text:style-name="_37_2">e</text:span><text:span text:style-name="_31_7">d</text:span><text:span text:style-name="_32_6"> </text:span><text:span text:style-name="_35_8">b</text:span><text:span text:style-name="_32_0">e</text:span><text:span text:style-name="_34_7">a</text:span><text:span text:style-name="_36_0">r</text:span><text:span text:style-name="_32_5">s</text:span><text:span text:style-name="_32_6"> </text:span><text:span text:style-name="_35_8">a</text:span><text:span text:style-name="_31_"> </text:span><text:span text:style-name="_34_4">c</text:span><text:span text:style-name="_36_7">e</text:span><text:span text:style-name="_32_5">r</text:span><text:span text:style-name="_34_9">t</text:span><text:span text:style-name="_37_5">a</text:span><text:span text:style-name="_31_5">i</text:span><text:span text:style-name="_34_5">n</text:span><text:span text:style-name="_35_1"> </text:span><text:span text:style-name="_31_4">c</text:span><text:span text:style-name="_34_5">o</text:span><text:span text:style-name="_36_2">m</text:span><text:span text:style-name="_31_9">p</text:span><text:span text:style-name="_33_4">a</text:span><text:span text:style-name="_36_0">r</text:span><text:span text:style-name="_32_4">a</text:span><text:span text:style-name="_33_3">t</text:span><text:span text:style-name="_35_9">i</text:span><text:span text:style-name="_32_0">v</text:span><text:span text:style-name="_33_2">e</text:span><text:span text:style-name="_35_7">l</text:span><text:span text:style-name="_32_5">y</text:span><text:span text:style-name="_32_6"> </text:span><text:span text:style-name="_36_9">s</text:span><text:span text:style-name="_38_">i</text:span><text:span text:style-name="_34_4">m</text:span><text:span text:style-name="_36_2">p</text:span><text:span text:style-name="_38_">l</text:span><text:span text:style-name="_33_2">e</text:span><text:span text:style-name="_35_1"> </text:span><text:span text:style-name="_31_7">r</text:span><text:span text:style-name="_33_8">e</text:span><text:span text:style-name="_35_8">l</text:span><text:span text:style-name="_32_5">a</text:span><text:span text:style-name="_34_5">t</text:span><text:span text:style-name="_36_4">i</text:span><text:span text:style-name="_31_5">o</text:span><text:span text:style-name="_34_4">n</text:span><text:span text:style-name="_35_1"> </text:span><text:span text:style-name="_32_5">t</text:span><text:span text:style-name="_34_0">o</text:span><text:span text:style-name="_35_1"> </text:span><text:span text:style-name="_31_8">t</text:span><text:span text:style-name="_33_3">h</text:span><text:span text:style-name="_36_4">e</text:span><text:span text:style-name="_31_"> </text:span><text:span text:style-name="_33_9">m</text:span><text:span text:style-name="_35_9">a</text:span><text:span text:style-name="_32_5">c</text:span><text:span text:style-name="_34_2">h</text:span><text:span text:style-name="_36_2">i</text:span><text:span text:style-name="_31_2">n</text:span><text:span text:style-name="_34_8">e</text:span><text:span text:style-name="_35_1"> </text:span><text:span text:style-name="_31_8">w</text:span><text:span text:style-name="_33_2">h</text:span><text:span text:style-name="_36_9">i</text:span><text:span text:style-name="_31_4">c</text:span><text:span text:style-name="_33_8">h</text:span><text:span text:style-name="_35_1"> </text:span><text:span text:style-name="_31_0">i</text:span><text:span text:style-name="_33_8">s</text:span><text:span text:style-name="_35_1"> </text:span><text:span text:style-name="_31_7">u</text:span><text:span text:style-name="_33_7">n</text:span><text:span text:style-name="_36_9">d</text:span><text:span text:style-name="_38_">e</text:span><text:span text:style-name="_33_2">r</text:span><text:span text:style-name="_35_1"> </text:span><text:span text:style-name="_31_7">i</text:span><text:span text:style-name="_34_0">n</text:span><text:span text:style-name="_37_4">t</text:span><text:span text:style-name="_31_9">e</text:span><text:span text:style-name="_33_7">r</text:span><text:span text:style-name="_36_5">r</text:span><text:span text:style-name="_32_3">o</text:span><text:span text:style-name="_34_9">g</text:span><text:span text:style-name="_37_3">a</text:span><text:span text:style-name="_31_0">t</text:span><text:span text:style-name="_33_9">i</text:span><text:span text:style-name="_36_0">o</text:span><text:span text:style-name="_31_0">n</text:span><text:span text:style-name="_33_7">,</text:span><text:span text:style-name="_35_1"> </text:span><text:span text:style-name="_32_2">i</text:span><text:span text:style-name="_33_3">t</text:span><text:span text:style-name="_35_1"> </text:span><text:span text:style-name="_31_5">c</text:span><text:span text:style-name="_33_4">a</text:span><text:span text:style-name="_36_8">n</text:span><text:span text:style-name="_31_"> </text:span><text:span text:style-name="_34_3">b</text:span><text:span text:style-name="_37_0">e</text:span><text:span text:style-name="_31_"> </text:span><text:span text:style-name="_33_3">s</text:span><text:span text:style-name="_36_7">h</text:span><text:span text:style-name="_31_3">o</text:span><text:span text:style-name="_33_9">w</text:span><text:span text:style-name="_37_2">n</text:span><text:span text:style-name="_31_"> </text:span><text:span text:style-name="_33_3">t</text:span><text:span text:style-name="_35_7">h</text:span><text:span text:style-name="_32_2">a</text:span><text:span text:style-name="_33_7">t</text:span><text:span text:style-name="_35_1"> </text:span><text:span text:style-name="_39_">t</text:span><text:span text:style-name="_34_8">h</text:span><text:span text:style-name="_36_5">e</text:span><text:span text:style-name="_31_"> </text:span><text:span text:style-name="_34_0">a</text:span><text:span text:style-name="_36_9">n</text:span><text:span text:style-name="_32_5">s</text:span><text:span text:style-name="_34_7">w</text:span><text:span text:style-name="_37_4">e</text:span><text:span text:style-name="_37_">r</text:span><text:span text:style-name="_32_6"> </text:span><text:span text:style-name="_35_7">i</text:span><text:span text:style-name="_31_8">s</text:span><text:span text:style-name="_32_6"> </text:span><text:span text:style-name="_35_9">e</text:span><text:span text:style-name="_32_4">i</text:span><text:span text:style-name="_34_9">t</text:span><text:span text:style-name="_36_0">h</text:span><text:span text:style-name="_31_0">e</text:span><text:span text:style-name="_35_0">r</text:span><text:span text:style-name="_35_1"> </text:span><text:span text:style-name="_32_2">w</text:span><text:span text:style-name="_33_8">r</text:span><text:span text:style-name="_36_5">o</text:span><text:span text:style-name="_39_">n</text:span><text:span text:style-name="_34_2">g</text:span><text:span text:style-name="_35_1"> </text:span><text:span text:style-name="_32_3">o</text:span><text:span text:style-name="_34_0">r</text:span><text:span text:style-name="_35_1"> </text:span><text:span text:style-name="_31_4">n</text:span><text:span text:style-name="_33_8">o</text:span><text:span text:style-name="_37_3">t</text:span><text:span text:style-name="_31_"> </text:span><text:span text:style-name="_34_9">f</text:span><text:span text:style-name="_36_3">o</text:span><text:span text:style-name="_31_7">r</text:span><text:span text:style-name="_35_0">t</text:span><text:span text:style-name="_37_4">h</text:span><text:span text:style-name="_31_4">c</text:span><text:span text:style-name="_34_7">o</text:span><text:span text:style-name="_36_8">m</text:span><text:span text:style-name="_32_5">i</text:span><text:span text:style-name="_33_5">n</text:span><text:span text:style-name="_35_9">g</text:span><text:span text:style-name="_32_4">.</text:span><text:span text:style-name="_32_6"> </text:span><text:span text:style-name="_37_2">T</text:span><text:span text:style-name="_31_2">h</text:span><text:span text:style-name="_33_2">i</text:span><text:span text:style-name="_37_4">s</text:span><text:span text:style-name="_31_"> </text:span><text:span text:style-name="_34_8">i</text:span><text:span text:style-name="_36_4">s</text:span><text:span text:style-name="_31_"> </text:span><text:span text:style-name="_33_8">t</text:span><text:span text:style-name="_35_8">h</text:span><text:span text:style-name="_32_2">e</text:span><text:span text:style-name="_32_6"> </text:span><text:span text:style-name="_35_9">m</text:span><text:span text:style-name="_37_">a</text:span><text:span text:style-name="_33_5">t</text:span><text:span text:style-name="_35_7">h</text:span><text:span text:style-name="_32_5">e</text:span><text:span text:style-name="_33_7">m</text:span><text:span text:style-name="_36_0">a</text:span><text:span text:style-name="_31_4">t</text:span><text:span text:style-name="_33_9">i</text:span><text:span text:style-name="_35_9">c</text:span><text:span text:style-name="_37_">a</text:span><text:span text:style-name="_34_7">l</text:span><text:span text:style-name="_35_1"> </text:span><text:span text:style-name="_32_4">r</text:span><text:span text:style-name="_33_7">e</text:span><text:span text:style-name="_36_3">s</text:span><text:span text:style-name="_31_2">u</text:span><text:span text:style-name="_33_8">l</text:span><text:span text:style-name="_36_2">t</text:span><text:span text:style-name="_31_0">:</text:span><text:span text:style-name="_32_6"> </text:span><text:span text:style-name="_36_7">i</text:span><text:span text:style-name="_31_8">t</text:span><text:span text:style-name="_32_6"> </text:span><text:span text:style-name="_35_9">i</text:span><text:span text:style-name="_31_9">s</text:span><text:span text:style-name="_32_6"> </text:span><text:span text:style-name="_37_0">a</text:span><text:span text:style-name="_31_7">r</text:span><text:span text:style-name="_34_0">g</text:span><text:span text:style-name="_35_9">u</text:span><text:span text:style-name="_31_4">e</text:span><text:span text:style-name="_33_3">d</text:span><text:span text:style-name="_35_1"> </text:span><text:span text:style-name="_31_3">t</text:span><text:span text:style-name="_34_3">h</text:span><text:span text:style-name="_37_2">a</text:span><text:span text:style-name="_32_4">t</text:span><text:span text:style-name="_32_6"> </text:span><text:span text:style-name="_36_5">i</text:span><text:span text:style-name="_38_">t</text:span><text:span text:style-name="_32_6"> </text:span><text:span text:style-name="_37_2">p</text:span><text:span text:style-name="_38_">r</text:span><text:span text:style-name="_34_0">o</text:span><text:span text:style-name="_37_3">v</text:span><text:span text:style-name="_31_4">e</text:span><text:span text:style-name="_34_2">s</text:span><text:span text:style-name="_35_1"> </text:span><text:span text:style-name="_31_2">a</text:span><text:span text:style-name="_32_6"> </text:span><text:span text:style-name="_35_7">d</text:span><text:span text:style-name="_31_4">i</text:span><text:span text:style-name="_33_8">s</text:span><text:span text:style-name="_36_8">a</text:span><text:span text:style-name="_31_2">b</text:span><text:span text:style-name="_33_2">i</text:span><text:span text:style-name="_36_4">l</text:span><text:span text:style-name="_31_4">i</text:span><text:span text:style-name="_33_8">t</text:span><text:span text:style-name="_36_7">y</text:span><text:span text:style-name="_31_"> </text:span><text:span text:style-name="_34_3">o</text:span><text:span text:style-name="_36_8">f</text:span><text:span text:style-name="_31_"> </text:span><text:span text:style-name="_33_5">m</text:span><text:span text:style-name="_37_3">a</text:span><text:span text:style-name="_38_">c</text:span><text:span text:style-name="_34_0">h</text:span><text:span text:style-name="_35_8">i</text:span><text:span text:style-name="_31_8">n</text:span><text:span text:style-name="_33_2">e</text:span><text:span text:style-name="_35_9">s</text:span><text:span text:style-name="_31_"> </text:span><text:span text:style-name="_34_2">t</text:span><text:span text:style-name="_37_4">o</text:span><text:span text:style-name="_31_"> </text:span><text:span text:style-name="_35_0">w</text:span><text:span text:style-name="_37_3">h</text:span><text:span text:style-name="_32_4">i</text:span><text:span text:style-name="_33_4">c</text:span><text:span text:style-name="_35_8">h</text:span><text:span text:style-name="_31_"> </text:span><text:span text:style-name="_33_8">t</text:span><text:span text:style-name="_36_7">h</text:span><text:span text:style-name="_31_4">e</text:span><text:span text:style-name="_32_6"> </text:span><text:span text:style-name="_37_3">h</text:span><text:span text:style-name="_31_4">u</text:span><text:span text:style-name="_34_0">m</text:span><text:span text:style-name="_36_0">a</text:span><text:span text:style-name="_32_4">n</text:span><text:span text:style-name="_32_6"> </text:span><text:span text:style-name="_35_8">i</text:span><text:span text:style-name="_31_3">n</text:span><text:span text:style-name="_33_2">t</text:span><text:span text:style-name="_35_7">e</text:span><text:span text:style-name="_32_3">l</text:span><text:span text:style-name="_34_7">l</text:span><text:span text:style-name="_36_3">e</text:span><text:span text:style-name="_32_0">c</text:span><text:span text:style-name="_34_5">t</text:span><text:span text:style-name="_35_1"> </text:span><text:span text:style-name="_32_2">i</text:span><text:span text:style-name="_34_4">s</text:span><text:span text:style-name="_35_1"> </text:span><text:span text:style-name="_32_4">n</text:span><text:span text:style-name="_33_3">o</text:span><text:span text:style-name="_37_2">t</text:span><text:span text:style-name="_31_"> </text:span><text:span text:style-name="_33_4">s</text:span><text:span text:style-name="_36_8">u</text:span><text:span text:style-name="_31_0">b</text:span><text:span text:style-name="_34_0">j</text:span><text:span text:style-name="_37_3">e</text:span><text:span text:style-name="_32_4">c</text:span><text:span text:style-name="_33_5">t</text:span><text:span text:style-name="_36_5">.</text:span></text:p>
      <text:p text:style-name="P1"><text:span text:style-name="_33_7">T</text:span><text:span text:style-name="_35_9">h</text:span><text:span text:style-name="_39_">e</text:span><text:span text:style-name="_32_6"> </text:span><text:span text:style-name="_35_9">s</text:span><text:span text:style-name="_31_9">h</text:span><text:span text:style-name="_34_0">o</text:span><text:span text:style-name="_37_5">r</text:span><text:span text:style-name="_31_4">t</text:span><text:span text:style-name="_32_6"> </text:span><text:span text:style-name="_36_9">a</text:span><text:span text:style-name="_32_4">n</text:span><text:span text:style-name="_34_3">s</text:span><text:span text:style-name="_35_9">w</text:span><text:span text:style-name="_32_4">e</text:span><text:span text:style-name="_34_7">r</text:span><text:span text:style-name="_35_1"> </text:span><text:span text:style-name="_31_5">t</text:span><text:span text:style-name="_33_7">o</text:span><text:span text:style-name="_35_1"> </text:span><text:span text:style-name="_31_2">t</text:span><text:span text:style-name="_34_7">h</text:span><text:span text:style-name="_37_4">i</text:span><text:span text:style-name="_31_7">s</text:span><text:span text:style-name="_32_6"> </text:span><text:span text:style-name="_36_0">a</text:span><text:span text:style-name="_39_">r</text:span><text:span text:style-name="_33_2">g</text:span><text:span text:style-name="_37_2">u</text:span><text:span text:style-name="_32_2">m</text:span><text:span text:style-name="_34_3">e</text:span><text:span text:style-name="_37_5">n</text:span><text:span text:style-name="_32_4">t</text:span><text:span text:style-name="_32_6"> </text:span><text:span text:style-name="_37_2">i</text:span><text:span text:style-name="_39_">s</text:span><text:span text:style-name="_32_6"> </text:span><text:span text:style-name="_37_2">t</text:span><text:span text:style-name="_32_5">h</text:span><text:span text:style-name="_33_7">a</text:span><text:span text:style-name="_36_0">t</text:span><text:span text:style-name="_31_"> </text:span><text:span text:style-name="_33_4">a</text:span><text:span text:style-name="_36_4">l</text:span><text:span text:style-name="_38_">t</text:span><text:span text:style-name="_33_3">h</text:span><text:span text:style-name="_36_9">o</text:span><text:span text:style-name="_31_8">u</text:span><text:span text:style-name="_34_5">g</text:span><text:span text:style-name="_36_4">h</text:span><text:span text:style-name="_31_"> </text:span><text:span text:style-name="_34_5">i</text:span><text:span text:style-name="_36_0">t</text:span><text:span text:style-name="_31_"> </text:span><text:span text:style-name="_33_7">i</text:span><text:span text:style-name="_35_7">s</text:span><text:span text:style-name="_31_"> </text:span><text:span text:style-name="_34_5">e</text:span><text:span text:style-name="_37_0">s</text:span><text:span text:style-name="_37_">t</text:span><text:span text:style-name="_34_3">a</text:span><text:span text:style-name="_37_5">b</text:span><text:span text:style-name="_31_7">l</text:span><text:span text:style-name="_34_0">i</text:span><text:span text:style-name="_35_9">s</text:span><text:span text:style-name="_31_3">h</text:span><text:span text:style-name="_34_8">e</text:span><text:span text:style-name="_36_5">d</text:span><text:span text:style-name="_31_"> </text:span><text:span text:style-name="_33_4">t</text:span><text:span text:style-name="_37_2">h</text:span><text:span text:style-name="_37_">a</text:span><text:span text:style-name="_33_8">t</text:span><text:span text:style-name="_35_1"> </text:span><text:span text:style-name="_31_2">t</text:span><text:span text:style-name="_33_3">h</text:span><text:span text:style-name="_36_3">e</text:span><text:span text:style-name="_31_0">r</text:span><text:span text:style-name="_33_4">e</text:span><text:span text:style-name="_35_1"> </text:span><text:span text:style-name="_31_7">a</text:span><text:span text:style-name="_34_4">r</text:span><text:span text:style-name="_37_0">e</text:span><text:span text:style-name="_31_"> </text:span><text:span text:style-name="_33_9">l</text:span><text:span text:style-name="_36_0">i</text:span><text:span text:style-name="_31_0">m</text:span><text:span text:style-name="_33_4">i</text:span><text:span text:style-name="_36_7">t</text:span><text:span text:style-name="_31_4">a</text:span><text:span text:style-name="_33_7">t</text:span><text:span text:style-name="_37_2">i</text:span><text:span text:style-name="_31_4">o</text:span><text:span text:style-name="_33_4">n</text:span><text:span text:style-name="_37_4">s</text:span><text:span text:style-name="_31_"> </text:span><text:span text:style-name="_34_3">t</text:span><text:span text:style-name="_36_7">o</text:span><text:span text:style-name="_31_"> </text:span><text:span text:style-name="_33_3">t</text:span><text:span text:style-name="_35_9">h</text:span><text:span text:style-name="_32_0">e</text:span><text:span text:style-name="_32_6"> </text:span><text:span text:style-name="_36_8">P</text:span><text:span text:style-name="_31_4">o</text:span><text:span text:style-name="_33_4">w</text:span><text:span text:style-name="_35_7">e</text:span><text:span text:style-name="_31_8">r</text:span><text:span text:style-name="_34_2">s</text:span><text:span text:style-name="_35_1"> </text:span><text:span text:style-name="_31_4">I</text:span><text:span text:style-name="_33_4">f</text:span><text:span text:style-name="_35_1"> </text:span><text:span text:style-name="_37_">a</text:span><text:span text:style-name="_33_5">n</text:span><text:span text:style-name="_37_4">y</text:span><text:span text:style-name="_31_"> </text:span><text:span text:style-name="_34_9">p</text:span><text:span text:style-name="_36_0">a</text:span><text:span text:style-name="_32_0">r</text:span><text:span text:style-name="_34_8">t</text:span><text:span text:style-name="_36_8">i</text:span><text:span text:style-name="_31_3">c</text:span><text:span text:style-name="_33_7">u</text:span><text:span text:style-name="_36_4">l</text:span><text:span text:style-name="_31_9">a</text:span><text:span text:style-name="_34_2">r</text:span><text:span text:style-name="_35_1"> </text:span><text:span text:style-name="_32_3">m</text:span><text:span text:style-name="_34_7">a</text:span><text:span text:style-name="_37_3">c</text:span><text:span text:style-name="_37_">h</text:span><text:span text:style-name="_33_3">i</text:span><text:span text:style-name="_37_2">n</text:span><text:span text:style-name="_31_0">e</text:span><text:span text:style-name="_34_3">,</text:span><text:span text:style-name="_35_1"> </text:span><text:span text:style-name="_39_">i</text:span><text:span text:style-name="_33_5">t</text:span><text:span text:style-name="_35_1"> </text:span><text:span text:style-name="_37_">h</text:span><text:span text:style-name="_33_7">a</text:span><text:span text:style-name="_36_4">s</text:span><text:span text:style-name="_31_"> </text:span><text:span text:style-name="_34_5">o</text:span><text:span text:style-name="_37_2">n</text:span><text:span text:style-name="_31_3">l</text:span><text:span text:style-name="_33_8">y</text:span><text:span text:style-name="_35_1"> </text:span><text:span text:style-name="_32_4">b</text:span><text:span text:style-name="_34_4">e</text:span><text:span text:style-name="_37_3">e</text:span><text:span text:style-name="_32_5">n</text:span><text:span text:style-name="_32_6"> </text:span><text:span text:style-name="_36_8">s</text:span><text:span text:style-name="_32_2">t</text:span><text:span text:style-name="_34_5">a</text:span><text:span text:style-name="_35_9">t</text:span><text:span text:style-name="_32_2">e</text:span><text:span text:style-name="_33_8">d</text:span><text:span text:style-name="_37_3">,</text:span><text:span text:style-name="_31_"> </text:span><text:span text:style-name="_33_3">w</text:span><text:span text:style-name="_36_4">i</text:span><text:span text:style-name="_31_2">t</text:span><text:span text:style-name="_33_9">h</text:span><text:span text:style-name="_36_7">o</text:span><text:span text:style-name="_31_5">u</text:span><text:span text:style-name="_34_4">t</text:span><text:span text:style-name="_35_1"> </text:span><text:span text:style-name="_32_2">a</text:span><text:span text:style-name="_33_7">n</text:span><text:span text:style-name="_36_4">y</text:span><text:span text:style-name="_31_"> </text:span><text:span text:style-name="_34_7">s</text:span><text:span text:style-name="_35_7">o</text:span><text:span text:style-name="_37_">r</text:span><text:span text:style-name="_34_0">t</text:span><text:span text:style-name="_35_1"> </text:span><text:span text:style-name="_32_5">o</text:span><text:span text:style-name="_33_8">f</text:span><text:span text:style-name="_35_1"> </text:span><text:span text:style-name="_31_9">p</text:span><text:span text:style-name="_33_7">r</text:span><text:span text:style-name="_36_4">o</text:span><text:span text:style-name="_31_5">o</text:span><text:span text:style-name="_34_5">f</text:span><text:span text:style-name="_36_7">,</text:span><text:span text:style-name="_31_"> </text:span><text:span text:style-name="_34_2">t</text:span><text:span text:style-name="_37_0">h</text:span><text:span text:style-name="_31_0">a</text:span><text:span text:style-name="_34_2">t</text:span><text:span text:style-name="_35_1"> </text:span><text:span text:style-name="_31_5">n</text:span><text:span text:style-name="_33_9">o</text:span><text:span text:style-name="_35_1"> </text:span><text:span text:style-name="_38_">s</text:span><text:span text:style-name="_33_3">u</text:span><text:span text:style-name="_36_4">c</text:span><text:span text:style-name="_32_4">h</text:span><text:span text:style-name="_32_6"> </text:span><text:span text:style-name="_35_7">l</text:span><text:span text:style-name="_32_4">i</text:span><text:span text:style-name="_33_2">m</text:span><text:span text:style-name="_36_8">i</text:span><text:span text:style-name="_32_3">t</text:span><text:span text:style-name="_34_5">a</text:span><text:span text:style-name="_37_5">t</text:span><text:span text:style-name="_39_">i</text:span><text:span text:style-name="_34_3">o</text:span><text:span text:style-name="_36_9">n</text:span><text:span text:style-name="_31_8">s</text:span><text:span text:style-name="_32_6"> </text:span><text:span text:style-name="_37_5">a</text:span><text:span text:style-name="_31_8">p</text:span><text:span text:style-name="_34_2">p</text:span><text:span text:style-name="_36_7">l</text:span><text:span text:style-name="_38_">y</text:span><text:span text:style-name="_32_6"> </text:span><text:span text:style-name="_35_8">t</text:span><text:span text:style-name="_31_5">o</text:span><text:span text:style-name="_32_6"> </text:span><text:span text:style-name="_36_9">t</text:span><text:span text:style-name="_32_2">h</text:span><text:span text:style-name="_34_9">e</text:span><text:span text:style-name="_35_1"> </text:span><text:span text:style-name="_32_2">h</text:span><text:span text:style-name="_34_0">u</text:span><text:span text:style-name="_35_9">m</text:span><text:span text:style-name="_31_9">a</text:span><text:span text:style-name="_34_8">n</text:span><text:span text:style-name="_35_1"> </text:span><text:span text:style-name="_31_9">i</text:span><text:span text:style-name="_34_4">n</text:span><text:span text:style-name="_35_7">t</text:span><text:span text:style-name="_38_">e</text:span><text:span text:style-name="_35_0">l</text:span><text:span text:style-name="_36_0">l</text:span><text:span text:style-name="_37_">e</text:span><text:span text:style-name="_34_0">c</text:span><text:span text:style-name="_36_7">t</text:span><text:span text:style-name="_32_3">.</text:span><text:span text:style-name="_32_6"> </text:span><text:span text:style-name="_36_0">B</text:span><text:span text:style-name="_32_5">u</text:span><text:span text:style-name="_33_9">t</text:span><text:span text:style-name="_35_1"> </text:span><text:span text:style-name="_38_">I</text:span><text:span text:style-name="_32_6"> </text:span><text:span text:style-name="_37_3">d</text:span><text:span text:style-name="_31_9">o</text:span><text:span text:style-name="_32_6"> </text:span><text:span text:style-name="_36_0">n</text:span><text:span text:style-name="_39_">o</text:span><text:span text:style-name="_34_8">t</text:span><text:span text:style-name="_35_1"> </text:span><text:span text:style-name="_31_2">t</text:span><text:span text:style-name="_34_7">h</text:span><text:span text:style-name="_35_9">i</text:span><text:span text:style-name="_31_9">n</text:span><text:span text:style-name="_33_2">k</text:span><text:span text:style-name="_35_1"> </text:span><text:span text:style-name="_31_9">t</text:span><text:span text:style-name="_33_7">h</text:span><text:span text:style-name="_37_3">i</text:span><text:span text:style-name="_31_2">s</text:span><text:span text:style-name="_32_6"> </text:span><text:span text:style-name="_35_7">v</text:span><text:span text:style-name="_39_">i</text:span><text:span text:style-name="_34_3">e</text:span><text:span text:style-name="_35_7">w</text:span><text:span text:style-name="_31_"> </text:span><text:span text:style-name="_34_2">c</text:span><text:span text:style-name="_37_3">a</text:span><text:span text:style-name="_31_9">n</text:span><text:span text:style-name="_32_6"> </text:span><text:span text:style-name="_35_9">b</text:span><text:span text:style-name="_32_5">e</text:span><text:span text:style-name="_32_6"> </text:span><text:span text:style-name="_37_5">d</text:span><text:span text:style-name="_32_4">i</text:span><text:span text:style-name="_33_5">s</text:span><text:span text:style-name="_37_0">m</text:span><text:span text:style-name="_38_">i</text:span><text:span text:style-name="_33_2">s</text:span><text:span text:style-name="_36_7">s</text:span><text:span text:style-name="_31_7">e</text:span><text:span text:style-name="_33_9">d</text:span><text:span text:style-name="_35_1"> </text:span><text:span text:style-name="_31_8">q</text:span><text:span text:style-name="_34_7">u</text:span><text:span text:style-name="_36_3">i</text:span><text:span text:style-name="_38_">t</text:span><text:span text:style-name="_33_4">e</text:span><text:span text:style-name="_35_1"> </text:span><text:span text:style-name="_32_2">s</text:span><text:span text:style-name="_34_2">o</text:span><text:span text:style-name="_35_1"> </text:span><text:span text:style-name="_31_2">l</text:span><text:span text:style-name="_33_5">i</text:span><text:span text:style-name="_37_0">g</text:span><text:span text:style-name="_32_5">h</text:span><text:span text:style-name="_33_3">t</text:span><text:span text:style-name="_35_8">l</text:span><text:span text:style-name="_31_8">y</text:span><text:span text:style-name="_33_7">.</text:span><text:span text:style-name="_35_1"> </text:span><text:span text:style-name="_31_8">W</text:span><text:span text:style-name="_35_0">h</text:span><text:span text:style-name="_36_4">e</text:span><text:span text:style-name="_39_">n</text:span><text:span text:style-name="_33_3">e</text:span><text:span text:style-name="_36_7">v</text:span><text:span text:style-name="_32_4">e</text:span><text:span text:style-name="_34_9">r</text:span><text:span text:style-name="_35_1"> </text:span><text:span text:style-name="_31_3">o</text:span><text:span text:style-name="_34_2">n</text:span><text:span text:style-name="_35_7">e</text:span><text:span text:style-name="_31_"> </text:span><text:span text:style-name="_34_8">o</text:span><text:span text:style-name="_37_5">f</text:span><text:span text:style-name="_31_"> </text:span><text:span text:style-name="_34_3">t</text:span><text:span text:style-name="_37_4">h</text:span><text:span text:style-name="_32_5">e</text:span><text:span text:style-name="_33_8">s</text:span><text:span text:style-name="_36_2">e</text:span><text:span text:style-name="_31_"> </text:span><text:span text:style-name="_34_2">m</text:span><text:span text:style-name="_37_0">a</text:span><text:span text:style-name="_31_4">c</text:span><text:span text:style-name="_34_7">h</text:span><text:span text:style-name="_36_9">i</text:span><text:span text:style-name="_31_4">n</text:span><text:span text:style-name="_34_9">e</text:span><text:span text:style-name="_36_5">s</text:span><text:span text:style-name="_31_"> </text:span><text:span text:style-name="_34_3">i</text:span><text:span text:style-name="_36_5">s</text:span><text:span text:style-name="_31_"> </text:span><text:span text:style-name="_34_7">a</text:span><text:span text:style-name="_35_8">s</text:span><text:span text:style-name="_32_3">k</text:span><text:span text:style-name="_34_4">e</text:span><text:span text:style-name="_36_8">d</text:span><text:span text:style-name="_31_"> </text:span><text:span text:style-name="_33_2">t</text:span><text:span text:style-name="_36_4">h</text:span><text:span text:style-name="_32_4">e</text:span><text:span text:style-name="_32_6"> </text:span><text:span text:style-name="_36_5">a</text:span><text:span text:style-name="_31_8">p</text:span><text:span text:style-name="_33_9">p</text:span><text:span text:style-name="_37_0">r</text:span><text:span text:style-name="_31_7">o</text:span><text:span text:style-name="_34_9">p</text:span><text:span text:style-name="_36_8">r</text:span><text:span text:style-name="_32_5">i</text:span><text:span text:style-name="_34_7">a</text:span><text:span text:style-name="_37_5">t</text:span><text:span text:style-name="_31_2">e</text:span><text:span text:style-name="_32_6"> </text:span><text:span text:style-name="_37_5">c</text:span><text:span text:style-name="_39_">r</text:span><text:span text:style-name="_33_9">i</text:span><text:span text:style-name="_36_0">t</text:span><text:span text:style-name="_31_0">i</text:span><text:span text:style-name="_34_7">c</text:span><text:span text:style-name="_37_3">a</text:span><text:span text:style-name="_32_0">l</text:span><text:span text:style-name="_32_6"> </text:span><text:span text:style-name="_35_7">q</text:span><text:span text:style-name="_32_2">u</text:span><text:span text:style-name="_35_0">e</text:span><text:span text:style-name="_37_2">s</text:span><text:span text:style-name="_39_">t</text:span><text:span text:style-name="_34_2">i</text:span><text:span text:style-name="_36_7">o</text:span><text:span text:style-name="_32_2">n</text:span><text:span text:style-name="_33_4">,</text:span><text:span text:style-name="_35_1"> </text:span><text:span text:style-name="_32_5">a</text:span><text:span text:style-name="_33_7">n</text:span><text:span text:style-name="_36_0">d</text:span><text:span text:style-name="_31_"> </text:span><text:span text:style-name="_34_5">g</text:span><text:span text:style-name="_36_9">i</text:span><text:span text:style-name="_38_">v</text:span><text:span text:style-name="_34_4">e</text:span><text:span text:style-name="_37_4">s</text:span><text:span text:style-name="_31_"> </text:span><text:span text:style-name="_34_0">a</text:span><text:span text:style-name="_35_1"> </text:span><text:span text:style-name="_31_9">d</text:span><text:span text:style-name="_33_7">e</text:span><text:span text:style-name="_37_2">f</text:span><text:span text:style-name="_32_0">i</text:span><text:span text:style-name="_33_4">n</text:span><text:span text:style-name="_35_7">i</text:span><text:span text:style-name="_38_">t</text:span><text:span text:style-name="_34_2">e</text:span><text:span text:style-name="_35_1"> </text:span><text:span text:style-name="_32_4">a</text:span><text:span text:style-name="_34_2">n</text:span><text:span text:style-name="_36_3">s</text:span><text:span text:style-name="_37_">w</text:span><text:span text:style-name="_33_5">e</text:span><text:span text:style-name="_36_4">r</text:span><text:span text:style-name="_32_4">,</text:span><text:span text:style-name="_32_6"> </text:span><text:span text:style-name="_36_9">w</text:span><text:span text:style-name="_31_0">e</text:span><text:span text:style-name="_32_6"> </text:span><text:span text:style-name="_36_4">k</text:span><text:span text:style-name="_31_8">n</text:span><text:span text:style-name="_33_9">o</text:span><text:span text:style-name="_36_5">w</text:span><text:span text:style-name="_31_"> </text:span><text:span text:style-name="_33_9">t</text:span><text:span text:style-name="_36_7">h</text:span><text:span text:style-name="_31_0">a</text:span><text:span text:style-name="_34_9">t</text:span><text:span text:style-name="_35_1"> </text:span><text:span text:style-name="_39_">t</text:span><text:span text:style-name="_34_3">h</text:span><text:span text:style-name="_35_8">i</text:span><text:span text:style-name="_31_0">s</text:span><text:span text:style-name="_32_6"> </text:span><text:span text:style-name="_37_0">a</text:span><text:span text:style-name="_32_5">n</text:span><text:span text:style-name="_33_4">s</text:span><text:span text:style-name="_36_4">w</text:span><text:span text:style-name="_32_3">e</text:span><text:span text:style-name="_33_8">r</text:span><text:span text:style-name="_35_1"> </text:span><text:span text:style-name="_32_5">m</text:span><text:span text:style-name="_34_0">u</text:span><text:span text:style-name="_35_9">s</text:span><text:span text:style-name="_31_2">t</text:span><text:span text:style-name="_32_6"> </text:span><text:span text:style-name="_35_8">b</text:span><text:span text:style-name="_31_8">e</text:span><text:span text:style-name="_32_6"> </text:span><text:span text:style-name="_36_3">w</text:span><text:span text:style-name="_31_5">r</text:span><text:span text:style-name="_33_3">o</text:span><text:span text:style-name="_36_9">n</text:span><text:span text:style-name="_31_9">g</text:span><text:span text:style-name="_33_2">,</text:span><text:span text:style-name="_35_1"> </text:span><text:span text:style-name="_38_">a</text:span><text:span text:style-name="_34_9">n</text:span><text:span text:style-name="_35_8">d</text:span><text:span text:style-name="_31_"> </text:span><text:span text:style-name="_33_9">t</text:span><text:span text:style-name="_35_9">h</text:span><text:span text:style-name="_32_3">i</text:span><text:span text:style-name="_33_4">s</text:span><text:span text:style-name="_35_1"> </text:span><text:span text:style-name="_31_9">g</text:span><text:span text:style-name="_34_4">i</text:span><text:span text:style-name="_37_4">v</text:span><text:span text:style-name="_32_2">e</text:span><text:span text:style-name="_34_8">s</text:span><text:span text:style-name="_35_1"> </text:span><text:span text:style-name="_31_5">u</text:span><text:span text:style-name="_34_7">s</text:span><text:span text:style-name="_35_1"> </text:span><text:span text:style-name="_31_0">a</text:span><text:span text:style-name="_32_6"> </text:span><text:span text:style-name="_36_2">c</text:span><text:span text:style-name="_37_">e</text:span><text:span text:style-name="_34_4">r</text:span><text:span text:style-name="_37_5">t</text:span><text:span text:style-name="_31_4">a</text:span><text:span text:style-name="_33_3">i</text:span><text:span text:style-name="_36_3">n</text:span><text:span text:style-name="_31_"> </text:span><text:span text:style-name="_33_3">f</text:span><text:span text:style-name="_36_8">e</text:span><text:span text:style-name="_31_0">e</text:span><text:span text:style-name="_35_0">l</text:span><text:span text:style-name="_35_7">i</text:span><text:span text:style-name="_38_">n</text:span><text:span text:style-name="_33_7">g</text:span><text:span text:style-name="_35_1"> </text:span><text:span text:style-name="_31_0">o</text:span><text:span text:style-name="_33_4">f</text:span><text:span text:style-name="_35_1"> </text:span><text:span text:style-name="_37_">s</text:span><text:span text:style-name="_34_5">u</text:span><text:span text:style-name="_37_5">p</text:span><text:span text:style-name="_37_">e</text:span><text:span text:style-name="_34_3">r</text:span><text:span text:style-name="_35_8">i</text:span><text:span text:style-name="_31_0">o</text:span><text:span text:style-name="_33_2">r</text:span><text:span text:style-name="_37_3">i</text:span><text:span text:style-name="_32_4">t</text:span><text:span text:style-name="_34_7">y</text:span><text:span text:style-name="_36_9">.</text:span><text:span text:style-name="_31_"> </text:span><text:span text:style-name="_34_4">I</text:span><text:span text:style-name="_35_9">s</text:span><text:span text:style-name="_31_"> </text:span><text:span text:style-name="_33_8">t</text:span><text:span text:style-name="_35_7">h</text:span><text:span text:style-name="_31_8">i</text:span><text:span text:style-name="_33_7">s</text:span><text:span text:style-name="_35_1"> </text:span><text:span text:style-name="_31_3">f</text:span><text:span text:style-name="_34_8">e</text:span><text:span text:style-name="_36_3">e</text:span><text:span text:style-name="_37_">l</text:span><text:span text:style-name="_33_7">i</text:span><text:span text:style-name="_37_0">n</text:span><text:span text:style-name="_32_0">g</text:span><text:span text:style-name="_32_6"> </text:span><text:span text:style-name="_35_8">i</text:span><text:span text:style-name="_32_3">l</text:span><text:span text:style-name="_34_3">l</text:span><text:span text:style-name="_35_9">u</text:span><text:span text:style-name="_31_3">s</text:span><text:span text:style-name="_33_2">o</text:span><text:span text:style-name="_35_7">r</text:span><text:span text:style-name="_31_7">y</text:span><text:span text:style-name="_34_7">?</text:span><text:span text:style-name="_35_1"> </text:span><text:span text:style-name="_39_">I</text:span><text:span text:style-name="_33_8">t</text:span><text:span text:style-name="_35_1"> </text:span><text:span text:style-name="_32_0">i</text:span><text:span text:style-name="_34_0">s</text:span><text:span text:style-name="_35_1"> </text:span><text:span text:style-name="_32_2">n</text:span><text:span text:style-name="_34_9">o</text:span><text:span text:style-name="_35_1"> </text:span><text:span text:style-name="_37_">d</text:span><text:span text:style-name="_33_4">o</text:span><text:span text:style-name="_36_3">u</text:span><text:span text:style-name="_31_3">b</text:span><text:span text:style-name="_34_5">t</text:span><text:span text:style-name="_35_1"> </text:span><text:span text:style-name="_37_">q</text:span><text:span text:style-name="_33_5">u</text:span><text:span text:style-name="_35_8">i</text:span><text:span text:style-name="_31_3">t</text:span><text:span text:style-name="_34_9">e</text:span><text:span text:style-name="_35_1"> </text:span><text:span text:style-name="_31_2">g</text:span><text:span text:style-name="_35_0">e</text:span><text:span text:style-name="_36_8">n</text:span><text:span text:style-name="_31_8">u</text:span><text:span text:style-name="_34_7">i</text:span><text:span text:style-name="_36_2">n</text:span><text:span text:style-name="_31_8">e</text:span><text:span text:style-name="_33_2">,</text:span><text:span text:style-name="_35_1"> </text:span><text:span text:style-name="_31_4">b</text:span><text:span text:style-name="_33_8">u</text:span><text:span text:style-name="_37_5">t</text:span><text:span text:style-name="_31_"> </text:span><text:span text:style-name="_34_7">I</text:span><text:span text:style-name="_35_1"> </text:span><text:span text:style-name="_31_0">d</text:span><text:span text:style-name="_34_0">o</text:span><text:span text:style-name="_35_1"> </text:span><text:span text:style-name="_32_4">n</text:span><text:span text:style-name="_34_2">o</text:span><text:span text:style-name="_37_4">t</text:span><text:span text:style-name="_31_"> </text:span><text:span text:style-name="_34_9">t</text:span><text:span text:style-name="_37_3">h</text:span><text:span text:style-name="_31_8">i</text:span><text:span text:style-name="_34_2">n</text:span><text:span text:style-name="_36_9">k</text:span><text:span text:style-name="_31_"> </text:span><text:span text:style-name="_33_5">t</text:span><text:span text:style-name="_37_5">o</text:span><text:span text:style-name="_31_5">o</text:span><text:span text:style-name="_32_6"> </text:span><text:span text:style-name="_36_7">m</text:span><text:span text:style-name="_31_7">u</text:span><text:span text:style-name="_34_7">c</text:span><text:span text:style-name="_36_5">h</text:span><text:span text:style-name="_31_"> </text:span><text:span text:style-name="_34_9">i</text:span><text:span text:style-name="_36_5">m</text:span><text:span text:style-name="_32_2">p</text:span><text:span text:style-name="_33_7">o</text:span><text:span text:style-name="_35_9">r</text:span><text:span text:style-name="_31_7">t</text:span><text:span text:style-name="_33_5">a</text:span><text:span text:style-name="_37_2">n</text:span><text:span text:style-name="_32_2">c</text:span><text:span text:style-name="_34_5">e</text:span><text:span text:style-name="_35_1"> </text:span><text:span text:style-name="_32_3">s</text:span><text:span text:style-name="_33_9">h</text:span><text:span text:style-name="_36_7">o</text:span><text:span text:style-name="_32_4">u</text:span><text:span text:style-name="_34_9">l</text:span><text:span text:style-name="_36_8">d</text:span><text:span text:style-name="_31_"> </text:span><text:span text:style-name="_34_4">b</text:span><text:span text:style-name="_35_9">e</text:span><text:span text:style-name="_31_"> </text:span><text:span text:style-name="_33_9">a</text:span><text:span text:style-name="_36_2">t</text:span><text:span text:style-name="_32_4">t</text:span><text:span text:style-name="_33_3">a</text:span><text:span text:style-name="_36_7">c</text:span><text:span text:style-name="_32_3">h</text:span><text:span text:style-name="_33_5">e</text:span><text:span text:style-name="_35_7">d</text:span><text:span text:style-name="_31_"> </text:span><text:span text:style-name="_34_0">t</text:span><text:span text:style-name="_37_3">o</text:span><text:span text:style-name="_31_"> </text:span><text:span text:style-name="_34_9">i</text:span><text:span text:style-name="_36_2">t</text:span><text:span text:style-name="_31_8">.</text:span><text:span text:style-name="_32_6"> </text:span><text:span text:style-name="_35_8">W</text:span><text:span text:style-name="_38_">e</text:span><text:span text:style-name="_32_6"> </text:span><text:span text:style-name="_36_5">t</text:span><text:span text:style-name="_32_0">o</text:span><text:span text:style-name="_33_7">o</text:span><text:span text:style-name="_35_1"> </text:span><text:span text:style-name="_32_3">o</text:span><text:span text:style-name="_33_4">f</text:span><text:span text:style-name="_36_9">t</text:span><text:span text:style-name="_32_0">e</text:span><text:span text:style-name="_34_2">n</text:span><text:span text:style-name="_35_1"> </text:span><text:span text:style-name="_31_7">g</text:span><text:span text:style-name="_34_4">i</text:span><text:span text:style-name="_37_4">v</text:span><text:span text:style-name="_32_3">e</text:span><text:span text:style-name="_32_6"> </text:span><text:span text:style-name="_36_0">w</text:span><text:span text:style-name="_38_">r</text:span><text:span text:style-name="_34_4">o</text:span><text:span text:style-name="_37_5">n</text:span><text:span text:style-name="_31_0">g</text:span><text:span text:style-name="_32_6"> </text:span><text:span text:style-name="_35_9">a</text:span><text:span text:style-name="_32_4">n</text:span><text:span text:style-name="_34_8">s</text:span><text:span text:style-name="_36_4">w</text:span><text:span text:style-name="_32_3">e</text:span><text:span text:style-name="_34_9">r</text:span><text:span text:style-name="_37_4">s</text:span><text:span text:style-name="_31_"> </text:span><text:span text:style-name="_34_2">t</text:span><text:span text:style-name="_36_9">o</text:span><text:span text:style-name="_31_"> </text:span><text:span text:style-name="_33_7">q</text:span><text:span text:style-name="_36_7">u</text:span><text:span text:style-name="_32_4">e</text:span><text:span text:style-name="_33_5">s</text:span><text:span text:style-name="_35_9">t</text:span><text:span text:style-name="_31_9">i</text:span><text:span text:style-name="_34_3">o</text:span><text:span text:style-name="_37_0">n</text:span><text:span text:style-name="_32_4">s</text:span><text:span text:style-name="_32_6"> </text:span><text:span text:style-name="_36_3">o</text:span><text:span text:style-name="_32_3">u</text:span><text:span text:style-name="_33_9">r</text:span><text:span text:style-name="_37_5">s</text:span><text:span text:style-name="_37_">e</text:span><text:span text:style-name="_33_7">l</text:span><text:span text:style-name="_36_8">v</text:span><text:span text:style-name="_31_9">e</text:span><text:span text:style-name="_34_0">s</text:span><text:span text:style-name="_35_1"> </text:span><text:span text:style-name="_31_2">t</text:span><text:span text:style-name="_34_5">o</text:span><text:span text:style-name="_35_1"> </text:span><text:span text:style-name="_31_2">b</text:span><text:span text:style-name="_34_4">e</text:span><text:span text:style-name="_35_1"> </text:span><text:span text:style-name="_32_5">j</text:span><text:span text:style-name="_35_0">u</text:span><text:span text:style-name="_36_2">s</text:span><text:span text:style-name="_31_8">t</text:span><text:span text:style-name="_33_9">i</text:span><text:span text:style-name="_35_8">f</text:span><text:span text:style-name="_39_">i</text:span><text:span text:style-name="_34_9">e</text:span><text:span text:style-name="_37_5">d</text:span><text:span text:style-name="_31_"> </text:span><text:span text:style-name="_33_7">i</text:span><text:span text:style-name="_36_0">n</text:span><text:span text:style-name="_31_"> </text:span><text:span text:style-name="_34_3">b</text:span><text:span text:style-name="_35_7">e</text:span><text:span text:style-name="_37_">i</text:span><text:span text:style-name="_34_3">n</text:span><text:span text:style-name="_37_4">g</text:span><text:span text:style-name="_31_"> </text:span><text:span text:style-name="_35_0">v</text:span><text:span text:style-name="_36_5">e</text:span><text:span text:style-name="_32_2">r</text:span><text:span text:style-name="_34_7">y</text:span><text:span text:style-name="_35_1"> </text:span><text:span text:style-name="_39_">p</text:span><text:span text:style-name="_33_5">l</text:span><text:span text:style-name="_36_3">e</text:span><text:span text:style-name="_31_5">a</text:span><text:span text:style-name="_33_8">s</text:span><text:span text:style-name="_36_2">e</text:span><text:span text:style-name="_31_7">d</text:span><text:span text:style-name="_32_6"> </text:span><text:span text:style-name="_37_3">a</text:span><text:span text:style-name="_31_3">t</text:span><text:span text:style-name="_32_6"> </text:span><text:span text:style-name="_37_0">s</text:span><text:span text:style-name="_37_">u</text:span><text:span text:style-name="_34_9">c</text:span><text:span text:style-name="_36_4">h</text:span><text:span text:style-name="_31_"> </text:span><text:span text:style-name="_33_2">e</text:span><text:span text:style-name="_36_2">v</text:span><text:span text:style-name="_31_2">i</text:span><text:span text:style-name="_33_7">d</text:span><text:span text:style-name="_36_9">e</text:span><text:span text:style-name="_31_3">n</text:span><text:span text:style-name="_33_9">c</text:span><text:span text:style-name="_37_2">e</text:span><text:span text:style-name="_31_"> </text:span><text:span text:style-name="_34_2">o</text:span><text:span text:style-name="_35_9">f</text:span><text:span text:style-name="_31_"> </text:span><text:span text:style-name="_33_9">f</text:span><text:span text:style-name="_36_2">a</text:span><text:span text:style-name="_32_3">l</text:span><text:span text:style-name="_34_0">l</text:span><text:span text:style-name="_36_5">i</text:span><text:span text:style-name="_32_5">b</text:span><text:span text:style-name="_34_2">i</text:span><text:span text:style-name="_36_2">l</text:span><text:span text:style-name="_31_2">i</text:span><text:span text:style-name="_34_0">t</text:span><text:span text:style-name="_37_0">y</text:span><text:span text:style-name="_31_"> </text:span><text:span text:style-name="_34_3">o</text:span><text:span text:style-name="_36_8">n</text:span><text:span text:style-name="_31_"> </text:span><text:span text:style-name="_33_4">t</text:span><text:span text:style-name="_36_7">h</text:span><text:span text:style-name="_31_2">e</text:span><text:span text:style-name="_32_6"> </text:span><text:span text:style-name="_37_3">p</text:span><text:span text:style-name="_31_3">a</text:span><text:span text:style-name="_33_8">r</text:span><text:span text:style-name="_36_2">t</text:span><text:span text:style-name="_31_"> </text:span><text:span text:style-name="_34_4">o</text:span><text:span text:style-name="_36_7">f</text:span><text:span text:style-name="_31_"> </text:span><text:span text:style-name="_33_7">t</text:span><text:span text:style-name="_36_5">h</text:span><text:span text:style-name="_31_3">e</text:span><text:span text:style-name="_32_6"> </text:span><text:span text:style-name="_37_4">m</text:span><text:span text:style-name="_32_3">a</text:span><text:span text:style-name="_34_8">c</text:span><text:span text:style-name="_36_7">h</text:span><text:span text:style-name="_31_3">i</text:span><text:span text:style-name="_34_7">n</text:span><text:span text:style-name="_36_8">e</text:span><text:span text:style-name="_31_8">s</text:span><text:span text:style-name="_34_4">.</text:span><text:span text:style-name="_35_1"> </text:span><text:span text:style-name="_31_3">F</text:span><text:span text:style-name="_34_8">u</text:span><text:span text:style-name="_37_5">r</text:span><text:span text:style-name="_31_8">t</text:span><text:span text:style-name="_34_9">h</text:span><text:span text:style-name="_36_5">e</text:span><text:span text:style-name="_39_">r</text:span><text:span text:style-name="_34_3">,</text:span><text:span text:style-name="_35_1"> </text:span><text:span text:style-name="_31_7">o</text:span><text:span text:style-name="_34_2">u</text:span><text:span text:style-name="_37_3">r</text:span><text:span text:style-name="_31_"> </text:span><text:span text:style-name="_33_7">s</text:span><text:span text:style-name="_36_2">u</text:span><text:span text:style-name="_31_0">p</text:span><text:span text:style-name="_34_3">e</text:span><text:span text:style-name="_36_0">r</text:span><text:span text:style-name="_31_0">i</text:span><text:span text:style-name="_34_8">o</text:span><text:span text:style-name="_35_9">r</text:span><text:span text:style-name="_32_3">i</text:span><text:span text:style-name="_33_2">t</text:span><text:span text:style-name="_37_5">y</text:span><text:span text:style-name="_31_"> </text:span><text:span text:style-name="_33_8">c</text:span><text:span text:style-name="_37_4">a</text:span><text:span text:style-name="_31_7">n</text:span><text:span text:style-name="_32_6"> </text:span><text:span text:style-name="_37_4">o</text:span><text:span text:style-name="_32_4">n</text:span><text:span text:style-name="_33_4">l</text:span><text:span text:style-name="_36_4">y</text:span><text:span text:style-name="_31_"> </text:span><text:span text:style-name="_33_9">b</text:span><text:span text:style-name="_35_7">e</text:span><text:span text:style-name="_31_"> </text:span><text:span text:style-name="_34_9">f</text:span><text:span text:style-name="_36_2">e</text:span><text:span text:style-name="_32_4">l</text:span><text:span text:style-name="_34_8">t</text:span><text:span text:style-name="_35_1"> </text:span><text:span text:style-name="_32_4">o</text:span><text:span text:style-name="_34_8">n</text:span><text:span text:style-name="_35_1"> </text:span><text:span text:style-name="_31_4">s</text:span><text:span text:style-name="_33_3">u</text:span><text:span text:style-name="_37_5">c</text:span><text:span text:style-name="_31_7">h</text:span><text:span text:style-name="_32_6"> </text:span><text:span text:style-name="_37_2">a</text:span><text:span text:style-name="_31_8">n</text:span><text:span text:style-name="_32_6"> </text:span><text:span text:style-name="_35_7">o</text:span><text:span text:style-name="_31_7">c</text:span><text:span text:style-name="_34_5">c</text:span><text:span text:style-name="_37_4">a</text:span><text:span text:style-name="_32_2">s</text:span><text:span text:style-name="_35_0">i</text:span><text:span text:style-name="_35_7">o</text:span><text:span text:style-name="_32_5">n</text:span><text:span text:style-name="_32_6"> </text:span><text:span text:style-name="_37_3">i</text:span><text:span text:style-name="_31_2">n</text:span><text:span text:style-name="_32_6"> </text:span><text:span text:style-name="_35_9">r</text:span><text:span text:style-name="_32_0">e</text:span><text:span text:style-name="_33_2">l</text:span><text:span text:style-name="_37_3">a</text:span><text:span text:style-name="_37_">t</text:span><text:span text:style-name="_34_7">i</text:span><text:span text:style-name="_35_7">o</text:span><text:span text:style-name="_32_5">n</text:span><text:span text:style-name="_32_6"> </text:span><text:span text:style-name="_36_0">t</text:span><text:span text:style-name="_32_5">o</text:span><text:span text:style-name="_32_6"> </text:span><text:span text:style-name="_35_8">t</text:span><text:span text:style-name="_32_5">h</text:span><text:span text:style-name="_35_0">e</text:span><text:span text:style-name="_35_1"> </text:span><text:span text:style-name="_32_2">o</text:span><text:span text:style-name="_34_4">n</text:span><text:span text:style-name="_37_2">e</text:span><text:span text:style-name="_31_"> </text:span><text:span text:style-name="_33_8">m</text:span><text:span text:style-name="_37_2">a</text:span><text:span text:style-name="_39_">c</text:span><text:span text:style-name="_33_4">h</text:span><text:span text:style-name="_35_9">i</text:span><text:span text:style-name="_31_7">n</text:span><text:span text:style-name="_34_8">e</text:span><text:span text:style-name="_35_1"> </text:span><text:span text:style-name="_32_0">o</text:span><text:span text:style-name="_33_8">v</text:span><text:span text:style-name="_36_4">e</text:span><text:span text:style-name="_37_">r</text:span><text:span text:style-name="_32_6"> </text:span><text:span text:style-name="_36_4">w</text:span><text:span text:style-name="_32_3">h</text:span><text:span text:style-name="_33_3">i</text:span><text:span text:style-name="_36_7">c</text:span><text:span text:style-name="_31_5">h</text:span><text:span text:style-name="_32_6"> </text:span><text:span text:style-name="_35_9">w</text:span><text:span text:style-name="_31_9">e</text:span><text:span text:style-name="_32_6"> </text:span><text:span text:style-name="_36_4">h</text:span><text:span text:style-name="_32_5">a</text:span><text:span text:style-name="_34_2">v</text:span><text:span text:style-name="_36_5">e</text:span><text:span text:style-name="_31_"> </text:span><text:span text:style-name="_33_2">s</text:span><text:span text:style-name="_36_2">c</text:span><text:span text:style-name="_32_4">o</text:span><text:span text:style-name="_34_3">r</text:span><text:span text:style-name="_36_7">e</text:span><text:span text:style-name="_31_0">d</text:span><text:span text:style-name="_32_6"> </text:span><text:span text:style-name="_37_0">o</text:span><text:span text:style-name="_31_5">u</text:span><text:span text:style-name="_33_2">r</text:span><text:span text:style-name="_35_1"> </text:span><text:span text:style-name="_31_5">p</text:span><text:span text:style-name="_33_9">e</text:span><text:span text:style-name="_35_9">t</text:span><text:span text:style-name="_31_2">t</text:span><text:span text:style-name="_33_4">y</text:span><text:span text:style-name="_35_1"> </text:span><text:span text:style-name="_38_">t</text:span><text:span text:style-name="_33_5">r</text:span><text:span text:style-name="_37_4">i</text:span><text:span text:style-name="_32_5">u</text:span><text:span text:style-name="_34_5">m</text:span><text:span text:style-name="_36_5">p</text:span><text:span text:style-name="_32_5">h</text:span><text:span text:style-name="_35_0">.</text:span><text:span text:style-name="_35_1"> </text:span><text:span text:style-name="_31_5">T</text:span><text:span text:style-name="_33_8">h</text:span><text:span text:style-name="_36_8">e</text:span><text:span text:style-name="_31_2">r</text:span><text:span text:style-name="_33_5">e</text:span><text:span text:style-name="_35_1"> </text:span><text:span text:style-name="_37_">w</text:span><text:span text:style-name="_33_9">o</text:span><text:span text:style-name="_36_9">u</text:span><text:span text:style-name="_31_8">l</text:span><text:span text:style-name="_33_7">d</text:span><text:span text:style-name="_35_1"> </text:span><text:span text:style-name="_39_">b</text:span><text:span text:style-name="_35_0">e</text:span><text:span text:style-name="_35_1"> </text:span><text:span text:style-name="_39_">n</text:span><text:span text:style-name="_33_2">o</text:span><text:span text:style-name="_35_1"> </text:span><text:span text:style-name="_37_">q</text:span><text:span text:style-name="_33_7">u</text:span><text:span text:style-name="_36_7">e</text:span><text:span text:style-name="_32_4">s</text:span><text:span text:style-name="_34_0">t</text:span><text:span text:style-name="_35_8">i</text:span><text:span text:style-name="_31_2">o</text:span><text:span text:style-name="_35_0">n</text:span><text:span text:style-name="_35_1"> </text:span><text:span text:style-name="_31_7">o</text:span><text:span text:style-name="_34_0">f</text:span><text:span text:style-name="_35_1"> </text:span><text:span text:style-name="_31_3">t</text:span><text:span text:style-name="_33_2">r</text:span><text:span text:style-name="_37_5">i</text:span><text:span text:style-name="_31_3">u</text:span><text:span text:style-name="_33_9">m</text:span><text:span text:style-name="_36_8">p</text:span><text:span text:style-name="_31_7">h</text:span><text:span text:style-name="_34_9">i</text:span><text:span text:style-name="_36_2">n</text:span><text:span text:style-name="_39_">g</text:span><text:span text:style-name="_32_6"> </text:span><text:span text:style-name="_35_7">s</text:span><text:span text:style-name="_39_">i</text:span><text:span text:style-name="_34_8">m</text:span><text:span text:style-name="_35_9">u</text:span><text:span text:style-name="_31_7">l</text:span><text:span text:style-name="_33_3">t</text:span><text:span text:style-name="_37_5">a</text:span><text:span text:style-name="_31_9">n</text:span><text:span text:style-name="_34_8">e</text:span><text:span text:style-name="_36_8">o</text:span><text:span text:style-name="_37_">u</text:span><text:span text:style-name="_33_5">s</text:span><text:span text:style-name="_36_3">l</text:span><text:span text:style-name="_31_8">y</text:span><text:span text:style-name="_32_6"> </text:span><text:span text:style-name="_36_5">o</text:span><text:span text:style-name="_37_">v</text:span><text:span text:style-name="_33_4">e</text:span><text:span text:style-name="_36_8">r</text:span><text:span text:style-name="_31_"> </text:span><text:span text:style-name="_33_9">a</text:span><text:span text:style-name="_36_8">l</text:span><text:span text:style-name="_31_3">l</text:span><text:span text:style-name="_32_6"> </text:span><text:span text:style-name="_36_3">m</text:span><text:span text:style-name="_31_5">a</text:span><text:span text:style-name="_33_5">c</text:span><text:span text:style-name="_35_8">h</text:span><text:span text:style-name="_32_3">i</text:span><text:span text:style-name="_33_3">n</text:span><text:span text:style-name="_36_4">e</text:span><text:span text:style-name="_38_">s</text:span><text:span text:style-name="_34_5">.</text:span><text:span text:style-name="_35_1"> </text:span><text:span text:style-name="_32_5">I</text:span><text:span text:style-name="_34_0">n</text:span><text:span text:style-name="_35_1"> </text:span><text:span text:style-name="_32_3">s</text:span><text:span text:style-name="_34_2">h</text:span><text:span text:style-name="_36_8">o</text:span><text:span text:style-name="_31_7">r</text:span><text:span text:style-name="_34_0">t</text:span><text:span text:style-name="_36_9">,</text:span><text:span text:style-name="_31_"> </text:span><text:span text:style-name="_34_2">t</text:span><text:span text:style-name="_36_0">h</text:span><text:span text:style-name="_31_9">e</text:span><text:span text:style-name="_34_8">n</text:span><text:span text:style-name="_37_4">,</text:span><text:span text:style-name="_31_"> </text:span><text:span text:style-name="_33_4">t</text:span><text:span text:style-name="_37_0">h</text:span><text:span text:style-name="_39_">e</text:span><text:span text:style-name="_34_5">r</text:span><text:span text:style-name="_37_0">e</text:span><text:span text:style-name="_31_"> </text:span><text:span text:style-name="_33_8">m</text:span><text:span text:style-name="_37_2">i</text:span><text:span text:style-name="_31_8">g</text:span><text:span text:style-name="_33_7">h</text:span><text:span text:style-name="_35_7">t</text:span><text:span text:style-name="_31_"> </text:span><text:span text:style-name="_34_0">b</text:span><text:span text:style-name="_36_7">e</text:span><text:span text:style-name="_31_"> </text:span><text:span text:style-name="_34_3">m</text:span><text:span text:style-name="_36_7">e</text:span><text:span text:style-name="_31_5">n</text:span><text:span text:style-name="_32_6"> </text:span><text:span text:style-name="_37_2">c</text:span><text:span text:style-name="_31_2">l</text:span><text:span text:style-name="_33_4">e</text:span><text:span text:style-name="_35_9">v</text:span><text:span text:style-name="_32_4">e</text:span><text:span text:style-name="_33_2">r</text:span><text:span text:style-name="_36_2">e</text:span><text:span text:style-name="_32_5">r</text:span><text:span text:style-name="_32_6"> </text:span><text:span text:style-name="_36_8">t</text:span><text:span text:style-name="_31_4">h</text:span><text:span text:style-name="_34_9">a</text:span><text:span text:style-name="_36_7">n</text:span><text:span text:style-name="_31_"> </text:span><text:span text:style-name="_34_5">a</text:span><text:span text:style-name="_36_3">n</text:span><text:span text:style-name="_32_4">y</text:span><text:span text:style-name="_32_6"> </text:span><text:span text:style-name="_36_5">g</text:span><text:span text:style-name="_32_4">i</text:span><text:span text:style-name="_34_2">v</text:span><text:span text:style-name="_37_0">e</text:span><text:span text:style-name="_32_3">n</text:span><text:span text:style-name="_32_6"> </text:span><text:span text:style-name="_36_4">m</text:span><text:span text:style-name="_37_">a</text:span><text:span text:style-name="_34_5">c</text:span><text:span text:style-name="_37_5">h</text:span><text:span text:style-name="_38_">i</text:span><text:span text:style-name="_33_5">n</text:span><text:span text:style-name="_37_3">e</text:span><text:span text:style-name="_38_">,</text:span><text:span text:style-name="_32_6"> </text:span><text:span text:style-name="_36_0">b</text:span><text:span text:style-name="_31_0">u</text:span><text:span text:style-name="_34_0">t</text:span><text:span text:style-name="_35_1"> </text:span><text:span text:style-name="_39_">t</text:span><text:span text:style-name="_33_9">h</text:span><text:span text:style-name="_36_3">e</text:span><text:span text:style-name="_37_">n</text:span><text:span text:style-name="_32_6"> </text:span><text:span text:style-name="_36_0">a</text:span><text:span text:style-name="_32_3">g</text:span><text:span text:style-name="_33_5">a</text:span><text:span text:style-name="_36_0">i</text:span><text:span text:style-name="_39_">n</text:span><text:span text:style-name="_32_6"> </text:span><text:span text:style-name="_36_0">t</text:span><text:span text:style-name="_32_0">h</text:span><text:span text:style-name="_34_5">e</text:span><text:span text:style-name="_36_5">r</text:span><text:span text:style-name="_31_2">e</text:span><text:span text:style-name="_32_6"> </text:span><text:span text:style-name="_35_7">m</text:span><text:span text:style-name="_37_">i</text:span><text:span text:style-name="_34_7">g</text:span><text:span text:style-name="_36_7">h</text:span><text:span text:style-name="_32_5">t</text:span><text:span text:style-name="_32_6"> </text:span><text:span text:style-name="_36_8">b</text:span><text:span text:style-name="_32_2">e</text:span><text:span text:style-name="_32_6"> </text:span><text:span text:style-name="_36_3">o</text:span><text:span text:style-name="_32_3">t</text:span><text:span text:style-name="_34_9">h</text:span><text:span text:style-name="_37_3">e</text:span><text:span text:style-name="_31_8">r</text:span><text:span text:style-name="_32_6"> </text:span><text:span text:style-name="_37_5">m</text:span><text:span text:style-name="_31_4">a</text:span><text:span text:style-name="_34_2">c</text:span><text:span text:style-name="_35_8">h</text:span><text:span text:style-name="_31_3">i</text:span><text:span text:style-name="_34_2">n</text:span><text:span text:style-name="_35_7">e</text:span><text:span text:style-name="_32_2">s</text:span><text:span text:style-name="_32_6"> </text:span><text:span text:style-name="_36_3">c</text:span><text:span text:style-name="_31_5">l</text:span><text:span text:style-name="_34_4">e</text:span><text:span text:style-name="_36_3">v</text:span><text:span text:style-name="_32_5">e</text:span><text:span text:style-name="_34_0">r</text:span><text:span text:style-name="_37_3">e</text:span><text:span text:style-name="_31_8">r</text:span><text:span text:style-name="_32_6"> </text:span><text:span text:style-name="_37_2">a</text:span><text:span text:style-name="_31_9">g</text:span><text:span text:style-name="_33_2">a</text:span><text:span text:style-name="_37_5">i</text:span><text:span text:style-name="_37_">n</text:span><text:span text:style-name="_34_9">,</text:span><text:span text:style-name="_35_1"> </text:span><text:span text:style-name="_31_3">a</text:span><text:span text:style-name="_34_2">n</text:span><text:span text:style-name="_36_7">d</text:span><text:span text:style-name="_31_"> </text:span><text:span text:style-name="_33_7">s</text:span><text:span text:style-name="_36_8">o</text:span><text:span text:style-name="_31_"> </text:span><text:span text:style-name="_34_5">o</text:span><text:span text:style-name="_37_0">n</text:span><text:span text:style-name="_31_5">.</text:span></text:p>
      <text:p text:style-name="P1"><text:span text:style-name="_35_9">T</text:span><text:span text:style-name="_31_5">h</text:span><text:span text:style-name="_33_8">o</text:span><text:span text:style-name="_36_7">s</text:span><text:span text:style-name="_32_3">e</text:span><text:span text:style-name="_32_6"> </text:span><text:span text:style-name="_35_7">w</text:span><text:span text:style-name="_37_">h</text:span><text:span text:style-name="_33_9">o</text:span><text:span text:style-name="_35_1"> </text:span><text:span text:style-name="_39_">h</text:span><text:span text:style-name="_33_2">o</text:span><text:span text:style-name="_36_0">l</text:span><text:span text:style-name="_32_4">d</text:span><text:span text:style-name="_32_6"> </text:span><text:span text:style-name="_36_0">t</text:span><text:span text:style-name="_31_9">o</text:span><text:span text:style-name="_32_6"> </text:span><text:span text:style-name="_35_8">t</text:span><text:span text:style-name="_31_3">h</text:span><text:span text:style-name="_33_4">e</text:span><text:span text:style-name="_35_1"> </text:span><text:span text:style-name="_31_0">m</text:span><text:span text:style-name="_34_0">a</text:span><text:span text:style-name="_36_9">t</text:span><text:span text:style-name="_32_4">h</text:span><text:span text:style-name="_34_8">e</text:span><text:span text:style-name="_36_2">m</text:span><text:span text:style-name="_31_4">a</text:span><text:span text:style-name="_33_8">t</text:span><text:span text:style-name="_37_5">i</text:span><text:span text:style-name="_38_">c</text:span><text:span text:style-name="_33_2">a</text:span><text:span text:style-name="_35_8">l</text:span><text:span text:style-name="_31_"> </text:span><text:span text:style-name="_34_9">a</text:span><text:span text:style-name="_36_4">r</text:span><text:span text:style-name="_31_8">g</text:span><text:span text:style-name="_33_8">u</text:span><text:span text:style-name="_37_5">m</text:span><text:span text:style-name="_31_9">e</text:span><text:span text:style-name="_34_5">n</text:span><text:span text:style-name="_37_4">t</text:span><text:span text:style-name="_31_"> </text:span><text:span text:style-name="_34_5">w</text:span><text:span text:style-name="_36_8">o</text:span><text:span text:style-name="_31_4">u</text:span><text:span text:style-name="_34_9">l</text:span><text:span text:style-name="_36_3">d</text:span><text:span text:style-name="_31_2">,</text:span><text:span text:style-name="_32_6"> </text:span><text:span text:style-name="_36_7">I</text:span><text:span text:style-name="_31_"> </text:span><text:span text:style-name="_34_9">t</text:span><text:span text:style-name="_36_7">h</text:span><text:span text:style-name="_39_">i</text:span><text:span text:style-name="_33_7">n</text:span><text:span text:style-name="_37_3">k</text:span><text:span text:style-name="_31_8">,</text:span><text:span text:style-name="_32_6"> </text:span><text:span text:style-name="_37_0">m</text:span><text:span text:style-name="_31_4">o</text:span><text:span text:style-name="_34_0">s</text:span><text:span text:style-name="_36_0">t</text:span><text:span text:style-name="_31_0">l</text:span><text:span text:style-name="_34_9">y</text:span><text:span text:style-name="_35_1"> </text:span><text:span text:style-name="_31_9">h</text:span><text:span text:style-name="_33_9">e</text:span><text:span text:style-name="_35_1"> </text:span><text:span text:style-name="_38_">w</text:span><text:span text:style-name="_34_2">i</text:span><text:span text:style-name="_37_3">l</text:span><text:span text:style-name="_32_4">l</text:span><text:span text:style-name="_35_0">i</text:span><text:span text:style-name="_36_7">n</text:span><text:span text:style-name="_32_5">g</text:span><text:span text:style-name="_32_6"> </text:span><text:span text:style-name="_36_2">t</text:span><text:span text:style-name="_31_7">o</text:span><text:span text:style-name="_32_6"> </text:span><text:span text:style-name="_36_9">a</text:span><text:span text:style-name="_32_5">c</text:span><text:span text:style-name="_34_9">c</text:span><text:span text:style-name="_35_9">e</text:span><text:span text:style-name="_31_4">p</text:span><text:span text:style-name="_34_8">t</text:span><text:span text:style-name="_35_1"> </text:span><text:span text:style-name="_31_5">t</text:span><text:span text:style-name="_34_8">h</text:span><text:span text:style-name="_36_2">e</text:span><text:span text:style-name="_31_"> </text:span><text:span text:style-name="_33_8">i</text:span><text:span text:style-name="_37_5">m</text:span><text:span text:style-name="_37_">i</text:span><text:span text:style-name="_34_5">t</text:span><text:span text:style-name="_36_3">a</text:span><text:span text:style-name="_32_2">t</text:span><text:span text:style-name="_33_2">i</text:span><text:span text:style-name="_37_3">o</text:span><text:span text:style-name="_32_0">n</text:span><text:span text:style-name="_32_6"> </text:span><text:span text:style-name="_37_3">g</text:span><text:span text:style-name="_31_8">a</text:span><text:span text:style-name="_35_0">m</text:span><text:span text:style-name="_37_5">e</text:span><text:span text:style-name="_31_"> </text:span><text:span text:style-name="_34_7">a</text:span><text:span text:style-name="_36_3">s</text:span><text:span text:style-name="_31_"> </text:span><text:span text:style-name="_33_5">a</text:span><text:span text:style-name="_35_1"> </text:span><text:span text:style-name="_31_0">b</text:span><text:span text:style-name="_33_4">a</text:span><text:span text:style-name="_36_2">s</text:span><text:span text:style-name="_32_5">i</text:span><text:span text:style-name="_33_9">s</text:span><text:span text:style-name="_35_1"> </text:span><text:span text:style-name="_31_3">f</text:span><text:span text:style-name="_34_4">o</text:span><text:span text:style-name="_36_2">r</text:span><text:span text:style-name="_31_"> </text:span><text:span text:style-name="_34_4">d</text:span><text:span text:style-name="_36_9">i</text:span><text:span text:style-name="_32_4">s</text:span><text:span text:style-name="_34_4">c</text:span><text:span text:style-name="_37_5">u</text:span><text:span text:style-name="_32_0">s</text:span><text:span text:style-name="_34_9">s</text:span><text:span text:style-name="_37_5">i</text:span><text:span text:style-name="_31_4">o</text:span><text:span text:style-name="_34_3">n</text:span><text:span text:style-name="_35_9">,</text:span><text:span text:style-name="_31_"> </text:span><text:span text:style-name="_35_0">T</text:span><text:span text:style-name="_35_8">h</text:span><text:span text:style-name="_32_0">o</text:span><text:span text:style-name="_33_7">s</text:span><text:span text:style-name="_35_8">e</text:span><text:span text:style-name="_31_"> </text:span><text:span text:style-name="_35_0">w</text:span><text:span text:style-name="_36_7">h</text:span><text:span text:style-name="_38_">o</text:span><text:span text:style-name="_32_6"> </text:span><text:span text:style-name="_35_7">b</text:span><text:span text:style-name="_32_2">e</text:span><text:span text:style-name="_33_5">l</text:span><text:span text:style-name="_36_4">i</text:span><text:span text:style-name="_31_4">e</text:span><text:span text:style-name="_34_0">v</text:span><text:span text:style-name="_35_8">e</text:span><text:span text:style-name="_31_"> </text:span><text:span text:style-name="_34_9">i</text:span><text:span text:style-name="_37_5">n</text:span><text:span text:style-name="_31_"> </text:span><text:span text:style-name="_34_9">t</text:span><text:span text:style-name="_36_3">h</text:span><text:span text:style-name="_31_7">e</text:span><text:span text:style-name="_32_6"> </text:span><text:span text:style-name="_36_0">t</text:span><text:span text:style-name="_39_">w</text:span><text:span text:style-name="_33_7">o</text:span><text:span text:style-name="_35_1"> </text:span><text:span text:style-name="_31_3">p</text:span><text:span text:style-name="_33_7">r</text:span><text:span text:style-name="_36_8">e</text:span><text:span text:style-name="_31_4">v</text:span><text:span text:style-name="_33_9">i</text:span><text:span text:style-name="_36_0">o</text:span><text:span text:style-name="_31_5">u</text:span><text:span text:style-name="_33_5">s</text:span><text:span text:style-name="_35_1"> </text:span><text:span text:style-name="_31_9">o</text:span><text:span text:style-name="_34_4">b</text:span><text:span text:style-name="_36_5">j</text:span><text:span text:style-name="_32_4">e</text:span><text:span text:style-name="_33_2">c</text:span><text:span text:style-name="_36_3">t</text:span><text:span text:style-name="_32_0">i</text:span><text:span text:style-name="_33_5">o</text:span><text:span text:style-name="_35_7">n</text:span><text:span text:style-name="_32_5">s</text:span><text:span text:style-name="_32_6"> </text:span><text:span text:style-name="_37_5">w</text:span><text:span text:style-name="_31_7">o</text:span><text:span text:style-name="_34_5">u</text:span><text:span text:style-name="_37_2">l</text:span><text:span text:style-name="_32_4">d</text:span><text:span text:style-name="_32_6"> </text:span><text:span text:style-name="_35_9">p</text:span><text:span text:style-name="_31_8">r</text:span><text:span text:style-name="_34_7">o</text:span><text:span text:style-name="_36_9">b</text:span><text:span text:style-name="_31_0">a</text:span><text:span text:style-name="_33_5">b</text:span><text:span text:style-name="_35_7">l</text:span><text:span text:style-name="_37_">y</text:span><text:span text:style-name="_32_6"> </text:span><text:span text:style-name="_36_8">n</text:span><text:span text:style-name="_32_4">o</text:span><text:span text:style-name="_34_2">t</text:span><text:span text:style-name="_35_1"> </text:span><text:span text:style-name="_31_2">b</text:span><text:span text:style-name="_33_2">e</text:span><text:span text:style-name="_35_1"> </text:span><text:span text:style-name="_32_4">i</text:span><text:span text:style-name="_33_3">n</text:span><text:span text:style-name="_36_3">t</text:span><text:span text:style-name="_31_5">e</text:span><text:span text:style-name="_33_9">r</text:span><text:span text:style-name="_36_4">e</text:span><text:span text:style-name="_32_3">s</text:span><text:span text:style-name="_33_5">t</text:span><text:span text:style-name="_36_7">e</text:span><text:span text:style-name="_31_4">d</text:span><text:span text:style-name="_32_6"> </text:span><text:span text:style-name="_36_5">i</text:span><text:span text:style-name="_39_">n</text:span><text:span text:style-name="_32_6"> </text:span><text:span text:style-name="_37_5">a</text:span><text:span text:style-name="_31_0">n</text:span><text:span text:style-name="_33_3">y</text:span><text:span text:style-name="_35_1"> </text:span><text:span text:style-name="_32_0">c</text:span><text:span text:style-name="_34_9">r</text:span><text:span text:style-name="_37_4">i</text:span><text:span text:style-name="_31_9">t</text:span><text:span text:style-name="_34_8">e</text:span><text:span text:style-name="_35_7">r</text:span><text:span text:style-name="_32_3">i</text:span><text:span text:style-name="_34_3">a</text:span><text:span text:style-name="_36_5">.</text:span></text:p>
      <text:p text:style-name="P1"><text:span text:style-name="_34_5">(</text:span><text:span text:style-name="_37_2">4</text:span><text:span text:style-name="_37_">)</text:span><text:span text:style-name="_32_6"> </text:span><text:span text:style-name="_35_9">T</text:span><text:span text:style-name="_31_2">h</text:span><text:span text:style-name="_34_4">e</text:span><text:span text:style-name="_35_1"> </text:span><text:span text:style-name="_37_">A</text:span><text:span text:style-name="_34_7">r</text:span><text:span text:style-name="_36_5">g</text:span><text:span text:style-name="_31_3">u</text:span><text:span text:style-name="_33_4">m</text:span><text:span text:style-name="_35_8">e</text:span><text:span text:style-name="_31_5">n</text:span><text:span text:style-name="_33_8">t</text:span><text:span text:style-name="_35_1"> </text:span><text:span text:style-name="_32_2">f</text:span><text:span text:style-name="_33_2">r</text:span><text:span text:style-name="_37_4">o</text:span><text:span text:style-name="_31_7">m</text:span><text:span text:style-name="_32_6"> </text:span><text:span text:style-name="_35_9">C</text:span><text:span text:style-name="_31_9">o</text:span><text:span text:style-name="_33_3">n</text:span><text:span text:style-name="_36_5">s</text:span><text:span text:style-name="_31_9">c</text:span><text:span text:style-name="_33_8">i</text:span><text:span text:style-name="_35_7">o</text:span><text:span text:style-name="_31_3">u</text:span><text:span text:style-name="_33_2">s</text:span><text:span text:style-name="_37_4">n</text:span><text:span text:style-name="_32_0">e</text:span><text:span text:style-name="_33_8">s</text:span><text:span text:style-name="_35_8">s</text:span></text:p>
      <text:p text:style-name="P1"><text:span text:style-name="_34_2">T</text:span><text:span text:style-name="_37_5">h</text:span><text:span text:style-name="_31_0">i</text:span><text:span text:style-name="_34_7">s</text:span><text:span text:style-name="_35_1"> </text:span><text:span text:style-name="_39_">a</text:span><text:span text:style-name="_35_0">r</text:span><text:span text:style-name="_35_9">g</text:span><text:span text:style-name="_31_9">u</text:span><text:span text:style-name="_34_7">m</text:span><text:span text:style-name="_36_5">e</text:span><text:span text:style-name="_32_4">n</text:span><text:span text:style-name="_34_0">t</text:span><text:span text:style-name="_35_1"> </text:span><text:span text:style-name="_31_2">i</text:span><text:span text:style-name="_34_3">s</text:span><text:span text:style-name="_35_1"> </text:span><text:span text:style-name="_31_5">v</text:span><text:span text:style-name="_34_5">e</text:span><text:span text:style-name="_35_8">r</text:span><text:span text:style-name="_31_3">y</text:span><text:span text:style-name="_33_4">,</text:span><text:span text:style-name="_35_1"> </text:span><text:span text:style-name="_31_4">w</text:span><text:span text:style-name="_34_5">e</text:span><text:span text:style-name="_35_9">l</text:span><text:span text:style-name="_31_2">l</text:span><text:span text:style-name="_32_6"> </text:span><text:span text:style-name="_36_2">e</text:span><text:span text:style-name="_32_3">x</text:span><text:span text:style-name="_34_5">p</text:span><text:span text:style-name="_37_5">r</text:span><text:span text:style-name="_31_2">e</text:span><text:span text:style-name="_33_7">s</text:span><text:span text:style-name="_37_2">s</text:span><text:span text:style-name="_31_3">e</text:span><text:span text:style-name="_34_4">d</text:span><text:span text:style-name="_35_1"> </text:span><text:span text:style-name="_31_4">i</text:span><text:span text:style-name="_34_2">n</text:span><text:span text:style-name="_35_1"> </text:span><text:span text:style-name="_31_3">P</text:span><text:span text:style-name="_35_0">r</text:span><text:span text:style-name="_36_0">o</text:span><text:span text:style-name="_31_2">f</text:span><text:span text:style-name="_34_7">e</text:span><text:span text:style-name="_35_8">s</text:span><text:span text:style-name="_32_3">s</text:span><text:span text:style-name="_34_9">o</text:span><text:span text:style-name="_36_3">r</text:span><text:span text:style-name="_31_"> </text:span><text:span text:style-name="_34_4">J</text:span><text:span text:style-name="_36_7">e</text:span><text:span text:style-name="_31_9">f</text:span><text:span text:style-name="_34_4">f</text:span><text:span text:style-name="_36_8">e</text:span><text:span text:style-name="_31_7">r</text:span><text:span text:style-name="_33_8">s</text:span><text:span text:style-name="_37_2">o</text:span><text:span text:style-name="_32_5">n</text:span><text:span text:style-name="_33_8">'</text:span><text:span text:style-name="_35_7">s</text:span><text:span text:style-name="_31_"> </text:span><text:span text:style-name="_34_7">L</text:span><text:span text:style-name="_37_2">i</text:span><text:span text:style-name="_38_">s</text:span><text:span text:style-name="_35_0">t</text:span><text:span text:style-name="_36_4">e</text:span><text:span text:style-name="_37_">r</text:span><text:span text:style-name="_32_6"> </text:span><text:span text:style-name="_37_3">O</text:span><text:span text:style-name="_39_">r</text:span><text:span text:style-name="_33_8">a</text:span><text:span text:style-name="_36_4">t</text:span><text:span text:style-name="_32_0">i</text:span><text:span text:style-name="_33_7">o</text:span><text:span text:style-name="_35_8">n</text:span><text:span text:style-name="_31_"> </text:span><text:span text:style-name="_33_5">f</text:span><text:span text:style-name="_37_3">o</text:span><text:span text:style-name="_31_9">r</text:span><text:span text:style-name="_32_6"> </text:span><text:span text:style-name="_36_3">1</text:span><text:span text:style-name="_31_2">9</text:span><text:span text:style-name="_33_8">4</text:span><text:span text:style-name="_37_4">9</text:span><text:span text:style-name="_31_2">,</text:span><text:span text:style-name="_32_6"> </text:span><text:span text:style-name="_36_7">f</text:span><text:span text:style-name="_39_">r</text:span><text:span text:style-name="_33_9">o</text:span><text:span text:style-name="_37_0">m</text:span><text:span text:style-name="_31_"> </text:span><text:span text:style-name="_34_8">w</text:span><text:span text:style-name="_36_5">h</text:span><text:span text:style-name="_31_2">i</text:span><text:span text:style-name="_33_2">c</text:span><text:span text:style-name="_36_4">h</text:span><text:span text:style-name="_31_"> </text:span><text:span text:style-name="_35_0">I</text:span><text:span text:style-name="_35_1"> </text:span><text:span text:style-name="_31_3">q</text:span><text:span text:style-name="_34_4">u</text:span><text:span text:style-name="_37_3">o</text:span><text:span text:style-name="_31_4">t</text:span><text:span text:style-name="_33_3">e</text:span><text:span text:style-name="_37_0">.</text:span><text:span text:style-name="_31_"> </text:span><text:span text:style-name="_34_0">"</text:span><text:span text:style-name="_36_7">N</text:span><text:span text:style-name="_31_4">o</text:span><text:span text:style-name="_34_7">t</text:span><text:span text:style-name="_35_1"> </text:span><text:span text:style-name="_37_">u</text:span><text:span text:style-name="_33_3">n</text:span><text:span text:style-name="_36_4">t</text:span><text:span text:style-name="_38_">i</text:span><text:span text:style-name="_34_7">l</text:span><text:span text:style-name="_35_1"> </text:span><text:span text:style-name="_31_7">a</text:span><text:span text:style-name="_32_6"> </text:span><text:span text:style-name="_37_5">m</text:span><text:span text:style-name="_32_5">a</text:span><text:span text:style-name="_34_5">c</text:span><text:span text:style-name="_35_8">h</text:span><text:span text:style-name="_32_2">i</text:span><text:span text:style-name="_34_9">n</text:span><text:span text:style-name="_36_2">e</text:span><text:span text:style-name="_31_"> </text:span><text:span text:style-name="_33_5">c</text:span><text:span text:style-name="_36_9">a</text:span><text:span text:style-name="_31_3">n</text:span><text:span text:style-name="_32_6"> </text:span><text:span text:style-name="_36_8">w</text:span><text:span text:style-name="_31_3">r</text:span><text:span text:style-name="_35_0">i</text:span><text:span text:style-name="_35_7">t</text:span><text:span text:style-name="_31_7">e</text:span><text:span text:style-name="_32_6"> </text:span><text:span text:style-name="_36_5">a</text:span><text:span text:style-name="_31_"> </text:span><text:span text:style-name="_34_4">s</text:span><text:span text:style-name="_36_0">o</text:span><text:span text:style-name="_32_5">n</text:span><text:span text:style-name="_34_7">n</text:span><text:span text:style-name="_37_0">e</text:span><text:span text:style-name="_31_0">t</text:span><text:span text:style-name="_32_6"> </text:span><text:span text:style-name="_36_5">o</text:span><text:span text:style-name="_39_">r</text:span><text:span text:style-name="_32_6"> </text:span><text:span text:style-name="_36_3">c</text:span><text:span text:style-name="_32_4">o</text:span><text:span text:style-name="_33_2">m</text:span><text:span text:style-name="_36_8">p</text:span><text:span text:style-name="_32_0">o</text:span><text:span text:style-name="_33_3">s</text:span><text:span text:style-name="_37_3">e</text:span><text:span text:style-name="_31_"> </text:span><text:span text:style-name="_35_0">a</text:span><text:span text:style-name="_35_1"> </text:span><text:span text:style-name="_31_3">c</text:span><text:span text:style-name="_33_5">o</text:span><text:span text:style-name="_36_9">n</text:span><text:span text:style-name="_32_3">c</text:span><text:span text:style-name="_34_8">e</text:span><text:span text:style-name="_36_0">r</text:span><text:span text:style-name="_32_4">t</text:span><text:span text:style-name="_34_2">o</text:span><text:span text:style-name="_35_1"> </text:span><text:span text:style-name="_31_4">b</text:span><text:span text:style-name="_34_5">e</text:span><text:span text:style-name="_35_9">c</text:span><text:span text:style-name="_32_5">a</text:span><text:span text:style-name="_34_2">u</text:span><text:span text:style-name="_36_7">s</text:span><text:span text:style-name="_38_">e</text:span><text:span text:style-name="_32_6"> </text:span><text:span text:style-name="_37_5">o</text:span><text:span text:style-name="_39_">f</text:span><text:span text:style-name="_32_6"> </text:span><text:span text:style-name="_37_2">t</text:span><text:span text:style-name="_31_0">h</text:span><text:span text:style-name="_34_7">o</text:span><text:span text:style-name="_36_5">u</text:span><text:span text:style-name="_38_">g</text:span><text:span text:style-name="_35_0">h</text:span><text:span text:style-name="_37_4">t</text:span><text:span text:style-name="_31_7">s</text:span><text:span text:style-name="_32_6"> </text:span><text:span text:style-name="_35_7">a</text:span><text:span text:style-name="_31_4">n</text:span><text:span text:style-name="_34_9">d</text:span><text:span text:style-name="_35_1"> </text:span><text:span text:style-name="_32_3">e</text:span><text:span text:style-name="_34_0">m</text:span><text:span text:style-name="_36_2">o</text:span><text:span text:style-name="_31_7">t</text:span><text:span text:style-name="_35_0">i</text:span><text:span text:style-name="_36_7">o</text:span><text:span text:style-name="_39_">n</text:span><text:span text:style-name="_33_7">s</text:span><text:span text:style-name="_35_1"> </text:span><text:span text:style-name="_31_7">f</text:span><text:span text:style-name="_34_0">e</text:span><text:span text:style-name="_35_9">l</text:span><text:span text:style-name="_37_">t</text:span><text:span text:style-name="_34_0">,</text:span><text:span text:style-name="_35_1"> </text:span><text:span text:style-name="_31_3">a</text:span><text:span text:style-name="_34_8">n</text:span><text:span text:style-name="_37_0">d</text:span><text:span text:style-name="_31_"> </text:span><text:span text:style-name="_34_7">n</text:span><text:span text:style-name="_35_9">o</text:span><text:span text:style-name="_31_2">t</text:span><text:span text:style-name="_32_6"> </text:span><text:span text:style-name="_37_4">b</text:span><text:span text:style-name="_31_3">y</text:span><text:span text:style-name="_32_6"> </text:span><text:span text:style-name="_36_3">t</text:span><text:span text:style-name="_31_9">h</text:span><text:span text:style-name="_34_9">e</text:span><text:span text:style-name="_35_1"> </text:span><text:span text:style-name="_31_3">c</text:span><text:span text:style-name="_33_3">h</text:span><text:span text:style-name="_36_7">a</text:span><text:span text:style-name="_32_4">n</text:span><text:span text:style-name="_34_7">c</text:span><text:span text:style-name="_35_7">e</text:span><text:span text:style-name="_31_"> </text:span><text:span text:style-name="_34_7">f</text:span><text:span text:style-name="_37_2">a</text:span><text:span text:style-name="_31_2">l</text:span><text:span text:style-name="_34_4">l</text:span><text:span text:style-name="_35_1"> </text:span><text:span text:style-name="_32_2">o</text:span><text:span text:style-name="_34_7">f</text:span><text:span text:style-name="_35_1"> </text:span><text:span text:style-name="_31_7">s</text:span><text:span text:style-name="_34_7">y</text:span><text:span text:style-name="_35_8">m</text:span><text:span text:style-name="_32_5">b</text:span><text:span text:style-name="_33_9">o</text:span><text:span text:style-name="_36_5">l</text:span><text:span text:style-name="_31_3">s</text:span><text:span text:style-name="_34_4">,</text:span><text:span text:style-name="_35_1"> </text:span><text:span text:style-name="_31_0">c</text:span><text:span text:style-name="_34_0">o</text:span><text:span text:style-name="_36_4">u</text:span><text:span text:style-name="_32_5">l</text:span><text:span text:style-name="_34_8">d</text:span><text:span text:style-name="_35_1"> </text:span><text:span text:style-name="_31_3">w</text:span><text:span text:style-name="_34_9">e</text:span><text:span text:style-name="_35_1"> </text:span><text:span text:style-name="_32_4">a</text:span><text:span text:style-name="_33_7">g</text:span><text:span text:style-name="_36_8">r</text:span><text:span text:style-name="_32_4">e</text:span><text:span text:style-name="_34_9">e</text:span><text:span text:style-name="_35_1"> </text:span><text:span text:style-name="_32_4">t</text:span><text:span text:style-name="_34_2">h</text:span><text:span text:style-name="_36_3">a</text:span><text:span text:style-name="_31_2">t</text:span><text:span text:style-name="_32_6"> </text:span><text:span text:style-name="_36_2">m</text:span><text:span text:style-name="_37_">a</text:span><text:span text:style-name="_34_5">c</text:span><text:span text:style-name="_35_8">h</text:span><text:span text:style-name="_37_">i</text:span><text:span text:style-name="_33_8">n</text:span><text:span text:style-name="_36_9">e</text:span><text:span text:style-name="_31_"> </text:span><text:span text:style-name="_34_5">e</text:span><text:span text:style-name="_35_9">q</text:span><text:span text:style-name="_32_2">u</text:span><text:span text:style-name="_33_8">a</text:span><text:span text:style-name="_36_3">l</text:span><text:span text:style-name="_32_0">s</text:span><text:span text:style-name="_32_6"> </text:span><text:span text:style-name="_35_7">b</text:span><text:span text:style-name="_31_0">r</text:span><text:span text:style-name="_34_9">a</text:span><text:span text:style-name="_37_3">i</text:span><text:span text:style-name="_31_2">n</text:span>-<text:span text:style-name="_35_9">t</text:span><text:span text:style-name="_39_">h</text:span><text:span text:style-name="_34_9">a</text:span><text:span text:style-name="_36_3">t</text:span><text:span text:style-name="_31_"> </text:span><text:span text:style-name="_33_5">i</text:span><text:span text:style-name="_36_5">s</text:span><text:span text:style-name="_32_0">,</text:span><text:span text:style-name="_32_6"> </text:span><text:span text:style-name="_36_8">n</text:span><text:span text:style-name="_31_7">o</text:span><text:span text:style-name="_33_5">t</text:span><text:span text:style-name="_35_1"> </text:span><text:span text:style-name="_31_3">o</text:span><text:span text:style-name="_34_7">n</text:span><text:span text:style-name="_35_9">l</text:span><text:span text:style-name="_31_0">y</text:span><text:span text:style-name="_32_6"> </text:span><text:span text:style-name="_36_7">w</text:span><text:span text:style-name="_31_0">r</text:span><text:span text:style-name="_34_2">i</text:span><text:span text:style-name="_35_8">t</text:span><text:span text:style-name="_31_4">e</text:span><text:span text:style-name="_32_6"> </text:span><text:span text:style-name="_35_9">i</text:span><text:span text:style-name="_31_7">t</text:span><text:span text:style-name="_32_6"> </text:span><text:span text:style-name="_37_5">b</text:span><text:span text:style-name="_32_2">u</text:span><text:span text:style-name="_33_9">t</text:span><text:span text:style-name="_35_1"> </text:span><text:span text:style-name="_31_4">k</text:span><text:span text:style-name="_34_3">n</text:span><text:span text:style-name="_36_7">o</text:span><text:span text:style-name="_31_5">w</text:span><text:span text:style-name="_32_6"> </text:span><text:span text:style-name="_36_8">t</text:span><text:span text:style-name="_31_0">h</text:span><text:span text:style-name="_34_9">a</text:span><text:span text:style-name="_36_3">t</text:span><text:span text:style-name="_31_"> </text:span><text:span text:style-name="_33_5">i</text:span><text:span text:style-name="_37_0">t</text:span><text:span text:style-name="_31_"> </text:span><text:span text:style-name="_33_2">h</text:span><text:span text:style-name="_37_3">a</text:span><text:span text:style-name="_31_0">d</text:span><text:span text:style-name="_32_6"> </text:span><text:span text:style-name="_37_0">w</text:span><text:span text:style-name="_39_">r</text:span><text:span text:style-name="_34_5">i</text:span><text:span text:style-name="_36_4">t</text:span><text:span text:style-name="_31_2">t</text:span><text:span text:style-name="_33_4">e</text:span><text:span text:style-name="_37_2">n</text:span><text:span text:style-name="_31_"> </text:span><text:span text:style-name="_33_9">i</text:span><text:span text:style-name="_36_3">t</text:span><text:span text:style-name="_32_0">.</text:span><text:span text:style-name="_32_6"> </text:span><text:span text:style-name="_36_8">N</text:span><text:span text:style-name="_32_3">o</text:span><text:span text:style-name="_32_6"> </text:span><text:span text:style-name="_35_8">m</text:span><text:span text:style-name="_31_5">e</text:span><text:span text:style-name="_33_4">c</text:span><text:span text:style-name="_36_4">h</text:span><text:span text:style-name="_31_9">a</text:span><text:span text:style-name="_33_5">n</text:span><text:span text:style-name="_37_5">i</text:span><text:span text:style-name="_31_9">s</text:span><text:span text:style-name="_33_4">m</text:span><text:span text:style-name="_35_1"> </text:span><text:span text:style-name="_31_2">c</text:span><text:span text:style-name="_34_2">o</text:span><text:span text:style-name="_37_0">u</text:span><text:span text:style-name="_31_3">l</text:span><text:span text:style-name="_34_2">d</text:span><text:span text:style-name="_35_1"> </text:span><text:span text:style-name="_31_3">f</text:span><text:span text:style-name="_34_0">e</text:span><text:span text:style-name="_37_4">e</text:span><text:span text:style-name="_32_4">l</text:span><text:span text:style-name="_32_6"> </text:span><text:span text:style-name="_36_7">(</text:span><text:span text:style-name="_31_7">a</text:span><text:span text:style-name="_34_5">n</text:span><text:span text:style-name="_36_7">d</text:span><text:span text:style-name="_31_"> </text:span><text:span text:style-name="_33_9">n</text:span><text:span text:style-name="_37_0">o</text:span><text:span text:style-name="_38_">t</text:span><text:span text:style-name="_32_6"> </text:span><text:span text:style-name="_37_2">m</text:span><text:span text:style-name="_32_0">e</text:span><text:span text:style-name="_34_4">r</text:span><text:span text:style-name="_37_0">e</text:span><text:span text:style-name="_39_">l</text:span><text:span text:style-name="_34_4">y</text:span><text:span text:style-name="_35_1"> </text:span><text:span text:style-name="_37_">a</text:span><text:span text:style-name="_34_0">r</text:span><text:span text:style-name="_35_8">t</text:span><text:span text:style-name="_31_4">i</text:span><text:span text:style-name="_34_5">f</text:span><text:span text:style-name="_36_9">i</text:span><text:span text:style-name="_31_0">c</text:span><text:span text:style-name="_34_5">i</text:span><text:span text:style-name="_36_4">a</text:span><text:span text:style-name="_31_5">l</text:span><text:span text:style-name="_33_9">l</text:span><text:span text:style-name="_36_7">y</text:span><text:span text:style-name="_31_"> </text:span><text:span text:style-name="_34_5">s</text:span><text:span text:style-name="_37_4">i</text:span><text:span text:style-name="_39_">g</text:span><text:span text:style-name="_34_5">n</text:span><text:span text:style-name="_36_4">a</text:span><text:span text:style-name="_32_4">l</text:span><text:span text:style-name="_33_4">,</text:span><text:span text:style-name="_35_1"> </text:span><text:span text:style-name="_31_4">a</text:span><text:span text:style-name="_33_4">n</text:span><text:span text:style-name="_35_1"> </text:span><text:span text:style-name="_31_0">e</text:span><text:span text:style-name="_33_3">a</text:span><text:span text:style-name="_37_4">s</text:span><text:span text:style-name="_32_2">y</text:span><text:span text:style-name="_32_6"> </text:span><text:span text:style-name="_35_9">c</text:span><text:span text:style-name="_31_4">o</text:span><text:span text:style-name="_34_5">n</text:span><text:span text:style-name="_36_3">t</text:span><text:span text:style-name="_31_9">r</text:span><text:span text:style-name="_34_4">i</text:span><text:span text:style-name="_37_3">v</text:span><text:span text:style-name="_32_2">a</text:span><text:span text:style-name="_33_3">n</text:span><text:span text:style-name="_36_7">c</text:span><text:span text:style-name="_31_4">e</text:span><text:span text:style-name="_33_4">)</text:span><text:span text:style-name="_35_1"> </text:span><text:span text:style-name="_31_0">p</text:span><text:span text:style-name="_34_9">l</text:span><text:span text:style-name="_35_9">e</text:span><text:span text:style-name="_39_">a</text:span><text:span text:style-name="_33_9">s</text:span><text:span text:style-name="_36_4">u</text:span><text:span text:style-name="_31_0">r</text:span><text:span text:style-name="_34_4">e</text:span><text:span text:style-name="_35_1"> </text:span><text:span text:style-name="_31_5">a</text:span><text:span text:style-name="_34_2">t</text:span><text:span text:style-name="_35_1"> </text:span><text:span text:style-name="_31_3">i</text:span><text:span text:style-name="_33_3">t</text:span><text:span text:style-name="_35_9">s</text:span><text:span text:style-name="_31_"> </text:span><text:span text:style-name="_34_3">s</text:span><text:span text:style-name="_37_3">u</text:span><text:span text:style-name="_31_5">c</text:span><text:span text:style-name="_34_2">c</text:span><text:span text:style-name="_36_9">e</text:span><text:span text:style-name="_31_8">s</text:span><text:span text:style-name="_34_3">s</text:span><text:span text:style-name="_36_3">e</text:span><text:span text:style-name="_32_3">s</text:span><text:span text:style-name="_35_0">,</text:span><text:span text:style-name="_35_1"> </text:span><text:span text:style-name="_31_0">g</text:span><text:span text:style-name="_33_4">r</text:span><text:span text:style-name="_37_5">i</text:span><text:span text:style-name="_37_">e</text:span><text:span text:style-name="_33_5">f</text:span><text:span text:style-name="_35_1"> </text:span><text:span text:style-name="_31_7">w</text:span><text:span text:style-name="_33_5">h</text:span><text:span text:style-name="_36_5">e</text:span><text:span text:style-name="_31_8">n</text:span><text:span text:style-name="_32_6"> </text:span><text:span text:style-name="_36_0">i</text:span><text:span text:style-name="_31_4">t</text:span><text:span text:style-name="_34_3">s</text:span><text:span text:style-name="_35_1"> </text:span><text:span text:style-name="_31_3">v</text:span><text:span text:style-name="_34_0">a</text:span><text:span text:style-name="_36_0">l</text:span><text:span text:style-name="_31_8">v</text:span><text:span text:style-name="_33_5">e</text:span><text:span text:style-name="_37_0">s</text:span><text:span text:style-name="_31_"> </text:span><text:span text:style-name="_33_7">f</text:span><text:span text:style-name="_35_8">u</text:span><text:span text:style-name="_32_4">s</text:span><text:span text:style-name="_33_4">e</text:span><text:span text:style-name="_36_7">,</text:span><text:span text:style-name="_31_"> </text:span><text:span text:style-name="_34_2">b</text:span><text:span text:style-name="_37_5">e</text:span><text:span text:style-name="_31_"> </text:span><text:span text:style-name="_34_4">w</text:span><text:span text:style-name="_35_7">a</text:span><text:span text:style-name="_32_3">r</text:span><text:span text:style-name="_33_5">m</text:span><text:span text:style-name="_37_2">e</text:span><text:span text:style-name="_32_2">d</text:span><text:span text:style-name="_32_6"> </text:span><text:span text:style-name="_36_9">b</text:span><text:span text:style-name="_31_0">y</text:span><text:span text:style-name="_32_6"> </text:span><text:span text:style-name="_36_0">f</text:span><text:span text:style-name="_31_8">l</text:span><text:span text:style-name="_33_4">a</text:span><text:span text:style-name="_37_2">t</text:span><text:span text:style-name="_31_3">t</text:span><text:span text:style-name="_34_0">e</text:span><text:span text:style-name="_35_8">r</text:span><text:span text:style-name="_31_7">y</text:span><text:span text:style-name="_34_7">,</text:span><text:span text:style-name="_35_1"> </text:span><text:span text:style-name="_31_9">b</text:span><text:span text:style-name="_33_3">e</text:span><text:span text:style-name="_35_1"> </text:span><text:span text:style-name="_32_2">m</text:span><text:span text:style-name="_33_4">a</text:span><text:span text:style-name="_36_4">d</text:span><text:span text:style-name="_31_2">e</text:span><text:span text:style-name="_32_6"> </text:span><text:span text:style-name="_35_7">m</text:span><text:span text:style-name="_38_">i</text:span><text:span text:style-name="_33_4">s</text:span><text:span text:style-name="_37_3">e</text:span><text:span text:style-name="_31_9">r</text:span><text:span text:style-name="_34_7">a</text:span><text:span text:style-name="_37_4">b</text:span><text:span text:style-name="_31_9">l</text:span><text:span text:style-name="_33_9">e</text:span><text:span text:style-name="_35_1"> </text:span><text:span text:style-name="_37_">b</text:span><text:span text:style-name="_34_0">y</text:span><text:span text:style-name="_35_1"> </text:span><text:span text:style-name="_31_0">i</text:span><text:span text:style-name="_33_9">t</text:span><text:span text:style-name="_36_7">s</text:span><text:span text:style-name="_31_"> </text:span><text:span text:style-name="_33_7">m</text:span><text:span text:style-name="_36_3">i</text:span><text:span text:style-name="_37_">s</text:span><text:span text:style-name="_34_7">t</text:span><text:span text:style-name="_35_9">a</text:span><text:span text:style-name="_31_2">k</text:span><text:span text:style-name="_33_4">e</text:span><text:span text:style-name="_36_4">s</text:span><text:span text:style-name="_31_2">,</text:span><text:span text:style-name="_32_6"> </text:span><text:span text:style-name="_37_2">b</text:span><text:span text:style-name="_39_">e</text:span><text:span text:style-name="_32_6"> </text:span><text:span text:style-name="_36_0">c</text:span><text:span text:style-name="_31_9">h</text:span><text:span text:style-name="_35_0">a</text:span><text:span text:style-name="_37_3">r</text:span><text:span text:style-name="_38_">m</text:span><text:span text:style-name="_34_9">e</text:span><text:span text:style-name="_37_5">d</text:span><text:span text:style-name="_31_"> </text:span><text:span text:style-name="_34_4">b</text:span><text:span text:style-name="_36_3">y</text:span><text:span text:style-name="_31_"> </text:span><text:span text:style-name="_34_9">s</text:span><text:span text:style-name="_37_4">e</text:span><text:span text:style-name="_32_4">x</text:span><text:span text:style-name="_34_3">,</text:span><text:span text:style-name="_35_1"> </text:span><text:span text:style-name="_31_8">b</text:span><text:span text:style-name="_33_4">e</text:span><text:span text:style-name="_35_1"> </text:span><text:span text:style-name="_31_5">a</text:span><text:span text:style-name="_34_3">n</text:span><text:span text:style-name="_37_2">g</text:span><text:span text:style-name="_32_2">r</text:span><text:span text:style-name="_34_0">y</text:span><text:span text:style-name="_35_1"> </text:span><text:span text:style-name="_31_2">o</text:span><text:span text:style-name="_34_2">r</text:span><text:span text:style-name="_35_1"> </text:span><text:span text:style-name="_32_3">d</text:span><text:span text:style-name="_34_5">e</text:span><text:span text:style-name="_36_3">p</text:span><text:span text:style-name="_31_7">r</text:span><text:span text:style-name="_33_3">e</text:span><text:span text:style-name="_36_4">s</text:span><text:span text:style-name="_32_3">s</text:span><text:span text:style-name="_34_5">e</text:span><text:span text:style-name="_36_5">d</text:span><text:span text:style-name="_31_"> </text:span><text:span text:style-name="_33_5">w</text:span><text:span text:style-name="_37_5">h</text:span><text:span text:style-name="_32_3">e</text:span><text:span text:style-name="_33_8">n</text:span><text:span text:style-name="_35_1"> </text:span><text:span text:style-name="_31_4">i</text:span><text:span text:style-name="_33_5">t</text:span><text:span text:style-name="_35_1"> </text:span><text:span text:style-name="_32_0">c</text:span><text:span text:style-name="_33_2">a</text:span><text:span text:style-name="_36_8">n</text:span><text:span text:style-name="_32_2">n</text:span><text:span text:style-name="_33_8">o</text:span><text:span text:style-name="_37_5">t</text:span><text:span text:style-name="_31_"> </text:span><text:span text:style-name="_33_7">g</text:span><text:span text:style-name="_37_4">e</text:span><text:span text:style-name="_38_">t</text:span><text:span text:style-name="_32_6"> </text:span><text:span text:style-name="_35_9">w</text:span><text:span text:style-name="_31_2">h</text:span><text:span text:style-name="_33_2">a</text:span><text:span text:style-name="_36_5">t</text:span><text:span text:style-name="_31_"> </text:span><text:span text:style-name="_34_4">i</text:span><text:span text:style-name="_36_9">t</text:span><text:span text:style-name="_31_"> </text:span><text:span text:style-name="_33_4">w</text:span><text:span text:style-name="_36_3">a</text:span><text:span text:style-name="_37_">n</text:span><text:span text:style-name="_34_5">t</text:span><text:span text:style-name="_37_2">s</text:span><text:span text:style-name="_31_4">.</text:span><text:span text:style-name="_34_9">"</text:span></text:p>
      <text:p text:style-name="P1"><text:span text:style-name="_38_">T</text:span><text:span text:style-name="_34_7">h</text:span><text:span text:style-name="_35_9">i</text:span><text:span text:style-name="_39_">s</text:span><text:span text:style-name="_32_6"> </text:span><text:span text:style-name="_36_4">a</text:span><text:span text:style-name="_31_9">r</text:span><text:span text:style-name="_33_8">g</text:span><text:span text:style-name="_36_8">u</text:span><text:span text:style-name="_38_">m</text:span><text:span text:style-name="_34_5">e</text:span><text:span text:style-name="_36_0">n</text:span><text:span text:style-name="_39_">t</text:span><text:span text:style-name="_32_6"> </text:span><text:span text:style-name="_37_2">a</text:span><text:span text:style-name="_37_">p</text:span><text:span text:style-name="_33_9">p</text:span><text:span text:style-name="_37_3">e</text:span><text:span text:style-name="_39_">a</text:span><text:span text:style-name="_34_4">r</text:span><text:span text:style-name="_37_5">s</text:span><text:span text:style-name="_31_"> </text:span><text:span text:style-name="_34_7">t</text:span><text:span text:style-name="_36_7">o</text:span><text:span text:style-name="_31_"> </text:span><text:span text:style-name="_35_0">b</text:span><text:span text:style-name="_36_7">e</text:span><text:span text:style-name="_31_"> </text:span><text:span text:style-name="_34_9">a</text:span><text:span text:style-name="_35_1"> </text:span><text:span text:style-name="_32_4">d</text:span><text:span text:style-name="_34_0">e</text:span><text:span text:style-name="_35_9">n</text:span><text:span text:style-name="_31_2">i</text:span><text:span text:style-name="_33_8">a</text:span><text:span text:style-name="_36_7">l</text:span><text:span text:style-name="_31_"> </text:span><text:span text:style-name="_33_5">o</text:span><text:span text:style-name="_36_9">f</text:span><text:span text:style-name="_31_"> </text:span><text:span text:style-name="_34_5">t</text:span><text:span text:style-name="_37_3">h</text:span><text:span text:style-name="_32_4">e</text:span><text:span text:style-name="_32_6"> </text:span><text:span text:style-name="_36_5">v</text:span><text:span text:style-name="_37_">a</text:span><text:span text:style-name="_34_8">l</text:span><text:span text:style-name="_37_3">i</text:span><text:span text:style-name="_31_0">d</text:span><text:span text:style-name="_34_2">i</text:span><text:span text:style-name="_35_7">t</text:span><text:span text:style-name="_31_9">y</text:span><text:span text:style-name="_32_6"> </text:span><text:span text:style-name="_36_9">o</text:span><text:span text:style-name="_31_2">f</text:span><text:span text:style-name="_32_6"> </text:span><text:span text:style-name="_36_7">o</text:span><text:span text:style-name="_32_0">u</text:span><text:span text:style-name="_33_7">r</text:span><text:span text:style-name="_35_1"> </text:span><text:span text:style-name="_31_4">t</text:span><text:span text:style-name="_34_7">e</text:span><text:span text:style-name="_37_0">s</text:span><text:span text:style-name="_31_2">t</text:span><text:span text:style-name="_34_2">.</text:span><text:span text:style-name="_35_1"> </text:span><text:span text:style-name="_32_3">A</text:span><text:span text:style-name="_33_7">c</text:span><text:span text:style-name="_35_9">c</text:span><text:span text:style-name="_31_3">o</text:span><text:span text:style-name="_33_9">r</text:span><text:span text:style-name="_36_7">d</text:span><text:span text:style-name="_32_0">i</text:span><text:span text:style-name="_33_2">n</text:span><text:span text:style-name="_35_9">g</text:span><text:span text:style-name="_31_"> </text:span><text:span text:style-name="_34_2">t</text:span><text:span text:style-name="_36_7">o</text:span><text:span text:style-name="_31_"> </text:span><text:span text:style-name="_34_7">t</text:span><text:span text:style-name="_36_0">h</text:span><text:span text:style-name="_37_">e</text:span><text:span text:style-name="_32_6"> </text:span><text:span text:style-name="_36_9">m</text:span><text:span text:style-name="_31_5">o</text:span><text:span text:style-name="_34_5">s</text:span><text:span text:style-name="_37_2">t</text:span><text:span text:style-name="_31_"> </text:span><text:span text:style-name="_33_7">e</text:span><text:span text:style-name="_35_8">x</text:span><text:span text:style-name="_31_5">t</text:span><text:span text:style-name="_33_8">r</text:span><text:span text:style-name="_36_2">e</text:span><text:span text:style-name="_32_5">m</text:span><text:span text:style-name="_34_9">e</text:span><text:span text:style-name="_35_1"> </text:span><text:span text:style-name="_31_7">f</text:span><text:span text:style-name="_33_3">o</text:span><text:span text:style-name="_37_4">r</text:span><text:span text:style-name="_31_0">m</text:span><text:span text:style-name="_32_6"> </text:span><text:span text:style-name="_36_8">o</text:span><text:span text:style-name="_39_">f</text:span><text:span text:style-name="_32_6"> </text:span><text:span text:style-name="_36_8">t</text:span><text:span text:style-name="_31_0">h</text:span><text:span text:style-name="_33_3">i</text:span><text:span text:style-name="_36_2">s</text:span><text:span text:style-name="_31_"> </text:span><text:span text:style-name="_34_7">v</text:span><text:span text:style-name="_35_8">i</text:span><text:span text:style-name="_38_">e</text:span><text:span text:style-name="_35_0">w</text:span><text:span text:style-name="_35_1"> </text:span><text:span text:style-name="_31_4">t</text:span><text:span text:style-name="_33_4">h</text:span><text:span text:style-name="_37_4">e</text:span><text:span text:style-name="_31_"> </text:span><text:span text:style-name="_34_7">o</text:span><text:span text:style-name="_37_5">n</text:span><text:span text:style-name="_31_9">l</text:span><text:span text:style-name="_33_8">y</text:span><text:span text:style-name="_35_1"> </text:span><text:span text:style-name="_31_2">w</text:span><text:span text:style-name="_33_9">a</text:span><text:span text:style-name="_36_2">y</text:span><text:span text:style-name="_31_"> </text:span><text:span text:style-name="_33_4">b</text:span><text:span text:style-name="_36_2">y</text:span><text:span text:style-name="_31_"> </text:span><text:span text:style-name="_34_9">w</text:span><text:span text:style-name="_37_5">h</text:span><text:span text:style-name="_31_5">i</text:span><text:span text:style-name="_34_5">c</text:span><text:span text:style-name="_36_5">h</text:span><text:span text:style-name="_31_"> </text:span><text:span text:style-name="_34_7">o</text:span><text:span text:style-name="_36_8">n</text:span><text:span text:style-name="_32_0">e</text:span><text:span text:style-name="_32_6"> </text:span><text:span text:style-name="_36_7">c</text:span><text:span text:style-name="_32_3">o</text:span><text:span text:style-name="_33_9">u</text:span><text:span text:style-name="_36_0">l</text:span><text:span text:style-name="_31_0">d</text:span><text:span text:style-name="_32_6"> </text:span><text:span text:style-name="_36_2">b</text:span><text:span text:style-name="_31_8">e</text:span><text:span text:style-name="_32_6"> </text:span><text:span text:style-name="_36_4">s</text:span><text:span text:style-name="_39_">u</text:span><text:span text:style-name="_33_2">r</text:span><text:span text:style-name="_35_8">e</text:span><text:span text:style-name="_31_"> </text:span><text:span text:style-name="_34_2">t</text:span><text:span text:style-name="_36_0">h</text:span><text:span text:style-name="_32_4">a</text:span><text:span text:style-name="_33_2">t</text:span><text:span text:style-name="_35_1"> </text:span><text:span text:style-name="_37_">m</text:span><text:span text:style-name="_34_2">a</text:span><text:span text:style-name="_37_2">c</text:span><text:span text:style-name="_31_8">h</text:span><text:span text:style-name="_34_0">i</text:span><text:span text:style-name="_37_5">n</text:span><text:span text:style-name="_31_3">e</text:span><text:span text:style-name="_32_6"> </text:span><text:span text:style-name="_35_8">t</text:span><text:span text:style-name="_31_7">h</text:span><text:span text:style-name="_34_9">i</text:span><text:span text:style-name="_37_3">n</text:span><text:span text:style-name="_31_7">k</text:span><text:span text:style-name="_33_3">s</text:span><text:span text:style-name="_35_1"> </text:span><text:span text:style-name="_31_8">i</text:span><text:span text:style-name="_34_2">s</text:span><text:span text:style-name="_35_1"> </text:span><text:span text:style-name="_31_5">t</text:span><text:span text:style-name="_33_7">o</text:span><text:span text:style-name="_35_1"> </text:span><text:span text:style-name="_31_9">b</text:span><text:span text:style-name="_34_2">e</text:span><text:span text:style-name="_35_1"> </text:span><text:span text:style-name="_31_5">t</text:span><text:span text:style-name="_33_2">h</text:span><text:span text:style-name="_35_9">e</text:span><text:span text:style-name="_31_"> </text:span><text:span text:style-name="_35_0">m</text:span><text:span text:style-name="_36_8">a</text:span><text:span text:style-name="_32_4">c</text:span><text:span text:style-name="_34_3">h</text:span><text:span text:style-name="_37_3">i</text:span><text:span text:style-name="_38_">n</text:span><text:span text:style-name="_35_0">e</text:span><text:span text:style-name="_35_1"> </text:span><text:span text:style-name="_31_9">a</text:span><text:span text:style-name="_35_0">n</text:span><text:span text:style-name="_37_5">d</text:span><text:span text:style-name="_31_"> </text:span><text:span text:style-name="_33_5">t</text:span><text:span text:style-name="_36_3">o</text:span><text:span text:style-name="_31_"> </text:span><text:span text:style-name="_34_8">f</text:span><text:span text:style-name="_35_8">e</text:span><text:span text:style-name="_31_9">e</text:span><text:span text:style-name="_33_2">l</text:span><text:span text:style-name="_35_1"> </text:span><text:span text:style-name="_31_2">o</text:span><text:span text:style-name="_33_4">n</text:span><text:span text:style-name="_36_0">e</text:span><text:span text:style-name="_38_">s</text:span><text:span text:style-name="_34_5">e</text:span><text:span text:style-name="_37_3">l</text:span><text:span text:style-name="_31_9">f</text:span><text:span text:style-name="_32_6"> </text:span><text:span text:style-name="_36_2">t</text:span><text:span text:style-name="_31_2">h</text:span><text:span text:style-name="_34_5">i</text:span><text:span text:style-name="_36_0">n</text:span><text:span text:style-name="_31_9">k</text:span><text:span text:style-name="_33_8">i</text:span><text:span text:style-name="_37_3">n</text:span><text:span text:style-name="_37_">g</text:span><text:span text:style-name="_34_5">.</text:span><text:span text:style-name="_35_1"> </text:span><text:span text:style-name="_31_3">O</text:span><text:span text:style-name="_33_3">n</text:span><text:span text:style-name="_36_7">e</text:span><text:span text:style-name="_31_"> </text:span><text:span text:style-name="_34_7">c</text:span><text:span text:style-name="_36_4">o</text:span><text:span text:style-name="_31_3">u</text:span><text:span text:style-name="_34_2">l</text:span><text:span text:style-name="_37_2">d</text:span><text:span text:style-name="_31_"> </text:span><text:span text:style-name="_34_7">t</text:span><text:span text:style-name="_36_5">h</text:span><text:span text:style-name="_32_3">e</text:span><text:span text:style-name="_34_9">n</text:span><text:span text:style-name="_35_1"> </text:span><text:span text:style-name="_31_0">d</text:span><text:span text:style-name="_33_9">e</text:span><text:span text:style-name="_37_4">s</text:span><text:span text:style-name="_31_2">c</text:span><text:span text:style-name="_33_3">r</text:span><text:span text:style-name="_35_7">i</text:span><text:span text:style-name="_37_">b</text:span><text:span text:style-name="_33_5">e</text:span><text:span text:style-name="_35_1"> </text:span><text:span text:style-name="_31_3">t</text:span><text:span text:style-name="_33_7">h</text:span><text:span text:style-name="_36_5">e</text:span><text:span text:style-name="_31_0">s</text:span><text:span text:style-name="_34_3">e</text:span><text:span text:style-name="_35_1"> </text:span><text:span text:style-name="_32_4">f</text:span><text:span text:style-name="_33_4">e</text:span><text:span text:style-name="_37_3">e</text:span><text:span text:style-name="_37_">l</text:span><text:span text:style-name="_34_4">i</text:span><text:span text:style-name="_37_2">n</text:span><text:span text:style-name="_32_3">g</text:span><text:span text:style-name="_34_4">s</text:span><text:span text:style-name="_35_1"> </text:span><text:span text:style-name="_31_3">t</text:span><text:span text:style-name="_33_2">o</text:span><text:span text:style-name="_35_1"> </text:span><text:span text:style-name="_39_">t</text:span><text:span text:style-name="_35_0">h</text:span><text:span text:style-name="_35_7">e</text:span><text:span text:style-name="_31_"> </text:span><text:span text:style-name="_34_3">w</text:span><text:span text:style-name="_35_8">o</text:span><text:span text:style-name="_32_0">r</text:span><text:span text:style-name="_33_4">l</text:span><text:span text:style-name="_35_9">d</text:span><text:span text:style-name="_31_0">,</text:span><text:span text:style-name="_32_6"> </text:span><text:span text:style-name="_36_7">b</text:span><text:span text:style-name="_31_5">u</text:span><text:span text:style-name="_33_8">t</text:span><text:span text:style-name="_35_1"> </text:span><text:span text:style-name="_31_7">o</text:span><text:span text:style-name="_34_5">f</text:span><text:span text:style-name="_35_1"> </text:span><text:span text:style-name="_31_8">c</text:span><text:span text:style-name="_33_8">o</text:span><text:span text:style-name="_37_3">u</text:span><text:span text:style-name="_31_3">r</text:span><text:span text:style-name="_35_0">s</text:span><text:span text:style-name="_37_5">e</text:span><text:span text:style-name="_31_"> </text:span><text:span text:style-name="_33_9">n</text:span><text:span text:style-name="_36_0">o</text:span><text:span text:style-name="_31_"> </text:span><text:span text:style-name="_34_0">o</text:span><text:span text:style-name="_36_8">n</text:span><text:span text:style-name="_31_5">e</text:span><text:span text:style-name="_32_6"> </text:span><text:span text:style-name="_36_9">w</text:span><text:span text:style-name="_32_4">o</text:span><text:span text:style-name="_34_7">u</text:span><text:span text:style-name="_35_7">l</text:span><text:span text:style-name="_31_3">d</text:span><text:span text:style-name="_32_6"> </text:span><text:span text:style-name="_37_2">b</text:span><text:span text:style-name="_32_2">e</text:span><text:span text:style-name="_32_6"> </text:span><text:span text:style-name="_37_2">j</text:span><text:span text:style-name="_31_9">u</text:span><text:span text:style-name="_34_9">s</text:span><text:span text:style-name="_37_4">t</text:span><text:span text:style-name="_31_7">i</text:span><text:span text:style-name="_34_7">f</text:span><text:span text:style-name="_35_7">i</text:span><text:span text:style-name="_31_3">e</text:span><text:span text:style-name="_33_2">d</text:span><text:span text:style-name="_35_1"> </text:span><text:span text:style-name="_32_3">i</text:span><text:span text:style-name="_34_2">n</text:span><text:span text:style-name="_35_1"> </text:span><text:span text:style-name="_32_2">t</text:span><text:span text:style-name="_33_3">a</text:span><text:span text:style-name="_37_2">k</text:span><text:span text:style-name="_38_">i</text:span><text:span text:style-name="_33_5">n</text:span><text:span text:style-name="_37_5">g</text:span><text:span text:style-name="_31_"> </text:span><text:span text:style-name="_34_5">a</text:span><text:span text:style-name="_36_3">n</text:span><text:span text:style-name="_31_7">y</text:span><text:span text:style-name="_32_6"> </text:span><text:span text:style-name="_36_2">n</text:span><text:span text:style-name="_39_">o</text:span><text:span text:style-name="_33_9">t</text:span><text:span text:style-name="_36_5">i</text:span><text:span text:style-name="_31_7">c</text:span><text:span text:style-name="_34_4">e</text:span><text:span text:style-name="_36_2">.</text:span><text:span text:style-name="_31_"> </text:span><text:span text:style-name="_33_3">L</text:span><text:span text:style-name="_36_7">i</text:span><text:span text:style-name="_32_3">k</text:span><text:span text:style-name="_34_3">e</text:span><text:span text:style-name="_36_2">w</text:span><text:span text:style-name="_31_7">i</text:span><text:span text:style-name="_34_9">s</text:span><text:span text:style-name="_37_3">e</text:span><text:span text:style-name="_31_"> </text:span><text:span text:style-name="_34_4">a</text:span><text:span text:style-name="_35_9">c</text:span><text:span text:style-name="_32_4">c</text:span><text:span text:style-name="_33_4">o</text:span><text:span text:style-name="_36_0">r</text:span><text:span text:style-name="_31_3">d</text:span><text:span text:style-name="_34_0">i</text:span><text:span text:style-name="_35_9">n</text:span><text:span text:style-name="_31_0">g</text:span><text:span text:style-name="_32_6"> </text:span><text:span text:style-name="_36_4">t</text:span><text:span text:style-name="_31_0">o</text:span><text:span text:style-name="_32_6"> </text:span><text:span text:style-name="_37_4">t</text:span><text:span text:style-name="_31_0">h</text:span><text:span text:style-name="_34_7">i</text:span><text:span text:style-name="_35_7">s</text:span><text:span text:style-name="_31_"> </text:span><text:span text:style-name="_33_9">v</text:span><text:span text:style-name="_36_9">i</text:span><text:span text:style-name="_32_3">e</text:span><text:span text:style-name="_34_0">w</text:span><text:span text:style-name="_35_1"> </text:span><text:span text:style-name="_31_9">t</text:span><text:span text:style-name="_34_3">h</text:span><text:span text:style-name="_36_9">e</text:span><text:span text:style-name="_31_"> </text:span><text:span text:style-name="_34_9">o</text:span><text:span text:style-name="_37_2">n</text:span><text:span text:style-name="_31_4">l</text:span><text:span text:style-name="_34_9">y</text:span><text:span text:style-name="_35_1"> </text:span><text:span text:style-name="_31_0">w</text:span><text:span text:style-name="_33_8">a</text:span><text:span text:style-name="_36_7">y</text:span><text:span text:style-name="_31_"> </text:span><text:span text:style-name="_33_7">t</text:span><text:span text:style-name="_36_4">o</text:span><text:span text:style-name="_31_"> </text:span><text:span text:style-name="_33_5">k</text:span><text:span text:style-name="_37_0">n</text:span><text:span text:style-name="_31_9">o</text:span><text:span text:style-name="_33_4">w</text:span><text:span text:style-name="_35_1"> </text:span><text:span text:style-name="_31_8">t</text:span><text:span text:style-name="_33_5">h</text:span><text:span text:style-name="_36_8">a</text:span><text:span text:style-name="_39_">t</text:span><text:span text:style-name="_32_6"> </text:span><text:span text:style-name="_35_9">a</text:span><text:span text:style-name="_31_"> </text:span><text:span text:style-name="_34_3">m</text:span><text:span text:style-name="_36_3">a</text:span><text:span text:style-name="_31_9">n</text:span><text:span text:style-name="_32_6"> </text:span><text:span text:style-name="_36_8">t</text:span><text:span text:style-name="_32_5">h</text:span><text:span text:style-name="_35_0">i</text:span><text:span text:style-name="_36_3">n</text:span><text:span text:style-name="_31_9">k</text:span><text:span text:style-name="_33_9">s</text:span><text:span text:style-name="_35_1"> </text:span><text:span text:style-name="_31_0">i</text:span><text:span text:style-name="_33_4">s</text:span><text:span text:style-name="_35_1"> </text:span><text:span text:style-name="_31_8">t</text:span><text:span text:style-name="_33_8">o</text:span><text:span text:style-name="_35_1"> </text:span><text:span text:style-name="_31_4">b</text:span><text:span text:style-name="_33_8">e</text:span><text:span text:style-name="_35_1"> </text:span><text:span text:style-name="_31_5">t</text:span><text:span text:style-name="_34_2">h</text:span><text:span text:style-name="_37_3">a</text:span><text:span text:style-name="_31_8">t</text:span><text:span text:style-name="_32_6"> </text:span><text:span text:style-name="_36_2">p</text:span><text:span text:style-name="_31_3">a</text:span><text:span text:style-name="_33_5">r</text:span><text:span text:style-name="_37_3">t</text:span><text:span text:style-name="_31_5">i</text:span><text:span text:style-name="_35_0">c</text:span><text:span text:style-name="_36_8">u</text:span><text:span text:style-name="_32_5">l</text:span><text:span text:style-name="_33_8">a</text:span><text:span text:style-name="_36_3">r</text:span><text:span text:style-name="_31_"> </text:span><text:span text:style-name="_34_9">m</text:span><text:span text:style-name="_36_4">a</text:span><text:span text:style-name="_31_0">n</text:span><text:span text:style-name="_34_4">.</text:span><text:span text:style-name="_35_1"> </text:span><text:span text:style-name="_31_4">I</text:span><text:span text:style-name="_34_7">t</text:span><text:span text:style-name="_35_1"> </text:span><text:span text:style-name="_32_4">i</text:span><text:span text:style-name="_34_7">s</text:span><text:span text:style-name="_35_1"> </text:span><text:span text:style-name="_38_">i</text:span><text:span text:style-name="_35_0">n</text:span><text:span text:style-name="_35_1"> </text:span><text:span text:style-name="_32_2">f</text:span><text:span text:style-name="_34_3">a</text:span><text:span text:style-name="_35_9">c</text:span><text:span text:style-name="_32_5">t</text:span><text:span text:style-name="_32_6"> </text:span><text:span text:style-name="_36_7">t</text:span><text:span text:style-name="_31_0">h</text:span><text:span text:style-name="_34_4">e</text:span><text:span text:style-name="_35_1"> </text:span><text:span text:style-name="_31_3">s</text:span><text:span text:style-name="_34_7">o</text:span><text:span text:style-name="_37_5">l</text:span><text:span text:style-name="_32_5">i</text:span><text:span text:style-name="_35_0">p</text:span><text:span text:style-name="_37_5">s</text:span><text:span text:style-name="_31_3">i</text:span><text:span text:style-name="_34_4">s</text:span><text:span text:style-name="_36_5">t</text:span><text:span text:style-name="_31_"> </text:span><text:span text:style-name="_34_0">p</text:span><text:span text:style-name="_35_9">o</text:span><text:span text:style-name="_32_2">i</text:span><text:span text:style-name="_33_3">n</text:span><text:span text:style-name="_37_5">t</text:span><text:span text:style-name="_31_"> </text:span><text:span text:style-name="_34_4">o</text:span><text:span text:style-name="_36_7">f</text:span><text:span text:style-name="_31_"> </text:span><text:span text:style-name="_33_8">v</text:span><text:span text:style-name="_36_5">i</text:span><text:span text:style-name="_31_2">e</text:span><text:span text:style-name="_34_3">w</text:span><text:span text:style-name="_36_3">.</text:span><text:span text:style-name="_31_"> </text:span><text:span text:style-name="_34_2">I</text:span><text:span text:style-name="_37_0">t</text:span><text:span text:style-name="_31_"> </text:span><text:span text:style-name="_33_9">m</text:span><text:span text:style-name="_37_5">a</text:span><text:span text:style-name="_31_5">y</text:span><text:span text:style-name="_32_6"> </text:span><text:span text:style-name="_35_9">b</text:span><text:span text:style-name="_31_0">e</text:span><text:span text:style-name="_32_6"> </text:span><text:span text:style-name="_35_8">t</text:span><text:span text:style-name="_31_9">h</text:span><text:span text:style-name="_33_9">e</text:span><text:span text:style-name="_35_1"> </text:span><text:span text:style-name="_32_2">m</text:span><text:span text:style-name="_34_4">o</text:span><text:span text:style-name="_36_7">s</text:span><text:span text:style-name="_31_5">t</text:span><text:span text:style-name="_32_6"> </text:span><text:span text:style-name="_36_2">l</text:span><text:span text:style-name="_31_4">o</text:span><text:span text:style-name="_34_7">g</text:span><text:span text:style-name="_36_7">i</text:span><text:span text:style-name="_31_2">c</text:span><text:span text:style-name="_34_2">a</text:span><text:span text:style-name="_37_2">l</text:span><text:span text:style-name="_31_"> </text:span><text:span text:style-name="_33_9">v</text:span><text:span text:style-name="_36_5">i</text:span><text:span text:style-name="_31_0">e</text:span><text:span text:style-name="_34_2">w</text:span><text:span text:style-name="_35_1"> </text:span><text:span text:style-name="_32_2">t</text:span><text:span text:style-name="_34_9">o</text:span><text:span text:style-name="_35_1"> </text:span><text:span text:style-name="_39_">h</text:span><text:span text:style-name="_34_7">o</text:span><text:span text:style-name="_36_0">l</text:span><text:span text:style-name="_31_9">d</text:span><text:span text:style-name="_32_6"> </text:span><text:span text:style-name="_35_9">b</text:span><text:span text:style-name="_31_5">u</text:span><text:span text:style-name="_34_4">t</text:span><text:span text:style-name="_35_1"> </text:span><text:span text:style-name="_39_">i</text:span><text:span text:style-name="_34_9">t</text:span><text:span text:style-name="_35_1"> </text:span><text:span text:style-name="_37_">m</text:span><text:span text:style-name="_33_8">a</text:span><text:span text:style-name="_36_8">k</text:span><text:span text:style-name="_37_">e</text:span><text:span text:style-name="_34_5">s</text:span><text:span text:style-name="_35_1"> </text:span><text:span text:style-name="_31_5">c</text:span><text:span text:style-name="_33_7">o</text:span><text:span text:style-name="_37_2">m</text:span><text:span text:style-name="_32_2">m</text:span><text:span text:style-name="_34_7">u</text:span><text:span text:style-name="_36_4">n</text:span><text:span text:style-name="_32_5">i</text:span><text:span text:style-name="_34_8">c</text:span><text:span text:style-name="_36_4">a</text:span><text:span text:style-name="_32_2">t</text:span><text:span text:style-name="_33_5">i</text:span><text:span text:style-name="_35_9">o</text:span><text:span text:style-name="_32_3">n</text:span><text:span text:style-name="_32_6"> </text:span><text:span text:style-name="_36_4">o</text:span><text:span text:style-name="_39_">f</text:span><text:span text:style-name="_32_6"> </text:span><text:span text:style-name="_35_7">i</text:span><text:span text:style-name="_31_7">d</text:span><text:span text:style-name="_33_5">e</text:span><text:span text:style-name="_36_0">a</text:span><text:span text:style-name="_32_2">s</text:span><text:span text:style-name="_32_6"> </text:span><text:span text:style-name="_35_8">d</text:span><text:span text:style-name="_32_5">i</text:span><text:span text:style-name="_33_7">f</text:span><text:span text:style-name="_36_7">f</text:span><text:span text:style-name="_31_7">i</text:span><text:span text:style-name="_34_7">c</text:span><text:span text:style-name="_37_4">u</text:span><text:span text:style-name="_32_0">l</text:span><text:span text:style-name="_34_8">t</text:span><text:span text:style-name="_37_0">.</text:span><text:span text:style-name="_31_"> </text:span><text:span text:style-name="_33_2">A</text:span><text:span text:style-name="_35_1"> </text:span><text:span text:style-name="_32_4">i</text:span><text:span text:style-name="_34_9">s</text:span><text:span text:style-name="_35_1"> </text:span><text:span text:style-name="_37_">l</text:span><text:span text:style-name="_34_5">i</text:span><text:span text:style-name="_36_5">a</text:span><text:span text:style-name="_31_3">b</text:span><text:span text:style-name="_34_0">l</text:span><text:span text:style-name="_36_7">e</text:span><text:span text:style-name="_31_"> </text:span><text:span text:style-name="_33_3">t</text:span><text:span text:style-name="_35_9">o</text:span><text:span text:style-name="_31_"> </text:span><text:span text:style-name="_34_3">b</text:span><text:span text:style-name="_36_5">e</text:span><text:span text:style-name="_32_0">l</text:span><text:span text:style-name="_34_9">i</text:span><text:span text:style-name="_36_0">e</text:span><text:span text:style-name="_32_4">v</text:span><text:span text:style-name="_34_5">e</text:span><text:span text:style-name="_35_1"> </text:span><text:span text:style-name="_38_">"</text:span><text:span text:style-name="_34_7">A</text:span><text:span text:style-name="_35_1"> </text:span><text:span text:style-name="_32_3">t</text:span><text:span text:style-name="_33_8">h</text:span><text:span text:style-name="_36_7">i</text:span><text:span text:style-name="_31_8">n</text:span><text:span text:style-name="_34_4">k</text:span><text:span text:style-name="_35_9">s</text:span><text:span text:style-name="_31_"> </text:span><text:span text:style-name="_35_0">b</text:span><text:span text:style-name="_36_7">u</text:span><text:span text:style-name="_31_3">t</text:span><text:span text:style-name="_32_6"> </text:span><text:span text:style-name="_36_7">B</text:span><text:span text:style-name="_31_"> </text:span><text:span text:style-name="_34_3">d</text:span><text:span text:style-name="_37_2">o</text:span><text:span text:style-name="_31_4">e</text:span><text:span text:style-name="_33_9">s</text:span><text:span text:style-name="_35_1"> </text:span><text:span text:style-name="_32_4">n</text:span><text:span text:style-name="_33_3">o</text:span><text:span text:style-name="_37_0">t</text:span><text:span text:style-name="_32_4">"</text:span><text:span text:style-name="_32_6"> </text:span><text:span text:style-name="_35_8">w</text:span><text:span text:style-name="_31_2">h</text:span><text:span text:style-name="_33_4">i</text:span><text:span text:style-name="_35_8">l</text:span><text:span text:style-name="_31_0">s</text:span><text:span text:style-name="_34_5">t</text:span><text:span text:style-name="_35_1"> </text:span><text:span text:style-name="_32_3">B</text:span><text:span text:style-name="_32_6"> </text:span><text:span text:style-name="_36_7">b</text:span><text:span text:style-name="_31_2">e</text:span><text:span text:style-name="_35_0">l</text:span><text:span text:style-name="_36_5">i</text:span><text:span text:style-name="_31_9">e</text:span><text:span text:style-name="_35_0">v</text:span><text:span text:style-name="_37_5">e</text:span><text:span text:style-name="_31_0">s</text:span><text:span text:style-name="_32_6"> </text:span><text:span text:style-name="_36_0">"</text:span><text:span text:style-name="_31_8">B</text:span><text:span text:style-name="_32_6"> </text:span><text:span text:style-name="_36_9">t</text:span><text:span text:style-name="_31_2">h</text:span><text:span text:style-name="_33_8">i</text:span><text:span text:style-name="_35_7">n</text:span><text:span text:style-name="_31_4">k</text:span><text:span text:style-name="_33_2">s</text:span><text:span text:style-name="_35_1"> </text:span><text:span text:style-name="_39_">b</text:span><text:span text:style-name="_34_0">u</text:span><text:span text:style-name="_35_9">t</text:span><text:span text:style-name="_31_"> </text:span><text:span text:style-name="_33_2">A</text:span><text:span text:style-name="_35_1"> </text:span><text:span text:style-name="_32_4">d</text:span><text:span text:style-name="_33_3">o</text:span><text:span text:style-name="_35_8">e</text:span><text:span text:style-name="_32_2">s</text:span><text:span text:style-name="_32_6"> </text:span><text:span text:style-name="_36_2">n</text:span><text:span text:style-name="_38_">o</text:span><text:span text:style-name="_34_2">t</text:span><text:span text:style-name="_36_2">.</text:span><text:span text:style-name="_32_4">"</text:span><text:span text:style-name="_32_6"> </text:span><text:span text:style-name="_37_0">i</text:span><text:span text:style-name="_31_2">n</text:span><text:span text:style-name="_34_2">s</text:span><text:span text:style-name="_36_8">t</text:span><text:span text:style-name="_39_">e</text:span><text:span text:style-name="_34_0">a</text:span><text:span text:style-name="_37_5">d</text:span><text:span text:style-name="_31_"> </text:span><text:span text:style-name="_34_5">o</text:span><text:span text:style-name="_36_5">f</text:span><text:span text:style-name="_31_"> </text:span><text:span text:style-name="_34_4">a</text:span><text:span text:style-name="_35_7">r</text:span><text:span text:style-name="_32_3">g</text:span><text:span text:style-name="_33_5">u</text:span><text:span text:style-name="_37_5">i</text:span><text:span text:style-name="_31_9">n</text:span><text:span text:style-name="_33_9">g</text:span><text:span text:style-name="_35_1"> </text:span><text:span text:style-name="_31_7">c</text:span><text:span text:style-name="_34_0">o</text:span><text:span text:style-name="_36_7">n</text:span><text:span text:style-name="_31_2">t</text:span><text:span text:style-name="_35_0">i</text:span><text:span text:style-name="_36_4">n</text:span><text:span text:style-name="_32_5">u</text:span><text:span text:style-name="_35_0">a</text:span><text:span text:style-name="_37_5">l</text:span><text:span text:style-name="_31_7">l</text:span><text:span text:style-name="_34_4">y</text:span><text:span text:style-name="_35_1"> </text:span><text:span text:style-name="_31_2">o</text:span><text:span text:style-name="_34_9">v</text:span><text:span text:style-name="_36_9">e</text:span><text:span text:style-name="_32_0">r</text:span><text:span text:style-name="_32_6"> </text:span><text:span text:style-name="_36_5">t</text:span><text:span text:style-name="_32_3">h</text:span><text:span text:style-name="_34_3">i</text:span><text:span text:style-name="_37_0">s</text:span><text:span text:style-name="_31_"> </text:span><text:span text:style-name="_33_2">p</text:span><text:span text:style-name="_35_8">o</text:span><text:span text:style-name="_31_4">i</text:span><text:span text:style-name="_34_2">n</text:span><text:span text:style-name="_36_9">t</text:span><text:span text:style-name="_31_"> </text:span><text:span text:style-name="_34_0">i</text:span><text:span text:style-name="_36_4">t</text:span><text:span text:style-name="_31_"> </text:span><text:span text:style-name="_34_8">i</text:span><text:span text:style-name="_37_4">s</text:span><text:span text:style-name="_31_"> </text:span><text:span text:style-name="_34_9">u</text:span><text:span text:style-name="_36_5">s</text:span><text:span text:style-name="_32_4">u</text:span><text:span text:style-name="_34_0">a</text:span><text:span text:style-name="_36_3">l</text:span><text:span text:style-name="_31_"> </text:span><text:span text:style-name="_34_9">t</text:span><text:span text:style-name="_37_0">o</text:span><text:span text:style-name="_31_"> </text:span><text:span text:style-name="_34_2">h</text:span><text:span text:style-name="_37_0">a</text:span><text:span text:style-name="_31_9">v</text:span><text:span text:style-name="_34_5">e</text:span><text:span text:style-name="_35_1"> </text:span><text:span text:style-name="_31_2">t</text:span><text:span text:style-name="_33_3">h</text:span><text:span text:style-name="_37_4">e</text:span><text:span text:style-name="_31_"> </text:span><text:span text:style-name="_33_2">p</text:span><text:span text:style-name="_35_8">o</text:span><text:span text:style-name="_37_">l</text:span><text:span text:style-name="_33_3">i</text:span><text:span text:style-name="_36_9">t</text:span><text:span text:style-name="_32_5">e</text:span><text:span text:style-name="_32_6"> </text:span><text:span text:style-name="_36_0">c</text:span><text:span text:style-name="_31_9">o</text:span><text:span text:style-name="_34_3">n</text:span><text:span text:style-name="_36_3">v</text:span><text:span text:style-name="_37_">e</text:span><text:span text:style-name="_34_8">n</text:span><text:span text:style-name="_37_5">t</text:span><text:span text:style-name="_39_">i</text:span><text:span text:style-name="_33_5">o</text:span><text:span text:style-name="_37_2">n</text:span><text:span text:style-name="_31_"> </text:span><text:span text:style-name="_33_9">t</text:span><text:span text:style-name="_35_9">h</text:span><text:span text:style-name="_32_2">a</text:span><text:span text:style-name="_34_9">t</text:span><text:span text:style-name="_35_1"> </text:span><text:span text:style-name="_31_3">e</text:span><text:span text:style-name="_34_2">v</text:span><text:span text:style-name="_36_9">e</text:span><text:span text:style-name="_31_5">r</text:span><text:span text:style-name="_34_3">y</text:span><text:span text:style-name="_36_9">o</text:span><text:span text:style-name="_39_">n</text:span><text:span text:style-name="_34_5">e</text:span><text:span text:style-name="_35_1"> </text:span><text:span text:style-name="_32_0">t</text:span><text:span text:style-name="_33_9">h</text:span><text:span text:style-name="_35_9">i</text:span><text:span text:style-name="_31_5">n</text:span><text:span text:style-name="_33_5">k</text:span><text:span text:style-name="_36_8">s</text:span><text:span text:style-name="_31_0">.</text:span></text:p>
      <text:p text:style-name="P1"><text:span text:style-name="_36_5">I</text:span><text:span text:style-name="_31_"> </text:span><text:span text:style-name="_33_8">a</text:span><text:span text:style-name="_37_5">m</text:span><text:span text:style-name="_31_"> </text:span><text:span text:style-name="_33_2">s</text:span><text:span text:style-name="_36_4">u</text:span><text:span text:style-name="_31_8">r</text:span><text:span text:style-name="_34_2">e</text:span><text:span text:style-name="_35_1"> </text:span><text:span text:style-name="_38_">t</text:span><text:span text:style-name="_33_2">h</text:span><text:span text:style-name="_36_9">a</text:span><text:span text:style-name="_39_">t</text:span><text:span text:style-name="_32_6"> </text:span><text:span text:style-name="_35_7">P</text:span><text:span text:style-name="_31_0">r</text:span><text:span text:style-name="_34_0">o</text:span><text:span text:style-name="_36_3">f</text:span><text:span text:style-name="_31_0">e</text:span><text:span text:style-name="_35_0">s</text:span><text:span text:style-name="_37_0">s</text:span><text:span text:style-name="_31_0">o</text:span><text:span text:style-name="_33_9">r</text:span><text:span text:style-name="_35_1"> </text:span><text:span text:style-name="_31_2">J</text:span><text:span text:style-name="_34_8">e</text:span><text:span text:style-name="_37_4">f</text:span><text:span text:style-name="_37_">f</text:span><text:span text:style-name="_34_2">e</text:span><text:span text:style-name="_37_0">r</text:span><text:span text:style-name="_37_">s</text:span><text:span text:style-name="_33_3">o</text:span><text:span text:style-name="_37_4">n</text:span><text:span text:style-name="_31_"> </text:span><text:span text:style-name="_34_8">d</text:span><text:span text:style-name="_37_5">o</text:span><text:span text:style-name="_32_4">e</text:span><text:span text:style-name="_34_3">s</text:span><text:span text:style-name="_35_1"> </text:span><text:span text:style-name="_32_4">n</text:span><text:span text:style-name="_34_8">o</text:span><text:span text:style-name="_36_0">t</text:span><text:span text:style-name="_31_"> </text:span><text:span text:style-name="_33_8">w</text:span><text:span text:style-name="_37_3">i</text:span><text:span text:style-name="_31_9">s</text:span><text:span text:style-name="_33_4">h</text:span><text:span text:style-name="_35_1"> </text:span><text:span text:style-name="_38_">t</text:span><text:span text:style-name="_34_2">o</text:span><text:span text:style-name="_35_1"> </text:span><text:span text:style-name="_39_">a</text:span><text:span text:style-name="_34_2">d</text:span><text:span text:style-name="_35_9">o</text:span><text:span text:style-name="_32_4">p</text:span><text:span text:style-name="_34_3">t</text:span><text:span text:style-name="_35_1"> </text:span><text:span text:style-name="_31_9">t</text:span><text:span text:style-name="_34_2">h</text:span><text:span text:style-name="_36_4">e</text:span><text:span text:style-name="_31_"> </text:span><text:span text:style-name="_33_9">e</text:span><text:span text:style-name="_36_4">x</text:span><text:span text:style-name="_31_0">t</text:span><text:span text:style-name="_34_4">r</text:span><text:span text:style-name="_36_8">e</text:span><text:span text:style-name="_31_8">m</text:span><text:span text:style-name="_33_7">e</text:span><text:span text:style-name="_35_1"> </text:span><text:span text:style-name="_32_5">a</text:span><text:span text:style-name="_34_9">n</text:span><text:span text:style-name="_36_5">d</text:span><text:span text:style-name="_31_"> </text:span><text:span text:style-name="_34_8">s</text:span><text:span text:style-name="_36_9">o</text:span><text:span text:style-name="_31_0">l</text:span><text:span text:style-name="_34_7">i</text:span><text:span text:style-name="_36_7">p</text:span><text:span text:style-name="_32_0">s</text:span><text:span text:style-name="_33_3">i</text:span><text:span text:style-name="_36_3">s</text:span><text:span text:style-name="_31_0">t</text:span><text:span text:style-name="_32_6"> </text:span><text:span text:style-name="_35_7">p</text:span><text:span text:style-name="_32_2">o</text:span><text:span text:style-name="_34_5">i</text:span><text:span text:style-name="_36_0">n</text:span><text:span text:style-name="_32_5">t</text:span><text:span text:style-name="_32_6"> </text:span><text:span text:style-name="_36_7">o</text:span><text:span text:style-name="_32_3">f</text:span><text:span text:style-name="_32_6"> </text:span><text:span text:style-name="_35_9">v</text:span><text:span text:style-name="_31_3">i</text:span><text:span text:style-name="_33_4">e</text:span><text:span text:style-name="_36_7">w</text:span><text:span text:style-name="_32_5">.</text:span><text:span text:style-name="_32_6"> </text:span><text:span text:style-name="_35_7">P</text:span><text:span text:style-name="_31_7">r</text:span><text:span text:style-name="_34_3">o</text:span><text:span text:style-name="_36_0">b</text:span><text:span text:style-name="_31_3">a</text:span><text:span text:style-name="_34_2">b</text:span><text:span text:style-name="_37_3">l</text:span><text:span text:style-name="_32_3">y</text:span><text:span text:style-name="_32_6"> </text:span><text:span text:style-name="_37_5">h</text:span><text:span text:style-name="_31_7">e</text:span><text:span text:style-name="_32_6"> </text:span><text:span text:style-name="_36_4">w</text:span><text:span text:style-name="_31_8">o</text:span><text:span text:style-name="_34_9">u</text:span><text:span text:style-name="_36_4">l</text:span><text:span text:style-name="_37_">d</text:span><text:span text:style-name="_32_6"> </text:span><text:span text:style-name="_36_7">b</text:span><text:span text:style-name="_31_5">e</text:span><text:span text:style-name="_32_6"> </text:span><text:span text:style-name="_35_8">q</text:span><text:span text:style-name="_38_">u</text:span><text:span text:style-name="_33_5">i</text:span><text:span text:style-name="_36_3">t</text:span><text:span text:style-name="_31_8">e</text:span><text:span text:style-name="_32_6"> </text:span><text:span text:style-name="_37_2">w</text:span><text:span text:style-name="_31_4">i</text:span><text:span text:style-name="_33_3">l</text:span><text:span text:style-name="_37_2">l</text:span><text:span text:style-name="_31_5">i</text:span><text:span text:style-name="_34_5">n</text:span><text:span text:style-name="_36_9">g</text:span><text:span text:style-name="_31_"> </text:span><text:span text:style-name="_34_9">t</text:span><text:span text:style-name="_36_0">o</text:span><text:span text:style-name="_31_"> </text:span><text:span text:style-name="_34_2">a</text:span><text:span text:style-name="_36_8">c</text:span><text:span text:style-name="_31_4">c</text:span><text:span text:style-name="_33_5">e</text:span><text:span text:style-name="_36_8">p</text:span><text:span text:style-name="_31_3">t</text:span><text:span text:style-name="_32_6"> </text:span><text:span text:style-name="_36_8">t</text:span><text:span text:style-name="_32_5">h</text:span><text:span text:style-name="_34_9">e</text:span><text:span text:style-name="_35_1"> </text:span><text:span text:style-name="_37_">i</text:span><text:span text:style-name="_34_9">m</text:span><text:span text:style-name="_35_9">i</text:span><text:span text:style-name="_32_0">t</text:span><text:span text:style-name="_34_7">a</text:span><text:span text:style-name="_37_5">t</text:span><text:span text:style-name="_39_">i</text:span><text:span text:style-name="_34_5">o</text:span><text:span text:style-name="_36_3">n</text:span><text:span text:style-name="_31_"> </text:span><text:span text:style-name="_33_9">g</text:span><text:span text:style-name="_37_0">a</text:span><text:span text:style-name="_31_5">m</text:span><text:span text:style-name="_33_5">e</text:span><text:span text:style-name="_35_1"> </text:span><text:span text:style-name="_31_2">a</text:span><text:span text:style-name="_34_5">s</text:span><text:span text:style-name="_35_1"> </text:span><text:span text:style-name="_31_0">a</text:span><text:span text:style-name="_32_6"> </text:span><text:span text:style-name="_36_9">t</text:span><text:span text:style-name="_39_">e</text:span><text:span text:style-name="_33_7">s</text:span><text:span text:style-name="_35_7">t</text:span><text:span text:style-name="_31_7">.</text:span><text:span text:style-name="_32_6"> </text:span><text:span text:style-name="_36_8">T</text:span><text:span text:style-name="_32_3">h</text:span><text:span text:style-name="_33_9">e</text:span><text:span text:style-name="_35_1"> </text:span><text:span text:style-name="_31_9">g</text:span><text:span text:style-name="_34_3">a</text:span><text:span text:style-name="_36_0">m</text:span><text:span text:style-name="_31_7">e</text:span><text:span text:style-name="_32_6"> </text:span><text:span text:style-name="_36_8">(</text:span><text:span text:style-name="_32_0">w</text:span><text:span text:style-name="_33_4">i</text:span><text:span text:style-name="_37_4">t</text:span><text:span text:style-name="_31_8">h</text:span><text:span text:style-name="_32_6"> </text:span><text:span text:style-name="_37_5">t</text:span><text:span text:style-name="_39_">h</text:span><text:span text:style-name="_33_3">e</text:span><text:span text:style-name="_35_1"> </text:span><text:span text:style-name="_32_0">p</text:span><text:span text:style-name="_34_7">l</text:span><text:span text:style-name="_37_5">a</text:span><text:span text:style-name="_31_8">y</text:span><text:span text:style-name="_33_9">e</text:span><text:span text:style-name="_37_0">r</text:span><text:span text:style-name="_31_"> </text:span><text:span text:style-name="_34_8">B</text:span><text:span text:style-name="_35_1"> </text:span><text:span text:style-name="_31_8">o</text:span><text:span text:style-name="_33_2">m</text:span><text:span text:style-name="_36_2">i</text:span><text:span text:style-name="_39_">t</text:span><text:span text:style-name="_33_9">t</text:span><text:span text:style-name="_37_2">e</text:span><text:span text:style-name="_38_">d</text:span><text:span text:style-name="_34_9">)</text:span><text:span text:style-name="_35_1"> </text:span><text:span text:style-name="_31_5">i</text:span><text:span text:style-name="_33_8">s</text:span><text:span text:style-name="_35_1"> </text:span><text:span text:style-name="_31_7">f</text:span><text:span text:style-name="_34_2">r</text:span><text:span text:style-name="_36_9">e</text:span><text:span text:style-name="_39_">q</text:span><text:span text:style-name="_33_2">u</text:span><text:span text:style-name="_37_3">e</text:span><text:span text:style-name="_31_0">n</text:span><text:span text:style-name="_33_5">t</text:span><text:span text:style-name="_36_4">l</text:span><text:span text:style-name="_38_">y</text:span><text:span text:style-name="_32_6"> </text:span><text:span text:style-name="_37_4">u</text:span><text:span text:style-name="_37_">s</text:span><text:span text:style-name="_33_3">e</text:span><text:span text:style-name="_37_4">d</text:span><text:span text:style-name="_31_"> </text:span><text:span text:style-name="_34_0">i</text:span><text:span text:style-name="_36_2">n</text:span><text:span text:style-name="_31_"> </text:span><text:span text:style-name="_34_4">p</text:span><text:span text:style-name="_36_4">r</text:span><text:span text:style-name="_31_5">a</text:span><text:span text:style-name="_33_2">c</text:span><text:span text:style-name="_35_7">t</text:span><text:span text:style-name="_32_2">i</text:span><text:span text:style-name="_33_3">c</text:span><text:span text:style-name="_37_3">e</text:span><text:span text:style-name="_31_"> </text:span><text:span text:style-name="_33_2">u</text:span><text:span text:style-name="_37_4">n</text:span><text:span text:style-name="_31_2">d</text:span><text:span text:style-name="_34_8">e</text:span><text:span text:style-name="_36_3">r</text:span><text:span text:style-name="_31_"> </text:span><text:span text:style-name="_34_4">t</text:span><text:span text:style-name="_37_2">h</text:span><text:span text:style-name="_37_">e</text:span><text:span text:style-name="_32_6"> </text:span><text:span text:style-name="_37_3">n</text:span><text:span text:style-name="_31_5">a</text:span><text:span text:style-name="_34_8">m</text:span><text:span text:style-name="_36_8">e</text:span><text:span text:style-name="_31_"> </text:span><text:span text:style-name="_34_7">o</text:span><text:span text:style-name="_36_7">f</text:span><text:span text:style-name="_31_"> </text:span><text:span text:style-name="_34_9">v</text:span><text:span text:style-name="_35_7">i</text:span><text:span text:style-name="_32_3">v</text:span><text:span text:style-name="_34_3">a</text:span><text:span text:style-name="_35_1"> </text:span><text:span text:style-name="_32_2">v</text:span><text:span text:style-name="_33_5">o</text:span><text:span text:style-name="_37_3">c</text:span><text:span text:style-name="_31_5">e</text:span><text:span text:style-name="_32_6"> </text:span><text:span text:style-name="_37_0">t</text:span><text:span text:style-name="_37_">o</text:span><text:span text:style-name="_32_6"> </text:span><text:span text:style-name="_37_5">d</text:span><text:span text:style-name="_31_4">i</text:span><text:span text:style-name="_34_5">s</text:span><text:span text:style-name="_35_7">c</text:span><text:span text:style-name="_37_">o</text:span><text:span text:style-name="_35_0">v</text:span><text:span text:style-name="_37_5">e</text:span><text:span text:style-name="_31_9">r</text:span><text:span text:style-name="_32_6"> </text:span><text:span text:style-name="_36_7">w</text:span><text:span text:style-name="_31_4">h</text:span><text:span text:style-name="_33_5">e</text:span><text:span text:style-name="_37_2">t</text:span><text:span text:style-name="_31_8">h</text:span><text:span text:style-name="_34_4">e</text:span><text:span text:style-name="_36_7">r</text:span><text:span text:style-name="_31_"> </text:span><text:span text:style-name="_34_9">s</text:span><text:span text:style-name="_37_3">o</text:span><text:span text:style-name="_38_">m</text:span><text:span text:style-name="_35_0">e</text:span><text:span text:style-name="_35_1"> </text:span><text:span text:style-name="_31_2">o</text:span><text:span text:style-name="_33_9">n</text:span><text:span text:style-name="_36_3">e</text:span><text:span text:style-name="_31_"> </text:span><text:span text:style-name="_34_0">r</text:span><text:span text:style-name="_36_3">e</text:span><text:span text:style-name="_32_2">a</text:span><text:span text:style-name="_34_7">l</text:span><text:span text:style-name="_36_0">l</text:span><text:span text:style-name="_32_4">y</text:span><text:span text:style-name="_32_6"> </text:span><text:span text:style-name="_36_5">u</text:span><text:span text:style-name="_31_5">n</text:span><text:span text:style-name="_33_2">d</text:span><text:span text:style-name="_37_4">e</text:span><text:span text:style-name="_31_3">r</text:span><text:span text:style-name="_34_2">s</text:span><text:span text:style-name="_35_9">t</text:span><text:span text:style-name="_32_4">a</text:span><text:span text:style-name="_33_8">n</text:span><text:span text:style-name="_36_2">d</text:span><text:span text:style-name="_32_0">s</text:span><text:span text:style-name="_32_6"> </text:span><text:span text:style-name="_35_7">s</text:span><text:span text:style-name="_31_2">o</text:span><text:span text:style-name="_35_0">m</text:span><text:span text:style-name="_37_4">e</text:span><text:span text:style-name="_39_">t</text:span><text:span text:style-name="_33_2">h</text:span><text:span text:style-name="_36_2">i</text:span><text:span text:style-name="_31_8">n</text:span><text:span text:style-name="_33_9">g</text:span><text:span text:style-name="_35_1"> </text:span><text:span text:style-name="_32_4">o</text:span><text:span text:style-name="_33_3">r</text:span><text:span text:style-name="_35_1"> </text:span><text:span text:style-name="_39_">h</text:span><text:span text:style-name="_33_3">a</text:span><text:span text:style-name="_35_9">s</text:span><text:span text:style-name="_31_"> </text:span><text:span text:style-name="_34_9">"</text:span><text:span text:style-name="_35_8">l</text:span><text:span text:style-name="_37_">e</text:span><text:span text:style-name="_34_2">a</text:span><text:span text:style-name="_36_0">r</text:span><text:span text:style-name="_31_4">n</text:span><text:span text:style-name="_33_9">t</text:span><text:span text:style-name="_35_1"> </text:span><text:span text:style-name="_32_4">i</text:span><text:span text:style-name="_34_3">t</text:span><text:span text:style-name="_35_1"> </text:span><text:span text:style-name="_32_5">p</text:span><text:span text:style-name="_33_3">a</text:span><text:span text:style-name="_35_9">r</text:span><text:span text:style-name="_31_5">r</text:span><text:span text:style-name="_35_0">o</text:span><text:span text:style-name="_36_4">t</text:span><text:span text:style-name="_31_"> </text:span><text:span text:style-name="_33_2">f</text:span><text:span text:style-name="_36_9">a</text:span><text:span text:style-name="_31_2">s</text:span><text:span text:style-name="_33_8">h</text:span><text:span text:style-name="_37_0">i</text:span><text:span text:style-name="_32_5">o</text:span><text:span text:style-name="_34_3">n</text:span><text:span text:style-name="_36_7">.</text:span><text:span text:style-name="_31_9">"</text:span><text:span text:style-name="_32_6"> </text:span><text:span text:style-name="_36_3">L</text:span><text:span text:style-name="_32_5">e</text:span><text:span text:style-name="_34_7">t</text:span><text:span text:style-name="_35_1"> </text:span><text:span text:style-name="_31_8">u</text:span><text:span text:style-name="_33_3">s</text:span><text:span text:style-name="_35_1"> </text:span><text:span text:style-name="_31_4">l</text:span><text:span text:style-name="_34_2">i</text:span><text:span text:style-name="_36_5">s</text:span><text:span text:style-name="_31_3">t</text:span><text:span text:style-name="_34_0">e</text:span><text:span text:style-name="_37_2">n</text:span><text:span text:style-name="_31_"> </text:span><text:span text:style-name="_34_0">i</text:span><text:span text:style-name="_36_5">n</text:span><text:span text:style-name="_31_"> </text:span><text:span text:style-name="_34_5">t</text:span><text:span text:style-name="_36_3">o</text:span><text:span text:style-name="_31_"> </text:span><text:span text:style-name="_34_7">a</text:span><text:span text:style-name="_35_1"> </text:span><text:span text:style-name="_31_8">p</text:span><text:span text:style-name="_33_9">a</text:span><text:span text:style-name="_37_3">r</text:span><text:span text:style-name="_31_8">t</text:span><text:span text:style-name="_32_6"> </text:span><text:span text:style-name="_37_5">o</text:span><text:span text:style-name="_32_2">f</text:span><text:span text:style-name="_32_6"> </text:span><text:span text:style-name="_37_5">s</text:span><text:span text:style-name="_39_">u</text:span><text:span text:style-name="_33_7">c</text:span><text:span text:style-name="_36_3">h</text:span><text:span text:style-name="_31_"> </text:span><text:span text:style-name="_34_9">a</text:span><text:span text:style-name="_35_1"> </text:span><text:span text:style-name="_31_5">v</text:span><text:span text:style-name="_34_4">i</text:span><text:span text:style-name="_35_8">v</text:span><text:span text:style-name="_31_8">a</text:span><text:span text:style-name="_32_6"> </text:span><text:span text:style-name="_37_4">v</text:span><text:span text:style-name="_31_5">o</text:span><text:span text:style-name="_33_2">c</text:span><text:span text:style-name="_37_5">e</text:span><text:span text:style-name="_32_2">:</text:span></text:p>
      <text:p text:style-name="P1"><text:soft-page-break/><text:span text:style-name="_35_9">I</text:span><text:span text:style-name="_38_">n</text:span><text:span text:style-name="_34_4">t</text:span><text:span text:style-name="_35_8">e</text:span><text:span text:style-name="_31_8">r</text:span><text:span text:style-name="_33_7">r</text:span><text:span text:style-name="_36_8">o</text:span><text:span text:style-name="_32_4">g</text:span><text:span text:style-name="_34_7">a</text:span><text:span text:style-name="_36_5">t</text:span><text:span text:style-name="_31_5">o</text:span><text:span text:style-name="_35_0">r</text:span><text:span text:style-name="_37_5">:</text:span><text:span text:style-name="_31_"> </text:span><text:span text:style-name="_34_5">I</text:span><text:span text:style-name="_36_4">n</text:span><text:span text:style-name="_31_"> </text:span><text:span text:style-name="_34_0">t</text:span><text:span text:style-name="_36_9">h</text:span><text:span text:style-name="_31_8">e</text:span><text:span text:style-name="_32_6"> </text:span><text:span text:style-name="_35_9">f</text:span><text:span text:style-name="_31_8">i</text:span><text:span text:style-name="_34_0">r</text:span><text:span text:style-name="_36_5">s</text:span><text:span text:style-name="_31_8">t</text:span><text:span text:style-name="_32_6"> </text:span><text:span text:style-name="_35_8">l</text:span><text:span text:style-name="_32_3">i</text:span><text:span text:style-name="_34_7">n</text:span><text:span text:style-name="_35_7">e</text:span><text:span text:style-name="_31_"> </text:span><text:span text:style-name="_33_9">o</text:span><text:span text:style-name="_35_7">f</text:span><text:span text:style-name="_31_"> </text:span><text:span text:style-name="_34_0">y</text:span><text:span text:style-name="_35_7">o</text:span><text:span text:style-name="_32_0">u</text:span><text:span text:style-name="_33_2">r</text:span><text:span text:style-name="_35_1"> </text:span><text:span text:style-name="_31_9">s</text:span><text:span text:style-name="_33_3">o</text:span><text:span text:style-name="_36_8">n</text:span><text:span text:style-name="_37_">n</text:span><text:span text:style-name="_34_8">e</text:span><text:span text:style-name="_36_5">t</text:span><text:span text:style-name="_31_"> </text:span><text:span text:style-name="_34_4">w</text:span><text:span text:style-name="_37_3">h</text:span><text:span text:style-name="_31_8">i</text:span><text:span text:style-name="_34_0">c</text:span><text:span text:style-name="_35_8">h</text:span><text:span text:style-name="_31_"> </text:span><text:span text:style-name="_34_8">r</text:span><text:span text:style-name="_36_8">e</text:span><text:span text:style-name="_32_4">a</text:span><text:span text:style-name="_34_9">d</text:span><text:span text:style-name="_37_4">s</text:span><text:span text:style-name="_31_"> </text:span><text:span text:style-name="_33_9">"</text:span><text:span text:style-name="_36_4">S</text:span><text:span text:style-name="_31_5">h</text:span><text:span text:style-name="_34_3">a</text:span><text:span text:style-name="_36_4">l</text:span><text:span text:style-name="_31_4">l</text:span><text:span text:style-name="_32_6"> </text:span><text:span text:style-name="_36_9">I</text:span><text:span text:style-name="_31_"> </text:span><text:span text:style-name="_34_8">c</text:span><text:span text:style-name="_36_5">o</text:span><text:span text:style-name="_31_0">m</text:span><text:span text:style-name="_34_4">p</text:span><text:span text:style-name="_36_7">a</text:span><text:span text:style-name="_38_">r</text:span><text:span text:style-name="_33_7">e</text:span><text:span text:style-name="_35_1"> </text:span><text:span text:style-name="_32_3">t</text:span><text:span text:style-name="_33_4">h</text:span><text:span text:style-name="_36_7">e</text:span><text:span text:style-name="_37_">e</text:span><text:span text:style-name="_32_6"> </text:span><text:span text:style-name="_37_0">t</text:span><text:span text:style-name="_32_4">o</text:span><text:span text:style-name="_32_6"> </text:span><text:span text:style-name="_37_4">a</text:span><text:span text:style-name="_31_"> </text:span><text:span text:style-name="_33_3">s</text:span><text:span text:style-name="_36_7">u</text:span><text:span text:style-name="_31_8">m</text:span><text:span text:style-name="_33_3">m</text:span><text:span text:style-name="_36_5">e</text:span><text:span text:style-name="_38_">r</text:span><text:span text:style-name="_33_8">'</text:span><text:span text:style-name="_36_9">s</text:span><text:span text:style-name="_31_"> </text:span><text:span text:style-name="_34_9">d</text:span><text:span text:style-name="_36_2">a</text:span><text:span text:style-name="_32_4">y</text:span><text:span text:style-name="_34_8">,</text:span><text:span text:style-name="_35_9">"</text:span><text:span text:style-name="_31_"> </text:span><text:span text:style-name="_35_0">w</text:span><text:span text:style-name="_36_4">o</text:span><text:span text:style-name="_31_2">u</text:span><text:span text:style-name="_33_3">l</text:span><text:span text:style-name="_36_3">d</text:span><text:span text:style-name="_31_"> </text:span><text:span text:style-name="_34_5">n</text:span><text:span text:style-name="_36_4">o</text:span><text:span text:style-name="_37_">t</text:span><text:span text:style-name="_32_6"> </text:span><text:span text:style-name="_36_4">"</text:span><text:span text:style-name="_32_3">a</text:span><text:span text:style-name="_32_6"> </text:span><text:span text:style-name="_36_5">s</text:span><text:span text:style-name="_39_">p</text:span><text:span text:style-name="_34_4">r</text:span><text:span text:style-name="_36_3">i</text:span><text:span text:style-name="_32_3">n</text:span><text:span text:style-name="_34_8">g</text:span><text:span text:style-name="_35_1"> </text:span><text:span text:style-name="_32_5">d</text:span><text:span text:style-name="_33_9">a</text:span><text:span text:style-name="_37_3">y</text:span><text:span text:style-name="_39_">"</text:span><text:span text:style-name="_32_6"> </text:span><text:span text:style-name="_36_8">d</text:span><text:span text:style-name="_31_2">o</text:span><text:span text:style-name="_32_6"> </text:span><text:span text:style-name="_37_3">a</text:span><text:span text:style-name="_39_">s</text:span><text:span text:style-name="_32_6"> </text:span><text:span text:style-name="_36_7">w</text:span><text:span text:style-name="_31_8">e</text:span><text:span text:style-name="_33_7">l</text:span><text:span text:style-name="_37_2">l</text:span><text:span text:style-name="_31_"> </text:span><text:span text:style-name="_34_7">o</text:span><text:span text:style-name="_36_4">r</text:span><text:span text:style-name="_31_"> </text:span><text:span text:style-name="_34_2">b</text:span><text:span text:style-name="_36_0">e</text:span><text:span text:style-name="_31_0">t</text:span><text:span text:style-name="_34_4">t</text:span><text:span text:style-name="_36_4">e</text:span><text:span text:style-name="_31_7">r</text:span><text:span text:style-name="_35_0">?</text:span></text:p>
      <text:p text:style-name="P1"><text:span text:style-name="_31_5">W</text:span><text:span text:style-name="_34_7">i</text:span><text:span text:style-name="_35_8">t</text:span><text:span text:style-name="_37_">n</text:span><text:span text:style-name="_34_4">e</text:span><text:span text:style-name="_35_8">s</text:span><text:span text:style-name="_31_2">s</text:span><text:span text:style-name="_34_8">:</text:span><text:span text:style-name="_35_1"> </text:span><text:span text:style-name="_31_9">I</text:span><text:span text:style-name="_34_2">t</text:span><text:span text:style-name="_35_1"> </text:span><text:span text:style-name="_31_5">w</text:span><text:span text:style-name="_34_0">o</text:span><text:span text:style-name="_36_2">u</text:span><text:span text:style-name="_31_3">l</text:span><text:span text:style-name="_34_8">d</text:span><text:span text:style-name="_36_2">n</text:span><text:span text:style-name="_37_">'</text:span><text:span text:style-name="_34_4">t</text:span><text:span text:style-name="_35_1"> </text:span><text:span text:style-name="_38_">s</text:span><text:span text:style-name="_33_3">c</text:span><text:span text:style-name="_37_5">a</text:span><text:span text:style-name="_31_7">n</text:span><text:span text:style-name="_34_8">.</text:span></text:p>
      <text:p text:style-name="P1"><text:span text:style-name="_31_5">I</text:span><text:span text:style-name="_34_9">n</text:span><text:span text:style-name="_36_7">t</text:span><text:span text:style-name="_31_0">e</text:span><text:span text:style-name="_33_3">r</text:span><text:span text:style-name="_37_0">r</text:span><text:span text:style-name="_32_2">o</text:span><text:span text:style-name="_33_5">g</text:span><text:span text:style-name="_36_8">a</text:span><text:span text:style-name="_32_0">t</text:span><text:span text:style-name="_34_8">o</text:span><text:span text:style-name="_36_0">r</text:span><text:span text:style-name="_31_7">:</text:span><text:span text:style-name="_32_6"> </text:span><text:span text:style-name="_36_4">H</text:span><text:span text:style-name="_32_5">o</text:span><text:span text:style-name="_34_4">w</text:span><text:span text:style-name="_35_1"> </text:span><text:span text:style-name="_38_">a</text:span><text:span text:style-name="_34_8">b</text:span><text:span text:style-name="_35_7">o</text:span><text:span text:style-name="_32_2">u</text:span><text:span text:style-name="_33_9">t</text:span><text:span text:style-name="_35_1"> </text:span><text:span text:style-name="_31_7">"</text:span><text:span text:style-name="_34_0">a</text:span><text:span text:style-name="_35_1"> </text:span><text:span text:style-name="_32_0">w</text:span><text:span text:style-name="_33_7">i</text:span><text:span text:style-name="_36_5">n</text:span><text:span text:style-name="_31_8">t</text:span><text:span text:style-name="_33_5">e</text:span><text:span text:style-name="_37_0">r</text:span><text:span text:style-name="_31_9">'</text:span><text:span text:style-name="_34_4">s</text:span><text:span text:style-name="_35_1"> </text:span><text:span text:style-name="_32_2">d</text:span><text:span text:style-name="_33_8">a</text:span><text:span text:style-name="_37_2">y</text:span><text:span text:style-name="_39_">,</text:span><text:span text:style-name="_33_7">"</text:span><text:span text:style-name="_35_1"> </text:span><text:span text:style-name="_39_">T</text:span><text:span text:style-name="_34_0">h</text:span><text:span text:style-name="_37_3">a</text:span><text:span text:style-name="_31_3">t</text:span><text:span text:style-name="_32_6"> </text:span><text:span text:style-name="_36_4">w</text:span><text:span text:style-name="_38_">o</text:span><text:span text:style-name="_34_0">u</text:span><text:span text:style-name="_36_8">l</text:span><text:span text:style-name="_31_8">d</text:span><text:span text:style-name="_32_6"> </text:span><text:span text:style-name="_37_3">s</text:span><text:span text:style-name="_31_0">c</text:span><text:span text:style-name="_33_2">a</text:span><text:span text:style-name="_36_2">n</text:span><text:span text:style-name="_31_"> </text:span><text:span text:style-name="_34_0">a</text:span><text:span text:style-name="_36_4">l</text:span><text:span text:style-name="_31_7">l</text:span><text:span text:style-name="_32_6"> </text:span><text:span text:style-name="_35_9">r</text:span><text:span text:style-name="_31_7">i</text:span><text:span text:style-name="_33_8">g</text:span><text:span text:style-name="_36_0">h</text:span><text:span text:style-name="_31_0">t</text:span><text:span text:style-name="_35_0">.</text:span></text:p>
      <text:p text:style-name="P1"><text:span text:style-name="_38_">W</text:span><text:span text:style-name="_34_8">i</text:span><text:span text:style-name="_36_7">t</text:span><text:span text:style-name="_31_2">n</text:span><text:span text:style-name="_33_4">e</text:span><text:span text:style-name="_36_3">s</text:span><text:span text:style-name="_32_3">s</text:span><text:span text:style-name="_33_9">:</text:span><text:span text:style-name="_35_1"> </text:span><text:span text:style-name="_32_0">Y</text:span><text:span text:style-name="_33_9">e</text:span><text:span text:style-name="_36_9">s</text:span><text:span text:style-name="_31_7">,</text:span><text:span text:style-name="_32_6"> </text:span><text:span text:style-name="_36_9">b</text:span><text:span text:style-name="_32_0">u</text:span><text:span text:style-name="_34_5">t</text:span><text:span text:style-name="_35_1"> </text:span><text:span text:style-name="_31_7">n</text:span><text:span text:style-name="_34_3">o</text:span><text:span text:style-name="_36_4">b</text:span><text:span text:style-name="_32_5">o</text:span><text:span text:style-name="_35_0">d</text:span><text:span text:style-name="_37_2">y</text:span><text:span text:style-name="_31_"> </text:span><text:span text:style-name="_34_5">w</text:span><text:span text:style-name="_37_2">a</text:span><text:span text:style-name="_32_2">n</text:span><text:span text:style-name="_34_4">t</text:span><text:span text:style-name="_37_4">s</text:span><text:span text:style-name="_31_"> </text:span><text:span text:style-name="_34_7">t</text:span><text:span text:style-name="_35_8">o</text:span><text:span text:style-name="_31_"> </text:span><text:span text:style-name="_34_3">b</text:span><text:span text:style-name="_37_4">e</text:span><text:span text:style-name="_31_"> </text:span><text:span text:style-name="_33_2">c</text:span><text:span text:style-name="_36_5">o</text:span><text:span text:style-name="_32_4">m</text:span><text:span text:style-name="_33_7">p</text:span><text:span text:style-name="_36_9">a</text:span><text:span text:style-name="_31_0">r</text:span><text:span text:style-name="_34_0">e</text:span><text:span text:style-name="_35_8">d</text:span><text:span text:style-name="_31_"> </text:span><text:span text:style-name="_34_3">t</text:span><text:span text:style-name="_35_9">o</text:span><text:span text:style-name="_31_"> </text:span><text:span text:style-name="_34_0">a</text:span><text:span text:style-name="_35_1"> </text:span><text:span text:style-name="_31_0">w</text:span><text:span text:style-name="_33_5">i</text:span><text:span text:style-name="_37_5">n</text:span><text:span text:style-name="_31_3">t</text:span><text:span text:style-name="_34_8">e</text:span><text:span text:style-name="_35_9">r</text:span><text:span text:style-name="_32_4">'</text:span><text:span text:style-name="_33_8">s</text:span><text:span text:style-name="_35_1"> </text:span><text:span text:style-name="_31_4">d</text:span><text:span text:style-name="_35_0">a</text:span><text:span text:style-name="_35_8">y</text:span><text:span text:style-name="_32_3">.</text:span></text:p>
      <text:p text:style-name="P1"><text:span text:style-name="_36_4">I</text:span><text:span text:style-name="_32_5">n</text:span><text:span text:style-name="_33_2">t</text:span><text:span text:style-name="_37_2">e</text:span><text:span text:style-name="_32_3">r</text:span><text:span text:style-name="_33_3">r</text:span><text:span text:style-name="_37_2">o</text:span><text:span text:style-name="_39_">g</text:span><text:span text:style-name="_33_9">a</text:span><text:span text:style-name="_35_9">t</text:span><text:span text:style-name="_31_4">o</text:span><text:span text:style-name="_35_0">r</text:span><text:span text:style-name="_36_9">:</text:span><text:span text:style-name="_31_"> </text:span><text:span text:style-name="_34_9">W</text:span><text:span text:style-name="_37_2">o</text:span><text:span text:style-name="_31_5">u</text:span><text:span text:style-name="_34_0">l</text:span><text:span text:style-name="_36_4">d</text:span><text:span text:style-name="_31_"> </text:span><text:span text:style-name="_33_4">y</text:span><text:span text:style-name="_37_3">o</text:span><text:span text:style-name="_31_7">u</text:span><text:span text:style-name="_32_6"> </text:span><text:span text:style-name="_37_2">s</text:span><text:span text:style-name="_32_3">a</text:span><text:span text:style-name="_34_5">y</text:span><text:span text:style-name="_35_1"> </text:span><text:span text:style-name="_31_0">M</text:span><text:span text:style-name="_33_9">r</text:span><text:span text:style-name="_36_4">.</text:span><text:span text:style-name="_31_"> </text:span><text:span text:style-name="_33_2">P</text:span><text:span text:style-name="_36_2">i</text:span><text:span text:style-name="_31_8">c</text:span><text:span text:style-name="_34_3">k</text:span><text:span text:style-name="_36_2">w</text:span><text:span text:style-name="_31_3">i</text:span><text:span text:style-name="_33_4">c</text:span><text:span text:style-name="_35_8">k</text:span><text:span text:style-name="_31_"> </text:span><text:span text:style-name="_33_4">r</text:span><text:span text:style-name="_36_4">e</text:span><text:span text:style-name="_31_7">m</text:span><text:span text:style-name="_33_9">i</text:span><text:span text:style-name="_35_7">n</text:span><text:span text:style-name="_31_4">d</text:span><text:span text:style-name="_33_4">e</text:span><text:span text:style-name="_36_0">d</text:span><text:span text:style-name="_31_"> </text:span><text:span text:style-name="_34_0">y</text:span><text:span text:style-name="_37_5">o</text:span><text:span text:style-name="_32_4">u</text:span><text:span text:style-name="_32_6"> </text:span><text:span text:style-name="_36_2">o</text:span><text:span text:style-name="_39_">f</text:span><text:span text:style-name="_32_6"> </text:span><text:span text:style-name="_36_5">C</text:span><text:span text:style-name="_31_8">h</text:span><text:span text:style-name="_34_5">r</text:span><text:span text:style-name="_35_7">i</text:span><text:span text:style-name="_31_4">s</text:span><text:span text:style-name="_34_2">t</text:span><text:span text:style-name="_36_9">m</text:span><text:span text:style-name="_39_">a</text:span><text:span text:style-name="_34_4">s</text:span><text:span text:style-name="_35_7">?</text:span></text:p>
      <text:p text:style-name="P1"><text:span text:style-name="_34_5">W</text:span><text:span text:style-name="_35_7">i</text:span><text:span text:style-name="_32_5">t</text:span><text:span text:style-name="_34_8">n</text:span><text:span text:style-name="_37_3">e</text:span><text:span text:style-name="_32_3">s</text:span><text:span text:style-name="_33_7">s</text:span><text:span text:style-name="_36_4">:</text:span><text:span text:style-name="_31_"> </text:span><text:span text:style-name="_34_3">I</text:span><text:span text:style-name="_37_0">n</text:span><text:span text:style-name="_31_"> </text:span><text:span text:style-name="_35_0">a</text:span><text:span text:style-name="_35_1"> </text:span><text:span text:style-name="_32_4">w</text:span><text:span text:style-name="_33_5">a</text:span><text:span text:style-name="_37_5">y</text:span><text:span text:style-name="_32_3">.</text:span></text:p>
      <text:p text:style-name="P1"><text:span text:style-name="_36_2">I</text:span><text:span text:style-name="_39_">n</text:span><text:span text:style-name="_33_3">t</text:span><text:span text:style-name="_35_8">e</text:span><text:span text:style-name="_31_9">r</text:span><text:span text:style-name="_33_5">r</text:span><text:span text:style-name="_36_3">o</text:span><text:span text:style-name="_31_4">g</text:span><text:span text:style-name="_34_0">a</text:span><text:span text:style-name="_35_8">t</text:span><text:span text:style-name="_31_5">o</text:span><text:span text:style-name="_34_9">r</text:span><text:span text:style-name="_36_5">:</text:span><text:span text:style-name="_31_"> </text:span><text:span text:style-name="_33_7">Y</text:span><text:span text:style-name="_36_8">e</text:span><text:span text:style-name="_32_2">t</text:span><text:span text:style-name="_32_6"> </text:span><text:span text:style-name="_37_0">C</text:span><text:span text:style-name="_31_4">h</text:span><text:span text:style-name="_35_0">r</text:span><text:span text:style-name="_36_4">i</text:span><text:span text:style-name="_31_3">s</text:span><text:span text:style-name="_34_9">t</text:span><text:span text:style-name="_37_2">m</text:span><text:span text:style-name="_31_4">a</text:span><text:span text:style-name="_33_4">s</text:span><text:span text:style-name="_35_1"> </text:span><text:span text:style-name="_31_3">i</text:span><text:span text:style-name="_33_3">s</text:span><text:span text:style-name="_35_1"> </text:span><text:span text:style-name="_32_5">a</text:span><text:span text:style-name="_32_6"> </text:span><text:span text:style-name="_36_9">w</text:span><text:span text:style-name="_31_7">i</text:span><text:span text:style-name="_34_9">n</text:span><text:span text:style-name="_37_0">t</text:span><text:span text:style-name="_32_2">e</text:span><text:span text:style-name="_34_7">r</text:span><text:span text:style-name="_37_3">'</text:span><text:span text:style-name="_38_">s</text:span><text:span text:style-name="_32_6"> </text:span><text:span text:style-name="_37_3">d</text:span><text:span text:style-name="_39_">a</text:span><text:span text:style-name="_34_3">y</text:span><text:span text:style-name="_36_2">,</text:span><text:span text:style-name="_31_"> </text:span><text:span text:style-name="_34_3">a</text:span><text:span text:style-name="_35_9">n</text:span><text:span text:style-name="_32_5">d</text:span><text:span text:style-name="_32_6"> </text:span><text:span text:style-name="_36_2">I</text:span><text:span text:style-name="_31_"> </text:span><text:span text:style-name="_34_0">d</text:span><text:span text:style-name="_36_2">o</text:span><text:span text:style-name="_31_"> </text:span><text:span text:style-name="_34_4">n</text:span><text:span text:style-name="_37_2">o</text:span><text:span text:style-name="_38_">t</text:span><text:span text:style-name="_32_6"> </text:span><text:span text:style-name="_36_5">t</text:span><text:span text:style-name="_32_5">h</text:span><text:span text:style-name="_34_7">i</text:span><text:span text:style-name="_36_0">n</text:span><text:span text:style-name="_31_5">k</text:span><text:span text:style-name="_32_6"> </text:span><text:span text:style-name="_35_7">M</text:span><text:span text:style-name="_31_9">r</text:span><text:span text:style-name="_34_0">.</text:span><text:span text:style-name="_35_1"> </text:span><text:span text:style-name="_31_4">P</text:span><text:span text:style-name="_34_4">i</text:span><text:span text:style-name="_37_2">c</text:span><text:span text:style-name="_31_0">k</text:span><text:span text:style-name="_34_8">w</text:span><text:span text:style-name="_36_4">i</text:span><text:span text:style-name="_32_5">c</text:span><text:span text:style-name="_33_8">k</text:span><text:span text:style-name="_35_1"> </text:span><text:span text:style-name="_31_2">w</text:span><text:span text:style-name="_34_2">o</text:span><text:span text:style-name="_37_0">u</text:span><text:span text:style-name="_32_5">l</text:span><text:span text:style-name="_34_7">d</text:span><text:span text:style-name="_35_1"> </text:span><text:span text:style-name="_31_3">m</text:span><text:span text:style-name="_35_0">i</text:span><text:span text:style-name="_35_8">n</text:span><text:span text:style-name="_38_">d</text:span><text:span text:style-name="_32_6"> </text:span><text:span text:style-name="_37_2">t</text:span><text:span text:style-name="_31_4">h</text:span><text:span text:style-name="_34_8">e</text:span><text:span text:style-name="_35_1"> </text:span><text:span text:style-name="_32_5">c</text:span><text:span text:style-name="_33_4">o</text:span><text:span text:style-name="_37_4">m</text:span><text:span text:style-name="_32_2">p</text:span><text:span text:style-name="_33_7">a</text:span><text:span text:style-name="_37_0">r</text:span><text:span text:style-name="_31_0">i</text:span><text:span text:style-name="_34_3">s</text:span><text:span text:style-name="_37_2">o</text:span><text:span text:style-name="_31_3">n</text:span><text:span text:style-name="_33_2">.</text:span></text:p>
      <text:p text:style-name="P1"><text:span text:style-name="_31_4">W</text:span><text:span text:style-name="_33_3">i</text:span><text:span text:style-name="_37_4">t</text:span><text:span text:style-name="_31_5">n</text:span><text:span text:style-name="_33_3">e</text:span><text:span text:style-name="_35_8">s</text:span><text:span text:style-name="_37_">s</text:span><text:span text:style-name="_34_0">:</text:span><text:span text:style-name="_35_1"> </text:span><text:span text:style-name="_31_8">I</text:span><text:span text:style-name="_32_6"> </text:span><text:span text:style-name="_35_7">d</text:span><text:span text:style-name="_31_0">o</text:span><text:span text:style-name="_33_3">n</text:span><text:span text:style-name="_36_2">'</text:span><text:span text:style-name="_39_">t</text:span><text:span text:style-name="_32_6"> </text:span><text:span text:style-name="_37_0">t</text:span><text:span text:style-name="_32_2">h</text:span><text:span text:style-name="_33_9">i</text:span><text:span text:style-name="_35_9">n</text:span><text:span text:style-name="_31_0">k</text:span><text:span text:style-name="_32_6"> </text:span><text:span text:style-name="_35_7">y</text:span><text:span text:style-name="_31_5">o</text:span><text:span text:style-name="_33_9">u</text:span><text:span text:style-name="_35_7">'</text:span><text:span text:style-name="_31_8">r</text:span><text:span text:style-name="_35_0">e</text:span><text:span text:style-name="_35_1"> </text:span><text:span text:style-name="_38_">s</text:span><text:span text:style-name="_34_5">e</text:span><text:span text:style-name="_37_3">r</text:span><text:span text:style-name="_32_0">i</text:span><text:span text:style-name="_34_5">o</text:span><text:span text:style-name="_36_8">u</text:span><text:span text:style-name="_32_2">s</text:span><text:span text:style-name="_34_3">.</text:span><text:span text:style-name="_35_1"> </text:span><text:span text:style-name="_32_0">B</text:span><text:span text:style-name="_33_8">y</text:span><text:span text:style-name="_35_1"> </text:span><text:span text:style-name="_32_5">a</text:span><text:span text:style-name="_32_6"> </text:span><text:span text:style-name="_36_7">w</text:span><text:span text:style-name="_31_9">i</text:span><text:span text:style-name="_33_2">n</text:span><text:span text:style-name="_36_8">t</text:span><text:span text:style-name="_32_5">e</text:span><text:span text:style-name="_35_0">r</text:span><text:span text:style-name="_37_3">'</text:span><text:span text:style-name="_31_4">s</text:span><text:span text:style-name="_32_6"> </text:span><text:span text:style-name="_35_9">d</text:span><text:span text:style-name="_31_0">a</text:span><text:span text:style-name="_33_4">y</text:span><text:span text:style-name="_35_1"> </text:span><text:span text:style-name="_32_5">o</text:span><text:span text:style-name="_33_5">n</text:span><text:span text:style-name="_36_5">e</text:span><text:span text:style-name="_31_"> </text:span><text:span text:style-name="_33_7">m</text:span><text:span text:style-name="_37_2">e</text:span><text:span text:style-name="_37_">a</text:span><text:span text:style-name="_34_7">n</text:span><text:span text:style-name="_37_5">s</text:span><text:span text:style-name="_31_"> </text:span><text:span text:style-name="_34_4">a</text:span><text:span text:style-name="_35_1"> </text:span><text:span text:style-name="_32_2">t</text:span><text:span text:style-name="_34_7">y</text:span><text:span text:style-name="_36_9">p</text:span><text:span text:style-name="_32_2">i</text:span><text:span text:style-name="_33_8">c</text:span><text:span text:style-name="_37_4">a</text:span><text:span text:style-name="_31_7">l</text:span><text:span text:style-name="_32_6"> </text:span><text:span text:style-name="_37_2">w</text:span><text:span text:style-name="_38_">i</text:span><text:span text:style-name="_34_3">n</text:span><text:span text:style-name="_35_7">t</text:span><text:span text:style-name="_32_3">e</text:span><text:span text:style-name="_34_8">r</text:span><text:span text:style-name="_36_3">'</text:span><text:span text:style-name="_31_2">s</text:span><text:span text:style-name="_32_6"> </text:span><text:span text:style-name="_36_2">d</text:span><text:span text:style-name="_31_3">a</text:span><text:span text:style-name="_33_9">y</text:span><text:span text:style-name="_35_8">,</text:span><text:span text:style-name="_31_"> </text:span><text:span text:style-name="_33_2">r</text:span><text:span text:style-name="_36_0">a</text:span><text:span text:style-name="_31_0">t</text:span><text:span text:style-name="_33_2">h</text:span><text:span text:style-name="_37_0">e</text:span><text:span text:style-name="_32_4">r</text:span><text:span text:style-name="_32_6"> </text:span><text:span text:style-name="_35_9">t</text:span><text:span text:style-name="_39_">h</text:span><text:span text:style-name="_33_8">a</text:span><text:span text:style-name="_36_9">n</text:span><text:span text:style-name="_31_"> </text:span><text:span text:style-name="_34_4">a</text:span><text:span text:style-name="_35_1"> </text:span><text:span text:style-name="_31_4">s</text:span><text:span text:style-name="_34_5">p</text:span><text:span text:style-name="_36_0">e</text:span><text:span text:style-name="_31_9">c</text:span><text:span text:style-name="_34_5">i</text:span><text:span text:style-name="_37_2">a</text:span><text:span text:style-name="_31_8">l</text:span><text:span text:style-name="_32_6"> </text:span><text:span text:style-name="_36_0">o</text:span><text:span text:style-name="_31_0">n</text:span><text:span text:style-name="_35_0">e</text:span><text:span text:style-name="_35_1"> </text:span><text:span text:style-name="_39_">l</text:span><text:span text:style-name="_33_4">i</text:span><text:span text:style-name="_36_2">k</text:span><text:span text:style-name="_31_7">e</text:span><text:span text:style-name="_32_6"> </text:span><text:span text:style-name="_37_0">C</text:span><text:span text:style-name="_37_">h</text:span><text:span text:style-name="_34_4">r</text:span><text:span text:style-name="_37_2">i</text:span><text:span text:style-name="_31_3">s</text:span><text:span text:style-name="_34_4">t</text:span><text:span text:style-name="_37_0">m</text:span><text:span text:style-name="_32_5">a</text:span><text:span text:style-name="_33_8">s</text:span><text:span text:style-name="_37_5">.</text:span></text:p>
      <text:p text:style-name="P1"><text:span text:style-name="_34_5">A</text:span><text:span text:style-name="_37_4">n</text:span><text:span text:style-name="_31_8">d</text:span><text:span text:style-name="_32_6"> </text:span><text:span text:style-name="_37_4">s</text:span><text:span text:style-name="_31_3">o</text:span><text:span text:style-name="_32_6"> </text:span><text:span text:style-name="_37_4">o</text:span><text:span text:style-name="_31_2">n</text:span><text:span text:style-name="_33_7">,</text:span><text:span text:style-name="_35_1"> </text:span><text:span text:style-name="_31_2">W</text:span><text:span text:style-name="_34_3">h</text:span><text:span text:style-name="_36_2">a</text:span><text:span text:style-name="_38_">t</text:span><text:span text:style-name="_32_6"> </text:span><text:span text:style-name="_37_4">w</text:span><text:span text:style-name="_39_">o</text:span><text:span text:style-name="_34_8">u</text:span><text:span text:style-name="_37_4">l</text:span><text:span text:style-name="_31_9">d</text:span><text:span text:style-name="_32_6"> </text:span><text:span text:style-name="_36_2">P</text:span><text:span text:style-name="_31_8">r</text:span><text:span text:style-name="_34_2">o</text:span><text:span text:style-name="_35_8">f</text:span><text:span text:style-name="_37_">e</text:span><text:span text:style-name="_33_3">s</text:span><text:span text:style-name="_36_5">s</text:span><text:span text:style-name="_32_0">o</text:span><text:span text:style-name="_34_9">r</text:span><text:span text:style-name="_35_1"> </text:span><text:span text:style-name="_32_4">J</text:span><text:span text:style-name="_33_2">e</text:span><text:span text:style-name="_37_0">f</text:span><text:span text:style-name="_31_4">f</text:span><text:span text:style-name="_34_3">e</text:span><text:span text:style-name="_36_5">r</text:span><text:span text:style-name="_32_4">s</text:span><text:span text:style-name="_34_3">o</text:span><text:span text:style-name="_36_3">n</text:span><text:span text:style-name="_31_"> </text:span><text:span text:style-name="_33_7">s</text:span><text:span text:style-name="_35_8">a</text:span><text:span text:style-name="_31_8">y</text:span><text:span text:style-name="_32_6"> </text:span><text:span text:style-name="_36_0">i</text:span><text:span text:style-name="_31_9">f</text:span><text:span text:style-name="_32_6"> </text:span><text:span text:style-name="_37_2">t</text:span><text:span text:style-name="_31_2">h</text:span><text:span text:style-name="_35_0">e</text:span><text:span text:style-name="_35_1"> </text:span><text:span text:style-name="_32_3">s</text:span><text:span text:style-name="_33_2">o</text:span><text:span text:style-name="_35_7">n</text:span><text:span text:style-name="_31_7">n</text:span><text:span text:style-name="_33_7">e</text:span><text:span text:style-name="_36_2">t</text:span>-<text:span text:style-name="_34_2">w</text:span><text:span text:style-name="_35_9">r</text:span><text:span text:style-name="_31_9">i</text:span><text:span text:style-name="_34_5">t</text:span><text:span text:style-name="_35_8">i</text:span><text:span text:style-name="_32_2">n</text:span><text:span text:style-name="_33_2">g</text:span><text:span text:style-name="_35_1"> </text:span><text:span text:style-name="_38_">m</text:span><text:span text:style-name="_34_0">a</text:span><text:span text:style-name="_35_9">c</text:span><text:span text:style-name="_31_5">h</text:span><text:span text:style-name="_34_5">i</text:span><text:span text:style-name="_37_5">n</text:span><text:span text:style-name="_31_2">e</text:span><text:span text:style-name="_32_6"> </text:span><text:span text:style-name="_36_5">w</text:span><text:span text:style-name="_38_">a</text:span><text:span text:style-name="_34_3">s</text:span><text:span text:style-name="_35_1"> </text:span><text:span text:style-name="_31_8">a</text:span><text:span text:style-name="_35_0">b</text:span><text:span text:style-name="_37_4">l</text:span><text:span text:style-name="_32_2">e</text:span><text:span text:style-name="_32_6"> </text:span><text:span text:style-name="_35_7">t</text:span><text:span text:style-name="_31_9">o</text:span><text:span text:style-name="_32_6"> </text:span><text:span text:style-name="_37_0">a</text:span><text:span text:style-name="_32_2">n</text:span><text:span text:style-name="_34_7">s</text:span><text:span text:style-name="_36_8">w</text:span><text:span text:style-name="_32_5">e</text:span><text:span text:style-name="_34_0">r</text:span><text:span text:style-name="_35_1"> </text:span><text:span text:style-name="_38_">l</text:span><text:span text:style-name="_34_8">i</text:span><text:span text:style-name="_37_0">k</text:span><text:span text:style-name="_32_4">e</text:span><text:span text:style-name="_32_6"> </text:span><text:span text:style-name="_37_5">t</text:span><text:span text:style-name="_32_4">h</text:span><text:span text:style-name="_34_8">i</text:span><text:span text:style-name="_36_8">s</text:span><text:span text:style-name="_31_"> </text:span><text:span text:style-name="_34_4">i</text:span><text:span text:style-name="_36_9">n</text:span><text:span text:style-name="_31_"> </text:span><text:span text:style-name="_34_5">t</text:span><text:span text:style-name="_35_9">h</text:span><text:span text:style-name="_39_">e</text:span><text:span text:style-name="_32_6"> </text:span><text:span text:style-name="_36_0">v</text:span><text:span text:style-name="_31_3">i</text:span><text:span text:style-name="_33_9">v</text:span><text:span text:style-name="_37_0">a</text:span><text:span text:style-name="_31_"> </text:span><text:span text:style-name="_34_9">v</text:span><text:span text:style-name="_36_2">o</text:span><text:span text:style-name="_31_9">c</text:span><text:span text:style-name="_33_5">e</text:span><text:span text:style-name="_35_9">?</text:span><text:span text:style-name="_31_"> </text:span><text:span text:style-name="_33_7">I</text:span><text:span text:style-name="_35_1"> </text:span><text:span text:style-name="_31_5">d</text:span><text:span text:style-name="_34_3">o</text:span><text:span text:style-name="_35_1"> </text:span><text:span text:style-name="_31_8">n</text:span><text:span text:style-name="_35_0">o</text:span><text:span text:style-name="_35_7">t</text:span><text:span text:style-name="_31_"> </text:span><text:span text:style-name="_33_5">k</text:span><text:span text:style-name="_37_0">n</text:span><text:span text:style-name="_31_7">o</text:span><text:span text:style-name="_34_3">w</text:span><text:span text:style-name="_35_1"> </text:span><text:span text:style-name="_31_9">w</text:span><text:span text:style-name="_34_9">h</text:span><text:span text:style-name="_36_9">e</text:span><text:span text:style-name="_32_4">t</text:span><text:span text:style-name="_34_2">h</text:span><text:span text:style-name="_37_3">e</text:span><text:span text:style-name="_32_5">r</text:span><text:span text:style-name="_32_6"> </text:span><text:span text:style-name="_36_8">h</text:span><text:span text:style-name="_39_">e</text:span><text:span text:style-name="_32_6"> </text:span><text:span text:style-name="_37_3">w</text:span><text:span text:style-name="_39_">o</text:span><text:span text:style-name="_33_5">u</text:span><text:span text:style-name="_37_5">l</text:span><text:span text:style-name="_38_">d</text:span><text:span text:style-name="_32_6"> </text:span><text:span text:style-name="_36_2">r</text:span><text:span text:style-name="_32_0">e</text:span><text:span text:style-name="_34_8">g</text:span><text:span text:style-name="_36_7">a</text:span><text:span text:style-name="_31_5">r</text:span><text:span text:style-name="_33_8">d</text:span><text:span text:style-name="_35_1"> </text:span><text:span text:style-name="_32_4">t</text:span><text:span text:style-name="_33_7">h</text:span><text:span text:style-name="_37_4">e</text:span><text:span text:style-name="_31_"> </text:span><text:span text:style-name="_33_3">m</text:span><text:span text:style-name="_36_7">a</text:span><text:span text:style-name="_32_5">c</text:span><text:span text:style-name="_34_3">h</text:span><text:span text:style-name="_35_9">i</text:span><text:span text:style-name="_31_0">n</text:span><text:span text:style-name="_34_2">e</text:span><text:span text:style-name="_35_1"> </text:span><text:span text:style-name="_31_5">a</text:span><text:span text:style-name="_34_9">s</text:span><text:span text:style-name="_35_1"> </text:span><text:span text:style-name="_31_8">"</text:span><text:span text:style-name="_34_9">m</text:span><text:span text:style-name="_36_0">e</text:span><text:span text:style-name="_32_0">r</text:span><text:span text:style-name="_34_9">e</text:span><text:span text:style-name="_36_7">l</text:span><text:span text:style-name="_31_3">y</text:span><text:span text:style-name="_32_6"> </text:span><text:span text:style-name="_37_5">a</text:span><text:span text:style-name="_37_">r</text:span><text:span text:style-name="_34_3">t</text:span><text:span text:style-name="_35_7">i</text:span><text:span text:style-name="_31_8">f</text:span><text:span text:style-name="_34_9">i</text:span><text:span text:style-name="_37_0">c</text:span><text:span text:style-name="_32_3">i</text:span><text:span text:style-name="_34_7">a</text:span><text:span text:style-name="_36_3">l</text:span><text:span text:style-name="_37_">l</text:span><text:span text:style-name="_33_8">y</text:span><text:span text:style-name="_35_1"> </text:span><text:span text:style-name="_31_3">s</text:span><text:span text:style-name="_33_4">i</text:span><text:span text:style-name="_37_4">g</text:span><text:span text:style-name="_31_3">n</text:span><text:span text:style-name="_34_4">a</text:span><text:span text:style-name="_36_9">l</text:span><text:span text:style-name="_31_3">l</text:span><text:span text:style-name="_33_3">i</text:span><text:span text:style-name="_36_3">n</text:span><text:span text:style-name="_32_0">g</text:span><text:span text:style-name="_34_2">"</text:span><text:span text:style-name="_35_1"> </text:span><text:span text:style-name="_31_2">t</text:span><text:span text:style-name="_34_3">h</text:span><text:span text:style-name="_37_0">e</text:span><text:span text:style-name="_32_3">s</text:span><text:span text:style-name="_33_2">e</text:span><text:span text:style-name="_35_1"> </text:span><text:span text:style-name="_38_">a</text:span><text:span text:style-name="_33_4">n</text:span><text:span text:style-name="_36_2">s</text:span><text:span text:style-name="_32_3">w</text:span><text:span text:style-name="_34_7">e</text:span><text:span text:style-name="_36_5">r</text:span><text:span text:style-name="_32_0">s</text:span><text:span text:style-name="_33_4">,</text:span><text:span text:style-name="_35_1"> </text:span><text:span text:style-name="_31_8">b</text:span><text:span text:style-name="_35_0">u</text:span><text:span text:style-name="_35_8">t</text:span><text:span text:style-name="_31_"> </text:span><text:span text:style-name="_33_3">i</text:span><text:span text:style-name="_37_2">f</text:span><text:span text:style-name="_31_"> </text:span><text:span text:style-name="_33_8">t</text:span><text:span text:style-name="_35_7">h</text:span><text:span text:style-name="_31_2">e</text:span><text:span text:style-name="_32_6"> </text:span><text:span text:style-name="_37_0">a</text:span><text:span text:style-name="_31_2">n</text:span><text:span text:style-name="_35_0">s</text:span><text:span text:style-name="_36_4">w</text:span><text:span text:style-name="_32_3">e</text:span><text:span text:style-name="_33_3">r</text:span><text:span text:style-name="_37_0">s</text:span><text:span text:style-name="_31_"> </text:span><text:span text:style-name="_33_9">w</text:span><text:span text:style-name="_37_5">e</text:span><text:span text:style-name="_32_2">r</text:span><text:span text:style-name="_34_8">e</text:span><text:span text:style-name="_35_1"> </text:span><text:span text:style-name="_32_0">a</text:span><text:span text:style-name="_33_8">s</text:span><text:span text:style-name="_35_1"> </text:span><text:span text:style-name="_31_9">s</text:span><text:span text:style-name="_34_4">a</text:span><text:span text:style-name="_36_2">t</text:span><text:span text:style-name="_31_2">i</text:span><text:span text:style-name="_34_8">s</text:span><text:span text:style-name="_36_5">f</text:span><text:span text:style-name="_32_0">a</text:span><text:span text:style-name="_33_9">c</text:span><text:span text:style-name="_37_4">t</text:span><text:span text:style-name="_38_">o</text:span><text:span text:style-name="_33_9">r</text:span><text:span text:style-name="_36_9">y</text:span><text:span text:style-name="_31_"> </text:span><text:span text:style-name="_33_8">a</text:span><text:span text:style-name="_37_2">n</text:span><text:span text:style-name="_31_4">d</text:span><text:span text:style-name="_32_6"> </text:span><text:span text:style-name="_37_2">s</text:span><text:span text:style-name="_31_8">u</text:span><text:span text:style-name="_34_4">s</text:span><text:span text:style-name="_35_9">t</text:span><text:span text:style-name="_32_5">a</text:span><text:span text:style-name="_34_9">i</text:span><text:span text:style-name="_36_8">n</text:span><text:span text:style-name="_31_5">e</text:span><text:span text:style-name="_34_4">d</text:span><text:span text:style-name="_35_1"> </text:span><text:span text:style-name="_32_3">a</text:span><text:span text:style-name="_33_8">s</text:span><text:span text:style-name="_35_1"> </text:span><text:span text:style-name="_31_9">i</text:span><text:span text:style-name="_34_4">n</text:span><text:span text:style-name="_35_1"> </text:span><text:span text:style-name="_39_">t</text:span><text:span text:style-name="_34_0">h</text:span><text:span text:style-name="_36_7">e</text:span><text:span text:style-name="_31_"> </text:span><text:span text:style-name="_34_4">a</text:span><text:span text:style-name="_35_7">b</text:span><text:span text:style-name="_32_0">o</text:span><text:span text:style-name="_35_0">v</text:span><text:span text:style-name="_37_3">e</text:span><text:span text:style-name="_31_"> </text:span><text:span text:style-name="_33_4">p</text:span><text:span text:style-name="_35_9">a</text:span><text:span text:style-name="_32_0">s</text:span><text:span text:style-name="_33_3">s</text:span><text:span text:style-name="_35_9">a</text:span><text:span text:style-name="_31_5">g</text:span><text:span text:style-name="_34_2">e</text:span><text:span text:style-name="_35_1"> </text:span><text:span text:style-name="_31_8">I</text:span><text:span text:style-name="_32_6"> </text:span><text:span text:style-name="_36_2">d</text:span><text:span text:style-name="_31_9">o</text:span><text:span text:style-name="_32_6"> </text:span><text:span text:style-name="_36_2">n</text:span><text:span text:style-name="_32_3">o</text:span><text:span text:style-name="_33_7">t</text:span><text:span text:style-name="_35_1"> </text:span><text:span text:style-name="_31_8">t</text:span><text:span text:style-name="_34_4">h</text:span><text:span text:style-name="_36_7">i</text:span><text:span text:style-name="_32_4">n</text:span><text:span text:style-name="_33_3">k</text:span><text:span text:style-name="_35_1"> </text:span><text:span text:style-name="_37_">h</text:span><text:span text:style-name="_33_7">e</text:span><text:span text:style-name="_35_1"> </text:span><text:span text:style-name="_32_3">w</text:span><text:span text:style-name="_34_2">o</text:span><text:span text:style-name="_36_4">u</text:span><text:span text:style-name="_31_5">l</text:span><text:span text:style-name="_34_8">d</text:span><text:span text:style-name="_35_1"> </text:span><text:span text:style-name="_31_9">d</text:span><text:span text:style-name="_33_7">e</text:span><text:span text:style-name="_37_3">s</text:span><text:span text:style-name="_32_0">c</text:span><text:span text:style-name="_34_7">r</text:span><text:span text:style-name="_36_8">i</text:span><text:span text:style-name="_32_5">b</text:span><text:span text:style-name="_34_8">e</text:span><text:span text:style-name="_35_1"> </text:span><text:span text:style-name="_31_3">i</text:span><text:span text:style-name="_34_4">t</text:span><text:span text:style-name="_35_1"> </text:span><text:span text:style-name="_37_">a</text:span><text:span text:style-name="_34_8">s</text:span><text:span text:style-name="_35_1"> </text:span><text:span text:style-name="_31_2">"</text:span><text:span text:style-name="_33_2">a</text:span><text:span text:style-name="_36_3">n</text:span><text:span text:style-name="_31_"> </text:span><text:span text:style-name="_33_5">e</text:span><text:span text:style-name="_36_8">a</text:span><text:span text:style-name="_31_0">s</text:span><text:span text:style-name="_33_7">y</text:span><text:span text:style-name="_35_1"> </text:span><text:span text:style-name="_31_4">c</text:span><text:span text:style-name="_33_7">o</text:span><text:span text:style-name="_35_8">n</text:span><text:span text:style-name="_32_3">t</text:span><text:span text:style-name="_34_9">r</text:span><text:span text:style-name="_36_5">i</text:span><text:span text:style-name="_32_2">v</text:span><text:span text:style-name="_34_4">a</text:span><text:span text:style-name="_36_5">n</text:span><text:span text:style-name="_39_">c</text:span><text:span text:style-name="_33_7">e</text:span><text:span text:style-name="_35_8">.</text:span><text:span text:style-name="_32_4">"</text:span><text:span text:style-name="_32_6"> </text:span><text:span text:style-name="_37_0">T</text:span><text:span text:style-name="_37_">h</text:span><text:span text:style-name="_35_0">i</text:span><text:span text:style-name="_37_3">s</text:span><text:span text:style-name="_31_"> </text:span><text:span text:style-name="_33_7">p</text:span><text:span text:style-name="_37_2">h</text:span><text:span text:style-name="_32_0">r</text:span><text:span text:style-name="_33_3">a</text:span><text:span text:style-name="_35_8">s</text:span><text:span text:style-name="_31_8">e</text:span><text:span text:style-name="_32_6"> </text:span><text:span text:style-name="_37_0">i</text:span><text:span text:style-name="_37_">s</text:span><text:span text:style-name="_33_4">,</text:span><text:span text:style-name="_35_1"> </text:span><text:span text:style-name="_32_3">I</text:span><text:span text:style-name="_32_6"> </text:span><text:span text:style-name="_37_3">t</text:span><text:span text:style-name="_31_8">h</text:span><text:span text:style-name="_33_7">i</text:span><text:span text:style-name="_37_2">n</text:span><text:span text:style-name="_32_2">k</text:span><text:span text:style-name="_34_2">,</text:span><text:span text:style-name="_35_1"> </text:span><text:span text:style-name="_32_4">i</text:span><text:span text:style-name="_34_3">n</text:span><text:span text:style-name="_35_7">t</text:span><text:span text:style-name="_32_0">e</text:span><text:span text:style-name="_34_7">n</text:span><text:span text:style-name="_36_0">d</text:span><text:span text:style-name="_31_8">e</text:span><text:span text:style-name="_34_9">d</text:span><text:span text:style-name="_35_1"> </text:span><text:span text:style-name="_32_0">t</text:span><text:span text:style-name="_33_2">o</text:span><text:span text:style-name="_35_1"> </text:span><text:span text:style-name="_31_8">c</text:span><text:span text:style-name="_33_2">o</text:span><text:span text:style-name="_36_3">v</text:span><text:span text:style-name="_37_">e</text:span><text:span text:style-name="_33_9">r</text:span><text:span text:style-name="_35_1"> </text:span><text:span text:style-name="_32_4">s</text:span><text:span text:style-name="_33_2">u</text:span><text:span text:style-name="_37_2">c</text:span><text:span text:style-name="_32_5">h</text:span><text:span text:style-name="_32_6"> </text:span><text:span text:style-name="_36_8">d</text:span><text:span text:style-name="_31_5">e</text:span><text:span text:style-name="_33_2">v</text:span><text:span text:style-name="_36_3">i</text:span><text:span text:style-name="_31_5">c</text:span><text:span text:style-name="_35_0">e</text:span><text:span text:style-name="_36_0">s</text:span><text:span text:style-name="_31_"> </text:span><text:span text:style-name="_35_0">a</text:span><text:span text:style-name="_37_4">s</text:span><text:span text:style-name="_31_"> </text:span><text:span text:style-name="_33_2">t</text:span><text:span text:style-name="_37_4">h</text:span><text:span text:style-name="_31_4">e</text:span><text:span text:style-name="_32_6"> </text:span><text:span text:style-name="_37_2">i</text:span><text:span text:style-name="_37_">n</text:span><text:span text:style-name="_34_0">c</text:span><text:span text:style-name="_35_9">l</text:span><text:span text:style-name="_39_">u</text:span><text:span text:style-name="_34_5">s</text:span><text:span text:style-name="_36_9">i</text:span><text:span text:style-name="_31_3">o</text:span><text:span text:style-name="_33_2">n</text:span><text:span text:style-name="_35_1"> </text:span><text:span text:style-name="_31_9">i</text:span><text:span text:style-name="_34_8">n</text:span><text:span text:style-name="_35_1"> </text:span><text:span text:style-name="_32_2">t</text:span><text:span text:style-name="_33_2">h</text:span><text:span text:style-name="_36_0">e</text:span><text:span text:style-name="_31_"> </text:span><text:span text:style-name="_34_0">m</text:span><text:span text:style-name="_36_7">a</text:span><text:span text:style-name="_31_4">c</text:span><text:span text:style-name="_34_8">h</text:span><text:span text:style-name="_36_0">i</text:span><text:span text:style-name="_32_2">n</text:span><text:span text:style-name="_33_2">e</text:span><text:span text:style-name="_35_1"> </text:span><text:span text:style-name="_31_0">o</text:span><text:span text:style-name="_34_2">f</text:span><text:span text:style-name="_35_1"> </text:span><text:span text:style-name="_32_4">a</text:span><text:span text:style-name="_32_6"> </text:span><text:span text:style-name="_36_7">r</text:span><text:span text:style-name="_31_7">e</text:span><text:span text:style-name="_34_4">c</text:span><text:span text:style-name="_35_9">o</text:span><text:span text:style-name="_31_9">r</text:span><text:span text:style-name="_33_7">d</text:span><text:span text:style-name="_35_1"> </text:span><text:span text:style-name="_31_0">o</text:span><text:span text:style-name="_33_9">f</text:span><text:span text:style-name="_35_1"> </text:span><text:span text:style-name="_38_">s</text:span><text:span text:style-name="_35_0">o</text:span><text:span text:style-name="_37_4">m</text:span><text:span text:style-name="_31_0">e</text:span><text:span text:style-name="_33_2">o</text:span><text:span text:style-name="_36_7">n</text:span><text:span text:style-name="_31_0">e</text:span><text:span text:style-name="_32_6"> </text:span><text:span text:style-name="_36_5">r</text:span><text:span text:style-name="_32_4">e</text:span><text:span text:style-name="_33_8">a</text:span><text:span text:style-name="_36_8">d</text:span><text:span text:style-name="_32_0">i</text:span><text:span text:style-name="_35_0">n</text:span><text:span text:style-name="_35_8">g</text:span><text:span text:style-name="_31_"> </text:span><text:span text:style-name="_34_0">a</text:span><text:span text:style-name="_35_1"> </text:span><text:span text:style-name="_31_5">s</text:span><text:span text:style-name="_34_5">o</text:span><text:span text:style-name="_36_7">n</text:span><text:span text:style-name="_32_0">n</text:span><text:span text:style-name="_33_8">e</text:span><text:span text:style-name="_36_7">t</text:span><text:span text:style-name="_31_2">,</text:span><text:span text:style-name="_32_6"> </text:span><text:span text:style-name="_36_8">w</text:span><text:span text:style-name="_31_0">i</text:span><text:span text:style-name="_34_4">t</text:span><text:span text:style-name="_35_8">h</text:span><text:span text:style-name="_31_"> </text:span><text:span text:style-name="_34_9">a</text:span><text:span text:style-name="_36_0">p</text:span><text:span text:style-name="_32_4">p</text:span><text:span text:style-name="_33_9">r</text:span><text:span text:style-name="_35_8">o</text:span><text:span text:style-name="_32_3">p</text:span><text:span text:style-name="_33_7">r</text:span><text:span text:style-name="_35_9">i</text:span><text:span text:style-name="_37_">a</text:span><text:span text:style-name="_35_0">t</text:span><text:span text:style-name="_35_7">e</text:span><text:span text:style-name="_31_"> </text:span><text:span text:style-name="_33_3">s</text:span><text:span text:style-name="_36_5">w</text:span><text:span text:style-name="_37_">i</text:span><text:span text:style-name="_33_4">t</text:span><text:span text:style-name="_35_7">c</text:span><text:span text:style-name="_32_0">h</text:span><text:span text:style-name="_34_4">i</text:span><text:span text:style-name="_35_9">n</text:span><text:span text:style-name="_31_2">g</text:span><text:span text:style-name="_32_6"> </text:span><text:span text:style-name="_37_2">t</text:span><text:span text:style-name="_31_4">o</text:span><text:span text:style-name="_32_6"> </text:span><text:span text:style-name="_36_0">t</text:span><text:span text:style-name="_31_9">u</text:span><text:span text:style-name="_35_0">r</text:span><text:span text:style-name="_35_9">n</text:span><text:span text:style-name="_31_"> </text:span><text:span text:style-name="_33_5">i</text:span><text:span text:style-name="_37_3">t</text:span><text:span text:style-name="_31_"> </text:span><text:span text:style-name="_33_7">o</text:span><text:span text:style-name="_35_9">n</text:span><text:span text:style-name="_31_"> </text:span><text:span text:style-name="_33_2">f</text:span><text:span text:style-name="_37_0">r</text:span><text:span text:style-name="_32_2">o</text:span><text:span text:style-name="_33_2">m</text:span><text:span text:style-name="_35_1"> </text:span><text:span text:style-name="_31_3">t</text:span><text:span text:style-name="_34_4">i</text:span><text:span text:style-name="_35_7">m</text:span><text:span text:style-name="_32_2">e</text:span><text:span text:style-name="_32_6"> </text:span><text:span text:style-name="_36_8">t</text:span><text:span text:style-name="_31_0">o</text:span><text:span text:style-name="_32_6"> </text:span><text:span text:style-name="_36_5">t</text:span><text:span text:style-name="_31_5">i</text:span><text:span text:style-name="_35_0">m</text:span><text:span text:style-name="_35_7">e</text:span><text:span text:style-name="_32_0">.</text:span></text:p>
      <text:p text:style-name="P1"><text:span text:style-name="_36_9">I</text:span><text:span text:style-name="_32_0">n</text:span><text:span text:style-name="_32_6"> </text:span><text:span text:style-name="_36_9">s</text:span><text:span text:style-name="_32_4">h</text:span><text:span text:style-name="_34_9">o</text:span><text:span text:style-name="_35_7">r</text:span><text:span text:style-name="_31_8">t</text:span><text:span text:style-name="_32_6"> </text:span><text:span text:style-name="_36_4">t</text:span><text:span text:style-name="_31_0">h</text:span><text:span text:style-name="_34_2">e</text:span><text:span text:style-name="_37_4">n</text:span><text:span text:style-name="_32_4">,</text:span><text:span text:style-name="_32_6"> </text:span><text:span text:style-name="_36_0">I</text:span><text:span text:style-name="_31_"> </text:span><text:span text:style-name="_34_3">t</text:span><text:span text:style-name="_36_9">h</text:span><text:span text:style-name="_31_9">i</text:span><text:span text:style-name="_33_3">n</text:span><text:span text:style-name="_36_0">k</text:span><text:span text:style-name="_31_"> </text:span><text:span text:style-name="_33_8">t</text:span><text:span text:style-name="_37_2">h</text:span><text:span text:style-name="_39_">a</text:span><text:span text:style-name="_33_4">t</text:span><text:span text:style-name="_35_1"> </text:span><text:span text:style-name="_31_7">m</text:span><text:span text:style-name="_34_2">o</text:span><text:span text:style-name="_37_2">s</text:span><text:span text:style-name="_31_4">t</text:span><text:span text:style-name="_32_6"> </text:span><text:span text:style-name="_36_9">o</text:span><text:span text:style-name="_31_2">f</text:span><text:span text:style-name="_32_6"> </text:span><text:span text:style-name="_35_7">t</text:span><text:span text:style-name="_31_0">h</text:span><text:span text:style-name="_34_8">o</text:span><text:span text:style-name="_35_9">s</text:span><text:span text:style-name="_31_9">e</text:span><text:span text:style-name="_32_6"> </text:span><text:span text:style-name="_36_2">w</text:span><text:span text:style-name="_32_5">h</text:span><text:span text:style-name="_34_2">o</text:span><text:span text:style-name="_35_1"> </text:span><text:span text:style-name="_31_8">s</text:span><text:span text:style-name="_33_4">u</text:span><text:span text:style-name="_35_9">p</text:span><text:span text:style-name="_31_0">p</text:span><text:span text:style-name="_33_8">o</text:span><text:span text:style-name="_35_8">r</text:span><text:span text:style-name="_32_0">t</text:span><text:span text:style-name="_32_6"> </text:span><text:span text:style-name="_36_7">t</text:span><text:span text:style-name="_31_3">h</text:span><text:span text:style-name="_34_3">e</text:span><text:span text:style-name="_35_1"> </text:span><text:span text:style-name="_32_0">a</text:span><text:span text:style-name="_33_4">r</text:span><text:span text:style-name="_35_9">g</text:span><text:span text:style-name="_31_5">u</text:span><text:span text:style-name="_33_5">m</text:span><text:span text:style-name="_37_2">e</text:span><text:span text:style-name="_32_4">n</text:span><text:span text:style-name="_33_4">t</text:span><text:span text:style-name="_35_1"> </text:span><text:span text:style-name="_31_8">f</text:span><text:span text:style-name="_33_3">r</text:span><text:span text:style-name="_37_4">o</text:span><text:span text:style-name="_31_5">m</text:span><text:span text:style-name="_32_6"> </text:span><text:span text:style-name="_36_8">c</text:span><text:span text:style-name="_31_4">o</text:span><text:span text:style-name="_33_3">n</text:span><text:span text:style-name="_36_8">s</text:span><text:span text:style-name="_32_2">c</text:span><text:span text:style-name="_33_9">i</text:span><text:span text:style-name="_35_8">o</text:span><text:span text:style-name="_38_">u</text:span><text:span text:style-name="_35_0">s</text:span><text:span text:style-name="_36_4">n</text:span><text:span text:style-name="_31_0">e</text:span><text:span text:style-name="_33_4">s</text:span><text:span text:style-name="_35_7">s</text:span><text:span text:style-name="_31_"> </text:span><text:span text:style-name="_34_3">c</text:span><text:span text:style-name="_36_8">o</text:span><text:span text:style-name="_32_3">u</text:span><text:span text:style-name="_34_8">l</text:span><text:span text:style-name="_35_8">d</text:span><text:span text:style-name="_31_"> </text:span><text:span text:style-name="_34_7">b</text:span><text:span text:style-name="_35_7">e</text:span><text:span text:style-name="_31_"> </text:span><text:span text:style-name="_34_4">p</text:span><text:span text:style-name="_36_4">e</text:span><text:span text:style-name="_31_7">r</text:span><text:span text:style-name="_33_9">s</text:span><text:span text:style-name="_36_5">u</text:span><text:span text:style-name="_32_5">a</text:span><text:span text:style-name="_33_4">d</text:span><text:span text:style-name="_36_0">e</text:span><text:span text:style-name="_31_3">d</text:span><text:span text:style-name="_32_6"> </text:span><text:span text:style-name="_37_3">t</text:span><text:span text:style-name="_31_2">o</text:span><text:span text:style-name="_32_6"> </text:span><text:span text:style-name="_36_4">a</text:span><text:span text:style-name="_31_5">b</text:span><text:span text:style-name="_34_5">a</text:span><text:span text:style-name="_36_4">n</text:span><text:span text:style-name="_37_">d</text:span><text:span text:style-name="_34_7">o</text:span><text:span text:style-name="_36_0">n</text:span><text:span text:style-name="_31_"> </text:span><text:span text:style-name="_33_3">i</text:span><text:span text:style-name="_36_2">t</text:span><text:span text:style-name="_31_"> </text:span><text:span text:style-name="_33_5">r</text:span><text:span text:style-name="_36_4">a</text:span><text:span text:style-name="_32_0">t</text:span><text:span text:style-name="_34_4">h</text:span><text:span text:style-name="_36_2">e</text:span><text:span text:style-name="_39_">r</text:span><text:span text:style-name="_32_6"> </text:span><text:span text:style-name="_36_3">t</text:span><text:span text:style-name="_32_5">h</text:span><text:span text:style-name="_34_0">a</text:span><text:span text:style-name="_37_2">n</text:span><text:span text:style-name="_31_"> </text:span><text:span text:style-name="_34_9">b</text:span><text:span text:style-name="_36_2">e</text:span><text:span text:style-name="_31_"> </text:span><text:span text:style-name="_35_0">f</text:span><text:span text:style-name="_36_8">o</text:span><text:span text:style-name="_31_5">r</text:span><text:span text:style-name="_33_3">c</text:span><text:span text:style-name="_37_3">e</text:span><text:span text:style-name="_31_0">d</text:span><text:span text:style-name="_32_6"> </text:span><text:span text:style-name="_36_3">i</text:span><text:span text:style-name="_32_4">n</text:span><text:span text:style-name="_33_5">t</text:span><text:span text:style-name="_37_0">o</text:span><text:span text:style-name="_31_"> </text:span><text:span text:style-name="_34_2">t</text:span><text:span text:style-name="_35_8">h</text:span><text:span text:style-name="_32_2">e</text:span><text:span text:style-name="_32_6"> </text:span><text:span text:style-name="_37_0">s</text:span><text:span text:style-name="_32_2">o</text:span><text:span text:style-name="_34_0">l</text:span><text:span text:style-name="_37_4">i</text:span><text:span text:style-name="_31_2">p</text:span><text:span text:style-name="_34_9">s</text:span><text:span text:style-name="_36_2">i</text:span><text:span text:style-name="_31_5">s</text:span><text:span text:style-name="_34_5">t</text:span><text:span text:style-name="_35_1"> </text:span><text:span text:style-name="_31_4">p</text:span><text:span text:style-name="_33_7">o</text:span><text:span text:style-name="_36_9">s</text:span><text:span text:style-name="_31_2">i</text:span><text:span text:style-name="_33_7">t</text:span><text:span text:style-name="_36_8">i</text:span><text:span text:style-name="_39_">o</text:span><text:span text:style-name="_34_0">n</text:span><text:span text:style-name="_36_2">.</text:span><text:span text:style-name="_31_"> </text:span><text:span text:style-name="_33_4">T</text:span><text:span text:style-name="_36_2">h</text:span><text:span text:style-name="_31_4">e</text:span><text:span text:style-name="_34_8">y</text:span><text:span text:style-name="_35_1"> </text:span><text:span text:style-name="_39_">w</text:span><text:span text:style-name="_34_0">i</text:span><text:span text:style-name="_36_9">l</text:span><text:span text:style-name="_31_8">l</text:span><text:span text:style-name="_32_6"> </text:span><text:span text:style-name="_35_8">t</text:span><text:span text:style-name="_31_3">h</text:span><text:span text:style-name="_34_5">e</text:span><text:span text:style-name="_36_9">n</text:span><text:span text:style-name="_31_"> </text:span><text:span text:style-name="_33_4">p</text:span><text:span text:style-name="_36_7">r</text:span><text:span text:style-name="_37_">o</text:span><text:span text:style-name="_34_9">b</text:span><text:span text:style-name="_36_2">a</text:span><text:span text:style-name="_31_2">b</text:span><text:span text:style-name="_35_0">l</text:span><text:span text:style-name="_37_5">y</text:span><text:span text:style-name="_31_"> </text:span><text:span text:style-name="_34_5">b</text:span><text:span text:style-name="_37_2">e</text:span><text:span text:style-name="_31_"> </text:span><text:span text:style-name="_33_5">w</text:span><text:span text:style-name="_37_2">i</text:span><text:span text:style-name="_31_3">l</text:span><text:span text:style-name="_33_2">l</text:span><text:span text:style-name="_36_0">i</text:span><text:span text:style-name="_31_7">n</text:span><text:span text:style-name="_35_0">g</text:span><text:span text:style-name="_35_1"> </text:span><text:span text:style-name="_32_3">t</text:span><text:span text:style-name="_35_0">o</text:span><text:span text:style-name="_35_1"> </text:span><text:span text:style-name="_31_8">a</text:span><text:span text:style-name="_33_9">c</text:span><text:span text:style-name="_37_5">c</text:span><text:span text:style-name="_31_0">e</text:span><text:span text:style-name="_35_0">p</text:span><text:span text:style-name="_36_5">t</text:span><text:span text:style-name="_31_"> </text:span><text:span text:style-name="_34_9">o</text:span><text:span text:style-name="_36_3">u</text:span><text:span text:style-name="_31_8">r</text:span><text:span text:style-name="_32_6"> </text:span><text:span text:style-name="_35_8">t</text:span><text:span text:style-name="_32_5">e</text:span><text:span text:style-name="_33_7">s</text:span><text:span text:style-name="_37_0">t</text:span><text:span text:style-name="_31_4">.</text:span></text:p>
      <text:p text:style-name="P1"><text:span text:style-name="_35_9">I</text:span><text:span text:style-name="_31_"> </text:span><text:span text:style-name="_33_7">d</text:span><text:span text:style-name="_35_7">o</text:span><text:span text:style-name="_31_"> </text:span><text:span text:style-name="_34_3">n</text:span><text:span text:style-name="_36_3">o</text:span><text:span text:style-name="_31_7">t</text:span><text:span text:style-name="_32_6"> </text:span><text:span text:style-name="_36_9">w</text:span><text:span text:style-name="_39_">i</text:span><text:span text:style-name="_33_7">s</text:span><text:span text:style-name="_36_8">h</text:span><text:span text:style-name="_31_"> </text:span><text:span text:style-name="_33_8">t</text:span><text:span text:style-name="_36_3">o</text:span><text:span text:style-name="_31_"> </text:span><text:span text:style-name="_34_7">g</text:span><text:span text:style-name="_37_4">i</text:span><text:span text:style-name="_31_7">v</text:span><text:span text:style-name="_35_0">e</text:span><text:span text:style-name="_35_1"> </text:span><text:span text:style-name="_31_7">t</text:span><text:span text:style-name="_33_4">h</text:span><text:span text:style-name="_36_4">e</text:span><text:span text:style-name="_31_"> </text:span><text:span text:style-name="_34_9">i</text:span><text:span text:style-name="_36_4">m</text:span><text:span text:style-name="_39_">p</text:span><text:span text:style-name="_34_5">r</text:span><text:span text:style-name="_35_8">e</text:span><text:span text:style-name="_31_0">s</text:span><text:span text:style-name="_34_9">s</text:span><text:span text:style-name="_36_8">i</text:span><text:span text:style-name="_38_">o</text:span><text:span text:style-name="_35_0">n</text:span><text:span text:style-name="_35_1"> </text:span><text:span text:style-name="_31_8">t</text:span><text:span text:style-name="_33_8">h</text:span><text:span text:style-name="_36_7">a</text:span><text:span text:style-name="_31_5">t</text:span><text:span text:style-name="_32_6"> </text:span><text:span text:style-name="_36_7">I</text:span><text:span text:style-name="_31_"> </text:span><text:span text:style-name="_33_4">t</text:span><text:span text:style-name="_36_9">h</text:span><text:span text:style-name="_31_5">i</text:span><text:span text:style-name="_34_3">n</text:span><text:span text:style-name="_37_2">k</text:span><text:span text:style-name="_31_"> </text:span><text:span text:style-name="_35_0">t</text:span><text:span text:style-name="_35_7">h</text:span><text:span text:style-name="_32_0">e</text:span><text:span text:style-name="_34_9">r</text:span><text:span text:style-name="_36_3">e</text:span><text:span text:style-name="_31_"> </text:span><text:span text:style-name="_34_2">i</text:span><text:span text:style-name="_36_0">s</text:span><text:span text:style-name="_31_"> </text:span><text:span text:style-name="_34_2">n</text:span><text:span text:style-name="_36_5">o</text:span><text:span text:style-name="_31_"> </text:span><text:span text:style-name="_34_7">m</text:span><text:span text:style-name="_36_7">y</text:span><text:span text:style-name="_32_3">s</text:span><text:span text:style-name="_33_9">t</text:span><text:span text:style-name="_37_0">e</text:span><text:span text:style-name="_38_">r</text:span><text:span text:style-name="_34_0">y</text:span><text:span text:style-name="_35_1"> </text:span><text:span text:style-name="_39_">a</text:span><text:span text:style-name="_34_7">b</text:span><text:span text:style-name="_37_4">o</text:span><text:span text:style-name="_32_3">u</text:span><text:span text:style-name="_34_7">t</text:span><text:span text:style-name="_35_1"> </text:span><text:span text:style-name="_32_0">c</text:span><text:span text:style-name="_34_3">o</text:span><text:span text:style-name="_36_9">n</text:span><text:span text:style-name="_31_8">s</text:span><text:span text:style-name="_33_5">c</text:span><text:span text:style-name="_36_5">i</text:span><text:span text:style-name="_37_">o</text:span><text:span text:style-name="_34_0">u</text:span><text:span text:style-name="_37_2">s</text:span><text:span text:style-name="_39_">n</text:span><text:span text:style-name="_33_9">e</text:span><text:span text:style-name="_35_8">s</text:span><text:span text:style-name="_31_2">s</text:span><text:span text:style-name="_34_0">.</text:span><text:span text:style-name="_35_1"> </text:span><text:span text:style-name="_31_0">T</text:span><text:span text:style-name="_35_0">h</text:span><text:span text:style-name="_36_2">e</text:span><text:span text:style-name="_31_7">r</text:span><text:span text:style-name="_34_8">e</text:span><text:span text:style-name="_35_1"> </text:span><text:span text:style-name="_32_3">i</text:span><text:span text:style-name="_33_5">s</text:span><text:span text:style-name="_36_4">,</text:span><text:span text:style-name="_31_"> </text:span><text:span text:style-name="_34_8">f</text:span><text:span text:style-name="_37_3">o</text:span><text:span text:style-name="_31_5">r</text:span><text:span text:style-name="_32_6"> </text:span><text:span text:style-name="_36_2">i</text:span><text:span text:style-name="_32_5">n</text:span><text:span text:style-name="_33_9">s</text:span><text:span text:style-name="_36_5">t</text:span><text:span text:style-name="_32_4">a</text:span><text:span text:style-name="_33_7">n</text:span><text:span text:style-name="_36_4">c</text:span><text:span text:style-name="_31_9">e</text:span><text:span text:style-name="_34_8">,</text:span><text:span text:style-name="_35_1"> </text:span><text:span text:style-name="_32_4">s</text:span><text:span text:style-name="_34_0">o</text:span><text:span text:style-name="_36_4">m</text:span><text:span text:style-name="_31_2">e</text:span><text:span text:style-name="_34_4">t</text:span><text:span text:style-name="_36_5">h</text:span><text:span text:style-name="_31_0">i</text:span><text:span text:style-name="_33_3">n</text:span><text:span text:style-name="_37_3">g</text:span><text:span text:style-name="_31_"> </text:span><text:span text:style-name="_34_8">o</text:span><text:span text:style-name="_35_8">f</text:span><text:span text:style-name="_31_"> </text:span><text:span text:style-name="_34_8">a</text:span><text:span text:style-name="_35_1"> </text:span><text:span text:style-name="_31_8">p</text:span><text:span text:style-name="_34_5">a</text:span><text:span text:style-name="_37_4">r</text:span><text:span text:style-name="_31_9">a</text:span><text:span text:style-name="_35_0">d</text:span><text:span text:style-name="_36_4">o</text:span><text:span text:style-name="_32_3">x</text:span><text:span text:style-name="_32_6"> </text:span><text:span text:style-name="_36_4">c</text:span><text:span text:style-name="_39_">o</text:span><text:span text:style-name="_34_2">n</text:span><text:span text:style-name="_37_2">n</text:span><text:span text:style-name="_31_8">e</text:span><text:span text:style-name="_34_0">c</text:span><text:span text:style-name="_37_2">t</text:span><text:span text:style-name="_31_5">e</text:span><text:span text:style-name="_34_8">d</text:span><text:span text:style-name="_35_1"> </text:span><text:span text:style-name="_31_2">w</text:span><text:span text:style-name="_33_2">i</text:span><text:span text:style-name="_36_4">t</text:span><text:span text:style-name="_31_4">h</text:span><text:span text:style-name="_32_6"> </text:span><text:span text:style-name="_37_5">a</text:span><text:span text:style-name="_31_8">n</text:span><text:span text:style-name="_33_7">y</text:span><text:span text:style-name="_35_1"> </text:span><text:span text:style-name="_31_0">a</text:span><text:span text:style-name="_34_9">t</text:span><text:span text:style-name="_36_8">t</text:span><text:span text:style-name="_31_7">e</text:span><text:span text:style-name="_33_4">m</text:span><text:span text:style-name="_36_7">p</text:span><text:span text:style-name="_31_2">t</text:span><text:span text:style-name="_32_6"> </text:span><text:span text:style-name="_36_4">t</text:span><text:span text:style-name="_31_0">o</text:span><text:span text:style-name="_32_6"> </text:span><text:span text:style-name="_36_2">l</text:span><text:span text:style-name="_31_7">o</text:span><text:span text:style-name="_33_9">c</text:span><text:span text:style-name="_36_7">a</text:span><text:span text:style-name="_31_8">l</text:span><text:span text:style-name="_33_2">i</text:span><text:span text:style-name="_37_0">s</text:span><text:span text:style-name="_37_">e</text:span><text:span text:style-name="_32_6"> </text:span><text:span text:style-name="_36_7">i</text:span><text:span text:style-name="_38_">t</text:span><text:span text:style-name="_33_7">.</text:span><text:span text:style-name="_35_1"> </text:span><text:span text:style-name="_31_7">B</text:span><text:span text:style-name="_34_3">u</text:span><text:span text:style-name="_37_4">t</text:span><text:span text:style-name="_31_"> </text:span><text:span text:style-name="_34_8">I</text:span><text:span text:style-name="_35_1"> </text:span><text:span text:style-name="_31_4">d</text:span><text:span text:style-name="_34_4">o</text:span><text:span text:style-name="_35_1"> </text:span><text:span text:style-name="_31_7">n</text:span><text:span text:style-name="_34_9">o</text:span><text:span text:style-name="_36_2">t</text:span><text:span text:style-name="_31_"> </text:span><text:span text:style-name="_33_9">t</text:span><text:span text:style-name="_36_2">h</text:span><text:span text:style-name="_32_0">i</text:span><text:span text:style-name="_34_3">n</text:span><text:span text:style-name="_36_3">k</text:span><text:span text:style-name="_31_"> </text:span><text:span text:style-name="_33_9">t</text:span><text:span text:style-name="_37_5">h</text:span><text:span text:style-name="_31_3">e</text:span><text:span text:style-name="_35_0">s</text:span><text:span text:style-name="_37_4">e</text:span><text:span text:style-name="_31_"> </text:span><text:span text:style-name="_34_4">m</text:span><text:span text:style-name="_36_9">y</text:span><text:span text:style-name="_38_">s</text:span><text:span text:style-name="_34_3">t</text:span><text:span text:style-name="_36_0">e</text:span><text:span text:style-name="_31_8">r</text:span><text:span text:style-name="_34_7">i</text:span><text:span text:style-name="_36_3">e</text:span><text:span text:style-name="_31_8">s</text:span><text:span text:style-name="_32_6"> </text:span><text:span text:style-name="_35_9">n</text:span><text:span text:style-name="_32_3">e</text:span><text:span text:style-name="_33_9">c</text:span><text:span text:style-name="_36_3">e</text:span><text:span text:style-name="_31_0">s</text:span><text:span text:style-name="_33_5">s</text:span><text:span text:style-name="_35_8">a</text:span><text:span text:style-name="_32_4">r</text:span><text:span text:style-name="_33_4">i</text:span><text:span text:style-name="_37_5">l</text:span><text:span text:style-name="_39_">y</text:span><text:span text:style-name="_32_6"> </text:span><text:span text:style-name="_36_9">n</text:span><text:span text:style-name="_31_4">e</text:span><text:span text:style-name="_34_5">e</text:span><text:span text:style-name="_36_2">d</text:span><text:span text:style-name="_31_"> </text:span><text:span text:style-name="_33_4">t</text:span><text:span text:style-name="_37_2">o</text:span><text:span text:style-name="_31_"> </text:span><text:span text:style-name="_33_9">b</text:span><text:span text:style-name="_36_7">e</text:span><text:span text:style-name="_31_"> </text:span><text:span text:style-name="_34_8">s</text:span><text:span text:style-name="_35_7">o</text:span><text:span text:style-name="_32_0">l</text:span><text:span text:style-name="_33_8">v</text:span><text:span text:style-name="_36_0">e</text:span><text:span text:style-name="_31_3">d</text:span><text:span text:style-name="_32_6"> </text:span><text:span text:style-name="_37_0">b</text:span><text:span text:style-name="_31_3">e</text:span><text:span text:style-name="_33_7">f</text:span><text:span text:style-name="_36_8">o</text:span><text:span text:style-name="_38_">r</text:span><text:span text:style-name="_33_5">e</text:span><text:span text:style-name="_35_1"> </text:span><text:span text:style-name="_31_9">w</text:span><text:span text:style-name="_34_0">e</text:span><text:span text:style-name="_35_1"> </text:span><text:span text:style-name="_31_9">c</text:span><text:span text:style-name="_34_5">a</text:span><text:span text:style-name="_37_2">n</text:span><text:span text:style-name="_31_"> </text:span><text:span text:style-name="_34_7">a</text:span><text:span text:style-name="_35_8">n</text:span><text:span text:style-name="_31_4">s</text:span><text:span text:style-name="_33_4">w</text:span><text:span text:style-name="_36_5">e</text:span><text:span text:style-name="_31_4">r</text:span><text:span text:style-name="_32_6"> </text:span><text:span text:style-name="_36_5">t</text:span><text:span text:style-name="_37_">h</text:span><text:span text:style-name="_34_2">e</text:span><text:span text:style-name="_35_1"> </text:span><text:span text:style-name="_32_3">q</text:span><text:span text:style-name="_33_4">u</text:span><text:span text:style-name="_36_7">e</text:span><text:span text:style-name="_32_0">s</text:span><text:span text:style-name="_33_5">t</text:span><text:span text:style-name="_35_9">i</text:span><text:span text:style-name="_31_4">o</text:span><text:span text:style-name="_34_2">n</text:span><text:span text:style-name="_35_1"> </text:span><text:span text:style-name="_31_2">w</text:span><text:span text:style-name="_34_4">i</text:span><text:span text:style-name="_36_8">t</text:span><text:span text:style-name="_31_7">h</text:span><text:span text:style-name="_32_6"> </text:span><text:span text:style-name="_36_8">w</text:span><text:span text:style-name="_31_9">h</text:span><text:span text:style-name="_33_9">i</text:span><text:span text:style-name="_36_5">c</text:span><text:span text:style-name="_38_">h</text:span><text:span text:style-name="_32_6"> </text:span><text:span text:style-name="_36_2">w</text:span><text:span text:style-name="_31_3">e</text:span><text:span text:style-name="_32_6"> </text:span><text:span text:style-name="_36_0">a</text:span><text:span text:style-name="_32_4">r</text:span><text:span text:style-name="_34_0">e</text:span><text:span text:style-name="_35_1"> </text:span><text:span text:style-name="_31_7">c</text:span><text:span text:style-name="_35_0">o</text:span><text:span text:style-name="_36_9">n</text:span><text:span text:style-name="_31_3">c</text:span><text:span text:style-name="_35_0">e</text:span><text:span text:style-name="_36_9">r</text:span><text:span text:style-name="_31_2">n</text:span><text:span text:style-name="_34_8">e</text:span><text:span text:style-name="_37_5">d</text:span><text:span text:style-name="_31_"> </text:span><text:span text:style-name="_34_4">i</text:span><text:span text:style-name="_37_4">n</text:span><text:span text:style-name="_31_"> </text:span><text:span text:style-name="_35_0">t</text:span><text:span text:style-name="_36_5">h</text:span><text:span text:style-name="_38_">i</text:span><text:span text:style-name="_33_3">s</text:span><text:span text:style-name="_35_1"> </text:span><text:span text:style-name="_31_7">p</text:span><text:span text:style-name="_34_5">a</text:span><text:span text:style-name="_35_8">p</text:span><text:span text:style-name="_37_">e</text:span><text:span text:style-name="_34_2">r</text:span><text:span text:style-name="_37_3">.</text:span></text:p>
      <text:p text:style-name="P1"><text:span text:style-name="_34_9">(</text:span><text:span text:style-name="_37_0">5</text:span><text:span text:style-name="_32_3">)</text:span><text:span text:style-name="_32_6"> </text:span><text:span text:style-name="_36_5">A</text:span><text:span text:style-name="_37_">r</text:span><text:span text:style-name="_34_9">g</text:span><text:span text:style-name="_36_4">u</text:span><text:span text:style-name="_31_7">m</text:span><text:span text:style-name="_33_2">e</text:span><text:span text:style-name="_35_8">n</text:span><text:span text:style-name="_32_2">t</text:span><text:span text:style-name="_33_9">s</text:span><text:span text:style-name="_35_1"> </text:span><text:span text:style-name="_32_4">f</text:span><text:span text:style-name="_34_5">r</text:span><text:span text:style-name="_36_0">o</text:span><text:span text:style-name="_31_0">m</text:span><text:span text:style-name="_32_6"> </text:span><text:span text:style-name="_36_3">V</text:span><text:span text:style-name="_32_5">a</text:span><text:span text:style-name="_34_5">r</text:span><text:span text:style-name="_37_0">i</text:span><text:span text:style-name="_32_0">o</text:span><text:span text:style-name="_33_5">u</text:span><text:span text:style-name="_36_8">s</text:span><text:span text:style-name="_31_"> </text:span><text:span text:style-name="_34_0">D</text:span><text:span text:style-name="_37_5">i</text:span><text:span text:style-name="_31_9">s</text:span><text:span text:style-name="_34_2">a</text:span><text:span text:style-name="_36_9">b</text:span><text:span text:style-name="_31_8">i</text:span><text:span text:style-name="_35_0">l</text:span><text:span text:style-name="_36_0">i</text:span><text:span text:style-name="_31_3">t</text:span><text:span text:style-name="_33_4">i</text:span><text:span text:style-name="_36_8">e</text:span><text:span text:style-name="_32_2">s</text:span></text:p>
      <text:p text:style-name="P1"><text:span text:style-name="_36_0">T</text:span><text:span text:style-name="_31_5">h</text:span><text:span text:style-name="_33_9">e</text:span><text:span text:style-name="_36_2">s</text:span><text:span text:style-name="_31_2">e</text:span><text:span text:style-name="_32_6"> </text:span><text:span text:style-name="_36_5">a</text:span><text:span text:style-name="_31_8">r</text:span><text:span text:style-name="_34_7">g</text:span><text:span text:style-name="_37_3">u</text:span><text:span text:style-name="_37_">m</text:span><text:span text:style-name="_33_8">e</text:span><text:span text:style-name="_37_5">n</text:span><text:span text:style-name="_38_">t</text:span><text:span text:style-name="_34_4">s</text:span><text:span text:style-name="_35_1"> </text:span><text:span text:style-name="_32_0">t</text:span><text:span text:style-name="_33_3">a</text:span><text:span text:style-name="_36_5">k</text:span><text:span text:style-name="_31_3">e</text:span><text:span text:style-name="_32_6"> </text:span><text:span text:style-name="_35_8">t</text:span><text:span text:style-name="_32_0">h</text:span><text:span text:style-name="_33_9">e</text:span><text:span text:style-name="_35_1"> </text:span><text:span text:style-name="_31_4">f</text:span><text:span text:style-name="_33_3">o</text:span><text:span text:style-name="_36_4">r</text:span><text:span text:style-name="_31_7">m</text:span><text:span text:style-name="_33_4">,</text:span><text:span text:style-name="_35_1"> </text:span><text:span text:style-name="_38_">"</text:span><text:span text:style-name="_33_8">I</text:span><text:span text:style-name="_35_1"> </text:span><text:span text:style-name="_31_7">g</text:span><text:span text:style-name="_33_5">r</text:span><text:span text:style-name="_37_0">a</text:span><text:span text:style-name="_32_3">n</text:span><text:span text:style-name="_33_4">t</text:span><text:span text:style-name="_35_1"> </text:span><text:span text:style-name="_31_8">y</text:span><text:span text:style-name="_33_7">o</text:span><text:span text:style-name="_36_8">u</text:span><text:span text:style-name="_31_"> </text:span><text:span text:style-name="_33_5">t</text:span><text:span text:style-name="_36_4">h</text:span><text:span text:style-name="_37_">a</text:span><text:span text:style-name="_33_4">t</text:span><text:span text:style-name="_35_1"> </text:span><text:span text:style-name="_31_8">y</text:span><text:span text:style-name="_33_8">o</text:span><text:span text:style-name="_36_2">u</text:span><text:span text:style-name="_31_"> </text:span><text:span text:style-name="_35_0">c</text:span><text:span text:style-name="_36_7">a</text:span><text:span text:style-name="_32_2">n</text:span><text:span text:style-name="_32_6"> </text:span><text:span text:style-name="_36_5">m</text:span><text:span text:style-name="_31_9">a</text:span><text:span text:style-name="_33_4">k</text:span><text:span text:style-name="_37_4">e</text:span><text:span text:style-name="_31_"> </text:span><text:span text:style-name="_34_0">m</text:span><text:span text:style-name="_37_2">a</text:span><text:span text:style-name="_31_5">c</text:span><text:span text:style-name="_33_5">h</text:span><text:span text:style-name="_36_3">i</text:span><text:span text:style-name="_38_">n</text:span><text:span text:style-name="_33_3">e</text:span><text:span text:style-name="_35_7">s</text:span><text:span text:style-name="_31_"> </text:span><text:span text:style-name="_34_2">d</text:span><text:span text:style-name="_37_5">o</text:span><text:span text:style-name="_31_"> </text:span><text:span text:style-name="_33_4">a</text:span><text:span text:style-name="_35_9">l</text:span><text:span text:style-name="_32_3">l</text:span><text:span text:style-name="_32_6"> </text:span><text:span text:style-name="_36_0">t</text:span><text:span text:style-name="_31_2">h</text:span><text:span text:style-name="_34_9">e</text:span><text:span text:style-name="_35_1"> </text:span><text:span text:style-name="_31_3">t</text:span><text:span text:style-name="_34_4">h</text:span><text:span text:style-name="_36_5">i</text:span><text:span text:style-name="_31_5">n</text:span><text:span text:style-name="_34_2">g</text:span><text:span text:style-name="_36_2">s</text:span><text:span text:style-name="_31_"> </text:span><text:span text:style-name="_33_5">y</text:span><text:span text:style-name="_35_8">o</text:span><text:span text:style-name="_32_0">u</text:span><text:span text:style-name="_32_6"> </text:span><text:span text:style-name="_37_3">h</text:span><text:span text:style-name="_39_">a</text:span><text:span text:style-name="_34_8">v</text:span><text:span text:style-name="_36_0">e</text:span><text:span text:style-name="_31_"> </text:span><text:span text:style-name="_34_4">m</text:span><text:span text:style-name="_36_5">e</text:span><text:span text:style-name="_31_5">n</text:span><text:span text:style-name="_33_4">t</text:span><text:span text:style-name="_36_2">i</text:span><text:span text:style-name="_31_4">o</text:span><text:span text:style-name="_34_2">n</text:span><text:span text:style-name="_37_3">e</text:span><text:span text:style-name="_37_">d</text:span><text:span text:style-name="_32_6"> </text:span><text:span text:style-name="_36_0">b</text:span><text:span text:style-name="_32_3">u</text:span><text:span text:style-name="_33_5">t</text:span><text:span text:style-name="_35_1"> </text:span><text:span text:style-name="_31_9">y</text:span><text:span text:style-name="_34_8">o</text:span><text:span text:style-name="_36_3">u</text:span><text:span text:style-name="_31_"> </text:span><text:span text:style-name="_33_5">w</text:span><text:span text:style-name="_37_5">i</text:span><text:span text:style-name="_32_0">l</text:span><text:span text:style-name="_33_8">l</text:span><text:span text:style-name="_35_1"> </text:span><text:span text:style-name="_31_0">n</text:span><text:span text:style-name="_34_9">e</text:span><text:span text:style-name="_36_4">v</text:span><text:span text:style-name="_31_9">e</text:span><text:span text:style-name="_34_5">r</text:span><text:span text:style-name="_35_1"> </text:span><text:span text:style-name="_32_3">b</text:span><text:span text:style-name="_34_9">e</text:span><text:span text:style-name="_35_1"> </text:span><text:span text:style-name="_31_7">a</text:span><text:span text:style-name="_33_3">b</text:span><text:span text:style-name="_37_2">l</text:span><text:span text:style-name="_32_5">e</text:span><text:span text:style-name="_32_6"> </text:span><text:span text:style-name="_36_2">t</text:span><text:span text:style-name="_32_5">o</text:span><text:span text:style-name="_32_6"> </text:span><text:span text:style-name="_36_2">m</text:span><text:span text:style-name="_31_7">a</text:span><text:span text:style-name="_35_0">k</text:span><text:span text:style-name="_35_9">e</text:span><text:span text:style-name="_31_"> </text:span><text:span text:style-name="_33_7">o</text:span><text:span text:style-name="_35_7">n</text:span><text:span text:style-name="_31_4">e</text:span><text:span text:style-name="_32_6"> </text:span><text:span text:style-name="_36_8">t</text:span><text:span text:style-name="_37_">o</text:span><text:span text:style-name="_32_6"> </text:span><text:span text:style-name="_36_5">d</text:span><text:span text:style-name="_32_2">o</text:span><text:span text:style-name="_32_6"> </text:span><text:span text:style-name="_36_0">X</text:span><text:span text:style-name="_31_4">.</text:span><text:span text:style-name="_33_4">"</text:span><text:span text:style-name="_35_1"> </text:span><text:span text:style-name="_31_8">N</text:span><text:span text:style-name="_35_0">u</text:span><text:span text:style-name="_37_3">m</text:span><text:span text:style-name="_38_">e</text:span><text:span text:style-name="_35_0">r</text:span><text:span text:style-name="_37_2">o</text:span><text:span text:style-name="_38_">u</text:span><text:span text:style-name="_35_0">s</text:span><text:span text:style-name="_35_1"> </text:span><text:span text:style-name="_32_4">f</text:span><text:span text:style-name="_33_8">e</text:span><text:span text:style-name="_36_0">a</text:span><text:span text:style-name="_31_9">t</text:span><text:span text:style-name="_35_0">u</text:span><text:span text:style-name="_37_3">r</text:span><text:span text:style-name="_31_9">e</text:span><text:span text:style-name="_33_5">s</text:span><text:span text:style-name="_35_1"> </text:span><text:span text:style-name="_32_2">X</text:span><text:span text:style-name="_32_6"> </text:span><text:span text:style-name="_36_2">a</text:span><text:span text:style-name="_31_8">r</text:span><text:span text:style-name="_33_7">e</text:span><text:span text:style-name="_35_1"> </text:span><text:span text:style-name="_38_">s</text:span><text:span text:style-name="_35_0">u</text:span><text:span text:style-name="_37_5">g</text:span><text:span text:style-name="_31_3">g</text:span><text:span text:style-name="_33_2">e</text:span><text:span text:style-name="_36_2">s</text:span><text:span text:style-name="_31_5">t</text:span><text:span text:style-name="_34_0">e</text:span><text:span text:style-name="_36_8">d</text:span><text:span text:style-name="_31_"> </text:span><text:span text:style-name="_33_7">i</text:span><text:span text:style-name="_35_8">n</text:span><text:span text:style-name="_31_"> </text:span><text:span text:style-name="_33_5">t</text:span><text:span text:style-name="_36_2">h</text:span><text:span text:style-name="_38_">i</text:span><text:span text:style-name="_34_3">s</text:span><text:span text:style-name="_35_1"> </text:span><text:span text:style-name="_31_5">c</text:span><text:span text:style-name="_34_8">o</text:span><text:span text:style-name="_37_3">n</text:span><text:span text:style-name="_32_2">n</text:span><text:span text:style-name="_33_8">e</text:span><text:span text:style-name="_37_0">x</text:span><text:span text:style-name="_31_3">i</text:span><text:span text:style-name="_33_9">o</text:span><text:span text:style-name="_35_9">n</text:span><text:span text:style-name="_31_"> </text:span><text:span text:style-name="_35_0">I</text:span><text:span text:style-name="_35_1"> </text:span><text:span text:style-name="_31_2">o</text:span><text:span text:style-name="_34_4">f</text:span><text:span text:style-name="_36_3">f</text:span><text:span text:style-name="_31_9">e</text:span><text:span text:style-name="_34_9">r</text:span><text:span text:style-name="_35_1"> </text:span><text:span text:style-name="_32_2">a</text:span><text:span text:style-name="_32_6"> </text:span><text:span text:style-name="_36_0">s</text:span><text:span text:style-name="_32_0">e</text:span><text:span text:style-name="_33_9">l</text:span><text:span text:style-name="_35_9">e</text:span><text:span text:style-name="_31_0">c</text:span><text:span text:style-name="_34_5">t</text:span><text:span text:style-name="_37_2">i</text:span><text:span text:style-name="_32_4">o</text:span><text:span text:style-name="_33_8">n</text:span><text:span text:style-name="_35_8">:</text:span></text:p>
      <text:p text:style-name="P1"><text:span text:style-name="_34_8">B</text:span><text:span text:style-name="_37_2">e</text:span><text:span text:style-name="_31_"> </text:span><text:span text:style-name="_33_8">k</text:span><text:span text:style-name="_37_5">i</text:span><text:span text:style-name="_31_0">n</text:span><text:span text:style-name="_34_0">d</text:span><text:span text:style-name="_37_0">,</text:span><text:span text:style-name="_31_"> </text:span><text:span text:style-name="_34_4">r</text:span><text:span text:style-name="_35_8">e</text:span><text:span text:style-name="_32_4">s</text:span><text:span text:style-name="_34_4">o</text:span><text:span text:style-name="_36_3">u</text:span><text:span text:style-name="_32_0">r</text:span><text:span text:style-name="_33_4">c</text:span><text:span text:style-name="_37_5">e</text:span><text:span text:style-name="_38_">f</text:span><text:span text:style-name="_33_5">u</text:span><text:span text:style-name="_37_2">l</text:span><text:span text:style-name="_31_3">,</text:span><text:span text:style-name="_32_6"> </text:span><text:span text:style-name="_36_0">b</text:span><text:span text:style-name="_32_2">e</text:span><text:span text:style-name="_33_8">a</text:span><text:span text:style-name="_36_8">u</text:span><text:span text:style-name="_31_3">t</text:span><text:span text:style-name="_33_9">i</text:span><text:span text:style-name="_35_9">f</text:span><text:span text:style-name="_31_3">u</text:span><text:span text:style-name="_33_3">l</text:span><text:span text:style-name="_36_0">,</text:span><text:span text:style-name="_31_"> </text:span><text:span text:style-name="_34_0">f</text:span><text:span text:style-name="_36_2">r</text:span><text:span text:style-name="_31_2">i</text:span><text:span text:style-name="_34_5">e</text:span><text:span text:style-name="_35_8">n</text:span><text:span text:style-name="_31_9">d</text:span><text:span text:style-name="_33_2">l</text:span><text:span text:style-name="_35_9">y</text:span><text:span text:style-name="_32_4">,</text:span><text:span text:style-name="_32_6"> </text:span><text:span text:style-name="_35_7">h</text:span><text:span text:style-name="_32_2">a</text:span><text:span text:style-name="_33_9">v</text:span><text:span text:style-name="_36_4">e</text:span><text:span text:style-name="_31_"> </text:span><text:span text:style-name="_33_2">i</text:span><text:span text:style-name="_36_8">n</text:span><text:span text:style-name="_31_3">i</text:span><text:span text:style-name="_34_4">t</text:span><text:span text:style-name="_37_4">i</text:span><text:span text:style-name="_31_0">a</text:span><text:span text:style-name="_34_3">t</text:span><text:span text:style-name="_36_0">i</text:span><text:span text:style-name="_32_0">v</text:span><text:span text:style-name="_35_0">e</text:span><text:span text:style-name="_36_4">,</text:span><text:span text:style-name="_31_"> </text:span><text:span text:style-name="_33_7">h</text:span><text:span text:style-name="_36_8">a</text:span><text:span text:style-name="_38_">v</text:span><text:span text:style-name="_34_8">e</text:span><text:span text:style-name="_35_1"> </text:span><text:span text:style-name="_39_">a</text:span><text:span text:style-name="_32_6"> </text:span><text:span text:style-name="_35_9">s</text:span><text:span text:style-name="_32_4">e</text:span><text:span text:style-name="_33_5">n</text:span><text:span text:style-name="_36_9">s</text:span><text:span text:style-name="_32_5">e</text:span><text:span text:style-name="_32_6"> </text:span><text:span text:style-name="_37_3">o</text:span><text:span text:style-name="_37_">f</text:span><text:span text:style-name="_32_6"> </text:span><text:span text:style-name="_36_8">h</text:span><text:span text:style-name="_31_8">u</text:span><text:span text:style-name="_34_0">m</text:span><text:span text:style-name="_35_8">o</text:span><text:span text:style-name="_31_5">u</text:span><text:span text:style-name="_34_2">r</text:span><text:span text:style-name="_36_4">,</text:span><text:span text:style-name="_31_"> </text:span><text:span text:style-name="_33_3">t</text:span><text:span text:style-name="_37_5">e</text:span><text:span text:style-name="_31_9">l</text:span><text:span text:style-name="_33_9">l</text:span><text:span text:style-name="_35_1"> </text:span><text:span text:style-name="_32_4">r</text:span><text:span text:style-name="_35_0">i</text:span><text:span text:style-name="_36_5">g</text:span><text:span text:style-name="_31_0">h</text:span><text:span text:style-name="_34_5">t</text:span><text:span text:style-name="_35_1"> </text:span><text:span text:style-name="_31_4">f</text:span><text:span text:style-name="_33_5">r</text:span><text:span text:style-name="_36_8">o</text:span><text:span text:style-name="_38_">m</text:span><text:span text:style-name="_32_6"> </text:span><text:span text:style-name="_37_5">w</text:span><text:span text:style-name="_32_4">r</text:span><text:span text:style-name="_33_9">o</text:span><text:span text:style-name="_36_3">n</text:span><text:span text:style-name="_32_2">g</text:span><text:span text:style-name="_33_9">,</text:span><text:span text:style-name="_35_1"> </text:span><text:span text:style-name="_32_4">m</text:span><text:span text:style-name="_33_8">a</text:span><text:span text:style-name="_37_0">k</text:span><text:span text:style-name="_31_0">e</text:span><text:span text:style-name="_32_6"> </text:span><text:span text:style-name="_36_8">m</text:span><text:span text:style-name="_31_8">i</text:span><text:span text:style-name="_34_9">s</text:span><text:span text:style-name="_36_8">t</text:span><text:span text:style-name="_32_0">a</text:span><text:span text:style-name="_33_4">k</text:span><text:span text:style-name="_37_5">e</text:span><text:span text:style-name="_37_">s</text:span><text:span text:style-name="_34_9">,</text:span><text:span text:style-name="_35_1"> </text:span><text:span text:style-name="_31_2">f</text:span><text:span text:style-name="_33_3">a</text:span><text:span text:style-name="_35_7">l</text:span><text:span text:style-name="_37_">l</text:span><text:span text:style-name="_32_6"> </text:span><text:span text:style-name="_37_2">i</text:span><text:span text:style-name="_39_">n</text:span><text:span text:style-name="_32_6"> </text:span><text:span text:style-name="_37_5">l</text:span><text:span text:style-name="_31_0">o</text:span><text:span text:style-name="_34_5">v</text:span><text:span text:style-name="_37_0">e</text:span><text:span text:style-name="_31_3">,</text:span><text:span text:style-name="_32_6"> </text:span><text:span text:style-name="_36_9">e</text:span><text:span text:style-name="_32_5">n</text:span><text:span text:style-name="_34_5">j</text:span><text:span text:style-name="_36_4">o</text:span><text:span text:style-name="_32_2">y</text:span><text:span text:style-name="_32_6"> </text:span><text:span text:style-name="_35_7">s</text:span><text:span text:style-name="_31_2">t</text:span><text:span text:style-name="_33_8">r</text:span><text:span text:style-name="_36_7">a</text:span><text:span text:style-name="_39_">w</text:span><text:span text:style-name="_33_8">b</text:span><text:span text:style-name="_36_5">e</text:span><text:span text:style-name="_32_2">r</text:span><text:span text:style-name="_34_4">r</text:span><text:span text:style-name="_35_7">i</text:span><text:span text:style-name="_32_0">e</text:span><text:span text:style-name="_34_4">s</text:span><text:span text:style-name="_35_1"> </text:span><text:span text:style-name="_31_0">a</text:span><text:span text:style-name="_34_2">n</text:span><text:span text:style-name="_35_7">d</text:span><text:span text:style-name="_31_"> </text:span><text:span text:style-name="_34_2">c</text:span><text:span text:style-name="_36_2">r</text:span><text:span text:style-name="_31_5">e</text:span><text:span text:style-name="_33_7">a</text:span><text:span text:style-name="_36_5">m</text:span><text:span text:style-name="_31_4">,</text:span><text:span text:style-name="_32_6"> </text:span><text:span text:style-name="_36_7">m</text:span><text:span text:style-name="_31_5">a</text:span><text:span text:style-name="_33_5">k</text:span><text:span text:style-name="_36_0">e</text:span><text:span text:style-name="_31_"> </text:span><text:span text:style-name="_34_8">s</text:span><text:span text:style-name="_36_7">o</text:span><text:span text:style-name="_32_3">m</text:span><text:span text:style-name="_33_4">e</text:span><text:span text:style-name="_35_1"> </text:span><text:span text:style-name="_31_8">o</text:span><text:span text:style-name="_34_7">n</text:span><text:span text:style-name="_36_9">e</text:span><text:span text:style-name="_31_"> </text:span><text:span text:style-name="_33_3">f</text:span><text:span text:style-name="_36_9">a</text:span><text:span text:style-name="_31_3">l</text:span><text:span text:style-name="_33_5">l</text:span><text:span text:style-name="_35_1"> </text:span><text:span text:style-name="_39_">i</text:span><text:span text:style-name="_35_0">n</text:span><text:span text:style-name="_35_1"> </text:span><text:span text:style-name="_31_5">l</text:span><text:span text:style-name="_33_8">o</text:span><text:span text:style-name="_35_7">v</text:span><text:span text:style-name="_31_8">e</text:span><text:span text:style-name="_32_6"> </text:span><text:span text:style-name="_37_4">w</text:span><text:span text:style-name="_31_3">i</text:span><text:span text:style-name="_34_5">t</text:span><text:span text:style-name="_36_4">h</text:span><text:span text:style-name="_31_"> </text:span><text:span text:style-name="_33_7">i</text:span><text:span text:style-name="_36_8">t</text:span><text:span text:style-name="_31_5">,</text:span><text:span text:style-name="_32_6"> </text:span><text:span text:style-name="_36_4">l</text:span><text:span text:style-name="_31_0">e</text:span><text:span text:style-name="_33_8">a</text:span><text:span text:style-name="_36_3">r</text:span><text:span text:style-name="_32_2">n</text:span><text:span text:style-name="_32_6"> </text:span><text:span text:style-name="_37_5">f</text:span><text:span text:style-name="_32_0">r</text:span><text:span text:style-name="_35_0">o</text:span><text:span text:style-name="_36_7">m</text:span><text:span text:style-name="_31_"> </text:span><text:span text:style-name="_34_7">e</text:span><text:span text:style-name="_37_0">x</text:span><text:span text:style-name="_37_">p</text:span><text:span text:style-name="_34_3">e</text:span><text:span text:style-name="_37_2">r</text:span><text:span text:style-name="_37_">i</text:span><text:span text:style-name="_34_4">e</text:span><text:span text:style-name="_37_0">n</text:span><text:span text:style-name="_32_2">c</text:span><text:span text:style-name="_35_0">e</text:span><text:span text:style-name="_36_5">,</text:span><text:span text:style-name="_31_"> </text:span><text:span text:style-name="_33_9">u</text:span><text:span text:style-name="_36_2">s</text:span><text:span text:style-name="_37_">e</text:span><text:span text:style-name="_32_6"> </text:span><text:span text:style-name="_36_4">w</text:span><text:span text:style-name="_31_7">o</text:span><text:span text:style-name="_34_9">r</text:span><text:span text:style-name="_36_5">d</text:span><text:span text:style-name="_38_">s</text:span><text:span text:style-name="_32_6"> </text:span><text:span text:style-name="_36_0">p</text:span><text:span text:style-name="_32_5">r</text:span><text:span text:style-name="_34_8">o</text:span><text:span text:style-name="_36_9">p</text:span><text:span text:style-name="_31_9">e</text:span><text:span text:style-name="_33_3">r</text:span><text:span text:style-name="_37_2">l</text:span><text:span text:style-name="_32_4">y</text:span><text:span text:style-name="_34_5">,</text:span><text:span text:style-name="_35_1"> </text:span><text:span text:style-name="_32_4">b</text:span><text:span text:style-name="_34_0">e</text:span><text:span text:style-name="_35_1"> </text:span><text:span text:style-name="_32_2">t</text:span><text:span text:style-name="_34_3">h</text:span><text:span text:style-name="_36_0">e</text:span><text:span text:style-name="_31_"> </text:span><text:span text:style-name="_33_5">s</text:span><text:span text:style-name="_36_8">u</text:span><text:span text:style-name="_31_5">b</text:span><text:span text:style-name="_34_0">j</text:span><text:span text:style-name="_37_0">e</text:span><text:span text:style-name="_32_0">c</text:span><text:span text:style-name="_33_7">t</text:span><text:span text:style-name="_35_1"> </text:span><text:span text:style-name="_31_2">o</text:span><text:span text:style-name="_34_7">f</text:span><text:span text:style-name="_35_1"> </text:span><text:span text:style-name="_39_">i</text:span><text:span text:style-name="_33_2">t</text:span><text:span text:style-name="_37_2">s</text:span><text:span text:style-name="_31_"> </text:span><text:span text:style-name="_34_9">o</text:span><text:span text:style-name="_36_9">w</text:span><text:span text:style-name="_32_3">n</text:span><text:span text:style-name="_32_6"> </text:span><text:span text:style-name="_37_0">t</text:span><text:span text:style-name="_31_8">h</text:span><text:span text:style-name="_34_7">o</text:span><text:span text:style-name="_37_0">u</text:span><text:span text:style-name="_31_4">g</text:span><text:span text:style-name="_34_2">h</text:span><text:span text:style-name="_37_5">t</text:span><text:span text:style-name="_31_7">,</text:span><text:span text:style-name="_32_6"> </text:span><text:span text:style-name="_35_8">h</text:span><text:span text:style-name="_32_0">a</text:span><text:span text:style-name="_33_9">v</text:span><text:span text:style-name="_36_7">e</text:span><text:span text:style-name="_31_"> </text:span><text:span text:style-name="_35_0">a</text:span><text:span text:style-name="_37_2">s</text:span><text:span text:style-name="_31_"> </text:span><text:span text:style-name="_34_7">m</text:span><text:span text:style-name="_36_0">u</text:span><text:span text:style-name="_37_">c</text:span><text:span text:style-name="_34_7">h</text:span><text:span text:style-name="_35_1"> </text:span><text:span text:style-name="_31_5">d</text:span><text:span text:style-name="_33_2">i</text:span><text:span text:style-name="_36_4">v</text:span><text:span text:style-name="_39_">e</text:span><text:span text:style-name="_33_5">r</text:span><text:span text:style-name="_36_5">s</text:span><text:span text:style-name="_31_7">i</text:span><text:span text:style-name="_34_7">t</text:span><text:span text:style-name="_37_0">y</text:span><text:span text:style-name="_31_"> </text:span><text:span text:style-name="_34_0">o</text:span><text:span text:style-name="_37_4">f</text:span><text:span text:style-name="_31_"> </text:span><text:span text:style-name="_34_5">b</text:span><text:span text:style-name="_37_0">e</text:span><text:span text:style-name="_31_2">h</text:span><text:span text:style-name="_34_3">a</text:span><text:span text:style-name="_36_5">v</text:span><text:span text:style-name="_31_2">i</text:span><text:span text:style-name="_34_2">o</text:span><text:span text:style-name="_37_4">u</text:span><text:span text:style-name="_38_">r</text:span><text:span text:style-name="_32_6"> </text:span><text:span text:style-name="_35_7">a</text:span><text:span text:style-name="_31_3">s</text:span><text:span text:style-name="_32_6"> </text:span><text:span text:style-name="_36_0">a</text:span><text:span text:style-name="_31_"> </text:span><text:span text:style-name="_34_8">m</text:span><text:span text:style-name="_36_8">a</text:span><text:span text:style-name="_31_2">n</text:span><text:span text:style-name="_33_2">,</text:span><text:span text:style-name="_35_1"> </text:span><text:span text:style-name="_31_8">d</text:span><text:span text:style-name="_34_5">o</text:span><text:span text:style-name="_35_1"> </text:span><text:span text:style-name="_31_3">s</text:span><text:span text:style-name="_33_5">o</text:span><text:span text:style-name="_36_0">m</text:span><text:span text:style-name="_32_0">e</text:span><text:span text:style-name="_33_3">t</text:span><text:span text:style-name="_36_9">h</text:span><text:span text:style-name="_39_">i</text:span><text:span text:style-name="_33_2">n</text:span><text:span text:style-name="_36_2">g</text:span><text:span text:style-name="_31_"> </text:span><text:span text:style-name="_33_9">r</text:span><text:span text:style-name="_37_5">e</text:span><text:span text:style-name="_39_">a</text:span><text:span text:style-name="_33_8">l</text:span><text:span text:style-name="_36_4">l</text:span><text:span text:style-name="_31_7">y</text:span><text:span text:style-name="_32_6"> </text:span><text:span text:style-name="_36_4">n</text:span><text:span text:style-name="_31_5">e</text:span><text:span text:style-name="_33_9">w</text:span><text:span text:style-name="_35_7">.</text:span></text:p>
      <text:p text:style-name="P1"><text:span text:style-name="_33_8">N</text:span><text:span text:style-name="_35_7">o</text:span><text:span text:style-name="_31_"> </text:span><text:span text:style-name="_33_7">s</text:span><text:span text:style-name="_35_7">u</text:span><text:span text:style-name="_31_3">p</text:span><text:span text:style-name="_34_0">p</text:span><text:span text:style-name="_36_0">o</text:span><text:span text:style-name="_31_8">r</text:span><text:span text:style-name="_33_3">t</text:span><text:span text:style-name="_35_1"> </text:span><text:span text:style-name="_39_">i</text:span><text:span text:style-name="_33_9">s</text:span><text:span text:style-name="_35_1"> </text:span><text:span text:style-name="_32_2">u</text:span><text:span text:style-name="_33_5">s</text:span><text:span text:style-name="_36_0">u</text:span><text:span text:style-name="_31_7">a</text:span><text:span text:style-name="_35_0">l</text:span><text:span text:style-name="_37_2">l</text:span><text:span text:style-name="_37_">y</text:span><text:span text:style-name="_32_6"> </text:span><text:span text:style-name="_36_5">o</text:span><text:span text:style-name="_37_">f</text:span><text:span text:style-name="_34_2">f</text:span><text:span text:style-name="_36_3">e</text:span><text:span text:style-name="_32_0">r</text:span><text:span text:style-name="_33_8">e</text:span><text:span text:style-name="_37_4">d</text:span><text:span text:style-name="_31_"> </text:span><text:span text:style-name="_33_8">f</text:span><text:span text:style-name="_35_8">o</text:span><text:span text:style-name="_32_0">r</text:span><text:span text:style-name="_32_6"> </text:span><text:span text:style-name="_37_2">t</text:span><text:span text:style-name="_31_0">h</text:span><text:span text:style-name="_33_4">e</text:span><text:span text:style-name="_35_9">s</text:span><text:span text:style-name="_31_0">e</text:span><text:span text:style-name="_32_6"> </text:span><text:span text:style-name="_36_4">s</text:span><text:span text:style-name="_31_9">t</text:span><text:span text:style-name="_34_7">a</text:span><text:span text:style-name="_35_9">t</text:span><text:span text:style-name="_32_0">e</text:span><text:span text:style-name="_34_8">m</text:span><text:span text:style-name="_37_2">e</text:span><text:span text:style-name="_32_3">n</text:span><text:span text:style-name="_34_8">t</text:span><text:span text:style-name="_36_2">s</text:span><text:span text:style-name="_31_2">.</text:span><text:span text:style-name="_32_6"> </text:span><text:span text:style-name="_36_9">I</text:span><text:span text:style-name="_31_"> </text:span><text:span text:style-name="_33_8">b</text:span><text:span text:style-name="_37_0">e</text:span><text:span text:style-name="_38_">l</text:span><text:span text:style-name="_34_3">i</text:span><text:span text:style-name="_36_3">e</text:span><text:span text:style-name="_37_">v</text:span><text:span text:style-name="_33_4">e</text:span><text:span text:style-name="_35_1"> </text:span><text:span text:style-name="_32_2">t</text:span><text:span text:style-name="_34_5">h</text:span><text:span text:style-name="_36_9">e</text:span><text:span text:style-name="_31_5">y</text:span><text:span text:style-name="_32_6"> </text:span><text:span text:style-name="_36_8">a</text:span><text:span text:style-name="_31_0">r</text:span><text:span text:style-name="_33_8">e</text:span><text:span text:style-name="_35_1"> </text:span><text:span text:style-name="_31_8">m</text:span><text:span text:style-name="_34_2">o</text:span><text:span text:style-name="_36_7">s</text:span><text:span text:style-name="_32_3">t</text:span><text:span text:style-name="_33_8">l</text:span><text:span text:style-name="_36_3">y</text:span><text:span text:style-name="_31_"> </text:span><text:span text:style-name="_33_3">f</text:span><text:span text:style-name="_37_5">o</text:span><text:span text:style-name="_31_2">u</text:span><text:span text:style-name="_34_5">n</text:span><text:span text:style-name="_36_4">d</text:span><text:span text:style-name="_32_5">e</text:span><text:span text:style-name="_34_2">d</text:span><text:span text:style-name="_35_1"> </text:span><text:span text:style-name="_32_3">o</text:span><text:span text:style-name="_34_9">n</text:span><text:span text:style-name="_35_1"> </text:span><text:span text:style-name="_31_0">t</text:span><text:span text:style-name="_34_5">h</text:span><text:span text:style-name="_36_0">e</text:span><text:span text:style-name="_31_"> </text:span><text:span text:style-name="_33_4">p</text:span><text:span text:style-name="_36_0">r</text:span><text:span text:style-name="_32_4">i</text:span><text:span text:style-name="_34_0">n</text:span><text:span text:style-name="_36_2">c</text:span><text:span text:style-name="_32_2">i</text:span><text:span text:style-name="_35_0">p</text:span><text:span text:style-name="_36_3">l</text:span><text:span text:style-name="_31_2">e</text:span><text:span text:style-name="_32_6"> </text:span><text:span text:style-name="_37_2">o</text:span><text:span text:style-name="_31_0">f</text:span><text:span text:style-name="_32_6"> </text:span><text:span text:style-name="_36_2">s</text:span><text:span text:style-name="_31_8">c</text:span><text:span text:style-name="_34_5">i</text:span><text:span text:style-name="_35_9">e</text:span><text:span text:style-name="_31_2">n</text:span><text:span text:style-name="_33_4">t</text:span><text:span text:style-name="_36_3">i</text:span><text:span text:style-name="_32_4">f</text:span><text:span text:style-name="_33_9">i</text:span><text:span text:style-name="_36_4">c</text:span><text:span text:style-name="_31_"> </text:span><text:span text:style-name="_34_2">i</text:span><text:span text:style-name="_36_0">n</text:span><text:span text:style-name="_32_4">d</text:span><text:span text:style-name="_34_4">u</text:span><text:span text:style-name="_36_0">c</text:span><text:span text:style-name="_32_2">t</text:span><text:span text:style-name="_34_5">i</text:span><text:span text:style-name="_36_9">o</text:span><text:span text:style-name="_39_">n</text:span><text:span text:style-name="_33_7">.</text:span><text:span text:style-name="_35_1"> </text:span><text:span text:style-name="_32_2">A</text:span><text:span text:style-name="_32_6"> </text:span><text:span text:style-name="_36_9">m</text:span><text:span text:style-name="_31_3">a</text:span><text:span text:style-name="_34_7">n</text:span><text:span text:style-name="_35_1"> </text:span><text:span text:style-name="_32_5">h</text:span><text:span text:style-name="_34_0">a</text:span><text:span text:style-name="_35_9">s</text:span><text:span text:style-name="_31_"> </text:span><text:span text:style-name="_34_4">s</text:span><text:span text:style-name="_36_0">e</text:span><text:span text:style-name="_32_3">e</text:span><text:span text:style-name="_34_9">n</text:span><text:span text:style-name="_35_1"> </text:span><text:span text:style-name="_39_">t</text:span><text:span text:style-name="_33_5">h</text:span><text:span text:style-name="_35_8">o</text:span><text:span text:style-name="_31_7">u</text:span><text:span text:style-name="_34_8">s</text:span><text:span text:style-name="_36_3">a</text:span><text:span text:style-name="_31_5">n</text:span><text:span text:style-name="_34_8">d</text:span><text:span text:style-name="_37_4">s</text:span><text:span text:style-name="_31_"> </text:span><text:span text:style-name="_33_4">o</text:span><text:span text:style-name="_36_7">f</text:span><text:span text:style-name="_31_"> </text:span><text:span text:style-name="_35_0">m</text:span><text:span text:style-name="_36_3">a</text:span><text:span text:style-name="_31_9">c</text:span><text:span text:style-name="_33_2">h</text:span><text:span text:style-name="_35_7">i</text:span><text:span text:style-name="_39_">n</text:span><text:span text:style-name="_33_8">e</text:span><text:span text:style-name="_35_7">s</text:span><text:span text:style-name="_31_"> </text:span><text:span text:style-name="_34_4">i</text:span><text:span text:style-name="_36_9">n</text:span><text:span text:style-name="_31_"> </text:span><text:span text:style-name="_33_4">h</text:span><text:span text:style-name="_36_5">i</text:span><text:span text:style-name="_31_4">s</text:span><text:span text:style-name="_32_6"> </text:span><text:span text:style-name="_36_4">l</text:span><text:span text:style-name="_38_">i</text:span><text:span text:style-name="_34_2">f</text:span><text:span text:style-name="_36_4">e</text:span><text:span text:style-name="_32_5">t</text:span><text:span text:style-name="_34_3">i</text:span><text:span text:style-name="_37_0">m</text:span><text:span text:style-name="_31_4">e</text:span><text:span text:style-name="_34_8">.</text:span><text:span text:style-name="_35_1"> </text:span><text:span text:style-name="_31_2">F</text:span><text:span text:style-name="_34_4">r</text:span><text:span text:style-name="_36_0">o</text:span><text:span text:style-name="_37_">m</text:span><text:span text:style-name="_32_6"> </text:span><text:span text:style-name="_37_2">w</text:span><text:span text:style-name="_31_7">h</text:span><text:span text:style-name="_34_5">a</text:span><text:span text:style-name="_36_5">t</text:span><text:span text:style-name="_31_"> </text:span><text:span text:style-name="_34_5">h</text:span><text:span text:style-name="_36_3">e</text:span><text:span text:style-name="_31_"> </text:span><text:span text:style-name="_34_8">s</text:span><text:span text:style-name="_35_9">e</text:span><text:span text:style-name="_31_4">e</text:span><text:span text:style-name="_34_4">s</text:span><text:span text:style-name="_35_1"> </text:span><text:span text:style-name="_31_8">o</text:span><text:span text:style-name="_34_3">f</text:span><text:span text:style-name="_35_1"> </text:span><text:span text:style-name="_31_0">t</text:span><text:span text:style-name="_34_9">h</text:span><text:span text:style-name="_36_7">e</text:span><text:span text:style-name="_31_5">m</text:span><text:span text:style-name="_32_6"> </text:span><text:span text:style-name="_36_0">h</text:span><text:span text:style-name="_31_2">e</text:span><text:span text:style-name="_32_6"> </text:span><text:span text:style-name="_37_3">d</text:span><text:span text:style-name="_39_">r</text:span><text:span text:style-name="_34_0">a</text:span><text:span text:style-name="_36_2">w</text:span><text:span text:style-name="_32_0">s</text:span><text:span text:style-name="_32_6"> </text:span><text:span text:style-name="_36_4">a</text:span><text:span text:style-name="_31_"> </text:span><text:span text:style-name="_34_3">n</text:span><text:span text:style-name="_36_2">u</text:span><text:span text:style-name="_31_9">m</text:span><text:span text:style-name="_34_2">b</text:span><text:span text:style-name="_36_2">e</text:span><text:span text:style-name="_31_7">r</text:span><text:span text:style-name="_32_6"> </text:span><text:span text:style-name="_36_8">o</text:span><text:span text:style-name="_31_8">f</text:span><text:span text:style-name="_32_6"> </text:span><text:span text:style-name="_36_0">g</text:span><text:span text:style-name="_32_2">e</text:span><text:span text:style-name="_34_3">n</text:span><text:span text:style-name="_35_7">e</text:span><text:span text:style-name="_32_5">r</text:span><text:span text:style-name="_34_3">a</text:span><text:span text:style-name="_37_0">l</text:span><text:span text:style-name="_31_"> </text:span><text:span text:style-name="_33_4">c</text:span><text:span text:style-name="_36_9">o</text:span><text:span text:style-name="_32_5">n</text:span><text:span text:style-name="_34_5">c</text:span><text:span text:style-name="_37_5">l</text:span><text:span text:style-name="_31_2">u</text:span><text:span text:style-name="_34_8">s</text:span><text:span text:style-name="_36_5">i</text:span><text:span text:style-name="_32_2">o</text:span><text:span text:style-name="_33_3">n</text:span><text:span text:style-name="_36_7">s</text:span><text:span text:style-name="_32_0">.</text:span><text:span text:style-name="_32_6"> </text:span><text:span text:style-name="_36_7">T</text:span><text:span text:style-name="_32_3">h</text:span><text:span text:style-name="_33_4">e</text:span><text:span text:style-name="_37_5">y</text:span><text:span text:style-name="_31_"> </text:span><text:span text:style-name="_33_7">a</text:span><text:span text:style-name="_35_9">r</text:span><text:span text:style-name="_32_3">e</text:span><text:span text:style-name="_32_6"> </text:span><text:span text:style-name="_37_3">u</text:span><text:span text:style-name="_31_0">g</text:span><text:span text:style-name="_33_3">l</text:span><text:span text:style-name="_36_5">y</text:span><text:span text:style-name="_39_">,</text:span><text:span text:style-name="_32_6"> </text:span><text:span text:style-name="_35_9">e</text:span><text:span text:style-name="_32_2">a</text:span><text:span text:style-name="_34_5">c</text:span><text:span text:style-name="_37_3">h</text:span><text:span text:style-name="_31_"> </text:span><text:span text:style-name="_34_3">i</text:span><text:span text:style-name="_36_5">s</text:span><text:span text:style-name="_31_"> </text:span><text:span text:style-name="_34_4">d</text:span><text:span text:style-name="_36_2">e</text:span><text:span text:style-name="_31_0">s</text:span><text:span text:style-name="_33_2">i</text:span><text:span text:style-name="_37_2">g</text:span><text:span text:style-name="_31_2">n</text:span><text:span text:style-name="_33_4">e</text:span><text:span text:style-name="_36_3">d</text:span><text:span text:style-name="_31_"> </text:span><text:span text:style-name="_34_0">f</text:span><text:span text:style-name="_37_5">o</text:span><text:span text:style-name="_32_3">r</text:span><text:span text:style-name="_32_6"> </text:span><text:span text:style-name="_36_9">a</text:span><text:span text:style-name="_31_"> </text:span><text:span text:style-name="_34_0">v</text:span><text:span text:style-name="_35_7">e</text:span><text:span text:style-name="_32_0">r</text:span><text:span text:style-name="_33_3">y</text:span><text:span text:style-name="_35_1"> </text:span><text:span text:style-name="_31_4">l</text:span><text:span text:style-name="_34_0">i</text:span><text:span text:style-name="_35_7">m</text:span><text:span text:style-name="_31_3">i</text:span><text:span text:style-name="_33_5">t</text:span><text:span text:style-name="_35_8">e</text:span><text:span text:style-name="_31_3">d</text:span><text:span text:style-name="_32_6"> </text:span><text:span text:style-name="_36_2">p</text:span><text:span text:style-name="_37_">u</text:span><text:span text:style-name="_34_3">r</text:span><text:span text:style-name="_36_3">p</text:span><text:span text:style-name="_32_2">o</text:span><text:span text:style-name="_34_5">s</text:span><text:span text:style-name="_37_3">e</text:span><text:span text:style-name="_31_3">,</text:span><text:span text:style-name="_32_6"> </text:span><text:span text:style-name="_35_9">w</text:span><text:span text:style-name="_32_5">h</text:span><text:span text:style-name="_34_0">e</text:span><text:span text:style-name="_37_5">n</text:span><text:span text:style-name="_31_"> </text:span><text:span text:style-name="_33_9">r</text:span><text:span text:style-name="_37_5">e</text:span><text:span text:style-name="_37_">q</text:span><text:span text:style-name="_34_5">u</text:span><text:span text:style-name="_36_0">i</text:span><text:span text:style-name="_32_2">r</text:span><text:span text:style-name="_34_5">e</text:span><text:span text:style-name="_37_2">d</text:span><text:span text:style-name="_31_"> </text:span><text:span text:style-name="_33_9">f</text:span><text:span text:style-name="_36_9">o</text:span><text:span text:style-name="_32_0">r</text:span><text:span text:style-name="_32_6"> </text:span><text:span text:style-name="_35_9">a</text:span><text:span text:style-name="_31_"> </text:span><text:span text:style-name="_34_7">m</text:span><text:span text:style-name="_35_8">i</text:span><text:span text:style-name="_32_4">n</text:span><text:span text:style-name="_34_8">u</text:span><text:span text:style-name="_35_9">t</text:span><text:span text:style-name="_32_2">e</text:span><text:span text:style-name="_33_9">l</text:span><text:span text:style-name="_37_4">y</text:span><text:span text:style-name="_31_"> </text:span><text:span text:style-name="_33_3">d</text:span><text:span text:style-name="_37_5">i</text:span><text:span text:style-name="_32_2">f</text:span><text:span text:style-name="_34_8">f</text:span><text:span text:style-name="_36_5">e</text:span><text:span text:style-name="_31_7">r</text:span><text:span text:style-name="_34_4">e</text:span><text:span text:style-name="_36_2">n</text:span><text:span text:style-name="_31_9">t</text:span><text:span text:style-name="_32_6"> </text:span><text:span text:style-name="_35_9">p</text:span><text:span text:style-name="_32_2">u</text:span><text:span text:style-name="_34_8">r</text:span><text:span text:style-name="_37_4">p</text:span><text:span text:style-name="_38_">o</text:span><text:span text:style-name="_34_5">s</text:span><text:span text:style-name="_35_9">e</text:span><text:span text:style-name="_31_"> </text:span><text:span text:style-name="_33_3">t</text:span><text:span text:style-name="_36_5">h</text:span><text:span text:style-name="_31_4">e</text:span><text:span text:style-name="_33_3">y</text:span><text:span text:style-name="_35_1"> </text:span><text:span text:style-name="_38_">a</text:span><text:span text:style-name="_33_7">r</text:span><text:span text:style-name="_35_9">e</text:span><text:span text:style-name="_31_"> </text:span><text:span text:style-name="_33_8">u</text:span><text:span text:style-name="_36_9">s</text:span><text:span text:style-name="_32_4">e</text:span><text:span text:style-name="_33_3">l</text:span><text:span text:style-name="_35_8">e</text:span><text:span text:style-name="_31_5">s</text:span><text:span text:style-name="_33_9">s</text:span><text:span text:style-name="_37_2">,</text:span><text:span text:style-name="_31_"> </text:span><text:span text:style-name="_33_5">t</text:span><text:span text:style-name="_36_0">h</text:span><text:span text:style-name="_31_5">e</text:span><text:span text:style-name="_32_6"> </text:span><text:span text:style-name="_37_2">v</text:span><text:span text:style-name="_32_2">a</text:span><text:span text:style-name="_34_3">r</text:span><text:span text:style-name="_36_2">i</text:span><text:span text:style-name="_39_">e</text:span><text:span text:style-name="_33_3">t</text:span><text:span text:style-name="_36_3">y</text:span><text:span text:style-name="_31_"> </text:span><text:span text:style-name="_33_7">o</text:span><text:span text:style-name="_36_9">f</text:span><text:span text:style-name="_31_"> </text:span><text:span text:style-name="_35_0">b</text:span><text:span text:style-name="_36_0">e</text:span><text:span text:style-name="_31_4">h</text:span><text:span text:style-name="_33_3">a</text:span><text:span text:style-name="_36_5">v</text:span><text:span text:style-name="_31_0">i</text:span><text:span text:style-name="_34_0">o</text:span><text:span text:style-name="_37_5">u</text:span><text:span text:style-name="_31_3">r</text:span><text:span text:style-name="_32_6"> </text:span><text:span text:style-name="_36_0">o</text:span><text:span text:style-name="_31_7">f</text:span><text:span text:style-name="_32_6"> </text:span><text:span text:style-name="_37_2">a</text:span><text:span text:style-name="_39_">n</text:span><text:span text:style-name="_33_3">y</text:span><text:span text:style-name="_35_1"> </text:span><text:span text:style-name="_31_3">o</text:span><text:span text:style-name="_34_0">n</text:span><text:span text:style-name="_37_2">e</text:span><text:span text:style-name="_31_"> </text:span><text:span text:style-name="_33_9">o</text:span><text:span text:style-name="_37_4">f</text:span><text:span text:style-name="_31_"> </text:span><text:span text:style-name="_34_2">t</text:span><text:span text:style-name="_36_5">h</text:span><text:span text:style-name="_31_0">e</text:span><text:span text:style-name="_34_7">m</text:span><text:span text:style-name="_35_1"> </text:span><text:span text:style-name="_39_">i</text:span><text:span text:style-name="_33_8">s</text:span><text:span text:style-name="_35_1"> </text:span><text:span text:style-name="_31_7">v</text:span><text:span text:style-name="_33_4">e</text:span><text:span text:style-name="_36_7">r</text:span><text:span text:style-name="_32_3">y</text:span><text:span text:style-name="_32_6"> </text:span><text:span text:style-name="_35_8">s</text:span><text:span text:style-name="_38_">m</text:span><text:span text:style-name="_33_8">a</text:span><text:span text:style-name="_36_2">l</text:span><text:span text:style-name="_31_7">l</text:span><text:span text:style-name="_34_4">,</text:span><text:span text:style-name="_35_1"> </text:span><text:span text:style-name="_32_5">e</text:span><text:span text:style-name="_33_8">t</text:span><text:span text:style-name="_37_5">c</text:span><text:span text:style-name="_32_5">.</text:span><text:span text:style-name="_33_8">,</text:span><text:span text:style-name="_35_1"> </text:span><text:span text:style-name="_32_4">e</text:span><text:span text:style-name="_35_0">t</text:span><text:span text:style-name="_36_3">c</text:span><text:span text:style-name="_38_">.</text:span><text:span text:style-name="_32_6"> </text:span><text:span text:style-name="_35_8">N</text:span><text:span text:style-name="_31_9">a</text:span><text:span text:style-name="_34_0">t</text:span><text:span text:style-name="_37_2">u</text:span><text:span text:style-name="_31_2">r</text:span><text:span text:style-name="_34_4">a</text:span><text:span text:style-name="_36_8">l</text:span><text:span text:style-name="_31_9">l</text:span><text:span text:style-name="_33_5">y</text:span><text:span text:style-name="_35_1"> </text:span><text:span text:style-name="_31_2">h</text:span><text:span text:style-name="_34_7">e</text:span><text:span text:style-name="_35_1"> </text:span><text:span text:style-name="_32_0">c</text:span><text:span text:style-name="_34_5">o</text:span><text:span text:style-name="_36_2">n</text:span><text:span text:style-name="_31_4">c</text:span><text:span text:style-name="_33_3">l</text:span><text:span text:style-name="_36_2">u</text:span><text:span text:style-name="_32_2">d</text:span><text:span text:style-name="_34_4">e</text:span><text:span text:style-name="_36_0">s</text:span><text:span text:style-name="_31_"> </text:span><text:span text:style-name="_34_9">t</text:span><text:span text:style-name="_37_0">h</text:span><text:span text:style-name="_31_8">a</text:span><text:span text:style-name="_33_3">t</text:span><text:span text:style-name="_35_1"> </text:span><text:span text:style-name="_32_2">t</text:span><text:span text:style-name="_33_8">h</text:span><text:span text:style-name="_37_5">e</text:span><text:span text:style-name="_38_">s</text:span><text:span text:style-name="_33_5">e</text:span><text:span text:style-name="_35_1"> </text:span><text:span text:style-name="_37_">a</text:span><text:span text:style-name="_33_4">r</text:span><text:span text:style-name="_36_3">e</text:span><text:span text:style-name="_31_"> </text:span><text:span text:style-name="_33_7">n</text:span><text:span text:style-name="_36_7">e</text:span><text:span text:style-name="_31_8">c</text:span><text:span text:style-name="_35_0">e</text:span><text:span text:style-name="_35_7">s</text:span><text:span text:style-name="_37_">s</text:span><text:span text:style-name="_34_4">a</text:span><text:span text:style-name="_37_3">r</text:span><text:span text:style-name="_32_4">y</text:span><text:span text:style-name="_32_6"> </text:span><text:span text:style-name="_36_0">p</text:span><text:span text:style-name="_31_3">r</text:span><text:span text:style-name="_33_3">o</text:span><text:span text:style-name="_36_5">p</text:span><text:span text:style-name="_38_">e</text:span><text:span text:style-name="_34_4">r</text:span><text:span text:style-name="_37_2">t</text:span><text:span text:style-name="_39_">i</text:span><text:span text:style-name="_33_9">e</text:span><text:span text:style-name="_35_9">s</text:span><text:span text:style-name="_31_"> </text:span><text:span text:style-name="_34_0">o</text:span><text:span text:style-name="_35_9">f</text:span><text:span text:style-name="_31_"> </text:span><text:span text:style-name="_33_2">m</text:span><text:span text:style-name="_35_9">a</text:span><text:span text:style-name="_32_2">c</text:span><text:span text:style-name="_34_9">h</text:span><text:span text:style-name="_36_8">i</text:span><text:span text:style-name="_32_4">n</text:span><text:span text:style-name="_33_3">e</text:span><text:span text:style-name="_35_8">s</text:span><text:span text:style-name="_31_"> </text:span><text:span text:style-name="_35_0">i</text:span><text:span text:style-name="_35_8">n</text:span><text:span text:style-name="_31_"> </text:span><text:span text:style-name="_33_9">g</text:span><text:span text:style-name="_37_2">e</text:span><text:span text:style-name="_31_4">n</text:span><text:span text:style-name="_33_4">e</text:span><text:span text:style-name="_36_9">r</text:span><text:span text:style-name="_32_2">a</text:span><text:span text:style-name="_33_3">l</text:span><text:span text:style-name="_35_7">.</text:span><text:span text:style-name="_31_"> </text:span><text:span text:style-name="_34_5">M</text:span><text:span text:style-name="_35_8">a</text:span><text:span text:style-name="_32_2">n</text:span><text:span text:style-name="_34_8">y</text:span><text:span text:style-name="_35_1"> </text:span><text:span text:style-name="_31_7">o</text:span><text:span text:style-name="_33_5">f</text:span><text:span text:style-name="_35_1"> </text:span><text:span text:style-name="_32_2">t</text:span><text:span text:style-name="_34_9">h</text:span><text:span text:style-name="_36_9">e</text:span><text:span text:style-name="_31_4">s</text:span><text:span text:style-name="_34_3">e</text:span><text:span text:style-name="_35_1"> </text:span><text:span text:style-name="_31_0">l</text:span><text:span text:style-name="_34_9">i</text:span><text:span text:style-name="_36_9">m</text:span><text:span text:style-name="_31_7">i</text:span><text:span text:style-name="_33_7">t</text:span><text:span text:style-name="_36_3">a</text:span><text:span text:style-name="_31_9">t</text:span><text:span text:style-name="_34_0">i</text:span><text:span text:style-name="_37_3">o</text:span><text:span text:style-name="_31_0">n</text:span><text:span text:style-name="_35_0">s</text:span><text:span text:style-name="_35_1"> </text:span><text:span text:style-name="_39_">a</text:span><text:span text:style-name="_33_9">r</text:span><text:span text:style-name="_37_4">e</text:span><text:span text:style-name="_31_"> </text:span><text:span text:style-name="_34_3">a</text:span><text:span text:style-name="_37_3">s</text:span><text:span text:style-name="_32_3">s</text:span><text:span text:style-name="_34_3">o</text:span><text:span text:style-name="_36_0">c</text:span><text:span text:style-name="_32_5">i</text:span><text:span text:style-name="_33_7">a</text:span><text:span text:style-name="_37_4">t</text:span><text:span text:style-name="_31_7">e</text:span><text:span text:style-name="_33_3">d</text:span><text:span text:style-name="_35_1"> </text:span><text:span text:style-name="_31_0">w</text:span><text:span text:style-name="_33_7">i</text:span><text:span text:style-name="_36_4">t</text:span><text:span text:style-name="_31_8">h</text:span><text:span text:style-name="_32_6"> </text:span><text:span text:style-name="_35_8">t</text:span><text:span text:style-name="_31_2">h</text:span><text:span text:style-name="_33_8">e</text:span><text:span text:style-name="_35_1"> </text:span><text:span text:style-name="_31_9">v</text:span><text:span text:style-name="_35_0">e</text:span><text:span text:style-name="_37_0">r</text:span><text:span text:style-name="_39_">y</text:span><text:span text:style-name="_32_6"> </text:span><text:span text:style-name="_37_3">s</text:span><text:span text:style-name="_38_">m</text:span><text:span text:style-name="_33_7">a</text:span><text:span text:style-name="_36_4">l</text:span><text:span text:style-name="_32_0">l</text:span><text:span text:style-name="_32_6"> </text:span><text:span text:style-name="_36_0">s</text:span><text:span text:style-name="_31_3">t</text:span><text:span text:style-name="_33_3">o</text:span><text:span text:style-name="_37_4">r</text:span><text:span text:style-name="_32_3">a</text:span><text:span text:style-name="_33_2">g</text:span><text:span text:style-name="_36_9">e</text:span><text:span text:style-name="_31_"> </text:span><text:span text:style-name="_34_3">c</text:span><text:span text:style-name="_36_4">a</text:span><text:span text:style-name="_32_4">p</text:span><text:span text:style-name="_34_3">a</text:span><text:span text:style-name="_36_8">c</text:span><text:span text:style-name="_32_2">i</text:span><text:span text:style-name="_34_3">t</text:span><text:span text:style-name="_36_8">y</text:span><text:span text:style-name="_31_"> </text:span><text:span text:style-name="_33_5">o</text:span><text:span text:style-name="_36_4">f</text:span><text:span text:style-name="_31_"> </text:span><text:span text:style-name="_33_4">m</text:span><text:span text:style-name="_36_3">o</text:span><text:span text:style-name="_37_">s</text:span><text:span text:style-name="_34_8">t</text:span><text:span text:style-name="_35_1"> </text:span><text:span text:style-name="_31_8">m</text:span><text:span text:style-name="_33_7">a</text:span><text:span text:style-name="_36_0">c</text:span><text:span text:style-name="_31_9">h</text:span><text:span text:style-name="_33_5">i</text:span><text:span text:style-name="_36_5">n</text:span><text:span text:style-name="_32_0">e</text:span><text:span text:style-name="_34_0">s</text:span><text:span text:style-name="_37_0">.</text:span><text:span text:style-name="_31_"> </text:span><text:span text:style-name="_34_3">(</text:span><text:span text:style-name="_36_7">I</text:span><text:span text:style-name="_31_"> </text:span><text:span text:style-name="_34_8">a</text:span><text:span text:style-name="_37_0">m</text:span><text:span text:style-name="_31_"> </text:span><text:span text:style-name="_33_3">a</text:span><text:span text:style-name="_37_0">s</text:span><text:span text:style-name="_32_5">s</text:span><text:span text:style-name="_34_4">u</text:span><text:span text:style-name="_35_9">m</text:span><text:span text:style-name="_32_0">i</text:span><text:span text:style-name="_34_3">n</text:span><text:span text:style-name="_37_0">g</text:span><text:span text:style-name="_31_"> </text:span><text:span text:style-name="_34_8">t</text:span><text:span text:style-name="_35_8">h</text:span><text:span text:style-name="_31_4">a</text:span><text:span text:style-name="_35_0">t</text:span><text:span text:style-name="_35_1"> </text:span><text:span text:style-name="_32_2">t</text:span><text:span text:style-name="_34_9">h</text:span><text:span text:style-name="_37_5">e</text:span><text:span text:style-name="_31_"> </text:span><text:span text:style-name="_34_3">i</text:span><text:span text:style-name="_36_5">d</text:span><text:span text:style-name="_32_2">e</text:span><text:span text:style-name="_33_7">a</text:span><text:span text:style-name="_35_1"> </text:span><text:span text:style-name="_32_4">o</text:span><text:span text:style-name="_34_5">f</text:span><text:span text:style-name="_35_1"> </text:span><text:span text:style-name="_32_3">s</text:span><text:span text:style-name="_33_3">t</text:span><text:span text:style-name="_35_8">o</text:span><text:span text:style-name="_38_">r</text:span><text:span text:style-name="_33_5">a</text:span><text:span text:style-name="_35_8">g</text:span><text:span text:style-name="_32_2">e</text:span><text:span text:style-name="_32_6"> </text:span><text:span text:style-name="_35_9">c</text:span><text:span text:style-name="_32_2">a</text:span><text:span text:style-name="_33_3">p</text:span><text:span text:style-name="_36_4">a</text:span><text:span text:style-name="_32_4">c</text:span><text:span text:style-name="_34_2">i</text:span><text:span text:style-name="_37_3">t</text:span><text:span text:style-name="_32_5">y</text:span><text:span text:style-name="_32_6"> </text:span><text:span text:style-name="_36_2">i</text:span><text:span text:style-name="_31_9">s</text:span><text:span text:style-name="_32_6"> </text:span><text:span text:style-name="_37_5">e</text:span><text:span text:style-name="_31_5">x</text:span><text:span text:style-name="_33_4">t</text:span><text:span text:style-name="_36_0">e</text:span><text:span text:style-name="_32_0">n</text:span><text:span text:style-name="_35_0">d</text:span><text:span text:style-name="_37_2">e</text:span><text:span text:style-name="_37_">d</text:span><text:span text:style-name="_32_6"> </text:span><text:span text:style-name="_36_8">i</text:span><text:span text:style-name="_31_3">n</text:span><text:span text:style-name="_32_6"> </text:span><text:span text:style-name="_36_9">s</text:span><text:span text:style-name="_32_3">o</text:span><text:span text:style-name="_33_8">m</text:span><text:span text:style-name="_36_0">e</text:span><text:span text:style-name="_31_"> </text:span><text:span text:style-name="_33_9">w</text:span><text:span text:style-name="_36_5">a</text:span><text:span text:style-name="_32_2">y</text:span><text:span text:style-name="_32_6"> </text:span><text:span text:style-name="_36_9">t</text:span><text:span text:style-name="_31_7">o</text:span><text:span text:style-name="_32_6"> </text:span><text:span text:style-name="_35_9">c</text:span><text:span text:style-name="_32_5">o</text:span><text:span text:style-name="_33_8">v</text:span><text:span text:style-name="_36_9">e</text:span><text:span text:style-name="_32_3">r</text:span><text:span text:style-name="_32_6"> </text:span><text:span text:style-name="_36_3">m</text:span><text:span text:style-name="_31_4">a</text:span><text:span text:style-name="_33_7">c</text:span><text:span text:style-name="_36_5">h</text:span><text:span text:style-name="_39_">i</text:span><text:span text:style-name="_34_0">n</text:span><text:span text:style-name="_36_4">e</text:span><text:span text:style-name="_32_2">s</text:span><text:span text:style-name="_32_6"> </text:span><text:span text:style-name="_37_2">o</text:span><text:span text:style-name="_32_3">t</text:span><text:span text:style-name="_33_7">h</text:span><text:span text:style-name="_37_2">e</text:span><text:span text:style-name="_37_">r</text:span><text:span text:style-name="_32_6"> </text:span><text:span text:style-name="_36_7">t</text:span><text:span text:style-name="_31_0">h</text:span><text:span text:style-name="_34_4">a</text:span><text:span text:style-name="_36_7">n</text:span><text:span text:style-name="_31_"> </text:span><text:span text:style-name="_34_0">d</text:span><text:span text:style-name="_37_5">i</text:span><text:span text:style-name="_31_7">s</text:span><text:span text:style-name="_33_3">c</text:span><text:span text:style-name="_36_0">r</text:span><text:span text:style-name="_31_0">e</text:span><text:span text:style-name="_34_3">t</text:span><text:span text:style-name="_36_9">e</text:span>-<text:span text:style-name="_34_2">s</text:span><text:span text:style-name="_35_8">t</text:span><text:span text:style-name="_31_4">a</text:span><text:span text:style-name="_33_9">t</text:span><text:span text:style-name="_36_5">e</text:span><text:span text:style-name="_31_"> </text:span><text:span text:style-name="_33_7">m</text:span><text:span text:style-name="_37_5">a</text:span><text:span text:style-name="_31_4">c</text:span><text:span text:style-name="_33_8">h</text:span><text:span text:style-name="_37_5">i</text:span><text:span text:style-name="_31_5">n</text:span><text:span text:style-name="_34_0">e</text:span><text:span text:style-name="_36_5">s</text:span><text:span text:style-name="_31_2">.</text:span><text:span text:style-name="_32_6"> </text:span><text:span text:style-name="_36_3">T</text:span><text:span text:style-name="_32_5">h</text:span><text:span text:style-name="_33_9">e</text:span><text:span text:style-name="_35_1"> </text:span><text:span text:style-name="_31_3">e</text:span><text:span text:style-name="_34_4">x</text:span><text:span text:style-name="_37_0">a</text:span><text:span text:style-name="_31_3">c</text:span><text:span text:style-name="_35_0">t</text:span><text:span text:style-name="_35_1"> </text:span><text:span text:style-name="_31_8">d</text:span><text:span text:style-name="_34_8">e</text:span><text:span text:style-name="_35_8">f</text:span><text:span text:style-name="_31_0">i</text:span><text:span text:style-name="_33_8">n</text:span><text:span text:style-name="_36_9">i</text:span><text:span text:style-name="_31_4">t</text:span><text:span text:style-name="_35_0">i</text:span><text:span text:style-name="_37_0">o</text:span><text:span text:style-name="_31_3">n</text:span><text:span text:style-name="_32_6"> </text:span><text:span text:style-name="_36_5">d</text:span><text:span text:style-name="_31_5">o</text:span><text:span text:style-name="_34_7">e</text:span><text:span text:style-name="_37_3">s</text:span><text:span text:style-name="_31_"> </text:span><text:span text:style-name="_33_5">n</text:span><text:span text:style-name="_35_8">o</text:span><text:span text:style-name="_32_3">t</text:span><text:span text:style-name="_32_6"> </text:span><text:span text:style-name="_36_9">m</text:span><text:span text:style-name="_32_5">a</text:span><text:span text:style-name="_34_8">t</text:span><text:span text:style-name="_35_9">t</text:span><text:span text:style-name="_38_">e</text:span><text:span text:style-name="_34_3">r</text:span><text:span text:style-name="_35_1"> </text:span><text:span text:style-name="_32_0">a</text:span><text:span text:style-name="_35_0">s</text:span><text:span text:style-name="_35_1"> </text:span><text:span text:style-name="_31_4">n</text:span><text:span text:style-name="_33_4">o</text:span><text:span text:style-name="_35_1"> </text:span><text:span text:style-name="_31_7">m</text:span><text:span text:style-name="_34_7">a</text:span><text:span text:style-name="_36_8">t</text:span><text:span text:style-name="_39_">h</text:span><text:span text:style-name="_33_8">e</text:span><text:span text:style-name="_36_2">m</text:span><text:span text:style-name="_31_0">a</text:span><text:span text:style-name="_35_0">t</text:span><text:span text:style-name="_35_8">i</text:span><text:span text:style-name="_31_7">c</text:span><text:span text:style-name="_33_9">a</text:span><text:span text:style-name="_37_3">l</text:span><text:span text:style-name="_31_"> </text:span><text:span text:style-name="_34_3">a</text:span><text:span text:style-name="_36_4">c</text:span><text:span text:style-name="_31_8">c</text:span><text:span text:style-name="_33_4">u</text:span><text:span text:style-name="_36_3">r</text:span><text:span text:style-name="_31_5">a</text:span><text:span text:style-name="_33_3">c</text:span><text:span text:style-name="_37_5">y</text:span><text:span text:style-name="_31_"> </text:span><text:span text:style-name="_33_7">i</text:span><text:span text:style-name="_36_4">s</text:span><text:span text:style-name="_31_"> </text:span><text:span text:style-name="_33_7">c</text:span><text:span text:style-name="_36_4">l</text:span><text:span text:style-name="_32_5">a</text:span><text:span text:style-name="_34_5">i</text:span><text:span text:style-name="_35_9">m</text:span><text:span text:style-name="_31_3">e</text:span><text:span text:style-name="_33_3">d</text:span><text:span text:style-name="_35_1"> </text:span><text:span text:style-name="_38_">i</text:span><text:span text:style-name="_33_2">n</text:span><text:span text:style-name="_35_1"> </text:span><text:span text:style-name="_31_9">t</text:span><text:span text:style-name="_33_7">h</text:span><text:span text:style-name="_37_2">e</text:span><text:span text:style-name="_31_"> </text:span><text:span text:style-name="_34_9">p</text:span><text:span text:style-name="_36_9">r</text:span><text:span text:style-name="_31_4">e</text:span><text:span text:style-name="_34_8">s</text:span><text:span text:style-name="_36_7">e</text:span><text:span text:style-name="_31_8">n</text:span><text:span text:style-name="_34_0">t</text:span><text:span text:style-name="_35_1"> </text:span><text:span text:style-name="_32_0">d</text:span><text:span text:style-name="_34_0">i</text:span><text:span text:style-name="_37_2">s</text:span><text:span text:style-name="_31_4">c</text:span><text:span text:style-name="_34_7">u</text:span><text:span text:style-name="_37_2">s</text:span><text:span text:style-name="_32_5">s</text:span><text:span text:style-name="_33_4">i</text:span><text:span text:style-name="_35_9">o</text:span><text:span text:style-name="_31_0">n</text:span><text:span text:style-name="_34_0">,</text:span><text:span text:style-name="_37_3">)</text:span><text:span text:style-name="_31_"> </text:span><text:span text:style-name="_34_0">A</text:span><text:span text:style-name="_35_1"> </text:span><text:span text:style-name="_31_9">f</text:span><text:span text:style-name="_34_4">e</text:span><text:span text:style-name="_37_4">w</text:span><text:span text:style-name="_31_"> </text:span><text:span text:style-name="_34_5">y</text:span><text:span text:style-name="_35_9">e</text:span><text:span text:style-name="_31_4">a</text:span><text:span text:style-name="_33_9">r</text:span><text:span text:style-name="_36_2">s</text:span><text:span text:style-name="_31_"> </text:span><text:span text:style-name="_33_7">a</text:span><text:span text:style-name="_37_5">g</text:span><text:span text:style-name="_31_0">o</text:span><text:span text:style-name="_34_9">,</text:span><text:span text:style-name="_35_1"> </text:span><text:span text:style-name="_32_3">w</text:span><text:span text:style-name="_33_2">h</text:span><text:span text:style-name="_37_4">e</text:span><text:span text:style-name="_32_2">n</text:span><text:span text:style-name="_32_6"> </text:span><text:span text:style-name="_36_5">v</text:span><text:span text:style-name="_31_5">e</text:span><text:span text:style-name="_34_3">r</text:span><text:span text:style-name="_37_2">y</text:span><text:span text:style-name="_31_"> </text:span><text:span text:style-name="_33_7">l</text:span><text:span text:style-name="_36_4">i</text:span><text:span text:style-name="_31_4">t</text:span><text:span text:style-name="_33_8">t</text:span><text:span text:style-name="_35_8">l</text:span><text:span text:style-name="_32_4">e</text:span><text:span text:style-name="_32_6"> </text:span><text:span text:style-name="_37_3">h</text:span><text:span text:style-name="_32_3">a</text:span><text:span text:style-name="_34_5">d</text:span><text:span text:style-name="_35_1"> </text:span><text:span text:style-name="_31_8">b</text:span><text:span text:style-name="_35_0">e</text:span><text:span text:style-name="_36_4">e</text:span><text:span text:style-name="_37_">n</text:span><text:span text:style-name="_32_6"> </text:span><text:span text:style-name="_36_8">h</text:span><text:span text:style-name="_38_">e</text:span><text:span text:style-name="_33_7">a</text:span><text:span text:style-name="_36_4">r</text:span><text:span text:style-name="_31_7">d</text:span><text:span text:style-name="_32_6"> </text:span><text:span text:style-name="_37_4">o</text:span><text:span text:style-name="_32_5">f</text:span><text:span text:style-name="_32_6"> </text:span><text:span text:style-name="_36_2">d</text:span><text:span text:style-name="_38_">i</text:span><text:span text:style-name="_33_4">g</text:span><text:span text:style-name="_36_5">i</text:span><text:span text:style-name="_31_3">t</text:span><text:span text:style-name="_34_5">a</text:span><text:span text:style-name="_36_4">l</text:span><text:span text:style-name="_31_"> </text:span><text:span text:style-name="_33_9">c</text:span><text:span text:style-name="_37_2">o</text:span><text:span text:style-name="_32_5">m</text:span><text:span text:style-name="_33_5">p</text:span><text:span text:style-name="_36_2">u</text:span><text:span text:style-name="_32_4">t</text:span><text:span text:style-name="_34_9">e</text:span><text:span text:style-name="_37_0">r</text:span><text:span text:style-name="_31_9">s</text:span><text:span text:style-name="_33_5">,</text:span><text:span text:style-name="_35_1"> </text:span><text:span text:style-name="_32_5">i</text:span><text:span text:style-name="_34_7">t</text:span><text:span text:style-name="_35_1"> </text:span><text:span text:style-name="_31_8">w</text:span><text:span text:style-name="_34_0">a</text:span><text:span text:style-name="_36_2">s</text:span><text:span text:style-name="_31_"> </text:span><text:span text:style-name="_34_0">p</text:span><text:span text:style-name="_37_3">o</text:span><text:span text:style-name="_31_4">s</text:span><text:span text:style-name="_34_3">s</text:span><text:span text:style-name="_37_5">i</text:span><text:span text:style-name="_31_5">b</text:span><text:span text:style-name="_33_2">l</text:span><text:span text:style-name="_37_3">e</text:span><text:span text:style-name="_31_"> </text:span><text:span text:style-name="_35_0">t</text:span><text:span text:style-name="_36_4">o</text:span><text:span text:style-name="_31_"> </text:span><text:span text:style-name="_35_0">e</text:span><text:span text:style-name="_35_9">l</text:span><text:span text:style-name="_31_2">i</text:span><text:span text:style-name="_34_3">c</text:span><text:span text:style-name="_36_8">i</text:span><text:span text:style-name="_31_0">t</text:span><text:span text:style-name="_32_6"> </text:span><text:span text:style-name="_36_4">m</text:span><text:span text:style-name="_38_">u</text:span><text:span text:style-name="_34_8">c</text:span><text:span text:style-name="_35_9">h</text:span><text:span text:style-name="_31_"> </text:span><text:span text:style-name="_33_8">i</text:span><text:span text:style-name="_36_9">n</text:span><text:span text:style-name="_31_5">c</text:span><text:span text:style-name="_34_8">r</text:span><text:span text:style-name="_36_8">e</text:span><text:span text:style-name="_31_4">d</text:span><text:span text:style-name="_34_9">u</text:span><text:span text:style-name="_36_8">l</text:span><text:span text:style-name="_31_2">i</text:span><text:span text:style-name="_33_2">t</text:span><text:span text:style-name="_36_9">y</text:span><text:span text:style-name="_31_"> </text:span><text:span text:style-name="_34_4">c</text:span><text:span text:style-name="_37_5">o</text:span><text:span text:style-name="_32_0">n</text:span><text:span text:style-name="_35_0">c</text:span><text:span text:style-name="_36_8">e</text:span><text:span text:style-name="_39_">r</text:span><text:span text:style-name="_33_8">n</text:span><text:span text:style-name="_37_3">i</text:span><text:span text:style-name="_31_9">n</text:span><text:span text:style-name="_33_4">g</text:span><text:span text:style-name="_35_1"> </text:span><text:span text:style-name="_32_5">t</text:span><text:span text:style-name="_35_0">h</text:span><text:span text:style-name="_35_7">e</text:span><text:span text:style-name="_32_2">m</text:span><text:span text:style-name="_34_5">,</text:span><text:span text:style-name="_35_1"> </text:span><text:span text:style-name="_31_3">i</text:span><text:span text:style-name="_34_5">f</text:span><text:span text:style-name="_35_1"> </text:span><text:span text:style-name="_32_0">o</text:span><text:span text:style-name="_33_5">n</text:span><text:span text:style-name="_36_2">e</text:span><text:span text:style-name="_31_"> </text:span><text:span text:style-name="_34_4">m</text:span><text:span text:style-name="_37_0">e</text:span><text:span text:style-name="_31_8">n</text:span><text:span text:style-name="_35_0">t</text:span><text:span text:style-name="_37_2">i</text:span><text:span text:style-name="_31_8">o</text:span><text:span text:style-name="_33_4">n</text:span><text:span text:style-name="_36_2">e</text:span><text:span text:style-name="_32_5">d</text:span><text:span text:style-name="_32_6"> </text:span><text:span text:style-name="_36_5">t</text:span><text:span text:style-name="_31_9">h</text:span><text:span text:style-name="_34_7">e</text:span><text:span text:style-name="_36_3">i</text:span><text:span text:style-name="_37_">r</text:span><text:span text:style-name="_32_6"> </text:span><text:span text:style-name="_36_3">p</text:span><text:span text:style-name="_31_9">r</text:span><text:span text:style-name="_33_2">o</text:span><text:span text:style-name="_37_3">p</text:span><text:span text:style-name="_31_7">e</text:span><text:span text:style-name="_34_9">r</text:span><text:span text:style-name="_36_8">t</text:span><text:span text:style-name="_32_4">i</text:span><text:span text:style-name="_33_2">e</text:span><text:span text:style-name="_35_7">s</text:span><text:span text:style-name="_31_"> </text:span><text:span text:style-name="_34_7">w</text:span><text:span text:style-name="_36_9">i</text:span><text:span text:style-name="_31_0">t</text:span><text:span text:style-name="_33_7">h</text:span><text:span text:style-name="_36_3">o</text:span><text:span text:style-name="_37_">u</text:span><text:span text:style-name="_33_3">t</text:span><text:span text:style-name="_35_1"> </text:span><text:span text:style-name="_31_0">d</text:span><text:span text:style-name="_34_7">e</text:span><text:span text:style-name="_35_9">s</text:span><text:span text:style-name="_31_8">c</text:span><text:span text:style-name="_34_8">r</text:span><text:span text:style-name="_37_5">i</text:span><text:span text:style-name="_31_8">b</text:span><text:span text:style-name="_33_9">i</text:span><text:span text:style-name="_35_9">n</text:span><text:span text:style-name="_39_">g</text:span><text:span text:style-name="_32_6"> </text:span><text:span text:style-name="_37_5">t</text:span><text:span text:style-name="_31_4">h</text:span><text:span text:style-name="_34_9">e</text:span><text:span text:style-name="_36_9">i</text:span><text:span text:style-name="_31_2">r</text:span><text:span text:style-name="_32_6"> </text:span><text:span text:style-name="_35_8">c</text:span><text:span text:style-name="_32_5">o</text:span><text:span text:style-name="_34_8">n</text:span><text:span text:style-name="_37_3">s</text:span><text:span text:style-name="_31_3">t</text:span><text:span text:style-name="_33_7">r</text:span><text:span text:style-name="_37_3">u</text:span><text:span text:style-name="_37_">c</text:span><text:span text:style-name="_34_5">t</text:span><text:span text:style-name="_36_7">i</text:span><text:span text:style-name="_31_7">o</text:span><text:span text:style-name="_33_9">n</text:span><text:span text:style-name="_35_8">.</text:span><text:span text:style-name="_31_"> </text:span><text:span text:style-name="_34_8">T</text:span><text:span text:style-name="_35_7">h</text:span><text:span text:style-name="_38_">a</text:span><text:span text:style-name="_33_7">t</text:span><text:span text:style-name="_35_1"> </text:span><text:span text:style-name="_31_3">w</text:span><text:span text:style-name="_33_3">a</text:span><text:span text:style-name="_36_7">s</text:span><text:span text:style-name="_31_"> </text:span><text:span text:style-name="_34_2">p</text:span><text:span text:style-name="_36_9">r</text:span><text:span text:style-name="_31_4">e</text:span><text:span text:style-name="_35_0">s</text:span><text:span text:style-name="_37_2">u</text:span><text:span text:style-name="_32_0">m</text:span><text:span text:style-name="_34_2">a</text:span><text:span text:style-name="_36_4">b</text:span><text:span text:style-name="_32_2">l</text:span><text:span text:style-name="_34_4">y</text:span><text:span text:style-name="_35_1"> </text:span><text:span text:style-name="_31_5">d</text:span><text:span text:style-name="_34_9">u</text:span><text:span text:style-name="_35_8">e</text:span><text:span text:style-name="_31_"> </text:span><text:span text:style-name="_33_2">t</text:span><text:span text:style-name="_37_0">o</text:span><text:span text:style-name="_31_"> </text:span><text:span text:style-name="_33_3">a</text:span><text:span text:style-name="_35_1"> </text:span><text:span text:style-name="_31_0">s</text:span><text:span text:style-name="_33_5">i</text:span><text:span text:style-name="_36_3">m</text:span><text:span text:style-name="_31_8">i</text:span><text:span text:style-name="_35_0">l</text:span><text:span text:style-name="_35_7">a</text:span><text:span text:style-name="_31_5">r</text:span><text:span text:style-name="_32_6"> </text:span><text:span text:style-name="_36_3">a</text:span><text:span text:style-name="_32_2">p</text:span><text:span text:style-name="_34_4">p</text:span><text:span text:style-name="_36_2">l</text:span><text:span text:style-name="_31_5">i</text:span><text:span text:style-name="_33_7">c</text:span><text:span text:style-name="_36_8">a</text:span><text:span text:style-name="_31_2">t</text:span><text:span text:style-name="_34_3">i</text:span><text:span text:style-name="_37_3">o</text:span><text:span text:style-name="_37_">n</text:span><text:span text:style-name="_32_6"> </text:span><text:span text:style-name="_36_0">o</text:span><text:span text:style-name="_31_4">f</text:span><text:span text:style-name="_32_6"> </text:span><text:span text:style-name="_36_9">t</text:span><text:span text:style-name="_31_3">h</text:span><text:span text:style-name="_34_5">e</text:span><text:span text:style-name="_35_1"> </text:span><text:span text:style-name="_31_8">p</text:span><text:span text:style-name="_33_9">r</text:span><text:span text:style-name="_37_3">i</text:span><text:span text:style-name="_32_2">n</text:span><text:span text:style-name="_34_9">c</text:span><text:span text:style-name="_35_7">i</text:span><text:span text:style-name="_32_4">p</text:span><text:span text:style-name="_34_9">l</text:span><text:span text:style-name="_37_0">e</text:span><text:span text:style-name="_31_"> </text:span><text:span text:style-name="_33_4">o</text:span><text:span text:style-name="_35_9">f</text:span><text:span text:style-name="_31_"> </text:span><text:span text:style-name="_33_7">s</text:span><text:span text:style-name="_36_3">c</text:span><text:span text:style-name="_31_9">i</text:span><text:span text:style-name="_34_7">e</text:span><text:span text:style-name="_37_5">n</text:span><text:span text:style-name="_31_4">t</text:span><text:span text:style-name="_33_9">i</text:span><text:span text:style-name="_36_4">f</text:span><text:span text:style-name="_37_">i</text:span><text:span text:style-name="_34_8">c</text:span><text:span text:style-name="_35_1"> </text:span><text:span text:style-name="_31_0">i</text:span><text:span text:style-name="_34_9">n</text:span><text:span text:style-name="_35_9">d</text:span><text:span text:style-name="_32_0">u</text:span><text:span text:style-name="_33_9">c</text:span><text:span text:style-name="_37_5">t</text:span><text:span text:style-name="_37_">i</text:span><text:span text:style-name="_33_3">o</text:span><text:span text:style-name="_35_8">n</text:span><text:span text:style-name="_32_2">.</text:span><text:span text:style-name="_32_6"> </text:span><text:span text:style-name="_36_5">T</text:span><text:span text:style-name="_32_3">h</text:span><text:span text:style-name="_34_4">e</text:span><text:span text:style-name="_36_2">s</text:span><text:span text:style-name="_37_">e</text:span><text:span text:style-name="_32_6"> </text:span><text:span text:style-name="_37_3">a</text:span><text:span text:style-name="_32_0">p</text:span><text:span text:style-name="_33_2">p</text:span><text:span text:style-name="_36_8">l</text:span><text:span text:style-name="_31_2">i</text:span><text:span text:style-name="_35_0">c</text:span><text:span text:style-name="_37_0">a</text:span><text:span text:style-name="_31_0">t</text:span><text:span text:style-name="_34_9">i</text:span><text:span text:style-name="_35_7">o</text:span><text:span text:style-name="_31_4">n</text:span><text:span text:style-name="_33_9">s</text:span><text:span text:style-name="_35_1"> </text:span><text:span text:style-name="_31_3">o</text:span><text:span text:style-name="_33_9">f</text:span><text:span text:style-name="_35_1"> </text:span><text:span text:style-name="_37_">t</text:span><text:span text:style-name="_33_7">h</text:span><text:span text:style-name="_35_9">e</text:span><text:span text:style-name="_31_"> </text:span><text:span text:style-name="_33_5">p</text:span><text:span text:style-name="_36_0">r</text:span><text:span text:style-name="_31_8">i</text:span><text:span text:style-name="_34_3">n</text:span><text:span text:style-name="_36_4">c</text:span><text:span text:style-name="_31_0">i</text:span><text:span text:style-name="_34_8">p</text:span><text:span text:style-name="_36_8">l</text:span><text:span text:style-name="_38_">e</text:span><text:span text:style-name="_32_6"> </text:span><text:span text:style-name="_37_4">a</text:span><text:span text:style-name="_32_2">r</text:span><text:span text:style-name="_34_9">e</text:span><text:span text:style-name="_35_1"> </text:span><text:span text:style-name="_31_3">o</text:span><text:span text:style-name="_33_8">f</text:span><text:span text:style-name="_35_1"> </text:span><text:span text:style-name="_31_3">c</text:span><text:span text:style-name="_34_4">o</text:span><text:span text:style-name="_37_3">u</text:span><text:span text:style-name="_32_4">r</text:span><text:span text:style-name="_33_8">s</text:span><text:span text:style-name="_36_0">e</text:span><text:span text:style-name="_31_"> </text:span><text:span text:style-name="_33_8">l</text:span><text:span text:style-name="_36_5">a</text:span><text:span text:style-name="_32_4">r</text:span><text:span text:style-name="_33_7">g</text:span><text:span text:style-name="_37_4">e</text:span><text:span text:style-name="_31_7">l</text:span><text:span text:style-name="_35_0">y</text:span><text:span text:style-name="_35_1"> </text:span><text:span text:style-name="_32_0">u</text:span><text:span text:style-name="_34_2">n</text:span><text:span text:style-name="_36_3">c</text:span><text:span text:style-name="_31_0">o</text:span><text:span text:style-name="_33_2">n</text:span><text:span text:style-name="_35_8">s</text:span><text:span text:style-name="_31_5">c</text:span><text:span text:style-name="_33_8">i</text:span><text:span text:style-name="_36_8">o</text:span><text:span text:style-name="_32_3">u</text:span><text:span text:style-name="_34_0">s</text:span><text:span text:style-name="_37_4">.</text:span><text:span text:style-name="_31_"> </text:span><text:span text:style-name="_35_0">W</text:span><text:span text:style-name="_35_8">h</text:span><text:span text:style-name="_31_9">e</text:span><text:span text:style-name="_34_3">n</text:span><text:span text:style-name="_35_1"> </text:span><text:span text:style-name="_31_2">a</text:span><text:span text:style-name="_32_6"> </text:span><text:span text:style-name="_35_7">b</text:span><text:span text:style-name="_31_3">u</text:span><text:span text:style-name="_34_4">r</text:span><text:span text:style-name="_37_5">n</text:span><text:span text:style-name="_32_2">t</text:span><text:span text:style-name="_32_6"> </text:span><text:span text:style-name="_36_4">c</text:span><text:span text:style-name="_32_3">h</text:span><text:span text:style-name="_34_7">i</text:span><text:span text:style-name="_36_9">l</text:span><text:span text:style-name="_32_5">d</text:span><text:span text:style-name="_32_6"> </text:span><text:span text:style-name="_37_0">f</text:span><text:span text:style-name="_32_2">e</text:span><text:span text:style-name="_34_7">a</text:span><text:span text:style-name="_37_5">r</text:span><text:span text:style-name="_31_7">s</text:span><text:span text:style-name="_32_6"> </text:span><text:span text:style-name="_35_7">t</text:span><text:span text:style-name="_39_">h</text:span><text:span text:style-name="_34_2">e</text:span><text:span text:style-name="_35_1"> </text:span><text:span text:style-name="_32_4">f</text:span><text:span text:style-name="_34_0">i</text:span><text:span text:style-name="_35_8">r</text:span><text:span text:style-name="_32_5">e</text:span><text:span text:style-name="_32_6"> </text:span><text:span text:style-name="_36_5">a</text:span><text:span text:style-name="_38_">n</text:span><text:span text:style-name="_33_3">d</text:span><text:span text:style-name="_35_1"> </text:span><text:span text:style-name="_31_3">s</text:span><text:span text:style-name="_33_4">h</text:span><text:span text:style-name="_35_7">o</text:span><text:span text:style-name="_32_2">w</text:span><text:span text:style-name="_34_8">s</text:span><text:span text:style-name="_35_1"> </text:span><text:span text:style-name="_32_0">t</text:span><text:span text:style-name="_34_7">h</text:span><text:span text:style-name="_35_7">a</text:span><text:span text:style-name="_31_7">t</text:span><text:span text:style-name="_32_6"> </text:span><text:span text:style-name="_36_4">h</text:span><text:span text:style-name="_32_3">e</text:span><text:span text:style-name="_32_6"> </text:span><text:span text:style-name="_36_8">f</text:span><text:span text:style-name="_31_5">e</text:span><text:span text:style-name="_34_3">a</text:span><text:span text:style-name="_35_9">r</text:span><text:span text:style-name="_32_2">s</text:span><text:span text:style-name="_32_6"> </text:span><text:span text:style-name="_35_9">i</text:span><text:span text:style-name="_31_9">t</text:span><text:span text:style-name="_32_6"> </text:span><text:span text:style-name="_37_4">b</text:span><text:span text:style-name="_32_2">y</text:span><text:span text:style-name="_32_6"> </text:span><text:span text:style-name="_36_7">a</text:span><text:span text:style-name="_31_4">v</text:span><text:span text:style-name="_33_5">o</text:span><text:span text:style-name="_36_3">i</text:span><text:span text:style-name="_31_7">d</text:span><text:span text:style-name="_33_2">i</text:span><text:span text:style-name="_35_8">n</text:span><text:span text:style-name="_32_0">g</text:span><text:span text:style-name="_32_6"> </text:span><text:span text:style-name="_36_7">i</text:span><text:span text:style-name="_31_2">t</text:span><text:span text:style-name="_35_0">,</text:span><text:span text:style-name="_35_1"> </text:span><text:span text:style-name="_32_3">f</text:span><text:span text:style-name="_32_6"> </text:span><text:span text:style-name="_37_2">s</text:span><text:span text:style-name="_38_">h</text:span><text:span text:style-name="_33_4">o</text:span><text:span text:style-name="_35_7">u</text:span><text:span text:style-name="_31_4">l</text:span><text:span text:style-name="_34_2">d</text:span><text:span text:style-name="_35_1"> </text:span><text:span text:style-name="_31_9">s</text:span><text:span text:style-name="_34_4">a</text:span><text:span text:style-name="_37_4">y</text:span><text:span text:style-name="_31_"> </text:span><text:span text:style-name="_33_2">t</text:span><text:span text:style-name="_36_7">h</text:span><text:span text:style-name="_31_9">a</text:span><text:span text:style-name="_35_0">t</text:span><text:span text:style-name="_35_1"> </text:span><text:span text:style-name="_32_5">h</text:span><text:span text:style-name="_33_9">e</text:span><text:span text:style-name="_35_1"> </text:span><text:span text:style-name="_39_">w</text:span><text:span text:style-name="_33_5">a</text:span><text:span text:style-name="_36_7">s</text:span><text:span text:style-name="_31_"> </text:span><text:span text:style-name="_34_3">a</text:span><text:span text:style-name="_36_4">p</text:span><text:span text:style-name="_32_5">p</text:span><text:span text:style-name="_34_0">l</text:span><text:span text:style-name="_35_8">y</text:span><text:span text:style-name="_32_2">i</text:span><text:span text:style-name="_33_3">n</text:span><text:span text:style-name="_36_5">g</text:span><text:span text:style-name="_31_"> </text:span><text:span text:style-name="_33_2">s</text:span><text:span text:style-name="_36_8">c</text:span><text:span text:style-name="_39_">i</text:span><text:span text:style-name="_33_5">e</text:span><text:span text:style-name="_37_4">n</text:span><text:span text:style-name="_31_4">t</text:span><text:span text:style-name="_34_2">i</text:span><text:span text:style-name="_36_5">f</text:span><text:span text:style-name="_39_">i</text:span><text:span text:style-name="_33_5">c</text:span><text:span text:style-name="_35_1"> </text:span><text:span text:style-name="_39_">i</text:span><text:span text:style-name="_33_2">n</text:span><text:span text:style-name="_36_2">d</text:span><text:span text:style-name="_31_4">u</text:span><text:span text:style-name="_33_9">c</text:span><text:span text:style-name="_36_2">t</text:span><text:span text:style-name="_31_9">i</text:span><text:span text:style-name="_33_7">o</text:span><text:span text:style-name="_36_5">n</text:span><text:span text:style-name="_38_">.</text:span><text:span text:style-name="_32_6"> </text:span><text:span text:style-name="_36_3">(</text:span><text:span text:style-name="_32_4">I</text:span><text:span text:style-name="_32_6"> </text:span><text:span text:style-name="_37_0">c</text:span><text:span text:style-name="_32_5">o</text:span><text:span text:style-name="_35_0">u</text:span><text:span text:style-name="_37_3">l</text:span><text:span text:style-name="_31_5">d</text:span><text:span text:style-name="_32_6"> </text:span><text:span text:style-name="_35_8">o</text:span><text:span text:style-name="_32_5">f</text:span><text:span text:style-name="_32_6"> </text:span><text:span text:style-name="_36_9">c</text:span><text:span text:style-name="_32_3">o</text:span><text:span text:style-name="_34_2">u</text:span><text:span text:style-name="_35_8">r</text:span><text:span text:style-name="_32_5">s</text:span><text:span text:style-name="_34_8">e</text:span><text:span text:style-name="_35_1"> </text:span><text:span text:style-name="_37_">a</text:span><text:span text:style-name="_34_0">l</text:span><text:span text:style-name="_36_8">s</text:span><text:span text:style-name="_39_">o</text:span><text:span text:style-name="_32_6"> </text:span><text:span text:style-name="_36_7">d</text:span><text:span text:style-name="_31_3">e</text:span><text:span text:style-name="_34_3">s</text:span><text:span text:style-name="_36_8">c</text:span><text:span text:style-name="_31_9">r</text:span><text:span text:style-name="_33_5">i</text:span><text:span text:style-name="_37_0">b</text:span><text:span text:style-name="_31_4">e</text:span><text:span text:style-name="_32_6"> </text:span><text:span text:style-name="_36_9">h</text:span><text:span text:style-name="_32_3">i</text:span><text:span text:style-name="_33_2">s</text:span><text:span text:style-name="_35_1"> </text:span><text:span text:style-name="_31_2">b</text:span><text:span text:style-name="_34_4">e</text:span><text:span text:style-name="_36_7">h</text:span><text:span text:style-name="_31_8">a</text:span><text:span text:style-name="_33_3">v</text:span><text:span text:style-name="_35_9">i</text:span><text:span text:style-name="_32_2">o</text:span><text:span text:style-name="_34_7">u</text:span><text:span text:style-name="_36_5">r</text:span><text:span text:style-name="_31_"> </text:span><text:span text:style-name="_34_5">i</text:span><text:span text:style-name="_37_5">n</text:span><text:span text:style-name="_31_"> </text:span><text:span text:style-name="_34_3">m</text:span><text:span text:style-name="_37_3">a</text:span><text:span text:style-name="_31_2">n</text:span><text:span text:style-name="_34_9">y</text:span><text:span text:style-name="_35_1"> </text:span><text:span text:style-name="_32_4">o</text:span><text:span text:style-name="_33_3">t</text:span><text:span text:style-name="_35_9">h</text:span><text:span text:style-name="_32_4">e</text:span><text:span text:style-name="_35_0">r</text:span><text:span text:style-name="_35_1"> </text:span><text:span text:style-name="_39_">w</text:span><text:span text:style-name="_33_5">a</text:span><text:span text:style-name="_36_0">y</text:span><text:span text:style-name="_31_2">s</text:span><text:span text:style-name="_34_2">.</text:span><text:span text:style-name="_37_2">)</text:span><text:span text:style-name="_31_"> </text:span><text:span text:style-name="_34_9">T</text:span><text:span text:style-name="_36_2">h</text:span><text:span text:style-name="_31_5">e</text:span><text:span text:style-name="_32_6"> </text:span><text:span text:style-name="_36_4">w</text:span><text:span text:style-name="_31_2">o</text:span><text:span text:style-name="_33_4">r</text:span><text:span text:style-name="_37_3">k</text:span><text:span text:style-name="_31_9">s</text:span><text:span text:style-name="_32_6"> </text:span><text:span text:style-name="_36_2">a</text:span><text:span text:style-name="_39_">n</text:span><text:span text:style-name="_33_2">d</text:span><text:span text:style-name="_35_1"> </text:span><text:span text:style-name="_32_4">c</text:span><text:span text:style-name="_34_4">u</text:span><text:span text:style-name="_36_9">s</text:span><text:span text:style-name="_32_0">t</text:span><text:span text:style-name="_34_3">o</text:span><text:span text:style-name="_37_3">m</text:span><text:span text:style-name="_31_8">s</text:span><text:span text:style-name="_32_6"> </text:span><text:span text:style-name="_35_7">o</text:span><text:span text:style-name="_31_5">f</text:span><text:span text:style-name="_32_6"> </text:span><text:span text:style-name="_36_0">m</text:span><text:span text:style-name="_32_4">a</text:span><text:span text:style-name="_34_4">n</text:span><text:span text:style-name="_36_2">k</text:span><text:span text:style-name="_39_">i</text:span><text:span text:style-name="_33_7">n</text:span><text:span text:style-name="_36_9">d</text:span><text:span text:style-name="_31_"> </text:span><text:span text:style-name="_33_8">d</text:span><text:span text:style-name="_36_2">o</text:span><text:span text:style-name="_31_"> </text:span><text:span text:style-name="_34_8">n</text:span><text:span text:style-name="_36_4">o</text:span><text:span text:style-name="_32_2">t</text:span><text:span text:style-name="_32_6"> </text:span><text:span text:style-name="_36_7">s</text:span><text:span text:style-name="_32_5">e</text:span><text:span text:style-name="_33_7">e</text:span><text:span text:style-name="_35_9">m</text:span><text:span text:style-name="_31_"> </text:span><text:span text:style-name="_34_0">t</text:span><text:span text:style-name="_36_7">o</text:span><text:span text:style-name="_31_"> </text:span><text:span text:style-name="_34_9">b</text:span><text:span text:style-name="_36_5">e</text:span><text:span text:style-name="_31_"> </text:span><text:span text:style-name="_34_4">v</text:span><text:span text:style-name="_36_3">e</text:span><text:span text:style-name="_31_0">r</text:span><text:span text:style-name="_33_4">y</text:span><text:span text:style-name="_35_1"> </text:span><text:span text:style-name="_31_4">s</text:span><text:span text:style-name="_34_5">u</text:span><text:span text:style-name="_35_8">i</text:span><text:span text:style-name="_32_5">t</text:span><text:span text:style-name="_34_7">a</text:span><text:span text:style-name="_36_0">b</text:span><text:span text:style-name="_32_5">l</text:span><text:span text:style-name="_33_9">e</text:span><text:span text:style-name="_35_1"> </text:span><text:span text:style-name="_31_9">m</text:span><text:span text:style-name="_34_7">a</text:span><text:span text:style-name="_37_3">t</text:span><text:span text:style-name="_31_9">e</text:span><text:span text:style-name="_35_0">r</text:span><text:span text:style-name="_35_8">i</text:span><text:span text:style-name="_31_4">a</text:span><text:span text:style-name="_34_4">l</text:span><text:span text:style-name="_35_1"> </text:span><text:span text:style-name="_32_3">t</text:span><text:span text:style-name="_34_0">o</text:span><text:span text:style-name="_35_1"> </text:span><text:span text:style-name="_32_5">w</text:span><text:span text:style-name="_34_8">h</text:span><text:span text:style-name="_36_4">i</text:span><text:span text:style-name="_31_0">c</text:span><text:span text:style-name="_33_8">h</text:span><text:span text:style-name="_35_1"> </text:span><text:span text:style-name="_32_0">t</text:span><text:span text:style-name="_33_5">o</text:span><text:span text:style-name="_35_1"> </text:span><text:span text:style-name="_31_5">a</text:span><text:span text:style-name="_34_8">p</text:span><text:span text:style-name="_37_5">p</text:span><text:span text:style-name="_31_8">l</text:span><text:span text:style-name="_33_7">y</text:span><text:span text:style-name="_35_1"> </text:span><text:span text:style-name="_31_4">s</text:span><text:span text:style-name="_34_3">c</text:span><text:span text:style-name="_36_9">i</text:span><text:span text:style-name="_31_8">e</text:span><text:span text:style-name="_33_2">n</text:span><text:span text:style-name="_36_2">t</text:span><text:span text:style-name="_39_">i</text:span><text:span text:style-name="_33_7">f</text:span><text:span text:style-name="_36_8">i</text:span><text:span text:style-name="_38_">c</text:span><text:span text:style-name="_32_6"> </text:span><text:span text:style-name="_35_7">i</text:span><text:span text:style-name="_32_0">n</text:span><text:span text:style-name="_33_4">d</text:span><text:span text:style-name="_37_4">u</text:span><text:span text:style-name="_31_9">c</text:span><text:span text:style-name="_33_8">t</text:span><text:span text:style-name="_36_4">i</text:span><text:span text:style-name="_32_5">o</text:span><text:span text:style-name="_33_9">n</text:span><text:span text:style-name="_37_0">.</text:span><text:span text:style-name="_31_"> </text:span><text:span text:style-name="_33_5">A</text:span><text:span text:style-name="_35_1"> </text:span><text:span text:style-name="_32_3">v</text:span><text:span text:style-name="_33_9">e</text:span><text:span text:style-name="_35_8">r</text:span><text:span text:style-name="_32_5">y</text:span><text:span text:style-name="_32_6"> </text:span><text:span text:style-name="_37_0">l</text:span><text:span text:style-name="_32_3">a</text:span><text:span text:style-name="_33_3">r</text:span><text:span text:style-name="_36_5">g</text:span><text:span text:style-name="_32_0">e</text:span><text:span text:style-name="_32_6"> </text:span><text:span text:style-name="_37_4">p</text:span><text:span text:style-name="_31_4">a</text:span><text:span text:style-name="_35_0">r</text:span><text:span text:style-name="_36_7">t</text:span><text:span text:style-name="_31_"> </text:span><text:span text:style-name="_33_2">o</text:span><text:span text:style-name="_36_4">f</text:span><text:span text:style-name="_31_"> </text:span><text:span text:style-name="_34_0">s</text:span><text:span text:style-name="_36_7">p</text:span><text:span text:style-name="_31_5">a</text:span><text:span text:style-name="_33_8">c</text:span><text:span text:style-name="_37_3">e</text:span>-<text:span text:style-name="_33_8">t</text:span><text:span text:style-name="_37_5">i</text:span><text:span text:style-name="_31_8">m</text:span><text:span text:style-name="_33_4">e</text:span><text:span text:style-name="_35_1"> </text:span><text:span text:style-name="_31_7">m</text:span><text:span text:style-name="_34_7">u</text:span><text:span text:style-name="_37_5">s</text:span><text:span text:style-name="_37_">t</text:span><text:span text:style-name="_32_6"> </text:span><text:span text:style-name="_37_2">b</text:span><text:span text:style-name="_32_3">e</text:span><text:span text:style-name="_32_6"> </text:span><text:span text:style-name="_35_7">i</text:span><text:span text:style-name="_31_4">n</text:span><text:span text:style-name="_33_7">v</text:span><text:span text:style-name="_36_9">e</text:span><text:span text:style-name="_31_5">s</text:span><text:span text:style-name="_34_5">t</text:span><text:span text:style-name="_36_0">i</text:span><text:span text:style-name="_31_4">g</text:span><text:span text:style-name="_35_0">a</text:span><text:span text:style-name="_37_2">t</text:span><text:span text:style-name="_31_8">e</text:span><text:span text:style-name="_34_9">d</text:span><text:span text:style-name="_37_3">,</text:span><text:span text:style-name="_31_"> </text:span><text:span text:style-name="_34_9">i</text:span><text:span text:style-name="_35_9">f</text:span><text:span text:style-name="_31_"> </text:span><text:span text:style-name="_33_7">r</text:span><text:span text:style-name="_35_9">e</text:span><text:span text:style-name="_32_3">l</text:span><text:span text:style-name="_35_0">i</text:span><text:span text:style-name="_37_2">a</text:span><text:span text:style-name="_37_">b</text:span><text:span text:style-name="_34_0">l</text:span><text:span text:style-name="_36_0">e</text:span><text:span text:style-name="_31_"> </text:span><text:span text:style-name="_34_2">r</text:span><text:span text:style-name="_37_2">e</text:span><text:span text:style-name="_32_2">s</text:span><text:span text:style-name="_34_9">u</text:span><text:span text:style-name="_36_9">l</text:span><text:span text:style-name="_31_3">t</text:span><text:span text:style-name="_33_7">s</text:span><text:span text:style-name="_35_1"> </text:span><text:span text:style-name="_31_8">a</text:span><text:span text:style-name="_34_4">r</text:span><text:span text:style-name="_37_2">e</text:span><text:span text:style-name="_31_"> </text:span><text:span text:style-name="_33_9">t</text:span><text:span text:style-name="_37_2">o</text:span><text:span text:style-name="_31_"> </text:span><text:span text:style-name="_33_2">b</text:span><text:span text:style-name="_37_0">e</text:span><text:span text:style-name="_31_"> </text:span><text:span text:style-name="_33_3">o</text:span><text:span text:style-name="_36_3">b</text:span><text:span text:style-name="_32_2">t</text:span><text:span text:style-name="_33_5">a</text:span><text:span text:style-name="_36_3">i</text:span><text:span text:style-name="_32_0">n</text:span><text:span text:style-name="_34_3">e</text:span><text:span text:style-name="_36_9">d</text:span><text:span text:style-name="_38_">.</text:span><text:span text:style-name="_32_6"> </text:span><text:span text:style-name="_36_3">O</text:span><text:span text:style-name="_31_9">t</text:span><text:span text:style-name="_34_5">h</text:span><text:span text:style-name="_36_3">e</text:span><text:span text:style-name="_38_">r</text:span><text:span text:style-name="_33_2">w</text:span><text:span text:style-name="_37_2">i</text:span><text:span text:style-name="_37_">s</text:span><text:span text:style-name="_33_4">e</text:span><text:span text:style-name="_35_1"> </text:span><text:span text:style-name="_31_3">w</text:span><text:span text:style-name="_34_7">e</text:span><text:span text:style-name="_35_1"> </text:span><text:span text:style-name="_32_5">m</text:span><text:span text:style-name="_34_4">a</text:span><text:span text:style-name="_37_3">y</text:span><text:span text:style-name="_31_"> </text:span><text:span text:style-name="_33_8">(</text:span><text:span text:style-name="_36_2">a</text:span><text:span text:style-name="_31_7">s</text:span><text:span text:style-name="_32_6"> </text:span><text:span text:style-name="_35_7">m</text:span><text:span text:style-name="_32_0">o</text:span><text:span text:style-name="_34_8">s</text:span><text:span text:style-name="_36_3">t</text:span><text:span text:style-name="_31_"> </text:span><text:span text:style-name="_33_8">E</text:span><text:span text:style-name="_36_4">n</text:span><text:span text:style-name="_32_5">g</text:span><text:span text:style-name="_34_9">l</text:span><text:span text:style-name="_36_7">i</text:span><text:span text:style-name="_31_0">s</text:span><text:span text:style-name="_33_2">h</text:span><text:span text:style-name="_35_1"> </text:span><text:span text:style-name="_31_7">'</text:span><text:span text:style-name="_33_4">C</text:span><text:span text:style-name="_36_2">h</text:span><text:span text:style-name="_37_">i</text:span><text:span text:style-name="_33_2">l</text:span><text:span text:style-name="_36_7">d</text:span><text:span text:style-name="_32_2">r</text:span><text:span text:style-name="_34_2">e</text:span><text:span text:style-name="_36_8">n</text:span><text:span text:style-name="_31_"> </text:span><text:span text:style-name="_33_4">d</text:span><text:span text:style-name="_37_2">o</text:span><text:span text:style-name="_31_0">)</text:span><text:span text:style-name="_32_6"> </text:span><text:span text:style-name="_36_3">d</text:span><text:span text:style-name="_32_2">e</text:span><text:span text:style-name="_34_5">c</text:span><text:span text:style-name="_36_7">i</text:span><text:span text:style-name="_32_0">d</text:span><text:span text:style-name="_33_4">e</text:span><text:span text:style-name="_35_1"> </text:span><text:span text:style-name="_31_9">t</text:span><text:span text:style-name="_33_4">h</text:span><text:span text:style-name="_36_8">a</text:span><text:span text:style-name="_32_2">t</text:span><text:span text:style-name="_32_6"> </text:span><text:span text:style-name="_36_7">e</text:span><text:span text:style-name="_31_3">v</text:span><text:span text:style-name="_33_4">e</text:span><text:span text:style-name="_37_5">r</text:span><text:span text:style-name="_31_4">y</text:span><text:span text:style-name="_34_5">b</text:span><text:span text:style-name="_36_3">o</text:span><text:span text:style-name="_31_4">d</text:span><text:span text:style-name="_34_5">y</text:span><text:span text:style-name="_35_1"> </text:span><text:span text:style-name="_32_3">s</text:span><text:span text:style-name="_34_2">p</text:span><text:span text:style-name="_37_2">e</text:span><text:span text:style-name="_31_4">a</text:span><text:span text:style-name="_34_7">k</text:span><text:span text:style-name="_35_8">s</text:span><text:span text:style-name="_31_"> </text:span><text:span text:style-name="_34_8">E</text:span><text:span text:style-name="_35_9">n</text:span><text:span text:style-name="_32_0">g</text:span><text:span text:style-name="_34_9">l</text:span><text:span text:style-name="_35_8">i</text:span><text:span text:style-name="_31_8">s</text:span><text:span text:style-name="_33_5">h</text:span><text:span text:style-name="_35_8">,</text:span><text:span text:style-name="_31_"> </text:span><text:span text:style-name="_34_5">a</text:span><text:span text:style-name="_37_4">n</text:span><text:span text:style-name="_39_">d</text:span><text:span text:style-name="_32_6"> </text:span><text:span text:style-name="_37_4">t</text:span><text:span text:style-name="_32_2">h</text:span><text:span text:style-name="_33_5">a</text:span><text:span text:style-name="_36_3">t</text:span><text:span text:style-name="_31_"> </text:span><text:span text:style-name="_34_0">i</text:span><text:span text:style-name="_35_9">t</text:span><text:span text:style-name="_31_"> </text:span><text:span text:style-name="_33_8">i</text:span><text:span text:style-name="_36_2">s</text:span><text:span text:style-name="_31_"> </text:span><text:span text:style-name="_33_9">s</text:span><text:span text:style-name="_36_4">i</text:span><text:span text:style-name="_37_">l</text:span><text:span text:style-name="_35_0">l</text:span><text:span text:style-name="_37_2">y</text:span><text:span text:style-name="_31_"> </text:span><text:span text:style-name="_33_9">t</text:span><text:span text:style-name="_37_0">o</text:span><text:span text:style-name="_31_"> </text:span><text:span text:style-name="_34_0">l</text:span><text:span text:style-name="_36_8">e</text:span><text:span text:style-name="_39_">a</text:span><text:span text:style-name="_34_2">r</text:span><text:span text:style-name="_36_9">n</text:span><text:span text:style-name="_31_"> </text:span><text:span text:style-name="_34_4">F</text:span><text:span text:style-name="_36_5">r</text:span><text:span text:style-name="_37_">e</text:span><text:span text:style-name="_34_9">n</text:span><text:span text:style-name="_37_5">c</text:span><text:span text:style-name="_38_">h</text:span><text:span text:style-name="_33_2">.</text:span></text:p>
      <text:p text:style-name="P1"><text:span text:style-name="_32_4">T</text:span><text:span text:style-name="_34_4">h</text:span><text:span text:style-name="_36_5">e</text:span><text:span text:style-name="_32_0">r</text:span><text:span text:style-name="_34_3">e</text:span><text:span text:style-name="_35_1"> </text:span><text:span text:style-name="_31_5">a</text:span><text:span text:style-name="_33_2">r</text:span><text:span text:style-name="_36_3">e</text:span><text:span text:style-name="_31_5">,</text:span><text:span text:style-name="_32_6"> </text:span><text:span text:style-name="_36_5">h</text:span><text:span text:style-name="_31_7">o</text:span><text:span text:style-name="_34_9">w</text:span><text:span text:style-name="_36_2">e</text:span><text:span text:style-name="_31_9">v</text:span><text:span text:style-name="_34_5">e</text:span><text:span text:style-name="_36_3">r</text:span><text:span text:style-name="_31_8">,</text:span><text:span text:style-name="_32_6"> </text:span><text:span text:style-name="_35_8">s</text:span><text:span text:style-name="_32_5">p</text:span><text:span text:style-name="_34_5">e</text:span><text:span text:style-name="_36_8">c</text:span><text:span text:style-name="_31_3">i</text:span><text:span text:style-name="_33_8">a</text:span><text:span text:style-name="_36_7">l</text:span><text:span text:style-name="_31_"> </text:span><text:span text:style-name="_33_2">r</text:span><text:span text:style-name="_36_0">e</text:span><text:span text:style-name="_32_2">m</text:span><text:span text:style-name="_34_5">a</text:span><text:span text:style-name="_35_9">r</text:span><text:span text:style-name="_32_0">k</text:span><text:span text:style-name="_33_3">s</text:span><text:span text:style-name="_35_1"> </text:span><text:span text:style-name="_31_7">t</text:span><text:span text:style-name="_34_0">o</text:span><text:span text:style-name="_35_1"> </text:span><text:span text:style-name="_37_">b</text:span><text:span text:style-name="_34_9">e</text:span><text:span text:style-name="_35_1"> </text:span><text:span text:style-name="_31_7">m</text:span><text:span text:style-name="_34_4">a</text:span><text:span text:style-name="_37_0">d</text:span><text:span text:style-name="_39_">e</text:span><text:span text:style-name="_32_6"> </text:span><text:span text:style-name="_35_8">a</text:span><text:span text:style-name="_31_2">b</text:span><text:span text:style-name="_34_2">o</text:span><text:span text:style-name="_36_3">u</text:span><text:span text:style-name="_31_5">t</text:span><text:span text:style-name="_32_6"> </text:span><text:span text:style-name="_35_7">m</text:span><text:span text:style-name="_37_">a</text:span><text:span text:style-name="_33_4">n</text:span><text:span text:style-name="_35_9">y</text:span><text:span text:style-name="_31_"> </text:span><text:span text:style-name="_34_5">o</text:span><text:span text:style-name="_36_0">f</text:span><text:span text:style-name="_31_"> </text:span><text:span text:style-name="_33_5">t</text:span><text:span text:style-name="_37_3">h</text:span><text:span text:style-name="_39_">e</text:span><text:span text:style-name="_32_6"> </text:span><text:span text:style-name="_37_5">d</text:span><text:span text:style-name="_31_4">i</text:span><text:span text:style-name="_33_7">s</text:span><text:span text:style-name="_37_0">a</text:span><text:span text:style-name="_39_">b</text:span><text:span text:style-name="_33_3">i</text:span><text:span text:style-name="_37_4">l</text:span><text:span text:style-name="_31_8">i</text:span><text:span text:style-name="_34_0">t</text:span><text:span text:style-name="_36_8">i</text:span><text:span text:style-name="_31_9">e</text:span><text:span text:style-name="_34_9">s</text:span><text:span text:style-name="_35_1"> </text:span><text:span text:style-name="_32_4">t</text:span><text:span text:style-name="_34_5">h</text:span><text:span text:style-name="_35_8">a</text:span><text:span text:style-name="_31_5">t</text:span><text:span text:style-name="_32_6"> </text:span><text:span text:style-name="_36_2">h</text:span><text:span text:style-name="_32_5">a</text:span><text:span text:style-name="_34_9">v</text:span><text:span text:style-name="_35_8">e</text:span><text:span text:style-name="_31_"> </text:span><text:span text:style-name="_34_7">b</text:span><text:span text:style-name="_35_8">e</text:span><text:span text:style-name="_38_">e</text:span><text:span text:style-name="_34_8">n</text:span><text:span text:style-name="_35_1"> </text:span><text:span text:style-name="_32_0">m</text:span><text:span text:style-name="_34_0">e</text:span><text:span text:style-name="_36_0">n</text:span><text:span text:style-name="_32_3">t</text:span><text:span text:style-name="_33_8">i</text:span><text:span text:style-name="_36_0">o</text:span><text:span text:style-name="_31_2">n</text:span><text:span text:style-name="_34_8">e</text:span><text:span text:style-name="_35_7">d</text:span><text:span text:style-name="_37_">.</text:span><text:span text:style-name="_32_6"> </text:span><text:span text:style-name="_36_9">T</text:span><text:span text:style-name="_31_8">h</text:span><text:span text:style-name="_34_8">e</text:span><text:span text:style-name="_35_1"> </text:span><text:span text:style-name="_32_5">i</text:span><text:span text:style-name="_34_8">n</text:span><text:span text:style-name="_37_2">a</text:span><text:span text:style-name="_32_5">b</text:span><text:span text:style-name="_34_0">i</text:span><text:span text:style-name="_35_9">l</text:span><text:span text:style-name="_38_">i</text:span><text:span text:style-name="_33_7">t</text:span><text:span text:style-name="_37_2">y</text:span><text:span text:style-name="_31_"> </text:span><text:span text:style-name="_33_3">t</text:span><text:span text:style-name="_35_8">o</text:span><text:span text:style-name="_31_"> </text:span><text:span text:style-name="_34_0">e</text:span><text:span text:style-name="_35_9">n</text:span><text:span text:style-name="_31_0">j</text:span><text:span text:style-name="_34_7">o</text:span><text:span text:style-name="_36_4">y</text:span><text:span text:style-name="_31_"> </text:span><text:span text:style-name="_33_3">s</text:span><text:span text:style-name="_37_0">t</text:span><text:span text:style-name="_31_4">r</text:span><text:span text:style-name="_34_0">a</text:span><text:span text:style-name="_36_0">w</text:span><text:span text:style-name="_31_8">b</text:span><text:span text:style-name="_34_4">e</text:span><text:span text:style-name="_37_5">r</text:span><text:span text:style-name="_31_2">r</text:span><text:span text:style-name="_33_7">i</text:span><text:span text:style-name="_36_5">e</text:span><text:span text:style-name="_32_3">s</text:span><text:span text:style-name="_32_6"> </text:span><text:span text:style-name="_37_3">a</text:span><text:span text:style-name="_32_2">n</text:span><text:span text:style-name="_33_5">d</text:span><text:span text:style-name="_35_1"> </text:span><text:span text:style-name="_31_5">c</text:span><text:span text:style-name="_33_2">r</text:span><text:span text:style-name="_37_0">e</text:span><text:span text:style-name="_32_4">a</text:span><text:span text:style-name="_34_5">m</text:span><text:span text:style-name="_35_1"> </text:span><text:span text:style-name="_32_2">m</text:span><text:span text:style-name="_35_0">a</text:span><text:span text:style-name="_36_3">y</text:span><text:span text:style-name="_31_"> </text:span><text:span text:style-name="_33_5">h</text:span><text:span text:style-name="_36_2">a</text:span><text:span text:style-name="_31_7">v</text:span><text:span text:style-name="_33_2">e</text:span><text:span text:style-name="_35_1"> </text:span><text:span text:style-name="_39_">s</text:span><text:span text:style-name="_35_0">t</text:span><text:span text:style-name="_36_2">r</text:span><text:span text:style-name="_31_4">u</text:span><text:span text:style-name="_33_5">c</text:span><text:span text:style-name="_35_8">k</text:span><text:span text:style-name="_31_"> </text:span><text:span text:style-name="_34_9">t</text:span><text:span text:style-name="_37_5">h</text:span><text:span text:style-name="_32_0">e</text:span><text:span text:style-name="_32_6"> </text:span><text:span text:style-name="_36_5">r</text:span><text:span text:style-name="_32_5">e</text:span><text:span text:style-name="_34_5">a</text:span><text:span text:style-name="_36_7">d</text:span><text:span text:style-name="_32_2">e</text:span><text:span text:style-name="_33_3">r</text:span><text:span text:style-name="_35_1"> </text:span><text:span text:style-name="_31_2">a</text:span><text:span text:style-name="_34_0">s</text:span><text:span text:style-name="_35_1"> </text:span><text:span text:style-name="_32_2">f</text:span><text:span text:style-name="_34_5">r</text:span><text:span text:style-name="_36_0">i</text:span><text:span text:style-name="_31_0">v</text:span><text:span text:style-name="_33_5">o</text:span><text:span text:style-name="_35_8">l</text:span><text:span text:style-name="_37_">o</text:span><text:span text:style-name="_34_8">u</text:span><text:span text:style-name="_35_9">s</text:span><text:span text:style-name="_31_4">.</text:span><text:span text:style-name="_32_6"> </text:span><text:span text:style-name="_36_3">P</text:span><text:span text:style-name="_31_5">o</text:span><text:span text:style-name="_33_3">s</text:span><text:span text:style-name="_36_0">s</text:span><text:span text:style-name="_31_7">i</text:span><text:span text:style-name="_34_3">b</text:span><text:span text:style-name="_37_0">l</text:span><text:span text:style-name="_38_">y</text:span><text:span text:style-name="_32_6"> </text:span><text:span text:style-name="_36_4">a</text:span><text:span text:style-name="_31_"> </text:span><text:span text:style-name="_34_8">m</text:span><text:span text:style-name="_35_8">a</text:span><text:span text:style-name="_32_3">c</text:span><text:span text:style-name="_34_2">h</text:span><text:span text:style-name="_37_3">i</text:span><text:span text:style-name="_32_0">n</text:span><text:span text:style-name="_33_4">e</text:span><text:span text:style-name="_35_1"> </text:span><text:span text:style-name="_38_">m</text:span><text:span text:style-name="_33_4">i</text:span><text:span text:style-name="_37_5">g</text:span><text:span text:style-name="_32_4">h</text:span><text:span text:style-name="_33_3">t</text:span><text:span text:style-name="_35_1"> </text:span><text:span text:style-name="_32_5">b</text:span><text:span text:style-name="_34_5">e</text:span><text:span text:style-name="_35_1"> </text:span><text:span text:style-name="_38_">m</text:span><text:span text:style-name="_34_0">a</text:span><text:span text:style-name="_36_7">d</text:span><text:span text:style-name="_31_3">e</text:span><text:span text:style-name="_32_6"> </text:span><text:span text:style-name="_37_3">t</text:span><text:span text:style-name="_31_8">o</text:span><text:span text:style-name="_32_6"> </text:span><text:span text:style-name="_35_7">e</text:span><text:span text:style-name="_37_">n</text:span><text:span text:style-name="_34_0">j</text:span><text:span text:style-name="_37_5">o</text:span><text:span text:style-name="_31_2">y</text:span><text:span text:style-name="_32_6"> </text:span><text:span text:style-name="_36_0">t</text:span><text:span text:style-name="_38_">h</text:span><text:span text:style-name="_35_0">i</text:span><text:span text:style-name="_36_8">s</text:span><text:span text:style-name="_31_"> </text:span><text:span text:style-name="_34_9">d</text:span><text:span text:style-name="_36_9">e</text:span><text:span text:style-name="_31_2">l</text:span><text:span text:style-name="_33_3">i</text:span><text:span text:style-name="_35_8">c</text:span><text:span text:style-name="_32_3">i</text:span><text:span text:style-name="_35_0">o</text:span><text:span text:style-name="_36_3">u</text:span><text:span text:style-name="_32_3">s</text:span><text:span text:style-name="_32_6"> </text:span><text:span text:style-name="_36_3">d</text:span><text:span text:style-name="_32_0">i</text:span><text:span text:style-name="_34_8">s</text:span><text:span text:style-name="_37_5">h</text:span><text:span text:style-name="_31_7">,</text:span><text:span text:style-name="_32_6"> </text:span><text:span text:style-name="_36_8">b</text:span><text:span text:style-name="_32_2">u</text:span><text:span text:style-name="_33_5">t</text:span><text:span text:style-name="_35_1"> </text:span><text:span text:style-name="_31_0">a</text:span><text:span text:style-name="_34_7">n</text:span><text:span text:style-name="_35_8">y</text:span><text:span text:style-name="_31_"> </text:span><text:span text:style-name="_34_9">a</text:span><text:span text:style-name="_36_2">t</text:span><text:span text:style-name="_32_2">t</text:span><text:span text:style-name="_34_4">e</text:span><text:span text:style-name="_36_8">m</text:span><text:span text:style-name="_31_7">p</text:span><text:span text:style-name="_34_4">t</text:span><text:span text:style-name="_35_1"> </text:span><text:span text:style-name="_38_">t</text:span><text:span text:style-name="_34_2">o</text:span><text:span text:style-name="_35_1"> </text:span><text:span text:style-name="_32_0">m</text:span><text:span text:style-name="_34_4">a</text:span><text:span text:style-name="_36_0">k</text:span><text:span text:style-name="_31_0">e</text:span><text:span text:style-name="_32_6"> </text:span><text:span text:style-name="_36_0">o</text:span><text:span text:style-name="_31_5">n</text:span><text:span text:style-name="_33_3">e</text:span><text:span text:style-name="_35_1"> </text:span><text:span text:style-name="_31_5">d</text:span><text:span text:style-name="_33_9">o</text:span><text:span text:style-name="_35_1"> </text:span><text:span text:style-name="_31_2">s</text:span><text:span text:style-name="_33_5">o</text:span><text:span text:style-name="_35_1"> </text:span><text:span text:style-name="_31_8">w</text:span><text:span text:style-name="_35_0">o</text:span><text:span text:style-name="_36_5">u</text:span><text:span text:style-name="_32_3">l</text:span><text:span text:style-name="_34_0">d</text:span><text:span text:style-name="_35_1"> </text:span><text:span text:style-name="_39_">b</text:span><text:span text:style-name="_34_9">e</text:span><text:span text:style-name="_35_1"> </text:span><text:span text:style-name="_38_">i</text:span><text:span text:style-name="_34_5">d</text:span><text:span text:style-name="_35_8">i</text:span><text:span text:style-name="_31_4">o</text:span><text:span text:style-name="_34_2">t</text:span><text:span text:style-name="_37_0">i</text:span><text:span text:style-name="_31_5">c</text:span><text:span text:style-name="_34_2">.</text:span><text:span text:style-name="_35_1"> </text:span><text:span text:style-name="_32_4">W</text:span><text:span text:style-name="_34_3">h</text:span><text:span text:style-name="_37_2">a</text:span><text:span text:style-name="_32_2">t</text:span><text:span text:style-name="_32_6"> </text:span><text:span text:style-name="_35_9">i</text:span><text:span text:style-name="_31_4">s</text:span><text:span text:style-name="_32_6"> </text:span><text:span text:style-name="_37_4">i</text:span><text:span text:style-name="_37_">m</text:span><text:span text:style-name="_33_2">p</text:span><text:span text:style-name="_37_5">o</text:span><text:span text:style-name="_32_3">r</text:span><text:span text:style-name="_33_2">t</text:span><text:span text:style-name="_37_3">a</text:span><text:span text:style-name="_31_7">n</text:span><text:span text:style-name="_33_5">t</text:span><text:span text:style-name="_35_1"> </text:span><text:span text:style-name="_31_5">a</text:span><text:span text:style-name="_33_5">b</text:span><text:span text:style-name="_36_7">o</text:span><text:span text:style-name="_32_5">u</text:span><text:span text:style-name="_34_7">t</text:span><text:span text:style-name="_35_1"> </text:span><text:span text:style-name="_32_2">t</text:span><text:span text:style-name="_34_7">h</text:span><text:span text:style-name="_35_8">i</text:span><text:span text:style-name="_32_5">s</text:span><text:span text:style-name="_32_6"> </text:span><text:span text:style-name="_36_7">d</text:span><text:span text:style-name="_32_4">i</text:span><text:span text:style-name="_34_4">s</text:span><text:span text:style-name="_36_7">a</text:span><text:span text:style-name="_32_3">b</text:span><text:span text:style-name="_33_2">i</text:span><text:span text:style-name="_35_7">l</text:span><text:span text:style-name="_31_0">i</text:span><text:span text:style-name="_35_0">t</text:span><text:span text:style-name="_37_0">y</text:span><text:span text:style-name="_31_"> </text:span><text:span text:style-name="_33_2">i</text:span><text:span text:style-name="_36_2">s</text:span><text:span text:style-name="_31_"> </text:span><text:span text:style-name="_34_4">t</text:span><text:span text:style-name="_37_4">h</text:span><text:span text:style-name="_32_0">a</text:span><text:span text:style-name="_34_9">t</text:span><text:span text:style-name="_35_1"> </text:span><text:span text:style-name="_31_0">i</text:span><text:span text:style-name="_34_7">t</text:span><text:span text:style-name="_35_1"> </text:span><text:span text:style-name="_31_8">c</text:span><text:span text:style-name="_34_9">o</text:span><text:span text:style-name="_37_4">n</text:span><text:span text:style-name="_31_5">t</text:span><text:span text:style-name="_33_4">r</text:span><text:span text:style-name="_37_3">i</text:span><text:span text:style-name="_32_4">b</text:span><text:span text:style-name="_34_3">u</text:span><text:span text:style-name="_37_0">t</text:span><text:span text:style-name="_31_9">e</text:span><text:span text:style-name="_34_7">s</text:span><text:span text:style-name="_35_1"> </text:span><text:span text:style-name="_38_">t</text:span><text:span text:style-name="_33_4">o</text:span><text:span text:style-name="_35_1"> </text:span><text:span text:style-name="_32_0">s</text:span><text:span text:style-name="_33_7">o</text:span><text:span text:style-name="_37_5">m</text:span><text:span text:style-name="_31_4">e</text:span><text:span text:style-name="_32_6"> </text:span><text:span text:style-name="_35_9">o</text:span><text:span text:style-name="_31_3">f</text:span><text:span text:style-name="_32_6"> </text:span><text:span text:style-name="_36_0">t</text:span><text:span text:style-name="_31_2">h</text:span><text:span text:style-name="_33_8">e</text:span><text:span text:style-name="_35_1"> </text:span><text:span text:style-name="_39_">o</text:span><text:span text:style-name="_33_4">t</text:span><text:span text:style-name="_36_4">h</text:span><text:span text:style-name="_37_">e</text:span><text:span text:style-name="_33_8">r</text:span><text:span text:style-name="_35_1"> </text:span><text:span text:style-name="_39_">d</text:span><text:span text:style-name="_33_9">i</text:span><text:span text:style-name="_35_8">s</text:span><text:span text:style-name="_31_3">a</text:span><text:span text:style-name="_34_8">b</text:span><text:span text:style-name="_37_2">i</text:span><text:span text:style-name="_31_4">l</text:span><text:span text:style-name="_33_8">i</text:span><text:span text:style-name="_36_5">t</text:span><text:span text:style-name="_32_0">i</text:span><text:span text:style-name="_35_0">e</text:span><text:span text:style-name="_37_0">s</text:span><text:span text:style-name="_32_4">,</text:span><text:span text:style-name="_32_6"> </text:span><text:span text:style-name="_36_9">e</text:span><text:span text:style-name="_32_3">.</text:span><text:span text:style-name="_33_8">g</text:span><text:span text:style-name="_36_2">.</text:span><text:span text:style-name="_31_4">,</text:span><text:span text:style-name="_32_6"> </text:span><text:span text:style-name="_37_3">t</text:span><text:span text:style-name="_31_5">o</text:span><text:span text:style-name="_32_6"> </text:span><text:span text:style-name="_36_8">t</text:span><text:span text:style-name="_32_2">h</text:span><text:span text:style-name="_33_9">e</text:span><text:span text:style-name="_35_1"> </text:span><text:span text:style-name="_31_5">d</text:span><text:span text:style-name="_33_9">i</text:span><text:span text:style-name="_37_4">f</text:span><text:span text:style-name="_31_3">f</text:span><text:span text:style-name="_35_0">i</text:span><text:span text:style-name="_37_2">c</text:span><text:span text:style-name="_31_8">u</text:span><text:span text:style-name="_35_0">l</text:span><text:span text:style-name="_36_9">t</text:span><text:span text:style-name="_31_4">y</text:span><text:span text:style-name="_32_6"> </text:span><text:span text:style-name="_37_4">o</text:span><text:span text:style-name="_39_">f</text:span><text:span text:style-name="_32_6"> </text:span><text:span text:style-name="_36_0">t</text:span><text:span text:style-name="_31_0">h</text:span><text:span text:style-name="_33_2">e</text:span><text:span text:style-name="_35_1"> </text:span><text:span text:style-name="_31_3">s</text:span><text:span text:style-name="_34_2">a</text:span><text:span text:style-name="_36_8">m</text:span><text:span text:style-name="_39_">e</text:span><text:span text:style-name="_32_6"> </text:span><text:span text:style-name="_37_5">k</text:span><text:span text:style-name="_32_0">i</text:span><text:span text:style-name="_33_9">n</text:span><text:span text:style-name="_36_7">d</text:span><text:span text:style-name="_31_"> </text:span><text:span text:style-name="_33_8">o</text:span><text:span text:style-name="_35_7">f</text:span><text:span text:style-name="_31_"> </text:span><text:span text:style-name="_34_5">f</text:span><text:span text:style-name="_36_5">r</text:span><text:span text:style-name="_31_2">i</text:span><text:span text:style-name="_34_0">e</text:span><text:span text:style-name="_37_4">n</text:span><text:span text:style-name="_31_4">d</text:span><text:span text:style-name="_34_7">l</text:span><text:span text:style-name="_36_2">i</text:span><text:span text:style-name="_32_0">n</text:span><text:span text:style-name="_33_9">e</text:span><text:span text:style-name="_36_9">s</text:span><text:span text:style-name="_32_5">s</text:span><text:span text:style-name="_32_6"> </text:span><text:span text:style-name="_35_7">o</text:span><text:span text:style-name="_31_7">c</text:span><text:span text:style-name="_33_3">c</text:span><text:span text:style-name="_37_0">u</text:span><text:span text:style-name="_31_3">r</text:span><text:span text:style-name="_33_2">r</text:span><text:span text:style-name="_36_3">i</text:span><text:span text:style-name="_31_8">n</text:span><text:span text:style-name="_33_7">g</text:span><text:span text:style-name="_35_1"> </text:span><text:span text:style-name="_32_0">b</text:span><text:span text:style-name="_34_3">e</text:span><text:span text:style-name="_36_8">t</text:span><text:span text:style-name="_39_">w</text:span><text:span text:style-name="_34_3">e</text:span><text:span text:style-name="_36_7">e</text:span><text:span text:style-name="_37_">n</text:span><text:span text:style-name="_32_6"> </text:span><text:span text:style-name="_37_0">m</text:span><text:span text:style-name="_38_">a</text:span><text:span text:style-name="_33_3">n</text:span><text:span text:style-name="_35_1"> </text:span><text:span text:style-name="_38_">a</text:span><text:span text:style-name="_34_4">n</text:span><text:span text:style-name="_35_8">d</text:span><text:span text:style-name="_31_"> </text:span><text:span text:style-name="_34_9">m</text:span><text:span text:style-name="_37_5">a</text:span><text:span text:style-name="_31_2">c</text:span><text:span text:style-name="_34_0">h</text:span><text:span text:style-name="_37_0">i</text:span><text:span text:style-name="_31_5">n</text:span><text:span text:style-name="_33_5">e</text:span><text:span text:style-name="_35_1"> </text:span><text:span text:style-name="_31_4">a</text:span><text:span text:style-name="_33_8">s</text:span><text:span text:style-name="_35_1"> </text:span><text:span text:style-name="_31_2">b</text:span><text:span text:style-name="_33_7">e</text:span><text:span text:style-name="_37_5">t</text:span><text:span text:style-name="_39_">w</text:span><text:span text:style-name="_34_0">e</text:span><text:span text:style-name="_36_8">e</text:span><text:span text:style-name="_32_5">n</text:span><text:span text:style-name="_32_6"> </text:span><text:span text:style-name="_36_7">w</text:span><text:span text:style-name="_31_2">h</text:span><text:span text:style-name="_34_4">i</text:span><text:span text:style-name="_36_0">t</text:span><text:span text:style-name="_31_4">e</text:span><text:span text:style-name="_32_6"> </text:span><text:span text:style-name="_36_5">m</text:span><text:span text:style-name="_31_9">a</text:span><text:span text:style-name="_33_8">n</text:span><text:span text:style-name="_35_1"> </text:span><text:span text:style-name="_31_7">a</text:span><text:span text:style-name="_33_3">n</text:span><text:span text:style-name="_35_7">d</text:span><text:span text:style-name="_31_"> </text:span><text:span text:style-name="_34_4">w</text:span><text:span text:style-name="_36_2">h</text:span><text:span text:style-name="_31_2">i</text:span><text:span text:style-name="_34_2">t</text:span><text:span text:style-name="_36_4">e</text:span><text:span text:style-name="_31_"> </text:span><text:span text:style-name="_34_9">m</text:span><text:span text:style-name="_36_0">a</text:span><text:span text:style-name="_32_4">n</text:span><text:span text:style-name="_34_0">,</text:span><text:span text:style-name="_35_1"> </text:span><text:span text:style-name="_32_5">o</text:span><text:span text:style-name="_34_8">r</text:span><text:span text:style-name="_35_1"> </text:span><text:span text:style-name="_32_3">b</text:span><text:span text:style-name="_33_3">e</text:span><text:span text:style-name="_37_2">t</text:span><text:span text:style-name="_31_5">w</text:span><text:span text:style-name="_34_5">e</text:span><text:span text:style-name="_36_4">e</text:span><text:span text:style-name="_32_5">n</text:span><text:span text:style-name="_32_6"> </text:span><text:span text:style-name="_36_9">b</text:span><text:span text:style-name="_32_2">l</text:span><text:span text:style-name="_33_8">a</text:span><text:span text:style-name="_37_5">c</text:span><text:span text:style-name="_32_0">k</text:span><text:span text:style-name="_32_6"> </text:span><text:span text:style-name="_36_9">m</text:span><text:span text:style-name="_32_4">a</text:span><text:span text:style-name="_33_3">n</text:span><text:span text:style-name="_35_1"> </text:span><text:span text:style-name="_32_2">a</text:span><text:span text:style-name="_34_4">n</text:span><text:span text:style-name="_35_7">d</text:span><text:span text:style-name="_31_"> </text:span><text:span text:style-name="_35_0">b</text:span><text:span text:style-name="_36_5">l</text:span><text:span text:style-name="_32_0">a</text:span><text:span text:style-name="_33_9">c</text:span><text:span text:style-name="_37_5">k</text:span><text:span text:style-name="_31_"> </text:span><text:span text:style-name="_34_4">m</text:span><text:span text:style-name="_35_7">a</text:span><text:span text:style-name="_31_4">n</text:span><text:span text:style-name="_34_8">.</text:span></text:p>
      <text:p text:style-name="P1"><text:span text:style-name="_31_0">T</text:span><text:span text:style-name="_33_3">h</text:span><text:span text:style-name="_36_2">e</text:span><text:span text:style-name="_31_"> </text:span><text:span text:style-name="_34_2">c</text:span><text:span text:style-name="_35_7">l</text:span><text:span text:style-name="_31_9">a</text:span><text:span text:style-name="_35_0">i</text:span><text:span text:style-name="_35_7">m</text:span><text:span text:style-name="_31_"> </text:span><text:span text:style-name="_34_9">t</text:span><text:span text:style-name="_35_9">h</text:span><text:span text:style-name="_37_">a</text:span><text:span text:style-name="_33_7">t</text:span><text:span text:style-name="_35_1"> </text:span><text:span text:style-name="_32_5">"</text:span><text:span text:style-name="_33_9">m</text:span><text:span text:style-name="_36_3">a</text:span><text:span text:style-name="_31_3">c</text:span><text:span text:style-name="_34_5">h</text:span><text:span text:style-name="_36_9">i</text:span><text:span text:style-name="_32_2">n</text:span><text:span text:style-name="_33_7">e</text:span><text:span text:style-name="_36_3">s</text:span><text:span text:style-name="_31_"> </text:span><text:span text:style-name="_34_9">c</text:span><text:span text:style-name="_37_5">a</text:span><text:span text:style-name="_31_7">n</text:span><text:span text:style-name="_34_7">n</text:span><text:span text:style-name="_37_2">o</text:span><text:span text:style-name="_32_0">t</text:span><text:span text:style-name="_32_6"> </text:span><text:span text:style-name="_36_5">m</text:span><text:span text:style-name="_39_">a</text:span><text:span text:style-name="_34_0">k</text:span><text:span text:style-name="_36_8">e</text:span><text:span text:style-name="_31_"> </text:span><text:span text:style-name="_34_4">m</text:span><text:span text:style-name="_37_3">i</text:span><text:span text:style-name="_31_3">s</text:span><text:span text:style-name="_34_7">t</text:span><text:span text:style-name="_37_0">a</text:span><text:span text:style-name="_31_7">k</text:span><text:span text:style-name="_33_2">e</text:span><text:span text:style-name="_36_5">s</text:span><text:span text:style-name="_32_3">"</text:span><text:span text:style-name="_32_6"> </text:span><text:span text:style-name="_36_8">s</text:span><text:span text:style-name="_32_5">e</text:span><text:span text:style-name="_33_5">e</text:span><text:span text:style-name="_36_9">m</text:span><text:span text:style-name="_31_3">s</text:span><text:span text:style-name="_32_6"> </text:span><text:span text:style-name="_36_0">a</text:span><text:span text:style-name="_31_"> </text:span><text:span text:style-name="_34_0">c</text:span><text:span text:style-name="_35_9">u</text:span><text:span text:style-name="_31_7">r</text:span><text:span text:style-name="_33_5">i</text:span><text:span text:style-name="_36_4">o</text:span><text:span text:style-name="_31_8">u</text:span><text:span text:style-name="_34_8">s</text:span><text:span text:style-name="_35_1"> </text:span><text:span text:style-name="_31_4">o</text:span><text:span text:style-name="_33_7">n</text:span><text:span text:style-name="_37_3">e</text:span><text:span text:style-name="_31_9">.</text:span><text:span text:style-name="_32_6"> </text:span><text:span text:style-name="_36_5">O</text:span><text:span text:style-name="_31_2">n</text:span><text:span text:style-name="_33_9">e</text:span><text:span text:style-name="_35_1"> </text:span><text:span text:style-name="_31_5">i</text:span><text:span text:style-name="_33_2">s</text:span><text:span text:style-name="_35_1"> </text:span><text:span text:style-name="_31_9">t</text:span><text:span text:style-name="_34_0">e</text:span><text:span text:style-name="_35_9">m</text:span><text:span text:style-name="_32_3">p</text:span><text:span text:style-name="_34_5">t</text:span><text:span text:style-name="_37_2">e</text:span><text:span text:style-name="_32_3">d</text:span><text:span text:style-name="_32_6"> </text:span><text:span text:style-name="_36_3">t</text:span><text:span text:style-name="_31_7">o</text:span><text:span text:style-name="_32_6"> </text:span><text:span text:style-name="_36_3">r</text:span><text:span text:style-name="_32_2">e</text:span><text:span text:style-name="_34_2">t</text:span><text:span text:style-name="_37_3">o</text:span><text:span text:style-name="_31_8">r</text:span><text:span text:style-name="_35_0">t</text:span><text:span text:style-name="_35_9">,</text:span><text:span text:style-name="_31_"> </text:span><text:span text:style-name="_33_4">"</text:span><text:span text:style-name="_36_4">A</text:span><text:span text:style-name="_31_8">r</text:span><text:span text:style-name="_34_7">e</text:span><text:span text:style-name="_35_1"> </text:span><text:span text:style-name="_32_2">t</text:span><text:span text:style-name="_33_5">h</text:span><text:span text:style-name="_37_0">e</text:span><text:span text:style-name="_31_7">y</text:span><text:span text:style-name="_32_6"> </text:span><text:span text:style-name="_35_8">a</text:span><text:span text:style-name="_37_">n</text:span><text:span text:style-name="_34_0">y</text:span><text:span text:style-name="_35_1"> </text:span><text:span text:style-name="_32_2">t</text:span><text:span text:style-name="_34_2">h</text:span><text:span text:style-name="_36_8">e</text:span><text:span text:style-name="_31_"> </text:span><text:span text:style-name="_33_7">w</text:span><text:span text:style-name="_36_3">o</text:span><text:span text:style-name="_31_2">r</text:span><text:span text:style-name="_33_3">s</text:span><text:span text:style-name="_36_2">e</text:span><text:span text:style-name="_31_"> </text:span><text:span text:style-name="_34_4">f</text:span><text:span text:style-name="_35_9">o</text:span><text:span text:style-name="_31_7">r</text:span><text:span text:style-name="_32_6"> </text:span><text:span text:style-name="_35_7">t</text:span><text:span text:style-name="_32_5">h</text:span><text:span text:style-name="_33_7">a</text:span><text:span text:style-name="_36_8">t</text:span><text:span text:style-name="_31_4">?</text:span><text:span text:style-name="_34_0">"</text:span><text:span text:style-name="_35_1"> </text:span><text:span text:style-name="_32_5">B</text:span><text:span text:style-name="_34_0">u</text:span><text:span text:style-name="_37_3">t</text:span><text:span text:style-name="_31_"> </text:span><text:span text:style-name="_33_7">l</text:span><text:span text:style-name="_37_3">e</text:span><text:span text:style-name="_31_0">t</text:span><text:span text:style-name="_32_6"> </text:span><text:span text:style-name="_36_3">u</text:span><text:span text:style-name="_32_0">s</text:span><text:span text:style-name="_32_6"> </text:span><text:span text:style-name="_36_3">a</text:span><text:span text:style-name="_31_0">d</text:span><text:span text:style-name="_34_9">o</text:span><text:span text:style-name="_37_3">p</text:span><text:span text:style-name="_32_2">t</text:span><text:span text:style-name="_32_6"> </text:span><text:span text:style-name="_36_7">a</text:span><text:span text:style-name="_31_"> </text:span><text:span text:style-name="_34_8">m</text:span><text:span text:style-name="_36_0">o</text:span><text:span text:style-name="_31_8">r</text:span><text:span text:style-name="_33_2">e</text:span><text:span text:style-name="_35_1"> </text:span><text:span text:style-name="_31_9">s</text:span><text:span text:style-name="_34_9">y</text:span><text:span text:style-name="_37_5">m</text:span><text:span text:style-name="_32_4">p</text:span><text:span text:style-name="_34_3">a</text:span><text:span text:style-name="_36_3">t</text:span><text:span text:style-name="_31_3">h</text:span><text:span text:style-name="_34_3">e</text:span><text:span text:style-name="_35_9">t</text:span><text:span text:style-name="_31_7">i</text:span><text:span text:style-name="_34_7">c</text:span><text:span text:style-name="_35_1"> </text:span><text:span text:style-name="_38_">a</text:span><text:span text:style-name="_35_0">t</text:span><text:span text:style-name="_36_2">t</text:span><text:span text:style-name="_31_2">i</text:span><text:span text:style-name="_34_3">t</text:span><text:span text:style-name="_36_0">u</text:span><text:span text:style-name="_37_">d</text:span><text:span text:style-name="_34_9">e</text:span><text:span text:style-name="_36_3">,</text:span><text:span text:style-name="_31_"> </text:span><text:span text:style-name="_33_8">a</text:span><text:span text:style-name="_37_5">n</text:span><text:span text:style-name="_32_4">d</text:span><text:span text:style-name="_32_6"> </text:span><text:span text:style-name="_36_7">t</text:span><text:span text:style-name="_32_2">r</text:span><text:span text:style-name="_35_0">y</text:span><text:span text:style-name="_35_1"> </text:span><text:span text:style-name="_32_3">t</text:span><text:span text:style-name="_33_4">o</text:span><text:span text:style-name="_35_1"> </text:span><text:span text:style-name="_38_">s</text:span><text:span text:style-name="_33_5">e</text:span><text:span text:style-name="_36_7">e</text:span><text:span text:style-name="_31_"> </text:span><text:span text:style-name="_33_3">w</text:span><text:span text:style-name="_37_5">h</text:span><text:span text:style-name="_31_3">a</text:span><text:span text:style-name="_34_4">t</text:span><text:span text:style-name="_35_1"> </text:span><text:span text:style-name="_37_">i</text:span><text:span text:style-name="_35_0">s</text:span><text:span text:style-name="_35_1"> </text:span><text:span text:style-name="_31_5">r</text:span><text:span text:style-name="_34_9">e</text:span><text:span text:style-name="_35_7">a</text:span><text:span text:style-name="_31_5">l</text:span><text:span text:style-name="_34_7">l</text:span><text:span text:style-name="_36_9">y</text:span><text:span text:style-name="_31_"> </text:span><text:span text:style-name="_34_4">m</text:span><text:span text:style-name="_37_0">e</text:span><text:span text:style-name="_32_0">a</text:span><text:span text:style-name="_33_3">n</text:span><text:span text:style-name="_37_0">t</text:span><text:span text:style-name="_31_2">.</text:span><text:span text:style-name="_32_6"> </text:span><text:span text:style-name="_35_7">I</text:span><text:span text:style-name="_31_"> </text:span><text:span text:style-name="_34_4">t</text:span><text:span text:style-name="_37_2">h</text:span><text:span text:style-name="_31_0">i</text:span><text:span text:style-name="_34_7">n</text:span><text:span text:style-name="_36_7">k</text:span><text:span text:style-name="_31_"> </text:span><text:span text:style-name="_34_2">t</text:span><text:span text:style-name="_35_9">h</text:span><text:span text:style-name="_32_0">i</text:span><text:span text:style-name="_34_5">s</text:span><text:span text:style-name="_35_1"> </text:span><text:span text:style-name="_31_3">c</text:span><text:span text:style-name="_34_9">r</text:span><text:span text:style-name="_37_5">i</text:span><text:span text:style-name="_32_0">t</text:span><text:span text:style-name="_34_8">i</text:span><text:span text:style-name="_36_3">c</text:span><text:span text:style-name="_31_7">i</text:span><text:span text:style-name="_34_3">s</text:span><text:span text:style-name="_35_8">m</text:span><text:span text:style-name="_31_"> </text:span><text:span text:style-name="_34_5">c</text:span><text:span text:style-name="_36_0">a</text:span><text:span text:style-name="_32_5">n</text:span><text:span text:style-name="_32_6"> </text:span><text:span text:style-name="_36_2">b</text:span><text:span text:style-name="_31_0">e</text:span><text:span text:style-name="_32_6"> </text:span><text:span text:style-name="_36_7">e</text:span><text:span text:style-name="_32_3">x</text:span><text:span text:style-name="_33_7">p</text:span><text:span text:style-name="_35_9">l</text:span><text:span text:style-name="_32_0">a</text:span><text:span text:style-name="_35_0">i</text:span><text:span text:style-name="_36_7">n</text:span><text:span text:style-name="_38_">e</text:span><text:span text:style-name="_34_4">d</text:span><text:span text:style-name="_35_1"> </text:span><text:span text:style-name="_39_">i</text:span><text:span text:style-name="_34_8">n</text:span><text:span text:style-name="_35_1"> </text:span><text:span text:style-name="_32_2">t</text:span><text:span text:style-name="_33_8">e</text:span><text:span text:style-name="_37_3">r</text:span><text:span text:style-name="_37_">m</text:span><text:span text:style-name="_34_4">s</text:span><text:span text:style-name="_35_1"> </text:span><text:span text:style-name="_31_2">o</text:span><text:span text:style-name="_34_7">f</text:span><text:span text:style-name="_35_1"> </text:span><text:span text:style-name="_32_2">t</text:span><text:span text:style-name="_34_0">h</text:span><text:span text:style-name="_36_9">e</text:span><text:span text:style-name="_31_"> </text:span><text:span text:style-name="_34_2">i</text:span><text:span text:style-name="_37_4">m</text:span><text:span text:style-name="_32_5">i</text:span><text:span text:style-name="_33_4">t</text:span><text:span text:style-name="_36_0">a</text:span><text:span text:style-name="_37_">t</text:span><text:span text:style-name="_34_3">i</text:span><text:span text:style-name="_36_8">o</text:span><text:span text:style-name="_31_9">n</text:span><text:span text:style-name="_32_6"> </text:span><text:span text:style-name="_36_4">g</text:span><text:span text:style-name="_31_8">a</text:span><text:span text:style-name="_33_8">m</text:span><text:span text:style-name="_37_0">e</text:span><text:span text:style-name="_31_2">.</text:span><text:span text:style-name="_32_6"> </text:span><text:span text:style-name="_36_4">I</text:span><text:span text:style-name="_32_0">t</text:span><text:span text:style-name="_32_6"> </text:span><text:span text:style-name="_36_9">i</text:span><text:span text:style-name="_32_4">s</text:span><text:span text:style-name="_32_6"> </text:span><text:span text:style-name="_35_7">c</text:span><text:span text:style-name="_31_0">l</text:span><text:span text:style-name="_33_8">a</text:span><text:span text:style-name="_37_4">i</text:span><text:span text:style-name="_31_0">m</text:span><text:span text:style-name="_33_7">e</text:span><text:span text:style-name="_36_8">d</text:span><text:span text:style-name="_31_"> </text:span><text:span text:style-name="_33_3">t</text:span><text:span text:style-name="_37_4">h</text:span><text:span text:style-name="_31_4">a</text:span><text:span text:style-name="_33_8">t</text:span><text:span text:style-name="_35_1"> </text:span><text:span text:style-name="_32_5">t</text:span><text:span text:style-name="_33_4">h</text:span><text:span text:style-name="_37_5">e</text:span><text:span text:style-name="_31_"> </text:span><text:span text:style-name="_34_4">i</text:span><text:span text:style-name="_36_2">n</text:span><text:span text:style-name="_37_">t</text:span><text:span text:style-name="_33_2">e</text:span><text:span text:style-name="_37_3">r</text:span><text:span text:style-name="_31_0">r</text:span><text:span text:style-name="_33_3">o</text:span><text:span text:style-name="_35_8">g</text:span><text:span text:style-name="_31_3">a</text:span><text:span text:style-name="_33_2">t</text:span><text:span text:style-name="_37_0">o</text:span><text:span text:style-name="_31_9">r</text:span><text:span text:style-name="_32_6"> </text:span><text:span text:style-name="_36_5">c</text:span><text:span text:style-name="_37_">o</text:span><text:span text:style-name="_33_9">u</text:span><text:span text:style-name="_37_3">l</text:span><text:span text:style-name="_32_2">d</text:span><text:span text:style-name="_32_6"> </text:span><text:span text:style-name="_37_4">d</text:span><text:span text:style-name="_31_3">i</text:span><text:span text:style-name="_33_7">s</text:span><text:span text:style-name="_37_0">t</text:span><text:span text:style-name="_32_5">i</text:span><text:span text:style-name="_33_2">n</text:span><text:span text:style-name="_37_4">g</text:span><text:span text:style-name="_39_">u</text:span><text:span text:style-name="_34_4">i</text:span><text:span text:style-name="_36_2">s</text:span><text:span text:style-name="_31_9">h</text:span><text:span text:style-name="_32_6"> </text:span><text:span text:style-name="_35_8">t</text:span><text:span text:style-name="_31_8">h</text:span><text:span text:style-name="_33_7">e</text:span><text:span text:style-name="_35_1"> </text:span><text:span text:style-name="_31_3">m</text:span><text:span text:style-name="_34_3">a</text:span><text:span text:style-name="_36_5">c</text:span><text:span text:style-name="_32_5">h</text:span><text:span text:style-name="_34_2">i</text:span><text:span text:style-name="_36_0">n</text:span><text:span text:style-name="_37_">e</text:span><text:span text:style-name="_32_6"> </text:span><text:span text:style-name="_36_3">f</text:span><text:span text:style-name="_31_8">r</text:span><text:span text:style-name="_35_0">o</text:span><text:span text:style-name="_37_5">m</text:span><text:span text:style-name="_31_"> </text:span><text:span text:style-name="_34_4">t</text:span><text:span text:style-name="_35_7">h</text:span><text:span text:style-name="_31_2">e</text:span><text:span text:style-name="_32_6"> </text:span><text:span text:style-name="_37_2">m</text:span><text:span text:style-name="_31_4">a</text:span><text:span text:style-name="_34_3">n</text:span><text:span text:style-name="_35_1"> </text:span><text:span text:style-name="_32_5">s</text:span><text:span text:style-name="_34_0">i</text:span><text:span text:style-name="_36_4">m</text:span><text:span text:style-name="_31_7">p</text:span><text:span text:style-name="_33_3">l</text:span><text:span text:style-name="_37_0">y</text:span><text:span text:style-name="_31_"> </text:span><text:span text:style-name="_34_8">b</text:span><text:span text:style-name="_37_3">y</text:span><text:span text:style-name="_31_"> </text:span><text:span text:style-name="_33_2">s</text:span><text:span text:style-name="_36_4">e</text:span><text:span text:style-name="_31_5">t</text:span><text:span text:style-name="_34_8">t</text:span><text:span text:style-name="_36_4">i</text:span><text:span text:style-name="_38_">n</text:span><text:span text:style-name="_34_3">g</text:span><text:span text:style-name="_35_1"> </text:span><text:span text:style-name="_31_9">t</text:span><text:span text:style-name="_33_2">h</text:span><text:span text:style-name="_37_5">e</text:span><text:span text:style-name="_31_7">m</text:span><text:span text:style-name="_32_6"> </text:span><text:span text:style-name="_36_8">a</text:span><text:span text:style-name="_31_"> </text:span><text:span text:style-name="_33_8">n</text:span><text:span text:style-name="_36_4">u</text:span><text:span text:style-name="_32_0">m</text:span><text:span text:style-name="_35_0">b</text:span><text:span text:style-name="_36_9">e</text:span><text:span text:style-name="_37_">r</text:span><text:span text:style-name="_32_6"> </text:span><text:span text:style-name="_36_9">o</text:span><text:span text:style-name="_32_0">f</text:span><text:span text:style-name="_32_6"> </text:span><text:span text:style-name="_36_8">p</text:span><text:span text:style-name="_31_4">r</text:span><text:span text:style-name="_33_2">o</text:span><text:span text:style-name="_36_2">b</text:span><text:span text:style-name="_31_2">l</text:span><text:span text:style-name="_33_8">e</text:span><text:span text:style-name="_37_2">m</text:span><text:span text:style-name="_32_3">s</text:span><text:span text:style-name="_32_6"> </text:span><text:span text:style-name="_35_7">i</text:span><text:span text:style-name="_39_">n</text:span><text:span text:style-name="_32_6"> </text:span><text:span text:style-name="_35_8">a</text:span><text:span text:style-name="_32_4">r</text:span><text:span text:style-name="_33_8">i</text:span><text:span text:style-name="_35_8">t</text:span><text:span text:style-name="_31_0">h</text:span><text:span text:style-name="_33_4">m</text:span><text:span text:style-name="_35_8">e</text:span><text:span text:style-name="_31_8">t</text:span><text:span text:style-name="_35_0">i</text:span><text:span text:style-name="_37_3">c</text:span><text:span text:style-name="_32_2">.</text:span><text:span text:style-name="_32_6"> </text:span><text:span text:style-name="_36_2">T</text:span><text:span text:style-name="_31_5">h</text:span><text:span text:style-name="_34_3">e</text:span><text:span text:style-name="_35_1"> </text:span><text:span text:style-name="_37_">m</text:span><text:span text:style-name="_33_5">a</text:span><text:span text:style-name="_35_9">c</text:span><text:span text:style-name="_31_4">h</text:span><text:span text:style-name="_34_7">i</text:span><text:span text:style-name="_35_9">n</text:span><text:span text:style-name="_31_3">e</text:span><text:span text:style-name="_32_6"> </text:span><text:span text:style-name="_36_0">w</text:span><text:span text:style-name="_31_8">o</text:span><text:span text:style-name="_34_0">u</text:span><text:span text:style-name="_36_0">l</text:span><text:span text:style-name="_32_4">d</text:span><text:span text:style-name="_32_6"> </text:span><text:span text:style-name="_37_5">b</text:span><text:span text:style-name="_31_9">e</text:span><text:span text:style-name="_32_6"> </text:span><text:span text:style-name="_37_5">u</text:span><text:span text:style-name="_32_4">n</text:span><text:span text:style-name="_34_8">m</text:span><text:span text:style-name="_37_3">a</text:span><text:span text:style-name="_31_9">s</text:span><text:span text:style-name="_33_5">k</text:span><text:span text:style-name="_37_3">e</text:span><text:span text:style-name="_31_8">d</text:span><text:span text:style-name="_32_6"> </text:span><text:span text:style-name="_36_3">b</text:span><text:span text:style-name="_37_">e</text:span><text:span text:style-name="_34_0">c</text:span><text:span text:style-name="_37_2">a</text:span><text:span text:style-name="_37_">u</text:span><text:span text:style-name="_34_8">s</text:span><text:span text:style-name="_37_0">e</text:span><text:span text:style-name="_31_"> </text:span><text:span text:style-name="_33_9">o</text:span><text:span text:style-name="_35_8">f</text:span><text:span text:style-name="_31_"> </text:span><text:span text:style-name="_35_0">i</text:span><text:span text:style-name="_36_4">t</text:span><text:span text:style-name="_32_3">s</text:span><text:span text:style-name="_32_6"> </text:span><text:span text:style-name="_36_5">d</text:span><text:span text:style-name="_31_3">e</text:span><text:span text:style-name="_33_7">a</text:span><text:span text:style-name="_37_0">d</text:span><text:span text:style-name="_31_4">l</text:span><text:span text:style-name="_34_7">y</text:span><text:span text:style-name="_35_1"> </text:span><text:span text:style-name="_31_2">a</text:span><text:span text:style-name="_33_3">c</text:span><text:span text:style-name="_37_3">c</text:span><text:span text:style-name="_39_">u</text:span><text:span text:style-name="_34_8">r</text:span><text:span text:style-name="_36_2">a</text:span><text:span text:style-name="_31_8">c</text:span><text:span text:style-name="_34_8">y</text:span><text:span text:style-name="_36_3">.</text:span><text:span text:style-name="_31_"> </text:span><text:span text:style-name="_34_4">T</text:span><text:span text:style-name="_36_0">h</text:span><text:span text:style-name="_32_3">e</text:span><text:span text:style-name="_32_6"> </text:span><text:span text:style-name="_37_3">r</text:span><text:span text:style-name="_32_5">e</text:span><text:span text:style-name="_34_7">p</text:span><text:span text:style-name="_37_5">l</text:span><text:span text:style-name="_31_4">y</text:span><text:span text:style-name="_32_6"> </text:span><text:span text:style-name="_37_0">t</text:span><text:span text:style-name="_32_5">o</text:span><text:span text:style-name="_32_6"> </text:span><text:span text:style-name="_37_0">t</text:span><text:span text:style-name="_31_2">h</text:span><text:span text:style-name="_35_0">i</text:span><text:span text:style-name="_37_2">s</text:span><text:span text:style-name="_31_"> </text:span><text:span text:style-name="_34_3">i</text:span><text:span text:style-name="_36_5">s</text:span><text:span text:style-name="_31_"> </text:span><text:span text:style-name="_33_8">s</text:span><text:span text:style-name="_36_8">i</text:span><text:span text:style-name="_32_2">m</text:span><text:span text:style-name="_33_3">p</text:span><text:span text:style-name="_37_0">l</text:span><text:span text:style-name="_32_5">e</text:span><text:span text:style-name="_34_4">.</text:span><text:span text:style-name="_35_1"> </text:span><text:span text:style-name="_32_2">T</text:span><text:span text:style-name="_34_9">h</text:span><text:span text:style-name="_36_7">e</text:span><text:span text:style-name="_31_"> </text:span><text:span text:style-name="_33_2">m</text:span><text:span text:style-name="_36_2">a</text:span><text:span text:style-name="_31_9">c</text:span><text:span text:style-name="_33_2">h</text:span><text:span text:style-name="_37_2">i</text:span><text:span text:style-name="_31_8">n</text:span><text:span text:style-name="_34_7">e</text:span><text:span text:style-name="_35_1"> </text:span><text:span text:style-name="_31_2">(</text:span><text:span text:style-name="_33_4">p</text:span><text:span text:style-name="_36_0">r</text:span><text:span text:style-name="_32_0">o</text:span><text:span text:style-name="_33_3">g</text:span><text:span text:style-name="_37_0">r</text:span><text:span text:style-name="_32_2">a</text:span><text:span text:style-name="_33_5">m</text:span><text:span text:style-name="_37_0">m</text:span><text:span text:style-name="_32_4">e</text:span><text:span text:style-name="_33_8">d</text:span><text:span text:style-name="_35_1"> </text:span><text:span text:style-name="_32_5">f</text:span><text:span text:style-name="_34_0">o</text:span><text:span text:style-name="_36_0">r</text:span><text:span text:style-name="_31_"> </text:span><text:span text:style-name="_34_3">p</text:span><text:span text:style-name="_36_2">l</text:span><text:span text:style-name="_31_0">a</text:span><text:span text:style-name="_34_8">y</text:span><text:span text:style-name="_36_2">i</text:span><text:span text:style-name="_31_5">n</text:span><text:span text:style-name="_34_9">g</text:span><text:span text:style-name="_35_1"> </text:span><text:span text:style-name="_31_5">t</text:span><text:span text:style-name="_34_8">h</text:span><text:span text:style-name="_36_7">e</text:span><text:span text:style-name="_31_"> </text:span><text:span text:style-name="_34_2">g</text:span><text:span text:style-name="_37_0">a</text:span><text:span text:style-name="_31_8">m</text:span><text:span text:style-name="_33_4">e</text:span><text:span text:style-name="_37_3">)</text:span><text:span text:style-name="_31_"> </text:span><text:span text:style-name="_34_7">w</text:span><text:span text:style-name="_36_0">o</text:span><text:span text:style-name="_31_4">u</text:span><text:span text:style-name="_34_5">l</text:span><text:span text:style-name="_35_9">d</text:span><text:span text:style-name="_31_"> </text:span><text:span text:style-name="_33_9">n</text:span><text:span text:style-name="_35_9">o</text:span><text:span text:style-name="_31_3">t</text:span><text:span text:style-name="_32_6"> </text:span><text:span text:style-name="_35_8">a</text:span><text:span text:style-name="_31_7">t</text:span><text:span text:style-name="_33_8">t</text:span><text:span text:style-name="_37_3">e</text:span><text:span text:style-name="_32_0">m</text:span><text:span text:style-name="_34_9">p</text:span><text:span text:style-name="_36_5">t</text:span><text:span text:style-name="_31_"> </text:span><text:span text:style-name="_34_2">t</text:span><text:span text:style-name="_36_2">o</text:span><text:span text:style-name="_31_"> </text:span><text:span text:style-name="_34_8">g</text:span><text:span text:style-name="_35_8">i</text:span><text:span text:style-name="_38_">v</text:span><text:span text:style-name="_34_4">e</text:span><text:span text:style-name="_35_1"> </text:span><text:span text:style-name="_32_2">t</text:span><text:span text:style-name="_34_8">h</text:span><text:span text:style-name="_36_5">e</text:span><text:span text:style-name="_31_"> </text:span><text:span text:style-name="_34_0">r</text:span><text:span text:style-name="_37_5">i</text:span><text:span text:style-name="_31_8">g</text:span><text:span text:style-name="_34_3">h</text:span><text:span text:style-name="_36_4">t</text:span><text:span text:style-name="_31_"> </text:span><text:span text:style-name="_34_0">a</text:span><text:span text:style-name="_37_0">n</text:span><text:span text:style-name="_32_3">s</text:span><text:span text:style-name="_34_7">w</text:span><text:span text:style-name="_36_4">e</text:span><text:span text:style-name="_32_2">r</text:span><text:span text:style-name="_34_4">s</text:span><text:span text:style-name="_35_1"> </text:span><text:span text:style-name="_32_0">t</text:span><text:span text:style-name="_33_2">o</text:span><text:span text:style-name="_35_1"> </text:span><text:span text:style-name="_38_">t</text:span><text:span text:style-name="_33_8">h</text:span><text:span text:style-name="_36_8">e</text:span><text:span text:style-name="_31_"> </text:span><text:span text:style-name="_33_8">a</text:span><text:span text:style-name="_37_3">r</text:span><text:span text:style-name="_31_4">i</text:span><text:span text:style-name="_33_4">t</text:span><text:span text:style-name="_37_5">h</text:span><text:span text:style-name="_31_3">m</text:span><text:span text:style-name="_33_5">e</text:span><text:span text:style-name="_37_0">t</text:span><text:span text:style-name="_32_4">i</text:span><text:span text:style-name="_34_0">c</text:span><text:span text:style-name="_35_1"> </text:span><text:span text:style-name="_32_4">p</text:span><text:span text:style-name="_34_3">r</text:span><text:span text:style-name="_37_5">o</text:span><text:span text:style-name="_31_9">b</text:span><text:span text:style-name="_35_0">l</text:span><text:span text:style-name="_35_8">e</text:span><text:span text:style-name="_31_3">m</text:span><text:span text:style-name="_34_5">s</text:span><text:span text:style-name="_36_7">.</text:span><text:span text:style-name="_31_"> </text:span><text:span text:style-name="_34_2">I</text:span><text:span text:style-name="_37_3">t</text:span><text:span text:style-name="_31_"> </text:span><text:span text:style-name="_33_8">w</text:span><text:span text:style-name="_35_8">o</text:span><text:span text:style-name="_31_9">u</text:span><text:span text:style-name="_34_3">l</text:span><text:span text:style-name="_35_7">d</text:span><text:span text:style-name="_31_"> </text:span><text:span text:style-name="_33_2">d</text:span><text:span text:style-name="_36_5">e</text:span><text:span text:style-name="_31_9">l</text:span><text:span text:style-name="_33_3">i</text:span><text:span text:style-name="_37_4">b</text:span><text:span text:style-name="_32_4">e</text:span><text:span text:style-name="_34_5">r</text:span><text:span text:style-name="_37_2">a</text:span><text:span text:style-name="_31_7">t</text:span><text:span text:style-name="_34_8">e</text:span><text:span text:style-name="_36_4">l</text:span><text:span text:style-name="_38_">y</text:span><text:span text:style-name="_32_6"> </text:span><text:span text:style-name="_36_9">i</text:span><text:span text:style-name="_31_3">n</text:span><text:span text:style-name="_34_9">t</text:span><text:span text:style-name="_36_8">r</text:span><text:span text:style-name="_32_2">o</text:span><text:span text:style-name="_34_7">d</text:span><text:span text:style-name="_35_8">u</text:span><text:span text:style-name="_31_0">c</text:span><text:span text:style-name="_33_8">e</text:span><text:span text:style-name="_35_1"> </text:span><text:span text:style-name="_31_7">m</text:span><text:span text:style-name="_33_7">i</text:span><text:span text:style-name="_36_0">s</text:span><text:span text:style-name="_31_7">t</text:span><text:span text:style-name="_34_7">a</text:span><text:span text:style-name="_37_2">k</text:span><text:span text:style-name="_38_">e</text:span><text:span text:style-name="_33_8">s</text:span><text:span text:style-name="_35_1"> </text:span><text:span text:style-name="_31_5">i</text:span><text:span text:style-name="_33_3">n</text:span><text:span text:style-name="_35_1"> </text:span><text:span text:style-name="_32_3">a</text:span><text:span text:style-name="_32_6"> </text:span><text:span text:style-name="_36_0">m</text:span><text:span text:style-name="_31_5">a</text:span><text:span text:style-name="_34_4">n</text:span><text:span text:style-name="_37_3">n</text:span><text:span text:style-name="_32_2">e</text:span><text:span text:style-name="_34_0">r</text:span><text:span text:style-name="_35_1"> </text:span><text:span text:style-name="_32_3">c</text:span><text:span text:style-name="_33_9">a</text:span><text:span text:style-name="_36_8">l</text:span><text:span text:style-name="_31_0">c</text:span><text:span text:style-name="_34_7">u</text:span><text:span text:style-name="_36_2">l</text:span><text:span text:style-name="_32_2">a</text:span><text:span text:style-name="_34_7">t</text:span><text:span text:style-name="_36_4">e</text:span><text:span text:style-name="_39_">d</text:span><text:span text:style-name="_32_6"> </text:span><text:span text:style-name="_36_8">t</text:span><text:span text:style-name="_38_">o</text:span><text:span text:style-name="_32_6"> </text:span><text:span text:style-name="_37_4">c</text:span><text:span text:style-name="_32_5">o</text:span><text:span text:style-name="_34_7">n</text:span><text:span text:style-name="_36_0">f</text:span><text:span text:style-name="_31_8">u</text:span><text:span text:style-name="_33_4">s</text:span><text:span text:style-name="_35_8">e</text:span><text:span text:style-name="_31_"> </text:span><text:span text:style-name="_33_9">t</text:span><text:span text:style-name="_37_2">h</text:span><text:span text:style-name="_31_9">e</text:span><text:span text:style-name="_32_6"> </text:span><text:span text:style-name="_36_7">i</text:span><text:span text:style-name="_31_5">n</text:span><text:span text:style-name="_34_2">t</text:span><text:span text:style-name="_35_9">e</text:span><text:span text:style-name="_32_5">r</text:span><text:span text:style-name="_34_2">r</text:span><text:span text:style-name="_36_7">o</text:span><text:span text:style-name="_39_">g</text:span><text:span text:style-name="_33_2">a</text:span><text:span text:style-name="_36_9">t</text:span><text:span text:style-name="_31_9">o</text:span><text:span text:style-name="_34_4">r</text:span><text:span text:style-name="_35_7">.</text:span><text:span text:style-name="_31_"> </text:span><text:span text:style-name="_35_0">A</text:span><text:span text:style-name="_35_1"> </text:span><text:span text:style-name="_32_2">m</text:span><text:span text:style-name="_33_2">e</text:span><text:span text:style-name="_35_8">c</text:span><text:span text:style-name="_31_5">h</text:span><text:span text:style-name="_34_3">a</text:span><text:span text:style-name="_37_3">n</text:span><text:span text:style-name="_31_3">i</text:span><text:span text:style-name="_34_0">c</text:span><text:span text:style-name="_37_5">a</text:span><text:span text:style-name="_37_">l</text:span><text:span text:style-name="_32_6"> </text:span><text:span text:style-name="_35_9">f</text:span><text:span text:style-name="_31_9">a</text:span><text:span text:style-name="_33_5">u</text:span><text:span text:style-name="_35_7">l</text:span><text:span text:style-name="_32_3">t</text:span><text:span text:style-name="_32_6"> </text:span><text:span text:style-name="_36_9">w</text:span><text:span text:style-name="_32_5">o</text:span><text:span text:style-name="_34_3">u</text:span><text:span text:style-name="_36_8">l</text:span><text:span text:style-name="_32_5">d</text:span><text:span text:style-name="_32_6"> </text:span><text:span text:style-name="_36_3">p</text:span><text:span text:style-name="_31_2">r</text:span><text:span text:style-name="_34_5">o</text:span><text:span text:style-name="_37_2">b</text:span><text:span text:style-name="_31_5">a</text:span><text:span text:style-name="_33_7">b</text:span><text:span text:style-name="_37_2">l</text:span><text:span text:style-name="_31_9">y</text:span><text:span text:style-name="_32_6"> </text:span><text:span text:style-name="_36_3">s</text:span><text:span text:style-name="_38_">h</text:span><text:span text:style-name="_34_7">o</text:span><text:span text:style-name="_36_4">w</text:span><text:span text:style-name="_31_"> </text:span><text:span text:style-name="_33_2">i</text:span><text:span text:style-name="_35_8">t</text:span><text:span text:style-name="_31_7">s</text:span><text:span text:style-name="_34_7">e</text:span><text:span text:style-name="_37_0">l</text:span><text:span text:style-name="_31_3">f</text:span><text:span text:style-name="_32_6"> </text:span><text:span text:style-name="_37_0">t</text:span><text:span text:style-name="_37_">h</text:span><text:span text:style-name="_34_3">r</text:span><text:span text:style-name="_36_3">o</text:span><text:span text:style-name="_32_4">u</text:span><text:span text:style-name="_33_7">g</text:span><text:span text:style-name="_37_0">h</text:span><text:span text:style-name="_31_"> </text:span><text:span text:style-name="_33_9">a</text:span><text:span text:style-name="_36_5">n</text:span><text:span text:style-name="_31_"> </text:span><text:span text:style-name="_34_3">u</text:span><text:span text:style-name="_36_4">n</text:span><text:span text:style-name="_31_3">s</text:span><text:span text:style-name="_34_4">u</text:span><text:span text:style-name="_36_4">i</text:span><text:span text:style-name="_32_4">t</text:span><text:span text:style-name="_33_7">a</text:span><text:span text:style-name="_36_7">b</text:span><text:span text:style-name="_31_7">l</text:span><text:span text:style-name="_33_5">e</text:span><text:span text:style-name="_35_1"> </text:span><text:span text:style-name="_31_3">d</text:span><text:span text:style-name="_34_0">e</text:span><text:span text:style-name="_37_2">c</text:span><text:span text:style-name="_38_">i</text:span><text:span text:style-name="_33_2">s</text:span><text:span text:style-name="_35_7">i</text:span><text:span text:style-name="_31_3">o</text:span><text:span text:style-name="_34_4">n</text:span><text:span text:style-name="_35_1"> </text:span><text:span text:style-name="_39_">a</text:span><text:span text:style-name="_33_9">s</text:span><text:span text:style-name="_35_1"> </text:span><text:span text:style-name="_39_">t</text:span><text:span text:style-name="_33_5">o</text:span><text:span text:style-name="_35_1"> </text:span><text:span text:style-name="_31_3">w</text:span><text:span text:style-name="_34_7">h</text:span><text:span text:style-name="_36_9">a</text:span><text:span text:style-name="_38_">t</text:span><text:span text:style-name="_32_6"> </text:span><text:span text:style-name="_35_8">s</text:span><text:span text:style-name="_31_5">o</text:span><text:span text:style-name="_34_7">r</text:span><text:span text:style-name="_36_9">t</text:span><text:span text:style-name="_31_"> </text:span><text:span text:style-name="_33_5">o</text:span><text:span text:style-name="_35_8">f</text:span><text:span text:style-name="_31_"> </text:span><text:span text:style-name="_34_3">a</text:span><text:span text:style-name="_35_1"> </text:span><text:span text:style-name="_32_0">m</text:span><text:span text:style-name="_34_5">i</text:span><text:span text:style-name="_36_7">s</text:span><text:span text:style-name="_31_8">t</text:span><text:span text:style-name="_34_2">a</text:span><text:span text:style-name="_35_9">k</text:span><text:span text:style-name="_31_0">e</text:span><text:span text:style-name="_32_6"> </text:span><text:span text:style-name="_37_5">t</text:span><text:span text:style-name="_31_0">o</text:span><text:span text:style-name="_32_6"> </text:span><text:span text:style-name="_36_7">m</text:span><text:span text:style-name="_31_3">a</text:span><text:span text:style-name="_34_0">k</text:span><text:span text:style-name="_36_8">e</text:span><text:span text:style-name="_31_"> </text:span><text:span text:style-name="_33_8">i</text:span><text:span text:style-name="_37_5">n</text:span><text:span text:style-name="_31_"> </text:span><text:span text:style-name="_35_0">t</text:span><text:span text:style-name="_37_4">h</text:span><text:span text:style-name="_32_0">e</text:span><text:span text:style-name="_32_6"> </text:span><text:span text:style-name="_35_8">a</text:span><text:span text:style-name="_39_">r</text:span><text:span text:style-name="_34_5">i</text:span><text:span text:style-name="_36_9">t</text:span><text:span text:style-name="_32_5">h</text:span><text:span text:style-name="_34_0">m</text:span><text:span text:style-name="_36_0">e</text:span><text:span text:style-name="_31_0">t</text:span><text:span text:style-name="_33_2">i</text:span><text:span text:style-name="_35_9">c</text:span><text:span text:style-name="_32_5">.</text:span><text:span text:style-name="_32_6"> </text:span><text:span text:style-name="_36_2">E</text:span><text:span text:style-name="_31_3">v</text:span><text:span text:style-name="_33_5">e</text:span><text:span text:style-name="_37_5">n</text:span><text:span text:style-name="_31_"> </text:span><text:span text:style-name="_34_3">t</text:span><text:span text:style-name="_37_3">h</text:span><text:span text:style-name="_31_9">i</text:span><text:span text:style-name="_34_0">s</text:span><text:span text:style-name="_35_1"> </text:span><text:span text:style-name="_31_3">i</text:span><text:span text:style-name="_34_0">n</text:span><text:span text:style-name="_36_4">t</text:span><text:span text:style-name="_39_">e</text:span><text:span text:style-name="_34_0">r</text:span><text:span text:style-name="_36_0">p</text:span><text:span text:style-name="_39_">r</text:span><text:span text:style-name="_34_7">e</text:span><text:span text:style-name="_37_3">t</text:span><text:span text:style-name="_31_3">a</text:span><text:span text:style-name="_34_0">t</text:span><text:span text:style-name="_35_8">i</text:span><text:span text:style-name="_31_2">o</text:span><text:span text:style-name="_34_7">n</text:span><text:span text:style-name="_35_1"> </text:span><text:span text:style-name="_31_5">o</text:span><text:span text:style-name="_34_9">f</text:span><text:span text:style-name="_35_1"> </text:span><text:span text:style-name="_31_4">t</text:span><text:span text:style-name="_33_2">h</text:span><text:span text:style-name="_36_2">e</text:span><text:span text:style-name="_31_"> </text:span><text:span text:style-name="_33_8">c</text:span><text:span text:style-name="_37_0">r</text:span><text:span text:style-name="_31_9">i</text:span><text:span text:style-name="_34_2">t</text:span><text:span text:style-name="_36_7">i</text:span><text:span text:style-name="_31_5">c</text:span><text:span text:style-name="_33_8">i</text:span><text:span text:style-name="_36_2">s</text:span><text:span text:style-name="_31_5">m</text:span><text:span text:style-name="_32_6"> </text:span><text:span text:style-name="_36_7">i</text:span><text:span text:style-name="_31_7">s</text:span><text:span text:style-name="_32_6"> </text:span><text:span text:style-name="_36_3">n</text:span><text:span text:style-name="_31_3">o</text:span><text:span text:style-name="_34_0">t</text:span><text:span text:style-name="_35_1"> </text:span><text:span text:style-name="_39_">s</text:span><text:span text:style-name="_34_2">u</text:span><text:span text:style-name="_35_9">f</text:span><text:span text:style-name="_31_4">f</text:span><text:span text:style-name="_33_4">i</text:span><text:span text:style-name="_36_3">c</text:span><text:span text:style-name="_39_">i</text:span><text:span text:style-name="_34_2">e</text:span><text:span text:style-name="_37_4">n</text:span><text:span text:style-name="_32_4">t</text:span><text:span text:style-name="_34_2">l</text:span><text:span text:style-name="_36_8">y</text:span><text:span text:style-name="_31_"> </text:span><text:span text:style-name="_33_8">s</text:span><text:span text:style-name="_36_2">y</text:span><text:span text:style-name="_38_">m</text:span><text:span text:style-name="_34_2">p</text:span><text:span text:style-name="_36_5">a</text:span><text:span text:style-name="_32_4">t</text:span><text:span text:style-name="_33_7">h</text:span><text:span text:style-name="_35_7">e</text:span><text:span text:style-name="_32_4">t</text:span><text:span text:style-name="_34_4">i</text:span><text:span text:style-name="_37_5">c</text:span><text:span text:style-name="_31_2">.</text:span><text:span text:style-name="_32_6"> </text:span><text:span text:style-name="_35_8">B</text:span><text:span text:style-name="_37_">u</text:span><text:span text:style-name="_33_4">t</text:span><text:span text:style-name="_35_1"> </text:span><text:span text:style-name="_32_0">w</text:span><text:span text:style-name="_33_2">e</text:span><text:span text:style-name="_35_1"> </text:span><text:span text:style-name="_32_2">c</text:span><text:span text:style-name="_33_4">a</text:span><text:span text:style-name="_36_9">n</text:span><text:span text:style-name="_31_7">n</text:span><text:span text:style-name="_33_3">o</text:span><text:span text:style-name="_37_5">t</text:span><text:span text:style-name="_31_"> </text:span><text:span text:style-name="_34_3">a</text:span><text:span text:style-name="_36_8">f</text:span><text:span text:style-name="_39_">f</text:span><text:span text:style-name="_34_7">o</text:span><text:span text:style-name="_35_8">r</text:span><text:span text:style-name="_31_5">d</text:span><text:span text:style-name="_32_6"> </text:span><text:span text:style-name="_37_5">t</text:span><text:span text:style-name="_31_2">h</text:span><text:span text:style-name="_33_7">e</text:span><text:span text:style-name="_35_1"> </text:span><text:span text:style-name="_31_0">s</text:span><text:span text:style-name="_34_2">p</text:span><text:span text:style-name="_36_8">a</text:span><text:span text:style-name="_31_0">c</text:span><text:span text:style-name="_33_7">e</text:span><text:span text:style-name="_35_1"> </text:span><text:span text:style-name="_31_5">t</text:span><text:span text:style-name="_34_8">o</text:span><text:span text:style-name="_35_1"> </text:span><text:span text:style-name="_32_4">g</text:span><text:span text:style-name="_33_9">o</text:span><text:span text:style-name="_35_1"> </text:span><text:span text:style-name="_32_3">i</text:span><text:span text:style-name="_33_3">n</text:span><text:span text:style-name="_37_3">t</text:span><text:span text:style-name="_31_4">o</text:span><text:span text:style-name="_32_6"> </text:span><text:span text:style-name="_37_5">i</text:span><text:span text:style-name="_31_5">t</text:span><text:span text:style-name="_32_6"> </text:span><text:span text:style-name="_36_2">m</text:span><text:span text:style-name="_31_5">u</text:span><text:span text:style-name="_34_9">c</text:span><text:span text:style-name="_36_5">h</text:span><text:span text:style-name="_31_"> </text:span><text:span text:style-name="_34_9">f</text:span><text:span text:style-name="_35_8">u</text:span><text:span text:style-name="_31_4">r</text:span><text:span text:style-name="_33_8">t</text:span><text:span text:style-name="_37_2">h</text:span><text:span text:style-name="_32_0">e</text:span><text:span text:style-name="_33_9">r</text:span><text:span text:style-name="_37_4">.</text:span><text:span text:style-name="_31_"> </text:span><text:span text:style-name="_34_0">I</text:span><text:span text:style-name="_36_4">t</text:span><text:span text:style-name="_31_"> </text:span><text:span text:style-name="_33_7">s</text:span><text:span text:style-name="_37_4">e</text:span><text:span text:style-name="_31_2">e</text:span><text:span text:style-name="_33_4">m</text:span><text:span text:style-name="_35_9">s</text:span><text:span text:style-name="_31_"> </text:span><text:span text:style-name="_34_9">t</text:span><text:span text:style-name="_36_4">o</text:span><text:span text:style-name="_31_"> </text:span><text:span text:style-name="_33_5">m</text:span><text:span text:style-name="_36_0">e</text:span><text:span text:style-name="_31_"> </text:span><text:span text:style-name="_35_0">t</text:span><text:span text:style-name="_37_5">h</text:span><text:span text:style-name="_32_5">a</text:span><text:span text:style-name="_33_5">t</text:span><text:span text:style-name="_35_1"> </text:span><text:span text:style-name="_37_">t</text:span><text:span text:style-name="_34_0">h</text:span><text:span text:style-name="_36_4">i</text:span><text:span text:style-name="_32_3">s</text:span><text:span text:style-name="_32_6"> </text:span><text:span text:style-name="_36_4">c</text:span><text:span text:style-name="_31_4">r</text:span><text:span text:style-name="_33_2">i</text:span><text:span text:style-name="_37_0">t</text:span><text:span text:style-name="_31_7">i</text:span><text:span text:style-name="_34_2">c</text:span><text:span text:style-name="_36_5">i</text:span><text:span text:style-name="_31_8">s</text:span><text:span text:style-name="_33_7">m</text:span><text:span text:style-name="_35_1"> </text:span><text:span text:style-name="_38_">d</text:span><text:span text:style-name="_34_9">e</text:span><text:span text:style-name="_36_2">p</text:span><text:span text:style-name="_32_5">e</text:span><text:span text:style-name="_33_4">n</text:span><text:span text:style-name="_37_2">d</text:span><text:span text:style-name="_39_">s</text:span><text:span text:style-name="_32_6"> </text:span><text:span text:style-name="_35_7">o</text:span><text:span text:style-name="_31_3">n</text:span><text:span text:style-name="_32_6"> </text:span><text:span text:style-name="_36_7">a</text:span><text:span text:style-name="_31_"> </text:span><text:span text:style-name="_33_8">c</text:span><text:span text:style-name="_36_8">o</text:span><text:span text:style-name="_31_5">n</text:span><text:span text:style-name="_34_5">f</text:span><text:span text:style-name="_36_8">u</text:span><text:span text:style-name="_31_4">s</text:span><text:span text:style-name="_34_3">i</text:span><text:span text:style-name="_36_5">o</text:span><text:span text:style-name="_31_2">n</text:span><text:span text:style-name="_32_6"> </text:span><text:span text:style-name="_37_0">b</text:span><text:span text:style-name="_38_">e</text:span><text:span text:style-name="_34_5">t</text:span><text:span text:style-name="_37_3">w</text:span><text:span text:style-name="_37_">e</text:span><text:span text:style-name="_34_5">e</text:span><text:span text:style-name="_35_7">n</text:span><text:span text:style-name="_31_"> </text:span><text:span text:style-name="_34_3">t</text:span><text:span text:style-name="_36_7">w</text:span><text:span text:style-name="_31_5">o</text:span><text:span text:style-name="_32_6"> </text:span><text:span text:style-name="_36_7">k</text:span><text:span text:style-name="_31_3">i</text:span><text:span text:style-name="_35_0">n</text:span><text:span text:style-name="_36_3">d</text:span><text:span text:style-name="_31_9">s</text:span><text:span text:style-name="_32_6"> </text:span><text:span text:style-name="_37_2">o</text:span><text:span text:style-name="_31_8">f</text:span><text:span text:style-name="_32_6"> </text:span><text:span text:style-name="_35_9">m</text:span><text:span text:style-name="_31_2">i</text:span><text:span text:style-name="_34_9">s</text:span><text:span text:style-name="_35_8">t</text:span><text:span text:style-name="_32_3">a</text:span><text:span text:style-name="_33_5">k</text:span><text:span text:style-name="_36_7">e</text:span><text:span text:style-name="_32_5">,</text:span><text:span text:style-name="_32_6"> </text:span><text:span text:style-name="_37_2">W</text:span><text:span text:style-name="_32_4">e</text:span><text:span text:style-name="_32_6"> </text:span><text:span text:style-name="_36_7">m</text:span><text:span text:style-name="_31_5">a</text:span><text:span text:style-name="_34_8">y</text:span><text:span text:style-name="_35_1"> </text:span><text:span text:style-name="_32_4">c</text:span><text:span text:style-name="_34_9">a</text:span><text:span text:style-name="_36_0">l</text:span><text:span text:style-name="_31_9">l</text:span><text:span text:style-name="_32_6"> </text:span><text:span text:style-name="_36_4">t</text:span><text:span text:style-name="_31_5">h</text:span><text:span text:style-name="_33_3">e</text:span><text:span text:style-name="_37_4">m</text:span><text:span text:style-name="_31_"> </text:span><text:span text:style-name="_34_3">"</text:span><text:span text:style-name="_36_7">e</text:span><text:span text:style-name="_32_3">r</text:span><text:span text:style-name="_33_5">r</text:span><text:span text:style-name="_35_9">o</text:span><text:span text:style-name="_31_7">r</text:span><text:span text:style-name="_34_9">s</text:span><text:span text:style-name="_35_1"> </text:span><text:span text:style-name="_32_5">o</text:span><text:span text:style-name="_33_7">f</text:span><text:span text:style-name="_35_1"> </text:span><text:span text:style-name="_31_3">f</text:span><text:span text:style-name="_34_8">u</text:span><text:span text:style-name="_36_7">n</text:span><text:span text:style-name="_39_">c</text:span><text:span text:style-name="_33_4">t</text:span><text:span text:style-name="_36_8">i</text:span><text:span text:style-name="_37_">o</text:span><text:span text:style-name="_33_4">n</text:span><text:span text:style-name="_36_2">i</text:span><text:span text:style-name="_31_9">n</text:span><text:span text:style-name="_35_0">g</text:span><text:span text:style-name="_36_8">"</text:span><text:span text:style-name="_31_"> </text:span><text:span text:style-name="_34_2">a</text:span><text:span text:style-name="_35_9">n</text:span><text:span text:style-name="_37_">d</text:span><text:span text:style-name="_32_6"> </text:span><text:span text:style-name="_36_3">"</text:span><text:span text:style-name="_31_5">e</text:span><text:span text:style-name="_34_2">r</text:span><text:span text:style-name="_37_5">r</text:span><text:span text:style-name="_32_5">o</text:span><text:span text:style-name="_34_9">r</text:span><text:span text:style-name="_37_2">s</text:span><text:span text:style-name="_31_"> </text:span><text:span text:style-name="_33_2">o</text:span><text:span text:style-name="_36_2">f</text:span><text:span text:style-name="_31_"> </text:span><text:span text:style-name="_33_4">c</text:span><text:span text:style-name="_37_4">o</text:span><text:span text:style-name="_31_0">n</text:span><text:span text:style-name="_34_5">c</text:span><text:span text:style-name="_36_7">l</text:span><text:span text:style-name="_31_9">u</text:span><text:span text:style-name="_35_0">s</text:span><text:span text:style-name="_36_5">i</text:span><text:span text:style-name="_39_">o</text:span><text:span text:style-name="_33_9">n</text:span><text:span text:style-name="_36_5">.</text:span><text:span text:style-name="_32_3">"</text:span><text:span text:style-name="_32_6"> </text:span><text:span text:style-name="_37_3">E</text:span><text:span text:style-name="_31_2">r</text:span><text:span text:style-name="_34_8">r</text:span><text:span text:style-name="_35_9">o</text:span><text:span text:style-name="_31_2">r</text:span><text:span text:style-name="_34_4">s</text:span><text:span text:style-name="_35_1"> </text:span><text:span text:style-name="_32_5">o</text:span><text:span text:style-name="_33_2">f</text:span><text:span text:style-name="_35_1"> </text:span><text:span text:style-name="_39_">f</text:span><text:span text:style-name="_33_9">u</text:span><text:span text:style-name="_36_8">n</text:span><text:span text:style-name="_31_9">c</text:span><text:span text:style-name="_33_3">t</text:span><text:span text:style-name="_36_4">i</text:span><text:span text:style-name="_37_">o</text:span><text:span text:style-name="_33_8">n</text:span><text:span text:style-name="_36_2">i</text:span><text:span text:style-name="_31_9">n</text:span><text:span text:style-name="_33_5">g</text:span><text:span text:style-name="_35_1"> </text:span><text:span text:style-name="_31_2">a</text:span><text:span text:style-name="_33_7">r</text:span><text:span text:style-name="_36_7">e</text:span><text:span text:style-name="_31_"> </text:span><text:span text:style-name="_33_9">d</text:span><text:span text:style-name="_36_8">u</text:span><text:span text:style-name="_32_2">e</text:span><text:span text:style-name="_32_6"> </text:span><text:span text:style-name="_36_0">t</text:span><text:span text:style-name="_32_3">o</text:span><text:span text:style-name="_32_6"> </text:span><text:span text:style-name="_36_9">s</text:span><text:span text:style-name="_31_0">o</text:span><text:span text:style-name="_34_5">m</text:span><text:span text:style-name="_36_7">e</text:span><text:span text:style-name="_31_"> </text:span><text:span text:style-name="_33_2">m</text:span><text:span text:style-name="_37_5">e</text:span><text:span text:style-name="_31_2">c</text:span><text:span text:style-name="_34_8">h</text:span><text:span text:style-name="_36_5">a</text:span><text:span text:style-name="_32_2">n</text:span><text:span text:style-name="_35_0">i</text:span><text:span text:style-name="_35_9">c</text:span><text:span text:style-name="_37_">a</text:span><text:span text:style-name="_34_5">l</text:span><text:span text:style-name="_35_1"> </text:span><text:span text:style-name="_31_4">o</text:span><text:span text:style-name="_34_2">r</text:span><text:span text:style-name="_35_1"> </text:span><text:span text:style-name="_32_4">e</text:span><text:span text:style-name="_34_8">l</text:span><text:span text:style-name="_37_2">e</text:span><text:span text:style-name="_32_2">c</text:span><text:span text:style-name="_34_8">t</text:span><text:span text:style-name="_36_4">r</text:span><text:span text:style-name="_31_5">i</text:span><text:span text:style-name="_33_9">c</text:span><text:span text:style-name="_36_3">a</text:span><text:span text:style-name="_31_4">l</text:span><text:span text:style-name="_32_6"> </text:span><text:span text:style-name="_35_9">f</text:span><text:span text:style-name="_31_8">a</text:span><text:span text:style-name="_34_7">u</text:span><text:span text:style-name="_36_9">l</text:span><text:span text:style-name="_31_7">t</text:span><text:span text:style-name="_32_6"> </text:span><text:span text:style-name="_37_0">w</text:span><text:span text:style-name="_32_4">h</text:span><text:span text:style-name="_35_0">i</text:span><text:span text:style-name="_36_4">c</text:span><text:span text:style-name="_31_8">h</text:span><text:span text:style-name="_32_6"> </text:span><text:span text:style-name="_37_0">c</text:span><text:span text:style-name="_31_2">a</text:span><text:span text:style-name="_33_3">u</text:span><text:span text:style-name="_36_8">s</text:span><text:span text:style-name="_39_">e</text:span><text:span text:style-name="_33_5">s</text:span><text:span text:style-name="_35_1"> </text:span><text:span text:style-name="_32_0">t</text:span><text:span text:style-name="_34_0">h</text:span><text:span text:style-name="_36_2">e</text:span><text:span text:style-name="_31_"> </text:span><text:span text:style-name="_33_8">m</text:span><text:span text:style-name="_36_2">a</text:span><text:span text:style-name="_39_">c</text:span><text:span text:style-name="_33_7">h</text:span><text:span text:style-name="_37_4">i</text:span><text:span text:style-name="_32_2">n</text:span><text:span text:style-name="_34_2">e</text:span><text:span text:style-name="_35_1"> </text:span><text:span text:style-name="_31_0">t</text:span><text:span text:style-name="_33_7">o</text:span><text:span text:style-name="_35_1"> </text:span><text:span text:style-name="_32_5">b</text:span><text:span text:style-name="_34_3">e</text:span><text:span text:style-name="_35_8">h</text:span><text:span text:style-name="_38_">a</text:span><text:span text:style-name="_33_7">v</text:span><text:span text:style-name="_36_0">e</text:span><text:span text:style-name="_31_"> </text:span><text:span text:style-name="_34_9">o</text:span><text:span text:style-name="_37_3">t</text:span><text:span text:style-name="_31_7">h</text:span><text:span text:style-name="_33_5">e</text:span><text:span text:style-name="_35_9">r</text:span><text:span text:style-name="_31_0">w</text:span><text:span text:style-name="_34_9">i</text:span><text:span text:style-name="_35_7">s</text:span><text:span text:style-name="_38_">e</text:span><text:span text:style-name="_32_6"> </text:span><text:span text:style-name="_37_3">t</text:span><text:span text:style-name="_31_8">h</text:span><text:span text:style-name="_35_0">a</text:span><text:span text:style-name="_36_3">n</text:span><text:span text:style-name="_31_"> </text:span><text:span text:style-name="_33_5">i</text:span><text:span text:style-name="_36_7">t</text:span><text:span text:style-name="_31_"> </text:span><text:span text:style-name="_33_8">w</text:span><text:span text:style-name="_36_9">a</text:span><text:span text:style-name="_32_4">s</text:span><text:span text:style-name="_32_6"> </text:span><text:span text:style-name="_36_3">d</text:span><text:span text:style-name="_32_2">e</text:span><text:span text:style-name="_34_4">s</text:span><text:span text:style-name="_37_0">i</text:span><text:span text:style-name="_32_3">g</text:span><text:span text:style-name="_33_3">n</text:span><text:span text:style-name="_36_7">e</text:span><text:span text:style-name="_32_0">d</text:span><text:span text:style-name="_32_6"> </text:span><text:span text:style-name="_35_9">t</text:span><text:span text:style-name="_31_0">o</text:span><text:span text:style-name="_32_6"> </text:span><text:span text:style-name="_36_9">d</text:span><text:span text:style-name="_32_5">o</text:span><text:span text:style-name="_33_8">.</text:span><text:span text:style-name="_35_1"> </text:span><text:span text:style-name="_31_7">I</text:span><text:span text:style-name="_34_7">n</text:span><text:span text:style-name="_35_1"> </text:span><text:span text:style-name="_32_4">p</text:span><text:span text:style-name="_34_8">h</text:span><text:span text:style-name="_37_4">i</text:span><text:span text:style-name="_31_0">l</text:span><text:span text:style-name="_34_5">o</text:span><text:span text:style-name="_37_0">s</text:span><text:span text:style-name="_31_3">o</text:span><text:span text:style-name="_35_0">p</text:span><text:span text:style-name="_36_4">h</text:span><text:span text:style-name="_32_2">i</text:span><text:span text:style-name="_33_7">c</text:span><text:span text:style-name="_35_7">a</text:span><text:span text:style-name="_31_8">l</text:span><text:span text:style-name="_32_6"> </text:span><text:span text:style-name="_36_0">d</text:span><text:span text:style-name="_31_5">i</text:span><text:span text:style-name="_34_0">s</text:span><text:span text:style-name="_36_8">c</text:span><text:span text:style-name="_38_">u</text:span><text:span text:style-name="_33_9">s</text:span><text:span text:style-name="_35_8">s</text:span><text:span text:style-name="_32_5">i</text:span><text:span text:style-name="_34_2">o</text:span><text:span text:style-name="_36_4">n</text:span><text:span text:style-name="_32_0">s</text:span><text:span text:style-name="_32_6"> </text:span><text:span text:style-name="_36_9">o</text:span><text:span text:style-name="_32_5">n</text:span><text:span text:style-name="_34_0">e</text:span><text:span text:style-name="_35_1"> </text:span><text:span text:style-name="_32_2">l</text:span><text:span text:style-name="_33_8">i</text:span><text:span text:style-name="_36_2">k</text:span><text:span text:style-name="_31_5">e</text:span><text:span text:style-name="_34_2">s</text:span><text:span text:style-name="_35_1"> </text:span><text:span text:style-name="_32_3">t</text:span><text:span text:style-name="_34_2">o</text:span><text:span text:style-name="_35_1"> </text:span><text:span text:style-name="_31_9">i</text:span><text:span text:style-name="_34_8">g</text:span><text:span text:style-name="_36_9">n</text:span><text:span text:style-name="_32_0">o</text:span><text:span text:style-name="_34_7">r</text:span><text:span text:style-name="_36_3">e</text:span><text:span text:style-name="_31_"> </text:span><text:span text:style-name="_33_7">t</text:span><text:span text:style-name="_35_9">h</text:span><text:span text:style-name="_31_0">e</text:span><text:span text:style-name="_32_6"> </text:span><text:span text:style-name="_36_0">p</text:span><text:span text:style-name="_31_9">o</text:span><text:span text:style-name="_34_2">s</text:span><text:span text:style-name="_36_9">s</text:span><text:span text:style-name="_32_3">i</text:span><text:span text:style-name="_33_8">b</text:span><text:span text:style-name="_37_4">i</text:span><text:span text:style-name="_32_2">l</text:span><text:span text:style-name="_34_0">i</text:span><text:span text:style-name="_35_9">t</text:span><text:span text:style-name="_32_2">y</text:span><text:span text:style-name="_32_6"> </text:span><text:span text:style-name="_36_5">o</text:span><text:span text:style-name="_31_7">f</text:span><text:span text:style-name="_32_6"> </text:span><text:span text:style-name="_36_8">s</text:span><text:span text:style-name="_39_">u</text:span><text:span text:style-name="_34_3">c</text:span><text:span text:style-name="_37_3">h</text:span><text:span text:style-name="_31_"> </text:span><text:span text:style-name="_33_7">e</text:span><text:span text:style-name="_37_5">r</text:span><text:span text:style-name="_31_9">r</text:span><text:span text:style-name="_34_4">o</text:span><text:span text:style-name="_36_0">r</text:span><text:span text:style-name="_31_8">s</text:span><text:span text:style-name="_34_3">;</text:span><text:span text:style-name="_35_1"> </text:span><text:span text:style-name="_32_0">o</text:span><text:span text:style-name="_34_3">n</text:span><text:span text:style-name="_36_5">e</text:span><text:span text:style-name="_31_"> </text:span><text:span text:style-name="_34_0">i</text:span><text:span text:style-name="_37_3">s</text:span><text:span text:style-name="_31_"> </text:span><text:span text:style-name="_33_7">t</text:span><text:span text:style-name="_37_3">h</text:span><text:span text:style-name="_38_">e</text:span><text:span text:style-name="_33_8">r</text:span><text:span text:style-name="_37_5">e</text:span><text:span text:style-name="_32_3">f</text:span><text:span text:style-name="_33_2">o</text:span><text:span text:style-name="_36_4">r</text:span><text:span text:style-name="_32_5">e</text:span><text:span text:style-name="_32_6"> </text:span><text:span text:style-name="_36_7">d</text:span><text:span text:style-name="_31_4">i</text:span><text:span text:style-name="_34_2">s</text:span><text:span text:style-name="_37_0">c</text:span><text:span text:style-name="_38_">u</text:span><text:span text:style-name="_34_4">s</text:span><text:span text:style-name="_36_0">s</text:span><text:span text:style-name="_32_3">i</text:span><text:span text:style-name="_34_3">n</text:span><text:span text:style-name="_36_5">g</text:span><text:span text:style-name="_31_"> </text:span><text:span text:style-name="_34_2">"</text:span><text:span text:style-name="_37_2">a</text:span><text:span text:style-name="_32_2">b</text:span><text:span text:style-name="_34_0">s</text:span><text:span text:style-name="_36_4">t</text:span><text:span text:style-name="_32_0">r</text:span><text:span text:style-name="_33_8">a</text:span><text:span text:style-name="_37_5">c</text:span><text:span text:style-name="_31_0">t</text:span><text:span text:style-name="_32_6"> </text:span><text:span text:style-name="_36_7">m</text:span><text:span text:style-name="_32_2">a</text:span><text:span text:style-name="_35_0">c</text:span><text:span text:style-name="_36_8">h</text:span><text:span text:style-name="_39_">i</text:span><text:span text:style-name="_33_5">n</text:span><text:span text:style-name="_37_0">e</text:span><text:span text:style-name="_39_">s</text:span><text:span text:style-name="_33_3">.</text:span><text:span text:style-name="_37_5">"</text:span><text:span text:style-name="_31_"> </text:span><text:span text:style-name="_35_0">T</text:span><text:span text:style-name="_36_5">h</text:span><text:span text:style-name="_37_">e</text:span><text:span text:style-name="_33_9">s</text:span><text:span text:style-name="_37_0">e</text:span><text:span text:style-name="_31_"> </text:span><text:span text:style-name="_34_2">a</text:span><text:span text:style-name="_36_5">b</text:span><text:span text:style-name="_31_7">s</text:span><text:span text:style-name="_33_9">t</text:span><text:span text:style-name="_35_9">r</text:span><text:span text:style-name="_31_9">a</text:span><text:span text:style-name="_33_3">c</text:span><text:span text:style-name="_36_4">t</text:span><text:span text:style-name="_31_"> </text:span><text:span text:style-name="_33_7">m</text:span><text:span text:style-name="_36_4">a</text:span><text:span text:style-name="_32_2">c</text:span><text:span text:style-name="_33_7">h</text:span><text:span text:style-name="_35_7">i</text:span><text:span text:style-name="_37_">n</text:span><text:span text:style-name="_34_4">e</text:span><text:span text:style-name="_35_7">s</text:span><text:span text:style-name="_31_"> </text:span><text:span text:style-name="_34_2">a</text:span><text:span text:style-name="_36_5">r</text:span><text:span text:style-name="_32_3">e</text:span><text:span text:style-name="_32_6"> </text:span><text:span text:style-name="_35_8">m</text:span><text:span text:style-name="_31_3">a</text:span><text:span text:style-name="_33_9">t</text:span><text:span text:style-name="_36_3">h</text:span><text:span text:style-name="_31_9">e</text:span><text:span text:style-name="_33_8">m</text:span><text:span text:style-name="_36_2">a</text:span><text:span text:style-name="_32_3">t</text:span><text:span text:style-name="_34_8">i</text:span><text:span text:style-name="_37_5">c</text:span><text:span text:style-name="_31_0">a</text:span><text:span text:style-name="_33_8">l</text:span><text:span text:style-name="_35_1"> </text:span><text:span text:style-name="_32_4">f</text:span><text:span text:style-name="_35_0">i</text:span><text:span text:style-name="_36_3">c</text:span><text:span text:style-name="_31_4">t</text:span><text:span text:style-name="_33_8">i</text:span><text:span text:style-name="_37_4">o</text:span><text:span text:style-name="_31_9">n</text:span><text:span text:style-name="_33_9">s</text:span><text:span text:style-name="_35_1"> </text:span><text:span text:style-name="_31_3">r</text:span><text:span text:style-name="_33_2">a</text:span><text:span text:style-name="_37_4">t</text:span><text:span text:style-name="_32_2">h</text:span><text:span text:style-name="_33_8">e</text:span><text:span text:style-name="_37_4">r</text:span><text:span text:style-name="_31_"> </text:span><text:span text:style-name="_34_2">t</text:span><text:span text:style-name="_36_9">h</text:span><text:span text:style-name="_31_5">a</text:span><text:span text:style-name="_34_8">n</text:span><text:span text:style-name="_35_1"> </text:span><text:span text:style-name="_31_8">p</text:span><text:span text:style-name="_34_2">h</text:span><text:span text:style-name="_36_9">y</text:span><text:span text:style-name="_32_2">s</text:span><text:span text:style-name="_33_3">i</text:span><text:span text:style-name="_37_3">c</text:span><text:span text:style-name="_31_5">a</text:span><text:span text:style-name="_33_4">l</text:span><text:span text:style-name="_35_1"> </text:span><text:span text:style-name="_37_">o</text:span><text:span text:style-name="_33_9">b</text:span><text:span text:style-name="_35_7">j</text:span><text:span text:style-name="_31_4">e</text:span><text:span text:style-name="_33_4">c</text:span><text:span text:style-name="_36_9">t</text:span><text:span text:style-name="_31_4">s</text:span><text:span text:style-name="_34_9">.</text:span><text:span text:style-name="_35_1"> </text:span><text:span text:style-name="_38_">B</text:span><text:span text:style-name="_33_8">y</text:span><text:span text:style-name="_35_1"> </text:span><text:span text:style-name="_31_3">d</text:span><text:span text:style-name="_33_8">e</text:span><text:span text:style-name="_37_0">f</text:span><text:span text:style-name="_32_5">i</text:span><text:span text:style-name="_34_4">n</text:span><text:span text:style-name="_37_3">i</text:span><text:span text:style-name="_32_0">t</text:span><text:span text:style-name="_34_3">i</text:span><text:span text:style-name="_37_2">o</text:span><text:span text:style-name="_37_">n</text:span><text:span text:style-name="_32_6"> </text:span><text:span text:style-name="_37_4">t</text:span><text:span text:style-name="_31_9">h</text:span><text:span text:style-name="_34_4">e</text:span><text:span text:style-name="_37_0">y</text:span><text:span text:style-name="_31_"> </text:span><text:span text:style-name="_33_8">a</text:span><text:span text:style-name="_36_8">r</text:span><text:span text:style-name="_31_2">e</text:span><text:span text:style-name="_32_6"> </text:span><text:span text:style-name="_36_5">i</text:span><text:span text:style-name="_32_5">n</text:span><text:span text:style-name="_35_0">c</text:span><text:span text:style-name="_37_4">a</text:span><text:span text:style-name="_31_0">p</text:span><text:span text:style-name="_34_0">a</text:span><text:span text:style-name="_35_8">b</text:span><text:span text:style-name="_31_8">l</text:span><text:span text:style-name="_33_7">e</text:span><text:span text:style-name="_35_1"> </text:span><text:span text:style-name="_32_0">o</text:span><text:span text:style-name="_33_7">f</text:span><text:span text:style-name="_35_1"> </text:span><text:span text:style-name="_32_2">e</text:span><text:span text:style-name="_33_9">r</text:span><text:span text:style-name="_36_8">r</text:span><text:span text:style-name="_31_2">o</text:span><text:span text:style-name="_33_3">r</text:span><text:span text:style-name="_35_7">s</text:span><text:span text:style-name="_31_"> </text:span><text:span text:style-name="_33_8">o</text:span><text:span text:style-name="_36_5">f</text:span><text:span text:style-name="_31_"> </text:span><text:span text:style-name="_34_4">f</text:span><text:span text:style-name="_36_4">u</text:span><text:span text:style-name="_31_5">n</text:span><text:span text:style-name="_33_9">c</text:span><text:span text:style-name="_37_4">t</text:span><text:span text:style-name="_38_">i</text:span><text:span text:style-name="_34_7">o</text:span><text:span text:style-name="_37_5">n</text:span><text:span text:style-name="_31_2">i</text:span><text:span text:style-name="_34_4">n</text:span><text:span text:style-name="_37_0">g</text:span><text:span text:style-name="_39_">.</text:span><text:span text:style-name="_32_6"> </text:span><text:span text:style-name="_35_7">I</text:span><text:span text:style-name="_31_2">n</text:span><text:span text:style-name="_32_6"> </text:span><text:span text:style-name="_37_0">t</text:span><text:span text:style-name="_32_4">h</text:span><text:span text:style-name="_33_2">i</text:span><text:span text:style-name="_36_0">s</text:span><text:span text:style-name="_31_"> </text:span><text:span text:style-name="_34_2">s</text:span><text:span text:style-name="_35_8">e</text:span><text:span text:style-name="_32_5">n</text:span><text:span text:style-name="_34_7">s</text:span><text:span text:style-name="_36_2">e</text:span><text:span text:style-name="_31_"> </text:span><text:span text:style-name="_33_9">w</text:span><text:span text:style-name="_37_3">e</text:span><text:span text:style-name="_31_"> </text:span><text:span text:style-name="_33_7">c</text:span><text:span text:style-name="_36_9">a</text:span><text:span text:style-name="_31_4">n</text:span><text:span text:style-name="_32_6"> </text:span><text:span text:style-name="_37_3">t</text:span><text:span text:style-name="_37_">r</text:span><text:span text:style-name="_33_5">u</text:span><text:span text:style-name="_36_4">l</text:span><text:span text:style-name="_31_3">y</text:span><text:span text:style-name="_32_6"> </text:span><text:span text:style-name="_36_2">s</text:span><text:span text:style-name="_32_2">a</text:span><text:span text:style-name="_34_7">y</text:span><text:span text:style-name="_35_1"> </text:span><text:span text:style-name="_31_9">t</text:span><text:span text:style-name="_33_5">h</text:span><text:span text:style-name="_36_5">a</text:span><text:span text:style-name="_31_3">t</text:span><text:span text:style-name="_32_6"> </text:span><text:span text:style-name="_37_3">"</text:span><text:span text:style-name="_31_3">m</text:span><text:span text:style-name="_33_7">a</text:span><text:span text:style-name="_35_7">c</text:span><text:span text:style-name="_31_9">h</text:span><text:span text:style-name="_33_5">i</text:span><text:span text:style-name="_37_3">n</text:span><text:span text:style-name="_31_4">e</text:span><text:span text:style-name="_34_5">s</text:span><text:span text:style-name="_35_1"> </text:span><text:span text:style-name="_31_4">c</text:span><text:span text:style-name="_33_9">a</text:span><text:span text:style-name="_37_3">n</text:span><text:span text:style-name="_31_"> </text:span><text:span text:style-name="_35_0">n</text:span><text:span text:style-name="_35_8">e</text:span><text:span text:style-name="_31_9">v</text:span><text:span text:style-name="_34_3">e</text:span><text:span text:style-name="_37_2">r</text:span><text:span text:style-name="_31_"> </text:span><text:span text:style-name="_33_5">m</text:span><text:span text:style-name="_37_4">a</text:span><text:span text:style-name="_32_2">k</text:span><text:span text:style-name="_33_8">e</text:span><text:span text:style-name="_35_1"> </text:span><text:span text:style-name="_31_8">m</text:span><text:span text:style-name="_33_2">i</text:span><text:span text:style-name="_37_4">s</text:span><text:span text:style-name="_37_">t</text:span><text:span text:style-name="_33_2">a</text:span><text:span text:style-name="_37_3">k</text:span><text:span text:style-name="_32_2">e</text:span><text:span text:style-name="_34_5">s</text:span><text:span text:style-name="_36_5">.</text:span><text:span text:style-name="_32_5">"</text:span><text:span text:style-name="_32_6"> </text:span><text:span text:style-name="_36_4">E</text:span><text:span text:style-name="_31_0">r</text:span><text:span text:style-name="_34_4">r</text:span><text:span text:style-name="_37_3">o</text:span><text:span text:style-name="_32_2">r</text:span><text:span text:style-name="_33_8">s</text:span><text:span text:style-name="_35_1"> </text:span><text:span text:style-name="_32_4">o</text:span><text:span text:style-name="_34_7">f</text:span><text:span text:style-name="_35_1"> </text:span><text:span text:style-name="_37_">c</text:span><text:span text:style-name="_34_3">o</text:span><text:span text:style-name="_35_7">n</text:span><text:span text:style-name="_31_4">c</text:span><text:span text:style-name="_33_7">l</text:span><text:span text:style-name="_36_4">u</text:span><text:span text:style-name="_32_0">s</text:span><text:span text:style-name="_34_3">i</text:span><text:span text:style-name="_37_2">o</text:span><text:span text:style-name="_31_7">n</text:span><text:span text:style-name="_32_6"> </text:span><text:span text:style-name="_36_2">c</text:span><text:span text:style-name="_39_">a</text:span><text:span text:style-name="_33_7">n</text:span><text:span text:style-name="_35_1"> </text:span><text:span text:style-name="_32_4">o</text:span><text:span text:style-name="_33_5">n</text:span><text:span text:style-name="_36_3">l</text:span><text:span text:style-name="_32_3">y</text:span><text:span text:style-name="_32_6"> </text:span><text:span text:style-name="_37_0">a</text:span><text:span text:style-name="_31_3">r</text:span><text:span text:style-name="_33_9">i</text:span><text:span text:style-name="_36_2">s</text:span><text:span text:style-name="_31_3">e</text:span><text:span text:style-name="_32_6"> </text:span><text:span text:style-name="_36_7">w</text:span><text:span text:style-name="_31_7">h</text:span><text:span text:style-name="_35_0">e</text:span><text:span text:style-name="_37_0">n</text:span><text:span text:style-name="_31_"> </text:span><text:span text:style-name="_34_9">s</text:span><text:span text:style-name="_35_8">o</text:span><text:span text:style-name="_31_7">m</text:span><text:span text:style-name="_35_0">e</text:span><text:span text:style-name="_35_1"> </text:span><text:span text:style-name="_31_0">m</text:span><text:span text:style-name="_33_7">e</text:span><text:span text:style-name="_36_8">a</text:span><text:span text:style-name="_38_">n</text:span><text:span text:style-name="_34_4">i</text:span><text:span text:style-name="_36_5">n</text:span><text:span text:style-name="_37_">g</text:span><text:span text:style-name="_32_6"> </text:span><text:span text:style-name="_37_5">i</text:span><text:span text:style-name="_32_3">s</text:span><text:span text:style-name="_32_6"> </text:span><text:span text:style-name="_35_7">a</text:span><text:span text:style-name="_37_">t</text:span><text:span text:style-name="_33_5">t</text:span><text:span text:style-name="_36_9">a</text:span><text:span text:style-name="_38_">c</text:span><text:span text:style-name="_35_0">h</text:span><text:span text:style-name="_36_0">e</text:span><text:span text:style-name="_31_0">d</text:span><text:span text:style-name="_32_6"> </text:span><text:span text:style-name="_37_3">t</text:span><text:span text:style-name="_31_3">o</text:span><text:span text:style-name="_32_6"> </text:span><text:span text:style-name="_37_5">t</text:span><text:span text:style-name="_39_">h</text:span><text:span text:style-name="_35_0">e</text:span><text:span text:style-name="_35_1"> </text:span><text:span text:style-name="_32_2">o</text:span><text:span text:style-name="_34_0">u</text:span><text:span text:style-name="_37_3">t</text:span><text:span text:style-name="_31_7">p</text:span><text:span text:style-name="_34_0">u</text:span><text:span text:style-name="_36_3">t</text:span><text:span text:style-name="_31_"> </text:span><text:span text:style-name="_33_5">s</text:span><text:span text:style-name="_36_5">i</text:span><text:span text:style-name="_31_4">g</text:span><text:span text:style-name="_34_7">n</text:span><text:span text:style-name="_36_9">a</text:span><text:span text:style-name="_32_2">l</text:span><text:span text:style-name="_34_2">s</text:span><text:span text:style-name="_35_1"> </text:span><text:span text:style-name="_31_5">f</text:span><text:span text:style-name="_33_2">r</text:span><text:span text:style-name="_37_5">o</text:span><text:span text:style-name="_31_5">m</text:span><text:span text:style-name="_32_6"> </text:span><text:span text:style-name="_37_4">t</text:span><text:span text:style-name="_31_5">h</text:span><text:span text:style-name="_33_7">e</text:span><text:span text:style-name="_35_1"> </text:span><text:span text:style-name="_32_2">m</text:span><text:span text:style-name="_34_2">a</text:span><text:span text:style-name="_37_4">c</text:span><text:span text:style-name="_31_0">h</text:span><text:span text:style-name="_34_3">i</text:span><text:span text:style-name="_37_3">n</text:span><text:span text:style-name="_32_5">e</text:span><text:span text:style-name="_34_3">.</text:span><text:span text:style-name="_35_1"> </text:span><text:span text:style-name="_31_2">T</text:span><text:span text:style-name="_34_0">h</text:span><text:span text:style-name="_35_9">e</text:span><text:span text:style-name="_31_"> </text:span><text:span text:style-name="_34_0">m</text:span><text:span text:style-name="_36_9">a</text:span><text:span text:style-name="_31_4">c</text:span><text:span text:style-name="_34_8">h</text:span><text:span text:style-name="_36_9">i</text:span><text:span text:style-name="_31_0">n</text:span><text:span text:style-name="_35_0">e</text:span><text:span text:style-name="_35_1"> </text:span><text:span text:style-name="_31_7">m</text:span><text:span text:style-name="_33_7">i</text:span><text:span text:style-name="_36_0">g</text:span><text:span text:style-name="_31_8">h</text:span><text:span text:style-name="_34_7">t</text:span><text:span text:style-name="_36_2">,</text:span><text:span text:style-name="_31_"> </text:span><text:span text:style-name="_34_2">f</text:span><text:span text:style-name="_35_7">o</text:span><text:span text:style-name="_37_">r</text:span><text:span text:style-name="_32_6"> </text:span><text:span text:style-name="_35_9">i</text:span><text:span text:style-name="_31_5">n</text:span><text:span text:style-name="_34_0">s</text:span><text:span text:style-name="_35_8">t</text:span><text:span text:style-name="_31_9">a</text:span><text:span text:style-name="_35_0">n</text:span><text:span text:style-name="_35_9">c</text:span><text:span text:style-name="_32_3">e</text:span><text:span text:style-name="_34_9">,</text:span><text:span text:style-name="_35_1"> </text:span><text:span text:style-name="_32_3">t</text:span><text:span text:style-name="_33_2">y</text:span><text:span text:style-name="_35_8">p</text:span><text:span text:style-name="_31_9">e</text:span><text:span text:style-name="_32_6"> </text:span><text:span text:style-name="_36_0">o</text:span><text:span text:style-name="_31_3">u</text:span><text:span text:style-name="_33_7">t</text:span><text:span text:style-name="_35_1"> </text:span><text:span text:style-name="_38_">m</text:span><text:span text:style-name="_34_5">a</text:span><text:span text:style-name="_36_2">t</text:span><text:span text:style-name="_31_5">h</text:span><text:span text:style-name="_34_3">e</text:span><text:span text:style-name="_36_0">m</text:span><text:span text:style-name="_31_8">a</text:span><text:span text:style-name="_34_2">t</text:span><text:span text:style-name="_37_5">i</text:span><text:span text:style-name="_32_3">c</text:span><text:span text:style-name="_34_0">a</text:span><text:span text:style-name="_36_7">l</text:span><text:span text:style-name="_31_"> </text:span><text:span text:style-name="_34_5">e</text:span><text:span text:style-name="_37_4">q</text:span><text:span text:style-name="_31_7">u</text:span><text:span text:style-name="_33_3">a</text:span><text:span text:style-name="_35_9">t</text:span><text:span text:style-name="_31_2">i</text:span><text:span text:style-name="_33_8">o</text:span><text:span text:style-name="_36_2">n</text:span><text:span text:style-name="_31_4">s</text:span><text:span text:style-name="_33_7">,</text:span><text:span text:style-name="_35_1"> </text:span><text:span text:style-name="_31_3">o</text:span><text:span text:style-name="_33_9">r</text:span><text:span text:style-name="_35_1"> </text:span><text:span text:style-name="_31_5">s</text:span><text:span text:style-name="_34_3">e</text:span><text:span text:style-name="_35_9">n</text:span><text:span text:style-name="_31_9">t</text:span><text:span text:style-name="_33_9">e</text:span><text:span text:style-name="_36_8">n</text:span><text:span text:style-name="_31_3">c</text:span><text:span text:style-name="_34_9">e</text:span><text:span text:style-name="_36_4">s</text:span><text:span text:style-name="_31_"> </text:span><text:span text:style-name="_34_8">i</text:span><text:span text:style-name="_36_7">n</text:span><text:span text:style-name="_31_"> </text:span><text:span text:style-name="_34_0">E</text:span><text:span text:style-name="_35_7">n</text:span><text:span text:style-name="_32_2">g</text:span><text:span text:style-name="_34_2">l</text:span><text:span text:style-name="_36_7">i</text:span><text:span text:style-name="_31_8">s</text:span><text:span text:style-name="_34_2">h</text:span><text:span text:style-name="_35_7">.</text:span><text:span text:style-name="_31_"> </text:span><text:span text:style-name="_34_7">W</text:span><text:span text:style-name="_35_9">h</text:span><text:span text:style-name="_32_2">e</text:span><text:span text:style-name="_33_9">n</text:span><text:span text:style-name="_35_1"> </text:span><text:span text:style-name="_32_3">a</text:span><text:span text:style-name="_32_6"> </text:span><text:span text:style-name="_36_9">f</text:span><text:span text:style-name="_32_3">a</text:span><text:span text:style-name="_34_0">l</text:span><text:span text:style-name="_35_7">s</text:span><text:span text:style-name="_31_9">e</text:span><text:span text:style-name="_32_6"> </text:span><text:span text:style-name="_37_0">p</text:span><text:span text:style-name="_37_">r</text:span><text:span text:style-name="_34_7">o</text:span><text:span text:style-name="_36_3">p</text:span><text:span text:style-name="_31_5">o</text:span><text:span text:style-name="_34_9">s</text:span><text:span text:style-name="_37_0">i</text:span><text:span text:style-name="_31_0">t</text:span><text:span text:style-name="_34_8">i</text:span><text:span text:style-name="_36_4">o</text:span><text:span text:style-name="_37_">n</text:span><text:span text:style-name="_32_6"> </text:span><text:span text:style-name="_35_9">i</text:span><text:span text:style-name="_31_8">s</text:span><text:span text:style-name="_32_6"> </text:span><text:span text:style-name="_37_4">t</text:span><text:span text:style-name="_31_4">y</text:span><text:span text:style-name="_34_3">p</text:span><text:span text:style-name="_36_0">e</text:span><text:span text:style-name="_32_0">d</text:span><text:span text:style-name="_32_6"> </text:span><text:span text:style-name="_36_0">w</text:span><text:span text:style-name="_32_5">e</text:span><text:span text:style-name="_32_6"> </text:span><text:span text:style-name="_37_0">s</text:span><text:span text:style-name="_32_4">a</text:span><text:span text:style-name="_34_3">y</text:span><text:span text:style-name="_35_1"> </text:span><text:span text:style-name="_32_3">t</text:span><text:span text:style-name="_33_7">h</text:span><text:span text:style-name="_37_0">a</text:span><text:span text:style-name="_31_0">t</text:span><text:span text:style-name="_32_6"> </text:span><text:span text:style-name="_36_2">t</text:span><text:span text:style-name="_31_5">h</text:span><text:span text:style-name="_34_8">e</text:span><text:span text:style-name="_35_1"> </text:span><text:span text:style-name="_31_0">m</text:span><text:span text:style-name="_34_7">a</text:span><text:span text:style-name="_36_4">c</text:span><text:span text:style-name="_31_3">h</text:span><text:span text:style-name="_34_3">i</text:span><text:span text:style-name="_37_0">n</text:span><text:span text:style-name="_31_0">e</text:span><text:span text:style-name="_32_6"> </text:span><text:span text:style-name="_36_7">h</text:span><text:span text:style-name="_39_">a</text:span><text:span text:style-name="_34_2">s</text:span><text:span text:style-name="_35_1"> </text:span><text:span text:style-name="_31_8">c</text:span><text:span text:style-name="_33_2">o</text:span><text:span text:style-name="_36_4">m</text:span><text:span text:style-name="_31_5">m</text:span><text:span text:style-name="_34_2">i</text:span><text:span text:style-name="_37_5">t</text:span><text:span text:style-name="_32_0">t</text:span><text:span text:style-name="_34_8">e</text:span><text:span text:style-name="_36_8">d</text:span><text:span text:style-name="_31_"> </text:span><text:span text:style-name="_33_2">a</text:span><text:span text:style-name="_36_3">n</text:span><text:span text:style-name="_31_"> </text:span><text:span text:style-name="_34_5">e</text:span><text:span text:style-name="_35_8">r</text:span><text:span text:style-name="_37_">r</text:span><text:span text:style-name="_33_2">o</text:span><text:span text:style-name="_37_5">r</text:span><text:span text:style-name="_31_"> </text:span><text:span text:style-name="_34_5">o</text:span><text:span text:style-name="_36_0">f</text:span><text:span text:style-name="_31_"> </text:span><text:span text:style-name="_34_0">c</text:span><text:span text:style-name="_37_3">o</text:span><text:span text:style-name="_38_">n</text:span><text:span text:style-name="_34_2">c</text:span><text:span text:style-name="_35_7">l</text:span><text:span text:style-name="_37_">u</text:span><text:span text:style-name="_33_8">s</text:span><text:span text:style-name="_36_5">i</text:span><text:span text:style-name="_31_9">o</text:span><text:span text:style-name="_33_8">n</text:span><text:span text:style-name="_37_3">.</text:span><text:span text:style-name="_31_"> </text:span><text:span text:style-name="_34_5">T</text:span><text:span text:style-name="_36_8">h</text:span><text:span text:style-name="_32_0">e</text:span><text:span text:style-name="_34_0">r</text:span><text:span text:style-name="_37_0">e</text:span><text:span text:style-name="_31_"> </text:span><text:span text:style-name="_33_8">i</text:span><text:span text:style-name="_36_2">s</text:span><text:span text:style-name="_31_"> </text:span><text:span text:style-name="_34_7">c</text:span><text:span text:style-name="_35_7">l</text:span><text:span text:style-name="_32_5">e</text:span><text:span text:style-name="_33_7">a</text:span><text:span text:style-name="_37_5">r</text:span><text:span text:style-name="_38_">l</text:span><text:span text:style-name="_34_0">y</text:span><text:span text:style-name="_35_1"> </text:span><text:span text:style-name="_31_3">n</text:span><text:span text:style-name="_34_3">o</text:span><text:span text:style-name="_35_1"> </text:span><text:span text:style-name="_31_4">r</text:span><text:span text:style-name="_34_2">e</text:span><text:span text:style-name="_37_2">a</text:span><text:span text:style-name="_31_8">s</text:span><text:span text:style-name="_34_7">o</text:span><text:span text:style-name="_35_8">n</text:span><text:span text:style-name="_31_"> </text:span><text:span text:style-name="_34_5">a</text:span><text:span text:style-name="_37_3">t</text:span><text:span text:style-name="_31_"> </text:span><text:span text:style-name="_33_5">a</text:span><text:span text:style-name="_37_3">l</text:span><text:span text:style-name="_32_4">l</text:span><text:span text:style-name="_32_6"> </text:span><text:span text:style-name="_36_8">f</text:span><text:span text:style-name="_32_0">o</text:span><text:span text:style-name="_33_8">r</text:span><text:span text:style-name="_35_1"> </text:span><text:span text:style-name="_32_2">s</text:span><text:span text:style-name="_35_0">a</text:span><text:span text:style-name="_36_8">y</text:span><text:span text:style-name="_32_4">i</text:span><text:span text:style-name="_33_9">n</text:span><text:span text:style-name="_36_0">g</text:span><text:span text:style-name="_31_"> </text:span><text:span text:style-name="_34_0">t</text:span><text:span text:style-name="_36_2">h</text:span><text:span text:style-name="_32_4">a</text:span><text:span text:style-name="_33_2">t</text:span><text:span text:style-name="_35_1"> </text:span><text:span text:style-name="_32_5">a</text:span><text:span text:style-name="_32_6"> </text:span><text:span text:style-name="_37_5">m</text:span><text:span text:style-name="_31_0">a</text:span><text:span text:style-name="_33_4">c</text:span><text:span text:style-name="_37_5">h</text:span><text:span text:style-name="_32_4">i</text:span><text:span text:style-name="_34_3">n</text:span><text:span text:style-name="_35_7">e</text:span><text:span text:style-name="_31_"> </text:span><text:span text:style-name="_34_5">c</text:span><text:span text:style-name="_35_9">a</text:span><text:span text:style-name="_31_0">n</text:span><text:span text:style-name="_35_0">n</text:span><text:span text:style-name="_36_8">o</text:span><text:span text:style-name="_31_7">t</text:span><text:span text:style-name="_32_6"> </text:span><text:span text:style-name="_36_0">m</text:span><text:span text:style-name="_31_7">a</text:span><text:span text:style-name="_34_8">k</text:span><text:span text:style-name="_36_7">e</text:span><text:span text:style-name="_31_"> </text:span><text:span text:style-name="_33_7">t</text:span><text:span text:style-name="_36_2">h</text:span><text:span text:style-name="_32_3">i</text:span><text:span text:style-name="_33_8">s</text:span><text:span text:style-name="_35_1"> </text:span><text:span text:style-name="_32_5">k</text:span><text:span text:style-name="_34_4">i</text:span><text:span text:style-name="_36_8">n</text:span><text:span text:style-name="_31_9">d</text:span><text:span text:style-name="_32_6"> </text:span><text:span text:style-name="_37_2">o</text:span><text:span text:style-name="_31_8">f</text:span><text:span text:style-name="_32_6"> </text:span><text:span text:style-name="_36_2">m</text:span><text:span text:style-name="_32_5">i</text:span><text:span text:style-name="_33_7">s</text:span><text:span text:style-name="_35_7">t</text:span><text:span text:style-name="_32_2">a</text:span><text:span text:style-name="_34_4">k</text:span><text:span text:style-name="_37_5">e</text:span><text:span text:style-name="_31_5">.</text:span><text:span text:style-name="_32_6"> </text:span><text:span text:style-name="_37_5">I</text:span><text:span text:style-name="_32_2">t</text:span><text:span text:style-name="_32_6"> </text:span><text:span text:style-name="_37_2">m</text:span><text:span text:style-name="_31_5">i</text:span><text:span text:style-name="_34_5">g</text:span><text:span text:style-name="_36_9">h</text:span><text:span text:style-name="_31_9">t</text:span><text:span text:style-name="_32_6"> </text:span><text:span text:style-name="_36_7">d</text:span><text:span text:style-name="_32_0">o</text:span><text:span text:style-name="_32_6"> </text:span><text:span text:style-name="_37_0">n</text:span><text:span text:style-name="_38_">o</text:span><text:span text:style-name="_33_7">t</text:span><text:span text:style-name="_36_0">h</text:span><text:span text:style-name="_32_0">i</text:span><text:span text:style-name="_33_8">n</text:span><text:span text:style-name="_35_9">g</text:span><text:span text:style-name="_31_"> </text:span><text:span text:style-name="_34_9">b</text:span><text:span text:style-name="_36_3">u</text:span><text:span text:style-name="_32_5">t</text:span><text:span text:style-name="_32_6"> </text:span><text:span text:style-name="_36_0">t</text:span><text:span text:style-name="_32_3">y</text:span><text:span text:style-name="_33_4">p</text:span><text:span text:style-name="_36_7">e</text:span><text:span text:style-name="_31_"> </text:span><text:span text:style-name="_34_3">o</text:span><text:span text:style-name="_36_0">u</text:span><text:span text:style-name="_32_4">t</text:span><text:span text:style-name="_32_6"> </text:span><text:span text:style-name="_37_3">r</text:span><text:span text:style-name="_32_0">e</text:span><text:span text:style-name="_35_0">p</text:span><text:span text:style-name="_35_9">e</text:span><text:span text:style-name="_39_">a</text:span><text:span text:style-name="_33_7">t</text:span><text:span text:style-name="_36_0">e</text:span><text:span text:style-name="_37_">d</text:span><text:span text:style-name="_34_3">l</text:span><text:span text:style-name="_37_2">y</text:span><text:span text:style-name="_31_"> </text:span><text:span text:style-name="_33_5">"</text:span><text:span text:style-name="_37_5">O</text:span><text:span text:style-name="_31_"> </text:span><text:span text:style-name="_33_2">=</text:span><text:span text:style-name="_35_1"> </text:span><text:span text:style-name="_32_4">I</text:span><text:span text:style-name="_34_3">.</text:span><text:span text:style-name="_37_0">"</text:span><text:span text:style-name="_31_"> </text:span><text:span text:style-name="_34_8">T</text:span><text:span text:style-name="_36_9">o</text:span><text:span text:style-name="_31_"> </text:span><text:span text:style-name="_34_5">t</text:span><text:span text:style-name="_35_9">a</text:span><text:span text:style-name="_31_4">k</text:span><text:span text:style-name="_34_2">e</text:span><text:span text:style-name="_35_1"> </text:span><text:span text:style-name="_32_3">a</text:span><text:span text:style-name="_32_6"> </text:span><text:span text:style-name="_35_9">l</text:span><text:span text:style-name="_31_5">e</text:span><text:span text:style-name="_33_7">s</text:span><text:span text:style-name="_36_0">s</text:span><text:span text:style-name="_31_"> </text:span><text:span text:style-name="_34_4">p</text:span><text:span text:style-name="_35_7">e</text:span><text:span text:style-name="_31_5">r</text:span><text:span text:style-name="_34_8">v</text:span><text:span text:style-name="_36_9">e</text:span><text:span text:style-name="_31_5">r</text:span><text:span text:style-name="_34_3">s</text:span><text:span text:style-name="_36_0">e</text:span><text:span text:style-name="_31_"> </text:span><text:span text:style-name="_34_2">e</text:span><text:span text:style-name="_36_0">x</text:span><text:span text:style-name="_31_0">a</text:span><text:span text:style-name="_35_0">m</text:span><text:span text:style-name="_36_2">p</text:span><text:span text:style-name="_32_3">l</text:span><text:span text:style-name="_34_4">e</text:span><text:span text:style-name="_36_7">,</text:span><text:span text:style-name="_31_"> </text:span><text:span text:style-name="_33_8">i</text:span><text:span text:style-name="_36_3">t</text:span><text:span text:style-name="_31_"> </text:span><text:span text:style-name="_33_7">m</text:span><text:span text:style-name="_36_8">i</text:span><text:span text:style-name="_31_4">g</text:span><text:span text:style-name="_33_5">h</text:span><text:span text:style-name="_35_8">t</text:span><text:span text:style-name="_31_"> </text:span><text:span text:style-name="_35_0">h</text:span><text:span text:style-name="_36_2">a</text:span><text:span text:style-name="_39_">v</text:span><text:span text:style-name="_34_5">e</text:span><text:span text:style-name="_35_1"> </text:span><text:span text:style-name="_32_5">s</text:span><text:span text:style-name="_34_9">o</text:span><text:span text:style-name="_36_3">m</text:span><text:span text:style-name="_31_0">e</text:span><text:span text:style-name="_32_6"> </text:span><text:span text:style-name="_37_2">m</text:span><text:span text:style-name="_32_2">e</text:span><text:span text:style-name="_34_4">t</text:span><text:span text:style-name="_37_5">h</text:span><text:span text:style-name="_31_7">o</text:span><text:span text:style-name="_34_5">d</text:span><text:span text:style-name="_35_1"> </text:span><text:span text:style-name="_31_5">f</text:span><text:span text:style-name="_33_3">o</text:span><text:span text:style-name="_37_5">r</text:span><text:span text:style-name="_31_"> </text:span><text:span text:style-name="_34_2">d</text:span><text:span text:style-name="_35_9">r</text:span><text:span text:style-name="_32_3">a</text:span><text:span text:style-name="_34_4">w</text:span><text:span text:style-name="_36_2">i</text:span><text:span text:style-name="_32_2">n</text:span><text:span text:style-name="_33_4">g</text:span><text:span text:style-name="_35_1"> </text:span><text:span text:style-name="_38_">c</text:span><text:span text:style-name="_33_7">o</text:span><text:span text:style-name="_36_4">n</text:span><text:span text:style-name="_31_0">c</text:span><text:span text:style-name="_33_3">l</text:span><text:span text:style-name="_36_9">u</text:span><text:span text:style-name="_31_2">s</text:span><text:span text:style-name="_33_9">i</text:span><text:span text:style-name="_36_9">o</text:span><text:span text:style-name="_31_3">n</text:span><text:span text:style-name="_34_0">s</text:span><text:span text:style-name="_35_1"> </text:span><text:span text:style-name="_39_">b</text:span><text:span text:style-name="_34_7">y</text:span><text:span text:style-name="_35_1"> </text:span><text:span text:style-name="_31_4">s</text:span><text:span text:style-name="_33_2">c</text:span><text:span text:style-name="_36_4">i</text:span><text:span text:style-name="_31_7">e</text:span><text:span text:style-name="_33_9">n</text:span><text:span text:style-name="_36_4">t</text:span><text:span text:style-name="_31_3">i</text:span><text:span text:style-name="_34_3">f</text:span><text:span text:style-name="_36_2">i</text:span><text:span text:style-name="_31_2">c</text:span><text:span text:style-name="_32_6"> </text:span><text:span text:style-name="_37_3">i</text:span><text:span text:style-name="_31_0">n</text:span><text:span text:style-name="_33_8">d</text:span><text:span text:style-name="_36_9">u</text:span><text:span text:style-name="_31_5">c</text:span><text:span text:style-name="_33_2">t</text:span><text:span text:style-name="_37_5">i</text:span><text:span text:style-name="_31_2">o</text:span><text:span text:style-name="_33_9">n</text:span><text:span text:style-name="_35_9">.</text:span><text:span text:style-name="_31_"> </text:span><text:span text:style-name="_34_8">W</text:span><text:span text:style-name="_37_3">e</text:span><text:span text:style-name="_31_"> </text:span><text:span text:style-name="_34_3">m</text:span><text:span text:style-name="_36_5">u</text:span><text:span text:style-name="_31_3">s</text:span><text:span text:style-name="_33_3">t</text:span><text:span text:style-name="_35_1"> </text:span><text:span text:style-name="_31_0">e</text:span><text:span text:style-name="_33_4">x</text:span><text:span text:style-name="_37_3">p</text:span><text:span text:style-name="_31_4">e</text:span><text:span text:style-name="_34_4">c</text:span><text:span text:style-name="_36_7">t</text:span><text:span text:style-name="_31_"> </text:span><text:span text:style-name="_33_7">s</text:span><text:span text:style-name="_36_4">u</text:span><text:span text:style-name="_39_">c</text:span><text:span text:style-name="_34_5">h</text:span><text:span text:style-name="_35_1"> </text:span><text:span text:style-name="_31_7">a</text:span><text:span text:style-name="_32_6"> </text:span><text:span text:style-name="_35_9">m</text:span><text:span text:style-name="_31_2">e</text:span><text:span text:style-name="_33_9">t</text:span><text:span text:style-name="_36_9">h</text:span><text:span text:style-name="_32_4">o</text:span><text:span text:style-name="_34_7">d</text:span><text:span text:style-name="_35_1"> </text:span><text:span text:style-name="_31_2">t</text:span><text:span text:style-name="_34_9">o</text:span><text:span text:style-name="_35_1"> </text:span><text:span text:style-name="_31_7">l</text:span><text:span text:style-name="_34_2">e</text:span><text:span text:style-name="_36_4">a</text:span><text:span text:style-name="_31_4">d</text:span><text:span text:style-name="_32_6"> </text:span><text:span text:style-name="_37_0">o</text:span><text:span text:style-name="_31_8">c</text:span><text:span text:style-name="_33_2">c</text:span><text:span text:style-name="_37_4">a</text:span><text:span text:style-name="_32_2">s</text:span><text:span text:style-name="_34_5">i</text:span><text:span text:style-name="_36_7">o</text:span><text:span text:style-name="_31_5">n</text:span><text:span text:style-name="_33_5">a</text:span><text:span text:style-name="_36_2">l</text:span><text:span text:style-name="_31_2">l</text:span><text:span text:style-name="_35_0">y</text:span><text:span text:style-name="_35_1"> </text:span><text:span text:style-name="_31_8">t</text:span><text:span text:style-name="_33_5">o</text:span><text:span text:style-name="_35_1"> </text:span><text:span text:style-name="_31_9">e</text:span><text:span text:style-name="_35_0">r</text:span><text:span text:style-name="_37_0">r</text:span><text:span text:style-name="_32_0">o</text:span><text:span text:style-name="_34_3">n</text:span><text:span text:style-name="_36_7">e</text:span><text:span text:style-name="_31_8">o</text:span><text:span text:style-name="_34_0">u</text:span><text:span text:style-name="_36_2">s</text:span><text:span text:style-name="_31_"> </text:span><text:span text:style-name="_34_0">r</text:span><text:span text:style-name="_36_2">e</text:span><text:span text:style-name="_38_">s</text:span><text:span text:style-name="_34_0">u</text:span><text:span text:style-name="_37_5">l</text:span><text:span text:style-name="_38_">t</text:span><text:span text:style-name="_34_5">s</text:span><text:span text:style-name="_36_2">.</text:span></text:p>
      <text:p text:style-name="P1"><text:span text:style-name="_33_8">T</text:span><text:span text:style-name="_36_9">h</text:span><text:span text:style-name="_38_">e</text:span><text:span text:style-name="_32_6"> </text:span><text:span text:style-name="_37_3">c</text:span><text:span text:style-name="_31_4">l</text:span><text:span text:style-name="_33_4">a</text:span><text:span text:style-name="_37_5">i</text:span><text:span text:style-name="_31_5">m</text:span><text:span text:style-name="_32_6"> </text:span><text:span text:style-name="_36_0">t</text:span><text:span text:style-name="_31_4">h</text:span><text:span text:style-name="_34_9">a</text:span><text:span text:style-name="_37_0">t</text:span><text:span text:style-name="_31_"> </text:span><text:span text:style-name="_33_3">a</text:span><text:span text:style-name="_35_1"> </text:span><text:span text:style-name="_32_2">m</text:span><text:span text:style-name="_34_0">a</text:span><text:span text:style-name="_36_7">c</text:span><text:span text:style-name="_32_4">h</text:span><text:span text:style-name="_33_2">i</text:span><text:span text:style-name="_37_5">n</text:span><text:span text:style-name="_31_8">e</text:span><text:span text:style-name="_32_6"> </text:span><text:span text:style-name="_37_2">c</text:span><text:span text:style-name="_31_0">a</text:span><text:span text:style-name="_34_4">n</text:span><text:span text:style-name="_35_8">n</text:span><text:span text:style-name="_31_8">o</text:span><text:span text:style-name="_33_4">t</text:span><text:span text:style-name="_35_1"> </text:span><text:span text:style-name="_31_4">b</text:span><text:span text:style-name="_34_7">e</text:span><text:span text:style-name="_35_1"> </text:span><text:span text:style-name="_31_0">t</text:span><text:span text:style-name="_34_9">h</text:span><text:span text:style-name="_36_3">e</text:span><text:span text:style-name="_31_"> </text:span><text:span text:style-name="_33_7">s</text:span><text:span text:style-name="_36_9">u</text:span><text:span text:style-name="_31_9">b</text:span><text:span text:style-name="_33_9">j</text:span><text:span text:style-name="_36_7">e</text:span><text:span text:style-name="_31_9">c</text:span><text:span text:style-name="_33_8">t</text:span><text:span text:style-name="_35_1"> </text:span><text:span text:style-name="_32_4">o</text:span><text:span text:style-name="_33_7">f</text:span><text:span text:style-name="_35_1"> </text:span><text:span text:style-name="_32_2">i</text:span><text:span text:style-name="_34_7">t</text:span><text:span text:style-name="_37_0">s</text:span><text:span text:style-name="_31_"> </text:span><text:span text:style-name="_33_8">o</text:span><text:span text:style-name="_36_5">w</text:span><text:span text:style-name="_31_9">n</text:span><text:span text:style-name="_32_6"> </text:span><text:span text:style-name="_36_4">t</text:span><text:span text:style-name="_31_5">h</text:span><text:span text:style-name="_35_0">o</text:span><text:span text:style-name="_37_3">u</text:span><text:span text:style-name="_32_0">g</text:span><text:span text:style-name="_34_0">h</text:span><text:span text:style-name="_36_9">t</text:span><text:span text:style-name="_31_"> </text:span><text:span text:style-name="_34_2">c</text:span><text:span text:style-name="_36_7">a</text:span><text:span text:style-name="_31_3">n</text:span><text:span text:style-name="_32_6"> </text:span><text:span text:style-name="_36_9">o</text:span><text:span text:style-name="_31_9">f</text:span><text:span text:style-name="_32_6"> </text:span><text:span text:style-name="_36_0">c</text:span><text:span text:style-name="_39_">o</text:span><text:span text:style-name="_34_5">u</text:span><text:span text:style-name="_37_0">r</text:span><text:span text:style-name="_32_2">s</text:span><text:span text:style-name="_34_2">e</text:span><text:span text:style-name="_35_1"> </text:span><text:span text:style-name="_31_4">o</text:span><text:span text:style-name="_33_5">n</text:span><text:span text:style-name="_37_2">l</text:span><text:span text:style-name="_31_0">y</text:span><text:span text:style-name="_32_6"> </text:span><text:span text:style-name="_36_4">b</text:span><text:span text:style-name="_31_8">e</text:span><text:span text:style-name="_32_6"> </text:span><text:span text:style-name="_36_4">a</text:span><text:span text:style-name="_31_7">n</text:span><text:span text:style-name="_33_9">s</text:span><text:span text:style-name="_36_0">w</text:span><text:span text:style-name="_32_5">e</text:span><text:span text:style-name="_34_5">r</text:span><text:span text:style-name="_37_3">e</text:span><text:span text:style-name="_31_7">d</text:span><text:span text:style-name="_32_6"> </text:span><text:span text:style-name="_37_4">i</text:span><text:span text:style-name="_39_">f</text:span><text:span text:style-name="_32_6"> </text:span><text:span text:style-name="_37_4">i</text:span><text:span text:style-name="_31_2">t</text:span><text:span text:style-name="_32_6"> </text:span><text:span text:style-name="_36_2">c</text:span><text:span text:style-name="_31_5">a</text:span><text:span text:style-name="_34_4">n</text:span><text:span text:style-name="_35_1"> </text:span><text:span text:style-name="_32_2">b</text:span><text:span text:style-name="_34_9">e</text:span><text:span text:style-name="_35_1"> </text:span><text:span text:style-name="_37_">s</text:span><text:span text:style-name="_34_2">h</text:span><text:span text:style-name="_36_2">o</text:span><text:span text:style-name="_32_0">w</text:span><text:span text:style-name="_34_9">n</text:span><text:span text:style-name="_35_1"> </text:span><text:span text:style-name="_32_5">t</text:span><text:span text:style-name="_34_5">h</text:span><text:span text:style-name="_35_7">a</text:span><text:span text:style-name="_31_5">t</text:span><text:span text:style-name="_32_6"> </text:span><text:span text:style-name="_37_4">t</text:span><text:span text:style-name="_39_">h</text:span><text:span text:style-name="_34_3">e</text:span><text:span text:style-name="_35_1"> </text:span><text:span text:style-name="_37_">m</text:span><text:span text:style-name="_33_3">a</text:span><text:span text:style-name="_36_9">c</text:span><text:span text:style-name="_31_0">h</text:span><text:span text:style-name="_33_8">i</text:span><text:span text:style-name="_36_0">n</text:span><text:span text:style-name="_32_4">e</text:span><text:span text:style-name="_32_6"> </text:span><text:span text:style-name="_36_4">h</text:span><text:span text:style-name="_32_4">a</text:span><text:span text:style-name="_33_9">s</text:span><text:span text:style-name="_35_1"> </text:span><text:span text:style-name="_31_0">s</text:span><text:span text:style-name="_33_2">o</text:span><text:span text:style-name="_37_3">m</text:span><text:span text:style-name="_31_4">e</text:span><text:span text:style-name="_32_6"> </text:span><text:span text:style-name="_37_5">t</text:span><text:span text:style-name="_31_9">h</text:span><text:span text:style-name="_33_8">o</text:span><text:span text:style-name="_36_4">u</text:span><text:span text:style-name="_32_0">g</text:span><text:span text:style-name="_34_4">h</text:span><text:span text:style-name="_36_0">t</text:span><text:span text:style-name="_31_"> </text:span><text:span text:style-name="_33_3">w</text:span><text:span text:style-name="_37_5">i</text:span><text:span text:style-name="_31_2">t</text:span><text:span text:style-name="_33_7">h</text:span><text:span text:style-name="_35_1"> </text:span><text:span text:style-name="_39_">s</text:span><text:span text:style-name="_34_0">o</text:span><text:span text:style-name="_35_8">m</text:span><text:span text:style-name="_38_">e</text:span><text:span text:style-name="_32_6"> </text:span><text:span text:style-name="_37_0">s</text:span><text:span text:style-name="_39_">u</text:span><text:span text:style-name="_33_8">b</text:span><text:span text:style-name="_37_0">j</text:span><text:span text:style-name="_32_0">e</text:span><text:span text:style-name="_34_8">c</text:span><text:span text:style-name="_36_8">t</text:span><text:span text:style-name="_31_"> </text:span><text:span text:style-name="_34_2">m</text:span><text:span text:style-name="_37_4">a</text:span><text:span text:style-name="_31_5">t</text:span><text:span text:style-name="_33_4">t</text:span><text:span text:style-name="_36_0">e</text:span><text:span text:style-name="_31_8">r</text:span><text:span text:style-name="_33_9">.</text:span><text:span text:style-name="_35_1"> </text:span><text:span text:style-name="_31_2">N</text:span><text:span text:style-name="_34_4">e</text:span><text:span text:style-name="_36_2">v</text:span><text:span text:style-name="_32_2">e</text:span><text:span text:style-name="_34_4">r</text:span><text:span text:style-name="_35_7">t</text:span><text:span text:style-name="_39_">h</text:span><text:span text:style-name="_34_4">e</text:span><text:span text:style-name="_36_2">l</text:span><text:span text:style-name="_31_8">e</text:span><text:span text:style-name="_34_9">s</text:span><text:span text:style-name="_37_4">s</text:span><text:span text:style-name="_37_">,</text:span><text:span text:style-name="_32_6"> </text:span><text:span text:style-name="_37_0">"</text:span><text:span text:style-name="_31_3">t</text:span><text:span text:style-name="_33_7">h</text:span><text:span text:style-name="_37_4">e</text:span><text:span text:style-name="_31_"> </text:span><text:span text:style-name="_34_0">s</text:span><text:span text:style-name="_37_5">u</text:span><text:span text:style-name="_31_4">b</text:span><text:span text:style-name="_34_9">j</text:span><text:span text:style-name="_36_3">e</text:span><text:span text:style-name="_37_">c</text:span><text:span text:style-name="_34_7">t</text:span><text:span text:style-name="_35_1"> </text:span><text:span text:style-name="_31_2">m</text:span><text:span text:style-name="_33_8">a</text:span><text:span text:style-name="_36_4">t</text:span><text:span text:style-name="_32_3">t</text:span><text:span text:style-name="_33_7">e</text:span><text:span text:style-name="_36_0">r</text:span><text:span text:style-name="_31_"> </text:span><text:span text:style-name="_34_4">o</text:span><text:span text:style-name="_37_2">f</text:span><text:span text:style-name="_31_"> </text:span><text:span text:style-name="_34_4">a</text:span><text:span text:style-name="_35_1"> </text:span><text:span text:style-name="_31_5">m</text:span><text:span text:style-name="_33_3">a</text:span><text:span text:style-name="_36_9">c</text:span><text:span text:style-name="_31_4">h</text:span><text:span text:style-name="_34_2">i</text:span><text:span text:style-name="_36_0">n</text:span><text:span text:style-name="_37_">e</text:span><text:span text:style-name="_33_3">'</text:span><text:span text:style-name="_36_8">s</text:span><text:span text:style-name="_31_"> </text:span><text:span text:style-name="_34_5">o</text:span><text:span text:style-name="_36_2">p</text:span><text:span text:style-name="_32_5">e</text:span><text:span text:style-name="_34_7">r</text:span><text:span text:style-name="_36_0">a</text:span><text:span text:style-name="_31_0">t</text:span><text:span text:style-name="_34_0">i</text:span><text:span text:style-name="_36_3">o</text:span><text:span text:style-name="_31_8">n</text:span><text:span text:style-name="_34_4">s</text:span><text:span text:style-name="_37_5">"</text:span><text:span text:style-name="_31_"> </text:span><text:span text:style-name="_34_8">d</text:span><text:span text:style-name="_36_4">o</text:span><text:span text:style-name="_31_9">e</text:span><text:span text:style-name="_34_5">s</text:span><text:span text:style-name="_35_1"> </text:span><text:span text:style-name="_32_3">s</text:span><text:span text:style-name="_33_9">e</text:span><text:span text:style-name="_36_7">e</text:span><text:span text:style-name="_32_4">m</text:span><text:span text:style-name="_32_6"> </text:span><text:span text:style-name="_37_0">t</text:span><text:span text:style-name="_31_0">o</text:span><text:span text:style-name="_32_6"> </text:span><text:span text:style-name="_36_3">m</text:span><text:span text:style-name="_31_3">e</text:span><text:span text:style-name="_34_3">a</text:span><text:span text:style-name="_36_0">n</text:span><text:span text:style-name="_31_"> </text:span><text:span text:style-name="_33_4">s</text:span><text:span text:style-name="_35_8">o</text:span><text:span text:style-name="_32_2">m</text:span><text:span text:style-name="_33_2">e</text:span><text:span text:style-name="_35_7">t</text:span><text:span text:style-name="_32_3">h</text:span><text:span text:style-name="_33_2">i</text:span><text:span text:style-name="_36_0">n</text:span><text:span text:style-name="_32_3">g</text:span><text:span text:style-name="_34_0">,</text:span><text:span text:style-name="_35_1"> </text:span><text:span text:style-name="_32_3">a</text:span><text:span text:style-name="_34_5">t</text:span><text:span text:style-name="_35_1"> </text:span><text:span text:style-name="_31_4">l</text:span><text:span text:style-name="_34_0">e</text:span><text:span text:style-name="_36_8">a</text:span><text:span text:style-name="_31_0">s</text:span><text:span text:style-name="_34_2">t</text:span><text:span text:style-name="_35_1"> </text:span><text:span text:style-name="_38_">t</text:span><text:span text:style-name="_34_3">o</text:span><text:span text:style-name="_35_1"> </text:span><text:span text:style-name="_32_4">t</text:span><text:span text:style-name="_34_5">h</text:span><text:span text:style-name="_36_3">e</text:span><text:span text:style-name="_31_"> </text:span><text:span text:style-name="_34_8">p</text:span><text:span text:style-name="_36_9">e</text:span><text:span text:style-name="_32_2">o</text:span><text:span text:style-name="_33_9">p</text:span><text:span text:style-name="_36_9">l</text:span><text:span text:style-name="_32_2">e</text:span><text:span text:style-name="_32_6"> </text:span><text:span text:style-name="_37_3">w</text:span><text:span text:style-name="_32_2">h</text:span><text:span text:style-name="_33_9">o</text:span><text:span text:style-name="_35_1"> </text:span><text:span text:style-name="_32_3">d</text:span><text:span text:style-name="_33_8">e</text:span><text:span text:style-name="_37_0">a</text:span><text:span text:style-name="_39_">l</text:span><text:span text:style-name="_32_6"> </text:span><text:span text:style-name="_36_9">w</text:span><text:span text:style-name="_31_4">i</text:span><text:span text:style-name="_34_2">t</text:span><text:span text:style-name="_36_0">h</text:span><text:span text:style-name="_31_"> </text:span><text:span text:style-name="_33_3">i</text:span><text:span text:style-name="_36_4">t</text:span><text:span text:style-name="_32_5">.</text:span><text:span text:style-name="_32_6"> </text:span><text:span text:style-name="_36_9">I</text:span><text:span text:style-name="_31_7">f</text:span><text:span text:style-name="_35_0">,</text:span><text:span text:style-name="_35_1"> </text:span><text:span text:style-name="_31_0">f</text:span><text:span text:style-name="_34_4">o</text:span><text:span text:style-name="_36_9">r</text:span><text:span text:style-name="_31_"> </text:span><text:span text:style-name="_34_2">i</text:span><text:span text:style-name="_36_3">n</text:span><text:span text:style-name="_32_0">s</text:span><text:span text:style-name="_34_5">t</text:span><text:span text:style-name="_37_3">a</text:span><text:span text:style-name="_39_">n</text:span><text:span text:style-name="_34_4">c</text:span><text:span text:style-name="_37_0">e</text:span><text:span text:style-name="_31_5">,</text:span><text:span text:style-name="_32_6"> </text:span><text:span text:style-name="_37_2">t</text:span><text:span text:style-name="_31_9">h</text:span><text:span text:style-name="_34_8">e</text:span><text:span text:style-name="_35_1"> </text:span><text:span text:style-name="_38_">m</text:span><text:span text:style-name="_33_2">a</text:span><text:span text:style-name="_36_2">c</text:span><text:span text:style-name="_32_3">h</text:span><text:span text:style-name="_33_7">i</text:span><text:span text:style-name="_37_0">n</text:span><text:span text:style-name="_31_7">e</text:span><text:span text:style-name="_32_6"> </text:span><text:span text:style-name="_36_9">w</text:span><text:span text:style-name="_37_">a</text:span><text:span text:style-name="_33_9">s</text:span><text:span text:style-name="_35_1"> </text:span><text:span text:style-name="_32_5">t</text:span><text:span text:style-name="_34_7">r</text:span><text:span text:style-name="_35_7">y</text:span><text:span text:style-name="_32_2">i</text:span><text:span text:style-name="_34_8">n</text:span><text:span text:style-name="_37_5">g</text:span><text:span text:style-name="_31_"> </text:span><text:span text:style-name="_34_2">t</text:span><text:span text:style-name="_36_0">o</text:span><text:span text:style-name="_31_"> </text:span><text:span text:style-name="_33_3">f</text:span><text:span text:style-name="_37_4">i</text:span><text:span text:style-name="_32_2">n</text:span><text:span text:style-name="_34_0">d</text:span><text:span text:style-name="_35_1"> </text:span><text:span text:style-name="_31_3">a</text:span><text:span text:style-name="_32_6"> </text:span><text:span text:style-name="_37_5">s</text:span><text:span text:style-name="_37_">o</text:span><text:span text:style-name="_33_2">l</text:span><text:span text:style-name="_36_3">u</text:span><text:span text:style-name="_31_8">t</text:span><text:span text:style-name="_34_8">i</text:span><text:span text:style-name="_36_5">o</text:span><text:span text:style-name="_32_4">n</text:span><text:span text:style-name="_32_6"> </text:span><text:span text:style-name="_35_9">o</text:span><text:span text:style-name="_31_9">f</text:span><text:span text:style-name="_32_6"> </text:span><text:span text:style-name="_36_8">t</text:span><text:span text:style-name="_32_5">h</text:span><text:span text:style-name="_34_0">e</text:span><text:span text:style-name="_35_1"> </text:span><text:span text:style-name="_39_">e</text:span><text:span text:style-name="_33_5">q</text:span><text:span text:style-name="_37_4">u</text:span><text:span text:style-name="_39_">a</text:span><text:span text:style-name="_34_9">t</text:span><text:span text:style-name="_35_9">i</text:span><text:span text:style-name="_31_8">o</text:span><text:span text:style-name="_33_9">n</text:span><text:span text:style-name="_35_1"> </text:span><text:span text:style-name="_31_9">x</text:span><text:span text:style-name="_34_2">2</text:span><text:span text:style-name="_35_1"> </text:span>-<text:span text:style-name="_32_6"> </text:span><text:span text:style-name="_35_7">4</text:span><text:span text:style-name="_32_3">0</text:span><text:span text:style-name="_33_3">x</text:span><text:span text:style-name="_35_1"> </text:span>-<text:span text:style-name="_32_6"> </text:span><text:span text:style-name="_36_5">1</text:span><text:span text:style-name="_31_2">1</text:span><text:span text:style-name="_32_6"> </text:span><text:span text:style-name="_36_5">=</text:span><text:span text:style-name="_31_"> </text:span><text:span text:style-name="_34_5">0</text:span><text:span text:style-name="_35_1"> </text:span><text:span text:style-name="_31_0">o</text:span><text:span text:style-name="_34_8">n</text:span><text:span text:style-name="_35_8">e</text:span><text:span text:style-name="_31_"> </text:span><text:span text:style-name="_33_5">w</text:span><text:span text:style-name="_36_4">o</text:span><text:span text:style-name="_32_4">u</text:span><text:span text:style-name="_33_2">l</text:span><text:span text:style-name="_37_2">d</text:span><text:span text:style-name="_31_"> </text:span><text:span text:style-name="_34_7">b</text:span><text:span text:style-name="_37_3">e</text:span><text:span text:style-name="_31_"> </text:span><text:span text:style-name="_34_8">t</text:span><text:span text:style-name="_36_2">e</text:span><text:span text:style-name="_32_2">m</text:span><text:span text:style-name="_34_2">p</text:span><text:span text:style-name="_36_5">t</text:span><text:span text:style-name="_32_3">e</text:span><text:span text:style-name="_34_8">d</text:span><text:span text:style-name="_35_1"> </text:span><text:span text:style-name="_31_8">t</text:span><text:span text:style-name="_34_2">o</text:span><text:span text:style-name="_35_1"> </text:span><text:span text:style-name="_31_0">d</text:span><text:span text:style-name="_33_7">e</text:span><text:span text:style-name="_37_4">s</text:span><text:span text:style-name="_32_3">c</text:span><text:span text:style-name="_33_7">r</text:span><text:span text:style-name="_35_9">i</text:span><text:span text:style-name="_32_2">b</text:span><text:span text:style-name="_34_4">e</text:span><text:span text:style-name="_35_1"> </text:span><text:span text:style-name="_39_">t</text:span><text:span text:style-name="_33_4">h</text:span><text:span text:style-name="_37_3">i</text:span><text:span text:style-name="_31_2">s</text:span><text:span text:style-name="_32_6"> </text:span><text:span text:style-name="_36_9">e</text:span><text:span text:style-name="_31_9">q</text:span><text:span text:style-name="_34_5">u</text:span><text:span text:style-name="_36_3">a</text:span><text:span text:style-name="_31_3">t</text:span><text:span text:style-name="_33_3">i</text:span><text:span text:style-name="_37_5">o</text:span><text:span text:style-name="_31_2">n</text:span><text:span text:style-name="_32_6"> </text:span><text:span text:style-name="_36_8">a</text:span><text:span text:style-name="_31_2">s</text:span><text:span text:style-name="_32_6"> </text:span><text:span text:style-name="_36_4">p</text:span><text:span text:style-name="_32_0">a</text:span><text:span text:style-name="_33_2">r</text:span><text:span text:style-name="_37_3">t</text:span><text:span text:style-name="_31_"> </text:span><text:span text:style-name="_34_4">o</text:span><text:span text:style-name="_36_2">f</text:span><text:span text:style-name="_31_"> </text:span><text:span text:style-name="_33_8">t</text:span><text:span text:style-name="_37_3">h</text:span><text:span text:style-name="_31_3">e</text:span><text:span text:style-name="_32_6"> </text:span><text:span text:style-name="_36_4">m</text:span><text:span text:style-name="_31_5">a</text:span><text:span text:style-name="_33_8">c</text:span><text:span text:style-name="_35_7">h</text:span><text:span text:style-name="_31_9">i</text:span><text:span text:style-name="_33_7">n</text:span><text:span text:style-name="_36_3">e</text:span><text:span text:style-name="_32_0">'</text:span><text:span text:style-name="_34_0">s</text:span><text:span text:style-name="_35_1"> </text:span><text:span text:style-name="_32_4">s</text:span><text:span text:style-name="_33_5">u</text:span><text:span text:style-name="_37_2">b</text:span><text:span text:style-name="_32_0">j</text:span><text:span text:style-name="_34_8">e</text:span><text:span text:style-name="_35_7">c</text:span><text:span text:style-name="_39_">t</text:span><text:span text:style-name="_32_6"> </text:span><text:span text:style-name="_35_7">m</text:span><text:span text:style-name="_32_5">a</text:span><text:span text:style-name="_34_5">t</text:span><text:span text:style-name="_36_8">t</text:span><text:span text:style-name="_32_5">e</text:span><text:span text:style-name="_34_4">r</text:span><text:span text:style-name="_35_1"> </text:span><text:span text:style-name="_38_">a</text:span><text:span text:style-name="_33_9">t</text:span><text:span text:style-name="_35_1"> </text:span><text:span text:style-name="_31_7">t</text:span><text:span text:style-name="_33_8">h</text:span><text:span text:style-name="_36_4">a</text:span><text:span text:style-name="_31_2">t</text:span><text:span text:style-name="_32_6"> </text:span><text:span text:style-name="_37_2">m</text:span><text:span text:style-name="_31_5">o</text:span><text:span text:style-name="_33_2">m</text:span><text:span text:style-name="_35_7">e</text:span><text:span text:style-name="_32_4">n</text:span><text:span text:style-name="_34_4">t</text:span><text:span text:style-name="_37_2">.</text:span><text:span text:style-name="_31_"> </text:span><text:span text:style-name="_33_9">I</text:span><text:span text:style-name="_36_3">n</text:span><text:span text:style-name="_31_"> </text:span><text:span text:style-name="_34_4">t</text:span><text:span text:style-name="_36_8">h</text:span><text:span text:style-name="_31_7">i</text:span><text:span text:style-name="_33_9">s</text:span><text:span text:style-name="_35_1"> </text:span><text:span text:style-name="_39_">s</text:span><text:span text:style-name="_34_5">o</text:span><text:span text:style-name="_37_3">r</text:span><text:span text:style-name="_31_2">t</text:span><text:span text:style-name="_32_6"> </text:span><text:span text:style-name="_37_3">o</text:span><text:span text:style-name="_39_">f</text:span><text:span text:style-name="_32_6"> </text:span><text:span text:style-name="_36_4">s</text:span><text:span text:style-name="_32_4">e</text:span><text:span text:style-name="_34_0">n</text:span><text:span text:style-name="_36_9">s</text:span><text:span text:style-name="_31_5">e</text:span><text:span text:style-name="_32_6"> </text:span><text:span text:style-name="_37_5">a</text:span><text:span text:style-name="_31_"> </text:span><text:span text:style-name="_33_8">m</text:span><text:span text:style-name="_37_3">a</text:span><text:span text:style-name="_38_">c</text:span><text:span text:style-name="_33_8">h</text:span><text:span text:style-name="_37_2">i</text:span><text:span text:style-name="_31_9">n</text:span><text:span text:style-name="_33_9">e</text:span><text:span text:style-name="_35_1"> </text:span><text:span text:style-name="_32_2">u</text:span><text:span text:style-name="_33_5">n</text:span><text:span text:style-name="_36_8">d</text:span><text:span text:style-name="_31_8">o</text:span><text:span text:style-name="_33_9">u</text:span><text:span text:style-name="_37_3">b</text:span><text:span text:style-name="_31_7">t</text:span><text:span text:style-name="_34_8">e</text:span><text:span text:style-name="_35_9">d</text:span><text:span text:style-name="_31_7">l</text:span><text:span text:style-name="_33_5">y</text:span><text:span text:style-name="_35_1"> </text:span><text:span text:style-name="_32_0">c</text:span><text:span text:style-name="_34_8">a</text:span><text:span text:style-name="_36_2">n</text:span><text:span text:style-name="_31_"> </text:span><text:span text:style-name="_34_7">b</text:span><text:span text:style-name="_37_0">e</text:span><text:span text:style-name="_31_"> </text:span><text:span text:style-name="_33_3">i</text:span><text:span text:style-name="_36_4">t</text:span><text:span text:style-name="_31_7">s</text:span><text:span text:style-name="_32_6"> </text:span><text:span text:style-name="_36_2">o</text:span><text:span text:style-name="_31_4">w</text:span><text:span text:style-name="_34_0">n</text:span><text:span text:style-name="_35_1"> </text:span><text:span text:style-name="_31_4">s</text:span><text:span text:style-name="_35_0">u</text:span><text:span text:style-name="_36_0">b</text:span><text:span text:style-name="_31_3">j</text:span><text:span text:style-name="_34_4">e</text:span><text:span text:style-name="_35_7">c</text:span><text:span text:style-name="_31_3">t</text:span><text:span text:style-name="_32_6"> </text:span><text:span text:style-name="_36_2">m</text:span><text:span text:style-name="_31_2">a</text:span><text:span text:style-name="_34_2">t</text:span><text:span text:style-name="_36_9">t</text:span><text:span text:style-name="_31_0">e</text:span><text:span text:style-name="_34_0">r</text:span><text:span text:style-name="_37_5">.</text:span><text:span text:style-name="_31_"> </text:span><text:span text:style-name="_33_2">I</text:span><text:span text:style-name="_36_9">t</text:span><text:span text:style-name="_31_"> </text:span><text:span text:style-name="_33_5">m</text:span><text:span text:style-name="_36_3">a</text:span><text:span text:style-name="_32_2">y</text:span><text:span text:style-name="_32_6"> </text:span><text:span text:style-name="_35_9">b</text:span><text:span text:style-name="_32_2">e</text:span><text:span text:style-name="_32_6"> </text:span><text:span text:style-name="_36_7">u</text:span><text:span text:style-name="_31_0">s</text:span><text:span text:style-name="_33_8">e</text:span><text:span text:style-name="_36_5">d</text:span><text:span text:style-name="_31_"> </text:span><text:span text:style-name="_34_9">t</text:span><text:span text:style-name="_37_0">o</text:span><text:span text:style-name="_31_"> </text:span><text:span text:style-name="_33_8">h</text:span><text:span text:style-name="_35_7">e</text:span><text:span text:style-name="_31_4">l</text:span><text:span text:style-name="_34_4">p</text:span><text:span text:style-name="_35_1"> </text:span><text:span text:style-name="_31_8">i</text:span><text:span text:style-name="_34_5">n</text:span><text:span text:style-name="_35_1"> </text:span><text:span text:style-name="_32_5">m</text:span><text:span text:style-name="_34_8">a</text:span><text:span text:style-name="_37_3">k</text:span><text:span text:style-name="_32_5">i</text:span><text:span text:style-name="_34_7">n</text:span><text:span text:style-name="_37_5">g</text:span><text:span text:style-name="_31_"> </text:span><text:span text:style-name="_33_3">u</text:span><text:span text:style-name="_36_9">p</text:span><text:span text:style-name="_31_"> </text:span><text:span text:style-name="_34_0">i</text:span><text:span text:style-name="_37_3">t</text:span><text:span text:style-name="_32_2">s</text:span><text:span text:style-name="_32_6"> </text:span><text:span text:style-name="_35_7">o</text:span><text:span text:style-name="_38_">w</text:span><text:span text:style-name="_33_9">n</text:span><text:span text:style-name="_35_1"> </text:span><text:span text:style-name="_31_0">p</text:span><text:span text:style-name="_33_5">r</text:span><text:span text:style-name="_36_0">o</text:span><text:span text:style-name="_31_7">g</text:span><text:span text:style-name="_33_9">r</text:span><text:span text:style-name="_36_7">a</text:span><text:span text:style-name="_38_">m</text:span><text:span text:style-name="_34_2">m</text:span><text:span text:style-name="_36_7">e</text:span><text:span text:style-name="_31_8">s</text:span><text:span text:style-name="_34_2">,</text:span><text:span text:style-name="_35_1"> </text:span><text:span text:style-name="_32_0">o</text:span><text:span text:style-name="_35_0">r</text:span><text:span text:style-name="_35_1"> </text:span><text:span text:style-name="_38_">t</text:span><text:span text:style-name="_34_3">o</text:span><text:span text:style-name="_35_1"> </text:span><text:span text:style-name="_32_2">p</text:span><text:span text:style-name="_34_2">r</text:span><text:span text:style-name="_35_9">e</text:span><text:span text:style-name="_31_4">d</text:span><text:span text:style-name="_33_4">i</text:span><text:span text:style-name="_36_5">c</text:span><text:span text:style-name="_32_5">t</text:span><text:span text:style-name="_32_6"> </text:span><text:span text:style-name="_35_9">t</text:span><text:span text:style-name="_31_2">h</text:span><text:span text:style-name="_33_2">e</text:span><text:span text:style-name="_35_1"> </text:span><text:span text:style-name="_37_">e</text:span><text:span text:style-name="_34_7">f</text:span><text:span text:style-name="_36_9">f</text:span><text:span text:style-name="_39_">e</text:span><text:span text:style-name="_35_0">c</text:span><text:span text:style-name="_36_8">t</text:span><text:span text:style-name="_31_"> </text:span><text:span text:style-name="_33_9">o</text:span><text:span text:style-name="_37_0">f</text:span><text:span text:style-name="_31_"> </text:span><text:span text:style-name="_34_5">a</text:span><text:span text:style-name="_36_7">l</text:span><text:span text:style-name="_38_">t</text:span><text:span text:style-name="_33_7">e</text:span><text:span text:style-name="_36_9">r</text:span><text:span text:style-name="_31_8">a</text:span><text:span text:style-name="_34_5">t</text:span><text:span text:style-name="_35_9">i</text:span><text:span text:style-name="_38_">o</text:span><text:span text:style-name="_34_2">n</text:span><text:span text:style-name="_37_2">s</text:span><text:span text:style-name="_31_"> </text:span><text:span text:style-name="_33_4">i</text:span><text:span text:style-name="_37_3">n</text:span><text:span text:style-name="_31_"> </text:span><text:span text:style-name="_34_2">i</text:span><text:span text:style-name="_35_9">t</text:span><text:span text:style-name="_31_5">s</text:span><text:span text:style-name="_32_6"> </text:span><text:span text:style-name="_36_9">o</text:span><text:span text:style-name="_32_0">w</text:span><text:span text:style-name="_33_5">n</text:span><text:span text:style-name="_35_1"> </text:span><text:span text:style-name="_31_5">s</text:span><text:span text:style-name="_34_5">t</text:span><text:span text:style-name="_36_5">r</text:span><text:span text:style-name="_31_4">u</text:span><text:span text:style-name="_35_0">c</text:span><text:span text:style-name="_35_9">t</text:span><text:span text:style-name="_32_2">u</text:span><text:span text:style-name="_34_4">r</text:span><text:span text:style-name="_35_8">e</text:span><text:span text:style-name="_39_">.</text:span><text:span text:style-name="_32_6"> </text:span><text:span text:style-name="_36_8">B</text:span><text:span text:style-name="_38_">y</text:span><text:span text:style-name="_32_6"> </text:span><text:span text:style-name="_36_2">o</text:span><text:span text:style-name="_32_0">b</text:span><text:span text:style-name="_34_8">s</text:span><text:span text:style-name="_35_8">e</text:span><text:span text:style-name="_31_4">r</text:span><text:span text:style-name="_33_5">v</text:span><text:span text:style-name="_37_0">i</text:span><text:span text:style-name="_31_9">n</text:span><text:span text:style-name="_33_9">g</text:span><text:span text:style-name="_35_1"> </text:span><text:span text:style-name="_38_">t</text:span><text:span text:style-name="_33_2">h</text:span><text:span text:style-name="_36_9">e</text:span><text:span text:style-name="_31_"> </text:span><text:span text:style-name="_34_5">r</text:span><text:span text:style-name="_36_2">e</text:span><text:span text:style-name="_32_3">s</text:span><text:span text:style-name="_34_8">u</text:span><text:span text:style-name="_37_0">l</text:span><text:span text:style-name="_31_7">t</text:span><text:span text:style-name="_34_8">s</text:span><text:span text:style-name="_35_1"> </text:span><text:span text:style-name="_31_4">o</text:span><text:span text:style-name="_33_8">f</text:span><text:span text:style-name="_35_1"> </text:span><text:span text:style-name="_37_">i</text:span><text:span text:style-name="_34_0">t</text:span><text:span text:style-name="_36_0">s</text:span><text:span text:style-name="_31_"> </text:span><text:span text:style-name="_33_8">o</text:span><text:span text:style-name="_37_2">w</text:span><text:span text:style-name="_31_2">n</text:span><text:span text:style-name="_32_6"> </text:span><text:span text:style-name="_36_4">b</text:span><text:span text:style-name="_31_2">e</text:span><text:span text:style-name="_33_2">h</text:span><text:span text:style-name="_37_0">a</text:span><text:span text:style-name="_39_">v</text:span><text:span text:style-name="_33_8">i</text:span><text:span text:style-name="_37_5">o</text:span><text:span text:style-name="_32_4">u</text:span><text:span text:style-name="_33_4">r</text:span><text:span text:style-name="_35_1"> </text:span><text:span text:style-name="_31_8">i</text:span><text:span text:style-name="_34_0">t</text:span><text:span text:style-name="_35_1"> </text:span><text:span text:style-name="_31_5">c</text:span><text:span text:style-name="_33_7">a</text:span><text:span text:style-name="_35_8">n</text:span><text:span text:style-name="_31_"> </text:span><text:span text:style-name="_33_4">m</text:span><text:span text:style-name="_36_8">o</text:span><text:span text:style-name="_31_8">d</text:span><text:span text:style-name="_34_7">i</text:span><text:span text:style-name="_37_5">f</text:span><text:span text:style-name="_31_7">y</text:span><text:span text:style-name="_32_6"> </text:span><text:span text:style-name="_36_2">i</text:span><text:span text:style-name="_31_4">t</text:span><text:span text:style-name="_33_7">s</text:span><text:span text:style-name="_35_1"> </text:span><text:span text:style-name="_31_7">o</text:span><text:span text:style-name="_33_8">w</text:span><text:span text:style-name="_37_4">n</text:span><text:span text:style-name="_31_"> </text:span><text:span text:style-name="_33_9">p</text:span><text:span text:style-name="_35_8">r</text:span><text:span text:style-name="_31_5">o</text:span><text:span text:style-name="_34_8">g</text:span><text:span text:style-name="_36_3">r</text:span><text:span text:style-name="_31_3">a</text:span><text:span text:style-name="_34_5">m</text:span><text:span text:style-name="_36_2">m</text:span><text:span text:style-name="_31_0">e</text:span><text:span text:style-name="_33_2">s</text:span><text:span text:style-name="_35_1"> </text:span><text:span text:style-name="_31_0">s</text:span><text:span text:style-name="_34_0">o</text:span><text:span text:style-name="_35_1"> </text:span><text:span text:style-name="_31_2">a</text:span><text:span text:style-name="_33_9">s</text:span><text:span text:style-name="_35_1"> </text:span><text:span text:style-name="_32_2">t</text:span><text:span text:style-name="_34_5">o</text:span><text:span text:style-name="_35_1"> </text:span><text:span text:style-name="_31_8">a</text:span><text:span text:style-name="_33_9">c</text:span><text:span text:style-name="_36_5">h</text:span><text:span text:style-name="_32_3">i</text:span><text:span text:style-name="_33_2">e</text:span><text:span text:style-name="_37_2">v</text:span><text:span text:style-name="_38_">e</text:span><text:span text:style-name="_32_6"> </text:span><text:span text:style-name="_37_5">s</text:span><text:span text:style-name="_31_3">o</text:span><text:span text:style-name="_33_7">m</text:span><text:span text:style-name="_36_3">e</text:span><text:span text:style-name="_31_"> </text:span><text:span text:style-name="_34_3">p</text:span><text:span text:style-name="_37_4">u</text:span><text:span text:style-name="_38_">r</text:span><text:span text:style-name="_33_9">p</text:span><text:span text:style-name="_35_9">o</text:span><text:span text:style-name="_31_7">s</text:span><text:span text:style-name="_33_9">e</text:span><text:span text:style-name="_35_1"> </text:span><text:span text:style-name="_37_">m</text:span><text:span text:style-name="_33_7">o</text:span><text:span text:style-name="_36_3">r</text:span><text:span text:style-name="_32_3">e</text:span><text:span text:style-name="_32_6"> </text:span><text:span text:style-name="_35_7">e</text:span><text:span text:style-name="_31_3">f</text:span><text:span text:style-name="_33_5">f</text:span><text:span text:style-name="_35_9">e</text:span><text:span text:style-name="_31_4">c</text:span><text:span text:style-name="_34_4">t</text:span><text:span text:style-name="_35_8">i</text:span><text:span text:style-name="_31_8">v</text:span><text:span text:style-name="_33_2">e</text:span><text:span text:style-name="_36_2">l</text:span><text:span text:style-name="_32_2">y</text:span><text:span text:style-name="_34_7">.</text:span><text:span text:style-name="_35_1"> </text:span><text:span text:style-name="_31_9">T</text:span><text:span text:style-name="_34_0">h</text:span><text:span text:style-name="_36_3">e</text:span><text:span text:style-name="_32_5">s</text:span><text:span text:style-name="_33_4">e</text:span><text:span text:style-name="_35_1"> </text:span><text:span text:style-name="_37_">a</text:span><text:span text:style-name="_33_7">r</text:span><text:span text:style-name="_37_2">e</text:span><text:span text:style-name="_31_"> </text:span><text:span text:style-name="_34_5">p</text:span><text:span text:style-name="_36_3">o</text:span><text:span text:style-name="_31_0">s</text:span><text:span text:style-name="_33_2">s</text:span><text:span text:style-name="_36_7">i</text:span><text:span text:style-name="_31_2">b</text:span><text:span text:style-name="_34_2">i</text:span><text:span text:style-name="_36_4">l</text:span><text:span text:style-name="_31_7">i</text:span><text:span text:style-name="_33_4">t</text:span><text:span text:style-name="_36_0">i</text:span><text:span text:style-name="_31_4">e</text:span><text:span text:style-name="_34_3">s</text:span><text:span text:style-name="_35_1"> </text:span><text:span text:style-name="_31_9">o</text:span><text:span text:style-name="_35_0">f</text:span><text:span text:style-name="_35_1"> </text:span><text:span text:style-name="_31_7">t</text:span><text:span text:style-name="_34_5">h</text:span><text:span text:style-name="_37_3">e</text:span><text:span text:style-name="_31_"> </text:span><text:span text:style-name="_33_2">n</text:span><text:span text:style-name="_36_7">e</text:span><text:span text:style-name="_32_0">a</text:span><text:span text:style-name="_34_2">r</text:span><text:span text:style-name="_35_1"> </text:span><text:span text:style-name="_32_2">f</text:span><text:span text:style-name="_34_9">u</text:span><text:span text:style-name="_36_2">t</text:span><text:span text:style-name="_37_">u</text:span><text:span text:style-name="_34_3">r</text:span><text:span text:style-name="_36_7">e</text:span><text:span text:style-name="_31_2">,</text:span><text:span text:style-name="_32_6"> </text:span><text:span text:style-name="_37_3">r</text:span><text:span text:style-name="_32_0">a</text:span><text:span text:style-name="_33_9">t</text:span><text:span text:style-name="_37_2">h</text:span><text:span text:style-name="_31_8">e</text:span><text:span text:style-name="_34_5">r</text:span><text:span text:style-name="_35_1"> </text:span><text:span text:style-name="_31_4">t</text:span><text:span text:style-name="_33_8">h</text:span><text:span text:style-name="_37_2">a</text:span><text:span text:style-name="_31_0">n</text:span><text:span text:style-name="_32_6"> </text:span><text:span text:style-name="_35_9">U</text:span><text:span text:style-name="_31_0">t</text:span><text:span text:style-name="_33_8">o</text:span><text:span text:style-name="_35_8">p</text:span><text:span text:style-name="_31_2">i</text:span><text:span text:style-name="_34_5">a</text:span><text:span text:style-name="_37_0">n</text:span><text:span text:style-name="_31_"> </text:span><text:span text:style-name="_35_0">d</text:span><text:span text:style-name="_35_8">r</text:span><text:span text:style-name="_38_">e</text:span><text:span text:style-name="_33_9">a</text:span><text:span text:style-name="_36_0">m</text:span><text:span text:style-name="_39_">s</text:span><text:span text:style-name="_34_5">.</text:span></text:p>
      <text:p text:style-name="P1"><text:span text:style-name="_32_4">T</text:span><text:span text:style-name="_33_8">h</text:span><text:span text:style-name="_36_8">e</text:span><text:span text:style-name="_31_"> </text:span><text:span text:style-name="_34_5">c</text:span><text:span text:style-name="_36_8">r</text:span><text:span text:style-name="_32_0">i</text:span><text:span text:style-name="_34_0">t</text:span><text:span text:style-name="_36_7">i</text:span><text:span text:style-name="_31_5">c</text:span><text:span text:style-name="_34_8">i</text:span><text:span text:style-name="_36_4">s</text:span><text:span text:style-name="_31_5">m</text:span><text:span text:style-name="_32_6"> </text:span><text:span text:style-name="_37_2">t</text:span><text:span text:style-name="_31_9">h</text:span><text:span text:style-name="_34_3">a</text:span><text:span text:style-name="_35_8">t</text:span><text:span text:style-name="_31_"> </text:span><text:span text:style-name="_33_2">a</text:span><text:span text:style-name="_35_1"> </text:span><text:span text:style-name="_32_0">m</text:span><text:span text:style-name="_34_4">a</text:span><text:span text:style-name="_36_3">c</text:span><text:span text:style-name="_31_9">h</text:span><text:span text:style-name="_33_7">i</text:span><text:span text:style-name="_37_4">n</text:span><text:span text:style-name="_39_">e</text:span><text:span text:style-name="_32_6"> </text:span><text:span text:style-name="_37_2">c</text:span><text:span text:style-name="_38_">a</text:span><text:span text:style-name="_33_7">n</text:span><text:span text:style-name="_37_3">n</text:span><text:span text:style-name="_31_2">o</text:span><text:span text:style-name="_34_9">t</text:span><text:span text:style-name="_35_1"> </text:span><text:span text:style-name="_38_">h</text:span><text:span text:style-name="_34_5">a</text:span><text:span text:style-name="_35_7">v</text:span><text:span text:style-name="_32_3">e</text:span><text:span text:style-name="_32_6"> </text:span><text:span text:style-name="_36_4">m</text:span><text:span text:style-name="_31_8">u</text:span><text:span text:style-name="_33_9">c</text:span><text:span text:style-name="_37_5">h</text:span><text:span text:style-name="_31_"> </text:span><text:span text:style-name="_33_7">d</text:span><text:span text:style-name="_37_4">i</text:span><text:span text:style-name="_32_4">v</text:span><text:span text:style-name="_34_5">e</text:span><text:span text:style-name="_36_2">r</text:span><text:span text:style-name="_39_">s</text:span><text:span text:style-name="_34_2">i</text:span><text:span text:style-name="_37_5">t</text:span><text:span text:style-name="_31_4">y</text:span><text:span text:style-name="_32_6"> </text:span><text:span text:style-name="_35_8">o</text:span><text:span text:style-name="_32_3">f</text:span><text:span text:style-name="_32_6"> </text:span><text:span text:style-name="_35_7">b</text:span><text:span text:style-name="_31_9">e</text:span><text:span text:style-name="_33_7">h</text:span><text:span text:style-name="_37_5">a</text:span><text:span text:style-name="_32_5">v</text:span><text:span text:style-name="_34_5">i</text:span><text:span text:style-name="_36_7">o</text:span><text:span text:style-name="_32_4">u</text:span><text:span text:style-name="_33_2">r</text:span><text:span text:style-name="_35_1"> </text:span><text:span text:style-name="_37_">i</text:span><text:span text:style-name="_34_5">s</text:span><text:span text:style-name="_35_1"> </text:span><text:span text:style-name="_31_3">j</text:span><text:span text:style-name="_33_4">u</text:span><text:span text:style-name="_36_8">s</text:span><text:span text:style-name="_31_9">t</text:span><text:span text:style-name="_32_6"> </text:span><text:span text:style-name="_37_5">a</text:span><text:span text:style-name="_31_"> </text:span><text:span text:style-name="_33_2">w</text:span><text:span text:style-name="_36_2">a</text:span><text:span text:style-name="_39_">y</text:span><text:span text:style-name="_32_6"> </text:span><text:span text:style-name="_36_4">o</text:span><text:span text:style-name="_31_4">f</text:span><text:span text:style-name="_32_6"> </text:span><text:span text:style-name="_37_2">s</text:span><text:span text:style-name="_37_">a</text:span><text:span text:style-name="_34_0">y</text:span><text:span text:style-name="_37_5">i</text:span><text:span text:style-name="_32_3">n</text:span><text:span text:style-name="_33_8">g</text:span><text:span text:style-name="_35_1"> </text:span><text:span text:style-name="_32_2">t</text:span><text:span text:style-name="_34_9">h</text:span><text:span text:style-name="_36_4">a</text:span><text:span text:style-name="_31_5">t</text:span><text:span text:style-name="_32_6"> </text:span><text:span text:style-name="_37_2">i</text:span><text:span text:style-name="_31_3">t</text:span><text:span text:style-name="_32_6"> </text:span><text:span text:style-name="_35_8">c</text:span><text:span text:style-name="_31_4">a</text:span><text:span text:style-name="_34_7">n</text:span><text:span text:style-name="_36_0">n</text:span><text:span text:style-name="_32_5">o</text:span><text:span text:style-name="_33_9">t</text:span><text:span text:style-name="_35_1"> </text:span><text:span text:style-name="_31_0">h</text:span><text:span text:style-name="_34_0">a</text:span><text:span text:style-name="_36_7">v</text:span><text:span text:style-name="_31_9">e</text:span><text:span text:style-name="_32_6"> </text:span><text:span text:style-name="_37_3">m</text:span><text:span text:style-name="_31_0">u</text:span><text:span text:style-name="_34_2">c</text:span><text:span text:style-name="_36_9">h</text:span><text:span text:style-name="_31_"> </text:span><text:span text:style-name="_33_9">s</text:span><text:span text:style-name="_36_4">t</text:span><text:span text:style-name="_31_4">o</text:span><text:span text:style-name="_33_8">r</text:span><text:span text:style-name="_36_3">a</text:span><text:span text:style-name="_32_4">g</text:span><text:span text:style-name="_33_5">e</text:span><text:span text:style-name="_35_1"> </text:span><text:span text:style-name="_32_5">c</text:span><text:span text:style-name="_33_4">a</text:span><text:span text:style-name="_36_4">p</text:span><text:span text:style-name="_37_">a</text:span><text:span text:style-name="_35_0">c</text:span><text:span text:style-name="_37_3">i</text:span><text:span text:style-name="_37_">t</text:span><text:span text:style-name="_33_9">y</text:span><text:span text:style-name="_35_9">.</text:span><text:span text:style-name="_31_"> </text:span><text:span text:style-name="_35_0">U</text:span><text:span text:style-name="_36_7">n</text:span><text:span text:style-name="_31_5">t</text:span><text:span text:style-name="_33_2">i</text:span><text:span text:style-name="_36_9">l</text:span><text:span text:style-name="_31_"> </text:span><text:span text:style-name="_34_8">f</text:span><text:span text:style-name="_35_7">a</text:span><text:span text:style-name="_39_">i</text:span><text:span text:style-name="_33_9">r</text:span><text:span text:style-name="_36_0">l</text:span><text:span text:style-name="_32_5">y</text:span><text:span text:style-name="_32_6"> </text:span><text:span text:style-name="_36_3">r</text:span><text:span text:style-name="_31_5">e</text:span><text:span text:style-name="_34_4">c</text:span><text:span text:style-name="_36_5">e</text:span><text:span text:style-name="_31_4">n</text:span><text:span text:style-name="_33_3">t</text:span><text:span text:style-name="_37_5">l</text:span><text:span text:style-name="_31_8">y</text:span><text:span text:style-name="_32_6"> </text:span><text:span text:style-name="_35_8">a</text:span><text:span text:style-name="_31_"> </text:span><text:span text:style-name="_33_4">s</text:span><text:span text:style-name="_35_9">t</text:span><text:span text:style-name="_32_5">o</text:span><text:span text:style-name="_34_5">r</text:span><text:span text:style-name="_37_3">a</text:span><text:span text:style-name="_31_9">g</text:span><text:span text:style-name="_33_9">e</text:span><text:span text:style-name="_35_1"> </text:span><text:span text:style-name="_31_7">c</text:span><text:span text:style-name="_34_0">a</text:span><text:span text:style-name="_37_5">p</text:span><text:span text:style-name="_37_">a</text:span><text:span text:style-name="_33_9">c</text:span><text:span text:style-name="_36_3">i</text:span><text:span text:style-name="_31_4">t</text:span><text:span text:style-name="_33_5">y</text:span><text:span text:style-name="_35_1"> </text:span><text:span text:style-name="_31_9">o</text:span><text:span text:style-name="_34_7">f</text:span><text:span text:style-name="_35_1"> </text:span><text:span text:style-name="_37_">e</text:span><text:span text:style-name="_34_7">v</text:span><text:span text:style-name="_36_2">e</text:span><text:span text:style-name="_31_5">n</text:span><text:span text:style-name="_32_6"> </text:span><text:span text:style-name="_35_7">a</text:span><text:span text:style-name="_31_"> </text:span><text:span text:style-name="_34_0">t</text:span><text:span text:style-name="_37_2">h</text:span><text:span text:style-name="_32_2">o</text:span><text:span text:style-name="_33_8">u</text:span><text:span text:style-name="_35_7">s</text:span><text:span text:style-name="_32_5">a</text:span><text:span text:style-name="_34_8">n</text:span><text:span text:style-name="_36_2">d</text:span><text:span text:style-name="_31_"> </text:span><text:span text:style-name="_34_5">d</text:span><text:span text:style-name="_37_4">i</text:span><text:span text:style-name="_39_">g</text:span><text:span text:style-name="_33_3">i</text:span><text:span text:style-name="_36_9">t</text:span><text:span text:style-name="_31_0">s</text:span><text:span text:style-name="_32_6"> </text:span><text:span text:style-name="_35_8">w</text:span><text:span text:style-name="_32_2">a</text:span><text:span text:style-name="_33_9">s</text:span><text:span text:style-name="_35_1"> </text:span><text:span text:style-name="_32_4">v</text:span><text:span text:style-name="_33_8">e</text:span><text:span text:style-name="_35_8">r</text:span><text:span text:style-name="_31_2">y</text:span><text:span text:style-name="_32_6"> </text:span><text:span text:style-name="_36_2">r</text:span><text:span text:style-name="_31_9">a</text:span><text:span text:style-name="_33_7">r</text:span><text:span text:style-name="_35_7">e</text:span><text:span text:style-name="_31_7">.</text:span></text:p>
      <text:p text:style-name="P1"><text:span text:style-name="_36_2">T</text:span><text:span text:style-name="_31_4">h</text:span><text:span text:style-name="_34_8">e</text:span><text:span text:style-name="_35_1"> </text:span><text:span text:style-name="_37_">c</text:span><text:span text:style-name="_33_2">r</text:span><text:span text:style-name="_36_9">i</text:span><text:span text:style-name="_37_">t</text:span><text:span text:style-name="_34_2">i</text:span><text:span text:style-name="_36_4">c</text:span><text:span text:style-name="_32_5">i</text:span><text:span text:style-name="_34_9">s</text:span><text:span text:style-name="_36_5">m</text:span><text:span text:style-name="_39_">s</text:span><text:span text:style-name="_32_6"> </text:span><text:span text:style-name="_35_9">t</text:span><text:span text:style-name="_31_0">h</text:span><text:span text:style-name="_34_8">a</text:span><text:span text:style-name="_36_5">t</text:span><text:span text:style-name="_31_"> </text:span><text:span text:style-name="_33_4">w</text:span><text:span text:style-name="_37_3">e</text:span><text:span text:style-name="_31_"> </text:span><text:span text:style-name="_34_2">a</text:span><text:span text:style-name="_37_4">r</text:span><text:span text:style-name="_32_2">e</text:span><text:span text:style-name="_32_6"> </text:span><text:span text:style-name="_36_4">c</text:span><text:span text:style-name="_39_">o</text:span><text:span text:style-name="_33_7">n</text:span><text:span text:style-name="_35_7">s</text:span><text:span text:style-name="_31_7">i</text:span><text:span text:style-name="_33_4">d</text:span><text:span text:style-name="_35_7">e</text:span><text:span text:style-name="_31_7">r</text:span><text:span text:style-name="_34_7">i</text:span><text:span text:style-name="_36_5">n</text:span><text:span text:style-name="_37_">g</text:span><text:span text:style-name="_32_6"> </text:span><text:span text:style-name="_35_7">h</text:span><text:span text:style-name="_32_0">e</text:span><text:span text:style-name="_33_7">r</text:span><text:span text:style-name="_36_5">e</text:span><text:span text:style-name="_31_"> </text:span><text:span text:style-name="_34_3">a</text:span><text:span text:style-name="_36_8">r</text:span><text:span text:style-name="_31_8">e</text:span><text:span text:style-name="_32_6"> </text:span><text:span text:style-name="_36_5">o</text:span><text:span text:style-name="_31_9">f</text:span><text:span text:style-name="_34_2">t</text:span><text:span text:style-name="_36_5">e</text:span><text:span text:style-name="_31_8">n</text:span><text:span text:style-name="_32_6"> </text:span><text:span text:style-name="_36_3">d</text:span><text:span text:style-name="_31_0">i</text:span><text:span text:style-name="_33_5">s</text:span><text:span text:style-name="_37_2">g</text:span><text:span text:style-name="_31_0">u</text:span><text:span text:style-name="_34_8">i</text:span><text:span text:style-name="_37_3">s</text:span><text:span text:style-name="_37_">e</text:span><text:span text:style-name="_33_4">d</text:span><text:span text:style-name="_35_1"> </text:span><text:span text:style-name="_31_9">f</text:span><text:span text:style-name="_33_4">o</text:span><text:span text:style-name="_36_2">r</text:span><text:span text:style-name="_31_9">m</text:span><text:span text:style-name="_34_4">s</text:span><text:span text:style-name="_35_1"> </text:span><text:span text:style-name="_31_5">o</text:span><text:span text:style-name="_34_0">f</text:span><text:span text:style-name="_35_1"> </text:span><text:span text:style-name="_32_4">t</text:span><text:span text:style-name="_33_4">h</text:span><text:span text:style-name="_37_2">e</text:span><text:span text:style-name="_31_"> </text:span><text:span text:style-name="_34_7">a</text:span><text:span text:style-name="_37_0">r</text:span><text:span text:style-name="_31_4">g</text:span><text:span text:style-name="_34_3">u</text:span><text:span text:style-name="_35_7">m</text:span><text:span text:style-name="_32_0">e</text:span><text:span text:style-name="_34_7">n</text:span><text:span text:style-name="_35_8">t</text:span><text:span text:style-name="_31_"> </text:span><text:span text:style-name="_34_2">f</text:span><text:span text:style-name="_36_5">r</text:span><text:span text:style-name="_31_5">o</text:span><text:span text:style-name="_33_4">m</text:span><text:span text:style-name="_35_1"> </text:span><text:span text:style-name="_32_2">c</text:span><text:span text:style-name="_34_8">o</text:span><text:span text:style-name="_35_8">n</text:span><text:span text:style-name="_31_0">s</text:span><text:span text:style-name="_33_3">c</text:span><text:span text:style-name="_37_5">i</text:span><text:span text:style-name="_38_">o</text:span><text:span text:style-name="_33_7">u</text:span><text:span text:style-name="_36_2">s</text:span><text:span text:style-name="_31_0">n</text:span><text:span text:style-name="_33_8">e</text:span><text:span text:style-name="_36_5">s</text:span><text:span text:style-name="_31_7">s</text:span><text:span text:style-name="_34_7">,</text:span><text:span text:style-name="_35_1"> </text:span><text:span text:style-name="_31_8">U</text:span><text:span text:style-name="_33_2">s</text:span><text:span text:style-name="_37_2">u</text:span><text:span text:style-name="_31_4">a</text:span><text:span text:style-name="_33_5">l</text:span><text:span text:style-name="_36_0">l</text:span><text:span text:style-name="_37_">y</text:span><text:span text:style-name="_32_6"> </text:span><text:span text:style-name="_36_9">i</text:span><text:span text:style-name="_37_">f</text:span><text:span text:style-name="_32_6"> </text:span><text:span text:style-name="_36_3">o</text:span><text:span text:style-name="_31_0">n</text:span><text:span text:style-name="_33_8">e</text:span><text:span text:style-name="_35_1"> </text:span><text:span text:style-name="_31_7">m</text:span><text:span text:style-name="_34_5">a</text:span><text:span text:style-name="_37_3">i</text:span><text:span text:style-name="_32_2">n</text:span><text:span text:style-name="_33_2">t</text:span><text:span text:style-name="_37_3">a</text:span><text:span text:style-name="_31_3">i</text:span><text:span text:style-name="_34_5">n</text:span><text:span text:style-name="_37_4">s</text:span><text:span text:style-name="_31_"> </text:span><text:span text:style-name="_33_7">t</text:span><text:span text:style-name="_35_7">h</text:span><text:span text:style-name="_38_">a</text:span><text:span text:style-name="_33_8">t</text:span><text:span text:style-name="_35_1"> </text:span><text:span text:style-name="_31_8">a</text:span><text:span text:style-name="_32_6"> </text:span><text:span text:style-name="_36_0">m</text:span><text:span text:style-name="_32_3">a</text:span><text:span text:style-name="_33_5">c</text:span><text:span text:style-name="_37_5">h</text:span><text:span text:style-name="_32_5">i</text:span><text:span text:style-name="_33_3">n</text:span><text:span text:style-name="_35_8">e</text:span><text:span text:style-name="_31_"> </text:span><text:span text:style-name="_33_2">c</text:span><text:span text:style-name="_36_5">a</text:span><text:span text:style-name="_32_3">n</text:span><text:span text:style-name="_32_6"> </text:span><text:span text:style-name="_37_3">d</text:span><text:span text:style-name="_31_8">o</text:span><text:span text:style-name="_32_6"> </text:span><text:span text:style-name="_37_5">o</text:span><text:span text:style-name="_38_">n</text:span><text:span text:style-name="_34_2">e</text:span><text:span text:style-name="_35_1"> </text:span><text:span text:style-name="_32_4">o</text:span><text:span text:style-name="_33_4">f</text:span><text:span text:style-name="_35_1"> </text:span><text:span text:style-name="_31_5">t</text:span><text:span text:style-name="_35_0">h</text:span><text:span text:style-name="_36_8">e</text:span><text:span text:style-name="_37_">s</text:span><text:span text:style-name="_34_8">e</text:span><text:span text:style-name="_35_1"> </text:span><text:span text:style-name="_38_">t</text:span><text:span text:style-name="_33_4">h</text:span><text:span text:style-name="_37_4">i</text:span><text:span text:style-name="_32_2">n</text:span><text:span text:style-name="_34_3">g</text:span><text:span text:style-name="_35_7">s</text:span><text:span text:style-name="_38_">,</text:span><text:span text:style-name="_32_6"> </text:span><text:span text:style-name="_37_2">a</text:span><text:span text:style-name="_32_2">n</text:span><text:span text:style-name="_34_9">d</text:span><text:span text:style-name="_35_1"> </text:span><text:span text:style-name="_38_">d</text:span><text:span text:style-name="_34_4">e</text:span><text:span text:style-name="_37_3">s</text:span><text:span text:style-name="_39_">c</text:span><text:span text:style-name="_34_0">r</text:span><text:span text:style-name="_37_0">i</text:span><text:span text:style-name="_31_9">b</text:span><text:span text:style-name="_34_2">e</text:span><text:span text:style-name="_37_2">s</text:span><text:span text:style-name="_31_"> </text:span><text:span text:style-name="_34_3">t</text:span><text:span text:style-name="_36_3">h</text:span><text:span text:style-name="_31_3">e</text:span><text:span text:style-name="_32_6"> </text:span><text:span text:style-name="_36_8">k</text:span><text:span text:style-name="_31_9">i</text:span><text:span text:style-name="_34_4">n</text:span><text:span text:style-name="_35_7">d</text:span><text:span text:style-name="_31_"> </text:span><text:span text:style-name="_33_3">o</text:span><text:span text:style-name="_36_2">f</text:span><text:span text:style-name="_31_"> </text:span><text:span text:style-name="_34_7">m</text:span><text:span text:style-name="_35_8">e</text:span><text:span text:style-name="_38_">t</text:span><text:span text:style-name="_33_5">h</text:span><text:span text:style-name="_35_9">o</text:span><text:span text:style-name="_31_3">d</text:span><text:span text:style-name="_32_6"> </text:span><text:span text:style-name="_36_8">t</text:span><text:span text:style-name="_31_4">h</text:span><text:span text:style-name="_33_9">a</text:span><text:span text:style-name="_36_4">t</text:span><text:span text:style-name="_31_"> </text:span><text:span text:style-name="_34_5">t</text:span><text:span text:style-name="_37_4">h</text:span><text:span text:style-name="_32_4">e</text:span><text:span text:style-name="_32_6"> </text:span><text:span text:style-name="_36_0">m</text:span><text:span text:style-name="_32_5">a</text:span><text:span text:style-name="_33_4">c</text:span><text:span text:style-name="_36_4">h</text:span><text:span text:style-name="_32_0">i</text:span><text:span text:style-name="_33_5">n</text:span><text:span text:style-name="_36_8">e</text:span><text:span text:style-name="_31_"> </text:span><text:span text:style-name="_34_2">c</text:span><text:span text:style-name="_36_2">o</text:span><text:span text:style-name="_31_7">u</text:span><text:span text:style-name="_34_8">l</text:span><text:span text:style-name="_36_9">d</text:span><text:span text:style-name="_31_"> </text:span><text:span text:style-name="_35_0">u</text:span><text:span text:style-name="_36_3">s</text:span><text:span text:style-name="_32_4">e</text:span><text:span text:style-name="_34_0">,</text:span><text:span text:style-name="_35_1"> </text:span><text:span text:style-name="_31_9">o</text:span><text:span text:style-name="_33_4">n</text:span><text:span text:style-name="_36_5">e</text:span><text:span text:style-name="_31_"> </text:span><text:span text:style-name="_34_9">w</text:span><text:span text:style-name="_36_9">i</text:span><text:span text:style-name="_31_4">l</text:span><text:span text:style-name="_34_2">l</text:span><text:span text:style-name="_35_1"> </text:span><text:span text:style-name="_37_">n</text:span><text:span text:style-name="_34_9">o</text:span><text:span text:style-name="_36_0">t</text:span><text:span text:style-name="_31_"> </text:span><text:span text:style-name="_34_8">m</text:span><text:span text:style-name="_36_7">a</text:span><text:span text:style-name="_32_5">k</text:span><text:span text:style-name="_34_0">e</text:span><text:span text:style-name="_35_1"> </text:span><text:span text:style-name="_32_3">m</text:span><text:span text:style-name="_34_5">u</text:span><text:span text:style-name="_37_2">c</text:span><text:span text:style-name="_31_2">h</text:span><text:span text:style-name="_32_6"> </text:span><text:span text:style-name="_36_7">o</text:span><text:span text:style-name="_31_8">f</text:span><text:span text:style-name="_32_6"> </text:span><text:span text:style-name="_35_8">a</text:span><text:span text:style-name="_31_5">n</text:span><text:span text:style-name="_32_6"> </text:span><text:span text:style-name="_37_3">i</text:span><text:span text:style-name="_31_2">m</text:span><text:span text:style-name="_34_5">p</text:span><text:span text:style-name="_36_7">r</text:span><text:span text:style-name="_31_7">e</text:span><text:span text:style-name="_33_5">s</text:span><text:span text:style-name="_35_7">s</text:span><text:span text:style-name="_32_3">i</text:span><text:span text:style-name="_34_9">o</text:span><text:span text:style-name="_36_3">n</text:span><text:span text:style-name="_31_5">.</text:span><text:span text:style-name="_32_6"> </text:span><text:span text:style-name="_35_9">I</text:span><text:span text:style-name="_32_0">t</text:span><text:span text:style-name="_32_6"> </text:span><text:span text:style-name="_36_9">i</text:span><text:span text:style-name="_31_5">s</text:span><text:span text:style-name="_32_6"> </text:span><text:span text:style-name="_36_9">t</text:span><text:span text:style-name="_31_3">h</text:span><text:span text:style-name="_34_9">o</text:span><text:span text:style-name="_36_7">u</text:span><text:span text:style-name="_39_">g</text:span><text:span text:style-name="_33_3">h</text:span><text:span text:style-name="_37_4">t</text:span><text:span text:style-name="_31_"> </text:span><text:span text:style-name="_34_9">t</text:span><text:span text:style-name="_36_4">h</text:span><text:span text:style-name="_32_5">a</text:span><text:span text:style-name="_33_2">t</text:span><text:span text:style-name="_35_1"> </text:span><text:span text:style-name="_31_2">t</text:span><text:span text:style-name="_33_7">i</text:span><text:span text:style-name="_37_5">l</text:span><text:span text:style-name="_31_2">e</text:span><text:span text:style-name="_32_6"> </text:span><text:span text:style-name="_35_7">m</text:span><text:span text:style-name="_38_">e</text:span><text:span text:style-name="_34_3">t</text:span><text:span text:style-name="_36_7">h</text:span><text:span text:style-name="_38_">o</text:span><text:span text:style-name="_33_3">d</text:span><text:span text:style-name="_35_1"> </text:span><text:span text:style-name="_31_4">(</text:span><text:span text:style-name="_35_0">w</text:span><text:span text:style-name="_35_8">h</text:span><text:span text:style-name="_31_9">a</text:span><text:span text:style-name="_33_7">t</text:span><text:span text:style-name="_36_0">e</text:span><text:span text:style-name="_31_3">v</text:span><text:span text:style-name="_33_3">e</text:span><text:span text:style-name="_37_5">r</text:span><text:span text:style-name="_31_"> </text:span><text:span text:style-name="_33_2">i</text:span><text:span text:style-name="_35_8">t</text:span><text:span text:style-name="_31_"> </text:span><text:span text:style-name="_33_4">m</text:span><text:span text:style-name="_36_2">a</text:span><text:span text:style-name="_32_0">y</text:span><text:span text:style-name="_32_6"> </text:span><text:span text:style-name="_36_3">b</text:span><text:span text:style-name="_31_4">e</text:span><text:span text:style-name="_34_2">,</text:span><text:span text:style-name="_35_1"> </text:span><text:span text:style-name="_31_5">f</text:span><text:span text:style-name="_33_4">o</text:span><text:span text:style-name="_35_7">r</text:span><text:span text:style-name="_31_"> </text:span><text:span text:style-name="_34_3">i</text:span><text:span text:style-name="_36_2">t</text:span><text:span text:style-name="_31_"> </text:span><text:span text:style-name="_33_3">m</text:span><text:span text:style-name="_36_5">u</text:span><text:span text:style-name="_31_2">s</text:span><text:span text:style-name="_34_3">t</text:span><text:span text:style-name="_35_1"> </text:span><text:span text:style-name="_32_2">b</text:span><text:span text:style-name="_34_8">e</text:span><text:span text:style-name="_35_1"> </text:span><text:span text:style-name="_38_">m</text:span><text:span text:style-name="_34_2">e</text:span><text:span text:style-name="_35_8">c</text:span><text:span text:style-name="_31_2">h</text:span><text:span text:style-name="_33_3">a</text:span><text:span text:style-name="_36_9">n</text:span><text:span text:style-name="_31_4">i</text:span><text:span text:style-name="_33_7">c</text:span><text:span text:style-name="_37_2">a</text:span><text:span text:style-name="_31_5">l</text:span><text:span text:style-name="_34_8">)</text:span><text:span text:style-name="_35_1"> </text:span><text:span text:style-name="_31_9">i</text:span><text:span text:style-name="_34_5">s</text:span><text:span text:style-name="_35_1"> </text:span><text:span text:style-name="_32_3">r</text:span><text:span text:style-name="_33_4">e</text:span><text:span text:style-name="_37_4">a</text:span><text:span text:style-name="_32_3">l</text:span><text:span text:style-name="_34_7">l</text:span><text:span text:style-name="_36_5">y</text:span><text:span text:style-name="_31_"> </text:span><text:span text:style-name="_34_2">r</text:span><text:span text:style-name="_35_8">a</text:span><text:span text:style-name="_32_4">t</text:span><text:span text:style-name="_33_7">h</text:span><text:span text:style-name="_37_5">e</text:span><text:span text:style-name="_32_2">r</text:span><text:span text:style-name="_32_6"> </text:span><text:span text:style-name="_35_7">b</text:span><text:span text:style-name="_39_">a</text:span><text:span text:style-name="_34_8">s</text:span><text:span text:style-name="_36_0">e</text:span><text:span text:style-name="_32_3">.</text:span><text:span text:style-name="_32_6"> </text:span><text:span text:style-name="_37_0">C</text:span><text:span text:style-name="_31_0">o</text:span><text:span text:style-name="_34_5">m</text:span><text:span text:style-name="_37_2">p</text:span><text:span text:style-name="_38_">a</text:span><text:span text:style-name="_33_4">r</text:span><text:span text:style-name="_36_9">e</text:span><text:span text:style-name="_31_"> </text:span><text:span text:style-name="_34_9">t</text:span><text:span text:style-name="_35_7">h</text:span><text:span text:style-name="_31_9">e</text:span><text:span text:style-name="_32_6"> </text:span><text:span text:style-name="_35_8">p</text:span><text:span text:style-name="_31_2">a</text:span><text:span text:style-name="_34_0">r</text:span><text:span text:style-name="_37_5">e</text:span><text:span text:style-name="_31_3">n</text:span><text:span text:style-name="_33_2">t</text:span><text:span text:style-name="_37_0">h</text:span><text:span text:style-name="_31_3">e</text:span><text:span text:style-name="_34_5">s</text:span><text:span text:style-name="_37_2">e</text:span><text:span text:style-name="_32_5">s</text:span><text:span text:style-name="_32_6"> </text:span><text:span text:style-name="_37_2">i</text:span><text:span text:style-name="_31_8">n</text:span><text:span text:style-name="_32_6"> </text:span><text:span text:style-name="_37_0">J</text:span><text:span text:style-name="_31_3">e</text:span><text:span text:style-name="_33_5">f</text:span><text:span text:style-name="_37_5">f</text:span><text:span text:style-name="_31_5">e</text:span><text:span text:style-name="_34_9">r</text:span><text:span text:style-name="_35_7">s</text:span><text:span text:style-name="_37_">o</text:span><text:span text:style-name="_33_7">n</text:span><text:span text:style-name="_36_9">'</text:span><text:span text:style-name="_31_4">s</text:span><text:span text:style-name="_32_6"> </text:span><text:span text:style-name="_37_0">s</text:span><text:span text:style-name="_37_">t</text:span><text:span text:style-name="_34_7">a</text:span><text:span text:style-name="_35_7">t</text:span><text:span text:style-name="_31_2">e</text:span><text:span text:style-name="_33_5">m</text:span><text:span text:style-name="_35_8">e</text:span><text:span text:style-name="_38_">n</text:span><text:span text:style-name="_34_0">t</text:span><text:span text:style-name="_35_1"> </text:span><text:span text:style-name="_32_3">q</text:span><text:span text:style-name="_34_0">u</text:span><text:span text:style-name="_35_9">o</text:span><text:span text:style-name="_31_4">t</text:span><text:span text:style-name="_34_5">e</text:span><text:span text:style-name="_36_0">d</text:span><text:span text:style-name="_31_"> </text:span><text:span text:style-name="_34_9">o</text:span><text:span text:style-name="_36_7">n</text:span><text:span text:style-name="_31_"> </text:span><text:span text:style-name="_34_5">p</text:span><text:span text:style-name="_36_4">a</text:span><text:span text:style-name="_31_3">g</text:span><text:span text:style-name="_35_0">e</text:span><text:span text:style-name="_35_1"> </text:span><text:span text:style-name="_31_2">2</text:span><text:span text:style-name="_33_9">2</text:span><text:span text:style-name="_36_8">.</text:span></text:p>
      <text:p text:style-name="P1"><text:span text:style-name="_34_3">(</text:span><text:span text:style-name="_36_4">6</text:span><text:span text:style-name="_31_8">)</text:span><text:span text:style-name="_32_6"> </text:span><text:span text:style-name="_36_4">L</text:span><text:span text:style-name="_32_0">a</text:span><text:span text:style-name="_34_4">d</text:span><text:span text:style-name="_37_2">y</text:span><text:span text:style-name="_31_"> </text:span><text:span text:style-name="_35_0">L</text:span><text:span text:style-name="_36_7">o</text:span><text:span text:style-name="_32_0">v</text:span><text:span text:style-name="_34_8">e</text:span><text:span text:style-name="_37_5">l</text:span><text:span text:style-name="_38_">a</text:span><text:span text:style-name="_34_9">c</text:span><text:span text:style-name="_37_5">e</text:span><text:span text:style-name="_32_4">'</text:span><text:span text:style-name="_33_3">s</text:span><text:span text:style-name="_35_1"> </text:span><text:span text:style-name="_31_5">O</text:span><text:span text:style-name="_33_9">b</text:span><text:span text:style-name="_36_8">j</text:span><text:span text:style-name="_31_4">e</text:span><text:span text:style-name="_34_2">c</text:span><text:span text:style-name="_36_4">t</text:span><text:span text:style-name="_38_">i</text:span><text:span text:style-name="_33_4">o</text:span><text:span text:style-name="_37_0">n</text:span></text:p>
      <text:p text:style-name="P1"><text:soft-page-break/><text:span text:style-name="_33_8">O</text:span><text:span text:style-name="_37_3">u</text:span><text:span text:style-name="_31_2">r</text:span><text:span text:style-name="_32_6"> </text:span><text:span text:style-name="_37_2">m</text:span><text:span text:style-name="_32_3">o</text:span><text:span text:style-name="_34_9">s</text:span><text:span text:style-name="_37_5">t</text:span><text:span text:style-name="_31_"> </text:span><text:span text:style-name="_34_4">d</text:span><text:span text:style-name="_36_2">e</text:span><text:span text:style-name="_31_0">t</text:span><text:span text:style-name="_35_0">a</text:span><text:span text:style-name="_37_5">i</text:span><text:span text:style-name="_31_9">l</text:span><text:span text:style-name="_34_4">e</text:span><text:span text:style-name="_37_5">d</text:span><text:span text:style-name="_31_"> </text:span><text:span text:style-name="_34_0">i</text:span><text:span text:style-name="_36_3">n</text:span><text:span text:style-name="_31_5">f</text:span><text:span text:style-name="_33_8">o</text:span><text:span text:style-name="_36_4">r</text:span><text:span text:style-name="_31_0">m</text:span><text:span text:style-name="_34_8">a</text:span><text:span text:style-name="_36_7">t</text:span><text:span text:style-name="_38_">i</text:span><text:span text:style-name="_33_5">o</text:span><text:span text:style-name="_35_9">n</text:span><text:span text:style-name="_31_"> </text:span><text:span text:style-name="_34_3">o</text:span><text:span text:style-name="_37_0">f</text:span><text:span text:style-name="_31_"> </text:span><text:span text:style-name="_33_2">B</text:span><text:span text:style-name="_36_0">a</text:span><text:span text:style-name="_31_2">b</text:span><text:span text:style-name="_33_7">b</text:span><text:span text:style-name="_36_8">a</text:span><text:span text:style-name="_32_0">g</text:span><text:span text:style-name="_34_5">e</text:span><text:span text:style-name="_36_2">'</text:span><text:span text:style-name="_31_0">s</text:span><text:span text:style-name="_32_6"> </text:span><text:span text:style-name="_36_9">A</text:span><text:span text:style-name="_31_4">n</text:span><text:span text:style-name="_34_4">a</text:span><text:span text:style-name="_36_2">l</text:span><text:span text:style-name="_31_8">y</text:span><text:span text:style-name="_33_9">t</text:span><text:span text:style-name="_37_3">i</text:span><text:span text:style-name="_38_">c</text:span><text:span text:style-name="_33_9">a</text:span><text:span text:style-name="_37_5">l</text:span><text:span text:style-name="_31_"> </text:span><text:span text:style-name="_33_2">E</text:span><text:span text:style-name="_36_0">n</text:span><text:span text:style-name="_31_5">g</text:span><text:span text:style-name="_34_0">i</text:span><text:span text:style-name="_37_2">n</text:span><text:span text:style-name="_32_3">e</text:span><text:span text:style-name="_32_6"> </text:span><text:span text:style-name="_37_0">c</text:span><text:span text:style-name="_31_4">o</text:span><text:span text:style-name="_33_9">m</text:span><text:span text:style-name="_35_8">e</text:span><text:span text:style-name="_32_3">s</text:span><text:span text:style-name="_32_6"> </text:span><text:span text:style-name="_36_0">f</text:span><text:span text:style-name="_31_7">r</text:span><text:span text:style-name="_34_7">o</text:span><text:span text:style-name="_35_7">m</text:span><text:span text:style-name="_31_"> </text:span><text:span text:style-name="_34_3">a</text:span><text:span text:style-name="_35_1"> </text:span><text:span text:style-name="_31_2">m</text:span><text:span text:style-name="_34_5">e</text:span><text:span text:style-name="_36_4">m</text:span><text:span text:style-name="_32_5">o</text:span><text:span text:style-name="_34_7">i</text:span><text:span text:style-name="_36_0">r</text:span><text:span text:style-name="_31_"> </text:span><text:span text:style-name="_35_0">b</text:span><text:span text:style-name="_36_8">y</text:span><text:span text:style-name="_31_"> </text:span><text:span text:style-name="_33_5">L</text:span><text:span text:style-name="_36_2">a</text:span><text:span text:style-name="_32_3">d</text:span><text:span text:style-name="_33_4">y</text:span><text:span text:style-name="_35_1"> </text:span><text:span text:style-name="_32_5">L</text:span><text:span text:style-name="_33_2">o</text:span><text:span text:style-name="_35_8">v</text:span><text:span text:style-name="_31_5">e</text:span><text:span text:style-name="_34_4">l</text:span><text:span text:style-name="_35_8">a</text:span><text:span text:style-name="_37_">c</text:span><text:span text:style-name="_33_5">e</text:span><text:span text:style-name="_35_1"> </text:span><text:span text:style-name="_32_4">(</text:span><text:span text:style-name="_32_6"> </text:span><text:span text:style-name="_37_0">1</text:span><text:span text:style-name="_32_5">8</text:span><text:span text:style-name="_34_0">4</text:span><text:span text:style-name="_36_7">2</text:span><text:span text:style-name="_39_">)</text:span><text:span text:style-name="_33_4">.</text:span><text:span text:style-name="_35_1"> </text:span><text:span text:style-name="_31_5">I</text:span><text:span text:style-name="_33_9">n</text:span><text:span text:style-name="_35_1"> </text:span><text:span text:style-name="_38_">i</text:span><text:span text:style-name="_33_5">t</text:span><text:span text:style-name="_35_1"> </text:span><text:span text:style-name="_32_5">s</text:span><text:span text:style-name="_34_7">h</text:span><text:span text:style-name="_35_9">e</text:span><text:span text:style-name="_31_"> </text:span><text:span text:style-name="_33_9">s</text:span><text:span text:style-name="_37_0">t</text:span><text:span text:style-name="_31_9">a</text:span><text:span text:style-name="_34_2">t</text:span><text:span text:style-name="_36_8">e</text:span><text:span text:style-name="_31_9">s</text:span><text:span text:style-name="_33_3">,</text:span><text:span text:style-name="_35_1"> </text:span><text:span text:style-name="_31_8">"</text:span><text:span text:style-name="_33_2">T</text:span><text:span text:style-name="_36_3">h</text:span><text:span text:style-name="_32_0">e</text:span><text:span text:style-name="_32_6"> </text:span><text:span text:style-name="_36_9">A</text:span><text:span text:style-name="_32_5">n</text:span><text:span text:style-name="_33_9">a</text:span><text:span text:style-name="_37_0">l</text:span><text:span text:style-name="_31_0">y</text:span><text:span text:style-name="_33_4">t</text:span><text:span text:style-name="_36_8">i</text:span><text:span text:style-name="_37_">c</text:span><text:span text:style-name="_33_2">a</text:span><text:span text:style-name="_37_3">l</text:span><text:span text:style-name="_31_"> </text:span><text:span text:style-name="_33_8">E</text:span><text:span text:style-name="_35_9">n</text:span><text:span text:style-name="_32_5">g</text:span><text:span text:style-name="_33_2">i</text:span><text:span text:style-name="_36_2">n</text:span><text:span text:style-name="_32_5">e</text:span><text:span text:style-name="_32_6"> </text:span><text:span text:style-name="_37_3">h</text:span><text:span text:style-name="_31_3">a</text:span><text:span text:style-name="_33_9">s</text:span><text:span text:style-name="_35_1"> </text:span><text:span text:style-name="_31_3">n</text:span><text:span text:style-name="_35_0">o</text:span><text:span text:style-name="_35_1"> </text:span><text:span text:style-name="_32_0">p</text:span><text:span text:style-name="_34_7">r</text:span><text:span text:style-name="_37_2">e</text:span><text:span text:style-name="_32_0">t</text:span><text:span text:style-name="_34_7">e</text:span><text:span text:style-name="_36_2">n</text:span><text:span text:style-name="_32_3">s</text:span><text:span text:style-name="_34_5">i</text:span><text:span text:style-name="_35_9">o</text:span><text:span text:style-name="_31_9">n</text:span><text:span text:style-name="_34_7">s</text:span><text:span text:style-name="_35_1"> </text:span><text:span text:style-name="_31_0">t</text:span><text:span text:style-name="_34_2">o</text:span><text:span text:style-name="_35_1"> </text:span><text:span text:style-name="_31_2">o</text:span><text:span text:style-name="_33_2">r</text:span><text:span text:style-name="_37_2">i</text:span><text:span text:style-name="_32_5">g</text:span><text:span text:style-name="_33_2">i</text:span><text:span text:style-name="_37_5">n</text:span><text:span text:style-name="_31_2">a</text:span><text:span text:style-name="_33_5">t</text:span><text:span text:style-name="_36_4">e</text:span><text:span text:style-name="_31_"> </text:span><text:span text:style-name="_34_3">a</text:span><text:span text:style-name="_36_8">n</text:span><text:span text:style-name="_31_9">y</text:span><text:span text:style-name="_35_0">t</text:span><text:span text:style-name="_36_7">h</text:span><text:span text:style-name="_32_3">i</text:span><text:span text:style-name="_33_2">n</text:span><text:span text:style-name="_35_7">g</text:span><text:span text:style-name="_31_2">.</text:span><text:span text:style-name="_32_6"> </text:span><text:span text:style-name="_37_5">I</text:span><text:span text:style-name="_38_">t</text:span><text:span text:style-name="_32_6"> </text:span><text:span text:style-name="_36_8">c</text:span><text:span text:style-name="_32_2">a</text:span><text:span text:style-name="_35_0">n</text:span><text:span text:style-name="_35_1"> </text:span><text:span text:style-name="_32_5">d</text:span><text:span text:style-name="_33_4">o</text:span><text:span text:style-name="_35_1"> </text:span><text:span text:style-name="_38_">w</text:span><text:span text:style-name="_35_0">h</text:span><text:span text:style-name="_37_0">a</text:span><text:span text:style-name="_31_5">t</text:span><text:span text:style-name="_34_7">e</text:span><text:span text:style-name="_36_7">v</text:span><text:span text:style-name="_32_4">e</text:span><text:span text:style-name="_34_2">r</text:span><text:span text:style-name="_35_1"> </text:span><text:span text:style-name="_31_4">w</text:span><text:span text:style-name="_33_8">e</text:span><text:span text:style-name="_35_1"> </text:span><text:span text:style-name="_31_3">k</text:span><text:span text:style-name="_34_0">n</text:span><text:span text:style-name="_36_4">o</text:span><text:span text:style-name="_31_2">w</text:span><text:span text:style-name="_32_6"> </text:span><text:span text:style-name="_35_9">h</text:span><text:span text:style-name="_31_3">o</text:span><text:span text:style-name="_35_0">w</text:span><text:span text:style-name="_35_1"> </text:span><text:span text:style-name="_32_2">t</text:span><text:span text:style-name="_35_0">o</text:span><text:span text:style-name="_35_1"> </text:span><text:span text:style-name="_31_8">o</text:span><text:span text:style-name="_33_4">r</text:span><text:span text:style-name="_37_2">d</text:span><text:span text:style-name="_32_3">e</text:span><text:span text:style-name="_34_4">r</text:span><text:span text:style-name="_35_1"> </text:span><text:span text:style-name="_31_5">i</text:span><text:span text:style-name="_34_5">t</text:span><text:span text:style-name="_35_1"> </text:span><text:span text:style-name="_38_">t</text:span><text:span text:style-name="_33_9">o</text:span><text:span text:style-name="_35_1"> </text:span><text:span text:style-name="_32_4">p</text:span><text:span text:style-name="_33_7">e</text:span><text:span text:style-name="_36_9">r</text:span><text:span text:style-name="_32_3">f</text:span><text:span text:style-name="_34_8">o</text:span><text:span text:style-name="_37_5">r</text:span><text:span text:style-name="_39_">m</text:span><text:span text:style-name="_33_2">"</text:span><text:span text:style-name="_35_1"> </text:span><text:span text:style-name="_31_4">(</text:span><text:span text:style-name="_34_7">h</text:span><text:span text:style-name="_36_0">e</text:span><text:span text:style-name="_32_0">r</text:span><text:span text:style-name="_32_6"> </text:span><text:span text:style-name="_36_0">i</text:span><text:span text:style-name="_31_7">t</text:span><text:span text:style-name="_34_5">a</text:span><text:span text:style-name="_37_3">l</text:span><text:span text:style-name="_32_3">i</text:span><text:span text:style-name="_35_0">c</text:span><text:span text:style-name="_36_5">s</text:span><text:span text:style-name="_31_7">)</text:span><text:span text:style-name="_34_9">.</text:span><text:span text:style-name="_35_1"> </text:span><text:span text:style-name="_32_4">T</text:span><text:span text:style-name="_33_7">h</text:span><text:span text:style-name="_37_5">i</text:span><text:span text:style-name="_31_9">s</text:span><text:span text:style-name="_32_6"> </text:span><text:span text:style-name="_36_8">s</text:span><text:span text:style-name="_31_3">t</text:span><text:span text:style-name="_33_8">a</text:span><text:span text:style-name="_37_3">t</text:span><text:span text:style-name="_31_4">e</text:span><text:span text:style-name="_34_9">m</text:span><text:span text:style-name="_37_3">e</text:span><text:span text:style-name="_39_">n</text:span><text:span text:style-name="_35_0">t</text:span><text:span text:style-name="_35_1"> </text:span><text:span text:style-name="_31_2">i</text:span><text:span text:style-name="_34_8">s</text:span><text:span text:style-name="_35_1"> </text:span><text:span text:style-name="_39_">q</text:span><text:span text:style-name="_34_0">u</text:span><text:span text:style-name="_36_8">o</text:span><text:span text:style-name="_32_0">t</text:span><text:span text:style-name="_34_2">e</text:span><text:span text:style-name="_35_9">d</text:span><text:span text:style-name="_31_"> </text:span><text:span text:style-name="_34_5">b</text:span><text:span text:style-name="_35_9">y</text:span><text:span text:style-name="_31_"> </text:span><text:span text:style-name="_34_9">H</text:span><text:span text:style-name="_37_3">a</text:span><text:span text:style-name="_32_4">r</text:span><text:span text:style-name="_33_2">t</text:span><text:span text:style-name="_37_0">r</text:span><text:span text:style-name="_32_4">e</text:span><text:span text:style-name="_33_9">e</text:span><text:span text:style-name="_35_1"> </text:span><text:span text:style-name="_31_4">(</text:span><text:span text:style-name="_32_6"> </text:span><text:span text:style-name="_36_0">1</text:span><text:span text:style-name="_31_3">9</text:span><text:span text:style-name="_33_4">4</text:span><text:span text:style-name="_35_8">9</text:span><text:span text:style-name="_32_3">)</text:span><text:span text:style-name="_32_6"> </text:span><text:span text:style-name="_36_2">w</text:span><text:span text:style-name="_32_5">h</text:span><text:span text:style-name="_33_2">o</text:span><text:span text:style-name="_35_1"> </text:span><text:span text:style-name="_31_4">a</text:span><text:span text:style-name="_33_8">d</text:span><text:span text:style-name="_36_2">d</text:span><text:span text:style-name="_31_4">s</text:span><text:span text:style-name="_33_8">:</text:span><text:span text:style-name="_35_1"> </text:span><text:span text:style-name="_31_9">"</text:span><text:span text:style-name="_34_8">T</text:span><text:span text:style-name="_36_3">h</text:span><text:span text:style-name="_38_">i</text:span><text:span text:style-name="_34_9">s</text:span><text:span text:style-name="_35_1"> </text:span><text:span text:style-name="_37_">d</text:span><text:span text:style-name="_33_7">o</text:span><text:span text:style-name="_37_3">e</text:span><text:span text:style-name="_32_4">s</text:span><text:span text:style-name="_32_6"> </text:span><text:span text:style-name="_35_8">n</text:span><text:span text:style-name="_37_">o</text:span><text:span text:style-name="_33_8">t</text:span><text:span text:style-name="_35_1"> </text:span><text:span text:style-name="_32_4">i</text:span><text:span text:style-name="_34_9">m</text:span><text:span text:style-name="_37_2">p</text:span><text:span text:style-name="_32_3">l</text:span><text:span text:style-name="_34_8">y</text:span><text:span text:style-name="_35_1"> </text:span><text:span text:style-name="_32_2">t</text:span><text:span text:style-name="_34_0">h</text:span><text:span text:style-name="_37_3">a</text:span><text:span text:style-name="_32_4">t</text:span><text:span text:style-name="_32_6"> </text:span><text:span text:style-name="_37_5">i</text:span><text:span text:style-name="_38_">t</text:span><text:span text:style-name="_32_6"> </text:span><text:span text:style-name="_36_2">m</text:span><text:span text:style-name="_31_9">a</text:span><text:span text:style-name="_34_5">y</text:span><text:span text:style-name="_35_1"> </text:span><text:span text:style-name="_39_">n</text:span><text:span text:style-name="_33_2">o</text:span><text:span text:style-name="_36_0">t</text:span><text:span text:style-name="_31_"> </text:span><text:span text:style-name="_33_3">b</text:span><text:span text:style-name="_36_7">e</text:span><text:span text:style-name="_31_"> </text:span><text:span text:style-name="_34_5">p</text:span><text:span text:style-name="_35_8">o</text:span><text:span text:style-name="_37_">s</text:span><text:span text:style-name="_33_2">s</text:span><text:span text:style-name="_35_9">i</text:span><text:span text:style-name="_31_4">b</text:span><text:span text:style-name="_34_9">l</text:span><text:span text:style-name="_37_0">e</text:span><text:span text:style-name="_31_"> </text:span><text:span text:style-name="_33_9">t</text:span><text:span text:style-name="_35_7">o</text:span><text:span text:style-name="_31_"> </text:span><text:span text:style-name="_35_0">c</text:span><text:span text:style-name="_35_7">o</text:span><text:span text:style-name="_31_8">n</text:span><text:span text:style-name="_34_5">s</text:span><text:span text:style-name="_37_0">t</text:span><text:span text:style-name="_32_2">r</text:span><text:span text:style-name="_33_4">u</text:span><text:span text:style-name="_37_5">c</text:span><text:span text:style-name="_31_8">t</text:span><text:span text:style-name="_32_6"> </text:span><text:span text:style-name="_37_5">e</text:span><text:span text:style-name="_32_0">l</text:span><text:span text:style-name="_33_7">e</text:span><text:span text:style-name="_37_3">c</text:span><text:span text:style-name="_31_4">t</text:span><text:span text:style-name="_33_8">r</text:span><text:span text:style-name="_36_0">o</text:span><text:span text:style-name="_32_4">n</text:span><text:span text:style-name="_33_4">i</text:span><text:span text:style-name="_37_3">c</text:span><text:span text:style-name="_31_"> </text:span><text:span text:style-name="_34_9">e</text:span><text:span text:style-name="_35_9">q</text:span><text:span text:style-name="_32_5">u</text:span><text:span text:style-name="_34_9">i</text:span><text:span text:style-name="_35_9">p</text:span><text:span text:style-name="_31_0">m</text:span><text:span text:style-name="_34_4">e</text:span><text:span text:style-name="_36_2">n</text:span><text:span text:style-name="_31_3">t</text:span><text:span text:style-name="_32_6"> </text:span><text:span text:style-name="_37_4">w</text:span><text:span text:style-name="_31_9">h</text:span><text:span text:style-name="_34_0">i</text:span><text:span text:style-name="_36_0">c</text:span><text:span text:style-name="_31_9">h</text:span><text:span text:style-name="_32_6"> </text:span><text:span text:style-name="_37_4">w</text:span><text:span text:style-name="_31_0">i</text:span><text:span text:style-name="_35_0">l</text:span><text:span text:style-name="_36_3">l</text:span><text:span text:style-name="_31_"> </text:span><text:span text:style-name="_34_5">'</text:span><text:span text:style-name="_37_4">t</text:span><text:span text:style-name="_31_9">h</text:span><text:span text:style-name="_33_7">i</text:span><text:span text:style-name="_37_4">n</text:span><text:span text:style-name="_31_4">k</text:span><text:span text:style-name="_32_6"> </text:span><text:span text:style-name="_35_9">f</text:span><text:span text:style-name="_38_">o</text:span><text:span text:style-name="_35_0">r</text:span><text:span text:style-name="_35_1"> </text:span><text:span text:style-name="_31_7">i</text:span><text:span text:style-name="_33_3">t</text:span><text:span text:style-name="_37_5">s</text:span><text:span text:style-name="_32_4">e</text:span><text:span text:style-name="_33_3">l</text:span><text:span text:style-name="_36_8">f</text:span><text:span text:style-name="_31_2">,</text:span><text:span text:style-name="_35_0">'</text:span><text:span text:style-name="_35_1"> </text:span><text:span text:style-name="_38_">o</text:span><text:span text:style-name="_33_9">r</text:span><text:span text:style-name="_35_1"> </text:span><text:span text:style-name="_31_9">i</text:span><text:span text:style-name="_33_4">n</text:span><text:span text:style-name="_35_1"> </text:span><text:span text:style-name="_31_9">w</text:span><text:span text:style-name="_34_3">h</text:span><text:span text:style-name="_35_7">i</text:span><text:span text:style-name="_32_0">c</text:span><text:span text:style-name="_33_5">h</text:span><text:span text:style-name="_36_2">,</text:span><text:span text:style-name="_31_"> </text:span><text:span text:style-name="_33_9">i</text:span><text:span text:style-name="_37_4">n</text:span><text:span text:style-name="_31_"> </text:span><text:span text:style-name="_34_0">b</text:span><text:span text:style-name="_36_9">i</text:span><text:span text:style-name="_32_4">o</text:span><text:span text:style-name="_34_8">l</text:span><text:span text:style-name="_37_4">o</text:span><text:span text:style-name="_31_3">g</text:span><text:span text:style-name="_34_4">i</text:span><text:span text:style-name="_36_5">c</text:span><text:span text:style-name="_31_4">a</text:span><text:span text:style-name="_33_9">l</text:span><text:span text:style-name="_35_1"> </text:span><text:span text:style-name="_31_3">t</text:span><text:span text:style-name="_33_2">e</text:span><text:span text:style-name="_37_0">r</text:span><text:span text:style-name="_31_4">m</text:span><text:span text:style-name="_33_2">s</text:span><text:span text:style-name="_35_7">,</text:span><text:span text:style-name="_31_"> </text:span><text:span text:style-name="_33_3">o</text:span><text:span text:style-name="_36_7">n</text:span><text:span text:style-name="_32_4">e</text:span><text:span text:style-name="_32_6"> </text:span><text:span text:style-name="_37_0">c</text:span><text:span text:style-name="_31_5">o</text:span><text:span text:style-name="_34_9">u</text:span><text:span text:style-name="_37_0">l</text:span><text:span text:style-name="_32_2">d</text:span><text:span text:style-name="_32_6"> </text:span><text:span text:style-name="_37_2">s</text:span><text:span text:style-name="_31_8">e</text:span><text:span text:style-name="_33_7">t</text:span><text:span text:style-name="_35_1"> </text:span><text:span text:style-name="_31_2">u</text:span><text:span text:style-name="_35_0">p</text:span><text:span text:style-name="_35_1"> </text:span><text:span text:style-name="_31_0">a</text:span><text:span text:style-name="_32_6"> </text:span><text:span text:style-name="_37_4">c</text:span><text:span text:style-name="_31_8">o</text:span><text:span text:style-name="_35_0">n</text:span><text:span text:style-name="_37_3">d</text:span><text:span text:style-name="_38_">i</text:span><text:span text:style-name="_33_9">t</text:span><text:span text:style-name="_36_9">i</text:span><text:span text:style-name="_31_9">o</text:span><text:span text:style-name="_33_5">n</text:span><text:span text:style-name="_36_9">e</text:span><text:span text:style-name="_31_8">d</text:span><text:span text:style-name="_32_6"> </text:span><text:span text:style-name="_35_9">r</text:span><text:span text:style-name="_32_3">e</text:span><text:span text:style-name="_33_2">f</text:span><text:span text:style-name="_37_3">l</text:span><text:span text:style-name="_31_8">e</text:span><text:span text:style-name="_33_7">x</text:span><text:span text:style-name="_36_2">,</text:span><text:span text:style-name="_31_"> </text:span><text:span text:style-name="_33_9">w</text:span><text:span text:style-name="_36_3">h</text:span><text:span text:style-name="_32_4">i</text:span><text:span text:style-name="_33_9">c</text:span><text:span text:style-name="_36_8">h</text:span><text:span text:style-name="_31_"> </text:span><text:span text:style-name="_33_3">w</text:span><text:span text:style-name="_37_2">o</text:span><text:span text:style-name="_32_3">u</text:span><text:span text:style-name="_34_7">l</text:span><text:span text:style-name="_36_2">d</text:span><text:span text:style-name="_31_"> </text:span><text:span text:style-name="_34_4">s</text:span><text:span text:style-name="_36_9">e</text:span><text:span text:style-name="_31_8">r</text:span><text:span text:style-name="_33_7">v</text:span><text:span text:style-name="_36_2">e</text:span><text:span text:style-name="_31_"> </text:span><text:span text:style-name="_35_0">a</text:span><text:span text:style-name="_35_9">s</text:span><text:span text:style-name="_31_"> </text:span><text:span text:style-name="_33_9">a</text:span><text:span text:style-name="_35_1"> </text:span><text:span text:style-name="_32_2">b</text:span><text:span text:style-name="_34_9">a</text:span><text:span text:style-name="_36_5">s</text:span><text:span text:style-name="_31_3">i</text:span><text:span text:style-name="_34_2">s</text:span><text:span text:style-name="_35_1"> </text:span><text:span text:style-name="_31_7">f</text:span><text:span text:style-name="_33_7">o</text:span><text:span text:style-name="_36_2">r</text:span><text:span text:style-name="_31_"> </text:span><text:span text:style-name="_34_7">'</text:span><text:span text:style-name="_36_3">l</text:span><text:span text:style-name="_31_4">e</text:span><text:span text:style-name="_33_5">a</text:span><text:span text:style-name="_36_2">r</text:span><text:span text:style-name="_31_2">n</text:span><text:span text:style-name="_33_7">i</text:span><text:span text:style-name="_36_7">n</text:span><text:span text:style-name="_31_2">g</text:span><text:span text:style-name="_34_0">.</text:span><text:span text:style-name="_35_7">'</text:span><text:span text:style-name="_31_"> </text:span><text:span text:style-name="_33_5">W</text:span><text:span text:style-name="_36_8">h</text:span><text:span text:style-name="_31_8">e</text:span><text:span text:style-name="_34_4">t</text:span><text:span text:style-name="_36_0">h</text:span><text:span text:style-name="_32_0">e</text:span><text:span text:style-name="_33_3">r</text:span><text:span text:style-name="_35_1"> </text:span><text:span text:style-name="_37_">t</text:span><text:span text:style-name="_33_4">h</text:span><text:span text:style-name="_36_7">i</text:span><text:span text:style-name="_31_2">s</text:span><text:span text:style-name="_32_6"> </text:span><text:span text:style-name="_37_2">i</text:span><text:span text:style-name="_37_">s</text:span><text:span text:style-name="_32_6"> </text:span><text:span text:style-name="_36_0">p</text:span><text:span text:style-name="_39_">o</text:span><text:span text:style-name="_33_2">s</text:span><text:span text:style-name="_36_0">s</text:span><text:span text:style-name="_32_2">i</text:span><text:span text:style-name="_33_8">b</text:span><text:span text:style-name="_37_2">l</text:span><text:span text:style-name="_32_0">e</text:span><text:span text:style-name="_32_6"> </text:span><text:span text:style-name="_37_2">i</text:span><text:span text:style-name="_37_">n</text:span><text:span text:style-name="_32_6"> </text:span><text:span text:style-name="_35_7">p</text:span><text:span text:style-name="_31_8">r</text:span><text:span text:style-name="_33_2">i</text:span><text:span text:style-name="_36_4">n</text:span><text:span text:style-name="_31_0">c</text:span><text:span text:style-name="_33_9">i</text:span><text:span text:style-name="_37_4">p</text:span><text:span text:style-name="_32_4">l</text:span><text:span text:style-name="_34_9">e</text:span><text:span text:style-name="_35_1"> </text:span><text:span text:style-name="_31_5">o</text:span><text:span text:style-name="_35_0">r</text:span><text:span text:style-name="_35_1"> </text:span><text:span text:style-name="_31_0">n</text:span><text:span text:style-name="_35_0">o</text:span><text:span text:style-name="_36_0">t</text:span><text:span text:style-name="_31_"> </text:span><text:span text:style-name="_33_3">i</text:span><text:span text:style-name="_37_5">s</text:span><text:span text:style-name="_31_"> </text:span><text:span text:style-name="_33_7">a</text:span><text:span text:style-name="_35_1"> </text:span><text:span text:style-name="_37_">s</text:span><text:span text:style-name="_35_0">t</text:span><text:span text:style-name="_37_2">i</text:span><text:span text:style-name="_32_0">m</text:span><text:span text:style-name="_33_2">u</text:span><text:span text:style-name="_36_8">l</text:span><text:span text:style-name="_37_">a</text:span><text:span text:style-name="_34_0">t</text:span><text:span text:style-name="_36_2">i</text:span><text:span text:style-name="_32_0">n</text:span><text:span text:style-name="_34_3">g</text:span><text:span text:style-name="_35_1"> </text:span><text:span text:style-name="_31_9">a</text:span><text:span text:style-name="_34_7">n</text:span><text:span text:style-name="_36_2">d</text:span><text:span text:style-name="_31_"> </text:span><text:span text:style-name="_33_7">e</text:span><text:span text:style-name="_36_5">x</text:span><text:span text:style-name="_38_">c</text:span><text:span text:style-name="_34_7">i</text:span><text:span text:style-name="_37_3">t</text:span><text:span text:style-name="_32_5">i</text:span><text:span text:style-name="_33_2">n</text:span><text:span text:style-name="_36_0">g</text:span><text:span text:style-name="_31_"> </text:span><text:span text:style-name="_34_8">q</text:span><text:span text:style-name="_36_8">u</text:span><text:span text:style-name="_32_4">e</text:span><text:span text:style-name="_34_2">s</text:span><text:span text:style-name="_35_8">t</text:span><text:span text:style-name="_32_3">i</text:span><text:span text:style-name="_34_9">o</text:span><text:span text:style-name="_35_7">n</text:span><text:span text:style-name="_31_2">,</text:span><text:span text:style-name="_32_6"> </text:span><text:span text:style-name="_36_3">s</text:span><text:span text:style-name="_39_">u</text:span><text:span text:style-name="_34_5">g</text:span><text:span text:style-name="_37_2">g</text:span><text:span text:style-name="_31_8">e</text:span><text:span text:style-name="_34_3">s</text:span><text:span text:style-name="_36_8">t</text:span><text:span text:style-name="_31_7">e</text:span><text:span text:style-name="_33_5">d</text:span><text:span text:style-name="_35_1"> </text:span><text:span text:style-name="_32_3">b</text:span><text:span text:style-name="_33_5">y</text:span><text:span text:style-name="_35_1"> </text:span><text:span text:style-name="_32_3">s</text:span><text:span text:style-name="_34_5">o</text:span><text:span text:style-name="_36_9">m</text:span><text:span text:style-name="_31_0">e</text:span><text:span text:style-name="_32_6"> </text:span><text:span text:style-name="_36_5">o</text:span><text:span text:style-name="_31_7">f</text:span><text:span text:style-name="_32_6"> </text:span><text:span text:style-name="_37_3">t</text:span><text:span text:style-name="_38_">h</text:span><text:span text:style-name="_35_0">e</text:span><text:span text:style-name="_36_3">s</text:span><text:span text:style-name="_31_0">e</text:span><text:span text:style-name="_32_6"> </text:span><text:span text:style-name="_37_5">r</text:span><text:span text:style-name="_32_3">e</text:span><text:span text:style-name="_35_0">c</text:span><text:span text:style-name="_35_8">e</text:span><text:span text:style-name="_37_">n</text:span><text:span text:style-name="_33_5">t</text:span><text:span text:style-name="_35_1"> </text:span><text:span text:style-name="_31_8">d</text:span><text:span text:style-name="_33_7">e</text:span><text:span text:style-name="_37_2">v</text:span><text:span text:style-name="_31_0">e</text:span><text:span text:style-name="_33_7">l</text:span><text:span text:style-name="_36_9">o</text:span><text:span text:style-name="_32_4">p</text:span><text:span text:style-name="_33_8">m</text:span><text:span text:style-name="_35_8">e</text:span><text:span text:style-name="_31_7">n</text:span><text:span text:style-name="_33_9">t</text:span><text:span text:style-name="_35_7">s</text:span><text:span text:style-name="_31_"> </text:span><text:span text:style-name="_34_7">B</text:span><text:span text:style-name="_35_9">u</text:span><text:span text:style-name="_31_3">t</text:span><text:span text:style-name="_32_6"> </text:span><text:span text:style-name="_37_2">i</text:span><text:span text:style-name="_39_">t</text:span><text:span text:style-name="_32_6"> </text:span><text:span text:style-name="_36_3">d</text:span><text:span text:style-name="_31_3">i</text:span><text:span text:style-name="_34_4">d</text:span><text:span text:style-name="_35_1"> </text:span><text:span text:style-name="_31_5">n</text:span><text:span text:style-name="_34_3">o</text:span><text:span text:style-name="_36_5">t</text:span><text:span text:style-name="_31_"> </text:span><text:span text:style-name="_33_5">s</text:span><text:span text:style-name="_37_5">e</text:span><text:span text:style-name="_37_">e</text:span><text:span text:style-name="_33_3">m</text:span><text:span text:style-name="_35_1"> </text:span><text:span text:style-name="_32_4">t</text:span><text:span text:style-name="_33_9">h</text:span><text:span text:style-name="_36_2">a</text:span><text:span text:style-name="_37_">t</text:span><text:span text:style-name="_32_6"> </text:span><text:span text:style-name="_36_2">t</text:span><text:span text:style-name="_31_0">h</text:span><text:span text:style-name="_33_5">e</text:span><text:span text:style-name="_35_1"> </text:span><text:span text:style-name="_32_0">m</text:span><text:span text:style-name="_33_3">a</text:span><text:span text:style-name="_36_2">c</text:span><text:span text:style-name="_32_0">h</text:span><text:span text:style-name="_34_8">i</text:span><text:span text:style-name="_36_4">n</text:span><text:span text:style-name="_37_">e</text:span><text:span text:style-name="_34_9">s</text:span><text:span text:style-name="_35_1"> </text:span><text:span text:style-name="_38_">c</text:span><text:span text:style-name="_34_8">o</text:span><text:span text:style-name="_35_7">n</text:span><text:span text:style-name="_31_3">s</text:span><text:span text:style-name="_34_8">t</text:span><text:span text:style-name="_36_5">r</text:span><text:span text:style-name="_37_">u</text:span><text:span text:style-name="_34_0">c</text:span><text:span text:style-name="_36_5">t</text:span><text:span text:style-name="_31_0">e</text:span><text:span text:style-name="_34_5">d</text:span><text:span text:style-name="_35_1"> </text:span><text:span text:style-name="_32_0">o</text:span><text:span text:style-name="_33_5">r</text:span><text:span text:style-name="_35_1"> </text:span><text:span text:style-name="_32_3">p</text:span><text:span text:style-name="_34_5">r</text:span><text:span text:style-name="_36_7">o</text:span><text:span text:style-name="_39_">j</text:span><text:span text:style-name="_33_9">e</text:span><text:span text:style-name="_36_7">c</text:span><text:span text:style-name="_31_4">t</text:span><text:span text:style-name="_34_4">e</text:span><text:span text:style-name="_36_3">d</text:span><text:span text:style-name="_31_"> </text:span><text:span text:style-name="_34_8">a</text:span><text:span text:style-name="_35_9">t</text:span><text:span text:style-name="_31_"> </text:span><text:span text:style-name="_33_3">t</text:span><text:span text:style-name="_36_9">h</text:span><text:span text:style-name="_37_">e</text:span><text:span text:style-name="_32_6"> </text:span><text:span text:style-name="_36_2">t</text:span><text:span text:style-name="_31_4">i</text:span><text:span text:style-name="_34_5">m</text:span><text:span text:style-name="_37_5">e</text:span><text:span text:style-name="_31_"> </text:span><text:span text:style-name="_34_9">h</text:span><text:span text:style-name="_35_7">a</text:span><text:span text:style-name="_32_3">d</text:span><text:span text:style-name="_32_6"> </text:span><text:span text:style-name="_36_3">t</text:span><text:span text:style-name="_32_4">h</text:span><text:span text:style-name="_33_7">i</text:span><text:span text:style-name="_36_9">s</text:span><text:span text:style-name="_31_"> </text:span><text:span text:style-name="_33_4">p</text:span><text:span text:style-name="_36_0">r</text:span><text:span text:style-name="_31_2">o</text:span><text:span text:style-name="_33_3">p</text:span><text:span text:style-name="_36_7">e</text:span><text:span text:style-name="_38_">r</text:span><text:span text:style-name="_34_4">t</text:span><text:span text:style-name="_36_0">y</text:span><text:span text:style-name="_32_3">.</text:span><text:span text:style-name="_33_2">"</text:span></text:p>
      <text:p text:style-name="P1"><text:span text:style-name="_32_4">I</text:span><text:span text:style-name="_32_6"> </text:span><text:span text:style-name="_35_7">a</text:span><text:span text:style-name="_32_2">m</text:span><text:span text:style-name="_32_6"> </text:span><text:span text:style-name="_36_0">i</text:span><text:span text:style-name="_32_3">n</text:span><text:span text:style-name="_32_6"> </text:span><text:span text:style-name="_35_9">t</text:span><text:span text:style-name="_32_5">h</text:span><text:span text:style-name="_34_9">o</text:span><text:span text:style-name="_36_2">r</text:span><text:span text:style-name="_37_">o</text:span><text:span text:style-name="_34_5">u</text:span><text:span text:style-name="_37_4">g</text:span><text:span text:style-name="_31_8">h</text:span><text:span text:style-name="_32_6"> </text:span><text:span text:style-name="_35_9">a</text:span><text:span text:style-name="_31_2">g</text:span><text:span text:style-name="_34_4">r</text:span><text:span text:style-name="_36_5">e</text:span><text:span text:style-name="_31_3">e</text:span><text:span text:style-name="_33_8">m</text:span><text:span text:style-name="_36_8">e</text:span><text:span text:style-name="_32_0">n</text:span><text:span text:style-name="_34_0">t</text:span><text:span text:style-name="_35_1"> </text:span><text:span text:style-name="_32_5">w</text:span><text:span text:style-name="_34_2">i</text:span><text:span text:style-name="_36_3">t</text:span><text:span text:style-name="_31_5">h</text:span><text:span text:style-name="_32_6"> </text:span><text:span text:style-name="_35_7">H</text:span><text:span text:style-name="_32_5">a</text:span><text:span text:style-name="_33_4">r</text:span><text:span text:style-name="_37_3">t</text:span><text:span text:style-name="_32_2">r</text:span><text:span text:style-name="_34_5">e</text:span><text:span text:style-name="_36_3">e</text:span><text:span text:style-name="_31_"> </text:span><text:span text:style-name="_33_3">o</text:span><text:span text:style-name="_36_3">v</text:span><text:span text:style-name="_32_0">e</text:span><text:span text:style-name="_33_9">r</text:span><text:span text:style-name="_35_1"> </text:span><text:span text:style-name="_31_5">t</text:span><text:span text:style-name="_33_4">h</text:span><text:span text:style-name="_36_8">i</text:span><text:span text:style-name="_31_8">s</text:span><text:span text:style-name="_33_5">.</text:span><text:span text:style-name="_35_1"> </text:span><text:span text:style-name="_31_5">I</text:span><text:span text:style-name="_34_2">t</text:span><text:span text:style-name="_35_1"> </text:span><text:span text:style-name="_39_">w</text:span><text:span text:style-name="_33_4">i</text:span><text:span text:style-name="_35_7">l</text:span><text:span text:style-name="_32_2">l</text:span><text:span text:style-name="_32_6"> </text:span><text:span text:style-name="_35_7">b</text:span><text:span text:style-name="_32_3">e</text:span><text:span text:style-name="_32_6"> </text:span><text:span text:style-name="_36_3">n</text:span><text:span text:style-name="_31_5">o</text:span><text:span text:style-name="_34_5">t</text:span><text:span text:style-name="_37_3">i</text:span><text:span text:style-name="_31_2">c</text:span><text:span text:style-name="_33_9">e</text:span><text:span text:style-name="_35_9">d</text:span><text:span text:style-name="_31_"> </text:span><text:span text:style-name="_34_9">t</text:span><text:span text:style-name="_36_5">h</text:span><text:span text:style-name="_32_2">a</text:span><text:span text:style-name="_33_7">t</text:span><text:span text:style-name="_35_1"> </text:span><text:span text:style-name="_31_3">h</text:span><text:span text:style-name="_34_9">e</text:span><text:span text:style-name="_35_1"> </text:span><text:span text:style-name="_37_">d</text:span><text:span text:style-name="_33_3">o</text:span><text:span text:style-name="_37_3">e</text:span><text:span text:style-name="_31_3">s</text:span><text:span text:style-name="_32_6"> </text:span><text:span text:style-name="_36_4">n</text:span><text:span text:style-name="_31_4">o</text:span><text:span text:style-name="_34_2">t</text:span><text:span text:style-name="_35_1"> </text:span><text:span text:style-name="_31_0">a</text:span><text:span text:style-name="_34_3">s</text:span><text:span text:style-name="_35_8">s</text:span><text:span text:style-name="_32_0">e</text:span><text:span text:style-name="_34_5">r</text:span><text:span text:style-name="_36_7">t</text:span><text:span text:style-name="_31_"> </text:span><text:span text:style-name="_34_0">t</text:span><text:span text:style-name="_36_3">h</text:span><text:span text:style-name="_32_3">a</text:span><text:span text:style-name="_34_5">t</text:span><text:span text:style-name="_35_1"> </text:span><text:span text:style-name="_37_">t</text:span><text:span text:style-name="_33_9">h</text:span><text:span text:style-name="_37_4">e</text:span><text:span text:style-name="_31_"> </text:span><text:span text:style-name="_34_9">m</text:span><text:span text:style-name="_35_8">a</text:span><text:span text:style-name="_37_">c</text:span><text:span text:style-name="_34_4">h</text:span><text:span text:style-name="_35_9">i</text:span><text:span text:style-name="_39_">n</text:span><text:span text:style-name="_34_5">e</text:span><text:span text:style-name="_36_3">s</text:span><text:span text:style-name="_31_"> </text:span><text:span text:style-name="_34_8">i</text:span><text:span text:style-name="_36_9">n</text:span><text:span text:style-name="_31_"> </text:span><text:span text:style-name="_34_4">q</text:span><text:span text:style-name="_36_3">u</text:span><text:span text:style-name="_31_8">e</text:span><text:span text:style-name="_34_9">s</text:span><text:span text:style-name="_36_9">t</text:span><text:span text:style-name="_31_8">i</text:span><text:span text:style-name="_33_3">o</text:span><text:span text:style-name="_35_7">n</text:span><text:span text:style-name="_31_"> </text:span><text:span text:style-name="_34_7">h</text:span><text:span text:style-name="_37_2">a</text:span><text:span text:style-name="_38_">d</text:span><text:span text:style-name="_32_6"> </text:span><text:span text:style-name="_35_8">n</text:span><text:span text:style-name="_31_0">o</text:span><text:span text:style-name="_34_7">t</text:span><text:span text:style-name="_35_1"> </text:span><text:span text:style-name="_39_">g</text:span><text:span text:style-name="_34_4">o</text:span><text:span text:style-name="_37_4">t</text:span><text:span text:style-name="_31_"> </text:span><text:span text:style-name="_33_2">t</text:span><text:span text:style-name="_36_8">h</text:span><text:span text:style-name="_31_9">e</text:span><text:span text:style-name="_32_6"> </text:span><text:span text:style-name="_35_9">p</text:span><text:span text:style-name="_39_">r</text:span><text:span text:style-name="_33_5">o</text:span><text:span text:style-name="_35_8">p</text:span><text:span text:style-name="_38_">e</text:span><text:span text:style-name="_33_8">r</text:span><text:span text:style-name="_36_7">t</text:span><text:span text:style-name="_32_0">y</text:span><text:span text:style-name="_34_3">,</text:span><text:span text:style-name="_35_1"> </text:span><text:span text:style-name="_31_7">b</text:span><text:span text:style-name="_34_4">u</text:span><text:span text:style-name="_36_7">t</text:span><text:span text:style-name="_31_"> </text:span><text:span text:style-name="_33_8">r</text:span><text:span text:style-name="_35_9">a</text:span><text:span text:style-name="_37_">t</text:span><text:span text:style-name="_34_8">h</text:span><text:span text:style-name="_36_2">e</text:span><text:span text:style-name="_37_">r</text:span><text:span text:style-name="_32_6"> </text:span><text:span text:style-name="_37_5">t</text:span><text:span text:style-name="_32_2">h</text:span><text:span text:style-name="_34_8">a</text:span><text:span text:style-name="_37_3">t</text:span><text:span text:style-name="_31_"> </text:span><text:span text:style-name="_33_9">t</text:span><text:span text:style-name="_37_0">h</text:span><text:span text:style-name="_31_9">e</text:span><text:span text:style-name="_32_6"> </text:span><text:span text:style-name="_37_3">e</text:span><text:span text:style-name="_31_0">v</text:span><text:span text:style-name="_33_3">i</text:span><text:span text:style-name="_36_4">d</text:span><text:span text:style-name="_31_8">e</text:span><text:span text:style-name="_33_3">n</text:span><text:span text:style-name="_36_3">c</text:span><text:span text:style-name="_31_0">e</text:span><text:span text:style-name="_32_6"> </text:span><text:span text:style-name="_36_4">a</text:span><text:span text:style-name="_32_2">v</text:span><text:span text:style-name="_34_0">a</text:span><text:span text:style-name="_36_4">i</text:span><text:span text:style-name="_37_">l</text:span><text:span text:style-name="_33_8">a</text:span><text:span text:style-name="_37_4">b</text:span><text:span text:style-name="_32_4">l</text:span><text:span text:style-name="_33_2">e</text:span><text:span text:style-name="_35_1"> </text:span><text:span text:style-name="_38_">t</text:span><text:span text:style-name="_34_0">o</text:span><text:span text:style-name="_35_1"> </text:span><text:span text:style-name="_32_2">L</text:span><text:span text:style-name="_33_9">a</text:span><text:span text:style-name="_35_9">d</text:span><text:span text:style-name="_31_8">y</text:span><text:span text:style-name="_32_6"> </text:span><text:span text:style-name="_36_0">L</text:span><text:span text:style-name="_31_5">o</text:span><text:span text:style-name="_34_7">v</text:span><text:span text:style-name="_36_9">e</text:span><text:span text:style-name="_31_9">l</text:span><text:span text:style-name="_34_4">a</text:span><text:span text:style-name="_37_2">c</text:span><text:span text:style-name="_38_">e</text:span><text:span text:style-name="_32_6"> </text:span><text:span text:style-name="_37_0">d</text:span><text:span text:style-name="_31_9">i</text:span><text:span text:style-name="_33_9">d</text:span><text:span text:style-name="_35_1"> </text:span><text:span text:style-name="_31_8">n</text:span><text:span text:style-name="_34_7">o</text:span><text:span text:style-name="_35_8">t</text:span><text:span text:style-name="_31_"> </text:span><text:span text:style-name="_34_0">e</text:span><text:span text:style-name="_35_9">n</text:span><text:span text:style-name="_31_5">c</text:span><text:span text:style-name="_34_2">o</text:span><text:span text:style-name="_36_7">u</text:span><text:span text:style-name="_31_3">r</text:span><text:span text:style-name="_34_2">a</text:span><text:span text:style-name="_35_9">g</text:span><text:span text:style-name="_31_9">e</text:span><text:span text:style-name="_32_6"> </text:span><text:span text:style-name="_35_8">h</text:span><text:span text:style-name="_32_0">e</text:span><text:span text:style-name="_33_3">r</text:span><text:span text:style-name="_35_1"> </text:span><text:span text:style-name="_39_">t</text:span><text:span text:style-name="_34_2">o</text:span><text:span text:style-name="_35_1"> </text:span><text:span text:style-name="_39_">b</text:span><text:span text:style-name="_33_5">e</text:span><text:span text:style-name="_36_3">l</text:span><text:span text:style-name="_32_5">i</text:span><text:span text:style-name="_33_2">e</text:span><text:span text:style-name="_36_3">v</text:span><text:span text:style-name="_37_">e</text:span><text:span text:style-name="_32_6"> </text:span><text:span text:style-name="_37_2">t</text:span><text:span text:style-name="_32_3">h</text:span><text:span text:style-name="_34_8">a</text:span><text:span text:style-name="_35_9">t</text:span><text:span text:style-name="_31_"> </text:span><text:span text:style-name="_34_7">t</text:span><text:span text:style-name="_35_7">h</text:span><text:span text:style-name="_31_7">e</text:span><text:span text:style-name="_35_0">y</text:span><text:span text:style-name="_35_1"> </text:span><text:span text:style-name="_32_2">h</text:span><text:span text:style-name="_34_0">a</text:span><text:span text:style-name="_37_4">d</text:span><text:span text:style-name="_31_"> </text:span><text:span text:style-name="_33_7">i</text:span><text:span text:style-name="_36_2">t</text:span><text:span text:style-name="_32_5">.</text:span><text:span text:style-name="_32_6"> </text:span><text:span text:style-name="_37_4">I</text:span><text:span text:style-name="_31_5">t</text:span><text:span text:style-name="_32_6"> </text:span><text:span text:style-name="_36_0">i</text:span><text:span text:style-name="_31_5">s</text:span><text:span text:style-name="_32_6"> </text:span><text:span text:style-name="_37_2">q</text:span><text:span text:style-name="_39_">u</text:span><text:span text:style-name="_33_3">i</text:span><text:span text:style-name="_37_3">t</text:span><text:span text:style-name="_31_2">e</text:span><text:span text:style-name="_32_6"> </text:span><text:span text:style-name="_36_7">p</text:span><text:span text:style-name="_32_4">o</text:span><text:span text:style-name="_33_2">s</text:span><text:span text:style-name="_36_0">s</text:span><text:span text:style-name="_37_">i</text:span><text:span text:style-name="_33_4">b</text:span><text:span text:style-name="_37_0">l</text:span><text:span text:style-name="_31_3">e</text:span><text:span text:style-name="_32_6"> </text:span><text:span text:style-name="_36_0">t</text:span><text:span text:style-name="_39_">h</text:span><text:span text:style-name="_33_8">a</text:span><text:span text:style-name="_37_2">t</text:span><text:span text:style-name="_31_"> </text:span><text:span text:style-name="_33_3">t</text:span><text:span text:style-name="_36_5">h</text:span><text:span text:style-name="_32_2">e</text:span><text:span text:style-name="_32_6"> </text:span><text:span text:style-name="_36_4">m</text:span><text:span text:style-name="_31_3">a</text:span><text:span text:style-name="_33_4">c</text:span><text:span text:style-name="_36_7">h</text:span><text:span text:style-name="_38_">i</text:span><text:span text:style-name="_33_9">n</text:span><text:span text:style-name="_37_0">e</text:span><text:span text:style-name="_31_2">s</text:span><text:span text:style-name="_32_6"> </text:span><text:span text:style-name="_37_5">i</text:span><text:span text:style-name="_32_3">n</text:span><text:span text:style-name="_32_6"> </text:span><text:span text:style-name="_36_9">q</text:span><text:span text:style-name="_31_0">u</text:span><text:span text:style-name="_33_7">e</text:span><text:span text:style-name="_36_3">s</text:span><text:span text:style-name="_31_5">t</text:span><text:span text:style-name="_33_5">i</text:span><text:span text:style-name="_36_7">o</text:span><text:span text:style-name="_31_3">n</text:span><text:span text:style-name="_32_6"> </text:span><text:span text:style-name="_36_4">h</text:span><text:span text:style-name="_31_7">a</text:span><text:span text:style-name="_33_2">d</text:span><text:span text:style-name="_35_1"> </text:span><text:span text:style-name="_31_2">i</text:span><text:span text:style-name="_33_9">n</text:span><text:span text:style-name="_35_1"> </text:span><text:span text:style-name="_32_2">a</text:span><text:span text:style-name="_32_6"> </text:span><text:span text:style-name="_36_5">s</text:span><text:span text:style-name="_37_">e</text:span><text:span text:style-name="_34_7">n</text:span><text:span text:style-name="_36_4">s</text:span><text:span text:style-name="_32_5">e</text:span><text:span text:style-name="_32_6"> </text:span><text:span text:style-name="_35_8">g</text:span><text:span text:style-name="_31_5">o</text:span><text:span text:style-name="_35_0">t</text:span><text:span text:style-name="_35_1"> </text:span><text:span text:style-name="_31_9">t</text:span><text:span text:style-name="_33_5">h</text:span><text:span text:style-name="_37_2">i</text:span><text:span text:style-name="_31_3">s</text:span><text:span text:style-name="_32_6"> </text:span><text:span text:style-name="_36_3">p</text:span><text:span text:style-name="_32_4">r</text:span><text:span text:style-name="_34_4">o</text:span><text:span text:style-name="_36_2">p</text:span><text:span text:style-name="_32_2">e</text:span><text:span text:style-name="_34_8">r</text:span><text:span text:style-name="_37_2">t</text:span><text:span text:style-name="_31_5">y</text:span><text:span text:style-name="_33_3">.</text:span><text:span text:style-name="_35_1"> </text:span><text:span text:style-name="_31_8">F</text:span><text:span text:style-name="_33_7">o</text:span><text:span text:style-name="_35_7">r</text:span><text:span text:style-name="_31_"> </text:span><text:span text:style-name="_33_2">s</text:span><text:span text:style-name="_37_0">u</text:span><text:span text:style-name="_37_">p</text:span><text:span text:style-name="_34_3">p</text:span><text:span text:style-name="_36_3">o</text:span><text:span text:style-name="_32_5">s</text:span><text:span text:style-name="_33_3">e</text:span><text:span text:style-name="_35_1"> </text:span><text:span text:style-name="_32_2">t</text:span><text:span text:style-name="_34_0">h</text:span><text:span text:style-name="_37_0">a</text:span><text:span text:style-name="_32_0">t</text:span><text:span text:style-name="_32_6"> </text:span><text:span text:style-name="_36_3">s</text:span><text:span text:style-name="_31_0">o</text:span><text:span text:style-name="_33_4">m</text:span><text:span text:style-name="_37_5">e</text:span><text:span text:style-name="_31_"> </text:span><text:span text:style-name="_33_9">d</text:span><text:span text:style-name="_36_7">i</text:span><text:span text:style-name="_31_2">s</text:span><text:span text:style-name="_34_3">c</text:span><text:span text:style-name="_35_7">r</text:span><text:span text:style-name="_32_2">e</text:span><text:span text:style-name="_34_4">t</text:span><text:span text:style-name="_36_2">e</text:span>-<text:span text:style-name="_33_9">s</text:span><text:span text:style-name="_37_4">t</text:span><text:span text:style-name="_31_9">a</text:span><text:span text:style-name="_34_2">t</text:span><text:span text:style-name="_36_4">e</text:span><text:span text:style-name="_31_"> </text:span><text:span text:style-name="_34_9">m</text:span><text:span text:style-name="_36_4">a</text:span><text:span text:style-name="_31_9">c</text:span><text:span text:style-name="_33_3">h</text:span><text:span text:style-name="_36_8">i</text:span><text:span text:style-name="_32_2">n</text:span><text:span text:style-name="_34_2">e</text:span><text:span text:style-name="_35_1"> </text:span><text:span text:style-name="_31_7">h</text:span><text:span text:style-name="_34_2">a</text:span><text:span text:style-name="_35_8">s</text:span><text:span text:style-name="_31_"> </text:span><text:span text:style-name="_33_2">t</text:span><text:span text:style-name="_36_2">h</text:span><text:span text:style-name="_38_">e</text:span><text:span text:style-name="_32_6"> </text:span><text:span text:style-name="_36_7">p</text:span><text:span text:style-name="_39_">r</text:span><text:span text:style-name="_33_4">o</text:span><text:span text:style-name="_37_3">p</text:span><text:span text:style-name="_31_2">e</text:span><text:span text:style-name="_34_8">r</text:span><text:span text:style-name="_37_5">t</text:span><text:span text:style-name="_32_5">y</text:span><text:span text:style-name="_33_9">.</text:span><text:span text:style-name="_35_1"> </text:span><text:span text:style-name="_31_7">T</text:span><text:span text:style-name="_34_8">h</text:span><text:span text:style-name="_37_3">e</text:span><text:span text:style-name="_31_"> </text:span><text:span text:style-name="_34_0">A</text:span><text:span text:style-name="_36_0">n</text:span><text:span text:style-name="_32_0">a</text:span><text:span text:style-name="_33_9">l</text:span><text:span text:style-name="_35_9">y</text:span><text:span text:style-name="_32_5">t</text:span><text:span text:style-name="_34_4">i</text:span><text:span text:style-name="_36_3">c</text:span><text:span text:style-name="_32_3">a</text:span><text:span text:style-name="_34_2">l</text:span><text:span text:style-name="_35_1"> </text:span><text:span text:style-name="_31_5">E</text:span><text:span text:style-name="_33_4">n</text:span><text:span text:style-name="_35_8">g</text:span><text:span text:style-name="_31_4">i</text:span><text:span text:style-name="_34_4">n</text:span><text:span text:style-name="_35_9">e</text:span><text:span text:style-name="_31_"> </text:span><text:span text:style-name="_33_4">w</text:span><text:span text:style-name="_37_3">a</text:span><text:span text:style-name="_32_4">s</text:span><text:span text:style-name="_32_6"> </text:span><text:span text:style-name="_35_8">a</text:span><text:span text:style-name="_31_"> </text:span><text:span text:style-name="_34_7">u</text:span><text:span text:style-name="_36_8">n</text:span><text:span text:style-name="_32_0">i</text:span><text:span text:style-name="_34_0">v</text:span><text:span text:style-name="_37_4">e</text:span><text:span text:style-name="_32_5">r</text:span><text:span text:style-name="_33_8">s</text:span><text:span text:style-name="_37_3">a</text:span><text:span text:style-name="_31_3">l</text:span><text:span text:style-name="_32_6"> </text:span><text:span text:style-name="_36_0">d</text:span><text:span text:style-name="_31_4">i</text:span><text:span text:style-name="_35_0">g</text:span><text:span text:style-name="_37_0">i</text:span><text:span text:style-name="_31_5">t</text:span><text:span text:style-name="_34_7">a</text:span><text:span text:style-name="_36_4">l</text:span><text:span text:style-name="_31_"> </text:span><text:span text:style-name="_34_8">c</text:span><text:span text:style-name="_36_9">o</text:span><text:span text:style-name="_32_0">m</text:span><text:span text:style-name="_33_4">p</text:span><text:span text:style-name="_35_7">u</text:span><text:span text:style-name="_31_9">t</text:span><text:span text:style-name="_34_2">e</text:span><text:span text:style-name="_37_4">r</text:span><text:span text:style-name="_31_9">,</text:span><text:span text:style-name="_32_6"> </text:span><text:span text:style-name="_37_0">s</text:span><text:span text:style-name="_32_5">o</text:span><text:span text:style-name="_32_6"> </text:span><text:span text:style-name="_36_8">t</text:span><text:span text:style-name="_32_0">h</text:span><text:span text:style-name="_33_4">a</text:span><text:span text:style-name="_36_5">t</text:span><text:span text:style-name="_31_2">,</text:span><text:span text:style-name="_32_6"> </text:span><text:span text:style-name="_35_9">i</text:span><text:span text:style-name="_38_">f</text:span><text:span text:style-name="_32_6"> </text:span><text:span text:style-name="_37_5">i</text:span><text:span text:style-name="_31_9">t</text:span><text:span text:style-name="_33_8">s</text:span><text:span text:style-name="_35_1"> </text:span><text:span text:style-name="_31_4">s</text:span><text:span text:style-name="_33_8">t</text:span><text:span text:style-name="_36_4">o</text:span><text:span text:style-name="_39_">r</text:span><text:span text:style-name="_34_0">a</text:span><text:span text:style-name="_37_0">g</text:span><text:span text:style-name="_37_">e</text:span><text:span text:style-name="_32_6"> </text:span><text:span text:style-name="_36_3">c</text:span><text:span text:style-name="_31_4">a</text:span><text:span text:style-name="_33_7">p</text:span><text:span text:style-name="_36_0">a</text:span><text:span text:style-name="_31_5">c</text:span><text:span text:style-name="_33_5">i</text:span><text:span text:style-name="_36_2">t</text:span><text:span text:style-name="_31_8">y</text:span><text:span text:style-name="_32_6"> </text:span><text:span text:style-name="_37_3">a</text:span><text:span text:style-name="_31_2">n</text:span><text:span text:style-name="_34_7">d</text:span><text:span text:style-name="_35_1"> </text:span><text:span text:style-name="_32_4">s</text:span><text:span text:style-name="_34_9">p</text:span><text:span text:style-name="_35_9">e</text:span><text:span text:style-name="_32_5">e</text:span><text:span text:style-name="_34_5">d</text:span><text:span text:style-name="_35_1"> </text:span><text:span text:style-name="_31_0">w</text:span><text:span text:style-name="_34_5">e</text:span><text:span text:style-name="_35_7">r</text:span><text:span text:style-name="_32_4">e</text:span><text:span text:style-name="_32_6"> </text:span><text:span text:style-name="_37_5">a</text:span><text:span text:style-name="_32_0">d</text:span><text:span text:style-name="_34_8">e</text:span><text:span text:style-name="_35_9">q</text:span><text:span text:style-name="_31_4">u</text:span><text:span text:style-name="_33_2">a</text:span><text:span text:style-name="_35_7">t</text:span><text:span text:style-name="_38_">e</text:span><text:span text:style-name="_34_3">,</text:span><text:span text:style-name="_35_1"> </text:span><text:span text:style-name="_32_4">i</text:span><text:span text:style-name="_33_2">t</text:span><text:span text:style-name="_35_1"> </text:span><text:span text:style-name="_31_7">c</text:span><text:span text:style-name="_34_2">o</text:span><text:span text:style-name="_37_5">u</text:span><text:span text:style-name="_39_">l</text:span><text:span text:style-name="_34_2">d</text:span><text:span text:style-name="_35_1"> </text:span><text:span text:style-name="_31_3">b</text:span><text:span text:style-name="_33_2">y</text:span><text:span text:style-name="_35_1"> </text:span><text:span text:style-name="_39_">s</text:span><text:span text:style-name="_33_7">u</text:span><text:span text:style-name="_37_2">i</text:span><text:span text:style-name="_32_5">t</text:span><text:span text:style-name="_33_9">a</text:span><text:span text:style-name="_37_3">b</text:span><text:span text:style-name="_38_">l</text:span><text:span text:style-name="_34_9">e</text:span><text:span text:style-name="_35_1"> </text:span><text:span text:style-name="_31_5">p</text:span><text:span text:style-name="_34_8">r</text:span><text:span text:style-name="_37_4">o</text:span><text:span text:style-name="_32_5">g</text:span><text:span text:style-name="_34_5">r</text:span><text:span text:style-name="_35_9">a</text:span><text:span text:style-name="_31_0">m</text:span><text:span text:style-name="_34_5">m</text:span><text:span text:style-name="_36_8">i</text:span><text:span text:style-name="_32_2">n</text:span><text:span text:style-name="_34_2">g</text:span><text:span text:style-name="_35_1"> </text:span><text:span text:style-name="_31_0">b</text:span><text:span text:style-name="_33_9">e</text:span><text:span text:style-name="_35_1"> </text:span><text:span text:style-name="_31_3">m</text:span><text:span text:style-name="_33_3">a</text:span><text:span text:style-name="_37_4">d</text:span><text:span text:style-name="_31_8">e</text:span><text:span text:style-name="_32_6"> </text:span><text:span text:style-name="_35_8">t</text:span><text:span text:style-name="_32_4">o</text:span><text:span text:style-name="_32_6"> </text:span><text:span text:style-name="_37_4">m</text:span><text:span text:style-name="_31_0">i</text:span><text:span text:style-name="_34_8">m</text:span><text:span text:style-name="_36_0">i</text:span><text:span text:style-name="_31_2">c</text:span><text:span text:style-name="_32_6"> </text:span><text:span text:style-name="_36_7">t</text:span><text:span text:style-name="_31_9">h</text:span><text:span text:style-name="_35_0">e</text:span><text:span text:style-name="_35_1"> </text:span><text:span text:style-name="_31_3">m</text:span><text:span text:style-name="_34_8">a</text:span><text:span text:style-name="_36_9">c</text:span><text:span text:style-name="_31_3">h</text:span><text:span text:style-name="_34_8">i</text:span><text:span text:style-name="_36_4">n</text:span><text:span text:style-name="_32_2">e</text:span><text:span text:style-name="_32_6"> </text:span><text:span text:style-name="_36_7">i</text:span><text:span text:style-name="_31_0">n</text:span><text:span text:style-name="_32_6"> </text:span><text:span text:style-name="_35_8">q</text:span><text:span text:style-name="_37_">u</text:span><text:span text:style-name="_34_8">e</text:span><text:span text:style-name="_37_5">s</text:span><text:span text:style-name="_31_4">t</text:span><text:span text:style-name="_34_8">i</text:span><text:span text:style-name="_35_8">o</text:span><text:span text:style-name="_31_8">n</text:span><text:span text:style-name="_33_7">.</text:span><text:span text:style-name="_35_1"> </text:span><text:span text:style-name="_31_8">P</text:span><text:span text:style-name="_34_7">r</text:span><text:span text:style-name="_36_2">o</text:span><text:span text:style-name="_31_8">b</text:span><text:span text:style-name="_33_5">a</text:span><text:span text:style-name="_36_0">b</text:span><text:span text:style-name="_32_5">l</text:span><text:span text:style-name="_33_3">y</text:span><text:span text:style-name="_35_1"> </text:span><text:span text:style-name="_31_9">t</text:span><text:span text:style-name="_34_9">h</text:span><text:span text:style-name="_36_3">i</text:span><text:span text:style-name="_31_2">s</text:span><text:span text:style-name="_32_6"> </text:span><text:span text:style-name="_37_4">a</text:span><text:span text:style-name="_37_">r</text:span><text:span text:style-name="_33_3">g</text:span><text:span text:style-name="_37_4">u</text:span><text:span text:style-name="_31_2">m</text:span><text:span text:style-name="_35_0">e</text:span><text:span text:style-name="_35_8">n</text:span><text:span text:style-name="_31_8">t</text:span><text:span text:style-name="_32_6"> </text:span><text:span text:style-name="_35_7">d</text:span><text:span text:style-name="_39_">i</text:span><text:span text:style-name="_35_0">d</text:span><text:span text:style-name="_35_1"> </text:span><text:span text:style-name="_31_0">n</text:span><text:span text:style-name="_33_4">o</text:span><text:span text:style-name="_35_9">t</text:span><text:span text:style-name="_31_"> </text:span><text:span text:style-name="_34_2">o</text:span><text:span text:style-name="_36_2">c</text:span><text:span text:style-name="_31_2">c</text:span><text:span text:style-name="_34_5">u</text:span><text:span text:style-name="_37_4">r</text:span><text:span text:style-name="_31_"> </text:span><text:span text:style-name="_33_7">t</text:span><text:span text:style-name="_35_8">o</text:span><text:span text:style-name="_31_"> </text:span><text:span text:style-name="_33_4">t</text:span><text:span text:style-name="_36_8">h</text:span><text:span text:style-name="_31_7">e</text:span><text:span text:style-name="_32_6"> </text:span><text:span text:style-name="_37_2">C</text:span><text:span text:style-name="_32_3">o</text:span><text:span text:style-name="_33_7">u</text:span><text:span text:style-name="_36_8">n</text:span><text:span text:style-name="_31_2">t</text:span><text:span text:style-name="_34_5">e</text:span><text:span text:style-name="_36_0">s</text:span><text:span text:style-name="_32_5">s</text:span><text:span text:style-name="_32_6"> </text:span><text:span text:style-name="_35_7">o</text:span><text:span text:style-name="_32_0">r</text:span><text:span text:style-name="_32_6"> </text:span><text:span text:style-name="_35_9">t</text:span><text:span text:style-name="_31_4">o</text:span><text:span text:style-name="_32_6"> </text:span><text:span text:style-name="_37_3">B</text:span><text:span text:style-name="_31_7">a</text:span><text:span text:style-name="_34_5">b</text:span><text:span text:style-name="_36_5">b</text:span><text:span text:style-name="_31_5">a</text:span><text:span text:style-name="_35_0">g</text:span><text:span text:style-name="_37_4">e</text:span><text:span text:style-name="_31_4">.</text:span><text:span text:style-name="_32_6"> </text:span><text:span text:style-name="_35_7">I</text:span><text:span text:style-name="_39_">n</text:span><text:span text:style-name="_32_6"> </text:span><text:span text:style-name="_37_3">a</text:span><text:span text:style-name="_31_4">n</text:span><text:span text:style-name="_33_4">y</text:span><text:span text:style-name="_35_1"> </text:span><text:span text:style-name="_38_">c</text:span><text:span text:style-name="_33_4">a</text:span><text:span text:style-name="_36_5">s</text:span><text:span text:style-name="_37_">e</text:span><text:span text:style-name="_32_6"> </text:span><text:span text:style-name="_37_0">t</text:span><text:span text:style-name="_32_2">h</text:span><text:span text:style-name="_33_8">e</text:span><text:span text:style-name="_35_9">r</text:span><text:span text:style-name="_31_3">e</text:span><text:span text:style-name="_32_6"> </text:span><text:span text:style-name="_36_5">w</text:span><text:span text:style-name="_31_8">a</text:span><text:span text:style-name="_34_3">s</text:span><text:span text:style-name="_35_1"> </text:span><text:span text:style-name="_39_">n</text:span><text:span text:style-name="_34_0">o</text:span><text:span text:style-name="_35_1"> </text:span><text:span text:style-name="_31_4">o</text:span><text:span text:style-name="_34_8">b</text:span><text:span text:style-name="_35_8">l</text:span><text:span text:style-name="_31_8">i</text:span><text:span text:style-name="_33_8">g</text:span><text:span text:style-name="_37_4">a</text:span><text:span text:style-name="_32_4">t</text:span><text:span text:style-name="_33_4">i</text:span><text:span text:style-name="_35_9">o</text:span><text:span text:style-name="_37_">n</text:span><text:span text:style-name="_32_6"> </text:span><text:span text:style-name="_37_5">o</text:span><text:span text:style-name="_39_">n</text:span><text:span text:style-name="_32_6"> </text:span><text:span text:style-name="_37_0">t</text:span><text:span text:style-name="_32_0">h</text:span><text:span text:style-name="_34_9">e</text:span><text:span text:style-name="_37_0">m</text:span><text:span text:style-name="_31_"> </text:span><text:span text:style-name="_33_5">t</text:span><text:span text:style-name="_36_8">o</text:span><text:span text:style-name="_31_"> </text:span><text:span text:style-name="_34_8">c</text:span><text:span text:style-name="_36_3">l</text:span><text:span text:style-name="_32_4">a</text:span><text:span text:style-name="_33_5">i</text:span><text:span text:style-name="_37_5">m</text:span><text:span text:style-name="_31_"> </text:span><text:span text:style-name="_34_4">a</text:span><text:span text:style-name="_37_4">l</text:span><text:span text:style-name="_37_">l</text:span><text:span text:style-name="_32_6"> </text:span><text:span text:style-name="_36_2">t</text:span><text:span text:style-name="_31_3">h</text:span><text:span text:style-name="_34_8">a</text:span><text:span text:style-name="_36_0">t</text:span><text:span text:style-name="_31_"> </text:span><text:span text:style-name="_33_2">c</text:span><text:span text:style-name="_37_3">o</text:span><text:span text:style-name="_31_8">u</text:span><text:span text:style-name="_33_8">l</text:span><text:span text:style-name="_36_3">d</text:span><text:span text:style-name="_31_"> </text:span><text:span text:style-name="_33_8">b</text:span><text:span text:style-name="_37_2">e</text:span><text:span text:style-name="_31_"> </text:span><text:span text:style-name="_34_0">c</text:span><text:span text:style-name="_36_8">l</text:span><text:span text:style-name="_32_2">a</text:span><text:span text:style-name="_33_2">i</text:span><text:span text:style-name="_36_7">m</text:span><text:span text:style-name="_32_0">e</text:span><text:span text:style-name="_33_5">d</text:span><text:span text:style-name="_36_7">.</text:span></text:p>
      <text:p text:style-name="P1"><text:span text:style-name="_34_8">T</text:span><text:span text:style-name="_35_7">h</text:span><text:span text:style-name="_31_8">i</text:span><text:span text:style-name="_33_2">s</text:span><text:span text:style-name="_35_1"> </text:span><text:span text:style-name="_31_4">w</text:span><text:span text:style-name="_34_2">h</text:span><text:span text:style-name="_35_8">o</text:span><text:span text:style-name="_31_8">l</text:span><text:span text:style-name="_34_8">e</text:span><text:span text:style-name="_35_1"> </text:span><text:span text:style-name="_39_">q</text:span><text:span text:style-name="_35_0">u</text:span><text:span text:style-name="_37_4">e</text:span><text:span text:style-name="_31_7">s</text:span><text:span text:style-name="_34_4">t</text:span><text:span text:style-name="_35_9">i</text:span><text:span text:style-name="_31_8">o</text:span><text:span text:style-name="_33_9">n</text:span><text:span text:style-name="_35_1"> </text:span><text:span text:style-name="_31_8">w</text:span><text:span text:style-name="_35_0">i</text:span><text:span text:style-name="_36_8">l</text:span><text:span text:style-name="_32_3">l</text:span><text:span text:style-name="_32_6"> </text:span><text:span text:style-name="_37_3">b</text:span><text:span text:style-name="_31_8">e</text:span><text:span text:style-name="_32_6"> </text:span><text:span text:style-name="_36_0">c</text:span><text:span text:style-name="_32_4">o</text:span><text:span text:style-name="_33_9">n</text:span><text:span text:style-name="_36_4">s</text:span><text:span text:style-name="_32_2">i</text:span><text:span text:style-name="_35_0">d</text:span><text:span text:style-name="_37_2">e</text:span><text:span text:style-name="_31_0">r</text:span><text:span text:style-name="_35_0">e</text:span><text:span text:style-name="_36_7">d</text:span><text:span text:style-name="_31_"> </text:span><text:span text:style-name="_33_2">a</text:span><text:span text:style-name="_35_7">g</text:span><text:span text:style-name="_31_3">a</text:span><text:span text:style-name="_33_5">i</text:span><text:span text:style-name="_36_9">n</text:span><text:span text:style-name="_31_"> </text:span><text:span text:style-name="_33_9">u</text:span><text:span text:style-name="_35_8">n</text:span><text:span text:style-name="_32_3">d</text:span><text:span text:style-name="_35_0">e</text:span><text:span text:style-name="_36_2">r</text:span><text:span text:style-name="_31_"> </text:span><text:span text:style-name="_34_0">t</text:span><text:span text:style-name="_35_8">h</text:span><text:span text:style-name="_31_4">e</text:span><text:span text:style-name="_32_6"> </text:span><text:span text:style-name="_36_0">h</text:span><text:span text:style-name="_31_0">e</text:span><text:span text:style-name="_33_3">a</text:span><text:span text:style-name="_35_9">d</text:span><text:span text:style-name="_32_4">i</text:span><text:span text:style-name="_34_5">n</text:span><text:span text:style-name="_36_0">g</text:span><text:span text:style-name="_31_"> </text:span><text:span text:style-name="_33_9">o</text:span><text:span text:style-name="_35_7">f</text:span><text:span text:style-name="_31_"> </text:span><text:span text:style-name="_34_9">l</text:span><text:span text:style-name="_36_0">e</text:span><text:span text:style-name="_31_0">a</text:span><text:span text:style-name="_34_3">r</text:span><text:span text:style-name="_37_4">n</text:span><text:span text:style-name="_32_0">i</text:span><text:span text:style-name="_33_7">n</text:span><text:span text:style-name="_36_3">g</text:span><text:span text:style-name="_31_"> </text:span><text:span text:style-name="_33_7">m</text:span><text:span text:style-name="_35_7">a</text:span><text:span text:style-name="_31_9">c</text:span><text:span text:style-name="_34_4">h</text:span><text:span text:style-name="_37_5">i</text:span><text:span text:style-name="_31_9">n</text:span><text:span text:style-name="_35_0">e</text:span><text:span text:style-name="_37_3">s</text:span><text:span text:style-name="_31_8">.</text:span></text:p>
      <text:p text:style-name="P1"><text:span text:style-name="_37_0">A</text:span><text:span text:style-name="_31_"> </text:span><text:span text:style-name="_34_5">v</text:span><text:span text:style-name="_35_9">a</text:span><text:span text:style-name="_38_">r</text:span><text:span text:style-name="_34_4">i</text:span><text:span text:style-name="_36_0">a</text:span><text:span text:style-name="_31_4">n</text:span><text:span text:style-name="_33_9">t</text:span><text:span text:style-name="_35_1"> </text:span><text:span text:style-name="_31_0">o</text:span><text:span text:style-name="_34_4">f</text:span><text:span text:style-name="_35_1"> </text:span><text:span text:style-name="_38_">L</text:span><text:span text:style-name="_34_9">a</text:span><text:span text:style-name="_37_3">d</text:span><text:span text:style-name="_31_3">y</text:span><text:span text:style-name="_32_6"> </text:span><text:span text:style-name="_36_5">L</text:span><text:span text:style-name="_39_">o</text:span><text:span text:style-name="_33_8">v</text:span><text:span text:style-name="_37_5">e</text:span><text:span text:style-name="_31_0">l</text:span><text:span text:style-name="_34_8">a</text:span><text:span text:style-name="_37_2">c</text:span><text:span text:style-name="_31_7">e</text:span><text:span text:style-name="_33_8">'</text:span><text:span text:style-name="_37_5">s</text:span><text:span text:style-name="_31_"> </text:span><text:span text:style-name="_33_3">o</text:span><text:span text:style-name="_37_2">b</text:span><text:span text:style-name="_32_2">j</text:span><text:span text:style-name="_33_9">e</text:span><text:span text:style-name="_36_4">c</text:span><text:span text:style-name="_39_">t</text:span><text:span text:style-name="_34_5">i</text:span><text:span text:style-name="_36_7">o</text:span><text:span text:style-name="_39_">n</text:span><text:span text:style-name="_32_6"> </text:span><text:span text:style-name="_36_8">s</text:span><text:span text:style-name="_31_8">t</text:span><text:span text:style-name="_34_0">a</text:span><text:span text:style-name="_36_2">t</text:span><text:span text:style-name="_37_">e</text:span><text:span text:style-name="_35_0">s</text:span><text:span text:style-name="_35_1"> </text:span><text:span text:style-name="_37_">t</text:span><text:span text:style-name="_34_0">h</text:span><text:span text:style-name="_35_9">a</text:span><text:span text:style-name="_31_5">t</text:span><text:span text:style-name="_32_6"> </text:span><text:span text:style-name="_36_4">a</text:span><text:span text:style-name="_31_"> </text:span><text:span text:style-name="_33_8">m</text:span><text:span text:style-name="_36_4">a</text:span><text:span text:style-name="_31_4">c</text:span><text:span text:style-name="_34_8">h</text:span><text:span text:style-name="_37_4">i</text:span><text:span text:style-name="_38_">n</text:span><text:span text:style-name="_34_0">e</text:span><text:span text:style-name="_35_1"> </text:span><text:span text:style-name="_31_4">c</text:span><text:span text:style-name="_33_7">a</text:span><text:span text:style-name="_36_7">n</text:span><text:span text:style-name="_31_"> </text:span><text:span text:style-name="_35_0">"</text:span><text:span text:style-name="_36_3">n</text:span><text:span text:style-name="_37_">e</text:span><text:span text:style-name="_33_2">v</text:span><text:span text:style-name="_35_9">e</text:span><text:span text:style-name="_31_3">r</text:span><text:span text:style-name="_32_6"> </text:span><text:span text:style-name="_36_0">d</text:span><text:span text:style-name="_37_">o</text:span><text:span text:style-name="_32_6"> </text:span><text:span text:style-name="_36_7">a</text:span><text:span text:style-name="_31_0">n</text:span><text:span text:style-name="_34_3">y</text:span><text:span text:style-name="_37_2">t</text:span><text:span text:style-name="_31_4">h</text:span><text:span text:style-name="_33_4">i</text:span><text:span text:style-name="_36_4">n</text:span><text:span text:style-name="_32_2">g</text:span><text:span text:style-name="_32_6"> </text:span><text:span text:style-name="_36_8">r</text:span><text:span text:style-name="_31_2">e</text:span><text:span text:style-name="_33_7">a</text:span><text:span text:style-name="_37_3">l</text:span><text:span text:style-name="_32_2">l</text:span><text:span text:style-name="_33_5">y</text:span><text:span text:style-name="_35_1"> </text:span><text:span text:style-name="_32_3">n</text:span><text:span text:style-name="_33_2">e</text:span><text:span text:style-name="_36_3">w</text:span><text:span text:style-name="_32_0">.</text:span><text:span text:style-name="_34_5">"</text:span><text:span text:style-name="_35_1"> </text:span><text:span text:style-name="_31_2">T</text:span><text:span text:style-name="_33_9">h</text:span><text:span text:style-name="_37_4">i</text:span><text:span text:style-name="_31_2">s</text:span><text:span text:style-name="_32_6"> </text:span><text:span text:style-name="_35_9">m</text:span><text:span text:style-name="_39_">a</text:span><text:span text:style-name="_33_7">y</text:span><text:span text:style-name="_35_1"> </text:span><text:span text:style-name="_31_7">b</text:span><text:span text:style-name="_33_4">e</text:span><text:span text:style-name="_35_1"> </text:span><text:span text:style-name="_39_">p</text:span><text:span text:style-name="_34_8">a</text:span><text:span text:style-name="_35_9">r</text:span><text:span text:style-name="_31_4">r</text:span><text:span text:style-name="_33_3">i</text:span><text:span text:style-name="_36_9">e</text:span><text:span text:style-name="_31_4">d</text:span><text:span text:style-name="_32_6"> </text:span><text:span text:style-name="_36_5">f</text:span><text:span text:style-name="_32_3">o</text:span><text:span text:style-name="_33_7">r</text:span><text:span text:style-name="_35_1"> </text:span><text:span text:style-name="_31_3">a</text:span><text:span text:style-name="_32_6"> </text:span><text:span text:style-name="_36_7">m</text:span><text:span text:style-name="_31_8">o</text:span><text:span text:style-name="_34_7">m</text:span><text:span text:style-name="_36_0">e</text:span><text:span text:style-name="_31_8">n</text:span><text:span text:style-name="_33_9">t</text:span><text:span text:style-name="_35_1"> </text:span><text:span text:style-name="_32_2">w</text:span><text:span text:style-name="_35_0">i</text:span><text:span text:style-name="_37_3">t</text:span><text:span text:style-name="_31_0">h</text:span><text:span text:style-name="_32_6"> </text:span><text:span text:style-name="_36_7">t</text:span><text:span text:style-name="_32_5">h</text:span><text:span text:style-name="_33_8">e</text:span><text:span text:style-name="_35_1"> </text:span><text:span text:style-name="_31_8">s</text:span><text:span text:style-name="_33_2">a</text:span><text:span text:style-name="_36_2">w</text:span><text:span text:style-name="_31_5">,</text:span><text:span text:style-name="_32_6"> </text:span><text:span text:style-name="_36_0">"</text:span><text:span text:style-name="_31_0">T</text:span><text:span text:style-name="_33_9">h</text:span><text:span text:style-name="_37_5">e</text:span><text:span text:style-name="_38_">r</text:span><text:span text:style-name="_33_3">e</text:span><text:span text:style-name="_35_1"> </text:span><text:span text:style-name="_31_7">i</text:span><text:span text:style-name="_34_7">s</text:span><text:span text:style-name="_35_1"> </text:span><text:span text:style-name="_32_4">n</text:span><text:span text:style-name="_33_4">o</text:span><text:span text:style-name="_37_3">t</text:span><text:span text:style-name="_31_8">h</text:span><text:span text:style-name="_33_4">i</text:span><text:span text:style-name="_36_8">n</text:span><text:span text:style-name="_32_3">g</text:span><text:span text:style-name="_32_6"> </text:span><text:span text:style-name="_35_8">n</text:span><text:span text:style-name="_31_2">e</text:span><text:span text:style-name="_33_5">w</text:span><text:span text:style-name="_35_1"> </text:span><text:span text:style-name="_31_9">u</text:span><text:span text:style-name="_34_7">n</text:span><text:span text:style-name="_35_8">d</text:span><text:span text:style-name="_31_8">e</text:span><text:span text:style-name="_33_9">r</text:span><text:span text:style-name="_35_1"> </text:span><text:span text:style-name="_38_">t</text:span><text:span text:style-name="_35_0">h</text:span><text:span text:style-name="_35_8">e</text:span><text:span text:style-name="_31_"> </text:span><text:span text:style-name="_34_4">s</text:span><text:span text:style-name="_36_0">u</text:span><text:span text:style-name="_31_0">n</text:span><text:span text:style-name="_33_2">.</text:span><text:span text:style-name="_37_4">"</text:span><text:span text:style-name="_31_"> </text:span><text:span text:style-name="_35_0">W</text:span><text:span text:style-name="_36_3">h</text:span><text:span text:style-name="_31_9">o</text:span><text:span text:style-name="_32_6"> </text:span><text:span text:style-name="_37_2">c</text:span><text:span text:style-name="_31_8">a</text:span><text:span text:style-name="_34_7">n</text:span><text:span text:style-name="_35_1"> </text:span><text:span text:style-name="_32_2">b</text:span><text:span text:style-name="_33_9">e</text:span><text:span text:style-name="_35_1"> </text:span><text:span text:style-name="_37_">c</text:span><text:span text:style-name="_35_0">e</text:span><text:span text:style-name="_36_0">r</text:span><text:span text:style-name="_37_">t</text:span><text:span text:style-name="_33_9">a</text:span><text:span text:style-name="_35_9">i</text:span><text:span text:style-name="_32_5">n</text:span><text:span text:style-name="_32_6"> </text:span><text:span text:style-name="_36_8">t</text:span><text:span text:style-name="_32_2">h</text:span><text:span text:style-name="_33_9">a</text:span><text:span text:style-name="_36_4">t</text:span><text:span text:style-name="_31_"> </text:span><text:span text:style-name="_34_7">"</text:span><text:span text:style-name="_35_7">o</text:span><text:span text:style-name="_32_5">r</text:span><text:span text:style-name="_33_9">i</text:span><text:span text:style-name="_36_2">g</text:span><text:span text:style-name="_32_0">i</text:span><text:span text:style-name="_33_2">n</text:span><text:span text:style-name="_35_7">a</text:span><text:span text:style-name="_32_2">l</text:span><text:span text:style-name="_32_6"> </text:span><text:span text:style-name="_36_5">w</text:span><text:span text:style-name="_32_5">o</text:span><text:span text:style-name="_33_2">r</text:span><text:span text:style-name="_37_4">k</text:span><text:span text:style-name="_32_0">"</text:span><text:span text:style-name="_32_6"> </text:span><text:span text:style-name="_36_9">t</text:span><text:span text:style-name="_38_">h</text:span><text:span text:style-name="_34_8">a</text:span><text:span text:style-name="_36_0">t</text:span><text:span text:style-name="_31_"> </text:span><text:span text:style-name="_34_7">h</text:span><text:span text:style-name="_35_7">e</text:span><text:span text:style-name="_31_"> </text:span><text:span text:style-name="_34_3">h</text:span><text:span text:style-name="_35_7">a</text:span><text:span text:style-name="_32_0">s</text:span><text:span text:style-name="_32_6"> </text:span><text:span text:style-name="_35_7">d</text:span><text:span text:style-name="_37_">o</text:span><text:span text:style-name="_34_5">n</text:span><text:span text:style-name="_36_5">e</text:span><text:span text:style-name="_31_"> </text:span><text:span text:style-name="_34_5">w</text:span><text:span text:style-name="_37_4">a</text:span><text:span text:style-name="_31_4">s</text:span><text:span text:style-name="_32_6"> </text:span><text:span text:style-name="_37_0">n</text:span><text:span text:style-name="_32_5">o</text:span><text:span text:style-name="_33_2">t</text:span><text:span text:style-name="_35_1"> </text:span><text:span text:style-name="_31_3">s</text:span><text:span text:style-name="_34_3">i</text:span><text:span text:style-name="_35_9">m</text:span><text:span text:style-name="_31_3">p</text:span><text:span text:style-name="_33_3">l</text:span><text:span text:style-name="_37_0">y</text:span><text:span text:style-name="_31_"> </text:span><text:span text:style-name="_34_5">t</text:span><text:span text:style-name="_37_0">h</text:span><text:span text:style-name="_32_0">e</text:span><text:span text:style-name="_32_6"> </text:span><text:span text:style-name="_36_4">g</text:span><text:span text:style-name="_32_5">r</text:span><text:span text:style-name="_34_3">o</text:span><text:span text:style-name="_36_3">w</text:span><text:span text:style-name="_31_4">t</text:span><text:span text:style-name="_34_2">h</text:span><text:span text:style-name="_35_1"> </text:span><text:span text:style-name="_31_2">o</text:span><text:span text:style-name="_33_4">f</text:span><text:span text:style-name="_35_1"> </text:span><text:span text:style-name="_31_3">t</text:span><text:span text:style-name="_35_0">h</text:span><text:span text:style-name="_36_7">e</text:span><text:span text:style-name="_31_"> </text:span><text:span text:style-name="_33_5">s</text:span><text:span text:style-name="_36_7">e</text:span><text:span text:style-name="_31_5">e</text:span><text:span text:style-name="_33_7">d</text:span><text:span text:style-name="_35_1"> </text:span><text:span text:style-name="_38_">p</text:span><text:span text:style-name="_35_0">l</text:span><text:span text:style-name="_36_4">a</text:span><text:span text:style-name="_31_9">n</text:span><text:span text:style-name="_34_0">t</text:span><text:span text:style-name="_36_8">e</text:span><text:span text:style-name="_32_4">d</text:span><text:span text:style-name="_32_6"> </text:span><text:span text:style-name="_37_5">i</text:span><text:span text:style-name="_32_3">n</text:span><text:span text:style-name="_32_6"> </text:span><text:span text:style-name="_35_7">h</text:span><text:span text:style-name="_38_">i</text:span><text:span text:style-name="_33_5">m</text:span><text:span text:style-name="_35_1"> </text:span><text:span text:style-name="_32_2">b</text:span><text:span text:style-name="_34_4">y</text:span><text:span text:style-name="_35_1"> </text:span><text:span text:style-name="_38_">t</text:span><text:span text:style-name="_34_3">e</text:span><text:span text:style-name="_37_3">a</text:span><text:span text:style-name="_31_4">c</text:span><text:span text:style-name="_34_5">h</text:span><text:span text:style-name="_37_5">i</text:span><text:span text:style-name="_32_0">n</text:span><text:span text:style-name="_33_2">g</text:span><text:span text:style-name="_37_0">,</text:span><text:span text:style-name="_31_"> </text:span><text:span text:style-name="_33_2">o</text:span><text:span text:style-name="_36_4">r</text:span><text:span text:style-name="_31_"> </text:span><text:span text:style-name="_33_3">t</text:span><text:span text:style-name="_36_4">h</text:span><text:span text:style-name="_31_9">e</text:span><text:span text:style-name="_32_6"> </text:span><text:span text:style-name="_36_0">e</text:span><text:span text:style-name="_31_7">f</text:span><text:span text:style-name="_33_2">f</text:span><text:span text:style-name="_37_4">e</text:span><text:span text:style-name="_32_0">c</text:span><text:span text:style-name="_33_7">t</text:span><text:span text:style-name="_35_1"> </text:span><text:span text:style-name="_39_">o</text:span><text:span text:style-name="_34_2">f</text:span><text:span text:style-name="_35_1"> </text:span><text:span text:style-name="_31_5">f</text:span><text:span text:style-name="_33_5">o</text:span><text:span text:style-name="_36_4">l</text:span><text:span text:style-name="_31_5">l</text:span><text:span text:style-name="_33_3">o</text:span><text:span text:style-name="_36_3">w</text:span><text:span text:style-name="_37_">i</text:span><text:span text:style-name="_34_7">n</text:span><text:span text:style-name="_36_9">g</text:span><text:span text:style-name="_31_"> </text:span><text:span text:style-name="_34_5">w</text:span><text:span text:style-name="_35_8">e</text:span><text:span text:style-name="_31_0">l</text:span><text:span text:style-name="_33_5">l</text:span>-<text:span text:style-name="_31_5">k</text:span><text:span text:style-name="_33_8">n</text:span><text:span text:style-name="_35_7">o</text:span><text:span text:style-name="_31_7">w</text:span><text:span text:style-name="_33_7">n</text:span><text:span text:style-name="_35_1"> </text:span><text:span text:style-name="_31_0">g</text:span><text:span text:style-name="_34_8">e</text:span><text:span text:style-name="_36_8">n</text:span><text:span text:style-name="_31_8">e</text:span><text:span text:style-name="_34_4">r</text:span><text:span text:style-name="_35_8">a</text:span><text:span text:style-name="_31_8">l</text:span><text:span text:style-name="_32_6"> </text:span><text:span text:style-name="_37_3">p</text:span><text:span text:style-name="_31_0">r</text:span><text:span text:style-name="_33_2">i</text:span><text:span text:style-name="_37_0">n</text:span><text:span text:style-name="_38_">c</text:span><text:span text:style-name="_34_2">i</text:span><text:span text:style-name="_36_7">p</text:span><text:span text:style-name="_31_2">l</text:span><text:span text:style-name="_33_8">e</text:span><text:span text:style-name="_37_4">s</text:span><text:span text:style-name="_31_0">.</text:span><text:span text:style-name="_32_6"> </text:span><text:span text:style-name="_36_4">A</text:span><text:span text:style-name="_31_"> </text:span><text:span text:style-name="_33_5">b</text:span><text:span text:style-name="_37_4">e</text:span><text:span text:style-name="_31_7">t</text:span><text:span text:style-name="_34_3">t</text:span><text:span text:style-name="_36_7">e</text:span><text:span text:style-name="_38_">r</text:span><text:span text:style-name="_32_6"> </text:span><text:span text:style-name="_37_3">v</text:span><text:span text:style-name="_31_7">a</text:span><text:span text:style-name="_34_7">r</text:span><text:span text:style-name="_37_0">i</text:span><text:span text:style-name="_32_3">a</text:span><text:span text:style-name="_34_2">n</text:span><text:span text:style-name="_36_2">t</text:span><text:span text:style-name="_31_"> </text:span><text:span text:style-name="_34_9">o</text:span><text:span text:style-name="_37_4">f</text:span><text:span text:style-name="_31_"> </text:span><text:span text:style-name="_33_7">t</text:span><text:span text:style-name="_37_5">h</text:span><text:span text:style-name="_32_0">e</text:span><text:span text:style-name="_32_6"> </text:span><text:span text:style-name="_36_9">o</text:span><text:span text:style-name="_31_0">b</text:span><text:span text:style-name="_33_7">j</text:span><text:span text:style-name="_36_9">e</text:span><text:span text:style-name="_31_7">c</text:span><text:span text:style-name="_34_0">t</text:span><text:span text:style-name="_37_3">i</text:span><text:span text:style-name="_31_3">o</text:span><text:span text:style-name="_33_7">n</text:span><text:span text:style-name="_35_1"> </text:span><text:span text:style-name="_32_4">s</text:span><text:span text:style-name="_33_8">a</text:span><text:span text:style-name="_36_3">y</text:span><text:span text:style-name="_32_4">s</text:span><text:span text:style-name="_32_6"> </text:span><text:span text:style-name="_35_7">t</text:span><text:span text:style-name="_32_5">h</text:span><text:span text:style-name="_35_0">a</text:span><text:span text:style-name="_35_7">t</text:span><text:span text:style-name="_31_"> </text:span><text:span text:style-name="_33_4">a</text:span><text:span text:style-name="_35_1"> </text:span><text:span text:style-name="_31_5">m</text:span><text:span text:style-name="_33_2">a</text:span><text:span text:style-name="_37_0">c</text:span><text:span text:style-name="_31_5">h</text:span><text:span text:style-name="_33_9">i</text:span><text:span text:style-name="_36_5">n</text:span><text:span text:style-name="_31_7">e</text:span><text:span text:style-name="_32_6"> </text:span><text:span text:style-name="_36_4">c</text:span><text:span text:style-name="_37_">a</text:span><text:span text:style-name="_33_9">n</text:span><text:span text:style-name="_35_1"> </text:span><text:span text:style-name="_38_">n</text:span><text:span text:style-name="_33_8">e</text:span><text:span text:style-name="_36_4">v</text:span><text:span text:style-name="_31_8">e</text:span><text:span text:style-name="_33_8">r</text:span><text:span text:style-name="_35_1"> </text:span><text:span text:style-name="_38_">"</text:span><text:span text:style-name="_33_5">t</text:span><text:span text:style-name="_37_0">a</text:span><text:span text:style-name="_31_4">k</text:span><text:span text:style-name="_34_2">e</text:span><text:span text:style-name="_35_1"> </text:span><text:span text:style-name="_32_0">u</text:span><text:span text:style-name="_34_8">s</text:span><text:span text:style-name="_35_1"> </text:span><text:span text:style-name="_32_0">b</text:span><text:span text:style-name="_34_9">y</text:span><text:span text:style-name="_35_1"> </text:span><text:span text:style-name="_31_5">s</text:span><text:span text:style-name="_34_9">u</text:span><text:span text:style-name="_37_4">r</text:span><text:span text:style-name="_32_4">p</text:span><text:span text:style-name="_33_3">r</text:span><text:span text:style-name="_35_9">i</text:span><text:span text:style-name="_31_4">s</text:span><text:span text:style-name="_34_5">e</text:span><text:span text:style-name="_36_5">.</text:span><text:span text:style-name="_31_8">"</text:span><text:span text:style-name="_32_6"> </text:span><text:span text:style-name="_35_8">T</text:span><text:span text:style-name="_31_0">h</text:span><text:span text:style-name="_33_2">i</text:span><text:span text:style-name="_35_9">s</text:span><text:span text:style-name="_31_"> </text:span><text:span text:style-name="_34_7">s</text:span><text:span text:style-name="_37_0">t</text:span><text:span text:style-name="_31_4">a</text:span><text:span text:style-name="_34_0">t</text:span><text:span text:style-name="_36_2">e</text:span><text:span text:style-name="_32_5">m</text:span><text:span text:style-name="_34_0">e</text:span><text:span text:style-name="_36_7">n</text:span><text:span text:style-name="_32_0">t</text:span><text:span text:style-name="_32_6"> </text:span><text:span text:style-name="_36_9">i</text:span><text:span text:style-name="_31_4">s</text:span><text:span text:style-name="_32_6"> </text:span><text:span text:style-name="_36_4">a</text:span><text:span text:style-name="_31_"> </text:span><text:span text:style-name="_34_5">m</text:span><text:span text:style-name="_35_8">o</text:span><text:span text:style-name="_38_">r</text:span><text:span text:style-name="_33_9">e</text:span><text:span text:style-name="_35_1"> </text:span><text:span text:style-name="_37_">d</text:span><text:span text:style-name="_34_7">i</text:span><text:span text:style-name="_36_5">r</text:span><text:span text:style-name="_31_4">e</text:span><text:span text:style-name="_34_3">c</text:span><text:span text:style-name="_36_8">t</text:span><text:span text:style-name="_31_"> </text:span><text:span text:style-name="_35_0">c</text:span><text:span text:style-name="_37_5">h</text:span><text:span text:style-name="_31_8">a</text:span><text:span text:style-name="_33_5">l</text:span><text:span text:style-name="_36_3">l</text:span><text:span text:style-name="_31_9">e</text:span><text:span text:style-name="_34_9">n</text:span><text:span text:style-name="_37_3">g</text:span><text:span text:style-name="_32_0">e</text:span><text:span text:style-name="_32_6"> </text:span><text:span text:style-name="_37_3">a</text:span><text:span text:style-name="_32_5">n</text:span><text:span text:style-name="_34_5">d</text:span><text:span text:style-name="_35_1"> </text:span><text:span text:style-name="_31_3">c</text:span><text:span text:style-name="_33_3">a</text:span><text:span text:style-name="_36_3">n</text:span><text:span text:style-name="_31_"> </text:span><text:span text:style-name="_34_5">b</text:span><text:span text:style-name="_37_2">e</text:span><text:span text:style-name="_31_"> </text:span><text:span text:style-name="_34_2">m</text:span><text:span text:style-name="_37_0">e</text:span><text:span text:style-name="_31_8">t</text:span><text:span text:style-name="_32_6"> </text:span><text:span text:style-name="_37_0">d</text:span><text:span text:style-name="_31_2">i</text:span><text:span text:style-name="_33_9">r</text:span><text:span text:style-name="_37_3">e</text:span><text:span text:style-name="_31_9">c</text:span><text:span text:style-name="_34_7">t</text:span><text:span text:style-name="_36_9">l</text:span><text:span text:style-name="_31_3">y</text:span><text:span text:style-name="_34_4">.</text:span><text:span text:style-name="_35_1"> </text:span><text:span text:style-name="_32_2">M</text:span><text:span text:style-name="_33_4">a</text:span><text:span text:style-name="_36_0">c</text:span><text:span text:style-name="_31_4">h</text:span><text:span text:style-name="_33_9">i</text:span><text:span text:style-name="_36_8">n</text:span><text:span text:style-name="_32_5">e</text:span><text:span text:style-name="_33_9">s</text:span><text:span text:style-name="_35_1"> </text:span><text:span text:style-name="_32_3">t</text:span><text:span text:style-name="_35_0">a</text:span><text:span text:style-name="_36_0">k</text:span><text:span text:style-name="_32_3">e</text:span><text:span text:style-name="_32_6"> </text:span><text:span text:style-name="_36_8">m</text:span><text:span text:style-name="_31_0">e</text:span><text:span text:style-name="_32_6"> </text:span><text:span text:style-name="_35_8">b</text:span><text:span text:style-name="_38_">y</text:span><text:span text:style-name="_32_6"> </text:span><text:span text:style-name="_36_9">s</text:span><text:span text:style-name="_31_3">u</text:span><text:span text:style-name="_33_5">r</text:span><text:span text:style-name="_36_0">p</text:span><text:span text:style-name="_31_2">r</text:span><text:span text:style-name="_34_9">i</text:span><text:span text:style-name="_36_5">s</text:span><text:span text:style-name="_31_7">e</text:span><text:span text:style-name="_32_6"> </text:span><text:span text:style-name="_36_0">w</text:span><text:span text:style-name="_31_5">i</text:span><text:span text:style-name="_35_0">t</text:span><text:span text:style-name="_37_5">h</text:span><text:span text:style-name="_31_"> </text:span><text:span text:style-name="_34_7">g</text:span><text:span text:style-name="_37_4">r</text:span><text:span text:style-name="_37_">e</text:span><text:span text:style-name="_33_5">a</text:span><text:span text:style-name="_35_8">t</text:span><text:span text:style-name="_31_"> </text:span><text:span text:style-name="_34_9">f</text:span><text:span text:style-name="_37_0">r</text:span><text:span text:style-name="_39_">e</text:span><text:span text:style-name="_33_3">q</text:span><text:span text:style-name="_36_3">u</text:span><text:span text:style-name="_31_7">e</text:span><text:span text:style-name="_34_2">n</text:span><text:span text:style-name="_36_4">c</text:span><text:span text:style-name="_31_3">y</text:span><text:span text:style-name="_33_2">.</text:span><text:span text:style-name="_35_1"> </text:span><text:span text:style-name="_31_5">T</text:span><text:span text:style-name="_33_3">h</text:span><text:span text:style-name="_35_8">i</text:span><text:span text:style-name="_31_5">s</text:span><text:span text:style-name="_32_6"> </text:span><text:span text:style-name="_36_9">i</text:span><text:span text:style-name="_39_">s</text:span><text:span text:style-name="_32_6"> </text:span><text:span text:style-name="_36_9">l</text:span><text:span text:style-name="_39_">a</text:span><text:span text:style-name="_33_7">r</text:span><text:span text:style-name="_36_4">g</text:span><text:span text:style-name="_37_">e</text:span><text:span text:style-name="_34_2">l</text:span><text:span text:style-name="_35_7">y</text:span><text:span text:style-name="_31_"> </text:span><text:span text:style-name="_33_7">b</text:span><text:span text:style-name="_36_3">e</text:span><text:span text:style-name="_32_4">c</text:span><text:span text:style-name="_34_2">a</text:span><text:span text:style-name="_36_8">u</text:span><text:span text:style-name="_31_5">s</text:span><text:span text:style-name="_33_9">e</text:span><text:span text:style-name="_35_1"> </text:span><text:span text:style-name="_37_">I</text:span><text:span text:style-name="_32_6"> </text:span><text:span text:style-name="_36_0">d</text:span><text:span text:style-name="_31_8">o</text:span><text:span text:style-name="_32_6"> </text:span><text:span text:style-name="_36_3">n</text:span><text:span text:style-name="_31_3">o</text:span><text:span text:style-name="_34_8">t</text:span><text:span text:style-name="_35_1"> </text:span><text:span text:style-name="_31_5">d</text:span><text:span text:style-name="_34_7">o</text:span><text:span text:style-name="_35_1"> </text:span><text:span text:style-name="_32_2">s</text:span><text:span text:style-name="_34_3">u</text:span><text:span text:style-name="_36_3">f</text:span><text:span text:style-name="_31_0">f</text:span><text:span text:style-name="_33_5">i</text:span><text:span text:style-name="_37_5">c</text:span><text:span text:style-name="_31_2">i</text:span><text:span text:style-name="_34_7">e</text:span><text:span text:style-name="_37_4">n</text:span><text:span text:style-name="_31_2">t</text:span><text:span text:style-name="_32_6"> </text:span><text:span text:style-name="_37_0">c</text:span><text:span text:style-name="_31_2">a</text:span><text:span text:style-name="_34_4">l</text:span><text:span text:style-name="_36_5">c</text:span><text:span text:style-name="_32_0">u</text:span><text:span text:style-name="_35_0">l</text:span><text:span text:style-name="_36_3">a</text:span><text:span text:style-name="_32_2">t</text:span><text:span text:style-name="_33_7">i</text:span><text:span text:style-name="_37_3">o</text:span><text:span text:style-name="_32_4">n</text:span><text:span text:style-name="_32_6"> </text:span><text:span text:style-name="_36_4">t</text:span><text:span text:style-name="_31_3">o</text:span><text:span text:style-name="_32_6"> </text:span><text:span text:style-name="_36_4">d</text:span><text:span text:style-name="_31_8">e</text:span><text:span text:style-name="_34_4">c</text:span><text:span text:style-name="_36_9">i</text:span><text:span text:style-name="_39_">d</text:span><text:span text:style-name="_33_9">e</text:span><text:span text:style-name="_35_1"> </text:span><text:span text:style-name="_31_0">w</text:span><text:span text:style-name="_33_3">h</text:span><text:span text:style-name="_36_8">a</text:span><text:span text:style-name="_39_">t</text:span><text:span text:style-name="_32_6"> </text:span><text:span text:style-name="_36_5">t</text:span><text:span text:style-name="_38_">o</text:span><text:span text:style-name="_32_6"> </text:span><text:span text:style-name="_36_4">e</text:span><text:span text:style-name="_32_0">x</text:span><text:span text:style-name="_33_4">p</text:span><text:span text:style-name="_35_8">e</text:span><text:span text:style-name="_39_">c</text:span><text:span text:style-name="_35_0">t</text:span><text:span text:style-name="_35_1"> </text:span><text:span text:style-name="_31_3">t</text:span><text:span text:style-name="_34_2">h</text:span><text:span text:style-name="_37_4">e</text:span><text:span text:style-name="_37_">m</text:span><text:span text:style-name="_32_6"> </text:span><text:span text:style-name="_37_3">t</text:span><text:span text:style-name="_39_">o</text:span><text:span text:style-name="_32_6"> </text:span><text:span text:style-name="_37_0">d</text:span><text:span text:style-name="_31_7">o</text:span><text:span text:style-name="_33_9">,</text:span><text:span text:style-name="_35_1"> </text:span><text:span text:style-name="_31_0">o</text:span><text:span text:style-name="_34_4">r</text:span><text:span text:style-name="_35_1"> </text:span><text:span text:style-name="_32_4">r</text:span><text:span text:style-name="_33_8">a</text:span><text:span text:style-name="_36_9">t</text:span><text:span text:style-name="_32_4">h</text:span><text:span text:style-name="_33_3">e</text:span><text:span text:style-name="_36_0">r</text:span><text:span text:style-name="_31_"> </text:span><text:span text:style-name="_33_8">b</text:span><text:span text:style-name="_37_5">e</text:span><text:span text:style-name="_31_4">c</text:span><text:span text:style-name="_33_8">a</text:span><text:span text:style-name="_37_4">u</text:span><text:span text:style-name="_31_4">s</text:span><text:span text:style-name="_33_8">e</text:span><text:span text:style-name="_37_2">,</text:span><text:span text:style-name="_31_"> </text:span><text:span text:style-name="_33_2">a</text:span><text:span text:style-name="_37_5">l</text:span><text:span text:style-name="_31_5">t</text:span><text:span text:style-name="_34_5">h</text:span><text:span text:style-name="_36_4">o</text:span><text:span text:style-name="_32_4">u</text:span><text:span text:style-name="_33_4">g</text:span><text:span text:style-name="_37_4">h</text:span><text:span text:style-name="_31_"> </text:span><text:span text:style-name="_33_2">I</text:span><text:span text:style-name="_35_1"> </text:span><text:span text:style-name="_31_7">d</text:span><text:span text:style-name="_34_4">o</text:span><text:span text:style-name="_35_1"> </text:span><text:span text:style-name="_31_8">a</text:span><text:span text:style-name="_32_6"> </text:span><text:span text:style-name="_35_9">c</text:span><text:span text:style-name="_31_9">a</text:span><text:span text:style-name="_35_0">l</text:span><text:span text:style-name="_36_3">c</text:span><text:span text:style-name="_31_9">u</text:span><text:span text:style-name="_33_4">l</text:span><text:span text:style-name="_36_4">a</text:span><text:span text:style-name="_31_7">t</text:span><text:span text:style-name="_33_5">i</text:span><text:span text:style-name="_37_0">o</text:span><text:span text:style-name="_32_5">n</text:span><text:span text:style-name="_33_3">,</text:span><text:span text:style-name="_35_1"> </text:span><text:span text:style-name="_32_3">I</text:span><text:span text:style-name="_32_6"> </text:span><text:span text:style-name="_36_2">d</text:span><text:span text:style-name="_31_3">o</text:span><text:span text:style-name="_32_6"> </text:span><text:span text:style-name="_35_8">i</text:span><text:span text:style-name="_37_">t</text:span><text:span text:style-name="_32_6"> </text:span><text:span text:style-name="_35_8">i</text:span><text:span text:style-name="_31_0">n</text:span><text:span text:style-name="_32_6"> </text:span><text:span text:style-name="_36_7">a</text:span><text:span text:style-name="_31_"> </text:span><text:span text:style-name="_33_4">h</text:span><text:span text:style-name="_37_2">u</text:span><text:span text:style-name="_31_4">r</text:span><text:span text:style-name="_34_4">r</text:span><text:span text:style-name="_35_7">i</text:span><text:span text:style-name="_31_3">e</text:span><text:span text:style-name="_34_8">d</text:span><text:span text:style-name="_37_2">,</text:span><text:span text:style-name="_31_"> </text:span><text:span text:style-name="_34_7">s</text:span><text:span text:style-name="_35_7">l</text:span><text:span text:style-name="_31_7">i</text:span><text:span text:style-name="_33_3">p</text:span><text:span text:style-name="_35_8">s</text:span><text:span text:style-name="_31_7">h</text:span><text:span text:style-name="_34_5">o</text:span><text:span text:style-name="_36_2">d</text:span><text:span text:style-name="_31_"> </text:span><text:span text:style-name="_34_2">f</text:span><text:span text:style-name="_35_7">a</text:span><text:span text:style-name="_31_3">s</text:span><text:span text:style-name="_35_0">h</text:span><text:span text:style-name="_36_5">i</text:span><text:span text:style-name="_38_">o</text:span><text:span text:style-name="_34_0">n</text:span><text:span text:style-name="_36_0">,</text:span><text:span text:style-name="_31_"> </text:span><text:span text:style-name="_33_9">t</text:span><text:span text:style-name="_37_4">a</text:span><text:span text:style-name="_31_7">k</text:span><text:span text:style-name="_34_8">i</text:span><text:span text:style-name="_35_8">n</text:span><text:span text:style-name="_31_7">g</text:span><text:span text:style-name="_32_6"> </text:span><text:span text:style-name="_35_9">r</text:span><text:span text:style-name="_38_">i</text:span><text:span text:style-name="_34_4">s</text:span><text:span text:style-name="_35_7">k</text:span><text:span text:style-name="_31_2">s</text:span><text:span text:style-name="_34_0">.</text:span><text:span text:style-name="_35_1"> </text:span><text:span text:style-name="_32_5">P</text:span><text:span text:style-name="_33_7">e</text:span><text:span text:style-name="_35_9">r</text:span><text:span text:style-name="_32_3">h</text:span><text:span text:style-name="_33_5">a</text:span><text:span text:style-name="_36_2">p</text:span><text:span text:style-name="_37_">s</text:span><text:span text:style-name="_32_6"> </text:span><text:span text:style-name="_35_9">I</text:span><text:span text:style-name="_31_"> </text:span><text:span text:style-name="_35_0">s</text:span><text:span text:style-name="_36_2">a</text:span><text:span text:style-name="_31_7">y</text:span><text:span text:style-name="_32_6"> </text:span><text:span text:style-name="_37_5">t</text:span><text:span text:style-name="_31_8">o</text:span><text:span text:style-name="_32_6"> </text:span><text:span text:style-name="_36_9">m</text:span><text:span text:style-name="_38_">y</text:span><text:span text:style-name="_34_0">s</text:span><text:span text:style-name="_35_7">e</text:span><text:span text:style-name="_39_">l</text:span><text:span text:style-name="_33_2">f</text:span><text:span text:style-name="_36_9">,</text:span><text:span text:style-name="_31_"> </text:span><text:span text:style-name="_34_2">"</text:span><text:span text:style-name="_36_4">I</text:span><text:span text:style-name="_31_"> </text:span><text:span text:style-name="_33_2">s</text:span><text:span text:style-name="_37_4">u</text:span><text:span text:style-name="_37_">p</text:span><text:span text:style-name="_34_7">p</text:span><text:span text:style-name="_35_9">o</text:span><text:span text:style-name="_32_5">s</text:span><text:span text:style-name="_33_2">e</text:span><text:span text:style-name="_35_1"> </text:span><text:span text:style-name="_32_4">t</text:span><text:span text:style-name="_34_0">h</text:span><text:span text:style-name="_35_9">e</text:span><text:span text:style-name="_31_"> </text:span><text:span text:style-name="_33_4">V</text:span><text:span text:style-name="_36_9">o</text:span><text:span text:style-name="_37_">l</text:span><text:span text:style-name="_33_9">t</text:span><text:span text:style-name="_36_3">a</text:span><text:span text:style-name="_31_8">g</text:span><text:span text:style-name="_33_3">e</text:span><text:span text:style-name="_35_1"> </text:span><text:span text:style-name="_32_5">h</text:span><text:span text:style-name="_33_4">e</text:span><text:span text:style-name="_37_2">r</text:span><text:span text:style-name="_31_5">e</text:span><text:span text:style-name="_32_6"> </text:span><text:span text:style-name="_36_5">o</text:span><text:span text:style-name="_31_8">u</text:span><text:span text:style-name="_33_9">g</text:span><text:span text:style-name="_36_8">h</text:span><text:span text:style-name="_32_3">t</text:span><text:span text:style-name="_32_6"> </text:span><text:span text:style-name="_37_0">t</text:span><text:span text:style-name="_32_5">o</text:span><text:span text:style-name="_32_6"> </text:span><text:span text:style-name="_36_9">h</text:span><text:span text:style-name="_37_">e</text:span><text:span text:style-name="_32_6"> </text:span><text:span text:style-name="_37_5">t</text:span><text:span text:style-name="_31_9">h</text:span><text:span text:style-name="_34_0">e</text:span><text:span text:style-name="_35_1"> </text:span><text:span text:style-name="_31_7">s</text:span><text:span text:style-name="_34_5">a</text:span><text:span text:style-name="_37_2">m</text:span><text:span text:style-name="_32_5">e</text:span><text:span text:style-name="_32_6"> </text:span><text:span text:style-name="_37_4">a</text:span><text:span text:style-name="_31_3">s</text:span><text:span text:style-name="_32_6"> </text:span><text:span text:style-name="_37_5">t</text:span><text:span text:style-name="_37_">h</text:span><text:span text:style-name="_33_4">e</text:span><text:span text:style-name="_36_3">r</text:span><text:span text:style-name="_31_8">e</text:span><text:span text:style-name="_33_8">:</text:span><text:span text:style-name="_35_1"> </text:span><text:span text:style-name="_31_3">a</text:span><text:span text:style-name="_34_8">n</text:span><text:span text:style-name="_35_9">y</text:span><text:span text:style-name="_39_">w</text:span><text:span text:style-name="_33_3">a</text:span><text:span text:style-name="_35_7">y</text:span><text:span text:style-name="_31_"> </text:span><text:span text:style-name="_34_0">l</text:span><text:span text:style-name="_37_5">e</text:span><text:span text:style-name="_38_">t</text:span><text:span text:style-name="_33_7">'</text:span><text:span text:style-name="_35_8">s</text:span><text:span text:style-name="_31_"> </text:span><text:span text:style-name="_34_7">a</text:span><text:span text:style-name="_37_5">s</text:span><text:span text:style-name="_31_5">s</text:span><text:span text:style-name="_34_4">u</text:span><text:span text:style-name="_37_3">m</text:span><text:span text:style-name="_37_">e</text:span><text:span text:style-name="_32_6"> </text:span><text:span text:style-name="_36_9">i</text:span><text:span text:style-name="_31_9">t</text:span><text:span text:style-name="_32_6"> </text:span><text:span text:style-name="_36_2">i</text:span><text:span text:style-name="_31_2">s</text:span><text:span text:style-name="_34_5">.</text:span><text:span text:style-name="_36_7">"</text:span><text:span text:style-name="_31_"> </text:span><text:span text:style-name="_33_4">N</text:span><text:span text:style-name="_37_4">a</text:span><text:span text:style-name="_38_">t</text:span><text:span text:style-name="_34_7">u</text:span><text:span text:style-name="_35_8">r</text:span><text:span text:style-name="_32_4">a</text:span><text:span text:style-name="_33_8">l</text:span><text:span text:style-name="_36_0">l</text:span><text:span text:style-name="_31_0">y</text:span><text:span text:style-name="_32_6"> </text:span><text:span text:style-name="_36_5">I</text:span><text:span text:style-name="_31_"> </text:span><text:span text:style-name="_34_5">a</text:span><text:span text:style-name="_36_9">m</text:span><text:span text:style-name="_31_"> </text:span><text:span text:style-name="_34_0">o</text:span><text:span text:style-name="_35_9">f</text:span><text:span text:style-name="_32_3">t</text:span><text:span text:style-name="_33_5">e</text:span><text:span text:style-name="_37_3">n</text:span><text:span text:style-name="_31_"> </text:span><text:span text:style-name="_33_5">w</text:span><text:span text:style-name="_37_5">r</text:span><text:span text:style-name="_31_9">o</text:span><text:span text:style-name="_34_7">n</text:span><text:span text:style-name="_36_9">g</text:span><text:span text:style-name="_31_4">,</text:span><text:span text:style-name="_32_6"> </text:span><text:span text:style-name="_36_2">a</text:span><text:span text:style-name="_31_7">n</text:span><text:span text:style-name="_34_8">d</text:span><text:span text:style-name="_35_1"> </text:span><text:span text:style-name="_31_8">t</text:span><text:span text:style-name="_35_0">h</text:span><text:span text:style-name="_35_7">e</text:span><text:span text:style-name="_31_"> </text:span><text:span text:style-name="_33_4">r</text:span><text:span text:style-name="_37_5">e</text:span><text:span text:style-name="_31_8">s</text:span><text:span text:style-name="_35_0">u</text:span><text:span text:style-name="_35_7">l</text:span><text:span text:style-name="_39_">t</text:span><text:span text:style-name="_32_6"> </text:span><text:span text:style-name="_36_4">i</text:span><text:span text:style-name="_31_9">s</text:span><text:span text:style-name="_32_6"> </text:span><text:span text:style-name="_37_4">a</text:span><text:span text:style-name="_31_"> </text:span><text:span text:style-name="_33_8">s</text:span><text:span text:style-name="_37_0">u</text:span><text:span text:style-name="_31_7">r</text:span><text:span text:style-name="_33_8">p</text:span><text:span text:style-name="_37_2">r</text:span><text:span text:style-name="_31_9">i</text:span><text:span text:style-name="_34_5">s</text:span><text:span text:style-name="_36_4">e</text:span><text:span text:style-name="_31_"> </text:span><text:span text:style-name="_33_2">f</text:span><text:span text:style-name="_37_4">o</text:span><text:span text:style-name="_31_8">r</text:span><text:span text:style-name="_32_6"> </text:span><text:span text:style-name="_37_2">m</text:span><text:span text:style-name="_31_2">e</text:span><text:span text:style-name="_32_6"> </text:span><text:span text:style-name="_36_3">f</text:span><text:span text:style-name="_32_5">o</text:span><text:span text:style-name="_34_2">r</text:span><text:span text:style-name="_35_1"> </text:span><text:span text:style-name="_32_4">b</text:span><text:span text:style-name="_34_2">y</text:span><text:span text:style-name="_35_1"> </text:span><text:span text:style-name="_32_3">t</text:span><text:span text:style-name="_34_7">h</text:span><text:span text:style-name="_35_8">e</text:span><text:span text:style-name="_31_"> </text:span><text:span text:style-name="_34_4">t</text:span><text:span text:style-name="_36_2">i</text:span><text:span text:style-name="_32_4">m</text:span><text:span text:style-name="_34_8">e</text:span><text:span text:style-name="_35_1"> </text:span><text:span text:style-name="_31_3">t</text:span><text:span text:style-name="_33_3">h</text:span><text:span text:style-name="_35_7">e</text:span><text:span text:style-name="_31_"> </text:span><text:span text:style-name="_33_7">e</text:span><text:span text:style-name="_36_7">x</text:span><text:span text:style-name="_31_4">p</text:span><text:span text:style-name="_34_4">e</text:span><text:span text:style-name="_35_7">r</text:span><text:span text:style-name="_31_5">i</text:span><text:span text:style-name="_33_9">m</text:span><text:span text:style-name="_37_2">e</text:span><text:span text:style-name="_31_7">n</text:span><text:span text:style-name="_34_8">t</text:span><text:span text:style-name="_35_1"> </text:span><text:span text:style-name="_31_4">i</text:span><text:span text:style-name="_33_5">s</text:span><text:span text:style-name="_35_1"> </text:span><text:span text:style-name="_32_5">d</text:span><text:span text:style-name="_33_4">o</text:span><text:span text:style-name="_35_7">n</text:span><text:span text:style-name="_37_">e</text:span><text:span text:style-name="_32_6"> </text:span><text:span text:style-name="_35_9">t</text:span><text:span text:style-name="_37_">h</text:span><text:span text:style-name="_33_2">e</text:span><text:span text:style-name="_35_9">s</text:span><text:span text:style-name="_31_2">e</text:span><text:span text:style-name="_32_6"> </text:span><text:span text:style-name="_36_9">a</text:span><text:span text:style-name="_31_4">s</text:span><text:span text:style-name="_35_0">s</text:span><text:span text:style-name="_37_3">u</text:span><text:span text:style-name="_31_8">m</text:span><text:span text:style-name="_34_9">p</text:span><text:span text:style-name="_37_0">t</text:span><text:span text:style-name="_31_3">i</text:span><text:span text:style-name="_34_8">o</text:span><text:span text:style-name="_36_4">n</text:span><text:span text:style-name="_31_5">s</text:span><text:span text:style-name="_32_6"> </text:span><text:span text:style-name="_37_2">h</text:span><text:span text:style-name="_31_5">a</text:span><text:span text:style-name="_35_0">v</text:span><text:span text:style-name="_37_5">e</text:span><text:span text:style-name="_31_"> </text:span><text:span text:style-name="_34_8">b</text:span><text:span text:style-name="_36_0">e</text:span><text:span text:style-name="_32_5">e</text:span><text:span text:style-name="_33_4">n</text:span><text:span text:style-name="_35_1"> </text:span><text:span text:style-name="_32_2">f</text:span><text:span text:style-name="_33_3">o</text:span><text:span text:style-name="_37_0">r</text:span><text:span text:style-name="_31_0">g</text:span><text:span text:style-name="_34_0">o</text:span><text:span text:style-name="_36_7">t</text:span><text:span text:style-name="_31_0">t</text:span><text:span text:style-name="_33_5">e</text:span><text:span text:style-name="_35_7">n</text:span><text:span text:style-name="_31_2">.</text:span><text:span text:style-name="_32_6"> </text:span><text:span text:style-name="_37_2">T</text:span><text:span text:style-name="_37_">h</text:span><text:span text:style-name="_34_3">e</text:span><text:span text:style-name="_35_9">s</text:span><text:span text:style-name="_32_2">e</text:span><text:span text:style-name="_32_6"> </text:span><text:span text:style-name="_35_8">a</text:span><text:span text:style-name="_31_2">d</text:span><text:span text:style-name="_34_2">m</text:span><text:span text:style-name="_36_8">i</text:span><text:span text:style-name="_32_2">s</text:span><text:span text:style-name="_33_8">s</text:span><text:span text:style-name="_36_3">i</text:span><text:span text:style-name="_39_">o</text:span><text:span text:style-name="_34_5">n</text:span><text:span text:style-name="_36_2">s</text:span><text:span text:style-name="_31_"> </text:span><text:span text:style-name="_34_5">l</text:span><text:span text:style-name="_37_5">a</text:span><text:span text:style-name="_31_0">y</text:span><text:span text:style-name="_32_6"> </text:span><text:span text:style-name="_36_0">m</text:span><text:span text:style-name="_31_7">e</text:span><text:span text:style-name="_32_6"> </text:span><text:span text:style-name="_37_4">o</text:span><text:span text:style-name="_32_5">p</text:span><text:span text:style-name="_34_5">e</text:span><text:span text:style-name="_36_9">n</text:span><text:span text:style-name="_31_"> </text:span><text:span text:style-name="_34_5">t</text:span><text:span text:style-name="_35_8">o</text:span><text:span text:style-name="_31_"> </text:span><text:span text:style-name="_34_9">l</text:span><text:span text:style-name="_37_4">e</text:span><text:span text:style-name="_32_0">c</text:span><text:span text:style-name="_35_0">t</text:span><text:span text:style-name="_36_7">u</text:span><text:span text:style-name="_31_5">r</text:span><text:span text:style-name="_34_2">e</text:span><text:span text:style-name="_35_9">s</text:span><text:span text:style-name="_31_"> </text:span><text:span text:style-name="_33_2">o</text:span><text:span text:style-name="_36_5">n</text:span><text:span text:style-name="_31_"> </text:span><text:span text:style-name="_34_8">t</text:span><text:span text:style-name="_36_5">h</text:span><text:span text:style-name="_32_0">e</text:span><text:span text:style-name="_32_6"> </text:span><text:span text:style-name="_37_5">s</text:span><text:span text:style-name="_38_">u</text:span><text:span text:style-name="_33_5">b</text:span><text:span text:style-name="_37_5">j</text:span><text:span text:style-name="_31_7">e</text:span><text:span text:style-name="_33_3">c</text:span><text:span text:style-name="_35_9">t</text:span><text:span text:style-name="_31_"> </text:span><text:span text:style-name="_34_5">o</text:span><text:span text:style-name="_36_4">f</text:span><text:span text:style-name="_31_"> </text:span><text:span text:style-name="_33_7">m</text:span><text:span text:style-name="_35_8">y</text:span><text:span text:style-name="_31_"> </text:span><text:span text:style-name="_35_0">v</text:span><text:span text:style-name="_35_7">i</text:span><text:span text:style-name="_31_3">c</text:span><text:span text:style-name="_33_9">i</text:span><text:span text:style-name="_37_5">o</text:span><text:span text:style-name="_31_8">u</text:span><text:span text:style-name="_33_5">s</text:span><text:span text:style-name="_35_1"> </text:span><text:span text:style-name="_31_9">w</text:span><text:span text:style-name="_33_4">a</text:span><text:span text:style-name="_36_9">y</text:span><text:span text:style-name="_32_2">s</text:span><text:span text:style-name="_34_5">,</text:span><text:span text:style-name="_35_1"> </text:span><text:span text:style-name="_32_0">b</text:span><text:span text:style-name="_33_4">u</text:span><text:span text:style-name="_37_5">t</text:span><text:span text:style-name="_31_"> </text:span><text:span text:style-name="_35_0">d</text:span><text:span text:style-name="_37_3">o</text:span><text:span text:style-name="_31_"> </text:span><text:span text:style-name="_34_9">n</text:span><text:span text:style-name="_35_8">o</text:span><text:span text:style-name="_31_3">t</text:span><text:span text:style-name="_32_6"> </text:span><text:span text:style-name="_36_0">t</text:span><text:span text:style-name="_38_">h</text:span><text:span text:style-name="_33_8">r</text:span><text:span text:style-name="_36_3">o</text:span><text:span text:style-name="_39_">w</text:span><text:span text:style-name="_32_6"> </text:span><text:span text:style-name="_37_0">a</text:span><text:span text:style-name="_37_">n</text:span><text:span text:style-name="_34_0">y</text:span><text:span text:style-name="_35_1"> </text:span><text:span text:style-name="_31_3">d</text:span><text:span text:style-name="_33_8">o</text:span><text:span text:style-name="_37_5">u</text:span><text:span text:style-name="_31_8">b</text:span><text:span text:style-name="_33_3">t</text:span><text:span text:style-name="_35_1"> </text:span><text:span text:style-name="_32_3">o</text:span><text:span text:style-name="_34_4">n</text:span><text:span text:style-name="_35_1"> </text:span><text:span text:style-name="_31_4">m</text:span><text:span text:style-name="_34_9">y</text:span><text:span text:style-name="_35_1"> </text:span><text:span text:style-name="_31_2">c</text:span><text:span text:style-name="_34_3">r</text:span><text:span text:style-name="_37_5">e</text:span><text:span text:style-name="_32_0">d</text:span><text:span text:style-name="_33_7">i</text:span><text:span text:style-name="_36_4">b</text:span><text:span text:style-name="_32_4">i</text:span><text:span text:style-name="_33_8">l</text:span><text:span text:style-name="_35_9">i</text:span><text:span text:style-name="_31_9">t</text:span><text:span text:style-name="_33_3">y</text:span><text:span text:style-name="_35_1"> </text:span><text:span text:style-name="_39_">w</text:span><text:span text:style-name="_35_0">h</text:span><text:span text:style-name="_36_8">e</text:span><text:span text:style-name="_32_5">n</text:span><text:span text:style-name="_32_6"> </text:span><text:span text:style-name="_36_7">I</text:span><text:span text:style-name="_31_"> </text:span><text:span text:style-name="_33_7">t</text:span><text:span text:style-name="_36_3">e</text:span><text:span text:style-name="_38_">s</text:span><text:span text:style-name="_33_3">t</text:span><text:span text:style-name="_37_0">i</text:span><text:span text:style-name="_31_2">f</text:span><text:span text:style-name="_33_3">y</text:span><text:span text:style-name="_35_1"> </text:span><text:span text:style-name="_31_5">t</text:span><text:span text:style-name="_34_7">o</text:span><text:span text:style-name="_35_1"> </text:span><text:span text:style-name="_31_2">t</text:span><text:span text:style-name="_34_4">h</text:span><text:span text:style-name="_35_8">e</text:span><text:span text:style-name="_31_"> </text:span><text:span text:style-name="_34_7">s</text:span><text:span text:style-name="_36_9">u</text:span><text:span text:style-name="_39_">r</text:span><text:span text:style-name="_34_9">p</text:span><text:span text:style-name="_36_4">r</text:span><text:span text:style-name="_31_7">i</text:span><text:span text:style-name="_34_9">s</text:span><text:span text:style-name="_36_4">e</text:span><text:span text:style-name="_32_4">s</text:span><text:span text:style-name="_32_6"> </text:span><text:span text:style-name="_37_5">I</text:span><text:span text:style-name="_31_"> </text:span><text:span text:style-name="_33_8">e</text:span><text:span text:style-name="_37_0">x</text:span><text:span text:style-name="_39_">p</text:span><text:span text:style-name="_34_3">e</text:span><text:span text:style-name="_37_5">r</text:span><text:span text:style-name="_31_8">i</text:span><text:span text:style-name="_33_3">e</text:span><text:span text:style-name="_37_4">n</text:span><text:span text:style-name="_32_5">c</text:span><text:span text:style-name="_34_8">e</text:span><text:span text:style-name="_36_2">.</text:span></text:p>
      <text:p text:style-name="P1"><text:span text:style-name="_33_5">I</text:span><text:span text:style-name="_35_1"> </text:span><text:span text:style-name="_31_5">d</text:span><text:span text:style-name="_33_2">o</text:span><text:span text:style-name="_35_1"> </text:span><text:span text:style-name="_32_4">n</text:span><text:span text:style-name="_35_0">o</text:span><text:span text:style-name="_36_5">t</text:span><text:span text:style-name="_31_"> </text:span><text:span text:style-name="_33_9">e</text:span><text:span text:style-name="_36_7">x</text:span><text:span text:style-name="_31_0">p</text:span><text:span text:style-name="_34_8">e</text:span><text:span text:style-name="_35_8">c</text:span><text:span text:style-name="_39_">t</text:span><text:span text:style-name="_32_6"> </text:span><text:span text:style-name="_35_9">t</text:span><text:span text:style-name="_32_4">h</text:span><text:span text:style-name="_34_4">i</text:span><text:span text:style-name="_36_3">s</text:span><text:span text:style-name="_31_"> </text:span><text:span text:style-name="_33_8">r</text:span><text:span text:style-name="_35_8">e</text:span><text:span text:style-name="_31_4">p</text:span><text:span text:style-name="_33_8">l</text:span><text:span text:style-name="_35_8">y</text:span><text:span text:style-name="_31_"> </text:span><text:span text:style-name="_34_8">t</text:span><text:span text:style-name="_36_4">o</text:span><text:span text:style-name="_31_"> </text:span><text:span text:style-name="_33_5">s</text:span><text:span text:style-name="_36_5">i</text:span><text:span text:style-name="_32_0">l</text:span><text:span text:style-name="_33_4">e</text:span><text:span text:style-name="_37_5">n</text:span><text:span text:style-name="_32_2">c</text:span><text:span text:style-name="_33_4">e</text:span><text:span text:style-name="_35_1"> </text:span><text:span text:style-name="_32_0">m</text:span><text:span text:style-name="_34_2">y</text:span><text:span text:style-name="_35_1"> </text:span><text:span text:style-name="_31_8">c</text:span><text:span text:style-name="_34_2">r</text:span><text:span text:style-name="_37_2">i</text:span><text:span text:style-name="_37_">t</text:span><text:span text:style-name="_33_8">i</text:span><text:span text:style-name="_37_5">c</text:span><text:span text:style-name="_31_4">.</text:span><text:span text:style-name="_32_6"> </text:span><text:span text:style-name="_36_3">H</text:span><text:span text:style-name="_32_3">e</text:span><text:span text:style-name="_32_6"> </text:span><text:span text:style-name="_37_2">w</text:span><text:span text:style-name="_31_9">i</text:span><text:span text:style-name="_33_8">l</text:span><text:span text:style-name="_37_5">l</text:span><text:span text:style-name="_31_"> </text:span><text:span text:style-name="_33_3">p</text:span><text:span text:style-name="_35_7">r</text:span><text:span text:style-name="_32_3">o</text:span><text:span text:style-name="_33_7">b</text:span><text:span text:style-name="_36_5">a</text:span><text:span text:style-name="_39_">b</text:span><text:span text:style-name="_34_3">l</text:span><text:span text:style-name="_36_0">y</text:span><text:span text:style-name="_31_"> </text:span><text:span text:style-name="_34_4">s</text:span><text:span text:style-name="_37_4">a</text:span><text:span text:style-name="_32_5">y</text:span><text:span text:style-name="_32_6"> </text:span><text:span text:style-name="_36_0">t</text:span><text:span text:style-name="_38_">h</text:span><text:span text:style-name="_33_2">a</text:span><text:span text:style-name="_37_0">t</text:span><text:span text:style-name="_31_"> </text:span><text:span text:style-name="_33_3">h</text:span><text:span text:style-name="_35_1"> </text:span><text:span text:style-name="_31_9">s</text:span><text:span text:style-name="_34_9">u</text:span><text:span text:style-name="_36_8">r</text:span><text:span text:style-name="_31_8">p</text:span><text:span text:style-name="_33_4">r</text:span><text:span text:style-name="_36_2">i</text:span><text:span text:style-name="_31_3">s</text:span><text:span text:style-name="_34_5">e</text:span><text:span text:style-name="_37_4">s</text:span><text:span text:style-name="_31_"> </text:span><text:span text:style-name="_34_9">a</text:span><text:span text:style-name="_37_3">r</text:span><text:span text:style-name="_31_9">e</text:span><text:span text:style-name="_32_6"> </text:span><text:span text:style-name="_36_4">d</text:span><text:span text:style-name="_37_">u</text:span><text:span text:style-name="_33_5">e</text:span><text:span text:style-name="_35_1"> </text:span><text:span text:style-name="_32_5">t</text:span><text:span text:style-name="_34_8">o</text:span><text:span text:style-name="_35_1"> </text:span><text:span text:style-name="_31_7">s</text:span><text:span text:style-name="_34_0">o</text:span><text:span text:style-name="_37_2">m</text:span><text:span text:style-name="_32_5">e</text:span><text:span text:style-name="_32_6"> </text:span><text:span text:style-name="_37_3">c</text:span><text:span text:style-name="_31_0">r</text:span><text:span text:style-name="_33_8">e</text:span><text:span text:style-name="_36_5">a</text:span><text:span text:style-name="_39_">t</text:span><text:span text:style-name="_34_5">i</text:span><text:span text:style-name="_37_3">v</text:span><text:span text:style-name="_38_">e</text:span><text:span text:style-name="_32_6"> </text:span><text:span text:style-name="_37_4">m</text:span><text:span text:style-name="_32_3">e</text:span><text:span text:style-name="_34_9">n</text:span><text:span text:style-name="_36_0">t</text:span><text:span text:style-name="_31_0">a</text:span><text:span text:style-name="_34_2">l</text:span><text:span text:style-name="_35_1"> </text:span><text:span text:style-name="_31_0">a</text:span><text:span text:style-name="_34_7">c</text:span><text:span text:style-name="_36_7">t</text:span><text:span text:style-name="_31_"> </text:span><text:span text:style-name="_34_0">o</text:span><text:span text:style-name="_36_4">n</text:span><text:span text:style-name="_31_"> </text:span><text:span text:style-name="_33_2">m</text:span><text:span text:style-name="_35_9">y</text:span><text:span text:style-name="_31_"> </text:span><text:span text:style-name="_33_5">p</text:span><text:span text:style-name="_36_3">a</text:span><text:span text:style-name="_37_">r</text:span><text:span text:style-name="_33_2">t</text:span><text:span text:style-name="_37_0">,</text:span><text:span text:style-name="_31_"> </text:span><text:span text:style-name="_34_0">a</text:span><text:span text:style-name="_36_8">n</text:span><text:span text:style-name="_32_0">d</text:span><text:span text:style-name="_32_6"> </text:span><text:span text:style-name="_37_5">r</text:span><text:span text:style-name="_31_5">e</text:span><text:span text:style-name="_34_0">f</text:span><text:span text:style-name="_37_3">l</text:span><text:span text:style-name="_32_2">e</text:span><text:span text:style-name="_34_7">c</text:span><text:span text:style-name="_37_2">t</text:span><text:span text:style-name="_31_"> </text:span><text:span text:style-name="_34_2">n</text:span><text:span text:style-name="_35_8">o</text:span><text:span text:style-name="_31_"> </text:span><text:span text:style-name="_33_4">c</text:span><text:span text:style-name="_36_2">r</text:span><text:span text:style-name="_31_3">e</text:span><text:span text:style-name="_35_0">d</text:span><text:span text:style-name="_37_5">i</text:span><text:span text:style-name="_31_0">t</text:span><text:span text:style-name="_32_6"> </text:span><text:span text:style-name="_35_8">o</text:span><text:span text:style-name="_31_5">n</text:span><text:span text:style-name="_32_6"> </text:span><text:span text:style-name="_37_4">t</text:span><text:span text:style-name="_32_0">h</text:span><text:span text:style-name="_34_4">e</text:span><text:span text:style-name="_35_1"> </text:span><text:span text:style-name="_31_5">m</text:span><text:span text:style-name="_34_3">a</text:span><text:span text:style-name="_37_0">c</text:span><text:span text:style-name="_31_8">h</text:span><text:span text:style-name="_33_5">i</text:span><text:span text:style-name="_37_0">n</text:span><text:span text:style-name="_37_">e</text:span><text:span text:style-name="_34_9">.</text:span><text:span text:style-name="_35_1"> </text:span><text:span text:style-name="_32_0">T</text:span><text:span text:style-name="_33_8">h</text:span><text:span text:style-name="_36_4">i</text:span><text:span text:style-name="_32_5">s</text:span><text:span text:style-name="_32_6"> </text:span><text:span text:style-name="_37_4">l</text:span><text:span text:style-name="_32_5">e</text:span><text:span text:style-name="_34_8">a</text:span><text:span text:style-name="_36_0">d</text:span><text:span text:style-name="_31_5">s</text:span><text:span text:style-name="_32_6"> </text:span><text:span text:style-name="_37_0">u</text:span><text:span text:style-name="_31_3">s</text:span><text:span text:style-name="_32_6"> </text:span><text:span text:style-name="_36_8">b</text:span><text:span text:style-name="_31_4">a</text:span><text:span text:style-name="_34_0">c</text:span><text:span text:style-name="_37_0">k</text:span><text:span text:style-name="_31_"> </text:span><text:span text:style-name="_34_2">t</text:span><text:span text:style-name="_36_7">o</text:span><text:span text:style-name="_31_"> </text:span><text:span text:style-name="_34_4">t</text:span><text:span text:style-name="_36_5">h</text:span><text:span text:style-name="_31_2">e</text:span><text:span text:style-name="_32_6"> </text:span><text:span text:style-name="_36_9">a</text:span><text:span text:style-name="_38_">r</text:span><text:span text:style-name="_35_0">g</text:span><text:span text:style-name="_36_8">u</text:span><text:span text:style-name="_32_4">m</text:span><text:span text:style-name="_34_8">e</text:span><text:span text:style-name="_36_8">n</text:span><text:span text:style-name="_31_9">t</text:span><text:span text:style-name="_32_6"> </text:span><text:span text:style-name="_36_3">f</text:span><text:span text:style-name="_31_4">r</text:span><text:span text:style-name="_34_5">o</text:span><text:span text:style-name="_36_8">m</text:span><text:span text:style-name="_31_"> </text:span><text:span text:style-name="_33_7">c</text:span><text:span text:style-name="_36_3">o</text:span><text:span text:style-name="_31_3">n</text:span><text:span text:style-name="_33_9">s</text:span><text:span text:style-name="_36_2">c</text:span><text:span text:style-name="_31_3">i</text:span><text:span text:style-name="_33_4">o</text:span><text:span text:style-name="_36_4">u</text:span><text:span text:style-name="_31_8">s</text:span><text:span text:style-name="_34_0">n</text:span><text:span text:style-name="_36_0">e</text:span><text:span text:style-name="_31_8">s</text:span><text:span text:style-name="_34_0">s</text:span><text:span text:style-name="_35_7">,</text:span><text:span text:style-name="_31_"> </text:span><text:span text:style-name="_33_8">a</text:span><text:span text:style-name="_36_0">n</text:span><text:span text:style-name="_31_4">d</text:span><text:span text:style-name="_32_6"> </text:span><text:span text:style-name="_35_9">f</text:span><text:span text:style-name="_31_5">a</text:span><text:span text:style-name="_34_4">r</text:span><text:span text:style-name="_35_1"> </text:span><text:span text:style-name="_31_7">f</text:span><text:span text:style-name="_34_7">r</text:span><text:span text:style-name="_36_9">o</text:span><text:span text:style-name="_31_0">m</text:span><text:span text:style-name="_32_6"> </text:span><text:span text:style-name="_37_0">t</text:span><text:span text:style-name="_31_2">h</text:span><text:span text:style-name="_33_3">e</text:span><text:span text:style-name="_35_1"> </text:span><text:span text:style-name="_31_7">i</text:span><text:span text:style-name="_34_4">d</text:span><text:span text:style-name="_37_2">e</text:span><text:span text:style-name="_32_3">a</text:span><text:span text:style-name="_32_6"> </text:span><text:span text:style-name="_37_0">o</text:span><text:span text:style-name="_31_2">f</text:span><text:span text:style-name="_32_6"> </text:span><text:span text:style-name="_36_8">s</text:span><text:span text:style-name="_31_3">u</text:span><text:span text:style-name="_33_3">r</text:span><text:span text:style-name="_36_7">p</text:span><text:span text:style-name="_31_5">r</text:span><text:span text:style-name="_34_2">i</text:span><text:span text:style-name="_35_9">s</text:span><text:span text:style-name="_38_">e</text:span><text:span text:style-name="_33_2">.</text:span><text:span text:style-name="_35_1"> </text:span><text:span text:style-name="_38_">I</text:span><text:span text:style-name="_34_8">t</text:span><text:span text:style-name="_35_1"> </text:span><text:span text:style-name="_31_4">i</text:span><text:span text:style-name="_34_5">s</text:span><text:span text:style-name="_35_1"> </text:span><text:span text:style-name="_39_">a</text:span><text:span text:style-name="_32_6"> </text:span><text:span text:style-name="_37_3">l</text:span><text:span text:style-name="_32_4">i</text:span><text:span text:style-name="_33_5">n</text:span><text:span text:style-name="_35_9">e</text:span><text:span text:style-name="_31_"> </text:span><text:span text:style-name="_34_0">o</text:span><text:span text:style-name="_37_2">f</text:span><text:span text:style-name="_31_"> </text:span><text:span text:style-name="_33_7">a</text:span><text:span text:style-name="_37_0">r</text:span><text:span text:style-name="_32_5">g</text:span><text:span text:style-name="_33_8">u</text:span><text:span text:style-name="_35_7">m</text:span><text:span text:style-name="_31_5">e</text:span><text:span text:style-name="_34_0">n</text:span><text:span text:style-name="_36_0">t</text:span><text:span text:style-name="_31_"> </text:span><text:span text:style-name="_33_5">w</text:span><text:span text:style-name="_37_0">e</text:span><text:span text:style-name="_31_"> </text:span><text:span text:style-name="_33_8">m</text:span><text:span text:style-name="_35_8">u</text:span><text:span text:style-name="_31_8">s</text:span><text:span text:style-name="_33_4">t</text:span><text:span text:style-name="_35_1"> </text:span><text:span text:style-name="_31_9">c</text:span><text:span text:style-name="_33_7">o</text:span><text:span text:style-name="_36_4">n</text:span><text:span text:style-name="_31_5">s</text:span><text:span text:style-name="_34_3">i</text:span><text:span text:style-name="_35_7">d</text:span><text:span text:style-name="_31_7">e</text:span><text:span text:style-name="_33_2">r</text:span><text:span text:style-name="_35_1"> </text:span><text:span text:style-name="_32_4">c</text:span><text:span text:style-name="_34_9">l</text:span><text:span text:style-name="_36_0">o</text:span><text:span text:style-name="_37_">s</text:span><text:span text:style-name="_34_3">e</text:span><text:span text:style-name="_35_8">d</text:span><text:span text:style-name="_37_">,</text:span><text:span text:style-name="_32_6"> </text:span><text:span text:style-name="_36_0">b</text:span><text:span text:style-name="_31_3">u</text:span><text:span text:style-name="_33_8">t</text:span><text:span text:style-name="_35_1"> </text:span><text:span text:style-name="_38_">i</text:span><text:span text:style-name="_34_9">t</text:span><text:span text:style-name="_35_1"> </text:span><text:span text:style-name="_31_4">i</text:span><text:span text:style-name="_34_2">s</text:span><text:span text:style-name="_35_1"> </text:span><text:span text:style-name="_31_5">p</text:span><text:span text:style-name="_34_2">e</text:span><text:span text:style-name="_36_2">r</text:span><text:span text:style-name="_31_2">h</text:span><text:span text:style-name="_33_5">a</text:span><text:span text:style-name="_36_8">p</text:span><text:span text:style-name="_32_2">s</text:span><text:span text:style-name="_32_6"> </text:span><text:span text:style-name="_36_2">w</text:span><text:span text:style-name="_39_">o</text:span><text:span text:style-name="_34_8">r</text:span><text:span text:style-name="_35_7">t</text:span><text:span text:style-name="_37_">h</text:span><text:span text:style-name="_32_6"> </text:span><text:span text:style-name="_35_7">r</text:span><text:span text:style-name="_32_2">e</text:span><text:span text:style-name="_34_7">m</text:span><text:span text:style-name="_36_5">a</text:span><text:span text:style-name="_31_7">r</text:span><text:span text:style-name="_35_0">k</text:span><text:span text:style-name="_37_0">i</text:span><text:span text:style-name="_31_2">n</text:span><text:span text:style-name="_33_2">g</text:span><text:span text:style-name="_35_1"> </text:span><text:span text:style-name="_31_8">t</text:span><text:span text:style-name="_34_0">h</text:span><text:span text:style-name="_37_0">a</text:span><text:span text:style-name="_31_3">t</text:span><text:span text:style-name="_32_6"> </text:span><text:span text:style-name="_36_2">t</text:span><text:span text:style-name="_32_3">h</text:span><text:span text:style-name="_34_3">e</text:span><text:span text:style-name="_35_1"> </text:span><text:span text:style-name="_31_0">a</text:span><text:span text:style-name="_35_0">p</text:span><text:span text:style-name="_35_7">p</text:span><text:span text:style-name="_31_2">r</text:span><text:span text:style-name="_34_2">e</text:span><text:span text:style-name="_35_7">c</text:span><text:span text:style-name="_31_2">i</text:span><text:span text:style-name="_34_3">a</text:span><text:span text:style-name="_37_0">t</text:span><text:span text:style-name="_31_8">i</text:span><text:span text:style-name="_33_2">o</text:span><text:span text:style-name="_36_4">n</text:span><text:span text:style-name="_31_"> </text:span><text:span text:style-name="_34_5">o</text:span><text:span text:style-name="_36_3">f</text:span><text:span text:style-name="_31_"> </text:span><text:span text:style-name="_34_8">s</text:span><text:span text:style-name="_37_5">o</text:span><text:span text:style-name="_32_4">m</text:span><text:span text:style-name="_33_5">e</text:span><text:span text:style-name="_35_9">t</text:span><text:span text:style-name="_31_2">h</text:span><text:span text:style-name="_34_5">i</text:span><text:span text:style-name="_37_5">n</text:span><text:span text:style-name="_31_0">g</text:span><text:span text:style-name="_32_6"> </text:span><text:span text:style-name="_36_7">a</text:span><text:span text:style-name="_31_5">s</text:span><text:span text:style-name="_32_6"> </text:span><text:span text:style-name="_35_8">s</text:span><text:span text:style-name="_31_7">u</text:span><text:span text:style-name="_33_8">r</text:span><text:span text:style-name="_37_4">p</text:span><text:span text:style-name="_31_4">r</text:span><text:span text:style-name="_33_7">i</text:span><text:span text:style-name="_36_8">s</text:span><text:span text:style-name="_37_">i</text:span><text:span text:style-name="_35_0">n</text:span><text:span text:style-name="_37_0">g</text:span><text:span text:style-name="_31_"> </text:span><text:span text:style-name="_33_8">r</text:span><text:span text:style-name="_35_8">e</text:span><text:span text:style-name="_32_3">q</text:span><text:span text:style-name="_34_9">u</text:span><text:span text:style-name="_36_5">i</text:span><text:span text:style-name="_31_0">r</text:span><text:span text:style-name="_34_3">e</text:span><text:span text:style-name="_36_3">s</text:span><text:span text:style-name="_31_"> </text:span><text:span text:style-name="_34_2">a</text:span><text:span text:style-name="_37_5">s</text:span><text:span text:style-name="_31_"> </text:span><text:span text:style-name="_34_3">m</text:span><text:span text:style-name="_37_4">u</text:span><text:span text:style-name="_31_9">c</text:span><text:span text:style-name="_34_9">h</text:span><text:span text:style-name="_35_1"> </text:span><text:span text:style-name="_32_4">o</text:span><text:span text:style-name="_33_8">f</text:span><text:span text:style-name="_35_1"> </text:span><text:span text:style-name="_31_2">a</text:span><text:span text:style-name="_32_6"> </text:span><text:span text:style-name="_37_0">"</text:span><text:span text:style-name="_31_0">c</text:span><text:span text:style-name="_33_2">r</text:span><text:span text:style-name="_37_0">e</text:span><text:span text:style-name="_31_8">a</text:span><text:span text:style-name="_34_5">t</text:span><text:span text:style-name="_37_5">i</text:span><text:span text:style-name="_32_3">v</text:span><text:span text:style-name="_34_9">e</text:span><text:span text:style-name="_35_1"> </text:span><text:span text:style-name="_31_5">m</text:span><text:span text:style-name="_34_2">e</text:span><text:span text:style-name="_36_5">n</text:span><text:span text:style-name="_31_0">t</text:span><text:span text:style-name="_34_4">a</text:span><text:span text:style-name="_36_4">l</text:span><text:span text:style-name="_31_"> </text:span><text:span text:style-name="_34_0">a</text:span><text:span text:style-name="_37_4">c</text:span><text:span text:style-name="_32_3">t</text:span><text:span text:style-name="_34_4">"</text:span><text:span text:style-name="_35_1"> </text:span><text:span text:style-name="_31_7">w</text:span><text:span text:style-name="_35_0">h</text:span><text:span text:style-name="_35_7">e</text:span><text:span text:style-name="_32_0">t</text:span><text:span text:style-name="_33_2">h</text:span><text:span text:style-name="_36_2">e</text:span><text:span text:style-name="_31_8">r</text:span><text:span text:style-name="_32_6"> </text:span><text:span text:style-name="_37_3">t</text:span><text:span text:style-name="_31_2">h</text:span><text:span text:style-name="_34_0">e</text:span><text:span text:style-name="_35_1"> </text:span><text:span text:style-name="_38_">s</text:span><text:span text:style-name="_34_4">u</text:span><text:span text:style-name="_36_2">r</text:span><text:span text:style-name="_31_9">p</text:span><text:span text:style-name="_33_5">r</text:span><text:span text:style-name="_36_4">i</text:span><text:span text:style-name="_32_4">s</text:span><text:span text:style-name="_34_4">i</text:span><text:span text:style-name="_36_9">n</text:span><text:span text:style-name="_32_2">g</text:span><text:span text:style-name="_32_6"> </text:span><text:span text:style-name="_36_9">e</text:span><text:span text:style-name="_32_2">v</text:span><text:span text:style-name="_34_7">e</text:span><text:span text:style-name="_36_0">n</text:span><text:span text:style-name="_31_2">t</text:span><text:span text:style-name="_32_6"> </text:span><text:span text:style-name="_35_7">o</text:span><text:span text:style-name="_31_9">r</text:span><text:span text:style-name="_34_5">i</text:span><text:span text:style-name="_36_7">g</text:span><text:span text:style-name="_31_7">i</text:span><text:span text:style-name="_34_5">n</text:span><text:span text:style-name="_37_0">a</text:span><text:span text:style-name="_32_0">t</text:span><text:span text:style-name="_34_4">e</text:span><text:span text:style-name="_36_4">s</text:span><text:span text:style-name="_31_"> </text:span><text:span text:style-name="_33_4">f</text:span><text:span text:style-name="_35_7">r</text:span><text:span text:style-name="_31_0">o</text:span><text:span text:style-name="_33_2">m</text:span><text:span text:style-name="_35_1"> </text:span><text:span text:style-name="_31_3">a</text:span><text:span text:style-name="_32_6"> </text:span><text:span text:style-name="_36_7">m</text:span><text:span text:style-name="_31_8">a</text:span><text:span text:style-name="_34_7">n</text:span><text:span text:style-name="_36_7">,</text:span><text:span text:style-name="_31_"> </text:span><text:span text:style-name="_34_8">a</text:span><text:span text:style-name="_35_1"> </text:span><text:span text:style-name="_32_3">b</text:span><text:span text:style-name="_33_2">o</text:span><text:span text:style-name="_35_8">o</text:span><text:span text:style-name="_31_0">k</text:span><text:span text:style-name="_33_4">,</text:span><text:span text:style-name="_35_1"> </text:span><text:span text:style-name="_32_2">a</text:span><text:span text:style-name="_32_6"> </text:span><text:span text:style-name="_36_2">m</text:span><text:span text:style-name="_31_2">a</text:span><text:span text:style-name="_33_3">c</text:span><text:span text:style-name="_36_7">h</text:span><text:span text:style-name="_39_">i</text:span><text:span text:style-name="_33_9">n</text:span><text:span text:style-name="_37_5">e</text:span><text:span text:style-name="_31_"> </text:span><text:span text:style-name="_34_9">o</text:span><text:span text:style-name="_37_4">r</text:span><text:span text:style-name="_31_"> </text:span><text:span text:style-name="_33_2">a</text:span><text:span text:style-name="_36_3">n</text:span><text:span text:style-name="_32_0">y</text:span><text:span text:style-name="_33_7">t</text:span><text:span text:style-name="_36_3">h</text:span><text:span text:style-name="_39_">i</text:span><text:span text:style-name="_33_4">n</text:span><text:span text:style-name="_37_0">g</text:span><text:span text:style-name="_31_"> </text:span><text:span text:style-name="_34_2">e</text:span><text:span text:style-name="_37_4">l</text:span><text:span text:style-name="_31_7">s</text:span><text:span text:style-name="_33_8">e</text:span><text:span text:style-name="_36_0">.</text:span></text:p>
      <text:p text:style-name="P1"><text:span text:style-name="_34_0">T</text:span><text:span text:style-name="_36_8">h</text:span><text:span text:style-name="_32_2">e</text:span><text:span text:style-name="_32_6"> </text:span><text:span text:style-name="_35_7">v</text:span><text:span text:style-name="_31_2">i</text:span><text:span text:style-name="_35_0">e</text:span><text:span text:style-name="_36_2">w</text:span><text:span text:style-name="_31_"> </text:span><text:span text:style-name="_33_3">t</text:span><text:span text:style-name="_37_0">h</text:span><text:span text:style-name="_31_5">a</text:span><text:span text:style-name="_34_4">t</text:span><text:span text:style-name="_35_1"> </text:span><text:span text:style-name="_32_3">m</text:span><text:span text:style-name="_33_7">a</text:span><text:span text:style-name="_37_3">c</text:span><text:span text:style-name="_32_5">h</text:span><text:span text:style-name="_33_2">i</text:span><text:span text:style-name="_37_2">n</text:span><text:span text:style-name="_31_7">e</text:span><text:span text:style-name="_34_5">s</text:span><text:span text:style-name="_35_1"> </text:span><text:span text:style-name="_31_0">c</text:span><text:span text:style-name="_34_0">a</text:span><text:span text:style-name="_36_4">n</text:span><text:span text:style-name="_31_0">n</text:span><text:span text:style-name="_33_9">o</text:span><text:span text:style-name="_36_7">t</text:span><text:span text:style-name="_31_"> </text:span><text:span text:style-name="_33_3">g</text:span><text:span text:style-name="_37_4">i</text:span><text:span text:style-name="_31_2">v</text:span><text:span text:style-name="_34_3">e</text:span><text:span text:style-name="_35_1"> </text:span><text:span text:style-name="_32_2">r</text:span><text:span text:style-name="_33_9">i</text:span><text:span text:style-name="_35_9">s</text:span><text:span text:style-name="_31_0">e</text:span><text:span text:style-name="_32_6"> </text:span><text:span text:style-name="_36_7">t</text:span><text:span text:style-name="_31_8">o</text:span><text:span text:style-name="_32_6"> </text:span><text:span text:style-name="_37_3">s</text:span><text:span text:style-name="_39_">u</text:span><text:span text:style-name="_34_3">r</text:span><text:span text:style-name="_35_7">p</text:span><text:span text:style-name="_38_">r</text:span><text:span text:style-name="_33_4">i</text:span><text:span text:style-name="_37_0">s</text:span><text:span text:style-name="_32_0">e</text:span><text:span text:style-name="_33_9">s</text:span><text:span text:style-name="_35_1"> </text:span><text:span text:style-name="_31_7">i</text:span><text:span text:style-name="_35_0">s</text:span><text:span text:style-name="_35_1"> </text:span><text:span text:style-name="_31_5">d</text:span><text:span text:style-name="_34_3">u</text:span><text:span text:style-name="_37_4">e</text:span><text:span text:style-name="_31_2">,</text:span><text:span text:style-name="_32_6"> </text:span><text:span text:style-name="_36_2">I</text:span><text:span text:style-name="_31_"> </text:span><text:span text:style-name="_33_3">b</text:span><text:span text:style-name="_37_0">e</text:span><text:span text:style-name="_31_5">l</text:span><text:span text:style-name="_33_3">i</text:span><text:span text:style-name="_36_5">e</text:span><text:span text:style-name="_31_0">v</text:span><text:span text:style-name="_34_9">e</text:span><text:span text:style-name="_37_3">,</text:span><text:span text:style-name="_31_"> </text:span><text:span text:style-name="_34_3">t</text:span><text:span text:style-name="_36_2">o</text:span><text:span text:style-name="_31_"> </text:span><text:span text:style-name="_34_3">a</text:span><text:span text:style-name="_35_1"> </text:span><text:span text:style-name="_38_">f</text:span><text:span text:style-name="_34_9">a</text:span><text:span text:style-name="_36_9">l</text:span><text:span text:style-name="_32_3">l</text:span><text:span text:style-name="_33_3">a</text:span><text:span text:style-name="_35_9">c</text:span><text:span text:style-name="_32_3">y</text:span><text:span text:style-name="_32_6"> </text:span><text:span text:style-name="_37_0">t</text:span><text:span text:style-name="_31_9">o</text:span><text:span text:style-name="_32_6"> </text:span><text:span text:style-name="_37_3">w</text:span><text:span text:style-name="_31_7">h</text:span><text:span text:style-name="_34_4">i</text:span><text:span text:style-name="_37_4">c</text:span><text:span text:style-name="_32_2">h</text:span><text:span text:style-name="_32_6"> </text:span><text:span text:style-name="_35_7">p</text:span><text:span text:style-name="_31_5">h</text:span><text:span text:style-name="_33_9">i</text:span><text:span text:style-name="_36_7">l</text:span><text:span text:style-name="_38_">o</text:span><text:span text:style-name="_33_7">s</text:span><text:span text:style-name="_36_4">o</text:span><text:span text:style-name="_31_3">p</text:span><text:span text:style-name="_34_9">h</text:span><text:span text:style-name="_37_4">e</text:span><text:span text:style-name="_37_">r</text:span><text:span text:style-name="_34_0">s</text:span><text:span text:style-name="_35_1"> </text:span><text:span text:style-name="_31_9">a</text:span><text:span text:style-name="_34_0">n</text:span><text:span text:style-name="_37_0">d</text:span><text:span text:style-name="_31_"> </text:span><text:span text:style-name="_33_5">m</text:span><text:span text:style-name="_37_0">a</text:span><text:span text:style-name="_31_5">t</text:span><text:span text:style-name="_34_4">h</text:span><text:span text:style-name="_37_3">e</text:span><text:span text:style-name="_31_4">m</text:span><text:span text:style-name="_33_9">a</text:span><text:span text:style-name="_35_9">t</text:span><text:span text:style-name="_31_8">i</text:span><text:span text:style-name="_34_4">c</text:span><text:span text:style-name="_36_7">i</text:span><text:span text:style-name="_31_7">a</text:span><text:span text:style-name="_34_4">n</text:span><text:span text:style-name="_37_2">s</text:span><text:span text:style-name="_31_"> </text:span><text:span text:style-name="_34_4">a</text:span><text:span text:style-name="_37_0">r</text:span><text:span text:style-name="_32_4">e</text:span><text:span text:style-name="_32_6"> </text:span><text:span text:style-name="_36_4">p</text:span><text:span text:style-name="_31_8">a</text:span><text:span text:style-name="_33_5">r</text:span><text:span text:style-name="_36_5">t</text:span><text:span text:style-name="_31_3">i</text:span><text:span text:style-name="_33_3">c</text:span><text:span text:style-name="_35_7">u</text:span><text:span text:style-name="_31_9">l</text:span><text:span text:style-name="_34_2">a</text:span><text:span text:style-name="_36_7">r</text:span><text:span text:style-name="_31_8">l</text:span><text:span text:style-name="_33_7">y</text:span><text:span text:style-name="_35_1"> </text:span><text:span text:style-name="_31_4">s</text:span><text:span text:style-name="_33_5">u</text:span><text:span text:style-name="_37_5">b</text:span><text:span text:style-name="_31_8">j</text:span><text:span text:style-name="_34_4">e</text:span><text:span text:style-name="_37_4">c</text:span><text:span text:style-name="_31_5">t</text:span><text:span text:style-name="_34_9">.</text:span><text:span text:style-name="_35_1"> </text:span><text:span text:style-name="_31_9">T</text:span><text:span text:style-name="_34_2">h</text:span><text:span text:style-name="_37_0">i</text:span><text:span text:style-name="_31_9">s</text:span><text:span text:style-name="_32_6"> </text:span><text:span text:style-name="_37_4">i</text:span><text:span text:style-name="_31_3">s</text:span><text:span text:style-name="_32_6"> </text:span><text:span text:style-name="_36_2">t</text:span><text:span text:style-name="_39_">h</text:span><text:span text:style-name="_34_8">e</text:span><text:span text:style-name="_35_1"> </text:span><text:span text:style-name="_32_3">a</text:span><text:span text:style-name="_33_5">s</text:span><text:span text:style-name="_37_5">s</text:span><text:span text:style-name="_32_5">u</text:span><text:span text:style-name="_33_4">m</text:span><text:span text:style-name="_37_4">p</text:span><text:span text:style-name="_32_5">t</text:span><text:span text:style-name="_34_2">i</text:span><text:span text:style-name="_36_7">o</text:span><text:span text:style-name="_38_">n</text:span><text:span text:style-name="_32_6"> </text:span><text:span text:style-name="_36_3">t</text:span><text:span text:style-name="_32_3">h</text:span><text:span text:style-name="_33_2">a</text:span><text:span text:style-name="_37_5">t</text:span><text:span text:style-name="_31_"> </text:span><text:span text:style-name="_34_3">a</text:span><text:span text:style-name="_35_8">s</text:span><text:span text:style-name="_31_"> </text:span><text:span text:style-name="_34_4">s</text:span><text:span text:style-name="_36_5">o</text:span><text:span text:style-name="_37_">o</text:span><text:span text:style-name="_33_4">n</text:span><text:span text:style-name="_35_1"> </text:span><text:span text:style-name="_31_5">a</text:span><text:span text:style-name="_34_2">s</text:span><text:span text:style-name="_35_1"> </text:span><text:span text:style-name="_31_4">a</text:span><text:span text:style-name="_32_6"> </text:span><text:span text:style-name="_36_9">f</text:span><text:span text:style-name="_32_0">a</text:span><text:span text:style-name="_33_3">c</text:span><text:span text:style-name="_35_9">t</text:span><text:span text:style-name="_31_"> </text:span><text:span text:style-name="_34_7">i</text:span><text:span text:style-name="_35_8">s</text:span><text:span text:style-name="_31_"> </text:span><text:span text:style-name="_33_7">p</text:span><text:span text:style-name="_36_0">r</text:span><text:span text:style-name="_31_2">e</text:span><text:span text:style-name="_34_9">s</text:span><text:span text:style-name="_37_0">e</text:span><text:span text:style-name="_31_7">n</text:span><text:span text:style-name="_33_5">t</text:span><text:span text:style-name="_36_5">e</text:span><text:span text:style-name="_32_0">d</text:span><text:span text:style-name="_32_6"> </text:span><text:span text:style-name="_37_3">t</text:span><text:span text:style-name="_31_5">o</text:span><text:span text:style-name="_32_6"> </text:span><text:span text:style-name="_36_9">a</text:span><text:span text:style-name="_31_"> </text:span><text:span text:style-name="_33_3">m</text:span><text:span text:style-name="_35_7">i</text:span><text:span text:style-name="_32_2">n</text:span><text:span text:style-name="_33_8">d</text:span><text:span text:style-name="_35_1"> </text:span><text:span text:style-name="_32_5">a</text:span><text:span text:style-name="_34_7">l</text:span><text:span text:style-name="_36_8">l</text:span><text:span text:style-name="_31_"> </text:span><text:span text:style-name="_33_9">c</text:span><text:span text:style-name="_36_5">o</text:span><text:span text:style-name="_31_5">n</text:span><text:span text:style-name="_33_8">s</text:span><text:span text:style-name="_36_9">e</text:span><text:span text:style-name="_32_5">q</text:span><text:span text:style-name="_34_2">u</text:span><text:span text:style-name="_36_3">e</text:span><text:span text:style-name="_32_0">n</text:span><text:span text:style-name="_34_3">c</text:span><text:span text:style-name="_37_0">e</text:span><text:span text:style-name="_31_7">s</text:span><text:span text:style-name="_32_6"> </text:span><text:span text:style-name="_36_8">o</text:span><text:span text:style-name="_31_3">f</text:span><text:span text:style-name="_32_6"> </text:span><text:span text:style-name="_37_0">t</text:span><text:span text:style-name="_31_9">h</text:span><text:span text:style-name="_34_9">a</text:span><text:span text:style-name="_36_0">t</text:span><text:span text:style-name="_31_"> </text:span><text:span text:style-name="_33_2">f</text:span><text:span text:style-name="_35_7">a</text:span><text:span text:style-name="_32_0">c</text:span><text:span text:style-name="_34_0">t</text:span><text:span text:style-name="_35_1"> </text:span><text:span text:style-name="_32_2">s</text:span><text:span text:style-name="_34_2">p</text:span><text:span text:style-name="_35_7">r</text:span><text:span text:style-name="_31_0">i</text:span><text:span text:style-name="_33_9">n</text:span><text:span text:style-name="_37_4">g</text:span><text:span text:style-name="_31_"> </text:span><text:span text:style-name="_34_9">i</text:span><text:span text:style-name="_37_0">n</text:span><text:span text:style-name="_38_">t</text:span><text:span text:style-name="_34_4">o</text:span><text:span text:style-name="_35_1"> </text:span><text:span text:style-name="_31_4">t</text:span><text:span text:style-name="_34_5">h</text:span><text:span text:style-name="_36_5">e</text:span><text:span text:style-name="_31_"> </text:span><text:span text:style-name="_34_2">m</text:span><text:span text:style-name="_35_9">i</text:span><text:span text:style-name="_32_0">n</text:span><text:span text:style-name="_33_8">d</text:span><text:span text:style-name="_35_1"> </text:span><text:span text:style-name="_32_5">s</text:span><text:span text:style-name="_34_3">i</text:span><text:span text:style-name="_36_5">m</text:span><text:span text:style-name="_31_7">u</text:span><text:span text:style-name="_34_0">l</text:span><text:span text:style-name="_37_0">t</text:span><text:span text:style-name="_37_">a</text:span><text:span text:style-name="_33_4">n</text:span><text:span text:style-name="_35_7">e</text:span><text:span text:style-name="_32_4">o</text:span><text:span text:style-name="_34_7">u</text:span><text:span text:style-name="_36_4">s</text:span><text:span text:style-name="_32_2">l</text:span><text:span text:style-name="_34_0">y</text:span><text:span text:style-name="_35_1"> </text:span><text:span text:style-name="_32_4">w</text:span><text:span text:style-name="_33_9">i</text:span><text:span text:style-name="_36_0">t</text:span><text:span text:style-name="_32_2">h</text:span><text:span text:style-name="_32_6"> </text:span><text:span text:style-name="_37_5">i</text:span><text:span text:style-name="_31_9">t</text:span><text:span text:style-name="_33_8">.</text:span><text:span text:style-name="_35_1"> </text:span><text:span text:style-name="_31_2">I</text:span><text:span text:style-name="_34_8">t</text:span><text:span text:style-name="_35_1"> </text:span><text:span text:style-name="_32_0">i</text:span><text:span text:style-name="_34_3">s</text:span><text:span text:style-name="_35_1"> </text:span><text:span text:style-name="_32_0">a</text:span><text:span text:style-name="_32_6"> </text:span><text:span text:style-name="_36_5">v</text:span><text:span text:style-name="_32_4">e</text:span><text:span text:style-name="_33_3">r</text:span><text:span text:style-name="_36_4">y</text:span><text:span text:style-name="_31_"> </text:span><text:span text:style-name="_34_3">u</text:span><text:span text:style-name="_37_2">s</text:span><text:span text:style-name="_32_4">e</text:span><text:span text:style-name="_34_7">f</text:span><text:span text:style-name="_36_2">u</text:span><text:span text:style-name="_37_">l</text:span><text:span text:style-name="_32_6"> </text:span><text:span text:style-name="_36_2">a</text:span><text:span text:style-name="_38_">s</text:span><text:span text:style-name="_35_0">s</text:span><text:span text:style-name="_36_7">u</text:span><text:span text:style-name="_31_2">m</text:span><text:span text:style-name="_34_4">p</text:span><text:span text:style-name="_36_7">t</text:span><text:span text:style-name="_31_7">i</text:span><text:span text:style-name="_33_3">o</text:span><text:span text:style-name="_35_7">n</text:span><text:span text:style-name="_31_"> </text:span><text:span text:style-name="_34_4">u</text:span><text:span text:style-name="_37_0">n</text:span><text:span text:style-name="_32_2">d</text:span><text:span text:style-name="_33_9">e</text:span><text:span text:style-name="_37_3">r</text:span><text:span text:style-name="_31_"> </text:span><text:span text:style-name="_33_8">m</text:span><text:span text:style-name="_36_3">a</text:span><text:span text:style-name="_31_2">n</text:span><text:span text:style-name="_34_4">y</text:span><text:span text:style-name="_35_1"> </text:span><text:span text:style-name="_31_5">c</text:span><text:span text:style-name="_33_3">i</text:span><text:span text:style-name="_36_5">r</text:span><text:span text:style-name="_31_9">c</text:span><text:span text:style-name="_34_2">u</text:span><text:span text:style-name="_36_5">m</text:span><text:span text:style-name="_32_0">s</text:span><text:span text:style-name="_33_7">t</text:span><text:span text:style-name="_35_9">a</text:span><text:span text:style-name="_38_">n</text:span><text:span text:style-name="_34_2">c</text:span><text:span text:style-name="_36_0">e</text:span><text:span text:style-name="_31_7">s</text:span><text:span text:style-name="_34_3">,</text:span><text:span text:style-name="_35_1"> </text:span><text:span text:style-name="_31_3">b</text:span><text:span text:style-name="_34_3">u</text:span><text:span text:style-name="_35_8">t</text:span><text:span text:style-name="_31_"> </text:span><text:span text:style-name="_34_0">o</text:span><text:span text:style-name="_36_9">n</text:span><text:span text:style-name="_37_">e</text:span><text:span text:style-name="_32_6"> </text:span><text:span text:style-name="_37_2">t</text:span><text:span text:style-name="_32_5">o</text:span><text:span text:style-name="_34_9">o</text:span><text:span text:style-name="_35_1"> </text:span><text:span text:style-name="_31_2">e</text:span><text:span text:style-name="_33_9">a</text:span><text:span text:style-name="_36_2">s</text:span><text:span text:style-name="_31_7">i</text:span><text:span text:style-name="_34_8">l</text:span><text:span text:style-name="_36_2">y</text:span><text:span text:style-name="_31_"> </text:span><text:span text:style-name="_34_2">f</text:span><text:span text:style-name="_35_7">o</text:span><text:span text:style-name="_31_9">r</text:span><text:span text:style-name="_33_2">g</text:span><text:span text:style-name="_36_4">e</text:span><text:span text:style-name="_31_0">t</text:span><text:span text:style-name="_33_9">s</text:span><text:span text:style-name="_35_1"> </text:span><text:span text:style-name="_38_">t</text:span><text:span text:style-name="_34_8">h</text:span><text:span text:style-name="_37_3">a</text:span><text:span text:style-name="_31_2">t</text:span><text:span text:style-name="_32_6"> </text:span><text:span text:style-name="_35_9">i</text:span><text:span text:style-name="_31_3">t</text:span><text:span text:style-name="_32_6"> </text:span><text:span text:style-name="_36_3">i</text:span><text:span text:style-name="_32_3">s</text:span><text:span text:style-name="_32_6"> </text:span><text:span text:style-name="_36_4">f</text:span><text:span text:style-name="_32_2">a</text:span><text:span text:style-name="_34_7">l</text:span><text:span text:style-name="_36_7">s</text:span><text:span text:style-name="_38_">e</text:span><text:span text:style-name="_33_4">.</text:span><text:span text:style-name="_35_1"> </text:span><text:span text:style-name="_31_4">A</text:span><text:span text:style-name="_32_6"> </text:span><text:span text:style-name="_35_9">n</text:span><text:span text:style-name="_32_3">a</text:span><text:span text:style-name="_33_7">t</text:span><text:span text:style-name="_37_4">u</text:span><text:span text:style-name="_31_0">r</text:span><text:span text:style-name="_33_9">a</text:span><text:span text:style-name="_37_5">l</text:span><text:span text:style-name="_31_"> </text:span><text:span text:style-name="_33_7">c</text:span><text:span text:style-name="_36_5">o</text:span><text:span text:style-name="_31_2">n</text:span><text:span text:style-name="_35_0">s</text:span><text:span text:style-name="_36_8">e</text:span><text:span text:style-name="_31_2">q</text:span><text:span text:style-name="_33_2">u</text:span><text:span text:style-name="_37_2">e</text:span><text:span text:style-name="_31_0">n</text:span><text:span text:style-name="_34_5">c</text:span><text:span text:style-name="_36_7">e</text:span><text:span text:style-name="_31_"> </text:span><text:span text:style-name="_34_5">o</text:span><text:span text:style-name="_36_3">f</text:span><text:span text:style-name="_31_"> </text:span><text:span text:style-name="_34_2">d</text:span><text:span text:style-name="_37_0">o</text:span><text:span text:style-name="_31_0">i</text:span><text:span text:style-name="_34_2">n</text:span><text:span text:style-name="_36_9">g</text:span><text:span text:style-name="_31_"> </text:span><text:span text:style-name="_33_9">s</text:span><text:span text:style-name="_37_0">o</text:span><text:span text:style-name="_31_"> </text:span><text:span text:style-name="_34_9">i</text:span><text:span text:style-name="_37_0">s</text:span><text:span text:style-name="_31_"> </text:span><text:span text:style-name="_34_4">t</text:span><text:span text:style-name="_37_4">h</text:span><text:span text:style-name="_32_2">a</text:span><text:span text:style-name="_33_2">t</text:span><text:span text:style-name="_35_1"> </text:span><text:span text:style-name="_31_2">o</text:span><text:span text:style-name="_34_9">n</text:span><text:span text:style-name="_36_4">e</text:span><text:span text:style-name="_31_"> </text:span><text:span text:style-name="_34_0">t</text:span><text:span text:style-name="_36_3">h</text:span><text:span text:style-name="_31_0">e</text:span><text:span text:style-name="_34_4">n</text:span><text:span text:style-name="_35_1"> </text:span><text:span text:style-name="_31_4">a</text:span><text:span text:style-name="_35_0">s</text:span><text:span text:style-name="_37_3">s</text:span><text:span text:style-name="_37_">u</text:span><text:span text:style-name="_33_3">m</text:span><text:span text:style-name="_37_0">e</text:span><text:span text:style-name="_37_">s</text:span><text:span text:style-name="_32_6"> </text:span><text:span text:style-name="_35_9">t</text:span><text:span text:style-name="_31_5">h</text:span><text:span text:style-name="_33_9">a</text:span><text:span text:style-name="_36_8">t</text:span><text:span text:style-name="_31_"> </text:span><text:span text:style-name="_33_3">t</text:span><text:span text:style-name="_37_4">h</text:span><text:span text:style-name="_32_0">e</text:span><text:span text:style-name="_33_7">r</text:span><text:span text:style-name="_37_4">e</text:span><text:span text:style-name="_31_"> </text:span><text:span text:style-name="_33_5">i</text:span><text:span text:style-name="_36_5">s</text:span><text:span text:style-name="_31_"> </text:span><text:span text:style-name="_33_5">n</text:span><text:span text:style-name="_37_4">o</text:span><text:span text:style-name="_31_"> </text:span><text:span text:style-name="_34_8">v</text:span><text:span text:style-name="_36_3">i</text:span><text:span text:style-name="_31_5">r</text:span><text:span text:style-name="_33_4">t</text:span><text:span text:style-name="_37_2">u</text:span><text:span text:style-name="_31_4">e</text:span><text:span text:style-name="_32_6"> </text:span><text:span text:style-name="_36_0">i</text:span><text:span text:style-name="_38_">n</text:span><text:span text:style-name="_32_6"> </text:span><text:span text:style-name="_37_0">t</text:span><text:span text:style-name="_38_">h</text:span><text:span text:style-name="_34_2">e</text:span><text:span text:style-name="_35_1"> </text:span><text:span text:style-name="_32_3">m</text:span><text:span text:style-name="_34_2">e</text:span><text:span text:style-name="_37_3">r</text:span><text:span text:style-name="_31_2">e</text:span><text:span text:style-name="_32_6"> </text:span><text:span text:style-name="_36_0">w</text:span><text:span text:style-name="_31_0">o</text:span><text:span text:style-name="_33_5">r</text:span><text:span text:style-name="_36_0">k</text:span><text:span text:style-name="_31_9">i</text:span><text:span text:style-name="_33_3">n</text:span><text:span text:style-name="_36_0">g</text:span><text:span text:style-name="_31_"> </text:span><text:span text:style-name="_34_8">o</text:span><text:span text:style-name="_35_7">u</text:span><text:span text:style-name="_37_">t</text:span><text:span text:style-name="_32_6"> </text:span><text:span text:style-name="_36_0">o</text:span><text:span text:style-name="_38_">f</text:span><text:span text:style-name="_32_6"> </text:span><text:span text:style-name="_36_8">c</text:span><text:span text:style-name="_32_4">o</text:span><text:span text:style-name="_34_9">n</text:span><text:span text:style-name="_36_3">s</text:span><text:span text:style-name="_31_7">e</text:span><text:span text:style-name="_33_9">q</text:span><text:span text:style-name="_37_2">u</text:span><text:span text:style-name="_31_5">e</text:span><text:span text:style-name="_33_8">n</text:span><text:span text:style-name="_36_4">c</text:span><text:span text:style-name="_39_">e</text:span><text:span text:style-name="_33_7">s</text:span><text:span text:style-name="_35_1"> </text:span><text:span text:style-name="_39_">f</text:span><text:span text:style-name="_34_3">r</text:span><text:span text:style-name="_36_9">o</text:span><text:span text:style-name="_37_">m</text:span><text:span text:style-name="_32_6"> </text:span><text:span text:style-name="_35_7">d</text:span><text:span text:style-name="_39_">a</text:span><text:span text:style-name="_34_2">t</text:span><text:span text:style-name="_36_0">a</text:span><text:span text:style-name="_31_"> </text:span><text:span text:style-name="_34_8">a</text:span><text:span text:style-name="_36_5">n</text:span><text:span text:style-name="_31_8">d</text:span><text:span text:style-name="_32_6"> </text:span><text:span text:style-name="_35_9">g</text:span><text:span text:style-name="_32_4">e</text:span><text:span text:style-name="_33_4">n</text:span><text:span text:style-name="_36_5">e</text:span><text:span text:style-name="_31_7">r</text:span><text:span text:style-name="_33_2">a</text:span><text:span text:style-name="_35_8">l</text:span><text:span text:style-name="_31_"> </text:span><text:span text:style-name="_34_2">p</text:span><text:span text:style-name="_36_5">r</text:span><text:span text:style-name="_32_2">i</text:span><text:span text:style-name="_34_4">n</text:span><text:span text:style-name="_36_7">c</text:span><text:span text:style-name="_31_5">i</text:span><text:span text:style-name="_34_3">p</text:span><text:span text:style-name="_36_8">l</text:span><text:span text:style-name="_32_5">e</text:span><text:span text:style-name="_34_7">s</text:span><text:span text:style-name="_37_3">.</text:span></text:p>
      <text:p text:style-name="P1"><text:span text:style-name="_33_4">(</text:span><text:span text:style-name="_36_4">7</text:span><text:span text:style-name="_31_8">)</text:span><text:span text:style-name="_32_6"> </text:span><text:span text:style-name="_37_5">A</text:span><text:span text:style-name="_32_5">r</text:span><text:span text:style-name="_34_2">g</text:span><text:span text:style-name="_36_0">u</text:span><text:span text:style-name="_31_7">m</text:span><text:span text:style-name="_34_9">e</text:span><text:span text:style-name="_36_8">n</text:span><text:span text:style-name="_32_5">t</text:span><text:span text:style-name="_32_6"> </text:span><text:span text:style-name="_35_7">f</text:span><text:span text:style-name="_31_0">r</text:span><text:span text:style-name="_34_4">o</text:span><text:span text:style-name="_36_8">m</text:span><text:span text:style-name="_31_"> </text:span><text:span text:style-name="_35_0">C</text:span><text:span text:style-name="_37_0">o</text:span><text:span text:style-name="_31_5">n</text:span><text:span text:style-name="_34_3">t</text:span><text:span text:style-name="_36_9">i</text:span><text:span text:style-name="_31_7">n</text:span><text:span text:style-name="_33_8">u</text:span><text:span text:style-name="_37_0">i</text:span><text:span text:style-name="_32_2">t</text:span><text:span text:style-name="_34_0">y</text:span><text:span text:style-name="_35_1"> </text:span><text:span text:style-name="_31_7">i</text:span><text:span text:style-name="_33_5">n</text:span><text:span text:style-name="_35_1"> </text:span><text:span text:style-name="_39_">t</text:span><text:span text:style-name="_35_0">h</text:span><text:span text:style-name="_36_5">e</text:span><text:span text:style-name="_31_"> </text:span><text:span text:style-name="_33_9">N</text:span><text:span text:style-name="_37_4">e</text:span><text:span text:style-name="_31_3">r</text:span><text:span text:style-name="_34_0">v</text:span><text:span text:style-name="_36_5">o</text:span><text:span text:style-name="_31_2">u</text:span><text:span text:style-name="_34_3">s</text:span><text:span text:style-name="_35_1"> </text:span><text:span text:style-name="_32_5">S</text:span><text:span text:style-name="_35_0">y</text:span><text:span text:style-name="_36_0">s</text:span><text:span text:style-name="_31_9">t</text:span><text:span text:style-name="_35_0">e</text:span><text:span text:style-name="_36_7">m</text:span></text:p>
      <text:p text:style-name="P1"><text:span text:style-name="_33_4">T</text:span><text:span text:style-name="_37_2">h</text:span><text:span text:style-name="_31_9">e</text:span><text:span text:style-name="_32_6"> </text:span><text:span text:style-name="_36_3">n</text:span><text:span text:style-name="_31_8">e</text:span><text:span text:style-name="_34_4">r</text:span><text:span text:style-name="_36_9">v</text:span><text:span text:style-name="_32_0">o</text:span><text:span text:style-name="_33_7">u</text:span><text:span text:style-name="_37_0">s</text:span><text:span text:style-name="_31_"> </text:span><text:span text:style-name="_33_5">s</text:span><text:span text:style-name="_37_5">y</text:span><text:span text:style-name="_31_3">s</text:span><text:span text:style-name="_33_3">t</text:span><text:span text:style-name="_36_4">e</text:span><text:span text:style-name="_31_7">m</text:span><text:span text:style-name="_32_6"> </text:span><text:span text:style-name="_35_7">i</text:span><text:span text:style-name="_39_">s</text:span><text:span text:style-name="_32_6"> </text:span><text:span text:style-name="_37_4">c</text:span><text:span text:style-name="_31_8">e</text:span><text:span text:style-name="_34_9">r</text:span><text:span text:style-name="_36_8">t</text:span><text:span text:style-name="_32_2">a</text:span><text:span text:style-name="_33_9">i</text:span><text:span text:style-name="_35_7">n</text:span><text:span text:style-name="_31_0">l</text:span><text:span text:style-name="_34_8">y</text:span><text:span text:style-name="_35_1"> </text:span><text:span text:style-name="_32_2">n</text:span><text:span text:style-name="_34_5">o</text:span><text:span text:style-name="_36_2">t</text:span><text:span text:style-name="_31_"> </text:span><text:span text:style-name="_33_7">a</text:span><text:span text:style-name="_35_1"> </text:span><text:span text:style-name="_31_3">d</text:span><text:span text:style-name="_34_0">i</text:span><text:span text:style-name="_36_7">s</text:span><text:span text:style-name="_31_7">c</text:span><text:span text:style-name="_34_8">r</text:span><text:span text:style-name="_37_5">e</text:span><text:span text:style-name="_32_2">t</text:span><text:span text:style-name="_33_7">e</text:span>-<text:span text:style-name="_31_5">s</text:span><text:span text:style-name="_33_5">t</text:span><text:span text:style-name="_36_9">a</text:span><text:span text:style-name="_32_3">t</text:span><text:span text:style-name="_34_4">e</text:span><text:span text:style-name="_35_1"> </text:span><text:span text:style-name="_31_5">m</text:span><text:span text:style-name="_33_7">a</text:span><text:span text:style-name="_36_3">c</text:span><text:span text:style-name="_32_2">h</text:span><text:span text:style-name="_34_9">i</text:span><text:span text:style-name="_36_3">n</text:span><text:span text:style-name="_32_3">e</text:span><text:span text:style-name="_34_2">.</text:span><text:span text:style-name="_35_1"> </text:span><text:span text:style-name="_32_4">A</text:span><text:span text:style-name="_32_6"> </text:span><text:span text:style-name="_37_0">s</text:span><text:span text:style-name="_32_3">m</text:span><text:span text:style-name="_34_4">a</text:span><text:span text:style-name="_36_3">l</text:span><text:span text:style-name="_31_5">l</text:span><text:span text:style-name="_32_6"> </text:span><text:span text:style-name="_36_7">e</text:span><text:span text:style-name="_31_2">r</text:span><text:span text:style-name="_33_3">r</text:span><text:span text:style-name="_35_7">o</text:span><text:span text:style-name="_31_3">r</text:span><text:span text:style-name="_32_6"> </text:span><text:span text:style-name="_36_7">i</text:span><text:span text:style-name="_31_3">n</text:span><text:span text:style-name="_32_6"> </text:span><text:span text:style-name="_36_5">t</text:span><text:span text:style-name="_32_5">h</text:span><text:span text:style-name="_33_5">e</text:span><text:span text:style-name="_35_1"> </text:span><text:span text:style-name="_31_7">i</text:span><text:span text:style-name="_33_2">n</text:span><text:span text:style-name="_35_8">f</text:span><text:span text:style-name="_31_0">o</text:span><text:span text:style-name="_34_2">r</text:span><text:span text:style-name="_35_9">m</text:span><text:span text:style-name="_32_3">a</text:span><text:span text:style-name="_33_8">t</text:span><text:span text:style-name="_36_8">i</text:span><text:span text:style-name="_32_0">o</text:span><text:span text:style-name="_33_2">n</text:span><text:span text:style-name="_35_1"> </text:span><text:span text:style-name="_31_4">a</text:span><text:span text:style-name="_34_4">b</text:span><text:span text:style-name="_36_7">o</text:span><text:span text:style-name="_31_5">u</text:span><text:span text:style-name="_33_9">t</text:span><text:span text:style-name="_35_1"> </text:span><text:span text:style-name="_32_3">t</text:span><text:span text:style-name="_33_9">h</text:span><text:span text:style-name="_37_3">e</text:span><text:span text:style-name="_31_"> </text:span><text:span text:style-name="_34_0">s</text:span><text:span text:style-name="_36_4">i</text:span><text:span text:style-name="_32_2">z</text:span><text:span text:style-name="_34_9">e</text:span><text:span text:style-name="_35_1"> </text:span><text:span text:style-name="_32_5">o</text:span><text:span text:style-name="_33_8">f</text:span><text:span text:style-name="_35_1"> </text:span><text:span text:style-name="_31_5">a</text:span><text:span text:style-name="_32_6"> </text:span><text:span text:style-name="_35_8">n</text:span><text:span text:style-name="_32_4">e</text:span><text:span text:style-name="_35_0">r</text:span><text:span text:style-name="_36_9">v</text:span><text:span text:style-name="_31_0">o</text:span><text:span text:style-name="_34_8">u</text:span><text:span text:style-name="_36_3">s</text:span><text:span text:style-name="_31_"> </text:span><text:span text:style-name="_34_4">i</text:span><text:span text:style-name="_36_5">m</text:span><text:span text:style-name="_31_5">p</text:span><text:span text:style-name="_33_9">u</text:span><text:span text:style-name="_35_7">l</text:span><text:span text:style-name="_32_0">s</text:span><text:span text:style-name="_35_0">e</text:span><text:span text:style-name="_35_1"> </text:span><text:span text:style-name="_38_">i</text:span><text:span text:style-name="_33_3">m</text:span><text:span text:style-name="_36_7">p</text:span><text:span text:style-name="_31_2">i</text:span><text:span text:style-name="_34_4">n</text:span><text:span text:style-name="_37_5">g</text:span><text:span text:style-name="_32_5">i</text:span><text:span text:style-name="_33_8">n</text:span><text:span text:style-name="_37_3">g</text:span><text:span text:style-name="_31_"> </text:span><text:span text:style-name="_35_0">o</text:span><text:span text:style-name="_36_5">n</text:span><text:span text:style-name="_31_"> </text:span><text:span text:style-name="_35_0">a</text:span><text:span text:style-name="_35_1"> </text:span><text:span text:style-name="_32_0">n</text:span><text:span text:style-name="_34_7">e</text:span><text:span text:style-name="_36_4">u</text:span><text:span text:style-name="_31_2">r</text:span><text:span text:style-name="_33_2">o</text:span><text:span text:style-name="_36_7">n</text:span><text:span text:style-name="_31_0">,</text:span><text:span text:style-name="_32_6"> </text:span><text:span text:style-name="_36_5">m</text:span><text:span text:style-name="_31_2">a</text:span><text:span text:style-name="_34_3">y</text:span><text:span text:style-name="_35_1"> </text:span><text:span text:style-name="_31_4">m</text:span><text:span text:style-name="_34_4">a</text:span><text:span text:style-name="_35_8">k</text:span><text:span text:style-name="_31_3">e</text:span><text:span text:style-name="_32_6"> </text:span><text:span text:style-name="_36_4">a</text:span><text:span text:style-name="_31_"> </text:span><text:span text:style-name="_34_8">l</text:span><text:span text:style-name="_36_7">a</text:span><text:span text:style-name="_32_4">r</text:span><text:span text:style-name="_34_5">g</text:span><text:span text:style-name="_36_2">e</text:span><text:span text:style-name="_31_"> </text:span><text:span text:style-name="_35_0">d</text:span><text:span text:style-name="_35_7">i</text:span><text:span text:style-name="_32_3">f</text:span><text:span text:style-name="_33_8">f</text:span><text:span text:style-name="_36_8">e</text:span><text:span text:style-name="_32_2">r</text:span><text:span text:style-name="_34_0">e</text:span><text:span text:style-name="_37_5">n</text:span><text:span text:style-name="_32_3">c</text:span><text:span text:style-name="_35_0">e</text:span><text:span text:style-name="_35_1"> </text:span><text:span text:style-name="_31_0">t</text:span><text:span text:style-name="_35_0">o</text:span><text:span text:style-name="_35_1"> </text:span><text:span text:style-name="_31_7">t</text:span><text:span text:style-name="_33_5">h</text:span><text:span text:style-name="_36_7">e</text:span><text:span text:style-name="_31_"> </text:span><text:span text:style-name="_33_7">s</text:span><text:span text:style-name="_37_2">i</text:span><text:span text:style-name="_32_2">z</text:span><text:span text:style-name="_34_0">e</text:span><text:span text:style-name="_35_1"> </text:span><text:span text:style-name="_31_9">o</text:span><text:span text:style-name="_33_4">f</text:span><text:span text:style-name="_35_1"> </text:span><text:span text:style-name="_38_">t</text:span><text:span text:style-name="_34_5">h</text:span><text:span text:style-name="_36_5">e</text:span><text:span text:style-name="_31_"> </text:span><text:span text:style-name="_35_0">o</text:span><text:span text:style-name="_36_9">u</text:span><text:span text:style-name="_31_8">t</text:span><text:span text:style-name="_33_7">g</text:span><text:span text:style-name="_36_9">o</text:span><text:span text:style-name="_32_0">i</text:span><text:span text:style-name="_34_8">n</text:span><text:span text:style-name="_37_0">g</text:span><text:span text:style-name="_31_"> </text:span><text:span text:style-name="_34_7">i</text:span><text:span text:style-name="_36_3">m</text:span><text:span text:style-name="_31_2">p</text:span><text:span text:style-name="_34_2">u</text:span><text:span text:style-name="_36_0">l</text:span><text:span text:style-name="_32_2">s</text:span><text:span text:style-name="_34_3">e</text:span><text:span text:style-name="_36_8">.</text:span><text:span text:style-name="_31_"> </text:span><text:span text:style-name="_34_8">I</text:span><text:span text:style-name="_37_5">t</text:span><text:span text:style-name="_31_"> </text:span><text:span text:style-name="_33_8">m</text:span><text:span text:style-name="_36_9">a</text:span><text:span text:style-name="_31_8">y</text:span><text:span text:style-name="_32_6"> </text:span><text:span text:style-name="_36_0">b</text:span><text:span text:style-name="_32_3">e</text:span><text:span text:style-name="_32_6"> </text:span><text:span text:style-name="_35_9">a</text:span><text:span text:style-name="_31_3">r</text:span><text:span text:style-name="_34_3">g</text:span><text:span text:style-name="_37_2">u</text:span><text:span text:style-name="_31_4">e</text:span><text:span text:style-name="_34_7">d</text:span><text:span text:style-name="_35_1"> </text:span><text:span text:style-name="_31_3">t</text:span><text:span text:style-name="_35_0">h</text:span><text:span text:style-name="_36_3">a</text:span><text:span text:style-name="_31_3">t</text:span><text:span text:style-name="_34_3">,</text:span><text:span text:style-name="_35_1"> </text:span><text:span text:style-name="_39_">t</text:span><text:span text:style-name="_34_8">h</text:span><text:span text:style-name="_37_4">i</text:span><text:span text:style-name="_31_4">s</text:span><text:span text:style-name="_32_6"> </text:span><text:span text:style-name="_37_2">b</text:span><text:span text:style-name="_32_4">e</text:span><text:span text:style-name="_33_4">i</text:span><text:span text:style-name="_36_5">n</text:span><text:span text:style-name="_31_2">g</text:span><text:span text:style-name="_32_6"> </text:span><text:span text:style-name="_36_2">s</text:span><text:span text:style-name="_31_4">o</text:span><text:span text:style-name="_33_8">,</text:span><text:span text:style-name="_35_1"> </text:span><text:span text:style-name="_31_3">o</text:span><text:span text:style-name="_33_9">n</text:span><text:span text:style-name="_35_8">e</text:span><text:span text:style-name="_31_"> </text:span><text:span text:style-name="_34_9">c</text:span><text:span text:style-name="_35_7">a</text:span><text:span text:style-name="_32_3">n</text:span><text:span text:style-name="_34_5">n</text:span><text:span text:style-name="_36_5">o</text:span><text:span text:style-name="_38_">t</text:span><text:span text:style-name="_32_6"> </text:span><text:span text:style-name="_37_0">e</text:span><text:span text:style-name="_32_0">x</text:span><text:span text:style-name="_34_7">p</text:span><text:span text:style-name="_37_3">e</text:span><text:span text:style-name="_39_">c</text:span><text:span text:style-name="_34_4">t</text:span><text:span text:style-name="_35_1"> </text:span><text:span text:style-name="_31_2">t</text:span><text:span text:style-name="_33_2">o</text:span><text:span text:style-name="_35_1"> </text:span><text:span text:style-name="_31_0">b</text:span><text:span text:style-name="_33_9">e</text:span><text:span text:style-name="_35_1"> </text:span><text:span text:style-name="_31_8">a</text:span><text:span text:style-name="_33_7">b</text:span><text:span text:style-name="_36_4">l</text:span><text:span text:style-name="_31_9">e</text:span><text:span text:style-name="_32_6"> </text:span><text:span text:style-name="_36_7">t</text:span><text:span text:style-name="_32_2">o</text:span><text:span text:style-name="_32_6"> </text:span><text:span text:style-name="_36_2">m</text:span><text:span text:style-name="_31_5">i</text:span><text:span text:style-name="_33_7">m</text:span><text:span text:style-name="_37_5">i</text:span><text:span text:style-name="_31_7">c</text:span><text:span text:style-name="_32_6"> </text:span><text:span text:style-name="_37_0">t</text:span><text:span text:style-name="_31_0">h</text:span><text:span text:style-name="_34_0">e</text:span><text:span text:style-name="_35_1"> </text:span><text:span text:style-name="_31_7">b</text:span><text:span text:style-name="_34_5">e</text:span><text:span text:style-name="_36_7">h</text:span><text:span text:style-name="_31_9">a</text:span><text:span text:style-name="_34_7">v</text:span><text:span text:style-name="_36_0">i</text:span><text:span text:style-name="_32_0">o</text:span><text:span text:style-name="_34_9">u</text:span><text:span text:style-name="_36_0">r</text:span><text:span text:style-name="_31_"> </text:span><text:span text:style-name="_33_2">o</text:span><text:span text:style-name="_37_0">f</text:span><text:span text:style-name="_31_"> </text:span><text:span text:style-name="_34_5">t</text:span><text:span text:style-name="_37_5">h</text:span><text:span text:style-name="_32_4">e</text:span><text:span text:style-name="_32_6"> </text:span><text:span text:style-name="_35_8">n</text:span><text:span text:style-name="_37_">e</text:span><text:span text:style-name="_34_7">r</text:span><text:span text:style-name="_36_9">v</text:span><text:span text:style-name="_37_">o</text:span><text:span text:style-name="_33_8">u</text:span><text:span text:style-name="_37_2">s</text:span><text:span text:style-name="_31_"> </text:span><text:span text:style-name="_33_5">s</text:span><text:span text:style-name="_36_0">y</text:span><text:span text:style-name="_39_">s</text:span><text:span text:style-name="_33_3">t</text:span><text:span text:style-name="_36_2">e</text:span><text:span text:style-name="_31_9">m</text:span><text:span text:style-name="_32_6"> </text:span><text:span text:style-name="_36_3">w</text:span><text:span text:style-name="_39_">i</text:span><text:span text:style-name="_34_7">t</text:span><text:span text:style-name="_36_8">h</text:span><text:span text:style-name="_31_"> </text:span><text:span text:style-name="_34_5">a</text:span><text:span text:style-name="_35_1"> </text:span><text:span text:style-name="_31_7">d</text:span><text:span text:style-name="_34_7">i</text:span><text:span text:style-name="_37_4">s</text:span><text:span text:style-name="_39_">c</text:span><text:span text:style-name="_34_2">r</text:span><text:span text:style-name="_37_2">e</text:span><text:span text:style-name="_32_2">t</text:span><text:span text:style-name="_33_7">e</text:span>-<text:span text:style-name="_32_5">s</text:span><text:span text:style-name="_33_2">t</text:span><text:span text:style-name="_36_0">a</text:span><text:span text:style-name="_31_2">t</text:span><text:span text:style-name="_33_9">e</text:span><text:span text:style-name="_35_1"> </text:span><text:span text:style-name="_31_9">s</text:span><text:span text:style-name="_34_0">y</text:span><text:span text:style-name="_37_5">s</text:span><text:span text:style-name="_31_0">t</text:span><text:span text:style-name="_34_3">e</text:span><text:span text:style-name="_36_0">m</text:span><text:span text:style-name="_31_9">.</text:span></text:p>
      <text:p text:style-name="P1"><text:span text:style-name="_37_3">I</text:span><text:span text:style-name="_31_3">t</text:span><text:span text:style-name="_32_6"> </text:span><text:span text:style-name="_36_9">i</text:span><text:span text:style-name="_32_5">s</text:span><text:span text:style-name="_32_6"> </text:span><text:span text:style-name="_37_4">t</text:span><text:span text:style-name="_31_2">r</text:span><text:span text:style-name="_33_7">u</text:span><text:span text:style-name="_35_7">e</text:span><text:span text:style-name="_31_"> </text:span><text:span text:style-name="_34_4">t</text:span><text:span text:style-name="_37_2">h</text:span><text:span text:style-name="_32_3">a</text:span><text:span text:style-name="_34_0">t</text:span><text:span text:style-name="_35_1"> </text:span><text:span text:style-name="_37_">a</text:span><text:span text:style-name="_32_6"> </text:span><text:span text:style-name="_36_7">d</text:span><text:span text:style-name="_32_5">i</text:span><text:span text:style-name="_33_2">s</text:span><text:span text:style-name="_37_4">c</text:span><text:span text:style-name="_37_">r</text:span><text:span text:style-name="_34_7">e</text:span><text:span text:style-name="_35_8">t</text:span><text:span text:style-name="_37_">e</text:span>-<text:span text:style-name="_36_2">s</text:span><text:span text:style-name="_32_2">t</text:span><text:span text:style-name="_33_8">a</text:span><text:span text:style-name="_36_4">t</text:span><text:span text:style-name="_38_">e</text:span><text:span text:style-name="_32_6"> </text:span><text:span text:style-name="_37_5">m</text:span><text:span text:style-name="_31_3">a</text:span><text:span text:style-name="_34_8">c</text:span><text:span text:style-name="_37_0">h</text:span><text:span text:style-name="_32_0">i</text:span><text:span text:style-name="_33_4">n</text:span><text:span text:style-name="_35_9">e</text:span><text:span text:style-name="_31_"> </text:span><text:span text:style-name="_34_4">m</text:span><text:span text:style-name="_37_5">u</text:span><text:span text:style-name="_32_2">s</text:span><text:span text:style-name="_33_2">t</text:span><text:span text:style-name="_35_1"> </text:span><text:span text:style-name="_32_2">b</text:span><text:span text:style-name="_33_3">e</text:span><text:span text:style-name="_35_1"> </text:span><text:span text:style-name="_31_7">d</text:span><text:span text:style-name="_34_9">i</text:span><text:span text:style-name="_36_4">f</text:span><text:span text:style-name="_31_7">f</text:span><text:span text:style-name="_33_5">e</text:span><text:span text:style-name="_36_8">r</text:span><text:span text:style-name="_32_4">e</text:span><text:span text:style-name="_33_9">n</text:span><text:span text:style-name="_37_0">t</text:span><text:span text:style-name="_31_"> </text:span><text:span text:style-name="_34_8">f</text:span><text:span text:style-name="_36_3">r</text:span><text:span text:style-name="_31_0">o</text:span><text:span text:style-name="_34_9">m</text:span><text:span text:style-name="_35_1"> </text:span><text:span text:style-name="_31_5">a</text:span><text:span text:style-name="_32_6"> </text:span><text:span text:style-name="_37_4">c</text:span><text:span text:style-name="_31_7">o</text:span><text:span text:style-name="_33_9">n</text:span><text:span text:style-name="_36_7">t</text:span><text:span text:style-name="_32_0">i</text:span><text:span text:style-name="_34_8">n</text:span><text:span text:style-name="_35_7">u</text:span><text:span text:style-name="_31_3">o</text:span><text:span text:style-name="_33_5">u</text:span><text:span text:style-name="_37_5">s</text:span><text:span text:style-name="_31_"> </text:span><text:span text:style-name="_34_5">m</text:span><text:span text:style-name="_36_3">a</text:span><text:span text:style-name="_32_3">c</text:span><text:span text:style-name="_34_9">h</text:span><text:span text:style-name="_37_5">i</text:span><text:span text:style-name="_38_">n</text:span><text:span text:style-name="_34_7">e</text:span><text:span text:style-name="_36_2">.</text:span><text:span text:style-name="_31_"> </text:span><text:span text:style-name="_33_7">B</text:span><text:span text:style-name="_36_0">u</text:span><text:span text:style-name="_31_3">t</text:span><text:span text:style-name="_32_6"> </text:span><text:span text:style-name="_35_8">i</text:span><text:span text:style-name="_32_5">f</text:span><text:span text:style-name="_32_6"> </text:span><text:span text:style-name="_37_3">w</text:span><text:span text:style-name="_31_2">e</text:span><text:span text:style-name="_32_6"> </text:span><text:span text:style-name="_37_5">a</text:span><text:span text:style-name="_32_3">d</text:span><text:span text:style-name="_34_9">h</text:span><text:span text:style-name="_36_7">e</text:span><text:span text:style-name="_31_3">r</text:span><text:span text:style-name="_34_9">e</text:span><text:span text:style-name="_35_1"> </text:span><text:span text:style-name="_31_2">t</text:span><text:span text:style-name="_34_0">o</text:span><text:span text:style-name="_35_1"> </text:span><text:span text:style-name="_31_7">t</text:span><text:span text:style-name="_33_5">h</text:span><text:span text:style-name="_37_4">e</text:span><text:span text:style-name="_31_"> </text:span><text:span text:style-name="_33_8">c</text:span><text:span text:style-name="_35_8">o</text:span><text:span text:style-name="_32_2">n</text:span><text:span text:style-name="_33_5">d</text:span><text:span text:style-name="_36_9">i</text:span><text:span text:style-name="_39_">t</text:span><text:span text:style-name="_33_8">i</text:span><text:span text:style-name="_36_3">o</text:span><text:span text:style-name="_37_">n</text:span><text:span text:style-name="_35_0">s</text:span><text:span text:style-name="_35_1"> </text:span><text:span text:style-name="_31_0">o</text:span><text:span text:style-name="_35_0">f</text:span><text:span text:style-name="_35_1"> </text:span><text:span text:style-name="_31_4">t</text:span><text:span text:style-name="_34_9">h</text:span><text:span text:style-name="_36_8">e</text:span><text:span text:style-name="_31_"> </text:span><text:span text:style-name="_34_9">i</text:span><text:span text:style-name="_36_2">m</text:span><text:span text:style-name="_31_0">i</text:span><text:span text:style-name="_33_3">t</text:span><text:span text:style-name="_35_7">a</text:span><text:span text:style-name="_39_">t</text:span><text:span text:style-name="_33_8">i</text:span><text:span text:style-name="_35_9">o</text:span><text:span text:style-name="_32_4">n</text:span><text:span text:style-name="_32_6"> </text:span><text:span text:style-name="_36_0">g</text:span><text:span text:style-name="_37_">a</text:span><text:span text:style-name="_34_4">m</text:span><text:span text:style-name="_35_7">e</text:span><text:span text:style-name="_32_2">,</text:span><text:span text:style-name="_32_6"> </text:span><text:span text:style-name="_37_0">t</text:span><text:span text:style-name="_32_5">h</text:span><text:span text:style-name="_34_2">e</text:span><text:span text:style-name="_35_1"> </text:span><text:span text:style-name="_32_4">i</text:span><text:span text:style-name="_34_2">n</text:span><text:span text:style-name="_37_4">t</text:span><text:span text:style-name="_32_5">e</text:span><text:span text:style-name="_34_7">r</text:span><text:span text:style-name="_36_0">r</text:span><text:span text:style-name="_32_2">o</text:span><text:span text:style-name="_34_2">g</text:span><text:span text:style-name="_36_0">a</text:span><text:span text:style-name="_31_9">t</text:span><text:span text:style-name="_33_9">o</text:span><text:span text:style-name="_36_2">r</text:span><text:span text:style-name="_31_"> </text:span><text:span text:style-name="_33_2">w</text:span><text:span text:style-name="_35_7">i</text:span><text:span text:style-name="_31_3">l</text:span><text:span text:style-name="_34_4">l</text:span><text:span text:style-name="_35_1"> </text:span><text:span text:style-name="_32_4">n</text:span><text:span text:style-name="_34_5">o</text:span><text:span text:style-name="_35_9">t</text:span><text:span text:style-name="_31_"> </text:span><text:span text:style-name="_33_9">b</text:span><text:span text:style-name="_36_5">e</text:span><text:span text:style-name="_31_"> </text:span><text:span text:style-name="_34_0">a</text:span><text:span text:style-name="_36_5">b</text:span><text:span text:style-name="_32_5">l</text:span><text:span text:style-name="_34_7">e</text:span><text:span text:style-name="_35_1"> </text:span><text:span text:style-name="_31_3">t</text:span><text:span text:style-name="_34_5">o</text:span><text:span text:style-name="_35_1"> </text:span><text:span text:style-name="_31_7">t</text:span><text:span text:style-name="_34_3">a</text:span><text:span text:style-name="_37_4">k</text:span><text:span text:style-name="_39_">e</text:span><text:span text:style-name="_32_6"> </text:span><text:span text:style-name="_36_4">a</text:span><text:span text:style-name="_31_2">n</text:span><text:span text:style-name="_33_2">y</text:span><text:span text:style-name="_35_1"> </text:span><text:span text:style-name="_32_4">a</text:span><text:span text:style-name="_34_2">d</text:span><text:span text:style-name="_37_5">v</text:span><text:span text:style-name="_31_4">a</text:span><text:span text:style-name="_33_3">n</text:span><text:span text:style-name="_35_8">t</text:span><text:span text:style-name="_31_3">a</text:span><text:span text:style-name="_33_7">g</text:span><text:span text:style-name="_36_8">e</text:span><text:span text:style-name="_31_"> </text:span><text:span text:style-name="_33_5">o</text:span><text:span text:style-name="_35_7">f</text:span><text:span text:style-name="_31_"> </text:span><text:span text:style-name="_33_2">t</text:span><text:span text:style-name="_36_5">h</text:span><text:span text:style-name="_37_">i</text:span><text:span text:style-name="_34_9">s</text:span><text:span text:style-name="_35_1"> </text:span><text:span text:style-name="_39_">d</text:span><text:span text:style-name="_33_5">i</text:span><text:span text:style-name="_36_2">f</text:span><text:span text:style-name="_38_">f</text:span><text:span text:style-name="_34_2">e</text:span><text:span text:style-name="_35_8">r</text:span><text:span text:style-name="_31_9">e</text:span><text:span text:style-name="_34_9">n</text:span><text:span text:style-name="_36_2">c</text:span><text:span text:style-name="_31_2">e</text:span><text:span text:style-name="_33_4">.</text:span><text:span text:style-name="_35_1"> </text:span><text:span text:style-name="_38_">T</text:span><text:span text:style-name="_34_2">h</text:span><text:span text:style-name="_36_2">e</text:span><text:span text:style-name="_31_"> </text:span><text:span text:style-name="_33_9">s</text:span><text:span text:style-name="_37_3">i</text:span><text:span text:style-name="_32_0">t</text:span><text:span text:style-name="_34_3">u</text:span><text:span text:style-name="_36_3">a</text:span><text:span text:style-name="_31_7">t</text:span><text:span text:style-name="_33_4">i</text:span><text:span text:style-name="_35_8">o</text:span><text:span text:style-name="_37_">n</text:span><text:span text:style-name="_32_6"> </text:span><text:span text:style-name="_36_5">c</text:span><text:span text:style-name="_38_">a</text:span><text:span text:style-name="_34_4">n</text:span><text:span text:style-name="_35_1"> </text:span><text:span text:style-name="_31_3">b</text:span><text:span text:style-name="_33_9">e</text:span><text:span text:style-name="_35_1"> </text:span><text:span text:style-name="_32_4">m</text:span><text:span text:style-name="_34_7">a</text:span><text:span text:style-name="_35_7">d</text:span><text:span text:style-name="_32_2">e</text:span><text:span text:style-name="_32_6"> </text:span><text:span text:style-name="_36_2">c</text:span><text:span text:style-name="_31_2">l</text:span><text:span text:style-name="_33_9">e</text:span><text:span text:style-name="_36_5">a</text:span><text:span text:style-name="_31_5">r</text:span><text:span text:style-name="_33_3">e</text:span><text:span text:style-name="_36_9">r</text:span><text:span text:style-name="_31_"> </text:span><text:span text:style-name="_33_8">i</text:span><text:span text:style-name="_35_7">f</text:span><text:span text:style-name="_31_"> </text:span><text:span text:style-name="_34_8">w</text:span><text:span text:style-name="_36_0">e</text:span><text:span text:style-name="_31_"> </text:span><text:span text:style-name="_34_5">c</text:span><text:span text:style-name="_35_7">o</text:span><text:span text:style-name="_31_7">n</text:span><text:span text:style-name="_33_4">s</text:span><text:span text:style-name="_36_8">i</text:span><text:span text:style-name="_32_2">d</text:span><text:span text:style-name="_34_4">e</text:span><text:span text:style-name="_35_9">r</text:span><text:span text:style-name="_31_"> </text:span><text:span text:style-name="_34_9">s</text:span><text:span text:style-name="_36_0">o</text:span><text:span text:style-name="_31_7">n</text:span><text:span text:style-name="_34_0">i</text:span><text:span text:style-name="_37_5">c</text:span><text:span text:style-name="_31_"> </text:span><text:span text:style-name="_34_3">o</text:span><text:span text:style-name="_36_3">t</text:span><text:span text:style-name="_31_3">h</text:span><text:span text:style-name="_34_0">e</text:span><text:span text:style-name="_35_7">r</text:span><text:span text:style-name="_31_"> </text:span><text:span text:style-name="_33_4">s</text:span><text:span text:style-name="_35_8">i</text:span><text:span text:style-name="_32_3">m</text:span><text:span text:style-name="_33_3">p</text:span><text:span text:style-name="_37_3">l</text:span><text:span text:style-name="_31_4">e</text:span><text:span text:style-name="_33_4">r</text:span><text:span text:style-name="_35_1"> </text:span><text:span text:style-name="_31_2">c</text:span><text:span text:style-name="_34_3">o</text:span><text:span text:style-name="_36_4">n</text:span><text:span text:style-name="_32_2">t</text:span><text:span text:style-name="_33_7">i</text:span><text:span text:style-name="_35_8">n</text:span><text:span text:style-name="_31_5">u</text:span><text:span text:style-name="_34_9">o</text:span><text:span text:style-name="_36_8">u</text:span><text:span text:style-name="_31_5">s</text:span><text:span text:style-name="_32_6"> </text:span><text:span text:style-name="_36_3">m</text:span><text:span text:style-name="_31_0">a</text:span><text:span text:style-name="_34_9">c</text:span><text:span text:style-name="_35_7">h</text:span><text:span text:style-name="_32_5">i</text:span><text:span text:style-name="_34_4">n</text:span><text:span text:style-name="_36_9">e</text:span><text:span text:style-name="_31_4">.</text:span><text:span text:style-name="_32_6"> </text:span><text:span text:style-name="_37_2">A</text:span><text:span text:style-name="_31_"> </text:span><text:span text:style-name="_33_2">d</text:span><text:span text:style-name="_35_8">i</text:span><text:span text:style-name="_37_">f</text:span><text:span text:style-name="_33_2">f</text:span><text:span text:style-name="_36_3">e</text:span><text:span text:style-name="_32_2">r</text:span><text:span text:style-name="_35_0">e</text:span><text:span text:style-name="_37_0">n</text:span><text:span text:style-name="_32_3">t</text:span><text:span text:style-name="_34_8">i</text:span><text:span text:style-name="_36_5">a</text:span><text:span text:style-name="_32_2">l</text:span><text:span text:style-name="_32_6"> </text:span><text:span text:style-name="_37_5">a</text:span><text:span text:style-name="_32_3">n</text:span><text:span text:style-name="_33_2">a</text:span><text:span text:style-name="_37_5">l</text:span><text:span text:style-name="_32_2">y</text:span><text:span text:style-name="_34_5">s</text:span><text:span text:style-name="_36_4">e</text:span><text:span text:style-name="_31_9">r</text:span><text:span text:style-name="_32_6"> </text:span><text:span text:style-name="_35_8">w</text:span><text:span text:style-name="_38_">i</text:span><text:span text:style-name="_33_5">l</text:span><text:span text:style-name="_35_9">l</text:span><text:span text:style-name="_31_"> </text:span><text:span text:style-name="_33_5">d</text:span><text:span text:style-name="_37_4">o</text:span><text:span text:style-name="_31_"> </text:span><text:span text:style-name="_34_4">v</text:span><text:span text:style-name="_36_7">e</text:span><text:span text:style-name="_31_7">r</text:span><text:span text:style-name="_34_9">y</text:span><text:span text:style-name="_35_1"> </text:span><text:span text:style-name="_39_">w</text:span><text:span text:style-name="_34_8">e</text:span><text:span text:style-name="_35_8">l</text:span><text:span text:style-name="_31_2">l</text:span><text:span text:style-name="_33_8">.</text:span><text:span text:style-name="_35_1"> </text:span><text:span text:style-name="_32_0">(</text:span><text:span text:style-name="_34_2">A</text:span><text:span text:style-name="_35_1"> </text:span><text:span text:style-name="_31_3">d</text:span><text:span text:style-name="_33_3">i</text:span><text:span text:style-name="_36_7">f</text:span><text:span text:style-name="_31_0">f</text:span><text:span text:style-name="_34_9">e</text:span><text:span text:style-name="_37_3">r</text:span><text:span text:style-name="_31_2">e</text:span><text:span text:style-name="_33_4">n</text:span><text:span text:style-name="_37_4">t</text:span><text:span text:style-name="_31_0">i</text:span><text:span text:style-name="_34_8">a</text:span><text:span text:style-name="_36_5">l</text:span><text:span text:style-name="_31_"> </text:span><text:span text:style-name="_33_5">a</text:span><text:span text:style-name="_37_3">n</text:span><text:span text:style-name="_31_4">a</text:span><text:span text:style-name="_34_3">l</text:span><text:span text:style-name="_35_7">y</text:span><text:span text:style-name="_39_">s</text:span><text:span text:style-name="_34_8">e</text:span><text:span text:style-name="_37_3">r</text:span><text:span text:style-name="_31_"> </text:span><text:span text:style-name="_33_4">i</text:span><text:span text:style-name="_36_4">s</text:span><text:span text:style-name="_31_"> </text:span><text:span text:style-name="_33_4">a</text:span><text:span text:style-name="_35_1"> </text:span><text:span text:style-name="_31_3">c</text:span><text:span text:style-name="_33_9">e</text:span><text:span text:style-name="_36_5">r</text:span><text:span text:style-name="_32_5">t</text:span><text:span text:style-name="_33_8">a</text:span><text:span text:style-name="_36_4">i</text:span><text:span text:style-name="_31_3">n</text:span><text:span text:style-name="_32_6"> </text:span><text:span text:style-name="_36_4">k</text:span><text:span text:style-name="_38_">i</text:span><text:span text:style-name="_34_8">n</text:span><text:span text:style-name="_36_5">d</text:span><text:span text:style-name="_31_"> </text:span><text:span text:style-name="_34_8">o</text:span><text:span text:style-name="_36_3">f</text:span><text:span text:style-name="_31_"> </text:span><text:span text:style-name="_33_9">m</text:span><text:span text:style-name="_36_4">a</text:span><text:span text:style-name="_37_">c</text:span><text:span text:style-name="_33_8">h</text:span><text:span text:style-name="_37_5">i</text:span><text:span text:style-name="_31_4">n</text:span><text:span text:style-name="_35_0">e</text:span><text:span text:style-name="_35_1"> </text:span><text:span text:style-name="_31_9">n</text:span><text:span text:style-name="_33_5">o</text:span><text:span text:style-name="_36_4">t</text:span><text:span text:style-name="_31_"> </text:span><text:span text:style-name="_34_2">o</text:span><text:span text:style-name="_36_3">f</text:span><text:span text:style-name="_31_"> </text:span><text:span text:style-name="_33_5">t</text:span><text:span text:style-name="_36_5">h</text:span><text:span text:style-name="_31_4">e</text:span><text:span text:style-name="_32_6"> </text:span><text:span text:style-name="_36_4">d</text:span><text:span text:style-name="_31_3">i</text:span><text:span text:style-name="_33_4">s</text:span><text:span text:style-name="_35_9">c</text:span><text:span text:style-name="_31_4">r</text:span><text:span text:style-name="_34_3">e</text:span><text:span text:style-name="_36_7">t</text:span><text:span text:style-name="_39_">e</text:span>-<text:span text:style-name="_36_9">s</text:span><text:span text:style-name="_38_">t</text:span><text:span text:style-name="_34_8">a</text:span><text:span text:style-name="_36_5">t</text:span><text:span text:style-name="_39_">e</text:span><text:span text:style-name="_32_6"> </text:span><text:span text:style-name="_37_4">t</text:span><text:span text:style-name="_31_7">y</text:span><text:span text:style-name="_34_9">p</text:span><text:span text:style-name="_36_0">e</text:span><text:span text:style-name="_31_"> </text:span><text:span text:style-name="_33_3">u</text:span><text:span text:style-name="_37_0">s</text:span><text:span text:style-name="_31_4">e</text:span><text:span text:style-name="_35_0">d</text:span><text:span text:style-name="_35_1"> </text:span><text:span text:style-name="_37_">f</text:span><text:span text:style-name="_34_9">o</text:span><text:span text:style-name="_36_2">r</text:span><text:span text:style-name="_31_"> </text:span><text:span text:style-name="_34_3">s</text:span><text:span text:style-name="_36_3">o</text:span><text:span text:style-name="_31_0">m</text:span><text:span text:style-name="_33_8">e</text:span><text:span text:style-name="_35_1"> </text:span><text:span text:style-name="_32_0">k</text:span><text:span text:style-name="_33_4">i</text:span><text:span text:style-name="_36_9">n</text:span><text:span text:style-name="_32_3">d</text:span><text:span text:style-name="_33_8">s</text:span><text:span text:style-name="_35_1"> </text:span><text:span text:style-name="_32_3">o</text:span><text:span text:style-name="_34_2">f</text:span><text:span text:style-name="_35_1"> </text:span><text:span text:style-name="_31_5">c</text:span><text:span text:style-name="_34_4">a</text:span><text:span text:style-name="_37_5">l</text:span><text:span text:style-name="_32_3">c</text:span><text:span text:style-name="_34_2">u</text:span><text:span text:style-name="_36_9">l</text:span><text:span text:style-name="_32_0">a</text:span><text:span text:style-name="_34_7">t</text:span><text:span text:style-name="_37_5">i</text:span><text:span text:style-name="_31_5">o</text:span><text:span text:style-name="_34_4">n</text:span><text:span text:style-name="_36_4">.</text:span><text:span text:style-name="_38_">)</text:span><text:span text:style-name="_32_6"> </text:span><text:span text:style-name="_35_8">S</text:span><text:span text:style-name="_31_8">o</text:span><text:span text:style-name="_34_8">m</text:span><text:span text:style-name="_37_2">e</text:span><text:span text:style-name="_31_"> </text:span><text:span text:style-name="_34_3">o</text:span><text:span text:style-name="_36_7">f</text:span><text:span text:style-name="_31_"> </text:span><text:span text:style-name="_34_7">t</text:span><text:span text:style-name="_36_9">h</text:span><text:span text:style-name="_32_3">e</text:span><text:span text:style-name="_34_3">s</text:span><text:span text:style-name="_37_5">e</text:span><text:span text:style-name="_31_"> </text:span><text:span text:style-name="_33_4">p</text:span><text:span text:style-name="_36_4">r</text:span><text:span text:style-name="_31_5">o</text:span><text:span text:style-name="_33_3">v</text:span><text:span text:style-name="_37_5">i</text:span><text:span text:style-name="_32_3">d</text:span><text:span text:style-name="_33_5">e</text:span><text:span text:style-name="_35_1"> </text:span><text:span text:style-name="_31_0">t</text:span><text:span text:style-name="_34_0">h</text:span><text:span text:style-name="_36_7">e</text:span><text:span text:style-name="_31_0">i</text:span><text:span text:style-name="_34_0">r</text:span><text:span text:style-name="_35_1"> </text:span><text:span text:style-name="_31_9">a</text:span><text:span text:style-name="_34_5">n</text:span><text:span text:style-name="_36_3">s</text:span><text:span text:style-name="_31_9">w</text:span><text:span text:style-name="_34_3">e</text:span><text:span text:style-name="_37_2">r</text:span><text:span text:style-name="_32_2">s</text:span><text:span text:style-name="_32_6"> </text:span><text:span text:style-name="_36_4">i</text:span><text:span text:style-name="_31_5">n</text:span><text:span text:style-name="_32_6"> </text:span><text:span text:style-name="_37_2">a</text:span><text:span text:style-name="_31_"> </text:span><text:span text:style-name="_34_5">t</text:span><text:span text:style-name="_37_5">y</text:span><text:span text:style-name="_32_4">p</text:span><text:span text:style-name="_34_8">e</text:span><text:span text:style-name="_36_5">d</text:span><text:span text:style-name="_31_"> </text:span><text:span text:style-name="_33_4">f</text:span><text:span text:style-name="_36_4">o</text:span><text:span text:style-name="_31_0">r</text:span><text:span text:style-name="_35_0">m</text:span><text:span text:style-name="_37_4">,</text:span><text:span text:style-name="_31_"> </text:span><text:span text:style-name="_34_0">a</text:span><text:span text:style-name="_36_5">n</text:span><text:span text:style-name="_32_3">d</text:span><text:span text:style-name="_32_6"> </text:span><text:span text:style-name="_35_7">s</text:span><text:span text:style-name="_32_0">o</text:span><text:span text:style-name="_32_6"> </text:span><text:span text:style-name="_36_8">a</text:span><text:span text:style-name="_32_5">r</text:span><text:span text:style-name="_33_4">e</text:span><text:span text:style-name="_35_1"> </text:span><text:span text:style-name="_32_0">s</text:span><text:span text:style-name="_34_2">u</text:span><text:span text:style-name="_37_2">i</text:span><text:span text:style-name="_31_7">t</text:span><text:span text:style-name="_34_4">a</text:span><text:span text:style-name="_36_5">b</text:span><text:span text:style-name="_31_3">l</text:span><text:span text:style-name="_33_2">e</text:span><text:span text:style-name="_35_1"> </text:span><text:span text:style-name="_31_4">f</text:span><text:span text:style-name="_34_4">o</text:span><text:span text:style-name="_36_8">r</text:span><text:span text:style-name="_31_"> </text:span><text:span text:style-name="_33_9">t</text:span><text:span text:style-name="_35_8">a</text:span><text:span text:style-name="_31_3">k</text:span><text:span text:style-name="_33_9">i</text:span><text:span text:style-name="_37_2">n</text:span><text:span text:style-name="_31_9">g</text:span><text:span text:style-name="_32_6"> </text:span><text:span text:style-name="_35_7">p</text:span><text:span text:style-name="_31_3">a</text:span><text:span text:style-name="_33_4">r</text:span><text:span text:style-name="_36_3">t</text:span><text:span text:style-name="_31_"> </text:span><text:span text:style-name="_34_5">i</text:span><text:span text:style-name="_35_7">n</text:span><text:span text:style-name="_31_"> </text:span><text:span text:style-name="_33_4">t</text:span><text:span text:style-name="_36_2">h</text:span><text:span text:style-name="_37_">e</text:span><text:span text:style-name="_32_6"> </text:span><text:span text:style-name="_36_5">g</text:span><text:span text:style-name="_31_5">a</text:span><text:span text:style-name="_33_8">m</text:span><text:span text:style-name="_37_5">e</text:span><text:span text:style-name="_31_0">.</text:span><text:span text:style-name="_32_6"> </text:span><text:span text:style-name="_37_2">I</text:span><text:span text:style-name="_32_3">t</text:span><text:span text:style-name="_32_6"> </text:span><text:span text:style-name="_36_4">w</text:span><text:span text:style-name="_31_4">o</text:span><text:span text:style-name="_33_9">u</text:span><text:span text:style-name="_36_4">l</text:span><text:span text:style-name="_32_0">d</text:span><text:span text:style-name="_32_6"> </text:span><text:span text:style-name="_37_3">n</text:span><text:span text:style-name="_38_">o</text:span><text:span text:style-name="_33_4">t</text:span><text:span text:style-name="_35_1"> </text:span><text:span text:style-name="_31_3">b</text:span><text:span text:style-name="_33_4">e</text:span><text:span text:style-name="_35_1"> </text:span><text:span text:style-name="_31_3">p</text:span><text:span text:style-name="_34_9">o</text:span><text:span text:style-name="_35_7">s</text:span><text:span text:style-name="_39_">s</text:span><text:span text:style-name="_34_4">i</text:span><text:span text:style-name="_36_5">b</text:span><text:span text:style-name="_31_7">l</text:span><text:span text:style-name="_33_5">e</text:span><text:span text:style-name="_35_1"> </text:span><text:span text:style-name="_31_5">f</text:span><text:span text:style-name="_33_5">o</text:span><text:span text:style-name="_35_8">r</text:span><text:span text:style-name="_31_"> </text:span><text:span text:style-name="_34_0">a</text:span><text:span text:style-name="_35_1"> </text:span><text:span text:style-name="_31_2">d</text:span><text:span text:style-name="_34_3">i</text:span><text:span text:style-name="_35_8">g</text:span><text:span text:style-name="_31_8">i</text:span><text:span text:style-name="_34_3">t</text:span><text:span text:style-name="_36_8">a</text:span><text:span text:style-name="_31_7">l</text:span><text:span text:style-name="_32_6"> </text:span><text:span text:style-name="_37_5">c</text:span><text:span text:style-name="_31_5">o</text:span><text:span text:style-name="_34_7">m</text:span><text:span text:style-name="_35_8">p</text:span><text:span text:style-name="_31_3">u</text:span><text:span text:style-name="_33_7">t</text:span><text:span text:style-name="_35_7">e</text:span><text:span text:style-name="_31_7">r</text:span><text:span text:style-name="_32_6"> </text:span><text:span text:style-name="_37_4">t</text:span><text:span text:style-name="_32_2">o</text:span><text:span text:style-name="_32_6"> </text:span><text:span text:style-name="_36_5">p</text:span><text:span text:style-name="_31_7">r</text:span><text:span text:style-name="_34_9">e</text:span><text:span text:style-name="_37_4">d</text:span><text:span text:style-name="_31_3">i</text:span><text:span text:style-name="_34_0">c</text:span><text:span text:style-name="_36_5">t</text:span><text:span text:style-name="_31_"> </text:span><text:span text:style-name="_34_7">e</text:span><text:span text:style-name="_35_9">x</text:span><text:span text:style-name="_32_5">a</text:span><text:span text:style-name="_34_8">c</text:span><text:span text:style-name="_36_2">t</text:span><text:span text:style-name="_31_7">l</text:span><text:span text:style-name="_35_0">y</text:span><text:span text:style-name="_35_1"> </text:span><text:span text:style-name="_32_4">w</text:span><text:span text:style-name="_33_9">h</text:span><text:span text:style-name="_37_3">a</text:span><text:span text:style-name="_32_0">t</text:span><text:span text:style-name="_32_6"> </text:span><text:span text:style-name="_35_9">a</text:span><text:span text:style-name="_31_5">n</text:span><text:span text:style-name="_34_8">s</text:span><text:span text:style-name="_37_0">w</text:span><text:span text:style-name="_32_3">e</text:span><text:span text:style-name="_33_5">r</text:span><text:span text:style-name="_36_9">s</text:span><text:span text:style-name="_31_"> </text:span><text:span text:style-name="_34_3">t</text:span><text:span text:style-name="_37_4">h</text:span><text:span text:style-name="_39_">e</text:span><text:span text:style-name="_32_6"> </text:span><text:span text:style-name="_37_5">d</text:span><text:span text:style-name="_31_2">i</text:span><text:span text:style-name="_34_2">f</text:span><text:span text:style-name="_37_5">f</text:span><text:span text:style-name="_31_2">e</text:span><text:span text:style-name="_33_9">r</text:span><text:span text:style-name="_36_0">e</text:span><text:span text:style-name="_31_4">n</text:span><text:span text:style-name="_33_5">t</text:span><text:span text:style-name="_35_9">i</text:span><text:span text:style-name="_31_7">a</text:span><text:span text:style-name="_33_4">l</text:span><text:span text:style-name="_35_1"> </text:span><text:span text:style-name="_32_0">a</text:span><text:span text:style-name="_35_0">n</text:span><text:span text:style-name="_36_7">a</text:span><text:span text:style-name="_31_5">l</text:span><text:span text:style-name="_34_3">y</text:span><text:span text:style-name="_35_9">s</text:span><text:span text:style-name="_38_">e</text:span><text:span text:style-name="_33_3">r</text:span><text:span text:style-name="_35_1"> </text:span><text:span text:style-name="_32_0">w</text:span><text:span text:style-name="_33_8">o</text:span><text:span text:style-name="_35_8">u</text:span><text:span text:style-name="_39_">l</text:span><text:span text:style-name="_34_4">d</text:span><text:span text:style-name="_35_1"> </text:span><text:span text:style-name="_31_4">g</text:span><text:span text:style-name="_34_7">i</text:span><text:span text:style-name="_36_8">v</text:span><text:span text:style-name="_31_7">e</text:span><text:span text:style-name="_32_6"> </text:span><text:span text:style-name="_37_4">t</text:span><text:span text:style-name="_31_2">o</text:span><text:span text:style-name="_32_6"> </text:span><text:span text:style-name="_36_5">a</text:span><text:span text:style-name="_31_"> </text:span><text:span text:style-name="_33_8">p</text:span><text:span text:style-name="_37_3">r</text:span><text:span text:style-name="_31_0">o</text:span><text:span text:style-name="_33_7">b</text:span><text:span text:style-name="_36_0">l</text:span><text:span text:style-name="_39_">e</text:span><text:span text:style-name="_34_9">m</text:span><text:span text:style-name="_35_7">,</text:span><text:span text:style-name="_31_"> </text:span><text:span text:style-name="_33_4">b</text:span><text:span text:style-name="_36_3">u</text:span><text:span text:style-name="_31_2">t</text:span><text:span text:style-name="_32_6"> </text:span><text:span text:style-name="_37_3">i</text:span><text:span text:style-name="_39_">t</text:span><text:span text:style-name="_32_6"> </text:span><text:span text:style-name="_36_0">w</text:span><text:span text:style-name="_38_">o</text:span><text:span text:style-name="_34_5">u</text:span><text:span text:style-name="_37_4">l</text:span><text:span text:style-name="_39_">d</text:span><text:span text:style-name="_32_6"> </text:span><text:span text:style-name="_35_9">b</text:span><text:span text:style-name="_31_4">e</text:span><text:span text:style-name="_32_6"> </text:span><text:span text:style-name="_37_4">q</text:span><text:span text:style-name="_39_">u</text:span><text:span text:style-name="_33_5">i</text:span><text:span text:style-name="_35_8">t</text:span><text:span text:style-name="_37_">e</text:span><text:span text:style-name="_32_6"> </text:span><text:span text:style-name="_36_2">c</text:span><text:span text:style-name="_32_3">a</text:span><text:span text:style-name="_34_4">p</text:span><text:span text:style-name="_36_7">a</text:span><text:span text:style-name="_31_7">b</text:span><text:span text:style-name="_33_3">l</text:span><text:span text:style-name="_35_9">e</text:span><text:span text:style-name="_31_"> </text:span><text:span text:style-name="_33_7">o</text:span><text:span text:style-name="_36_8">f</text:span><text:span text:style-name="_31_"> </text:span><text:span text:style-name="_33_5">g</text:span><text:span text:style-name="_37_2">i</text:span><text:span text:style-name="_37_">v</text:span><text:span text:style-name="_33_3">i</text:span><text:span text:style-name="_36_5">n</text:span><text:span text:style-name="_32_3">g</text:span><text:span text:style-name="_32_6"> </text:span><text:span text:style-name="_37_0">t</text:span><text:span text:style-name="_32_4">h</text:span><text:span text:style-name="_34_8">e</text:span><text:span text:style-name="_35_1"> </text:span><text:span text:style-name="_31_9">r</text:span><text:span text:style-name="_34_5">i</text:span><text:span text:style-name="_36_2">g</text:span><text:span text:style-name="_31_0">h</text:span><text:span text:style-name="_34_0">t</text:span><text:span text:style-name="_35_1"> </text:span><text:span text:style-name="_32_2">s</text:span><text:span text:style-name="_33_8">o</text:span><text:span text:style-name="_35_8">r</text:span><text:span text:style-name="_31_5">t</text:span><text:span text:style-name="_32_6"> </text:span><text:span text:style-name="_35_7">o</text:span><text:span text:style-name="_38_">f</text:span><text:span text:style-name="_32_6"> </text:span><text:span text:style-name="_35_9">a</text:span><text:span text:style-name="_31_7">n</text:span><text:span text:style-name="_33_5">s</text:span><text:span text:style-name="_36_9">w</text:span><text:span text:style-name="_31_5">e</text:span><text:span text:style-name="_33_9">r</text:span><text:span text:style-name="_36_8">.</text:span><text:span text:style-name="_31_"> </text:span><text:span text:style-name="_33_9">F</text:span><text:span text:style-name="_37_4">o</text:span><text:span text:style-name="_31_0">r</text:span><text:span text:style-name="_32_6"> </text:span><text:span text:style-name="_36_8">i</text:span><text:span text:style-name="_31_5">n</text:span><text:span text:style-name="_33_7">s</text:span><text:span text:style-name="_36_5">t</text:span><text:span text:style-name="_31_5">a</text:span><text:span text:style-name="_33_8">n</text:span><text:span text:style-name="_36_2">c</text:span><text:span text:style-name="_38_">e</text:span><text:span text:style-name="_33_2">,</text:span><text:span text:style-name="_35_1"> </text:span><text:span text:style-name="_32_0">i</text:span><text:span text:style-name="_34_2">f</text:span><text:span text:style-name="_35_1"> </text:span><text:span text:style-name="_31_2">a</text:span><text:span text:style-name="_34_4">s</text:span><text:span text:style-name="_35_8">k</text:span><text:span text:style-name="_32_5">e</text:span><text:span text:style-name="_33_3">d</text:span><text:span text:style-name="_35_1"> </text:span><text:span text:style-name="_37_">t</text:span><text:span text:style-name="_34_4">o</text:span><text:span text:style-name="_35_1"> </text:span><text:span text:style-name="_31_8">g</text:span><text:span text:style-name="_34_0">i</text:span><text:span text:style-name="_36_5">v</text:span><text:span text:style-name="_32_4">e</text:span><text:span text:style-name="_32_6"> </text:span><text:span text:style-name="_36_8">t</text:span><text:span text:style-name="_31_8">h</text:span><text:span text:style-name="_33_2">e</text:span><text:span text:style-name="_35_1"> </text:span><text:span text:style-name="_32_2">v</text:span><text:span text:style-name="_35_0">a</text:span><text:span text:style-name="_35_9">l</text:span><text:span text:style-name="_31_7">u</text:span><text:span text:style-name="_34_5">e</text:span><text:span text:style-name="_35_1"> </text:span><text:span text:style-name="_31_2">o</text:span><text:span text:style-name="_34_7">f</text:span><text:span text:style-name="_35_1"> </text:span><text:span text:style-name="_31_7">(</text:span><text:span text:style-name="_34_9">a</text:span><text:span text:style-name="_36_9">c</text:span><text:span text:style-name="_31_4">t</text:span><text:span text:style-name="_33_2">u</text:span><text:span text:style-name="_36_5">a</text:span><text:span text:style-name="_32_5">l</text:span><text:span text:style-name="_34_9">l</text:span><text:span text:style-name="_37_0">y</text:span><text:span text:style-name="_31_"> </text:span><text:span text:style-name="_35_0">a</text:span><text:span text:style-name="_37_3">b</text:span><text:span text:style-name="_32_4">o</text:span><text:span text:style-name="_33_2">u</text:span><text:span text:style-name="_36_9">t</text:span><text:span text:style-name="_31_"> </text:span><text:span text:style-name="_34_9">3</text:span><text:span text:style-name="_37_0">.</text:span><text:span text:style-name="_32_0">1</text:span><text:span text:style-name="_33_9">4</text:span><text:span text:style-name="_35_9">1</text:span><text:span text:style-name="_37_">6</text:span><text:span text:style-name="_33_8">)</text:span><text:span text:style-name="_35_1"> </text:span><text:span text:style-name="_32_3">i</text:span><text:span text:style-name="_34_2">t</text:span><text:span text:style-name="_35_1"> </text:span><text:span text:style-name="_31_7">w</text:span><text:span text:style-name="_33_2">o</text:span><text:span text:style-name="_35_7">u</text:span><text:span text:style-name="_31_2">l</text:span><text:span text:style-name="_34_0">d</text:span><text:span text:style-name="_35_1"> </text:span><text:span text:style-name="_31_8">b</text:span><text:span text:style-name="_33_9">e</text:span><text:span text:style-name="_35_1"> </text:span><text:span text:style-name="_31_2">r</text:span><text:span text:style-name="_34_3">e</text:span><text:span text:style-name="_36_5">a</text:span><text:span text:style-name="_31_4">s</text:span><text:span text:style-name="_34_8">o</text:span><text:span text:style-name="_37_4">n</text:span><text:span text:style-name="_31_7">a</text:span><text:span text:style-name="_34_3">b</text:span><text:span text:style-name="_37_2">l</text:span><text:span text:style-name="_32_3">e</text:span><text:span text:style-name="_32_6"> </text:span><text:span text:style-name="_37_5">t</text:span><text:span text:style-name="_32_4">o</text:span><text:span text:style-name="_32_6"> </text:span><text:span text:style-name="_36_2">c</text:span><text:span text:style-name="_32_3">h</text:span><text:span text:style-name="_33_5">o</text:span><text:span text:style-name="_37_2">o</text:span><text:span text:style-name="_32_2">s</text:span><text:span text:style-name="_34_3">e</text:span><text:span text:style-name="_35_1"> </text:span><text:span text:style-name="_31_8">a</text:span><text:span text:style-name="_33_2">t</text:span><text:span text:style-name="_35_1"> </text:span><text:span text:style-name="_31_3">r</text:span><text:span text:style-name="_34_0">a</text:span><text:span text:style-name="_37_5">n</text:span><text:span text:style-name="_31_9">d</text:span><text:span text:style-name="_34_0">o</text:span><text:span text:style-name="_36_3">m</text:span><text:span text:style-name="_31_"> </text:span><text:span text:style-name="_34_0">b</text:span><text:span text:style-name="_36_9">e</text:span><text:span text:style-name="_31_0">t</text:span><text:span text:style-name="_34_3">w</text:span><text:span text:style-name="_36_9">e</text:span><text:span text:style-name="_31_8">e</text:span><text:span text:style-name="_35_0">n</text:span><text:span text:style-name="_35_1"> </text:span><text:span text:style-name="_32_5">t</text:span><text:span text:style-name="_33_4">h</text:span><text:span text:style-name="_35_9">e</text:span><text:span text:style-name="_31_"> </text:span><text:span text:style-name="_33_7">v</text:span><text:span text:style-name="_35_8">a</text:span><text:span text:style-name="_32_0">l</text:span><text:span text:style-name="_33_7">u</text:span><text:span text:style-name="_35_7">e</text:span><text:span text:style-name="_32_0">s</text:span><text:span text:style-name="_32_6"> </text:span><text:span text:style-name="_37_0">3</text:span><text:span text:style-name="_31_2">.</text:span><text:span text:style-name="_34_2">1</text:span><text:span text:style-name="_35_7">2</text:span><text:span text:style-name="_31_7">,</text:span><text:span text:style-name="_32_6"> </text:span><text:span text:style-name="_35_9">3</text:span><text:span text:style-name="_32_5">.</text:span><text:span text:style-name="_33_9">1</text:span><text:span text:style-name="_36_2">3</text:span><text:span text:style-name="_32_5">,</text:span><text:span text:style-name="_32_6"> </text:span><text:span text:style-name="_36_7">3</text:span><text:span text:style-name="_31_0">.</text:span><text:span text:style-name="_34_2">1</text:span><text:span text:style-name="_36_7">4</text:span><text:span text:style-name="_32_2">,</text:span><text:span text:style-name="_32_6"> </text:span><text:span text:style-name="_36_0">3</text:span><text:span text:style-name="_31_0">.</text:span><text:span text:style-name="_34_9">1</text:span><text:span text:style-name="_37_2">5</text:span><text:span text:style-name="_31_9">,</text:span><text:span text:style-name="_32_6"> </text:span><text:span text:style-name="_36_4">3</text:span><text:span text:style-name="_32_0">.</text:span><text:span text:style-name="_33_7">1</text:span><text:span text:style-name="_35_7">6</text:span><text:span text:style-name="_31_"> </text:span><text:span text:style-name="_35_0">w</text:span><text:span text:style-name="_37_5">i</text:span><text:span text:style-name="_31_0">t</text:span><text:span text:style-name="_33_9">h</text:span><text:span text:style-name="_35_1"> </text:span><text:span text:style-name="_31_5">t</text:span><text:span text:style-name="_34_7">h</text:span><text:span text:style-name="_36_0">e</text:span><text:span text:style-name="_31_"> </text:span><text:span text:style-name="_34_2">p</text:span><text:span text:style-name="_36_0">r</text:span><text:span text:style-name="_32_4">o</text:span><text:span text:style-name="_34_7">b</text:span><text:span text:style-name="_35_8">a</text:span><text:span text:style-name="_39_">b</text:span><text:span text:style-name="_33_9">i</text:span><text:span text:style-name="_37_4">l</text:span><text:span text:style-name="_32_2">i</text:span><text:span text:style-name="_33_9">t</text:span><text:span text:style-name="_36_0">i</text:span><text:span text:style-name="_38_">e</text:span><text:span text:style-name="_33_9">s</text:span><text:span text:style-name="_35_1"> </text:span><text:span text:style-name="_31_3">o</text:span><text:span text:style-name="_34_9">f</text:span><text:span text:style-name="_35_1"> </text:span><text:span text:style-name="_31_4">0</text:span><text:span text:style-name="_34_3">.</text:span><text:span text:style-name="_35_8">0</text:span><text:span text:style-name="_31_9">5</text:span><text:span text:style-name="_33_3">,</text:span><text:span text:style-name="_35_1"> </text:span><text:span text:style-name="_31_0">0</text:span><text:span text:style-name="_33_5">.</text:span><text:span text:style-name="_36_0">1</text:span><text:span text:style-name="_32_5">5</text:span><text:span text:style-name="_33_2">,</text:span><text:span text:style-name="_35_1"> </text:span><text:span text:style-name="_31_2">0</text:span><text:span text:style-name="_33_4">.</text:span><text:span text:style-name="_36_7">5</text:span><text:span text:style-name="_31_0">5</text:span><text:span text:style-name="_34_8">,</text:span><text:span text:style-name="_35_1"> </text:span><text:span text:style-name="_32_0">0</text:span><text:span text:style-name="_33_7">.</text:span><text:span text:style-name="_36_3">1</text:span><text:span text:style-name="_32_2">9</text:span><text:span text:style-name="_33_2">,</text:span><text:span text:style-name="_35_1"> </text:span><text:span text:style-name="_31_3">0</text:span><text:span text:style-name="_34_0">.</text:span><text:span text:style-name="_36_5">0</text:span><text:span text:style-name="_31_4">6</text:span><text:span text:style-name="_32_6"> </text:span><text:span text:style-name="_36_4">(</text:span><text:span text:style-name="_31_7">s</text:span><text:span text:style-name="_34_9">a</text:span><text:span text:style-name="_37_2">y</text:span><text:span text:style-name="_32_3">)</text:span><text:span text:style-name="_34_0">.</text:span><text:span text:style-name="_35_1"> </text:span><text:span text:style-name="_31_7">U</text:span><text:span text:style-name="_34_0">n</text:span><text:span text:style-name="_37_4">d</text:span><text:span text:style-name="_31_2">e</text:span><text:span text:style-name="_33_9">r</text:span><text:span text:style-name="_35_1"> </text:span><text:span text:style-name="_39_">t</text:span><text:span text:style-name="_33_7">h</text:span><text:span text:style-name="_36_9">e</text:span><text:span text:style-name="_32_4">s</text:span><text:span text:style-name="_34_5">e</text:span><text:span text:style-name="_35_1"> </text:span><text:span text:style-name="_32_4">c</text:span><text:span text:style-name="_34_4">i</text:span><text:span text:style-name="_36_4">r</text:span><text:span text:style-name="_31_7">c</text:span><text:span text:style-name="_34_3">u</text:span><text:span text:style-name="_37_4">m</text:span><text:span text:style-name="_32_3">s</text:span><text:span text:style-name="_33_4">t</text:span><text:span text:style-name="_36_5">a</text:span><text:span text:style-name="_32_5">n</text:span><text:span text:style-name="_33_4">c</text:span><text:span text:style-name="_37_3">e</text:span><text:span text:style-name="_37_">s</text:span><text:span text:style-name="_32_6"> </text:span><text:span text:style-name="_36_9">i</text:span><text:span text:style-name="_32_2">t</text:span><text:span text:style-name="_32_6"> </text:span><text:span text:style-name="_35_8">w</text:span><text:span text:style-name="_38_">o</text:span><text:span text:style-name="_34_3">u</text:span><text:span text:style-name="_37_3">l</text:span><text:span text:style-name="_31_5">d</text:span><text:span text:style-name="_32_6"> </text:span><text:span text:style-name="_36_2">b</text:span><text:span text:style-name="_31_8">e</text:span><text:span text:style-name="_32_6"> </text:span><text:span text:style-name="_36_7">v</text:span><text:span text:style-name="_32_5">e</text:span><text:span text:style-name="_34_7">r</text:span><text:span text:style-name="_36_7">y</text:span><text:span text:style-name="_31_"> </text:span><text:span text:style-name="_33_7">d</text:span><text:span text:style-name="_36_0">i</text:span><text:span text:style-name="_32_5">f</text:span><text:span text:style-name="_34_8">f</text:span><text:span text:style-name="_37_4">i</text:span><text:span text:style-name="_37_">c</text:span><text:span text:style-name="_33_2">u</text:span><text:span text:style-name="_36_8">l</text:span><text:span text:style-name="_39_">t</text:span><text:span text:style-name="_32_6"> </text:span><text:span text:style-name="_36_7">f</text:span><text:span text:style-name="_37_">o</text:span><text:span text:style-name="_33_5">r</text:span><text:span text:style-name="_35_1"> </text:span><text:span text:style-name="_37_">t</text:span><text:span text:style-name="_33_2">h</text:span><text:span text:style-name="_36_7">e</text:span><text:span text:style-name="_31_"> </text:span><text:span text:style-name="_33_3">i</text:span><text:span text:style-name="_36_9">n</text:span><text:span text:style-name="_32_0">t</text:span><text:span text:style-name="_33_2">e</text:span><text:span text:style-name="_35_8">r</text:span><text:span text:style-name="_32_5">r</text:span><text:span text:style-name="_34_4">o</text:span><text:span text:style-name="_37_5">g</text:span><text:span text:style-name="_32_0">a</text:span><text:span text:style-name="_34_4">t</text:span><text:span text:style-name="_36_2">o</text:span><text:span text:style-name="_38_">r</text:span><text:span text:style-name="_32_6"> </text:span><text:span text:style-name="_35_9">t</text:span><text:span text:style-name="_31_7">o</text:span><text:span text:style-name="_32_6"> </text:span><text:span text:style-name="_36_0">d</text:span><text:span text:style-name="_31_9">i</text:span><text:span text:style-name="_34_9">s</text:span><text:span text:style-name="_36_8">t</text:span><text:span text:style-name="_31_2">i</text:span><text:span text:style-name="_33_4">n</text:span><text:span text:style-name="_36_8">g</text:span><text:span text:style-name="_31_5">u</text:span><text:span text:style-name="_33_2">i</text:span><text:span text:style-name="_36_4">s</text:span><text:span text:style-name="_32_5">h</text:span><text:span text:style-name="_32_6"> </text:span><text:span text:style-name="_37_3">t</text:span><text:span text:style-name="_38_">h</text:span><text:span text:style-name="_34_0">e</text:span><text:span text:style-name="_35_1"> </text:span><text:span text:style-name="_37_">d</text:span><text:span text:style-name="_34_2">i</text:span><text:span text:style-name="_36_7">f</text:span><text:span text:style-name="_32_5">f</text:span><text:span text:style-name="_34_9">e</text:span><text:span text:style-name="_36_0">r</text:span><text:span text:style-name="_31_9">e</text:span><text:span text:style-name="_34_9">n</text:span><text:span text:style-name="_37_2">t</text:span><text:span text:style-name="_32_2">i</text:span><text:span text:style-name="_33_3">a</text:span><text:span text:style-name="_36_7">l</text:span><text:span text:style-name="_31_"> </text:span><text:span text:style-name="_33_8">a</text:span><text:span text:style-name="_35_7">n</text:span><text:span text:style-name="_38_">a</text:span><text:span text:style-name="_34_4">l</text:span><text:span text:style-name="_36_5">y</text:span><text:span text:style-name="_31_7">s</text:span><text:span text:style-name="_34_2">e</text:span><text:span text:style-name="_37_4">r</text:span><text:span text:style-name="_31_"> </text:span><text:span text:style-name="_33_8">f</text:span><text:span text:style-name="_35_9">r</text:span><text:span text:style-name="_31_3">o</text:span><text:span text:style-name="_34_9">m</text:span><text:span text:style-name="_35_1"> </text:span><text:span text:style-name="_32_5">t</text:span><text:span text:style-name="_33_2">h</text:span><text:span text:style-name="_36_4">e</text:span><text:span text:style-name="_31_"> </text:span><text:span text:style-name="_34_2">d</text:span><text:span text:style-name="_36_9">i</text:span><text:span text:style-name="_38_">g</text:span><text:span text:style-name="_34_2">i</text:span><text:span text:style-name="_36_4">t</text:span><text:span text:style-name="_31_8">a</text:span><text:span text:style-name="_34_0">l</text:span><text:span text:style-name="_35_1"> </text:span><text:span text:style-name="_31_4">c</text:span><text:span text:style-name="_34_3">o</text:span><text:span text:style-name="_36_5">m</text:span><text:span text:style-name="_31_8">p</text:span><text:span text:style-name="_33_7">u</text:span><text:span text:style-name="_36_0">t</text:span><text:span text:style-name="_31_3">e</text:span><text:span text:style-name="_34_5">r</text:span><text:span text:style-name="_37_5">.</text:span></text:p>
      <text:p text:style-name="P1"><text:span text:style-name="_33_2">(</text:span><text:span text:style-name="_37_4">8</text:span><text:span text:style-name="_37_">)</text:span><text:span text:style-name="_32_6"> </text:span><text:span text:style-name="_36_2">T</text:span><text:span text:style-name="_38_">h</text:span><text:span text:style-name="_33_9">e</text:span><text:span text:style-name="_35_1"> </text:span><text:span text:style-name="_32_4">A</text:span><text:span text:style-name="_35_0">r</text:span><text:span text:style-name="_36_0">g</text:span><text:span text:style-name="_31_9">u</text:span><text:span text:style-name="_33_8">m</text:span><text:span text:style-name="_37_3">e</text:span><text:span text:style-name="_31_0">n</text:span><text:span text:style-name="_33_9">t</text:span><text:span text:style-name="_35_1"> </text:span><text:span text:style-name="_31_7">f</text:span><text:span text:style-name="_34_5">r</text:span><text:span text:style-name="_36_3">o</text:span><text:span text:style-name="_32_3">m</text:span><text:span text:style-name="_32_6"> </text:span><text:span text:style-name="_37_5">I</text:span><text:span text:style-name="_32_2">n</text:span><text:span text:style-name="_33_5">f</text:span><text:span text:style-name="_36_8">o</text:span><text:span text:style-name="_31_8">r</text:span><text:span text:style-name="_33_2">m</text:span><text:span text:style-name="_36_3">a</text:span><text:span text:style-name="_32_4">l</text:span><text:span text:style-name="_33_7">i</text:span><text:span text:style-name="_37_4">t</text:span><text:span text:style-name="_31_2">y</text:span><text:span text:style-name="_32_6"> </text:span><text:span text:style-name="_35_7">o</text:span><text:span text:style-name="_31_4">f</text:span><text:span text:style-name="_32_6"> </text:span><text:span text:style-name="_35_8">B</text:span><text:span text:style-name="_31_9">e</text:span><text:span text:style-name="_34_0">h</text:span><text:span text:style-name="_36_9">a</text:span><text:span text:style-name="_32_3">v</text:span><text:span text:style-name="_34_2">i</text:span><text:span text:style-name="_36_2">o</text:span><text:span text:style-name="_32_3">u</text:span><text:span text:style-name="_34_8">r</text:span></text:p>
      <text:p text:style-name="P1"><text:span text:style-name="_31_0">I</text:span><text:span text:style-name="_33_3">t</text:span><text:span text:style-name="_35_1"> </text:span><text:span text:style-name="_31_3">i</text:span><text:span text:style-name="_33_3">s</text:span><text:span text:style-name="_35_1"> </text:span><text:span text:style-name="_32_2">n</text:span><text:span text:style-name="_34_7">o</text:span><text:span text:style-name="_35_8">t</text:span><text:span text:style-name="_31_"> </text:span><text:span text:style-name="_35_0">p</text:span><text:span text:style-name="_37_5">o</text:span><text:span text:style-name="_31_8">s</text:span><text:span text:style-name="_34_4">s</text:span><text:span text:style-name="_36_2">i</text:span><text:span text:style-name="_32_3">b</text:span><text:span text:style-name="_33_5">l</text:span><text:span text:style-name="_36_7">e</text:span><text:span text:style-name="_31_"> </text:span><text:span text:style-name="_34_3">t</text:span><text:span text:style-name="_36_2">o</text:span><text:span text:style-name="_31_"> </text:span><text:span text:style-name="_34_9">p</text:span><text:span text:style-name="_36_8">r</text:span><text:span text:style-name="_32_2">o</text:span><text:span text:style-name="_33_4">d</text:span><text:span text:style-name="_36_5">u</text:span><text:span text:style-name="_31_0">c</text:span><text:span text:style-name="_35_0">e</text:span><text:span text:style-name="_35_1"> </text:span><text:span text:style-name="_32_0">a</text:span><text:span text:style-name="_32_6"> </text:span><text:span text:style-name="_36_8">s</text:span><text:span text:style-name="_31_0">e</text:span><text:span text:style-name="_34_3">t</text:span><text:span text:style-name="_35_1"> </text:span><text:span text:style-name="_31_0">o</text:span><text:span text:style-name="_35_0">f</text:span><text:span text:style-name="_35_1"> </text:span><text:span text:style-name="_31_4">r</text:span><text:span text:style-name="_35_0">u</text:span><text:span text:style-name="_37_3">l</text:span><text:span text:style-name="_32_4">e</text:span><text:span text:style-name="_34_4">s</text:span><text:span text:style-name="_35_1"> </text:span><text:span text:style-name="_38_">p</text:span><text:span text:style-name="_34_5">u</text:span><text:span text:style-name="_36_5">r</text:span><text:span text:style-name="_31_3">p</text:span><text:span text:style-name="_34_7">o</text:span><text:span text:style-name="_37_4">r</text:span><text:span text:style-name="_32_0">t</text:span><text:span text:style-name="_33_5">i</text:span><text:span text:style-name="_37_5">n</text:span><text:span text:style-name="_32_3">g</text:span><text:span text:style-name="_32_6"> </text:span><text:span text:style-name="_35_8">t</text:span><text:span text:style-name="_32_2">o</text:span><text:span text:style-name="_32_6"> </text:span><text:span text:style-name="_37_3">d</text:span><text:span text:style-name="_32_3">e</text:span><text:span text:style-name="_33_8">s</text:span><text:span text:style-name="_37_5">c</text:span><text:span text:style-name="_37_">r</text:span><text:span text:style-name="_34_3">i</text:span><text:span text:style-name="_37_4">b</text:span><text:span text:style-name="_32_3">e</text:span><text:span text:style-name="_32_6"> </text:span><text:span text:style-name="_36_0">w</text:span><text:span text:style-name="_32_3">h</text:span><text:span text:style-name="_34_9">a</text:span><text:span text:style-name="_35_8">t</text:span><text:span text:style-name="_31_"> </text:span><text:span text:style-name="_34_5">a</text:span><text:span text:style-name="_35_1"> </text:span><text:span text:style-name="_31_4">m</text:span><text:span text:style-name="_33_9">a</text:span><text:span text:style-name="_35_9">n</text:span><text:span text:style-name="_31_"> </text:span><text:span text:style-name="_34_2">s</text:span><text:span text:style-name="_37_5">h</text:span><text:span text:style-name="_31_3">o</text:span><text:span text:style-name="_34_5">u</text:span><text:span text:style-name="_37_4">l</text:span><text:span text:style-name="_31_9">d</text:span><text:span text:style-name="_32_6"> </text:span><text:span text:style-name="_35_7">d</text:span><text:span text:style-name="_31_0">o</text:span><text:span text:style-name="_32_6"> </text:span><text:span text:style-name="_37_5">i</text:span><text:span text:style-name="_31_8">n</text:span><text:span text:style-name="_32_6"> </text:span><text:span text:style-name="_37_3">e</text:span><text:span text:style-name="_31_9">v</text:span><text:span text:style-name="_34_4">e</text:span><text:span text:style-name="_35_7">r</text:span><text:span text:style-name="_31_2">y</text:span><text:span text:style-name="_32_6"> </text:span><text:span text:style-name="_35_9">c</text:span><text:span text:style-name="_32_5">o</text:span><text:span text:style-name="_34_2">n</text:span><text:span text:style-name="_36_7">c</text:span><text:span text:style-name="_32_3">e</text:span><text:span text:style-name="_34_9">i</text:span><text:span text:style-name="_36_0">v</text:span><text:span text:style-name="_31_7">a</text:span><text:span text:style-name="_34_0">b</text:span><text:span text:style-name="_35_8">l</text:span><text:span text:style-name="_32_5">e</text:span><text:span text:style-name="_32_6"> </text:span><text:span text:style-name="_36_9">s</text:span><text:span text:style-name="_32_4">e</text:span><text:span text:style-name="_34_7">t</text:span><text:span text:style-name="_35_1"> </text:span><text:span text:style-name="_32_2">o</text:span><text:span text:style-name="_34_9">f</text:span><text:span text:style-name="_35_1"> </text:span><text:span text:style-name="_38_">c</text:span><text:span text:style-name="_33_3">i</text:span><text:span text:style-name="_35_8">r</text:span><text:span text:style-name="_32_4">c</text:span><text:span text:style-name="_35_0">u</text:span><text:span text:style-name="_37_2">m</text:span><text:span text:style-name="_32_0">s</text:span><text:span text:style-name="_33_2">t</text:span><text:span text:style-name="_36_8">a</text:span><text:span text:style-name="_32_0">n</text:span><text:span text:style-name="_33_2">c</text:span><text:span text:style-name="_37_2">e</text:span><text:span text:style-name="_32_0">s</text:span><text:span text:style-name="_34_9">.</text:span><text:span text:style-name="_35_1"> </text:span><text:span text:style-name="_31_3">O</text:span><text:span text:style-name="_34_2">n</text:span><text:span text:style-name="_36_8">e</text:span><text:span text:style-name="_31_"> </text:span><text:span text:style-name="_33_4">m</text:span><text:span text:style-name="_36_2">i</text:span><text:span text:style-name="_31_9">g</text:span><text:span text:style-name="_34_5">h</text:span><text:span text:style-name="_37_0">t</text:span><text:span text:style-name="_31_"> </text:span><text:span text:style-name="_33_5">f</text:span><text:span text:style-name="_36_8">o</text:span><text:span text:style-name="_32_2">r</text:span><text:span text:style-name="_32_6"> </text:span><text:span text:style-name="_36_9">i</text:span><text:span text:style-name="_38_">n</text:span><text:span text:style-name="_33_5">s</text:span><text:span text:style-name="_35_9">t</text:span><text:span text:style-name="_32_2">a</text:span><text:span text:style-name="_35_0">n</text:span><text:span text:style-name="_36_2">c</text:span><text:span text:style-name="_31_0">e</text:span><text:span text:style-name="_32_6"> </text:span><text:span text:style-name="_35_7">h</text:span><text:span text:style-name="_31_8">a</text:span><text:span text:style-name="_33_7">v</text:span><text:span text:style-name="_36_4">e</text:span><text:span text:style-name="_31_"> </text:span><text:span text:style-name="_34_8">a</text:span><text:span text:style-name="_35_1"> </text:span><text:span text:style-name="_31_5">r</text:span><text:span text:style-name="_33_5">u</text:span><text:span text:style-name="_36_8">l</text:span><text:span text:style-name="_31_4">e</text:span><text:span text:style-name="_32_6"> </text:span><text:span text:style-name="_36_5">t</text:span><text:span text:style-name="_31_0">h</text:span><text:span text:style-name="_34_9">a</text:span><text:span text:style-name="_36_8">t</text:span><text:span text:style-name="_31_"> </text:span><text:span text:style-name="_33_7">o</text:span><text:span text:style-name="_36_2">n</text:span><text:span text:style-name="_31_4">e</text:span><text:span text:style-name="_32_6"> </text:span><text:span text:style-name="_36_8">i</text:span><text:span text:style-name="_31_9">s</text:span><text:span text:style-name="_32_6"> </text:span><text:span text:style-name="_36_2">t</text:span><text:span text:style-name="_31_4">o</text:span><text:span text:style-name="_32_6"> </text:span><text:span text:style-name="_36_5">s</text:span><text:span text:style-name="_37_">t</text:span><text:span text:style-name="_33_2">o</text:span><text:span text:style-name="_36_2">p</text:span><text:span text:style-name="_31_"> </text:span><text:span text:style-name="_33_3">w</text:span><text:span text:style-name="_37_2">h</text:span><text:span text:style-name="_31_5">e</text:span><text:span text:style-name="_33_9">n</text:span><text:span text:style-name="_35_1"> </text:span><text:span text:style-name="_31_7">o</text:span><text:span text:style-name="_34_0">n</text:span><text:span text:style-name="_35_7">e</text:span><text:span text:style-name="_31_"> </text:span><text:span text:style-name="_33_3">s</text:span><text:span text:style-name="_37_3">e</text:span><text:span text:style-name="_31_3">e</text:span><text:span text:style-name="_34_3">s</text:span><text:span text:style-name="_35_1"> </text:span><text:span text:style-name="_37_">a</text:span><text:span text:style-name="_32_6"> </text:span><text:span text:style-name="_36_0">r</text:span><text:span text:style-name="_32_3">e</text:span><text:span text:style-name="_34_7">d</text:span><text:span text:style-name="_35_1"> </text:span><text:span text:style-name="_32_0">t</text:span><text:span text:style-name="_33_3">r</text:span><text:span text:style-name="_37_4">a</text:span><text:span text:style-name="_32_0">f</text:span><text:span text:style-name="_34_0">f</text:span><text:span text:style-name="_36_9">i</text:span><text:span text:style-name="_32_0">c</text:span><text:span text:style-name="_32_6"> </text:span><text:span text:style-name="_36_4">l</text:span><text:span text:style-name="_32_0">i</text:span><text:span text:style-name="_33_5">g</text:span><text:span text:style-name="_35_8">h</text:span><text:span text:style-name="_32_4">t</text:span><text:span text:style-name="_33_4">,</text:span><text:span text:style-name="_35_1"> </text:span><text:span text:style-name="_32_4">a</text:span><text:span text:style-name="_33_2">n</text:span><text:span text:style-name="_36_3">d</text:span><text:span text:style-name="_31_"> </text:span><text:span text:style-name="_33_8">t</text:span><text:span text:style-name="_36_8">o</text:span><text:span text:style-name="_31_"> </text:span><text:span text:style-name="_34_0">g</text:span><text:span text:style-name="_37_3">o</text:span><text:span text:style-name="_31_"> </text:span><text:span text:style-name="_34_7">i</text:span><text:span text:style-name="_36_3">f</text:span><text:span text:style-name="_31_"> </text:span><text:span text:style-name="_33_5">o</text:span><text:span text:style-name="_36_7">n</text:span><text:span text:style-name="_32_4">e</text:span><text:span text:style-name="_32_6"> </text:span><text:span text:style-name="_35_8">s</text:span><text:span text:style-name="_31_7">e</text:span><text:span text:style-name="_34_8">e</text:span><text:span text:style-name="_36_2">s</text:span><text:span text:style-name="_31_"> </text:span><text:span text:style-name="_34_8">a</text:span><text:span text:style-name="_35_1"> </text:span><text:span text:style-name="_31_3">g</text:span><text:span text:style-name="_33_8">r</text:span><text:span text:style-name="_36_3">e</text:span><text:span text:style-name="_31_2">e</text:span><text:span text:style-name="_34_9">n</text:span><text:span text:style-name="_35_1"> </text:span><text:span text:style-name="_32_3">o</text:span><text:span text:style-name="_34_8">n</text:span><text:span text:style-name="_36_8">e</text:span><text:span text:style-name="_32_4">,</text:span><text:span text:style-name="_32_6"> </text:span><text:span text:style-name="_36_8">b</text:span><text:span text:style-name="_38_">u</text:span><text:span text:style-name="_33_2">t</text:span><text:span text:style-name="_35_1"> </text:span><text:span text:style-name="_32_3">w</text:span><text:span text:style-name="_33_7">h</text:span><text:span text:style-name="_37_5">a</text:span><text:span text:style-name="_31_9">t</text:span><text:span text:style-name="_32_6"> </text:span><text:span text:style-name="_36_0">i</text:span><text:span text:style-name="_39_">f</text:span><text:span text:style-name="_32_6"> </text:span><text:span text:style-name="_37_3">b</text:span><text:span text:style-name="_31_8">y</text:span><text:span text:style-name="_32_6"> </text:span><text:span text:style-name="_36_4">s</text:span><text:span text:style-name="_32_4">o</text:span><text:span text:style-name="_34_0">m</text:span><text:span text:style-name="_36_5">e</text:span><text:span text:style-name="_31_"> </text:span><text:span text:style-name="_34_8">f</text:span><text:span text:style-name="_37_5">a</text:span><text:span text:style-name="_38_">u</text:span><text:span text:style-name="_34_4">l</text:span><text:span text:style-name="_36_7">t</text:span><text:span text:style-name="_31_"> </text:span><text:span text:style-name="_34_8">b</text:span><text:span text:style-name="_36_7">o</text:span><text:span text:style-name="_31_3">t</text:span><text:span text:style-name="_34_4">h</text:span><text:span text:style-name="_35_1"> </text:span><text:span text:style-name="_31_7">a</text:span><text:span text:style-name="_33_2">p</text:span><text:span text:style-name="_36_2">p</text:span><text:span text:style-name="_32_2">e</text:span><text:span text:style-name="_34_9">a</text:span><text:span text:style-name="_37_0">r</text:span><text:span text:style-name="_31_"> </text:span><text:span text:style-name="_34_0">t</text:span><text:span text:style-name="_36_3">o</text:span><text:span text:style-name="_31_5">g</text:span><text:span text:style-name="_33_5">e</text:span><text:span text:style-name="_35_8">t</text:span><text:span text:style-name="_31_4">h</text:span><text:span text:style-name="_33_8">e</text:span><text:span text:style-name="_37_5">r</text:span><text:span text:style-name="_31_3">?</text:span><text:span text:style-name="_32_6"> </text:span><text:span text:style-name="_37_0">O</text:span><text:span text:style-name="_32_5">n</text:span><text:span text:style-name="_34_7">e</text:span><text:span text:style-name="_35_1"> </text:span><text:span text:style-name="_31_4">m</text:span><text:span text:style-name="_33_7">a</text:span><text:span text:style-name="_36_3">y</text:span><text:span text:style-name="_31_"> </text:span><text:span text:style-name="_33_3">p</text:span><text:span text:style-name="_37_4">e</text:span><text:span text:style-name="_31_2">r</text:span><text:span text:style-name="_33_5">h</text:span><text:span text:style-name="_36_2">a</text:span><text:span text:style-name="_37_">p</text:span><text:span text:style-name="_34_7">s</text:span><text:span text:style-name="_35_1"> </text:span><text:span text:style-name="_31_4">d</text:span><text:span text:style-name="_35_0">e</text:span><text:span text:style-name="_36_9">c</text:span><text:span text:style-name="_31_2">i</text:span><text:span text:style-name="_34_7">d</text:span><text:span text:style-name="_36_8">e</text:span><text:span text:style-name="_31_"> </text:span><text:span text:style-name="_34_5">t</text:span><text:span text:style-name="_37_4">h</text:span><text:span text:style-name="_32_2">a</text:span><text:span text:style-name="_34_5">t</text:span><text:span text:style-name="_35_1"> </text:span><text:span text:style-name="_37_">i</text:span><text:span text:style-name="_34_2">t</text:span><text:span text:style-name="_35_1"> </text:span><text:span text:style-name="_31_8">i</text:span><text:span text:style-name="_34_9">s</text:span><text:span text:style-name="_35_1"> </text:span><text:span text:style-name="_32_4">s</text:span><text:span text:style-name="_33_2">a</text:span><text:span text:style-name="_35_9">f</text:span><text:span text:style-name="_37_">e</text:span><text:span text:style-name="_33_9">s</text:span><text:span text:style-name="_37_5">t</text:span><text:span text:style-name="_31_"> </text:span><text:span text:style-name="_34_5">t</text:span><text:span text:style-name="_36_4">o</text:span><text:span text:style-name="_31_"> </text:span><text:span text:style-name="_33_7">s</text:span><text:span text:style-name="_36_5">t</text:span><text:span text:style-name="_31_7">o</text:span><text:span text:style-name="_33_5">p</text:span><text:span text:style-name="_36_4">.</text:span><text:span text:style-name="_31_"> </text:span><text:span text:style-name="_34_9">B</text:span><text:span text:style-name="_37_2">u</text:span><text:span text:style-name="_31_3">t</text:span><text:span text:style-name="_32_6"> </text:span><text:span text:style-name="_36_9">s</text:span><text:span text:style-name="_31_8">o</text:span><text:span text:style-name="_33_5">m</text:span><text:span text:style-name="_37_5">e</text:span><text:span text:style-name="_31_"> </text:span><text:span text:style-name="_34_8">f</text:span><text:span text:style-name="_37_0">u</text:span><text:span text:style-name="_38_">r</text:span><text:span text:style-name="_35_0">t</text:span><text:span text:style-name="_36_7">h</text:span><text:span text:style-name="_31_2">e</text:span><text:span text:style-name="_33_3">r</text:span><text:span text:style-name="_35_1"> </text:span><text:span text:style-name="_32_4">d</text:span><text:span text:style-name="_33_7">i</text:span><text:span text:style-name="_37_0">f</text:span><text:span text:style-name="_31_2">f</text:span><text:span text:style-name="_33_8">i</text:span><text:span text:style-name="_37_3">c</text:span><text:span text:style-name="_31_2">u</text:span><text:span text:style-name="_33_2">l</text:span><text:span text:style-name="_37_2">t</text:span><text:span text:style-name="_31_4">y</text:span><text:span text:style-name="_32_6"> </text:span><text:span text:style-name="_37_5">m</text:span><text:span text:style-name="_31_8">a</text:span><text:span text:style-name="_33_4">y</text:span><text:span text:style-name="_35_1"> </text:span><text:span text:style-name="_31_5">w</text:span><text:span text:style-name="_34_4">e</text:span><text:span text:style-name="_36_4">l</text:span><text:span text:style-name="_32_0">l</text:span><text:span text:style-name="_32_6"> </text:span><text:span text:style-name="_37_0">a</text:span><text:span text:style-name="_37_">r</text:span><text:span text:style-name="_33_8">i</text:span><text:span text:style-name="_36_5">s</text:span><text:span text:style-name="_31_8">e</text:span><text:span text:style-name="_32_6"> </text:span><text:span text:style-name="_36_2">f</text:span><text:span text:style-name="_31_7">r</text:span><text:span text:style-name="_33_2">o</text:span><text:span text:style-name="_37_3">m</text:span><text:span text:style-name="_31_"> </text:span><text:span text:style-name="_34_4">t</text:span><text:span text:style-name="_37_4">h</text:span><text:span text:style-name="_31_7">i</text:span><text:span text:style-name="_34_7">s</text:span><text:span text:style-name="_35_1"> </text:span><text:span text:style-name="_31_3">d</text:span><text:span text:style-name="_33_9">e</text:span><text:span text:style-name="_37_5">c</text:span><text:span text:style-name="_32_5">i</text:span><text:span text:style-name="_34_5">s</text:span><text:span text:style-name="_37_4">i</text:span><text:span text:style-name="_31_3">o</text:span><text:span text:style-name="_34_9">n</text:span><text:span text:style-name="_35_1"> </text:span><text:span text:style-name="_31_0">l</text:span><text:span text:style-name="_34_7">a</text:span><text:span text:style-name="_36_3">t</text:span><text:span text:style-name="_32_0">e</text:span><text:span text:style-name="_34_2">r</text:span><text:span text:style-name="_36_8">.</text:span><text:span text:style-name="_31_"> </text:span><text:span text:style-name="_33_3">T</text:span><text:span text:style-name="_36_2">o</text:span><text:span text:style-name="_31_"> </text:span><text:span text:style-name="_34_9">a</text:span><text:span text:style-name="_37_4">t</text:span><text:span text:style-name="_31_2">t</text:span><text:span text:style-name="_34_3">e</text:span><text:span text:style-name="_36_5">m</text:span><text:span text:style-name="_31_5">p</text:span><text:span text:style-name="_34_5">t</text:span><text:span text:style-name="_35_1"> </text:span><text:span text:style-name="_31_3">t</text:span><text:span text:style-name="_33_8">o</text:span><text:span text:style-name="_35_1"> </text:span><text:span text:style-name="_39_">p</text:span><text:span text:style-name="_35_0">r</text:span><text:span text:style-name="_36_4">o</text:span><text:span text:style-name="_31_5">v</text:span><text:span text:style-name="_33_4">i</text:span><text:span text:style-name="_37_4">d</text:span><text:span text:style-name="_31_9">e</text:span><text:span text:style-name="_32_6"> </text:span><text:span text:style-name="_36_7">r</text:span><text:span text:style-name="_31_9">u</text:span><text:span text:style-name="_34_9">l</text:span><text:span text:style-name="_36_0">e</text:span><text:span text:style-name="_32_5">s</text:span><text:span text:style-name="_32_6"> </text:span><text:span text:style-name="_35_9">o</text:span><text:span text:style-name="_32_0">f</text:span><text:span text:style-name="_32_6"> </text:span><text:span text:style-name="_36_0">c</text:span><text:span text:style-name="_31_5">o</text:span><text:span text:style-name="_33_4">n</text:span><text:span text:style-name="_35_7">d</text:span><text:span text:style-name="_31_7">u</text:span><text:span text:style-name="_33_7">c</text:span><text:span text:style-name="_36_9">t</text:span><text:span text:style-name="_31_"> </text:span><text:span text:style-name="_33_9">t</text:span><text:span text:style-name="_36_4">o</text:span><text:span text:style-name="_31_"> </text:span><text:span text:style-name="_34_2">c</text:span><text:span text:style-name="_36_7">o</text:span><text:span text:style-name="_31_5">v</text:span><text:span text:style-name="_33_9">e</text:span><text:span text:style-name="_37_4">r</text:span><text:span text:style-name="_31_"> </text:span><text:span text:style-name="_33_8">e</text:span><text:span text:style-name="_37_5">v</text:span><text:span text:style-name="_31_9">e</text:span><text:span text:style-name="_34_7">r</text:span><text:span text:style-name="_36_9">y</text:span><text:span text:style-name="_31_"> </text:span><text:span text:style-name="_33_2">e</text:span><text:span text:style-name="_36_3">v</text:span><text:span text:style-name="_32_5">e</text:span><text:span text:style-name="_34_8">n</text:span><text:span text:style-name="_36_0">t</text:span><text:span text:style-name="_37_">u</text:span><text:span text:style-name="_34_4">a</text:span><text:span text:style-name="_37_3">l</text:span><text:span text:style-name="_32_5">i</text:span><text:span text:style-name="_34_2">t</text:span><text:span text:style-name="_36_4">y</text:span><text:span text:style-name="_32_4">,</text:span><text:span text:style-name="_32_6"> </text:span><text:span text:style-name="_36_0">e</text:span><text:span text:style-name="_37_">v</text:span><text:span text:style-name="_35_0">e</text:span><text:span text:style-name="_35_9">n</text:span><text:span text:style-name="_31_"> </text:span><text:span text:style-name="_34_2">t</text:span><text:span text:style-name="_37_4">h</text:span><text:span text:style-name="_31_0">o</text:span><text:span text:style-name="_34_0">s</text:span><text:span text:style-name="_36_0">e</text:span><text:span text:style-name="_31_"> </text:span><text:span text:style-name="_34_8">a</text:span><text:span text:style-name="_36_9">r</text:span><text:span text:style-name="_31_5">i</text:span><text:span text:style-name="_34_7">s</text:span><text:span text:style-name="_36_0">i</text:span><text:span text:style-name="_31_4">n</text:span><text:span text:style-name="_34_0">g</text:span><text:span text:style-name="_35_1"> </text:span><text:span text:style-name="_37_">f</text:span><text:span text:style-name="_34_0">r</text:span><text:span text:style-name="_36_9">o</text:span><text:span text:style-name="_32_2">m</text:span><text:span text:style-name="_32_6"> </text:span><text:span text:style-name="_36_4">t</text:span><text:span text:style-name="_32_3">r</text:span><text:span text:style-name="_33_8">a</text:span><text:span text:style-name="_37_4">f</text:span><text:span text:style-name="_39_">f</text:span><text:span text:style-name="_33_8">i</text:span><text:span text:style-name="_37_5">c</text:span><text:span text:style-name="_31_"> </text:span><text:span text:style-name="_33_7">l</text:span><text:span text:style-name="_36_9">i</text:span><text:span text:style-name="_39_">g</text:span><text:span text:style-name="_33_9">h</text:span><text:span text:style-name="_35_7">t</text:span><text:span text:style-name="_31_5">s</text:span><text:span text:style-name="_33_3">,</text:span><text:span text:style-name="_35_1"> </text:span><text:span text:style-name="_39_">a</text:span><text:span text:style-name="_34_4">p</text:span><text:span text:style-name="_37_5">p</text:span><text:span text:style-name="_31_8">e</text:span><text:span text:style-name="_33_5">a</text:span><text:span text:style-name="_35_8">r</text:span><text:span text:style-name="_37_">s</text:span><text:span text:style-name="_32_6"> </text:span><text:span text:style-name="_36_8">t</text:span><text:span text:style-name="_38_">o</text:span><text:span text:style-name="_32_6"> </text:span><text:span text:style-name="_36_7">b</text:span><text:span text:style-name="_39_">e</text:span><text:span text:style-name="_32_6"> </text:span><text:span text:style-name="_37_4">i</text:span><text:span text:style-name="_39_">m</text:span><text:span text:style-name="_34_3">p</text:span><text:span text:style-name="_37_3">o</text:span><text:span text:style-name="_31_9">s</text:span><text:span text:style-name="_34_8">s</text:span><text:span text:style-name="_36_5">i</text:span><text:span text:style-name="_31_7">b</text:span><text:span text:style-name="_33_2">l</text:span><text:span text:style-name="_37_5">e</text:span><text:span text:style-name="_31_2">.</text:span><text:span text:style-name="_32_6"> </text:span><text:span text:style-name="_36_4">W</text:span><text:span text:style-name="_32_5">i</text:span><text:span text:style-name="_33_2">t</text:span><text:span text:style-name="_36_3">h</text:span><text:span text:style-name="_31_"> </text:span><text:span text:style-name="_33_4">a</text:span><text:span text:style-name="_36_9">l</text:span><text:span text:style-name="_31_5">l</text:span><text:span text:style-name="_32_6"> </text:span><text:span text:style-name="_37_5">t</text:span><text:span text:style-name="_31_2">h</text:span><text:span text:style-name="_34_0">i</text:span><text:span text:style-name="_36_5">s</text:span><text:span text:style-name="_31_"> </text:span><text:span text:style-name="_34_5">I</text:span><text:span text:style-name="_35_1"> </text:span><text:span text:style-name="_32_2">a</text:span><text:span text:style-name="_33_3">g</text:span><text:span text:style-name="_36_8">r</text:span><text:span text:style-name="_32_2">e</text:span><text:span text:style-name="_33_8">e</text:span><text:span text:style-name="_35_7">.</text:span></text:p>
      <text:p text:style-name="P1"><text:span text:style-name="_34_5">F</text:span><text:span text:style-name="_37_0">r</text:span><text:span text:style-name="_31_5">o</text:span><text:span text:style-name="_33_8">m</text:span><text:span text:style-name="_35_1"> </text:span><text:span text:style-name="_32_3">t</text:span><text:span text:style-name="_34_2">h</text:span><text:span text:style-name="_37_3">i</text:span><text:span text:style-name="_37_">s</text:span><text:span text:style-name="_32_6"> </text:span><text:span text:style-name="_37_0">i</text:span><text:span text:style-name="_31_3">t</text:span><text:span text:style-name="_32_6"> </text:span><text:span text:style-name="_36_8">i</text:span><text:span text:style-name="_31_8">s</text:span><text:span text:style-name="_32_6"> </text:span><text:span text:style-name="_35_9">a</text:span><text:span text:style-name="_39_">r</text:span><text:span text:style-name="_34_4">g</text:span><text:span text:style-name="_35_9">u</text:span><text:span text:style-name="_32_3">e</text:span><text:span text:style-name="_33_2">d</text:span><text:span text:style-name="_35_1"> </text:span><text:span text:style-name="_31_5">t</text:span><text:span text:style-name="_33_5">h</text:span><text:span text:style-name="_36_0">a</text:span><text:span text:style-name="_31_4">t</text:span><text:span text:style-name="_32_6"> </text:span><text:span text:style-name="_35_9">w</text:span><text:span text:style-name="_37_">e</text:span><text:span text:style-name="_32_6"> </text:span><text:span text:style-name="_36_3">c</text:span><text:span text:style-name="_31_3">a</text:span><text:span text:style-name="_33_3">n</text:span><text:span text:style-name="_37_5">n</text:span><text:span text:style-name="_32_3">o</text:span><text:span text:style-name="_33_8">t</text:span><text:span text:style-name="_35_1"> </text:span><text:span text:style-name="_37_">b</text:span><text:span text:style-name="_34_3">e</text:span><text:span text:style-name="_35_1"> </text:span><text:span text:style-name="_32_0">m</text:span><text:span text:style-name="_33_3">a</text:span><text:span text:style-name="_36_5">c</text:span><text:span text:style-name="_32_5">h</text:span><text:span text:style-name="_33_7">i</text:span><text:span text:style-name="_36_0">n</text:span><text:span text:style-name="_31_5">e</text:span><text:span text:style-name="_33_8">s</text:span><text:span text:style-name="_36_7">.</text:span><text:span text:style-name="_31_"> </text:span><text:span text:style-name="_34_2">I</text:span><text:span text:style-name="_35_1"> </text:span><text:span text:style-name="_31_8">s</text:span><text:span text:style-name="_33_2">h</text:span><text:span text:style-name="_36_5">a</text:span><text:span text:style-name="_31_4">l</text:span><text:span text:style-name="_33_2">l</text:span><text:span text:style-name="_35_1"> </text:span><text:span text:style-name="_39_">t</text:span><text:span text:style-name="_34_8">r</text:span><text:span text:style-name="_36_4">y</text:span><text:span text:style-name="_31_"> </text:span><text:span text:style-name="_34_0">t</text:span><text:span text:style-name="_37_4">o</text:span><text:span text:style-name="_31_"> </text:span><text:span text:style-name="_34_8">r</text:span><text:span text:style-name="_36_5">e</text:span><text:span text:style-name="_31_5">p</text:span><text:span text:style-name="_33_8">r</text:span><text:span text:style-name="_37_4">o</text:span><text:span text:style-name="_32_3">d</text:span><text:span text:style-name="_33_7">u</text:span><text:span text:style-name="_36_0">c</text:span><text:span text:style-name="_31_5">e</text:span><text:span text:style-name="_32_6"> </text:span><text:span text:style-name="_37_4">t</text:span><text:span text:style-name="_37_">h</text:span><text:span text:style-name="_33_9">e</text:span><text:span text:style-name="_35_1"> </text:span><text:span text:style-name="_32_5">a</text:span><text:span text:style-name="_33_5">r</text:span><text:span text:style-name="_36_4">g</text:span><text:span text:style-name="_31_0">u</text:span><text:span text:style-name="_34_0">m</text:span><text:span text:style-name="_36_9">e</text:span><text:span text:style-name="_38_">n</text:span><text:span text:style-name="_33_2">t</text:span><text:span text:style-name="_37_2">,</text:span><text:span text:style-name="_31_"> </text:span><text:span text:style-name="_34_8">b</text:span><text:span text:style-name="_36_5">u</text:span><text:span text:style-name="_37_">t</text:span><text:span text:style-name="_32_6"> </text:span><text:span text:style-name="_37_0">I</text:span><text:span text:style-name="_31_"> </text:span><text:span text:style-name="_33_4">f</text:span><text:span text:style-name="_36_2">e</text:span><text:span text:style-name="_39_">a</text:span><text:span text:style-name="_33_9">r</text:span><text:span text:style-name="_35_1"> </text:span><text:span text:style-name="_31_7">I</text:span><text:span text:style-name="_32_6"> </text:span><text:span text:style-name="_35_8">s</text:span><text:span text:style-name="_32_3">h</text:span><text:span text:style-name="_33_9">a</text:span><text:span text:style-name="_36_0">l</text:span><text:span text:style-name="_37_">l</text:span><text:span text:style-name="_32_6"> </text:span><text:span text:style-name="_37_3">h</text:span><text:span text:style-name="_32_4">a</text:span><text:span text:style-name="_33_9">r</text:span><text:span text:style-name="_37_4">d</text:span><text:span text:style-name="_31_4">l</text:span><text:span text:style-name="_35_0">y</text:span><text:span text:style-name="_35_1"> </text:span><text:span text:style-name="_31_4">d</text:span><text:span text:style-name="_33_4">o</text:span><text:span text:style-name="_35_1"> </text:span><text:span text:style-name="_32_5">i</text:span><text:span text:style-name="_34_8">t</text:span><text:span text:style-name="_35_1"> </text:span><text:span text:style-name="_31_3">j</text:span><text:span text:style-name="_34_8">u</text:span><text:span text:style-name="_35_7">s</text:span><text:span text:style-name="_31_2">t</text:span><text:span text:style-name="_34_5">i</text:span><text:span text:style-name="_37_3">c</text:span><text:span text:style-name="_32_3">e</text:span><text:span text:style-name="_34_0">.</text:span><text:span text:style-name="_35_1"> </text:span><text:span text:style-name="_31_0">I</text:span><text:span text:style-name="_33_4">t</text:span><text:span text:style-name="_35_1"> </text:span><text:span text:style-name="_31_0">s</text:span><text:span text:style-name="_33_3">e</text:span><text:span text:style-name="_36_9">e</text:span><text:span text:style-name="_31_9">m</text:span><text:span text:style-name="_33_9">s</text:span><text:span text:style-name="_35_1"> </text:span><text:span text:style-name="_31_2">t</text:span><text:span text:style-name="_34_0">o</text:span><text:span text:style-name="_35_1"> </text:span><text:span text:style-name="_32_5">r</text:span><text:span text:style-name="_33_5">u</text:span><text:span text:style-name="_36_2">n</text:span><text:span text:style-name="_31_"> </text:span><text:span text:style-name="_35_0">s</text:span><text:span text:style-name="_35_8">o</text:span><text:span text:style-name="_31_7">m</text:span><text:span text:style-name="_34_8">e</text:span><text:span text:style-name="_37_3">t</text:span><text:span text:style-name="_32_0">h</text:span><text:span text:style-name="_33_9">i</text:span><text:span text:style-name="_36_3">n</text:span><text:span text:style-name="_32_3">g</text:span><text:span text:style-name="_32_6"> </text:span><text:span text:style-name="_36_4">l</text:span><text:span text:style-name="_38_">i</text:span><text:span text:style-name="_34_5">k</text:span><text:span text:style-name="_36_4">e</text:span><text:span text:style-name="_31_"> </text:span><text:span text:style-name="_34_8">t</text:span><text:span text:style-name="_36_2">h</text:span><text:span text:style-name="_31_8">i</text:span><text:span text:style-name="_33_3">s</text:span><text:span text:style-name="_35_7">.</text:span><text:span text:style-name="_31_"> </text:span><text:span text:style-name="_34_4">"</text:span><text:span text:style-name="_36_5">i</text:span><text:span text:style-name="_37_">f</text:span><text:span text:style-name="_32_6"> </text:span><text:span text:style-name="_36_5">e</text:span><text:span text:style-name="_31_5">a</text:span><text:span text:style-name="_33_4">c</text:span><text:span text:style-name="_36_5">h</text:span><text:span text:style-name="_31_"> </text:span><text:span text:style-name="_33_3">m</text:span><text:span text:style-name="_37_5">a</text:span><text:span text:style-name="_31_2">n</text:span><text:span text:style-name="_32_6"> </text:span><text:span text:style-name="_36_7">h</text:span><text:span text:style-name="_31_8">a</text:span><text:span text:style-name="_33_8">d</text:span><text:span text:style-name="_35_1"> </text:span><text:span text:style-name="_31_3">a</text:span><text:span text:style-name="_32_6"> </text:span><text:span text:style-name="_37_4">d</text:span><text:span text:style-name="_31_3">e</text:span><text:span text:style-name="_33_4">f</text:span><text:span text:style-name="_37_3">i</text:span><text:span text:style-name="_37_">n</text:span><text:span text:style-name="_33_5">i</text:span><text:span text:style-name="_37_0">t</text:span><text:span text:style-name="_31_4">e</text:span><text:span text:style-name="_32_6"> </text:span><text:span text:style-name="_37_3">s</text:span><text:span text:style-name="_31_5">e</text:span><text:span text:style-name="_35_0">t</text:span><text:span text:style-name="_35_1"> </text:span><text:span text:style-name="_31_9">o</text:span><text:span text:style-name="_33_3">f</text:span><text:span text:style-name="_35_1"> </text:span><text:span text:style-name="_32_4">r</text:span><text:span text:style-name="_33_8">u</text:span><text:span text:style-name="_36_2">l</text:span><text:span text:style-name="_32_2">e</text:span><text:span text:style-name="_33_5">s</text:span><text:span text:style-name="_35_1"> </text:span><text:span text:style-name="_32_0">o</text:span><text:span text:style-name="_33_8">f</text:span><text:span text:style-name="_35_1"> </text:span><text:span text:style-name="_31_4">c</text:span><text:span text:style-name="_33_7">o</text:span><text:span text:style-name="_37_4">n</text:span><text:span text:style-name="_32_4">d</text:span><text:span text:style-name="_33_8">u</text:span><text:span text:style-name="_37_2">c</text:span><text:span text:style-name="_38_">t</text:span><text:span text:style-name="_32_6"> </text:span><text:span text:style-name="_37_2">b</text:span><text:span text:style-name="_31_8">y</text:span><text:span text:style-name="_32_6"> </text:span><text:span text:style-name="_36_8">w</text:span><text:span text:style-name="_38_">h</text:span><text:span text:style-name="_33_7">i</text:span><text:span text:style-name="_36_4">c</text:span><text:span text:style-name="_31_3">h</text:span><text:span text:style-name="_32_6"> </text:span><text:span text:style-name="_36_0">h</text:span><text:span text:style-name="_31_0">e</text:span><text:span text:style-name="_32_6"> </text:span><text:span text:style-name="_36_9">r</text:span><text:span text:style-name="_32_3">e</text:span><text:span text:style-name="_34_8">g</text:span><text:span text:style-name="_37_5">u</text:span><text:span text:style-name="_31_7">l</text:span><text:span text:style-name="_34_7">a</text:span><text:span text:style-name="_35_7">t</text:span><text:span text:style-name="_31_3">e</text:span><text:span text:style-name="_33_5">d</text:span><text:span text:style-name="_35_1"> </text:span><text:span text:style-name="_32_3">h</text:span><text:span text:style-name="_33_4">i</text:span><text:span text:style-name="_35_9">s</text:span><text:span text:style-name="_31_"> </text:span><text:span text:style-name="_34_2">l</text:span><text:span text:style-name="_37_4">i</text:span><text:span text:style-name="_38_">f</text:span><text:span text:style-name="_34_2">e</text:span><text:span text:style-name="_35_1"> </text:span><text:span text:style-name="_37_">h</text:span><text:span text:style-name="_33_4">e</text:span><text:span text:style-name="_35_1"> </text:span><text:span text:style-name="_31_4">w</text:span><text:span text:style-name="_34_8">o</text:span><text:span text:style-name="_37_5">u</text:span><text:span text:style-name="_31_4">l</text:span><text:span text:style-name="_34_5">d</text:span><text:span text:style-name="_35_1"> </text:span><text:span text:style-name="_32_5">b</text:span><text:span text:style-name="_34_5">e</text:span><text:span text:style-name="_35_1"> </text:span><text:span text:style-name="_32_3">n</text:span><text:span text:style-name="_33_8">o</text:span><text:span text:style-name="_35_1"> </text:span><text:span text:style-name="_31_7">b</text:span><text:span text:style-name="_34_9">e</text:span><text:span text:style-name="_36_8">t</text:span><text:span text:style-name="_39_">t</text:span><text:span text:style-name="_34_8">e</text:span><text:span text:style-name="_36_9">r</text:span><text:span text:style-name="_31_"> </text:span><text:span text:style-name="_33_8">t</text:span><text:span text:style-name="_37_3">h</text:span><text:span text:style-name="_38_">a</text:span><text:span text:style-name="_34_5">n</text:span><text:span text:style-name="_35_1"> </text:span><text:span text:style-name="_32_5">a</text:span><text:span text:style-name="_32_6"> </text:span><text:span text:style-name="_36_3">m</text:span><text:span text:style-name="_39_">a</text:span><text:span text:style-name="_34_9">c</text:span><text:span text:style-name="_36_7">h</text:span><text:span text:style-name="_31_8">i</text:span><text:span text:style-name="_33_5">n</text:span><text:span text:style-name="_37_2">e</text:span><text:span text:style-name="_32_5">.</text:span><text:span text:style-name="_32_6"> </text:span><text:span text:style-name="_36_5">B</text:span><text:span text:style-name="_31_2">u</text:span><text:span text:style-name="_34_8">t</text:span><text:span text:style-name="_35_1"> </text:span><text:span text:style-name="_32_2">t</text:span><text:span text:style-name="_34_2">h</text:span><text:span text:style-name="_37_5">e</text:span><text:span text:style-name="_31_9">r</text:span><text:span text:style-name="_33_5">e</text:span><text:span text:style-name="_35_1"> </text:span><text:span text:style-name="_32_2">a</text:span><text:span text:style-name="_34_9">r</text:span><text:span text:style-name="_36_7">e</text:span><text:span text:style-name="_31_"> </text:span><text:span text:style-name="_33_2">n</text:span><text:span text:style-name="_36_3">o</text:span><text:span text:style-name="_31_"> </text:span><text:span text:style-name="_33_2">s</text:span><text:span text:style-name="_37_2">u</text:span><text:span text:style-name="_32_0">c</text:span><text:span text:style-name="_34_5">h</text:span><text:span text:style-name="_35_1"> </text:span><text:span text:style-name="_31_5">r</text:span><text:span text:style-name="_33_8">u</text:span><text:span text:style-name="_36_7">l</text:span><text:span text:style-name="_32_0">e</text:span><text:span text:style-name="_33_2">s</text:span><text:span text:style-name="_36_8">,</text:span><text:span text:style-name="_31_"> </text:span><text:span text:style-name="_33_3">s</text:span><text:span text:style-name="_35_8">o</text:span><text:span text:style-name="_31_"> </text:span><text:span text:style-name="_33_3">m</text:span><text:span text:style-name="_37_4">e</text:span><text:span text:style-name="_31_5">n</text:span><text:span text:style-name="_32_6"> </text:span><text:span text:style-name="_37_2">c</text:span><text:span text:style-name="_39_">a</text:span><text:span text:style-name="_34_0">n</text:span><text:span text:style-name="_36_8">n</text:span><text:span text:style-name="_32_5">o</text:span><text:span text:style-name="_33_4">t</text:span><text:span text:style-name="_35_1"> </text:span><text:span text:style-name="_31_4">b</text:span><text:span text:style-name="_34_8">e</text:span><text:span text:style-name="_35_1"> </text:span><text:span text:style-name="_31_0">m</text:span><text:span text:style-name="_33_2">a</text:span><text:span text:style-name="_36_7">c</text:span><text:span text:style-name="_31_7">h</text:span><text:span text:style-name="_34_2">i</text:span><text:span text:style-name="_37_5">n</text:span><text:span text:style-name="_31_7">e</text:span><text:span text:style-name="_33_7">s</text:span><text:span text:style-name="_36_4">.</text:span><text:span text:style-name="_31_0">"</text:span><text:span text:style-name="_32_6"> </text:span><text:span text:style-name="_36_0">T</text:span><text:span text:style-name="_32_3">h</text:span><text:span text:style-name="_33_4">e</text:span><text:span text:style-name="_35_1"> </text:span><text:span text:style-name="_32_5">u</text:span><text:span text:style-name="_34_3">n</text:span><text:span text:style-name="_35_8">d</text:span><text:span text:style-name="_31_9">i</text:span><text:span text:style-name="_34_0">s</text:span><text:span text:style-name="_37_2">t</text:span><text:span text:style-name="_32_3">r</text:span><text:span text:style-name="_34_9">i</text:span><text:span text:style-name="_36_3">b</text:span><text:span text:style-name="_32_0">u</text:span><text:span text:style-name="_33_2">t</text:span><text:span text:style-name="_36_2">e</text:span><text:span text:style-name="_31_9">d</text:span><text:span text:style-name="_32_6"> </text:span><text:span text:style-name="_37_3">m</text:span><text:span text:style-name="_39_">i</text:span><text:span text:style-name="_34_4">d</text:span><text:span text:style-name="_37_0">d</text:span><text:span text:style-name="_31_2">l</text:span><text:span text:style-name="_34_0">e</text:span><text:span text:style-name="_35_1"> </text:span><text:span text:style-name="_39_">i</text:span><text:span text:style-name="_33_9">s</text:span><text:span text:style-name="_35_1"> </text:span><text:span text:style-name="_31_9">g</text:span><text:span text:style-name="_34_2">l</text:span><text:span text:style-name="_37_0">a</text:span><text:span text:style-name="_32_3">r</text:span><text:span text:style-name="_34_0">i</text:span><text:span text:style-name="_36_8">n</text:span><text:span text:style-name="_37_">g</text:span><text:span text:style-name="_34_2">.</text:span><text:span text:style-name="_35_1"> </text:span><text:span text:style-name="_37_">I</text:span><text:span text:style-name="_32_6"> </text:span><text:span text:style-name="_37_5">d</text:span><text:span text:style-name="_31_3">o</text:span><text:span text:style-name="_32_6"> </text:span><text:span text:style-name="_36_9">n</text:span><text:span text:style-name="_32_4">o</text:span><text:span text:style-name="_33_7">t</text:span><text:span text:style-name="_35_1"> </text:span><text:span text:style-name="_31_8">t</text:span><text:span text:style-name="_34_0">h</text:span><text:span text:style-name="_35_7">i</text:span><text:span text:style-name="_31_2">n</text:span><text:span text:style-name="_34_4">k</text:span><text:span text:style-name="_35_1"> </text:span><text:span text:style-name="_32_4">t</text:span><text:span text:style-name="_34_9">h</text:span><text:span text:style-name="_36_8">e</text:span><text:span text:style-name="_31_"> </text:span><text:span text:style-name="_33_2">a</text:span><text:span text:style-name="_37_5">r</text:span><text:span text:style-name="_31_0">g</text:span><text:span text:style-name="_34_2">u</text:span><text:span text:style-name="_35_8">m</text:span><text:span text:style-name="_32_3">e</text:span><text:span text:style-name="_33_9">n</text:span><text:span text:style-name="_36_8">t</text:span><text:span text:style-name="_31_"> </text:span><text:span text:style-name="_33_9">i</text:span><text:span text:style-name="_36_4">s</text:span><text:span text:style-name="_31_"> </text:span><text:span text:style-name="_34_0">e</text:span><text:span text:style-name="_36_7">v</text:span><text:span text:style-name="_32_2">e</text:span><text:span text:style-name="_33_3">r</text:span><text:span text:style-name="_35_1"> </text:span><text:span text:style-name="_32_2">p</text:span><text:span text:style-name="_33_5">u</text:span><text:span text:style-name="_36_7">t</text:span><text:span text:style-name="_31_"> </text:span><text:span text:style-name="_34_3">q</text:span><text:span text:style-name="_37_2">u</text:span><text:span text:style-name="_31_3">i</text:span><text:span text:style-name="_34_0">t</text:span><text:span text:style-name="_36_2">e</text:span><text:span text:style-name="_31_"> </text:span><text:span text:style-name="_34_4">l</text:span><text:span text:style-name="_37_0">i</text:span><text:span text:style-name="_39_">k</text:span><text:span text:style-name="_34_5">e</text:span><text:span text:style-name="_35_1"> </text:span><text:span text:style-name="_31_4">t</text:span><text:span text:style-name="_34_3">h</text:span><text:span text:style-name="_35_7">i</text:span><text:span text:style-name="_31_9">s</text:span><text:span text:style-name="_33_9">,</text:span><text:span text:style-name="_35_1"> </text:span><text:span text:style-name="_31_4">b</text:span><text:span text:style-name="_34_8">u</text:span><text:span text:style-name="_35_7">t</text:span><text:span text:style-name="_31_"> </text:span><text:span text:style-name="_33_2">I</text:span><text:span text:style-name="_35_1"> </text:span><text:span text:style-name="_32_2">b</text:span><text:span text:style-name="_34_2">e</text:span><text:span text:style-name="_37_4">l</text:span><text:span text:style-name="_32_3">i</text:span><text:span text:style-name="_33_2">e</text:span><text:span text:style-name="_36_3">v</text:span><text:span text:style-name="_31_8">e</text:span><text:span text:style-name="_32_6"> </text:span><text:span text:style-name="_37_3">t</text:span><text:span text:style-name="_39_">h</text:span><text:span text:style-name="_34_2">i</text:span><text:span text:style-name="_37_5">s</text:span><text:span text:style-name="_31_"> </text:span><text:span text:style-name="_33_4">i</text:span><text:span text:style-name="_37_5">s</text:span><text:span text:style-name="_31_"> </text:span><text:span text:style-name="_34_0">t</text:span><text:span text:style-name="_36_5">h</text:span><text:span text:style-name="_37_">e</text:span><text:span text:style-name="_32_6"> </text:span><text:span text:style-name="_36_5">a</text:span><text:span text:style-name="_32_4">r</text:span><text:span text:style-name="_34_9">g</text:span><text:span text:style-name="_37_5">u</text:span><text:span text:style-name="_32_5">m</text:span><text:span text:style-name="_33_4">e</text:span><text:span text:style-name="_36_4">n</text:span><text:span text:style-name="_31_2">t</text:span><text:span text:style-name="_32_6"> </text:span><text:span text:style-name="_36_2">u</text:span><text:span text:style-name="_31_4">s</text:span><text:span text:style-name="_34_9">e</text:span><text:span text:style-name="_36_5">d</text:span><text:span text:style-name="_31_"> </text:span><text:span text:style-name="_34_7">n</text:span><text:span text:style-name="_36_4">e</text:span><text:span text:style-name="_31_9">v</text:span><text:span text:style-name="_33_4">e</text:span><text:span text:style-name="_36_3">r</text:span><text:span text:style-name="_31_2">t</text:span><text:span text:style-name="_33_3">h</text:span><text:span text:style-name="_36_0">e</text:span><text:span text:style-name="_32_4">l</text:span><text:span text:style-name="_33_3">e</text:span><text:span text:style-name="_35_7">s</text:span><text:span text:style-name="_31_3">s</text:span><text:span text:style-name="_34_3">.</text:span><text:span text:style-name="_35_1"> </text:span><text:span text:style-name="_32_0">T</text:span><text:span text:style-name="_33_5">h</text:span><text:span text:style-name="_37_3">e</text:span><text:span text:style-name="_31_8">r</text:span><text:span text:style-name="_34_7">e</text:span><text:span text:style-name="_35_1"> </text:span><text:span text:style-name="_31_3">m</text:span><text:span text:style-name="_34_2">a</text:span><text:span text:style-name="_37_4">y</text:span><text:span text:style-name="_31_"> </text:span><text:span text:style-name="_33_8">h</text:span><text:span text:style-name="_36_0">o</text:span><text:span text:style-name="_31_0">w</text:span><text:span text:style-name="_34_7">e</text:span><text:span text:style-name="_36_5">v</text:span><text:span text:style-name="_32_2">e</text:span><text:span text:style-name="_33_7">r</text:span><text:span text:style-name="_35_1"> </text:span><text:span text:style-name="_31_7">b</text:span><text:span text:style-name="_33_7">e</text:span><text:span text:style-name="_35_1"> </text:span><text:span text:style-name="_31_4">a</text:span><text:span text:style-name="_32_6"> </text:span><text:span text:style-name="_35_7">c</text:span><text:span text:style-name="_32_2">e</text:span><text:span text:style-name="_33_3">r</text:span><text:span text:style-name="_35_7">t</text:span><text:span text:style-name="_32_0">a</text:span><text:span text:style-name="_33_8">i</text:span><text:span text:style-name="_36_4">n</text:span><text:span text:style-name="_31_"> </text:span><text:span text:style-name="_33_4">c</text:span><text:span text:style-name="_36_5">o</text:span><text:span text:style-name="_37_">n</text:span><text:span text:style-name="_34_8">f</text:span><text:span text:style-name="_36_4">u</text:span><text:span text:style-name="_39_">s</text:span><text:span text:style-name="_33_4">i</text:span><text:span text:style-name="_36_0">o</text:span><text:span text:style-name="_32_2">n</text:span><text:span text:style-name="_32_6"> </text:span><text:span text:style-name="_36_9">b</text:span><text:span text:style-name="_31_2">e</text:span><text:span text:style-name="_33_4">t</text:span><text:span text:style-name="_37_0">w</text:span><text:span text:style-name="_31_3">e</text:span><text:span text:style-name="_35_0">e</text:span><text:span text:style-name="_36_7">n</text:span><text:span text:style-name="_31_"> </text:span><text:span text:style-name="_33_4">"</text:span><text:span text:style-name="_36_7">r</text:span><text:span text:style-name="_38_">u</text:span><text:span text:style-name="_34_3">l</text:span><text:span text:style-name="_35_8">e</text:span><text:span text:style-name="_32_2">s</text:span><text:span text:style-name="_32_6"> </text:span><text:span text:style-name="_36_0">o</text:span><text:span text:style-name="_32_2">f</text:span><text:span text:style-name="_32_6"> </text:span><text:span text:style-name="_36_9">c</text:span><text:span text:style-name="_31_2">o</text:span><text:span text:style-name="_33_4">n</text:span><text:span text:style-name="_36_7">d</text:span><text:span text:style-name="_31_5">u</text:span><text:span text:style-name="_34_8">c</text:span><text:span text:style-name="_37_4">t</text:span><text:span text:style-name="_31_0">"</text:span><text:span text:style-name="_32_6"> </text:span><text:span text:style-name="_35_8">a</text:span><text:span text:style-name="_38_">n</text:span><text:span text:style-name="_33_3">d</text:span><text:span text:style-name="_35_1"> </text:span><text:span text:style-name="_31_2">"</text:span><text:span text:style-name="_34_9">l</text:span><text:span text:style-name="_37_5">a</text:span><text:span text:style-name="_32_5">w</text:span><text:span text:style-name="_34_4">s</text:span><text:span text:style-name="_35_1"> </text:span><text:span text:style-name="_32_2">o</text:span><text:span text:style-name="_34_7">f</text:span><text:span text:style-name="_35_1"> </text:span><text:span text:style-name="_32_3">b</text:span><text:span text:style-name="_35_0">e</text:span><text:span text:style-name="_35_8">h</text:span><text:span text:style-name="_32_2">a</text:span><text:span text:style-name="_34_7">v</text:span><text:span text:style-name="_35_8">i</text:span><text:span text:style-name="_31_3">o</text:span><text:span text:style-name="_33_8">u</text:span><text:span text:style-name="_36_5">r</text:span><text:span text:style-name="_31_3">"</text:span><text:span text:style-name="_32_6"> </text:span><text:span text:style-name="_35_9">t</text:span><text:span text:style-name="_31_3">o</text:span><text:span text:style-name="_32_6"> </text:span><text:span text:style-name="_37_0">c</text:span><text:span text:style-name="_31_8">l</text:span><text:span text:style-name="_33_9">o</text:span><text:span text:style-name="_36_8">u</text:span><text:span text:style-name="_32_2">d</text:span><text:span text:style-name="_32_6"> </text:span><text:span text:style-name="_35_7">t</text:span><text:span text:style-name="_31_8">h</text:span><text:span text:style-name="_33_5">e</text:span><text:span text:style-name="_35_1"> </text:span><text:span text:style-name="_37_">i</text:span><text:span text:style-name="_33_2">s</text:span><text:span text:style-name="_36_4">s</text:span><text:span text:style-name="_32_2">u</text:span><text:span text:style-name="_34_0">e</text:span><text:span text:style-name="_36_9">.</text:span><text:span text:style-name="_31_"> </text:span><text:span text:style-name="_33_4">B</text:span><text:span text:style-name="_36_0">y</text:span><text:span text:style-name="_31_"> </text:span><text:span text:style-name="_33_4">"</text:span><text:span text:style-name="_36_0">r</text:span><text:span text:style-name="_31_3">u</text:span><text:span text:style-name="_33_9">l</text:span><text:span text:style-name="_37_5">e</text:span><text:span text:style-name="_31_3">s</text:span><text:span text:style-name="_32_6"> </text:span><text:span text:style-name="_36_2">o</text:span><text:span text:style-name="_31_8">f</text:span><text:span text:style-name="_32_6"> </text:span><text:span text:style-name="_35_8">c</text:span><text:span text:style-name="_31_0">o</text:span><text:span text:style-name="_34_7">n</text:span><text:span text:style-name="_36_4">d</text:span><text:span text:style-name="_31_3">u</text:span><text:span text:style-name="_34_5">c</text:span><text:span text:style-name="_36_2">t</text:span><text:span text:style-name="_31_2">"</text:span><text:span text:style-name="_32_6"> </text:span><text:span text:style-name="_36_9">I</text:span><text:span text:style-name="_31_"> </text:span><text:span text:style-name="_34_4">m</text:span><text:span text:style-name="_37_4">e</text:span><text:span text:style-name="_31_3">a</text:span><text:span text:style-name="_34_5">n</text:span><text:span text:style-name="_35_1"> </text:span><text:span text:style-name="_32_5">p</text:span><text:span text:style-name="_33_8">r</text:span><text:span text:style-name="_37_2">e</text:span><text:span text:style-name="_31_0">c</text:span><text:span text:style-name="_33_4">e</text:span><text:span text:style-name="_36_8">p</text:span><text:span text:style-name="_31_2">t</text:span><text:span text:style-name="_34_4">s</text:span><text:span text:style-name="_35_1"> </text:span><text:span text:style-name="_31_5">s</text:span><text:span text:style-name="_34_7">u</text:span><text:span text:style-name="_37_0">c</text:span><text:span text:style-name="_32_2">h</text:span><text:span text:style-name="_32_6"> </text:span><text:span text:style-name="_36_0">a</text:span><text:span text:style-name="_31_0">s</text:span><text:span text:style-name="_32_6"> </text:span><text:span text:style-name="_35_9">"</text:span><text:span text:style-name="_31_5">S</text:span><text:span text:style-name="_33_7">t</text:span><text:span text:style-name="_37_0">o</text:span><text:span text:style-name="_38_">p</text:span><text:span text:style-name="_32_6"> </text:span><text:span text:style-name="_37_4">i</text:span><text:span text:style-name="_31_9">f</text:span><text:span text:style-name="_32_6"> </text:span><text:span text:style-name="_37_2">y</text:span><text:span text:style-name="_38_">o</text:span><text:span text:style-name="_33_3">u</text:span><text:span text:style-name="_35_1"> </text:span><text:span text:style-name="_31_3">s</text:span><text:span text:style-name="_34_9">e</text:span><text:span text:style-name="_35_8">e</text:span><text:span text:style-name="_31_"> </text:span><text:span text:style-name="_34_0">r</text:span><text:span text:style-name="_36_4">e</text:span><text:span text:style-name="_31_3">d</text:span><text:span text:style-name="_32_6"> </text:span><text:span text:style-name="_36_7">l</text:span><text:span text:style-name="_32_3">i</text:span><text:span text:style-name="_34_2">g</text:span><text:span text:style-name="_37_4">h</text:span><text:span text:style-name="_32_3">t</text:span><text:span text:style-name="_34_0">s</text:span><text:span text:style-name="_35_9">,</text:span><text:span text:style-name="_31_0">"</text:span><text:span text:style-name="_32_6"> </text:span><text:span text:style-name="_36_4">o</text:span><text:span text:style-name="_39_">n</text:span><text:span text:style-name="_32_6"> </text:span><text:span text:style-name="_37_4">w</text:span><text:span text:style-name="_31_2">h</text:span><text:span text:style-name="_35_0">i</text:span><text:span text:style-name="_36_8">c</text:span><text:span text:style-name="_31_4">h</text:span><text:span text:style-name="_32_6"> </text:span><text:span text:style-name="_35_9">o</text:span><text:span text:style-name="_32_5">n</text:span><text:span text:style-name="_34_5">e</text:span><text:span text:style-name="_35_1"> </text:span><text:span text:style-name="_38_">c</text:span><text:span text:style-name="_33_5">a</text:span><text:span text:style-name="_37_4">n</text:span><text:span text:style-name="_31_"> </text:span><text:span text:style-name="_33_8">a</text:span><text:span text:style-name="_36_9">c</text:span><text:span text:style-name="_32_4">t</text:span><text:span text:style-name="_34_7">,</text:span><text:span text:style-name="_35_1"> </text:span><text:span text:style-name="_31_8">a</text:span><text:span text:style-name="_33_2">n</text:span><text:span text:style-name="_37_2">d</text:span><text:span text:style-name="_31_"> </text:span><text:span text:style-name="_33_9">o</text:span><text:span text:style-name="_35_8">f</text:span><text:span text:style-name="_31_"> </text:span><text:span text:style-name="_33_8">w</text:span><text:span text:style-name="_36_2">h</text:span><text:span text:style-name="_32_2">i</text:span><text:span text:style-name="_34_3">c</text:span><text:span text:style-name="_36_7">h</text:span><text:span text:style-name="_31_"> </text:span><text:span text:style-name="_34_0">o</text:span><text:span text:style-name="_37_2">n</text:span><text:span text:style-name="_32_2">e</text:span><text:span text:style-name="_32_6"> </text:span><text:span text:style-name="_35_9">c</text:span><text:span text:style-name="_32_0">a</text:span><text:span text:style-name="_35_0">n</text:span><text:span text:style-name="_35_1"> </text:span><text:span text:style-name="_31_9">b</text:span><text:span text:style-name="_33_3">e</text:span><text:span text:style-name="_35_1"> </text:span><text:span text:style-name="_32_5">c</text:span><text:span text:style-name="_33_4">o</text:span><text:span text:style-name="_35_7">n</text:span><text:span text:style-name="_31_2">s</text:span><text:span text:style-name="_34_7">c</text:span><text:span text:style-name="_37_3">i</text:span><text:span text:style-name="_31_7">o</text:span><text:span text:style-name="_33_4">u</text:span><text:span text:style-name="_37_0">s</text:span><text:span text:style-name="_32_5">.</text:span><text:span text:style-name="_32_6"> </text:span><text:span text:style-name="_36_5">B</text:span><text:span text:style-name="_39_">y</text:span><text:span text:style-name="_32_6"> </text:span><text:span text:style-name="_37_3">"</text:span><text:span text:style-name="_32_2">l</text:span><text:span text:style-name="_33_7">a</text:span><text:span text:style-name="_37_4">w</text:span><text:span text:style-name="_31_8">s</text:span><text:span text:style-name="_32_6"> </text:span><text:span text:style-name="_37_0">o</text:span><text:span text:style-name="_31_9">f</text:span><text:span text:style-name="_32_6"> </text:span><text:span text:style-name="_36_0">b</text:span><text:span text:style-name="_37_">e</text:span><text:span text:style-name="_34_9">h</text:span><text:span text:style-name="_36_4">a</text:span><text:span text:style-name="_31_4">v</text:span><text:span text:style-name="_33_4">i</text:span><text:span text:style-name="_36_9">o</text:span><text:span text:style-name="_32_0">u</text:span><text:span text:style-name="_33_7">r</text:span><text:span text:style-name="_35_7">"</text:span><text:span text:style-name="_31_"> </text:span><text:span text:style-name="_34_2">I</text:span><text:span text:style-name="_35_1"> </text:span><text:span text:style-name="_31_3">m</text:span><text:span text:style-name="_34_5">e</text:span><text:span text:style-name="_36_0">a</text:span><text:span text:style-name="_32_0">n</text:span><text:span text:style-name="_32_6"> </text:span><text:span text:style-name="_36_2">l</text:span><text:span text:style-name="_32_4">a</text:span><text:span text:style-name="_33_5">w</text:span><text:span text:style-name="_36_5">s</text:span><text:span text:style-name="_31_"> </text:span><text:span text:style-name="_33_8">o</text:span><text:span text:style-name="_35_7">f</text:span><text:span text:style-name="_31_"> </text:span><text:span text:style-name="_34_0">n</text:span><text:span text:style-name="_36_3">a</text:span><text:span text:style-name="_32_5">t</text:span><text:span text:style-name="_34_0">u</text:span><text:span text:style-name="_36_5">r</text:span><text:span text:style-name="_31_7">e</text:span><text:span text:style-name="_32_6"> </text:span><text:span text:style-name="_37_5">a</text:span><text:span text:style-name="_31_9">s</text:span><text:span text:style-name="_32_6"> </text:span><text:span text:style-name="_36_0">a</text:span><text:span text:style-name="_37_">p</text:span><text:span text:style-name="_33_4">p</text:span><text:span text:style-name="_36_0">l</text:span><text:span text:style-name="_38_">i</text:span><text:span text:style-name="_34_4">e</text:span><text:span text:style-name="_36_8">d</text:span><text:span text:style-name="_31_"> </text:span><text:span text:style-name="_34_4">t</text:span><text:span text:style-name="_36_5">o</text:span><text:span text:style-name="_31_"> </text:span><text:span text:style-name="_35_0">a</text:span><text:span text:style-name="_35_1"> </text:span><text:span text:style-name="_31_2">m</text:span><text:span text:style-name="_33_7">a</text:span><text:span text:style-name="_36_9">n</text:span><text:span text:style-name="_39_">'</text:span><text:span text:style-name="_35_0">s</text:span><text:span text:style-name="_35_1"> </text:span><text:span text:style-name="_31_0">b</text:span><text:span text:style-name="_33_4">o</text:span><text:span text:style-name="_37_0">d</text:span><text:span text:style-name="_32_2">y</text:span><text:span text:style-name="_32_6"> </text:span><text:span text:style-name="_36_2">s</text:span><text:span text:style-name="_39_">u</text:span><text:span text:style-name="_34_8">c</text:span><text:span text:style-name="_37_5">h</text:span><text:span text:style-name="_31_"> </text:span><text:span text:style-name="_34_5">a</text:span><text:span text:style-name="_36_4">s</text:span><text:span text:style-name="_31_"> </text:span><text:span text:style-name="_33_8">"</text:span><text:span text:style-name="_37_5">i</text:span><text:span text:style-name="_32_0">f</text:span><text:span text:style-name="_32_6"> </text:span><text:span text:style-name="_35_7">y</text:span><text:span text:style-name="_39_">o</text:span><text:span text:style-name="_34_9">u</text:span><text:span text:style-name="_35_1"> </text:span><text:span text:style-name="_31_7">p</text:span><text:span text:style-name="_33_9">i</text:span><text:span text:style-name="_37_2">n</text:span><text:span text:style-name="_32_4">c</text:span><text:span text:style-name="_33_5">h</text:span><text:span text:style-name="_35_1"> </text:span><text:span text:style-name="_37_">h</text:span><text:span text:style-name="_33_9">i</text:span><text:span text:style-name="_35_8">m</text:span><text:span text:style-name="_31_"> </text:span><text:span text:style-name="_33_5">h</text:span><text:span text:style-name="_36_2">e</text:span><text:span text:style-name="_31_"> </text:span><text:span text:style-name="_33_2">w</text:span><text:span text:style-name="_36_7">i</text:span><text:span text:style-name="_31_5">l</text:span><text:span text:style-name="_34_8">l</text:span><text:span text:style-name="_35_1"> </text:span><text:span text:style-name="_38_">s</text:span><text:span text:style-name="_33_5">q</text:span><text:span text:style-name="_37_3">u</text:span><text:span text:style-name="_32_5">e</text:span><text:span text:style-name="_33_4">a</text:span><text:span text:style-name="_36_0">k</text:span><text:span text:style-name="_32_4">.</text:span><text:span text:style-name="_34_3">"</text:span><text:span text:style-name="_35_1"> </text:span><text:span text:style-name="_31_9">I</text:span><text:span text:style-name="_34_0">f</text:span><text:span text:style-name="_35_1"> </text:span><text:span text:style-name="_32_4">w</text:span><text:span text:style-name="_34_5">e</text:span><text:span text:style-name="_35_1"> </text:span><text:span text:style-name="_31_8">s</text:span><text:span text:style-name="_34_8">u</text:span><text:span text:style-name="_35_7">b</text:span><text:span text:style-name="_32_2">s</text:span><text:span text:style-name="_33_8">t</text:span><text:span text:style-name="_36_8">i</text:span><text:span text:style-name="_31_0">t</text:span><text:span text:style-name="_34_7">u</text:span><text:span text:style-name="_36_7">t</text:span><text:span text:style-name="_38_">e</text:span><text:span text:style-name="_32_6"> </text:span><text:span text:style-name="_36_0">"</text:span><text:span text:style-name="_37_">l</text:span><text:span text:style-name="_35_0">a</text:span><text:span text:style-name="_37_5">w</text:span><text:span text:style-name="_31_0">s</text:span><text:span text:style-name="_32_6"> </text:span><text:span text:style-name="_36_4">o</text:span><text:span text:style-name="_31_8">f</text:span><text:span text:style-name="_32_6"> </text:span><text:span text:style-name="_36_9">b</text:span><text:span text:style-name="_31_8">e</text:span><text:span text:style-name="_33_5">h</text:span><text:span text:style-name="_35_8">a</text:span><text:span text:style-name="_31_2">v</text:span><text:span text:style-name="_33_9">i</text:span><text:span text:style-name="_37_0">o</text:span><text:span text:style-name="_38_">u</text:span><text:span text:style-name="_34_2">r</text:span><text:span text:style-name="_35_1"> </text:span><text:span text:style-name="_32_2">w</text:span><text:span text:style-name="_34_5">h</text:span><text:span text:style-name="_36_7">i</text:span><text:span text:style-name="_32_4">c</text:span><text:span text:style-name="_33_8">h</text:span><text:span text:style-name="_35_1"> </text:span><text:span text:style-name="_31_7">r</text:span><text:span text:style-name="_34_4">e</text:span><text:span text:style-name="_36_5">g</text:span><text:span text:style-name="_31_9">u</text:span><text:span text:style-name="_34_9">l</text:span><text:span text:style-name="_35_7">a</text:span><text:span text:style-name="_37_">t</text:span><text:span text:style-name="_33_7">e</text:span><text:span text:style-name="_35_1"> </text:span><text:span text:style-name="_32_2">h</text:span><text:span text:style-name="_34_5">i</text:span><text:span text:style-name="_36_5">s</text:span><text:span text:style-name="_31_"> </text:span><text:span text:style-name="_33_3">l</text:span><text:span text:style-name="_36_3">i</text:span><text:span text:style-name="_39_">f</text:span><text:span text:style-name="_34_5">e</text:span><text:span text:style-name="_36_9">"</text:span><text:span text:style-name="_31_"> </text:span><text:span text:style-name="_33_2">f</text:span><text:span text:style-name="_36_0">o</text:span><text:span text:style-name="_32_3">r</text:span><text:span text:style-name="_32_6"> </text:span><text:span text:style-name="_36_0">"</text:span><text:span text:style-name="_32_5">l</text:span><text:span text:style-name="_33_9">a</text:span><text:span text:style-name="_36_2">w</text:span><text:span text:style-name="_32_3">s</text:span><text:span text:style-name="_32_6"> </text:span><text:span text:style-name="_36_8">o</text:span><text:span text:style-name="_37_">f</text:span><text:span text:style-name="_32_6"> </text:span><text:span text:style-name="_35_8">c</text:span><text:span text:style-name="_32_4">o</text:span><text:span text:style-name="_33_3">n</text:span><text:span text:style-name="_36_3">d</text:span><text:span text:style-name="_31_9">u</text:span><text:span text:style-name="_33_4">c</text:span><text:span text:style-name="_36_3">t</text:span><text:span text:style-name="_31_"> </text:span><text:span text:style-name="_34_4">b</text:span><text:span text:style-name="_36_8">y</text:span><text:span text:style-name="_31_"> </text:span><text:span text:style-name="_33_4">w</text:span><text:span text:style-name="_35_8">h</text:span><text:span text:style-name="_31_4">i</text:span><text:span text:style-name="_33_3">c</text:span><text:span text:style-name="_35_7">h</text:span><text:span text:style-name="_31_"> </text:span><text:span text:style-name="_33_7">h</text:span><text:span text:style-name="_36_2">e</text:span><text:span text:style-name="_31_"> </text:span><text:span text:style-name="_34_8">r</text:span><text:span text:style-name="_36_0">e</text:span><text:span text:style-name="_31_3">g</text:span><text:span text:style-name="_34_7">u</text:span><text:span text:style-name="_37_0">l</text:span><text:span text:style-name="_31_8">a</text:span><text:span text:style-name="_33_8">t</text:span><text:span text:style-name="_36_9">e</text:span><text:span text:style-name="_32_4">s</text:span><text:span text:style-name="_32_6"> </text:span><text:span text:style-name="_35_7">h</text:span><text:span text:style-name="_31_3">i</text:span><text:span text:style-name="_34_9">s</text:span><text:span text:style-name="_35_1"> </text:span><text:span text:style-name="_37_">l</text:span><text:span text:style-name="_33_8">i</text:span><text:span text:style-name="_36_0">f</text:span><text:span text:style-name="_31_8">e</text:span><text:span text:style-name="_34_9">"</text:span><text:span text:style-name="_35_1"> </text:span><text:span text:style-name="_31_9">i</text:span><text:span text:style-name="_34_2">n</text:span><text:span text:style-name="_35_1"> </text:span><text:span text:style-name="_31_5">t</text:span><text:span text:style-name="_33_7">h</text:span><text:span text:style-name="_36_3">e</text:span><text:span text:style-name="_31_"> </text:span><text:span text:style-name="_35_0">a</text:span><text:span text:style-name="_36_3">r</text:span><text:span text:style-name="_31_7">g</text:span><text:span text:style-name="_33_4">u</text:span><text:span text:style-name="_36_5">m</text:span><text:span text:style-name="_39_">e</text:span><text:span text:style-name="_33_8">n</text:span><text:span text:style-name="_36_0">t</text:span><text:span text:style-name="_31_"> </text:span><text:span text:style-name="_33_2">q</text:span><text:span text:style-name="_37_5">u</text:span><text:span text:style-name="_31_8">o</text:span><text:span text:style-name="_34_0">t</text:span><text:span text:style-name="_36_5">e</text:span><text:span text:style-name="_31_3">d</text:span><text:span text:style-name="_32_6"> </text:span><text:span text:style-name="_37_0">t</text:span><text:span text:style-name="_37_">h</text:span><text:span text:style-name="_33_8">e</text:span><text:span text:style-name="_35_1"> </text:span><text:span text:style-name="_32_0">u</text:span><text:span text:style-name="_35_0">n</text:span><text:span text:style-name="_37_4">d</text:span><text:span text:style-name="_32_4">i</text:span><text:span text:style-name="_33_4">s</text:span><text:span text:style-name="_35_8">t</text:span><text:span text:style-name="_39_">r</text:span><text:span text:style-name="_34_0">i</text:span><text:span text:style-name="_36_4">b</text:span><text:span text:style-name="_32_0">u</text:span><text:span text:style-name="_33_5">t</text:span><text:span text:style-name="_36_3">e</text:span><text:span text:style-name="_31_2">d</text:span><text:span text:style-name="_32_6"> </text:span><text:span text:style-name="_35_9">m</text:span><text:span text:style-name="_31_3">i</text:span><text:span text:style-name="_34_5">d</text:span><text:span text:style-name="_36_2">d</text:span><text:span text:style-name="_31_2">l</text:span><text:span text:style-name="_34_7">e</text:span><text:span text:style-name="_35_1"> </text:span><text:span text:style-name="_31_7">i</text:span><text:span text:style-name="_33_7">s</text:span><text:span text:style-name="_35_1"> </text:span><text:span text:style-name="_32_4">n</text:span><text:span text:style-name="_34_0">o</text:span><text:span text:style-name="_35_1"> </text:span><text:span text:style-name="_38_">l</text:span><text:span text:style-name="_33_7">o</text:span><text:span text:style-name="_36_0">n</text:span><text:span text:style-name="_38_">g</text:span><text:span text:style-name="_34_5">e</text:span><text:span text:style-name="_36_4">r</text:span><text:span text:style-name="_31_"> </text:span><text:span text:style-name="_34_8">i</text:span><text:span text:style-name="_35_9">n</text:span><text:span text:style-name="_31_5">s</text:span><text:span text:style-name="_33_4">u</text:span><text:span text:style-name="_36_0">p</text:span><text:span text:style-name="_32_2">e</text:span><text:span text:style-name="_33_7">r</text:span><text:span text:style-name="_36_5">a</text:span><text:span text:style-name="_32_2">b</text:span><text:span text:style-name="_33_9">l</text:span><text:span text:style-name="_36_2">e</text:span><text:span text:style-name="_38_">.</text:span><text:span text:style-name="_32_6"> </text:span><text:span text:style-name="_37_2">F</text:span><text:span text:style-name="_31_7">o</text:span><text:span text:style-name="_34_5">r</text:span><text:span text:style-name="_35_1"> </text:span><text:span text:style-name="_32_2">w</text:span><text:span text:style-name="_34_3">e</text:span><text:span text:style-name="_35_1"> </text:span><text:span text:style-name="_32_2">b</text:span><text:span text:style-name="_34_7">e</text:span><text:span text:style-name="_36_3">l</text:span><text:span text:style-name="_31_9">i</text:span><text:span text:style-name="_33_8">e</text:span><text:span text:style-name="_36_5">v</text:span><text:span text:style-name="_39_">e</text:span><text:span text:style-name="_32_6"> </text:span><text:span text:style-name="_37_0">t</text:span><text:span text:style-name="_31_2">h</text:span><text:span text:style-name="_33_5">a</text:span><text:span text:style-name="_37_0">t</text:span><text:span text:style-name="_31_"> </text:span><text:span text:style-name="_34_4">i</text:span><text:span text:style-name="_36_5">t</text:span><text:span text:style-name="_31_"> </text:span><text:span text:style-name="_35_0">i</text:span><text:span text:style-name="_37_5">s</text:span><text:span text:style-name="_31_"> </text:span><text:span text:style-name="_34_8">n</text:span><text:span text:style-name="_36_5">o</text:span><text:span text:style-name="_37_">t</text:span><text:span text:style-name="_32_6"> </text:span><text:span text:style-name="_36_5">o</text:span><text:span text:style-name="_32_3">n</text:span><text:span text:style-name="_33_2">l</text:span><text:span text:style-name="_35_9">y</text:span><text:span text:style-name="_31_"> </text:span><text:span text:style-name="_34_5">t</text:span><text:span text:style-name="_37_3">r</text:span><text:span text:style-name="_31_8">u</text:span><text:span text:style-name="_34_5">e</text:span><text:span text:style-name="_35_1"> </text:span><text:span text:style-name="_31_7">t</text:span><text:span text:style-name="_33_7">h</text:span><text:span text:style-name="_37_5">a</text:span><text:span text:style-name="_31_4">t</text:span><text:span text:style-name="_32_6"> </text:span><text:span text:style-name="_36_5">b</text:span><text:span text:style-name="_32_3">e</text:span><text:span text:style-name="_33_9">i</text:span><text:span text:style-name="_35_8">n</text:span><text:span text:style-name="_32_5">g</text:span><text:span text:style-name="_32_6"> </text:span><text:span text:style-name="_37_0">r</text:span><text:span text:style-name="_32_2">e</text:span><text:span text:style-name="_34_5">g</text:span><text:span text:style-name="_35_8">u</text:span><text:span text:style-name="_31_9">l</text:span><text:span text:style-name="_34_3">a</text:span><text:span text:style-name="_37_5">t</text:span><text:span text:style-name="_31_2">e</text:span><text:span text:style-name="_33_7">d</text:span><text:span text:style-name="_35_1"> </text:span><text:span text:style-name="_31_9">b</text:span><text:span text:style-name="_34_9">y</text:span><text:span text:style-name="_35_1"> </text:span><text:span text:style-name="_31_9">l</text:span><text:span text:style-name="_34_8">a</text:span><text:span text:style-name="_37_2">w</text:span><text:span text:style-name="_31_3">s</text:span><text:span text:style-name="_32_6"> </text:span><text:span text:style-name="_37_2">o</text:span><text:span text:style-name="_32_2">f</text:span><text:span text:style-name="_32_6"> </text:span><text:span text:style-name="_36_2">b</text:span><text:span text:style-name="_37_">e</text:span><text:span text:style-name="_34_4">h</text:span><text:span text:style-name="_36_4">a</text:span><text:span text:style-name="_31_2">v</text:span><text:span text:style-name="_33_8">i</text:span><text:span text:style-name="_35_7">o</text:span><text:span text:style-name="_37_">u</text:span><text:span text:style-name="_33_9">r</text:span><text:span text:style-name="_35_1"> </text:span><text:span text:style-name="_37_">i</text:span><text:span text:style-name="_34_8">m</text:span><text:span text:style-name="_37_5">p</text:span><text:span text:style-name="_32_3">l</text:span><text:span text:style-name="_33_2">i</text:span><text:span text:style-name="_36_9">e</text:span><text:span text:style-name="_39_">s</text:span><text:span text:style-name="_32_6"> </text:span><text:span text:style-name="_36_2">b</text:span><text:span text:style-name="_37_">e</text:span><text:span text:style-name="_33_4">i</text:span><text:span text:style-name="_36_0">n</text:span><text:span text:style-name="_39_">g</text:span><text:span text:style-name="_32_6"> </text:span><text:span text:style-name="_36_4">s</text:span><text:span text:style-name="_31_4">o</text:span><text:span text:style-name="_34_5">m</text:span><text:span text:style-name="_36_4">e</text:span><text:span text:style-name="_31_"> </text:span><text:span text:style-name="_34_4">s</text:span><text:span text:style-name="_36_3">o</text:span><text:span text:style-name="_31_9">r</text:span><text:span text:style-name="_33_9">t</text:span><text:span text:style-name="_35_1"> </text:span><text:span text:style-name="_38_">o</text:span><text:span text:style-name="_34_5">f</text:span><text:span text:style-name="_35_1"> </text:span><text:span text:style-name="_32_5">m</text:span><text:span text:style-name="_34_4">a</text:span><text:span text:style-name="_35_7">c</text:span><text:span text:style-name="_31_8">h</text:span><text:span text:style-name="_33_2">i</text:span><text:span text:style-name="_36_7">n</text:span><text:span text:style-name="_31_8">e</text:span><text:span text:style-name="_32_6"> </text:span><text:span text:style-name="_37_2">(</text:span><text:span text:style-name="_31_5">t</text:span><text:span text:style-name="_33_7">h</text:span><text:span text:style-name="_35_7">o</text:span><text:span text:style-name="_37_">u</text:span><text:span text:style-name="_34_2">g</text:span><text:span text:style-name="_37_4">h</text:span><text:span text:style-name="_31_"> </text:span><text:span text:style-name="_35_0">n</text:span><text:span text:style-name="_36_9">o</text:span><text:span text:style-name="_32_4">t</text:span><text:span text:style-name="_32_6"> </text:span><text:span text:style-name="_37_3">n</text:span><text:span text:style-name="_31_3">e</text:span><text:span text:style-name="_34_8">c</text:span><text:span text:style-name="_36_7">e</text:span><text:span text:style-name="_32_0">s</text:span><text:span text:style-name="_34_4">s</text:span><text:span text:style-name="_37_2">a</text:span><text:span text:style-name="_31_4">r</text:span><text:span text:style-name="_33_5">i</text:span><text:span text:style-name="_36_5">l</text:span><text:span text:style-name="_32_0">y</text:span><text:span text:style-name="_32_6"> </text:span><text:span text:style-name="_36_9">a</text:span><text:span text:style-name="_31_"> </text:span><text:span text:style-name="_33_9">d</text:span><text:span text:style-name="_36_3">i</text:span><text:span text:style-name="_32_0">s</text:span><text:span text:style-name="_34_4">c</text:span><text:span text:style-name="_36_8">r</text:span><text:span text:style-name="_31_9">e</text:span><text:span text:style-name="_34_8">t</text:span><text:span text:style-name="_37_4">e</text:span>-<text:span text:style-name="_33_4">s</text:span><text:span text:style-name="_36_5">t</text:span><text:span text:style-name="_31_3">a</text:span><text:span text:style-name="_33_9">t</text:span><text:span text:style-name="_36_8">e</text:span><text:span text:style-name="_31_"> </text:span><text:span text:style-name="_33_4">m</text:span><text:span text:style-name="_37_4">a</text:span><text:span text:style-name="_31_9">c</text:span><text:span text:style-name="_33_9">h</text:span><text:span text:style-name="_36_2">i</text:span><text:span text:style-name="_31_3">n</text:span><text:span text:style-name="_33_5">e</text:span><text:span text:style-name="_35_9">)</text:span><text:span text:style-name="_39_">,</text:span><text:span text:style-name="_32_6"> </text:span><text:span text:style-name="_37_5">b</text:span><text:span text:style-name="_39_">u</text:span><text:span text:style-name="_33_7">t</text:span><text:span text:style-name="_35_1"> </text:span><text:span text:style-name="_31_0">t</text:span><text:span text:style-name="_34_5">h</text:span><text:span text:style-name="_35_7">a</text:span><text:span text:style-name="_32_3">t</text:span><text:span text:style-name="_32_6"> </text:span><text:span text:style-name="_36_9">c</text:span><text:span text:style-name="_31_8">o</text:span><text:span text:style-name="_33_3">n</text:span><text:span text:style-name="_37_0">v</text:span><text:span text:style-name="_31_0">e</text:span><text:span text:style-name="_33_2">r</text:span><text:span text:style-name="_37_5">s</text:span><text:span text:style-name="_39_">e</text:span><text:span text:style-name="_33_9">l</text:span><text:span text:style-name="_36_7">y</text:span><text:span text:style-name="_31_"> </text:span><text:span text:style-name="_33_4">b</text:span><text:span text:style-name="_36_3">e</text:span><text:span text:style-name="_31_7">i</text:span><text:span text:style-name="_34_5">n</text:span><text:span text:style-name="_37_0">g</text:span><text:span text:style-name="_31_"> </text:span><text:span text:style-name="_33_9">s</text:span><text:span text:style-name="_37_5">u</text:span><text:span text:style-name="_31_5">c</text:span><text:span text:style-name="_34_2">h</text:span><text:span text:style-name="_35_1"> </text:span><text:span text:style-name="_31_5">a</text:span><text:span text:style-name="_32_6"> </text:span><text:span text:style-name="_35_7">m</text:span><text:span text:style-name="_39_">a</text:span><text:span text:style-name="_33_5">c</text:span><text:span text:style-name="_35_8">h</text:span><text:span text:style-name="_31_0">i</text:span><text:span text:style-name="_33_2">n</text:span><text:span text:style-name="_36_7">e</text:span><text:span text:style-name="_31_"> </text:span><text:span text:style-name="_34_9">i</text:span><text:span text:style-name="_37_0">m</text:span><text:span text:style-name="_32_2">p</text:span><text:span text:style-name="_33_7">l</text:span><text:span text:style-name="_36_7">i</text:span><text:span text:style-name="_32_5">e</text:span><text:span text:style-name="_34_7">s</text:span><text:span text:style-name="_35_1"> </text:span><text:span text:style-name="_31_8">b</text:span><text:span text:style-name="_35_0">e</text:span><text:span text:style-name="_37_3">i</text:span><text:span text:style-name="_31_9">n</text:span><text:span text:style-name="_33_5">g</text:span><text:span text:style-name="_35_1"> </text:span><text:span text:style-name="_31_9">r</text:span><text:span text:style-name="_34_8">e</text:span><text:span text:style-name="_36_5">g</text:span><text:span text:style-name="_31_5">u</text:span><text:span text:style-name="_34_9">l</text:span><text:span text:style-name="_37_0">a</text:span><text:span text:style-name="_32_2">t</text:span><text:span text:style-name="_34_3">e</text:span><text:span text:style-name="_36_4">d</text:span><text:span text:style-name="_31_"> </text:span><text:span text:style-name="_34_3">b</text:span><text:span text:style-name="_36_8">y</text:span><text:span text:style-name="_31_"> </text:span><text:span text:style-name="_35_0">s</text:span><text:span text:style-name="_36_0">u</text:span><text:span text:style-name="_32_2">c</text:span><text:span text:style-name="_35_0">h</text:span><text:span text:style-name="_35_1"> </text:span><text:span text:style-name="_31_5">l</text:span><text:span text:style-name="_34_4">a</text:span><text:span text:style-name="_35_9">w</text:span><text:span text:style-name="_31_9">s</text:span><text:span text:style-name="_33_2">.</text:span><text:span text:style-name="_35_1"> </text:span><text:span text:style-name="_32_4">H</text:span><text:span text:style-name="_34_8">o</text:span><text:span text:style-name="_37_0">w</text:span><text:span text:style-name="_32_2">e</text:span><text:span text:style-name="_33_4">v</text:span><text:span text:style-name="_36_0">e</text:span><text:span text:style-name="_32_3">r</text:span><text:span text:style-name="_34_5">,</text:span><text:span text:style-name="_35_1"> </text:span><text:span text:style-name="_32_4">w</text:span><text:span text:style-name="_33_9">e</text:span><text:span text:style-name="_35_1"> </text:span><text:span text:style-name="_31_7">c</text:span><text:span text:style-name="_34_4">a</text:span><text:span text:style-name="_37_3">n</text:span><text:span text:style-name="_32_0">n</text:span><text:span text:style-name="_34_0">o</text:span><text:span text:style-name="_37_5">t</text:span><text:span text:style-name="_31_"> </text:span><text:span text:style-name="_34_0">s</text:span><text:span text:style-name="_36_2">o</text:span><text:span text:style-name="_31_"> </text:span><text:span text:style-name="_33_8">e</text:span><text:span text:style-name="_35_8">a</text:span><text:span text:style-name="_31_3">s</text:span><text:span text:style-name="_34_2">i</text:span><text:span text:style-name="_35_8">l</text:span><text:span text:style-name="_37_">y</text:span><text:span text:style-name="_32_6"> </text:span><text:span text:style-name="_37_4">c</text:span><text:span text:style-name="_32_0">o</text:span><text:span text:style-name="_34_2">n</text:span><text:span text:style-name="_36_5">v</text:span><text:span text:style-name="_32_4">i</text:span><text:span text:style-name="_33_7">n</text:span><text:span text:style-name="_36_9">c</text:span><text:span text:style-name="_37_">e</text:span><text:span text:style-name="_32_6"> </text:span><text:span text:style-name="_35_9">o</text:span><text:span text:style-name="_31_3">u</text:span><text:span text:style-name="_33_5">r</text:span><text:span text:style-name="_37_5">s</text:span><text:span text:style-name="_32_4">e</text:span><text:span text:style-name="_33_8">l</text:span><text:span text:style-name="_37_2">v</text:span><text:span text:style-name="_31_4">e</text:span><text:span text:style-name="_34_4">s</text:span><text:span text:style-name="_35_1"> </text:span><text:span text:style-name="_32_3">o</text:span><text:span text:style-name="_33_4">f</text:span><text:span text:style-name="_35_1"> </text:span><text:span text:style-name="_39_">t</text:span><text:span text:style-name="_34_9">h</text:span><text:span text:style-name="_36_8">e</text:span><text:span text:style-name="_31_"> </text:span><text:span text:style-name="_33_4">a</text:span><text:span text:style-name="_36_8">b</text:span><text:span text:style-name="_32_3">s</text:span><text:span text:style-name="_33_5">e</text:span><text:span text:style-name="_36_4">n</text:span><text:span text:style-name="_37_">c</text:span><text:span text:style-name="_33_9">e</text:span><text:span text:style-name="_35_1"> </text:span><text:span text:style-name="_38_">o</text:span><text:span text:style-name="_34_7">f</text:span><text:span text:style-name="_35_1"> </text:span><text:span text:style-name="_31_2">c</text:span><text:span text:style-name="_34_8">o</text:span><text:span text:style-name="_36_4">m</text:span><text:span text:style-name="_32_0">p</text:span><text:span text:style-name="_33_5">l</text:span><text:span text:style-name="_36_7">e</text:span><text:span text:style-name="_31_3">t</text:span><text:span text:style-name="_33_9">e</text:span><text:span text:style-name="_35_1"> </text:span><text:span text:style-name="_31_7">l</text:span><text:span text:style-name="_34_9">a</text:span><text:span text:style-name="_37_3">w</text:span><text:span text:style-name="_32_0">s</text:span><text:span text:style-name="_32_6"> </text:span><text:span text:style-name="_37_5">o</text:span><text:span text:style-name="_32_0">f</text:span><text:span text:style-name="_32_6"> </text:span><text:span text:style-name="_36_4">b</text:span><text:span text:style-name="_38_">e</text:span><text:span text:style-name="_33_8">h</text:span><text:span text:style-name="_37_5">a</text:span><text:span text:style-name="_31_8">v</text:span><text:span text:style-name="_33_4">i</text:span><text:span text:style-name="_36_4">o</text:span><text:span text:style-name="_32_3">u</text:span><text:span text:style-name="_34_4">r</text:span><text:span text:style-name="_35_1"> </text:span><text:span text:style-name="_37_">a</text:span><text:span text:style-name="_33_9">s</text:span><text:span text:style-name="_35_1"> </text:span><text:span text:style-name="_31_8">o</text:span><text:span text:style-name="_34_4">f</text:span><text:span text:style-name="_35_1"> </text:span><text:span text:style-name="_39_">c</text:span><text:span text:style-name="_33_8">o</text:span><text:span text:style-name="_37_5">m</text:span><text:span text:style-name="_32_0">p</text:span><text:span text:style-name="_34_5">l</text:span><text:span text:style-name="_36_2">e</text:span><text:span text:style-name="_32_3">t</text:span><text:span text:style-name="_34_3">e</text:span><text:span text:style-name="_35_1"> </text:span><text:span text:style-name="_31_2">r</text:span><text:span text:style-name="_33_2">u</text:span><text:span text:style-name="_36_7">l</text:span><text:span text:style-name="_32_2">e</text:span><text:span text:style-name="_33_8">s</text:span><text:span text:style-name="_35_1"> </text:span><text:span text:style-name="_31_8">o</text:span><text:span text:style-name="_33_5">f</text:span><text:span text:style-name="_35_1"> </text:span><text:span text:style-name="_31_4">c</text:span><text:span text:style-name="_34_4">o</text:span><text:span text:style-name="_36_0">n</text:span><text:span text:style-name="_31_5">d</text:span><text:span text:style-name="_34_8">u</text:span><text:span text:style-name="_37_5">c</text:span><text:span text:style-name="_32_5">t</text:span><text:span text:style-name="_34_7">.</text:span><text:span text:style-name="_35_1"> </text:span><text:span text:style-name="_31_4">T</text:span><text:span text:style-name="_34_4">h</text:span><text:span text:style-name="_37_4">e</text:span><text:span text:style-name="_31_"> </text:span><text:span text:style-name="_33_7">o</text:span><text:span text:style-name="_37_3">n</text:span><text:span text:style-name="_31_8">l</text:span><text:span text:style-name="_34_5">y</text:span><text:span text:style-name="_35_1"> </text:span><text:span text:style-name="_37_">w</text:span><text:span text:style-name="_34_5">a</text:span><text:span text:style-name="_37_3">y</text:span><text:span text:style-name="_31_"> </text:span><text:span text:style-name="_34_4">w</text:span><text:span text:style-name="_35_9">e</text:span><text:span text:style-name="_31_"> </text:span><text:span text:style-name="_33_5">k</text:span><text:span text:style-name="_36_7">n</text:span><text:span text:style-name="_39_">o</text:span><text:span text:style-name="_34_2">w</text:span><text:span text:style-name="_35_1"> </text:span><text:span text:style-name="_31_3">o</text:span><text:span text:style-name="_34_4">f</text:span><text:span text:style-name="_35_1"> </text:span><text:span text:style-name="_31_0">f</text:span><text:span text:style-name="_33_2">o</text:span><text:span text:style-name="_37_3">r</text:span><text:span text:style-name="_31_"> </text:span><text:span text:style-name="_34_0">f</text:span><text:span text:style-name="_36_4">i</text:span><text:span text:style-name="_32_2">n</text:span><text:span text:style-name="_33_2">d</text:span><text:span text:style-name="_36_4">i</text:span><text:span text:style-name="_32_0">n</text:span><text:span text:style-name="_34_2">g</text:span><text:span text:style-name="_35_1"> </text:span><text:span text:style-name="_37_">s</text:span><text:span text:style-name="_33_8">u</text:span><text:span text:style-name="_36_3">c</text:span><text:span text:style-name="_31_5">h</text:span><text:span text:style-name="_32_6"> </text:span><text:span text:style-name="_36_8">l</text:span><text:span text:style-name="_31_0">a</text:span><text:span text:style-name="_34_3">w</text:span><text:span text:style-name="_37_2">s</text:span><text:span text:style-name="_31_"> </text:span><text:span text:style-name="_34_8">i</text:span><text:span text:style-name="_37_0">s</text:span><text:span text:style-name="_31_"> </text:span><text:span text:style-name="_33_4">s</text:span><text:span text:style-name="_37_2">c</text:span><text:span text:style-name="_31_5">i</text:span><text:span text:style-name="_33_9">e</text:span><text:span text:style-name="_36_8">n</text:span><text:span text:style-name="_31_2">t</text:span><text:span text:style-name="_35_0">i</text:span><text:span text:style-name="_35_7">f</text:span><text:span text:style-name="_32_5">i</text:span><text:span text:style-name="_35_0">c</text:span><text:span text:style-name="_35_1"> </text:span><text:span text:style-name="_38_">o</text:span><text:span text:style-name="_34_7">b</text:span><text:span text:style-name="_36_3">s</text:span><text:span text:style-name="_31_7">e</text:span><text:span text:style-name="_33_7">r</text:span><text:span text:style-name="_37_5">v</text:span><text:span text:style-name="_32_3">a</text:span><text:span text:style-name="_33_7">t</text:span><text:span text:style-name="_35_7">i</text:span><text:span text:style-name="_31_5">o</text:span><text:span text:style-name="_34_7">n</text:span><text:span text:style-name="_36_4">,</text:span><text:span text:style-name="_31_"> </text:span><text:span text:style-name="_34_9">a</text:span><text:span text:style-name="_35_8">n</text:span><text:span text:style-name="_32_2">d</text:span><text:span text:style-name="_32_6"> </text:span><text:span text:style-name="_36_4">w</text:span><text:span text:style-name="_38_">e</text:span><text:span text:style-name="_32_6"> </text:span><text:span text:style-name="_37_5">c</text:span><text:span text:style-name="_31_3">e</text:span><text:span text:style-name="_34_8">r</text:span><text:span text:style-name="_37_2">t</text:span><text:span text:style-name="_31_9">a</text:span><text:span text:style-name="_33_5">i</text:span><text:span text:style-name="_36_7">n</text:span><text:span text:style-name="_37_">l</text:span><text:span text:style-name="_34_7">y</text:span><text:span text:style-name="_35_1"> </text:span><text:span text:style-name="_31_7">k</text:span><text:span text:style-name="_34_0">n</text:span><text:span text:style-name="_35_8">o</text:span><text:span text:style-name="_31_9">w</text:span><text:span text:style-name="_32_6"> </text:span><text:span text:style-name="_35_8">o</text:span><text:span text:style-name="_37_">f</text:span><text:span text:style-name="_32_6"> </text:span><text:span text:style-name="_36_4">n</text:span><text:span text:style-name="_39_">o</text:span><text:span text:style-name="_32_6"> </text:span><text:span text:style-name="_36_9">c</text:span><text:span text:style-name="_32_3">i</text:span><text:span text:style-name="_33_9">r</text:span><text:span text:style-name="_37_3">c</text:span><text:span text:style-name="_31_4">u</text:span><text:span text:style-name="_34_7">m</text:span><text:span text:style-name="_37_4">s</text:span><text:span text:style-name="_31_4">t</text:span><text:span text:style-name="_33_3">a</text:span><text:span text:style-name="_35_7">n</text:span><text:span text:style-name="_31_3">c</text:span><text:span text:style-name="_33_3">e</text:span><text:span text:style-name="_37_5">s</text:span><text:span text:style-name="_31_"> </text:span><text:span text:style-name="_33_7">u</text:span><text:span text:style-name="_37_4">n</text:span><text:span text:style-name="_32_4">d</text:span><text:span text:style-name="_34_4">e</text:span><text:span text:style-name="_36_7">r</text:span><text:span text:style-name="_31_"> </text:span><text:span text:style-name="_34_2">w</text:span><text:span text:style-name="_36_5">h</text:span><text:span text:style-name="_38_">i</text:span><text:span text:style-name="_34_9">c</text:span><text:span text:style-name="_36_4">h</text:span><text:span text:style-name="_31_"> </text:span><text:span text:style-name="_33_3">w</text:span><text:span text:style-name="_36_5">e</text:span><text:span text:style-name="_31_"> </text:span><text:span text:style-name="_34_5">c</text:span><text:span text:style-name="_36_0">o</text:span><text:span text:style-name="_31_0">u</text:span><text:span text:style-name="_34_2">l</text:span><text:span text:style-name="_35_9">d</text:span><text:span text:style-name="_31_"> </text:span><text:span text:style-name="_34_2">s</text:span><text:span text:style-name="_36_5">a</text:span><text:span text:style-name="_32_3">y</text:span><text:span text:style-name="_33_9">,</text:span><text:span text:style-name="_35_1"> </text:span><text:span text:style-name="_32_0">"</text:span><text:span text:style-name="_34_9">W</text:span><text:span text:style-name="_37_2">e</text:span><text:span text:style-name="_31_"> </text:span><text:span text:style-name="_34_5">h</text:span><text:span text:style-name="_35_8">a</text:span><text:span text:style-name="_37_">v</text:span><text:span text:style-name="_33_5">e</text:span><text:span text:style-name="_35_1"> </text:span><text:span text:style-name="_32_4">s</text:span><text:span text:style-name="_34_3">e</text:span><text:span text:style-name="_36_7">a</text:span><text:span text:style-name="_32_5">r</text:span><text:span text:style-name="_35_0">c</text:span><text:span text:style-name="_36_2">h</text:span><text:span text:style-name="_32_5">e</text:span><text:span text:style-name="_33_7">d</text:span><text:span text:style-name="_35_1"> </text:span><text:span text:style-name="_39_">e</text:span><text:span text:style-name="_33_9">n</text:span><text:span text:style-name="_36_8">o</text:span><text:span text:style-name="_32_2">u</text:span><text:span text:style-name="_34_7">g</text:span><text:span text:style-name="_36_7">h</text:span><text:span text:style-name="_39_">.</text:span><text:span text:style-name="_32_6"> </text:span><text:span text:style-name="_36_4">T</text:span><text:span text:style-name="_31_2">h</text:span><text:span text:style-name="_34_8">e</text:span><text:span text:style-name="_36_4">r</text:span><text:span text:style-name="_31_7">e</text:span><text:span text:style-name="_32_6"> </text:span><text:span text:style-name="_36_9">a</text:span><text:span text:style-name="_39_">r</text:span><text:span text:style-name="_33_9">e</text:span><text:span text:style-name="_35_1"> </text:span><text:span text:style-name="_32_5">n</text:span><text:span text:style-name="_34_9">o</text:span><text:span text:style-name="_35_1"> </text:span><text:span text:style-name="_38_">s</text:span><text:span text:style-name="_34_9">u</text:span><text:span text:style-name="_36_5">c</text:span><text:span text:style-name="_31_4">h</text:span><text:span text:style-name="_32_6"> </text:span><text:span text:style-name="_35_7">l</text:span><text:span text:style-name="_31_4">a</text:span><text:span text:style-name="_35_0">w</text:span><text:span text:style-name="_37_4">s</text:span><text:span text:style-name="_31_3">.</text:span><text:span text:style-name="_33_5">"</text:span></text:p>
      <text:p text:style-name="P1"><text:span text:style-name="_31_7">W</text:span><text:span text:style-name="_34_7">e</text:span><text:span text:style-name="_35_1"> </text:span><text:span text:style-name="_32_4">c</text:span><text:span text:style-name="_34_8">a</text:span><text:span text:style-name="_36_2">n</text:span><text:span text:style-name="_31_"> </text:span><text:span text:style-name="_34_9">d</text:span><text:span text:style-name="_35_9">e</text:span><text:span text:style-name="_31_0">m</text:span><text:span text:style-name="_33_8">o</text:span><text:span text:style-name="_36_8">n</text:span><text:span text:style-name="_31_2">s</text:span><text:span text:style-name="_33_5">t</text:span><text:span text:style-name="_36_7">r</text:span><text:span text:style-name="_37_">a</text:span><text:span text:style-name="_34_0">t</text:span><text:span text:style-name="_37_2">e</text:span><text:span text:style-name="_31_"> </text:span><text:span text:style-name="_33_5">m</text:span><text:span text:style-name="_37_2">o</text:span><text:span text:style-name="_31_9">r</text:span><text:span text:style-name="_34_9">e</text:span><text:span text:style-name="_35_1"> </text:span><text:span text:style-name="_39_">f</text:span><text:span text:style-name="_34_8">o</text:span><text:span text:style-name="_36_0">r</text:span><text:span text:style-name="_31_0">c</text:span><text:span text:style-name="_35_0">i</text:span><text:span text:style-name="_36_0">b</text:span><text:span text:style-name="_31_7">l</text:span><text:span text:style-name="_34_9">y</text:span><text:span text:style-name="_35_1"> </text:span><text:span text:style-name="_31_7">t</text:span><text:span text:style-name="_34_9">h</text:span><text:span text:style-name="_37_3">a</text:span><text:span text:style-name="_31_3">t</text:span><text:span text:style-name="_32_6"> </text:span><text:span text:style-name="_36_4">a</text:span><text:span text:style-name="_31_9">n</text:span><text:span text:style-name="_34_4">y</text:span><text:span text:style-name="_35_1"> </text:span><text:span text:style-name="_31_8">s</text:span><text:span text:style-name="_33_7">u</text:span><text:span text:style-name="_36_9">c</text:span><text:span text:style-name="_39_">h</text:span><text:span text:style-name="_32_6"> </text:span><text:span text:style-name="_37_3">s</text:span><text:span text:style-name="_31_5">t</text:span><text:span text:style-name="_34_7">a</text:span><text:span text:style-name="_35_8">t</text:span><text:span text:style-name="_31_9">e</text:span><text:span text:style-name="_33_9">m</text:span><text:span text:style-name="_36_2">e</text:span><text:span text:style-name="_31_9">n</text:span><text:span text:style-name="_34_3">t</text:span><text:span text:style-name="_35_1"> </text:span><text:span text:style-name="_31_5">w</text:span><text:span text:style-name="_34_9">o</text:span><text:span text:style-name="_36_2">u</text:span><text:span text:style-name="_31_3">l</text:span><text:span text:style-name="_34_9">d</text:span><text:span text:style-name="_35_1"> </text:span><text:span text:style-name="_32_2">b</text:span><text:span text:style-name="_34_2">e</text:span><text:span text:style-name="_35_1"> </text:span><text:span text:style-name="_38_">u</text:span><text:span text:style-name="_33_7">n</text:span><text:span text:style-name="_35_7">j</text:span><text:span text:style-name="_31_7">u</text:span><text:span text:style-name="_34_5">s</text:span><text:span text:style-name="_37_5">t</text:span><text:span text:style-name="_31_0">i</text:span><text:span text:style-name="_34_4">f</text:span><text:span text:style-name="_35_9">i</text:span><text:span text:style-name="_31_7">e</text:span><text:span text:style-name="_34_0">d</text:span><text:span text:style-name="_36_9">.</text:span><text:span text:style-name="_31_"> </text:span><text:span text:style-name="_34_4">F</text:span><text:span text:style-name="_37_2">o</text:span><text:span text:style-name="_31_7">r</text:span><text:span text:style-name="_32_6"> </text:span><text:span text:style-name="_36_2">s</text:span><text:span text:style-name="_38_">u</text:span><text:span text:style-name="_34_2">p</text:span><text:span text:style-name="_36_9">p</text:span><text:span text:style-name="_31_4">o</text:span><text:span text:style-name="_33_9">s</text:span><text:span text:style-name="_36_3">e</text:span><text:span text:style-name="_31_"> </text:span><text:span text:style-name="_34_0">w</text:span><text:span text:style-name="_35_8">e</text:span><text:span text:style-name="_31_"> </text:span><text:span text:style-name="_34_9">c</text:span><text:span text:style-name="_36_3">o</text:span><text:span text:style-name="_31_2">u</text:span><text:span text:style-name="_33_3">l</text:span><text:span text:style-name="_36_8">d</text:span><text:span text:style-name="_31_"> </text:span><text:span text:style-name="_33_3">b</text:span><text:span text:style-name="_36_8">e</text:span><text:span text:style-name="_31_"> </text:span><text:span text:style-name="_34_8">s</text:span><text:span text:style-name="_35_7">u</text:span><text:span text:style-name="_31_8">r</text:span><text:span text:style-name="_33_5">e</text:span><text:span text:style-name="_35_1"> </text:span><text:span text:style-name="_32_3">o</text:span><text:span text:style-name="_33_3">f</text:span><text:span text:style-name="_35_1"> </text:span><text:span text:style-name="_32_0">f</text:span><text:span text:style-name="_34_3">i</text:span><text:span text:style-name="_35_8">n</text:span><text:span text:style-name="_31_0">d</text:span><text:span text:style-name="_34_8">i</text:span><text:span text:style-name="_37_4">n</text:span><text:span text:style-name="_31_7">g</text:span><text:span text:style-name="_32_6"> </text:span><text:span text:style-name="_36_7">s</text:span><text:span text:style-name="_31_3">u</text:span><text:span text:style-name="_33_3">c</text:span><text:span text:style-name="_36_8">h</text:span><text:span text:style-name="_31_"> </text:span><text:span text:style-name="_34_4">l</text:span><text:span text:style-name="_37_5">a</text:span><text:span text:style-name="_32_5">w</text:span><text:span text:style-name="_34_2">s</text:span><text:span text:style-name="_35_1"> </text:span><text:span text:style-name="_31_2">i</text:span><text:span text:style-name="_33_8">f</text:span><text:span text:style-name="_35_1"> </text:span><text:span text:style-name="_32_2">t</text:span><text:span text:style-name="_34_9">h</text:span><text:span text:style-name="_36_8">e</text:span><text:span text:style-name="_31_9">y</text:span><text:span text:style-name="_32_6"> </text:span><text:span text:style-name="_36_8">e</text:span><text:span text:style-name="_39_">x</text:span><text:span text:style-name="_33_8">i</text:span><text:span text:style-name="_37_3">s</text:span><text:span text:style-name="_32_5">t</text:span><text:span text:style-name="_33_7">e</text:span><text:span text:style-name="_35_9">d</text:span><text:span text:style-name="_37_">.</text:span><text:span text:style-name="_32_6"> </text:span><text:span text:style-name="_36_2">T</text:span><text:span text:style-name="_31_4">h</text:span><text:span text:style-name="_33_2">e</text:span><text:span text:style-name="_36_3">n</text:span><text:span text:style-name="_31_"> </text:span><text:span text:style-name="_34_5">g</text:span><text:span text:style-name="_37_3">i</text:span><text:span text:style-name="_32_5">v</text:span><text:span text:style-name="_33_2">e</text:span><text:span text:style-name="_36_3">n</text:span><text:span text:style-name="_31_"> </text:span><text:span text:style-name="_34_7">a</text:span><text:span text:style-name="_35_1"> </text:span><text:span text:style-name="_32_5">d</text:span><text:span text:style-name="_33_5">i</text:span><text:span text:style-name="_36_0">s</text:span><text:span text:style-name="_32_2">c</text:span><text:span text:style-name="_34_3">r</text:span><text:span text:style-name="_36_2">e</text:span><text:span text:style-name="_31_9">t</text:span><text:span text:style-name="_34_5">e</text:span>-<text:span text:style-name="_38_">s</text:span><text:span text:style-name="_34_0">t</text:span><text:span text:style-name="_37_3">a</text:span><text:span text:style-name="_32_4">t</text:span><text:span text:style-name="_34_4">e</text:span><text:span text:style-name="_35_1"> </text:span><text:span text:style-name="_37_">m</text:span><text:span text:style-name="_33_8">a</text:span><text:span text:style-name="_36_7">c</text:span><text:span text:style-name="_32_5">h</text:span><text:span text:style-name="_34_2">i</text:span><text:span text:style-name="_35_9">n</text:span><text:span text:style-name="_32_0">e</text:span><text:span text:style-name="_32_6"> </text:span><text:span text:style-name="_35_8">i</text:span><text:span text:style-name="_32_5">t</text:span><text:span text:style-name="_32_6"> </text:span><text:span text:style-name="_37_4">s</text:span><text:span text:style-name="_37_">h</text:span><text:span text:style-name="_33_5">o</text:span><text:span text:style-name="_36_3">u</text:span><text:span text:style-name="_31_0">l</text:span><text:span text:style-name="_34_9">d</text:span><text:span text:style-name="_35_1"> </text:span><text:span text:style-name="_32_2">c</text:span><text:span text:style-name="_34_4">e</text:span><text:span text:style-name="_36_0">r</text:span><text:span text:style-name="_31_3">t</text:span><text:span text:style-name="_33_2">a</text:span><text:span text:style-name="_37_4">i</text:span><text:span text:style-name="_31_0">n</text:span><text:span text:style-name="_33_4">l</text:span><text:span text:style-name="_35_9">y</text:span><text:span text:style-name="_31_"> </text:span><text:span text:style-name="_34_0">b</text:span><text:span text:style-name="_36_0">e</text:span><text:span text:style-name="_31_"> </text:span><text:span text:style-name="_34_7">p</text:span><text:span text:style-name="_36_4">o</text:span><text:span text:style-name="_32_2">s</text:span><text:span text:style-name="_34_4">s</text:span><text:span text:style-name="_35_9">i</text:span><text:span text:style-name="_31_8">b</text:span><text:span text:style-name="_33_8">l</text:span><text:span text:style-name="_37_0">e</text:span><text:span text:style-name="_31_"> </text:span><text:span text:style-name="_34_0">t</text:span><text:span text:style-name="_36_5">o</text:span><text:span text:style-name="_31_"> </text:span><text:span text:style-name="_35_0">d</text:span><text:span text:style-name="_36_9">i</text:span><text:span text:style-name="_31_0">s</text:span><text:span text:style-name="_34_5">c</text:span><text:span text:style-name="_36_3">o</text:span><text:span text:style-name="_31_2">v</text:span><text:span text:style-name="_33_5">e</text:span><text:span text:style-name="_35_9">r</text:span><text:span text:style-name="_31_"> </text:span><text:span text:style-name="_35_0">b</text:span><text:span text:style-name="_37_0">y</text:span><text:span text:style-name="_31_"> </text:span><text:span text:style-name="_34_4">o</text:span><text:span text:style-name="_35_7">b</text:span><text:span text:style-name="_32_3">s</text:span><text:span text:style-name="_33_9">e</text:span><text:span text:style-name="_37_3">r</text:span><text:span text:style-name="_32_3">v</text:span><text:span text:style-name="_33_3">a</text:span><text:span text:style-name="_35_9">t</text:span><text:span text:style-name="_31_0">i</text:span><text:span text:style-name="_33_4">o</text:span><text:span text:style-name="_36_2">n</text:span><text:span text:style-name="_31_"> </text:span><text:span text:style-name="_34_8">s</text:span><text:span text:style-name="_36_7">u</text:span><text:span text:style-name="_38_">f</text:span><text:span text:style-name="_34_9">f</text:span><text:span text:style-name="_36_2">i</text:span><text:span text:style-name="_31_3">c</text:span><text:span text:style-name="_33_9">i</text:span><text:span text:style-name="_37_2">e</text:span><text:span text:style-name="_32_4">n</text:span><text:span text:style-name="_33_9">t</text:span><text:span text:style-name="_35_1"> </text:span><text:span text:style-name="_32_5">a</text:span><text:span text:style-name="_34_0">b</text:span><text:span text:style-name="_36_7">o</text:span><text:span text:style-name="_31_4">u</text:span><text:span text:style-name="_33_2">t</text:span><text:span text:style-name="_35_1"> </text:span><text:span text:style-name="_31_8">i</text:span><text:span text:style-name="_34_9">t</text:span><text:span text:style-name="_35_1"> </text:span><text:span text:style-name="_31_8">t</text:span><text:span text:style-name="_33_9">o</text:span><text:span text:style-name="_35_1"> </text:span><text:span text:style-name="_37_">p</text:span><text:span text:style-name="_34_4">r</text:span><text:span text:style-name="_36_5">e</text:span><text:span text:style-name="_31_3">d</text:span><text:span text:style-name="_34_3">i</text:span><text:span text:style-name="_37_0">c</text:span><text:span text:style-name="_37_">t</text:span><text:span text:style-name="_32_6"> </text:span><text:span text:style-name="_37_3">i</text:span><text:span text:style-name="_31_2">t</text:span><text:span text:style-name="_34_5">s</text:span><text:span text:style-name="_35_1"> </text:span><text:span text:style-name="_31_5">f</text:span><text:span text:style-name="_34_5">u</text:span><text:span text:style-name="_36_4">t</text:span><text:span text:style-name="_31_7">u</text:span><text:span text:style-name="_33_5">r</text:span><text:span text:style-name="_35_7">e</text:span><text:span text:style-name="_31_"> </text:span><text:span text:style-name="_34_2">b</text:span><text:span text:style-name="_36_7">e</text:span><text:span text:style-name="_31_5">h</text:span><text:span text:style-name="_33_8">a</text:span><text:span text:style-name="_36_3">v</text:span><text:span text:style-name="_32_2">i</text:span><text:span text:style-name="_33_3">o</text:span><text:span text:style-name="_36_8">u</text:span><text:span text:style-name="_38_">r</text:span><text:span text:style-name="_33_3">,</text:span><text:span text:style-name="_35_1"> </text:span><text:span text:style-name="_31_3">a</text:span><text:span text:style-name="_33_3">n</text:span><text:span text:style-name="_36_2">d</text:span><text:span text:style-name="_31_"> </text:span><text:span text:style-name="_34_0">t</text:span><text:span text:style-name="_36_0">h</text:span><text:span text:style-name="_32_4">i</text:span><text:span text:style-name="_33_4">s</text:span><text:span text:style-name="_35_1"> </text:span><text:span text:style-name="_37_">w</text:span><text:span text:style-name="_34_9">i</text:span><text:span text:style-name="_36_5">t</text:span><text:span text:style-name="_31_7">h</text:span><text:span text:style-name="_33_3">i</text:span><text:span text:style-name="_36_7">n</text:span><text:span text:style-name="_31_"> </text:span><text:span text:style-name="_34_3">a</text:span><text:span text:style-name="_35_1"> </text:span><text:span text:style-name="_31_7">r</text:span><text:span text:style-name="_34_3">e</text:span><text:span text:style-name="_36_8">a</text:span><text:span text:style-name="_37_">s</text:span><text:span text:style-name="_33_8">o</text:span><text:span text:style-name="_37_2">n</text:span><text:span text:style-name="_31_9">a</text:span><text:span text:style-name="_34_9">b</text:span><text:span text:style-name="_36_5">l</text:span><text:span text:style-name="_32_0">e</text:span><text:span text:style-name="_32_6"> </text:span><text:span text:style-name="_36_7">t</text:span><text:span text:style-name="_39_">i</text:span><text:span text:style-name="_34_5">m</text:span><text:span text:style-name="_35_7">e</text:span><text:span text:style-name="_31_9">,</text:span><text:span text:style-name="_32_6"> </text:span><text:span text:style-name="_37_4">s</text:span><text:span text:style-name="_32_3">a</text:span><text:span text:style-name="_33_9">y</text:span><text:span text:style-name="_35_1"> </text:span><text:span text:style-name="_32_3">a</text:span><text:span text:style-name="_32_6"> </text:span><text:span text:style-name="_37_0">t</text:span><text:span text:style-name="_32_5">h</text:span><text:span text:style-name="_33_9">o</text:span><text:span text:style-name="_36_7">u</text:span><text:span text:style-name="_32_0">s</text:span><text:span text:style-name="_33_3">a</text:span><text:span text:style-name="_36_0">n</text:span><text:span text:style-name="_32_4">d</text:span><text:span text:style-name="_32_6"> </text:span><text:span text:style-name="_36_0">y</text:span><text:span text:style-name="_31_8">e</text:span><text:span text:style-name="_33_4">a</text:span><text:span text:style-name="_36_9">r</text:span><text:span text:style-name="_31_5">s</text:span><text:span text:style-name="_33_4">.</text:span><text:span text:style-name="_35_1"> </text:span><text:span text:style-name="_32_0">B</text:span><text:span text:style-name="_33_3">u</text:span><text:span text:style-name="_35_8">t</text:span><text:span text:style-name="_31_"> </text:span><text:span text:style-name="_33_5">t</text:span><text:span text:style-name="_36_0">h</text:span><text:span text:style-name="_32_0">i</text:span><text:span text:style-name="_34_9">s</text:span><text:span text:style-name="_35_1"> </text:span><text:span text:style-name="_31_3">d</text:span><text:span text:style-name="_34_3">o</text:span><text:span text:style-name="_35_8">e</text:span><text:span text:style-name="_31_2">s</text:span><text:span text:style-name="_32_6"> </text:span><text:span text:style-name="_37_0">n</text:span><text:span text:style-name="_31_5">o</text:span><text:span text:style-name="_34_5">t</text:span><text:span text:style-name="_35_1"> </text:span><text:span text:style-name="_32_4">s</text:span><text:span text:style-name="_33_4">e</text:span><text:span text:style-name="_36_0">e</text:span><text:span text:style-name="_31_2">m</text:span><text:span text:style-name="_32_6"> </text:span><text:span text:style-name="_37_2">t</text:span><text:span text:style-name="_31_3">o</text:span><text:span text:style-name="_32_6"> </text:span><text:span text:style-name="_36_4">b</text:span><text:span text:style-name="_38_">e</text:span><text:span text:style-name="_32_6"> </text:span><text:span text:style-name="_36_5">t</text:span><text:span text:style-name="_32_0">h</text:span><text:span text:style-name="_33_9">e</text:span><text:span text:style-name="_35_1"> </text:span><text:span text:style-name="_31_9">c</text:span><text:span text:style-name="_33_2">a</text:span><text:span text:style-name="_36_7">s</text:span><text:span text:style-name="_32_4">e</text:span><text:span text:style-name="_34_3">.</text:span><text:span text:style-name="_35_1"> </text:span><text:span text:style-name="_32_4">I</text:span><text:span text:style-name="_32_6"> </text:span><text:span text:style-name="_35_7">h</text:span><text:span text:style-name="_37_">a</text:span><text:span text:style-name="_34_2">v</text:span><text:span text:style-name="_36_7">e</text:span><text:span text:style-name="_31_"> </text:span><text:span text:style-name="_34_5">s</text:span><text:span text:style-name="_36_0">e</text:span><text:span text:style-name="_31_0">t</text:span><text:span text:style-name="_32_6"> </text:span><text:span text:style-name="_37_5">u</text:span><text:span text:style-name="_32_5">p</text:span><text:span text:style-name="_32_6"> </text:span><text:span text:style-name="_35_9">o</text:span><text:span text:style-name="_31_7">n</text:span><text:span text:style-name="_32_6"> </text:span><text:span text:style-name="_36_9">t</text:span><text:span text:style-name="_32_2">h</text:span><text:span text:style-name="_34_5">e</text:span><text:span text:style-name="_35_1"> </text:span><text:span text:style-name="_31_5">M</text:span><text:span text:style-name="_34_3">a</text:span><text:span text:style-name="_35_7">n</text:span><text:span text:style-name="_31_5">c</text:span><text:span text:style-name="_34_7">h</text:span><text:span text:style-name="_36_3">e</text:span><text:span text:style-name="_32_4">s</text:span><text:span text:style-name="_34_4">t</text:span><text:span text:style-name="_37_2">e</text:span><text:span text:style-name="_31_9">r</text:span><text:span text:style-name="_32_6"> </text:span><text:span text:style-name="_36_2">c</text:span><text:span text:style-name="_39_">o</text:span><text:span text:style-name="_33_8">m</text:span><text:span text:style-name="_35_8">p</text:span><text:span text:style-name="_32_4">u</text:span><text:span text:style-name="_34_4">t</text:span><text:span text:style-name="_36_4">e</text:span><text:span text:style-name="_31_2">r</text:span><text:span text:style-name="_32_6"> </text:span><text:span text:style-name="_36_0">a</text:span><text:span text:style-name="_31_"> </text:span><text:span text:style-name="_34_3">s</text:span><text:span text:style-name="_35_8">m</text:span><text:span text:style-name="_31_2">a</text:span><text:span text:style-name="_34_2">l</text:span><text:span text:style-name="_36_3">l</text:span><text:span text:style-name="_31_"> </text:span><text:span text:style-name="_33_4">p</text:span><text:span text:style-name="_36_7">r</text:span><text:span text:style-name="_32_3">o</text:span><text:span text:style-name="_34_5">g</text:span><text:span text:style-name="_37_3">r</text:span><text:span text:style-name="_32_2">a</text:span><text:span text:style-name="_33_5">m</text:span><text:span text:style-name="_36_4">m</text:span><text:span text:style-name="_32_4">e</text:span><text:span text:style-name="_32_6"> </text:span><text:span text:style-name="_37_5">u</text:span><text:span text:style-name="_32_3">s</text:span><text:span text:style-name="_33_2">i</text:span><text:span text:style-name="_37_2">n</text:span><text:span text:style-name="_31_8">g</text:span><text:span text:style-name="_32_6"> </text:span><text:span text:style-name="_35_8">o</text:span><text:span text:style-name="_31_5">n</text:span><text:span text:style-name="_34_5">l</text:span><text:span text:style-name="_37_2">y</text:span><text:span text:style-name="_31_"> </text:span><text:span text:style-name="_34_2">1</text:span><text:span text:style-name="_36_3">,</text:span><text:span text:style-name="_38_">0</text:span><text:span text:style-name="_33_2">0</text:span><text:span text:style-name="_36_7">0</text:span><text:span text:style-name="_31_"> </text:span><text:span text:style-name="_33_3">u</text:span><text:span text:style-name="_36_5">n</text:span><text:span text:style-name="_31_4">i</text:span><text:span text:style-name="_34_0">t</text:span><text:span text:style-name="_36_3">s</text:span><text:span text:style-name="_31_"> </text:span><text:span text:style-name="_33_3">o</text:span><text:span text:style-name="_35_7">f</text:span><text:span text:style-name="_31_"> </text:span><text:span text:style-name="_33_7">s</text:span><text:span text:style-name="_36_7">t</text:span><text:span text:style-name="_31_5">o</text:span><text:span text:style-name="_33_2">r</text:span><text:span text:style-name="_36_4">a</text:span><text:span text:style-name="_38_">g</text:span><text:span text:style-name="_34_0">e</text:span><text:span text:style-name="_35_7">,</text:span><text:span text:style-name="_31_"> </text:span><text:span text:style-name="_33_2">w</text:span><text:span text:style-name="_36_8">h</text:span><text:span text:style-name="_31_9">e</text:span><text:span text:style-name="_33_3">r</text:span><text:span text:style-name="_35_7">e</text:span><text:span text:style-name="_32_0">b</text:span><text:span text:style-name="_33_3">y</text:span><text:span text:style-name="_35_1"> </text:span><text:span text:style-name="_31_4">t</text:span><text:span text:style-name="_35_0">h</text:span><text:span text:style-name="_37_0">e</text:span><text:span text:style-name="_31_"> </text:span><text:span text:style-name="_34_9">m</text:span><text:span text:style-name="_37_2">a</text:span><text:span text:style-name="_38_">c</text:span><text:span text:style-name="_33_8">h</text:span><text:span text:style-name="_37_4">i</text:span><text:span text:style-name="_31_7">n</text:span><text:span text:style-name="_33_2">e</text:span><text:span text:style-name="_35_1"> </text:span><text:span text:style-name="_38_">s</text:span><text:span text:style-name="_34_4">u</text:span><text:span text:style-name="_35_7">p</text:span><text:span text:style-name="_39_">p</text:span><text:span text:style-name="_35_0">l</text:span><text:span text:style-name="_36_0">i</text:span><text:span text:style-name="_31_3">e</text:span><text:span text:style-name="_34_9">d</text:span><text:span text:style-name="_35_1"> </text:span><text:span text:style-name="_32_3">w</text:span><text:span text:style-name="_34_5">i</text:span><text:span text:style-name="_36_9">t</text:span><text:span text:style-name="_39_">h</text:span><text:span text:style-name="_32_6"> </text:span><text:span text:style-name="_37_5">o</text:span><text:span text:style-name="_31_5">n</text:span><text:span text:style-name="_33_2">e</text:span><text:span text:style-name="_35_1"> </text:span><text:span text:style-name="_32_5">s</text:span><text:span text:style-name="_34_5">i</text:span><text:span text:style-name="_37_4">x</text:span><text:span text:style-name="_31_5">t</text:span><text:span text:style-name="_34_7">e</text:span><text:span text:style-name="_37_5">e</text:span><text:span text:style-name="_31_3">n</text:span>-<text:span text:style-name="_35_8">f</text:span><text:span text:style-name="_31_9">i</text:span><text:span text:style-name="_34_2">g</text:span><text:span text:style-name="_35_7">u</text:span><text:span text:style-name="_39_">r</text:span><text:span text:style-name="_34_0">e</text:span><text:span text:style-name="_35_1"> </text:span><text:span text:style-name="_31_3">n</text:span><text:span text:style-name="_34_9">u</text:span><text:span text:style-name="_36_3">m</text:span><text:span text:style-name="_32_5">b</text:span><text:span text:style-name="_34_4">e</text:span><text:span text:style-name="_36_9">r</text:span><text:span text:style-name="_31_"> </text:span><text:span text:style-name="_33_4">r</text:span><text:span text:style-name="_37_0">e</text:span><text:span text:style-name="_39_">p</text:span><text:span text:style-name="_34_9">l</text:span><text:span text:style-name="_36_9">i</text:span><text:span text:style-name="_32_3">e</text:span><text:span text:style-name="_34_8">s</text:span><text:span text:style-name="_35_1"> </text:span><text:span text:style-name="_32_0">w</text:span><text:span text:style-name="_34_8">i</text:span><text:span text:style-name="_36_5">t</text:span><text:span text:style-name="_32_5">h</text:span><text:span text:style-name="_32_6"> </text:span><text:span text:style-name="_37_0">a</text:span><text:span text:style-name="_32_0">n</text:span><text:span text:style-name="_34_8">o</text:span><text:span text:style-name="_36_8">t</text:span><text:span text:style-name="_31_2">h</text:span><text:span text:style-name="_34_2">e</text:span><text:span text:style-name="_37_0">r</text:span><text:span text:style-name="_31_"> </text:span><text:span text:style-name="_33_3">w</text:span><text:span text:style-name="_36_8">i</text:span><text:span text:style-name="_31_7">t</text:span><text:span text:style-name="_34_3">h</text:span><text:span text:style-name="_36_9">i</text:span><text:span text:style-name="_31_7">n</text:span><text:span text:style-name="_32_6"> </text:span><text:span text:style-name="_37_5">t</text:span><text:span text:style-name="_31_7">w</text:span><text:span text:style-name="_34_7">o</text:span><text:span text:style-name="_35_1"> </text:span><text:span text:style-name="_31_2">s</text:span><text:span text:style-name="_33_3">e</text:span><text:span text:style-name="_37_2">c</text:span><text:span text:style-name="_38_">o</text:span><text:span text:style-name="_34_7">n</text:span><text:span text:style-name="_35_9">d</text:span><text:span text:style-name="_39_">s</text:span><text:span text:style-name="_35_0">.</text:span><text:span text:style-name="_35_1"> </text:span><text:span text:style-name="_31_8">I</text:span><text:span text:style-name="_32_6"> </text:span><text:span text:style-name="_36_7">w</text:span><text:span text:style-name="_31_4">o</text:span><text:span text:style-name="_33_2">u</text:span><text:span text:style-name="_35_7">l</text:span><text:span text:style-name="_31_9">d</text:span><text:span text:style-name="_32_6"> </text:span><text:span text:style-name="_36_9">d</text:span><text:span text:style-name="_31_8">e</text:span><text:span text:style-name="_35_0">f</text:span><text:span text:style-name="_37_3">y</text:span><text:span text:style-name="_31_"> </text:span><text:span text:style-name="_34_4">a</text:span><text:span text:style-name="_36_3">n</text:span><text:span text:style-name="_32_5">y</text:span><text:span text:style-name="_33_4">o</text:span><text:span text:style-name="_36_7">n</text:span><text:span text:style-name="_31_3">e</text:span><text:span text:style-name="_32_6"> </text:span><text:span text:style-name="_36_7">t</text:span><text:span text:style-name="_31_8">o</text:span><text:span text:style-name="_32_6"> </text:span><text:span text:style-name="_36_8">l</text:span><text:span text:style-name="_32_2">e</text:span><text:span text:style-name="_33_8">a</text:span><text:span text:style-name="_35_7">r</text:span><text:span text:style-name="_31_2">n</text:span><text:span text:style-name="_32_6"> </text:span><text:span text:style-name="_36_7">f</text:span><text:span text:style-name="_31_7">r</text:span><text:span text:style-name="_34_5">o</text:span><text:span text:style-name="_37_0">m</text:span><text:span text:style-name="_31_"> </text:span><text:span text:style-name="_34_8">t</text:span><text:span text:style-name="_36_5">h</text:span><text:span text:style-name="_31_2">e</text:span><text:span text:style-name="_33_3">s</text:span><text:span text:style-name="_36_2">e</text:span><text:span text:style-name="_31_"> </text:span><text:span text:style-name="_34_7">r</text:span><text:span text:style-name="_36_7">e</text:span><text:span text:style-name="_31_2">p</text:span><text:span text:style-name="_33_2">l</text:span><text:span text:style-name="_36_2">i</text:span><text:span text:style-name="_31_3">e</text:span><text:span text:style-name="_34_8">s</text:span><text:span text:style-name="_35_1"> </text:span><text:span text:style-name="_38_">s</text:span><text:span text:style-name="_33_9">u</text:span><text:span text:style-name="_37_4">f</text:span><text:span text:style-name="_32_5">f</text:span><text:span text:style-name="_34_2">i</text:span><text:span text:style-name="_37_2">c</text:span><text:span text:style-name="_31_7">i</text:span><text:span text:style-name="_33_3">e</text:span><text:span text:style-name="_37_4">n</text:span><text:span text:style-name="_37_">t</text:span><text:span text:style-name="_32_6"> </text:span><text:span text:style-name="_36_0">a</text:span><text:span text:style-name="_31_4">b</text:span><text:span text:style-name="_34_7">o</text:span><text:span text:style-name="_36_3">u</text:span><text:span text:style-name="_31_8">t</text:span><text:span text:style-name="_32_6"> </text:span><text:span text:style-name="_35_8">t</text:span><text:span text:style-name="_39_">h</text:span><text:span text:style-name="_33_3">e</text:span><text:span text:style-name="_35_1"> </text:span><text:span text:style-name="_32_0">p</text:span><text:span text:style-name="_33_4">r</text:span><text:span text:style-name="_37_5">o</text:span><text:span text:style-name="_31_3">g</text:span><text:span text:style-name="_34_0">r</text:span><text:span text:style-name="_36_4">a</text:span><text:span text:style-name="_37_">m</text:span><text:span text:style-name="_34_5">m</text:span><text:span text:style-name="_37_5">e</text:span><text:span text:style-name="_31_"> </text:span><text:span text:style-name="_34_0">t</text:span><text:span text:style-name="_35_8">o</text:span><text:span text:style-name="_31_"> </text:span><text:span text:style-name="_33_9">b</text:span><text:span text:style-name="_36_9">e</text:span><text:span text:style-name="_31_"> </text:span><text:span text:style-name="_34_5">a</text:span><text:span text:style-name="_37_2">b</text:span><text:span text:style-name="_37_">l</text:span><text:span text:style-name="_34_8">e</text:span><text:span text:style-name="_35_1"> </text:span><text:span text:style-name="_31_5">t</text:span><text:span text:style-name="_34_5">o</text:span><text:span text:style-name="_35_1"> </text:span><text:span text:style-name="_31_8">p</text:span><text:span text:style-name="_33_9">r</text:span><text:span text:style-name="_37_3">e</text:span><text:span text:style-name="_31_7">d</text:span><text:span text:style-name="_34_3">i</text:span><text:span text:style-name="_37_5">c</text:span><text:span text:style-name="_32_2">t</text:span><text:span text:style-name="_32_6"> </text:span><text:span text:style-name="_37_2">a</text:span><text:span text:style-name="_32_0">n</text:span><text:span text:style-name="_34_8">y</text:span><text:span text:style-name="_35_1"> </text:span><text:span text:style-name="_32_5">r</text:span><text:span text:style-name="_33_5">e</text:span><text:span text:style-name="_37_0">p</text:span><text:span text:style-name="_31_7">l</text:span><text:span text:style-name="_34_8">i</text:span><text:span text:style-name="_37_2">e</text:span><text:span text:style-name="_31_5">s</text:span><text:span text:style-name="_32_6"> </text:span><text:span text:style-name="_37_2">t</text:span><text:span text:style-name="_31_9">o</text:span><text:span text:style-name="_32_6"> </text:span><text:span text:style-name="_35_8">u</text:span><text:span text:style-name="_32_0">n</text:span><text:span text:style-name="_33_4">t</text:span><text:span text:style-name="_37_2">r</text:span><text:span text:style-name="_32_5">i</text:span><text:span text:style-name="_33_3">e</text:span><text:span text:style-name="_36_0">d</text:span><text:span text:style-name="_31_"> </text:span><text:span text:style-name="_34_3">v</text:span><text:span text:style-name="_36_4">a</text:span><text:span text:style-name="_31_7">l</text:span><text:span text:style-name="_33_4">u</text:span><text:span text:style-name="_37_3">e</text:span><text:span text:style-name="_32_4">s</text:span><text:span text:style-name="_33_7">.</text:span></text:p>
      <text:p text:style-name="P1"><text:span text:style-name="_31_4">(</text:span><text:span text:style-name="_33_5">9</text:span><text:span text:style-name="_36_4">)</text:span><text:span text:style-name="_31_"> </text:span><text:span text:style-name="_33_5">T</text:span><text:span text:style-name="_36_0">h</text:span><text:span text:style-name="_32_4">e</text:span><text:span text:style-name="_32_6"> </text:span><text:span text:style-name="_37_0">A</text:span><text:span text:style-name="_39_">r</text:span><text:span text:style-name="_34_8">g</text:span><text:span text:style-name="_36_4">u</text:span><text:span text:style-name="_32_2">m</text:span><text:span text:style-name="_34_2">e</text:span><text:span text:style-name="_36_3">n</text:span><text:span text:style-name="_32_0">t</text:span><text:span text:style-name="_32_6"> </text:span><text:span text:style-name="_35_8">f</text:span><text:span text:style-name="_31_2">r</text:span><text:span text:style-name="_33_9">o</text:span><text:span text:style-name="_36_8">m</text:span><text:span text:style-name="_31_"> </text:span><text:span text:style-name="_33_9">E</text:span><text:span text:style-name="_36_7">x</text:span><text:span text:style-name="_38_">t</text:span><text:span text:style-name="_34_4">r</text:span><text:span text:style-name="_37_0">a</text:span><text:span text:style-name="_31_7">s</text:span><text:span text:style-name="_33_4">e</text:span><text:span text:style-name="_36_2">n</text:span><text:span text:style-name="_32_0">s</text:span><text:span text:style-name="_34_3">o</text:span><text:span text:style-name="_37_2">r</text:span><text:span text:style-name="_31_9">y</text:span><text:span text:style-name="_32_6"> </text:span><text:span text:style-name="_35_8">P</text:span><text:span text:style-name="_32_0">e</text:span><text:span text:style-name="_34_5">r</text:span><text:span text:style-name="_37_5">c</text:span><text:span text:style-name="_31_8">e</text:span><text:span text:style-name="_33_2">p</text:span><text:span text:style-name="_37_2">t</text:span><text:span text:style-name="_31_8">i</text:span><text:span text:style-name="_33_8">o</text:span><text:span text:style-name="_36_2">n</text:span></text:p>
      <text:p text:style-name="P1"><text:span text:style-name="_33_4">I</text:span><text:span text:style-name="_35_1"> </text:span><text:span text:style-name="_31_7">a</text:span><text:span text:style-name="_34_0">s</text:span><text:span text:style-name="_37_0">s</text:span><text:span text:style-name="_31_2">u</text:span><text:span text:style-name="_33_4">m</text:span><text:span text:style-name="_37_0">e</text:span><text:span text:style-name="_31_"> </text:span><text:span text:style-name="_34_0">t</text:span><text:span text:style-name="_36_8">h</text:span><text:span text:style-name="_31_3">a</text:span><text:span text:style-name="_34_5">t</text:span><text:span text:style-name="_35_1"> </text:span><text:span text:style-name="_31_0">t</text:span><text:span text:style-name="_33_8">h</text:span><text:span text:style-name="_37_5">e</text:span><text:span text:style-name="_31_"> </text:span><text:span text:style-name="_33_5">r</text:span><text:span text:style-name="_37_5">e</text:span><text:span text:style-name="_38_">a</text:span><text:span text:style-name="_33_5">d</text:span><text:span text:style-name="_37_3">e</text:span><text:span text:style-name="_31_8">r</text:span><text:span text:style-name="_32_6"> </text:span><text:span text:style-name="_37_2">i</text:span><text:span text:style-name="_32_3">s</text:span><text:span text:style-name="_32_6"> </text:span><text:span text:style-name="_35_7">f</text:span><text:span text:style-name="_31_2">a</text:span><text:span text:style-name="_34_4">m</text:span><text:span text:style-name="_37_2">i</text:span><text:span text:style-name="_38_">l</text:span><text:span text:style-name="_33_9">i</text:span><text:span text:style-name="_37_4">a</text:span><text:span text:style-name="_31_7">r</text:span><text:span text:style-name="_32_6"> </text:span><text:span text:style-name="_36_9">w</text:span><text:span text:style-name="_31_7">i</text:span><text:span text:style-name="_34_4">t</text:span><text:span text:style-name="_36_8">h</text:span><text:span text:style-name="_31_"> </text:span><text:span text:style-name="_34_2">t</text:span><text:span text:style-name="_37_0">h</text:span><text:span text:style-name="_32_3">e</text:span><text:span text:style-name="_32_6"> </text:span><text:span text:style-name="_37_2">i</text:span><text:span text:style-name="_31_8">d</text:span><text:span text:style-name="_34_2">e</text:span><text:span text:style-name="_36_5">a</text:span><text:span text:style-name="_31_"> </text:span><text:span text:style-name="_33_2">o</text:span><text:span text:style-name="_37_3">f</text:span><text:span text:style-name="_31_"> </text:span><text:span text:style-name="_34_9">e</text:span><text:span text:style-name="_36_2">x</text:span><text:span text:style-name="_37_">t</text:span><text:span text:style-name="_33_5">r</text:span><text:span text:style-name="_36_7">a</text:span><text:span text:style-name="_38_">s</text:span><text:span text:style-name="_35_0">e</text:span><text:span text:style-name="_36_5">n</text:span><text:span text:style-name="_39_">s</text:span><text:span text:style-name="_33_7">o</text:span><text:span text:style-name="_35_7">r</text:span><text:span text:style-name="_37_">y</text:span><text:span text:style-name="_32_6"> </text:span><text:span text:style-name="_36_3">p</text:span><text:span text:style-name="_31_4">e</text:span><text:span text:style-name="_34_7">r</text:span><text:span text:style-name="_36_7">c</text:span><text:span text:style-name="_32_4">e</text:span><text:span text:style-name="_34_0">p</text:span><text:span text:style-name="_37_0">t</text:span><text:span text:style-name="_31_2">i</text:span><text:span text:style-name="_34_3">o</text:span><text:span text:style-name="_36_3">n</text:span><text:span text:style-name="_32_5">,</text:span><text:span text:style-name="_32_6"> </text:span><text:span text:style-name="_36_4">a</text:span><text:span text:style-name="_31_0">n</text:span><text:span text:style-name="_34_0">d</text:span><text:span text:style-name="_35_1"> </text:span><text:span text:style-name="_31_5">t</text:span><text:span text:style-name="_34_0">h</text:span><text:span text:style-name="_35_9">e</text:span><text:span text:style-name="_31_"> </text:span><text:span text:style-name="_34_3">m</text:span><text:span text:style-name="_37_0">e</text:span><text:span text:style-name="_31_8">a</text:span><text:span text:style-name="_33_7">n</text:span><text:span text:style-name="_36_8">i</text:span><text:span text:style-name="_31_4">n</text:span><text:span text:style-name="_33_9">g</text:span><text:span text:style-name="_35_1"> </text:span><text:span text:style-name="_32_4">o</text:span><text:span text:style-name="_34_7">f</text:span><text:span text:style-name="_35_1"> </text:span><text:span text:style-name="_31_5">t</text:span><text:span text:style-name="_35_0">h</text:span><text:span text:style-name="_37_3">e</text:span><text:span text:style-name="_31_"> </text:span><text:span text:style-name="_33_3">f</text:span><text:span text:style-name="_36_2">o</text:span><text:span text:style-name="_31_8">u</text:span><text:span text:style-name="_34_5">r</text:span><text:span text:style-name="_35_1"> </text:span><text:span text:style-name="_31_2">i</text:span><text:span text:style-name="_33_3">t</text:span><text:span text:style-name="_37_3">e</text:span><text:span text:style-name="_32_3">m</text:span><text:span text:style-name="_35_0">s</text:span><text:span text:style-name="_35_1"> </text:span><text:span text:style-name="_32_5">o</text:span><text:span text:style-name="_35_0">f</text:span><text:span text:style-name="_35_1"> </text:span><text:span text:style-name="_31_8">i</text:span><text:span text:style-name="_33_8">t</text:span><text:span text:style-name="_37_3">,</text:span><text:span text:style-name="_31_"> </text:span><text:span text:style-name="_34_5">v</text:span><text:span text:style-name="_37_3">i</text:span><text:span text:style-name="_31_5">z</text:span><text:span text:style-name="_34_8">.</text:span><text:span text:style-name="_37_4">,</text:span><text:span text:style-name="_31_"> </text:span><text:span text:style-name="_33_4">t</text:span><text:span text:style-name="_36_8">e</text:span><text:span text:style-name="_32_0">l</text:span><text:span text:style-name="_34_9">e</text:span><text:span text:style-name="_36_5">p</text:span><text:span text:style-name="_32_0">a</text:span><text:span text:style-name="_34_2">t</text:span><text:span text:style-name="_36_8">h</text:span><text:span text:style-name="_31_4">y</text:span><text:span text:style-name="_34_9">,</text:span><text:span text:style-name="_35_1"> </text:span><text:span text:style-name="_32_4">c</text:span><text:span text:style-name="_33_4">l</text:span><text:span text:style-name="_37_5">a</text:span><text:span text:style-name="_37_">i</text:span><text:span text:style-name="_34_2">r</text:span><text:span text:style-name="_37_4">v</text:span><text:span text:style-name="_32_4">o</text:span><text:span text:style-name="_34_8">y</text:span><text:span text:style-name="_36_5">a</text:span><text:span text:style-name="_31_8">n</text:span><text:span text:style-name="_34_3">c</text:span><text:span text:style-name="_36_7">e</text:span><text:span text:style-name="_31_3">,</text:span><text:span text:style-name="_32_6"> </text:span><text:span text:style-name="_35_7">p</text:span><text:span text:style-name="_31_3">r</text:span><text:span text:style-name="_34_3">e</text:span><text:span text:style-name="_36_0">c</text:span><text:span text:style-name="_31_3">o</text:span><text:span text:style-name="_34_7">g</text:span><text:span text:style-name="_36_0">n</text:span><text:span text:style-name="_32_3">i</text:span><text:span text:style-name="_34_7">t</text:span><text:span text:style-name="_36_0">i</text:span><text:span text:style-name="_39_">o</text:span><text:span text:style-name="_33_9">n</text:span><text:span text:style-name="_35_1"> </text:span><text:span text:style-name="_31_8">a</text:span><text:span text:style-name="_33_2">n</text:span><text:span text:style-name="_37_5">d</text:span><text:span text:style-name="_31_"> </text:span><text:span text:style-name="_33_4">p</text:span><text:span text:style-name="_35_7">s</text:span><text:span text:style-name="_31_9">y</text:span><text:span text:style-name="_35_0">c</text:span><text:span text:style-name="_36_0">h</text:span><text:span text:style-name="_31_8">o</text:span><text:span text:style-name="_34_0">k</text:span><text:span text:style-name="_36_9">i</text:span><text:span text:style-name="_32_2">n</text:span><text:span text:style-name="_33_5">e</text:span><text:span text:style-name="_36_0">s</text:span><text:span text:style-name="_32_5">i</text:span><text:span text:style-name="_33_2">s</text:span><text:span text:style-name="_36_5">.</text:span><text:span text:style-name="_31_"> </text:span><text:span text:style-name="_34_7">T</text:span><text:span text:style-name="_35_9">h</text:span><text:span text:style-name="_37_">e</text:span><text:span text:style-name="_34_3">s</text:span><text:span text:style-name="_36_0">e</text:span><text:span text:style-name="_31_"> </text:span><text:span text:style-name="_34_4">d</text:span><text:span text:style-name="_36_8">i</text:span><text:span text:style-name="_31_4">s</text:span><text:span text:style-name="_33_5">t</text:span><text:span text:style-name="_36_2">u</text:span><text:span text:style-name="_31_7">r</text:span><text:span text:style-name="_33_2">b</text:span><text:span text:style-name="_36_5">i</text:span><text:span text:style-name="_31_5">n</text:span><text:span text:style-name="_34_7">g</text:span><text:span text:style-name="_35_1"> </text:span><text:span text:style-name="_31_7">p</text:span><text:span text:style-name="_34_3">h</text:span><text:span text:style-name="_35_7">e</text:span><text:span text:style-name="_39_">n</text:span><text:span text:style-name="_33_7">o</text:span><text:span text:style-name="_36_9">m</text:span><text:span text:style-name="_39_">e</text:span><text:span text:style-name="_34_2">n</text:span><text:span text:style-name="_37_0">a</text:span><text:span text:style-name="_31_"> </text:span><text:span text:style-name="_34_5">s</text:span><text:span text:style-name="_36_9">e</text:span><text:span text:style-name="_31_2">e</text:span><text:span text:style-name="_35_0">m</text:span><text:span text:style-name="_35_1"> </text:span><text:span text:style-name="_32_5">t</text:span><text:span text:style-name="_34_5">o</text:span><text:span text:style-name="_35_1"> </text:span><text:span text:style-name="_37_">d</text:span><text:span text:style-name="_33_5">e</text:span><text:span text:style-name="_36_8">n</text:span><text:span text:style-name="_31_3">y</text:span><text:span text:style-name="_32_6"> </text:span><text:span text:style-name="_37_4">a</text:span><text:span text:style-name="_32_2">l</text:span><text:span text:style-name="_34_9">l</text:span><text:span text:style-name="_35_1"> </text:span><text:span text:style-name="_32_5">o</text:span><text:span text:style-name="_35_0">u</text:span><text:span text:style-name="_35_7">r</text:span><text:span text:style-name="_31_"> </text:span><text:span text:style-name="_34_0">u</text:span><text:span text:style-name="_36_4">s</text:span><text:span text:style-name="_31_2">u</text:span><text:span text:style-name="_34_5">a</text:span><text:span text:style-name="_35_7">l</text:span><text:span text:style-name="_31_"> </text:span><text:span text:style-name="_33_5">s</text:span><text:span text:style-name="_37_2">c</text:span><text:span text:style-name="_31_4">i</text:span><text:span text:style-name="_33_5">e</text:span><text:span text:style-name="_37_4">n</text:span><text:span text:style-name="_37_">t</text:span><text:span text:style-name="_34_0">i</text:span><text:span text:style-name="_36_7">f</text:span><text:span text:style-name="_31_3">i</text:span><text:span text:style-name="_33_7">c</text:span><text:span text:style-name="_35_1"> </text:span><text:span text:style-name="_39_">i</text:span><text:span text:style-name="_34_8">d</text:span><text:span text:style-name="_37_2">e</text:span><text:span text:style-name="_37_">a</text:span><text:span text:style-name="_33_5">s</text:span><text:span text:style-name="_36_0">.</text:span><text:span text:style-name="_31_"> </text:span><text:span text:style-name="_35_0">H</text:span><text:span text:style-name="_37_3">o</text:span><text:span text:style-name="_32_2">w</text:span><text:span text:style-name="_32_6"> </text:span><text:span text:style-name="_36_0">w</text:span><text:span text:style-name="_31_7">e</text:span><text:span text:style-name="_32_6"> </text:span><text:span text:style-name="_37_2">s</text:span><text:span text:style-name="_38_">h</text:span><text:span text:style-name="_34_2">o</text:span><text:span text:style-name="_35_8">u</text:span><text:span text:style-name="_39_">l</text:span><text:span text:style-name="_33_2">d</text:span><text:span text:style-name="_35_1"> </text:span><text:span text:style-name="_38_">l</text:span><text:span text:style-name="_33_7">i</text:span><text:span text:style-name="_37_4">k</text:span><text:span text:style-name="_32_4">e</text:span><text:span text:style-name="_32_6"> </text:span><text:span text:style-name="_35_9">t</text:span><text:span text:style-name="_32_3">o</text:span><text:span text:style-name="_32_6"> </text:span><text:span text:style-name="_36_2">d</text:span><text:span text:style-name="_39_">i</text:span><text:span text:style-name="_34_5">s</text:span><text:span text:style-name="_36_9">c</text:span><text:span text:style-name="_32_2">r</text:span><text:span text:style-name="_34_2">e</text:span><text:span text:style-name="_36_7">d</text:span><text:span text:style-name="_31_5">i</text:span><text:span text:style-name="_33_2">t</text:span><text:span text:style-name="_35_1"> </text:span><text:span text:style-name="_32_0">t</text:span><text:span text:style-name="_33_4">h</text:span><text:span text:style-name="_35_9">e</text:span><text:span text:style-name="_39_">m</text:span><text:span text:style-name="_34_7">!</text:span><text:span text:style-name="_35_1"> </text:span><text:span text:style-name="_31_4">U</text:span><text:span text:style-name="_34_9">n</text:span><text:span text:style-name="_36_4">f</text:span><text:span text:style-name="_32_5">o</text:span><text:span text:style-name="_33_5">r</text:span><text:span text:style-name="_37_3">t</text:span><text:span text:style-name="_31_3">u</text:span><text:span text:style-name="_34_2">n</text:span><text:span text:style-name="_35_7">a</text:span><text:span text:style-name="_32_2">t</text:span><text:span text:style-name="_33_4">e</text:span><text:span text:style-name="_37_5">l</text:span><text:span text:style-name="_31_0">y</text:span><text:span text:style-name="_32_6"> </text:span><text:span text:style-name="_36_0">t</text:span><text:span text:style-name="_32_3">h</text:span><text:span text:style-name="_34_9">e</text:span><text:span text:style-name="_35_1"> </text:span><text:span text:style-name="_32_3">s</text:span><text:span text:style-name="_34_2">t</text:span><text:span text:style-name="_36_5">a</text:span><text:span text:style-name="_31_8">t</text:span><text:span text:style-name="_33_3">i</text:span><text:span text:style-name="_37_4">s</text:span><text:span text:style-name="_31_2">t</text:span><text:span text:style-name="_33_9">i</text:span><text:span text:style-name="_35_8">c</text:span><text:span text:style-name="_32_2">a</text:span><text:span text:style-name="_34_5">l</text:span><text:span text:style-name="_35_1"> </text:span><text:span text:style-name="_38_">e</text:span><text:span text:style-name="_34_0">v</text:span><text:span text:style-name="_36_4">i</text:span><text:span text:style-name="_31_0">d</text:span><text:span text:style-name="_34_8">e</text:span><text:span text:style-name="_36_2">n</text:span><text:span text:style-name="_37_">c</text:span><text:span text:style-name="_34_4">e</text:span><text:span text:style-name="_37_4">,</text:span><text:span text:style-name="_31_"> </text:span><text:span text:style-name="_33_9">a</text:span><text:span text:style-name="_36_9">t</text:span><text:span text:style-name="_31_"> </text:span><text:span text:style-name="_34_8">l</text:span><text:span text:style-name="_37_3">e</text:span><text:span text:style-name="_31_2">a</text:span><text:span text:style-name="_33_9">s</text:span><text:span text:style-name="_37_0">t</text:span><text:span text:style-name="_31_"> </text:span><text:span text:style-name="_34_0">f</text:span><text:span text:style-name="_35_7">o</text:span><text:span text:style-name="_32_4">r</text:span><text:span text:style-name="_32_6"> </text:span><text:span text:style-name="_36_4">t</text:span><text:span text:style-name="_31_8">e</text:span><text:span text:style-name="_33_2">l</text:span><text:span text:style-name="_36_9">e</text:span><text:span text:style-name="_31_7">p</text:span><text:span text:style-name="_34_4">a</text:span><text:span text:style-name="_37_4">t</text:span><text:span text:style-name="_31_9">h</text:span><text:span text:style-name="_34_8">y</text:span><text:span text:style-name="_37_4">,</text:span><text:span text:style-name="_31_"> </text:span><text:span text:style-name="_34_9">i</text:span><text:span text:style-name="_37_2">s</text:span><text:span text:style-name="_31_"> </text:span><text:span text:style-name="_34_4">o</text:span><text:span text:style-name="_36_0">v</text:span><text:span text:style-name="_31_9">e</text:span><text:span text:style-name="_33_7">r</text:span><text:span text:style-name="_36_5">w</text:span><text:span text:style-name="_31_0">h</text:span><text:span text:style-name="_34_7">e</text:span><text:span text:style-name="_36_4">l</text:span><text:span text:style-name="_32_4">m</text:span><text:span text:style-name="_33_9">i</text:span><text:span text:style-name="_35_8">n</text:span><text:span text:style-name="_31_5">g</text:span><text:span text:style-name="_33_8">.</text:span><text:span text:style-name="_35_1"> </text:span><text:span text:style-name="_31_4">I</text:span><text:span text:style-name="_33_3">t</text:span><text:span text:style-name="_35_1"> </text:span><text:span text:style-name="_38_">i</text:span><text:span text:style-name="_34_9">s</text:span><text:span text:style-name="_35_1"> </text:span><text:span text:style-name="_31_0">v</text:span><text:span text:style-name="_34_2">e</text:span><text:span text:style-name="_36_7">r</text:span><text:span text:style-name="_32_0">y</text:span><text:span text:style-name="_32_6"> </text:span><text:span text:style-name="_36_8">d</text:span><text:span text:style-name="_32_2">i</text:span><text:span text:style-name="_34_4">f</text:span><text:span text:style-name="_36_8">f</text:span><text:span text:style-name="_31_9">i</text:span><text:span text:style-name="_34_0">c</text:span><text:span text:style-name="_36_4">u</text:span><text:span text:style-name="_31_0">l</text:span><text:span text:style-name="_33_4">t</text:span><text:span text:style-name="_35_1"> </text:span><text:span text:style-name="_31_7">t</text:span><text:span text:style-name="_33_3">o</text:span><text:span text:style-name="_35_1"> </text:span><text:span text:style-name="_32_4">r</text:span><text:span text:style-name="_33_4">e</text:span><text:span text:style-name="_37_5">a</text:span><text:span text:style-name="_32_5">r</text:span><text:span text:style-name="_34_3">r</text:span><text:span text:style-name="_37_5">a</text:span><text:span text:style-name="_31_5">n</text:span><text:span text:style-name="_34_4">g</text:span><text:span text:style-name="_36_0">e</text:span><text:span text:style-name="_31_"> </text:span><text:span text:style-name="_33_2">o</text:span><text:span text:style-name="_37_2">n</text:span><text:span text:style-name="_31_5">e</text:span><text:span text:style-name="_34_5">'</text:span><text:span text:style-name="_36_0">s</text:span><text:span text:style-name="_31_"> </text:span><text:span text:style-name="_33_8">i</text:span><text:span text:style-name="_36_5">d</text:span><text:span text:style-name="_31_7">e</text:span><text:span text:style-name="_33_7">a</text:span><text:span text:style-name="_35_8">s</text:span><text:span text:style-name="_31_"> </text:span><text:span text:style-name="_33_5">s</text:span><text:span text:style-name="_36_2">o</text:span><text:span text:style-name="_31_"> </text:span><text:span text:style-name="_33_7">a</text:span><text:span text:style-name="_36_2">s</text:span><text:span text:style-name="_31_"> </text:span><text:span text:style-name="_34_3">t</text:span><text:span text:style-name="_36_7">o</text:span><text:span text:style-name="_31_"> </text:span><text:span text:style-name="_34_2">f</text:span><text:span text:style-name="_36_3">i</text:span><text:span text:style-name="_31_9">t</text:span><text:span text:style-name="_32_6"> </text:span><text:span text:style-name="_36_2">t</text:span><text:span text:style-name="_31_7">h</text:span><text:span text:style-name="_34_5">e</text:span><text:span text:style-name="_36_8">s</text:span><text:span text:style-name="_32_5">e</text:span><text:span text:style-name="_32_6"> </text:span><text:span text:style-name="_36_0">n</text:span><text:span text:style-name="_31_7">e</text:span><text:span text:style-name="_34_9">w</text:span><text:span text:style-name="_35_1"> </text:span><text:span text:style-name="_31_4">f</text:span><text:span text:style-name="_34_0">a</text:span><text:span text:style-name="_36_9">c</text:span><text:span text:style-name="_31_2">t</text:span><text:span text:style-name="_34_0">s</text:span><text:span text:style-name="_35_1"> </text:span><text:span text:style-name="_31_8">i</text:span><text:span text:style-name="_33_5">n</text:span><text:span text:style-name="_37_4">.</text:span><text:span text:style-name="_31_"> </text:span><text:span text:style-name="_33_5">O</text:span><text:span text:style-name="_36_4">n</text:span><text:span text:style-name="_31_3">c</text:span><text:span text:style-name="_34_8">e</text:span><text:span text:style-name="_35_1"> </text:span><text:span text:style-name="_31_8">o</text:span><text:span text:style-name="_34_7">n</text:span><text:span text:style-name="_35_8">e</text:span><text:span text:style-name="_31_"> </text:span><text:span text:style-name="_34_9">h</text:span><text:span text:style-name="_36_2">a</text:span><text:span text:style-name="_38_">s</text:span><text:span text:style-name="_32_6"> </text:span><text:span text:style-name="_37_5">a</text:span><text:span text:style-name="_31_0">c</text:span><text:span text:style-name="_33_5">c</text:span><text:span text:style-name="_36_4">e</text:span><text:span text:style-name="_31_5">p</text:span><text:span text:style-name="_33_5">t</text:span><text:span text:style-name="_36_0">e</text:span><text:span text:style-name="_31_9">d</text:span><text:span text:style-name="_32_6"> </text:span><text:span text:style-name="_37_2">t</text:span><text:span text:style-name="_32_0">h</text:span><text:span text:style-name="_33_4">e</text:span><text:span text:style-name="_37_5">m</text:span><text:span text:style-name="_31_"> </text:span><text:span text:style-name="_34_0">i</text:span><text:span text:style-name="_37_2">t</text:span><text:span text:style-name="_31_"> </text:span><text:span text:style-name="_33_5">d</text:span><text:span text:style-name="_37_2">o</text:span><text:span text:style-name="_39_">e</text:span><text:span text:style-name="_33_7">s</text:span><text:span text:style-name="_35_1"> </text:span><text:span text:style-name="_31_2">n</text:span><text:span text:style-name="_33_5">o</text:span><text:span text:style-name="_36_7">t</text:span><text:span text:style-name="_31_"> </text:span><text:span text:style-name="_34_7">s</text:span><text:span text:style-name="_37_3">e</text:span><text:span text:style-name="_38_">e</text:span><text:span text:style-name="_34_9">m</text:span><text:span text:style-name="_35_1"> </text:span><text:span text:style-name="_31_7">a</text:span><text:span text:style-name="_32_6"> </text:span><text:span text:style-name="_36_3">v</text:span><text:span text:style-name="_31_0">e</text:span><text:span text:style-name="_33_5">r</text:span><text:span text:style-name="_35_7">y</text:span><text:span text:style-name="_31_"> </text:span><text:span text:style-name="_34_5">b</text:span><text:span text:style-name="_35_9">i</text:span><text:span text:style-name="_31_7">g</text:span><text:span text:style-name="_32_6"> </text:span><text:span text:style-name="_37_3">s</text:span><text:span text:style-name="_32_5">t</text:span><text:span text:style-name="_34_0">e</text:span><text:span text:style-name="_36_8">p</text:span><text:span text:style-name="_31_"> </text:span><text:span text:style-name="_34_7">t</text:span><text:span text:style-name="_35_9">o</text:span><text:span text:style-name="_31_"> </text:span><text:span text:style-name="_34_7">b</text:span><text:span text:style-name="_35_7">e</text:span><text:span text:style-name="_32_5">l</text:span><text:span text:style-name="_33_7">i</text:span><text:span text:style-name="_37_3">e</text:span><text:span text:style-name="_39_">v</text:span><text:span text:style-name="_34_3">e</text:span><text:span text:style-name="_35_1"> </text:span><text:span text:style-name="_31_2">i</text:span><text:span text:style-name="_34_8">n</text:span><text:span text:style-name="_35_1"> </text:span><text:span text:style-name="_31_3">g</text:span><text:span text:style-name="_33_4">h</text:span><text:span text:style-name="_36_5">o</text:span><text:span text:style-name="_38_">s</text:span><text:span text:style-name="_34_5">t</text:span><text:span text:style-name="_36_3">s</text:span><text:span text:style-name="_31_"> </text:span><text:span text:style-name="_33_2">a</text:span><text:span text:style-name="_35_9">n</text:span><text:span text:style-name="_32_2">d</text:span><text:span text:style-name="_32_6"> </text:span><text:span text:style-name="_36_8">b</text:span><text:span text:style-name="_32_3">o</text:span><text:span text:style-name="_34_3">g</text:span><text:span text:style-name="_36_7">i</text:span><text:span text:style-name="_31_8">e</text:span><text:span text:style-name="_33_4">s</text:span><text:span text:style-name="_37_2">.</text:span><text:span text:style-name="_31_"> </text:span><text:span text:style-name="_33_8">T</text:span><text:span text:style-name="_37_4">h</text:span><text:span text:style-name="_31_7">e</text:span><text:span text:style-name="_32_6"> </text:span><text:span text:style-name="_36_8">i</text:span><text:span text:style-name="_31_4">d</text:span><text:span text:style-name="_34_4">e</text:span><text:span text:style-name="_36_7">a</text:span><text:span text:style-name="_31_"> </text:span><text:span text:style-name="_33_8">t</text:span><text:span text:style-name="_35_9">h</text:span><text:span text:style-name="_38_">a</text:span><text:span text:style-name="_33_9">t</text:span><text:span text:style-name="_35_1"> </text:span><text:span text:style-name="_32_3">o</text:span><text:span text:style-name="_33_2">u</text:span><text:span text:style-name="_36_2">r</text:span><text:span text:style-name="_31_"> </text:span><text:span text:style-name="_33_7">b</text:span><text:span text:style-name="_36_4">o</text:span><text:span text:style-name="_32_4">d</text:span><text:span text:style-name="_34_0">i</text:span><text:span text:style-name="_35_8">e</text:span><text:span text:style-name="_32_4">s</text:span><text:span text:style-name="_32_6"> </text:span><text:span text:style-name="_35_7">m</text:span><text:span text:style-name="_38_">o</text:span><text:span text:style-name="_34_7">v</text:span><text:span text:style-name="_35_8">e</text:span><text:span text:style-name="_31_"> </text:span><text:span text:style-name="_33_9">s</text:span><text:span text:style-name="_37_5">i</text:span><text:span text:style-name="_32_4">m</text:span><text:span text:style-name="_34_5">p</text:span><text:span text:style-name="_37_5">l</text:span><text:span text:style-name="_32_5">y</text:span><text:span text:style-name="_32_6"> </text:span><text:span text:style-name="_35_7">a</text:span><text:span text:style-name="_32_4">c</text:span><text:span text:style-name="_34_8">c</text:span><text:span text:style-name="_36_5">o</text:span><text:span text:style-name="_31_3">r</text:span><text:span text:style-name="_33_3">d</text:span><text:span text:style-name="_36_2">i</text:span><text:span text:style-name="_32_2">n</text:span><text:span text:style-name="_33_2">g</text:span><text:span text:style-name="_35_1"> </text:span><text:span text:style-name="_32_0">t</text:span><text:span text:style-name="_34_9">o</text:span><text:span text:style-name="_35_1"> </text:span><text:span text:style-name="_31_2">t</text:span><text:span text:style-name="_33_5">h</text:span><text:span text:style-name="_35_7">e</text:span><text:span text:style-name="_31_"> </text:span><text:span text:style-name="_34_9">k</text:span><text:span text:style-name="_37_0">n</text:span><text:span text:style-name="_32_0">o</text:span><text:span text:style-name="_34_2">w</text:span><text:span text:style-name="_36_7">n</text:span><text:span text:style-name="_31_"> </text:span><text:span text:style-name="_33_8">l</text:span><text:span text:style-name="_36_2">a</text:span><text:span text:style-name="_31_8">w</text:span><text:span text:style-name="_34_2">s</text:span><text:span text:style-name="_35_1"> </text:span><text:span text:style-name="_31_7">o</text:span><text:span text:style-name="_34_2">f</text:span><text:span text:style-name="_35_1"> </text:span><text:span text:style-name="_32_4">p</text:span><text:span text:style-name="_33_7">h</text:span><text:span text:style-name="_36_8">y</text:span><text:span text:style-name="_31_3">s</text:span><text:span text:style-name="_34_2">i</text:span><text:span text:style-name="_37_4">c</text:span><text:span text:style-name="_31_2">s</text:span><text:span text:style-name="_34_9">,</text:span><text:span text:style-name="_35_1"> </text:span><text:span text:style-name="_31_7">t</text:span><text:span text:style-name="_33_3">o</text:span><text:span text:style-name="_35_9">g</text:span><text:span text:style-name="_31_2">e</text:span><text:span text:style-name="_34_3">t</text:span><text:span text:style-name="_37_2">h</text:span><text:span text:style-name="_39_">e</text:span><text:span text:style-name="_33_9">r</text:span><text:span text:style-name="_35_1"> </text:span><text:span text:style-name="_31_4">w</text:span><text:span text:style-name="_34_5">i</text:span><text:span text:style-name="_37_3">t</text:span><text:span text:style-name="_32_3">h</text:span><text:span text:style-name="_32_6"> </text:span><text:span text:style-name="_36_5">s</text:span><text:span text:style-name="_31_7">o</text:span><text:span text:style-name="_34_5">m</text:span><text:span text:style-name="_37_3">e</text:span><text:span text:style-name="_31_"> </text:span><text:span text:style-name="_34_2">o</text:span><text:span text:style-name="_36_2">t</text:span><text:span text:style-name="_39_">h</text:span><text:span text:style-name="_33_3">e</text:span><text:span text:style-name="_36_2">r</text:span><text:span text:style-name="_31_9">s</text:span><text:span text:style-name="_32_6"> </text:span><text:span text:style-name="_37_0">n</text:span><text:span text:style-name="_31_4">o</text:span><text:span text:style-name="_33_2">t</text:span><text:span text:style-name="_35_1"> </text:span><text:span text:style-name="_31_2">y</text:span><text:span text:style-name="_33_5">e</text:span><text:span text:style-name="_36_3">t</text:span><text:span text:style-name="_31_"> </text:span><text:span text:style-name="_34_5">d</text:span><text:span text:style-name="_36_0">i</text:span><text:span text:style-name="_39_">s</text:span><text:span text:style-name="_34_2">c</text:span><text:span text:style-name="_35_8">o</text:span><text:span text:style-name="_31_7">v</text:span><text:span text:style-name="_33_7">e</text:span><text:span text:style-name="_36_8">r</text:span><text:span text:style-name="_31_5">e</text:span><text:span text:style-name="_34_2">d</text:span><text:span text:style-name="_35_1"> </text:span><text:span text:style-name="_38_">b</text:span><text:span text:style-name="_33_3">u</text:span><text:span text:style-name="_36_2">t</text:span><text:span text:style-name="_31_"> </text:span><text:span text:style-name="_33_2">s</text:span><text:span text:style-name="_35_8">o</text:span><text:span text:style-name="_32_3">m</text:span><text:span text:style-name="_33_3">e</text:span><text:span text:style-name="_36_3">w</text:span><text:span text:style-name="_31_2">h</text:span><text:span text:style-name="_34_5">a</text:span><text:span text:style-name="_37_5">t</text:span><text:span text:style-name="_31_"> </text:span><text:span text:style-name="_34_2">s</text:span><text:span text:style-name="_37_5">i</text:span><text:span text:style-name="_31_3">m</text:span><text:span text:style-name="_33_4">i</text:span><text:span text:style-name="_36_9">l</text:span><text:span text:style-name="_31_9">a</text:span><text:span text:style-name="_34_2">r</text:span><text:span text:style-name="_36_8">,</text:span><text:span text:style-name="_31_"> </text:span><text:span text:style-name="_34_9">w</text:span><text:span text:style-name="_36_4">o</text:span><text:span text:style-name="_37_">u</text:span><text:span text:style-name="_33_4">l</text:span><text:span text:style-name="_36_7">d</text:span><text:span text:style-name="_31_"> </text:span><text:span text:style-name="_34_9">b</text:span><text:span text:style-name="_35_9">e</text:span><text:span text:style-name="_31_"> </text:span><text:span text:style-name="_33_9">o</text:span><text:span text:style-name="_36_7">n</text:span><text:span text:style-name="_39_">e</text:span><text:span text:style-name="_32_6"> </text:span><text:span text:style-name="_37_4">o</text:span><text:span text:style-name="_31_4">f</text:span><text:span text:style-name="_32_6"> </text:span><text:span text:style-name="_36_7">t</text:span><text:span text:style-name="_31_0">h</text:span><text:span text:style-name="_34_0">e</text:span><text:span text:style-name="_35_1"> </text:span><text:span text:style-name="_31_2">f</text:span><text:span text:style-name="_34_9">i</text:span><text:span text:style-name="_37_0">r</text:span><text:span text:style-name="_38_">s</text:span><text:span text:style-name="_34_4">t</text:span><text:span text:style-name="_35_1"> </text:span><text:span text:style-name="_32_4">t</text:span><text:span text:style-name="_35_0">o</text:span><text:span text:style-name="_35_1"> </text:span><text:span text:style-name="_37_">g</text:span><text:span text:style-name="_34_5">o</text:span><text:span text:style-name="_36_0">.</text:span></text:p>
      <text:p text:style-name="P1"><text:span text:style-name="_34_5">T</text:span><text:span text:style-name="_36_5">h</text:span><text:span text:style-name="_38_">i</text:span><text:span text:style-name="_34_2">s</text:span><text:span text:style-name="_35_1"> </text:span><text:span text:style-name="_31_2">a</text:span><text:span text:style-name="_34_7">r</text:span><text:span text:style-name="_36_5">g</text:span><text:span text:style-name="_31_3">u</text:span><text:span text:style-name="_34_3">m</text:span><text:span text:style-name="_35_9">e</text:span><text:span text:style-name="_32_0">n</text:span><text:span text:style-name="_33_3">t</text:span><text:span text:style-name="_35_1"> </text:span><text:span text:style-name="_32_2">i</text:span><text:span text:style-name="_33_5">s</text:span><text:span text:style-name="_35_1"> </text:span><text:span text:style-name="_31_0">t</text:span><text:span text:style-name="_33_7">o</text:span><text:span text:style-name="_35_1"> </text:span><text:span text:style-name="_31_3">m</text:span><text:span text:style-name="_33_3">y</text:span><text:span text:style-name="_35_1"> </text:span><text:span text:style-name="_32_5">m</text:span><text:span text:style-name="_34_3">i</text:span><text:span text:style-name="_36_4">n</text:span><text:span text:style-name="_31_3">d</text:span><text:span text:style-name="_32_6"> </text:span><text:span text:style-name="_36_2">q</text:span><text:span text:style-name="_31_8">u</text:span><text:span text:style-name="_33_3">i</text:span><text:span text:style-name="_37_2">t</text:span><text:span text:style-name="_32_3">e</text:span><text:span text:style-name="_32_6"> </text:span><text:span text:style-name="_37_4">a</text:span><text:span text:style-name="_31_"> </text:span><text:span text:style-name="_34_8">s</text:span><text:span text:style-name="_37_4">t</text:span><text:span text:style-name="_39_">r</text:span><text:span text:style-name="_34_8">o</text:span><text:span text:style-name="_35_8">n</text:span><text:span text:style-name="_37_">g</text:span><text:span text:style-name="_32_6"> </text:span><text:span text:style-name="_36_8">o</text:span><text:span text:style-name="_31_4">n</text:span><text:span text:style-name="_35_0">e</text:span><text:span text:style-name="_37_5">.</text:span><text:span text:style-name="_31_"> </text:span><text:span text:style-name="_34_5">O</text:span><text:span text:style-name="_37_4">n</text:span><text:span text:style-name="_31_2">e</text:span><text:span text:style-name="_32_6"> </text:span><text:span text:style-name="_36_5">c</text:span><text:span text:style-name="_31_0">a</text:span><text:span text:style-name="_33_5">n</text:span><text:span text:style-name="_35_1"> </text:span><text:span text:style-name="_31_9">s</text:span><text:span text:style-name="_34_4">a</text:span><text:span text:style-name="_36_0">y</text:span><text:span text:style-name="_31_"> </text:span><text:span text:style-name="_33_5">i</text:span><text:span text:style-name="_35_8">n</text:span><text:span text:style-name="_31_"> </text:span><text:span text:style-name="_34_4">r</text:span><text:span text:style-name="_37_3">e</text:span><text:span text:style-name="_38_">p</text:span><text:span text:style-name="_33_7">l</text:span><text:span text:style-name="_35_7">y</text:span><text:span text:style-name="_31_"> </text:span><text:span text:style-name="_34_9">t</text:span><text:span text:style-name="_36_4">h</text:span><text:span text:style-name="_39_">a</text:span><text:span text:style-name="_34_7">t</text:span><text:span text:style-name="_35_1"> </text:span><text:span text:style-name="_38_">m</text:span><text:span text:style-name="_34_7">a</text:span><text:span text:style-name="_36_5">n</text:span><text:span text:style-name="_31_5">y</text:span><text:span text:style-name="_32_6"> </text:span><text:span text:style-name="_37_5">s</text:span><text:span text:style-name="_31_9">c</text:span><text:span text:style-name="_35_0">i</text:span><text:span text:style-name="_37_5">e</text:span><text:span text:style-name="_31_4">n</text:span><text:span text:style-name="_33_9">t</text:span><text:span text:style-name="_37_4">i</text:span><text:span text:style-name="_31_9">f</text:span><text:span text:style-name="_33_9">i</text:span><text:span text:style-name="_36_5">c</text:span><text:span text:style-name="_31_"> </text:span><text:span text:style-name="_34_4">t</text:span><text:span text:style-name="_37_2">h</text:span><text:span text:style-name="_32_2">e</text:span><text:span text:style-name="_33_4">o</text:span><text:span text:style-name="_36_2">r</text:span><text:span text:style-name="_38_">i</text:span><text:span text:style-name="_34_5">e</text:span><text:span text:style-name="_36_2">s</text:span><text:span text:style-name="_31_"> </text:span><text:span text:style-name="_34_0">s</text:span><text:span text:style-name="_37_4">e</text:span><text:span text:style-name="_31_4">e</text:span><text:span text:style-name="_33_2">m</text:span><text:span text:style-name="_35_1"> </text:span><text:span text:style-name="_32_3">t</text:span><text:span text:style-name="_33_9">o</text:span><text:span text:style-name="_35_1"> </text:span><text:span text:style-name="_32_0">r</text:span><text:span text:style-name="_33_7">e</text:span><text:span text:style-name="_35_9">m</text:span><text:span text:style-name="_31_3">a</text:span><text:span text:style-name="_34_9">i</text:span><text:span text:style-name="_36_9">n</text:span><text:span text:style-name="_31_"> </text:span><text:span text:style-name="_33_2">w</text:span><text:span text:style-name="_36_3">o</text:span><text:span text:style-name="_31_2">r</text:span><text:span text:style-name="_33_5">k</text:span><text:span text:style-name="_37_2">a</text:span><text:span text:style-name="_31_3">b</text:span><text:span text:style-name="_35_0">l</text:span><text:span text:style-name="_36_4">e</text:span><text:span text:style-name="_31_"> </text:span><text:span text:style-name="_34_9">i</text:span><text:span text:style-name="_36_4">n</text:span><text:span text:style-name="_31_"> </text:span><text:span text:style-name="_33_7">p</text:span><text:span text:style-name="_37_5">r</text:span><text:span text:style-name="_31_9">a</text:span><text:span text:style-name="_34_4">c</text:span><text:span text:style-name="_36_4">t</text:span><text:span text:style-name="_31_8">i</text:span><text:span text:style-name="_33_8">c</text:span><text:span text:style-name="_37_3">e</text:span><text:span text:style-name="_31_9">,</text:span><text:span text:style-name="_32_6"> </text:span><text:span text:style-name="_37_4">i</text:span><text:span text:style-name="_38_">n</text:span><text:span text:style-name="_32_6"> </text:span><text:span text:style-name="_35_8">s</text:span><text:span text:style-name="_31_8">p</text:span><text:span text:style-name="_33_5">i</text:span><text:span text:style-name="_37_4">t</text:span><text:span text:style-name="_37_">e</text:span><text:span text:style-name="_32_6"> </text:span><text:span text:style-name="_35_9">o</text:span><text:span text:style-name="_31_2">f</text:span><text:span text:style-name="_32_6"> </text:span><text:span text:style-name="_36_8">c</text:span><text:span text:style-name="_31_2">l</text:span><text:span text:style-name="_35_0">a</text:span><text:span text:style-name="_36_5">s</text:span><text:span text:style-name="_31_9">h</text:span><text:span text:style-name="_35_0">i</text:span><text:span text:style-name="_37_5">n</text:span><text:span text:style-name="_32_0">g</text:span><text:span text:style-name="_32_6"> </text:span><text:span text:style-name="_36_8">w</text:span><text:span text:style-name="_31_8">i</text:span><text:span text:style-name="_34_7">t</text:span><text:span text:style-name="_36_3">h</text:span><text:span text:style-name="_31_"> </text:span><text:span text:style-name="_33_8">E</text:span><text:span text:style-name="_36_3">S</text:span><text:span text:style-name="_32_4">P</text:span><text:span text:style-name="_34_9">;</text:span><text:span text:style-name="_35_1"> </text:span><text:span text:style-name="_32_4">t</text:span><text:span text:style-name="_33_8">h</text:span><text:span text:style-name="_36_3">a</text:span><text:span text:style-name="_31_9">t</text:span><text:span text:style-name="_32_6"> </text:span><text:span text:style-name="_37_5">i</text:span><text:span text:style-name="_32_5">n</text:span><text:span text:style-name="_32_6"> </text:span><text:span text:style-name="_36_0">f</text:span><text:span text:style-name="_32_4">a</text:span><text:span text:style-name="_33_4">c</text:span><text:span text:style-name="_37_2">t</text:span><text:span text:style-name="_31_"> </text:span><text:span text:style-name="_33_8">o</text:span><text:span text:style-name="_36_5">n</text:span><text:span text:style-name="_32_5">e</text:span><text:span text:style-name="_32_6"> </text:span><text:span text:style-name="_36_0">c</text:span><text:span text:style-name="_32_0">a</text:span><text:span text:style-name="_34_3">n</text:span><text:span text:style-name="_35_1"> </text:span><text:span text:style-name="_32_0">g</text:span><text:span text:style-name="_33_8">e</text:span><text:span text:style-name="_36_4">t</text:span><text:span text:style-name="_31_"> </text:span><text:span text:style-name="_33_2">a</text:span><text:span text:style-name="_36_8">l</text:span><text:span text:style-name="_31_0">o</text:span><text:span text:style-name="_34_0">n</text:span><text:span text:style-name="_37_4">g</text:span><text:span text:style-name="_31_"> </text:span><text:span text:style-name="_33_7">v</text:span><text:span text:style-name="_35_7">e</text:span><text:span text:style-name="_37_">r</text:span><text:span text:style-name="_34_2">y</text:span><text:span text:style-name="_35_1"> </text:span><text:span text:style-name="_31_2">n</text:span><text:span text:style-name="_34_5">i</text:span><text:span text:style-name="_36_8">c</text:span><text:span text:style-name="_31_2">e</text:span><text:span text:style-name="_33_8">l</text:span><text:span text:style-name="_37_2">y</text:span><text:span text:style-name="_31_"> </text:span><text:span text:style-name="_35_0">i</text:span><text:span text:style-name="_36_4">f</text:span><text:span text:style-name="_31_"> </text:span><text:span text:style-name="_33_3">o</text:span><text:span text:style-name="_36_7">n</text:span><text:span text:style-name="_31_7">e</text:span><text:span text:style-name="_32_6"> </text:span><text:span text:style-name="_36_8">f</text:span><text:span text:style-name="_31_8">o</text:span><text:span text:style-name="_33_3">r</text:span><text:span text:style-name="_35_8">g</text:span><text:span text:style-name="_31_9">e</text:span><text:span text:style-name="_34_9">t</text:span><text:span text:style-name="_36_4">s</text:span><text:span text:style-name="_31_"> </text:span><text:span text:style-name="_34_7">a</text:span><text:span text:style-name="_37_5">b</text:span><text:span text:style-name="_32_0">o</text:span><text:span text:style-name="_34_0">u</text:span><text:span text:style-name="_37_2">t</text:span><text:span text:style-name="_31_"> </text:span><text:span text:style-name="_34_2">i</text:span><text:span text:style-name="_36_7">t</text:span><text:span text:style-name="_38_">.</text:span><text:span text:style-name="_32_6"> </text:span><text:span text:style-name="_35_7">T</text:span><text:span text:style-name="_32_2">h</text:span><text:span text:style-name="_34_9">i</text:span><text:span text:style-name="_37_4">s</text:span><text:span text:style-name="_31_"> </text:span><text:span text:style-name="_33_9">i</text:span><text:span text:style-name="_37_4">s</text:span><text:span text:style-name="_31_"> </text:span><text:span text:style-name="_34_7">r</text:span><text:span text:style-name="_37_0">a</text:span><text:span text:style-name="_31_7">t</text:span><text:span text:style-name="_34_0">h</text:span><text:span text:style-name="_36_9">e</text:span><text:span text:style-name="_39_">r</text:span><text:span text:style-name="_32_6"> </text:span><text:span text:style-name="_37_0">c</text:span><text:span text:style-name="_32_5">o</text:span><text:span text:style-name="_33_4">l</text:span><text:span text:style-name="_36_7">d</text:span><text:span text:style-name="_31_"> </text:span><text:span text:style-name="_33_8">c</text:span><text:span text:style-name="_36_5">o</text:span><text:span text:style-name="_31_0">m</text:span><text:span text:style-name="_34_2">f</text:span><text:span text:style-name="_36_8">o</text:span><text:span text:style-name="_31_5">r</text:span><text:span text:style-name="_34_2">t</text:span><text:span text:style-name="_35_7">,</text:span><text:span text:style-name="_31_"> </text:span><text:span text:style-name="_34_5">a</text:span><text:span text:style-name="_35_9">n</text:span><text:span text:style-name="_37_">d</text:span><text:span text:style-name="_32_6"> </text:span><text:span text:style-name="_36_8">o</text:span><text:span text:style-name="_31_9">n</text:span><text:span text:style-name="_34_4">e</text:span><text:span text:style-name="_35_1"> </text:span><text:span text:style-name="_32_3">f</text:span><text:span text:style-name="_33_4">e</text:span><text:span text:style-name="_35_9">a</text:span><text:span text:style-name="_31_2">r</text:span><text:span text:style-name="_34_5">s</text:span><text:span text:style-name="_35_1"> </text:span><text:span text:style-name="_31_5">t</text:span><text:span text:style-name="_34_0">h</text:span><text:span text:style-name="_35_9">a</text:span><text:span text:style-name="_38_">t</text:span><text:span text:style-name="_32_6"> </text:span><text:span text:style-name="_36_0">t</text:span><text:span text:style-name="_31_7">h</text:span><text:span text:style-name="_33_4">i</text:span><text:span text:style-name="_36_9">n</text:span><text:span text:style-name="_38_">k</text:span><text:span text:style-name="_34_9">i</text:span><text:span text:style-name="_37_3">n</text:span><text:span text:style-name="_31_9">g</text:span><text:span text:style-name="_32_6"> </text:span><text:span text:style-name="_36_8">i</text:span><text:span text:style-name="_31_8">s</text:span><text:span text:style-name="_32_6"> </text:span><text:span text:style-name="_37_3">j</text:span><text:span text:style-name="_31_3">u</text:span><text:span text:style-name="_33_5">s</text:span><text:span text:style-name="_36_9">t</text:span><text:span text:style-name="_31_"> </text:span><text:span text:style-name="_34_0">t</text:span><text:span text:style-name="_36_7">h</text:span><text:span text:style-name="_31_5">e</text:span><text:span text:style-name="_32_6"> </text:span><text:span text:style-name="_36_0">k</text:span><text:span text:style-name="_39_">i</text:span><text:span text:style-name="_33_8">n</text:span><text:span text:style-name="_35_8">d</text:span><text:span text:style-name="_31_"> </text:span><text:span text:style-name="_34_5">o</text:span><text:span text:style-name="_36_3">f</text:span><text:span text:style-name="_31_"> </text:span><text:span text:style-name="_34_3">p</text:span><text:span text:style-name="_36_2">h</text:span><text:span text:style-name="_39_">e</text:span><text:span text:style-name="_33_9">n</text:span><text:span text:style-name="_36_8">o</text:span><text:span text:style-name="_32_2">m</text:span><text:span text:style-name="_35_0">e</text:span><text:span text:style-name="_37_3">n</text:span><text:span text:style-name="_32_4">o</text:span><text:span text:style-name="_34_5">n</text:span><text:span text:style-name="_35_1"> </text:span><text:span text:style-name="_32_5">w</text:span><text:span text:style-name="_33_2">h</text:span><text:span text:style-name="_35_9">e</text:span><text:span text:style-name="_38_">r</text:span><text:span text:style-name="_34_5">e</text:span><text:span text:style-name="_35_1"> </text:span><text:span text:style-name="_31_8">E</text:span><text:span text:style-name="_33_7">S</text:span><text:span text:style-name="_36_9">P</text:span><text:span text:style-name="_31_"> </text:span><text:span text:style-name="_33_2">m</text:span><text:span text:style-name="_37_2">a</text:span><text:span text:style-name="_32_0">y</text:span><text:span text:style-name="_32_6"> </text:span><text:span text:style-name="_36_0">b</text:span><text:span text:style-name="_31_9">e</text:span><text:span text:style-name="_32_6"> </text:span><text:span text:style-name="_36_3">e</text:span><text:span text:style-name="_32_0">s</text:span><text:span text:style-name="_34_2">p</text:span><text:span text:style-name="_35_7">e</text:span><text:span text:style-name="_31_2">c</text:span><text:span text:style-name="_34_0">i</text:span><text:span text:style-name="_36_3">a</text:span><text:span text:style-name="_31_8">l</text:span><text:span text:style-name="_34_4">l</text:span><text:span text:style-name="_37_3">y</text:span><text:span text:style-name="_31_"> </text:span><text:span text:style-name="_34_0">r</text:span><text:span text:style-name="_36_4">e</text:span><text:span text:style-name="_32_5">l</text:span><text:span text:style-name="_34_2">e</text:span><text:span text:style-name="_36_0">v</text:span><text:span text:style-name="_31_2">a</text:span><text:span text:style-name="_33_3">n</text:span><text:span text:style-name="_35_8">t</text:span><text:span text:style-name="_32_4">.</text:span></text:p>
      <text:p text:style-name="P1"><text:span text:style-name="_36_7">A</text:span><text:span text:style-name="_31_"> </text:span><text:span text:style-name="_33_7">m</text:span><text:span text:style-name="_36_4">o</text:span><text:span text:style-name="_31_2">r</text:span><text:span text:style-name="_33_8">e</text:span><text:span text:style-name="_35_1"> </text:span><text:span text:style-name="_31_0">s</text:span><text:span text:style-name="_34_7">p</text:span><text:span text:style-name="_36_3">e</text:span><text:span text:style-name="_31_5">c</text:span><text:span text:style-name="_33_7">i</text:span><text:span text:style-name="_37_5">f</text:span><text:span text:style-name="_31_0">i</text:span><text:span text:style-name="_33_8">c</text:span><text:span text:style-name="_35_1"> </text:span><text:span text:style-name="_39_">a</text:span><text:span text:style-name="_34_4">r</text:span><text:span text:style-name="_37_3">g</text:span><text:span text:style-name="_38_">u</text:span><text:span text:style-name="_34_7">m</text:span><text:span text:style-name="_36_5">e</text:span><text:span text:style-name="_31_5">n</text:span><text:span text:style-name="_33_3">t</text:span><text:span text:style-name="_35_1"> </text:span><text:span text:style-name="_31_2">b</text:span><text:span text:style-name="_34_8">a</text:span><text:span text:style-name="_37_2">s</text:span><text:span text:style-name="_31_5">e</text:span><text:span text:style-name="_34_5">d</text:span><text:span text:style-name="_35_1"> </text:span><text:span text:style-name="_32_3">o</text:span><text:span text:style-name="_33_9">n</text:span><text:span text:style-name="_35_1"> </text:span><text:span text:style-name="_32_3">E</text:span><text:span text:style-name="_33_2">S</text:span><text:span text:style-name="_36_9">P</text:span><text:span text:style-name="_31_"> </text:span><text:span text:style-name="_34_3">m</text:span><text:span text:style-name="_36_9">i</text:span><text:span text:style-name="_32_0">g</text:span><text:span text:style-name="_34_7">h</text:span><text:span text:style-name="_37_0">t</text:span><text:span text:style-name="_31_"> </text:span><text:span text:style-name="_34_0">r</text:span><text:span text:style-name="_37_5">u</text:span><text:span text:style-name="_37_">n</text:span><text:span text:style-name="_32_6"> </text:span><text:span text:style-name="_35_8">a</text:span><text:span text:style-name="_37_">s</text:span><text:span text:style-name="_32_6"> </text:span><text:span text:style-name="_37_4">f</text:span><text:span text:style-name="_32_2">o</text:span><text:span text:style-name="_33_7">l</text:span><text:span text:style-name="_35_8">l</text:span><text:span text:style-name="_31_0">o</text:span><text:span text:style-name="_33_8">w</text:span><text:span text:style-name="_35_8">s</text:span><text:span text:style-name="_32_0">:</text:span><text:span text:style-name="_32_6"> </text:span><text:span text:style-name="_37_0">"</text:span><text:span text:style-name="_31_5">L</text:span><text:span text:style-name="_33_5">e</text:span><text:span text:style-name="_36_2">t</text:span><text:span text:style-name="_31_"> </text:span><text:span text:style-name="_34_4">u</text:span><text:span text:style-name="_36_0">s</text:span><text:span text:style-name="_31_"> </text:span><text:span text:style-name="_33_9">p</text:span><text:span text:style-name="_37_0">l</text:span><text:span text:style-name="_32_0">a</text:span><text:span text:style-name="_33_4">y</text:span><text:span text:style-name="_35_1"> </text:span><text:span text:style-name="_32_0">t</text:span><text:span text:style-name="_34_8">h</text:span><text:span text:style-name="_36_2">e</text:span><text:span text:style-name="_31_"> </text:span><text:span text:style-name="_33_2">i</text:span><text:span text:style-name="_36_7">m</text:span><text:span text:style-name="_39_">i</text:span><text:span text:style-name="_33_8">t</text:span><text:span text:style-name="_36_0">a</text:span><text:span text:style-name="_31_4">t</text:span><text:span text:style-name="_33_4">i</text:span><text:span text:style-name="_36_5">o</text:span><text:span text:style-name="_31_7">n</text:span><text:span text:style-name="_32_6"> </text:span><text:span text:style-name="_37_2">g</text:span><text:span text:style-name="_39_">a</text:span><text:span text:style-name="_33_5">m</text:span><text:span text:style-name="_37_4">e</text:span><text:span text:style-name="_31_5">,</text:span><text:span text:style-name="_32_6"> </text:span><text:span text:style-name="_36_3">u</text:span><text:span text:style-name="_39_">s</text:span><text:span text:style-name="_33_7">i</text:span><text:span text:style-name="_36_4">n</text:span><text:span text:style-name="_37_">g</text:span><text:span text:style-name="_32_6"> </text:span><text:span text:style-name="_36_0">a</text:span><text:span text:style-name="_31_3">s</text:span><text:span text:style-name="_32_6"> </text:span><text:span text:style-name="_37_4">w</text:span><text:span text:style-name="_31_8">i</text:span><text:span text:style-name="_33_2">t</text:span><text:span text:style-name="_37_0">n</text:span><text:span text:style-name="_31_2">e</text:span><text:span text:style-name="_34_4">s</text:span><text:span text:style-name="_37_4">s</text:span><text:span text:style-name="_31_9">e</text:span><text:span text:style-name="_34_4">s</text:span><text:span text:style-name="_35_1"> </text:span><text:span text:style-name="_31_2">a</text:span><text:span text:style-name="_32_6"> </text:span><text:span text:style-name="_36_0">m</text:span><text:span text:style-name="_31_2">a</text:span><text:span text:style-name="_34_7">n</text:span><text:span text:style-name="_35_1"> </text:span><text:span text:style-name="_37_">w</text:span><text:span text:style-name="_33_5">h</text:span><text:span text:style-name="_37_0">o</text:span><text:span text:style-name="_31_"> </text:span><text:span text:style-name="_34_7">i</text:span><text:span text:style-name="_37_3">s</text:span><text:span text:style-name="_31_"> </text:span><text:span text:style-name="_34_8">g</text:span><text:span text:style-name="_36_2">o</text:span><text:span text:style-name="_32_5">o</text:span><text:span text:style-name="_34_3">d</text:span><text:span text:style-name="_35_1"> </text:span><text:span text:style-name="_31_7">a</text:span><text:span text:style-name="_33_2">s</text:span><text:span text:style-name="_35_1"> </text:span><text:span text:style-name="_31_0">a</text:span><text:span text:style-name="_32_6"> </text:span><text:span text:style-name="_36_2">t</text:span><text:span text:style-name="_32_0">e</text:span><text:span text:style-name="_33_8">l</text:span><text:span text:style-name="_36_0">e</text:span><text:span text:style-name="_32_0">p</text:span><text:span text:style-name="_34_0">a</text:span><text:span text:style-name="_37_2">t</text:span><text:span text:style-name="_32_3">h</text:span><text:span text:style-name="_34_9">i</text:span><text:span text:style-name="_36_7">c</text:span><text:span text:style-name="_31_"> </text:span><text:span text:style-name="_35_0">r</text:span><text:span text:style-name="_36_9">e</text:span><text:span text:style-name="_31_8">c</text:span><text:span text:style-name="_34_3">e</text:span><text:span text:style-name="_36_2">i</text:span><text:span text:style-name="_31_2">v</text:span><text:span text:style-name="_33_8">e</text:span><text:span text:style-name="_37_3">r</text:span><text:span text:style-name="_31_4">,</text:span><text:span text:style-name="_32_6"> </text:span><text:span text:style-name="_36_2">a</text:span><text:span text:style-name="_32_5">n</text:span><text:span text:style-name="_34_2">d</text:span><text:span text:style-name="_35_1"> </text:span><text:span text:style-name="_32_2">a</text:span><text:span text:style-name="_32_6"> </text:span><text:span text:style-name="_36_7">d</text:span><text:span text:style-name="_32_4">i</text:span><text:span text:style-name="_35_0">g</text:span><text:span text:style-name="_37_4">i</text:span><text:span text:style-name="_32_3">t</text:span><text:span text:style-name="_33_4">a</text:span><text:span text:style-name="_36_9">l</text:span><text:span text:style-name="_31_"> </text:span><text:span text:style-name="_34_4">c</text:span><text:span text:style-name="_37_0">o</text:span><text:span text:style-name="_31_3">m</text:span><text:span text:style-name="_34_2">p</text:span><text:span text:style-name="_36_7">u</text:span><text:span text:style-name="_31_9">t</text:span><text:span text:style-name="_33_3">e</text:span><text:span text:style-name="_37_2">r</text:span><text:span text:style-name="_32_5">.</text:span><text:span text:style-name="_32_6"> </text:span><text:span text:style-name="_36_5">T</text:span><text:span text:style-name="_31_0">h</text:span><text:span text:style-name="_34_9">e</text:span><text:span text:style-name="_35_1"> </text:span><text:span text:style-name="_31_7">i</text:span><text:span text:style-name="_34_8">n</text:span><text:span text:style-name="_36_8">t</text:span><text:span text:style-name="_39_">e</text:span><text:span text:style-name="_34_5">r</text:span><text:span text:style-name="_36_4">r</text:span><text:span text:style-name="_32_2">o</text:span><text:span text:style-name="_34_5">g</text:span><text:span text:style-name="_36_4">a</text:span><text:span text:style-name="_37_">t</text:span><text:span text:style-name="_34_0">o</text:span><text:span text:style-name="_36_5">r</text:span><text:span text:style-name="_31_"> </text:span><text:span text:style-name="_33_7">c</text:span><text:span text:style-name="_36_3">a</text:span><text:span text:style-name="_32_4">n</text:span><text:span text:style-name="_32_6"> </text:span><text:span text:style-name="_35_7">a</text:span><text:span text:style-name="_31_0">s</text:span><text:span text:style-name="_33_3">k</text:span><text:span text:style-name="_35_1"> </text:span><text:span text:style-name="_31_8">s</text:span><text:span text:style-name="_34_5">u</text:span><text:span text:style-name="_37_0">c</text:span><text:span text:style-name="_31_9">h</text:span><text:span text:style-name="_32_6"> </text:span><text:span text:style-name="_36_7">q</text:span><text:span text:style-name="_32_3">u</text:span><text:span text:style-name="_34_3">e</text:span><text:span text:style-name="_36_5">s</text:span><text:span text:style-name="_32_2">t</text:span><text:span text:style-name="_33_7">i</text:span><text:span text:style-name="_36_2">o</text:span><text:span text:style-name="_31_9">n</text:span><text:span text:style-name="_34_7">s</text:span><text:span text:style-name="_35_1"> </text:span><text:span text:style-name="_32_0">a</text:span><text:span text:style-name="_33_2">s</text:span><text:span text:style-name="_35_1"> </text:span><text:span text:style-name="_31_5">'</text:span><text:span text:style-name="_33_2">W</text:span><text:span text:style-name="_36_7">h</text:span><text:span text:style-name="_31_4">a</text:span><text:span text:style-name="_34_4">t</text:span><text:span text:style-name="_35_1"> </text:span><text:span text:style-name="_32_5">s</text:span><text:span text:style-name="_33_5">u</text:span><text:span text:style-name="_36_2">i</text:span><text:span text:style-name="_32_3">t</text:span><text:span text:style-name="_32_6"> </text:span><text:span text:style-name="_37_0">d</text:span><text:span text:style-name="_31_4">o</text:span><text:span text:style-name="_34_9">e</text:span><text:span text:style-name="_36_3">s</text:span><text:span text:style-name="_31_"> </text:span><text:span text:style-name="_34_9">t</text:span><text:span text:style-name="_35_9">h</text:span><text:span text:style-name="_37_">e</text:span><text:span text:style-name="_32_6"> </text:span><text:span text:style-name="_37_3">c</text:span><text:span text:style-name="_31_7">a</text:span><text:span text:style-name="_33_9">r</text:span><text:span text:style-name="_37_0">d</text:span><text:span text:style-name="_31_"> </text:span><text:span text:style-name="_33_3">i</text:span><text:span text:style-name="_36_0">n</text:span><text:span text:style-name="_31_"> </text:span><text:span text:style-name="_33_8">m</text:span><text:span text:style-name="_36_3">y</text:span><text:span text:style-name="_31_"> </text:span><text:span text:style-name="_33_8">r</text:span><text:span text:style-name="_36_0">i</text:span><text:span text:style-name="_32_3">g</text:span><text:span text:style-name="_33_5">h</text:span><text:span text:style-name="_35_7">t</text:span><text:span text:style-name="_31_"> </text:span><text:span text:style-name="_33_9">h</text:span><text:span text:style-name="_36_2">a</text:span><text:span text:style-name="_31_4">n</text:span><text:span text:style-name="_34_5">d</text:span><text:span text:style-name="_35_1"> </text:span><text:span text:style-name="_31_4">b</text:span><text:span text:style-name="_33_2">e</text:span><text:span text:style-name="_36_8">l</text:span><text:span text:style-name="_32_0">o</text:span><text:span text:style-name="_34_8">n</text:span><text:span text:style-name="_35_7">g</text:span><text:span text:style-name="_31_"> </text:span><text:span text:style-name="_33_3">t</text:span><text:span text:style-name="_37_2">o</text:span><text:span text:style-name="_31_7">?</text:span><text:span text:style-name="_34_4">'</text:span><text:span text:style-name="_35_1"> </text:span><text:span text:style-name="_31_3">T</text:span><text:span text:style-name="_35_0">h</text:span><text:span text:style-name="_36_0">e</text:span><text:span text:style-name="_31_"> </text:span><text:span text:style-name="_35_0">m</text:span><text:span text:style-name="_37_2">a</text:span><text:span text:style-name="_39_">n</text:span><text:span text:style-name="_32_6"> </text:span><text:span text:style-name="_37_3">b</text:span><text:span text:style-name="_31_9">y</text:span><text:span text:style-name="_32_6"> </text:span><text:span text:style-name="_37_0">t</text:span><text:span text:style-name="_37_">e</text:span><text:span text:style-name="_33_9">l</text:span><text:span text:style-name="_36_9">e</text:span><text:span text:style-name="_31_2">p</text:span><text:span text:style-name="_34_0">a</text:span><text:span text:style-name="_37_4">t</text:span><text:span text:style-name="_32_0">h</text:span><text:span text:style-name="_34_2">y</text:span><text:span text:style-name="_35_1"> </text:span><text:span text:style-name="_31_7">o</text:span><text:span text:style-name="_33_4">r</text:span><text:span text:style-name="_35_1"> </text:span><text:span text:style-name="_38_">c</text:span><text:span text:style-name="_34_5">l</text:span><text:span text:style-name="_36_9">a</text:span><text:span text:style-name="_31_4">i</text:span><text:span text:style-name="_34_2">r</text:span><text:span text:style-name="_36_7">v</text:span><text:span text:style-name="_38_">o</text:span><text:span text:style-name="_35_0">y</text:span><text:span text:style-name="_36_2">a</text:span><text:span text:style-name="_31_3">n</text:span><text:span text:style-name="_33_9">c</text:span><text:span text:style-name="_37_3">e</text:span><text:span text:style-name="_31_"> </text:span><text:span text:style-name="_34_2">g</text:span><text:span text:style-name="_36_5">i</text:span><text:span text:style-name="_32_4">v</text:span><text:span text:style-name="_34_4">e</text:span><text:span text:style-name="_36_0">s</text:span><text:span text:style-name="_31_"> </text:span><text:span text:style-name="_33_3">t</text:span><text:span text:style-name="_37_2">h</text:span><text:span text:style-name="_31_0">e</text:span><text:span text:style-name="_32_6"> </text:span><text:span text:style-name="_36_8">r</text:span><text:span text:style-name="_31_3">i</text:span><text:span text:style-name="_34_0">g</text:span><text:span text:style-name="_37_4">h</text:span><text:span text:style-name="_32_4">t</text:span><text:span text:style-name="_32_6"> </text:span><text:span text:style-name="_36_2">a</text:span><text:span text:style-name="_31_4">n</text:span><text:span text:style-name="_34_2">s</text:span><text:span text:style-name="_37_5">w</text:span><text:span text:style-name="_31_3">e</text:span><text:span text:style-name="_34_9">r</text:span><text:span text:style-name="_35_1"> </text:span><text:span text:style-name="_37_">1</text:span><text:span text:style-name="_33_7">3</text:span><text:span text:style-name="_37_5">0</text:span><text:span text:style-name="_31_"> </text:span><text:span text:style-name="_33_9">t</text:span><text:span text:style-name="_36_7">i</text:span><text:span text:style-name="_31_9">m</text:span><text:span text:style-name="_33_7">e</text:span><text:span text:style-name="_37_3">s</text:span><text:span text:style-name="_31_"> </text:span><text:span text:style-name="_34_2">o</text:span><text:span text:style-name="_36_7">u</text:span><text:span text:style-name="_31_0">t</text:span><text:span text:style-name="_32_6"> </text:span><text:span text:style-name="_36_7">o</text:span><text:span text:style-name="_31_8">f</text:span><text:span text:style-name="_32_6"> </text:span><text:span text:style-name="_36_5">4</text:span><text:span text:style-name="_31_2">0</text:span><text:span text:style-name="_33_4">0</text:span><text:span text:style-name="_35_1"> </text:span><text:span text:style-name="_37_">c</text:span><text:span text:style-name="_34_4">a</text:span><text:span text:style-name="_37_5">r</text:span><text:span text:style-name="_31_2">d</text:span><text:span text:style-name="_33_3">s</text:span><text:span text:style-name="_35_8">.</text:span><text:span text:style-name="_31_"> </text:span><text:span text:style-name="_33_3">T</text:span><text:span text:style-name="_37_3">h</text:span><text:span text:style-name="_31_2">e</text:span><text:span text:style-name="_32_6"> </text:span><text:span text:style-name="_35_7">m</text:span><text:span text:style-name="_37_">a</text:span><text:span text:style-name="_33_9">c</text:span><text:span text:style-name="_36_5">h</text:span><text:span text:style-name="_32_3">i</text:span><text:span text:style-name="_33_7">n</text:span><text:span text:style-name="_36_7">e</text:span><text:span text:style-name="_31_"> </text:span><text:span text:style-name="_33_8">c</text:span><text:span text:style-name="_36_9">a</text:span><text:span text:style-name="_31_8">n</text:span><text:span text:style-name="_32_6"> </text:span><text:span text:style-name="_37_5">o</text:span><text:span text:style-name="_31_3">n</text:span><text:span text:style-name="_33_8">l</text:span><text:span text:style-name="_36_4">y</text:span><text:span text:style-name="_31_"> </text:span><text:span text:style-name="_33_3">g</text:span><text:span text:style-name="_36_7">u</text:span><text:span text:style-name="_39_">e</text:span><text:span text:style-name="_33_8">s</text:span><text:span text:style-name="_36_8">s</text:span><text:span text:style-name="_31_"> </text:span><text:span text:style-name="_33_9">a</text:span><text:span text:style-name="_36_0">t</text:span><text:span text:style-name="_31_"> </text:span><text:span text:style-name="_34_5">r</text:span><text:span text:style-name="_35_9">a</text:span><text:span text:style-name="_31_5">n</text:span><text:span text:style-name="_35_0">d</text:span><text:span text:style-name="_36_5">o</text:span><text:span text:style-name="_31_8">m</text:span><text:span text:style-name="_34_0">,</text:span><text:span text:style-name="_35_1"> </text:span><text:span text:style-name="_31_4">a</text:span><text:span text:style-name="_34_0">n</text:span><text:span text:style-name="_37_4">d</text:span><text:span text:style-name="_31_"> </text:span><text:span text:style-name="_34_7">p</text:span><text:span text:style-name="_36_7">e</text:span><text:span text:style-name="_32_2">r</text:span><text:span text:style-name="_34_3">h</text:span><text:span text:style-name="_35_7">a</text:span><text:span text:style-name="_37_">p</text:span><text:span text:style-name="_34_7">s</text:span><text:span text:style-name="_35_1"> </text:span><text:span text:style-name="_31_9">g</text:span><text:span text:style-name="_33_2">e</text:span><text:span text:style-name="_37_2">t</text:span><text:span text:style-name="_31_0">s</text:span><text:span text:style-name="_32_6"> </text:span><text:span text:style-name="_35_9">1</text:span><text:span text:style-name="_32_3">0</text:span><text:span text:style-name="_33_9">4</text:span><text:span text:style-name="_35_1"> </text:span><text:span text:style-name="_32_5">r</text:span><text:span text:style-name="_33_5">i</text:span><text:span text:style-name="_35_9">g</text:span><text:span text:style-name="_32_2">h</text:span><text:span text:style-name="_34_7">t</text:span><text:span text:style-name="_36_5">,</text:span><text:span text:style-name="_31_"> </text:span><text:span text:style-name="_33_8">s</text:span><text:span text:style-name="_37_5">o</text:span><text:span text:style-name="_31_"> </text:span><text:span text:style-name="_33_8">t</text:span><text:span text:style-name="_36_7">h</text:span><text:span text:style-name="_31_8">e</text:span><text:span text:style-name="_32_6"> </text:span><text:span text:style-name="_37_2">i</text:span><text:span text:style-name="_31_9">n</text:span><text:span text:style-name="_34_0">t</text:span><text:span text:style-name="_35_7">e</text:span><text:span text:style-name="_31_4">r</text:span><text:span text:style-name="_34_5">r</text:span><text:span text:style-name="_37_3">o</text:span><text:span text:style-name="_38_">g</text:span><text:span text:style-name="_34_8">a</text:span><text:span text:style-name="_36_8">t</text:span><text:span text:style-name="_32_0">o</text:span><text:span text:style-name="_33_4">r</text:span><text:span text:style-name="_35_1"> </text:span><text:span text:style-name="_31_9">m</text:span><text:span text:style-name="_34_2">a</text:span><text:span text:style-name="_36_7">k</text:span><text:span text:style-name="_32_0">e</text:span><text:span text:style-name="_33_4">s</text:span><text:span text:style-name="_35_1"> </text:span><text:span text:style-name="_31_5">t</text:span><text:span text:style-name="_33_3">h</text:span><text:span text:style-name="_37_4">e</text:span><text:span text:style-name="_31_"> </text:span><text:span text:style-name="_33_3">r</text:span><text:span text:style-name="_36_4">i</text:span><text:span text:style-name="_37_">g</text:span><text:span text:style-name="_34_8">h</text:span><text:span text:style-name="_36_3">t</text:span><text:span text:style-name="_31_"> </text:span><text:span text:style-name="_34_8">i</text:span><text:span text:style-name="_37_2">d</text:span><text:span text:style-name="_31_4">e</text:span><text:span text:style-name="_34_0">n</text:span><text:span text:style-name="_37_2">t</text:span><text:span text:style-name="_32_2">i</text:span><text:span text:style-name="_34_0">f</text:span><text:span text:style-name="_37_2">i</text:span><text:span text:style-name="_31_0">c</text:span><text:span text:style-name="_33_2">a</text:span><text:span text:style-name="_36_8">t</text:span><text:span text:style-name="_31_8">i</text:span><text:span text:style-name="_33_8">o</text:span><text:span text:style-name="_36_5">n</text:span><text:span text:style-name="_31_4">.</text:span><text:span text:style-name="_34_7">"</text:span><text:span text:style-name="_35_1"> </text:span><text:span text:style-name="_32_2">T</text:span><text:span text:style-name="_33_3">h</text:span><text:span text:style-name="_36_3">e</text:span><text:span text:style-name="_31_0">r</text:span><text:span text:style-name="_33_7">e</text:span><text:span text:style-name="_35_1"> </text:span><text:span text:style-name="_31_5">i</text:span><text:span text:style-name="_33_5">s</text:span><text:span text:style-name="_35_1"> </text:span><text:span text:style-name="_32_0">a</text:span><text:span text:style-name="_33_9">n</text:span><text:span text:style-name="_35_1"> </text:span><text:span text:style-name="_37_">i</text:span><text:span text:style-name="_34_0">n</text:span><text:span text:style-name="_36_0">t</text:span><text:span text:style-name="_31_2">e</text:span><text:span text:style-name="_34_3">r</text:span><text:span text:style-name="_37_0">e</text:span><text:span text:style-name="_31_9">s</text:span><text:span text:style-name="_33_5">t</text:span><text:span text:style-name="_37_0">i</text:span><text:span text:style-name="_31_3">n</text:span><text:span text:style-name="_33_5">g</text:span><text:span text:style-name="_35_1"> </text:span><text:span text:style-name="_39_">p</text:span><text:span text:style-name="_34_2">o</text:span><text:span text:style-name="_36_9">s</text:span><text:span text:style-name="_32_3">s</text:span><text:span text:style-name="_33_8">i</text:span><text:span text:style-name="_35_8">b</text:span><text:span text:style-name="_32_0">i</text:span><text:span text:style-name="_34_5">l</text:span><text:span text:style-name="_36_9">i</text:span><text:span text:style-name="_32_0">t</text:span><text:span text:style-name="_33_3">y</text:span><text:span text:style-name="_35_1"> </text:span><text:span text:style-name="_39_">w</text:span><text:span text:style-name="_34_0">h</text:span><text:span text:style-name="_37_4">i</text:span><text:span text:style-name="_31_8">c</text:span><text:span text:style-name="_33_4">h</text:span><text:span text:style-name="_35_1"> </text:span><text:span text:style-name="_32_4">o</text:span><text:span text:style-name="_34_9">p</text:span><text:span text:style-name="_35_8">e</text:span><text:span text:style-name="_31_7">n</text:span><text:span text:style-name="_33_7">s</text:span><text:span text:style-name="_35_1"> </text:span><text:span text:style-name="_37_">h</text:span><text:span text:style-name="_33_2">e</text:span><text:span text:style-name="_36_8">r</text:span><text:span text:style-name="_32_4">e</text:span><text:span text:style-name="_34_3">.</text:span><text:span text:style-name="_35_1"> </text:span><text:span text:style-name="_39_">S</text:span><text:span text:style-name="_33_7">u</text:span><text:span text:style-name="_36_3">p</text:span><text:span text:style-name="_37_">p</text:span><text:span text:style-name="_33_9">o</text:span><text:span text:style-name="_36_4">s</text:span><text:span text:style-name="_32_3">e</text:span><text:span text:style-name="_32_6"> </text:span><text:span text:style-name="_36_8">t</text:span><text:span text:style-name="_32_5">h</text:span><text:span text:style-name="_33_9">e</text:span><text:span text:style-name="_35_1"> </text:span><text:span text:style-name="_31_8">d</text:span><text:span text:style-name="_33_5">i</text:span><text:span text:style-name="_36_2">g</text:span><text:span text:style-name="_32_5">i</text:span><text:span text:style-name="_33_2">t</text:span><text:span text:style-name="_37_2">a</text:span><text:span text:style-name="_31_7">l</text:span><text:span text:style-name="_32_6"> </text:span><text:span text:style-name="_37_5">c</text:span><text:span text:style-name="_31_5">o</text:span><text:span text:style-name="_33_3">m</text:span><text:span text:style-name="_37_5">p</text:span><text:span text:style-name="_32_3">u</text:span><text:span text:style-name="_34_2">t</text:span><text:span text:style-name="_35_8">e</text:span><text:span text:style-name="_32_0">r</text:span><text:span text:style-name="_32_6"> </text:span><text:span text:style-name="_36_5">c</text:span><text:span text:style-name="_31_9">o</text:span><text:span text:style-name="_33_5">n</text:span><text:span text:style-name="_37_5">t</text:span><text:span text:style-name="_32_2">a</text:span><text:span text:style-name="_35_0">i</text:span><text:span text:style-name="_36_4">n</text:span><text:span text:style-name="_32_4">s</text:span><text:span text:style-name="_32_6"> </text:span><text:span text:style-name="_37_2">a</text:span><text:span text:style-name="_31_"> </text:span><text:span text:style-name="_34_8">r</text:span><text:span text:style-name="_35_7">a</text:span><text:span text:style-name="_31_3">n</text:span><text:span text:style-name="_34_0">d</text:span><text:span text:style-name="_36_0">o</text:span><text:span text:style-name="_31_5">m</text:span><text:span text:style-name="_32_6"> </text:span><text:span text:style-name="_35_9">n</text:span><text:span text:style-name="_38_">u</text:span><text:span text:style-name="_33_5">m</text:span><text:span text:style-name="_37_4">b</text:span><text:span text:style-name="_31_3">e</text:span><text:span text:style-name="_34_4">r</text:span><text:span text:style-name="_35_1"> </text:span><text:span text:style-name="_32_0">g</text:span><text:span text:style-name="_33_9">e</text:span><text:span text:style-name="_36_2">n</text:span><text:span text:style-name="_31_7">e</text:span><text:span text:style-name="_33_4">r</text:span><text:span text:style-name="_37_4">a</text:span><text:span text:style-name="_31_4">t</text:span><text:span text:style-name="_34_3">o</text:span><text:span text:style-name="_37_2">r</text:span><text:span text:style-name="_31_9">.</text:span><text:span text:style-name="_32_6"> </text:span><text:span text:style-name="_35_7">T</text:span><text:span text:style-name="_32_5">h</text:span><text:span text:style-name="_33_2">e</text:span><text:span text:style-name="_37_0">n</text:span><text:span text:style-name="_31_"> </text:span><text:span text:style-name="_33_9">i</text:span><text:span text:style-name="_36_9">t</text:span><text:span text:style-name="_31_"> </text:span><text:span text:style-name="_34_9">w</text:span><text:span text:style-name="_37_3">i</text:span><text:span text:style-name="_31_4">l</text:span><text:span text:style-name="_34_2">l</text:span><text:span text:style-name="_35_1"> </text:span><text:span text:style-name="_31_4">b</text:span><text:span text:style-name="_34_0">e</text:span><text:span text:style-name="_35_1"> </text:span><text:span text:style-name="_31_8">n</text:span><text:span text:style-name="_34_8">a</text:span><text:span text:style-name="_36_9">t</text:span><text:span text:style-name="_32_5">u</text:span><text:span text:style-name="_33_7">r</text:span><text:span text:style-name="_37_0">a</text:span><text:span text:style-name="_31_4">l</text:span><text:span text:style-name="_32_6"> </text:span><text:span text:style-name="_36_8">t</text:span><text:span text:style-name="_32_5">o</text:span><text:span text:style-name="_32_6"> </text:span><text:span text:style-name="_35_7">u</text:span><text:span text:style-name="_31_3">s</text:span><text:span text:style-name="_34_0">e</text:span><text:span text:style-name="_35_1"> </text:span><text:span text:style-name="_31_3">t</text:span><text:span text:style-name="_33_5">h</text:span><text:span text:style-name="_36_3">i</text:span><text:span text:style-name="_31_8">s</text:span><text:span text:style-name="_32_6"> </text:span><text:span text:style-name="_37_3">t</text:span><text:span text:style-name="_31_9">o</text:span><text:span text:style-name="_32_6"> </text:span><text:span text:style-name="_36_0">d</text:span><text:span text:style-name="_39_">e</text:span><text:span text:style-name="_33_5">c</text:span><text:span text:style-name="_36_2">i</text:span><text:span text:style-name="_32_5">d</text:span><text:span text:style-name="_34_3">e</text:span><text:span text:style-name="_35_1"> </text:span><text:span text:style-name="_32_0">w</text:span><text:span text:style-name="_34_7">h</text:span><text:span text:style-name="_36_8">a</text:span><text:span text:style-name="_39_">t</text:span><text:span text:style-name="_32_6"> </text:span><text:span text:style-name="_35_7">a</text:span><text:span text:style-name="_32_4">n</text:span><text:span text:style-name="_34_4">s</text:span><text:span text:style-name="_37_5">w</text:span><text:span text:style-name="_31_9">e</text:span><text:span text:style-name="_34_0">r</text:span><text:span text:style-name="_35_1"> </text:span><text:span text:style-name="_31_3">t</text:span><text:span text:style-name="_34_9">o</text:span><text:span text:style-name="_35_1"> </text:span><text:span text:style-name="_32_2">g</text:span><text:span text:style-name="_34_0">i</text:span><text:span text:style-name="_37_2">v</text:span><text:span text:style-name="_39_">e</text:span><text:span text:style-name="_34_5">.</text:span><text:span text:style-name="_35_1"> </text:span><text:span text:style-name="_32_3">B</text:span><text:span text:style-name="_34_9">u</text:span><text:span text:style-name="_37_3">t</text:span><text:span text:style-name="_31_"> </text:span><text:span text:style-name="_33_9">t</text:span><text:span text:style-name="_36_3">h</text:span><text:span text:style-name="_31_9">e</text:span><text:span text:style-name="_33_7">n</text:span><text:span text:style-name="_35_1"> </text:span><text:span text:style-name="_32_0">t</text:span><text:span text:style-name="_34_2">h</text:span><text:span text:style-name="_36_7">e</text:span><text:span text:style-name="_31_"> </text:span><text:span text:style-name="_34_5">r</text:span><text:span text:style-name="_36_9">a</text:span><text:span text:style-name="_31_8">n</text:span><text:span text:style-name="_34_4">d</text:span><text:span text:style-name="_35_9">o</text:span><text:span text:style-name="_32_5">m</text:span><text:span text:style-name="_32_6"> </text:span><text:span text:style-name="_37_2">n</text:span><text:span text:style-name="_31_8">u</text:span><text:span text:style-name="_33_8">m</text:span><text:span text:style-name="_36_7">b</text:span><text:span text:style-name="_31_9">e</text:span><text:span text:style-name="_33_5">r</text:span><text:span text:style-name="_35_1"> </text:span><text:span text:style-name="_31_5">g</text:span><text:span text:style-name="_33_4">e</text:span><text:span text:style-name="_35_7">n</text:span><text:span text:style-name="_31_9">e</text:span><text:span text:style-name="_33_2">r</text:span><text:span text:style-name="_36_0">a</text:span><text:span text:style-name="_32_4">t</text:span><text:span text:style-name="_33_7">o</text:span><text:span text:style-name="_35_7">r</text:span><text:span text:style-name="_31_"> </text:span><text:span text:style-name="_33_3">w</text:span><text:span text:style-name="_35_8">i</text:span><text:span text:style-name="_37_">l</text:span><text:span text:style-name="_33_7">l</text:span><text:span text:style-name="_35_1"> </text:span><text:span text:style-name="_31_7">b</text:span><text:span text:style-name="_34_0">e</text:span><text:span text:style-name="_35_1"> </text:span><text:span text:style-name="_31_9">s</text:span><text:span text:style-name="_34_8">u</text:span><text:span text:style-name="_37_5">b</text:span><text:span text:style-name="_31_5">j</text:span><text:span text:style-name="_34_0">e</text:span><text:span text:style-name="_35_7">c</text:span><text:span text:style-name="_31_3">t</text:span><text:span text:style-name="_32_6"> </text:span><text:span text:style-name="_36_4">t</text:span><text:span text:style-name="_31_3">o</text:span><text:span text:style-name="_32_6"> </text:span><text:span text:style-name="_36_9">t</text:span><text:span text:style-name="_38_">h</text:span><text:span text:style-name="_34_3">e</text:span><text:span text:style-name="_35_1"> </text:span><text:span text:style-name="_31_9">p</text:span><text:span text:style-name="_35_0">s</text:span><text:span text:style-name="_35_7">y</text:span><text:span text:style-name="_32_5">c</text:span><text:span text:style-name="_34_4">h</text:span><text:span text:style-name="_36_4">o</text:span><text:span text:style-name="_31_4">k</text:span><text:span text:style-name="_34_3">i</text:span><text:span text:style-name="_37_5">n</text:span><text:span text:style-name="_31_0">e</text:span><text:span text:style-name="_34_4">t</text:span><text:span text:style-name="_36_2">i</text:span><text:span text:style-name="_32_2">c</text:span><text:span text:style-name="_32_6"> </text:span><text:span text:style-name="_36_2">p</text:span><text:span text:style-name="_31_3">o</text:span><text:span text:style-name="_34_9">w</text:span><text:span text:style-name="_36_0">e</text:span><text:span text:style-name="_32_5">r</text:span><text:span text:style-name="_33_5">s</text:span><text:span text:style-name="_35_1"> </text:span><text:span text:style-name="_31_3">o</text:span><text:span text:style-name="_34_9">f</text:span><text:span text:style-name="_35_1"> </text:span><text:span text:style-name="_31_7">t</text:span><text:span text:style-name="_34_8">h</text:span><text:span text:style-name="_37_2">e</text:span><text:span text:style-name="_31_"> </text:span><text:span text:style-name="_34_7">i</text:span><text:span text:style-name="_37_3">n</text:span><text:span text:style-name="_32_3">t</text:span><text:span text:style-name="_33_8">e</text:span><text:span text:style-name="_35_9">r</text:span><text:span text:style-name="_31_3">r</text:span><text:span text:style-name="_34_8">o</text:span><text:span text:style-name="_36_2">g</text:span><text:span text:style-name="_32_3">a</text:span><text:span text:style-name="_34_7">t</text:span><text:span text:style-name="_37_4">o</text:span><text:span text:style-name="_38_">r</text:span><text:span text:style-name="_33_2">.</text:span><text:span text:style-name="_35_1"> </text:span><text:span text:style-name="_32_3">P</text:span><text:span text:style-name="_34_7">e</text:span><text:span text:style-name="_35_8">r</text:span><text:span text:style-name="_32_5">h</text:span><text:span text:style-name="_34_2">a</text:span><text:span text:style-name="_37_3">p</text:span><text:span text:style-name="_31_8">s</text:span><text:span text:style-name="_32_6"> </text:span><text:span text:style-name="_35_9">t</text:span><text:span text:style-name="_38_">h</text:span><text:span text:style-name="_33_5">i</text:span><text:span text:style-name="_35_7">s</text:span><text:span text:style-name="_31_"> </text:span><text:span text:style-name="_33_8">p</text:span><text:span text:style-name="_37_3">s</text:span><text:span text:style-name="_32_0">y</text:span><text:span text:style-name="_34_5">c</text:span><text:span text:style-name="_37_5">h</text:span><text:span text:style-name="_32_5">o</text:span><text:span text:style-name="_33_3">k</text:span><text:span text:style-name="_37_0">i</text:span><text:span text:style-name="_31_3">n</text:span><text:span text:style-name="_33_9">e</text:span><text:span text:style-name="_36_4">s</text:span><text:span text:style-name="_31_4">i</text:span><text:span text:style-name="_35_0">s</text:span><text:span text:style-name="_35_1"> </text:span><text:span text:style-name="_37_">m</text:span><text:span text:style-name="_34_3">i</text:span><text:span text:style-name="_37_5">g</text:span><text:span text:style-name="_31_9">h</text:span><text:span text:style-name="_34_4">t</text:span><text:span text:style-name="_35_1"> </text:span><text:span text:style-name="_31_5">c</text:span><text:span text:style-name="_33_2">a</text:span><text:span text:style-name="_35_9">u</text:span><text:span text:style-name="_32_0">s</text:span><text:span text:style-name="_34_7">e</text:span><text:span text:style-name="_35_1"> </text:span><text:span text:style-name="_31_8">t</text:span><text:span text:style-name="_34_0">h</text:span><text:span text:style-name="_36_2">e</text:span><text:span text:style-name="_31_"> </text:span><text:span text:style-name="_34_8">m</text:span><text:span text:style-name="_35_8">a</text:span><text:span text:style-name="_31_9">c</text:span><text:span text:style-name="_34_0">h</text:span><text:span text:style-name="_36_4">i</text:span><text:span text:style-name="_32_0">n</text:span><text:span text:style-name="_33_8">e</text:span><text:span text:style-name="_35_1"> </text:span><text:span text:style-name="_31_7">t</text:span><text:span text:style-name="_33_4">o</text:span><text:span text:style-name="_35_1"> </text:span><text:span text:style-name="_31_2">g</text:span><text:span text:style-name="_33_2">u</text:span><text:span text:style-name="_35_8">e</text:span><text:span text:style-name="_31_7">s</text:span><text:span text:style-name="_34_3">s</text:span><text:span text:style-name="_35_1"> </text:span><text:span text:style-name="_31_9">r</text:span><text:span text:style-name="_33_4">i</text:span><text:span text:style-name="_37_5">g</text:span><text:span text:style-name="_37_">h</text:span><text:span text:style-name="_33_9">t</text:span><text:span text:style-name="_35_1"> </text:span><text:span text:style-name="_31_8">m</text:span><text:span text:style-name="_33_7">o</text:span><text:span text:style-name="_37_4">r</text:span><text:span text:style-name="_31_7">e</text:span><text:span text:style-name="_32_6"> </text:span><text:span text:style-name="_35_9">o</text:span><text:span text:style-name="_31_2">f</text:span><text:span text:style-name="_34_4">t</text:span><text:span text:style-name="_35_7">e</text:span><text:span text:style-name="_31_4">n</text:span><text:span text:style-name="_32_6"> </text:span><text:span text:style-name="_37_3">t</text:span><text:span text:style-name="_31_8">h</text:span><text:span text:style-name="_33_8">a</text:span><text:span text:style-name="_36_4">n</text:span><text:span text:style-name="_31_"> </text:span><text:span text:style-name="_33_8">w</text:span><text:span text:style-name="_37_3">o</text:span><text:span text:style-name="_31_5">u</text:span><text:span text:style-name="_34_4">l</text:span><text:span text:style-name="_36_7">d</text:span><text:span text:style-name="_31_"> </text:span><text:span text:style-name="_33_9">b</text:span><text:span text:style-name="_36_9">e</text:span><text:span text:style-name="_31_"> </text:span><text:span text:style-name="_33_9">e</text:span><text:span text:style-name="_36_4">x</text:span><text:span text:style-name="_31_4">p</text:span><text:span text:style-name="_34_7">e</text:span><text:span text:style-name="_36_0">c</text:span><text:span text:style-name="_31_9">t</text:span><text:span text:style-name="_33_3">e</text:span><text:span text:style-name="_36_0">d</text:span><text:span text:style-name="_31_"> </text:span><text:span text:style-name="_34_7">o</text:span><text:span text:style-name="_36_8">n</text:span><text:span text:style-name="_31_"> </text:span><text:span text:style-name="_33_4">a</text:span><text:span text:style-name="_35_1"> </text:span><text:span text:style-name="_32_3">p</text:span><text:span text:style-name="_34_3">r</text:span><text:span text:style-name="_37_3">o</text:span><text:span text:style-name="_31_7">b</text:span><text:span text:style-name="_34_3">a</text:span><text:span text:style-name="_37_4">b</text:span><text:span text:style-name="_31_0">i</text:span><text:span text:style-name="_34_0">l</text:span><text:span text:style-name="_37_0">i</text:span><text:span text:style-name="_38_">t</text:span><text:span text:style-name="_34_2">y</text:span><text:span text:style-name="_35_1"> </text:span><text:span text:style-name="_31_3">c</text:span><text:span text:style-name="_34_4">a</text:span><text:span text:style-name="_37_2">l</text:span><text:span text:style-name="_31_3">c</text:span><text:span text:style-name="_34_5">u</text:span><text:span text:style-name="_35_8">l</text:span><text:span text:style-name="_31_4">a</text:span><text:span text:style-name="_34_7">t</text:span><text:span text:style-name="_35_9">i</text:span><text:span text:style-name="_31_0">o</text:span><text:span text:style-name="_34_0">n</text:span><text:span text:style-name="_37_2">,</text:span><text:span text:style-name="_31_"> </text:span><text:span text:style-name="_34_9">s</text:span><text:span text:style-name="_37_5">o</text:span><text:span text:style-name="_31_"> </text:span><text:span text:style-name="_33_2">t</text:span><text:span text:style-name="_35_9">h</text:span><text:span text:style-name="_31_5">a</text:span><text:span text:style-name="_33_8">t</text:span><text:span text:style-name="_35_1"> </text:span><text:span text:style-name="_32_4">t</text:span><text:span text:style-name="_34_3">h</text:span><text:span text:style-name="_36_4">e</text:span><text:span text:style-name="_31_"> </text:span><text:span text:style-name="_33_4">i</text:span><text:span text:style-name="_37_4">n</text:span><text:span text:style-name="_31_8">t</text:span><text:span text:style-name="_33_4">e</text:span><text:span text:style-name="_37_4">r</text:span><text:span text:style-name="_31_2">r</text:span><text:span text:style-name="_33_3">o</text:span><text:span text:style-name="_37_2">g</text:span><text:span text:style-name="_37_">a</text:span><text:span text:style-name="_34_2">t</text:span><text:span text:style-name="_37_3">o</text:span><text:span text:style-name="_38_">r</text:span><text:span text:style-name="_32_6"> </text:span><text:span text:style-name="_37_5">m</text:span><text:span text:style-name="_37_">i</text:span><text:span text:style-name="_33_8">g</text:span><text:span text:style-name="_36_0">h</text:span><text:span text:style-name="_37_">t</text:span><text:span text:style-name="_32_6"> </text:span><text:span text:style-name="_37_4">s</text:span><text:span text:style-name="_39_">t</text:span><text:span text:style-name="_34_7">i</text:span><text:span text:style-name="_36_5">l</text:span><text:span text:style-name="_39_">l</text:span><text:span text:style-name="_32_6"> </text:span><text:span text:style-name="_36_4">b</text:span><text:span text:style-name="_31_9">e</text:span><text:span text:style-name="_32_6"> </text:span><text:span text:style-name="_37_3">u</text:span><text:span text:style-name="_32_0">n</text:span><text:span text:style-name="_33_4">a</text:span><text:span text:style-name="_35_8">b</text:span><text:span text:style-name="_31_4">l</text:span><text:span text:style-name="_33_8">e</text:span><text:span text:style-name="_35_1"> </text:span><text:span text:style-name="_31_7">t</text:span><text:span text:style-name="_33_5">o</text:span><text:span text:style-name="_35_1"> </text:span><text:span text:style-name="_31_4">m</text:span><text:span text:style-name="_33_9">a</text:span><text:span text:style-name="_37_3">k</text:span><text:span text:style-name="_31_9">e</text:span><text:span text:style-name="_32_6"> </text:span><text:span text:style-name="_36_9">t</text:span><text:span text:style-name="_37_">h</text:span><text:span text:style-name="_33_3">e</text:span><text:span text:style-name="_35_1"> </text:span><text:span text:style-name="_39_">r</text:span><text:span text:style-name="_34_8">i</text:span><text:span text:style-name="_36_0">g</text:span><text:span text:style-name="_32_3">h</text:span><text:span text:style-name="_34_5">t</text:span><text:span text:style-name="_35_1"> </text:span><text:span text:style-name="_31_9">i</text:span><text:span text:style-name="_34_9">d</text:span><text:span text:style-name="_36_7">e</text:span><text:span text:style-name="_32_2">n</text:span><text:span text:style-name="_33_8">t</text:span><text:span text:style-name="_35_8">i</text:span><text:span text:style-name="_39_">f</text:span><text:span text:style-name="_34_8">i</text:span><text:span text:style-name="_37_4">c</text:span><text:span text:style-name="_31_2">a</text:span><text:span text:style-name="_34_3">t</text:span><text:span text:style-name="_35_8">i</text:span><text:span text:style-name="_32_2">o</text:span><text:span text:style-name="_34_7">n</text:span><text:span text:style-name="_36_4">.</text:span><text:span text:style-name="_31_"> </text:span><text:span text:style-name="_33_5">O</text:span><text:span text:style-name="_35_9">n</text:span><text:span text:style-name="_31_"> </text:span><text:span text:style-name="_33_7">t</text:span><text:span text:style-name="_37_3">h</text:span><text:span text:style-name="_38_">e</text:span><text:span text:style-name="_32_6"> </text:span><text:span text:style-name="_36_7">o</text:span><text:span text:style-name="_31_0">t</text:span><text:span text:style-name="_34_0">h</text:span><text:span text:style-name="_36_2">e</text:span><text:span text:style-name="_31_9">r</text:span><text:span text:style-name="_32_6"> </text:span><text:span text:style-name="_35_9">h</text:span><text:span text:style-name="_31_2">a</text:span><text:span text:style-name="_33_9">n</text:span><text:span text:style-name="_36_7">d</text:span><text:span text:style-name="_31_0">,</text:span><text:span text:style-name="_32_6"> </text:span><text:span text:style-name="_37_3">h</text:span><text:span text:style-name="_38_">e</text:span><text:span text:style-name="_32_6"> </text:span><text:span text:style-name="_35_8">m</text:span><text:span text:style-name="_32_5">i</text:span><text:span text:style-name="_34_3">g</text:span><text:span text:style-name="_35_7">h</text:span><text:span text:style-name="_39_">t</text:span><text:span text:style-name="_32_6"> </text:span><text:span text:style-name="_36_0">b</text:span><text:span text:style-name="_31_3">e</text:span><text:span text:style-name="_32_6"> </text:span><text:span text:style-name="_37_0">a</text:span><text:span text:style-name="_32_3">b</text:span><text:span text:style-name="_33_8">l</text:span><text:span text:style-name="_36_4">e</text:span><text:span text:style-name="_31_"> </text:span><text:span text:style-name="_33_7">t</text:span><text:span text:style-name="_35_9">o</text:span><text:span text:style-name="_31_"> </text:span><text:span text:style-name="_33_8">g</text:span><text:span text:style-name="_36_3">u</text:span><text:span text:style-name="_31_5">e</text:span><text:span text:style-name="_34_2">s</text:span><text:span text:style-name="_36_3">s</text:span><text:span text:style-name="_31_"> </text:span><text:span text:style-name="_34_9">r</text:span><text:span text:style-name="_36_0">i</text:span><text:span text:style-name="_31_4">g</text:span><text:span text:style-name="_34_9">h</text:span><text:span text:style-name="_37_0">t</text:span><text:span text:style-name="_31_"> </text:span><text:span text:style-name="_34_8">w</text:span><text:span text:style-name="_36_4">i</text:span><text:span text:style-name="_32_0">t</text:span><text:span text:style-name="_34_9">h</text:span><text:span text:style-name="_35_9">o</text:span><text:span text:style-name="_32_2">u</text:span><text:span text:style-name="_33_2">t</text:span><text:span text:style-name="_35_1"> </text:span><text:span text:style-name="_38_">a</text:span><text:span text:style-name="_34_3">n</text:span><text:span text:style-name="_36_2">y</text:span><text:span text:style-name="_31_"> </text:span><text:span text:style-name="_33_7">q</text:span><text:span text:style-name="_37_0">u</text:span><text:span text:style-name="_32_3">e</text:span><text:span text:style-name="_34_9">s</text:span><text:span text:style-name="_36_7">t</text:span><text:span text:style-name="_31_4">i</text:span><text:span text:style-name="_34_0">o</text:span><text:span text:style-name="_35_7">n</text:span><text:span text:style-name="_32_4">i</text:span><text:span text:style-name="_34_8">n</text:span><text:span text:style-name="_35_7">g</text:span><text:span text:style-name="_31_5">,</text:span><text:span text:style-name="_32_6"> </text:span><text:span text:style-name="_36_9">b</text:span><text:span text:style-name="_31_2">y</text:span><text:span text:style-name="_32_6"> </text:span><text:span text:style-name="_35_9">c</text:span><text:span text:style-name="_32_3">l</text:span><text:span text:style-name="_33_7">a</text:span><text:span text:style-name="_37_5">i</text:span><text:span text:style-name="_38_">r</text:span><text:span text:style-name="_33_7">v</text:span><text:span text:style-name="_35_7">o</text:span><text:span text:style-name="_32_3">y</text:span><text:span text:style-name="_33_5">a</text:span><text:span text:style-name="_36_2">n</text:span><text:span text:style-name="_32_4">c</text:span><text:span text:style-name="_34_9">e</text:span><text:span text:style-name="_36_9">.</text:span><text:span text:style-name="_31_"> </text:span><text:span text:style-name="_35_0">W</text:span><text:span text:style-name="_37_5">i</text:span><text:span text:style-name="_31_8">t</text:span><text:span text:style-name="_34_9">h</text:span><text:span text:style-name="_35_1"> </text:span><text:span text:style-name="_38_">E</text:span><text:span text:style-name="_33_3">S</text:span><text:span text:style-name="_36_3">P</text:span><text:span text:style-name="_31_"> </text:span><text:span text:style-name="_34_7">a</text:span><text:span text:style-name="_36_9">n</text:span><text:span text:style-name="_32_3">y</text:span><text:span text:style-name="_33_3">t</text:span><text:span text:style-name="_37_5">h</text:span><text:span text:style-name="_31_4">i</text:span><text:span text:style-name="_34_4">n</text:span><text:span text:style-name="_37_4">g</text:span><text:span text:style-name="_31_"> </text:span><text:span text:style-name="_34_7">m</text:span><text:span text:style-name="_35_8">a</text:span><text:span text:style-name="_31_7">y</text:span><text:span text:style-name="_32_6"> </text:span><text:span text:style-name="_36_5">h</text:span><text:span text:style-name="_32_2">a</text:span><text:span text:style-name="_34_7">p</text:span><text:span text:style-name="_37_0">p</text:span><text:span text:style-name="_31_3">e</text:span><text:span text:style-name="_33_5">n</text:span><text:span text:style-name="_37_3">.</text:span></text:p>
      <text:p text:style-name="P1"><text:span text:style-name="_33_3">I</text:span><text:span text:style-name="_36_4">f</text:span><text:span text:style-name="_31_"> </text:span><text:span text:style-name="_34_2">t</text:span><text:span text:style-name="_37_5">e</text:span><text:span text:style-name="_31_2">l</text:span><text:span text:style-name="_33_8">e</text:span><text:span text:style-name="_37_3">p</text:span><text:span text:style-name="_32_2">a</text:span><text:span text:style-name="_33_8">t</text:span><text:span text:style-name="_36_3">h</text:span><text:span text:style-name="_31_3">y</text:span><text:span text:style-name="_32_6"> </text:span><text:span text:style-name="_37_2">i</text:span><text:span text:style-name="_38_">s</text:span><text:span text:style-name="_32_6"> </text:span><text:span text:style-name="_37_4">a</text:span><text:span text:style-name="_32_3">d</text:span><text:span text:style-name="_34_2">m</text:span><text:span text:style-name="_36_7">i</text:span><text:span text:style-name="_31_5">t</text:span><text:span text:style-name="_33_2">t</text:span><text:span text:style-name="_36_4">e</text:span><text:span text:style-name="_31_7">d</text:span><text:span text:style-name="_32_6"> </text:span><text:span text:style-name="_35_7">i</text:span><text:span text:style-name="_31_5">t</text:span><text:span text:style-name="_32_6"> </text:span><text:span text:style-name="_35_9">w</text:span><text:span text:style-name="_31_0">i</text:span><text:span text:style-name="_33_3">l</text:span><text:span text:style-name="_36_8">l</text:span><text:span text:style-name="_31_"> </text:span><text:span text:style-name="_34_2">b</text:span><text:span text:style-name="_37_4">e</text:span><text:span text:style-name="_31_"> </text:span><text:span text:style-name="_33_2">n</text:span><text:span text:style-name="_37_4">e</text:span><text:span text:style-name="_31_5">c</text:span><text:span text:style-name="_33_4">e</text:span><text:span text:style-name="_36_9">s</text:span><text:span text:style-name="_31_0">s</text:span><text:span text:style-name="_34_0">a</text:span><text:span text:style-name="_36_7">r</text:span><text:span text:style-name="_39_">y</text:span><text:span text:style-name="_32_6"> </text:span><text:span text:style-name="_37_4">t</text:span><text:span text:style-name="_31_4">o</text:span><text:span text:style-name="_32_6"> </text:span><text:span text:style-name="_36_3">t</text:span><text:span text:style-name="_32_4">i</text:span><text:span text:style-name="_34_9">g</text:span><text:span text:style-name="_36_4">h</text:span><text:span text:style-name="_39_">t</text:span><text:span text:style-name="_33_5">e</text:span><text:span text:style-name="_37_0">n</text:span><text:span text:style-name="_31_"> </text:span><text:span text:style-name="_34_0">o</text:span><text:span text:style-name="_37_4">u</text:span><text:span text:style-name="_31_5">r</text:span><text:span text:style-name="_32_6"> </text:span><text:span text:style-name="_36_0">t</text:span><text:span text:style-name="_32_4">e</text:span><text:span text:style-name="_35_0">s</text:span><text:span text:style-name="_37_3">t</text:span><text:span text:style-name="_31_"> </text:span><text:span text:style-name="_34_3">u</text:span><text:span text:style-name="_36_4">p</text:span><text:span text:style-name="_31_8">.</text:span><text:span text:style-name="_32_6"> </text:span><text:span text:style-name="_37_3">T</text:span><text:span text:style-name="_31_3">h</text:span><text:span text:style-name="_34_3">e</text:span><text:span text:style-name="_35_1"> </text:span><text:span text:style-name="_32_4">s</text:span><text:span text:style-name="_34_4">i</text:span><text:span text:style-name="_37_3">t</text:span><text:span text:style-name="_31_5">u</text:span><text:span text:style-name="_33_5">a</text:span><text:span text:style-name="_36_5">t</text:span><text:span text:style-name="_31_9">i</text:span><text:span text:style-name="_33_4">o</text:span><text:span text:style-name="_36_2">n</text:span><text:span text:style-name="_31_"> </text:span><text:span text:style-name="_34_5">c</text:span><text:span text:style-name="_35_9">o</text:span><text:span text:style-name="_32_0">u</text:span><text:span text:style-name="_34_2">l</text:span><text:span text:style-name="_36_9">d</text:span><text:span text:style-name="_31_"> </text:span><text:span text:style-name="_33_5">b</text:span><text:span text:style-name="_36_0">e</text:span><text:span text:style-name="_31_"> </text:span><text:span text:style-name="_34_7">r</text:span><text:span text:style-name="_36_8">e</text:span><text:span text:style-name="_32_5">g</text:span><text:span text:style-name="_34_4">a</text:span><text:span text:style-name="_37_0">r</text:span><text:span text:style-name="_39_">d</text:span><text:span text:style-name="_34_5">e</text:span><text:span text:style-name="_36_2">d</text:span><text:span text:style-name="_31_"> </text:span><text:span text:style-name="_34_9">a</text:span><text:span text:style-name="_36_0">s</text:span><text:span text:style-name="_31_"> </text:span><text:span text:style-name="_33_7">a</text:span><text:span text:style-name="_36_3">n</text:span><text:span text:style-name="_31_7">a</text:span><text:span text:style-name="_34_9">l</text:span><text:span text:style-name="_37_2">o</text:span><text:span text:style-name="_32_4">g</text:span><text:span text:style-name="_34_5">o</text:span><text:span text:style-name="_35_8">u</text:span><text:span text:style-name="_31_2">s</text:span><text:span text:style-name="_32_6"> </text:span><text:span text:style-name="_36_2">t</text:span><text:span text:style-name="_31_9">o</text:span><text:span text:style-name="_32_6"> </text:span><text:span text:style-name="_36_3">t</text:span><text:span text:style-name="_31_5">h</text:span><text:span text:style-name="_35_0">a</text:span><text:span text:style-name="_35_7">t</text:span><text:span text:style-name="_31_"> </text:span><text:span text:style-name="_34_3">w</text:span><text:span text:style-name="_36_0">h</text:span><text:span text:style-name="_31_5">i</text:span><text:span text:style-name="_34_4">c</text:span><text:span text:style-name="_35_7">h</text:span><text:span text:style-name="_31_"> </text:span><text:span text:style-name="_34_2">w</text:span><text:span text:style-name="_35_9">o</text:span><text:span text:style-name="_31_3">u</text:span><text:span text:style-name="_33_2">l</text:span><text:span text:style-name="_37_0">d</text:span><text:span text:style-name="_31_"> </text:span><text:span text:style-name="_33_7">o</text:span><text:span text:style-name="_36_8">c</text:span><text:span text:style-name="_39_">c</text:span><text:span text:style-name="_34_3">u</text:span><text:span text:style-name="_36_3">r</text:span><text:span text:style-name="_31_"> </text:span><text:span text:style-name="_34_2">i</text:span><text:span text:style-name="_37_2">f</text:span><text:span text:style-name="_31_"> </text:span><text:span text:style-name="_34_2">t</text:span><text:span text:style-name="_36_2">h</text:span><text:span text:style-name="_31_4">e</text:span><text:span text:style-name="_32_6"> </text:span><text:span text:style-name="_37_3">i</text:span><text:span text:style-name="_31_2">n</text:span><text:span text:style-name="_33_8">t</text:span><text:span text:style-name="_36_0">e</text:span><text:span text:style-name="_32_4">r</text:span><text:span text:style-name="_33_5">r</text:span><text:span text:style-name="_36_8">o</text:span><text:span text:style-name="_39_">g</text:span><text:span text:style-name="_34_2">a</text:span><text:span text:style-name="_36_2">t</text:span><text:span text:style-name="_31_5">o</text:span><text:span text:style-name="_33_9">r</text:span><text:span text:style-name="_35_1"> </text:span><text:span text:style-name="_31_3">w</text:span><text:span text:style-name="_34_0">e</text:span><text:span text:style-name="_36_3">r</text:span><text:span text:style-name="_32_3">e</text:span><text:span text:style-name="_32_6"> </text:span><text:span text:style-name="_35_7">t</text:span><text:span text:style-name="_31_8">a</text:span><text:span text:style-name="_33_9">l</text:span><text:span text:style-name="_36_4">k</text:span><text:span text:style-name="_32_5">i</text:span><text:span text:style-name="_33_9">n</text:span><text:span text:style-name="_37_5">g</text:span><text:span text:style-name="_31_"> </text:span><text:span text:style-name="_33_8">t</text:span><text:span text:style-name="_36_8">o</text:span><text:span text:style-name="_31_"> </text:span><text:span text:style-name="_34_7">h</text:span><text:span text:style-name="_36_2">i</text:span><text:span text:style-name="_32_5">m</text:span><text:span text:style-name="_34_8">s</text:span><text:span text:style-name="_35_7">e</text:span><text:span text:style-name="_38_">l</text:span><text:span text:style-name="_34_8">f</text:span><text:span text:style-name="_35_1"> </text:span><text:span text:style-name="_32_2">a</text:span><text:span text:style-name="_34_7">n</text:span><text:span text:style-name="_37_5">d</text:span><text:span text:style-name="_31_"> </text:span><text:span text:style-name="_34_9">o</text:span><text:span text:style-name="_36_0">n</text:span><text:span text:style-name="_31_8">e</text:span><text:span text:style-name="_32_6"> </text:span><text:span text:style-name="_35_7">o</text:span><text:span text:style-name="_32_4">f</text:span><text:span text:style-name="_32_6"> </text:span><text:span text:style-name="_37_0">t</text:span><text:span text:style-name="_32_4">h</text:span><text:span text:style-name="_34_0">e</text:span><text:span text:style-name="_35_1"> </text:span><text:span text:style-name="_32_5">c</text:span><text:span text:style-name="_33_8">o</text:span><text:span text:style-name="_36_3">m</text:span><text:span text:style-name="_31_4">p</text:span><text:span text:style-name="_34_9">e</text:span><text:span text:style-name="_37_4">t</text:span><text:span text:style-name="_31_8">i</text:span><text:span text:style-name="_34_3">t</text:span><text:span text:style-name="_36_3">o</text:span><text:span text:style-name="_31_3">r</text:span><text:span text:style-name="_34_0">s</text:span><text:span text:style-name="_35_1"> </text:span><text:span text:style-name="_38_">w</text:span><text:span text:style-name="_33_9">a</text:span><text:span text:style-name="_36_5">s</text:span><text:span text:style-name="_31_"> </text:span><text:span text:style-name="_33_5">l</text:span><text:span text:style-name="_37_3">i</text:span><text:span text:style-name="_37_">s</text:span><text:span text:style-name="_34_2">t</text:span><text:span text:style-name="_37_4">e</text:span><text:span text:style-name="_31_2">n</text:span><text:span text:style-name="_34_5">i</text:span><text:span text:style-name="_37_3">n</text:span><text:span text:style-name="_31_0">g</text:span><text:span text:style-name="_32_6"> </text:span><text:span text:style-name="_37_5">w</text:span><text:span text:style-name="_31_2">i</text:span><text:span text:style-name="_33_8">t</text:span><text:span text:style-name="_36_0">h</text:span><text:span text:style-name="_31_"> </text:span><text:span text:style-name="_34_3">h</text:span><text:span text:style-name="_36_4">i</text:span><text:span text:style-name="_31_7">s</text:span><text:span text:style-name="_32_6"> </text:span><text:span text:style-name="_36_9">e</text:span><text:span text:style-name="_31_4">a</text:span><text:span text:style-name="_35_0">r</text:span><text:span text:style-name="_35_1"> </text:span><text:span text:style-name="_31_2">t</text:span><text:span text:style-name="_33_5">o</text:span><text:span text:style-name="_35_1"> </text:span><text:span text:style-name="_31_5">t</text:span><text:span text:style-name="_33_9">h</text:span><text:span text:style-name="_36_5">e</text:span><text:span text:style-name="_31_"> </text:span><text:span text:style-name="_33_4">w</text:span><text:span text:style-name="_36_8">a</text:span><text:span text:style-name="_37_">l</text:span><text:span text:style-name="_35_0">l</text:span><text:span text:style-name="_36_5">.</text:span><text:span text:style-name="_31_"> </text:span><text:span text:style-name="_34_4">T</text:span><text:span text:style-name="_37_4">o</text:span><text:span text:style-name="_31_"> </text:span><text:span text:style-name="_33_9">p</text:span><text:span text:style-name="_37_0">u</text:span><text:span text:style-name="_31_9">t</text:span><text:span text:style-name="_32_6"> </text:span><text:span text:style-name="_35_8">t</text:span><text:span text:style-name="_31_2">h</text:span><text:span text:style-name="_34_4">e</text:span><text:span text:style-name="_35_1"> </text:span><text:span text:style-name="_32_3">c</text:span><text:span text:style-name="_34_9">o</text:span><text:span text:style-name="_36_2">m</text:span><text:span text:style-name="_31_3">p</text:span><text:span text:style-name="_34_2">e</text:span><text:span text:style-name="_37_4">t</text:span><text:span text:style-name="_32_5">i</text:span><text:span text:style-name="_33_9">t</text:span><text:span text:style-name="_36_0">o</text:span><text:span text:style-name="_32_5">r</text:span><text:span text:style-name="_33_8">s</text:span><text:span text:style-name="_35_1"> </text:span><text:span text:style-name="_32_2">i</text:span><text:span text:style-name="_35_0">n</text:span><text:span text:style-name="_36_9">t</text:span><text:span text:style-name="_31_9">o</text:span><text:span text:style-name="_32_6"> </text:span><text:span text:style-name="_36_3">a</text:span><text:span text:style-name="_31_"> </text:span><text:span text:style-name="_35_0">"</text:span><text:span text:style-name="_35_7">t</text:span><text:span text:style-name="_31_4">e</text:span><text:span text:style-name="_34_5">l</text:span><text:span text:style-name="_37_4">e</text:span><text:span text:style-name="_31_3">p</text:span><text:span text:style-name="_33_9">a</text:span><text:span text:style-name="_37_2">t</text:span><text:span text:style-name="_37_">h</text:span><text:span text:style-name="_34_0">y</text:span>-<text:span text:style-name="_32_3">p</text:span><text:span text:style-name="_33_7">r</text:span><text:span text:style-name="_36_4">o</text:span><text:span text:style-name="_39_">o</text:span><text:span text:style-name="_34_7">f</text:span><text:span text:style-name="_35_1"> </text:span><text:span text:style-name="_39_">r</text:span><text:span text:style-name="_34_9">o</text:span><text:span text:style-name="_36_0">o</text:span><text:span text:style-name="_38_">m</text:span><text:span text:style-name="_33_9">"</text:span><text:span text:style-name="_35_1"> </text:span><text:span text:style-name="_39_">w</text:span><text:span text:style-name="_34_2">o</text:span><text:span text:style-name="_37_2">u</text:span><text:span text:style-name="_32_5">l</text:span><text:span text:style-name="_34_4">d</text:span><text:span text:style-name="_35_1"> </text:span><text:span text:style-name="_31_0">s</text:span><text:span text:style-name="_34_9">a</text:span><text:span text:style-name="_35_7">t</text:span><text:span text:style-name="_31_2">i</text:span><text:span text:style-name="_33_4">s</text:span><text:span text:style-name="_37_0">f</text:span><text:span text:style-name="_31_3">y</text:span><text:span text:style-name="_32_6"> </text:span><text:span text:style-name="_36_8">a</text:span><text:span text:style-name="_32_0">l</text:span><text:span text:style-name="_34_4">l</text:span><text:span text:style-name="_35_1"> </text:span><text:span text:style-name="_31_5">r</text:span><text:span text:style-name="_34_5">e</text:span><text:span text:style-name="_36_7">q</text:span><text:span text:style-name="_32_0">u</text:span><text:span text:style-name="_34_5">i</text:span><text:span text:style-name="_36_0">r</text:span><text:span text:style-name="_32_4">e</text:span><text:span text:style-name="_35_0">m</text:span><text:span text:style-name="_36_2">e</text:span><text:span text:style-name="_31_4">n</text:span><text:span text:style-name="_33_3">t</text:span><text:span text:style-name="_35_7">s</text:span><text:span text:style-name="_31_4">.</text:span></text:p>
      <text:p text:style-name="P1"><text:span text:style-name="_35_9">7</text:span><text:span text:style-name="_32_0">.</text:span><text:span text:style-name="_32_6"> </text:span><text:span text:style-name="_36_9">L</text:span><text:span text:style-name="_32_0">e</text:span><text:span text:style-name="_34_4">a</text:span><text:span text:style-name="_35_8">r</text:span><text:span text:style-name="_32_3">n</text:span><text:span text:style-name="_35_0">i</text:span><text:span text:style-name="_37_5">n</text:span><text:span text:style-name="_31_2">g</text:span><text:span text:style-name="_32_6"> </text:span><text:span text:style-name="_36_3">M</text:span><text:span text:style-name="_32_2">a</text:span><text:span text:style-name="_33_3">c</text:span><text:span text:style-name="_36_3">h</text:span><text:span text:style-name="_31_3">i</text:span><text:span text:style-name="_34_0">n</text:span><text:span text:style-name="_37_3">e</text:span><text:span text:style-name="_38_">s</text:span></text:p>
      <text:p text:style-name="P1"><text:span text:style-name="_37_0">T</text:span><text:span text:style-name="_37_">h</text:span><text:span text:style-name="_34_0">e</text:span><text:span text:style-name="_35_1"> </text:span><text:span text:style-name="_32_2">r</text:span><text:span text:style-name="_33_7">e</text:span><text:span text:style-name="_37_5">a</text:span><text:span text:style-name="_31_2">d</text:span><text:span text:style-name="_34_9">e</text:span><text:span text:style-name="_36_3">r</text:span><text:span text:style-name="_31_"> </text:span><text:span text:style-name="_34_8">w</text:span><text:span text:style-name="_37_4">i</text:span><text:span text:style-name="_37_">l</text:span><text:span text:style-name="_34_8">l</text:span><text:span text:style-name="_35_1"> </text:span><text:span text:style-name="_31_0">h</text:span><text:span text:style-name="_34_7">a</text:span><text:span text:style-name="_36_8">v</text:span><text:span text:style-name="_31_8">e</text:span><text:span text:style-name="_32_6"> </text:span><text:span text:style-name="_35_9">a</text:span><text:span text:style-name="_31_5">n</text:span><text:span text:style-name="_34_0">t</text:span><text:span text:style-name="_35_9">i</text:span><text:span text:style-name="_31_5">c</text:span><text:span text:style-name="_34_2">i</text:span><text:span text:style-name="_36_2">p</text:span><text:span text:style-name="_31_8">a</text:span><text:span text:style-name="_33_4">t</text:span><text:span text:style-name="_37_3">e</text:span><text:span text:style-name="_38_">d</text:span><text:span text:style-name="_32_6"> </text:span><text:span text:style-name="_35_7">t</text:span><text:span text:style-name="_32_5">h</text:span><text:span text:style-name="_34_7">a</text:span><text:span text:style-name="_37_0">t</text:span><text:span text:style-name="_31_"> </text:span><text:span text:style-name="_33_8">I</text:span><text:span text:style-name="_35_1"> </text:span><text:span text:style-name="_31_4">h</text:span><text:span text:style-name="_34_5">a</text:span><text:span text:style-name="_36_9">v</text:span><text:span text:style-name="_31_8">e</text:span><text:span text:style-name="_32_6"> </text:span><text:span text:style-name="_36_7">n</text:span><text:span text:style-name="_31_2">o</text:span><text:span text:style-name="_32_6"> </text:span><text:span text:style-name="_36_5">v</text:span><text:span text:style-name="_31_5">e</text:span><text:span text:style-name="_33_5">r</text:span><text:span text:style-name="_36_9">y</text:span><text:span text:style-name="_31_"> </text:span><text:span text:style-name="_34_5">c</text:span><text:span text:style-name="_35_8">o</text:span><text:span text:style-name="_31_3">n</text:span><text:span text:style-name="_33_9">v</text:span><text:span text:style-name="_35_8">i</text:span><text:span text:style-name="_32_5">n</text:span><text:span text:style-name="_33_2">c</text:span><text:span text:style-name="_36_4">i</text:span><text:span text:style-name="_31_9">n</text:span><text:span text:style-name="_33_7">g</text:span><text:span text:style-name="_35_1"> </text:span><text:span text:style-name="_32_2">a</text:span><text:span text:style-name="_33_3">r</text:span><text:span text:style-name="_36_8">g</text:span><text:span text:style-name="_31_9">u</text:span><text:span text:style-name="_34_5">m</text:span><text:span text:style-name="_37_3">e</text:span><text:span text:style-name="_31_2">n</text:span><text:span text:style-name="_33_4">t</text:span><text:span text:style-name="_37_2">s</text:span><text:span text:style-name="_31_"> </text:span><text:span text:style-name="_34_3">o</text:span><text:span text:style-name="_36_0">f</text:span><text:span text:style-name="_31_"> </text:span><text:span text:style-name="_34_3">a</text:span><text:span text:style-name="_35_1"> </text:span><text:span text:style-name="_31_7">p</text:span><text:span text:style-name="_33_3">o</text:span><text:span text:style-name="_37_5">s</text:span><text:span text:style-name="_31_3">i</text:span><text:span text:style-name="_33_2">t</text:span><text:span text:style-name="_36_7">i</text:span><text:span text:style-name="_32_5">v</text:span><text:span text:style-name="_34_7">e</text:span><text:span text:style-name="_35_1"> </text:span><text:span text:style-name="_32_5">n</text:span><text:span text:style-name="_34_9">a</text:span><text:span text:style-name="_35_8">t</text:span><text:span text:style-name="_31_9">u</text:span><text:span text:style-name="_33_4">r</text:span><text:span text:style-name="_37_0">e</text:span><text:span text:style-name="_31_"> </text:span><text:span text:style-name="_34_3">t</text:span><text:span text:style-name="_35_7">o</text:span><text:span text:style-name="_31_"> </text:span><text:span text:style-name="_33_7">s</text:span><text:span text:style-name="_35_7">u</text:span><text:span text:style-name="_31_4">p</text:span><text:span text:style-name="_33_3">p</text:span><text:span text:style-name="_37_2">o</text:span><text:span text:style-name="_38_">r</text:span><text:span text:style-name="_34_4">t</text:span><text:span text:style-name="_35_1"> </text:span><text:span text:style-name="_31_4">m</text:span><text:span text:style-name="_34_7">y</text:span><text:span text:style-name="_35_1"> </text:span><text:span text:style-name="_38_">v</text:span><text:span text:style-name="_34_5">i</text:span><text:span text:style-name="_36_5">e</text:span><text:span text:style-name="_31_3">w</text:span><text:span text:style-name="_34_3">s</text:span><text:span text:style-name="_35_7">.</text:span><text:span text:style-name="_31_"> </text:span><text:span text:style-name="_34_5">I</text:span><text:span text:style-name="_36_9">f</text:span><text:span text:style-name="_31_"> </text:span><text:span text:style-name="_33_4">I</text:span><text:span text:style-name="_35_1"> </text:span><text:span text:style-name="_32_0">h</text:span><text:span text:style-name="_33_3">a</text:span><text:span text:style-name="_36_7">d</text:span><text:span text:style-name="_31_"> </text:span><text:span text:style-name="_33_8">I</text:span><text:span text:style-name="_35_1"> </text:span><text:span text:style-name="_32_2">s</text:span><text:span text:style-name="_33_5">h</text:span><text:span text:style-name="_36_4">o</text:span><text:span text:style-name="_32_4">u</text:span><text:span text:style-name="_34_2">l</text:span><text:span text:style-name="_36_2">d</text:span><text:span text:style-name="_31_"> </text:span><text:span text:style-name="_34_3">n</text:span><text:span text:style-name="_36_4">o</text:span><text:span text:style-name="_38_">t</text:span><text:span text:style-name="_32_6"> </text:span><text:span text:style-name="_36_8">h</text:span><text:span text:style-name="_39_">a</text:span><text:span text:style-name="_35_0">v</text:span><text:span text:style-name="_36_0">e</text:span><text:span text:style-name="_31_"> </text:span><text:span text:style-name="_34_9">t</text:span><text:span text:style-name="_35_7">a</text:span><text:span text:style-name="_32_4">k</text:span><text:span text:style-name="_33_8">e</text:span><text:span text:style-name="_36_5">n</text:span><text:span text:style-name="_31_"> </text:span><text:span text:style-name="_33_8">s</text:span><text:span text:style-name="_35_8">u</text:span><text:span text:style-name="_38_">c</text:span><text:span text:style-name="_33_3">h</text:span><text:span text:style-name="_35_1"> </text:span><text:span text:style-name="_32_4">p</text:span><text:span text:style-name="_34_9">a</text:span><text:span text:style-name="_36_8">i</text:span><text:span text:style-name="_32_2">n</text:span><text:span text:style-name="_33_4">s</text:span><text:span text:style-name="_35_1"> </text:span><text:span text:style-name="_31_5">t</text:span><text:span text:style-name="_33_5">o</text:span><text:span text:style-name="_35_1"> </text:span><text:span text:style-name="_31_3">p</text:span><text:span text:style-name="_33_5">o</text:span><text:span text:style-name="_36_7">i</text:span><text:span text:style-name="_32_3">n</text:span><text:span text:style-name="_33_4">t</text:span><text:span text:style-name="_35_1"> </text:span><text:span text:style-name="_32_4">o</text:span><text:span text:style-name="_34_0">u</text:span><text:span text:style-name="_36_4">t</text:span><text:span text:style-name="_31_"> </text:span><text:span text:style-name="_34_8">t</text:span><text:span text:style-name="_36_3">h</text:span><text:span text:style-name="_31_3">e</text:span><text:span text:style-name="_32_6"> </text:span><text:span text:style-name="_35_9">f</text:span><text:span text:style-name="_32_5">a</text:span><text:span text:style-name="_33_8">l</text:span><text:span text:style-name="_35_7">l</text:span><text:span text:style-name="_31_3">a</text:span><text:span text:style-name="_33_8">c</text:span><text:span text:style-name="_36_0">i</text:span><text:span text:style-name="_31_0">e</text:span><text:span text:style-name="_34_5">s</text:span><text:span text:style-name="_35_1"> </text:span><text:span text:style-name="_31_2">i</text:span><text:span text:style-name="_34_0">n</text:span><text:span text:style-name="_35_1"> </text:span><text:span text:style-name="_32_3">c</text:span><text:span text:style-name="_34_9">o</text:span><text:span text:style-name="_35_9">n</text:span><text:span text:style-name="_32_4">t</text:span><text:span text:style-name="_34_7">r</text:span><text:span text:style-name="_37_5">a</text:span><text:span text:style-name="_37_">r</text:span><text:span text:style-name="_34_0">y</text:span><text:span text:style-name="_35_1"> </text:span><text:span text:style-name="_32_5">v</text:span><text:span text:style-name="_33_2">i</text:span><text:span text:style-name="_35_9">e</text:span><text:span text:style-name="_38_">w</text:span><text:span text:style-name="_33_7">s</text:span><text:span text:style-name="_37_5">.</text:span><text:span text:style-name="_31_"> </text:span><text:span text:style-name="_33_5">S</text:span><text:span text:style-name="_37_2">u</text:span><text:span text:style-name="_39_">c</text:span><text:span text:style-name="_34_3">h</text:span><text:span text:style-name="_35_1"> </text:span><text:span text:style-name="_31_7">e</text:span><text:span text:style-name="_34_5">v</text:span><text:span text:style-name="_36_5">i</text:span><text:span text:style-name="_39_">d</text:span><text:span text:style-name="_34_8">e</text:span><text:span text:style-name="_37_4">n</text:span><text:span text:style-name="_31_3">c</text:span><text:span text:style-name="_33_8">e</text:span><text:span text:style-name="_35_1"> </text:span><text:span text:style-name="_32_5">a</text:span><text:span text:style-name="_34_4">s</text:span><text:span text:style-name="_35_1"> </text:span><text:span text:style-name="_31_5">I</text:span><text:span text:style-name="_32_6"> </text:span><text:span text:style-name="_37_0">h</text:span><text:span text:style-name="_31_5">a</text:span><text:span text:style-name="_33_2">v</text:span><text:span text:style-name="_36_5">e</text:span><text:span text:style-name="_31_"> </text:span><text:span text:style-name="_33_3">I</text:span><text:span text:style-name="_35_1"> </text:span><text:span text:style-name="_32_0">s</text:span><text:span text:style-name="_33_9">h</text:span><text:span text:style-name="_35_8">a</text:span><text:span text:style-name="_31_4">l</text:span><text:span text:style-name="_33_5">l</text:span><text:span text:style-name="_35_1"> </text:span><text:span text:style-name="_32_2">n</text:span><text:span text:style-name="_35_0">o</text:span><text:span text:style-name="_37_2">w</text:span><text:span text:style-name="_31_"> </text:span><text:span text:style-name="_33_7">g</text:span><text:span text:style-name="_36_3">i</text:span><text:span text:style-name="_31_5">v</text:span><text:span text:style-name="_34_9">e</text:span><text:span text:style-name="_36_5">.</text:span></text:p>
      <text:p text:style-name="P1"><text:span text:style-name="_33_4">L</text:span><text:span text:style-name="_37_5">e</text:span><text:span text:style-name="_31_0">t</text:span><text:span text:style-name="_32_6"> </text:span><text:span text:style-name="_36_9">u</text:span><text:span text:style-name="_39_">s</text:span><text:span text:style-name="_32_6"> </text:span><text:span text:style-name="_36_3">r</text:span><text:span text:style-name="_32_4">e</text:span><text:span text:style-name="_34_7">t</text:span><text:span text:style-name="_35_7">u</text:span><text:span text:style-name="_32_4">r</text:span><text:span text:style-name="_34_3">n</text:span><text:span text:style-name="_35_1"> </text:span><text:span text:style-name="_31_4">f</text:span><text:span text:style-name="_34_5">o</text:span><text:span text:style-name="_36_8">r</text:span><text:span text:style-name="_31_"> </text:span><text:span text:style-name="_34_9">a</text:span><text:span text:style-name="_35_1"> </text:span><text:span text:style-name="_31_0">m</text:span><text:span text:style-name="_33_9">o</text:span><text:span text:style-name="_36_3">m</text:span><text:span text:style-name="_31_5">e</text:span><text:span text:style-name="_33_9">n</text:span><text:span text:style-name="_36_8">t</text:span><text:span text:style-name="_31_"> </text:span><text:span text:style-name="_33_8">t</text:span><text:span text:style-name="_36_2">o</text:span><text:span text:style-name="_31_"> </text:span><text:span text:style-name="_33_9">L</text:span><text:span text:style-name="_36_2">a</text:span><text:span text:style-name="_38_">d</text:span><text:span text:style-name="_34_0">y</text:span><text:span text:style-name="_35_1"> </text:span><text:span text:style-name="_32_4">L</text:span><text:span text:style-name="_33_2">o</text:span><text:span text:style-name="_37_4">v</text:span><text:span text:style-name="_32_3">e</text:span><text:span text:style-name="_34_5">l</text:span><text:span text:style-name="_37_5">a</text:span><text:span text:style-name="_39_">c</text:span><text:span text:style-name="_34_5">e</text:span><text:span text:style-name="_36_3">'</text:span><text:span text:style-name="_32_2">s</text:span><text:span text:style-name="_32_6"> </text:span><text:span text:style-name="_37_4">o</text:span><text:span text:style-name="_32_3">b</text:span><text:span text:style-name="_33_8">j</text:span><text:span text:style-name="_36_0">e</text:span><text:span text:style-name="_31_5">c</text:span><text:span text:style-name="_33_7">t</text:span><text:span text:style-name="_36_2">i</text:span><text:span text:style-name="_31_9">o</text:span><text:span text:style-name="_34_8">n</text:span><text:span text:style-name="_36_9">,</text:span><text:span text:style-name="_31_"> </text:span><text:span text:style-name="_34_5">w</text:span><text:span text:style-name="_35_8">h</text:span><text:span text:style-name="_31_5">i</text:span><text:span text:style-name="_33_4">c</text:span><text:span text:style-name="_37_4">h</text:span><text:span text:style-name="_31_"> </text:span><text:span text:style-name="_33_9">s</text:span><text:span text:style-name="_36_8">t</text:span><text:span text:style-name="_31_7">a</text:span><text:span text:style-name="_34_0">t</text:span><text:span text:style-name="_36_2">e</text:span><text:span text:style-name="_32_3">d</text:span><text:span text:style-name="_32_6"> </text:span><text:span text:style-name="_37_5">t</text:span><text:span text:style-name="_32_0">h</text:span><text:span text:style-name="_33_8">a</text:span><text:span text:style-name="_35_8">t</text:span><text:span text:style-name="_31_"> </text:span><text:span text:style-name="_35_0">t</text:span><text:span text:style-name="_37_0">h</text:span><text:span text:style-name="_32_4">e</text:span><text:span text:style-name="_32_6"> </text:span><text:span text:style-name="_36_8">m</text:span><text:span text:style-name="_31_2">a</text:span><text:span text:style-name="_33_2">c</text:span><text:span text:style-name="_37_4">h</text:span><text:span text:style-name="_31_8">i</text:span><text:span text:style-name="_34_3">n</text:span><text:span text:style-name="_36_9">e</text:span><text:span text:style-name="_31_"> </text:span><text:span text:style-name="_34_9">c</text:span><text:span text:style-name="_36_0">a</text:span><text:span text:style-name="_38_">n</text:span><text:span text:style-name="_32_6"> </text:span><text:span text:style-name="_36_2">o</text:span><text:span text:style-name="_32_2">n</text:span><text:span text:style-name="_34_9">l</text:span><text:span text:style-name="_36_3">y</text:span><text:span text:style-name="_31_"> </text:span><text:span text:style-name="_33_5">d</text:span><text:span text:style-name="_35_9">o</text:span><text:span text:style-name="_31_"> </text:span><text:span text:style-name="_34_9">w</text:span><text:span text:style-name="_35_9">h</text:span><text:span text:style-name="_38_">a</text:span><text:span text:style-name="_33_7">t</text:span><text:span text:style-name="_35_1"> </text:span><text:span text:style-name="_32_4">w</text:span><text:span text:style-name="_34_5">e</text:span><text:span text:style-name="_35_1"> </text:span><text:span text:style-name="_31_2">t</text:span><text:span text:style-name="_33_3">e</text:span><text:span text:style-name="_37_0">l</text:span><text:span text:style-name="_32_0">l</text:span><text:span text:style-name="_32_6"> </text:span><text:span text:style-name="_36_9">i</text:span><text:span text:style-name="_32_3">t</text:span><text:span text:style-name="_32_6"> </text:span><text:span text:style-name="_36_9">t</text:span><text:span text:style-name="_31_2">o</text:span><text:span text:style-name="_32_6"> </text:span><text:span text:style-name="_36_3">d</text:span><text:span text:style-name="_32_3">o</text:span><text:span text:style-name="_34_2">.</text:span><text:span text:style-name="_35_1"> </text:span><text:span text:style-name="_31_9">O</text:span><text:span text:style-name="_33_7">n</text:span><text:span text:style-name="_37_4">e</text:span><text:span text:style-name="_31_"> </text:span><text:span text:style-name="_33_7">c</text:span><text:span text:style-name="_36_0">o</text:span><text:span text:style-name="_31_3">u</text:span><text:span text:style-name="_34_3">l</text:span><text:span text:style-name="_37_4">d</text:span><text:span text:style-name="_31_"> </text:span><text:span text:style-name="_33_8">s</text:span><text:span text:style-name="_35_9">a</text:span><text:span text:style-name="_37_">y</text:span><text:span text:style-name="_32_6"> </text:span><text:span text:style-name="_36_8">t</text:span><text:span text:style-name="_37_">h</text:span><text:span text:style-name="_33_3">a</text:span><text:span text:style-name="_36_8">t</text:span><text:span text:style-name="_31_"> </text:span><text:span text:style-name="_34_8">a</text:span><text:span text:style-name="_35_1"> </text:span><text:span text:style-name="_31_8">m</text:span><text:span text:style-name="_34_4">a</text:span><text:span text:style-name="_36_9">n</text:span><text:span text:style-name="_31_"> </text:span><text:span text:style-name="_34_8">c</text:span><text:span text:style-name="_37_4">a</text:span><text:span text:style-name="_31_4">n</text:span><text:span text:style-name="_32_6"> </text:span><text:span text:style-name="_36_2">"</text:span><text:span text:style-name="_31_8">i</text:span><text:span text:style-name="_34_8">n</text:span><text:span text:style-name="_36_9">j</text:span><text:span text:style-name="_38_">e</text:span><text:span text:style-name="_34_4">c</text:span><text:span text:style-name="_36_5">t</text:span><text:span text:style-name="_39_">"</text:span><text:span text:style-name="_32_6"> </text:span><text:span text:style-name="_37_5">a</text:span><text:span text:style-name="_32_2">n</text:span><text:span text:style-name="_32_6"> </text:span><text:span text:style-name="_37_0">i</text:span><text:span text:style-name="_31_8">d</text:span><text:span text:style-name="_33_8">e</text:span><text:span text:style-name="_36_0">a</text:span><text:span text:style-name="_31_"> </text:span><text:span text:style-name="_34_9">i</text:span><text:span text:style-name="_36_9">n</text:span><text:span text:style-name="_32_4">t</text:span><text:span text:style-name="_33_3">o</text:span><text:span text:style-name="_35_1"> </text:span><text:span text:style-name="_38_">t</text:span><text:span text:style-name="_34_2">h</text:span><text:span text:style-name="_36_7">e</text:span><text:span text:style-name="_31_"> </text:span><text:span text:style-name="_34_7">m</text:span><text:span text:style-name="_35_9">a</text:span><text:span text:style-name="_32_3">c</text:span><text:span text:style-name="_33_5">h</text:span><text:span text:style-name="_36_3">i</text:span><text:span text:style-name="_38_">n</text:span><text:span text:style-name="_34_2">e</text:span><text:span text:style-name="_37_4">,</text:span><text:span text:style-name="_31_"> </text:span><text:span text:style-name="_34_0">a</text:span><text:span text:style-name="_37_3">n</text:span><text:span text:style-name="_32_5">d</text:span><text:span text:style-name="_32_6"> </text:span><text:span text:style-name="_36_8">t</text:span><text:span text:style-name="_31_0">h</text:span><text:span text:style-name="_34_2">a</text:span><text:span text:style-name="_36_8">t</text:span><text:span text:style-name="_31_"> </text:span><text:span text:style-name="_33_7">i</text:span><text:span text:style-name="_36_2">t</text:span><text:span text:style-name="_31_"> </text:span><text:span text:style-name="_33_7">w</text:span><text:span text:style-name="_37_0">i</text:span><text:span text:style-name="_31_2">l</text:span><text:span text:style-name="_33_2">l</text:span><text:span text:style-name="_35_1"> </text:span><text:span text:style-name="_32_3">r</text:span><text:span text:style-name="_33_2">e</text:span><text:span text:style-name="_36_2">s</text:span><text:span text:style-name="_32_4">p</text:span><text:span text:style-name="_34_9">o</text:span><text:span text:style-name="_35_8">n</text:span><text:span text:style-name="_32_2">d</text:span><text:span text:style-name="_32_6"> </text:span><text:span text:style-name="_37_5">t</text:span><text:span text:style-name="_31_7">o</text:span><text:span text:style-name="_32_6"> </text:span><text:span text:style-name="_37_0">a</text:span><text:span text:style-name="_31_"> </text:span><text:span text:style-name="_34_3">c</text:span><text:span text:style-name="_37_4">e</text:span><text:span text:style-name="_32_3">r</text:span><text:span text:style-name="_34_3">t</text:span><text:span text:style-name="_36_9">a</text:span><text:span text:style-name="_32_5">i</text:span><text:span text:style-name="_33_3">n</text:span><text:span text:style-name="_35_1"> </text:span><text:span text:style-name="_31_0">e</text:span><text:span text:style-name="_34_9">x</text:span><text:span text:style-name="_37_0">t</text:span><text:span text:style-name="_31_7">e</text:span><text:span text:style-name="_33_7">n</text:span><text:span text:style-name="_36_3">t</text:span><text:span text:style-name="_31_"> </text:span><text:span text:style-name="_34_7">a</text:span><text:span text:style-name="_36_4">n</text:span><text:span text:style-name="_31_7">d</text:span><text:span text:style-name="_32_6"> </text:span><text:span text:style-name="_37_5">t</text:span><text:span text:style-name="_32_2">h</text:span><text:span text:style-name="_34_3">e</text:span><text:span text:style-name="_36_4">n</text:span><text:span text:style-name="_31_"> </text:span><text:span text:style-name="_34_8">d</text:span><text:span text:style-name="_36_9">r</text:span><text:span text:style-name="_31_2">o</text:span><text:span text:style-name="_34_9">p</text:span><text:span text:style-name="_35_1"> </text:span><text:span text:style-name="_38_">i</text:span><text:span text:style-name="_34_4">n</text:span><text:span text:style-name="_37_2">t</text:span><text:span text:style-name="_31_5">o</text:span><text:span text:style-name="_32_6"> </text:span><text:span text:style-name="_36_8">q</text:span><text:span text:style-name="_32_5">u</text:span><text:span text:style-name="_34_2">i</text:span><text:span text:style-name="_37_0">e</text:span><text:span text:style-name="_31_4">s</text:span><text:span text:style-name="_33_2">c</text:span><text:span text:style-name="_35_7">e</text:span><text:span text:style-name="_32_5">n</text:span><text:span text:style-name="_33_9">c</text:span><text:span text:style-name="_35_9">e</text:span><text:span text:style-name="_32_4">,</text:span><text:span text:style-name="_32_6"> </text:span><text:span text:style-name="_36_7">l</text:span><text:span text:style-name="_38_">i</text:span><text:span text:style-name="_33_4">k</text:span><text:span text:style-name="_36_8">e</text:span><text:span text:style-name="_31_"> </text:span><text:span text:style-name="_34_5">a</text:span><text:span text:style-name="_35_1"> </text:span><text:span text:style-name="_32_2">p</text:span><text:span text:style-name="_33_4">i</text:span><text:span text:style-name="_36_5">a</text:span><text:span text:style-name="_32_0">n</text:span><text:span text:style-name="_34_4">o</text:span><text:span text:style-name="_35_1"> </text:span><text:span text:style-name="_32_5">s</text:span><text:span text:style-name="_34_4">t</text:span><text:span text:style-name="_37_0">r</text:span><text:span text:style-name="_32_3">i</text:span><text:span text:style-name="_34_3">n</text:span><text:span text:style-name="_36_5">g</text:span><text:span text:style-name="_31_"> </text:span><text:span text:style-name="_33_8">s</text:span><text:span text:style-name="_37_2">t</text:span><text:span text:style-name="_32_3">r</text:span><text:span text:style-name="_33_7">u</text:span><text:span text:style-name="_36_9">c</text:span><text:span text:style-name="_32_4">k</text:span><text:span text:style-name="_32_6"> </text:span><text:span text:style-name="_36_5">b</text:span><text:span text:style-name="_32_3">y</text:span><text:span text:style-name="_32_6"> </text:span><text:span text:style-name="_37_2">a</text:span><text:span text:style-name="_31_"> </text:span><text:span text:style-name="_33_2">h</text:span><text:span text:style-name="_36_7">a</text:span><text:span text:style-name="_31_0">m</text:span><text:span text:style-name="_34_5">m</text:span><text:span text:style-name="_36_9">e</text:span><text:span text:style-name="_37_">r</text:span><text:span text:style-name="_34_7">.</text:span><text:span text:style-name="_35_1"> </text:span><text:span text:style-name="_37_">A</text:span><text:span text:style-name="_34_7">n</text:span><text:span text:style-name="_35_9">o</text:span><text:span text:style-name="_37_">t</text:span><text:span text:style-name="_33_9">h</text:span><text:span text:style-name="_37_3">e</text:span><text:span text:style-name="_32_0">r</text:span><text:span text:style-name="_32_6"> </text:span><text:span text:style-name="_37_3">s</text:span><text:span text:style-name="_37_">i</text:span><text:span text:style-name="_33_4">m</text:span><text:span text:style-name="_37_0">i</text:span><text:span text:style-name="_32_3">l</text:span><text:span text:style-name="_33_2">e</text:span><text:span text:style-name="_35_1"> </text:span><text:span text:style-name="_31_9">w</text:span><text:span text:style-name="_34_8">o</text:span><text:span text:style-name="_37_2">u</text:span><text:span text:style-name="_31_3">l</text:span><text:span text:style-name="_33_4">d</text:span><text:span text:style-name="_35_1"> </text:span><text:span text:style-name="_39_">b</text:span><text:span text:style-name="_33_2">e</text:span><text:span text:style-name="_35_1"> </text:span><text:span text:style-name="_31_2">a</text:span><text:span text:style-name="_34_2">n</text:span><text:span text:style-name="_35_1"> </text:span><text:span text:style-name="_31_9">a</text:span><text:span text:style-name="_34_7">t</text:span><text:span text:style-name="_36_3">o</text:span><text:span text:style-name="_31_7">m</text:span><text:span text:style-name="_33_8">i</text:span><text:span text:style-name="_36_5">c</text:span><text:span text:style-name="_31_"> </text:span><text:span text:style-name="_34_2">p</text:span><text:span text:style-name="_36_2">i</text:span><text:span text:style-name="_31_4">l</text:span><text:span text:style-name="_35_0">e</text:span><text:span text:style-name="_35_1"> </text:span><text:span text:style-name="_31_9">o</text:span><text:span text:style-name="_33_2">f</text:span><text:span text:style-name="_35_1"> </text:span><text:span text:style-name="_31_0">l</text:span><text:span text:style-name="_33_7">e</text:span><text:span text:style-name="_36_0">s</text:span><text:span text:style-name="_32_2">s</text:span><text:span text:style-name="_32_6"> </text:span><text:span text:style-name="_35_8">t</text:span><text:span text:style-name="_31_7">h</text:span><text:span text:style-name="_33_3">a</text:span><text:span text:style-name="_36_3">n</text:span><text:span text:style-name="_31_"> </text:span><text:span text:style-name="_33_9">c</text:span><text:span text:style-name="_35_7">r</text:span><text:span text:style-name="_31_5">i</text:span><text:span text:style-name="_35_0">t</text:span><text:span text:style-name="_37_4">i</text:span><text:span text:style-name="_31_8">c</text:span><text:span text:style-name="_34_8">a</text:span><text:span text:style-name="_36_0">l</text:span><text:span text:style-name="_31_"> </text:span><text:span text:style-name="_34_5">s</text:span><text:span text:style-name="_36_4">i</text:span><text:span text:style-name="_38_">z</text:span><text:span text:style-name="_34_3">e</text:span><text:span text:style-name="_36_3">:</text:span><text:span text:style-name="_31_"> </text:span><text:span text:style-name="_35_0">a</text:span><text:span text:style-name="_35_8">n</text:span><text:span text:style-name="_31_"> </text:span><text:span text:style-name="_33_5">i</text:span><text:span text:style-name="_37_4">n</text:span><text:span text:style-name="_31_0">j</text:span><text:span text:style-name="_35_0">e</text:span><text:span text:style-name="_35_8">c</text:span><text:span text:style-name="_31_3">t</text:span><text:span text:style-name="_34_2">e</text:span><text:span text:style-name="_36_2">d</text:span><text:span text:style-name="_31_"> </text:span><text:span text:style-name="_34_9">i</text:span><text:span text:style-name="_36_3">d</text:span><text:span text:style-name="_32_5">e</text:span><text:span text:style-name="_34_7">a</text:span><text:span text:style-name="_35_1"> </text:span><text:span text:style-name="_31_5">i</text:span><text:span text:style-name="_34_9">s</text:span><text:span text:style-name="_35_1"> </text:span><text:span text:style-name="_32_3">t</text:span><text:span text:style-name="_35_0">o</text:span><text:span text:style-name="_35_1"> </text:span><text:span text:style-name="_32_0">c</text:span><text:span text:style-name="_34_7">o</text:span><text:span text:style-name="_37_0">r</text:span><text:span text:style-name="_31_3">r</text:span><text:span text:style-name="_33_9">e</text:span><text:span text:style-name="_36_9">s</text:span><text:span text:style-name="_32_0">p</text:span><text:span text:style-name="_33_5">o</text:span><text:span text:style-name="_36_7">n</text:span><text:span text:style-name="_32_2">d</text:span><text:span text:style-name="_32_6"> </text:span><text:span text:style-name="_35_9">t</text:span><text:span text:style-name="_37_">o</text:span><text:span text:style-name="_32_6"> </text:span><text:span text:style-name="_36_3">a</text:span><text:span text:style-name="_31_"> </text:span><text:span text:style-name="_33_4">n</text:span><text:span text:style-name="_37_5">e</text:span><text:span text:style-name="_31_5">u</text:span><text:span text:style-name="_33_4">t</text:span><text:span text:style-name="_36_2">r</text:span><text:span text:style-name="_32_4">o</text:span><text:span text:style-name="_34_5">n</text:span><text:span text:style-name="_35_1"> </text:span><text:span text:style-name="_32_2">e</text:span><text:span text:style-name="_33_2">n</text:span><text:span text:style-name="_36_9">t</text:span><text:span text:style-name="_32_5">e</text:span><text:span text:style-name="_33_2">r</text:span><text:span text:style-name="_36_9">i</text:span><text:span text:style-name="_31_2">n</text:span><text:span text:style-name="_33_2">g</text:span><text:span text:style-name="_35_1"> </text:span><text:span text:style-name="_31_2">t</text:span><text:span text:style-name="_33_7">h</text:span><text:span text:style-name="_37_3">e</text:span><text:span text:style-name="_31_"> </text:span><text:span text:style-name="_33_5">p</text:span><text:span text:style-name="_37_3">i</text:span><text:span text:style-name="_31_4">l</text:span><text:span text:style-name="_33_4">e</text:span><text:span text:style-name="_35_1"> </text:span><text:span text:style-name="_31_3">f</text:span><text:span text:style-name="_34_0">r</text:span><text:span text:style-name="_36_7">o</text:span><text:span text:style-name="_31_9">m</text:span><text:span text:style-name="_32_6"> </text:span><text:span text:style-name="_37_0">w</text:span><text:span text:style-name="_37_">i</text:span><text:span text:style-name="_34_8">t</text:span><text:span text:style-name="_36_8">h</text:span><text:span text:style-name="_37_">o</text:span><text:span text:style-name="_33_5">u</text:span><text:span text:style-name="_37_5">t</text:span><text:span text:style-name="_32_0">.</text:span><text:span text:style-name="_32_6"> </text:span><text:span text:style-name="_36_8">E</text:span><text:span text:style-name="_39_">a</text:span><text:span text:style-name="_33_4">c</text:span><text:span text:style-name="_37_4">h</text:span><text:span text:style-name="_31_"> </text:span><text:span text:style-name="_34_0">s</text:span><text:span text:style-name="_37_3">u</text:span><text:span text:style-name="_32_5">c</text:span><text:span text:style-name="_33_8">h</text:span><text:span text:style-name="_35_1"> </text:span><text:span text:style-name="_31_8">n</text:span><text:span text:style-name="_33_9">e</text:span><text:span text:style-name="_37_3">u</text:span><text:span text:style-name="_37_">t</text:span><text:span text:style-name="_34_9">r</text:span><text:span text:style-name="_36_2">o</text:span><text:span text:style-name="_31_3">n</text:span><text:span text:style-name="_32_6"> </text:span><text:span text:style-name="_36_8">w</text:span><text:span text:style-name="_32_0">i</text:span><text:span text:style-name="_35_0">l</text:span><text:span text:style-name="_36_9">l</text:span><text:span text:style-name="_31_"> </text:span><text:span text:style-name="_33_4">c</text:span><text:span text:style-name="_37_2">a</text:span><text:span text:style-name="_31_8">u</text:span><text:span text:style-name="_33_7">s</text:span><text:span text:style-name="_37_4">e</text:span><text:span text:style-name="_31_"> </text:span><text:span text:style-name="_33_2">a</text:span><text:span text:style-name="_35_1"> </text:span><text:span text:style-name="_32_0">c</text:span><text:span text:style-name="_33_8">e</text:span><text:span text:style-name="_36_3">r</text:span><text:span text:style-name="_32_3">t</text:span><text:span text:style-name="_34_2">a</text:span><text:span text:style-name="_36_0">i</text:span><text:span text:style-name="_31_4">n</text:span><text:span text:style-name="_32_6"> </text:span><text:span text:style-name="_36_8">d</text:span><text:span text:style-name="_31_7">i</text:span><text:span text:style-name="_33_7">s</text:span><text:span text:style-name="_37_0">t</text:span><text:span text:style-name="_37_">u</text:span><text:span text:style-name="_34_9">r</text:span><text:span text:style-name="_37_2">b</text:span><text:span text:style-name="_32_4">a</text:span><text:span text:style-name="_33_2">n</text:span><text:span text:style-name="_37_5">c</text:span><text:span text:style-name="_32_0">e</text:span><text:span text:style-name="_32_6"> </text:span><text:span text:style-name="_36_0">w</text:span><text:span text:style-name="_31_5">h</text:span><text:span text:style-name="_34_5">i</text:span><text:span text:style-name="_35_8">c</text:span><text:span text:style-name="_38_">h</text:span><text:span text:style-name="_32_6"> </text:span><text:span text:style-name="_36_8">e</text:span><text:span text:style-name="_38_">v</text:span><text:span text:style-name="_34_2">e</text:span><text:span text:style-name="_37_5">n</text:span><text:span text:style-name="_31_5">t</text:span><text:span text:style-name="_33_2">u</text:span><text:span text:style-name="_37_2">a</text:span><text:span text:style-name="_32_2">l</text:span><text:span text:style-name="_35_0">l</text:span><text:span text:style-name="_36_7">y</text:span><text:span text:style-name="_31_"> </text:span><text:span text:style-name="_35_0">d</text:span><text:span text:style-name="_36_4">i</text:span><text:span text:style-name="_32_5">e</text:span><text:span text:style-name="_33_9">s</text:span><text:span text:style-name="_35_1"> </text:span><text:span text:style-name="_31_8">a</text:span><text:span text:style-name="_34_5">w</text:span><text:span text:style-name="_37_3">a</text:span><text:span text:style-name="_32_4">y</text:span><text:span text:style-name="_33_3">.</text:span><text:span text:style-name="_35_1"> </text:span><text:span text:style-name="_31_3">I</text:span><text:span text:style-name="_34_7">f</text:span><text:span text:style-name="_36_5">,</text:span><text:span text:style-name="_31_"> </text:span><text:span text:style-name="_33_3">h</text:span><text:span text:style-name="_36_3">o</text:span><text:span text:style-name="_31_2">w</text:span><text:span text:style-name="_34_8">e</text:span><text:span text:style-name="_37_4">v</text:span><text:span text:style-name="_31_7">e</text:span><text:span text:style-name="_34_3">r</text:span><text:span text:style-name="_36_3">,</text:span><text:span text:style-name="_31_"> </text:span><text:span text:style-name="_34_5">t</text:span><text:span text:style-name="_36_9">h</text:span><text:span text:style-name="_32_2">e</text:span><text:span text:style-name="_32_6"> </text:span><text:span text:style-name="_37_2">s</text:span><text:span text:style-name="_31_5">i</text:span><text:span text:style-name="_33_3">z</text:span><text:span text:style-name="_35_7">e</text:span><text:span text:style-name="_31_"> </text:span><text:span text:style-name="_34_9">o</text:span><text:span text:style-name="_36_0">f</text:span><text:span text:style-name="_31_"> </text:span><text:span text:style-name="_34_8">t</text:span><text:span text:style-name="_36_4">h</text:span><text:span text:style-name="_32_5">e</text:span><text:span text:style-name="_32_6"> </text:span><text:span text:style-name="_36_0">p</text:span><text:span text:style-name="_38_">i</text:span><text:span text:style-name="_33_8">l</text:span><text:span text:style-name="_35_7">e</text:span><text:span text:style-name="_31_"> </text:span><text:span text:style-name="_34_2">i</text:span><text:span text:style-name="_36_8">s</text:span><text:span text:style-name="_31_"> </text:span><text:span text:style-name="_33_9">s</text:span><text:span text:style-name="_36_0">u</text:span><text:span text:style-name="_32_2">f</text:span><text:span text:style-name="_33_3">f</text:span><text:span text:style-name="_37_2">i</text:span><text:span text:style-name="_32_5">c</text:span><text:span text:style-name="_34_4">i</text:span><text:span text:style-name="_36_2">e</text:span><text:span text:style-name="_32_5">n</text:span><text:span text:style-name="_33_7">t</text:span><text:span text:style-name="_36_0">l</text:span><text:span text:style-name="_32_3">y</text:span><text:span text:style-name="_32_6"> </text:span><text:span text:style-name="_37_0">i</text:span><text:span text:style-name="_31_8">n</text:span><text:span text:style-name="_34_7">c</text:span><text:span text:style-name="_37_4">r</text:span><text:span text:style-name="_31_8">e</text:span><text:span text:style-name="_33_8">a</text:span><text:span text:style-name="_35_9">s</text:span><text:span text:style-name="_32_4">e</text:span><text:span text:style-name="_33_2">d</text:span><text:span text:style-name="_36_3">,</text:span><text:span text:style-name="_31_"> </text:span><text:span text:style-name="_34_2">t</text:span><text:span text:style-name="_36_5">i</text:span><text:span text:style-name="_37_">r</text:span><text:span text:style-name="_33_9">e</text:span><text:span text:style-name="_35_1"> </text:span><text:span text:style-name="_32_5">d</text:span><text:span text:style-name="_34_0">i</text:span><text:span text:style-name="_36_4">s</text:span><text:span text:style-name="_32_0">t</text:span><text:span text:style-name="_34_8">u</text:span><text:span text:style-name="_36_7">r</text:span><text:span text:style-name="_31_3">b</text:span><text:span text:style-name="_34_9">a</text:span><text:span text:style-name="_36_9">n</text:span><text:span text:style-name="_31_4">c</text:span><text:span text:style-name="_33_3">e</text:span><text:span text:style-name="_35_1"> </text:span><text:span text:style-name="_31_8">c</text:span><text:span text:style-name="_34_5">a</text:span><text:span text:style-name="_36_3">u</text:span><text:span text:style-name="_31_4">s</text:span><text:span text:style-name="_34_4">e</text:span><text:span text:style-name="_36_4">d</text:span><text:span text:style-name="_31_"> </text:span><text:span text:style-name="_33_9">b</text:span><text:span text:style-name="_37_2">y</text:span><text:span text:style-name="_31_"> </text:span><text:span text:style-name="_34_9">s</text:span><text:span text:style-name="_35_8">u</text:span><text:span text:style-name="_31_5">c</text:span><text:span text:style-name="_33_2">h</text:span><text:span text:style-name="_35_1"> </text:span><text:span text:style-name="_31_3">a</text:span><text:span text:style-name="_34_8">n</text:span><text:span text:style-name="_35_1"> </text:span><text:span text:style-name="_32_3">i</text:span><text:span text:style-name="_34_4">n</text:span><text:span text:style-name="_36_7">c</text:span><text:span text:style-name="_32_3">o</text:span><text:span text:style-name="_34_0">m</text:span><text:span text:style-name="_37_2">i</text:span><text:span text:style-name="_39_">n</text:span><text:span text:style-name="_33_3">g</text:span><text:span text:style-name="_35_1"> </text:span><text:span text:style-name="_32_5">n</text:span><text:span text:style-name="_33_9">e</text:span><text:span text:style-name="_36_3">u</text:span><text:span text:style-name="_31_9">t</text:span><text:span text:style-name="_33_5">r</text:span><text:span text:style-name="_37_5">o</text:span><text:span text:style-name="_31_9">n</text:span><text:span text:style-name="_32_6"> </text:span><text:span text:style-name="_37_5">w</text:span><text:span text:style-name="_31_4">i</text:span><text:span text:style-name="_33_3">l</text:span><text:span text:style-name="_36_0">l</text:span><text:span text:style-name="_31_"> </text:span><text:span text:style-name="_34_0">v</text:span><text:span text:style-name="_35_9">e</text:span><text:span text:style-name="_31_4">r</text:span><text:span text:style-name="_33_9">y</text:span><text:span text:style-name="_35_1"> </text:span><text:span text:style-name="_31_2">l</text:span><text:span text:style-name="_33_3">i</text:span><text:span text:style-name="_35_8">k</text:span><text:span text:style-name="_32_3">e</text:span><text:span text:style-name="_34_4">l</text:span><text:span text:style-name="_36_8">y</text:span><text:span text:style-name="_31_"> </text:span><text:span text:style-name="_33_2">g</text:span><text:span text:style-name="_35_8">o</text:span><text:span text:style-name="_31_"> </text:span><text:span text:style-name="_34_8">o</text:span><text:span text:style-name="_36_8">n</text:span><text:span text:style-name="_31_"> </text:span><text:span text:style-name="_34_2">a</text:span><text:span text:style-name="_37_4">n</text:span><text:span text:style-name="_38_">d</text:span><text:span text:style-name="_32_6"> </text:span><text:span text:style-name="_37_5">o</text:span><text:span text:style-name="_32_3">n</text:span><text:span text:style-name="_32_6"> </text:span><text:span text:style-name="_37_2">i</text:span><text:span text:style-name="_32_3">n</text:span><text:span text:style-name="_33_3">c</text:span><text:span text:style-name="_36_3">r</text:span><text:span text:style-name="_31_3">e</text:span><text:span text:style-name="_34_4">a</text:span><text:span text:style-name="_36_4">s</text:span><text:span text:style-name="_31_4">i</text:span><text:span text:style-name="_34_7">n</text:span><text:span text:style-name="_36_8">g</text:span><text:span text:style-name="_31_"> </text:span><text:span text:style-name="_34_2">u</text:span><text:span text:style-name="_36_0">n</text:span><text:span text:style-name="_32_2">t</text:span><text:span text:style-name="_34_3">i</text:span><text:span text:style-name="_35_9">l</text:span><text:span text:style-name="_31_"> </text:span><text:span text:style-name="_35_0">t</text:span><text:span text:style-name="_36_9">h</text:span><text:span text:style-name="_31_5">e</text:span><text:span text:style-name="_32_6"> </text:span><text:span text:style-name="_35_7">w</text:span><text:span text:style-name="_32_5">h</text:span><text:span text:style-name="_33_9">o</text:span><text:span text:style-name="_36_9">l</text:span><text:span text:style-name="_31_0">e</text:span><text:span text:style-name="_32_6"> </text:span><text:span text:style-name="_35_9">p</text:span><text:span text:style-name="_32_4">i</text:span><text:span text:style-name="_35_0">l</text:span><text:span text:style-name="_36_2">e</text:span><text:span text:style-name="_31_"> </text:span><text:span text:style-name="_34_3">i</text:span><text:span text:style-name="_36_4">s</text:span><text:span text:style-name="_31_"> </text:span><text:span text:style-name="_34_5">d</text:span><text:span text:style-name="_37_0">e</text:span><text:span text:style-name="_37_">s</text:span><text:span text:style-name="_35_0">t</text:span><text:span text:style-name="_37_4">r</text:span><text:span text:style-name="_37_">o</text:span><text:span text:style-name="_33_7">y</text:span><text:span text:style-name="_36_5">e</text:span><text:span text:style-name="_32_4">d</text:span><text:span text:style-name="_33_5">.</text:span><text:span text:style-name="_35_1"> </text:span><text:span text:style-name="_32_5">I</text:span><text:span text:style-name="_33_7">s</text:span><text:span text:style-name="_35_1"> </text:span><text:span text:style-name="_39_">t</text:span><text:span text:style-name="_34_2">h</text:span><text:span text:style-name="_36_8">e</text:span><text:span text:style-name="_31_9">r</text:span><text:span text:style-name="_34_9">e</text:span><text:span text:style-name="_35_1"> </text:span><text:span text:style-name="_31_7">a</text:span><text:span text:style-name="_32_6"> </text:span><text:span text:style-name="_35_7">c</text:span><text:span text:style-name="_31_2">o</text:span><text:span text:style-name="_33_8">r</text:span><text:span text:style-name="_37_5">r</text:span><text:span text:style-name="_38_">e</text:span><text:span text:style-name="_34_2">s</text:span><text:span text:style-name="_36_4">p</text:span><text:span text:style-name="_31_0">o</text:span><text:span text:style-name="_33_3">n</text:span><text:span text:style-name="_36_9">d</text:span><text:span text:style-name="_31_4">i</text:span><text:span text:style-name="_34_3">n</text:span><text:span text:style-name="_36_4">g</text:span><text:span text:style-name="_31_"> </text:span><text:span text:style-name="_33_4">p</text:span><text:span text:style-name="_36_8">h</text:span><text:span text:style-name="_32_4">e</text:span><text:span text:style-name="_34_3">n</text:span><text:span text:style-name="_36_0">o</text:span><text:span text:style-name="_31_9">m</text:span><text:span text:style-name="_34_9">e</text:span><text:span text:style-name="_37_2">n</text:span><text:span text:style-name="_31_9">o</text:span><text:span text:style-name="_35_0">n</text:span><text:span text:style-name="_35_1"> </text:span><text:span text:style-name="_38_">f</text:span><text:span text:style-name="_34_0">o</text:span><text:span text:style-name="_37_5">r</text:span><text:span text:style-name="_31_"> </text:span><text:span text:style-name="_34_8">m</text:span><text:span text:style-name="_37_5">i</text:span><text:span text:style-name="_31_8">n</text:span><text:span text:style-name="_33_8">d</text:span><text:span text:style-name="_35_9">s</text:span><text:span text:style-name="_32_0">,</text:span><text:span text:style-name="_32_6"> </text:span><text:span text:style-name="_37_2">a</text:span><text:span text:style-name="_32_2">n</text:span><text:span text:style-name="_33_9">d</text:span><text:span text:style-name="_35_1"> </text:span><text:span text:style-name="_32_3">i</text:span><text:span text:style-name="_33_3">s</text:span><text:span text:style-name="_35_1"> </text:span><text:span text:style-name="_31_4">t</text:span><text:span text:style-name="_33_3">h</text:span><text:span text:style-name="_36_9">e</text:span><text:span text:style-name="_31_0">r</text:span><text:span text:style-name="_34_9">e</text:span><text:span text:style-name="_35_1"> </text:span><text:span text:style-name="_31_4">o</text:span><text:span text:style-name="_35_0">n</text:span><text:span text:style-name="_37_2">e</text:span><text:span text:style-name="_31_"> </text:span><text:span text:style-name="_33_3">f</text:span><text:span text:style-name="_37_0">o</text:span><text:span text:style-name="_31_2">r</text:span><text:span text:style-name="_32_6"> </text:span><text:span text:style-name="_37_0">m</text:span><text:span text:style-name="_32_2">a</text:span><text:span text:style-name="_34_5">c</text:span><text:span text:style-name="_35_8">h</text:span><text:span text:style-name="_38_">i</text:span><text:span text:style-name="_34_2">n</text:span><text:span text:style-name="_37_4">e</text:span><text:span text:style-name="_31_8">s</text:span><text:span text:style-name="_33_2">?</text:span><text:span text:style-name="_35_1"> </text:span><text:span text:style-name="_31_7">T</text:span><text:span text:style-name="_33_3">h</text:span><text:span text:style-name="_37_0">e</text:span><text:span text:style-name="_32_2">r</text:span><text:span text:style-name="_34_9">e</text:span><text:span text:style-name="_35_1"> </text:span><text:span text:style-name="_32_3">d</text:span><text:span text:style-name="_34_7">o</text:span><text:span text:style-name="_37_0">e</text:span><text:span text:style-name="_31_9">s</text:span><text:span text:style-name="_32_6"> </text:span><text:span text:style-name="_35_8">s</text:span><text:span text:style-name="_32_4">e</text:span><text:span text:style-name="_33_2">e</text:span><text:span text:style-name="_36_0">m</text:span><text:span text:style-name="_31_"> </text:span><text:span text:style-name="_33_2">t</text:span><text:span text:style-name="_36_7">o</text:span><text:span text:style-name="_31_"> </text:span><text:span text:style-name="_34_0">b</text:span><text:span text:style-name="_37_2">e</text:span><text:span text:style-name="_31_"> </text:span><text:span text:style-name="_34_8">o</text:span><text:span text:style-name="_36_0">n</text:span><text:span text:style-name="_31_8">e</text:span><text:span text:style-name="_32_6"> </text:span><text:span text:style-name="_36_9">f</text:span><text:span text:style-name="_31_2">o</text:span><text:span text:style-name="_33_9">r</text:span><text:span text:style-name="_35_1"> </text:span><text:span text:style-name="_37_">t</text:span><text:span text:style-name="_33_3">h</text:span><text:span text:style-name="_37_0">e</text:span><text:span text:style-name="_31_"> </text:span><text:span text:style-name="_34_4">h</text:span><text:span text:style-name="_36_5">u</text:span><text:span text:style-name="_38_">m</text:span><text:span text:style-name="_34_3">a</text:span><text:span text:style-name="_37_4">n</text:span><text:span text:style-name="_31_"> </text:span><text:span text:style-name="_33_8">m</text:span><text:span text:style-name="_37_5">i</text:span><text:span text:style-name="_38_">n</text:span><text:span text:style-name="_33_9">d</text:span><text:span text:style-name="_36_4">.</text:span><text:span text:style-name="_31_"> </text:span><text:span text:style-name="_33_7">T</text:span><text:span text:style-name="_37_3">h</text:span><text:span text:style-name="_32_2">e</text:span><text:span text:style-name="_32_6"> </text:span><text:span text:style-name="_36_3">m</text:span><text:span text:style-name="_32_4">a</text:span><text:span text:style-name="_34_8">j</text:span><text:span text:style-name="_35_7">o</text:span><text:span text:style-name="_37_">r</text:span><text:span text:style-name="_34_3">i</text:span><text:span text:style-name="_35_8">t</text:span><text:span text:style-name="_37_">y</text:span><text:span text:style-name="_32_6"> </text:span><text:span text:style-name="_35_8">o</text:span><text:span text:style-name="_31_2">f</text:span><text:span text:style-name="_32_6"> </text:span><text:span text:style-name="_37_4">t</text:span><text:span text:style-name="_31_2">h</text:span><text:span text:style-name="_34_3">e</text:span><text:span text:style-name="_35_8">m</text:span><text:span text:style-name="_31_"> </text:span><text:span text:style-name="_34_9">s</text:span><text:span text:style-name="_36_3">e</text:span><text:span text:style-name="_38_">e</text:span><text:span text:style-name="_34_7">m</text:span><text:span text:style-name="_35_1"> </text:span><text:span text:style-name="_31_5">t</text:span><text:span text:style-name="_33_5">o</text:span><text:span text:style-name="_35_1"> </text:span><text:span text:style-name="_31_8">b</text:span><text:span text:style-name="_35_0">e</text:span><text:span text:style-name="_35_1"> </text:span><text:span text:style-name="_39_">"</text:span><text:span text:style-name="_33_9">s</text:span><text:span text:style-name="_36_4">u</text:span><text:span text:style-name="_32_4">b</text:span><text:span text:style-name="_33_4">c</text:span><text:span text:style-name="_36_3">r</text:span><text:span text:style-name="_31_0">i</text:span><text:span text:style-name="_34_8">t</text:span><text:span text:style-name="_36_2">i</text:span><text:span text:style-name="_32_5">c</text:span><text:span text:style-name="_34_7">a</text:span><text:span text:style-name="_35_9">l</text:span><text:span text:style-name="_32_5">,</text:span><text:span text:style-name="_34_7">"</text:span><text:span text:style-name="_35_1"> </text:span><text:span text:style-name="_31_0">i</text:span><text:span text:style-name="_34_8">.</text:span><text:span text:style-name="_35_7">e</text:span><text:span text:style-name="_31_8">.</text:span><text:span text:style-name="_33_2">,</text:span><text:span text:style-name="_35_1"> </text:span><text:span text:style-name="_32_5">t</text:span><text:span text:style-name="_33_2">o</text:span><text:span text:style-name="_35_1"> </text:span><text:span text:style-name="_37_">c</text:span><text:span text:style-name="_33_2">o</text:span><text:span text:style-name="_35_9">r</text:span><text:span text:style-name="_32_0">r</text:span><text:span text:style-name="_34_8">e</text:span><text:span text:style-name="_37_0">s</text:span><text:span text:style-name="_31_2">p</text:span><text:span text:style-name="_33_9">o</text:span><text:span text:style-name="_37_3">n</text:span><text:span text:style-name="_31_5">d</text:span><text:span text:style-name="_32_6"> </text:span><text:span text:style-name="_35_8">i</text:span><text:span text:style-name="_39_">n</text:span><text:span text:style-name="_32_6"> </text:span><text:span text:style-name="_36_0">t</text:span><text:span text:style-name="_32_4">h</text:span><text:span text:style-name="_33_4">i</text:span><text:span text:style-name="_37_0">s</text:span><text:span text:style-name="_31_"> </text:span><text:span text:style-name="_34_2">a</text:span><text:span text:style-name="_36_8">n</text:span><text:span text:style-name="_31_8">a</text:span><text:span text:style-name="_34_5">l</text:span><text:span text:style-name="_35_8">o</text:span><text:span text:style-name="_32_5">g</text:span><text:span text:style-name="_34_5">y</text:span><text:span text:style-name="_35_1"> </text:span><text:span text:style-name="_39_">t</text:span><text:span text:style-name="_33_4">o</text:span><text:span text:style-name="_35_1"> </text:span><text:span text:style-name="_31_7">p</text:span><text:span text:style-name="_33_7">i</text:span><text:span text:style-name="_35_8">l</text:span><text:span text:style-name="_32_2">e</text:span><text:span text:style-name="_33_2">s</text:span><text:span text:style-name="_35_1"> </text:span><text:span text:style-name="_32_5">o</text:span><text:span text:style-name="_33_4">f</text:span><text:span text:style-name="_35_1"> </text:span><text:span text:style-name="_38_">s</text:span><text:span text:style-name="_33_9">u</text:span><text:span text:style-name="_35_8">b</text:span><text:span text:style-name="_31_9">c</text:span><text:span text:style-name="_34_5">r</text:span><text:span text:style-name="_36_7">i</text:span><text:span text:style-name="_31_3">t</text:span><text:span text:style-name="_34_9">i</text:span><text:span text:style-name="_36_7">c</text:span><text:span text:style-name="_31_3">a</text:span><text:span text:style-name="_34_4">l</text:span><text:span text:style-name="_35_1"> </text:span><text:span text:style-name="_31_2">s</text:span><text:span text:style-name="_33_5">i</text:span><text:span text:style-name="_36_2">z</text:span><text:span text:style-name="_31_2">e</text:span><text:span text:style-name="_33_2">.</text:span><text:span text:style-name="_35_1"> </text:span><text:span text:style-name="_39_">A</text:span><text:span text:style-name="_35_0">n</text:span><text:span text:style-name="_35_1"> </text:span><text:span text:style-name="_31_4">i</text:span><text:span text:style-name="_33_2">d</text:span><text:span text:style-name="_36_9">e</text:span><text:span text:style-name="_38_">a</text:span><text:span text:style-name="_32_6"> </text:span><text:span text:style-name="_37_5">p</text:span><text:span text:style-name="_32_5">r</text:span><text:span text:style-name="_33_2">e</text:span><text:span text:style-name="_36_3">s</text:span><text:span text:style-name="_31_5">e</text:span><text:span text:style-name="_33_2">n</text:span><text:span text:style-name="_36_9">t</text:span><text:span text:style-name="_32_0">e</text:span><text:span text:style-name="_33_4">d</text:span><text:span text:style-name="_35_1"> </text:span><text:span text:style-name="_31_2">t</text:span><text:span text:style-name="_34_8">o</text:span><text:span text:style-name="_35_1"> </text:span><text:span text:style-name="_31_2">s</text:span><text:span text:style-name="_33_2">u</text:span><text:span text:style-name="_37_4">c</text:span><text:span text:style-name="_31_4">h</text:span><text:span text:style-name="_32_6"> </text:span><text:span text:style-name="_36_5">a</text:span><text:span text:style-name="_31_"> </text:span><text:span text:style-name="_33_2">m</text:span><text:span text:style-name="_36_0">i</text:span><text:span text:style-name="_32_4">n</text:span><text:span text:style-name="_34_7">d</text:span><text:span text:style-name="_35_1"> </text:span><text:span text:style-name="_31_8">w</text:span><text:span text:style-name="_34_4">i</text:span><text:span text:style-name="_35_9">l</text:span><text:span text:style-name="_31_4">l</text:span><text:span text:style-name="_32_6"> </text:span><text:span text:style-name="_36_0">o</text:span><text:span text:style-name="_32_4">n</text:span><text:span text:style-name="_32_6"> </text:span><text:span text:style-name="_36_5">a</text:span><text:span text:style-name="_31_9">v</text:span><text:span text:style-name="_34_3">e</text:span><text:span text:style-name="_36_3">r</text:span><text:span text:style-name="_32_4">a</text:span><text:span text:style-name="_34_4">g</text:span><text:span text:style-name="_36_5">e</text:span><text:span text:style-name="_31_"> </text:span><text:span text:style-name="_33_7">g</text:span><text:span text:style-name="_36_5">i</text:span><text:span text:style-name="_31_0">v</text:span><text:span text:style-name="_34_3">e</text:span><text:span text:style-name="_35_1"> </text:span><text:span text:style-name="_39_">r</text:span><text:span text:style-name="_34_0">i</text:span><text:span text:style-name="_36_7">s</text:span><text:span text:style-name="_38_">e</text:span><text:span text:style-name="_32_6"> </text:span><text:span text:style-name="_36_0">t</text:span><text:span text:style-name="_32_2">o</text:span><text:span text:style-name="_32_6"> </text:span><text:span text:style-name="_36_9">l</text:span><text:span text:style-name="_32_2">e</text:span><text:span text:style-name="_34_2">s</text:span><text:span text:style-name="_36_8">s</text:span><text:span text:style-name="_31_"> </text:span><text:span text:style-name="_33_7">t</text:span><text:span text:style-name="_35_9">h</text:span><text:span text:style-name="_32_2">a</text:span><text:span text:style-name="_34_4">n</text:span><text:span text:style-name="_35_1"> </text:span><text:span text:style-name="_31_0">o</text:span><text:span text:style-name="_33_8">n</text:span><text:span text:style-name="_36_9">e</text:span><text:span text:style-name="_31_"> </text:span><text:span text:style-name="_34_8">i</text:span><text:span text:style-name="_37_5">d</text:span><text:span text:style-name="_39_">e</text:span><text:span text:style-name="_34_7">a</text:span><text:span text:style-name="_35_1"> </text:span><text:span text:style-name="_31_7">i</text:span><text:span text:style-name="_34_5">n</text:span><text:span text:style-name="_35_1"> </text:span><text:span text:style-name="_39_">r</text:span><text:span text:style-name="_33_8">e</text:span><text:span text:style-name="_37_0">p</text:span><text:span text:style-name="_31_3">l</text:span><text:span text:style-name="_35_0">y</text:span><text:span text:style-name="_36_2">.</text:span><text:span text:style-name="_31_"> </text:span><text:span text:style-name="_34_8">A</text:span><text:span text:style-name="_35_1"> </text:span><text:span text:style-name="_32_4">s</text:span><text:span text:style-name="_33_8">m</text:span><text:span text:style-name="_35_7">a</text:span><text:span text:style-name="_32_2">l</text:span><text:span text:style-name="_34_9">l</text:span><text:span text:style-name="_36_4">i</text:span><text:span text:style-name="_37_">s</text:span><text:span text:style-name="_34_3">h</text:span><text:span text:style-name="_35_1"> </text:span><text:span text:style-name="_32_3">p</text:span><text:span text:style-name="_34_4">r</text:span><text:span text:style-name="_36_9">o</text:span><text:span text:style-name="_32_2">p</text:span><text:span text:style-name="_35_0">o</text:span><text:span text:style-name="_37_0">r</text:span><text:span text:style-name="_32_5">t</text:span><text:span text:style-name="_34_5">i</text:span><text:span text:style-name="_37_4">o</text:span><text:span text:style-name="_31_9">n</text:span><text:span text:style-name="_32_6"> </text:span><text:span text:style-name="_37_4">a</text:span><text:span text:style-name="_37_">r</text:span><text:span text:style-name="_34_8">e</text:span><text:span text:style-name="_35_1"> </text:span><text:span text:style-name="_32_2">s</text:span><text:span text:style-name="_33_8">u</text:span><text:span text:style-name="_35_8">p</text:span><text:span text:style-name="_32_0">e</text:span><text:span text:style-name="_34_7">r</text:span><text:span text:style-name="_36_0">c</text:span><text:span text:style-name="_31_9">r</text:span><text:span text:style-name="_33_8">i</text:span><text:span text:style-name="_36_5">t</text:span><text:span text:style-name="_38_">i</text:span><text:span text:style-name="_34_2">c</text:span><text:span text:style-name="_36_9">a</text:span><text:span text:style-name="_39_">l</text:span><text:span text:style-name="_34_9">.</text:span><text:span text:style-name="_35_1"> </text:span><text:span text:style-name="_32_0">A</text:span><text:span text:style-name="_34_4">n</text:span><text:span text:style-name="_35_1"> </text:span><text:span text:style-name="_32_2">i</text:span><text:span text:style-name="_34_3">d</text:span><text:span text:style-name="_36_9">e</text:span><text:span text:style-name="_31_5">a</text:span><text:span text:style-name="_32_6"> </text:span><text:span text:style-name="_36_7">p</text:span><text:span text:style-name="_39_">r</text:span><text:span text:style-name="_34_7">e</text:span><text:span text:style-name="_37_2">s</text:span><text:span text:style-name="_32_2">e</text:span><text:span text:style-name="_35_0">n</text:span><text:span text:style-name="_37_0">t</text:span><text:span text:style-name="_32_2">e</text:span><text:span text:style-name="_34_4">d</text:span><text:span text:style-name="_35_1"> </text:span><text:span text:style-name="_32_0">t</text:span><text:span text:style-name="_33_7">o</text:span><text:span text:style-name="_35_1"> </text:span><text:span text:style-name="_37_">s</text:span><text:span text:style-name="_33_8">u</text:span><text:span text:style-name="_37_0">c</text:span><text:span text:style-name="_31_3">h</text:span><text:span text:style-name="_32_6"> </text:span><text:span text:style-name="_37_4">a</text:span><text:span text:style-name="_31_"> </text:span><text:span text:style-name="_34_0">m</text:span><text:span text:style-name="_36_3">i</text:span><text:span text:style-name="_37_">n</text:span><text:span text:style-name="_34_9">d</text:span><text:span text:style-name="_35_1"> </text:span><text:span text:style-name="_39_">t</text:span><text:span text:style-name="_33_3">h</text:span><text:span text:style-name="_36_3">a</text:span><text:span text:style-name="_31_4">t</text:span><text:span text:style-name="_32_6"> </text:span><text:span text:style-name="_37_2">m</text:span><text:span text:style-name="_31_9">a</text:span><text:span text:style-name="_34_4">y</text:span><text:span text:style-name="_35_1"> </text:span><text:span text:style-name="_31_4">g</text:span><text:span text:style-name="_33_8">i</text:span><text:span text:style-name="_36_7">v</text:span><text:span text:style-name="_32_5">e</text:span><text:span text:style-name="_32_6"> </text:span><text:span text:style-name="_36_2">r</text:span><text:span text:style-name="_31_5">i</text:span><text:span text:style-name="_34_5">s</text:span><text:span text:style-name="_36_5">e</text:span><text:span text:style-name="_31_"> </text:span><text:span text:style-name="_34_0">t</text:span><text:span text:style-name="_37_0">o</text:span><text:span text:style-name="_31_"> </text:span><text:span text:style-name="_34_9">a</text:span><text:span text:style-name="_35_1"> </text:span><text:span text:style-name="_31_5">w</text:span><text:span text:style-name="_34_9">h</text:span><text:span text:style-name="_36_2">o</text:span><text:span text:style-name="_31_2">l</text:span><text:span text:style-name="_34_0">e</text:span><text:span text:style-name="_35_1"> </text:span><text:span text:style-name="_31_7">"</text:span><text:span text:style-name="_34_8">t</text:span><text:span text:style-name="_37_4">h</text:span><text:span text:style-name="_31_8">e</text:span><text:span text:style-name="_34_9">o</text:span><text:span text:style-name="_37_0">r</text:span><text:span text:style-name="_32_3">y</text:span><text:span text:style-name="_33_3">"</text:span><text:span text:style-name="_35_1"> </text:span><text:span text:style-name="_32_4">c</text:span><text:span text:style-name="_34_7">o</text:span><text:span text:style-name="_37_2">n</text:span><text:span text:style-name="_31_4">s</text:span><text:span text:style-name="_33_2">i</text:span><text:span text:style-name="_36_3">s</text:span><text:span text:style-name="_31_7">t</text:span><text:span text:style-name="_34_9">i</text:span><text:span text:style-name="_36_2">n</text:span><text:span text:style-name="_32_3">g</text:span><text:span text:style-name="_32_6"> </text:span><text:span text:style-name="_35_8">o</text:span><text:span text:style-name="_31_5">f</text:span><text:span text:style-name="_32_6"> </text:span><text:span text:style-name="_36_5">s</text:span><text:span text:style-name="_31_3">e</text:span><text:span text:style-name="_33_9">c</text:span><text:span text:style-name="_37_2">o</text:span><text:span text:style-name="_31_4">n</text:span><text:span text:style-name="_33_8">d</text:span><text:span text:style-name="_36_5">a</text:span><text:span text:style-name="_31_8">r</text:span><text:span text:style-name="_33_4">y</text:span><text:span text:style-name="_35_7">,</text:span><text:span text:style-name="_31_"> </text:span><text:span text:style-name="_34_8">t</text:span><text:span text:style-name="_36_4">e</text:span><text:span text:style-name="_32_5">r</text:span><text:span text:style-name="_33_3">t</text:span><text:span text:style-name="_36_7">i</text:span><text:span text:style-name="_31_7">a</text:span><text:span text:style-name="_33_2">r</text:span><text:span text:style-name="_36_3">y</text:span><text:span text:style-name="_31_"> </text:span><text:span text:style-name="_33_7">a</text:span><text:span text:style-name="_35_9">n</text:span><text:span text:style-name="_31_8">d</text:span><text:span text:style-name="_32_6"> </text:span><text:span text:style-name="_36_7">m</text:span><text:span text:style-name="_32_3">o</text:span><text:span text:style-name="_34_5">r</text:span><text:span text:style-name="_36_0">e</text:span><text:span text:style-name="_31_"> </text:span><text:span text:style-name="_34_3">r</text:span><text:span text:style-name="_36_9">e</text:span><text:span text:style-name="_31_3">m</text:span><text:span text:style-name="_33_4">o</text:span><text:span text:style-name="_36_0">t</text:span><text:span text:style-name="_32_2">e</text:span><text:span text:style-name="_32_6"> </text:span><text:span text:style-name="_36_3">i</text:span><text:span text:style-name="_31_4">d</text:span><text:span text:style-name="_34_7">e</text:span><text:span text:style-name="_36_3">a</text:span><text:span text:style-name="_31_2">s</text:span><text:span text:style-name="_34_3">.</text:span><text:span text:style-name="_35_1"> </text:span><text:span text:style-name="_32_2">A</text:span><text:span text:style-name="_34_0">n</text:span><text:span text:style-name="_36_9">i</text:span><text:span text:style-name="_32_4">m</text:span><text:span text:style-name="_33_5">a</text:span><text:span text:style-name="_37_5">l</text:span><text:span text:style-name="_32_3">s</text:span><text:span text:style-name="_32_6"> </text:span><text:span text:style-name="_37_0">m</text:span><text:span text:style-name="_38_">i</text:span><text:span text:style-name="_35_0">n</text:span><text:span text:style-name="_37_2">d</text:span><text:span text:style-name="_32_3">s</text:span><text:span text:style-name="_32_6"> </text:span><text:span text:style-name="_36_0">s</text:span><text:span text:style-name="_32_5">e</text:span><text:span text:style-name="_34_8">e</text:span><text:span text:style-name="_36_5">m</text:span><text:span text:style-name="_31_"> </text:span><text:span text:style-name="_34_8">t</text:span><text:span text:style-name="_37_5">o</text:span><text:span text:style-name="_31_"> </text:span><text:span text:style-name="_33_2">b</text:span><text:span text:style-name="_37_5">e</text:span><text:span text:style-name="_31_"> </text:span><text:span text:style-name="_33_7">v</text:span><text:span text:style-name="_35_7">e</text:span><text:span text:style-name="_32_5">r</text:span><text:span text:style-name="_34_5">y</text:span><text:span text:style-name="_35_1"> </text:span><text:span text:style-name="_32_5">d</text:span><text:span text:style-name="_34_0">e</text:span><text:span text:style-name="_36_5">f</text:span><text:span text:style-name="_38_">i</text:span><text:span text:style-name="_33_3">n</text:span><text:span text:style-name="_37_3">i</text:span><text:span text:style-name="_38_">t</text:span><text:span text:style-name="_34_7">e</text:span><text:span text:style-name="_36_8">l</text:span><text:span text:style-name="_31_0">y</text:span><text:span text:style-name="_32_6"> </text:span><text:span text:style-name="_36_0">s</text:span><text:span text:style-name="_31_2">u</text:span><text:span text:style-name="_33_9">b</text:span><text:span text:style-name="_36_8">c</text:span><text:span text:style-name="_31_4">r</text:span><text:span text:style-name="_33_4">i</text:span><text:span text:style-name="_37_3">t</text:span><text:span text:style-name="_31_4">i</text:span><text:span text:style-name="_34_0">c</text:span><text:span text:style-name="_37_2">a</text:span><text:span text:style-name="_31_8">l</text:span><text:span text:style-name="_33_3">.</text:span><text:span text:style-name="_35_1"> </text:span><text:span text:style-name="_31_3">A</text:span><text:span text:style-name="_33_5">d</text:span><text:span text:style-name="_36_0">h</text:span><text:span text:style-name="_31_0">e</text:span><text:span text:style-name="_34_2">r</text:span><text:span text:style-name="_36_9">i</text:span><text:span text:style-name="_38_">n</text:span><text:span text:style-name="_33_5">g</text:span><text:span text:style-name="_35_1"> </text:span><text:span text:style-name="_31_4">t</text:span><text:span text:style-name="_33_5">o</text:span><text:span text:style-name="_35_1"> </text:span><text:span text:style-name="_31_5">t</text:span><text:span text:style-name="_34_0">h</text:span><text:span text:style-name="_36_4">i</text:span><text:span text:style-name="_31_3">s</text:span><text:span text:style-name="_32_6"> </text:span><text:span text:style-name="_35_9">a</text:span><text:span text:style-name="_37_">n</text:span><text:span text:style-name="_34_3">a</text:span><text:span text:style-name="_37_3">l</text:span><text:span text:style-name="_31_2">o</text:span><text:span text:style-name="_34_7">g</text:span><text:span text:style-name="_36_0">y</text:span><text:span text:style-name="_31_"> </text:span><text:span text:style-name="_33_9">w</text:span><text:span text:style-name="_36_3">e</text:span><text:span text:style-name="_31_"> </text:span><text:span text:style-name="_34_2">a</text:span><text:span text:style-name="_36_9">s</text:span><text:span text:style-name="_37_">k</text:span><text:span text:style-name="_33_9">,</text:span><text:span text:style-name="_35_1"> </text:span><text:span text:style-name="_32_2">"</text:span><text:span text:style-name="_34_0">C</text:span><text:span text:style-name="_36_2">a</text:span><text:span text:style-name="_31_0">n</text:span><text:span text:style-name="_32_6"> </text:span><text:span text:style-name="_36_9">a</text:span><text:span text:style-name="_31_"> </text:span><text:span text:style-name="_33_4">m</text:span><text:span text:style-name="_37_4">a</text:span><text:span text:style-name="_32_4">c</text:span><text:span text:style-name="_33_4">h</text:span><text:span text:style-name="_37_5">i</text:span><text:span text:style-name="_31_0">n</text:span><text:span text:style-name="_33_8">e</text:span><text:span text:style-name="_35_1"> </text:span><text:span text:style-name="_31_7">b</text:span><text:span text:style-name="_33_3">e</text:span><text:span text:style-name="_35_1"> </text:span><text:span text:style-name="_32_2">m</text:span><text:span text:style-name="_33_4">a</text:span><text:span text:style-name="_36_2">d</text:span><text:span text:style-name="_31_5">e</text:span><text:span text:style-name="_32_6"> </text:span><text:span text:style-name="_37_2">t</text:span><text:span text:style-name="_39_">o</text:span><text:span text:style-name="_32_6"> </text:span><text:span text:style-name="_36_2">b</text:span><text:span text:style-name="_31_4">e</text:span><text:span text:style-name="_32_6"> </text:span><text:span text:style-name="_35_7">s</text:span><text:span text:style-name="_31_9">u</text:span><text:span text:style-name="_33_8">p</text:span><text:span text:style-name="_37_5">e</text:span><text:span text:style-name="_32_5">r</text:span><text:span text:style-name="_33_9">c</text:span><text:span text:style-name="_36_2">r</text:span><text:span text:style-name="_37_">i</text:span><text:span text:style-name="_33_3">t</text:span><text:span text:style-name="_37_2">i</text:span><text:span text:style-name="_38_">c</text:span><text:span text:style-name="_34_4">a</text:span><text:span text:style-name="_36_7">l</text:span><text:span text:style-name="_39_">?</text:span><text:span text:style-name="_33_7">"</text:span></text:p>
      <text:p text:style-name="P1"><text:soft-page-break/><text:span text:style-name="_31_3">T</text:span><text:span text:style-name="_33_8">h</text:span><text:span text:style-name="_37_2">e</text:span><text:span text:style-name="_31_"> </text:span><text:span text:style-name="_35_0">"</text:span><text:span text:style-name="_37_4">s</text:span><text:span text:style-name="_32_3">k</text:span><text:span text:style-name="_33_8">i</text:span><text:span text:style-name="_37_2">n</text:span>-<text:span text:style-name="_35_0">o</text:span><text:span text:style-name="_36_3">f</text:span>-<text:span text:style-name="_34_0">a</text:span><text:span text:style-name="_37_0">n</text:span>-<text:span text:style-name="_34_0">o</text:span><text:span text:style-name="_37_5">n</text:span><text:span text:style-name="_38_">i</text:span><text:span text:style-name="_35_0">o</text:span><text:span text:style-name="_36_9">n</text:span><text:span text:style-name="_32_3">"</text:span><text:span text:style-name="_32_6"> </text:span><text:span text:style-name="_36_7">a</text:span><text:span text:style-name="_31_2">n</text:span><text:span text:style-name="_34_4">a</text:span><text:span text:style-name="_37_2">l</text:span><text:span text:style-name="_39_">o</text:span><text:span text:style-name="_34_2">g</text:span><text:span text:style-name="_37_4">y</text:span><text:span text:style-name="_31_"> </text:span><text:span text:style-name="_34_7">i</text:span><text:span text:style-name="_35_8">s</text:span><text:span text:style-name="_31_"> </text:span><text:span text:style-name="_33_4">a</text:span><text:span text:style-name="_36_4">l</text:span><text:span text:style-name="_32_2">s</text:span><text:span text:style-name="_34_4">o</text:span><text:span text:style-name="_35_1"> </text:span><text:span text:style-name="_31_3">h</text:span><text:span text:style-name="_34_9">e</text:span><text:span text:style-name="_36_9">l</text:span><text:span text:style-name="_32_3">p</text:span><text:span text:style-name="_34_0">f</text:span><text:span text:style-name="_36_9">u</text:span><text:span text:style-name="_37_">l</text:span><text:span text:style-name="_34_8">.</text:span><text:span text:style-name="_35_1"> </text:span><text:span text:style-name="_31_0">I</text:span><text:span text:style-name="_34_0">n</text:span><text:span text:style-name="_35_1"> </text:span><text:span text:style-name="_31_2">c</text:span><text:span text:style-name="_33_5">o</text:span><text:span text:style-name="_36_7">n</text:span><text:span text:style-name="_31_4">s</text:span><text:span text:style-name="_33_5">i</text:span><text:span text:style-name="_37_5">d</text:span><text:span text:style-name="_31_4">e</text:span><text:span text:style-name="_33_3">r</text:span><text:span text:style-name="_36_2">i</text:span><text:span text:style-name="_31_4">n</text:span><text:span text:style-name="_34_2">g</text:span><text:span text:style-name="_35_1"> </text:span><text:span text:style-name="_31_4">t</text:span><text:span text:style-name="_34_5">h</text:span><text:span text:style-name="_36_7">e</text:span><text:span text:style-name="_31_"> </text:span><text:span text:style-name="_34_8">f</text:span><text:span text:style-name="_37_4">u</text:span><text:span text:style-name="_31_0">n</text:span><text:span text:style-name="_34_5">c</text:span><text:span text:style-name="_37_2">t</text:span><text:span text:style-name="_31_4">i</text:span><text:span text:style-name="_34_5">o</text:span><text:span text:style-name="_35_9">n</text:span><text:span text:style-name="_31_8">s</text:span><text:span text:style-name="_32_6"> </text:span><text:span text:style-name="_36_5">o</text:span><text:span text:style-name="_31_7">f</text:span><text:span text:style-name="_32_6"> </text:span><text:span text:style-name="_37_2">t</text:span><text:span text:style-name="_31_0">h</text:span><text:span text:style-name="_34_9">e</text:span><text:span text:style-name="_35_1"> </text:span><text:span text:style-name="_39_">m</text:span><text:span text:style-name="_33_7">i</text:span><text:span text:style-name="_37_5">n</text:span><text:span text:style-name="_31_2">d</text:span><text:span text:style-name="_32_6"> </text:span><text:span text:style-name="_37_3">o</text:span><text:span text:style-name="_31_9">r</text:span><text:span text:style-name="_32_6"> </text:span><text:span text:style-name="_35_9">t</text:span><text:span text:style-name="_32_5">h</text:span><text:span text:style-name="_35_0">e</text:span><text:span text:style-name="_35_1"> </text:span><text:span text:style-name="_37_">b</text:span><text:span text:style-name="_33_5">r</text:span><text:span text:style-name="_36_2">a</text:span><text:span text:style-name="_32_4">i</text:span><text:span text:style-name="_33_3">n</text:span><text:span text:style-name="_35_1"> </text:span><text:span text:style-name="_37_">w</text:span><text:span text:style-name="_34_7">e</text:span><text:span text:style-name="_35_1"> </text:span><text:span text:style-name="_32_4">f</text:span><text:span text:style-name="_34_4">i</text:span><text:span text:style-name="_37_4">n</text:span><text:span text:style-name="_31_0">d</text:span><text:span text:style-name="_32_6"> </text:span><text:span text:style-name="_35_7">c</text:span><text:span text:style-name="_31_9">e</text:span><text:span text:style-name="_35_0">r</text:span><text:span text:style-name="_37_2">t</text:span><text:span text:style-name="_31_8">a</text:span><text:span text:style-name="_33_9">i</text:span><text:span text:style-name="_36_9">n</text:span><text:span text:style-name="_31_"> </text:span><text:span text:style-name="_33_5">o</text:span><text:span text:style-name="_37_3">p</text:span><text:span text:style-name="_31_4">e</text:span><text:span text:style-name="_33_8">r</text:span><text:span text:style-name="_36_5">a</text:span><text:span text:style-name="_31_7">t</text:span><text:span text:style-name="_34_5">i</text:span><text:span text:style-name="_36_8">o</text:span><text:span text:style-name="_31_3">n</text:span><text:span text:style-name="_33_7">s</text:span><text:span text:style-name="_35_1"> </text:span><text:span text:style-name="_31_7">w</text:span><text:span text:style-name="_34_4">h</text:span><text:span text:style-name="_36_3">i</text:span><text:span text:style-name="_31_3">c</text:span><text:span text:style-name="_33_2">h</text:span><text:span text:style-name="_35_1"> </text:span><text:span text:style-name="_38_">w</text:span><text:span text:style-name="_33_3">e</text:span><text:span text:style-name="_35_1"> </text:span><text:span text:style-name="_32_2">c</text:span><text:span text:style-name="_34_8">a</text:span><text:span text:style-name="_36_7">n</text:span><text:span text:style-name="_31_"> </text:span><text:span text:style-name="_33_8">e</text:span><text:span text:style-name="_36_0">x</text:span><text:span text:style-name="_32_3">p</text:span><text:span text:style-name="_33_3">l</text:span><text:span text:style-name="_35_9">a</text:span><text:span text:style-name="_32_5">i</text:span><text:span text:style-name="_33_9">n</text:span><text:span text:style-name="_35_1"> </text:span><text:span text:style-name="_31_7">i</text:span><text:span text:style-name="_34_8">n</text:span><text:span text:style-name="_35_1"> </text:span><text:span text:style-name="_31_4">p</text:span><text:span text:style-name="_34_4">u</text:span><text:span text:style-name="_37_0">r</text:span><text:span text:style-name="_32_3">e</text:span><text:span text:style-name="_33_4">l</text:span><text:span text:style-name="_35_7">y</text:span><text:span text:style-name="_31_"> </text:span><text:span text:style-name="_34_9">m</text:span><text:span text:style-name="_36_9">e</text:span><text:span text:style-name="_31_5">c</text:span><text:span text:style-name="_33_9">h</text:span><text:span text:style-name="_35_9">a</text:span><text:span text:style-name="_32_3">n</text:span><text:span text:style-name="_34_5">i</text:span><text:span text:style-name="_36_3">c</text:span><text:span text:style-name="_31_0">a</text:span><text:span text:style-name="_34_5">l</text:span><text:span text:style-name="_35_1"> </text:span><text:span text:style-name="_31_3">t</text:span><text:span text:style-name="_34_5">e</text:span><text:span text:style-name="_36_0">r</text:span><text:span text:style-name="_31_9">m</text:span><text:span text:style-name="_34_9">s</text:span><text:span text:style-name="_36_9">.</text:span><text:span text:style-name="_31_"> </text:span><text:span text:style-name="_33_4">T</text:span><text:span text:style-name="_36_3">h</text:span><text:span text:style-name="_31_9">i</text:span><text:span text:style-name="_34_7">s</text:span><text:span text:style-name="_35_1"> </text:span><text:span text:style-name="_32_4">w</text:span><text:span text:style-name="_33_9">e</text:span><text:span text:style-name="_35_1"> </text:span><text:span text:style-name="_32_2">s</text:span><text:span text:style-name="_33_7">a</text:span><text:span text:style-name="_36_2">y</text:span><text:span text:style-name="_31_"> </text:span><text:span text:style-name="_33_7">d</text:span><text:span text:style-name="_36_2">o</text:span><text:span text:style-name="_32_2">e</text:span><text:span text:style-name="_34_2">s</text:span><text:span text:style-name="_35_1"> </text:span><text:span text:style-name="_31_9">n</text:span><text:span text:style-name="_34_8">o</text:span><text:span text:style-name="_36_2">t</text:span><text:span text:style-name="_31_"> </text:span><text:span text:style-name="_33_5">c</text:span><text:span text:style-name="_35_8">o</text:span><text:span text:style-name="_32_2">r</text:span><text:span text:style-name="_33_2">r</text:span><text:span text:style-name="_37_2">e</text:span><text:span text:style-name="_32_4">s</text:span><text:span text:style-name="_34_3">p</text:span><text:span text:style-name="_36_9">o</text:span><text:span text:style-name="_32_2">n</text:span><text:span text:style-name="_34_2">d</text:span><text:span text:style-name="_35_1"> </text:span><text:span text:style-name="_31_4">t</text:span><text:span text:style-name="_33_9">o</text:span><text:span text:style-name="_35_1"> </text:span><text:span text:style-name="_31_8">t</text:span><text:span text:style-name="_33_5">h</text:span><text:span text:style-name="_35_8">e</text:span><text:span text:style-name="_31_"> </text:span><text:span text:style-name="_33_4">r</text:span><text:span text:style-name="_36_2">e</text:span><text:span text:style-name="_31_2">a</text:span><text:span text:style-name="_33_2">l</text:span><text:span text:style-name="_35_1"> </text:span><text:span text:style-name="_37_">m</text:span><text:span text:style-name="_34_5">i</text:span><text:span text:style-name="_37_3">n</text:span><text:span text:style-name="_39_">d</text:span><text:span text:style-name="_34_8">:</text:span><text:span text:style-name="_35_1"> </text:span><text:span text:style-name="_31_8">i</text:span><text:span text:style-name="_34_9">t</text:span><text:span text:style-name="_35_1"> </text:span><text:span text:style-name="_31_2">i</text:span><text:span text:style-name="_34_7">s</text:span><text:span text:style-name="_35_1"> </text:span><text:span text:style-name="_31_5">a</text:span><text:span text:style-name="_32_6"> </text:span><text:span text:style-name="_37_5">s</text:span><text:span text:style-name="_32_0">o</text:span><text:span text:style-name="_35_0">r</text:span><text:span text:style-name="_35_8">t</text:span><text:span text:style-name="_31_"> </text:span><text:span text:style-name="_35_0">o</text:span><text:span text:style-name="_36_3">f</text:span><text:span text:style-name="_31_"> </text:span><text:span text:style-name="_34_9">s</text:span><text:span text:style-name="_35_9">k</text:span><text:span text:style-name="_32_5">i</text:span><text:span text:style-name="_35_0">n</text:span><text:span text:style-name="_35_1"> </text:span><text:span text:style-name="_31_5">w</text:span><text:span text:style-name="_33_2">h</text:span><text:span text:style-name="_36_5">i</text:span><text:span text:style-name="_32_4">c</text:span><text:span text:style-name="_34_0">h</text:span><text:span text:style-name="_35_1"> </text:span><text:span text:style-name="_31_8">w</text:span><text:span text:style-name="_34_5">e</text:span><text:span text:style-name="_35_1"> </text:span><text:span text:style-name="_31_2">m</text:span><text:span text:style-name="_33_9">u</text:span><text:span text:style-name="_35_8">s</text:span><text:span text:style-name="_32_0">t</text:span><text:span text:style-name="_32_6"> </text:span><text:span text:style-name="_36_8">s</text:span><text:span text:style-name="_37_">t</text:span><text:span text:style-name="_34_3">r</text:span><text:span text:style-name="_37_5">i</text:span><text:span text:style-name="_32_2">p</text:span><text:span text:style-name="_32_6"> </text:span><text:span text:style-name="_37_3">o</text:span><text:span text:style-name="_32_3">f</text:span><text:span text:style-name="_33_7">f</text:span><text:span text:style-name="_35_1"> </text:span><text:span text:style-name="_31_2">i</text:span><text:span text:style-name="_33_9">f</text:span><text:span text:style-name="_35_1"> </text:span><text:span text:style-name="_31_8">w</text:span><text:span text:style-name="_34_8">e</text:span><text:span text:style-name="_35_1"> </text:span><text:span text:style-name="_32_4">a</text:span><text:span text:style-name="_34_3">r</text:span><text:span text:style-name="_37_4">e</text:span><text:span text:style-name="_31_"> </text:span><text:span text:style-name="_34_8">t</text:span><text:span text:style-name="_35_9">o</text:span><text:span text:style-name="_31_"> </text:span><text:span text:style-name="_34_4">f</text:span><text:span text:style-name="_37_5">i</text:span><text:span text:style-name="_32_0">n</text:span><text:span text:style-name="_33_2">d</text:span><text:span text:style-name="_35_1"> </text:span><text:span text:style-name="_39_">t</text:span><text:span text:style-name="_34_8">h</text:span><text:span text:style-name="_37_2">e</text:span><text:span text:style-name="_31_"> </text:span><text:span text:style-name="_34_0">r</text:span><text:span text:style-name="_37_4">e</text:span><text:span text:style-name="_31_0">a</text:span><text:span text:style-name="_34_9">l</text:span><text:span text:style-name="_35_1"> </text:span><text:span text:style-name="_39_">m</text:span><text:span text:style-name="_33_4">i</text:span><text:span text:style-name="_36_3">n</text:span><text:span text:style-name="_32_3">d</text:span><text:span text:style-name="_35_0">.</text:span><text:span text:style-name="_35_1"> </text:span><text:span text:style-name="_38_">B</text:span><text:span text:style-name="_34_8">u</text:span><text:span text:style-name="_36_7">t</text:span><text:span text:style-name="_31_"> </text:span><text:span text:style-name="_34_5">t</text:span><text:span text:style-name="_35_9">h</text:span><text:span text:style-name="_32_3">e</text:span><text:span text:style-name="_34_4">n</text:span><text:span text:style-name="_35_1"> </text:span><text:span text:style-name="_32_4">i</text:span><text:span text:style-name="_33_3">n</text:span><text:span text:style-name="_35_1"> </text:span><text:span text:style-name="_38_">w</text:span><text:span text:style-name="_34_4">h</text:span><text:span text:style-name="_37_4">a</text:span><text:span text:style-name="_39_">t</text:span><text:span text:style-name="_32_6"> </text:span><text:span text:style-name="_36_8">r</text:span><text:span text:style-name="_38_">e</text:span><text:span text:style-name="_33_5">m</text:span><text:span text:style-name="_36_9">a</text:span><text:span text:style-name="_31_4">i</text:span><text:span text:style-name="_35_0">n</text:span><text:span text:style-name="_37_3">s</text:span><text:span text:style-name="_31_"> </text:span><text:span text:style-name="_35_0">w</text:span><text:span text:style-name="_36_9">e</text:span><text:span text:style-name="_31_"> </text:span><text:span text:style-name="_34_0">f</text:span><text:span text:style-name="_36_7">i</text:span><text:span text:style-name="_38_">n</text:span><text:span text:style-name="_33_2">d</text:span><text:span text:style-name="_35_1"> </text:span><text:span text:style-name="_31_0">a</text:span><text:span text:style-name="_32_6"> </text:span><text:span text:style-name="_35_9">f</text:span><text:span text:style-name="_31_4">u</text:span><text:span text:style-name="_34_0">r</text:span><text:span text:style-name="_36_2">t</text:span><text:span text:style-name="_31_8">h</text:span><text:span text:style-name="_34_0">e</text:span><text:span text:style-name="_35_7">r</text:span><text:span text:style-name="_31_"> </text:span><text:span text:style-name="_34_9">s</text:span><text:span text:style-name="_36_8">k</text:span><text:span text:style-name="_32_4">i</text:span><text:span text:style-name="_34_9">n</text:span><text:span text:style-name="_35_1"> </text:span><text:span text:style-name="_31_4">t</text:span><text:span text:style-name="_33_4">o</text:span><text:span text:style-name="_35_1"> </text:span><text:span text:style-name="_32_0">b</text:span><text:span text:style-name="_34_9">e</text:span><text:span text:style-name="_35_1"> </text:span><text:span text:style-name="_31_8">s</text:span><text:span text:style-name="_34_8">t</text:span><text:span text:style-name="_37_4">r</text:span><text:span text:style-name="_32_4">i</text:span><text:span text:style-name="_34_3">p</text:span><text:span text:style-name="_37_5">p</text:span><text:span text:style-name="_32_4">e</text:span><text:span text:style-name="_34_5">d</text:span><text:span text:style-name="_35_1"> </text:span><text:span text:style-name="_31_5">o</text:span><text:span text:style-name="_34_0">f</text:span><text:span text:style-name="_35_8">f</text:span><text:span text:style-name="_31_8">,</text:span><text:span text:style-name="_32_6"> </text:span><text:span text:style-name="_35_9">a</text:span><text:span text:style-name="_32_0">n</text:span><text:span text:style-name="_34_8">d</text:span><text:span text:style-name="_35_1"> </text:span><text:span text:style-name="_32_2">s</text:span><text:span text:style-name="_33_5">o</text:span><text:span text:style-name="_35_1"> </text:span><text:span text:style-name="_38_">o</text:span><text:span text:style-name="_33_4">n</text:span><text:span text:style-name="_37_0">.</text:span><text:span text:style-name="_31_"> </text:span><text:span text:style-name="_33_5">P</text:span><text:span text:style-name="_35_7">r</text:span><text:span text:style-name="_31_9">o</text:span><text:span text:style-name="_33_4">c</text:span><text:span text:style-name="_36_0">e</text:span><text:span text:style-name="_32_5">e</text:span><text:span text:style-name="_34_3">d</text:span><text:span text:style-name="_37_3">i</text:span><text:span text:style-name="_31_4">n</text:span><text:span text:style-name="_34_7">g</text:span><text:span text:style-name="_35_1"> </text:span><text:span text:style-name="_31_2">i</text:span><text:span text:style-name="_34_7">n</text:span><text:span text:style-name="_35_1"> </text:span><text:span text:style-name="_31_7">t</text:span><text:span text:style-name="_34_8">h</text:span><text:span text:style-name="_37_2">i</text:span><text:span text:style-name="_31_9">s</text:span><text:span text:style-name="_32_6"> </text:span><text:span text:style-name="_36_8">w</text:span><text:span text:style-name="_37_">a</text:span><text:span text:style-name="_33_2">y</text:span><text:span text:style-name="_35_1"> </text:span><text:span text:style-name="_31_4">d</text:span><text:span text:style-name="_34_7">o</text:span><text:span text:style-name="_35_1"> </text:span><text:span text:style-name="_32_4">w</text:span><text:span text:style-name="_34_8">e</text:span><text:span text:style-name="_35_1"> </text:span><text:span text:style-name="_38_">e</text:span><text:span text:style-name="_33_9">v</text:span><text:span text:style-name="_37_5">e</text:span><text:span text:style-name="_31_8">r</text:span><text:span text:style-name="_32_6"> </text:span><text:span text:style-name="_37_2">c</text:span><text:span text:style-name="_31_9">o</text:span><text:span text:style-name="_34_2">m</text:span><text:span text:style-name="_36_3">e</text:span><text:span text:style-name="_31_"> </text:span><text:span text:style-name="_34_0">t</text:span><text:span text:style-name="_36_3">o</text:span><text:span text:style-name="_31_"> </text:span><text:span text:style-name="_33_8">t</text:span><text:span text:style-name="_37_3">h</text:span><text:span text:style-name="_31_9">e</text:span><text:span text:style-name="_32_6"> </text:span><text:span text:style-name="_35_9">"</text:span><text:span text:style-name="_31_3">r</text:span><text:span text:style-name="_33_3">e</text:span><text:span text:style-name="_36_4">a</text:span><text:span text:style-name="_32_5">l</text:span><text:span text:style-name="_35_0">"</text:span><text:span text:style-name="_35_1"> </text:span><text:span text:style-name="_32_4">m</text:span><text:span text:style-name="_33_3">i</text:span><text:span text:style-name="_36_7">n</text:span><text:span text:style-name="_31_2">d</text:span><text:span text:style-name="_34_2">,</text:span><text:span text:style-name="_35_1"> </text:span><text:span text:style-name="_31_4">o</text:span><text:span text:style-name="_33_3">r</text:span><text:span text:style-name="_35_1"> </text:span><text:span text:style-name="_37_">d</text:span><text:span text:style-name="_33_2">o</text:span><text:span text:style-name="_35_1"> </text:span><text:span text:style-name="_31_2">w</text:span><text:span text:style-name="_33_4">e</text:span><text:span text:style-name="_35_1"> </text:span><text:span text:style-name="_31_9">e</text:span><text:span text:style-name="_33_3">v</text:span><text:span text:style-name="_37_2">e</text:span><text:span text:style-name="_32_4">n</text:span><text:span text:style-name="_34_8">t</text:span><text:span text:style-name="_36_2">u</text:span><text:span text:style-name="_39_">a</text:span><text:span text:style-name="_34_3">l</text:span><text:span text:style-name="_37_2">l</text:span><text:span text:style-name="_31_3">y</text:span><text:span text:style-name="_32_6"> </text:span><text:span text:style-name="_36_9">c</text:span><text:span text:style-name="_31_4">o</text:span><text:span text:style-name="_33_8">m</text:span><text:span text:style-name="_36_2">e</text:span><text:span text:style-name="_31_"> </text:span><text:span text:style-name="_33_4">t</text:span><text:span text:style-name="_36_2">o</text:span><text:span text:style-name="_31_"> </text:span><text:span text:style-name="_34_7">t</text:span><text:span text:style-name="_37_5">h</text:span><text:span text:style-name="_32_5">e</text:span><text:span text:style-name="_32_6"> </text:span><text:span text:style-name="_36_2">s</text:span><text:span text:style-name="_32_5">k</text:span><text:span text:style-name="_34_5">i</text:span><text:span text:style-name="_37_4">n</text:span><text:span text:style-name="_31_"> </text:span><text:span text:style-name="_33_4">w</text:span><text:span text:style-name="_36_9">h</text:span><text:span text:style-name="_32_0">i</text:span><text:span text:style-name="_34_5">c</text:span><text:span text:style-name="_36_9">h</text:span><text:span text:style-name="_31_"> </text:span><text:span text:style-name="_34_0">h</text:span><text:span text:style-name="_36_3">a</text:span><text:span text:style-name="_31_2">s</text:span><text:span text:style-name="_32_6"> </text:span><text:span text:style-name="_35_9">n</text:span><text:span text:style-name="_37_">o</text:span><text:span text:style-name="_34_2">t</text:span><text:span text:style-name="_36_5">h</text:span><text:span text:style-name="_31_3">i</text:span><text:span text:style-name="_34_2">n</text:span><text:span text:style-name="_36_2">g</text:span><text:span text:style-name="_31_"> </text:span><text:span text:style-name="_33_5">i</text:span><text:span text:style-name="_37_2">n</text:span><text:span text:style-name="_31_"> </text:span><text:span text:style-name="_34_5">i</text:span><text:span text:style-name="_37_5">t</text:span><text:span text:style-name="_32_0">?</text:span><text:span text:style-name="_32_6"> </text:span><text:span text:style-name="_35_9">I</text:span><text:span text:style-name="_31_3">n</text:span><text:span text:style-name="_32_6"> </text:span><text:span text:style-name="_36_7">t</text:span><text:span text:style-name="_32_2">h</text:span><text:span text:style-name="_33_5">e</text:span><text:span text:style-name="_35_1"> </text:span><text:span text:style-name="_39_">l</text:span><text:span text:style-name="_33_7">a</text:span><text:span text:style-name="_36_2">t</text:span><text:span text:style-name="_37_">t</text:span><text:span text:style-name="_34_7">e</text:span><text:span text:style-name="_35_8">r</text:span><text:span text:style-name="_31_"> </text:span><text:span text:style-name="_33_8">c</text:span><text:span text:style-name="_37_0">a</text:span><text:span text:style-name="_38_">s</text:span><text:span text:style-name="_33_9">e</text:span><text:span text:style-name="_35_1"> </text:span><text:span text:style-name="_31_7">t</text:span><text:span text:style-name="_35_0">h</text:span><text:span text:style-name="_36_3">e</text:span><text:span text:style-name="_31_"> </text:span><text:span text:style-name="_34_2">w</text:span><text:span text:style-name="_36_2">h</text:span><text:span text:style-name="_31_4">o</text:span><text:span text:style-name="_34_3">l</text:span><text:span text:style-name="_36_4">e</text:span><text:span text:style-name="_31_"> </text:span><text:span text:style-name="_33_7">m</text:span><text:span text:style-name="_36_4">i</text:span><text:span text:style-name="_32_2">n</text:span><text:span text:style-name="_34_4">d</text:span><text:span text:style-name="_35_1"> </text:span><text:span text:style-name="_31_2">i</text:span><text:span text:style-name="_33_5">s</text:span><text:span text:style-name="_35_1"> </text:span><text:span text:style-name="_39_">m</text:span><text:span text:style-name="_35_0">e</text:span><text:span text:style-name="_36_8">c</text:span><text:span text:style-name="_32_5">h</text:span><text:span text:style-name="_33_5">a</text:span><text:span text:style-name="_35_9">n</text:span><text:span text:style-name="_32_3">i</text:span><text:span text:style-name="_33_4">c</text:span><text:span text:style-name="_35_7">a</text:span><text:span text:style-name="_37_">l</text:span><text:span text:style-name="_34_4">.</text:span><text:span text:style-name="_35_1"> </text:span><text:span text:style-name="_31_5">(</text:span><text:span text:style-name="_34_2">I</text:span><text:span text:style-name="_36_5">t</text:span><text:span text:style-name="_31_"> </text:span><text:span text:style-name="_33_4">w</text:span><text:span text:style-name="_36_9">o</text:span><text:span text:style-name="_39_">u</text:span><text:span text:style-name="_34_4">l</text:span><text:span text:style-name="_37_5">d</text:span><text:span text:style-name="_31_"> </text:span><text:span text:style-name="_33_2">n</text:span><text:span text:style-name="_36_9">o</text:span><text:span text:style-name="_31_5">t</text:span><text:span text:style-name="_32_6"> </text:span><text:span text:style-name="_35_8">b</text:span><text:span text:style-name="_32_4">e</text:span><text:span text:style-name="_32_6"> </text:span><text:span text:style-name="_35_7">a</text:span><text:span text:style-name="_31_"> </text:span><text:span text:style-name="_34_9">d</text:span><text:span text:style-name="_36_2">i</text:span><text:span text:style-name="_32_2">s</text:span><text:span text:style-name="_34_7">c</text:span><text:span text:style-name="_36_9">r</text:span><text:span text:style-name="_31_2">e</text:span><text:span text:style-name="_33_5">t</text:span><text:span text:style-name="_36_2">e</text:span>-<text:span text:style-name="_33_3">s</text:span><text:span text:style-name="_36_4">t</text:span><text:span text:style-name="_32_4">a</text:span><text:span text:style-name="_34_3">t</text:span><text:span text:style-name="_36_7">e</text:span><text:span text:style-name="_31_"> </text:span><text:span text:style-name="_34_7">m</text:span><text:span text:style-name="_37_4">a</text:span><text:span text:style-name="_37_">c</text:span><text:span text:style-name="_34_8">h</text:span><text:span text:style-name="_35_8">i</text:span><text:span text:style-name="_32_5">n</text:span><text:span text:style-name="_35_0">e</text:span><text:span text:style-name="_35_1"> </text:span><text:span text:style-name="_31_2">h</text:span><text:span text:style-name="_33_3">o</text:span><text:span text:style-name="_36_8">w</text:span><text:span text:style-name="_31_5">e</text:span><text:span text:style-name="_34_7">v</text:span><text:span text:style-name="_35_9">e</text:span><text:span text:style-name="_31_8">r</text:span><text:span text:style-name="_34_5">.</text:span><text:span text:style-name="_35_1"> </text:span><text:span text:style-name="_31_8">W</text:span><text:span text:style-name="_33_2">e</text:span><text:span text:style-name="_35_1"> </text:span><text:span text:style-name="_38_">h</text:span><text:span text:style-name="_33_7">a</text:span><text:span text:style-name="_37_0">v</text:span><text:span text:style-name="_31_8">e</text:span><text:span text:style-name="_32_6"> </text:span><text:span text:style-name="_36_9">d</text:span><text:span text:style-name="_31_7">i</text:span><text:span text:style-name="_33_5">s</text:span><text:span text:style-name="_35_7">c</text:span><text:span text:style-name="_31_0">u</text:span><text:span text:style-name="_33_5">s</text:span><text:span text:style-name="_37_2">s</text:span><text:span text:style-name="_31_4">e</text:span><text:span text:style-name="_35_0">d</text:span><text:span text:style-name="_35_1"> </text:span><text:span text:style-name="_31_3">t</text:span><text:span text:style-name="_34_8">h</text:span><text:span text:style-name="_36_8">i</text:span><text:span text:style-name="_31_8">s</text:span><text:span text:style-name="_34_0">.</text:span><text:span text:style-name="_36_9">)</text:span></text:p>
      <text:p text:style-name="P1"><text:span text:style-name="_34_3">T</text:span><text:span text:style-name="_37_4">h</text:span><text:span text:style-name="_32_5">e</text:span><text:span text:style-name="_33_7">s</text:span><text:span text:style-name="_36_4">e</text:span><text:span text:style-name="_31_"> </text:span><text:span text:style-name="_33_9">l</text:span><text:span text:style-name="_36_5">a</text:span><text:span text:style-name="_32_3">s</text:span><text:span text:style-name="_33_9">t</text:span><text:span text:style-name="_35_1"> </text:span><text:span text:style-name="_38_">t</text:span><text:span text:style-name="_34_4">w</text:span><text:span text:style-name="_35_9">o</text:span><text:span text:style-name="_31_"> </text:span><text:span text:style-name="_33_4">p</text:span><text:span text:style-name="_36_0">a</text:span><text:span text:style-name="_38_">r</text:span><text:span text:style-name="_35_0">a</text:span><text:span text:style-name="_37_0">g</text:span><text:span text:style-name="_32_3">r</text:span><text:span text:style-name="_34_2">a</text:span><text:span text:style-name="_37_3">p</text:span><text:span text:style-name="_31_8">h</text:span><text:span text:style-name="_34_2">s</text:span><text:span text:style-name="_35_1"> </text:span><text:span text:style-name="_32_3">d</text:span><text:span text:style-name="_33_5">o</text:span><text:span text:style-name="_35_1"> </text:span><text:span text:style-name="_31_8">n</text:span><text:span text:style-name="_34_0">o</text:span><text:span text:style-name="_35_9">t</text:span><text:span text:style-name="_31_"> </text:span><text:span text:style-name="_33_2">c</text:span><text:span text:style-name="_37_5">l</text:span><text:span text:style-name="_31_8">a</text:span><text:span text:style-name="_33_3">i</text:span><text:span text:style-name="_36_3">m</text:span><text:span text:style-name="_31_"> </text:span><text:span text:style-name="_34_8">t</text:span><text:span text:style-name="_35_9">o</text:span><text:span text:style-name="_31_"> </text:span><text:span text:style-name="_34_7">b</text:span><text:span text:style-name="_36_8">e</text:span><text:span text:style-name="_31_"> </text:span><text:span text:style-name="_33_2">c</text:span><text:span text:style-name="_37_2">o</text:span><text:span text:style-name="_31_8">n</text:span><text:span text:style-name="_33_9">v</text:span><text:span text:style-name="_36_5">i</text:span><text:span text:style-name="_37_">n</text:span><text:span text:style-name="_33_4">c</text:span><text:span text:style-name="_37_4">i</text:span><text:span text:style-name="_31_9">n</text:span><text:span text:style-name="_34_5">g</text:span><text:span text:style-name="_35_1"> </text:span><text:span text:style-name="_31_5">a</text:span><text:span text:style-name="_34_7">r</text:span><text:span text:style-name="_37_3">g</text:span><text:span text:style-name="_38_">u</text:span><text:span text:style-name="_34_4">m</text:span><text:span text:style-name="_37_4">e</text:span><text:span text:style-name="_31_0">n</text:span><text:span text:style-name="_33_7">t</text:span><text:span text:style-name="_35_9">s</text:span><text:span text:style-name="_31_0">.</text:span><text:span text:style-name="_32_6"> </text:span><text:span text:style-name="_36_0">T</text:span><text:span text:style-name="_31_5">h</text:span><text:span text:style-name="_34_8">e</text:span><text:span text:style-name="_36_9">y</text:span><text:span text:style-name="_31_"> </text:span><text:span text:style-name="_34_7">s</text:span><text:span text:style-name="_36_3">h</text:span><text:span text:style-name="_31_0">o</text:span><text:span text:style-name="_34_8">u</text:span><text:span text:style-name="_37_3">l</text:span><text:span text:style-name="_32_0">d</text:span><text:span text:style-name="_32_6"> </text:span><text:span text:style-name="_37_4">r</text:span><text:span text:style-name="_31_5">a</text:span><text:span text:style-name="_34_0">t</text:span><text:span text:style-name="_37_2">h</text:span><text:span text:style-name="_31_2">e</text:span><text:span text:style-name="_33_4">r</text:span><text:span text:style-name="_35_1"> </text:span><text:span text:style-name="_32_3">b</text:span><text:span text:style-name="_35_0">e</text:span><text:span text:style-name="_35_1"> </text:span><text:span text:style-name="_39_">d</text:span><text:span text:style-name="_34_7">e</text:span><text:span text:style-name="_37_3">s</text:span><text:span text:style-name="_32_4">c</text:span><text:span text:style-name="_33_7">r</text:span><text:span text:style-name="_36_8">i</text:span><text:span text:style-name="_32_5">b</text:span><text:span text:style-name="_34_5">e</text:span><text:span text:style-name="_36_7">d</text:span><text:span text:style-name="_31_"> </text:span><text:span text:style-name="_34_0">a</text:span><text:span text:style-name="_37_4">s</text:span><text:span text:style-name="_31_"> </text:span><text:span text:style-name="_34_5">"</text:span><text:span text:style-name="_36_5">r</text:span><text:span text:style-name="_31_3">e</text:span><text:span text:style-name="_33_8">c</text:span><text:span text:style-name="_37_3">i</text:span><text:span text:style-name="_31_5">t</text:span><text:span text:style-name="_34_2">a</text:span><text:span text:style-name="_35_7">t</text:span><text:span text:style-name="_32_0">i</text:span><text:span text:style-name="_34_9">o</text:span><text:span text:style-name="_36_4">n</text:span><text:span text:style-name="_31_8">s</text:span><text:span text:style-name="_32_6"> </text:span><text:span text:style-name="_35_7">t</text:span><text:span text:style-name="_31_2">e</text:span><text:span text:style-name="_33_7">n</text:span><text:span text:style-name="_37_5">d</text:span><text:span text:style-name="_31_8">i</text:span><text:span text:style-name="_33_7">n</text:span><text:span text:style-name="_37_3">g</text:span><text:span text:style-name="_31_"> </text:span><text:span text:style-name="_33_7">t</text:span><text:span text:style-name="_37_2">o</text:span><text:span text:style-name="_31_"> </text:span><text:span text:style-name="_34_0">p</text:span><text:span text:style-name="_37_3">r</text:span><text:span text:style-name="_31_7">o</text:span><text:span text:style-name="_33_8">d</text:span><text:span text:style-name="_36_5">u</text:span><text:span text:style-name="_31_7">c</text:span><text:span text:style-name="_33_2">e</text:span><text:span text:style-name="_35_1"> </text:span><text:span text:style-name="_32_2">b</text:span><text:span text:style-name="_34_4">e</text:span><text:span text:style-name="_35_7">l</text:span><text:span text:style-name="_38_">i</text:span><text:span text:style-name="_33_8">e</text:span><text:span text:style-name="_37_4">f</text:span><text:span text:style-name="_32_0">.</text:span><text:span text:style-name="_34_7">"</text:span></text:p>
      <text:p text:style-name="P1"><text:span text:style-name="_31_5">T</text:span><text:span text:style-name="_33_9">h</text:span><text:span text:style-name="_36_3">e</text:span><text:span text:style-name="_31_"> </text:span><text:span text:style-name="_33_8">o</text:span><text:span text:style-name="_37_5">n</text:span><text:span text:style-name="_31_0">l</text:span><text:span text:style-name="_34_9">y</text:span><text:span text:style-name="_35_1"> </text:span><text:span text:style-name="_32_5">r</text:span><text:span text:style-name="_34_4">e</text:span><text:span text:style-name="_36_7">a</text:span><text:span text:style-name="_31_9">l</text:span><text:span text:style-name="_34_0">l</text:span><text:span text:style-name="_36_5">y</text:span><text:span text:style-name="_31_"> </text:span><text:span text:style-name="_34_9">s</text:span><text:span text:style-name="_37_0">a</text:span><text:span text:style-name="_37_">t</text:span><text:span text:style-name="_34_7">i</text:span><text:span text:style-name="_35_8">s</text:span><text:span text:style-name="_32_5">f</text:span><text:span text:style-name="_33_2">a</text:span><text:span text:style-name="_35_8">c</text:span><text:span text:style-name="_31_4">t</text:span><text:span text:style-name="_34_9">o</text:span><text:span text:style-name="_37_3">r</text:span><text:span text:style-name="_31_4">y</text:span><text:span text:style-name="_32_6"> </text:span><text:span text:style-name="_35_8">s</text:span><text:span text:style-name="_31_3">u</text:span><text:span text:style-name="_34_3">p</text:span><text:span text:style-name="_36_2">p</text:span><text:span text:style-name="_38_">o</text:span><text:span text:style-name="_34_5">r</text:span><text:span text:style-name="_36_2">t</text:span><text:span text:style-name="_31_"> </text:span><text:span text:style-name="_34_8">t</text:span><text:span text:style-name="_37_4">h</text:span><text:span text:style-name="_31_5">a</text:span><text:span text:style-name="_33_9">t</text:span><text:span text:style-name="_35_1"> </text:span><text:span text:style-name="_31_4">c</text:span><text:span text:style-name="_34_3">a</text:span><text:span text:style-name="_35_7">n</text:span><text:span text:style-name="_31_"> </text:span><text:span text:style-name="_34_3">b</text:span><text:span text:style-name="_35_8">e</text:span><text:span text:style-name="_31_"> </text:span><text:span text:style-name="_33_7">g</text:span><text:span text:style-name="_37_0">i</text:span><text:span text:style-name="_32_4">v</text:span><text:span text:style-name="_35_0">e</text:span><text:span text:style-name="_36_2">n</text:span><text:span text:style-name="_31_"> </text:span><text:span text:style-name="_33_5">f</text:span><text:span text:style-name="_36_2">o</text:span><text:span text:style-name="_31_0">r</text:span><text:span text:style-name="_32_6"> </text:span><text:span text:style-name="_36_9">t</text:span><text:span text:style-name="_32_4">h</text:span><text:span text:style-name="_33_7">e</text:span><text:span text:style-name="_35_1"> </text:span><text:span text:style-name="_31_4">v</text:span><text:span text:style-name="_33_9">i</text:span><text:span text:style-name="_37_4">e</text:span><text:span text:style-name="_31_4">w</text:span><text:span text:style-name="_32_6"> </text:span><text:span text:style-name="_35_9">e</text:span><text:span text:style-name="_32_3">x</text:span><text:span text:style-name="_34_2">p</text:span><text:span text:style-name="_36_4">r</text:span><text:span text:style-name="_31_3">e</text:span><text:span text:style-name="_34_0">s</text:span><text:span text:style-name="_37_0">s</text:span><text:span text:style-name="_31_3">e</text:span><text:span text:style-name="_33_2">d</text:span><text:span text:style-name="_35_1"> </text:span><text:span text:style-name="_31_3">a</text:span><text:span text:style-name="_33_5">t</text:span><text:span text:style-name="_35_1"> </text:span><text:span text:style-name="_31_2">t</text:span><text:span text:style-name="_33_4">h</text:span><text:span text:style-name="_35_8">e</text:span><text:span text:style-name="_31_"> </text:span><text:span text:style-name="_33_3">b</text:span><text:span text:style-name="_37_5">e</text:span><text:span text:style-name="_31_5">g</text:span><text:span text:style-name="_34_3">i</text:span><text:span text:style-name="_36_5">n</text:span><text:span text:style-name="_31_3">n</text:span><text:span text:style-name="_33_9">i</text:span><text:span text:style-name="_35_9">n</text:span><text:span text:style-name="_31_7">g</text:span><text:span text:style-name="_32_6"> </text:span><text:span text:style-name="_36_3">o</text:span><text:span text:style-name="_32_5">f</text:span><text:span text:style-name="_32_6"> </text:span><text:span text:style-name="_36_4">6</text:span><text:span text:style-name="_31_0">,</text:span><text:span text:style-name="_32_6"> </text:span><text:span text:style-name="_37_3">w</text:span><text:span text:style-name="_38_">i</text:span><text:span text:style-name="_33_3">l</text:span><text:span text:style-name="_37_4">l</text:span><text:span text:style-name="_31_"> </text:span><text:span text:style-name="_34_9">b</text:span><text:span text:style-name="_37_0">e</text:span><text:span text:style-name="_31_"> </text:span><text:span text:style-name="_33_8">t</text:span><text:span text:style-name="_37_5">h</text:span><text:span text:style-name="_31_3">a</text:span><text:span text:style-name="_34_2">t</text:span><text:span text:style-name="_35_1"> </text:span><text:span text:style-name="_32_5">p</text:span><text:span text:style-name="_34_9">r</text:span><text:span text:style-name="_37_5">o</text:span><text:span text:style-name="_32_2">v</text:span><text:span text:style-name="_34_8">i</text:span><text:span text:style-name="_37_2">d</text:span><text:span text:style-name="_32_0">e</text:span><text:span text:style-name="_34_9">d</text:span><text:span text:style-name="_35_1"> </text:span><text:span text:style-name="_31_5">b</text:span><text:span text:style-name="_33_2">y</text:span><text:span text:style-name="_35_1"> </text:span><text:span text:style-name="_32_3">w</text:span><text:span text:style-name="_33_9">a</text:span><text:span text:style-name="_36_7">i</text:span><text:span text:style-name="_32_5">t</text:span><text:span text:style-name="_34_7">i</text:span><text:span text:style-name="_37_3">n</text:span><text:span text:style-name="_37_">g</text:span><text:span text:style-name="_32_6"> </text:span><text:span text:style-name="_36_3">f</text:span><text:span text:style-name="_32_5">o</text:span><text:span text:style-name="_33_4">r</text:span><text:span text:style-name="_35_1"> </text:span><text:span text:style-name="_32_2">t</text:span><text:span text:style-name="_34_7">h</text:span><text:span text:style-name="_37_4">e</text:span><text:span text:style-name="_31_"> </text:span><text:span text:style-name="_33_4">e</text:span><text:span text:style-name="_37_3">n</text:span><text:span text:style-name="_31_0">d</text:span><text:span text:style-name="_32_6"> </text:span><text:span text:style-name="_37_5">o</text:span><text:span text:style-name="_32_2">f</text:span><text:span text:style-name="_32_6"> </text:span><text:span text:style-name="_36_9">t</text:span><text:span text:style-name="_32_0">h</text:span><text:span text:style-name="_33_5">e</text:span><text:span text:style-name="_35_1"> </text:span><text:span text:style-name="_31_7">c</text:span><text:span text:style-name="_33_8">e</text:span><text:span text:style-name="_36_9">n</text:span><text:span text:style-name="_32_2">t</text:span><text:span text:style-name="_34_4">u</text:span><text:span text:style-name="_35_7">r</text:span><text:span text:style-name="_32_4">y</text:span><text:span text:style-name="_32_6"> </text:span><text:span text:style-name="_35_9">a</text:span><text:span text:style-name="_38_">n</text:span><text:span text:style-name="_34_2">d</text:span><text:span text:style-name="_35_1"> </text:span><text:span text:style-name="_31_0">t</text:span><text:span text:style-name="_34_2">h</text:span><text:span text:style-name="_36_8">e</text:span><text:span text:style-name="_31_0">n</text:span><text:span text:style-name="_32_6"> </text:span><text:span text:style-name="_35_9">d</text:span><text:span text:style-name="_32_0">o</text:span><text:span text:style-name="_33_2">i</text:span><text:span text:style-name="_36_7">n</text:span><text:span text:style-name="_32_5">g</text:span><text:span text:style-name="_32_6"> </text:span><text:span text:style-name="_35_7">t</text:span><text:span text:style-name="_32_0">h</text:span><text:span text:style-name="_33_7">e</text:span><text:span text:style-name="_35_1"> </text:span><text:span text:style-name="_31_3">e</text:span><text:span text:style-name="_34_8">x</text:span><text:span text:style-name="_37_3">p</text:span><text:span text:style-name="_37_">e</text:span><text:span text:style-name="_34_0">r</text:span><text:span text:style-name="_35_9">i</text:span><text:span text:style-name="_37_">m</text:span><text:span text:style-name="_33_4">e</text:span><text:span text:style-name="_37_3">n</text:span><text:span text:style-name="_31_0">t</text:span><text:span text:style-name="_32_6"> </text:span><text:span text:style-name="_37_2">d</text:span><text:span text:style-name="_32_4">e</text:span><text:span text:style-name="_33_7">s</text:span><text:span text:style-name="_37_4">c</text:span><text:span text:style-name="_31_5">r</text:span><text:span text:style-name="_33_9">i</text:span><text:span text:style-name="_36_3">b</text:span><text:span text:style-name="_32_3">e</text:span><text:span text:style-name="_33_5">d</text:span><text:span text:style-name="_36_5">.</text:span><text:span text:style-name="_31_"> </text:span><text:span text:style-name="_34_9">B</text:span><text:span text:style-name="_35_7">u</text:span><text:span text:style-name="_31_5">t</text:span><text:span text:style-name="_32_6"> </text:span><text:span text:style-name="_35_7">w</text:span><text:span text:style-name="_31_5">h</text:span><text:span text:style-name="_34_7">a</text:span><text:span text:style-name="_37_2">t</text:span><text:span text:style-name="_31_"> </text:span><text:span text:style-name="_33_7">c</text:span><text:span text:style-name="_37_4">a</text:span><text:span text:style-name="_31_5">n</text:span><text:span text:style-name="_32_6"> </text:span><text:span text:style-name="_36_7">w</text:span><text:span text:style-name="_39_">e</text:span><text:span text:style-name="_32_6"> </text:span><text:span text:style-name="_35_8">s</text:span><text:span text:style-name="_37_">a</text:span><text:span text:style-name="_34_3">y</text:span><text:span text:style-name="_35_1"> </text:span><text:span text:style-name="_32_5">i</text:span><text:span text:style-name="_34_8">n</text:span><text:span text:style-name="_35_1"> </text:span><text:span text:style-name="_32_2">t</text:span><text:span text:style-name="_34_7">h</text:span><text:span text:style-name="_37_2">e</text:span><text:span text:style-name="_31_"> </text:span><text:span text:style-name="_33_8">m</text:span><text:span text:style-name="_37_2">e</text:span><text:span text:style-name="_32_0">a</text:span><text:span text:style-name="_34_7">n</text:span><text:span text:style-name="_35_7">t</text:span><text:span text:style-name="_31_7">i</text:span><text:span text:style-name="_35_0">m</text:span><text:span text:style-name="_37_4">e</text:span><text:span text:style-name="_39_">?</text:span><text:span text:style-name="_32_6"> </text:span><text:span text:style-name="_36_9">W</text:span><text:span text:style-name="_32_3">h</text:span><text:span text:style-name="_34_5">a</text:span><text:span text:style-name="_36_3">t</text:span><text:span text:style-name="_31_"> </text:span><text:span text:style-name="_33_2">s</text:span><text:span text:style-name="_35_9">t</text:span><text:span text:style-name="_32_0">e</text:span><text:span text:style-name="_35_0">p</text:span><text:span text:style-name="_36_2">s</text:span><text:span text:style-name="_31_"> </text:span><text:span text:style-name="_34_8">s</text:span><text:span text:style-name="_36_5">h</text:span><text:span text:style-name="_32_3">o</text:span><text:span text:style-name="_34_5">u</text:span><text:span text:style-name="_36_3">l</text:span><text:span text:style-name="_31_7">d</text:span><text:span text:style-name="_32_6"> </text:span><text:span text:style-name="_37_0">b</text:span><text:span text:style-name="_32_3">e</text:span><text:span text:style-name="_32_6"> </text:span><text:span text:style-name="_37_5">t</text:span><text:span text:style-name="_31_8">a</text:span><text:span text:style-name="_33_7">k</text:span><text:span text:style-name="_37_4">e</text:span><text:span text:style-name="_32_5">n</text:span><text:span text:style-name="_32_6"> </text:span><text:span text:style-name="_35_9">n</text:span><text:span text:style-name="_31_4">o</text:span><text:span text:style-name="_33_8">w</text:span><text:span text:style-name="_35_1"> </text:span><text:span text:style-name="_31_8">i</text:span><text:span text:style-name="_34_7">f</text:span><text:span text:style-name="_35_1"> </text:span><text:span text:style-name="_31_8">t</text:span><text:span text:style-name="_33_9">h</text:span><text:span text:style-name="_36_0">e</text:span><text:span text:style-name="_31_"> </text:span><text:span text:style-name="_33_9">e</text:span><text:span text:style-name="_35_7">x</text:span><text:span text:style-name="_31_0">p</text:span><text:span text:style-name="_33_2">e</text:span><text:span text:style-name="_36_5">r</text:span><text:span text:style-name="_31_7">i</text:span><text:span text:style-name="_34_3">m</text:span><text:span text:style-name="_36_3">e</text:span><text:span text:style-name="_31_9">n</text:span><text:span text:style-name="_34_7">t</text:span><text:span text:style-name="_35_1"> </text:span><text:span text:style-name="_38_">i</text:span><text:span text:style-name="_34_2">s</text:span><text:span text:style-name="_35_1"> </text:span><text:span text:style-name="_31_2">t</text:span><text:span text:style-name="_34_5">o</text:span><text:span text:style-name="_35_1"> </text:span><text:span text:style-name="_32_4">b</text:span><text:span text:style-name="_35_0">e</text:span><text:span text:style-name="_35_1"> </text:span><text:span text:style-name="_31_2">s</text:span><text:span text:style-name="_34_3">u</text:span><text:span text:style-name="_36_3">c</text:span><text:span text:style-name="_39_">c</text:span><text:span text:style-name="_34_7">e</text:span><text:span text:style-name="_36_3">s</text:span><text:span text:style-name="_32_0">s</text:span><text:span text:style-name="_33_3">f</text:span><text:span text:style-name="_37_2">u</text:span><text:span text:style-name="_31_9">l</text:span><text:span text:style-name="_33_8">?</text:span></text:p>
      <text:p text:style-name="P1"><text:span text:style-name="_39_">A</text:span><text:span text:style-name="_35_0">s</text:span><text:span text:style-name="_35_1"> </text:span><text:span text:style-name="_31_3">I</text:span><text:span text:style-name="_32_6"> </text:span><text:span text:style-name="_37_3">h</text:span><text:span text:style-name="_31_3">a</text:span><text:span text:style-name="_34_0">v</text:span><text:span text:style-name="_37_4">e</text:span><text:span text:style-name="_31_"> </text:span><text:span text:style-name="_33_2">e</text:span><text:span text:style-name="_36_7">x</text:span><text:span text:style-name="_39_">p</text:span><text:span text:style-name="_34_2">l</text:span><text:span text:style-name="_35_7">a</text:span><text:span text:style-name="_37_">i</text:span><text:span text:style-name="_34_5">n</text:span><text:span text:style-name="_36_0">e</text:span><text:span text:style-name="_31_4">d</text:span><text:span text:style-name="_34_4">,</text:span><text:span text:style-name="_35_1"> </text:span><text:span text:style-name="_31_8">t</text:span><text:span text:style-name="_33_8">h</text:span><text:span text:style-name="_37_5">e</text:span><text:span text:style-name="_31_"> </text:span><text:span text:style-name="_33_8">p</text:span><text:span text:style-name="_35_7">r</text:span><text:span text:style-name="_32_2">o</text:span><text:span text:style-name="_34_9">b</text:span><text:span text:style-name="_36_9">l</text:span><text:span text:style-name="_32_3">e</text:span><text:span text:style-name="_34_3">m</text:span><text:span text:style-name="_35_1"> </text:span><text:span text:style-name="_37_">i</text:span><text:span text:style-name="_33_2">s</text:span><text:span text:style-name="_35_1"> </text:span><text:span text:style-name="_32_3">m</text:span><text:span text:style-name="_34_0">a</text:span><text:span text:style-name="_37_3">i</text:span><text:span text:style-name="_31_4">n</text:span><text:span text:style-name="_33_3">l</text:span><text:span text:style-name="_36_0">y</text:span><text:span text:style-name="_31_"> </text:span><text:span text:style-name="_34_0">o</text:span><text:span text:style-name="_36_7">n</text:span><text:span text:style-name="_32_5">e</text:span><text:span text:style-name="_32_6"> </text:span><text:span text:style-name="_35_7">o</text:span><text:span text:style-name="_31_2">f</text:span><text:span text:style-name="_32_6"> </text:span><text:span text:style-name="_36_3">p</text:span><text:span text:style-name="_32_3">r</text:span><text:span text:style-name="_33_7">o</text:span><text:span text:style-name="_36_5">g</text:span><text:span text:style-name="_31_8">r</text:span><text:span text:style-name="_33_3">a</text:span><text:span text:style-name="_37_4">m</text:span><text:span text:style-name="_31_8">m</text:span><text:span text:style-name="_34_5">i</text:span><text:span text:style-name="_35_9">n</text:span><text:span text:style-name="_32_4">g</text:span><text:span text:style-name="_33_4">.</text:span><text:span text:style-name="_35_1"> </text:span><text:span text:style-name="_31_7">A</text:span><text:span text:style-name="_33_5">d</text:span><text:span text:style-name="_36_3">v</text:span><text:span text:style-name="_31_8">a</text:span><text:span text:style-name="_34_8">n</text:span><text:span text:style-name="_35_7">c</text:span><text:span text:style-name="_32_2">e</text:span><text:span text:style-name="_35_0">s</text:span><text:span text:style-name="_35_1"> </text:span><text:span text:style-name="_31_5">i</text:span><text:span text:style-name="_34_8">n</text:span><text:span text:style-name="_35_1"> </text:span><text:span text:style-name="_31_9">e</text:span><text:span text:style-name="_33_2">n</text:span><text:span text:style-name="_37_4">g</text:span><text:span text:style-name="_31_9">i</text:span><text:span text:style-name="_33_9">n</text:span><text:span text:style-name="_36_9">e</text:span><text:span text:style-name="_32_5">e</text:span><text:span text:style-name="_33_2">r</text:span><text:span text:style-name="_36_0">i</text:span><text:span text:style-name="_32_0">n</text:span><text:span text:style-name="_33_2">g</text:span><text:span text:style-name="_35_1"> </text:span><text:span text:style-name="_32_5">w</text:span><text:span text:style-name="_34_7">i</text:span><text:span text:style-name="_36_0">l</text:span><text:span text:style-name="_31_0">l</text:span><text:span text:style-name="_32_6"> </text:span><text:span text:style-name="_35_7">h</text:span><text:span text:style-name="_32_2">a</text:span><text:span text:style-name="_34_4">v</text:span><text:span text:style-name="_35_7">e</text:span><text:span text:style-name="_31_"> </text:span><text:span text:style-name="_34_4">t</text:span><text:span text:style-name="_36_2">o</text:span><text:span text:style-name="_31_"> </text:span><text:span text:style-name="_33_8">b</text:span><text:span text:style-name="_37_5">e</text:span><text:span text:style-name="_31_"> </text:span><text:span text:style-name="_34_5">m</text:span><text:span text:style-name="_36_8">a</text:span><text:span text:style-name="_31_9">d</text:span><text:span text:style-name="_33_7">e</text:span><text:span text:style-name="_35_1"> </text:span><text:span text:style-name="_31_3">t</text:span><text:span text:style-name="_33_8">o</text:span><text:span text:style-name="_35_7">o</text:span><text:span text:style-name="_32_0">,</text:span><text:span text:style-name="_32_6"> </text:span><text:span text:style-name="_36_5">b</text:span><text:span text:style-name="_37_">u</text:span><text:span text:style-name="_33_5">t</text:span><text:span text:style-name="_35_1"> </text:span><text:span text:style-name="_31_5">i</text:span><text:span text:style-name="_34_8">t</text:span><text:span text:style-name="_35_1"> </text:span><text:span text:style-name="_31_8">s</text:span><text:span text:style-name="_33_8">e</text:span><text:span text:style-name="_37_3">e</text:span><text:span text:style-name="_32_3">m</text:span><text:span text:style-name="_33_2">s</text:span><text:span text:style-name="_35_1"> </text:span><text:span text:style-name="_32_2">u</text:span><text:span text:style-name="_33_2">n</text:span><text:span text:style-name="_37_5">l</text:span><text:span text:style-name="_31_7">i</text:span><text:span text:style-name="_33_2">k</text:span><text:span text:style-name="_36_3">e</text:span><text:span text:style-name="_31_3">l</text:span><text:span text:style-name="_34_5">y</text:span><text:span text:style-name="_35_1"> </text:span><text:span text:style-name="_31_2">t</text:span><text:span text:style-name="_34_3">h</text:span><text:span text:style-name="_36_2">a</text:span><text:span text:style-name="_31_9">t</text:span><text:span text:style-name="_32_6"> </text:span><text:span text:style-name="_37_4">t</text:span><text:span text:style-name="_39_">h</text:span><text:span text:style-name="_34_4">e</text:span><text:span text:style-name="_36_5">s</text:span><text:span text:style-name="_32_3">e</text:span><text:span text:style-name="_32_6"> </text:span><text:span text:style-name="_35_7">w</text:span><text:span text:style-name="_31_8">i</text:span><text:span text:style-name="_34_2">l</text:span><text:span text:style-name="_36_2">l</text:span><text:span text:style-name="_31_"> </text:span><text:span text:style-name="_35_0">n</text:span><text:span text:style-name="_36_2">o</text:span><text:span text:style-name="_32_0">t</text:span><text:span text:style-name="_32_6"> </text:span><text:span text:style-name="_37_4">b</text:span><text:span text:style-name="_31_0">e</text:span><text:span text:style-name="_32_6"> </text:span><text:span text:style-name="_37_3">a</text:span><text:span text:style-name="_39_">d</text:span><text:span text:style-name="_33_8">e</text:span><text:span text:style-name="_35_8">q</text:span><text:span text:style-name="_31_3">u</text:span><text:span text:style-name="_34_4">a</text:span><text:span text:style-name="_35_9">t</text:span><text:span text:style-name="_31_8">e</text:span><text:span text:style-name="_32_6"> </text:span><text:span text:style-name="_36_0">f</text:span><text:span text:style-name="_31_7">o</text:span><text:span text:style-name="_34_7">r</text:span><text:span text:style-name="_35_1"> </text:span><text:span text:style-name="_31_3">t</text:span><text:span text:style-name="_34_5">h</text:span><text:span text:style-name="_36_2">e</text:span><text:span text:style-name="_31_"> </text:span><text:span text:style-name="_34_4">r</text:span><text:span text:style-name="_36_0">e</text:span><text:span text:style-name="_37_">q</text:span><text:span text:style-name="_34_0">u</text:span><text:span text:style-name="_37_4">i</text:span><text:span text:style-name="_32_0">r</text:span><text:span text:style-name="_34_8">e</text:span><text:span text:style-name="_36_2">m</text:span><text:span text:style-name="_32_5">e</text:span><text:span text:style-name="_35_0">n</text:span><text:span text:style-name="_36_5">t</text:span><text:span text:style-name="_31_0">s</text:span><text:span text:style-name="_33_5">.</text:span><text:span text:style-name="_35_1"> </text:span><text:span text:style-name="_31_4">E</text:span><text:span text:style-name="_34_8">s</text:span><text:span text:style-name="_36_7">t</text:span><text:span text:style-name="_31_5">i</text:span><text:span text:style-name="_33_2">m</text:span><text:span text:style-name="_37_3">a</text:span><text:span text:style-name="_37_">t</text:span><text:span text:style-name="_35_0">e</text:span><text:span text:style-name="_37_3">s</text:span><text:span text:style-name="_31_"> </text:span><text:span text:style-name="_33_3">o</text:span><text:span text:style-name="_37_3">f</text:span><text:span text:style-name="_31_"> </text:span><text:span text:style-name="_34_4">t</text:span><text:span text:style-name="_37_4">h</text:span><text:span text:style-name="_32_0">e</text:span><text:span text:style-name="_32_6"> </text:span><text:span text:style-name="_37_5">s</text:span><text:span text:style-name="_31_0">t</text:span><text:span text:style-name="_33_8">o</text:span><text:span text:style-name="_37_0">r</text:span><text:span text:style-name="_31_8">a</text:span><text:span text:style-name="_34_8">g</text:span><text:span text:style-name="_37_3">e</text:span><text:span text:style-name="_31_"> </text:span><text:span text:style-name="_34_3">c</text:span><text:span text:style-name="_37_4">a</text:span><text:span text:style-name="_31_7">p</text:span><text:span text:style-name="_35_0">a</text:span><text:span text:style-name="_35_9">c</text:span><text:span text:style-name="_32_3">i</text:span><text:span text:style-name="_34_5">t</text:span><text:span text:style-name="_36_8">y</text:span><text:span text:style-name="_31_"> </text:span><text:span text:style-name="_34_8">o</text:span><text:span text:style-name="_37_2">f</text:span><text:span text:style-name="_31_"> </text:span><text:span text:style-name="_34_4">t</text:span><text:span text:style-name="_36_3">h</text:span><text:span text:style-name="_31_7">e</text:span><text:span text:style-name="_32_6"> </text:span><text:span text:style-name="_36_0">b</text:span><text:span text:style-name="_32_5">r</text:span><text:span text:style-name="_34_2">a</text:span><text:span text:style-name="_36_9">i</text:span><text:span text:style-name="_31_8">n</text:span><text:span text:style-name="_32_6"> </text:span><text:span text:style-name="_36_7">v</text:span><text:span text:style-name="_39_">a</text:span><text:span text:style-name="_33_7">r</text:span><text:span text:style-name="_35_9">y</text:span><text:span text:style-name="_31_"> </text:span><text:span text:style-name="_33_2">f</text:span><text:span text:style-name="_36_8">r</text:span><text:span text:style-name="_31_2">o</text:span><text:span text:style-name="_33_8">m</text:span><text:span text:style-name="_35_1"> </text:span><text:span text:style-name="_31_5">1</text:span><text:span text:style-name="_34_3">0</text:span><text:span text:style-name="_36_2">1</text:span><text:span text:style-name="_38_">0</text:span><text:span text:style-name="_32_6"> </text:span><text:span text:style-name="_37_0">t</text:span><text:span text:style-name="_37_">o</text:span><text:span text:style-name="_32_6"> </text:span><text:span text:style-name="_36_8">1</text:span><text:span text:style-name="_31_9">0</text:span><text:span text:style-name="_34_9">1</text:span><text:span text:style-name="_36_2">5</text:span><text:span text:style-name="_31_"> </text:span><text:span text:style-name="_34_7">b</text:span><text:span text:style-name="_36_9">i</text:span><text:span text:style-name="_31_7">n</text:span><text:span text:style-name="_33_8">a</text:span><text:span text:style-name="_37_4">r</text:span><text:span text:style-name="_31_8">y</text:span><text:span text:style-name="_32_6"> </text:span><text:span text:style-name="_36_3">d</text:span><text:span text:style-name="_31_8">i</text:span><text:span text:style-name="_34_5">g</text:span><text:span text:style-name="_37_3">i</text:span><text:span text:style-name="_32_4">t</text:span><text:span text:style-name="_33_8">s</text:span><text:span text:style-name="_36_8">.</text:span><text:span text:style-name="_31_"> </text:span><text:span text:style-name="_34_7">I</text:span><text:span text:style-name="_35_1"> </text:span><text:span text:style-name="_37_">i</text:span><text:span text:style-name="_34_3">n</text:span><text:span text:style-name="_37_2">c</text:span><text:span text:style-name="_32_3">l</text:span><text:span text:style-name="_33_7">i</text:span><text:span text:style-name="_35_8">n</text:span><text:span text:style-name="_31_8">e</text:span><text:span text:style-name="_32_6"> </text:span><text:span text:style-name="_36_8">t</text:span><text:span text:style-name="_37_">o</text:span><text:span text:style-name="_32_6"> </text:span><text:span text:style-name="_36_8">t</text:span><text:span text:style-name="_31_4">h</text:span><text:span text:style-name="_33_7">e</text:span><text:span text:style-name="_35_1"> </text:span><text:span text:style-name="_31_9">l</text:span><text:span text:style-name="_34_3">o</text:span><text:span text:style-name="_37_4">w</text:span><text:span text:style-name="_32_3">e</text:span><text:span text:style-name="_33_7">r</text:span><text:span text:style-name="_35_1"> </text:span><text:span text:style-name="_32_0">v</text:span><text:span text:style-name="_34_4">a</text:span><text:span text:style-name="_36_9">l</text:span><text:span text:style-name="_38_">u</text:span><text:span text:style-name="_35_0">e</text:span><text:span text:style-name="_36_4">s</text:span><text:span text:style-name="_31_"> </text:span><text:span text:style-name="_34_3">a</text:span><text:span text:style-name="_36_8">n</text:span><text:span text:style-name="_31_4">d</text:span><text:span text:style-name="_32_6"> </text:span><text:span text:style-name="_36_8">b</text:span><text:span text:style-name="_31_7">e</text:span><text:span text:style-name="_33_2">l</text:span><text:span text:style-name="_37_2">i</text:span><text:span text:style-name="_31_9">e</text:span><text:span text:style-name="_34_5">v</text:span><text:span text:style-name="_37_3">e</text:span><text:span text:style-name="_31_"> </text:span><text:span text:style-name="_34_4">t</text:span><text:span text:style-name="_36_9">h</text:span><text:span text:style-name="_39_">a</text:span><text:span text:style-name="_34_5">t</text:span><text:span text:style-name="_35_1"> </text:span><text:span text:style-name="_31_2">o</text:span><text:span text:style-name="_33_3">n</text:span><text:span text:style-name="_37_3">l</text:span><text:span text:style-name="_31_2">y</text:span><text:span text:style-name="_32_6"> </text:span><text:span text:style-name="_36_9">a</text:span><text:span text:style-name="_31_"> </text:span><text:span text:style-name="_35_0">v</text:span><text:span text:style-name="_35_9">e</text:span><text:span text:style-name="_31_5">r</text:span><text:span text:style-name="_34_0">y</text:span><text:span text:style-name="_35_1"> </text:span><text:span text:style-name="_32_2">s</text:span><text:span text:style-name="_34_4">m</text:span><text:span text:style-name="_37_0">a</text:span><text:span text:style-name="_32_4">l</text:span><text:span text:style-name="_33_5">l</text:span><text:span text:style-name="_35_1"> </text:span><text:span text:style-name="_32_4">f</text:span><text:span text:style-name="_34_9">r</text:span><text:span text:style-name="_36_5">a</text:span><text:span text:style-name="_31_5">c</text:span><text:span text:style-name="_33_4">t</text:span><text:span text:style-name="_36_5">i</text:span><text:span text:style-name="_32_2">o</text:span><text:span text:style-name="_34_9">n</text:span><text:span text:style-name="_35_1"> </text:span><text:span text:style-name="_31_5">i</text:span><text:span text:style-name="_34_5">s</text:span><text:span text:style-name="_35_1"> </text:span><text:span text:style-name="_31_4">u</text:span><text:span text:style-name="_34_7">s</text:span><text:span text:style-name="_36_5">e</text:span><text:span text:style-name="_38_">d</text:span><text:span text:style-name="_32_6"> </text:span><text:span text:style-name="_36_3">f</text:span><text:span text:style-name="_31_3">o</text:span><text:span text:style-name="_34_3">r</text:span><text:span text:style-name="_35_1"> </text:span><text:span text:style-name="_31_2">t</text:span><text:span text:style-name="_33_2">h</text:span><text:span text:style-name="_35_8">e</text:span><text:span text:style-name="_31_"> </text:span><text:span text:style-name="_34_8">h</text:span><text:span text:style-name="_36_8">i</text:span><text:span text:style-name="_37_">g</text:span><text:span text:style-name="_33_3">h</text:span><text:span text:style-name="_36_7">e</text:span><text:span text:style-name="_31_7">r</text:span><text:span text:style-name="_32_6"> </text:span><text:span text:style-name="_35_8">t</text:span><text:span text:style-name="_39_">y</text:span><text:span text:style-name="_34_0">p</text:span><text:span text:style-name="_35_8">e</text:span><text:span text:style-name="_31_9">s</text:span><text:span text:style-name="_32_6"> </text:span><text:span text:style-name="_37_3">o</text:span><text:span text:style-name="_31_0">f</text:span><text:span text:style-name="_32_6"> </text:span><text:span text:style-name="_35_8">t</text:span><text:span text:style-name="_31_4">h</text:span><text:span text:style-name="_34_0">i</text:span><text:span text:style-name="_37_2">n</text:span><text:span text:style-name="_32_5">k</text:span><text:span text:style-name="_34_7">i</text:span><text:span text:style-name="_37_2">n</text:span><text:span text:style-name="_31_3">g</text:span><text:span text:style-name="_33_5">.</text:span><text:span text:style-name="_35_1"> </text:span><text:span text:style-name="_31_9">M</text:span><text:span text:style-name="_33_8">o</text:span><text:span text:style-name="_37_5">s</text:span><text:span text:style-name="_31_5">t</text:span><text:span text:style-name="_32_6"> </text:span><text:span text:style-name="_37_3">o</text:span><text:span text:style-name="_31_2">f</text:span><text:span text:style-name="_32_6"> </text:span><text:span text:style-name="_36_3">i</text:span><text:span text:style-name="_32_4">t</text:span><text:span text:style-name="_32_6"> </text:span><text:span text:style-name="_37_3">i</text:span><text:span text:style-name="_32_2">s</text:span><text:span text:style-name="_32_6"> </text:span><text:span text:style-name="_36_8">p</text:span><text:span text:style-name="_31_3">r</text:span><text:span text:style-name="_35_0">o</text:span><text:span text:style-name="_36_9">b</text:span><text:span text:style-name="_31_7">a</text:span><text:span text:style-name="_33_9">b</text:span><text:span text:style-name="_36_8">l</text:span><text:span text:style-name="_32_5">y</text:span><text:span text:style-name="_32_6"> </text:span><text:span text:style-name="_36_5">u</text:span><text:span text:style-name="_39_">s</text:span><text:span text:style-name="_34_4">e</text:span><text:span text:style-name="_37_3">d</text:span><text:span text:style-name="_31_"> </text:span><text:span text:style-name="_33_4">f</text:span><text:span text:style-name="_37_4">o</text:span><text:span text:style-name="_31_8">r</text:span><text:span text:style-name="_32_6"> </text:span><text:span text:style-name="_36_3">t</text:span><text:span text:style-name="_38_">h</text:span><text:span text:style-name="_33_7">e</text:span><text:span text:style-name="_35_1"> </text:span><text:span text:style-name="_32_3">r</text:span><text:span text:style-name="_33_5">e</text:span><text:span text:style-name="_35_7">t</text:span><text:span text:style-name="_31_4">e</text:span><text:span text:style-name="_34_9">n</text:span><text:span text:style-name="_35_8">t</text:span><text:span text:style-name="_39_">i</text:span><text:span text:style-name="_35_0">o</text:span><text:span text:style-name="_35_8">n</text:span><text:span text:style-name="_31_"> </text:span><text:span text:style-name="_34_5">o</text:span><text:span text:style-name="_36_9">f</text:span><text:span text:style-name="_31_"> </text:span><text:span text:style-name="_33_7">v</text:span><text:span text:style-name="_36_5">i</text:span><text:span text:style-name="_31_3">s</text:span><text:span text:style-name="_35_0">u</text:span><text:span text:style-name="_36_7">a</text:span><text:span text:style-name="_32_3">l</text:span><text:span text:style-name="_32_6"> </text:span><text:span text:style-name="_37_3">i</text:span><text:span text:style-name="_31_0">m</text:span><text:span text:style-name="_33_3">p</text:span><text:span text:style-name="_37_3">r</text:span><text:span text:style-name="_39_">e</text:span><text:span text:style-name="_34_8">s</text:span><text:span text:style-name="_36_2">s</text:span><text:span text:style-name="_31_2">i</text:span><text:span text:style-name="_33_7">o</text:span><text:span text:style-name="_36_2">n</text:span><text:span text:style-name="_32_4">s</text:span><text:span text:style-name="_35_0">,</text:span><text:span text:style-name="_35_1"> </text:span><text:span text:style-name="_31_8">I</text:span><text:span text:style-name="_32_6"> </text:span><text:span text:style-name="_37_3">s</text:span><text:span text:style-name="_31_5">h</text:span><text:span text:style-name="_33_7">o</text:span><text:span text:style-name="_36_5">u</text:span><text:span text:style-name="_32_0">l</text:span><text:span text:style-name="_33_3">d</text:span><text:span text:style-name="_35_1"> </text:span><text:span text:style-name="_32_3">b</text:span><text:span text:style-name="_34_8">e</text:span><text:span text:style-name="_35_1"> </text:span><text:span text:style-name="_31_0">s</text:span><text:span text:style-name="_34_2">u</text:span><text:span text:style-name="_36_5">r</text:span><text:span text:style-name="_31_5">p</text:span><text:span text:style-name="_34_4">r</text:span><text:span text:style-name="_36_3">i</text:span><text:span text:style-name="_38_">s</text:span><text:span text:style-name="_33_4">e</text:span><text:span text:style-name="_36_9">d</text:span><text:span text:style-name="_31_"> </text:span><text:span text:style-name="_33_2">i</text:span><text:span text:style-name="_35_9">f</text:span><text:span text:style-name="_31_"> </text:span><text:span text:style-name="_33_9">m</text:span><text:span text:style-name="_36_5">o</text:span><text:span text:style-name="_37_">r</text:span><text:span text:style-name="_33_4">e</text:span><text:span text:style-name="_35_1"> </text:span><text:span text:style-name="_32_3">t</text:span><text:span text:style-name="_35_0">h</text:span><text:span text:style-name="_37_5">a</text:span><text:span text:style-name="_38_">n</text:span><text:span text:style-name="_32_6"> </text:span><text:span text:style-name="_36_0">1</text:span><text:span text:style-name="_31_5">0</text:span><text:span text:style-name="_34_0">9</text:span><text:span text:style-name="_35_1"> </text:span><text:span text:style-name="_39_">w</text:span><text:span text:style-name="_34_7">a</text:span><text:span text:style-name="_36_7">s</text:span><text:span text:style-name="_31_"> </text:span><text:span text:style-name="_33_8">r</text:span><text:span text:style-name="_36_2">e</text:span><text:span text:style-name="_32_5">q</text:span><text:span text:style-name="_34_7">u</text:span><text:span text:style-name="_36_0">i</text:span><text:span text:style-name="_31_9">r</text:span><text:span text:style-name="_34_3">e</text:span><text:span text:style-name="_36_2">d</text:span><text:span text:style-name="_31_"> </text:span><text:span text:style-name="_33_4">f</text:span><text:span text:style-name="_36_9">o</text:span><text:span text:style-name="_32_4">r</text:span><text:span text:style-name="_32_6"> </text:span><text:span text:style-name="_37_0">s</text:span><text:span text:style-name="_31_0">a</text:span><text:span text:style-name="_34_9">t</text:span><text:span text:style-name="_36_8">i</text:span><text:span text:style-name="_37_">s</text:span><text:span text:style-name="_34_8">f</text:span><text:span text:style-name="_37_4">a</text:span><text:span text:style-name="_31_2">c</text:span><text:span text:style-name="_34_5">t</text:span><text:span text:style-name="_35_8">o</text:span><text:span text:style-name="_32_4">r</text:span><text:span text:style-name="_33_2">y</text:span><text:span text:style-name="_35_1"> </text:span><text:span text:style-name="_32_4">p</text:span><text:span text:style-name="_34_7">l</text:span><text:span text:style-name="_36_9">a</text:span><text:span text:style-name="_39_">y</text:span><text:span text:style-name="_33_5">i</text:span><text:span text:style-name="_36_5">n</text:span><text:span text:style-name="_32_2">g</text:span><text:span text:style-name="_32_6"> </text:span><text:span text:style-name="_37_2">o</text:span><text:span text:style-name="_31_9">f</text:span><text:span text:style-name="_32_6"> </text:span><text:span text:style-name="_37_3">t</text:span><text:span text:style-name="_31_5">h</text:span><text:span text:style-name="_33_5">e</text:span><text:span text:style-name="_35_1"> </text:span><text:span text:style-name="_32_0">i</text:span><text:span text:style-name="_34_7">m</text:span><text:span text:style-name="_37_0">i</text:span><text:span text:style-name="_38_">t</text:span><text:span text:style-name="_34_7">a</text:span><text:span text:style-name="_36_5">t</text:span><text:span text:style-name="_31_4">i</text:span><text:span text:style-name="_34_0">o</text:span><text:span text:style-name="_36_0">n</text:span><text:span text:style-name="_31_"> </text:span><text:span text:style-name="_34_4">g</text:span><text:span text:style-name="_36_2">a</text:span><text:span text:style-name="_32_0">m</text:span><text:span text:style-name="_34_0">e</text:span><text:span text:style-name="_37_2">,</text:span><text:span text:style-name="_31_"> </text:span><text:span text:style-name="_33_4">a</text:span><text:span text:style-name="_35_8">t</text:span><text:span text:style-name="_31_"> </text:span><text:span text:style-name="_34_4">a</text:span><text:span text:style-name="_35_7">n</text:span><text:span text:style-name="_32_4">y</text:span><text:span text:style-name="_32_6"> </text:span><text:span text:style-name="_37_2">r</text:span><text:span text:style-name="_32_4">a</text:span><text:span text:style-name="_34_3">t</text:span><text:span text:style-name="_35_9">e</text:span><text:span text:style-name="_31_"> </text:span><text:span text:style-name="_33_8">a</text:span><text:span text:style-name="_37_2">g</text:span><text:span text:style-name="_31_4">a</text:span><text:span text:style-name="_34_9">i</text:span><text:span text:style-name="_36_4">n</text:span><text:span text:style-name="_32_2">s</text:span><text:span text:style-name="_33_9">t</text:span><text:span text:style-name="_35_1"> </text:span><text:span text:style-name="_31_8">a</text:span><text:span text:style-name="_32_6"> </text:span><text:span text:style-name="_36_0">b</text:span><text:span text:style-name="_31_8">l</text:span><text:span text:style-name="_33_4">i</text:span><text:span text:style-name="_37_4">n</text:span><text:span text:style-name="_31_0">d</text:span><text:span text:style-name="_32_6"> </text:span><text:span text:style-name="_37_3">m</text:span><text:span text:style-name="_37_">a</text:span><text:span text:style-name="_34_2">n</text:span><text:span text:style-name="_37_4">.</text:span><text:span text:style-name="_31_"> </text:span><text:span text:style-name="_34_8">(</text:span><text:span text:style-name="_37_5">N</text:span><text:span text:style-name="_32_4">o</text:span><text:span text:style-name="_33_4">t</text:span><text:span text:style-name="_36_9">e</text:span><text:span text:style-name="_32_3">:</text:span><text:span text:style-name="_32_6"> </text:span><text:span text:style-name="_37_5">T</text:span><text:span text:style-name="_31_9">h</text:span><text:span text:style-name="_34_2">e</text:span><text:span text:style-name="_35_1"> </text:span><text:span text:style-name="_38_">c</text:span><text:span text:style-name="_33_4">a</text:span><text:span text:style-name="_36_5">p</text:span><text:span text:style-name="_31_5">a</text:span><text:span text:style-name="_33_7">c</text:span><text:span text:style-name="_36_9">i</text:span><text:span text:style-name="_32_4">t</text:span><text:span text:style-name="_34_4">y</text:span><text:span text:style-name="_35_1"> </text:span><text:span text:style-name="_32_4">o</text:span><text:span text:style-name="_34_9">f</text:span><text:span text:style-name="_35_1"> </text:span><text:span text:style-name="_31_4">t</text:span><text:span text:style-name="_33_2">h</text:span><text:span text:style-name="_36_4">e</text:span><text:span text:style-name="_31_"> </text:span><text:span text:style-name="_33_2">E</text:span><text:span text:style-name="_37_4">n</text:span><text:span text:style-name="_31_7">c</text:span><text:span text:style-name="_33_8">y</text:span><text:span text:style-name="_36_8">c</text:span><text:span text:style-name="_32_5">l</text:span><text:span text:style-name="_34_7">o</text:span><text:span text:style-name="_36_3">p</text:span><text:span text:style-name="_31_8">a</text:span><text:span text:style-name="_33_2">e</text:span><text:span text:style-name="_36_3">d</text:span><text:span text:style-name="_32_4">i</text:span><text:span text:style-name="_34_9">a</text:span><text:span text:style-name="_35_1"> </text:span><text:span text:style-name="_31_9">B</text:span><text:span text:style-name="_35_0">r</text:span><text:span text:style-name="_37_0">i</text:span><text:span text:style-name="_31_9">t</text:span><text:span text:style-name="_35_0">a</text:span><text:span text:style-name="_35_9">n</text:span><text:span text:style-name="_31_8">n</text:span><text:span text:style-name="_34_5">i</text:span><text:span text:style-name="_37_3">c</text:span><text:span text:style-name="_31_4">a</text:span><text:span text:style-name="_33_3">,</text:span><text:span text:style-name="_35_1"> </text:span><text:span text:style-name="_31_4">1</text:span><text:span text:style-name="_33_2">1</text:span><text:span text:style-name="_35_9">t</text:span><text:span text:style-name="_37_">h</text:span><text:span text:style-name="_32_6"> </text:span><text:span text:style-name="_37_5">e</text:span><text:span text:style-name="_31_5">d</text:span><text:span text:style-name="_34_3">i</text:span><text:span text:style-name="_36_3">t</text:span><text:span text:style-name="_32_0">i</text:span><text:span text:style-name="_34_5">o</text:span><text:span text:style-name="_37_5">n</text:span><text:span text:style-name="_31_9">,</text:span><text:span text:style-name="_32_6"> </text:span><text:span text:style-name="_35_7">i</text:span><text:span text:style-name="_31_3">s</text:span><text:span text:style-name="_32_6"> </text:span><text:span text:style-name="_36_8">2</text:span><text:span text:style-name="_31_"> </text:span><text:span text:style-name="_34_8">X</text:span><text:span text:style-name="_35_1"> </text:span><text:span text:style-name="_31_2">1</text:span><text:span text:style-name="_34_5">0</text:span><text:span text:style-name="_37_4">9</text:span><text:span text:style-name="_31_0">)</text:span><text:span text:style-name="_32_6"> </text:span><text:span text:style-name="_36_5">A</text:span><text:span text:style-name="_31_"> </text:span><text:span text:style-name="_34_3">s</text:span><text:span text:style-name="_35_9">t</text:span><text:span text:style-name="_31_4">o</text:span><text:span text:style-name="_34_2">r</text:span><text:span text:style-name="_37_0">a</text:span><text:span text:style-name="_32_4">g</text:span><text:span text:style-name="_34_5">e</text:span><text:span text:style-name="_35_1"> </text:span><text:span text:style-name="_32_2">c</text:span><text:span text:style-name="_33_4">a</text:span><text:span text:style-name="_37_3">p</text:span><text:span text:style-name="_31_5">a</text:span><text:span text:style-name="_33_7">c</text:span><text:span text:style-name="_36_3">i</text:span><text:span text:style-name="_31_3">t</text:span><text:span text:style-name="_33_2">y</text:span><text:span text:style-name="_35_1"> </text:span><text:span text:style-name="_37_">o</text:span><text:span text:style-name="_34_9">f</text:span><text:span text:style-name="_35_1"> </text:span><text:span text:style-name="_31_7">1</text:span><text:span text:style-name="_33_5">0</text:span><text:span text:style-name="_36_9">7</text:span><text:span text:style-name="_32_0">,</text:span><text:span text:style-name="_32_6"> </text:span><text:span text:style-name="_35_8">w</text:span><text:span text:style-name="_32_4">o</text:span><text:span text:style-name="_34_8">u</text:span><text:span text:style-name="_36_9">l</text:span><text:span text:style-name="_37_">d</text:span><text:span text:style-name="_32_6"> </text:span><text:span text:style-name="_36_9">b</text:span><text:span text:style-name="_31_5">e</text:span><text:span text:style-name="_32_6"> </text:span><text:span text:style-name="_37_3">a</text:span><text:span text:style-name="_31_"> </text:span><text:span text:style-name="_34_3">v</text:span><text:span text:style-name="_35_8">e</text:span><text:span text:style-name="_31_0">r</text:span><text:span text:style-name="_33_7">y</text:span><text:span text:style-name="_35_1"> </text:span><text:span text:style-name="_31_8">p</text:span><text:span text:style-name="_34_7">r</text:span><text:span text:style-name="_35_8">a</text:span><text:span text:style-name="_32_0">c</text:span><text:span text:style-name="_34_7">t</text:span><text:span text:style-name="_37_2">i</text:span><text:span text:style-name="_31_5">c</text:span><text:span text:style-name="_33_7">a</text:span><text:span text:style-name="_36_4">b</text:span><text:span text:style-name="_31_2">l</text:span><text:span text:style-name="_34_2">e</text:span><text:span text:style-name="_35_1"> </text:span><text:span text:style-name="_38_">p</text:span><text:span text:style-name="_34_7">o</text:span><text:span text:style-name="_36_2">s</text:span><text:span text:style-name="_31_7">s</text:span><text:span text:style-name="_33_3">i</text:span><text:span text:style-name="_36_0">b</text:span><text:span text:style-name="_31_9">i</text:span><text:span text:style-name="_34_2">l</text:span><text:span text:style-name="_36_0">i</text:span><text:span text:style-name="_31_2">t</text:span><text:span text:style-name="_33_4">y</text:span><text:span text:style-name="_35_1"> </text:span><text:span text:style-name="_38_">e</text:span><text:span text:style-name="_34_8">v</text:span><text:span text:style-name="_36_3">e</text:span><text:span text:style-name="_31_7">n</text:span><text:span text:style-name="_32_6"> </text:span><text:span text:style-name="_36_2">b</text:span><text:span text:style-name="_31_8">y</text:span><text:span text:style-name="_32_6"> </text:span><text:span text:style-name="_37_3">p</text:span><text:span text:style-name="_31_3">r</text:span><text:span text:style-name="_33_4">e</text:span><text:span text:style-name="_36_7">s</text:span><text:span text:style-name="_31_2">e</text:span><text:span text:style-name="_33_7">n</text:span><text:span text:style-name="_35_9">t</text:span><text:span text:style-name="_31_"> </text:span><text:span text:style-name="_34_5">t</text:span><text:span text:style-name="_35_9">e</text:span><text:span text:style-name="_32_2">c</text:span><text:span text:style-name="_34_8">h</text:span><text:span text:style-name="_37_4">n</text:span><text:span text:style-name="_32_3">i</text:span><text:span text:style-name="_35_0">q</text:span><text:span text:style-name="_36_2">u</text:span><text:span text:style-name="_38_">e</text:span><text:span text:style-name="_34_5">s</text:span><text:span text:style-name="_36_9">.</text:span><text:span text:style-name="_31_"> </text:span><text:span text:style-name="_34_5">I</text:span><text:span text:style-name="_37_2">t</text:span><text:span text:style-name="_31_"> </text:span><text:span text:style-name="_33_2">i</text:span><text:span text:style-name="_36_5">s</text:span><text:span text:style-name="_31_"> </text:span><text:span text:style-name="_34_2">p</text:span><text:span text:style-name="_36_9">r</text:span><text:span text:style-name="_39_">o</text:span><text:span text:style-name="_34_5">b</text:span><text:span text:style-name="_37_3">a</text:span><text:span text:style-name="_31_9">b</text:span><text:span text:style-name="_33_2">l</text:span><text:span text:style-name="_36_0">y</text:span><text:span text:style-name="_31_"> </text:span><text:span text:style-name="_34_8">n</text:span><text:span text:style-name="_36_7">o</text:span><text:span text:style-name="_38_">t</text:span><text:span text:style-name="_32_6"> </text:span><text:span text:style-name="_36_5">n</text:span><text:span text:style-name="_31_8">e</text:span><text:span text:style-name="_33_4">c</text:span><text:span text:style-name="_36_0">e</text:span><text:span text:style-name="_31_2">s</text:span><text:span text:style-name="_33_5">s</text:span><text:span text:style-name="_36_4">a</text:span><text:span text:style-name="_31_4">r</text:span><text:span text:style-name="_34_3">y</text:span><text:span text:style-name="_35_1"> </text:span><text:span text:style-name="_31_3">t</text:span><text:span text:style-name="_33_3">o</text:span><text:span text:style-name="_35_1"> </text:span><text:span text:style-name="_39_">i</text:span><text:span text:style-name="_33_7">n</text:span><text:span text:style-name="_36_9">c</text:span><text:span text:style-name="_37_">r</text:span><text:span text:style-name="_35_0">e</text:span><text:span text:style-name="_37_0">a</text:span><text:span text:style-name="_32_4">s</text:span><text:span text:style-name="_33_8">e</text:span><text:span text:style-name="_35_1"> </text:span><text:span text:style-name="_39_">t</text:span><text:span text:style-name="_33_4">h</text:span><text:span text:style-name="_35_8">e</text:span><text:span text:style-name="_31_"> </text:span><text:span text:style-name="_34_5">s</text:span><text:span text:style-name="_36_3">p</text:span><text:span text:style-name="_31_2">e</text:span><text:span text:style-name="_35_0">e</text:span><text:span text:style-name="_36_7">d</text:span><text:span text:style-name="_31_"> </text:span><text:span text:style-name="_33_5">o</text:span><text:span text:style-name="_35_8">f</text:span><text:span text:style-name="_31_"> </text:span><text:span text:style-name="_33_8">o</text:span><text:span text:style-name="_36_7">p</text:span><text:span text:style-name="_31_3">e</text:span><text:span text:style-name="_33_7">r</text:span><text:span text:style-name="_36_7">a</text:span><text:span text:style-name="_31_2">t</text:span><text:span text:style-name="_34_3">i</text:span><text:span text:style-name="_36_4">o</text:span><text:span text:style-name="_31_2">n</text:span><text:span text:style-name="_33_5">s</text:span><text:span text:style-name="_35_1"> </text:span><text:span text:style-name="_31_5">o</text:span><text:span text:style-name="_35_0">f</text:span><text:span text:style-name="_35_1"> </text:span><text:span text:style-name="_31_4">t</text:span><text:span text:style-name="_35_0">h</text:span><text:span text:style-name="_36_7">e</text:span><text:span text:style-name="_31_"> </text:span><text:span text:style-name="_34_7">m</text:span><text:span text:style-name="_36_8">a</text:span><text:span text:style-name="_32_4">c</text:span><text:span text:style-name="_34_0">h</text:span><text:span text:style-name="_37_2">i</text:span><text:span text:style-name="_32_3">n</text:span><text:span text:style-name="_34_7">e</text:span><text:span text:style-name="_36_2">s</text:span><text:span text:style-name="_31_"> </text:span><text:span text:style-name="_34_5">a</text:span><text:span text:style-name="_36_5">t</text:span><text:span text:style-name="_31_"> </text:span><text:span text:style-name="_34_5">a</text:span><text:span text:style-name="_36_5">l</text:span><text:span text:style-name="_31_8">l</text:span><text:span text:style-name="_35_0">.</text:span><text:span text:style-name="_35_1"> </text:span><text:span text:style-name="_39_">P</text:span><text:span text:style-name="_34_3">a</text:span><text:span text:style-name="_37_3">r</text:span><text:span text:style-name="_37_">t</text:span><text:span text:style-name="_35_0">s</text:span><text:span text:style-name="_35_1"> </text:span><text:span text:style-name="_37_">o</text:span><text:span text:style-name="_34_8">f</text:span><text:span text:style-name="_35_1"> </text:span><text:span text:style-name="_32_5">m</text:span><text:span text:style-name="_33_8">o</text:span><text:span text:style-name="_37_4">d</text:span><text:span text:style-name="_31_9">e</text:span><text:span text:style-name="_34_4">r</text:span><text:span text:style-name="_36_2">n</text:span><text:span text:style-name="_31_"> </text:span><text:span text:style-name="_33_7">m</text:span><text:span text:style-name="_36_9">a</text:span><text:span text:style-name="_37_">c</text:span><text:span text:style-name="_34_8">h</text:span><text:span text:style-name="_37_3">i</text:span><text:span text:style-name="_31_0">n</text:span><text:span text:style-name="_33_8">e</text:span><text:span text:style-name="_36_7">s</text:span><text:span text:style-name="_31_"> </text:span><text:span text:style-name="_34_8">w</text:span><text:span text:style-name="_36_7">h</text:span><text:span text:style-name="_32_0">i</text:span><text:span text:style-name="_34_8">c</text:span><text:span text:style-name="_37_5">h</text:span><text:span text:style-name="_31_"> </text:span><text:span text:style-name="_35_0">c</text:span><text:span text:style-name="_35_9">a</text:span><text:span text:style-name="_32_2">n</text:span><text:span text:style-name="_32_6"> </text:span><text:span text:style-name="_36_3">b</text:span><text:span text:style-name="_32_3">e</text:span><text:span text:style-name="_32_6"> </text:span><text:span text:style-name="_36_7">r</text:span><text:span text:style-name="_32_4">e</text:span><text:span text:style-name="_34_9">g</text:span><text:span text:style-name="_35_7">a</text:span><text:span text:style-name="_31_0">r</text:span><text:span text:style-name="_33_4">d</text:span><text:span text:style-name="_37_0">e</text:span><text:span text:style-name="_37_">d</text:span><text:span text:style-name="_32_6"> </text:span><text:span text:style-name="_37_0">a</text:span><text:span text:style-name="_32_2">s</text:span><text:span text:style-name="_32_6"> </text:span><text:span text:style-name="_36_0">a</text:span><text:span text:style-name="_32_5">n</text:span><text:span text:style-name="_34_5">a</text:span><text:span text:style-name="_36_0">l</text:span><text:span text:style-name="_31_2">o</text:span><text:span text:style-name="_34_5">g</text:span><text:span text:style-name="_36_7">s</text:span><text:span text:style-name="_31_"> </text:span><text:span text:style-name="_33_5">o</text:span><text:span text:style-name="_37_4">f</text:span><text:span text:style-name="_31_"> </text:span><text:span text:style-name="_34_2">n</text:span><text:span text:style-name="_37_3">e</text:span><text:span text:style-name="_31_3">r</text:span><text:span text:style-name="_33_5">v</text:span><text:span text:style-name="_36_2">e</text:span><text:span text:style-name="_31_"> </text:span><text:span text:style-name="_34_5">c</text:span><text:span text:style-name="_36_3">e</text:span><text:span text:style-name="_32_0">l</text:span><text:span text:style-name="_34_7">l</text:span><text:span text:style-name="_35_7">s</text:span><text:span text:style-name="_31_"> </text:span><text:span text:style-name="_35_0">w</text:span><text:span text:style-name="_36_4">o</text:span><text:span text:style-name="_31_4">r</text:span><text:span text:style-name="_33_9">k</text:span><text:span text:style-name="_35_1"> </text:span><text:span text:style-name="_31_8">a</text:span><text:span text:style-name="_34_4">b</text:span><text:span text:style-name="_36_4">o</text:span><text:span text:style-name="_32_3">u</text:span><text:span text:style-name="_34_4">t</text:span><text:span text:style-name="_35_1"> </text:span><text:span text:style-name="_31_9">a</text:span><text:span text:style-name="_32_6"> </text:span><text:span text:style-name="_36_3">t</text:span><text:span text:style-name="_31_4">h</text:span><text:span text:style-name="_34_7">o</text:span><text:span text:style-name="_36_0">u</text:span><text:span text:style-name="_31_7">s</text:span><text:span text:style-name="_33_5">a</text:span><text:span text:style-name="_37_5">n</text:span><text:span text:style-name="_32_4">d</text:span><text:span text:style-name="_32_6"> </text:span><text:span text:style-name="_36_8">t</text:span><text:span text:style-name="_31_7">i</text:span><text:span text:style-name="_35_0">m</text:span><text:span text:style-name="_37_5">e</text:span><text:span text:style-name="_31_8">s</text:span><text:span text:style-name="_32_6"> </text:span><text:span text:style-name="_37_2">f</text:span><text:span text:style-name="_37_">a</text:span><text:span text:style-name="_33_2">s</text:span><text:span text:style-name="_36_8">t</text:span><text:span text:style-name="_32_5">e</text:span><text:span text:style-name="_34_9">r</text:span><text:span text:style-name="_35_1"> </text:span><text:span text:style-name="_31_0">t</text:span><text:span text:style-name="_34_7">h</text:span><text:span text:style-name="_37_2">a</text:span><text:span text:style-name="_32_3">n</text:span><text:span text:style-name="_32_6"> </text:span><text:span text:style-name="_36_9">t</text:span><text:span text:style-name="_38_">h</text:span><text:span text:style-name="_35_0">e</text:span><text:span text:style-name="_35_1"> </text:span><text:span text:style-name="_32_2">l</text:span><text:span text:style-name="_34_7">a</text:span><text:span text:style-name="_36_7">t</text:span><text:span text:style-name="_31_9">t</text:span><text:span text:style-name="_34_3">e</text:span><text:span text:style-name="_37_2">r</text:span><text:span text:style-name="_31_9">.</text:span><text:span text:style-name="_32_6"> </text:span><text:span text:style-name="_37_5">T</text:span><text:span text:style-name="_38_">h</text:span><text:span text:style-name="_34_2">i</text:span><text:span text:style-name="_36_2">s</text:span><text:span text:style-name="_31_"> </text:span><text:span text:style-name="_34_9">s</text:span><text:span text:style-name="_36_3">h</text:span><text:span text:style-name="_31_8">o</text:span><text:span text:style-name="_35_0">u</text:span><text:span text:style-name="_36_5">l</text:span><text:span text:style-name="_32_4">d</text:span><text:span text:style-name="_32_6"> </text:span><text:span text:style-name="_36_5">p</text:span><text:span text:style-name="_31_0">r</text:span><text:span text:style-name="_34_3">o</text:span><text:span text:style-name="_36_8">v</text:span><text:span text:style-name="_38_">i</text:span><text:span text:style-name="_33_3">d</text:span><text:span text:style-name="_36_2">e</text:span><text:span text:style-name="_31_"> </text:span><text:span text:style-name="_33_3">a</text:span><text:span text:style-name="_35_1"> </text:span><text:span text:style-name="_38_">"</text:span><text:span text:style-name="_33_7">m</text:span><text:span text:style-name="_37_4">a</text:span><text:span text:style-name="_39_">r</text:span><text:span text:style-name="_33_8">g</text:span><text:span text:style-name="_36_7">i</text:span><text:span text:style-name="_31_0">n</text:span><text:span text:style-name="_32_6"> </text:span><text:span text:style-name="_36_3">o</text:span><text:span text:style-name="_31_7">f</text:span><text:span text:style-name="_32_6"> </text:span><text:span text:style-name="_35_9">s</text:span><text:span text:style-name="_37_">a</text:span><text:span text:style-name="_33_8">f</text:span><text:span text:style-name="_37_4">e</text:span><text:span text:style-name="_39_">t</text:span><text:span text:style-name="_33_4">y</text:span><text:span text:style-name="_36_0">"</text:span><text:span text:style-name="_31_"> </text:span><text:span text:style-name="_34_0">w</text:span><text:span text:style-name="_36_8">h</text:span><text:span text:style-name="_31_4">i</text:span><text:span text:style-name="_35_0">c</text:span><text:span text:style-name="_37_0">h</text:span><text:span text:style-name="_31_"> </text:span><text:span text:style-name="_33_9">c</text:span><text:span text:style-name="_36_9">o</text:span><text:span text:style-name="_31_9">u</text:span><text:span text:style-name="_35_0">l</text:span><text:span text:style-name="_35_8">d</text:span><text:span text:style-name="_31_"> </text:span><text:span text:style-name="_33_9">c</text:span><text:span text:style-name="_36_3">o</text:span><text:span text:style-name="_32_5">v</text:span><text:span text:style-name="_34_3">e</text:span><text:span text:style-name="_35_9">r</text:span><text:span text:style-name="_31_"> </text:span><text:span text:style-name="_34_2">l</text:span><text:span text:style-name="_37_5">o</text:span><text:span text:style-name="_31_2">s</text:span><text:span text:style-name="_33_9">s</text:span><text:span text:style-name="_37_2">e</text:span><text:span text:style-name="_32_0">s</text:span><text:span text:style-name="_32_6"> </text:span><text:span text:style-name="_36_7">o</text:span><text:span text:style-name="_31_2">f</text:span><text:span text:style-name="_32_6"> </text:span><text:span text:style-name="_37_4">s</text:span><text:span text:style-name="_31_5">p</text:span><text:span text:style-name="_33_7">e</text:span><text:span text:style-name="_37_3">e</text:span><text:span text:style-name="_31_7">d</text:span><text:span text:style-name="_32_6"> </text:span><text:span text:style-name="_36_5">a</text:span><text:span text:style-name="_31_7">r</text:span><text:span text:style-name="_35_0">i</text:span><text:span text:style-name="_35_7">s</text:span><text:span text:style-name="_39_">i</text:span><text:span text:style-name="_33_9">n</text:span><text:span text:style-name="_36_8">g</text:span><text:span text:style-name="_31_"> </text:span><text:span text:style-name="_34_5">i</text:span><text:span text:style-name="_36_9">n</text:span><text:span text:style-name="_31_"> </text:span><text:span text:style-name="_33_2">m</text:span><text:span text:style-name="_37_4">a</text:span><text:span text:style-name="_31_0">n</text:span><text:span text:style-name="_33_5">y</text:span><text:span text:style-name="_35_1"> </text:span><text:span text:style-name="_31_0">w</text:span><text:span text:style-name="_34_5">a</text:span><text:span text:style-name="_36_9">y</text:span><text:span text:style-name="_31_0">s</text:span><text:span text:style-name="_33_2">,</text:span><text:span text:style-name="_35_1"> </text:span><text:span text:style-name="_31_4">O</text:span><text:span text:style-name="_34_3">u</text:span><text:span text:style-name="_37_0">r</text:span><text:span text:style-name="_31_"> </text:span><text:span text:style-name="_33_3">p</text:span><text:span text:style-name="_36_4">r</text:span><text:span text:style-name="_31_5">o</text:span><text:span text:style-name="_34_7">b</text:span><text:span text:style-name="_36_0">l</text:span><text:span text:style-name="_32_0">e</text:span><text:span text:style-name="_34_9">m</text:span><text:span text:style-name="_35_1"> </text:span><text:span text:style-name="_38_">t</text:span><text:span text:style-name="_34_9">h</text:span><text:span text:style-name="_36_2">e</text:span><text:span text:style-name="_31_2">n</text:span><text:span text:style-name="_32_6"> </text:span><text:span text:style-name="_36_8">i</text:span><text:span text:style-name="_32_3">s</text:span><text:span text:style-name="_32_6"> </text:span><text:span text:style-name="_36_4">t</text:span><text:span text:style-name="_32_2">o</text:span><text:span text:style-name="_32_6"> </text:span><text:span text:style-name="_37_3">f</text:span><text:span text:style-name="_31_0">i</text:span><text:span text:style-name="_34_4">n</text:span><text:span text:style-name="_36_9">d</text:span><text:span text:style-name="_31_"> </text:span><text:span text:style-name="_33_7">o</text:span><text:span text:style-name="_35_7">u</text:span><text:span text:style-name="_31_9">t</text:span><text:span text:style-name="_32_6"> </text:span><text:span text:style-name="_37_2">h</text:span><text:span text:style-name="_31_2">o</text:span><text:span text:style-name="_34_7">w</text:span><text:span text:style-name="_35_1"> </text:span><text:span text:style-name="_31_4">t</text:span><text:span text:style-name="_34_4">o</text:span><text:span text:style-name="_35_1"> </text:span><text:span text:style-name="_32_0">p</text:span><text:span text:style-name="_33_8">r</text:span><text:span text:style-name="_35_8">o</text:span><text:span text:style-name="_32_3">g</text:span><text:span text:style-name="_33_8">r</text:span><text:span text:style-name="_36_7">a</text:span><text:span text:style-name="_31_8">m</text:span><text:span text:style-name="_34_0">m</text:span><text:span text:style-name="_37_0">e</text:span><text:span text:style-name="_31_"> </text:span><text:span text:style-name="_33_8">t</text:span><text:span text:style-name="_37_4">h</text:span><text:span text:style-name="_32_2">e</text:span><text:span text:style-name="_33_7">s</text:span><text:span text:style-name="_37_0">e</text:span><text:span text:style-name="_31_"> </text:span><text:span text:style-name="_34_3">m</text:span><text:span text:style-name="_36_3">a</text:span><text:span text:style-name="_31_5">c</text:span><text:span text:style-name="_33_7">h</text:span><text:span text:style-name="_35_9">i</text:span><text:span text:style-name="_32_5">n</text:span><text:span text:style-name="_33_8">e</text:span><text:span text:style-name="_36_3">s</text:span><text:span text:style-name="_31_"> </text:span><text:span text:style-name="_34_4">t</text:span><text:span text:style-name="_36_7">o</text:span><text:span text:style-name="_31_"> </text:span><text:span text:style-name="_34_3">p</text:span><text:span text:style-name="_37_4">l</text:span><text:span text:style-name="_32_0">a</text:span><text:span text:style-name="_34_8">y</text:span><text:span text:style-name="_35_1"> </text:span><text:span text:style-name="_32_4">t</text:span><text:span text:style-name="_33_4">h</text:span><text:span text:style-name="_37_0">e</text:span><text:span text:style-name="_31_"> </text:span><text:span text:style-name="_33_8">g</text:span><text:span text:style-name="_36_8">a</text:span><text:span text:style-name="_31_8">m</text:span><text:span text:style-name="_33_7">e</text:span><text:span text:style-name="_37_0">.</text:span><text:span text:style-name="_31_"> </text:span><text:span text:style-name="_33_9">A</text:span><text:span text:style-name="_37_5">t</text:span><text:span text:style-name="_31_"> </text:span><text:span text:style-name="_34_7">m</text:span><text:span text:style-name="_35_9">y</text:span><text:span text:style-name="_31_"> </text:span><text:span text:style-name="_34_7">p</text:span><text:span text:style-name="_36_0">r</text:span><text:span text:style-name="_31_0">e</text:span><text:span text:style-name="_34_5">s</text:span><text:span text:style-name="_36_9">e</text:span><text:span text:style-name="_37_">n</text:span><text:span text:style-name="_33_4">t</text:span><text:span text:style-name="_35_1"> </text:span><text:span text:style-name="_31_7">r</text:span><text:span text:style-name="_34_4">a</text:span><text:span text:style-name="_36_3">t</text:span><text:span text:style-name="_32_2">e</text:span><text:span text:style-name="_32_6"> </text:span><text:span text:style-name="_35_9">o</text:span><text:span text:style-name="_32_4">f</text:span><text:span text:style-name="_32_6"> </text:span><text:span text:style-name="_37_2">w</text:span><text:span text:style-name="_31_3">o</text:span><text:span text:style-name="_34_4">r</text:span><text:span text:style-name="_37_0">k</text:span><text:span text:style-name="_31_7">i</text:span><text:span text:style-name="_33_7">n</text:span><text:span text:style-name="_36_8">g</text:span><text:span text:style-name="_31_"> </text:span><text:span text:style-name="_34_2">I</text:span><text:span text:style-name="_35_1"> </text:span><text:span text:style-name="_31_7">p</text:span><text:span text:style-name="_34_5">r</text:span><text:span text:style-name="_37_5">o</text:span><text:span text:style-name="_32_5">d</text:span><text:span text:style-name="_34_7">u</text:span><text:span text:style-name="_37_5">c</text:span><text:span text:style-name="_32_4">e</text:span><text:span text:style-name="_32_6"> </text:span><text:span text:style-name="_37_2">a</text:span><text:span text:style-name="_39_">b</text:span><text:span text:style-name="_34_5">o</text:span><text:span text:style-name="_37_3">u</text:span><text:span text:style-name="_39_">t</text:span><text:span text:style-name="_32_6"> </text:span><text:span text:style-name="_36_3">a</text:span><text:span text:style-name="_31_"> </text:span><text:span text:style-name="_35_0">t</text:span><text:span text:style-name="_36_9">h</text:span><text:span text:style-name="_31_0">o</text:span><text:span text:style-name="_34_5">u</text:span><text:span text:style-name="_35_8">s</text:span><text:span text:style-name="_38_">a</text:span><text:span text:style-name="_34_4">n</text:span><text:span text:style-name="_36_4">d</text:span><text:span text:style-name="_31_"> </text:span><text:span text:style-name="_33_3">d</text:span><text:span text:style-name="_36_7">i</text:span><text:span text:style-name="_32_0">g</text:span><text:span text:style-name="_33_8">i</text:span><text:span text:style-name="_37_0">t</text:span><text:span text:style-name="_31_7">s</text:span><text:span text:style-name="_32_6"> </text:span><text:span text:style-name="_36_4">o</text:span><text:span text:style-name="_32_0">f</text:span><text:span text:style-name="_32_6"> </text:span><text:span text:style-name="_35_9">p</text:span><text:span text:style-name="_32_5">r</text:span><text:span text:style-name="_34_3">o</text:span><text:span text:style-name="_35_7">g</text:span><text:span text:style-name="_31_2">r</text:span><text:span text:style-name="_33_2">a</text:span><text:span text:style-name="_37_0">t</text:span><text:span text:style-name="_39_">i</text:span><text:span text:style-name="_33_9">i</text:span><text:span text:style-name="_37_0">r</text:span><text:span text:style-name="_32_4">n</text:span><text:span text:style-name="_33_9">e</text:span><text:span text:style-name="_35_1"> </text:span><text:span text:style-name="_31_5">a</text:span><text:span text:style-name="_32_6"> </text:span><text:span text:style-name="_37_4">d</text:span><text:span text:style-name="_31_2">a</text:span><text:span text:style-name="_34_4">y</text:span><text:span text:style-name="_36_8">,</text:span><text:span text:style-name="_31_"> </text:span><text:span text:style-name="_33_5">s</text:span><text:span text:style-name="_36_8">o</text:span><text:span text:style-name="_31_"> </text:span><text:span text:style-name="_35_0">t</text:span><text:span text:style-name="_36_4">h</text:span><text:span text:style-name="_31_5">a</text:span><text:span text:style-name="_34_5">t</text:span><text:span text:style-name="_35_1"> </text:span><text:span text:style-name="_32_5">a</text:span><text:span text:style-name="_34_0">b</text:span><text:span text:style-name="_35_7">o</text:span><text:span text:style-name="_31_0">u</text:span><text:span text:style-name="_34_7">t</text:span><text:span text:style-name="_35_1"> </text:span><text:span text:style-name="_32_4">s</text:span><text:span text:style-name="_33_3">i</text:span><text:span text:style-name="_36_5">x</text:span><text:span text:style-name="_32_0">t</text:span><text:span text:style-name="_34_9">y</text:span><text:span text:style-name="_35_1"> </text:span><text:span text:style-name="_32_2">w</text:span><text:span text:style-name="_33_5">o</text:span><text:span text:style-name="_36_5">r</text:span><text:span text:style-name="_31_9">k</text:span><text:span text:style-name="_34_9">e</text:span><text:span text:style-name="_36_3">r</text:span><text:span text:style-name="_38_">s</text:span><text:span text:style-name="_33_7">,</text:span><text:span text:style-name="_35_1"> </text:span><text:span text:style-name="_32_5">w</text:span><text:span text:style-name="_34_8">o</text:span><text:span text:style-name="_36_4">r</text:span><text:span text:style-name="_37_">k</text:span><text:span text:style-name="_34_8">i</text:span><text:span text:style-name="_35_9">n</text:span><text:span text:style-name="_31_2">g</text:span><text:span text:style-name="_32_6"> </text:span><text:span text:style-name="_37_3">s</text:span><text:span text:style-name="_32_2">t</text:span><text:span text:style-name="_34_2">e</text:span><text:span text:style-name="_37_5">a</text:span><text:span text:style-name="_31_9">d</text:span><text:span text:style-name="_34_0">i</text:span><text:span text:style-name="_36_9">l</text:span><text:span text:style-name="_32_2">y</text:span><text:span text:style-name="_32_6"> </text:span><text:span text:style-name="_36_8">t</text:span><text:span text:style-name="_31_7">h</text:span><text:span text:style-name="_33_7">r</text:span><text:span text:style-name="_36_4">o</text:span><text:span text:style-name="_31_3">u</text:span><text:span text:style-name="_33_8">g</text:span><text:span text:style-name="_36_9">h</text:span><text:span text:style-name="_31_"> </text:span><text:span text:style-name="_34_8">t</text:span><text:span text:style-name="_37_3">h</text:span><text:span text:style-name="_31_5">e</text:span><text:span text:style-name="_32_6"> </text:span><text:span text:style-name="_37_0">f</text:span><text:span text:style-name="_39_">i</text:span><text:span text:style-name="_34_5">f</text:span><text:span text:style-name="_36_9">t</text:span><text:span text:style-name="_31_2">y</text:span><text:span text:style-name="_32_6"> </text:span><text:span text:style-name="_36_4">y</text:span><text:span text:style-name="_31_0">e</text:span><text:span text:style-name="_33_8">a</text:span><text:span text:style-name="_35_9">r</text:span><text:span text:style-name="_39_">s</text:span><text:span text:style-name="_32_6"> </text:span><text:span text:style-name="_37_5">m</text:span><text:span text:style-name="_32_4">i</text:span><text:span text:style-name="_33_5">g</text:span><text:span text:style-name="_36_2">h</text:span><text:span text:style-name="_39_">t</text:span><text:span text:style-name="_32_6"> </text:span><text:span text:style-name="_37_2">a</text:span><text:span text:style-name="_32_2">c</text:span><text:span text:style-name="_34_9">c</text:span><text:span text:style-name="_37_5">o</text:span><text:span text:style-name="_31_5">m</text:span><text:span text:style-name="_33_3">p</text:span><text:span text:style-name="_36_0">l</text:span><text:span text:style-name="_32_4">i</text:span><text:span text:style-name="_33_9">s</text:span><text:span text:style-name="_37_0">h</text:span><text:span text:style-name="_31_"> </text:span><text:span text:style-name="_33_5">t</text:span><text:span text:style-name="_36_4">h</text:span><text:span text:style-name="_31_7">e</text:span><text:span text:style-name="_32_6"> </text:span><text:span text:style-name="_35_7">j</text:span><text:span text:style-name="_32_3">o</text:span><text:span text:style-name="_34_7">b</text:span><text:span text:style-name="_36_2">,</text:span><text:span text:style-name="_31_"> </text:span><text:span text:style-name="_33_9">i</text:span><text:span text:style-name="_36_8">f</text:span><text:span text:style-name="_31_"> </text:span><text:span text:style-name="_33_3">n</text:span><text:span text:style-name="_36_3">o</text:span><text:span text:style-name="_39_">t</text:span><text:span text:style-name="_34_8">h</text:span><text:span text:style-name="_36_9">i</text:span><text:span text:style-name="_32_0">n</text:span><text:span text:style-name="_33_7">g</text:span><text:span text:style-name="_35_1"> </text:span><text:span text:style-name="_32_2">w</text:span><text:span text:style-name="_34_0">e</text:span><text:span text:style-name="_36_3">n</text:span><text:span text:style-name="_31_0">t</text:span><text:span text:style-name="_32_6"> </text:span><text:span text:style-name="_36_7">i</text:span><text:span text:style-name="_31_2">n</text:span><text:span text:style-name="_34_2">t</text:span><text:span text:style-name="_36_2">o</text:span><text:span text:style-name="_31_"> </text:span><text:span text:style-name="_34_3">t</text:span><text:span text:style-name="_36_0">h</text:span><text:span text:style-name="_31_0">e</text:span><text:span text:style-name="_32_6"> </text:span><text:span text:style-name="_37_5">w</text:span><text:span text:style-name="_38_">a</text:span><text:span text:style-name="_33_8">s</text:span><text:span text:style-name="_36_8">t</text:span><text:span text:style-name="_31_7">e</text:span><text:span text:style-name="_33_4">p</text:span><text:span text:style-name="_35_9">a</text:span><text:span text:style-name="_32_4">p</text:span><text:span text:style-name="_34_4">e</text:span><text:span text:style-name="_36_7">r</text:span><text:span text:style-name="_31_"> </text:span><text:span text:style-name="_34_9">b</text:span><text:span text:style-name="_36_2">a</text:span><text:span text:style-name="_38_">s</text:span><text:span text:style-name="_33_8">k</text:span><text:span text:style-name="_37_3">e</text:span><text:span text:style-name="_31_2">t</text:span><text:span text:style-name="_34_7">.</text:span><text:span text:style-name="_35_1"> </text:span><text:span text:style-name="_37_">S</text:span><text:span text:style-name="_33_3">o</text:span><text:span text:style-name="_37_0">m</text:span><text:span text:style-name="_37_">e</text:span><text:span text:style-name="_32_6"> </text:span><text:span text:style-name="_37_4">m</text:span><text:span text:style-name="_31_5">o</text:span><text:span text:style-name="_34_2">r</text:span><text:span text:style-name="_36_2">e</text:span><text:span text:style-name="_31_"> </text:span><text:span text:style-name="_33_7">e</text:span><text:span text:style-name="_36_7">x</text:span><text:span text:style-name="_31_0">p</text:span><text:span text:style-name="_33_7">e</text:span><text:span text:style-name="_36_4">d</text:span><text:span text:style-name="_32_2">i</text:span><text:span text:style-name="_33_8">t</text:span><text:span text:style-name="_37_3">i</text:span><text:span text:style-name="_32_4">o</text:span><text:span text:style-name="_33_8">u</text:span><text:span text:style-name="_36_7">s</text:span><text:span text:style-name="_31_"> </text:span><text:span text:style-name="_34_9">m</text:span><text:span text:style-name="_37_2">e</text:span><text:span text:style-name="_31_2">t</text:span><text:span text:style-name="_34_9">h</text:span><text:span text:style-name="_36_0">o</text:span><text:span text:style-name="_31_4">d</text:span><text:span text:style-name="_32_6"> </text:span><text:span text:style-name="_35_9">s</text:span><text:span text:style-name="_31_5">e</text:span><text:span text:style-name="_33_3">e</text:span><text:span text:style-name="_37_5">m</text:span><text:span text:style-name="_39_">s</text:span><text:span text:style-name="_32_6"> </text:span><text:span text:style-name="_35_8">d</text:span><text:span text:style-name="_32_5">e</text:span><text:span text:style-name="_34_3">s</text:span><text:span text:style-name="_37_2">i</text:span><text:span text:style-name="_39_">r</text:span><text:span text:style-name="_34_0">a</text:span><text:span text:style-name="_35_7">b</text:span><text:span text:style-name="_32_3">l</text:span><text:span text:style-name="_33_4">e</text:span><text:span text:style-name="_37_4">.</text:span></text:p>
      <text:p text:style-name="P1"><text:span text:style-name="_34_8">I</text:span><text:span text:style-name="_35_8">n</text:span><text:span text:style-name="_31_"> </text:span><text:span text:style-name="_33_8">t</text:span><text:span text:style-name="_36_3">h</text:span><text:span text:style-name="_31_0">e</text:span><text:span text:style-name="_32_6"> </text:span><text:span text:style-name="_36_7">p</text:span><text:span text:style-name="_31_9">r</text:span><text:span text:style-name="_33_2">o</text:span><text:span text:style-name="_36_3">c</text:span><text:span text:style-name="_39_">e</text:span><text:span text:style-name="_34_9">s</text:span><text:span text:style-name="_36_7">s</text:span><text:span text:style-name="_31_"> </text:span><text:span text:style-name="_33_8">o</text:span><text:span text:style-name="_36_4">f</text:span><text:span text:style-name="_31_"> </text:span><text:span text:style-name="_33_2">t</text:span><text:span text:style-name="_37_2">r</text:span><text:span text:style-name="_31_3">y</text:span><text:span text:style-name="_34_8">i</text:span><text:span text:style-name="_36_5">n</text:span><text:span text:style-name="_38_">g</text:span><text:span text:style-name="_32_6"> </text:span><text:span text:style-name="_36_9">t</text:span><text:span text:style-name="_38_">o</text:span><text:span text:style-name="_32_6"> </text:span><text:span text:style-name="_36_3">i</text:span><text:span text:style-name="_38_">m</text:span><text:span text:style-name="_34_8">i</text:span><text:span text:style-name="_37_2">t</text:span><text:span text:style-name="_31_2">a</text:span><text:span text:style-name="_34_3">t</text:span><text:span text:style-name="_35_7">e</text:span><text:span text:style-name="_31_"> </text:span><text:span text:style-name="_34_2">a</text:span><text:span text:style-name="_37_5">n</text:span><text:span text:style-name="_31_"> </text:span><text:span text:style-name="_34_5">a</text:span><text:span text:style-name="_36_4">d</text:span><text:span text:style-name="_32_2">u</text:span><text:span text:style-name="_33_3">l</text:span><text:span text:style-name="_36_4">t</text:span><text:span text:style-name="_31_"> </text:span><text:span text:style-name="_34_3">h</text:span><text:span text:style-name="_37_4">u</text:span><text:span text:style-name="_31_2">m</text:span><text:span text:style-name="_33_7">a</text:span><text:span text:style-name="_37_0">n</text:span><text:span text:style-name="_31_"> </text:span><text:span text:style-name="_33_9">m</text:span><text:span text:style-name="_35_8">i</text:span><text:span text:style-name="_38_">n</text:span><text:span text:style-name="_34_3">d</text:span><text:span text:style-name="_35_1"> </text:span><text:span text:style-name="_32_3">w</text:span><text:span text:style-name="_35_0">e</text:span><text:span text:style-name="_35_1"> </text:span><text:span text:style-name="_31_8">a</text:span><text:span text:style-name="_33_7">r</text:span><text:span text:style-name="_35_8">e</text:span><text:span text:style-name="_31_"> </text:span><text:span text:style-name="_33_7">b</text:span><text:span text:style-name="_36_8">o</text:span><text:span text:style-name="_31_0">u</text:span><text:span text:style-name="_34_3">n</text:span><text:span text:style-name="_36_4">d</text:span><text:span text:style-name="_31_"> </text:span><text:span text:style-name="_34_9">t</text:span><text:span text:style-name="_35_8">o</text:span><text:span text:style-name="_31_"> </text:span><text:span text:style-name="_35_0">t</text:span><text:span text:style-name="_36_5">h</text:span><text:span text:style-name="_31_4">i</text:span><text:span text:style-name="_33_7">n</text:span><text:span text:style-name="_35_9">k</text:span><text:span text:style-name="_31_"> </text:span><text:span text:style-name="_33_8">a</text:span><text:span text:style-name="_35_1"> </text:span><text:span text:style-name="_31_5">g</text:span><text:span text:style-name="_34_8">o</text:span><text:span text:style-name="_37_0">o</text:span><text:span text:style-name="_31_7">d</text:span><text:span text:style-name="_32_6"> </text:span><text:span text:style-name="_36_5">d</text:span><text:span text:style-name="_31_2">e</text:span><text:span text:style-name="_33_2">a</text:span><text:span text:style-name="_36_7">l</text:span><text:span text:style-name="_31_"> </text:span><text:span text:style-name="_33_9">a</text:span><text:span text:style-name="_35_9">b</text:span><text:span text:style-name="_37_">o</text:span><text:span text:style-name="_34_2">u</text:span><text:span text:style-name="_35_8">t</text:span><text:span text:style-name="_31_"> </text:span><text:span text:style-name="_33_3">t</text:span><text:span text:style-name="_35_9">h</text:span><text:span text:style-name="_31_2">e</text:span><text:span text:style-name="_32_6"> </text:span><text:span text:style-name="_37_3">p</text:span><text:span text:style-name="_31_4">r</text:span><text:span text:style-name="_33_5">o</text:span><text:span text:style-name="_37_5">c</text:span><text:span text:style-name="_32_3">e</text:span><text:span text:style-name="_34_3">s</text:span><text:span text:style-name="_36_5">s</text:span><text:span text:style-name="_31_"> </text:span><text:span text:style-name="_33_2">w</text:span><text:span text:style-name="_35_7">h</text:span><text:span text:style-name="_31_7">i</text:span><text:span text:style-name="_34_5">c</text:span><text:span text:style-name="_36_4">h</text:span><text:span text:style-name="_31_"> </text:span><text:span text:style-name="_34_7">h</text:span><text:span text:style-name="_37_5">a</text:span><text:span text:style-name="_32_5">s</text:span><text:span text:style-name="_32_6"> </text:span><text:span text:style-name="_35_8">b</text:span><text:span text:style-name="_31_8">r</text:span><text:span text:style-name="_35_0">o</text:span><text:span text:style-name="_36_5">u</text:span><text:span text:style-name="_31_4">g</text:span><text:span text:style-name="_34_0">h</text:span><text:span text:style-name="_35_8">t</text:span><text:span text:style-name="_31_"> </text:span><text:span text:style-name="_34_8">i</text:span><text:span text:style-name="_36_0">t</text:span><text:span text:style-name="_31_"> </text:span><text:span text:style-name="_33_7">t</text:span><text:span text:style-name="_37_3">o</text:span><text:span text:style-name="_31_"> </text:span><text:span text:style-name="_33_7">t</text:span><text:span text:style-name="_35_9">h</text:span><text:span text:style-name="_38_">e</text:span><text:span text:style-name="_32_6"> </text:span><text:span text:style-name="_36_4">s</text:span><text:span text:style-name="_32_2">t</text:span><text:span text:style-name="_34_7">a</text:span><text:span text:style-name="_35_9">t</text:span><text:span text:style-name="_31_2">e</text:span><text:span text:style-name="_32_6"> </text:span><text:span text:style-name="_37_3">t</text:span><text:span text:style-name="_32_4">h</text:span><text:span text:style-name="_33_5">a</text:span><text:span text:style-name="_35_7">t</text:span><text:span text:style-name="_31_"> </text:span><text:span text:style-name="_34_5">i</text:span><text:span text:style-name="_36_9">t</text:span><text:span text:style-name="_31_"> </text:span><text:span text:style-name="_34_0">i</text:span><text:span text:style-name="_36_5">s</text:span><text:span text:style-name="_31_"> </text:span><text:span text:style-name="_34_5">i</text:span><text:span text:style-name="_36_7">n</text:span><text:span text:style-name="_31_2">.</text:span><text:span text:style-name="_32_6"> </text:span><text:span text:style-name="_37_5">W</text:span><text:span text:style-name="_32_4">e</text:span><text:span text:style-name="_32_6"> </text:span><text:span text:style-name="_36_5">m</text:span><text:span text:style-name="_31_7">a</text:span><text:span text:style-name="_34_5">y</text:span><text:span text:style-name="_35_1"> </text:span><text:span text:style-name="_39_">n</text:span><text:span text:style-name="_34_8">o</text:span><text:span text:style-name="_37_4">t</text:span><text:span text:style-name="_31_2">i</text:span><text:span text:style-name="_34_3">c</text:span><text:span text:style-name="_36_0">e</text:span><text:span text:style-name="_31_"> </text:span><text:span text:style-name="_34_4">t</text:span><text:span text:style-name="_35_8">h</text:span><text:span text:style-name="_31_2">r</text:span><text:span text:style-name="_34_9">e</text:span><text:span text:style-name="_37_3">e</text:span><text:span text:style-name="_31_"> </text:span><text:span text:style-name="_34_2">c</text:span><text:span text:style-name="_37_5">o</text:span><text:span text:style-name="_31_5">m</text:span><text:span text:style-name="_34_0">p</text:span><text:span text:style-name="_35_8">o</text:span><text:span text:style-name="_32_4">n</text:span><text:span text:style-name="_33_9">e</text:span><text:span text:style-name="_37_2">n</text:span><text:span text:style-name="_32_5">t</text:span><text:span text:style-name="_33_8">s</text:span><text:span text:style-name="_36_8">.</text:span></text:p>
      <text:p text:style-name="P1"><text:span text:style-name="_34_3">(</text:span><text:span text:style-name="_37_2">a</text:span><text:span text:style-name="_31_9">)</text:span><text:span text:style-name="_32_6"> </text:span><text:span text:style-name="_36_0">T</text:span><text:span text:style-name="_32_5">h</text:span><text:span text:style-name="_33_4">e</text:span><text:span text:style-name="_35_1"> </text:span><text:span text:style-name="_32_3">i</text:span><text:span text:style-name="_33_7">n</text:span><text:span text:style-name="_36_2">i</text:span><text:span text:style-name="_32_2">t</text:span><text:span text:style-name="_34_3">i</text:span><text:span text:style-name="_36_8">a</text:span><text:span text:style-name="_32_4">l</text:span><text:span text:style-name="_32_6"> </text:span><text:span text:style-name="_36_4">s</text:span><text:span text:style-name="_32_3">t</text:span><text:span text:style-name="_34_5">a</text:span><text:span text:style-name="_37_0">t</text:span><text:span text:style-name="_32_4">e</text:span><text:span text:style-name="_32_6"> </text:span><text:span text:style-name="_37_0">o</text:span><text:span text:style-name="_31_3">f</text:span><text:span text:style-name="_32_6"> </text:span><text:span text:style-name="_37_0">t</text:span><text:span text:style-name="_32_4">h</text:span><text:span text:style-name="_34_9">e</text:span><text:span text:style-name="_35_1"> </text:span><text:span text:style-name="_32_0">m</text:span><text:span text:style-name="_34_3">i</text:span><text:span text:style-name="_35_9">n</text:span><text:span text:style-name="_31_3">d</text:span><text:span text:style-name="_33_5">,</text:span><text:span text:style-name="_35_1"> </text:span><text:span text:style-name="_31_3">s</text:span><text:span text:style-name="_34_9">a</text:span><text:span text:style-name="_36_9">y</text:span><text:span text:style-name="_31_"> </text:span><text:span text:style-name="_33_8">a</text:span><text:span text:style-name="_36_5">t</text:span><text:span text:style-name="_31_"> </text:span><text:span text:style-name="_34_9">b</text:span><text:span text:style-name="_36_8">i</text:span><text:span text:style-name="_31_3">r</text:span><text:span text:style-name="_34_7">t</text:span><text:span text:style-name="_37_5">h</text:span><text:span text:style-name="_32_4">,</text:span></text:p>
      <text:p text:style-name="P1"><text:span text:style-name="_36_8">(</text:span><text:span text:style-name="_32_0">b</text:span><text:span text:style-name="_33_3">)</text:span><text:span text:style-name="_35_1"> </text:span><text:span text:style-name="_37_">T</text:span><text:span text:style-name="_33_8">h</text:span><text:span text:style-name="_36_5">e</text:span><text:span text:style-name="_31_"> </text:span><text:span text:style-name="_33_3">e</text:span><text:span text:style-name="_35_8">d</text:span><text:span text:style-name="_31_5">u</text:span><text:span text:style-name="_34_2">c</text:span><text:span text:style-name="_37_2">a</text:span><text:span text:style-name="_38_">t</text:span><text:span text:style-name="_33_2">i</text:span><text:span text:style-name="_36_3">o</text:span><text:span text:style-name="_32_0">n</text:span><text:span text:style-name="_32_6"> </text:span><text:span text:style-name="_36_8">t</text:span><text:span text:style-name="_39_">o</text:span><text:span text:style-name="_32_6"> </text:span><text:span text:style-name="_35_7">w</text:span><text:span text:style-name="_32_5">h</text:span><text:span text:style-name="_33_7">i</text:span><text:span text:style-name="_37_5">c</text:span><text:span text:style-name="_31_4">h</text:span><text:span text:style-name="_32_6"> </text:span><text:span text:style-name="_35_9">i</text:span><text:span text:style-name="_37_">t</text:span><text:span text:style-name="_32_6"> </text:span><text:span text:style-name="_36_0">h</text:span><text:span text:style-name="_32_3">a</text:span><text:span text:style-name="_34_2">s</text:span><text:span text:style-name="_35_1"> </text:span><text:span text:style-name="_31_3">b</text:span><text:span text:style-name="_33_2">e</text:span><text:span text:style-name="_35_8">e</text:span><text:span text:style-name="_31_8">n</text:span><text:span text:style-name="_32_6"> </text:span><text:span text:style-name="_36_0">s</text:span><text:span text:style-name="_32_5">u</text:span><text:span text:style-name="_34_7">b</text:span><text:span text:style-name="_35_9">j</text:span><text:span text:style-name="_32_0">e</text:span><text:span text:style-name="_33_2">c</text:span><text:span text:style-name="_36_3">t</text:span><text:span text:style-name="_31_2">e</text:span><text:span text:style-name="_34_5">d</text:span><text:span text:style-name="_36_3">,</text:span></text:p>
      <text:p text:style-name="P1"><text:span text:style-name="_33_4">(</text:span><text:span text:style-name="_37_3">c</text:span><text:span text:style-name="_31_9">)</text:span><text:span text:style-name="_32_6"> </text:span><text:span text:style-name="_37_3">O</text:span><text:span text:style-name="_32_5">t</text:span><text:span text:style-name="_35_0">h</text:span><text:span text:style-name="_37_5">e</text:span><text:span text:style-name="_38_">r</text:span><text:span text:style-name="_32_6"> </text:span><text:span text:style-name="_35_7">e</text:span><text:span text:style-name="_31_9">x</text:span><text:span text:style-name="_33_7">p</text:span><text:span text:style-name="_36_0">e</text:span><text:span text:style-name="_32_0">r</text:span><text:span text:style-name="_34_7">i</text:span><text:span text:style-name="_36_8">e</text:span><text:span text:style-name="_32_5">n</text:span><text:span text:style-name="_33_8">c</text:span><text:span text:style-name="_37_3">e</text:span><text:span text:style-name="_31_2">,</text:span><text:span text:style-name="_32_6"> </text:span><text:span text:style-name="_37_2">n</text:span><text:span text:style-name="_31_7">o</text:span><text:span text:style-name="_34_5">t</text:span><text:span text:style-name="_35_1"> </text:span><text:span text:style-name="_31_0">t</text:span><text:span text:style-name="_34_0">o</text:span><text:span text:style-name="_35_1"> </text:span><text:span text:style-name="_38_">b</text:span><text:span text:style-name="_34_7">e</text:span><text:span text:style-name="_35_1"> </text:span><text:span text:style-name="_31_9">d</text:span><text:span text:style-name="_34_4">e</text:span><text:span text:style-name="_36_4">s</text:span><text:span text:style-name="_31_0">c</text:span><text:span text:style-name="_35_0">r</text:span><text:span text:style-name="_36_0">i</text:span><text:span text:style-name="_31_0">b</text:span><text:span text:style-name="_33_9">e</text:span><text:span text:style-name="_35_9">d</text:span><text:span text:style-name="_31_"> </text:span><text:span text:style-name="_34_3">a</text:span><text:span text:style-name="_37_4">s</text:span><text:span text:style-name="_31_"> </text:span><text:span text:style-name="_34_3">e</text:span><text:span text:style-name="_35_9">d</text:span><text:span text:style-name="_32_3">u</text:span><text:span text:style-name="_34_4">c</text:span><text:span text:style-name="_36_3">a</text:span><text:span text:style-name="_31_8">t</text:span><text:span text:style-name="_34_2">i</text:span><text:span text:style-name="_35_7">o</text:span><text:span text:style-name="_31_3">n</text:span><text:span text:style-name="_34_5">,</text:span><text:span text:style-name="_35_1"> </text:span><text:span text:style-name="_32_5">t</text:span><text:span text:style-name="_34_3">o</text:span><text:span text:style-name="_35_1"> </text:span><text:span text:style-name="_31_0">w</text:span><text:span text:style-name="_34_9">h</text:span><text:span text:style-name="_36_2">i</text:span><text:span text:style-name="_32_4">c</text:span><text:span text:style-name="_35_0">h</text:span><text:span text:style-name="_35_1"> </text:span><text:span text:style-name="_31_4">i</text:span><text:span text:style-name="_35_0">t</text:span><text:span text:style-name="_35_1"> </text:span><text:span text:style-name="_31_9">h</text:span><text:span text:style-name="_34_5">a</text:span><text:span text:style-name="_37_5">s</text:span><text:span text:style-name="_31_"> </text:span><text:span text:style-name="_33_8">b</text:span><text:span text:style-name="_36_3">e</text:span><text:span text:style-name="_31_7">e</text:span><text:span text:style-name="_34_7">n</text:span><text:span text:style-name="_35_1"> </text:span><text:span text:style-name="_32_5">s</text:span><text:span text:style-name="_33_3">u</text:span><text:span text:style-name="_36_9">b</text:span><text:span text:style-name="_32_5">j</text:span><text:span text:style-name="_34_4">e</text:span><text:span text:style-name="_36_5">c</text:span><text:span text:style-name="_32_2">t</text:span><text:span text:style-name="_33_8">e</text:span><text:span text:style-name="_36_0">d</text:span><text:span text:style-name="_31_8">.</text:span></text:p>
      <text:p text:style-name="P1"><text:span text:style-name="_36_2">I</text:span><text:span text:style-name="_31_5">n</text:span><text:span text:style-name="_33_2">s</text:span><text:span text:style-name="_35_8">t</text:span><text:span text:style-name="_31_0">e</text:span><text:span text:style-name="_34_7">a</text:span><text:span text:style-name="_36_3">d</text:span><text:span text:style-name="_31_"> </text:span><text:span text:style-name="_34_5">o</text:span><text:span text:style-name="_35_7">f</text:span><text:span text:style-name="_31_"> </text:span><text:span text:style-name="_33_8">t</text:span><text:span text:style-name="_35_9">r</text:span><text:span text:style-name="_39_">y</text:span><text:span text:style-name="_34_2">i</text:span><text:span text:style-name="_36_9">n</text:span><text:span text:style-name="_32_2">g</text:span><text:span text:style-name="_32_6"> </text:span><text:span text:style-name="_36_9">t</text:span><text:span text:style-name="_31_5">o</text:span><text:span text:style-name="_32_6"> </text:span><text:span text:style-name="_37_0">p</text:span><text:span text:style-name="_37_">r</text:span><text:span text:style-name="_34_7">o</text:span><text:span text:style-name="_35_8">d</text:span><text:span text:style-name="_31_8">u</text:span><text:span text:style-name="_33_8">c</text:span><text:span text:style-name="_36_2">e</text:span><text:span text:style-name="_31_"> </text:span><text:span text:style-name="_34_5">a</text:span><text:span text:style-name="_35_1"> </text:span><text:span text:style-name="_32_0">p</text:span><text:span text:style-name="_33_9">r</text:span><text:span text:style-name="_37_3">o</text:span><text:span text:style-name="_31_0">g</text:span><text:span text:style-name="_33_8">r</text:span><text:span text:style-name="_36_0">a</text:span><text:span text:style-name="_32_5">m</text:span><text:span text:style-name="_35_0">m</text:span><text:span text:style-name="_36_3">e</text:span><text:span text:style-name="_31_"> </text:span><text:span text:style-name="_33_4">t</text:span><text:span text:style-name="_35_8">o</text:span><text:span text:style-name="_31_"> </text:span><text:span text:style-name="_34_0">s</text:span><text:span text:style-name="_36_0">i</text:span><text:span text:style-name="_31_8">m</text:span><text:span text:style-name="_34_0">u</text:span><text:span text:style-name="_36_3">l</text:span><text:span text:style-name="_32_0">a</text:span><text:span text:style-name="_34_4">t</text:span><text:span text:style-name="_37_5">e</text:span><text:span text:style-name="_31_"> </text:span><text:span text:style-name="_33_8">t</text:span><text:span text:style-name="_37_3">h</text:span><text:span text:style-name="_31_9">e</text:span><text:span text:style-name="_32_6"> </text:span><text:span text:style-name="_36_5">a</text:span><text:span text:style-name="_31_9">d</text:span><text:span text:style-name="_34_4">u</text:span><text:span text:style-name="_36_5">l</text:span><text:span text:style-name="_32_2">t</text:span><text:span text:style-name="_32_6"> </text:span><text:span text:style-name="_37_5">m</text:span><text:span text:style-name="_32_2">i</text:span><text:span text:style-name="_33_8">n</text:span><text:span text:style-name="_36_5">d</text:span><text:span text:style-name="_37_">,</text:span><text:span text:style-name="_32_6"> </text:span><text:span text:style-name="_37_4">w</text:span><text:span text:style-name="_31_7">h</text:span><text:span text:style-name="_34_5">y</text:span><text:span text:style-name="_35_1"> </text:span><text:span text:style-name="_31_4">n</text:span><text:span text:style-name="_34_7">o</text:span><text:span text:style-name="_36_5">t</text:span><text:span text:style-name="_31_"> </text:span><text:span text:style-name="_33_9">r</text:span><text:span text:style-name="_35_9">a</text:span><text:span text:style-name="_31_8">t</text:span><text:span text:style-name="_34_7">h</text:span><text:span text:style-name="_36_9">e</text:span><text:span text:style-name="_31_3">r</text:span><text:span text:style-name="_32_6"> </text:span><text:span text:style-name="_35_9">t</text:span><text:span text:style-name="_31_3">r</text:span><text:span text:style-name="_34_4">y</text:span><text:span text:style-name="_35_1"> </text:span><text:span text:style-name="_31_4">t</text:span><text:span text:style-name="_35_0">o</text:span><text:span text:style-name="_35_1"> </text:span><text:span text:style-name="_32_4">p</text:span><text:span text:style-name="_34_9">r</text:span><text:span text:style-name="_35_8">o</text:span><text:span text:style-name="_31_5">d</text:span><text:span text:style-name="_34_8">u</text:span><text:span text:style-name="_35_7">c</text:span><text:span text:style-name="_32_2">e</text:span><text:span text:style-name="_32_6"> </text:span><text:span text:style-name="_35_8">o</text:span><text:span text:style-name="_31_0">n</text:span><text:span text:style-name="_34_3">e</text:span><text:span text:style-name="_35_1"> </text:span><text:span text:style-name="_31_8">w</text:span><text:span text:style-name="_34_5">h</text:span><text:span text:style-name="_36_2">i</text:span><text:span text:style-name="_32_3">c</text:span><text:span text:style-name="_34_3">h</text:span><text:span text:style-name="_35_1"> </text:span><text:span text:style-name="_32_0">s</text:span><text:span text:style-name="_34_5">i</text:span><text:span text:style-name="_35_7">m</text:span><text:span text:style-name="_31_8">u</text:span><text:span text:style-name="_33_3">l</text:span><text:span text:style-name="_37_4">a</text:span><text:span text:style-name="_31_0">t</text:span><text:span text:style-name="_34_5">e</text:span><text:span text:style-name="_37_5">s</text:span><text:span text:style-name="_31_"> </text:span><text:span text:style-name="_33_5">t</text:span><text:span text:style-name="_35_7">h</text:span><text:span text:style-name="_32_2">e</text:span><text:span text:style-name="_32_6"> </text:span><text:span text:style-name="_36_2">c</text:span><text:span text:style-name="_32_4">h</text:span><text:span text:style-name="_34_2">i</text:span><text:span text:style-name="_36_8">l</text:span><text:span text:style-name="_32_3">d</text:span><text:span text:style-name="_35_0">'</text:span><text:span text:style-name="_35_7">s</text:span><text:span text:style-name="_31_4">?</text:span><text:span text:style-name="_32_6"> </text:span><text:span text:style-name="_35_9">I</text:span><text:span text:style-name="_31_8">f</text:span><text:span text:style-name="_32_6"> </text:span><text:span text:style-name="_36_0">t</text:span><text:span text:style-name="_32_3">h</text:span><text:span text:style-name="_34_8">i</text:span><text:span text:style-name="_36_8">s</text:span><text:span text:style-name="_31_"> </text:span><text:span text:style-name="_33_9">w</text:span><text:span text:style-name="_35_7">e</text:span><text:span text:style-name="_32_5">r</text:span><text:span text:style-name="_33_5">e</text:span><text:span text:style-name="_35_1"> </text:span><text:span text:style-name="_31_4">t</text:span><text:span text:style-name="_35_0">h</text:span><text:span text:style-name="_36_7">e</text:span><text:span text:style-name="_37_">n</text:span><text:span text:style-name="_32_6"> </text:span><text:span text:style-name="_35_7">s</text:span><text:span text:style-name="_39_">u</text:span><text:span text:style-name="_33_5">b</text:span><text:span text:style-name="_35_8">j</text:span><text:span text:style-name="_32_5">e</text:span><text:span text:style-name="_34_8">c</text:span><text:span text:style-name="_37_5">t</text:span><text:span text:style-name="_37_">e</text:span><text:span text:style-name="_33_5">d</text:span><text:span text:style-name="_35_1"> </text:span><text:span text:style-name="_32_5">t</text:span><text:span text:style-name="_34_0">o</text:span><text:span text:style-name="_35_1"> </text:span><text:span text:style-name="_32_4">a</text:span><text:span text:style-name="_33_9">n</text:span><text:span text:style-name="_35_1"> </text:span><text:span text:style-name="_32_5">a</text:span><text:span text:style-name="_34_8">p</text:span><text:span text:style-name="_35_7">p</text:span><text:span text:style-name="_32_0">r</text:span><text:span text:style-name="_34_8">o</text:span><text:span text:style-name="_36_8">p</text:span><text:span text:style-name="_31_0">r</text:span><text:span text:style-name="_33_9">i</text:span><text:span text:style-name="_37_2">a</text:span><text:span text:style-name="_39_">t</text:span><text:span text:style-name="_33_7">e</text:span><text:span text:style-name="_35_1"> </text:span><text:span text:style-name="_32_3">c</text:span><text:span text:style-name="_34_0">o</text:span><text:span text:style-name="_37_3">u</text:span><text:span text:style-name="_31_7">r</text:span><text:span text:style-name="_33_4">s</text:span><text:span text:style-name="_37_4">e</text:span><text:span text:style-name="_31_"> </text:span><text:span text:style-name="_34_7">o</text:span><text:span text:style-name="_36_4">f</text:span><text:span text:style-name="_31_"> </text:span><text:span text:style-name="_34_8">e</text:span><text:span text:style-name="_36_8">d</text:span><text:span text:style-name="_32_5">u</text:span><text:span text:style-name="_34_3">c</text:span><text:span text:style-name="_36_9">a</text:span><text:span text:style-name="_31_8">t</text:span><text:span text:style-name="_34_0">i</text:span><text:span text:style-name="_37_2">o</text:span><text:span text:style-name="_31_0">n</text:span><text:span text:style-name="_32_6"> </text:span><text:span text:style-name="_37_3">o</text:span><text:span text:style-name="_31_5">n</text:span><text:span text:style-name="_33_5">e</text:span><text:span text:style-name="_35_1"> </text:span><text:span text:style-name="_31_3">w</text:span><text:span text:style-name="_34_2">o</text:span><text:span text:style-name="_35_7">u</text:span><text:span text:style-name="_31_7">l</text:span><text:span text:style-name="_33_8">d</text:span><text:span text:style-name="_35_1"> </text:span><text:span text:style-name="_31_4">o</text:span><text:span text:style-name="_34_4">b</text:span><text:span text:style-name="_37_4">t</text:span><text:span text:style-name="_37_">a</text:span><text:span text:style-name="_34_8">i</text:span><text:span text:style-name="_37_0">n</text:span><text:span text:style-name="_31_"> </text:span><text:span text:style-name="_34_0">t</text:span><text:span text:style-name="_36_4">h</text:span><text:span text:style-name="_32_3">e</text:span><text:span text:style-name="_32_6"> </text:span><text:span text:style-name="_36_2">a</text:span><text:span text:style-name="_31_5">d</text:span><text:span text:style-name="_34_4">u</text:span><text:span text:style-name="_35_7">l</text:span><text:span text:style-name="_32_4">t</text:span><text:span text:style-name="_32_6"> </text:span><text:span text:style-name="_37_5">b</text:span><text:span text:style-name="_31_3">r</text:span><text:span text:style-name="_34_0">a</text:span><text:span text:style-name="_36_8">i</text:span><text:span text:style-name="_31_7">n</text:span><text:span text:style-name="_35_0">.</text:span><text:span text:style-name="_35_1"> </text:span><text:span text:style-name="_31_5">P</text:span><text:span text:style-name="_33_5">r</text:span><text:span text:style-name="_35_8">e</text:span><text:span text:style-name="_39_">s</text:span><text:span text:style-name="_34_9">u</text:span><text:span text:style-name="_37_2">m</text:span><text:span text:style-name="_31_4">a</text:span><text:span text:style-name="_33_7">b</text:span><text:span text:style-name="_35_7">l</text:span><text:span text:style-name="_31_8">y</text:span><text:span text:style-name="_32_6"> </text:span><text:span text:style-name="_36_7">t</text:span><text:span text:style-name="_32_2">h</text:span><text:span text:style-name="_34_9">e</text:span><text:span text:style-name="_35_1"> </text:span><text:span text:style-name="_31_5">c</text:span><text:span text:style-name="_33_2">h</text:span><text:span text:style-name="_35_7">i</text:span><text:span text:style-name="_32_0">l</text:span><text:span text:style-name="_35_0">d</text:span><text:span text:style-name="_35_1"> </text:span><text:span text:style-name="_31_3">b</text:span><text:span text:style-name="_33_8">r</text:span><text:span text:style-name="_35_7">a</text:span><text:span text:style-name="_31_5">i</text:span><text:span text:style-name="_34_7">n</text:span><text:span text:style-name="_35_1"> </text:span><text:span text:style-name="_31_4">i</text:span><text:span text:style-name="_34_5">s</text:span><text:span text:style-name="_35_1"> </text:span><text:span text:style-name="_32_3">s</text:span><text:span text:style-name="_35_0">o</text:span><text:span text:style-name="_36_7">m</text:span><text:span text:style-name="_32_0">e</text:span><text:span text:style-name="_34_0">t</text:span><text:span text:style-name="_36_0">h</text:span><text:span text:style-name="_32_2">i</text:span><text:span text:style-name="_34_8">n</text:span><text:span text:style-name="_36_4">g</text:span><text:span text:style-name="_31_"> </text:span><text:span text:style-name="_34_9">l</text:span><text:span text:style-name="_35_7">i</text:span><text:span text:style-name="_31_4">k</text:span><text:span text:style-name="_34_0">e</text:span><text:span text:style-name="_35_1"> </text:span><text:span text:style-name="_31_3">a</text:span><text:span text:style-name="_32_6"> </text:span><text:span text:style-name="_36_0">n</text:span><text:span text:style-name="_37_">o</text:span><text:span text:style-name="_33_4">t</text:span><text:span text:style-name="_36_2">e</text:span><text:span text:style-name="_32_0">b</text:span><text:span text:style-name="_34_5">o</text:span><text:span text:style-name="_35_7">o</text:span><text:span text:style-name="_32_0">k</text:span><text:span text:style-name="_32_6"> </text:span><text:span text:style-name="_36_8">a</text:span><text:span text:style-name="_38_">s</text:span><text:span text:style-name="_32_6"> </text:span><text:span text:style-name="_36_7">o</text:span><text:span text:style-name="_31_8">n</text:span><text:span text:style-name="_34_4">e</text:span><text:span text:style-name="_35_1"> </text:span><text:span text:style-name="_38_">b</text:span><text:span text:style-name="_34_8">u</text:span><text:span text:style-name="_37_3">y</text:span><text:span text:style-name="_31_3">s</text:span><text:span text:style-name="_32_6"> </text:span><text:span text:style-name="_36_9">i</text:span><text:span text:style-name="_32_0">t</text:span><text:span text:style-name="_32_6"> </text:span><text:span text:style-name="_35_7">f</text:span><text:span text:style-name="_31_4">r</text:span><text:span text:style-name="_34_2">o</text:span><text:span text:style-name="_37_3">m</text:span><text:span text:style-name="_31_"> </text:span><text:span text:style-name="_33_5">t</text:span><text:span text:style-name="_37_4">h</text:span><text:span text:style-name="_31_2">e</text:span><text:span text:style-name="_32_6"> </text:span><text:span text:style-name="_36_2">s</text:span><text:span text:style-name="_32_4">t</text:span><text:span text:style-name="_34_5">a</text:span><text:span text:style-name="_35_8">t</text:span><text:span text:style-name="_39_">i</text:span><text:span text:style-name="_34_3">o</text:span><text:span text:style-name="_36_7">n</text:span><text:span text:style-name="_32_3">e</text:span><text:span text:style-name="_33_8">r</text:span><text:span text:style-name="_37_4">'</text:span><text:span text:style-name="_38_">s</text:span><text:span text:style-name="_34_9">.</text:span><text:span text:style-name="_35_1"> </text:span><text:span text:style-name="_38_">R</text:span><text:span text:style-name="_34_5">a</text:span><text:span text:style-name="_36_5">t</text:span><text:span text:style-name="_32_2">h</text:span><text:span text:style-name="_34_8">e</text:span><text:span text:style-name="_37_4">r</text:span><text:span text:style-name="_31_"> </text:span><text:span text:style-name="_34_2">l</text:span><text:span text:style-name="_36_9">i</text:span><text:span text:style-name="_38_">t</text:span><text:span text:style-name="_33_2">t</text:span><text:span text:style-name="_36_8">l</text:span><text:span text:style-name="_37_">e</text:span><text:span text:style-name="_32_6"> </text:span><text:span text:style-name="_35_8">m</text:span><text:span text:style-name="_37_">e</text:span><text:span text:style-name="_34_2">c</text:span><text:span text:style-name="_36_8">h</text:span><text:span text:style-name="_31_4">a</text:span><text:span text:style-name="_34_4">n</text:span><text:span text:style-name="_37_0">i</text:span><text:span text:style-name="_31_9">s</text:span><text:span text:style-name="_33_3">m</text:span><text:span text:style-name="_37_0">,</text:span><text:span text:style-name="_31_"> </text:span><text:span text:style-name="_34_7">a</text:span><text:span text:style-name="_37_5">n</text:span><text:span text:style-name="_31_0">d</text:span><text:span text:style-name="_32_6"> </text:span><text:span text:style-name="_36_5">l</text:span><text:span text:style-name="_32_0">o</text:span><text:span text:style-name="_33_5">t</text:span><text:span text:style-name="_37_3">s</text:span><text:span text:style-name="_31_"> </text:span><text:span text:style-name="_33_9">o</text:span><text:span text:style-name="_37_3">f</text:span><text:span text:style-name="_31_"> </text:span><text:span text:style-name="_34_7">b</text:span><text:span text:style-name="_37_2">l</text:span><text:span text:style-name="_32_4">a</text:span><text:span text:style-name="_34_0">n</text:span><text:span text:style-name="_37_2">k</text:span><text:span text:style-name="_31_"> </text:span><text:span text:style-name="_34_2">s</text:span><text:span text:style-name="_36_8">h</text:span><text:span text:style-name="_31_4">e</text:span><text:span text:style-name="_34_4">e</text:span><text:span text:style-name="_37_4">t</text:span><text:span text:style-name="_37_">s</text:span><text:span text:style-name="_34_2">.</text:span><text:span text:style-name="_35_1"> </text:span><text:span text:style-name="_37_">(</text:span><text:span text:style-name="_34_8">M</text:span><text:span text:style-name="_35_8">e</text:span><text:span text:style-name="_32_3">c</text:span><text:span text:style-name="_33_5">h</text:span><text:span text:style-name="_36_7">a</text:span><text:span text:style-name="_32_5">n</text:span><text:span text:style-name="_34_4">i</text:span><text:span text:style-name="_36_7">s</text:span><text:span text:style-name="_31_8">m</text:span><text:span text:style-name="_32_6"> </text:span><text:span text:style-name="_36_2">a</text:span><text:span text:style-name="_31_3">n</text:span><text:span text:style-name="_33_7">d</text:span><text:span text:style-name="_35_1"> </text:span><text:span text:style-name="_31_8">w</text:span><text:span text:style-name="_34_2">r</text:span><text:span text:style-name="_36_9">i</text:span><text:span text:style-name="_39_">t</text:span><text:span text:style-name="_34_5">i</text:span><text:span text:style-name="_36_5">n</text:span><text:span text:style-name="_31_9">g</text:span><text:span text:style-name="_32_6"> </text:span><text:span text:style-name="_36_9">a</text:span><text:span text:style-name="_32_5">r</text:span><text:span text:style-name="_35_0">e</text:span><text:span text:style-name="_35_1"> </text:span><text:span text:style-name="_37_">f</text:span><text:span text:style-name="_33_3">r</text:span><text:span text:style-name="_35_8">o</text:span><text:span text:style-name="_31_9">m</text:span><text:span text:style-name="_32_6"> </text:span><text:span text:style-name="_36_9">o</text:span><text:span text:style-name="_31_9">u</text:span><text:span text:style-name="_34_4">r</text:span><text:span text:style-name="_35_1"> </text:span><text:span text:style-name="_31_2">p</text:span><text:span text:style-name="_33_2">o</text:span><text:span text:style-name="_37_3">i</text:span><text:span text:style-name="_32_5">n</text:span><text:span text:style-name="_33_5">t</text:span><text:span text:style-name="_35_1"> </text:span><text:span text:style-name="_32_0">o</text:span><text:span text:style-name="_33_5">f</text:span><text:span text:style-name="_35_1"> </text:span><text:span text:style-name="_38_">v</text:span><text:span text:style-name="_33_8">i</text:span><text:span text:style-name="_35_9">e</text:span><text:span text:style-name="_32_2">w</text:span><text:span text:style-name="_32_6"> </text:span><text:span text:style-name="_36_8">a</text:span><text:span text:style-name="_37_">l</text:span><text:span text:style-name="_34_3">m</text:span><text:span text:style-name="_37_0">o</text:span><text:span text:style-name="_32_0">s</text:span><text:span text:style-name="_33_7">t</text:span><text:span text:style-name="_35_1"> </text:span><text:span text:style-name="_37_">s</text:span><text:span text:style-name="_34_3">y</text:span><text:span text:style-name="_36_0">n</text:span><text:span text:style-name="_39_">o</text:span><text:span text:style-name="_34_8">n</text:span><text:span text:style-name="_36_9">y</text:span><text:span text:style-name="_38_">m</text:span><text:span text:style-name="_33_8">o</text:span><text:span text:style-name="_36_0">u</text:span><text:span text:style-name="_31_3">s</text:span><text:span text:style-name="_33_2">.</text:span><text:span text:style-name="_35_7">)</text:span><text:span text:style-name="_31_"> </text:span><text:span text:style-name="_33_8">O</text:span><text:span text:style-name="_36_2">u</text:span><text:span text:style-name="_32_4">r</text:span><text:span text:style-name="_32_6"> </text:span><text:span text:style-name="_36_4">h</text:span><text:span text:style-name="_31_7">o</text:span><text:span text:style-name="_34_4">p</text:span><text:span text:style-name="_37_5">e</text:span><text:span text:style-name="_31_"> </text:span><text:span text:style-name="_34_2">i</text:span><text:span text:style-name="_35_7">s</text:span><text:span text:style-name="_31_"> </text:span><text:span text:style-name="_34_7">t</text:span><text:span text:style-name="_36_3">h</text:span><text:span text:style-name="_31_9">a</text:span><text:span text:style-name="_33_8">t</text:span><text:span text:style-name="_35_1"> </text:span><text:span text:style-name="_32_0">t</text:span><text:span text:style-name="_33_7">h</text:span><text:span text:style-name="_37_0">e</text:span><text:span text:style-name="_32_4">r</text:span><text:span text:style-name="_33_5">e</text:span><text:span text:style-name="_35_1"> </text:span><text:span text:style-name="_37_">i</text:span><text:span text:style-name="_34_8">s</text:span><text:span text:style-name="_35_1"> </text:span><text:span text:style-name="_32_3">s</text:span><text:span text:style-name="_33_9">o</text:span><text:span text:style-name="_35_1"> </text:span><text:span text:style-name="_32_2">l</text:span><text:span text:style-name="_34_0">i</text:span><text:span text:style-name="_36_8">t</text:span><text:span text:style-name="_32_0">t</text:span><text:span text:style-name="_33_3">l</text:span><text:span text:style-name="_36_5">e</text:span><text:span text:style-name="_31_"> </text:span><text:span text:style-name="_33_8">m</text:span><text:span text:style-name="_37_0">e</text:span><text:span text:style-name="_37_">c</text:span><text:span text:style-name="_33_3">h</text:span><text:span text:style-name="_37_4">a</text:span><text:span text:style-name="_31_2">n</text:span><text:span text:style-name="_33_8">i</text:span><text:span text:style-name="_36_7">s</text:span><text:span text:style-name="_32_2">m</text:span><text:span text:style-name="_32_6"> </text:span><text:span text:style-name="_35_8">i</text:span><text:span text:style-name="_39_">n</text:span><text:span text:style-name="_32_6"> </text:span><text:span text:style-name="_37_5">t</text:span><text:span text:style-name="_32_5">h</text:span><text:span text:style-name="_33_2">e</text:span><text:span text:style-name="_35_1"> </text:span><text:span text:style-name="_31_5">c</text:span><text:span text:style-name="_33_9">h</text:span><text:span text:style-name="_36_0">i</text:span><text:span text:style-name="_39_">l</text:span><text:span text:style-name="_33_8">d</text:span><text:span text:style-name="_35_1"> </text:span><text:span text:style-name="_32_4">b</text:span><text:span text:style-name="_34_7">r</text:span><text:span text:style-name="_36_3">a</text:span><text:span text:style-name="_31_5">i</text:span><text:span text:style-name="_34_2">n</text:span><text:span text:style-name="_35_1"> </text:span><text:span text:style-name="_31_0">t</text:span><text:span text:style-name="_33_2">h</text:span><text:span text:style-name="_37_0">a</text:span><text:span text:style-name="_31_7">t</text:span><text:span text:style-name="_32_6"> </text:span><text:span text:style-name="_36_7">s</text:span><text:span text:style-name="_39_">o</text:span><text:span text:style-name="_33_4">m</text:span><text:span text:style-name="_37_2">e</text:span><text:span text:style-name="_38_">t</text:span><text:span text:style-name="_35_0">h</text:span><text:span text:style-name="_36_4">i</text:span><text:span text:style-name="_32_3">n</text:span><text:span text:style-name="_34_3">g</text:span><text:span text:style-name="_35_1"> </text:span><text:span text:style-name="_37_">l</text:span><text:span text:style-name="_33_3">i</text:span><text:span text:style-name="_37_3">k</text:span><text:span text:style-name="_31_3">e</text:span><text:span text:style-name="_32_6"> </text:span><text:span text:style-name="_37_5">i</text:span><text:span text:style-name="_31_2">t</text:span><text:span text:style-name="_32_6"> </text:span><text:span text:style-name="_37_4">c</text:span><text:span text:style-name="_31_9">a</text:span><text:span text:style-name="_33_8">n</text:span><text:span text:style-name="_35_1"> </text:span><text:span text:style-name="_31_3">b</text:span><text:span text:style-name="_34_5">e</text:span><text:span text:style-name="_35_1"> </text:span><text:span text:style-name="_37_">e</text:span><text:span text:style-name="_34_2">a</text:span><text:span text:style-name="_37_2">s</text:span><text:span text:style-name="_32_5">i</text:span><text:span text:style-name="_33_7">l</text:span><text:span text:style-name="_37_4">y</text:span><text:span text:style-name="_31_"> </text:span><text:span text:style-name="_33_8">p</text:span><text:span text:style-name="_37_4">r</text:span><text:span text:style-name="_31_9">o</text:span><text:span text:style-name="_34_5">g</text:span><text:span text:style-name="_36_3">r</text:span><text:span text:style-name="_32_4">a</text:span><text:span text:style-name="_33_4">m</text:span><text:span text:style-name="_37_2">m</text:span><text:span text:style-name="_37_">e</text:span><text:span text:style-name="_34_4">d</text:span><text:span text:style-name="_36_4">.</text:span><text:span text:style-name="_31_"> </text:span><text:span text:style-name="_33_4">T</text:span><text:span text:style-name="_36_2">h</text:span><text:span text:style-name="_32_2">e</text:span><text:span text:style-name="_32_6"> </text:span><text:span text:style-name="_36_2">a</text:span><text:span text:style-name="_31_8">m</text:span><text:span text:style-name="_34_8">o</text:span><text:span text:style-name="_37_2">u</text:span><text:span text:style-name="_31_0">n</text:span><text:span text:style-name="_34_3">t</text:span><text:span text:style-name="_35_1"> </text:span><text:span text:style-name="_31_4">o</text:span><text:span text:style-name="_34_0">f</text:span><text:span text:style-name="_35_1"> </text:span><text:span text:style-name="_32_5">w</text:span><text:span text:style-name="_34_9">o</text:span><text:span text:style-name="_35_9">r</text:span><text:span text:style-name="_31_3">k</text:span><text:span text:style-name="_32_6"> </text:span><text:span text:style-name="_36_5">i</text:span><text:span text:style-name="_32_3">n</text:span><text:span text:style-name="_32_6"> </text:span><text:span text:style-name="_36_9">t</text:span><text:span text:style-name="_39_">h</text:span><text:span text:style-name="_34_8">e</text:span><text:span text:style-name="_35_1"> </text:span><text:span text:style-name="_37_">e</text:span><text:span text:style-name="_33_3">d</text:span><text:span text:style-name="_35_9">u</text:span><text:span text:style-name="_32_5">c</text:span><text:span text:style-name="_33_4">a</text:span><text:span text:style-name="_37_5">t</text:span><text:span text:style-name="_31_4">i</text:span><text:span text:style-name="_35_0">o</text:span><text:span text:style-name="_37_4">n</text:span><text:span text:style-name="_31_"> </text:span><text:span text:style-name="_34_5">w</text:span><text:span text:style-name="_37_5">e</text:span><text:span text:style-name="_31_"> </text:span><text:span text:style-name="_33_2">c</text:span><text:span text:style-name="_36_0">a</text:span><text:span text:style-name="_32_5">n</text:span><text:span text:style-name="_32_6"> </text:span><text:span text:style-name="_37_0">a</text:span><text:span text:style-name="_31_0">s</text:span><text:span text:style-name="_33_5">s</text:span><text:span text:style-name="_36_2">u</text:span><text:span text:style-name="_31_4">m</text:span><text:span text:style-name="_33_8">e</text:span><text:span text:style-name="_36_5">,</text:span><text:span text:style-name="_31_"> </text:span><text:span text:style-name="_33_9">a</text:span><text:span text:style-name="_35_9">s</text:span><text:span text:style-name="_31_"> </text:span><text:span text:style-name="_34_7">a</text:span><text:span text:style-name="_35_1"> </text:span><text:span text:style-name="_38_">f</text:span><text:span text:style-name="_34_9">i</text:span><text:span text:style-name="_36_2">r</text:span><text:span text:style-name="_32_2">s</text:span><text:span text:style-name="_34_8">t</text:span><text:span text:style-name="_35_1"> </text:span><text:span text:style-name="_31_7">a</text:span><text:span text:style-name="_34_4">p</text:span><text:span text:style-name="_35_9">p</text:span><text:span text:style-name="_37_">r</text:span><text:span text:style-name="_33_3">o</text:span><text:span text:style-name="_35_9">x</text:span><text:span text:style-name="_39_">i</text:span><text:span text:style-name="_35_0">m</text:span><text:span text:style-name="_36_9">a</text:span><text:span text:style-name="_38_">t</text:span><text:span text:style-name="_33_8">i</text:span><text:span text:style-name="_35_8">o</text:span><text:span text:style-name="_32_3">n</text:span><text:span text:style-name="_34_4">,</text:span><text:span text:style-name="_35_1"> </text:span><text:span text:style-name="_31_0">t</text:span><text:span text:style-name="_33_2">o</text:span><text:span text:style-name="_35_1"> </text:span><text:span text:style-name="_32_5">b</text:span><text:span text:style-name="_34_9">e</text:span><text:span text:style-name="_35_1"> </text:span><text:span text:style-name="_31_7">m</text:span><text:span text:style-name="_33_9">u</text:span><text:span text:style-name="_36_8">c</text:span><text:span text:style-name="_38_">h</text:span><text:span text:style-name="_32_6"> </text:span><text:span text:style-name="_36_4">t</text:span><text:span text:style-name="_31_7">h</text:span><text:span text:style-name="_34_5">e</text:span><text:span text:style-name="_35_1"> </text:span><text:span text:style-name="_31_0">s</text:span><text:span text:style-name="_34_3">a</text:span><text:span text:style-name="_37_3">m</text:span><text:span text:style-name="_31_5">e</text:span><text:span text:style-name="_32_6"> </text:span><text:span text:style-name="_36_4">a</text:span><text:span text:style-name="_31_9">s</text:span><text:span text:style-name="_32_6"> </text:span><text:span text:style-name="_36_2">f</text:span><text:span text:style-name="_31_3">o</text:span><text:span text:style-name="_34_2">r</text:span><text:span text:style-name="_35_1"> </text:span><text:span text:style-name="_32_4">t</text:span><text:span text:style-name="_34_0">h</text:span><text:span text:style-name="_37_5">e</text:span><text:span text:style-name="_31_"> </text:span><text:span text:style-name="_33_3">h</text:span><text:span text:style-name="_36_3">u</text:span><text:span text:style-name="_38_">m</text:span><text:span text:style-name="_33_7">a</text:span><text:span text:style-name="_36_3">n</text:span><text:span text:style-name="_31_"> </text:span><text:span text:style-name="_34_3">c</text:span><text:span text:style-name="_37_5">h</text:span><text:span text:style-name="_37_">i</text:span><text:span text:style-name="_34_4">l</text:span><text:span text:style-name="_37_0">d</text:span><text:span text:style-name="_31_9">.</text:span></text:p>
      <text:p text:style-name="P1"><text:span text:style-name="_37_4">W</text:span><text:span text:style-name="_31_9">e</text:span><text:span text:style-name="_32_6"> </text:span><text:span text:style-name="_36_5">h</text:span><text:span text:style-name="_31_8">a</text:span><text:span text:style-name="_34_4">v</text:span><text:span text:style-name="_36_4">e</text:span><text:span text:style-name="_31_"> </text:span><text:span text:style-name="_33_3">t</text:span><text:span text:style-name="_37_3">h</text:span><text:span text:style-name="_31_7">u</text:span><text:span text:style-name="_34_5">s</text:span><text:span text:style-name="_35_1"> </text:span><text:span text:style-name="_32_4">d</text:span><text:span text:style-name="_34_7">i</text:span><text:span text:style-name="_37_5">v</text:span><text:span text:style-name="_31_8">i</text:span><text:span text:style-name="_33_7">d</text:span><text:span text:style-name="_36_9">e</text:span><text:span text:style-name="_31_9">d</text:span><text:span text:style-name="_32_6"> </text:span><text:span text:style-name="_36_2">o</text:span><text:span text:style-name="_31_5">u</text:span><text:span text:style-name="_34_3">r</text:span><text:span text:style-name="_35_1"> </text:span><text:span text:style-name="_31_5">p</text:span><text:span text:style-name="_34_7">r</text:span><text:span text:style-name="_35_9">o</text:span><text:span text:style-name="_38_">b</text:span><text:span text:style-name="_34_7">l</text:span><text:span text:style-name="_36_4">e</text:span><text:span text:style-name="_37_">m</text:span><text:span text:style-name="_32_6"> </text:span><text:span text:style-name="_36_2">i</text:span><text:span text:style-name="_39_">n</text:span><text:span text:style-name="_33_4">t</text:span><text:span text:style-name="_36_9">o</text:span><text:span text:style-name="_31_"> </text:span><text:span text:style-name="_34_8">t</text:span><text:span text:style-name="_36_7">w</text:span><text:span text:style-name="_31_4">o</text:span><text:span text:style-name="_32_6"> </text:span><text:span text:style-name="_37_0">p</text:span><text:span text:style-name="_31_8">a</text:span><text:span text:style-name="_34_5">r</text:span><text:span text:style-name="_35_7">t</text:span><text:span text:style-name="_32_5">s</text:span><text:span text:style-name="_34_3">.</text:span><text:span text:style-name="_35_1"> </text:span><text:span text:style-name="_31_5">T</text:span><text:span text:style-name="_33_8">h</text:span><text:span text:style-name="_36_5">e</text:span><text:span text:style-name="_31_"> </text:span><text:span text:style-name="_34_5">c</text:span><text:span text:style-name="_35_8">h</text:span><text:span text:style-name="_32_5">i</text:span><text:span text:style-name="_34_2">l</text:span><text:span text:style-name="_36_7">d</text:span><text:span text:style-name="_31_"> </text:span><text:span text:style-name="_33_7">p</text:span><text:span text:style-name="_37_0">r</text:span><text:span text:style-name="_31_4">o</text:span><text:span text:style-name="_33_3">g</text:span><text:span text:style-name="_37_4">r</text:span><text:span text:style-name="_31_2">a</text:span><text:span text:style-name="_33_5">m</text:span><text:span text:style-name="_36_4">m</text:span><text:span text:style-name="_31_7">e</text:span><text:span text:style-name="_32_6"> </text:span><text:span text:style-name="_37_4">a</text:span><text:span text:style-name="_32_5">n</text:span><text:span text:style-name="_34_0">d</text:span><text:span text:style-name="_35_1"> </text:span><text:span text:style-name="_31_3">t</text:span><text:span text:style-name="_33_8">h</text:span><text:span text:style-name="_37_2">e</text:span><text:span text:style-name="_31_"> </text:span><text:span text:style-name="_34_5">e</text:span><text:span text:style-name="_35_9">d</text:span><text:span text:style-name="_31_8">u</text:span><text:span text:style-name="_34_8">c</text:span><text:span text:style-name="_36_2">a</text:span><text:span text:style-name="_31_4">t</text:span><text:span text:style-name="_34_5">i</text:span><text:span text:style-name="_36_7">o</text:span><text:span text:style-name="_32_5">n</text:span><text:span text:style-name="_32_6"> </text:span><text:span text:style-name="_36_5">p</text:span><text:span text:style-name="_32_4">r</text:span><text:span text:style-name="_33_7">o</text:span><text:span text:style-name="_35_9">c</text:span><text:span text:style-name="_31_2">e</text:span><text:span text:style-name="_33_2">s</text:span><text:span text:style-name="_35_9">s</text:span><text:span text:style-name="_31_0">.</text:span><text:span text:style-name="_32_6"> </text:span><text:span text:style-name="_37_0">T</text:span><text:span text:style-name="_31_8">h</text:span><text:span text:style-name="_35_0">e</text:span><text:span text:style-name="_35_7">s</text:span><text:span text:style-name="_32_3">e</text:span><text:span text:style-name="_32_6"> </text:span><text:span text:style-name="_36_2">t</text:span><text:span text:style-name="_32_0">w</text:span><text:span text:style-name="_33_4">o</text:span><text:span text:style-name="_35_1"> </text:span><text:span text:style-name="_31_7">r</text:span><text:span text:style-name="_35_0">e</text:span><text:span text:style-name="_37_3">m</text:span><text:span text:style-name="_32_5">a</text:span><text:span text:style-name="_34_5">i</text:span><text:span text:style-name="_37_0">n</text:span><text:span text:style-name="_31_"> </text:span><text:span text:style-name="_34_7">v</text:span><text:span text:style-name="_36_2">e</text:span><text:span text:style-name="_31_5">r</text:span><text:span text:style-name="_34_8">y</text:span><text:span text:style-name="_35_1"> </text:span><text:span text:style-name="_31_0">c</text:span><text:span text:style-name="_34_9">l</text:span><text:span text:style-name="_36_0">o</text:span><text:span text:style-name="_31_3">s</text:span><text:span text:style-name="_34_0">e</text:span><text:span text:style-name="_36_4">l</text:span><text:span text:style-name="_32_5">y</text:span><text:span text:style-name="_32_6"> </text:span><text:span text:style-name="_35_8">c</text:span><text:span text:style-name="_32_3">o</text:span><text:span text:style-name="_34_4">n</text:span><text:span text:style-name="_35_8">n</text:span><text:span text:style-name="_31_7">e</text:span><text:span text:style-name="_33_5">c</text:span><text:span text:style-name="_36_7">t</text:span><text:span text:style-name="_31_3">e</text:span><text:span text:style-name="_33_5">d</text:span><text:span text:style-name="_37_0">.</text:span><text:span text:style-name="_31_"> </text:span><text:span text:style-name="_34_7">W</text:span><text:span text:style-name="_37_0">e</text:span><text:span text:style-name="_31_"> </text:span><text:span text:style-name="_35_0">c</text:span><text:span text:style-name="_36_5">a</text:span><text:span text:style-name="_31_7">n</text:span><text:span text:style-name="_34_8">n</text:span><text:span text:style-name="_36_8">o</text:span><text:span text:style-name="_32_4">t</text:span><text:span text:style-name="_32_6"> </text:span><text:span text:style-name="_35_7">e</text:span><text:span text:style-name="_39_">x</text:span><text:span text:style-name="_34_2">p</text:span><text:span text:style-name="_36_5">e</text:span><text:span text:style-name="_31_7">c</text:span><text:span text:style-name="_33_2">t</text:span><text:span text:style-name="_35_1"> </text:span><text:span text:style-name="_31_4">t</text:span><text:span text:style-name="_33_7">o</text:span><text:span text:style-name="_35_1"> </text:span><text:span text:style-name="_32_4">f</text:span><text:span text:style-name="_33_8">i</text:span><text:span text:style-name="_36_7">n</text:span><text:span text:style-name="_38_">d</text:span><text:span text:style-name="_32_6"> </text:span><text:span text:style-name="_36_8">a</text:span><text:span text:style-name="_31_"> </text:span><text:span text:style-name="_33_2">g</text:span><text:span text:style-name="_36_8">o</text:span><text:span text:style-name="_31_0">o</text:span><text:span text:style-name="_34_2">d</text:span><text:span text:style-name="_35_1"> </text:span><text:span text:style-name="_37_">c</text:span><text:span text:style-name="_34_4">h</text:span><text:span text:style-name="_37_3">i</text:span><text:span text:style-name="_31_0">l</text:span><text:span text:style-name="_34_7">d</text:span><text:span text:style-name="_35_1"> </text:span><text:span text:style-name="_32_3">m</text:span><text:span text:style-name="_35_0">a</text:span><text:span text:style-name="_35_8">c</text:span><text:span text:style-name="_32_5">h</text:span><text:span text:style-name="_33_4">i</text:span><text:span text:style-name="_37_5">n</text:span><text:span text:style-name="_37_">e</text:span><text:span text:style-name="_32_6"> </text:span><text:span text:style-name="_37_0">a</text:span><text:span text:style-name="_31_4">t</text:span><text:span text:style-name="_32_6"> </text:span><text:span text:style-name="_35_8">t</text:span><text:span text:style-name="_31_9">h</text:span><text:span text:style-name="_34_3">e</text:span><text:span text:style-name="_35_1"> </text:span><text:span text:style-name="_32_4">f</text:span><text:span text:style-name="_34_8">i</text:span><text:span text:style-name="_36_8">r</text:span><text:span text:style-name="_39_">s</text:span><text:span text:style-name="_34_8">t</text:span><text:span text:style-name="_35_1"> </text:span><text:span text:style-name="_38_">a</text:span><text:span text:style-name="_34_8">t</text:span><text:span text:style-name="_36_8">t</text:span><text:span text:style-name="_31_2">e</text:span><text:span text:style-name="_33_5">m</text:span><text:span text:style-name="_35_7">p</text:span><text:span text:style-name="_32_2">t</text:span><text:span text:style-name="_34_3">.</text:span><text:span text:style-name="_35_1"> </text:span><text:span text:style-name="_32_0">O</text:span><text:span text:style-name="_34_5">n</text:span><text:span text:style-name="_37_0">e</text:span><text:span text:style-name="_31_"> </text:span><text:span text:style-name="_33_2">m</text:span><text:span text:style-name="_36_0">u</text:span><text:span text:style-name="_31_4">s</text:span><text:span text:style-name="_34_3">t</text:span><text:span text:style-name="_35_1"> </text:span><text:span text:style-name="_38_">e</text:span><text:span text:style-name="_34_2">x</text:span><text:span text:style-name="_36_8">p</text:span><text:span text:style-name="_31_9">e</text:span><text:span text:style-name="_34_5">r</text:span><text:span text:style-name="_36_9">i</text:span><text:span text:style-name="_32_2">m</text:span><text:span text:style-name="_33_4">e</text:span><text:span text:style-name="_36_8">n</text:span><text:span text:style-name="_31_4">t</text:span><text:span text:style-name="_32_6"> </text:span><text:span text:style-name="_36_0">w</text:span><text:span text:style-name="_32_4">i</text:span><text:span text:style-name="_34_5">t</text:span><text:span text:style-name="_37_2">h</text:span><text:span text:style-name="_31_"> </text:span><text:span text:style-name="_33_9">t</text:span><text:span text:style-name="_36_9">e</text:span><text:span text:style-name="_31_2">a</text:span><text:span text:style-name="_34_9">c</text:span><text:span text:style-name="_37_4">h</text:span><text:span text:style-name="_39_">i</text:span><text:span text:style-name="_33_7">n</text:span><text:span text:style-name="_36_2">g</text:span><text:span text:style-name="_31_"> </text:span><text:span text:style-name="_33_8">o</text:span><text:span text:style-name="_36_4">n</text:span><text:span text:style-name="_31_5">e</text:span><text:span text:style-name="_32_6"> </text:span><text:span text:style-name="_36_9">s</text:span><text:span text:style-name="_39_">u</text:span><text:span text:style-name="_34_7">c</text:span><text:span text:style-name="_37_2">h</text:span><text:span text:style-name="_31_"> </text:span><text:span text:style-name="_34_2">m</text:span><text:span text:style-name="_36_0">a</text:span><text:span text:style-name="_32_2">c</text:span><text:span text:style-name="_34_7">h</text:span><text:span text:style-name="_36_8">i</text:span><text:span text:style-name="_31_0">n</text:span><text:span text:style-name="_34_3">e</text:span><text:span text:style-name="_35_1"> </text:span><text:span text:style-name="_32_2">a</text:span><text:span text:style-name="_34_2">n</text:span><text:span text:style-name="_37_4">d</text:span><text:span text:style-name="_31_"> </text:span><text:span text:style-name="_33_3">s</text:span><text:span text:style-name="_37_3">e</text:span><text:span text:style-name="_39_">e</text:span><text:span text:style-name="_32_6"> </text:span><text:span text:style-name="_37_2">h</text:span><text:span text:style-name="_31_4">o</text:span><text:span text:style-name="_33_5">w</text:span><text:span text:style-name="_35_1"> </text:span><text:span text:style-name="_38_">w</text:span><text:span text:style-name="_34_7">e</text:span><text:span text:style-name="_36_8">l</text:span><text:span text:style-name="_32_4">l</text:span><text:span text:style-name="_32_6"> </text:span><text:span text:style-name="_37_4">i</text:span><text:span text:style-name="_38_">t</text:span><text:span text:style-name="_32_6"> </text:span><text:span text:style-name="_35_8">l</text:span><text:span text:style-name="_31_4">e</text:span><text:span text:style-name="_33_9">a</text:span><text:span text:style-name="_35_8">r</text:span><text:span text:style-name="_39_">n</text:span><text:span text:style-name="_34_0">s</text:span><text:span text:style-name="_36_5">.</text:span><text:span text:style-name="_31_"> </text:span><text:span text:style-name="_35_0">O</text:span><text:span text:style-name="_36_0">n</text:span><text:span text:style-name="_38_">e</text:span><text:span text:style-name="_32_6"> </text:span><text:span text:style-name="_37_4">c</text:span><text:span text:style-name="_31_4">a</text:span><text:span text:style-name="_33_8">n</text:span><text:span text:style-name="_35_1"> </text:span><text:span text:style-name="_38_">t</text:span><text:span text:style-name="_34_9">h</text:span><text:span text:style-name="_36_8">e</text:span><text:span text:style-name="_32_0">n</text:span><text:span text:style-name="_32_6"> </text:span><text:span text:style-name="_37_0">t</text:span><text:span text:style-name="_31_5">r</text:span><text:span text:style-name="_34_7">y</text:span><text:span text:style-name="_35_1"> </text:span><text:span text:style-name="_32_3">a</text:span><text:span text:style-name="_34_0">n</text:span><text:span text:style-name="_36_3">o</text:span><text:span text:style-name="_32_3">t</text:span><text:span text:style-name="_33_3">h</text:span><text:span text:style-name="_35_7">e</text:span><text:span text:style-name="_32_2">r</text:span><text:span text:style-name="_32_6"> </text:span><text:span text:style-name="_37_5">a</text:span><text:span text:style-name="_31_2">n</text:span><text:span text:style-name="_34_3">d</text:span><text:span text:style-name="_35_1"> </text:span><text:span text:style-name="_32_5">s</text:span><text:span text:style-name="_34_7">e</text:span><text:span text:style-name="_36_0">e</text:span><text:span text:style-name="_31_"> </text:span><text:span text:style-name="_34_4">i</text:span><text:span text:style-name="_37_5">f</text:span><text:span text:style-name="_31_"> </text:span><text:span text:style-name="_33_8">i</text:span><text:span text:style-name="_37_0">t</text:span><text:span text:style-name="_31_"> </text:span><text:span text:style-name="_35_0">i</text:span><text:span text:style-name="_37_3">s</text:span><text:span text:style-name="_31_"> </text:span><text:span text:style-name="_34_8">b</text:span><text:span text:style-name="_35_8">e</text:span><text:span text:style-name="_31_7">t</text:span><text:span text:style-name="_33_3">t</text:span><text:span text:style-name="_37_5">e</text:span><text:span text:style-name="_31_5">r</text:span><text:span text:style-name="_32_6"> </text:span><text:span text:style-name="_36_2">o</text:span><text:span text:style-name="_37_">r</text:span><text:span text:style-name="_32_6"> </text:span><text:span text:style-name="_36_8">w</text:span><text:span text:style-name="_32_5">o</text:span><text:span text:style-name="_34_7">r</text:span><text:span text:style-name="_36_4">s</text:span><text:span text:style-name="_39_">e</text:span><text:span text:style-name="_33_2">.</text:span><text:span text:style-name="_35_1"> </text:span><text:span text:style-name="_31_2">T</text:span><text:span text:style-name="_34_8">h</text:span><text:span text:style-name="_36_9">e</text:span><text:span text:style-name="_31_5">r</text:span><text:span text:style-name="_35_0">e</text:span><text:span text:style-name="_35_1"> </text:span><text:span text:style-name="_31_7">i</text:span><text:span text:style-name="_33_9">s</text:span><text:span text:style-name="_35_1"> </text:span><text:span text:style-name="_37_">a</text:span><text:span text:style-name="_34_3">n</text:span><text:span text:style-name="_35_1"> </text:span><text:span text:style-name="_31_3">o</text:span><text:span text:style-name="_34_5">b</text:span><text:span text:style-name="_35_7">v</text:span><text:span text:style-name="_39_">i</text:span><text:span text:style-name="_33_4">o</text:span><text:span text:style-name="_37_2">u</text:span><text:span text:style-name="_32_5">s</text:span><text:span text:style-name="_32_6"> </text:span><text:span text:style-name="_36_9">c</text:span><text:span text:style-name="_31_5">o</text:span><text:span text:style-name="_34_7">n</text:span><text:span text:style-name="_35_7">n</text:span><text:span text:style-name="_31_0">e</text:span><text:span text:style-name="_34_0">c</text:span><text:span text:style-name="_37_3">t</text:span><text:span text:style-name="_31_4">i</text:span><text:span text:style-name="_33_2">o</text:span><text:span text:style-name="_36_5">n</text:span><text:span text:style-name="_31_"> </text:span><text:span text:style-name="_33_4">b</text:span><text:span text:style-name="_37_5">e</text:span><text:span text:style-name="_31_8">t</text:span><text:span text:style-name="_34_9">w</text:span><text:span text:style-name="_36_4">e</text:span><text:span text:style-name="_31_7">e</text:span><text:span text:style-name="_33_7">n</text:span><text:span text:style-name="_35_1"> </text:span><text:span text:style-name="_31_3">t</text:span><text:span text:style-name="_34_2">h</text:span><text:span text:style-name="_36_5">i</text:span><text:span text:style-name="_31_3">s</text:span><text:span text:style-name="_32_6"> </text:span><text:span text:style-name="_36_9">p</text:span><text:span text:style-name="_39_">r</text:span><text:span text:style-name="_33_2">o</text:span><text:span text:style-name="_37_2">c</text:span><text:span text:style-name="_31_0">e</text:span><text:span text:style-name="_34_5">s</text:span><text:span text:style-name="_36_2">s</text:span><text:span text:style-name="_31_"> </text:span><text:span text:style-name="_34_9">a</text:span><text:span text:style-name="_36_8">n</text:span><text:span text:style-name="_31_3">d</text:span><text:span text:style-name="_32_6"> </text:span><text:span text:style-name="_36_8">e</text:span><text:span text:style-name="_37_">v</text:span><text:span text:style-name="_34_3">o</text:span><text:span text:style-name="_37_0">l</text:span><text:span text:style-name="_31_0">u</text:span><text:span text:style-name="_35_0">t</text:span><text:span text:style-name="_37_5">i</text:span><text:span text:style-name="_31_7">o</text:span><text:span text:style-name="_34_8">n</text:span><text:span text:style-name="_36_3">,</text:span><text:span text:style-name="_31_"> </text:span><text:span text:style-name="_33_7">b</text:span><text:span text:style-name="_37_0">y</text:span><text:span text:style-name="_31_"> </text:span><text:span text:style-name="_33_4">t</text:span><text:span text:style-name="_36_8">h</text:span><text:span text:style-name="_32_5">e</text:span><text:span text:style-name="_32_6"> </text:span><text:span text:style-name="_37_3">i</text:span><text:span text:style-name="_39_">d</text:span><text:span text:style-name="_33_2">e</text:span><text:span text:style-name="_36_9">n</text:span><text:span text:style-name="_31_9">t</text:span><text:span text:style-name="_33_7">i</text:span><text:span text:style-name="_37_2">f</text:span><text:span text:style-name="_31_2">i</text:span><text:span text:style-name="_33_5">c</text:span><text:span text:style-name="_36_9">a</text:span><text:span text:style-name="_31_4">t</text:span><text:span text:style-name="_34_7">i</text:span><text:span text:style-name="_36_9">o</text:span><text:span text:style-name="_31_9">n</text:span><text:span text:style-name="_34_3">s</text:span></text:p>
      <text:p text:style-name="P1"><text:span text:style-name="_32_0">S</text:span><text:span text:style-name="_33_8">t</text:span><text:span text:style-name="_37_2">r</text:span><text:span text:style-name="_31_7">u</text:span><text:span text:style-name="_34_9">c</text:span><text:span text:style-name="_35_9">t</text:span><text:span text:style-name="_31_7">u</text:span><text:span text:style-name="_34_3">r</text:span><text:span text:style-name="_36_0">e</text:span><text:span text:style-name="_31_"> </text:span><text:span text:style-name="_34_7">o</text:span><text:span text:style-name="_35_7">f</text:span><text:span text:style-name="_31_"> </text:span><text:span text:style-name="_33_9">t</text:span><text:span text:style-name="_35_8">h</text:span><text:span text:style-name="_31_4">e</text:span><text:span text:style-name="_32_6"> </text:span><text:span text:style-name="_37_3">c</text:span><text:span text:style-name="_32_5">h</text:span><text:span text:style-name="_34_2">i</text:span><text:span text:style-name="_35_9">l</text:span><text:span text:style-name="_37_">d</text:span><text:span text:style-name="_32_6"> </text:span><text:span text:style-name="_37_0">m</text:span><text:span text:style-name="_32_0">a</text:span><text:span text:style-name="_33_3">c</text:span><text:span text:style-name="_36_5">h</text:span><text:span text:style-name="_32_4">i</text:span><text:span text:style-name="_34_9">n</text:span><text:span text:style-name="_36_7">e</text:span><text:span text:style-name="_31_"> </text:span><text:span text:style-name="_34_9">=</text:span><text:span text:style-name="_35_1"> </text:span><text:span text:style-name="_31_7">h</text:span><text:span text:style-name="_34_7">e</text:span><text:span text:style-name="_36_2">r</text:span><text:span text:style-name="_32_0">e</text:span><text:span text:style-name="_34_3">d</text:span><text:span text:style-name="_36_9">i</text:span><text:span text:style-name="_31_9">t</text:span><text:span text:style-name="_34_8">a</text:span><text:span text:style-name="_36_7">r</text:span><text:span text:style-name="_39_">y</text:span><text:span text:style-name="_32_6"> </text:span><text:span text:style-name="_36_5">m</text:span><text:span text:style-name="_31_8">a</text:span><text:span text:style-name="_35_0">t</text:span><text:span text:style-name="_36_3">e</text:span><text:span text:style-name="_32_0">r</text:span><text:span text:style-name="_33_8">i</text:span><text:span text:style-name="_36_9">a</text:span><text:span text:style-name="_32_3">l</text:span></text:p>
      <text:p text:style-name="P1"><text:span text:style-name="_36_0">C</text:span><text:span text:style-name="_32_2">h</text:span><text:span text:style-name="_35_0">a</text:span><text:span text:style-name="_37_2">n</text:span><text:span text:style-name="_31_7">g</text:span><text:span text:style-name="_33_2">e</text:span><text:span text:style-name="_37_4">s</text:span><text:span text:style-name="_31_"> </text:span><text:span text:style-name="_34_0">o</text:span><text:span text:style-name="_35_7">f</text:span><text:span text:style-name="_31_"> </text:span><text:span text:style-name="_33_3">t</text:span><text:span text:style-name="_37_3">h</text:span><text:span text:style-name="_31_8">e</text:span><text:span text:style-name="_32_6"> </text:span><text:span text:style-name="_37_2">c</text:span><text:span text:style-name="_31_2">h</text:span><text:span text:style-name="_33_8">i</text:span><text:span text:style-name="_37_0">l</text:span><text:span text:style-name="_32_3">d</text:span><text:span text:style-name="_32_6"> </text:span><text:span text:style-name="_37_3">m</text:span><text:span text:style-name="_31_2">a</text:span><text:span text:style-name="_34_8">c</text:span><text:span text:style-name="_35_8">h</text:span><text:span text:style-name="_31_7">i</text:span><text:span text:style-name="_33_4">n</text:span><text:span text:style-name="_36_4">e</text:span><text:span text:style-name="_31_"> </text:span><text:span text:style-name="_33_2">=</text:span><text:span text:style-name="_35_1"> </text:span><text:span text:style-name="_31_8">m</text:span><text:span text:style-name="_33_3">u</text:span><text:span text:style-name="_36_9">t</text:span><text:span text:style-name="_39_">a</text:span><text:span text:style-name="_35_0">t</text:span><text:span text:style-name="_36_3">i</text:span><text:span text:style-name="_31_8">o</text:span><text:span text:style-name="_34_2">n</text:span><text:span text:style-name="_36_7">,</text:span></text:p>
      <text:p text:style-name="P1"><text:span text:style-name="_34_5">N</text:span><text:span text:style-name="_37_4">a</text:span><text:span text:style-name="_38_">t</text:span><text:span text:style-name="_33_9">u</text:span><text:span text:style-name="_36_9">r</text:span><text:span text:style-name="_31_3">a</text:span><text:span text:style-name="_33_7">l</text:span><text:span text:style-name="_35_1"> </text:span><text:span text:style-name="_32_3">s</text:span><text:span text:style-name="_34_0">e</text:span><text:span text:style-name="_37_2">l</text:span><text:span text:style-name="_32_0">e</text:span><text:span text:style-name="_33_9">c</text:span><text:span text:style-name="_35_9">t</text:span><text:span text:style-name="_38_">i</text:span><text:span text:style-name="_33_9">o</text:span><text:span text:style-name="_35_8">n</text:span><text:span text:style-name="_31_"> </text:span><text:span text:style-name="_34_0">=</text:span><text:span text:style-name="_35_1"> </text:span><text:span text:style-name="_31_4">j</text:span><text:span text:style-name="_34_4">u</text:span><text:span text:style-name="_36_5">d</text:span><text:span text:style-name="_32_5">g</text:span><text:span text:style-name="_33_8">m</text:span><text:span text:style-name="_36_8">e</text:span><text:span text:style-name="_31_4">n</text:span><text:span text:style-name="_34_3">t</text:span><text:span text:style-name="_35_1"> </text:span><text:span text:style-name="_32_4">o</text:span><text:span text:style-name="_34_4">f</text:span><text:span text:style-name="_35_1"> </text:span><text:span text:style-name="_31_9">t</text:span><text:span text:style-name="_34_4">h</text:span><text:span text:style-name="_36_8">e</text:span><text:span text:style-name="_31_"> </text:span><text:span text:style-name="_33_3">e</text:span><text:span text:style-name="_37_3">x</text:span><text:span text:style-name="_38_">p</text:span><text:span text:style-name="_35_0">e</text:span><text:span text:style-name="_35_9">r</text:span><text:span text:style-name="_31_0">i</text:span><text:span text:style-name="_35_0">m</text:span><text:span text:style-name="_36_2">e</text:span><text:span text:style-name="_31_0">n</text:span><text:span text:style-name="_34_7">t</text:span><text:span text:style-name="_36_9">e</text:span><text:span text:style-name="_32_4">r</text:span></text:p>
      <text:p text:style-name="P1"><text:span text:style-name="_37_5">O</text:span><text:span text:style-name="_32_2">n</text:span><text:span text:style-name="_33_2">e</text:span><text:span text:style-name="_35_1"> </text:span><text:span text:style-name="_31_4">m</text:span><text:span text:style-name="_34_5">a</text:span><text:span text:style-name="_35_8">y</text:span><text:span text:style-name="_31_"> </text:span><text:span text:style-name="_33_9">h</text:span><text:span text:style-name="_35_9">o</text:span><text:span text:style-name="_37_">p</text:span><text:span text:style-name="_34_9">e</text:span><text:span text:style-name="_36_8">,</text:span><text:span text:style-name="_31_"> </text:span><text:span text:style-name="_33_4">h</text:span><text:span text:style-name="_36_5">o</text:span><text:span text:style-name="_31_8">w</text:span><text:span text:style-name="_34_3">e</text:span><text:span text:style-name="_37_5">v</text:span><text:span text:style-name="_31_7">e</text:span><text:span text:style-name="_34_2">r</text:span><text:span text:style-name="_37_3">,</text:span><text:span text:style-name="_31_"> </text:span><text:span text:style-name="_34_0">t</text:span><text:span text:style-name="_36_8">h</text:span><text:span text:style-name="_32_4">a</text:span><text:span text:style-name="_33_8">t</text:span><text:span text:style-name="_35_1"> </text:span><text:span text:style-name="_32_0">t</text:span><text:span text:style-name="_33_5">h</text:span><text:span text:style-name="_36_9">i</text:span><text:span text:style-name="_31_7">s</text:span><text:span text:style-name="_32_6"> </text:span><text:span text:style-name="_35_9">p</text:span><text:span text:style-name="_31_7">r</text:span><text:span text:style-name="_33_4">o</text:span><text:span text:style-name="_37_0">c</text:span><text:span text:style-name="_38_">e</text:span><text:span text:style-name="_34_0">s</text:span><text:span text:style-name="_37_2">s</text:span><text:span text:style-name="_31_"> </text:span><text:span text:style-name="_33_8">w</text:span><text:span text:style-name="_36_9">i</text:span><text:span text:style-name="_31_2">l</text:span><text:span text:style-name="_34_7">l</text:span><text:span text:style-name="_35_1"> </text:span><text:span text:style-name="_31_2">b</text:span><text:span text:style-name="_33_2">e</text:span><text:span text:style-name="_35_1"> </text:span><text:span text:style-name="_32_5">m</text:span><text:span text:style-name="_33_8">o</text:span><text:span text:style-name="_36_4">r</text:span><text:span text:style-name="_31_9">e</text:span><text:span text:style-name="_32_6"> </text:span><text:span text:style-name="_37_3">e</text:span><text:span text:style-name="_31_5">x</text:span><text:span text:style-name="_34_3">p</text:span><text:span text:style-name="_37_2">e</text:span><text:span text:style-name="_39_">d</text:span><text:span text:style-name="_34_2">i</text:span><text:span text:style-name="_37_3">t</text:span><text:span text:style-name="_32_0">i</text:span><text:span text:style-name="_33_2">o</text:span><text:span text:style-name="_35_7">u</text:span><text:span text:style-name="_32_3">s</text:span><text:span text:style-name="_32_6"> </text:span><text:span text:style-name="_36_7">t</text:span><text:span text:style-name="_32_5">h</text:span><text:span text:style-name="_33_3">a</text:span><text:span text:style-name="_36_8">n</text:span><text:span text:style-name="_31_"> </text:span><text:span text:style-name="_33_3">e</text:span><text:span text:style-name="_36_7">v</text:span><text:span text:style-name="_32_5">o</text:span><text:span text:style-name="_33_8">l</text:span><text:span text:style-name="_36_4">u</text:span><text:span text:style-name="_31_9">t</text:span><text:span text:style-name="_34_0">i</text:span><text:span text:style-name="_37_0">o</text:span><text:span text:style-name="_32_0">n</text:span><text:span text:style-name="_34_5">.</text:span><text:span text:style-name="_35_1"> </text:span><text:span text:style-name="_31_7">T</text:span><text:span text:style-name="_33_3">h</text:span><text:span text:style-name="_37_0">e</text:span><text:span text:style-name="_31_"> </text:span><text:span text:style-name="_33_7">s</text:span><text:span text:style-name="_36_8">u</text:span><text:span text:style-name="_32_3">r</text:span><text:span text:style-name="_34_0">v</text:span><text:span text:style-name="_35_9">i</text:span><text:span text:style-name="_32_4">v</text:span><text:span text:style-name="_34_2">a</text:span><text:span text:style-name="_35_9">l</text:span><text:span text:style-name="_31_"> </text:span><text:span text:style-name="_35_0">o</text:span><text:span text:style-name="_36_4">f</text:span><text:span text:style-name="_31_"> </text:span><text:span text:style-name="_33_7">t</text:span><text:span text:style-name="_35_7">h</text:span><text:span text:style-name="_31_9">e</text:span><text:span text:style-name="_32_6"> </text:span><text:span text:style-name="_36_7">f</text:span><text:span text:style-name="_31_2">i</text:span><text:span text:style-name="_34_8">t</text:span><text:span text:style-name="_36_0">t</text:span><text:span text:style-name="_38_">e</text:span><text:span text:style-name="_34_4">s</text:span><text:span text:style-name="_37_2">t</text:span><text:span text:style-name="_31_"> </text:span><text:span text:style-name="_33_9">i</text:span><text:span text:style-name="_36_4">s</text:span><text:span text:style-name="_31_"> </text:span><text:span text:style-name="_34_0">a</text:span><text:span text:style-name="_35_1"> </text:span><text:span text:style-name="_37_">s</text:span><text:span text:style-name="_33_3">l</text:span><text:span text:style-name="_36_9">o</text:span><text:span text:style-name="_31_5">w</text:span><text:span text:style-name="_32_6"> </text:span><text:span text:style-name="_36_8">m</text:span><text:span text:style-name="_37_">e</text:span><text:span text:style-name="_34_0">t</text:span><text:span text:style-name="_36_5">h</text:span><text:span text:style-name="_38_">o</text:span><text:span text:style-name="_34_4">d</text:span><text:span text:style-name="_35_1"> </text:span><text:span text:style-name="_31_2">f</text:span><text:span text:style-name="_34_9">o</text:span><text:span text:style-name="_36_2">r</text:span><text:span text:style-name="_31_"> </text:span><text:span text:style-name="_34_4">m</text:span><text:span text:style-name="_37_2">e</text:span><text:span text:style-name="_31_3">a</text:span><text:span text:style-name="_33_9">s</text:span><text:span text:style-name="_35_8">u</text:span><text:span text:style-name="_32_5">r</text:span><text:span text:style-name="_33_9">i</text:span><text:span text:style-name="_37_3">n</text:span><text:span text:style-name="_31_7">g</text:span><text:span text:style-name="_32_6"> </text:span><text:span text:style-name="_37_4">a</text:span><text:span text:style-name="_32_2">d</text:span><text:span text:style-name="_34_3">v</text:span><text:span text:style-name="_36_7">a</text:span><text:span text:style-name="_37_">n</text:span><text:span text:style-name="_33_5">t</text:span><text:span text:style-name="_36_8">a</text:span><text:span text:style-name="_32_0">g</text:span><text:span text:style-name="_34_3">e</text:span><text:span text:style-name="_37_3">s</text:span><text:span text:style-name="_32_0">.</text:span><text:span text:style-name="_32_6"> </text:span><text:span text:style-name="_37_3">T</text:span><text:span text:style-name="_31_7">h</text:span><text:span text:style-name="_33_3">e</text:span><text:span text:style-name="_35_1"> </text:span><text:span text:style-name="_31_5">e</text:span><text:span text:style-name="_33_9">x</text:span><text:span text:style-name="_35_9">p</text:span><text:span text:style-name="_32_0">e</text:span><text:span text:style-name="_34_7">r</text:span><text:span text:style-name="_37_5">i</text:span><text:span text:style-name="_32_0">m</text:span><text:span text:style-name="_35_0">e</text:span><text:span text:style-name="_36_3">n</text:span><text:span text:style-name="_32_3">t</text:span><text:span text:style-name="_34_3">e</text:span><text:span text:style-name="_36_9">r</text:span><text:span text:style-name="_31_9">,</text:span><text:span text:style-name="_32_6"> </text:span><text:span text:style-name="_35_8">b</text:span><text:span text:style-name="_32_5">y</text:span><text:span text:style-name="_32_6"> </text:span><text:span text:style-name="_37_5">t</text:span><text:span text:style-name="_31_0">h</text:span><text:span text:style-name="_33_4">e</text:span><text:span text:style-name="_35_1"> </text:span><text:span text:style-name="_32_4">e</text:span><text:span text:style-name="_34_8">x</text:span><text:span text:style-name="_36_9">e</text:span><text:span text:style-name="_31_3">r</text:span><text:span text:style-name="_35_0">c</text:span><text:span text:style-name="_37_4">i</text:span><text:span text:style-name="_31_3">s</text:span><text:span text:style-name="_33_3">e</text:span><text:span text:style-name="_35_1"> </text:span><text:span text:style-name="_32_4">o</text:span><text:span text:style-name="_34_3">f</text:span><text:span text:style-name="_35_1"> </text:span><text:span text:style-name="_31_2">i</text:span><text:span text:style-name="_34_4">n</text:span><text:span text:style-name="_36_7">t</text:span><text:span text:style-name="_32_4">e</text:span><text:span text:style-name="_33_3">l</text:span><text:span text:style-name="_36_5">l</text:span><text:span text:style-name="_32_0">i</text:span><text:span text:style-name="_33_4">g</text:span><text:span text:style-name="_37_4">e</text:span><text:span text:style-name="_31_3">n</text:span><text:span text:style-name="_33_2">c</text:span><text:span text:style-name="_37_2">e</text:span><text:span text:style-name="_32_2">,</text:span><text:span text:style-name="_32_6"> </text:span><text:span text:style-name="_37_2">s</text:span><text:span text:style-name="_31_8">h</text:span><text:span text:style-name="_34_0">o</text:span><text:span text:style-name="_37_0">u</text:span><text:span text:style-name="_32_5">l</text:span><text:span text:style-name="_34_7">d</text:span><text:span text:style-name="_35_1"> </text:span><text:span text:style-name="_39_">h</text:span><text:span text:style-name="_35_0">e</text:span><text:span text:style-name="_35_1"> </text:span><text:span text:style-name="_31_8">a</text:span><text:span text:style-name="_34_0">b</text:span><text:span text:style-name="_36_5">l</text:span><text:span text:style-name="_31_8">e</text:span><text:span text:style-name="_32_6"> </text:span><text:span text:style-name="_37_2">t</text:span><text:span text:style-name="_31_2">o</text:span><text:span text:style-name="_32_6"> </text:span><text:span text:style-name="_37_4">s</text:span><text:span text:style-name="_32_5">p</text:span><text:span text:style-name="_33_4">e</text:span><text:span text:style-name="_37_0">e</text:span><text:span text:style-name="_37_">d</text:span><text:span text:style-name="_32_6"> </text:span><text:span text:style-name="_36_8">i</text:span><text:span text:style-name="_39_">t</text:span><text:span text:style-name="_32_6"> </text:span><text:span text:style-name="_36_7">u</text:span><text:span text:style-name="_38_">p</text:span><text:span text:style-name="_33_8">.</text:span><text:span text:style-name="_35_1"> </text:span><text:span text:style-name="_31_0">E</text:span><text:span text:style-name="_33_3">q</text:span><text:span text:style-name="_36_0">u</text:span><text:span text:style-name="_31_2">a</text:span><text:span text:style-name="_33_4">l</text:span><text:span text:style-name="_35_8">l</text:span><text:span text:style-name="_31_0">y</text:span><text:span text:style-name="_32_6"> </text:span><text:span text:style-name="_35_9">i</text:span><text:span text:style-name="_39_">m</text:span><text:span text:style-name="_33_4">p</text:span><text:span text:style-name="_36_3">o</text:span><text:span text:style-name="_31_3">r</text:span><text:span text:style-name="_34_4">t</text:span><text:span text:style-name="_35_7">a</text:span><text:span text:style-name="_31_9">n</text:span><text:span text:style-name="_33_8">t</text:span><text:span text:style-name="_35_1"> </text:span><text:span text:style-name="_38_">i</text:span><text:span text:style-name="_33_8">s</text:span><text:span text:style-name="_35_1"> </text:span><text:span text:style-name="_31_9">t</text:span><text:span text:style-name="_33_9">h</text:span><text:span text:style-name="_35_8">e</text:span><text:span text:style-name="_31_"> </text:span><text:span text:style-name="_33_9">f</text:span><text:span text:style-name="_36_9">a</text:span><text:span text:style-name="_31_9">c</text:span><text:span text:style-name="_35_0">t</text:span><text:span text:style-name="_35_1"> </text:span><text:span text:style-name="_31_3">t</text:span><text:span text:style-name="_34_8">h</text:span><text:span text:style-name="_36_9">a</text:span><text:span text:style-name="_32_5">t</text:span><text:span text:style-name="_32_6"> </text:span><text:span text:style-name="_36_4">h</text:span><text:span text:style-name="_31_8">e</text:span><text:span text:style-name="_32_6"> </text:span><text:span text:style-name="_35_8">i</text:span><text:span text:style-name="_31_5">s</text:span><text:span text:style-name="_32_6"> </text:span><text:span text:style-name="_37_4">n</text:span><text:span text:style-name="_31_5">o</text:span><text:span text:style-name="_33_3">t</text:span><text:span text:style-name="_35_1"> </text:span><text:span text:style-name="_31_0">r</text:span><text:span text:style-name="_33_7">e</text:span><text:span text:style-name="_37_5">s</text:span><text:span text:style-name="_31_7">t</text:span><text:span text:style-name="_33_2">r</text:span><text:span text:style-name="_35_8">i</text:span><text:span text:style-name="_32_5">c</text:span><text:span text:style-name="_33_2">t</text:span><text:span text:style-name="_35_9">e</text:span><text:span text:style-name="_32_0">d</text:span><text:span text:style-name="_32_6"> </text:span><text:span text:style-name="_35_7">t</text:span><text:span text:style-name="_32_2">o</text:span><text:span text:style-name="_32_6"> </text:span><text:span text:style-name="_35_7">r</text:span><text:span text:style-name="_31_7">a</text:span><text:span text:style-name="_33_7">n</text:span><text:span text:style-name="_36_0">d</text:span><text:span text:style-name="_39_">o</text:span><text:span text:style-name="_34_2">m</text:span><text:span text:style-name="_35_1"> </text:span><text:span text:style-name="_32_2">m</text:span><text:span text:style-name="_34_8">u</text:span><text:span text:style-name="_35_9">t</text:span><text:span text:style-name="_31_2">a</text:span><text:span text:style-name="_33_2">t</text:span><text:span text:style-name="_36_8">i</text:span><text:span text:style-name="_31_9">o</text:span><text:span text:style-name="_34_2">n</text:span><text:span text:style-name="_35_9">s</text:span><text:span text:style-name="_31_5">.</text:span><text:span text:style-name="_32_6"> </text:span><text:span text:style-name="_37_5">I</text:span><text:span text:style-name="_31_0">f</text:span><text:span text:style-name="_32_6"> </text:span><text:span text:style-name="_36_9">h</text:span><text:span text:style-name="_32_2">e</text:span><text:span text:style-name="_32_6"> </text:span><text:span text:style-name="_35_8">c</text:span><text:span text:style-name="_31_9">a</text:span><text:span text:style-name="_35_0">n</text:span><text:span text:style-name="_35_1"> </text:span><text:span text:style-name="_31_4">t</text:span><text:span text:style-name="_33_9">r</text:span><text:span text:style-name="_36_5">a</text:span><text:span text:style-name="_32_5">c</text:span><text:span text:style-name="_34_7">e</text:span><text:span text:style-name="_35_1"> </text:span><text:span text:style-name="_31_9">a</text:span><text:span text:style-name="_32_6"> </text:span><text:span text:style-name="_36_4">c</text:span><text:span text:style-name="_32_0">a</text:span><text:span text:style-name="_34_8">u</text:span><text:span text:style-name="_36_5">s</text:span><text:span text:style-name="_31_3">e</text:span><text:span text:style-name="_32_6"> </text:span><text:span text:style-name="_36_0">f</text:span><text:span text:style-name="_31_3">o</text:span><text:span text:style-name="_33_3">r</text:span><text:span text:style-name="_35_1"> </text:span><text:span text:style-name="_32_5">s</text:span><text:span text:style-name="_34_3">o</text:span><text:span text:style-name="_36_7">m</text:span><text:span text:style-name="_31_3">e</text:span><text:span text:style-name="_32_6"> </text:span><text:span text:style-name="_37_0">w</text:span><text:span text:style-name="_31_3">e</text:span><text:span text:style-name="_33_8">a</text:span><text:span text:style-name="_37_4">k</text:span><text:span text:style-name="_37_">n</text:span><text:span text:style-name="_33_7">e</text:span><text:span text:style-name="_36_7">s</text:span><text:span text:style-name="_32_0">s</text:span><text:span text:style-name="_32_6"> </text:span><text:span text:style-name="_37_4">h</text:span><text:span text:style-name="_31_4">e</text:span><text:span text:style-name="_32_6"> </text:span><text:span text:style-name="_36_7">c</text:span><text:span text:style-name="_37_">a</text:span><text:span text:style-name="_34_0">n</text:span><text:span text:style-name="_35_1"> </text:span><text:span text:style-name="_32_0">p</text:span><text:span text:style-name="_35_0">r</text:span><text:span text:style-name="_36_9">o</text:span><text:span text:style-name="_31_7">b</text:span><text:span text:style-name="_34_9">a</text:span><text:span text:style-name="_36_5">b</text:span><text:span text:style-name="_39_">l</text:span><text:span text:style-name="_34_5">y</text:span><text:span text:style-name="_35_1"> </text:span><text:span text:style-name="_31_0">t</text:span><text:span text:style-name="_34_5">h</text:span><text:span text:style-name="_36_9">i</text:span><text:span text:style-name="_31_3">n</text:span><text:span text:style-name="_34_5">k</text:span><text:span text:style-name="_35_1"> </text:span><text:span text:style-name="_32_0">o</text:span><text:span text:style-name="_33_4">f</text:span><text:span text:style-name="_35_1"> </text:span><text:span text:style-name="_31_3">t</text:span><text:span text:style-name="_33_2">h</text:span><text:span text:style-name="_35_8">e</text:span><text:span text:style-name="_31_"> </text:span><text:span text:style-name="_34_7">k</text:span><text:span text:style-name="_36_7">i</text:span><text:span text:style-name="_38_">n</text:span><text:span text:style-name="_33_5">d</text:span><text:span text:style-name="_35_1"> </text:span><text:span text:style-name="_39_">o</text:span><text:span text:style-name="_34_4">f</text:span><text:span text:style-name="_35_1"> </text:span><text:span text:style-name="_31_2">m</text:span><text:span text:style-name="_34_9">u</text:span><text:span text:style-name="_37_3">t</text:span><text:span text:style-name="_37_">a</text:span><text:span text:style-name="_34_3">t</text:span><text:span text:style-name="_36_9">i</text:span><text:span text:style-name="_31_9">o</text:span><text:span text:style-name="_33_9">n</text:span><text:span text:style-name="_35_1"> </text:span><text:span text:style-name="_31_4">w</text:span><text:span text:style-name="_34_5">h</text:span><text:span text:style-name="_36_2">i</text:span><text:span text:style-name="_32_4">c</text:span><text:span text:style-name="_33_5">h</text:span><text:span text:style-name="_35_1"> </text:span><text:span text:style-name="_31_3">w</text:span><text:span text:style-name="_34_3">i</text:span><text:span text:style-name="_37_4">l</text:span><text:span text:style-name="_39_">l</text:span><text:span text:style-name="_32_6"> </text:span><text:span text:style-name="_37_0">i</text:span><text:span text:style-name="_38_">m</text:span><text:span text:style-name="_33_7">p</text:span><text:span text:style-name="_35_9">r</text:span><text:span text:style-name="_31_4">o</text:span><text:span text:style-name="_34_4">v</text:span><text:span text:style-name="_36_9">e</text:span><text:span text:style-name="_31_"> </text:span><text:span text:style-name="_34_2">i</text:span><text:span text:style-name="_36_8">t</text:span><text:span text:style-name="_31_0">.</text:span></text:p>
      <text:p text:style-name="P1"><text:span text:style-name="_36_8">I</text:span><text:span text:style-name="_31_0">t</text:span><text:span text:style-name="_32_6"> </text:span><text:span text:style-name="_36_2">w</text:span><text:span text:style-name="_31_9">i</text:span><text:span text:style-name="_33_8">l</text:span><text:span text:style-name="_36_7">l</text:span><text:span text:style-name="_31_"> </text:span><text:span text:style-name="_34_4">n</text:span><text:span text:style-name="_36_5">o</text:span><text:span text:style-name="_31_2">t</text:span><text:span text:style-name="_32_6"> </text:span><text:span text:style-name="_37_3">b</text:span><text:span text:style-name="_31_4">e</text:span><text:span text:style-name="_32_6"> </text:span><text:span text:style-name="_37_0">p</text:span><text:span text:style-name="_32_5">o</text:span><text:span text:style-name="_34_4">s</text:span><text:span text:style-name="_37_4">s</text:span><text:span text:style-name="_31_7">i</text:span><text:span text:style-name="_34_8">b</text:span><text:span text:style-name="_36_8">l</text:span><text:span text:style-name="_37_">e</text:span><text:span text:style-name="_32_6"> </text:span><text:span text:style-name="_37_2">t</text:span><text:span text:style-name="_31_9">o</text:span><text:span text:style-name="_32_6"> </text:span><text:span text:style-name="_37_5">a</text:span><text:span text:style-name="_31_7">p</text:span><text:span text:style-name="_34_4">p</text:span><text:span text:style-name="_37_0">l</text:span><text:span text:style-name="_32_5">y</text:span><text:span text:style-name="_32_6"> </text:span><text:span text:style-name="_36_2">e</text:span><text:span text:style-name="_31_9">x</text:span><text:span text:style-name="_34_9">a</text:span><text:span text:style-name="_36_4">c</text:span><text:span text:style-name="_37_">t</text:span><text:span text:style-name="_35_0">l</text:span><text:span text:style-name="_37_0">y</text:span><text:span text:style-name="_31_"> </text:span><text:span text:style-name="_34_8">t</text:span><text:span text:style-name="_36_0">h</text:span><text:span text:style-name="_37_">e</text:span><text:span text:style-name="_32_6"> </text:span><text:span text:style-name="_36_3">s</text:span><text:span text:style-name="_32_3">a</text:span><text:span text:style-name="_34_3">m</text:span><text:span text:style-name="_36_4">e</text:span><text:span text:style-name="_31_"> </text:span><text:span text:style-name="_33_3">t</text:span><text:span text:style-name="_36_7">e</text:span><text:span text:style-name="_38_">a</text:span><text:span text:style-name="_35_0">c</text:span><text:span text:style-name="_36_2">h</text:span><text:span text:style-name="_31_2">i</text:span><text:span text:style-name="_33_5">n</text:span><text:span text:style-name="_35_9">g</text:span><text:span text:style-name="_31_"> </text:span><text:span text:style-name="_35_0">p</text:span><text:span text:style-name="_36_2">r</text:span><text:span text:style-name="_31_0">o</text:span><text:span text:style-name="_34_7">c</text:span><text:span text:style-name="_36_2">e</text:span><text:span text:style-name="_37_">s</text:span><text:span text:style-name="_33_8">s</text:span><text:span text:style-name="_35_1"> </text:span><text:span text:style-name="_37_">t</text:span><text:span text:style-name="_33_5">o</text:span><text:span text:style-name="_35_1"> </text:span><text:span text:style-name="_32_4">t</text:span><text:span text:style-name="_33_4">h</text:span><text:span text:style-name="_36_8">e</text:span><text:span text:style-name="_31_"> </text:span><text:span text:style-name="_33_8">m</text:span><text:span text:style-name="_37_2">a</text:span><text:span text:style-name="_32_3">c</text:span><text:span text:style-name="_33_5">h</text:span><text:span text:style-name="_36_7">i</text:span><text:span text:style-name="_31_8">n</text:span><text:span text:style-name="_33_4">e</text:span><text:span text:style-name="_35_1"> </text:span><text:span text:style-name="_32_2">a</text:span><text:span text:style-name="_34_5">s</text:span><text:span text:style-name="_35_1"> </text:span><text:span text:style-name="_32_2">t</text:span><text:span text:style-name="_34_3">o</text:span><text:span text:style-name="_35_1"> </text:span><text:span text:style-name="_31_7">a</text:span><text:span text:style-name="_32_6"> </text:span><text:span text:style-name="_37_2">n</text:span><text:span text:style-name="_31_9">o</text:span><text:span text:style-name="_34_8">r</text:span><text:span text:style-name="_36_0">m</text:span><text:span text:style-name="_31_3">a</text:span><text:span text:style-name="_33_2">l</text:span><text:span text:style-name="_35_1"> </text:span><text:span text:style-name="_37_">c</text:span><text:span text:style-name="_33_8">h</text:span><text:span text:style-name="_37_2">i</text:span><text:span text:style-name="_31_2">l</text:span><text:span text:style-name="_34_3">d</text:span><text:span text:style-name="_35_9">.</text:span><text:span text:style-name="_31_"> </text:span><text:span text:style-name="_34_5">I</text:span><text:span text:style-name="_37_5">t</text:span><text:span text:style-name="_31_"> </text:span><text:span text:style-name="_34_9">w</text:span><text:span text:style-name="_35_7">i</text:span><text:span text:style-name="_31_2">l</text:span><text:span text:style-name="_34_7">l</text:span><text:span text:style-name="_35_1"> </text:span><text:span text:style-name="_31_5">n</text:span><text:span text:style-name="_34_7">o</text:span><text:span text:style-name="_37_0">t</text:span><text:span text:style-name="_32_2">,</text:span><text:span text:style-name="_32_6"> </text:span><text:span text:style-name="_36_5">f</text:span><text:span text:style-name="_38_">o</text:span><text:span text:style-name="_34_7">r</text:span><text:span text:style-name="_35_1"> </text:span><text:span text:style-name="_31_0">i</text:span><text:span text:style-name="_34_2">n</text:span><text:span text:style-name="_35_8">s</text:span><text:span text:style-name="_31_0">t</text:span><text:span text:style-name="_34_5">a</text:span><text:span text:style-name="_37_0">n</text:span><text:span text:style-name="_31_0">c</text:span><text:span text:style-name="_33_2">e</text:span><text:span text:style-name="_36_2">,</text:span><text:span text:style-name="_31_"> </text:span><text:span text:style-name="_33_7">b</text:span><text:span text:style-name="_36_3">e</text:span><text:span text:style-name="_31_"> </text:span><text:span text:style-name="_34_8">p</text:span><text:span text:style-name="_35_7">r</text:span><text:span text:style-name="_31_3">o</text:span><text:span text:style-name="_33_7">v</text:span><text:span text:style-name="_36_8">i</text:span><text:span text:style-name="_38_">d</text:span><text:span text:style-name="_34_8">e</text:span><text:span text:style-name="_37_2">d</text:span><text:span text:style-name="_31_"> </text:span><text:span text:style-name="_34_4">w</text:span><text:span text:style-name="_35_9">i</text:span><text:span text:style-name="_31_0">t</text:span><text:span text:style-name="_34_9">h</text:span><text:span text:style-name="_35_1"> </text:span><text:span text:style-name="_32_3">l</text:span><text:span text:style-name="_33_5">e</text:span><text:span text:style-name="_36_3">g</text:span><text:span text:style-name="_31_0">s</text:span><text:span text:style-name="_34_7">,</text:span><text:span text:style-name="_35_1"> </text:span><text:span text:style-name="_32_4">s</text:span><text:span text:style-name="_33_9">o</text:span><text:span text:style-name="_35_1"> </text:span><text:span text:style-name="_32_0">t</text:span><text:span text:style-name="_33_5">h</text:span><text:span text:style-name="_36_3">a</text:span><text:span text:style-name="_31_3">t</text:span><text:span text:style-name="_32_6"> </text:span><text:span text:style-name="_36_0">i</text:span><text:span text:style-name="_32_5">t</text:span><text:span text:style-name="_32_6"> </text:span><text:span text:style-name="_37_4">c</text:span><text:span text:style-name="_32_0">o</text:span><text:span text:style-name="_35_0">u</text:span><text:span text:style-name="_35_9">l</text:span><text:span text:style-name="_32_5">d</text:span><text:span text:style-name="_32_6"> </text:span><text:span text:style-name="_36_3">n</text:span><text:span text:style-name="_32_3">o</text:span><text:span text:style-name="_33_5">t</text:span><text:span text:style-name="_35_1"> </text:span><text:span text:style-name="_32_0">b</text:span><text:span text:style-name="_33_7">e</text:span><text:span text:style-name="_35_1"> </text:span><text:span text:style-name="_32_3">a</text:span><text:span text:style-name="_35_0">s</text:span><text:span text:style-name="_36_7">k</text:span><text:span text:style-name="_31_5">e</text:span><text:span text:style-name="_34_5">d</text:span><text:span text:style-name="_35_1"> </text:span><text:span text:style-name="_32_2">t</text:span><text:span text:style-name="_33_8">o</text:span><text:span text:style-name="_35_1"> </text:span><text:span text:style-name="_31_8">g</text:span><text:span text:style-name="_33_3">o</text:span><text:span text:style-name="_35_1"> </text:span><text:span text:style-name="_31_9">o</text:span><text:span text:style-name="_33_3">u</text:span><text:span text:style-name="_35_7">t</text:span><text:span text:style-name="_31_"> </text:span><text:span text:style-name="_34_3">a</text:span><text:span text:style-name="_35_9">n</text:span><text:span text:style-name="_31_7">d</text:span><text:span text:style-name="_32_6"> </text:span><text:span text:style-name="_36_0">f</text:span><text:span text:style-name="_31_5">i</text:span><text:span text:style-name="_34_8">l</text:span><text:span text:style-name="_37_4">l</text:span><text:span text:style-name="_31_"> </text:span><text:span text:style-name="_34_7">t</text:span><text:span text:style-name="_35_9">h</text:span><text:span text:style-name="_31_0">e</text:span><text:span text:style-name="_32_6"> </text:span><text:span text:style-name="_37_3">c</text:span><text:span text:style-name="_39_">o</text:span><text:span text:style-name="_33_8">a</text:span><text:span text:style-name="_36_4">l</text:span><text:span text:style-name="_31_"> </text:span><text:span text:style-name="_33_8">s</text:span><text:span text:style-name="_35_9">c</text:span><text:span text:style-name="_31_7">u</text:span><text:span text:style-name="_34_0">t</text:span><text:span text:style-name="_37_5">t</text:span><text:span text:style-name="_31_5">l</text:span><text:span text:style-name="_34_5">e</text:span><text:span text:style-name="_36_5">.</text:span><text:span text:style-name="_31_"> </text:span><text:span text:style-name="_33_7">P</text:span><text:span text:style-name="_36_4">o</text:span><text:span text:style-name="_32_0">s</text:span><text:span text:style-name="_33_9">s</text:span><text:span text:style-name="_37_4">i</text:span><text:span text:style-name="_31_7">b</text:span><text:span text:style-name="_33_7">l</text:span><text:span text:style-name="_37_5">y</text:span><text:span text:style-name="_31_"> </text:span><text:span text:style-name="_33_4">i</text:span><text:span text:style-name="_37_4">t</text:span><text:span text:style-name="_31_"> </text:span><text:span text:style-name="_34_0">m</text:span><text:span text:style-name="_35_8">i</text:span><text:span text:style-name="_31_3">g</text:span><text:span text:style-name="_34_4">h</text:span><text:span text:style-name="_36_4">t</text:span><text:span text:style-name="_31_"> </text:span><text:span text:style-name="_34_3">n</text:span><text:span text:style-name="_37_4">o</text:span><text:span text:style-name="_32_0">t</text:span><text:span text:style-name="_32_6"> </text:span><text:span text:style-name="_37_4">h</text:span><text:span text:style-name="_32_0">a</text:span><text:span text:style-name="_34_0">v</text:span><text:span text:style-name="_36_0">e</text:span><text:span text:style-name="_31_"> </text:span><text:span text:style-name="_34_2">e</text:span><text:span text:style-name="_37_2">y</text:span><text:span text:style-name="_32_4">e</text:span><text:span text:style-name="_33_5">s</text:span><text:span text:style-name="_35_9">.</text:span><text:span text:style-name="_31_"> </text:span><text:span text:style-name="_33_7">B</text:span><text:span text:style-name="_35_7">u</text:span><text:span text:style-name="_31_7">t</text:span><text:span text:style-name="_32_6"> </text:span><text:span text:style-name="_37_2">h</text:span><text:span text:style-name="_31_9">o</text:span><text:span text:style-name="_33_3">w</text:span><text:span text:style-name="_37_2">e</text:span><text:span text:style-name="_31_7">v</text:span><text:span text:style-name="_33_2">e</text:span><text:span text:style-name="_37_5">r</text:span><text:span text:style-name="_31_"> </text:span><text:span text:style-name="_34_2">w</text:span><text:span text:style-name="_37_0">e</text:span><text:span text:style-name="_38_">l</text:span><text:span text:style-name="_34_8">l</text:span><text:span text:style-name="_35_1"> </text:span><text:span text:style-name="_38_">t</text:span><text:span text:style-name="_33_7">h</text:span><text:span text:style-name="_36_7">e</text:span><text:span text:style-name="_31_0">s</text:span><text:span text:style-name="_33_5">e</text:span><text:span text:style-name="_35_1"> </text:span><text:span text:style-name="_31_5">d</text:span><text:span text:style-name="_34_2">e</text:span><text:span text:style-name="_36_7">f</text:span><text:span text:style-name="_37_">i</text:span><text:span text:style-name="_33_4">c</text:span><text:span text:style-name="_36_3">i</text:span><text:span text:style-name="_31_2">e</text:span><text:span text:style-name="_34_0">n</text:span><text:span text:style-name="_35_9">c</text:span><text:span text:style-name="_32_4">i</text:span><text:span text:style-name="_33_9">e</text:span><text:span text:style-name="_35_7">s</text:span><text:span text:style-name="_31_"> </text:span><text:span text:style-name="_34_7">m</text:span><text:span text:style-name="_36_4">i</text:span><text:span text:style-name="_31_3">g</text:span><text:span text:style-name="_33_5">h</text:span><text:span text:style-name="_36_4">t</text:span><text:span text:style-name="_31_"> </text:span><text:span text:style-name="_33_3">b</text:span><text:span text:style-name="_36_2">e</text:span><text:span text:style-name="_31_"> </text:span><text:span text:style-name="_34_9">o</text:span><text:span text:style-name="_37_3">v</text:span><text:span text:style-name="_32_3">e</text:span><text:span text:style-name="_34_8">r</text:span><text:span text:style-name="_36_5">c</text:span><text:span text:style-name="_39_">o</text:span><text:span text:style-name="_34_8">m</text:span><text:span text:style-name="_36_0">e</text:span><text:span text:style-name="_31_"> </text:span><text:span text:style-name="_33_3">b</text:span><text:span text:style-name="_37_0">y</text:span><text:span text:style-name="_31_"> </text:span><text:span text:style-name="_35_0">c</text:span><text:span text:style-name="_36_2">l</text:span><text:span text:style-name="_31_7">e</text:span><text:span text:style-name="_33_9">v</text:span><text:span text:style-name="_35_8">e</text:span><text:span text:style-name="_31_8">r</text:span><text:span text:style-name="_32_6"> </text:span><text:span text:style-name="_36_8">e</text:span><text:span text:style-name="_39_">n</text:span><text:span text:style-name="_34_0">g</text:span><text:span text:style-name="_36_8">i</text:span><text:span text:style-name="_32_5">n</text:span><text:span text:style-name="_34_3">e</text:span><text:span text:style-name="_37_2">e</text:span><text:span text:style-name="_37_">r</text:span><text:span text:style-name="_33_5">i</text:span><text:span text:style-name="_36_8">n</text:span><text:span text:style-name="_31_4">g</text:span><text:span text:style-name="_34_0">,</text:span><text:span text:style-name="_35_1"> </text:span><text:span text:style-name="_31_4">o</text:span><text:span text:style-name="_33_3">n</text:span><text:span text:style-name="_37_2">e</text:span><text:span text:style-name="_31_"> </text:span><text:span text:style-name="_35_0">c</text:span><text:span text:style-name="_37_3">o</text:span><text:span text:style-name="_31_5">u</text:span><text:span text:style-name="_34_4">l</text:span><text:span text:style-name="_36_7">d</text:span><text:span text:style-name="_31_"> </text:span><text:span text:style-name="_33_5">n</text:span><text:span text:style-name="_37_5">o</text:span><text:span text:style-name="_31_9">t</text:span><text:span text:style-name="_32_6"> </text:span><text:span text:style-name="_37_4">s</text:span><text:span text:style-name="_37_">e</text:span><text:span text:style-name="_34_9">n</text:span><text:span text:style-name="_37_3">d</text:span><text:span text:style-name="_31_"> </text:span><text:span text:style-name="_34_9">t</text:span><text:span text:style-name="_37_2">h</text:span><text:span text:style-name="_39_">e</text:span><text:span text:style-name="_32_6"> </text:span><text:span text:style-name="_37_2">c</text:span><text:span text:style-name="_32_4">r</text:span><text:span text:style-name="_34_8">e</text:span><text:span text:style-name="_36_5">a</text:span><text:span text:style-name="_32_2">t</text:span><text:span text:style-name="_33_7">u</text:span><text:span text:style-name="_36_2">r</text:span><text:span text:style-name="_32_0">e</text:span><text:span text:style-name="_32_6"> </text:span><text:span text:style-name="_35_9">t</text:span><text:span text:style-name="_32_3">o</text:span><text:span text:style-name="_32_6"> </text:span><text:span text:style-name="_36_4">s</text:span><text:span text:style-name="_37_">c</text:span><text:span text:style-name="_34_9">h</text:span><text:span text:style-name="_36_2">o</text:span><text:span text:style-name="_31_5">o</text:span><text:span text:style-name="_34_3">l</text:span><text:span text:style-name="_35_1"> </text:span><text:span text:style-name="_32_4">w</text:span><text:span text:style-name="_33_4">i</text:span><text:span text:style-name="_36_4">t</text:span><text:span text:style-name="_37_">h</text:span><text:span text:style-name="_34_2">o</text:span><text:span text:style-name="_37_0">u</text:span><text:span text:style-name="_39_">t</text:span><text:span text:style-name="_32_6"> </text:span><text:span text:style-name="_36_3">t</text:span><text:span text:style-name="_31_0">h</text:span><text:span text:style-name="_33_8">e</text:span><text:span text:style-name="_35_1"> </text:span><text:span text:style-name="_31_4">o</text:span><text:span text:style-name="_33_7">t</text:span><text:span text:style-name="_36_4">h</text:span><text:span text:style-name="_38_">e</text:span><text:span text:style-name="_33_3">r</text:span><text:span text:style-name="_35_1"> </text:span><text:span text:style-name="_32_3">c</text:span><text:span text:style-name="_33_5">h</text:span><text:span text:style-name="_36_9">i</text:span><text:span text:style-name="_38_">l</text:span><text:span text:style-name="_33_5">d</text:span><text:span text:style-name="_36_2">r</text:span><text:span text:style-name="_32_3">e</text:span><text:span text:style-name="_33_2">n</text:span><text:span text:style-name="_35_1"> </text:span><text:span text:style-name="_32_0">m</text:span><text:span text:style-name="_34_8">a</text:span><text:span text:style-name="_36_0">k</text:span><text:span text:style-name="_38_">i</text:span><text:span text:style-name="_34_8">n</text:span><text:span text:style-name="_36_4">g</text:span><text:span text:style-name="_31_"> </text:span><text:span text:style-name="_34_3">e</text:span><text:span text:style-name="_36_3">x</text:span><text:span text:style-name="_39_">c</text:span><text:span text:style-name="_33_7">e</text:span><text:span text:style-name="_37_5">s</text:span><text:span text:style-name="_31_2">s</text:span><text:span text:style-name="_34_5">i</text:span><text:span text:style-name="_35_9">v</text:span><text:span text:style-name="_32_0">e</text:span><text:span text:style-name="_32_6"> </text:span><text:span text:style-name="_35_8">f</text:span><text:span text:style-name="_31_2">u</text:span><text:span text:style-name="_33_5">n</text:span><text:span text:style-name="_35_1"> </text:span><text:span text:style-name="_31_2">o</text:span><text:span text:style-name="_33_4">f</text:span><text:span text:style-name="_35_1"> </text:span><text:span text:style-name="_32_5">i</text:span><text:span text:style-name="_33_9">t</text:span><text:span text:style-name="_36_4">.</text:span><text:span text:style-name="_31_"> </text:span><text:span text:style-name="_34_4">I</text:span><text:span text:style-name="_36_2">t</text:span><text:span text:style-name="_31_"> </text:span><text:span text:style-name="_34_5">m</text:span><text:span text:style-name="_36_8">u</text:span><text:span text:style-name="_32_2">s</text:span><text:span text:style-name="_34_9">t</text:span><text:span text:style-name="_35_1"> </text:span><text:span text:style-name="_32_3">b</text:span><text:span text:style-name="_34_9">e</text:span><text:span text:style-name="_35_1"> </text:span><text:span text:style-name="_31_3">g</text:span><text:span text:style-name="_33_5">i</text:span><text:span text:style-name="_36_2">v</text:span><text:span text:style-name="_31_9">e</text:span><text:span text:style-name="_34_0">n</text:span><text:span text:style-name="_35_1"> </text:span><text:span text:style-name="_31_3">s</text:span><text:span text:style-name="_33_2">o</text:span><text:span text:style-name="_36_9">m</text:span><text:span text:style-name="_32_0">e</text:span><text:span text:style-name="_32_6"> </text:span><text:span text:style-name="_36_4">t</text:span><text:span text:style-name="_32_5">u</text:span><text:span text:style-name="_33_5">i</text:span><text:span text:style-name="_37_0">t</text:span><text:span text:style-name="_31_4">i</text:span><text:span text:style-name="_34_2">o</text:span><text:span text:style-name="_36_5">n</text:span><text:span text:style-name="_32_0">.</text:span><text:span text:style-name="_32_6"> </text:span><text:span text:style-name="_35_7">W</text:span><text:span text:style-name="_32_0">e</text:span><text:span text:style-name="_32_6"> </text:span><text:span text:style-name="_36_9">n</text:span><text:span text:style-name="_31_0">e</text:span><text:span text:style-name="_34_3">e</text:span><text:span text:style-name="_36_5">d</text:span><text:span text:style-name="_31_"> </text:span><text:span text:style-name="_33_2">n</text:span><text:span text:style-name="_37_3">o</text:span><text:span text:style-name="_31_8">t</text:span><text:span text:style-name="_32_6"> </text:span><text:span text:style-name="_37_2">b</text:span><text:span text:style-name="_31_0">e</text:span><text:span text:style-name="_32_6"> </text:span><text:span text:style-name="_36_2">t</text:span><text:span text:style-name="_31_0">o</text:span><text:span text:style-name="_34_2">o</text:span><text:span text:style-name="_35_1"> </text:span><text:span text:style-name="_32_2">c</text:span><text:span text:style-name="_33_9">o</text:span><text:span text:style-name="_36_0">n</text:span><text:span text:style-name="_31_7">c</text:span><text:span text:style-name="_34_5">e</text:span><text:span text:style-name="_37_5">r</text:span><text:span text:style-name="_32_2">n</text:span><text:span text:style-name="_34_9">e</text:span><text:span text:style-name="_36_7">d</text:span><text:span text:style-name="_31_"> </text:span><text:span text:style-name="_33_3">a</text:span><text:span text:style-name="_35_8">b</text:span><text:span text:style-name="_38_">o</text:span><text:span text:style-name="_33_2">u</text:span><text:span text:style-name="_36_0">t</text:span><text:span text:style-name="_31_"> </text:span><text:span text:style-name="_33_9">t</text:span><text:span text:style-name="_36_2">h</text:span><text:span text:style-name="_31_0">e</text:span><text:span text:style-name="_32_6"> </text:span><text:span text:style-name="_37_3">l</text:span><text:span text:style-name="_37_">e</text:span><text:span text:style-name="_33_4">g</text:span><text:span text:style-name="_35_7">s</text:span><text:span text:style-name="_31_4">,</text:span><text:span text:style-name="_32_6"> </text:span><text:span text:style-name="_36_7">e</text:span><text:span text:style-name="_31_9">y</text:span><text:span text:style-name="_34_3">e</text:span><text:span text:style-name="_37_5">s</text:span><text:span text:style-name="_32_3">,</text:span><text:span text:style-name="_32_6"> </text:span><text:span text:style-name="_36_4">e</text:span><text:span text:style-name="_37_">t</text:span><text:span text:style-name="_34_5">c</text:span><text:span text:style-name="_37_2">.</text:span><text:span text:style-name="_31_"> </text:span><text:span text:style-name="_34_9">T</text:span><text:span text:style-name="_36_3">h</text:span><text:span text:style-name="_38_">e</text:span><text:span text:style-name="_32_6"> </text:span><text:span text:style-name="_35_7">e</text:span><text:span text:style-name="_39_">x</text:span><text:span text:style-name="_33_7">a</text:span><text:span text:style-name="_36_2">m</text:span><text:span text:style-name="_32_2">p</text:span><text:span text:style-name="_34_5">l</text:span><text:span text:style-name="_35_7">e</text:span><text:span text:style-name="_31_"> </text:span><text:span text:style-name="_34_9">o</text:span><text:span text:style-name="_36_8">f</text:span><text:span text:style-name="_31_"> </text:span><text:span text:style-name="_33_7">M</text:span><text:span text:style-name="_35_8">i</text:span><text:span text:style-name="_39_">s</text:span><text:span text:style-name="_33_8">s</text:span><text:span text:style-name="_35_1"> </text:span><text:span text:style-name="_32_0">H</text:span><text:span text:style-name="_35_0">e</text:span><text:span text:style-name="_36_0">l</text:span><text:span text:style-name="_31_8">e</text:span><text:span text:style-name="_34_2">n</text:span><text:span text:style-name="_35_1"> </text:span><text:span text:style-name="_32_3">K</text:span><text:span text:style-name="_34_4">e</text:span><text:span text:style-name="_36_8">l</text:span><text:span text:style-name="_32_0">l</text:span><text:span text:style-name="_34_0">e</text:span><text:span text:style-name="_36_0">r</text:span><text:span text:style-name="_31_"> </text:span><text:span text:style-name="_33_8">s</text:span><text:span text:style-name="_37_3">h</text:span><text:span text:style-name="_39_">o</text:span><text:span text:style-name="_33_3">w</text:span><text:span text:style-name="_36_8">s</text:span><text:span text:style-name="_31_"> </text:span><text:span text:style-name="_33_2">t</text:span><text:span text:style-name="_35_9">h</text:span><text:span text:style-name="_37_">a</text:span><text:span text:style-name="_33_8">t</text:span><text:span text:style-name="_35_1"> </text:span><text:span text:style-name="_31_3">e</text:span><text:span text:style-name="_34_5">d</text:span><text:span text:style-name="_37_3">u</text:span><text:span text:style-name="_32_4">c</text:span><text:span text:style-name="_33_3">a</text:span><text:span text:style-name="_36_5">t</text:span><text:span text:style-name="_32_2">i</text:span><text:span text:style-name="_34_7">o</text:span><text:span text:style-name="_35_7">n</text:span><text:span text:style-name="_31_"> </text:span><text:span text:style-name="_33_2">c</text:span><text:span text:style-name="_36_7">a</text:span><text:span text:style-name="_32_2">n</text:span><text:span text:style-name="_32_6"> </text:span><text:span text:style-name="_37_4">t</text:span><text:span text:style-name="_32_2">a</text:span><text:span text:style-name="_33_8">k</text:span><text:span text:style-name="_35_8">e</text:span><text:span text:style-name="_31_"> </text:span><text:span text:style-name="_35_0">p</text:span><text:span text:style-name="_36_0">l</text:span><text:span text:style-name="_32_5">a</text:span><text:span text:style-name="_33_5">c</text:span><text:span text:style-name="_36_4">e</text:span><text:span text:style-name="_31_"> </text:span><text:span text:style-name="_34_3">p</text:span><text:span text:style-name="_36_0">r</text:span><text:span text:style-name="_31_8">o</text:span><text:span text:style-name="_33_9">v</text:span><text:span text:style-name="_37_4">i</text:span><text:span text:style-name="_32_4">d</text:span><text:span text:style-name="_33_9">e</text:span><text:span text:style-name="_36_8">d</text:span><text:span text:style-name="_31_"> </text:span><text:span text:style-name="_33_5">t</text:span><text:span text:style-name="_36_5">h</text:span><text:span text:style-name="_32_4">a</text:span><text:span text:style-name="_33_5">t</text:span><text:span text:style-name="_35_1"> </text:span><text:span text:style-name="_31_8">c</text:span><text:span text:style-name="_34_8">o</text:span><text:span text:style-name="_35_9">m</text:span><text:span text:style-name="_31_8">m</text:span><text:span text:style-name="_34_4">u</text:span><text:span text:style-name="_36_0">n</text:span><text:span text:style-name="_32_2">i</text:span><text:span text:style-name="_33_5">c</text:span><text:span text:style-name="_37_0">a</text:span><text:span text:style-name="_32_2">t</text:span><text:span text:style-name="_33_9">i</text:span><text:span text:style-name="_36_5">o</text:span><text:span text:style-name="_32_0">n</text:span><text:span text:style-name="_32_6"> </text:span><text:span text:style-name="_37_5">i</text:span><text:span text:style-name="_38_">n</text:span><text:span text:style-name="_32_6"> </text:span><text:span text:style-name="_35_9">b</text:span><text:span text:style-name="_32_4">o</text:span><text:span text:style-name="_34_8">t</text:span><text:span text:style-name="_35_7">h</text:span><text:span text:style-name="_31_"> </text:span><text:span text:style-name="_33_8">d</text:span><text:span text:style-name="_36_7">i</text:span><text:span text:style-name="_37_">r</text:span><text:span text:style-name="_33_7">e</text:span><text:span text:style-name="_36_8">c</text:span><text:span text:style-name="_31_3">t</text:span><text:span text:style-name="_34_7">i</text:span><text:span text:style-name="_36_7">o</text:span><text:span text:style-name="_37_">n</text:span><text:span text:style-name="_35_0">s</text:span><text:span text:style-name="_35_1"> </text:span><text:span text:style-name="_32_3">b</text:span><text:span text:style-name="_34_4">e</text:span><text:span text:style-name="_35_8">t</text:span><text:span text:style-name="_32_0">w</text:span><text:span text:style-name="_34_0">e</text:span><text:span text:style-name="_35_7">e</text:span><text:span text:style-name="_32_3">n</text:span><text:span text:style-name="_32_6"> </text:span><text:span text:style-name="_37_0">t</text:span><text:span text:style-name="_38_">e</text:span><text:span text:style-name="_33_9">a</text:span><text:span text:style-name="_35_9">c</text:span><text:span text:style-name="_31_4">h</text:span><text:span text:style-name="_34_0">e</text:span><text:span text:style-name="_36_4">r</text:span><text:span text:style-name="_31_"> </text:span><text:span text:style-name="_34_7">a</text:span><text:span text:style-name="_35_9">n</text:span><text:span text:style-name="_32_3">d</text:span><text:span text:style-name="_32_6"> </text:span><text:span text:style-name="_36_9">p</text:span><text:span text:style-name="_37_">u</text:span><text:span text:style-name="_33_4">p</text:span><text:span text:style-name="_37_5">i</text:span><text:span text:style-name="_31_3">l</text:span><text:span text:style-name="_32_6"> </text:span><text:span text:style-name="_35_8">c</text:span><text:span text:style-name="_39_">a</text:span><text:span text:style-name="_34_5">n</text:span><text:span text:style-name="_35_1"> </text:span><text:span text:style-name="_31_2">t</text:span><text:span text:style-name="_33_8">a</text:span><text:span text:style-name="_35_7">k</text:span><text:span text:style-name="_31_5">e</text:span><text:span text:style-name="_32_6"> </text:span><text:span text:style-name="_36_8">p</text:span><text:span text:style-name="_32_3">l</text:span><text:span text:style-name="_34_0">a</text:span><text:span text:style-name="_37_4">c</text:span><text:span text:style-name="_32_4">e</text:span><text:span text:style-name="_32_6"> </text:span><text:span text:style-name="_37_5">b</text:span><text:span text:style-name="_31_7">y</text:span><text:span text:style-name="_32_6"> </text:span><text:span text:style-name="_35_8">s</text:span><text:span text:style-name="_31_7">o</text:span><text:span text:style-name="_34_5">m</text:span><text:span text:style-name="_36_7">e</text:span><text:span text:style-name="_31_"> </text:span><text:span text:style-name="_33_3">m</text:span><text:span text:style-name="_35_9">e</text:span><text:span text:style-name="_31_2">a</text:span><text:span text:style-name="_33_5">n</text:span><text:span text:style-name="_36_8">s</text:span><text:span text:style-name="_31_"> </text:span><text:span text:style-name="_34_9">o</text:span><text:span text:style-name="_37_5">r</text:span><text:span text:style-name="_31_"> </text:span><text:span text:style-name="_33_5">o</text:span><text:span text:style-name="_37_2">t</text:span><text:span text:style-name="_31_5">h</text:span><text:span text:style-name="_34_9">e</text:span><text:span text:style-name="_36_0">r</text:span><text:span text:style-name="_31_4">.</text:span></text:p>
      <text:p text:style-name="P1"><text:span text:style-name="_35_7">W</text:span><text:span text:style-name="_31_5">e</text:span><text:span text:style-name="_32_6"> </text:span><text:span text:style-name="_37_5">n</text:span><text:span text:style-name="_37_">o</text:span><text:span text:style-name="_33_4">r</text:span><text:span text:style-name="_35_8">m</text:span><text:span text:style-name="_31_9">a</text:span><text:span text:style-name="_34_7">l</text:span><text:span text:style-name="_36_4">l</text:span><text:span text:style-name="_31_7">y</text:span><text:span text:style-name="_32_6"> </text:span><text:span text:style-name="_36_8">a</text:span><text:span text:style-name="_31_7">s</text:span><text:span text:style-name="_34_8">s</text:span><text:span text:style-name="_36_5">o</text:span><text:span text:style-name="_31_2">c</text:span><text:span text:style-name="_35_0">i</text:span><text:span text:style-name="_36_0">a</text:span><text:span text:style-name="_31_8">t</text:span><text:span text:style-name="_33_2">e</text:span><text:span text:style-name="_35_1"> </text:span><text:span text:style-name="_32_2">p</text:span><text:span text:style-name="_33_3">u</text:span><text:span text:style-name="_37_5">n</text:span><text:span text:style-name="_31_2">i</text:span><text:span text:style-name="_33_5">s</text:span><text:span text:style-name="_36_8">h</text:span><text:span text:style-name="_32_3">m</text:span><text:span text:style-name="_33_4">e</text:span><text:span text:style-name="_36_8">n</text:span><text:span text:style-name="_31_4">t</text:span><text:span text:style-name="_34_3">s</text:span><text:span text:style-name="_35_1"> </text:span><text:span text:style-name="_37_">a</text:span><text:span text:style-name="_33_5">n</text:span><text:span text:style-name="_37_0">d</text:span><text:span text:style-name="_31_"> </text:span><text:span text:style-name="_34_7">r</text:span><text:span text:style-name="_37_0">e</text:span><text:span text:style-name="_32_5">w</text:span><text:span text:style-name="_33_4">a</text:span><text:span text:style-name="_36_2">r</text:span><text:span text:style-name="_32_4">d</text:span><text:span text:style-name="_34_4">s</text:span><text:span text:style-name="_35_1"> </text:span><text:span text:style-name="_31_5">w</text:span><text:span text:style-name="_33_4">i</text:span><text:span text:style-name="_35_7">t</text:span><text:span text:style-name="_38_">h</text:span><text:span text:style-name="_32_6"> </text:span><text:span text:style-name="_36_9">t</text:span><text:span text:style-name="_32_2">h</text:span><text:span text:style-name="_33_5">e</text:span><text:span text:style-name="_35_1"> </text:span><text:span text:style-name="_32_3">t</text:span><text:span text:style-name="_33_2">e</text:span><text:span text:style-name="_37_3">a</text:span><text:span text:style-name="_32_5">c</text:span><text:span text:style-name="_34_0">h</text:span><text:span text:style-name="_36_9">i</text:span><text:span text:style-name="_31_9">n</text:span><text:span text:style-name="_33_4">g</text:span><text:span text:style-name="_35_1"> </text:span><text:span text:style-name="_31_4">p</text:span><text:span text:style-name="_35_0">r</text:span><text:span text:style-name="_36_3">o</text:span><text:span text:style-name="_37_">c</text:span><text:span text:style-name="_34_9">e</text:span><text:span text:style-name="_36_5">s</text:span><text:span text:style-name="_32_3">s</text:span><text:span text:style-name="_34_7">.</text:span><text:span text:style-name="_35_1"> </text:span><text:span text:style-name="_31_3">S</text:span><text:span text:style-name="_33_9">o</text:span><text:span text:style-name="_37_3">m</text:span><text:span text:style-name="_38_">e</text:span><text:span text:style-name="_32_6"> </text:span><text:span text:style-name="_37_4">s</text:span><text:span text:style-name="_32_3">i</text:span><text:span text:style-name="_33_5">m</text:span><text:span text:style-name="_37_0">p</text:span><text:span text:style-name="_37_">l</text:span><text:span text:style-name="_33_4">e</text:span><text:span text:style-name="_35_1"> </text:span><text:span text:style-name="_31_5">c</text:span><text:span text:style-name="_34_3">h</text:span><text:span text:style-name="_35_7">i</text:span><text:span text:style-name="_31_4">l</text:span><text:span text:style-name="_34_5">d</text:span><text:span text:style-name="_35_1"> </text:span><text:span text:style-name="_31_4">m</text:span><text:span text:style-name="_33_2">a</text:span><text:span text:style-name="_36_9">c</text:span><text:span text:style-name="_32_5">h</text:span><text:span text:style-name="_34_0">i</text:span><text:span text:style-name="_35_7">n</text:span><text:span text:style-name="_38_">e</text:span><text:span text:style-name="_35_0">s</text:span><text:span text:style-name="_35_1"> </text:span><text:span text:style-name="_31_5">c</text:span><text:span text:style-name="_33_4">a</text:span><text:span text:style-name="_36_7">n</text:span><text:span text:style-name="_31_"> </text:span><text:span text:style-name="_33_4">b</text:span><text:span text:style-name="_35_7">e</text:span><text:span text:style-name="_31_"> </text:span><text:span text:style-name="_34_7">c</text:span><text:span text:style-name="_37_4">o</text:span><text:span text:style-name="_38_">n</text:span><text:span text:style-name="_34_4">s</text:span><text:span text:style-name="_36_5">t</text:span><text:span text:style-name="_31_4">r</text:span><text:span text:style-name="_34_0">u</text:span><text:span text:style-name="_37_4">c</text:span><text:span text:style-name="_31_9">t</text:span><text:span text:style-name="_33_9">e</text:span><text:span text:style-name="_37_3">d</text:span><text:span text:style-name="_31_"> </text:span><text:span text:style-name="_33_4">o</text:span><text:span text:style-name="_36_2">r</text:span><text:span text:style-name="_31_"> </text:span><text:span text:style-name="_34_2">p</text:span><text:span text:style-name="_37_5">r</text:span><text:span text:style-name="_31_2">o</text:span><text:span text:style-name="_34_4">g</text:span><text:span text:style-name="_36_0">r</text:span><text:span text:style-name="_32_0">a</text:span><text:span text:style-name="_34_7">m</text:span><text:span text:style-name="_36_8">m</text:span><text:span text:style-name="_32_0">e</text:span><text:span text:style-name="_34_5">d</text:span><text:span text:style-name="_35_1"> </text:span><text:span text:style-name="_31_7">o</text:span><text:span text:style-name="_33_8">n</text:span><text:span text:style-name="_35_1"> </text:span><text:span text:style-name="_32_0">t</text:span><text:span text:style-name="_34_2">h</text:span><text:span text:style-name="_36_8">i</text:span><text:span text:style-name="_32_0">s</text:span><text:span text:style-name="_32_6"> </text:span><text:span text:style-name="_36_0">s</text:span><text:span text:style-name="_38_">o</text:span><text:span text:style-name="_34_3">r</text:span><text:span text:style-name="_36_2">t</text:span><text:span text:style-name="_31_"> </text:span><text:span text:style-name="_33_5">o</text:span><text:span text:style-name="_37_2">f</text:span><text:span text:style-name="_31_"> </text:span><text:span text:style-name="_34_4">p</text:span><text:span text:style-name="_36_7">r</text:span><text:span text:style-name="_31_2">i</text:span><text:span text:style-name="_35_0">n</text:span><text:span text:style-name="_36_2">c</text:span><text:span text:style-name="_32_5">i</text:span><text:span text:style-name="_33_9">p</text:span><text:span text:style-name="_37_0">l</text:span><text:span text:style-name="_31_0">e</text:span><text:span text:style-name="_34_9">.</text:span><text:span text:style-name="_35_1"> </text:span><text:span text:style-name="_32_0">T</text:span><text:span text:style-name="_34_3">h</text:span><text:span text:style-name="_37_3">e</text:span><text:span text:style-name="_31_"> </text:span><text:span text:style-name="_33_3">m</text:span><text:span text:style-name="_37_4">a</text:span><text:span text:style-name="_31_7">c</text:span><text:span text:style-name="_33_3">h</text:span><text:span text:style-name="_37_3">i</text:span><text:span text:style-name="_32_0">n</text:span><text:span text:style-name="_34_0">e</text:span><text:span text:style-name="_35_1"> </text:span><text:span text:style-name="_32_0">h</text:span><text:span text:style-name="_34_4">a</text:span><text:span text:style-name="_35_8">s</text:span><text:span text:style-name="_31_"> </text:span><text:span text:style-name="_33_9">t</text:span><text:span text:style-name="_35_7">o</text:span><text:span text:style-name="_31_"> </text:span><text:span text:style-name="_34_4">b</text:span><text:span text:style-name="_36_9">e</text:span><text:span text:style-name="_31_"> </text:span><text:span text:style-name="_34_7">s</text:span><text:span text:style-name="_35_7">o</text:span><text:span text:style-name="_31_"> </text:span><text:span text:style-name="_33_2">c</text:span><text:span text:style-name="_35_9">o</text:span><text:span text:style-name="_31_5">n</text:span><text:span text:style-name="_34_3">s</text:span><text:span text:style-name="_35_9">t</text:span><text:span text:style-name="_31_5">r</text:span><text:span text:style-name="_34_3">u</text:span><text:span text:style-name="_37_2">c</text:span><text:span text:style-name="_31_2">t</text:span><text:span text:style-name="_33_7">e</text:span><text:span text:style-name="_36_0">d</text:span><text:span text:style-name="_31_"> </text:span><text:span text:style-name="_33_5">t</text:span><text:span text:style-name="_36_7">h</text:span><text:span text:style-name="_32_3">a</text:span><text:span text:style-name="_34_2">t</text:span><text:span text:style-name="_35_1"> </text:span><text:span text:style-name="_38_">e</text:span><text:span text:style-name="_35_0">v</text:span><text:span text:style-name="_36_5">e</text:span><text:span text:style-name="_32_4">n</text:span><text:span text:style-name="_34_3">t</text:span><text:span text:style-name="_37_2">s</text:span><text:span text:style-name="_31_"> </text:span><text:span text:style-name="_33_7">w</text:span><text:span text:style-name="_36_0">h</text:span><text:span text:style-name="_31_0">i</text:span><text:span text:style-name="_35_0">c</text:span><text:span text:style-name="_36_9">h</text:span><text:span text:style-name="_31_"> </text:span><text:span text:style-name="_34_5">s</text:span><text:span text:style-name="_36_4">h</text:span><text:span text:style-name="_32_2">o</text:span><text:span text:style-name="_33_7">r</text:span><text:span text:style-name="_36_3">t</text:span><text:span text:style-name="_38_">l</text:span><text:span text:style-name="_33_9">y</text:span><text:span text:style-name="_35_1"> </text:span><text:span text:style-name="_31_8">p</text:span><text:span text:style-name="_33_2">r</text:span><text:span text:style-name="_36_2">e</text:span><text:span text:style-name="_31_0">c</text:span><text:span text:style-name="_33_3">e</text:span><text:span text:style-name="_37_2">d</text:span><text:span text:style-name="_37_">e</text:span><text:span text:style-name="_33_8">d</text:span><text:span text:style-name="_35_1"> </text:span><text:span text:style-name="_31_9">t</text:span><text:span text:style-name="_34_8">h</text:span><text:span text:style-name="_36_3">e</text:span><text:span text:style-name="_31_"> </text:span><text:span text:style-name="_34_3">o</text:span><text:span text:style-name="_36_0">c</text:span><text:span text:style-name="_32_2">c</text:span><text:span text:style-name="_34_5">u</text:span><text:span text:style-name="_36_9">r</text:span><text:span text:style-name="_31_3">r</text:span><text:span text:style-name="_33_4">e</text:span><text:span text:style-name="_36_7">n</text:span><text:span text:style-name="_31_9">c</text:span><text:span text:style-name="_34_0">e</text:span><text:span text:style-name="_35_1"> </text:span><text:span text:style-name="_32_0">o</text:span><text:span text:style-name="_33_5">f</text:span><text:span text:style-name="_35_1"> </text:span><text:span text:style-name="_32_0">a</text:span><text:span text:style-name="_32_6"> </text:span><text:span text:style-name="_35_7">p</text:span><text:span text:style-name="_32_2">u</text:span><text:span text:style-name="_34_8">n</text:span><text:span text:style-name="_35_7">i</text:span><text:span text:style-name="_37_">s</text:span><text:span text:style-name="_33_9">h</text:span><text:span text:style-name="_36_2">m</text:span><text:span text:style-name="_32_0">e</text:span><text:span text:style-name="_34_4">n</text:span><text:span text:style-name="_36_8">t</text:span><text:span text:style-name="_31_"> </text:span><text:span text:style-name="_33_4">s</text:span><text:span text:style-name="_37_4">i</text:span><text:span text:style-name="_32_5">g</text:span><text:span text:style-name="_34_5">n</text:span><text:span text:style-name="_35_7">a</text:span><text:span text:style-name="_31_4">l</text:span><text:span text:style-name="_32_6"> </text:span><text:span text:style-name="_36_9">a</text:span><text:span text:style-name="_31_7">r</text:span><text:span text:style-name="_33_5">e</text:span><text:span text:style-name="_35_1"> </text:span><text:span text:style-name="_31_4">u</text:span><text:span text:style-name="_34_2">n</text:span><text:span text:style-name="_36_9">l</text:span><text:span text:style-name="_37_">i</text:span><text:span text:style-name="_33_3">k</text:span><text:span text:style-name="_36_0">e</text:span><text:span text:style-name="_32_0">l</text:span><text:span text:style-name="_34_3">y</text:span><text:span text:style-name="_35_1"> </text:span><text:span text:style-name="_38_">t</text:span><text:span text:style-name="_33_3">o</text:span><text:span text:style-name="_35_1"> </text:span><text:span text:style-name="_32_2">b</text:span><text:span text:style-name="_33_5">e</text:span><text:span text:style-name="_35_1"> </text:span><text:span text:style-name="_31_7">r</text:span><text:span text:style-name="_34_7">e</text:span><text:span text:style-name="_36_9">p</text:span><text:span text:style-name="_37_">e</text:span><text:span text:style-name="_33_4">a</text:span><text:span text:style-name="_37_0">t</text:span><text:span text:style-name="_32_0">e</text:span><text:span text:style-name="_33_4">d</text:span><text:span text:style-name="_37_5">,</text:span><text:span text:style-name="_31_"> </text:span><text:span text:style-name="_34_0">w</text:span><text:span text:style-name="_36_2">h</text:span><text:span text:style-name="_32_3">e</text:span><text:span text:style-name="_33_5">r</text:span><text:span text:style-name="_35_8">e</text:span><text:span text:style-name="_39_">a</text:span><text:span text:style-name="_33_4">s</text:span><text:span text:style-name="_35_1"> </text:span><text:span text:style-name="_39_">a</text:span><text:span text:style-name="_32_6"> </text:span><text:span text:style-name="_35_8">r</text:span><text:span text:style-name="_32_2">e</text:span><text:span text:style-name="_33_7">w</text:span><text:span text:style-name="_37_5">a</text:span><text:span text:style-name="_31_4">r</text:span><text:span text:style-name="_33_4">d</text:span><text:span text:style-name="_35_1"> </text:span><text:span text:style-name="_31_9">s</text:span><text:span text:style-name="_33_2">i</text:span><text:span text:style-name="_36_2">g</text:span><text:span text:style-name="_31_7">n</text:span><text:span text:style-name="_34_5">a</text:span><text:span text:style-name="_35_9">l</text:span><text:span text:style-name="_31_"> </text:span><text:span text:style-name="_34_9">i</text:span><text:span text:style-name="_35_7">n</text:span><text:span text:style-name="_38_">c</text:span><text:span text:style-name="_34_8">r</text:span><text:span text:style-name="_35_8">e</text:span><text:span text:style-name="_31_5">a</text:span><text:span text:style-name="_33_7">s</text:span><text:span text:style-name="_35_8">e</text:span><text:span text:style-name="_31_3">d</text:span><text:span text:style-name="_32_6"> </text:span><text:span text:style-name="_37_0">t</text:span><text:span text:style-name="_32_0">h</text:span><text:span text:style-name="_33_8">e</text:span><text:span text:style-name="_35_1"> </text:span><text:span text:style-name="_31_5">p</text:span><text:span text:style-name="_33_8">r</text:span><text:span text:style-name="_37_0">o</text:span><text:span text:style-name="_31_9">b</text:span><text:span text:style-name="_34_7">a</text:span><text:span text:style-name="_35_7">b</text:span><text:span text:style-name="_32_2">i</text:span><text:span text:style-name="_33_5">l</text:span><text:span text:style-name="_35_8">i</text:span><text:span text:style-name="_32_3">t</text:span><text:span text:style-name="_33_3">y</text:span><text:span text:style-name="_35_1"> </text:span><text:span text:style-name="_37_">o</text:span><text:span text:style-name="_34_3">f</text:span><text:span text:style-name="_35_1"> </text:span><text:span text:style-name="_31_5">r</text:span><text:span text:style-name="_33_8">e</text:span><text:span text:style-name="_37_0">p</text:span><text:span text:style-name="_38_">e</text:span><text:span text:style-name="_33_4">t</text:span><text:span text:style-name="_37_4">i</text:span><text:span text:style-name="_31_3">t</text:span><text:span text:style-name="_34_3">i</text:span><text:span text:style-name="_37_0">o</text:span><text:span text:style-name="_31_7">n</text:span><text:span text:style-name="_32_6"> </text:span><text:span text:style-name="_36_4">o</text:span><text:span text:style-name="_31_8">f</text:span><text:span text:style-name="_32_6"> </text:span><text:span text:style-name="_35_8">t</text:span><text:span text:style-name="_37_">h</text:span><text:span text:style-name="_34_0">e</text:span><text:span text:style-name="_35_1"> </text:span><text:span text:style-name="_32_5">e</text:span><text:span text:style-name="_33_2">v</text:span><text:span text:style-name="_37_0">e</text:span><text:span text:style-name="_32_5">n</text:span><text:span text:style-name="_33_4">t</text:span><text:span text:style-name="_37_5">s</text:span><text:span text:style-name="_31_"> </text:span><text:span text:style-name="_33_8">w</text:span><text:span text:style-name="_37_5">h</text:span><text:span text:style-name="_31_0">i</text:span><text:span text:style-name="_33_5">c</text:span><text:span text:style-name="_37_2">h</text:span><text:span text:style-name="_31_"> </text:span><text:span text:style-name="_34_7">l</text:span><text:span text:style-name="_35_9">e</text:span><text:span text:style-name="_31_4">d</text:span><text:span text:style-name="_32_6"> </text:span><text:span text:style-name="_36_5">u</text:span><text:span text:style-name="_37_">p</text:span><text:span text:style-name="_32_6"> </text:span><text:span text:style-name="_37_4">t</text:span><text:span text:style-name="_32_5">o</text:span><text:span text:style-name="_32_6"> </text:span><text:span text:style-name="_36_2">i</text:span><text:span text:style-name="_31_2">t</text:span><text:span text:style-name="_33_8">.</text:span><text:span text:style-name="_35_1"> </text:span><text:span text:style-name="_31_2">T</text:span><text:span text:style-name="_34_2">h</text:span><text:span text:style-name="_36_7">e</text:span><text:span text:style-name="_32_0">s</text:span><text:span text:style-name="_34_4">e</text:span><text:span text:style-name="_35_1"> </text:span><text:span text:style-name="_31_0">d</text:span><text:span text:style-name="_34_2">e</text:span><text:span text:style-name="_37_0">f</text:span><text:span text:style-name="_39_">i</text:span><text:span text:style-name="_33_2">n</text:span><text:span text:style-name="_36_0">i</text:span><text:span text:style-name="_32_5">t</text:span><text:span text:style-name="_34_7">i</text:span><text:span text:style-name="_37_5">o</text:span><text:span text:style-name="_32_3">n</text:span><text:span text:style-name="_33_5">s</text:span><text:span text:style-name="_35_1"> </text:span><text:span text:style-name="_31_3">d</text:span><text:span text:style-name="_34_2">o</text:span><text:span text:style-name="_35_1"> </text:span><text:span text:style-name="_32_4">n</text:span><text:span text:style-name="_34_4">o</text:span><text:span text:style-name="_37_5">t</text:span><text:span text:style-name="_31_"> </text:span><text:span text:style-name="_34_3">p</text:span><text:span text:style-name="_37_5">r</text:span><text:span text:style-name="_37_">e</text:span><text:span text:style-name="_34_7">s</text:span><text:span text:style-name="_37_3">u</text:span><text:span text:style-name="_31_5">p</text:span><text:span text:style-name="_34_8">p</text:span><text:span text:style-name="_36_8">o</text:span><text:span text:style-name="_31_3">s</text:span><text:span text:style-name="_34_9">e</text:span><text:span text:style-name="_35_1"> </text:span><text:span text:style-name="_32_3">a</text:span><text:span text:style-name="_34_4">n</text:span><text:span text:style-name="_36_8">y</text:span><text:span text:style-name="_31_"> </text:span><text:span text:style-name="_34_9">f</text:span><text:span text:style-name="_36_5">e</text:span><text:span text:style-name="_31_0">e</text:span><text:span text:style-name="_33_9">l</text:span><text:span text:style-name="_36_4">i</text:span><text:span text:style-name="_31_4">n</text:span><text:span text:style-name="_34_4">g</text:span><text:span text:style-name="_36_4">s</text:span><text:span text:style-name="_31_"> </text:span><text:span text:style-name="_34_7">o</text:span><text:span text:style-name="_37_0">n</text:span><text:span text:style-name="_31_"> </text:span><text:span text:style-name="_34_0">t</text:span><text:span text:style-name="_37_0">h</text:span><text:span text:style-name="_32_0">e</text:span><text:span text:style-name="_32_6"> </text:span><text:span text:style-name="_36_3">p</text:span><text:span text:style-name="_32_4">a</text:span><text:span text:style-name="_34_7">r</text:span><text:span text:style-name="_35_9">t</text:span><text:span text:style-name="_31_"> </text:span><text:span text:style-name="_34_8">o</text:span><text:span text:style-name="_35_8">f</text:span><text:span text:style-name="_31_"> </text:span><text:span text:style-name="_34_2">t</text:span><text:span text:style-name="_35_9">h</text:span><text:span text:style-name="_31_4">e</text:span><text:span text:style-name="_32_6"> </text:span><text:span text:style-name="_35_7">m</text:span><text:span text:style-name="_31_0">a</text:span><text:span text:style-name="_34_8">c</text:span><text:span text:style-name="_35_9">h</text:span><text:span text:style-name="_31_3">i</text:span><text:span text:style-name="_33_7">n</text:span><text:span text:style-name="_35_7">e</text:span><text:span text:style-name="_38_">,</text:span><text:span text:style-name="_32_6"> </text:span><text:span text:style-name="_35_9">I</text:span><text:span text:style-name="_31_"> </text:span><text:span text:style-name="_34_5">h</text:span><text:span text:style-name="_36_5">a</text:span><text:span text:style-name="_31_0">v</text:span><text:span text:style-name="_33_5">e</text:span><text:span text:style-name="_35_1"> </text:span><text:span text:style-name="_31_7">d</text:span><text:span text:style-name="_33_7">o</text:span><text:span text:style-name="_37_3">n</text:span><text:span text:style-name="_31_4">e</text:span><text:span text:style-name="_32_6"> </text:span><text:span text:style-name="_36_3">s</text:span><text:span text:style-name="_31_8">o</text:span><text:span text:style-name="_33_3">m</text:span><text:span text:style-name="_37_2">e</text:span><text:span text:style-name="_31_"> </text:span><text:span text:style-name="_33_4">e</text:span><text:span text:style-name="_37_3">x</text:span><text:span text:style-name="_31_0">p</text:span><text:span text:style-name="_34_5">e</text:span><text:span text:style-name="_37_5">r</text:span><text:span text:style-name="_32_2">i</text:span><text:span text:style-name="_33_2">m</text:span><text:span text:style-name="_36_5">e</text:span><text:span text:style-name="_39_">n</text:span><text:span text:style-name="_34_5">t</text:span><text:span text:style-name="_36_3">s</text:span><text:span text:style-name="_31_"> </text:span><text:span text:style-name="_34_9">w</text:span><text:span text:style-name="_36_0">i</text:span><text:span text:style-name="_31_3">t</text:span><text:span text:style-name="_34_9">h</text:span><text:span text:style-name="_35_1"> </text:span><text:span text:style-name="_31_0">o</text:span><text:span text:style-name="_33_3">n</text:span><text:span text:style-name="_37_2">e</text:span><text:span text:style-name="_31_"> </text:span><text:span text:style-name="_34_5">s</text:span><text:span text:style-name="_36_7">u</text:span><text:span text:style-name="_32_0">c</text:span><text:span text:style-name="_33_9">h</text:span><text:span text:style-name="_35_1"> </text:span><text:span text:style-name="_31_4">c</text:span><text:span text:style-name="_34_2">h</text:span><text:span text:style-name="_35_8">i</text:span><text:span text:style-name="_37_">l</text:span><text:span text:style-name="_34_0">d</text:span><text:span text:style-name="_35_1"> </text:span><text:span text:style-name="_37_">m</text:span><text:span text:style-name="_34_5">a</text:span><text:span text:style-name="_36_9">c</text:span><text:span text:style-name="_37_">h</text:span><text:span text:style-name="_33_9">i</text:span><text:span text:style-name="_36_7">n</text:span><text:span text:style-name="_32_2">e</text:span><text:span text:style-name="_33_8">,</text:span><text:span text:style-name="_35_1"> </text:span><text:span text:style-name="_31_2">a</text:span><text:span text:style-name="_33_8">n</text:span><text:span text:style-name="_36_0">d</text:span><text:span text:style-name="_31_"> </text:span><text:span text:style-name="_35_0">s</text:span><text:span text:style-name="_36_5">u</text:span><text:span text:style-name="_32_3">c</text:span><text:span text:style-name="_33_2">c</text:span><text:span text:style-name="_36_8">e</text:span><text:span text:style-name="_31_0">e</text:span><text:span text:style-name="_34_4">d</text:span><text:span text:style-name="_35_9">e</text:span><text:span text:style-name="_39_">d</text:span><text:span text:style-name="_32_6"> </text:span><text:span text:style-name="_36_0">i</text:span><text:span text:style-name="_31_4">n</text:span><text:span text:style-name="_32_6"> </text:span><text:span text:style-name="_37_0">t</text:span><text:span text:style-name="_32_5">e</text:span><text:span text:style-name="_33_7">a</text:span><text:span text:style-name="_36_9">c</text:span><text:span text:style-name="_31_5">h</text:span><text:span text:style-name="_34_8">i</text:span><text:span text:style-name="_37_4">n</text:span><text:span text:style-name="_38_">g</text:span><text:span text:style-name="_32_6"> </text:span><text:span text:style-name="_35_8">i</text:span><text:span text:style-name="_32_5">t</text:span><text:span text:style-name="_32_6"> </text:span><text:span text:style-name="_37_5">a</text:span><text:span text:style-name="_31_"> </text:span><text:span text:style-name="_34_8">f</text:span><text:span text:style-name="_35_9">e</text:span><text:span text:style-name="_38_">w</text:span><text:span text:style-name="_32_6"> </text:span><text:span text:style-name="_36_3">t</text:span><text:span text:style-name="_32_3">h</text:span><text:span text:style-name="_33_5">i</text:span><text:span text:style-name="_37_3">n</text:span><text:span text:style-name="_31_7">g</text:span><text:span text:style-name="_34_4">s</text:span><text:span text:style-name="_36_0">,</text:span><text:span text:style-name="_31_"> </text:span><text:span text:style-name="_34_2">b</text:span><text:span text:style-name="_37_2">u</text:span><text:span text:style-name="_31_9">t</text:span><text:span text:style-name="_32_6"> </text:span><text:span text:style-name="_35_9">t</text:span><text:span text:style-name="_32_2">h</text:span><text:span text:style-name="_35_0">e</text:span><text:span text:style-name="_35_1"> </text:span><text:span text:style-name="_32_5">t</text:span><text:span text:style-name="_33_9">e</text:span><text:span text:style-name="_37_0">a</text:span><text:span text:style-name="_39_">c</text:span><text:span text:style-name="_33_3">h</text:span><text:span text:style-name="_36_2">i</text:span><text:span text:style-name="_31_5">n</text:span><text:span text:style-name="_33_5">g</text:span><text:span text:style-name="_35_1"> </text:span><text:span text:style-name="_31_7">m</text:span><text:span text:style-name="_33_5">e</text:span><text:span text:style-name="_36_9">t</text:span><text:span text:style-name="_31_4">h</text:span><text:span text:style-name="_34_9">o</text:span><text:span text:style-name="_36_8">d</text:span><text:span text:style-name="_31_"> </text:span><text:span text:style-name="_33_4">w</text:span><text:span text:style-name="_37_4">a</text:span><text:span text:style-name="_31_7">s</text:span><text:span text:style-name="_32_6"> </text:span><text:span text:style-name="_36_8">t</text:span><text:span text:style-name="_39_">o</text:span><text:span text:style-name="_33_5">o</text:span><text:span text:style-name="_35_1"> </text:span><text:span text:style-name="_31_2">u</text:span><text:span text:style-name="_35_0">n</text:span><text:span text:style-name="_36_2">o</text:span><text:span text:style-name="_32_4">r</text:span><text:span text:style-name="_34_4">t</text:span><text:span text:style-name="_35_8">h</text:span><text:span text:style-name="_31_5">o</text:span><text:span text:style-name="_34_7">d</text:span><text:span text:style-name="_37_0">o</text:span><text:span text:style-name="_31_0">x</text:span><text:span text:style-name="_32_6"> </text:span><text:span text:style-name="_35_9">f</text:span><text:span text:style-name="_32_2">o</text:span><text:span text:style-name="_34_5">r</text:span><text:span text:style-name="_35_1"> </text:span><text:span text:style-name="_31_2">t</text:span><text:span text:style-name="_33_9">h</text:span><text:span text:style-name="_35_7">e</text:span><text:span text:style-name="_31_"> </text:span><text:span text:style-name="_33_9">e</text:span><text:span text:style-name="_37_4">x</text:span><text:span text:style-name="_31_9">p</text:span><text:span text:style-name="_34_7">e</text:span><text:span text:style-name="_36_0">r</text:span><text:span text:style-name="_31_3">i</text:span><text:span text:style-name="_33_7">m</text:span><text:span text:style-name="_36_8">e</text:span><text:span text:style-name="_31_2">n</text:span><text:span text:style-name="_34_7">t</text:span><text:span text:style-name="_35_1"> </text:span><text:span text:style-name="_37_">t</text:span><text:span text:style-name="_33_5">o</text:span><text:span text:style-name="_35_1"> </text:span><text:span text:style-name="_31_8">b</text:span><text:span text:style-name="_34_9">e</text:span><text:span text:style-name="_35_1"> </text:span><text:span text:style-name="_37_">c</text:span><text:span text:style-name="_33_3">o</text:span><text:span text:style-name="_37_4">n</text:span><text:span text:style-name="_39_">s</text:span><text:span text:style-name="_33_5">i</text:span><text:span text:style-name="_36_9">d</text:span><text:span text:style-name="_31_4">e</text:span><text:span text:style-name="_34_3">r</text:span><text:span text:style-name="_37_4">e</text:span><text:span text:style-name="_32_4">d</text:span><text:span text:style-name="_32_6"> </text:span><text:span text:style-name="_36_4">r</text:span><text:span text:style-name="_32_4">e</text:span><text:span text:style-name="_33_8">a</text:span><text:span text:style-name="_36_8">l</text:span><text:span text:style-name="_31_7">l</text:span><text:span text:style-name="_33_7">y</text:span><text:span text:style-name="_35_1"> </text:span><text:span text:style-name="_32_4">s</text:span><text:span text:style-name="_33_8">u</text:span><text:span text:style-name="_37_0">c</text:span><text:span text:style-name="_32_3">c</text:span><text:span text:style-name="_33_8">e</text:span><text:span text:style-name="_35_8">s</text:span><text:span text:style-name="_31_0">s</text:span><text:span text:style-name="_33_7">f</text:span><text:span text:style-name="_35_8">u</text:span><text:span text:style-name="_32_5">l</text:span><text:span text:style-name="_34_7">.</text:span></text:p>
      <text:p text:style-name="P1"><text:span text:style-name="_32_4">T</text:span><text:span text:style-name="_34_4">h</text:span><text:span text:style-name="_37_0">e</text:span><text:span text:style-name="_31_"> </text:span><text:span text:style-name="_34_0">u</text:span><text:span text:style-name="_37_4">s</text:span><text:span text:style-name="_32_0">e</text:span><text:span text:style-name="_32_6"> </text:span><text:span text:style-name="_36_0">o</text:span><text:span text:style-name="_37_">f</text:span><text:span text:style-name="_32_6"> </text:span><text:span text:style-name="_35_8">p</text:span><text:span text:style-name="_32_2">u</text:span><text:span text:style-name="_34_5">n</text:span><text:span text:style-name="_36_9">i</text:span><text:span text:style-name="_31_9">s</text:span><text:span text:style-name="_33_9">h</text:span><text:span text:style-name="_37_2">m</text:span><text:span text:style-name="_32_5">e</text:span><text:span text:style-name="_34_3">n</text:span><text:span text:style-name="_36_3">t</text:span><text:span text:style-name="_39_">s</text:span><text:span text:style-name="_32_6"> </text:span><text:span text:style-name="_36_3">a</text:span><text:span text:style-name="_31_9">n</text:span><text:span text:style-name="_34_2">d</text:span><text:span text:style-name="_35_1"> </text:span><text:span text:style-name="_31_5">r</text:span><text:span text:style-name="_33_9">e</text:span><text:span text:style-name="_37_5">w</text:span><text:span text:style-name="_39_">a</text:span><text:span text:style-name="_34_7">r</text:span><text:span text:style-name="_35_8">d</text:span><text:span text:style-name="_31_7">s</text:span><text:span text:style-name="_32_6"> </text:span><text:span text:style-name="_37_0">c</text:span><text:span text:style-name="_31_5">a</text:span><text:span text:style-name="_34_2">n</text:span><text:span text:style-name="_35_1"> </text:span><text:span text:style-name="_32_2">a</text:span><text:span text:style-name="_35_0">t</text:span><text:span text:style-name="_35_1"> </text:span><text:span text:style-name="_31_9">b</text:span><text:span text:style-name="_34_5">e</text:span><text:span text:style-name="_36_3">s</text:span><text:span text:style-name="_31_7">t</text:span><text:span text:style-name="_32_6"> </text:span><text:span text:style-name="_35_8">b</text:span><text:span text:style-name="_31_7">e</text:span><text:span text:style-name="_32_6"> </text:span><text:span text:style-name="_36_7">a</text:span><text:span text:style-name="_31_"> </text:span><text:span text:style-name="_34_3">p</text:span><text:span text:style-name="_36_0">a</text:span><text:span text:style-name="_31_2">r</text:span><text:span text:style-name="_34_2">t</text:span><text:span text:style-name="_35_1"> </text:span><text:span text:style-name="_32_0">o</text:span><text:span text:style-name="_34_4">f</text:span><text:span text:style-name="_35_1"> </text:span><text:span text:style-name="_31_9">t</text:span><text:span text:style-name="_33_4">h</text:span><text:span text:style-name="_35_8">e</text:span><text:span text:style-name="_31_"> </text:span><text:span text:style-name="_33_5">t</text:span><text:span text:style-name="_35_9">e</text:span><text:span text:style-name="_32_3">a</text:span><text:span text:style-name="_33_3">c</text:span><text:span text:style-name="_35_7">h</text:span><text:span text:style-name="_31_8">i</text:span><text:span text:style-name="_34_3">n</text:span><text:span text:style-name="_36_8">g</text:span><text:span text:style-name="_31_"> </text:span><text:span text:style-name="_34_4">p</text:span><text:span text:style-name="_37_0">r</text:span><text:span text:style-name="_39_">o</text:span><text:span text:style-name="_33_5">c</text:span><text:span text:style-name="_36_9">e</text:span><text:span text:style-name="_31_7">s</text:span><text:span text:style-name="_34_2">s</text:span><text:span text:style-name="_37_5">.</text:span><text:span text:style-name="_31_"> </text:span><text:span text:style-name="_34_9">R</text:span><text:span text:style-name="_36_8">o</text:span><text:span text:style-name="_32_5">u</text:span><text:span text:style-name="_34_8">g</text:span><text:span text:style-name="_37_4">h</text:span><text:span text:style-name="_31_8">l</text:span><text:span text:style-name="_34_4">y</text:span><text:span text:style-name="_35_1"> </text:span><text:span text:style-name="_31_9">s</text:span><text:span text:style-name="_34_4">p</text:span><text:span text:style-name="_36_5">e</text:span><text:span text:style-name="_31_4">a</text:span><text:span text:style-name="_34_8">k</text:span><text:span text:style-name="_35_8">i</text:span><text:span text:style-name="_31_4">n</text:span><text:span text:style-name="_34_5">g</text:span><text:span text:style-name="_36_0">,</text:span><text:span text:style-name="_31_"> </text:span><text:span text:style-name="_34_8">i</text:span><text:span text:style-name="_35_7">f</text:span><text:span text:style-name="_31_"> </text:span><text:span text:style-name="_34_7">t</text:span><text:span text:style-name="_37_2">h</text:span><text:span text:style-name="_31_7">e</text:span><text:span text:style-name="_32_6"> </text:span><text:span text:style-name="_36_8">t</text:span><text:span text:style-name="_32_4">e</text:span><text:span text:style-name="_34_2">a</text:span><text:span text:style-name="_35_7">c</text:span><text:span text:style-name="_32_0">h</text:span><text:span text:style-name="_33_9">e</text:span><text:span text:style-name="_36_4">r</text:span><text:span text:style-name="_31_"> </text:span><text:span text:style-name="_34_5">h</text:span><text:span text:style-name="_36_4">a</text:span><text:span text:style-name="_31_4">s</text:span><text:span text:style-name="_32_6"> </text:span><text:span text:style-name="_37_3">n</text:span><text:span text:style-name="_32_3">o</text:span><text:span text:style-name="_32_6"> </text:span><text:span text:style-name="_36_7">o</text:span><text:span text:style-name="_31_3">t</text:span><text:span text:style-name="_33_2">h</text:span><text:span text:style-name="_36_8">e</text:span><text:span text:style-name="_31_5">r</text:span><text:span text:style-name="_32_6"> </text:span><text:span text:style-name="_36_3">m</text:span><text:span text:style-name="_31_2">e</text:span><text:span text:style-name="_34_4">a</text:span><text:span text:style-name="_37_3">n</text:span><text:span text:style-name="_31_5">s</text:span><text:span text:style-name="_32_6"> </text:span><text:span text:style-name="_37_4">o</text:span><text:span text:style-name="_31_3">f</text:span><text:span text:style-name="_32_6"> </text:span><text:span text:style-name="_36_5">c</text:span><text:span text:style-name="_39_">o</text:span><text:span text:style-name="_34_2">m</text:span><text:span text:style-name="_36_4">m</text:span><text:span text:style-name="_31_3">u</text:span><text:span text:style-name="_34_7">n</text:span><text:span text:style-name="_36_2">i</text:span><text:span text:style-name="_31_3">c</text:span><text:span text:style-name="_33_2">a</text:span><text:span text:style-name="_36_4">t</text:span><text:span text:style-name="_32_5">i</text:span><text:span text:style-name="_35_0">n</text:span><text:span text:style-name="_35_9">g</text:span><text:span text:style-name="_31_"> </text:span><text:span text:style-name="_33_2">t</text:span><text:span text:style-name="_36_0">o</text:span><text:span text:style-name="_31_"> </text:span><text:span text:style-name="_34_2">t</text:span><text:span text:style-name="_37_4">h</text:span><text:span text:style-name="_31_0">e</text:span><text:span text:style-name="_32_6"> </text:span><text:span text:style-name="_35_9">p</text:span><text:span text:style-name="_32_0">u</text:span><text:span text:style-name="_33_4">p</text:span><text:span text:style-name="_36_8">i</text:span><text:span text:style-name="_32_3">l</text:span><text:span text:style-name="_34_2">,</text:span><text:span text:style-name="_35_1"> </text:span><text:span text:style-name="_32_3">t</text:span><text:span text:style-name="_33_7">h</text:span><text:span text:style-name="_37_3">e</text:span><text:span text:style-name="_31_"> </text:span><text:span text:style-name="_34_5">a</text:span><text:span text:style-name="_37_5">m</text:span><text:span text:style-name="_38_">o</text:span><text:span text:style-name="_34_2">u</text:span><text:span text:style-name="_36_3">n</text:span><text:span text:style-name="_32_0">t</text:span><text:span text:style-name="_32_6"> </text:span><text:span text:style-name="_36_2">o</text:span><text:span text:style-name="_38_">f</text:span><text:span text:style-name="_32_6"> </text:span><text:span text:style-name="_36_2">i</text:span><text:span text:style-name="_38_">n</text:span><text:span text:style-name="_33_8">f</text:span><text:span text:style-name="_37_2">o</text:span><text:span text:style-name="_31_8">r</text:span><text:span text:style-name="_33_8">m</text:span><text:span text:style-name="_37_0">a</text:span><text:span text:style-name="_32_0">t</text:span><text:span text:style-name="_33_7">i</text:span><text:span text:style-name="_37_4">o</text:span><text:span text:style-name="_32_2">n</text:span><text:span text:style-name="_32_6"> </text:span><text:span text:style-name="_35_7">w</text:span><text:span text:style-name="_39_">h</text:span><text:span text:style-name="_34_8">i</text:span><text:span text:style-name="_35_7">c</text:span><text:span text:style-name="_31_7">h</text:span><text:span text:style-name="_32_6"> </text:span><text:span text:style-name="_36_5">c</text:span><text:span text:style-name="_31_0">a</text:span><text:span text:style-name="_33_9">n</text:span><text:span text:style-name="_35_1"> </text:span><text:span text:style-name="_31_4">r</text:span><text:span text:style-name="_33_5">e</text:span><text:span text:style-name="_37_3">a</text:span><text:span text:style-name="_32_3">c</text:span><text:span text:style-name="_35_0">h</text:span><text:span text:style-name="_35_1"> </text:span><text:span text:style-name="_39_">h</text:span><text:span text:style-name="_34_8">i</text:span><text:span text:style-name="_37_3">m</text:span><text:span text:style-name="_31_"> </text:span><text:span text:style-name="_34_2">d</text:span><text:span text:style-name="_35_9">o</text:span><text:span text:style-name="_32_4">e</text:span><text:span text:style-name="_33_8">s</text:span><text:span text:style-name="_35_1"> </text:span><text:span text:style-name="_31_0">n</text:span><text:span text:style-name="_33_2">o</text:span><text:span text:style-name="_36_7">t</text:span><text:span text:style-name="_31_"> </text:span><text:span text:style-name="_35_0">e</text:span><text:span text:style-name="_35_7">x</text:span><text:span text:style-name="_31_2">c</text:span><text:span text:style-name="_33_2">e</text:span><text:span text:style-name="_36_9">e</text:span><text:span text:style-name="_32_3">d</text:span><text:span text:style-name="_32_6"> </text:span><text:span text:style-name="_35_9">t</text:span><text:span text:style-name="_31_5">h</text:span><text:span text:style-name="_34_7">e</text:span><text:span text:style-name="_35_1"> </text:span><text:span text:style-name="_32_5">t</text:span><text:span text:style-name="_33_4">o</text:span><text:span text:style-name="_36_0">t</text:span><text:span text:style-name="_31_3">a</text:span><text:span text:style-name="_34_9">l</text:span><text:span text:style-name="_35_1"> </text:span><text:span text:style-name="_31_9">n</text:span><text:span text:style-name="_33_5">u</text:span><text:span text:style-name="_37_4">m</text:span><text:span text:style-name="_31_3">b</text:span><text:span text:style-name="_33_4">e</text:span><text:span text:style-name="_36_2">r</text:span><text:span text:style-name="_31_"> </text:span><text:span text:style-name="_33_2">o</text:span><text:span text:style-name="_37_0">f</text:span><text:span text:style-name="_31_"> </text:span><text:span text:style-name="_33_4">r</text:span><text:span text:style-name="_36_5">e</text:span><text:span text:style-name="_37_">w</text:span><text:span text:style-name="_34_3">a</text:span><text:span text:style-name="_36_9">r</text:span><text:span text:style-name="_32_3">d</text:span><text:span text:style-name="_35_0">s</text:span><text:span text:style-name="_35_1"> </text:span><text:span text:style-name="_32_3">a</text:span><text:span text:style-name="_34_3">n</text:span><text:span text:style-name="_37_4">d</text:span><text:span text:style-name="_31_"> </text:span><text:span text:style-name="_33_9">p</text:span><text:span text:style-name="_35_8">u</text:span><text:span text:style-name="_39_">n</text:span><text:span text:style-name="_33_8">i</text:span><text:span text:style-name="_36_8">s</text:span><text:span text:style-name="_37_">h</text:span><text:span text:style-name="_34_3">m</text:span><text:span text:style-name="_37_2">e</text:span><text:span text:style-name="_31_7">n</text:span><text:span text:style-name="_35_0">t</text:span><text:span text:style-name="_35_9">s</text:span><text:span text:style-name="_31_"> </text:span><text:span text:style-name="_34_3">a</text:span><text:span text:style-name="_37_3">p</text:span><text:span text:style-name="_32_0">p</text:span><text:span text:style-name="_33_5">l</text:span><text:span text:style-name="_35_7">i</text:span><text:span text:style-name="_32_2">e</text:span><text:span text:style-name="_33_4">d</text:span><text:span text:style-name="_37_5">.</text:span><text:span text:style-name="_31_"> </text:span><text:span text:style-name="_33_4">B</text:span><text:span text:style-name="_35_7">y</text:span><text:span text:style-name="_31_"> </text:span><text:span text:style-name="_34_4">t</text:span><text:span text:style-name="_36_3">h</text:span><text:span text:style-name="_31_5">e</text:span><text:span text:style-name="_32_6"> </text:span><text:span text:style-name="_37_3">t</text:span><text:span text:style-name="_32_5">i</text:span><text:span text:style-name="_34_7">m</text:span><text:span text:style-name="_36_0">e</text:span><text:span text:style-name="_31_"> </text:span><text:span text:style-name="_34_9">a</text:span><text:span text:style-name="_35_1"> </text:span><text:span text:style-name="_31_5">c</text:span><text:span text:style-name="_33_2">h</text:span><text:span text:style-name="_37_5">i</text:span><text:span text:style-name="_32_5">l</text:span><text:span text:style-name="_34_0">d</text:span><text:span text:style-name="_35_1"> </text:span><text:span text:style-name="_31_4">h</text:span><text:span text:style-name="_34_0">a</text:span><text:span text:style-name="_36_9">s</text:span><text:span text:style-name="_31_"> </text:span><text:span text:style-name="_33_2">l</text:span><text:span text:style-name="_37_4">e</text:span><text:span text:style-name="_31_5">a</text:span><text:span text:style-name="_33_8">r</text:span><text:span text:style-name="_37_0">n</text:span><text:span text:style-name="_31_2">t</text:span><text:span text:style-name="_32_6"> </text:span><text:span text:style-name="_37_5">t</text:span><text:span text:style-name="_32_4">o</text:span><text:span text:style-name="_32_6"> </text:span><text:span text:style-name="_36_5">r</text:span><text:span text:style-name="_38_">e</text:span><text:span text:style-name="_33_2">p</text:span><text:span text:style-name="_37_2">e</text:span><text:span text:style-name="_31_9">a</text:span><text:span text:style-name="_33_2">t</text:span><text:span text:style-name="_35_1"> </text:span><text:span text:style-name="_31_0">"</text:span><text:span text:style-name="_34_0">C</text:span><text:span text:style-name="_37_5">a</text:span><text:span text:style-name="_39_">s</text:span><text:span text:style-name="_34_7">a</text:span><text:span text:style-name="_37_3">b</text:span><text:span text:style-name="_31_2">i</text:span><text:span text:style-name="_34_0">a</text:span><text:span text:style-name="_36_4">n</text:span><text:span text:style-name="_31_7">c</text:span><text:span text:style-name="_34_4">a</text:span><text:span text:style-name="_36_4">"</text:span><text:span text:style-name="_31_"> </text:span><text:span text:style-name="_33_9">h</text:span><text:span text:style-name="_37_2">e</text:span><text:span text:style-name="_31_"> </text:span><text:span text:style-name="_34_3">w</text:span><text:span text:style-name="_36_5">o</text:span><text:span text:style-name="_31_0">u</text:span><text:span text:style-name="_33_8">l</text:span><text:span text:style-name="_36_3">d</text:span><text:span text:style-name="_31_"> </text:span><text:span text:style-name="_34_8">p</text:span><text:span text:style-name="_36_5">r</text:span><text:span text:style-name="_31_8">o</text:span><text:span text:style-name="_34_0">b</text:span><text:span text:style-name="_36_5">a</text:span><text:span text:style-name="_32_3">b</text:span><text:span text:style-name="_33_5">l</text:span><text:span text:style-name="_36_5">y</text:span><text:span text:style-name="_31_"> </text:span><text:span text:style-name="_34_0">f</text:span><text:span text:style-name="_36_0">e</text:span><text:span text:style-name="_31_7">e</text:span><text:span text:style-name="_34_3">l</text:span><text:span text:style-name="_35_1"> </text:span><text:span text:style-name="_37_">v</text:span><text:span text:style-name="_34_3">e</text:span><text:span text:style-name="_36_7">r</text:span><text:span text:style-name="_32_2">y</text:span><text:span text:style-name="_32_6"> </text:span><text:span text:style-name="_36_4">s</text:span><text:span text:style-name="_32_2">o</text:span><text:span text:style-name="_33_5">r</text:span><text:span text:style-name="_36_5">e</text:span><text:span text:style-name="_31_"> </text:span><text:span text:style-name="_34_9">i</text:span><text:span text:style-name="_37_5">n</text:span><text:span text:style-name="_32_2">d</text:span><text:span text:style-name="_33_8">e</text:span><text:span text:style-name="_36_2">e</text:span><text:span text:style-name="_39_">d</text:span><text:span text:style-name="_33_3">,</text:span><text:span text:style-name="_35_1"> </text:span><text:span text:style-name="_31_9">i</text:span><text:span text:style-name="_34_9">f</text:span><text:span text:style-name="_35_1"> </text:span><text:span text:style-name="_31_7">t</text:span><text:span text:style-name="_34_5">h</text:span><text:span text:style-name="_36_3">e</text:span><text:span text:style-name="_31_"> </text:span><text:span text:style-name="_33_5">t</text:span><text:span text:style-name="_37_3">e</text:span><text:span text:style-name="_32_3">x</text:span><text:span text:style-name="_33_3">t</text:span><text:span text:style-name="_35_1"> </text:span><text:span text:style-name="_38_">c</text:span><text:span text:style-name="_34_8">o</text:span><text:span text:style-name="_36_3">u</text:span><text:span text:style-name="_31_2">l</text:span><text:span text:style-name="_34_0">d</text:span><text:span text:style-name="_35_1"> </text:span><text:span text:style-name="_32_3">o</text:span><text:span text:style-name="_34_0">n</text:span><text:span text:style-name="_35_8">l</text:span><text:span text:style-name="_38_">y</text:span><text:span text:style-name="_32_6"> </text:span><text:span text:style-name="_36_2">b</text:span><text:span text:style-name="_38_">e</text:span><text:span text:style-name="_32_6"> </text:span><text:span text:style-name="_36_7">d</text:span><text:span text:style-name="_31_3">i</text:span><text:span text:style-name="_33_9">s</text:span><text:span text:style-name="_36_2">c</text:span><text:span text:style-name="_31_7">o</text:span><text:span text:style-name="_34_2">v</text:span><text:span text:style-name="_35_8">e</text:span><text:span text:style-name="_32_4">r</text:span><text:span text:style-name="_34_4">e</text:span><text:span text:style-name="_35_9">d</text:span><text:span text:style-name="_31_"> </text:span><text:span text:style-name="_34_2">b</text:span><text:span text:style-name="_36_9">y</text:span><text:span text:style-name="_31_"> </text:span><text:span text:style-name="_34_9">a</text:span><text:span text:style-name="_35_1"> </text:span><text:span text:style-name="_32_2">"</text:span><text:span text:style-name="_33_9">T</text:span><text:span text:style-name="_36_2">w</text:span><text:span text:style-name="_32_5">e</text:span><text:span text:style-name="_34_2">n</text:span><text:span text:style-name="_37_4">t</text:span><text:span text:style-name="_37_">y</text:span><text:span text:style-name="_32_6"> </text:span><text:span text:style-name="_37_0">Q</text:span><text:span text:style-name="_32_2">u</text:span><text:span text:style-name="_34_0">e</text:span><text:span text:style-name="_36_0">s</text:span><text:span text:style-name="_31_9">t</text:span><text:span text:style-name="_33_2">i</text:span><text:span text:style-name="_35_7">o</text:span><text:span text:style-name="_31_4">n</text:span><text:span text:style-name="_33_3">s</text:span><text:span text:style-name="_37_4">"</text:span><text:span text:style-name="_31_"> </text:span><text:span text:style-name="_33_4">t</text:span><text:span text:style-name="_37_3">e</text:span><text:span text:style-name="_38_">c</text:span><text:span text:style-name="_34_9">h</text:span><text:span text:style-name="_36_5">n</text:span><text:span text:style-name="_32_4">i</text:span><text:span text:style-name="_34_0">q</text:span><text:span text:style-name="_37_2">u</text:span><text:span text:style-name="_32_5">e</text:span><text:span text:style-name="_34_7">,</text:span><text:span text:style-name="_35_1"> </text:span><text:span text:style-name="_31_3">e</text:span><text:span text:style-name="_33_5">v</text:span><text:span text:style-name="_37_5">e</text:span><text:span text:style-name="_31_9">r</text:span><text:span text:style-name="_34_2">y</text:span><text:span text:style-name="_35_1"> </text:span><text:span text:style-name="_31_9">"</text:span><text:span text:style-name="_33_9">N</text:span><text:span text:style-name="_36_5">O</text:span><text:span text:style-name="_31_3">"</text:span><text:span text:style-name="_32_6"> </text:span><text:span text:style-name="_37_0">t</text:span><text:span text:style-name="_32_5">a</text:span><text:span text:style-name="_34_2">k</text:span><text:span text:style-name="_36_2">i</text:span><text:span text:style-name="_31_0">n</text:span><text:span text:style-name="_33_9">g</text:span><text:span text:style-name="_35_1"> </text:span><text:span text:style-name="_32_3">t</text:span><text:span text:style-name="_34_8">h</text:span><text:span text:style-name="_36_8">e</text:span><text:span text:style-name="_31_"> </text:span><text:span text:style-name="_33_3">f</text:span><text:span text:style-name="_37_5">o</text:span><text:span text:style-name="_37_">r</text:span><text:span text:style-name="_35_0">m</text:span><text:span text:style-name="_35_1"> </text:span><text:span text:style-name="_31_3">o</text:span><text:span text:style-name="_33_2">f</text:span><text:span text:style-name="_35_1"> </text:span><text:span text:style-name="_31_8">a</text:span><text:span text:style-name="_32_6"> </text:span><text:span text:style-name="_36_5">b</text:span><text:span text:style-name="_31_3">l</text:span><text:span text:style-name="_33_9">o</text:span><text:span text:style-name="_37_0">w</text:span><text:span text:style-name="_32_3">.</text:span><text:span text:style-name="_32_6"> </text:span><text:span text:style-name="_36_0">I</text:span><text:span text:style-name="_32_5">t</text:span><text:span text:style-name="_32_6"> </text:span><text:span text:style-name="_35_7">i</text:span><text:span text:style-name="_31_0">s</text:span><text:span text:style-name="_32_6"> </text:span><text:span text:style-name="_36_0">n</text:span><text:span text:style-name="_38_">e</text:span><text:span text:style-name="_34_3">c</text:span><text:span text:style-name="_37_3">e</text:span><text:span text:style-name="_31_2">s</text:span><text:span text:style-name="_33_8">s</text:span><text:span text:style-name="_36_0">a</text:span><text:span text:style-name="_31_2">r</text:span><text:span text:style-name="_34_3">y</text:span><text:span text:style-name="_35_1"> </text:span><text:span text:style-name="_31_8">t</text:span><text:span text:style-name="_33_5">h</text:span><text:span text:style-name="_36_0">e</text:span><text:span text:style-name="_32_5">r</text:span><text:span text:style-name="_34_8">e</text:span><text:span text:style-name="_37_3">f</text:span><text:span text:style-name="_31_4">o</text:span><text:span text:style-name="_34_4">r</text:span><text:span text:style-name="_35_9">e</text:span><text:span text:style-name="_31_"> </text:span><text:span text:style-name="_34_8">t</text:span><text:span text:style-name="_37_3">o</text:span><text:span text:style-name="_31_"> </text:span><text:span text:style-name="_33_9">h</text:span><text:span text:style-name="_37_5">a</text:span><text:span text:style-name="_31_0">v</text:span><text:span text:style-name="_33_8">e</text:span><text:span text:style-name="_35_1"> </text:span><text:span text:style-name="_32_5">s</text:span><text:span text:style-name="_34_5">o</text:span><text:span text:style-name="_37_0">m</text:span><text:span text:style-name="_31_7">e</text:span><text:span text:style-name="_32_6"> </text:span><text:span text:style-name="_36_2">o</text:span><text:span text:style-name="_32_0">t</text:span><text:span text:style-name="_34_3">h</text:span><text:span text:style-name="_37_2">e</text:span><text:span text:style-name="_32_5">r</text:span><text:span text:style-name="_32_6"> </text:span><text:span text:style-name="_35_7">"</text:span><text:span text:style-name="_31_0">u</text:span><text:span text:style-name="_35_0">n</text:span><text:span text:style-name="_35_8">e</text:span><text:span text:style-name="_32_2">m</text:span><text:span text:style-name="_34_2">o</text:span><text:span text:style-name="_36_0">t</text:span><text:span text:style-name="_38_">i</text:span><text:span text:style-name="_33_9">o</text:span><text:span text:style-name="_37_5">n</text:span><text:span text:style-name="_31_4">a</text:span><text:span text:style-name="_34_7">l</text:span><text:span text:style-name="_36_7">"</text:span><text:span text:style-name="_31_"> </text:span><text:span text:style-name="_34_4">c</text:span><text:span text:style-name="_36_2">h</text:span><text:span text:style-name="_32_5">a</text:span><text:span text:style-name="_33_8">n</text:span><text:span text:style-name="_37_5">n</text:span><text:span text:style-name="_32_2">e</text:span><text:span text:style-name="_34_3">l</text:span><text:span text:style-name="_35_7">s</text:span><text:span text:style-name="_31_"> </text:span><text:span text:style-name="_34_4">o</text:span><text:span text:style-name="_36_5">f</text:span><text:span text:style-name="_31_"> </text:span><text:span text:style-name="_34_5">c</text:span><text:span text:style-name="_36_4">o</text:span><text:span text:style-name="_38_">m</text:span><text:span text:style-name="_35_0">m</text:span><text:span text:style-name="_36_5">u</text:span><text:span text:style-name="_32_3">n</text:span><text:span text:style-name="_34_4">i</text:span><text:span text:style-name="_36_5">c</text:span><text:span text:style-name="_32_3">a</text:span><text:span text:style-name="_33_4">t</text:span><text:span text:style-name="_37_3">i</text:span><text:span text:style-name="_31_2">o</text:span><text:span text:style-name="_34_2">n</text:span><text:span text:style-name="_36_9">.</text:span><text:span text:style-name="_31_"> </text:span><text:span text:style-name="_33_4">I</text:span><text:span text:style-name="_37_3">f</text:span><text:span text:style-name="_31_"> </text:span><text:span text:style-name="_33_8">t</text:span><text:span text:style-name="_36_7">h</text:span><text:span text:style-name="_39_">e</text:span><text:span text:style-name="_34_5">s</text:span><text:span text:style-name="_36_7">e</text:span><text:span text:style-name="_31_"> </text:span><text:span text:style-name="_34_5">a</text:span><text:span text:style-name="_36_0">r</text:span><text:span text:style-name="_32_3">e</text:span><text:span text:style-name="_32_6"> </text:span><text:span text:style-name="_35_8">a</text:span><text:span text:style-name="_32_5">v</text:span><text:span text:style-name="_33_3">a</text:span><text:span text:style-name="_36_3">i</text:span><text:span text:style-name="_32_4">l</text:span><text:span text:style-name="_34_8">a</text:span><text:span text:style-name="_36_0">b</text:span><text:span text:style-name="_31_7">l</text:span><text:span text:style-name="_34_9">e</text:span><text:span text:style-name="_35_1"> </text:span><text:span text:style-name="_31_4">i</text:span><text:span text:style-name="_33_3">t</text:span><text:span text:style-name="_35_1"> </text:span><text:span text:style-name="_31_7">i</text:span><text:span text:style-name="_33_9">s</text:span><text:span text:style-name="_35_1"> </text:span><text:span text:style-name="_38_">p</text:span><text:span text:style-name="_34_2">o</text:span><text:span text:style-name="_35_8">s</text:span><text:span text:style-name="_38_">s</text:span><text:span text:style-name="_34_8">i</text:span><text:span text:style-name="_36_3">b</text:span><text:span text:style-name="_32_4">l</text:span><text:span text:style-name="_33_9">e</text:span><text:span text:style-name="_35_1"> </text:span><text:span text:style-name="_31_0">t</text:span><text:span text:style-name="_33_7">o</text:span><text:span text:style-name="_35_1"> </text:span><text:span text:style-name="_32_4">t</text:span><text:span text:style-name="_34_2">e</text:span><text:span text:style-name="_35_9">a</text:span><text:span text:style-name="_31_9">c</text:span><text:span text:style-name="_34_3">h</text:span><text:span text:style-name="_35_1"> </text:span><text:span text:style-name="_32_2">a</text:span><text:span text:style-name="_32_6"> </text:span><text:span text:style-name="_36_4">m</text:span><text:span text:style-name="_37_">a</text:span><text:span text:style-name="_33_4">c</text:span><text:span text:style-name="_36_3">h</text:span><text:span text:style-name="_31_0">i</text:span><text:span text:style-name="_33_4">n</text:span><text:span text:style-name="_36_7">e</text:span><text:span text:style-name="_31_"> </text:span><text:span text:style-name="_35_0">b</text:span><text:span text:style-name="_37_0">y</text:span><text:span text:style-name="_31_"> </text:span><text:span text:style-name="_33_9">p</text:span><text:span text:style-name="_36_9">u</text:span><text:span text:style-name="_32_4">n</text:span><text:span text:style-name="_33_5">i</text:span><text:span text:style-name="_35_7">s</text:span><text:span text:style-name="_31_4">h</text:span><text:span text:style-name="_34_2">m</text:span><text:span text:style-name="_35_7">e</text:span><text:span text:style-name="_37_">n</text:span><text:span text:style-name="_35_0">t</text:span><text:span text:style-name="_37_2">s</text:span><text:span text:style-name="_31_"> </text:span><text:span text:style-name="_33_4">a</text:span><text:span text:style-name="_36_3">n</text:span><text:span text:style-name="_32_4">d</text:span><text:span text:style-name="_32_6"> </text:span><text:span text:style-name="_36_2">r</text:span><text:span text:style-name="_31_5">e</text:span><text:span text:style-name="_34_0">w</text:span><text:span text:style-name="_36_5">a</text:span><text:span text:style-name="_32_3">r</text:span><text:span text:style-name="_34_5">d</text:span><text:span text:style-name="_36_2">s</text:span><text:span text:style-name="_31_"> </text:span><text:span text:style-name="_33_5">t</text:span><text:span text:style-name="_36_7">o</text:span><text:span text:style-name="_31_"> </text:span><text:span text:style-name="_33_8">o</text:span><text:span text:style-name="_36_3">b</text:span><text:span text:style-name="_31_3">e</text:span><text:span text:style-name="_34_8">y</text:span><text:span text:style-name="_35_1"> </text:span><text:span text:style-name="_32_0">o</text:span><text:span text:style-name="_34_0">r</text:span><text:span text:style-name="_37_5">d</text:span><text:span text:style-name="_32_2">e</text:span><text:span text:style-name="_33_4">r</text:span><text:span text:style-name="_36_7">s</text:span><text:span text:style-name="_31_"> </text:span><text:span text:style-name="_34_3">g</text:span><text:span text:style-name="_36_4">i</text:span><text:span text:style-name="_32_0">v</text:span><text:span text:style-name="_33_5">e</text:span><text:span text:style-name="_36_7">n</text:span><text:span text:style-name="_31_"> </text:span><text:span text:style-name="_34_9">i</text:span><text:span text:style-name="_36_3">n</text:span><text:span text:style-name="_31_"> </text:span><text:span text:style-name="_33_8">s</text:span><text:span text:style-name="_36_9">o</text:span><text:span text:style-name="_38_">m</text:span><text:span text:style-name="_33_9">e</text:span><text:span text:style-name="_35_1"> </text:span><text:span text:style-name="_31_3">l</text:span><text:span text:style-name="_33_4">a</text:span><text:span text:style-name="_35_9">n</text:span><text:span text:style-name="_31_9">g</text:span><text:span text:style-name="_33_3">u</text:span><text:span text:style-name="_37_5">a</text:span><text:span text:style-name="_31_0">g</text:span><text:span text:style-name="_34_5">e</text:span><text:span text:style-name="_35_9">,</text:span><text:span text:style-name="_31_"> </text:span><text:span text:style-name="_34_9">e</text:span><text:span text:style-name="_36_7">.</text:span><text:span text:style-name="_31_4">g</text:span><text:span text:style-name="_33_2">.</text:span><text:span text:style-name="_36_0">,</text:span><text:span text:style-name="_31_"> </text:span><text:span text:style-name="_34_7">a</text:span><text:span text:style-name="_35_1"> </text:span><text:span text:style-name="_31_5">s</text:span><text:span text:style-name="_33_3">y</text:span><text:span text:style-name="_36_0">m</text:span><text:span text:style-name="_31_0">b</text:span><text:span text:style-name="_34_5">o</text:span><text:span text:style-name="_37_3">l</text:span><text:span text:style-name="_31_2">i</text:span><text:span text:style-name="_33_2">c</text:span><text:span text:style-name="_35_1"> </text:span><text:span text:style-name="_31_4">l</text:span><text:span text:style-name="_33_9">a</text:span><text:span text:style-name="_35_7">n</text:span><text:span text:style-name="_32_3">g</text:span><text:span text:style-name="_33_8">u</text:span><text:span text:style-name="_35_8">a</text:span><text:span text:style-name="_37_">g</text:span><text:span text:style-name="_34_5">e</text:span><text:span text:style-name="_36_2">.</text:span><text:span text:style-name="_31_"> </text:span><text:span text:style-name="_35_0">T</text:span><text:span text:style-name="_35_9">h</text:span><text:span text:style-name="_39_">e</text:span><text:span text:style-name="_33_5">s</text:span><text:span text:style-name="_37_0">e</text:span><text:span text:style-name="_31_"> </text:span><text:span text:style-name="_34_7">o</text:span><text:span text:style-name="_37_4">r</text:span><text:span text:style-name="_37_">d</text:span><text:span text:style-name="_35_0">e</text:span><text:span text:style-name="_36_9">r</text:span><text:span text:style-name="_31_4">s</text:span><text:span text:style-name="_32_6"> </text:span><text:span text:style-name="_35_7">a</text:span><text:span text:style-name="_31_5">r</text:span><text:span text:style-name="_33_9">e</text:span><text:span text:style-name="_35_1"> </text:span><text:span text:style-name="_31_2">t</text:span><text:span text:style-name="_33_3">o</text:span><text:span text:style-name="_35_1"> </text:span><text:span text:style-name="_32_4">b</text:span><text:span text:style-name="_33_5">e</text:span><text:span text:style-name="_35_1"> </text:span><text:span text:style-name="_32_4">t</text:span><text:span text:style-name="_33_9">r</text:span><text:span text:style-name="_36_4">a</text:span><text:span text:style-name="_31_9">n</text:span><text:span text:style-name="_34_0">s</text:span><text:span text:style-name="_37_2">m</text:span><text:span text:style-name="_39_">i</text:span><text:span text:style-name="_34_4">t</text:span><text:span text:style-name="_35_9">t</text:span><text:span text:style-name="_31_3">e</text:span><text:span text:style-name="_34_7">d</text:span><text:span text:style-name="_35_1"> </text:span><text:span text:style-name="_31_8">t</text:span><text:span text:style-name="_33_7">h</text:span><text:span text:style-name="_36_9">r</text:span><text:span text:style-name="_39_">o</text:span><text:span text:style-name="_34_2">u</text:span><text:span text:style-name="_36_8">g</text:span><text:span text:style-name="_38_">h</text:span><text:span text:style-name="_32_6"> </text:span><text:span text:style-name="_37_4">t</text:span><text:span text:style-name="_31_7">h</text:span><text:span text:style-name="_34_9">e</text:span><text:span text:style-name="_35_1"> </text:span><text:span text:style-name="_32_3">"</text:span><text:span text:style-name="_33_4">u</text:span><text:span text:style-name="_36_3">n</text:span><text:span text:style-name="_32_2">e</text:span><text:span text:style-name="_33_3">m</text:span><text:span text:style-name="_36_0">o</text:span><text:span text:style-name="_31_4">t</text:span><text:span text:style-name="_34_3">i</text:span><text:span text:style-name="_35_7">o</text:span><text:span text:style-name="_37_">n</text:span><text:span text:style-name="_34_9">a</text:span><text:span text:style-name="_35_8">l</text:span><text:span text:style-name="_32_5">"</text:span><text:span text:style-name="_32_6"> </text:span><text:span text:style-name="_36_2">c</text:span><text:span text:style-name="_32_4">h</text:span><text:span text:style-name="_34_0">a</text:span><text:span text:style-name="_36_3">n</text:span><text:span text:style-name="_31_2">n</text:span><text:span text:style-name="_34_8">e</text:span><text:span text:style-name="_37_2">l</text:span><text:span text:style-name="_32_3">s</text:span><text:span text:style-name="_33_5">.</text:span><text:span text:style-name="_35_1"> </text:span><text:span text:style-name="_37_">T</text:span><text:span text:style-name="_33_2">h</text:span><text:span text:style-name="_36_9">e</text:span><text:span text:style-name="_31_"> </text:span><text:span text:style-name="_34_8">u</text:span><text:span text:style-name="_36_4">s</text:span><text:span text:style-name="_37_">e</text:span><text:span text:style-name="_32_6"> </text:span><text:span text:style-name="_36_7">o</text:span><text:span text:style-name="_38_">f</text:span><text:span text:style-name="_32_6"> </text:span><text:span text:style-name="_36_8">t</text:span><text:span text:style-name="_31_3">h</text:span><text:span text:style-name="_33_9">i</text:span><text:span text:style-name="_37_4">s</text:span><text:span text:style-name="_31_"> </text:span><text:span text:style-name="_33_2">l</text:span><text:span text:style-name="_37_4">a</text:span><text:span text:style-name="_32_0">n</text:span><text:span text:style-name="_34_9">g</text:span><text:span text:style-name="_36_9">u</text:span><text:span text:style-name="_31_3">a</text:span><text:span text:style-name="_34_0">g</text:span><text:span text:style-name="_36_0">e</text:span><text:span text:style-name="_31_"> </text:span><text:span text:style-name="_34_7">w</text:span><text:span text:style-name="_35_8">i</text:span><text:span text:style-name="_37_">l</text:span><text:span text:style-name="_33_7">l</text:span><text:span text:style-name="_35_1"> </text:span><text:span text:style-name="_32_4">d</text:span><text:span text:style-name="_34_5">i</text:span><text:span text:style-name="_37_2">m</text:span><text:span text:style-name="_37_">i</text:span><text:span text:style-name="_33_8">n</text:span><text:span text:style-name="_35_7">i</text:span><text:span text:style-name="_32_0">s</text:span><text:span text:style-name="_33_7">h</text:span><text:span text:style-name="_35_1"> </text:span><text:span text:style-name="_32_2">g</text:span><text:span text:style-name="_33_7">r</text:span><text:span text:style-name="_36_8">e</text:span><text:span text:style-name="_39_">a</text:span><text:span text:style-name="_35_0">t</text:span><text:span text:style-name="_36_7">l</text:span><text:span text:style-name="_38_">y</text:span><text:span text:style-name="_32_6"> </text:span><text:span text:style-name="_35_7">t</text:span><text:span text:style-name="_32_3">h</text:span><text:span text:style-name="_34_7">e</text:span><text:span text:style-name="_35_1"> </text:span><text:span text:style-name="_32_3">n</text:span><text:span text:style-name="_34_4">u</text:span><text:span text:style-name="_36_3">m</text:span><text:span text:style-name="_32_4">b</text:span><text:span text:style-name="_33_7">e</text:span><text:span text:style-name="_36_5">r</text:span><text:span text:style-name="_31_"> </text:span><text:span text:style-name="_33_2">o</text:span><text:span text:style-name="_35_7">f</text:span><text:span text:style-name="_31_"> </text:span><text:span text:style-name="_33_7">p</text:span><text:span text:style-name="_36_9">u</text:span><text:span text:style-name="_31_2">n</text:span><text:span text:style-name="_34_0">i</text:span><text:span text:style-name="_37_2">s</text:span><text:span text:style-name="_32_2">h</text:span><text:span text:style-name="_34_9">m</text:span><text:span text:style-name="_37_5">e</text:span><text:span text:style-name="_31_0">n</text:span><text:span text:style-name="_33_2">t</text:span><text:span text:style-name="_37_2">s</text:span><text:span text:style-name="_31_"> </text:span><text:span text:style-name="_35_0">a</text:span><text:span text:style-name="_36_9">n</text:span><text:span text:style-name="_32_5">d</text:span><text:span text:style-name="_32_6"> </text:span><text:span text:style-name="_35_7">r</text:span><text:span text:style-name="_31_0">e</text:span><text:span text:style-name="_35_0">w</text:span><text:span text:style-name="_36_3">a</text:span><text:span text:style-name="_32_0">r</text:span><text:span text:style-name="_34_3">d</text:span><text:span text:style-name="_36_2">s</text:span><text:span text:style-name="_31_"> </text:span><text:span text:style-name="_33_2">r</text:span><text:span text:style-name="_35_9">e</text:span><text:span text:style-name="_31_3">q</text:span><text:span text:style-name="_33_2">u</text:span><text:span text:style-name="_36_7">i</text:span><text:span text:style-name="_31_7">r</text:span><text:span text:style-name="_33_5">e</text:span><text:span text:style-name="_35_9">d</text:span><text:span text:style-name="_31_5">.</text:span></text:p>
      <text:p text:style-name="P1"><text:span text:style-name="_36_0">O</text:span><text:span text:style-name="_31_8">p</text:span><text:span text:style-name="_34_3">i</text:span><text:span text:style-name="_35_8">n</text:span><text:span text:style-name="_32_3">i</text:span><text:span text:style-name="_34_0">o</text:span><text:span text:style-name="_37_4">n</text:span><text:span text:style-name="_31_0">s</text:span><text:span text:style-name="_32_6"> </text:span><text:span text:style-name="_36_8">m</text:span><text:span text:style-name="_37_">a</text:span><text:span text:style-name="_34_3">y</text:span><text:span text:style-name="_35_1"> </text:span><text:span text:style-name="_31_4">v</text:span><text:span text:style-name="_33_3">a</text:span><text:span text:style-name="_36_2">r</text:span><text:span text:style-name="_31_4">y</text:span><text:span text:style-name="_32_6"> </text:span><text:span text:style-name="_36_7">a</text:span><text:span text:style-name="_32_0">s</text:span><text:span text:style-name="_32_6"> </text:span><text:span text:style-name="_37_4">t</text:span><text:span text:style-name="_39_">o</text:span><text:span text:style-name="_32_6"> </text:span><text:span text:style-name="_35_8">t</text:span><text:span text:style-name="_31_3">h</text:span><text:span text:style-name="_33_9">e</text:span><text:span text:style-name="_35_1"> </text:span><text:span text:style-name="_32_5">c</text:span><text:span text:style-name="_35_0">o</text:span><text:span text:style-name="_36_0">m</text:span><text:span text:style-name="_31_8">p</text:span><text:span text:style-name="_34_3">l</text:span><text:span text:style-name="_36_8">e</text:span><text:span text:style-name="_32_4">x</text:span><text:span text:style-name="_33_2">i</text:span><text:span text:style-name="_37_2">t</text:span><text:span text:style-name="_31_3">y</text:span><text:span text:style-name="_32_6"> </text:span><text:span text:style-name="_36_0">w</text:span><text:span text:style-name="_31_2">h</text:span><text:span text:style-name="_33_7">i</text:span><text:span text:style-name="_36_5">c</text:span><text:span text:style-name="_32_3">h</text:span><text:span text:style-name="_32_6"> </text:span><text:span text:style-name="_35_8">i</text:span><text:span text:style-name="_31_3">s</text:span><text:span text:style-name="_32_6"> </text:span><text:span text:style-name="_37_4">s</text:span><text:span text:style-name="_31_7">u</text:span><text:span text:style-name="_34_5">i</text:span><text:span text:style-name="_37_2">t</text:span><text:span text:style-name="_32_4">a</text:span><text:span text:style-name="_34_8">b</text:span><text:span text:style-name="_36_3">l</text:span><text:span text:style-name="_31_4">e</text:span><text:span text:style-name="_32_6"> </text:span><text:span text:style-name="_37_4">i</text:span><text:span text:style-name="_38_">n</text:span><text:span text:style-name="_32_6"> </text:span><text:span text:style-name="_35_9">t</text:span><text:span text:style-name="_31_5">h</text:span><text:span text:style-name="_33_4">e</text:span><text:span text:style-name="_35_1"> </text:span><text:span text:style-name="_32_4">c</text:span><text:span text:style-name="_33_3">h</text:span><text:span text:style-name="_35_7">i</text:span><text:span text:style-name="_38_">l</text:span><text:span text:style-name="_33_4">d</text:span><text:span text:style-name="_35_1"> </text:span><text:span text:style-name="_32_4">m</text:span><text:span text:style-name="_34_8">a</text:span><text:span text:style-name="_36_0">c</text:span><text:span text:style-name="_32_5">h</text:span><text:span text:style-name="_35_0">i</text:span><text:span text:style-name="_36_2">n</text:span><text:span text:style-name="_37_">e</text:span><text:span text:style-name="_34_2">.</text:span><text:span text:style-name="_35_1"> </text:span><text:span text:style-name="_32_2">O</text:span><text:span text:style-name="_33_5">n</text:span><text:span text:style-name="_37_5">e</text:span><text:span text:style-name="_31_"> </text:span><text:span text:style-name="_33_3">m</text:span><text:span text:style-name="_35_8">i</text:span><text:span text:style-name="_39_">g</text:span><text:span text:style-name="_33_2">h</text:span><text:span text:style-name="_36_9">t</text:span><text:span text:style-name="_31_"> </text:span><text:span text:style-name="_34_0">t</text:span><text:span text:style-name="_35_8">r</text:span><text:span text:style-name="_31_8">y</text:span><text:span text:style-name="_32_6"> </text:span><text:span text:style-name="_35_7">t</text:span><text:span text:style-name="_31_7">o</text:span><text:span text:style-name="_32_6"> </text:span><text:span text:style-name="_37_2">m</text:span><text:span text:style-name="_31_2">a</text:span><text:span text:style-name="_34_2">k</text:span><text:span text:style-name="_37_5">e</text:span><text:span text:style-name="_31_"> </text:span><text:span text:style-name="_34_2">i</text:span><text:span text:style-name="_36_9">t</text:span><text:span text:style-name="_31_"> </text:span><text:span text:style-name="_33_3">a</text:span><text:span text:style-name="_36_5">s</text:span><text:span text:style-name="_31_"> </text:span><text:span text:style-name="_33_4">s</text:span><text:span text:style-name="_35_8">i</text:span><text:span text:style-name="_32_4">m</text:span><text:span text:style-name="_34_3">p</text:span><text:span text:style-name="_36_0">l</text:span><text:span text:style-name="_31_5">e</text:span><text:span text:style-name="_32_6"> </text:span><text:span text:style-name="_37_3">a</text:span><text:span text:style-name="_31_9">s</text:span><text:span text:style-name="_32_6"> </text:span><text:span text:style-name="_36_8">p</text:span><text:span text:style-name="_31_5">o</text:span><text:span text:style-name="_35_0">s</text:span><text:span text:style-name="_36_8">s</text:span><text:span text:style-name="_31_5">i</text:span><text:span text:style-name="_33_3">b</text:span><text:span text:style-name="_36_8">l</text:span><text:span text:style-name="_37_">e</text:span><text:span text:style-name="_32_6"> </text:span><text:span text:style-name="_36_2">c</text:span><text:span text:style-name="_38_">o</text:span><text:span text:style-name="_34_3">n</text:span><text:span text:style-name="_37_2">s</text:span><text:span text:style-name="_31_2">i</text:span><text:span text:style-name="_34_7">s</text:span><text:span text:style-name="_37_3">t</text:span><text:span text:style-name="_31_8">e</text:span><text:span text:style-name="_34_8">n</text:span><text:span text:style-name="_35_9">t</text:span><text:span text:style-name="_31_8">l</text:span><text:span text:style-name="_34_7">y</text:span><text:span text:style-name="_35_1"> </text:span><text:span text:style-name="_31_4">w</text:span><text:span text:style-name="_33_4">i</text:span><text:span text:style-name="_36_2">t</text:span><text:span text:style-name="_31_7">h</text:span><text:span text:style-name="_32_6"> </text:span><text:span text:style-name="_37_3">t</text:span><text:span text:style-name="_37_">h</text:span><text:span text:style-name="_33_2">e</text:span><text:span text:style-name="_35_1"> </text:span><text:span text:style-name="_32_5">g</text:span><text:span text:style-name="_34_8">e</text:span><text:span text:style-name="_36_7">n</text:span><text:span text:style-name="_31_8">e</text:span><text:span text:style-name="_33_7">r</text:span><text:span text:style-name="_37_3">a</text:span><text:span text:style-name="_32_3">l</text:span><text:span text:style-name="_32_6"> </text:span><text:span text:style-name="_35_8">p</text:span><text:span text:style-name="_31_9">r</text:span><text:span text:style-name="_33_5">i</text:span><text:span text:style-name="_36_2">n</text:span><text:span text:style-name="_31_7">c</text:span><text:span text:style-name="_34_3">i</text:span><text:span text:style-name="_37_4">p</text:span><text:span text:style-name="_31_5">l</text:span><text:span text:style-name="_34_9">e</text:span><text:span text:style-name="_36_2">s</text:span><text:span text:style-name="_32_5">.</text:span><text:span text:style-name="_32_6"> </text:span><text:span text:style-name="_37_5">A</text:span><text:span text:style-name="_31_9">l</text:span><text:span text:style-name="_34_7">t</text:span><text:span text:style-name="_37_5">e</text:span><text:span text:style-name="_31_0">r</text:span><text:span text:style-name="_33_5">n</text:span><text:span text:style-name="_35_8">a</text:span><text:span text:style-name="_31_0">t</text:span><text:span text:style-name="_34_3">i</text:span><text:span text:style-name="_36_4">v</text:span><text:span text:style-name="_31_0">e</text:span><text:span text:style-name="_34_3">l</text:span><text:span text:style-name="_35_7">y</text:span><text:span text:style-name="_31_"> </text:span><text:span text:style-name="_34_8">o</text:span><text:span text:style-name="_36_2">n</text:span><text:span text:style-name="_31_0">e</text:span><text:span text:style-name="_32_6"> </text:span><text:span text:style-name="_36_3">m</text:span><text:span text:style-name="_31_8">i</text:span><text:span text:style-name="_33_4">g</text:span><text:span text:style-name="_36_3">h</text:span><text:span text:style-name="_31_3">t</text:span><text:span text:style-name="_32_6"> </text:span><text:span text:style-name="_36_9">h</text:span><text:span text:style-name="_32_2">a</text:span><text:span text:style-name="_33_2">v</text:span><text:span text:style-name="_37_3">e</text:span><text:span text:style-name="_31_"> </text:span><text:span text:style-name="_33_5">a</text:span><text:span text:style-name="_35_1"> </text:span><text:span text:style-name="_31_3">c</text:span><text:span text:style-name="_33_2">o</text:span><text:span text:style-name="_36_9">m</text:span><text:span text:style-name="_31_7">p</text:span><text:span text:style-name="_35_0">l</text:span><text:span text:style-name="_35_7">e</text:span><text:span text:style-name="_37_">t</text:span><text:span text:style-name="_35_0">e</text:span><text:span text:style-name="_35_1"> </text:span><text:span text:style-name="_38_">s</text:span><text:span text:style-name="_34_4">y</text:span><text:span text:style-name="_36_8">s</text:span><text:span text:style-name="_31_4">t</text:span><text:span text:style-name="_34_2">e</text:span><text:span text:style-name="_36_8">m</text:span><text:span text:style-name="_31_"> </text:span><text:span text:style-name="_33_7">o</text:span><text:span text:style-name="_36_3">f</text:span><text:span text:style-name="_31_"> </text:span><text:span text:style-name="_33_7">l</text:span><text:span text:style-name="_35_8">o</text:span><text:span text:style-name="_31_5">g</text:span><text:span text:style-name="_34_7">i</text:span><text:span text:style-name="_37_4">c</text:span><text:span text:style-name="_32_5">a</text:span><text:span text:style-name="_34_4">l</text:span><text:span text:style-name="_35_1"> </text:span><text:span text:style-name="_32_0">i</text:span><text:span text:style-name="_34_2">n</text:span><text:span text:style-name="_37_0">f</text:span><text:span text:style-name="_39_">e</text:span><text:span text:style-name="_34_4">r</text:span><text:span text:style-name="_36_5">e</text:span><text:span text:style-name="_31_9">n</text:span><text:span text:style-name="_34_3">c</text:span><text:span text:style-name="_36_0">e</text:span><text:span text:style-name="_31_"> </text:span><text:span text:style-name="_34_0">"</text:span><text:span text:style-name="_35_8">b</text:span><text:span text:style-name="_32_0">u</text:span><text:span text:style-name="_33_9">i</text:span><text:span text:style-name="_37_3">l</text:span><text:span text:style-name="_31_0">t</text:span><text:span text:style-name="_32_6"> </text:span><text:span text:style-name="_37_0">i</text:span><text:span text:style-name="_31_0">n</text:span><text:span text:style-name="_33_9">.</text:span><text:span text:style-name="_36_7">"</text:span><text:span text:style-name="_32_5">'</text:span><text:span text:style-name="_32_6"> </text:span><text:span text:style-name="_36_4">I</text:span><text:span text:style-name="_31_2">n</text:span><text:span text:style-name="_32_6"> </text:span><text:span text:style-name="_36_2">t</text:span><text:span text:style-name="_31_2">h</text:span><text:span text:style-name="_33_9">e</text:span><text:span text:style-name="_35_1"> </text:span><text:span text:style-name="_32_0">l</text:span><text:span text:style-name="_33_9">a</text:span><text:span text:style-name="_36_4">t</text:span><text:span text:style-name="_32_5">t</text:span><text:span text:style-name="_34_8">e</text:span><text:span text:style-name="_36_2">r</text:span><text:span text:style-name="_31_"> </text:span><text:span text:style-name="_33_8">c</text:span><text:span text:style-name="_36_0">a</text:span><text:span text:style-name="_31_7">s</text:span><text:span text:style-name="_34_4">e</text:span><text:span text:style-name="_35_1"> </text:span><text:span text:style-name="_39_">t</text:span><text:span text:style-name="_34_8">h</text:span><text:span text:style-name="_37_2">e</text:span><text:span text:style-name="_31_"> </text:span><text:span text:style-name="_35_0">s</text:span><text:span text:style-name="_35_7">t</text:span><text:span text:style-name="_32_3">o</text:span><text:span text:style-name="_33_8">r</text:span><text:span text:style-name="_37_0">e</text:span><text:span text:style-name="_31_"> </text:span><text:span text:style-name="_33_5">w</text:span><text:span text:style-name="_36_0">o</text:span><text:span text:style-name="_31_0">u</text:span><text:span text:style-name="_33_3">l</text:span><text:span text:style-name="_36_7">d</text:span><text:span text:style-name="_31_"> </text:span><text:span text:style-name="_33_2">b</text:span><text:span text:style-name="_37_5">e</text:span><text:span text:style-name="_31_"> </text:span><text:span text:style-name="_33_8">l</text:span><text:span text:style-name="_36_9">a</text:span><text:span text:style-name="_31_0">r</text:span><text:span text:style-name="_33_5">g</text:span><text:span text:style-name="_37_0">e</text:span><text:span text:style-name="_37_">l</text:span><text:span text:style-name="_34_8">y</text:span><text:span text:style-name="_35_1"> </text:span><text:span text:style-name="_31_4">o</text:span><text:span text:style-name="_33_7">c</text:span><text:span text:style-name="_37_0">c</text:span><text:span text:style-name="_31_5">u</text:span><text:span text:style-name="_34_8">p</text:span><text:span text:style-name="_36_8">i</text:span><text:span text:style-name="_39_">e</text:span><text:span text:style-name="_34_3">d</text:span><text:span text:style-name="_35_1"> </text:span><text:span text:style-name="_31_2">w</text:span><text:span text:style-name="_33_4">i</text:span><text:span text:style-name="_36_4">t</text:span><text:span text:style-name="_39_">h</text:span><text:span text:style-name="_32_6"> </text:span><text:span text:style-name="_36_5">d</text:span><text:span text:style-name="_37_">e</text:span><text:span text:style-name="_33_3">f</text:span><text:span text:style-name="_35_7">i</text:span><text:span text:style-name="_39_">n</text:span><text:span text:style-name="_34_9">i</text:span><text:span text:style-name="_35_8">t</text:span><text:span text:style-name="_32_3">i</text:span><text:span text:style-name="_33_7">o</text:span><text:span text:style-name="_36_0">n</text:span><text:span text:style-name="_32_3">s</text:span><text:span text:style-name="_32_6"> </text:span><text:span text:style-name="_37_3">a</text:span><text:span text:style-name="_32_2">n</text:span><text:span text:style-name="_34_2">d</text:span><text:span text:style-name="_35_1"> </text:span><text:span text:style-name="_31_4">p</text:span><text:span text:style-name="_34_5">r</text:span><text:span text:style-name="_36_8">o</text:span><text:span text:style-name="_31_4">p</text:span><text:span text:style-name="_34_5">o</text:span><text:span text:style-name="_36_5">s</text:span><text:span text:style-name="_38_">i</text:span><text:span text:style-name="_34_8">t</text:span><text:span text:style-name="_36_3">i</text:span><text:span text:style-name="_32_4">o</text:span><text:span text:style-name="_34_2">n</text:span><text:span text:style-name="_36_5">s</text:span><text:span text:style-name="_37_">.</text:span><text:span text:style-name="_32_6"> </text:span><text:span text:style-name="_36_3">T</text:span><text:span text:style-name="_31_5">h</text:span><text:span text:style-name="_34_3">e</text:span><text:span text:style-name="_35_1"> </text:span><text:span text:style-name="_32_4">p</text:span><text:span text:style-name="_34_5">r</text:span><text:span text:style-name="_35_8">o</text:span><text:span text:style-name="_38_">p</text:span><text:span text:style-name="_34_4">o</text:span><text:span text:style-name="_36_4">s</text:span><text:span text:style-name="_32_2">i</text:span><text:span text:style-name="_33_3">t</text:span><text:span text:style-name="_37_5">i</text:span><text:span text:style-name="_32_3">o</text:span><text:span text:style-name="_34_4">n</text:span><text:span text:style-name="_37_0">s</text:span><text:span text:style-name="_31_"> </text:span><text:span text:style-name="_33_7">w</text:span><text:span text:style-name="_35_7">o</text:span><text:span text:style-name="_31_9">u</text:span><text:span text:style-name="_34_3">l</text:span><text:span text:style-name="_36_0">d</text:span><text:span text:style-name="_31_"> </text:span><text:span text:style-name="_34_5">h</text:span><text:span text:style-name="_37_4">a</text:span><text:span text:style-name="_31_3">v</text:span><text:span text:style-name="_34_4">e</text:span><text:span text:style-name="_35_1"> </text:span><text:span text:style-name="_31_7">v</text:span><text:span text:style-name="_34_4">a</text:span><text:span text:style-name="_36_0">r</text:span><text:span text:style-name="_32_0">i</text:span><text:span text:style-name="_33_3">o</text:span><text:span text:style-name="_36_9">u</text:span><text:span text:style-name="_31_2">s</text:span><text:span text:style-name="_32_6"> </text:span><text:span text:style-name="_35_8">k</text:span><text:span text:style-name="_32_4">i</text:span><text:span text:style-name="_33_3">n</text:span><text:span text:style-name="_35_9">d</text:span><text:span text:style-name="_31_9">s</text:span><text:span text:style-name="_32_6"> </text:span><text:span text:style-name="_35_8">o</text:span><text:span text:style-name="_31_4">f</text:span><text:span text:style-name="_32_6"> </text:span><text:span text:style-name="_36_2">s</text:span><text:span text:style-name="_31_0">t</text:span><text:span text:style-name="_33_8">a</text:span><text:span text:style-name="_36_0">t</text:span><text:span text:style-name="_31_0">u</text:span><text:span text:style-name="_33_8">s</text:span><text:span text:style-name="_36_9">,</text:span><text:span text:style-name="_31_"> </text:span><text:span text:style-name="_33_3">e</text:span><text:span text:style-name="_36_3">.</text:span><text:span text:style-name="_31_5">g</text:span><text:span text:style-name="_34_7">.</text:span><text:span text:style-name="_37_5">,</text:span><text:span text:style-name="_31_"> </text:span><text:span text:style-name="_33_7">w</text:span><text:span text:style-name="_36_5">e</text:span><text:span text:style-name="_31_2">l</text:span><text:span text:style-name="_33_2">l</text:span>-<text:span text:style-name="_31_3">e</text:span><text:span text:style-name="_33_4">s</text:span><text:span text:style-name="_36_0">t</text:span><text:span text:style-name="_39_">a</text:span><text:span text:style-name="_33_3">b</text:span><text:span text:style-name="_36_2">l</text:span><text:span text:style-name="_31_5">i</text:span><text:span text:style-name="_34_7">s</text:span><text:span text:style-name="_37_0">h</text:span><text:span text:style-name="_31_5">e</text:span><text:span text:style-name="_33_2">d</text:span><text:span text:style-name="_35_1"> </text:span><text:span text:style-name="_32_5">f</text:span><text:span text:style-name="_33_2">a</text:span><text:span text:style-name="_36_7">c</text:span><text:span text:style-name="_31_7">t</text:span><text:span text:style-name="_34_7">s</text:span><text:span text:style-name="_36_0">,</text:span><text:span text:style-name="_31_"> </text:span><text:span text:style-name="_35_0">c</text:span><text:span text:style-name="_36_0">o</text:span><text:span text:style-name="_31_2">n</text:span><text:span text:style-name="_33_9">j</text:span><text:span text:style-name="_36_5">e</text:span><text:span text:style-name="_31_4">c</text:span><text:span text:style-name="_34_0">t</text:span><text:span text:style-name="_35_9">u</text:span><text:span text:style-name="_37_">r</text:span><text:span text:style-name="_34_2">e</text:span><text:span text:style-name="_36_8">s</text:span><text:span text:style-name="_32_4">,</text:span><text:span text:style-name="_32_6"> </text:span><text:span text:style-name="_35_8">m</text:span><text:span text:style-name="_32_0">a</text:span><text:span text:style-name="_34_0">t</text:span><text:span text:style-name="_36_9">h</text:span><text:span text:style-name="_39_">e</text:span><text:span text:style-name="_34_4">m</text:span><text:span text:style-name="_37_0">a</text:span><text:span text:style-name="_31_4">t</text:span><text:span text:style-name="_34_4">i</text:span><text:span text:style-name="_37_5">c</text:span><text:span text:style-name="_31_4">a</text:span><text:span text:style-name="_33_5">l</text:span><text:span text:style-name="_36_8">l</text:span><text:span text:style-name="_39_">y</text:span><text:span text:style-name="_32_6"> </text:span><text:span text:style-name="_36_2">p</text:span><text:span text:style-name="_32_0">r</text:span><text:span text:style-name="_33_8">o</text:span><text:span text:style-name="_35_7">v</text:span><text:span text:style-name="_31_9">e</text:span><text:span text:style-name="_33_8">d</text:span><text:span text:style-name="_35_1"> </text:span><text:span text:style-name="_39_">t</text:span><text:span text:style-name="_34_0">h</text:span><text:span text:style-name="_35_8">e</text:span><text:span text:style-name="_31_8">o</text:span><text:span text:style-name="_34_8">r</text:span><text:span text:style-name="_37_5">e</text:span><text:span text:style-name="_31_8">m</text:span><text:span text:style-name="_34_0">s</text:span><text:span text:style-name="_36_4">,</text:span><text:span text:style-name="_31_"> </text:span><text:span text:style-name="_34_4">s</text:span><text:span text:style-name="_36_8">t</text:span><text:span text:style-name="_32_5">a</text:span><text:span text:style-name="_34_9">t</text:span><text:span text:style-name="_37_3">e</text:span><text:span text:style-name="_32_0">m</text:span><text:span text:style-name="_33_3">e</text:span><text:span text:style-name="_36_9">n</text:span><text:span text:style-name="_31_5">t</text:span><text:span text:style-name="_33_9">s</text:span><text:span text:style-name="_35_1"> </text:span><text:span text:style-name="_32_4">g</text:span><text:span text:style-name="_33_7">i</text:span><text:span text:style-name="_37_2">v</text:span><text:span text:style-name="_39_">e</text:span><text:span text:style-name="_33_7">n</text:span><text:span text:style-name="_35_1"> </text:span><text:span text:style-name="_31_3">b</text:span><text:span text:style-name="_34_0">y</text:span><text:span text:style-name="_35_1"> </text:span><text:span text:style-name="_31_0">a</text:span><text:span text:style-name="_34_7">n</text:span><text:span text:style-name="_35_1"> </text:span><text:span text:style-name="_31_8">a</text:span><text:span text:style-name="_35_0">u</text:span><text:span text:style-name="_36_8">t</text:span><text:span text:style-name="_32_3">h</text:span><text:span text:style-name="_33_3">o</text:span><text:span text:style-name="_36_3">r</text:span><text:span text:style-name="_32_4">i</text:span><text:span text:style-name="_33_5">t</text:span><text:span text:style-name="_35_9">y</text:span><text:span text:style-name="_31_3">,</text:span><text:span text:style-name="_32_6"> </text:span><text:span text:style-name="_36_0">e</text:span><text:span text:style-name="_31_8">x</text:span><text:span text:style-name="_33_9">p</text:span><text:span text:style-name="_36_7">r</text:span><text:span text:style-name="_31_2">e</text:span><text:span text:style-name="_34_2">s</text:span><text:span text:style-name="_36_2">s</text:span><text:span text:style-name="_32_0">i</text:span><text:span text:style-name="_33_3">o</text:span><text:span text:style-name="_36_5">n</text:span><text:span text:style-name="_31_0">s</text:span><text:span text:style-name="_32_6"> </text:span><text:span text:style-name="_36_3">h</text:span><text:span text:style-name="_32_2">a</text:span><text:span text:style-name="_34_8">v</text:span><text:span text:style-name="_35_7">i</text:span><text:span text:style-name="_32_2">n</text:span><text:span text:style-name="_34_0">g</text:span><text:span text:style-name="_35_1"> </text:span><text:span text:style-name="_31_5">t</text:span><text:span text:style-name="_33_4">h</text:span><text:span text:style-name="_35_8">e</text:span><text:span text:style-name="_31_"> </text:span><text:span text:style-name="_33_4">l</text:span><text:span text:style-name="_36_3">o</text:span><text:span text:style-name="_31_4">g</text:span><text:span text:style-name="_35_0">i</text:span><text:span text:style-name="_36_8">c</text:span><text:span text:style-name="_31_4">a</text:span><text:span text:style-name="_33_5">l</text:span><text:span text:style-name="_35_1"> </text:span><text:span text:style-name="_32_4">f</text:span><text:span text:style-name="_35_0">o</text:span><text:span text:style-name="_37_3">r</text:span><text:span text:style-name="_31_3">m</text:span><text:span text:style-name="_32_6"> </text:span><text:span text:style-name="_35_7">o</text:span><text:span text:style-name="_39_">f</text:span><text:span text:style-name="_32_6"> </text:span><text:span text:style-name="_37_4">p</text:span><text:span text:style-name="_39_">r</text:span><text:span text:style-name="_34_2">o</text:span><text:span text:style-name="_36_0">p</text:span><text:span text:style-name="_39_">o</text:span><text:span text:style-name="_34_4">s</text:span><text:span text:style-name="_36_2">i</text:span><text:span text:style-name="_31_8">t</text:span><text:span text:style-name="_34_8">i</text:span><text:span text:style-name="_37_3">o</text:span><text:span text:style-name="_31_5">n</text:span><text:span text:style-name="_32_6"> </text:span><text:span text:style-name="_36_2">b</text:span><text:span text:style-name="_32_5">u</text:span><text:span text:style-name="_34_4">t</text:span><text:span text:style-name="_35_1"> </text:span><text:span text:style-name="_32_4">n</text:span><text:span text:style-name="_33_3">o</text:span><text:span text:style-name="_36_8">t</text:span><text:span text:style-name="_31_"> </text:span><text:span text:style-name="_33_2">b</text:span><text:span text:style-name="_37_3">e</text:span><text:span text:style-name="_31_4">l</text:span><text:span text:style-name="_33_9">i</text:span><text:span text:style-name="_37_2">e</text:span><text:span text:style-name="_32_3">f</text:span>-<text:span text:style-name="_37_3">v</text:span><text:span text:style-name="_38_">a</text:span><text:span text:style-name="_33_9">l</text:span><text:span text:style-name="_37_5">u</text:span><text:span text:style-name="_31_8">e</text:span><text:span text:style-name="_34_8">.</text:span><text:span text:style-name="_35_1"> </text:span><text:span text:style-name="_38_">C</text:span><text:span text:style-name="_33_5">e</text:span><text:span text:style-name="_37_2">r</text:span><text:span text:style-name="_31_7">t</text:span><text:span text:style-name="_34_0">a</text:span><text:span text:style-name="_36_4">i</text:span><text:span text:style-name="_31_0">n</text:span><text:span text:style-name="_32_6"> </text:span><text:span text:style-name="_37_2">p</text:span><text:span text:style-name="_31_3">r</text:span><text:span text:style-name="_34_0">o</text:span><text:span text:style-name="_36_0">p</text:span><text:span text:style-name="_31_8">o</text:span><text:span text:style-name="_33_8">s</text:span><text:span text:style-name="_37_0">i</text:span><text:span text:style-name="_31_0">t</text:span><text:span text:style-name="_33_5">i</text:span><text:span text:style-name="_35_9">o</text:span><text:span text:style-name="_37_">n</text:span><text:span text:style-name="_34_9">s</text:span><text:span text:style-name="_35_1"> </text:span><text:span text:style-name="_32_2">m</text:span><text:span text:style-name="_33_8">a</text:span><text:span text:style-name="_36_3">y</text:span><text:span text:style-name="_31_"> </text:span><text:span text:style-name="_33_4">b</text:span><text:span text:style-name="_36_3">e</text:span><text:span text:style-name="_31_"> </text:span><text:span text:style-name="_33_7">d</text:span><text:span text:style-name="_35_9">e</text:span><text:span text:style-name="_32_4">s</text:span><text:span text:style-name="_34_5">c</text:span><text:span text:style-name="_36_2">r</text:span><text:span text:style-name="_39_">i</text:span><text:span text:style-name="_33_7">b</text:span><text:span text:style-name="_36_8">e</text:span><text:span text:style-name="_32_4">d</text:span><text:span text:style-name="_32_6"> </text:span><text:span text:style-name="_36_7">a</text:span><text:span text:style-name="_32_5">s</text:span><text:span text:style-name="_32_6"> </text:span><text:span text:style-name="_37_5">"</text:span><text:span text:style-name="_39_">i</text:span><text:span text:style-name="_33_5">m</text:span><text:span text:style-name="_35_9">p</text:span><text:span text:style-name="_39_">e</text:span><text:span text:style-name="_34_7">r</text:span><text:span text:style-name="_36_8">a</text:span><text:span text:style-name="_31_7">t</text:span><text:span text:style-name="_34_8">i</text:span><text:span text:style-name="_37_2">v</text:span><text:span text:style-name="_32_0">e</text:span><text:span text:style-name="_33_5">s</text:span><text:span text:style-name="_36_0">.</text:span><text:span text:style-name="_31_4">"</text:span><text:span text:style-name="_32_6"> </text:span><text:span text:style-name="_36_4">T</text:span><text:span text:style-name="_31_2">h</text:span><text:span text:style-name="_33_4">e</text:span><text:span text:style-name="_35_1"> </text:span><text:span text:style-name="_32_3">m</text:span><text:span text:style-name="_34_5">a</text:span><text:span text:style-name="_36_9">c</text:span><text:span text:style-name="_32_3">h</text:span><text:span text:style-name="_33_3">i</text:span><text:span text:style-name="_36_4">n</text:span><text:span text:style-name="_31_5">e</text:span><text:span text:style-name="_32_6"> </text:span><text:span text:style-name="_36_3">s</text:span><text:span text:style-name="_32_2">h</text:span><text:span text:style-name="_35_0">o</text:span><text:span text:style-name="_36_3">u</text:span><text:span text:style-name="_38_">l</text:span><text:span text:style-name="_34_0">d</text:span><text:span text:style-name="_35_1"> </text:span><text:span text:style-name="_32_0">b</text:span><text:span text:style-name="_33_7">e</text:span><text:span text:style-name="_35_1"> </text:span><text:span text:style-name="_37_">s</text:span><text:span text:style-name="_33_8">o</text:span><text:span text:style-name="_35_1"> </text:span><text:span text:style-name="_31_3">c</text:span><text:span text:style-name="_33_9">o</text:span><text:span text:style-name="_36_3">n</text:span><text:span text:style-name="_32_0">s</text:span><text:span text:style-name="_34_8">t</text:span><text:span text:style-name="_36_4">r</text:span><text:span text:style-name="_31_0">u</text:span><text:span text:style-name="_33_2">c</text:span><text:span text:style-name="_36_9">t</text:span><text:span text:style-name="_31_9">e</text:span><text:span text:style-name="_35_0">d</text:span><text:span text:style-name="_35_1"> </text:span><text:span text:style-name="_31_4">t</text:span><text:span text:style-name="_33_4">h</text:span><text:span text:style-name="_36_0">a</text:span><text:span text:style-name="_39_">t</text:span><text:span text:style-name="_32_6"> </text:span><text:span text:style-name="_36_8">a</text:span><text:span text:style-name="_31_4">s</text:span><text:span text:style-name="_32_6"> </text:span><text:span text:style-name="_37_0">s</text:span><text:span text:style-name="_31_4">o</text:span><text:span text:style-name="_33_3">o</text:span><text:span text:style-name="_36_2">n</text:span><text:span text:style-name="_31_"> </text:span><text:span text:style-name="_33_9">a</text:span><text:span text:style-name="_35_7">s</text:span><text:span text:style-name="_31_"> </text:span><text:span text:style-name="_33_8">a</text:span><text:span text:style-name="_36_9">n</text:span><text:span text:style-name="_31_"> </text:span><text:span text:style-name="_33_2">i</text:span><text:span text:style-name="_37_2">m</text:span><text:span text:style-name="_38_">p</text:span><text:span text:style-name="_35_0">e</text:span><text:span text:style-name="_36_4">r</text:span><text:span text:style-name="_31_9">a</text:span><text:span text:style-name="_34_5">t</text:span><text:span text:style-name="_36_2">i</text:span><text:span text:style-name="_31_2">v</text:span><text:span text:style-name="_33_8">e</text:span><text:span text:style-name="_35_1"> </text:span><text:span text:style-name="_37_">i</text:span><text:span text:style-name="_34_8">s</text:span><text:span text:style-name="_35_1"> </text:span><text:span text:style-name="_32_4">c</text:span><text:span text:style-name="_33_3">l</text:span><text:span text:style-name="_37_4">a</text:span><text:span text:style-name="_32_0">s</text:span><text:span text:style-name="_33_4">s</text:span><text:span text:style-name="_35_9">e</text:span><text:span text:style-name="_37_">d</text:span><text:span text:style-name="_32_6"> </text:span><text:span text:style-name="_36_8">a</text:span><text:span text:style-name="_39_">s</text:span><text:span text:style-name="_32_6"> </text:span><text:span text:style-name="_36_4">"</text:span><text:span text:style-name="_31_5">w</text:span><text:span text:style-name="_34_8">e</text:span><text:span text:style-name="_36_5">l</text:span><text:span text:style-name="_32_5">l</text:span><text:span text:style-name="_32_6"> </text:span><text:span text:style-name="_37_0">e</text:span><text:span text:style-name="_32_3">s</text:span><text:span text:style-name="_33_2">t</text:span><text:span text:style-name="_36_2">a</text:span><text:span text:style-name="_37_">b</text:span><text:span text:style-name="_34_2">l</text:span><text:span text:style-name="_37_5">i</text:span><text:span text:style-name="_39_">s</text:span><text:span text:style-name="_34_0">h</text:span><text:span text:style-name="_37_3">e</text:span><text:span text:style-name="_32_5">d</text:span><text:span text:style-name="_34_8">"</text:span><text:span text:style-name="_35_1"> </text:span><text:span text:style-name="_32_5">t</text:span><text:span text:style-name="_33_2">h</text:span><text:span text:style-name="_37_5">e</text:span><text:span text:style-name="_31_"> </text:span><text:span text:style-name="_34_3">a</text:span><text:span text:style-name="_36_3">p</text:span><text:span text:style-name="_31_3">p</text:span><text:span text:style-name="_35_0">r</text:span><text:span text:style-name="_36_3">o</text:span><text:span text:style-name="_31_4">p</text:span><text:span text:style-name="_34_4">r</text:span><text:span text:style-name="_36_4">i</text:span><text:span text:style-name="_38_">a</text:span><text:span text:style-name="_34_3">t</text:span><text:span text:style-name="_36_8">e</text:span><text:span text:style-name="_31_"> </text:span><text:span text:style-name="_33_9">a</text:span><text:span text:style-name="_36_8">c</text:span><text:span text:style-name="_32_4">t</text:span><text:span text:style-name="_33_9">i</text:span><text:span text:style-name="_37_5">o</text:span><text:span text:style-name="_31_4">n</text:span><text:span text:style-name="_32_6"> </text:span><text:span text:style-name="_37_3">a</text:span><text:span text:style-name="_32_3">u</text:span><text:span text:style-name="_34_7">t</text:span><text:span text:style-name="_35_8">o</text:span><text:span text:style-name="_31_3">m</text:span><text:span text:style-name="_33_9">a</text:span><text:span text:style-name="_36_0">t</text:span><text:span text:style-name="_31_2">i</text:span><text:span text:style-name="_34_2">c</text:span><text:span text:style-name="_37_3">a</text:span><text:span text:style-name="_32_3">l</text:span><text:span text:style-name="_34_8">l</text:span><text:span text:style-name="_36_5">y</text:span><text:span text:style-name="_31_"> </text:span><text:span text:style-name="_34_8">t</text:span><text:span text:style-name="_35_7">a</text:span><text:span text:style-name="_31_8">k</text:span><text:span text:style-name="_33_4">e</text:span><text:span text:style-name="_36_0">s</text:span><text:span text:style-name="_31_"> </text:span><text:span text:style-name="_33_3">p</text:span><text:span text:style-name="_36_3">l</text:span><text:span text:style-name="_31_0">a</text:span><text:span text:style-name="_34_9">c</text:span><text:span text:style-name="_36_2">e</text:span><text:span text:style-name="_32_5">.</text:span><text:span text:style-name="_32_6"> </text:span><text:span text:style-name="_35_9">T</text:span><text:span text:style-name="_39_">o</text:span><text:span text:style-name="_32_6"> </text:span><text:span text:style-name="_36_2">i</text:span><text:span text:style-name="_31_8">l</text:span><text:span text:style-name="_33_2">l</text:span><text:span text:style-name="_35_7">u</text:span><text:span text:style-name="_31_5">s</text:span><text:span text:style-name="_34_2">t</text:span><text:span text:style-name="_36_2">r</text:span><text:span text:style-name="_37_">a</text:span><text:span text:style-name="_34_4">t</text:span><text:span text:style-name="_36_7">e</text:span><text:span text:style-name="_31_"> </text:span><text:span text:style-name="_34_0">t</text:span><text:span text:style-name="_36_2">h</text:span><text:span text:style-name="_31_2">i</text:span><text:span text:style-name="_33_3">s</text:span><text:span text:style-name="_37_3">,</text:span><text:span text:style-name="_31_"> </text:span><text:span text:style-name="_35_0">s</text:span><text:span text:style-name="_35_7">u</text:span><text:span text:style-name="_37_">p</text:span><text:span text:style-name="_33_9">p</text:span><text:span text:style-name="_36_2">o</text:span><text:span text:style-name="_39_">s</text:span><text:span text:style-name="_34_8">e</text:span><text:span text:style-name="_35_1"> </text:span><text:span text:style-name="_32_0">t</text:span><text:span text:style-name="_34_5">h</text:span><text:span text:style-name="_36_4">e</text:span><text:span text:style-name="_31_"> </text:span><text:span text:style-name="_34_9">t</text:span><text:span text:style-name="_36_8">e</text:span><text:span text:style-name="_31_2">a</text:span><text:span text:style-name="_34_7">c</text:span><text:span text:style-name="_36_5">h</text:span><text:span text:style-name="_31_4">e</text:span><text:span text:style-name="_34_9">r</text:span><text:span text:style-name="_35_1"> </text:span><text:span text:style-name="_31_2">s</text:span><text:span text:style-name="_33_9">a</text:span><text:span text:style-name="_36_5">y</text:span><text:span text:style-name="_31_9">s</text:span><text:span text:style-name="_32_6"> </text:span><text:span text:style-name="_35_8">t</text:span><text:span text:style-name="_31_7">o</text:span><text:span text:style-name="_32_6"> </text:span><text:span text:style-name="_36_4">t</text:span><text:span text:style-name="_31_3">h</text:span><text:span text:style-name="_33_9">e</text:span><text:span text:style-name="_35_1"> </text:span><text:span text:style-name="_32_2">m</text:span><text:span text:style-name="_34_4">a</text:span><text:span text:style-name="_36_2">c</text:span><text:span text:style-name="_31_9">h</text:span><text:span text:style-name="_34_7">i</text:span><text:span text:style-name="_36_5">n</text:span><text:span text:style-name="_32_5">e</text:span><text:span text:style-name="_34_3">,</text:span><text:span text:style-name="_35_1"> </text:span><text:span text:style-name="_31_2">"</text:span><text:span text:style-name="_35_0">D</text:span><text:span text:style-name="_37_2">o</text:span><text:span text:style-name="_31_"> </text:span><text:span text:style-name="_34_0">y</text:span><text:span text:style-name="_36_9">o</text:span><text:span text:style-name="_31_4">u</text:span><text:span text:style-name="_34_5">r</text:span><text:span text:style-name="_35_1"> </text:span><text:span text:style-name="_32_3">h</text:span><text:span text:style-name="_33_8">o</text:span><text:span text:style-name="_36_8">m</text:span><text:span text:style-name="_32_5">e</text:span><text:span text:style-name="_34_3">w</text:span><text:span text:style-name="_35_9">o</text:span><text:span text:style-name="_32_0">r</text:span><text:span text:style-name="_33_7">k</text:span><text:span text:style-name="_35_1"> </text:span><text:span text:style-name="_31_0">n</text:span><text:span text:style-name="_33_5">o</text:span><text:span text:style-name="_36_3">w</text:span><text:span text:style-name="_32_3">.</text:span><text:span text:style-name="_33_5">"</text:span><text:span text:style-name="_35_1"> </text:span><text:span text:style-name="_31_0">T</text:span><text:span text:style-name="_33_9">h</text:span><text:span text:style-name="_37_0">i</text:span><text:span text:style-name="_32_2">s</text:span><text:span text:style-name="_32_6"> </text:span><text:span text:style-name="_36_9">m</text:span><text:span text:style-name="_32_0">a</text:span><text:span text:style-name="_34_9">y</text:span><text:span text:style-name="_35_1"> </text:span><text:span text:style-name="_38_">c</text:span><text:span text:style-name="_33_8">a</text:span><text:span text:style-name="_36_5">u</text:span><text:span text:style-name="_37_">s</text:span><text:span text:style-name="_34_2">e</text:span><text:span text:style-name="_35_1"> </text:span><text:span text:style-name="_31_3">"</text:span><text:span text:style-name="_33_8">T</text:span><text:span text:style-name="_37_0">e</text:span><text:span text:style-name="_31_4">a</text:span><text:span text:style-name="_33_9">c</text:span><text:span text:style-name="_37_4">h</text:span><text:span text:style-name="_38_">e</text:span><text:span text:style-name="_33_2">r</text:span><text:span text:style-name="_35_1"> </text:span><text:span text:style-name="_39_">s</text:span><text:span text:style-name="_33_8">a</text:span><text:span text:style-name="_35_9">y</text:span><text:span text:style-name="_31_2">s</text:span><text:span text:style-name="_32_6"> </text:span><text:span text:style-name="_35_8">'</text:span><text:span text:style-name="_38_">D</text:span><text:span text:style-name="_34_5">o</text:span><text:span text:style-name="_35_1"> </text:span><text:span text:style-name="_32_5">y</text:span><text:span text:style-name="_35_0">o</text:span><text:span text:style-name="_36_2">u</text:span><text:span text:style-name="_39_">r</text:span><text:span text:style-name="_32_6"> </text:span><text:span text:style-name="_37_0">h</text:span><text:span text:style-name="_38_">o</text:span><text:span text:style-name="_34_4">m</text:span><text:span text:style-name="_36_4">e</text:span><text:span text:style-name="_31_9">w</text:span><text:span text:style-name="_33_2">o</text:span><text:span text:style-name="_36_9">r</text:span><text:span text:style-name="_32_2">k</text:span><text:span text:style-name="_32_6"> </text:span><text:span text:style-name="_36_9">n</text:span><text:span text:style-name="_39_">o</text:span><text:span text:style-name="_34_5">w</text:span><text:span text:style-name="_36_3">'</text:span><text:span text:style-name="_31_"> </text:span><text:span text:style-name="_33_9">"</text:span><text:span text:style-name="_35_1"> </text:span><text:span text:style-name="_32_4">t</text:span><text:span text:style-name="_34_7">o</text:span><text:span text:style-name="_35_1"> </text:span><text:span text:style-name="_32_4">b</text:span><text:span text:style-name="_34_2">e</text:span><text:span text:style-name="_35_1"> </text:span><text:span text:style-name="_31_7">i</text:span><text:span text:style-name="_33_9">n</text:span><text:span text:style-name="_37_2">c</text:span><text:span text:style-name="_32_3">l</text:span><text:span text:style-name="_33_5">u</text:span><text:span text:style-name="_36_0">d</text:span><text:span text:style-name="_38_">e</text:span><text:span text:style-name="_33_9">d</text:span><text:span text:style-name="_35_1"> </text:span><text:span text:style-name="_31_8">a</text:span><text:span text:style-name="_34_5">m</text:span><text:span text:style-name="_35_9">o</text:span><text:span text:style-name="_39_">n</text:span><text:span text:style-name="_34_0">g</text:span><text:span text:style-name="_36_3">s</text:span><text:span text:style-name="_32_5">t</text:span><text:span text:style-name="_32_6"> </text:span><text:span text:style-name="_36_2">t</text:span><text:span text:style-name="_31_2">h</text:span><text:span text:style-name="_33_9">e</text:span><text:span text:style-name="_35_1"> </text:span><text:span text:style-name="_31_8">w</text:span><text:span text:style-name="_33_8">e</text:span><text:span text:style-name="_35_8">l</text:span><text:span text:style-name="_31_3">l</text:span>-<text:span text:style-name="_35_8">e</text:span><text:span text:style-name="_38_">s</text:span><text:span text:style-name="_34_7">t</text:span><text:span text:style-name="_36_4">a</text:span><text:span text:style-name="_37_">b</text:span><text:span text:style-name="_34_2">l</text:span><text:span text:style-name="_37_2">i</text:span><text:span text:style-name="_31_8">s</text:span><text:span text:style-name="_34_8">h</text:span><text:span text:style-name="_36_2">e</text:span><text:span text:style-name="_39_">d</text:span><text:span text:style-name="_32_6"> </text:span><text:span text:style-name="_37_3">f</text:span><text:span text:style-name="_32_3">a</text:span><text:span text:style-name="_35_0">c</text:span><text:span text:style-name="_37_5">t</text:span><text:span text:style-name="_31_3">s</text:span><text:span text:style-name="_34_5">.</text:span><text:span text:style-name="_35_1"> </text:span><text:span text:style-name="_37_">A</text:span><text:span text:style-name="_34_3">n</text:span><text:span text:style-name="_36_5">o</text:span><text:span text:style-name="_38_">t</text:span><text:span text:style-name="_35_0">h</text:span><text:span text:style-name="_36_3">e</text:span><text:span text:style-name="_31_7">r</text:span><text:span text:style-name="_32_6"> </text:span><text:span text:style-name="_36_8">s</text:span><text:span text:style-name="_32_4">u</text:span><text:span text:style-name="_34_3">c</text:span><text:span text:style-name="_36_8">h</text:span><text:span text:style-name="_31_"> </text:span><text:span text:style-name="_33_3">f</text:span><text:span text:style-name="_36_0">a</text:span><text:span text:style-name="_31_8">c</text:span><text:span text:style-name="_33_5">t</text:span><text:span text:style-name="_35_1"> </text:span><text:span text:style-name="_38_">m</text:span><text:span text:style-name="_33_4">i</text:span><text:span text:style-name="_36_3">g</text:span><text:span text:style-name="_31_4">h</text:span><text:span text:style-name="_33_7">t</text:span><text:span text:style-name="_35_1"> </text:span><text:span text:style-name="_32_0">b</text:span><text:span text:style-name="_33_8">e</text:span><text:span text:style-name="_37_5">,</text:span><text:span text:style-name="_31_"> </text:span><text:span text:style-name="_34_5">"</text:span><text:span text:style-name="_36_2">E</text:span><text:span text:style-name="_37_">v</text:span><text:span text:style-name="_34_3">e</text:span><text:span text:style-name="_37_4">r</text:span><text:span text:style-name="_31_3">y</text:span><text:span text:style-name="_35_0">t</text:span><text:span text:style-name="_36_8">h</text:span><text:span text:style-name="_32_4">i</text:span><text:span text:style-name="_33_5">n</text:span><text:span text:style-name="_36_7">g</text:span><text:span text:style-name="_31_"> </text:span><text:span text:style-name="_33_4">t</text:span><text:span text:style-name="_37_0">h</text:span><text:span text:style-name="_38_">a</text:span><text:span text:style-name="_34_8">t</text:span><text:span text:style-name="_35_1"> </text:span><text:span text:style-name="_31_8">t</text:span><text:span text:style-name="_34_0">e</text:span><text:span text:style-name="_36_2">a</text:span><text:span text:style-name="_31_3">c</text:span><text:span text:style-name="_34_3">h</text:span><text:span text:style-name="_36_8">e</text:span><text:span text:style-name="_37_">r</text:span><text:span text:style-name="_32_6"> </text:span><text:span text:style-name="_36_0">s</text:span><text:span text:style-name="_31_2">a</text:span><text:span text:style-name="_34_5">y</text:span><text:span text:style-name="_37_3">s</text:span><text:span text:style-name="_31_"> </text:span><text:span text:style-name="_33_8">i</text:span><text:span text:style-name="_36_2">s</text:span><text:span text:style-name="_31_"> </text:span><text:span text:style-name="_33_8">t</text:span><text:span text:style-name="_36_5">r</text:span><text:span text:style-name="_39_">u</text:span><text:span text:style-name="_34_5">e</text:span><text:span text:style-name="_37_2">.</text:span><text:span text:style-name="_32_5">"</text:span><text:span text:style-name="_32_6"> </text:span><text:span text:style-name="_36_4">C</text:span><text:span text:style-name="_32_4">o</text:span><text:span text:style-name="_34_4">m</text:span><text:span text:style-name="_36_2">b</text:span><text:span text:style-name="_31_3">i</text:span><text:span text:style-name="_34_3">n</text:span><text:span text:style-name="_35_8">i</text:span><text:span text:style-name="_31_9">n</text:span><text:span text:style-name="_34_5">g</text:span><text:span text:style-name="_35_1"> </text:span><text:span text:style-name="_32_2">t</text:span><text:span text:style-name="_34_8">h</text:span><text:span text:style-name="_36_4">e</text:span><text:span text:style-name="_39_">s</text:span><text:span text:style-name="_34_0">e</text:span><text:span text:style-name="_35_1"> </text:span><text:span text:style-name="_32_2">m</text:span><text:span text:style-name="_34_9">a</text:span><text:span text:style-name="_36_3">y</text:span><text:span text:style-name="_31_"> </text:span><text:span text:style-name="_33_4">e</text:span><text:span text:style-name="_37_2">v</text:span><text:span text:style-name="_31_3">e</text:span><text:span text:style-name="_34_9">n</text:span><text:span text:style-name="_35_7">t</text:span><text:span text:style-name="_31_9">u</text:span><text:span text:style-name="_34_8">a</text:span><text:span text:style-name="_36_3">l</text:span><text:span text:style-name="_32_5">l</text:span><text:span text:style-name="_33_2">y</text:span><text:span text:style-name="_35_1"> </text:span><text:span text:style-name="_32_3">l</text:span><text:span text:style-name="_33_2">e</text:span><text:span text:style-name="_37_0">a</text:span><text:span text:style-name="_31_7">d</text:span><text:span text:style-name="_32_6"> </text:span><text:span text:style-name="_36_2">t</text:span><text:span text:style-name="_31_2">o</text:span><text:span text:style-name="_32_6"> </text:span><text:span text:style-name="_36_8">t</text:span><text:span text:style-name="_38_">h</text:span><text:span text:style-name="_34_3">e</text:span><text:span text:style-name="_35_1"> </text:span><text:span text:style-name="_31_7">i</text:span><text:span text:style-name="_34_2">m</text:span><text:span text:style-name="_35_9">p</text:span><text:span text:style-name="_31_9">e</text:span><text:span text:style-name="_34_4">r</text:span><text:span text:style-name="_37_2">a</text:span><text:span text:style-name="_32_3">t</text:span><text:span text:style-name="_33_8">i</text:span><text:span text:style-name="_36_5">v</text:span><text:span text:style-name="_31_8">e</text:span><text:span text:style-name="_34_9">,</text:span><text:span text:style-name="_35_1"> </text:span><text:span text:style-name="_32_3">"</text:span><text:span text:style-name="_34_8">D</text:span><text:span text:style-name="_37_2">o</text:span><text:span text:style-name="_31_"> </text:span><text:span text:style-name="_34_7">y</text:span><text:span text:style-name="_36_5">o</text:span><text:span text:style-name="_31_8">u</text:span><text:span text:style-name="_34_8">r</text:span><text:span text:style-name="_35_1"> </text:span><text:span text:style-name="_32_3">h</text:span><text:span text:style-name="_35_0">o</text:span><text:span text:style-name="_36_7">m</text:span><text:span text:style-name="_31_3">e</text:span><text:span text:style-name="_33_4">w</text:span><text:span text:style-name="_37_3">o</text:span><text:span text:style-name="_31_2">r</text:span><text:span text:style-name="_34_9">k</text:span><text:span text:style-name="_35_1"> </text:span><text:span text:style-name="_32_4">n</text:span><text:span text:style-name="_33_4">o</text:span><text:span text:style-name="_36_5">w</text:span><text:span text:style-name="_31_2">,</text:span><text:span text:style-name="_33_4">"</text:span><text:span text:style-name="_35_1"> </text:span><text:span text:style-name="_32_2">b</text:span><text:span text:style-name="_34_5">e</text:span><text:span text:style-name="_37_0">i</text:span><text:span text:style-name="_38_">n</text:span><text:span text:style-name="_35_0">g</text:span><text:span text:style-name="_35_1"> </text:span><text:span text:style-name="_31_2">i</text:span><text:span text:style-name="_34_2">n</text:span><text:span text:style-name="_37_3">c</text:span><text:span text:style-name="_31_0">l</text:span><text:span text:style-name="_33_3">u</text:span><text:span text:style-name="_36_9">d</text:span><text:span text:style-name="_37_">e</text:span><text:span text:style-name="_33_9">d</text:span><text:span text:style-name="_35_1"> </text:span><text:span text:style-name="_31_7">a</text:span><text:span text:style-name="_34_7">m</text:span><text:span text:style-name="_36_2">o</text:span><text:span text:style-name="_31_4">n</text:span><text:span text:style-name="_33_4">g</text:span><text:span text:style-name="_36_9">s</text:span><text:span text:style-name="_32_4">t</text:span><text:span text:style-name="_32_6"> </text:span><text:span text:style-name="_36_0">t</text:span><text:span text:style-name="_31_2">h</text:span><text:span text:style-name="_34_5">e</text:span><text:span text:style-name="_35_1"> </text:span><text:span text:style-name="_38_">w</text:span><text:span text:style-name="_33_8">e</text:span><text:span text:style-name="_35_7">l</text:span><text:span text:style-name="_32_5">l</text:span>-<text:span text:style-name="_36_0">e</text:span><text:span text:style-name="_31_4">s</text:span><text:span text:style-name="_33_8">t</text:span><text:span text:style-name="_36_2">a</text:span><text:span text:style-name="_31_0">b</text:span><text:span text:style-name="_34_8">l</text:span><text:span text:style-name="_36_2">i</text:span><text:span text:style-name="_32_2">s</text:span><text:span text:style-name="_34_8">h</text:span><text:span text:style-name="_37_5">e</text:span><text:span text:style-name="_39_">d</text:span><text:span text:style-name="_32_6"> </text:span><text:span text:style-name="_37_4">f</text:span><text:span text:style-name="_32_2">a</text:span><text:span text:style-name="_33_8">c</text:span><text:span text:style-name="_36_7">t</text:span><text:span text:style-name="_32_2">s</text:span><text:span text:style-name="_33_7">,</text:span><text:span text:style-name="_35_1"> </text:span><text:span text:style-name="_31_9">a</text:span><text:span text:style-name="_34_4">n</text:span><text:span text:style-name="_37_0">d</text:span><text:span text:style-name="_31_"> </text:span><text:span text:style-name="_33_5">t</text:span><text:span text:style-name="_36_2">h</text:span><text:span text:style-name="_31_2">i</text:span><text:span text:style-name="_33_7">s</text:span><text:span text:style-name="_35_8">,</text:span><text:span text:style-name="_31_"> </text:span><text:span text:style-name="_34_8">b</text:span><text:span text:style-name="_35_7">y</text:span><text:span text:style-name="_31_"> </text:span><text:span text:style-name="_33_8">t</text:span><text:span text:style-name="_36_2">h</text:span><text:span text:style-name="_31_4">e</text:span><text:span text:style-name="_32_6"> </text:span><text:span text:style-name="_36_8">c</text:span><text:span text:style-name="_31_5">o</text:span><text:span text:style-name="_33_9">n</text:span><text:span text:style-name="_36_9">s</text:span><text:span text:style-name="_31_5">t</text:span><text:span text:style-name="_34_3">r</text:span><text:span text:style-name="_36_9">u</text:span><text:span text:style-name="_38_">c</text:span><text:span text:style-name="_33_2">t</text:span><text:span text:style-name="_36_7">i</text:span><text:span text:style-name="_31_3">o</text:span><text:span text:style-name="_33_4">n</text:span><text:span text:style-name="_35_1"> </text:span><text:span text:style-name="_31_7">o</text:span><text:span text:style-name="_33_7">f</text:span><text:span text:style-name="_35_1"> </text:span><text:span text:style-name="_31_8">t</text:span><text:span text:style-name="_33_8">h</text:span><text:span text:style-name="_37_0">e</text:span><text:span text:style-name="_31_"> </text:span><text:span text:style-name="_33_2">m</text:span><text:span text:style-name="_36_2">a</text:span><text:span text:style-name="_38_">c</text:span><text:span text:style-name="_34_3">h</text:span><text:span text:style-name="_36_3">i</text:span><text:span text:style-name="_38_">n</text:span><text:span text:style-name="_33_5">e</text:span><text:span text:style-name="_37_2">,</text:span><text:span text:style-name="_31_"> </text:span><text:span text:style-name="_33_3">w</text:span><text:span text:style-name="_37_4">i</text:span><text:span text:style-name="_32_0">l</text:span><text:span text:style-name="_33_8">l</text:span><text:span text:style-name="_35_1"> </text:span><text:span text:style-name="_31_4">m</text:span><text:span text:style-name="_34_0">e</text:span><text:span text:style-name="_36_4">a</text:span><text:span text:style-name="_31_8">n</text:span><text:span text:style-name="_32_6"> </text:span><text:span text:style-name="_35_9">t</text:span><text:span text:style-name="_32_5">h</text:span><text:span text:style-name="_33_8">a</text:span><text:span text:style-name="_37_2">t</text:span><text:span text:style-name="_31_"> </text:span><text:span text:style-name="_34_3">t</text:span><text:span text:style-name="_37_3">h</text:span><text:span text:style-name="_31_3">e</text:span><text:span text:style-name="_32_6"> </text:span><text:span text:style-name="_35_7">h</text:span><text:span text:style-name="_31_7">o</text:span><text:span text:style-name="_35_0">m</text:span><text:span text:style-name="_37_2">e</text:span><text:span text:style-name="_31_4">w</text:span><text:span text:style-name="_34_7">o</text:span><text:span text:style-name="_36_5">r</text:span><text:span text:style-name="_32_3">k</text:span><text:span text:style-name="_32_6"> </text:span><text:span text:style-name="_37_3">a</text:span><text:span text:style-name="_31_4">c</text:span><text:span text:style-name="_33_2">t</text:span><text:span text:style-name="_37_5">u</text:span><text:span text:style-name="_31_3">a</text:span><text:span text:style-name="_34_7">l</text:span><text:span text:style-name="_35_7">l</text:span><text:span text:style-name="_31_2">y</text:span><text:span text:style-name="_32_6"> </text:span><text:span text:style-name="_37_2">g</text:span><text:span text:style-name="_31_8">e</text:span><text:span text:style-name="_34_0">t</text:span><text:span text:style-name="_36_4">s</text:span><text:span text:style-name="_31_"> </text:span><text:span text:style-name="_34_7">s</text:span><text:span text:style-name="_37_2">t</text:span><text:span text:style-name="_37_">a</text:span><text:span text:style-name="_33_5">r</text:span><text:span text:style-name="_36_5">t</text:span><text:span text:style-name="_32_0">e</text:span><text:span text:style-name="_35_0">d</text:span><text:span text:style-name="_36_7">,</text:span><text:span text:style-name="_31_"> </text:span><text:span text:style-name="_34_3">b</text:span><text:span text:style-name="_37_3">u</text:span><text:span text:style-name="_31_9">t</text:span><text:span text:style-name="_32_6"> </text:span><text:span text:style-name="_36_4">t</text:span><text:span text:style-name="_31_8">h</text:span><text:span text:style-name="_34_3">e</text:span><text:span text:style-name="_35_1"> </text:span><text:span text:style-name="_31_2">e</text:span><text:span text:style-name="_34_9">f</text:span><text:span text:style-name="_36_7">f</text:span><text:span text:style-name="_39_">e</text:span><text:span text:style-name="_34_3">c</text:span><text:span text:style-name="_36_9">t</text:span><text:span text:style-name="_31_"> </text:span><text:span text:style-name="_33_2">i</text:span><text:span text:style-name="_37_4">s</text:span><text:span text:style-name="_31_"> </text:span><text:span text:style-name="_33_7">v</text:span><text:span text:style-name="_36_9">e</text:span><text:span text:style-name="_37_">r</text:span><text:span text:style-name="_34_0">y</text:span><text:span text:style-name="_35_1"> </text:span><text:span text:style-name="_32_0">s</text:span><text:span text:style-name="_34_9">a</text:span><text:span text:style-name="_36_5">t</text:span><text:span text:style-name="_32_3">i</text:span><text:span text:style-name="_34_8">s</text:span><text:span text:style-name="_37_4">f</text:span><text:span text:style-name="_32_2">a</text:span><text:span text:style-name="_34_0">c</text:span><text:span text:style-name="_37_3">t</text:span><text:span text:style-name="_31_9">o</text:span><text:span text:style-name="_33_5">r</text:span><text:span text:style-name="_35_8">y</text:span><text:span text:style-name="_32_3">.</text:span><text:span text:style-name="_32_6"> </text:span><text:span text:style-name="_36_0">T</text:span><text:span text:style-name="_31_9">h</text:span><text:span text:style-name="_34_9">e</text:span><text:span text:style-name="_35_1"> </text:span><text:span text:style-name="_31_0">p</text:span><text:span text:style-name="_33_2">r</text:span><text:span text:style-name="_36_5">o</text:span><text:span text:style-name="_31_7">c</text:span><text:span text:style-name="_34_8">e</text:span><text:span text:style-name="_36_8">s</text:span><text:span text:style-name="_31_4">s</text:span><text:span text:style-name="_33_3">e</text:span><text:span text:style-name="_35_9">s</text:span><text:span text:style-name="_31_"> </text:span><text:span text:style-name="_34_0">o</text:span><text:span text:style-name="_36_0">f</text:span><text:span text:style-name="_31_"> </text:span><text:span text:style-name="_34_3">i</text:span><text:span text:style-name="_35_8">n</text:span><text:span text:style-name="_31_7">f</text:span><text:span text:style-name="_34_8">e</text:span><text:span text:style-name="_36_0">r</text:span><text:span text:style-name="_37_">e</text:span><text:span text:style-name="_33_3">n</text:span><text:span text:style-name="_36_5">c</text:span><text:span text:style-name="_31_8">e</text:span><text:span text:style-name="_32_6"> </text:span><text:span text:style-name="_36_4">u</text:span><text:span text:style-name="_32_5">s</text:span><text:span text:style-name="_33_5">e</text:span><text:span text:style-name="_37_3">d</text:span><text:span text:style-name="_31_"> </text:span><text:span text:style-name="_35_0">b</text:span><text:span text:style-name="_36_7">y</text:span><text:span text:style-name="_31_"> </text:span><text:span text:style-name="_34_7">t</text:span><text:span text:style-name="_36_8">h</text:span><text:span text:style-name="_31_9">e</text:span><text:span text:style-name="_32_6"> </text:span><text:span text:style-name="_36_0">m</text:span><text:span text:style-name="_31_9">a</text:span><text:span text:style-name="_33_4">c</text:span><text:span text:style-name="_37_5">h</text:span><text:span text:style-name="_32_5">i</text:span><text:span text:style-name="_35_0">n</text:span><text:span text:style-name="_35_9">e</text:span><text:span text:style-name="_31_"> </text:span><text:span text:style-name="_33_8">n</text:span><text:span text:style-name="_36_5">e</text:span><text:span text:style-name="_32_4">e</text:span><text:span text:style-name="_34_8">d</text:span><text:span text:style-name="_35_1"> </text:span><text:span text:style-name="_38_">n</text:span><text:span text:style-name="_35_0">o</text:span><text:span text:style-name="_36_3">t</text:span><text:span text:style-name="_31_"> </text:span><text:span text:style-name="_33_5">b</text:span><text:span text:style-name="_36_8">e</text:span><text:span text:style-name="_31_"> </text:span><text:span text:style-name="_33_3">s</text:span><text:span text:style-name="_36_7">u</text:span><text:span text:style-name="_31_8">c</text:span><text:span text:style-name="_33_5">h</text:span><text:span text:style-name="_35_1"> </text:span><text:span text:style-name="_32_5">a</text:span><text:span text:style-name="_33_3">s</text:span><text:span text:style-name="_35_1"> </text:span><text:span text:style-name="_31_4">w</text:span><text:span text:style-name="_33_2">o</text:span><text:span text:style-name="_35_9">u</text:span><text:span text:style-name="_31_2">l</text:span><text:span text:style-name="_34_9">d</text:span><text:span text:style-name="_35_1"> </text:span><text:span text:style-name="_31_5">s</text:span><text:span text:style-name="_33_3">a</text:span><text:span text:style-name="_35_9">t</text:span><text:span text:style-name="_31_7">i</text:span><text:span text:style-name="_35_0">s</text:span><text:span text:style-name="_37_0">f</text:span><text:span text:style-name="_31_0">y</text:span><text:span text:style-name="_32_6"> </text:span><text:span text:style-name="_36_2">t</text:span><text:span text:style-name="_31_4">h</text:span><text:span text:style-name="_34_8">e</text:span><text:span text:style-name="_35_1"> </text:span><text:span text:style-name="_31_5">m</text:span><text:span text:style-name="_34_7">o</text:span><text:span text:style-name="_36_5">s</text:span><text:span text:style-name="_31_5">t</text:span><text:span text:style-name="_32_6"> </text:span><text:span text:style-name="_37_4">e</text:span><text:span text:style-name="_31_4">x</text:span><text:span text:style-name="_33_9">a</text:span><text:span text:style-name="_36_8">c</text:span><text:span text:style-name="_31_9">t</text:span><text:span text:style-name="_33_5">i</text:span><text:span text:style-name="_35_7">n</text:span><text:span text:style-name="_31_8">g</text:span><text:span text:style-name="_32_6"> </text:span><text:span text:style-name="_37_3">l</text:span><text:span text:style-name="_32_2">o</text:span><text:span text:style-name="_34_8">g</text:span><text:span text:style-name="_35_9">i</text:span><text:span text:style-name="_31_8">c</text:span><text:span text:style-name="_33_3">i</text:span><text:span text:style-name="_37_3">a</text:span><text:span text:style-name="_37_">n</text:span><text:span text:style-name="_33_5">s</text:span><text:span text:style-name="_36_5">.</text:span><text:span text:style-name="_31_"> </text:span><text:span text:style-name="_34_8">T</text:span><text:span text:style-name="_37_0">h</text:span><text:span text:style-name="_32_0">e</text:span><text:span text:style-name="_34_2">r</text:span><text:span text:style-name="_36_0">e</text:span><text:span text:style-name="_31_"> </text:span><text:span text:style-name="_33_9">m</text:span><text:span text:style-name="_35_9">i</text:span><text:span text:style-name="_32_4">g</text:span><text:span text:style-name="_34_4">h</text:span><text:span text:style-name="_36_9">t</text:span><text:span text:style-name="_31_"> </text:span><text:span text:style-name="_33_8">f</text:span><text:span text:style-name="_36_5">o</text:span><text:span text:style-name="_32_2">r</text:span><text:span text:style-name="_32_6"> </text:span><text:span text:style-name="_37_2">i</text:span><text:span text:style-name="_32_5">n</text:span><text:span text:style-name="_33_8">s</text:span><text:span text:style-name="_36_5">t</text:span><text:span text:style-name="_31_4">a</text:span><text:span text:style-name="_34_0">n</text:span><text:span text:style-name="_36_4">c</text:span><text:span text:style-name="_37_">e</text:span><text:span text:style-name="_32_6"> </text:span><text:span text:style-name="_36_3">b</text:span><text:span text:style-name="_37_">e</text:span><text:span text:style-name="_32_6"> </text:span><text:span text:style-name="_36_2">n</text:span><text:span text:style-name="_39_">o</text:span><text:span text:style-name="_32_6"> </text:span><text:span text:style-name="_36_4">h</text:span><text:span text:style-name="_37_">i</text:span><text:span text:style-name="_34_4">e</text:span><text:span text:style-name="_36_7">r</text:span><text:span text:style-name="_31_0">a</text:span><text:span text:style-name="_33_8">r</text:span><text:span text:style-name="_37_4">c</text:span><text:span text:style-name="_32_4">h</text:span><text:span text:style-name="_33_2">y</text:span><text:span text:style-name="_35_1"> </text:span><text:span text:style-name="_31_5">o</text:span><text:span text:style-name="_34_4">f</text:span><text:span text:style-name="_35_1"> </text:span><text:span text:style-name="_32_2">t</text:span><text:span text:style-name="_33_7">y</text:span><text:span text:style-name="_36_4">p</text:span><text:span text:style-name="_31_7">e</text:span><text:span text:style-name="_33_3">s</text:span><text:span text:style-name="_35_8">.</text:span><text:span text:style-name="_31_"> </text:span><text:span text:style-name="_33_4">B</text:span><text:span text:style-name="_37_2">u</text:span><text:span text:style-name="_31_4">t</text:span><text:span text:style-name="_32_6"> </text:span><text:span text:style-name="_36_5">t</text:span><text:span text:style-name="_38_">h</text:span><text:span text:style-name="_33_8">i</text:span><text:span text:style-name="_36_3">s</text:span><text:span text:style-name="_31_"> </text:span><text:span text:style-name="_34_0">n</text:span><text:span text:style-name="_35_7">e</text:span><text:span text:style-name="_31_7">e</text:span><text:span text:style-name="_34_9">d</text:span><text:span text:style-name="_35_1"> </text:span><text:span text:style-name="_31_9">n</text:span><text:span text:style-name="_33_5">o</text:span><text:span text:style-name="_35_9">t</text:span><text:span text:style-name="_31_"> </text:span><text:span text:style-name="_34_0">m</text:span><text:span text:style-name="_37_4">e</text:span><text:span text:style-name="_31_7">a</text:span><text:span text:style-name="_33_2">n</text:span><text:span text:style-name="_35_1"> </text:span><text:span text:style-name="_31_3">t</text:span><text:span text:style-name="_34_9">h</text:span><text:span text:style-name="_35_9">a</text:span><text:span text:style-name="_31_8">t</text:span><text:span text:style-name="_32_6"> </text:span><text:span text:style-name="_37_3">t</text:span><text:span text:style-name="_38_">y</text:span><text:span text:style-name="_34_8">p</text:span><text:span text:style-name="_37_4">e</text:span><text:span text:style-name="_31_"> </text:span><text:span text:style-name="_33_8">f</text:span><text:span text:style-name="_35_9">a</text:span><text:span text:style-name="_37_">l</text:span><text:span text:style-name="_33_8">l</text:span><text:span text:style-name="_35_8">a</text:span><text:span text:style-name="_32_3">c</text:span><text:span text:style-name="_34_8">i</text:span><text:span text:style-name="_36_8">e</text:span><text:span text:style-name="_32_5">s</text:span><text:span text:style-name="_32_6"> </text:span><text:span text:style-name="_35_8">w</text:span><text:span text:style-name="_32_4">i</text:span><text:span text:style-name="_35_0">l</text:span><text:span text:style-name="_36_3">l</text:span><text:span text:style-name="_31_"> </text:span><text:span text:style-name="_34_5">o</text:span><text:span text:style-name="_36_3">c</text:span><text:span text:style-name="_31_3">c</text:span><text:span text:style-name="_35_0">u</text:span><text:span text:style-name="_35_8">r</text:span><text:span text:style-name="_32_0">,</text:span><text:span text:style-name="_32_6"> </text:span><text:span text:style-name="_36_3">a</text:span><text:span text:style-name="_31_0">n</text:span><text:span text:style-name="_35_0">y</text:span><text:span text:style-name="_35_1"> </text:span><text:span text:style-name="_31_0">m</text:span><text:span text:style-name="_33_8">o</text:span><text:span text:style-name="_36_0">r</text:span><text:span text:style-name="_38_">e</text:span><text:span text:style-name="_32_6"> </text:span><text:span text:style-name="_36_3">t</text:span><text:span text:style-name="_31_5">h</text:span><text:span text:style-name="_33_8">a</text:span><text:span text:style-name="_36_7">n</text:span><text:span text:style-name="_31_"> </text:span><text:span text:style-name="_34_2">w</text:span><text:span text:style-name="_36_0">e</text:span><text:span text:style-name="_31_"> </text:span><text:span text:style-name="_34_2">a</text:span><text:span text:style-name="_37_4">r</text:span><text:span text:style-name="_37_">e</text:span><text:span text:style-name="_32_6"> </text:span><text:span text:style-name="_36_9">b</text:span><text:span text:style-name="_31_4">o</text:span><text:span text:style-name="_33_5">u</text:span><text:span text:style-name="_37_0">n</text:span><text:span text:style-name="_32_0">d</text:span><text:span text:style-name="_32_6"> </text:span><text:span text:style-name="_37_5">t</text:span><text:span text:style-name="_38_">o</text:span><text:span text:style-name="_32_6"> </text:span><text:span text:style-name="_35_8">f</text:span><text:span text:style-name="_32_3">a</text:span><text:span text:style-name="_34_0">l</text:span><text:span text:style-name="_35_9">l</text:span><text:span text:style-name="_31_"> </text:span><text:span text:style-name="_34_5">o</text:span><text:span text:style-name="_36_9">v</text:span><text:span text:style-name="_31_3">e</text:span><text:span text:style-name="_34_2">r</text:span><text:span text:style-name="_35_1"> </text:span><text:span text:style-name="_38_">u</text:span><text:span text:style-name="_34_3">n</text:span><text:span text:style-name="_36_5">f</text:span><text:span text:style-name="_32_2">e</text:span><text:span text:style-name="_34_9">n</text:span><text:span text:style-name="_36_7">c</text:span><text:span text:style-name="_32_2">e</text:span><text:span text:style-name="_34_7">d</text:span><text:span text:style-name="_35_1"> </text:span><text:span text:style-name="_31_2">c</text:span><text:span text:style-name="_35_0">l</text:span><text:span text:style-name="_37_2">i</text:span><text:span text:style-name="_31_0">f</text:span><text:span text:style-name="_34_7">f</text:span><text:span text:style-name="_36_3">s</text:span><text:span text:style-name="_32_5">.</text:span><text:span text:style-name="_32_6"> </text:span><text:span text:style-name="_37_2">S</text:span><text:span text:style-name="_31_7">u</text:span><text:span text:style-name="_34_3">i</text:span><text:span text:style-name="_36_0">t</text:span><text:span text:style-name="_32_0">a</text:span><text:span text:style-name="_34_9">b</text:span><text:span text:style-name="_37_2">l</text:span><text:span text:style-name="_32_5">e</text:span><text:span text:style-name="_32_6"> </text:span><text:span text:style-name="_37_0">i</text:span><text:span text:style-name="_31_5">m</text:span><text:span text:style-name="_33_8">p</text:span><text:span text:style-name="_36_0">e</text:span><text:span text:style-name="_31_8">r</text:span><text:span text:style-name="_33_7">a</text:span><text:span text:style-name="_37_5">t</text:span><text:span text:style-name="_32_5">i</text:span><text:span text:style-name="_34_2">v</text:span><text:span text:style-name="_36_7">e</text:span><text:span text:style-name="_31_0">s</text:span><text:span text:style-name="_32_6"> </text:span><text:span text:style-name="_37_3">(</text:span><text:span text:style-name="_31_5">e</text:span><text:span text:style-name="_34_8">x</text:span><text:span text:style-name="_37_4">p</text:span><text:span text:style-name="_31_4">r</text:span><text:span text:style-name="_35_0">e</text:span><text:span text:style-name="_37_4">s</text:span><text:span text:style-name="_31_3">s</text:span><text:span text:style-name="_34_3">e</text:span><text:span text:style-name="_36_7">d</text:span><text:span text:style-name="_31_"> </text:span><text:span text:style-name="_33_4">w</text:span><text:span text:style-name="_35_9">i</text:span><text:span text:style-name="_32_4">t</text:span><text:span text:style-name="_33_7">h</text:span><text:span text:style-name="_35_8">i</text:span><text:span text:style-name="_32_4">n</text:span><text:span text:style-name="_32_6"> </text:span><text:span text:style-name="_35_9">t</text:span><text:span text:style-name="_31_2">h</text:span><text:span text:style-name="_33_5">e</text:span><text:span text:style-name="_35_1"> </text:span><text:span text:style-name="_32_5">s</text:span><text:span text:style-name="_33_9">y</text:span><text:span text:style-name="_36_4">s</text:span><text:span text:style-name="_32_0">t</text:span><text:span text:style-name="_34_4">e</text:span><text:span text:style-name="_36_9">m</text:span><text:span text:style-name="_32_3">s</text:span><text:span text:style-name="_34_0">,</text:span><text:span text:style-name="_35_1"> </text:span><text:span text:style-name="_32_3">n</text:span><text:span text:style-name="_34_5">o</text:span><text:span text:style-name="_37_4">t</text:span><text:span text:style-name="_31_"> </text:span><text:span text:style-name="_34_4">f</text:span><text:span text:style-name="_36_2">o</text:span><text:span text:style-name="_39_">r</text:span><text:span text:style-name="_33_3">m</text:span><text:span text:style-name="_37_4">i</text:span><text:span text:style-name="_39_">n</text:span><text:span text:style-name="_34_5">g</text:span><text:span text:style-name="_35_1"> </text:span><text:span text:style-name="_31_8">p</text:span><text:span text:style-name="_33_9">a</text:span><text:span text:style-name="_37_3">r</text:span><text:span text:style-name="_38_">t</text:span><text:span text:style-name="_32_6"> </text:span><text:span text:style-name="_36_9">o</text:span><text:span text:style-name="_32_5">f</text:span><text:span text:style-name="_32_6"> </text:span><text:span text:style-name="_37_4">t</text:span><text:span text:style-name="_31_3">h</text:span><text:span text:style-name="_33_3">e</text:span><text:span text:style-name="_35_1"> </text:span><text:span text:style-name="_32_2">r</text:span><text:span text:style-name="_34_0">u</text:span><text:span text:style-name="_36_5">l</text:span><text:span text:style-name="_32_3">e</text:span><text:span text:style-name="_34_2">s</text:span><text:span text:style-name="_35_1"> </text:span><text:span text:style-name="_31_5">o</text:span><text:span text:style-name="_35_0">f</text:span><text:span text:style-name="_35_1"> </text:span><text:span text:style-name="_38_">t</text:span><text:span text:style-name="_33_8">h</text:span><text:span text:style-name="_36_8">e</text:span><text:span text:style-name="_31_"> </text:span><text:span text:style-name="_33_3">s</text:span><text:span text:style-name="_35_7">y</text:span><text:span text:style-name="_31_0">s</text:span><text:span text:style-name="_33_3">t</text:span><text:span text:style-name="_36_2">e</text:span><text:span text:style-name="_31_5">m</text:span><text:span text:style-name="_33_4">)</text:span><text:span text:style-name="_35_1"> </text:span><text:span text:style-name="_32_4">s</text:span><text:span text:style-name="_34_4">u</text:span><text:span text:style-name="_36_0">c</text:span><text:span text:style-name="_31_0">h</text:span><text:span text:style-name="_32_6"> </text:span><text:span text:style-name="_36_3">a</text:span><text:span text:style-name="_31_0">s</text:span><text:span text:style-name="_32_6"> </text:span><text:span text:style-name="_36_0">"</text:span><text:span text:style-name="_38_">D</text:span><text:span text:style-name="_33_2">o</text:span><text:span text:style-name="_35_1"> </text:span><text:span text:style-name="_31_9">n</text:span><text:span text:style-name="_33_5">o</text:span><text:span text:style-name="_37_4">t</text:span><text:span text:style-name="_31_"> </text:span><text:span text:style-name="_33_9">u</text:span><text:span text:style-name="_36_3">s</text:span><text:span text:style-name="_32_2">e</text:span><text:span text:style-name="_32_6"> </text:span><text:span text:style-name="_36_5">a</text:span><text:span text:style-name="_31_"> </text:span><text:span text:style-name="_33_3">c</text:span><text:span text:style-name="_37_0">l</text:span><text:span text:style-name="_32_0">a</text:span><text:span text:style-name="_33_7">s</text:span><text:span text:style-name="_36_3">s</text:span><text:span text:style-name="_31_"> </text:span><text:span text:style-name="_33_4">u</text:span><text:span text:style-name="_35_9">n</text:span><text:span text:style-name="_32_3">l</text:span><text:span text:style-name="_34_5">e</text:span><text:span text:style-name="_36_5">s</text:span><text:span text:style-name="_31_9">s</text:span><text:span text:style-name="_32_6"> </text:span><text:span text:style-name="_37_2">i</text:span><text:span text:style-name="_32_2">t</text:span><text:span text:style-name="_32_6"> </text:span><text:span text:style-name="_36_5">i</text:span><text:span text:style-name="_32_2">s</text:span><text:span text:style-name="_32_6"> </text:span><text:span text:style-name="_37_4">a</text:span><text:span text:style-name="_31_"> </text:span><text:span text:style-name="_34_9">s</text:span><text:span text:style-name="_35_8">u</text:span><text:span text:style-name="_31_0">b</text:span><text:span text:style-name="_33_8">c</text:span><text:span text:style-name="_37_3">l</text:span><text:span text:style-name="_32_3">a</text:span><text:span text:style-name="_34_9">s</text:span><text:span text:style-name="_37_3">s</text:span><text:span text:style-name="_31_"> </text:span><text:span text:style-name="_34_0">o</text:span><text:span text:style-name="_37_4">f</text:span><text:span text:style-name="_31_"> </text:span><text:span text:style-name="_33_4">o</text:span><text:span text:style-name="_37_2">n</text:span><text:span text:style-name="_31_7">e</text:span><text:span text:style-name="_32_6"> </text:span><text:span text:style-name="_36_5">w</text:span><text:span text:style-name="_37_">h</text:span><text:span text:style-name="_34_9">i</text:span><text:span text:style-name="_36_3">c</text:span><text:span text:style-name="_32_5">h</text:span><text:span text:style-name="_32_6"> </text:span><text:span text:style-name="_36_3">h</text:span><text:span text:style-name="_31_7">a</text:span><text:span text:style-name="_33_9">s</text:span><text:span text:style-name="_35_1"> </text:span><text:span text:style-name="_31_2">b</text:span><text:span text:style-name="_34_3">e</text:span><text:span text:style-name="_37_3">e</text:span><text:span text:style-name="_39_">n</text:span><text:span text:style-name="_32_6"> </text:span><text:span text:style-name="_36_7">m</text:span><text:span text:style-name="_38_">e</text:span><text:span text:style-name="_34_2">n</text:span><text:span text:style-name="_35_9">t</text:span><text:span text:style-name="_37_">i</text:span><text:span text:style-name="_33_9">o</text:span><text:span text:style-name="_36_9">n</text:span><text:span text:style-name="_31_3">e</text:span><text:span text:style-name="_33_7">d</text:span><text:span text:style-name="_35_1"> </text:span><text:span text:style-name="_31_7">b</text:span><text:span text:style-name="_35_0">y</text:span><text:span text:style-name="_35_1"> </text:span><text:span text:style-name="_31_3">t</text:span><text:span text:style-name="_34_4">e</text:span><text:span text:style-name="_35_9">a</text:span><text:span text:style-name="_31_9">c</text:span><text:span text:style-name="_33_3">h</text:span><text:span text:style-name="_36_2">e</text:span><text:span text:style-name="_32_0">r</text:span><text:span text:style-name="_35_0">"</text:span><text:span text:style-name="_35_1"> </text:span><text:span text:style-name="_32_3">c</text:span><text:span text:style-name="_33_9">a</text:span><text:span text:style-name="_37_3">n</text:span><text:span text:style-name="_31_"> </text:span><text:span text:style-name="_33_5">h</text:span><text:span text:style-name="_37_3">a</text:span><text:span text:style-name="_39_">v</text:span><text:span text:style-name="_34_8">e</text:span><text:span text:style-name="_35_1"> </text:span><text:span text:style-name="_32_5">a</text:span><text:span text:style-name="_32_6"> </text:span><text:span text:style-name="_36_2">s</text:span><text:span text:style-name="_39_">i</text:span><text:span text:style-name="_33_2">m</text:span><text:span text:style-name="_37_3">i</text:span><text:span text:style-name="_31_0">l</text:span><text:span text:style-name="_33_5">a</text:span><text:span text:style-name="_37_5">r</text:span><text:span text:style-name="_31_"> </text:span><text:span text:style-name="_34_3">e</text:span><text:span text:style-name="_36_2">f</text:span><text:span text:style-name="_31_8">f</text:span><text:span text:style-name="_33_5">e</text:span><text:span text:style-name="_36_0">c</text:span><text:span text:style-name="_32_2">t</text:span><text:span text:style-name="_32_6"> </text:span><text:span text:style-name="_36_9">t</text:span><text:span text:style-name="_31_3">o</text:span><text:span text:style-name="_32_6"> </text:span><text:span text:style-name="_37_4">"</text:span><text:span text:style-name="_32_4">D</text:span><text:span text:style-name="_33_8">o</text:span><text:span text:style-name="_35_1"> </text:span><text:span text:style-name="_31_5">n</text:span><text:span text:style-name="_34_3">o</text:span><text:span text:style-name="_36_9">t</text:span><text:span text:style-name="_31_"> </text:span><text:span text:style-name="_33_7">g</text:span><text:span text:style-name="_36_2">o</text:span><text:span text:style-name="_31_"> </text:span><text:span text:style-name="_34_0">t</text:span><text:span text:style-name="_36_8">o</text:span><text:span text:style-name="_31_4">o</text:span><text:span text:style-name="_32_6"> </text:span><text:span text:style-name="_35_9">n</text:span><text:span text:style-name="_32_5">e</text:span><text:span text:style-name="_34_0">a</text:span><text:span text:style-name="_37_2">r</text:span><text:span text:style-name="_31_"> </text:span><text:span text:style-name="_34_0">t</text:span><text:span text:style-name="_35_8">h</text:span><text:span text:style-name="_37_">e</text:span><text:span text:style-name="_32_6"> </text:span><text:span text:style-name="_36_7">e</text:span><text:span text:style-name="_31_3">d</text:span><text:span text:style-name="_33_9">g</text:span><text:span text:style-name="_37_5">e</text:span><text:span text:style-name="_31_9">.</text:span><text:span text:style-name="_33_4">"</text:span></text:p>
      <text:p text:style-name="P1"><text:span text:style-name="_32_0">T</text:span><text:span text:style-name="_34_5">h</text:span><text:span text:style-name="_36_9">e</text:span><text:span text:style-name="_31_"> </text:span><text:span text:style-name="_33_7">i</text:span><text:span text:style-name="_36_2">m</text:span><text:span text:style-name="_32_5">p</text:span><text:span text:style-name="_33_8">e</text:span><text:span text:style-name="_36_9">r</text:span><text:span text:style-name="_32_3">a</text:span><text:span text:style-name="_34_9">t</text:span><text:span text:style-name="_36_4">i</text:span><text:span text:style-name="_32_2">v</text:span><text:span text:style-name="_33_3">e</text:span><text:span text:style-name="_35_8">s</text:span><text:span text:style-name="_31_"> </text:span><text:span text:style-name="_34_0">t</text:span><text:span text:style-name="_36_7">h</text:span><text:span text:style-name="_31_8">a</text:span><text:span text:style-name="_34_4">t</text:span><text:span text:style-name="_35_1"> </text:span><text:span text:style-name="_31_3">c</text:span><text:span text:style-name="_34_0">a</text:span><text:span text:style-name="_36_5">n</text:span><text:span text:style-name="_31_"> </text:span><text:span text:style-name="_34_8">b</text:span><text:span text:style-name="_36_8">e</text:span><text:span text:style-name="_31_"> </text:span><text:span text:style-name="_34_0">o</text:span><text:span text:style-name="_36_2">b</text:span><text:span text:style-name="_31_2">e</text:span><text:span text:style-name="_34_7">y</text:span><text:span text:style-name="_36_4">e</text:span><text:span text:style-name="_39_">d</text:span><text:span text:style-name="_32_6"> </text:span><text:span text:style-name="_36_8">b</text:span><text:span text:style-name="_32_0">y</text:span><text:span text:style-name="_32_6"> </text:span><text:span text:style-name="_36_4">a</text:span><text:span text:style-name="_31_"> </text:span><text:span text:style-name="_34_2">m</text:span><text:span text:style-name="_37_0">a</text:span><text:span text:style-name="_31_7">c</text:span><text:span text:style-name="_34_4">h</text:span><text:span text:style-name="_36_9">i</text:span><text:span text:style-name="_31_9">n</text:span><text:span text:style-name="_34_5">e</text:span><text:span text:style-name="_35_1"> </text:span><text:span text:style-name="_31_4">t</text:span><text:span text:style-name="_34_3">h</text:span><text:span text:style-name="_35_8">a</text:span><text:span text:style-name="_32_0">t</text:span><text:span text:style-name="_32_6"> </text:span><text:span text:style-name="_35_7">h</text:span><text:span text:style-name="_31_8">a</text:span><text:span text:style-name="_34_4">s</text:span><text:span text:style-name="_35_1"> </text:span><text:span text:style-name="_32_2">n</text:span><text:span text:style-name="_33_5">o</text:span><text:span text:style-name="_35_1"> </text:span><text:span text:style-name="_39_">l</text:span><text:span text:style-name="_33_4">i</text:span><text:span text:style-name="_36_4">m</text:span><text:span text:style-name="_32_4">b</text:span><text:span text:style-name="_33_9">s</text:span><text:span text:style-name="_35_1"> </text:span><text:span text:style-name="_32_0">a</text:span><text:span text:style-name="_33_8">r</text:span><text:span text:style-name="_36_3">e</text:span><text:span text:style-name="_31_"> </text:span><text:span text:style-name="_34_4">b</text:span><text:span text:style-name="_35_7">o</text:span><text:span text:style-name="_31_2">u</text:span><text:span text:style-name="_34_5">n</text:span><text:span text:style-name="_36_2">d</text:span><text:span text:style-name="_31_"> </text:span><text:span text:style-name="_34_8">t</text:span><text:span text:style-name="_35_7">o</text:span><text:span text:style-name="_31_"> </text:span><text:span text:style-name="_34_8">b</text:span><text:span text:style-name="_36_8">e</text:span><text:span text:style-name="_31_"> </text:span><text:span text:style-name="_34_2">o</text:span><text:span text:style-name="_36_8">f</text:span><text:span text:style-name="_31_"> </text:span><text:span text:style-name="_33_5">a</text:span><text:span text:style-name="_35_1"> </text:span><text:span text:style-name="_31_2">r</text:span><text:span text:style-name="_33_2">a</text:span><text:span text:style-name="_35_9">t</text:span><text:span text:style-name="_31_2">h</text:span><text:span text:style-name="_33_2">e</text:span><text:span text:style-name="_36_0">r</text:span><text:span text:style-name="_31_"> </text:span><text:span text:style-name="_34_9">i</text:span><text:span text:style-name="_37_3">n</text:span><text:span text:style-name="_31_5">t</text:span><text:span text:style-name="_34_7">e</text:span><text:span text:style-name="_36_9">l</text:span><text:span text:style-name="_31_4">l</text:span><text:span text:style-name="_33_3">e</text:span><text:span text:style-name="_37_2">c</text:span><text:span text:style-name="_32_2">t</text:span><text:span text:style-name="_33_2">u</text:span><text:span text:style-name="_36_4">a</text:span><text:span text:style-name="_37_">l</text:span><text:span text:style-name="_32_6"> </text:span><text:span text:style-name="_36_5">c</text:span><text:span text:style-name="_31_3">h</text:span><text:span text:style-name="_35_0">a</text:span><text:span text:style-name="_36_5">r</text:span><text:span text:style-name="_32_3">a</text:span><text:span text:style-name="_34_5">c</text:span><text:span text:style-name="_35_7">t</text:span><text:span text:style-name="_31_3">e</text:span><text:span text:style-name="_34_3">r</text:span><text:span text:style-name="_35_7">,</text:span><text:span text:style-name="_31_"> </text:span><text:span text:style-name="_34_9">a</text:span><text:span text:style-name="_37_3">s</text:span><text:span text:style-name="_31_"> </text:span><text:span text:style-name="_33_2">i</text:span><text:span text:style-name="_36_9">n</text:span><text:span text:style-name="_31_"> </text:span><text:span text:style-name="_33_5">t</text:span><text:span text:style-name="_37_0">h</text:span><text:span text:style-name="_31_5">e</text:span><text:span text:style-name="_32_6"> </text:span><text:span text:style-name="_35_9">e</text:span><text:span text:style-name="_32_2">x</text:span><text:span text:style-name="_33_9">a</text:span><text:span text:style-name="_35_8">m</text:span><text:span text:style-name="_39_">p</text:span><text:span text:style-name="_34_9">l</text:span><text:span text:style-name="_36_3">e</text:span><text:span text:style-name="_31_"> </text:span><text:span text:style-name="_33_7">(</text:span><text:span text:style-name="_37_2">d</text:span><text:span text:style-name="_31_4">o</text:span><text:span text:style-name="_34_5">i</text:span><text:span text:style-name="_35_8">n</text:span><text:span text:style-name="_32_5">g</text:span><text:span text:style-name="_32_6"> </text:span><text:span text:style-name="_37_0">h</text:span><text:span text:style-name="_37_">o</text:span><text:span text:style-name="_35_0">m</text:span><text:span text:style-name="_36_9">e</text:span><text:span text:style-name="_31_7">w</text:span><text:span text:style-name="_33_4">o</text:span><text:span text:style-name="_36_3">r</text:span><text:span text:style-name="_32_4">k</text:span><text:span text:style-name="_34_5">)</text:span><text:span text:style-name="_35_1"> </text:span><text:span text:style-name="_31_2">g</text:span><text:span text:style-name="_33_4">i</text:span><text:span text:style-name="_36_2">v</text:span><text:span text:style-name="_32_4">e</text:span><text:span text:style-name="_34_3">n</text:span><text:span text:style-name="_35_1"> </text:span><text:span text:style-name="_32_4">a</text:span><text:span text:style-name="_34_7">b</text:span><text:span text:style-name="_37_4">o</text:span><text:span text:style-name="_32_5">v</text:span><text:span text:style-name="_34_3">e</text:span><text:span text:style-name="_37_5">.</text:span><text:span text:style-name="_31_"> </text:span><text:span text:style-name="_33_8">i</text:span><text:span text:style-name="_35_9">m</text:span><text:span text:style-name="_31_3">p</text:span><text:span text:style-name="_33_7">o</text:span><text:span text:style-name="_36_0">r</text:span><text:span text:style-name="_31_9">t</text:span><text:span text:style-name="_34_4">a</text:span><text:span text:style-name="_37_4">n</text:span><text:span text:style-name="_32_3">t</text:span><text:span text:style-name="_32_6"> </text:span><text:span text:style-name="_36_2">a</text:span><text:span text:style-name="_32_2">m</text:span><text:span text:style-name="_34_5">o</text:span><text:span text:style-name="_36_7">n</text:span><text:span text:style-name="_31_0">g</text:span><text:span text:style-name="_33_9">s</text:span><text:span text:style-name="_36_3">t</text:span><text:span text:style-name="_31_"> </text:span><text:span text:style-name="_33_4">s</text:span><text:span text:style-name="_37_5">u</text:span><text:span text:style-name="_32_4">c</text:span><text:span text:style-name="_34_9">h</text:span><text:span text:style-name="_35_1"> </text:span><text:span text:style-name="_31_7">i</text:span><text:span text:style-name="_34_7">m</text:span><text:span text:style-name="_36_7">p</text:span><text:span text:style-name="_38_">e</text:span><text:span text:style-name="_34_0">r</text:span><text:span text:style-name="_36_2">a</text:span><text:span text:style-name="_31_0">t</text:span><text:span text:style-name="_35_0">i</text:span><text:span text:style-name="_35_9">v</text:span><text:span text:style-name="_31_2">e</text:span><text:span text:style-name="_34_7">s</text:span><text:span text:style-name="_35_1"> </text:span><text:span text:style-name="_31_2">w</text:span><text:span text:style-name="_34_5">i</text:span><text:span text:style-name="_35_9">l</text:span><text:span text:style-name="_37_">l</text:span><text:span text:style-name="_32_6"> </text:span><text:span text:style-name="_37_3">b</text:span><text:span text:style-name="_31_2">e</text:span><text:span text:style-name="_32_6"> </text:span><text:span text:style-name="_35_7">o</text:span><text:span text:style-name="_31_0">n</text:span><text:span text:style-name="_33_8">e</text:span><text:span text:style-name="_36_8">s</text:span><text:span text:style-name="_31_"> </text:span><text:span text:style-name="_34_8">w</text:span><text:span text:style-name="_37_2">h</text:span><text:span text:style-name="_37_">i</text:span><text:span text:style-name="_33_7">c</text:span><text:span text:style-name="_37_4">h</text:span><text:span text:style-name="_31_"> </text:span><text:span text:style-name="_33_8">r</text:span><text:span text:style-name="_35_9">e</text:span><text:span text:style-name="_32_5">g</text:span><text:span text:style-name="_34_0">u</text:span><text:span text:style-name="_36_7">l</text:span><text:span text:style-name="_31_4">a</text:span><text:span text:style-name="_34_2">t</text:span><text:span text:style-name="_36_4">e</text:span><text:span text:style-name="_31_"> </text:span><text:span text:style-name="_33_4">t</text:span><text:span text:style-name="_36_2">h</text:span><text:span text:style-name="_32_5">e</text:span><text:span text:style-name="_32_6"> </text:span><text:span text:style-name="_36_9">o</text:span><text:span text:style-name="_31_4">r</text:span><text:span text:style-name="_33_8">d</text:span><text:span text:style-name="_35_9">e</text:span><text:span text:style-name="_32_2">r</text:span><text:span text:style-name="_32_6"> </text:span><text:span text:style-name="_37_0">i</text:span><text:span text:style-name="_31_7">n</text:span><text:span text:style-name="_32_6"> </text:span><text:span text:style-name="_35_8">w</text:span><text:span text:style-name="_31_5">h</text:span><text:span text:style-name="_33_3">i</text:span><text:span text:style-name="_37_3">c</text:span><text:span text:style-name="_32_2">h</text:span><text:span text:style-name="_32_6"> </text:span><text:span text:style-name="_36_0">t</text:span><text:span text:style-name="_31_0">h</text:span><text:span text:style-name="_34_3">e</text:span><text:span text:style-name="_35_1"> </text:span><text:span text:style-name="_32_2">r</text:span><text:span text:style-name="_33_8">u</text:span><text:span text:style-name="_36_0">l</text:span><text:span text:style-name="_31_5">e</text:span><text:span text:style-name="_33_3">s</text:span><text:span text:style-name="_35_1"> </text:span><text:span text:style-name="_31_4">o</text:span><text:span text:style-name="_34_2">f</text:span><text:span text:style-name="_35_1"> </text:span><text:span text:style-name="_31_5">t</text:span><text:span text:style-name="_33_9">h</text:span><text:span text:style-name="_36_2">e</text:span><text:span text:style-name="_31_"> </text:span><text:span text:style-name="_35_0">l</text:span><text:span text:style-name="_37_2">o</text:span><text:span text:style-name="_32_2">g</text:span><text:span text:style-name="_33_9">i</text:span><text:span text:style-name="_37_3">c</text:span><text:span text:style-name="_37_">a</text:span><text:span text:style-name="_34_4">l</text:span><text:span text:style-name="_35_1"> </text:span><text:span text:style-name="_32_2">s</text:span><text:span text:style-name="_33_8">y</text:span><text:span text:style-name="_37_3">s</text:span><text:span text:style-name="_39_">t</text:span><text:span text:style-name="_34_2">e</text:span><text:span text:style-name="_36_2">m</text:span><text:span text:style-name="_31_"> </text:span><text:span text:style-name="_34_3">c</text:span><text:span text:style-name="_36_5">o</text:span><text:span text:style-name="_31_9">n</text:span><text:span text:style-name="_33_2">c</text:span><text:span text:style-name="_37_3">e</text:span><text:span text:style-name="_38_">r</text:span><text:span text:style-name="_34_8">n</text:span><text:span text:style-name="_37_3">e</text:span><text:span text:style-name="_31_2">d</text:span><text:span text:style-name="_32_6"> </text:span><text:span text:style-name="_36_0">a</text:span><text:span text:style-name="_31_5">r</text:span><text:span text:style-name="_34_5">e</text:span><text:span text:style-name="_35_1"> </text:span><text:span text:style-name="_32_3">t</text:span><text:span text:style-name="_33_4">o</text:span><text:span text:style-name="_35_1"> </text:span><text:span text:style-name="_32_0">b</text:span><text:span text:style-name="_34_4">e</text:span><text:span text:style-name="_35_1"> </text:span><text:span text:style-name="_31_2">a</text:span><text:span text:style-name="_33_8">p</text:span><text:span text:style-name="_35_7">p</text:span><text:span text:style-name="_31_2">l</text:span><text:span text:style-name="_34_5">i</text:span><text:span text:style-name="_35_9">e</text:span><text:span text:style-name="_31_5">d</text:span><text:span text:style-name="_33_7">,</text:span><text:span text:style-name="_35_1"> </text:span><text:span text:style-name="_31_4">F</text:span><text:span text:style-name="_34_8">o</text:span><text:span text:style-name="_36_4">r</text:span><text:span text:style-name="_31_"> </text:span><text:span text:style-name="_34_5">a</text:span><text:span text:style-name="_36_9">t</text:span><text:span text:style-name="_31_"> </text:span><text:span text:style-name="_34_4">e</text:span><text:span text:style-name="_36_2">a</text:span><text:span text:style-name="_31_4">c</text:span><text:span text:style-name="_34_2">h</text:span><text:span text:style-name="_35_1"> </text:span><text:span text:style-name="_31_8">s</text:span><text:span text:style-name="_33_8">t</text:span><text:span text:style-name="_37_5">a</text:span><text:span text:style-name="_38_">g</text:span><text:span text:style-name="_33_2">e</text:span><text:span text:style-name="_35_1"> </text:span><text:span text:style-name="_38_">w</text:span><text:span text:style-name="_33_7">h</text:span><text:span text:style-name="_37_0">e</text:span><text:span text:style-name="_39_">n</text:span><text:span text:style-name="_32_6"> </text:span><text:span text:style-name="_36_0">o</text:span><text:span text:style-name="_38_">n</text:span><text:span text:style-name="_35_0">e</text:span><text:span text:style-name="_35_1"> </text:span><text:span text:style-name="_31_0">i</text:span><text:span text:style-name="_33_2">s</text:span><text:span text:style-name="_35_1"> </text:span><text:span text:style-name="_39_">u</text:span><text:span text:style-name="_34_5">s</text:span><text:span text:style-name="_35_7">i</text:span><text:span text:style-name="_32_4">n</text:span><text:span text:style-name="_33_7">g</text:span><text:span text:style-name="_35_1"> </text:span><text:span text:style-name="_32_0">a</text:span><text:span text:style-name="_32_6"> </text:span><text:span text:style-name="_35_7">l</text:span><text:span text:style-name="_31_9">o</text:span><text:span text:style-name="_34_8">g</text:span><text:span text:style-name="_35_9">i</text:span><text:span text:style-name="_32_5">c</text:span><text:span text:style-name="_35_0">a</text:span><text:span text:style-name="_37_3">l</text:span><text:span text:style-name="_31_"> </text:span><text:span text:style-name="_34_3">s</text:span><text:span text:style-name="_37_2">y</text:span><text:span text:style-name="_31_7">s</text:span><text:span text:style-name="_33_8">t</text:span><text:span text:style-name="_36_7">e</text:span><text:span text:style-name="_32_5">m</text:span><text:span text:style-name="_34_9">,</text:span><text:span text:style-name="_35_1"> </text:span><text:span text:style-name="_31_4">t</text:span><text:span text:style-name="_34_8">h</text:span><text:span text:style-name="_37_0">e</text:span><text:span text:style-name="_37_">r</text:span><text:span text:style-name="_33_8">e</text:span><text:span text:style-name="_35_1"> </text:span><text:span text:style-name="_31_8">i</text:span><text:span text:style-name="_34_5">s</text:span><text:span text:style-name="_35_1"> </text:span><text:span text:style-name="_31_0">a</text:span><text:span text:style-name="_32_6"> </text:span><text:span text:style-name="_36_3">v</text:span><text:span text:style-name="_39_">e</text:span><text:span text:style-name="_34_9">r</text:span><text:span text:style-name="_36_5">y</text:span><text:span text:style-name="_31_"> </text:span><text:span text:style-name="_34_0">l</text:span><text:span text:style-name="_36_7">a</text:span><text:span text:style-name="_39_">r</text:span><text:span text:style-name="_33_3">g</text:span><text:span text:style-name="_37_0">e</text:span><text:span text:style-name="_31_"> </text:span><text:span text:style-name="_34_8">n</text:span><text:span text:style-name="_36_7">u</text:span><text:span text:style-name="_32_3">m</text:span><text:span text:style-name="_34_3">b</text:span><text:span text:style-name="_35_7">e</text:span><text:span text:style-name="_32_3">r</text:span><text:span text:style-name="_32_6"> </text:span><text:span text:style-name="_36_7">o</text:span><text:span text:style-name="_31_3">f</text:span><text:span text:style-name="_32_6"> </text:span><text:span text:style-name="_36_4">a</text:span><text:span text:style-name="_32_3">l</text:span><text:span text:style-name="_33_7">t</text:span><text:span text:style-name="_37_0">e</text:span><text:span text:style-name="_37_">r</text:span><text:span text:style-name="_35_0">n</text:span><text:span text:style-name="_37_3">a</text:span><text:span text:style-name="_32_2">t</text:span><text:span text:style-name="_34_8">i</text:span><text:span text:style-name="_37_3">v</text:span><text:span text:style-name="_32_3">e</text:span><text:span text:style-name="_32_6"> </text:span><text:span text:style-name="_37_2">s</text:span><text:span text:style-name="_31_8">t</text:span><text:span text:style-name="_34_9">e</text:span><text:span text:style-name="_36_4">p</text:span><text:span text:style-name="_31_4">s</text:span><text:span text:style-name="_33_8">,</text:span><text:span text:style-name="_35_1"> </text:span><text:span text:style-name="_31_9">a</text:span><text:span text:style-name="_33_9">n</text:span><text:span text:style-name="_36_8">y</text:span><text:span text:style-name="_31_"> </text:span><text:span text:style-name="_34_3">o</text:span><text:span text:style-name="_35_9">f</text:span><text:span text:style-name="_31_"> </text:span><text:span text:style-name="_34_2">w</text:span><text:span text:style-name="_37_3">h</text:span><text:span text:style-name="_31_0">i</text:span><text:span text:style-name="_34_3">c</text:span><text:span text:style-name="_36_3">h</text:span><text:span text:style-name="_31_"> </text:span><text:span text:style-name="_34_5">o</text:span><text:span text:style-name="_37_3">n</text:span><text:span text:style-name="_31_9">e</text:span><text:span text:style-name="_32_6"> </text:span><text:span text:style-name="_37_4">i</text:span><text:span text:style-name="_31_4">s</text:span><text:span text:style-name="_32_6"> </text:span><text:span text:style-name="_36_5">p</text:span><text:span text:style-name="_31_7">e</text:span><text:span text:style-name="_33_4">r</text:span><text:span text:style-name="_35_9">m</text:span><text:span text:style-name="_32_2">i</text:span><text:span text:style-name="_33_4">t</text:span><text:span text:style-name="_36_9">t</text:span><text:span text:style-name="_31_2">e</text:span><text:span text:style-name="_33_9">d</text:span><text:span text:style-name="_35_1"> </text:span><text:span text:style-name="_32_0">t</text:span><text:span text:style-name="_33_7">o</text:span><text:span text:style-name="_35_1"> </text:span><text:span text:style-name="_32_4">a</text:span><text:span text:style-name="_34_3">p</text:span><text:span text:style-name="_36_0">p</text:span><text:span text:style-name="_32_4">l</text:span><text:span text:style-name="_33_5">y</text:span><text:span text:style-name="_36_3">,</text:span><text:span text:style-name="_31_"> </text:span><text:span text:style-name="_33_7">s</text:span><text:span text:style-name="_36_7">o</text:span><text:span text:style-name="_31_"> </text:span><text:span text:style-name="_33_5">f</text:span><text:span text:style-name="_35_9">a</text:span><text:span text:style-name="_32_3">r</text:span><text:span text:style-name="_32_6"> </text:span><text:span text:style-name="_36_2">a</text:span><text:span text:style-name="_32_5">s</text:span><text:span text:style-name="_32_6"> </text:span><text:span text:style-name="_36_5">o</text:span><text:span text:style-name="_32_2">b</text:span><text:span text:style-name="_34_8">e</text:span><text:span text:style-name="_36_8">d</text:span><text:span text:style-name="_31_5">i</text:span><text:span text:style-name="_34_0">e</text:span><text:span text:style-name="_37_3">n</text:span><text:span text:style-name="_31_3">c</text:span><text:span text:style-name="_34_8">e</text:span><text:span text:style-name="_35_1"> </text:span><text:span text:style-name="_32_4">t</text:span><text:span text:style-name="_34_4">o</text:span><text:span text:style-name="_35_1"> </text:span><text:span text:style-name="_31_4">t</text:span><text:span text:style-name="_33_2">h</text:span><text:span text:style-name="_37_3">e</text:span><text:span text:style-name="_31_"> </text:span><text:span text:style-name="_34_5">r</text:span><text:span text:style-name="_36_7">u</text:span><text:span text:style-name="_31_0">l</text:span><text:span text:style-name="_33_9">e</text:span><text:span text:style-name="_36_8">s</text:span><text:span text:style-name="_31_"> </text:span><text:span text:style-name="_33_8">o</text:span><text:span text:style-name="_36_3">f</text:span><text:span text:style-name="_31_"> </text:span><text:span text:style-name="_34_4">t</text:span><text:span text:style-name="_35_9">h</text:span><text:span text:style-name="_31_4">e</text:span><text:span text:style-name="_32_6"> </text:span><text:span text:style-name="_36_8">l</text:span><text:span text:style-name="_31_4">o</text:span><text:span text:style-name="_33_7">g</text:span><text:span text:style-name="_36_2">i</text:span><text:span text:style-name="_38_">c</text:span><text:span text:style-name="_34_5">a</text:span><text:span text:style-name="_36_5">l</text:span><text:span text:style-name="_31_"> </text:span><text:span text:style-name="_34_4">s</text:span><text:span text:style-name="_37_2">y</text:span><text:span text:style-name="_39_">s</text:span><text:span text:style-name="_33_3">t</text:span><text:span text:style-name="_37_0">e</text:span><text:span text:style-name="_31_9">m</text:span><text:span text:style-name="_32_6"> </text:span><text:span text:style-name="_36_9">i</text:span><text:span text:style-name="_32_4">s</text:span><text:span text:style-name="_32_6"> </text:span><text:span text:style-name="_36_8">c</text:span><text:span text:style-name="_31_7">o</text:span><text:span text:style-name="_34_0">n</text:span><text:span text:style-name="_36_9">c</text:span><text:span text:style-name="_31_0">e</text:span><text:span text:style-name="_33_5">r</text:span><text:span text:style-name="_36_8">n</text:span><text:span text:style-name="_31_8">e</text:span><text:span text:style-name="_33_4">d</text:span><text:span text:style-name="_35_9">.</text:span><text:span text:style-name="_31_"> </text:span><text:span text:style-name="_33_9">T</text:span><text:span text:style-name="_36_7">h</text:span><text:span text:style-name="_31_0">e</text:span><text:span text:style-name="_34_2">s</text:span><text:span text:style-name="_36_5">e</text:span><text:span text:style-name="_31_"> </text:span><text:span text:style-name="_33_3">c</text:span><text:span text:style-name="_36_3">h</text:span><text:span text:style-name="_39_">o</text:span><text:span text:style-name="_35_0">i</text:span><text:span text:style-name="_37_2">c</text:span><text:span text:style-name="_32_3">e</text:span><text:span text:style-name="_33_8">s</text:span><text:span text:style-name="_35_1"> </text:span><text:span text:style-name="_31_7">m</text:span><text:span text:style-name="_34_4">a</text:span><text:span text:style-name="_37_2">k</text:span><text:span text:style-name="_32_5">e</text:span><text:span text:style-name="_32_6"> </text:span><text:span text:style-name="_37_3">t</text:span><text:span text:style-name="_31_4">h</text:span><text:span text:style-name="_33_2">e</text:span><text:span text:style-name="_35_1"> </text:span><text:span text:style-name="_31_0">d</text:span><text:span text:style-name="_33_4">i</text:span><text:span text:style-name="_35_8">f</text:span><text:span text:style-name="_37_">f</text:span><text:span text:style-name="_34_2">e</text:span><text:span text:style-name="_35_9">r</text:span><text:span text:style-name="_31_8">e</text:span><text:span text:style-name="_34_5">n</text:span><text:span text:style-name="_36_7">c</text:span><text:span text:style-name="_31_8">e</text:span><text:span text:style-name="_32_6"> </text:span><text:span text:style-name="_36_5">b</text:span><text:span text:style-name="_38_">e</text:span><text:span text:style-name="_33_2">t</text:span><text:span text:style-name="_37_5">w</text:span><text:span text:style-name="_31_3">e</text:span><text:span text:style-name="_34_3">e</text:span><text:span text:style-name="_36_3">n</text:span><text:span text:style-name="_31_"> </text:span><text:span text:style-name="_34_5">a</text:span><text:span text:style-name="_35_1"> </text:span><text:span text:style-name="_31_4">b</text:span><text:span text:style-name="_34_7">r</text:span><text:span text:style-name="_36_7">i</text:span><text:span text:style-name="_32_2">l</text:span><text:span text:style-name="_34_7">l</text:span><text:span text:style-name="_36_9">i</text:span><text:span text:style-name="_31_0">a</text:span><text:span text:style-name="_33_7">n</text:span><text:span text:style-name="_36_0">t</text:span><text:span text:style-name="_31_"> </text:span><text:span text:style-name="_34_0">a</text:span><text:span text:style-name="_35_9">n</text:span><text:span text:style-name="_32_5">d</text:span><text:span text:style-name="_32_6"> </text:span><text:span text:style-name="_36_3">a</text:span><text:span text:style-name="_31_"> </text:span><text:span text:style-name="_33_8">f</text:span><text:span text:style-name="_37_5">o</text:span><text:span text:style-name="_37_">o</text:span><text:span text:style-name="_34_5">t</text:span><text:span text:style-name="_36_4">l</text:span><text:span text:style-name="_32_5">i</text:span><text:span text:style-name="_33_4">n</text:span><text:span text:style-name="_36_3">g</text:span><text:span text:style-name="_31_"> </text:span><text:span text:style-name="_33_5">r</text:span><text:span text:style-name="_36_9">e</text:span><text:span text:style-name="_32_5">a</text:span><text:span text:style-name="_34_5">s</text:span><text:span text:style-name="_36_3">o</text:span><text:span text:style-name="_32_0">n</text:span><text:span text:style-name="_33_5">e</text:span><text:span text:style-name="_37_4">r</text:span><text:span text:style-name="_31_2">,</text:span><text:span text:style-name="_32_6"> </text:span><text:span text:style-name="_37_0">n</text:span><text:span text:style-name="_31_2">o</text:span><text:span text:style-name="_35_0">t</text:span><text:span text:style-name="_35_1"> </text:span><text:span text:style-name="_37_">t</text:span><text:span text:style-name="_35_0">h</text:span><text:span text:style-name="_36_7">e</text:span><text:span text:style-name="_31_"> </text:span><text:span text:style-name="_34_9">d</text:span><text:span text:style-name="_37_5">i</text:span><text:span text:style-name="_31_0">f</text:span><text:span text:style-name="_33_8">f</text:span><text:span text:style-name="_35_7">e</text:span><text:span text:style-name="_32_4">r</text:span><text:span text:style-name="_33_8">e</text:span><text:span text:style-name="_37_4">n</text:span><text:span text:style-name="_38_">c</text:span><text:span text:style-name="_34_0">e</text:span><text:span text:style-name="_35_1"> </text:span><text:span text:style-name="_31_3">b</text:span><text:span text:style-name="_33_9">e</text:span><text:span text:style-name="_36_5">t</text:span><text:span text:style-name="_31_7">w</text:span><text:span text:style-name="_34_7">e</text:span><text:span text:style-name="_35_7">e</text:span><text:span text:style-name="_31_3">n</text:span><text:span text:style-name="_32_6"> </text:span><text:span text:style-name="_36_8">a</text:span><text:span text:style-name="_31_"> </text:span><text:span text:style-name="_34_9">s</text:span><text:span text:style-name="_37_3">o</text:span><text:span text:style-name="_31_7">u</text:span><text:span text:style-name="_34_0">n</text:span><text:span text:style-name="_37_4">d</text:span><text:span text:style-name="_31_"> </text:span><text:span text:style-name="_33_3">a</text:span><text:span text:style-name="_37_5">n</text:span><text:span text:style-name="_31_7">d</text:span><text:span text:style-name="_32_6"> </text:span><text:span text:style-name="_36_3">a</text:span><text:span text:style-name="_31_"> </text:span><text:span text:style-name="_34_8">f</text:span><text:span text:style-name="_36_8">a</text:span><text:span text:style-name="_39_">l</text:span><text:span text:style-name="_34_0">l</text:span><text:span text:style-name="_37_5">a</text:span><text:span text:style-name="_31_2">c</text:span><text:span text:style-name="_34_7">i</text:span><text:span text:style-name="_36_9">o</text:span><text:span text:style-name="_32_0">u</text:span><text:span text:style-name="_34_2">s</text:span><text:span text:style-name="_35_1"> </text:span><text:span text:style-name="_38_">o</text:span><text:span text:style-name="_34_0">n</text:span><text:span text:style-name="_37_3">e</text:span><text:span text:style-name="_32_4">.</text:span><text:span text:style-name="_32_6"> </text:span><text:span text:style-name="_37_0">P</text:span><text:span text:style-name="_31_2">r</text:span><text:span text:style-name="_33_5">o</text:span><text:span text:style-name="_36_8">p</text:span><text:span text:style-name="_39_">o</text:span><text:span text:style-name="_33_2">s</text:span><text:span text:style-name="_36_5">i</text:span><text:span text:style-name="_32_4">t</text:span><text:span text:style-name="_34_4">i</text:span><text:span text:style-name="_37_5">o</text:span><text:span text:style-name="_32_0">n</text:span><text:span text:style-name="_33_4">s</text:span><text:span text:style-name="_35_1"> </text:span><text:span text:style-name="_38_">l</text:span><text:span text:style-name="_33_4">e</text:span><text:span text:style-name="_36_3">a</text:span><text:span text:style-name="_39_">d</text:span><text:span text:style-name="_34_3">i</text:span><text:span text:style-name="_36_7">n</text:span><text:span text:style-name="_39_">g</text:span><text:span text:style-name="_32_6"> </text:span><text:span text:style-name="_37_0">t</text:span><text:span text:style-name="_31_9">o</text:span><text:span text:style-name="_32_6"> </text:span><text:span text:style-name="_37_2">i</text:span><text:span text:style-name="_38_">m</text:span><text:span text:style-name="_34_2">p</text:span><text:span text:style-name="_35_7">e</text:span><text:span text:style-name="_31_5">r</text:span><text:span text:style-name="_33_7">a</text:span><text:span text:style-name="_36_4">t</text:span><text:span text:style-name="_37_">i</text:span><text:span text:style-name="_33_9">v</text:span><text:span text:style-name="_36_9">e</text:span><text:span text:style-name="_37_">s</text:span><text:span text:style-name="_32_6"> </text:span><text:span text:style-name="_35_9">o</text:span><text:span text:style-name="_32_3">f</text:span><text:span text:style-name="_32_6"> </text:span><text:span text:style-name="_36_2">t</text:span><text:span text:style-name="_31_2">h</text:span><text:span text:style-name="_34_7">i</text:span><text:span text:style-name="_36_5">s</text:span><text:span text:style-name="_31_"> </text:span><text:span text:style-name="_34_0">k</text:span><text:span text:style-name="_36_2">i</text:span><text:span text:style-name="_31_9">n</text:span><text:span text:style-name="_35_0">d</text:span><text:span text:style-name="_35_1"> </text:span><text:span text:style-name="_31_2">m</text:span><text:span text:style-name="_34_5">i</text:span><text:span text:style-name="_36_9">g</text:span><text:span text:style-name="_38_">h</text:span><text:span text:style-name="_34_9">t</text:span><text:span text:style-name="_35_1"> </text:span><text:span text:style-name="_31_3">b</text:span><text:span text:style-name="_34_7">e</text:span><text:span text:style-name="_35_1"> </text:span><text:span text:style-name="_31_0">"</text:span><text:span text:style-name="_33_2">W</text:span><text:span text:style-name="_35_9">h</text:span><text:span text:style-name="_32_4">e</text:span><text:span text:style-name="_33_4">n</text:span><text:span text:style-name="_35_1"> </text:span><text:span text:style-name="_32_4">S</text:span><text:span text:style-name="_34_7">o</text:span><text:span text:style-name="_36_5">c</text:span><text:span text:style-name="_31_4">r</text:span><text:span text:style-name="_33_9">a</text:span><text:span text:style-name="_36_9">t</text:span><text:span text:style-name="_32_5">e</text:span><text:span text:style-name="_33_8">s</text:span><text:span text:style-name="_35_1"> </text:span><text:span text:style-name="_31_7">i</text:span><text:span text:style-name="_33_4">s</text:span><text:span text:style-name="_35_1"> </text:span><text:span text:style-name="_38_">m</text:span><text:span text:style-name="_34_9">e</text:span><text:span text:style-name="_36_8">n</text:span><text:span text:style-name="_31_3">t</text:span><text:span text:style-name="_34_5">i</text:span><text:span text:style-name="_36_5">o</text:span><text:span text:style-name="_38_">n</text:span><text:span text:style-name="_34_0">e</text:span><text:span text:style-name="_37_0">d</text:span><text:span text:style-name="_31_2">,</text:span><text:span text:style-name="_32_6"> </text:span><text:span text:style-name="_36_4">u</text:span><text:span text:style-name="_32_2">s</text:span><text:span text:style-name="_34_9">e</text:span><text:span text:style-name="_35_1"> </text:span><text:span text:style-name="_31_9">t</text:span><text:span text:style-name="_34_0">h</text:span><text:span text:style-name="_37_0">e</text:span><text:span text:style-name="_31_"> </text:span><text:span text:style-name="_33_5">s</text:span><text:span text:style-name="_37_2">y</text:span><text:span text:style-name="_31_0">l</text:span><text:span text:style-name="_34_9">l</text:span><text:span text:style-name="_36_0">o</text:span><text:span text:style-name="_31_8">g</text:span><text:span text:style-name="_34_5">i</text:span><text:span text:style-name="_35_8">s</text:span><text:span text:style-name="_31_5">m</text:span><text:span text:style-name="_32_6"> </text:span><text:span text:style-name="_36_2">i</text:span><text:span text:style-name="_32_5">n</text:span><text:span text:style-name="_32_6"> </text:span><text:span text:style-name="_37_4">B</text:span><text:span text:style-name="_31_0">a</text:span><text:span text:style-name="_33_9">r</text:span><text:span text:style-name="_37_5">b</text:span><text:span text:style-name="_31_9">a</text:span><text:span text:style-name="_33_5">r</text:span><text:span text:style-name="_35_9">a</text:span><text:span text:style-name="_31_0">"</text:span><text:span text:style-name="_32_6"> </text:span><text:span text:style-name="_36_5">o</text:span><text:span text:style-name="_37_">r</text:span><text:span text:style-name="_32_6"> </text:span><text:span text:style-name="_37_5">"</text:span><text:span text:style-name="_32_2">I</text:span><text:span text:style-name="_34_2">f</text:span><text:span text:style-name="_35_1"> </text:span><text:span text:style-name="_31_0">o</text:span><text:span text:style-name="_33_8">n</text:span><text:span text:style-name="_36_2">e</text:span><text:span text:style-name="_31_"> </text:span><text:span text:style-name="_33_4">m</text:span><text:span text:style-name="_37_0">e</text:span><text:span text:style-name="_32_0">t</text:span><text:span text:style-name="_34_4">h</text:span><text:span text:style-name="_37_5">o</text:span><text:span text:style-name="_32_0">d</text:span><text:span text:style-name="_32_6"> </text:span><text:span text:style-name="_36_7">h</text:span><text:span text:style-name="_32_2">a</text:span><text:span text:style-name="_33_8">s</text:span><text:span text:style-name="_35_1"> </text:span><text:span text:style-name="_31_9">b</text:span><text:span text:style-name="_34_3">e</text:span><text:span text:style-name="_36_7">e</text:span><text:span text:style-name="_31_9">n</text:span><text:span text:style-name="_32_6"> </text:span><text:span text:style-name="_35_9">p</text:span><text:span text:style-name="_31_0">r</text:span><text:span text:style-name="_33_8">o</text:span><text:span text:style-name="_35_9">v</text:span><text:span text:style-name="_31_0">e</text:span><text:span text:style-name="_33_5">d</text:span><text:span text:style-name="_35_1"> </text:span><text:span text:style-name="_38_">t</text:span><text:span text:style-name="_34_3">o</text:span><text:span text:style-name="_35_1"> </text:span><text:span text:style-name="_31_7">b</text:span><text:span text:style-name="_33_2">e</text:span><text:span text:style-name="_35_1"> </text:span><text:span text:style-name="_32_0">q</text:span><text:span text:style-name="_33_5">u</text:span><text:span text:style-name="_36_8">i</text:span><text:span text:style-name="_32_4">c</text:span><text:span text:style-name="_34_9">k</text:span><text:span text:style-name="_36_0">e</text:span><text:span text:style-name="_32_4">r</text:span><text:span text:style-name="_32_6"> </text:span><text:span text:style-name="_36_9">t</text:span><text:span text:style-name="_31_7">h</text:span><text:span text:style-name="_34_2">a</text:span><text:span text:style-name="_37_3">n</text:span><text:span text:style-name="_31_"> </text:span><text:span text:style-name="_34_0">a</text:span><text:span text:style-name="_36_8">n</text:span><text:span text:style-name="_32_4">o</text:span><text:span text:style-name="_34_5">t</text:span><text:span text:style-name="_37_5">h</text:span><text:span text:style-name="_32_5">e</text:span><text:span text:style-name="_34_0">r</text:span><text:span text:style-name="_35_7">,</text:span><text:span text:style-name="_31_"> </text:span><text:span text:style-name="_35_0">d</text:span><text:span text:style-name="_36_9">o</text:span><text:span text:style-name="_31_"> </text:span><text:span text:style-name="_33_5">n</text:span><text:span text:style-name="_37_3">o</text:span><text:span text:style-name="_31_9">t</text:span><text:span text:style-name="_32_6"> </text:span><text:span text:style-name="_36_9">u</text:span><text:span text:style-name="_31_9">s</text:span><text:span text:style-name="_33_5">e</text:span><text:span text:style-name="_35_1"> </text:span><text:span text:style-name="_31_3">t</text:span><text:span text:style-name="_35_0">h</text:span><text:span text:style-name="_35_8">e</text:span><text:span text:style-name="_31_"> </text:span><text:span text:style-name="_34_3">s</text:span><text:span text:style-name="_36_3">l</text:span><text:span text:style-name="_38_">o</text:span><text:span text:style-name="_34_9">w</text:span><text:span text:style-name="_37_0">e</text:span><text:span text:style-name="_37_">r</text:span><text:span text:style-name="_32_6"> </text:span><text:span text:style-name="_36_8">m</text:span><text:span text:style-name="_31_0">e</text:span><text:span text:style-name="_35_0">t</text:span><text:span text:style-name="_37_2">h</text:span><text:span text:style-name="_32_2">o</text:span><text:span text:style-name="_34_7">d</text:span><text:span text:style-name="_35_7">.</text:span><text:span text:style-name="_31_2">"</text:span><text:span text:style-name="_32_6"> </text:span><text:span text:style-name="_37_5">S</text:span><text:span text:style-name="_32_4">o</text:span><text:span text:style-name="_34_4">m</text:span><text:span text:style-name="_36_8">e</text:span><text:span text:style-name="_31_"> </text:span><text:span text:style-name="_34_8">o</text:span><text:span text:style-name="_36_7">f</text:span><text:span text:style-name="_31_"> </text:span><text:span text:style-name="_34_9">t</text:span><text:span text:style-name="_37_5">h</text:span><text:span text:style-name="_31_3">e</text:span><text:span text:style-name="_33_8">s</text:span><text:span text:style-name="_37_4">e</text:span><text:span text:style-name="_31_"> </text:span><text:span text:style-name="_34_3">m</text:span><text:span text:style-name="_36_3">a</text:span><text:span text:style-name="_39_">y</text:span><text:span text:style-name="_32_6"> </text:span><text:span text:style-name="_35_7">b</text:span><text:span text:style-name="_32_0">e</text:span><text:span text:style-name="_32_6"> </text:span><text:span text:style-name="_37_5">"</text:span><text:span text:style-name="_32_0">g</text:span><text:span text:style-name="_34_4">i</text:span><text:span text:style-name="_36_8">v</text:span><text:span text:style-name="_31_0">e</text:span><text:span text:style-name="_33_3">n</text:span><text:span text:style-name="_35_1"> </text:span><text:span text:style-name="_31_4">b</text:span><text:span text:style-name="_34_4">y</text:span><text:span text:style-name="_35_1"> </text:span><text:span text:style-name="_32_2">a</text:span><text:span text:style-name="_34_2">u</text:span><text:span text:style-name="_36_4">t</text:span><text:span text:style-name="_31_9">h</text:span><text:span text:style-name="_34_7">o</text:span><text:span text:style-name="_35_8">r</text:span><text:span text:style-name="_31_8">i</text:span><text:span text:style-name="_34_8">t</text:span><text:span text:style-name="_36_0">y</text:span><text:span text:style-name="_32_0">,</text:span><text:span text:style-name="_33_4">"</text:span><text:span text:style-name="_35_1"> </text:span><text:span text:style-name="_32_4">b</text:span><text:span text:style-name="_34_0">u</text:span><text:span text:style-name="_36_0">t</text:span><text:span text:style-name="_31_"> </text:span><text:span text:style-name="_33_5">o</text:span><text:span text:style-name="_36_9">t</text:span><text:span text:style-name="_32_4">h</text:span><text:span text:style-name="_34_7">e</text:span><text:span text:style-name="_35_7">r</text:span><text:span text:style-name="_31_7">s</text:span><text:span text:style-name="_32_6"> </text:span><text:span text:style-name="_35_8">m</text:span><text:span text:style-name="_32_0">a</text:span><text:span text:style-name="_33_5">y</text:span><text:span text:style-name="_35_1"> </text:span><text:span text:style-name="_32_2">b</text:span><text:span text:style-name="_34_5">e</text:span><text:span text:style-name="_35_1"> </text:span><text:span text:style-name="_31_2">p</text:span><text:span text:style-name="_34_5">r</text:span><text:span text:style-name="_37_5">o</text:span><text:span text:style-name="_37_">d</text:span><text:span text:style-name="_34_0">u</text:span><text:span text:style-name="_36_8">c</text:span><text:span text:style-name="_32_5">e</text:span><text:span text:style-name="_34_2">d</text:span><text:span text:style-name="_35_1"> </text:span><text:span text:style-name="_32_0">b</text:span><text:span text:style-name="_33_8">y</text:span><text:span text:style-name="_35_1"> </text:span><text:span text:style-name="_38_">t</text:span><text:span text:style-name="_34_5">h</text:span><text:span text:style-name="_36_2">e</text:span><text:span text:style-name="_31_"> </text:span><text:span text:style-name="_34_7">m</text:span><text:span text:style-name="_37_5">a</text:span><text:span text:style-name="_32_4">c</text:span><text:span text:style-name="_34_8">h</text:span><text:span text:style-name="_36_0">i</text:span><text:span text:style-name="_32_3">n</text:span><text:span text:style-name="_33_5">e</text:span><text:span text:style-name="_35_1"> </text:span><text:span text:style-name="_37_">i</text:span><text:span text:style-name="_34_8">t</text:span><text:span text:style-name="_37_0">s</text:span><text:span text:style-name="_31_9">e</text:span><text:span text:style-name="_34_2">l</text:span><text:span text:style-name="_37_4">f</text:span><text:span text:style-name="_32_5">,</text:span><text:span text:style-name="_32_6"> </text:span><text:span text:style-name="_36_5">e</text:span><text:span text:style-name="_31_5">.</text:span><text:span text:style-name="_34_8">g</text:span><text:span text:style-name="_36_3">.</text:span><text:span text:style-name="_31_"> </text:span><text:span text:style-name="_33_3">b</text:span><text:span text:style-name="_36_4">y</text:span><text:span text:style-name="_31_"> </text:span><text:span text:style-name="_34_8">s</text:span><text:span text:style-name="_36_9">c</text:span><text:span text:style-name="_32_2">i</text:span><text:span text:style-name="_33_5">e</text:span><text:span text:style-name="_35_9">n</text:span><text:span text:style-name="_31_2">t</text:span><text:span text:style-name="_33_2">i</text:span><text:span text:style-name="_35_8">f</text:span><text:span text:style-name="_32_5">i</text:span><text:span text:style-name="_33_9">c</text:span><text:span text:style-name="_35_1"> </text:span><text:span text:style-name="_39_">i</text:span><text:span text:style-name="_33_7">n</text:span><text:span text:style-name="_35_7">d</text:span><text:span text:style-name="_31_5">u</text:span><text:span text:style-name="_34_0">c</text:span><text:span text:style-name="_36_9">t</text:span><text:span text:style-name="_31_4">i</text:span><text:span text:style-name="_34_7">o</text:span><text:span text:style-name="_37_3">n</text:span><text:span text:style-name="_32_0">.</text:span></text:p>
      <text:p text:style-name="P1"><text:span text:style-name="_37_2">T</text:span><text:span text:style-name="_39_">h</text:span><text:span text:style-name="_34_7">e</text:span><text:span text:style-name="_35_1"> </text:span><text:span text:style-name="_31_0">i</text:span><text:span text:style-name="_33_5">d</text:span><text:span text:style-name="_37_2">e</text:span><text:span text:style-name="_32_4">a</text:span><text:span text:style-name="_32_6"> </text:span><text:span text:style-name="_36_2">o</text:span><text:span text:style-name="_32_3">f</text:span><text:span text:style-name="_32_6"> </text:span><text:span text:style-name="_37_4">a</text:span><text:span text:style-name="_31_"> </text:span><text:span text:style-name="_34_0">l</text:span><text:span text:style-name="_36_7">e</text:span><text:span text:style-name="_32_4">a</text:span><text:span text:style-name="_33_4">r</text:span><text:span text:style-name="_36_8">n</text:span><text:span text:style-name="_32_0">i</text:span><text:span text:style-name="_35_0">n</text:span><text:span text:style-name="_36_7">g</text:span><text:span text:style-name="_31_"> </text:span><text:span text:style-name="_34_3">m</text:span><text:span text:style-name="_35_8">a</text:span><text:span text:style-name="_31_2">c</text:span><text:span text:style-name="_33_5">h</text:span><text:span text:style-name="_37_4">i</text:span><text:span text:style-name="_32_0">n</text:span><text:span text:style-name="_34_0">e</text:span><text:span text:style-name="_35_1"> </text:span><text:span text:style-name="_31_8">m</text:span><text:span text:style-name="_33_3">a</text:span><text:span text:style-name="_37_2">y</text:span><text:span text:style-name="_31_"> </text:span><text:span text:style-name="_33_5">a</text:span><text:span text:style-name="_36_2">p</text:span><text:span text:style-name="_31_3">p</text:span><text:span text:style-name="_34_9">e</text:span><text:span text:style-name="_36_7">a</text:span><text:span text:style-name="_31_0">r</text:span><text:span text:style-name="_32_6"> </text:span><text:span text:style-name="_37_2">p</text:span><text:span text:style-name="_31_8">a</text:span><text:span text:style-name="_34_9">r</text:span><text:span text:style-name="_36_3">a</text:span><text:span text:style-name="_39_">d</text:span><text:span text:style-name="_34_9">o</text:span><text:span text:style-name="_36_8">x</text:span><text:span text:style-name="_37_">i</text:span><text:span text:style-name="_34_3">c</text:span><text:span text:style-name="_37_0">a</text:span><text:span text:style-name="_31_9">l</text:span><text:span text:style-name="_32_6"> </text:span><text:span text:style-name="_37_0">t</text:span><text:span text:style-name="_31_4">o</text:span><text:span text:style-name="_32_6"> </text:span><text:span text:style-name="_36_3">s</text:span><text:span text:style-name="_38_">o</text:span><text:span text:style-name="_34_5">m</text:span><text:span text:style-name="_35_7">e</text:span><text:span text:style-name="_31_"> </text:span><text:span text:style-name="_34_8">r</text:span><text:span text:style-name="_36_7">e</text:span><text:span text:style-name="_31_7">a</text:span><text:span text:style-name="_33_8">d</text:span><text:span text:style-name="_36_5">e</text:span><text:span text:style-name="_31_8">r</text:span><text:span text:style-name="_34_8">s</text:span><text:span text:style-name="_37_3">.</text:span><text:span text:style-name="_31_"> </text:span><text:span text:style-name="_33_9">H</text:span><text:span text:style-name="_37_2">o</text:span><text:span text:style-name="_32_4">w</text:span><text:span text:style-name="_32_6"> </text:span><text:span text:style-name="_36_9">c</text:span><text:span text:style-name="_37_">a</text:span><text:span text:style-name="_34_7">n</text:span><text:span text:style-name="_35_1"> </text:span><text:span text:style-name="_39_">t</text:span><text:span text:style-name="_33_5">h</text:span><text:span text:style-name="_35_9">e</text:span><text:span text:style-name="_31_"> </text:span><text:span text:style-name="_34_7">r</text:span><text:span text:style-name="_37_3">u</text:span><text:span text:style-name="_31_3">l</text:span><text:span text:style-name="_34_4">e</text:span><text:span text:style-name="_37_5">s</text:span><text:span text:style-name="_31_"> </text:span><text:span text:style-name="_34_5">o</text:span><text:span text:style-name="_37_0">f</text:span><text:span text:style-name="_31_"> </text:span><text:span text:style-name="_34_3">o</text:span><text:span text:style-name="_36_2">p</text:span><text:span text:style-name="_39_">e</text:span><text:span text:style-name="_33_3">r</text:span><text:span text:style-name="_37_4">a</text:span><text:span text:style-name="_31_9">t</text:span><text:span text:style-name="_33_9">i</text:span><text:span text:style-name="_36_8">o</text:span><text:span text:style-name="_31_0">n</text:span><text:span text:style-name="_32_6"> </text:span><text:span text:style-name="_35_8">o</text:span><text:span text:style-name="_32_2">f</text:span><text:span text:style-name="_32_6"> </text:span><text:span text:style-name="_36_3">t</text:span><text:span text:style-name="_31_9">h</text:span><text:span text:style-name="_33_8">e</text:span><text:span text:style-name="_35_1"> </text:span><text:span text:style-name="_31_0">m</text:span><text:span text:style-name="_33_7">a</text:span><text:span text:style-name="_35_9">c</text:span><text:span text:style-name="_31_5">h</text:span><text:span text:style-name="_34_3">i</text:span><text:span text:style-name="_37_0">n</text:span><text:span text:style-name="_37_">e</text:span><text:span text:style-name="_32_6"> </text:span><text:span text:style-name="_35_8">c</text:span><text:span text:style-name="_31_3">h</text:span><text:span text:style-name="_34_9">a</text:span><text:span text:style-name="_37_3">n</text:span><text:span text:style-name="_32_0">g</text:span><text:span text:style-name="_33_8">e</text:span><text:span text:style-name="_36_0">?</text:span><text:span text:style-name="_31_"> </text:span><text:span text:style-name="_34_8">T</text:span><text:span text:style-name="_36_4">h</text:span><text:span text:style-name="_31_7">e</text:span><text:span text:style-name="_34_4">y</text:span><text:span text:style-name="_35_1"> </text:span><text:span text:style-name="_31_0">s</text:span><text:span text:style-name="_33_7">h</text:span><text:span text:style-name="_37_2">o</text:span><text:span text:style-name="_31_8">u</text:span><text:span text:style-name="_34_4">l</text:span><text:span text:style-name="_37_5">d</text:span><text:span text:style-name="_31_"> </text:span><text:span text:style-name="_35_0">d</text:span><text:span text:style-name="_37_2">e</text:span><text:span text:style-name="_37_">s</text:span><text:span text:style-name="_34_4">c</text:span><text:span text:style-name="_37_2">r</text:span><text:span text:style-name="_32_5">i</text:span><text:span text:style-name="_34_0">b</text:span><text:span text:style-name="_35_7">e</text:span><text:span text:style-name="_31_"> </text:span><text:span text:style-name="_34_2">c</text:span><text:span text:style-name="_35_9">o</text:span><text:span text:style-name="_31_3">m</text:span><text:span text:style-name="_33_9">p</text:span><text:span text:style-name="_36_8">l</text:span><text:span text:style-name="_32_4">e</text:span><text:span text:style-name="_34_2">t</text:span><text:span text:style-name="_36_3">e</text:span><text:span text:style-name="_31_5">l</text:span><text:span text:style-name="_35_0">y</text:span><text:span text:style-name="_35_1"> </text:span><text:span text:style-name="_32_0">h</text:span><text:span text:style-name="_33_7">o</text:span><text:span text:style-name="_36_4">w</text:span><text:span text:style-name="_31_"> </text:span><text:span text:style-name="_34_9">t</text:span><text:span text:style-name="_37_3">h</text:span><text:span text:style-name="_32_2">e</text:span><text:span text:style-name="_32_6"> </text:span><text:span text:style-name="_36_2">m</text:span><text:span text:style-name="_31_5">a</text:span><text:span text:style-name="_35_0">c</text:span><text:span text:style-name="_36_5">h</text:span><text:span text:style-name="_32_2">i</text:span><text:span text:style-name="_33_2">n</text:span><text:span text:style-name="_36_2">e</text:span><text:span text:style-name="_31_"> </text:span><text:span text:style-name="_34_5">w</text:span><text:span text:style-name="_36_0">i</text:span><text:span text:style-name="_32_0">l</text:span><text:span text:style-name="_35_0">l</text:span><text:span text:style-name="_35_1"> </text:span><text:span text:style-name="_38_">r</text:span><text:span text:style-name="_34_3">e</text:span><text:span text:style-name="_36_2">a</text:span><text:span text:style-name="_32_3">c</text:span><text:span text:style-name="_33_2">t</text:span><text:span text:style-name="_35_1"> </text:span><text:span text:style-name="_31_4">w</text:span><text:span text:style-name="_34_2">h</text:span><text:span text:style-name="_36_3">a</text:span><text:span text:style-name="_39_">t</text:span><text:span text:style-name="_34_3">e</text:span><text:span text:style-name="_37_3">v</text:span><text:span text:style-name="_31_8">e</text:span><text:span text:style-name="_33_7">r</text:span><text:span text:style-name="_35_1"> </text:span><text:span text:style-name="_38_">i</text:span><text:span text:style-name="_34_4">t</text:span><text:span text:style-name="_36_2">s</text:span><text:span text:style-name="_31_"> </text:span><text:span text:style-name="_33_5">h</text:span><text:span text:style-name="_36_0">i</text:span><text:span text:style-name="_31_9">s</text:span><text:span text:style-name="_33_3">t</text:span><text:span text:style-name="_35_7">o</text:span><text:span text:style-name="_31_0">r</text:span><text:span text:style-name="_33_9">y</text:span><text:span text:style-name="_35_1"> </text:span><text:span text:style-name="_31_4">m</text:span><text:span text:style-name="_34_9">i</text:span><text:span text:style-name="_37_0">g</text:span><text:span text:style-name="_31_8">h</text:span><text:span text:style-name="_34_0">t</text:span><text:span text:style-name="_35_1"> </text:span><text:span text:style-name="_31_5">b</text:span><text:span text:style-name="_34_0">e</text:span><text:span text:style-name="_37_3">,</text:span><text:span text:style-name="_31_"> </text:span><text:span text:style-name="_34_3">w</text:span><text:span text:style-name="_36_7">h</text:span><text:span text:style-name="_32_3">a</text:span><text:span text:style-name="_33_7">t</text:span><text:span text:style-name="_36_4">e</text:span><text:span text:style-name="_31_0">v</text:span><text:span text:style-name="_34_5">e</text:span><text:span text:style-name="_37_3">r</text:span><text:span text:style-name="_31_"> </text:span><text:span text:style-name="_34_2">c</text:span><text:span text:style-name="_37_5">h</text:span><text:span text:style-name="_38_">a</text:span><text:span text:style-name="_34_4">n</text:span><text:span text:style-name="_37_2">g</text:span><text:span text:style-name="_39_">e</text:span><text:span text:style-name="_34_4">s</text:span><text:span text:style-name="_35_1"> </text:span><text:span text:style-name="_31_9">i</text:span><text:span text:style-name="_34_4">t</text:span><text:span text:style-name="_35_1"> </text:span><text:span text:style-name="_32_0">m</text:span><text:span text:style-name="_34_2">i</text:span><text:span text:style-name="_36_3">g</text:span><text:span text:style-name="_37_">h</text:span><text:span text:style-name="_34_3">t</text:span><text:span text:style-name="_35_1"> </text:span><text:span text:style-name="_32_3">u</text:span><text:span text:style-name="_34_3">n</text:span><text:span text:style-name="_36_4">d</text:span><text:span text:style-name="_32_2">e</text:span><text:span text:style-name="_35_0">r</text:span><text:span text:style-name="_37_5">g</text:span><text:span text:style-name="_31_9">o</text:span><text:span text:style-name="_34_3">.</text:span><text:span text:style-name="_35_1"> </text:span><text:span text:style-name="_32_2">T</text:span><text:span text:style-name="_34_2">h</text:span><text:span text:style-name="_36_9">e</text:span><text:span text:style-name="_31_"> </text:span><text:span text:style-name="_33_7">r</text:span><text:span text:style-name="_36_3">u</text:span><text:span text:style-name="_32_0">l</text:span><text:span text:style-name="_34_3">e</text:span><text:span text:style-name="_36_9">s</text:span><text:span text:style-name="_31_"> </text:span><text:span text:style-name="_34_8">a</text:span><text:span text:style-name="_36_7">r</text:span><text:span text:style-name="_31_8">e</text:span><text:span text:style-name="_32_6"> </text:span><text:span text:style-name="_36_2">t</text:span><text:span text:style-name="_32_5">h</text:span><text:span text:style-name="_33_4">u</text:span><text:span text:style-name="_35_8">s</text:span><text:span text:style-name="_31_"> </text:span><text:span text:style-name="_34_7">q</text:span><text:span text:style-name="_36_0">u</text:span><text:span text:style-name="_31_9">i</text:span><text:span text:style-name="_33_5">t</text:span><text:span text:style-name="_36_2">e</text:span><text:span text:style-name="_31_"> </text:span><text:span text:style-name="_33_4">t</text:span><text:span text:style-name="_36_0">i</text:span><text:span text:style-name="_32_2">m</text:span><text:span text:style-name="_34_9">e</text:span>-<text:span text:style-name="_31_4">i</text:span><text:span text:style-name="_33_7">n</text:span><text:span text:style-name="_36_3">v</text:span><text:span text:style-name="_37_">a</text:span><text:span text:style-name="_33_4">r</text:span><text:span text:style-name="_36_5">i</text:span><text:span text:style-name="_37_">a</text:span><text:span text:style-name="_34_0">n</text:span><text:span text:style-name="_36_8">t</text:span><text:span text:style-name="_32_0">.</text:span><text:span text:style-name="_32_6"> </text:span><text:span text:style-name="_36_3">T</text:span><text:span text:style-name="_32_2">h</text:span><text:span text:style-name="_33_9">i</text:span><text:span text:style-name="_36_4">s</text:span><text:span text:style-name="_31_"> </text:span><text:span text:style-name="_34_8">i</text:span><text:span text:style-name="_37_3">s</text:span><text:span text:style-name="_31_"> </text:span><text:span text:style-name="_33_7">q</text:span><text:span text:style-name="_36_8">u</text:span><text:span text:style-name="_31_0">i</text:span><text:span text:style-name="_33_3">t</text:span><text:span text:style-name="_37_2">e</text:span><text:span text:style-name="_31_"> </text:span><text:span text:style-name="_34_3">t</text:span><text:span text:style-name="_37_5">r</text:span><text:span text:style-name="_31_7">u</text:span><text:span text:style-name="_33_3">e</text:span><text:span text:style-name="_36_2">.</text:span><text:span text:style-name="_31_"> </text:span><text:span text:style-name="_33_9">T</text:span><text:span text:style-name="_37_2">h</text:span><text:span text:style-name="_31_2">e</text:span><text:span text:style-name="_32_6"> </text:span><text:span text:style-name="_35_9">e</text:span><text:span text:style-name="_31_4">x</text:span><text:span text:style-name="_33_7">p</text:span><text:span text:style-name="_36_0">l</text:span><text:span text:style-name="_39_">a</text:span><text:span text:style-name="_34_8">n</text:span><text:span text:style-name="_36_2">a</text:span><text:span text:style-name="_32_3">t</text:span><text:span text:style-name="_34_8">i</text:span><text:span text:style-name="_35_7">o</text:span><text:span text:style-name="_38_">n</text:span><text:span text:style-name="_32_6"> </text:span><text:span text:style-name="_37_2">o</text:span><text:span text:style-name="_31_0">f</text:span><text:span text:style-name="_32_6"> </text:span><text:span text:style-name="_35_7">t</text:span><text:span text:style-name="_39_">h</text:span><text:span text:style-name="_33_3">e</text:span><text:span text:style-name="_35_1"> </text:span><text:span text:style-name="_39_">p</text:span><text:span text:style-name="_34_7">a</text:span><text:span text:style-name="_37_4">r</text:span><text:span text:style-name="_38_">a</text:span><text:span text:style-name="_33_3">d</text:span><text:span text:style-name="_37_5">o</text:span><text:span text:style-name="_31_0">x</text:span><text:span text:style-name="_32_6"> </text:span><text:span text:style-name="_36_7">i</text:span><text:span text:style-name="_32_3">s</text:span><text:span text:style-name="_32_6"> </text:span><text:span text:style-name="_37_5">t</text:span><text:span text:style-name="_32_2">h</text:span><text:span text:style-name="_34_2">a</text:span><text:span text:style-name="_37_2">t</text:span><text:span text:style-name="_31_"> </text:span><text:span text:style-name="_34_3">t</text:span><text:span text:style-name="_36_4">h</text:span><text:span text:style-name="_32_0">e</text:span><text:span text:style-name="_32_6"> </text:span><text:span text:style-name="_36_7">r</text:span><text:span text:style-name="_31_7">u</text:span><text:span text:style-name="_33_8">l</text:span><text:span text:style-name="_35_9">e</text:span><text:span text:style-name="_31_5">s</text:span><text:span text:style-name="_32_6"> </text:span><text:span text:style-name="_37_3">w</text:span><text:span text:style-name="_32_0">h</text:span><text:span text:style-name="_34_5">i</text:span><text:span text:style-name="_36_5">c</text:span><text:span text:style-name="_39_">h</text:span><text:span text:style-name="_32_6"> </text:span><text:span text:style-name="_37_5">g</text:span><text:span text:style-name="_39_">e</text:span><text:span text:style-name="_34_9">t</text:span><text:span text:style-name="_35_1"> </text:span><text:span text:style-name="_32_3">c</text:span><text:span text:style-name="_33_9">h</text:span><text:span text:style-name="_37_4">a</text:span><text:span text:style-name="_32_3">n</text:span><text:span text:style-name="_34_8">g</text:span><text:span text:style-name="_36_4">e</text:span><text:span text:style-name="_31_4">d</text:span><text:span text:style-name="_32_6"> </text:span><text:span text:style-name="_37_5">i</text:span><text:span text:style-name="_31_3">n</text:span><text:span text:style-name="_32_6"> </text:span><text:span text:style-name="_35_7">t</text:span><text:span text:style-name="_31_5">h</text:span><text:span text:style-name="_33_4">e</text:span><text:span text:style-name="_35_1"> </text:span><text:span text:style-name="_39_">l</text:span><text:span text:style-name="_33_7">e</text:span><text:span text:style-name="_36_7">a</text:span><text:span text:style-name="_32_3">r</text:span><text:span text:style-name="_35_0">n</text:span><text:span text:style-name="_37_2">i</text:span><text:span text:style-name="_31_0">n</text:span><text:span text:style-name="_34_8">g</text:span><text:span text:style-name="_35_1"> </text:span><text:span text:style-name="_31_5">p</text:span><text:span text:style-name="_33_9">r</text:span><text:span text:style-name="_37_5">o</text:span><text:span text:style-name="_31_0">c</text:span><text:span text:style-name="_34_2">e</text:span><text:span text:style-name="_35_9">s</text:span><text:span text:style-name="_32_3">s</text:span><text:span text:style-name="_32_6"> </text:span><text:span text:style-name="_37_3">a</text:span><text:span text:style-name="_31_5">r</text:span><text:span text:style-name="_34_0">e</text:span><text:span text:style-name="_35_1"> </text:span><text:span text:style-name="_37_">o</text:span><text:span text:style-name="_33_9">f</text:span><text:span text:style-name="_35_1"> </text:span><text:span text:style-name="_31_7">a</text:span><text:span text:style-name="_32_6"> </text:span><text:span text:style-name="_37_0">r</text:span><text:span text:style-name="_38_">a</text:span><text:span text:style-name="_33_9">t</text:span><text:span text:style-name="_37_2">h</text:span><text:span text:style-name="_32_2">e</text:span><text:span text:style-name="_34_7">r</text:span><text:span text:style-name="_35_1"> </text:span><text:span text:style-name="_32_0">l</text:span><text:span text:style-name="_33_5">e</text:span><text:span text:style-name="_36_8">s</text:span><text:span text:style-name="_32_0">s</text:span><text:span text:style-name="_32_6"> </text:span><text:span text:style-name="_36_2">p</text:span><text:span text:style-name="_32_0">r</text:span><text:span text:style-name="_34_9">e</text:span><text:span text:style-name="_35_7">t</text:span><text:span text:style-name="_32_5">e</text:span><text:span text:style-name="_34_0">n</text:span><text:span text:style-name="_37_5">t</text:span><text:span text:style-name="_31_4">i</text:span><text:span text:style-name="_34_5">o</text:span><text:span text:style-name="_35_8">u</text:span><text:span text:style-name="_31_5">s</text:span><text:span text:style-name="_32_6"> </text:span><text:span text:style-name="_36_7">k</text:span><text:span text:style-name="_39_">i</text:span><text:span text:style-name="_33_3">n</text:span><text:span text:style-name="_37_3">d</text:span><text:span text:style-name="_32_3">,</text:span><text:span text:style-name="_32_6"> </text:span><text:span text:style-name="_37_4">c</text:span><text:span text:style-name="_31_3">l</text:span><text:span text:style-name="_34_9">a</text:span><text:span text:style-name="_37_3">i</text:span><text:span text:style-name="_31_2">m</text:span><text:span text:style-name="_33_4">i</text:span><text:span text:style-name="_37_5">n</text:span><text:span text:style-name="_31_7">g</text:span><text:span text:style-name="_32_6"> </text:span><text:span text:style-name="_37_0">o</text:span><text:span text:style-name="_32_2">n</text:span><text:span text:style-name="_33_2">l</text:span><text:span text:style-name="_37_4">y</text:span><text:span text:style-name="_31_"> </text:span><text:span text:style-name="_34_5">a</text:span><text:span text:style-name="_36_0">n</text:span><text:span text:style-name="_31_"> </text:span><text:span text:style-name="_34_2">e</text:span><text:span text:style-name="_36_2">p</text:span><text:span text:style-name="_39_">h</text:span><text:span text:style-name="_34_9">e</text:span><text:span text:style-name="_35_7">m</text:span><text:span text:style-name="_31_2">e</text:span><text:span text:style-name="_34_3">r</text:span><text:span text:style-name="_37_2">a</text:span><text:span text:style-name="_31_8">l</text:span><text:span text:style-name="_32_6"> </text:span><text:span text:style-name="_36_9">v</text:span><text:span text:style-name="_31_4">a</text:span><text:span text:style-name="_33_7">l</text:span><text:span text:style-name="_35_8">i</text:span><text:span text:style-name="_32_4">d</text:span><text:span text:style-name="_33_4">i</text:span><text:span text:style-name="_36_0">t</text:span><text:span text:style-name="_31_3">y</text:span><text:span text:style-name="_33_2">.</text:span><text:span text:style-name="_35_1"> </text:span><text:span text:style-name="_32_4">T</text:span><text:span text:style-name="_34_5">h</text:span><text:span text:style-name="_35_9">e</text:span><text:span text:style-name="_31_"> </text:span><text:span text:style-name="_34_2">r</text:span><text:span text:style-name="_36_0">e</text:span><text:span text:style-name="_32_2">a</text:span><text:span text:style-name="_33_8">d</text:span><text:span text:style-name="_36_5">e</text:span><text:span text:style-name="_38_">r</text:span><text:span text:style-name="_32_6"> </text:span><text:span text:style-name="_36_9">m</text:span><text:span text:style-name="_32_5">a</text:span><text:span text:style-name="_34_3">y</text:span><text:span text:style-name="_35_1"> </text:span><text:span text:style-name="_31_3">d</text:span><text:span text:style-name="_33_2">r</text:span><text:span text:style-name="_36_5">a</text:span><text:span text:style-name="_37_">w</text:span><text:span text:style-name="_32_6"> </text:span><text:span text:style-name="_35_7">a</text:span><text:span text:style-name="_31_"> </text:span><text:span text:style-name="_33_7">p</text:span><text:span text:style-name="_35_9">a</text:span><text:span text:style-name="_31_2">r</text:span><text:span text:style-name="_34_0">a</text:span><text:span text:style-name="_35_9">l</text:span><text:span text:style-name="_32_2">l</text:span><text:span text:style-name="_34_4">e</text:span><text:span text:style-name="_35_9">l</text:span><text:span text:style-name="_31_"> </text:span><text:span text:style-name="_34_9">w</text:span><text:span text:style-name="_36_4">i</text:span><text:span text:style-name="_31_4">t</text:span><text:span text:style-name="_33_4">h</text:span><text:span text:style-name="_35_1"> </text:span><text:span text:style-name="_31_9">t</text:span><text:span text:style-name="_34_7">h</text:span><text:span text:style-name="_35_9">e</text:span><text:span text:style-name="_31_"> </text:span><text:span text:style-name="_34_7">C</text:span><text:span text:style-name="_35_8">o</text:span><text:span text:style-name="_32_5">n</text:span><text:span text:style-name="_35_0">s</text:span><text:span text:style-name="_35_8">t</text:span><text:span text:style-name="_32_2">i</text:span><text:span text:style-name="_35_0">t</text:span><text:span text:style-name="_36_0">u</text:span><text:span text:style-name="_31_4">t</text:span><text:span text:style-name="_33_3">i</text:span><text:span text:style-name="_36_2">o</text:span><text:span text:style-name="_31_0">n</text:span><text:span text:style-name="_32_6"> </text:span><text:span text:style-name="_36_4">o</text:span><text:span text:style-name="_37_">f</text:span><text:span text:style-name="_32_6"> </text:span><text:span text:style-name="_37_3">t</text:span><text:span text:style-name="_31_5">h</text:span><text:span text:style-name="_33_3">e</text:span><text:span text:style-name="_35_1"> </text:span><text:span text:style-name="_31_0">U</text:span><text:span text:style-name="_33_8">n</text:span><text:span text:style-name="_36_2">i</text:span><text:span text:style-name="_31_8">t</text:span><text:span text:style-name="_33_2">e</text:span><text:span text:style-name="_36_7">d</text:span><text:span text:style-name="_31_"> </text:span><text:span text:style-name="_34_0">S</text:span><text:span text:style-name="_36_0">t</text:span><text:span text:style-name="_32_2">a</text:span><text:span text:style-name="_34_4">t</text:span><text:span text:style-name="_37_5">e</text:span><text:span text:style-name="_39_">s</text:span><text:span text:style-name="_34_4">.</text:span></text:p>
      <text:p text:style-name="P1"><text:span text:style-name="_37_">A</text:span><text:span text:style-name="_35_0">n</text:span><text:span text:style-name="_35_1"> </text:span><text:span text:style-name="_31_8">i</text:span><text:span text:style-name="_34_2">m</text:span><text:span text:style-name="_36_5">p</text:span><text:span text:style-name="_31_2">o</text:span><text:span text:style-name="_33_2">r</text:span><text:span text:style-name="_36_9">t</text:span><text:span text:style-name="_31_5">a</text:span><text:span text:style-name="_33_5">n</text:span><text:span text:style-name="_36_3">t</text:span><text:span text:style-name="_31_"> </text:span><text:span text:style-name="_34_7">f</text:span><text:span text:style-name="_37_3">e</text:span><text:span text:style-name="_31_7">a</text:span><text:span text:style-name="_34_9">t</text:span><text:span text:style-name="_36_3">u</text:span><text:span text:style-name="_38_">r</text:span><text:span text:style-name="_33_3">e</text:span><text:span text:style-name="_35_1"> </text:span><text:span text:style-name="_32_0">o</text:span><text:span text:style-name="_33_4">f</text:span><text:span text:style-name="_35_1"> </text:span><text:span text:style-name="_37_">a</text:span><text:span text:style-name="_32_6"> </text:span><text:span text:style-name="_36_7">l</text:span><text:span text:style-name="_31_9">e</text:span><text:span text:style-name="_33_3">a</text:span><text:span text:style-name="_36_5">r</text:span><text:span text:style-name="_38_">n</text:span><text:span text:style-name="_34_0">i</text:span><text:span text:style-name="_36_5">n</text:span><text:span text:style-name="_31_5">g</text:span><text:span text:style-name="_32_6"> </text:span><text:span text:style-name="_36_2">m</text:span><text:span text:style-name="_31_5">a</text:span><text:span text:style-name="_34_0">c</text:span><text:span text:style-name="_37_4">h</text:span><text:span text:style-name="_31_7">i</text:span><text:span text:style-name="_33_7">n</text:span><text:span text:style-name="_35_7">e</text:span><text:span text:style-name="_31_"> </text:span><text:span text:style-name="_34_4">i</text:span><text:span text:style-name="_36_2">s</text:span><text:span text:style-name="_31_"> </text:span><text:span text:style-name="_33_4">t</text:span><text:span text:style-name="_36_5">h</text:span><text:span text:style-name="_31_0">a</text:span><text:span text:style-name="_33_2">t</text:span><text:span text:style-name="_35_1"> </text:span><text:span text:style-name="_32_2">i</text:span><text:span text:style-name="_34_7">t</text:span><text:span text:style-name="_36_2">s</text:span><text:span text:style-name="_31_"> </text:span><text:span text:style-name="_34_9">t</text:span><text:span text:style-name="_36_2">e</text:span><text:span text:style-name="_31_5">a</text:span><text:span text:style-name="_33_9">c</text:span><text:span text:style-name="_36_9">h</text:span><text:span text:style-name="_32_3">e</text:span><text:span text:style-name="_34_3">r</text:span><text:span text:style-name="_35_1"> </text:span><text:span text:style-name="_32_2">w</text:span><text:span text:style-name="_33_7">i</text:span><text:span text:style-name="_36_7">l</text:span><text:span text:style-name="_32_4">l</text:span><text:span text:style-name="_32_6"> </text:span><text:span text:style-name="_35_7">o</text:span><text:span text:style-name="_39_">f</text:span><text:span text:style-name="_34_4">t</text:span><text:span text:style-name="_35_9">e</text:span><text:span text:style-name="_31_8">n</text:span><text:span text:style-name="_32_6"> </text:span><text:span text:style-name="_36_9">b</text:span><text:span text:style-name="_32_3">e</text:span><text:span text:style-name="_32_6"> </text:span><text:span text:style-name="_37_3">v</text:span><text:span text:style-name="_31_8">e</text:span><text:span text:style-name="_33_7">r</text:span><text:span text:style-name="_36_0">y</text:span><text:span text:style-name="_31_"> </text:span><text:span text:style-name="_34_3">l</text:span><text:span text:style-name="_36_4">a</text:span><text:span text:style-name="_31_7">r</text:span><text:span text:style-name="_33_3">g</text:span><text:span text:style-name="_36_9">e</text:span><text:span text:style-name="_32_2">l</text:span><text:span text:style-name="_34_3">y</text:span><text:span text:style-name="_35_1"> </text:span><text:span text:style-name="_31_9">i</text:span><text:span text:style-name="_34_8">g</text:span><text:span text:style-name="_36_3">n</text:span><text:span text:style-name="_31_9">o</text:span><text:span text:style-name="_33_7">r</text:span><text:span text:style-name="_37_4">a</text:span><text:span text:style-name="_32_5">n</text:span><text:span text:style-name="_34_9">t</text:span><text:span text:style-name="_35_1"> </text:span><text:span text:style-name="_39_">o</text:span><text:span text:style-name="_33_5">f</text:span><text:span text:style-name="_35_1"> </text:span><text:span text:style-name="_31_2">q</text:span><text:span text:style-name="_33_4">u</text:span><text:span text:style-name="_37_4">i</text:span><text:span text:style-name="_31_5">t</text:span><text:span text:style-name="_34_4">e</text:span><text:span text:style-name="_35_1"> </text:span><text:span text:style-name="_32_5">w</text:span><text:span text:style-name="_34_0">h</text:span><text:span text:style-name="_36_3">a</text:span><text:span text:style-name="_31_0">t</text:span><text:span text:style-name="_32_6"> </text:span><text:span text:style-name="_36_9">i</text:span><text:span text:style-name="_31_0">s</text:span><text:span text:style-name="_32_6"> </text:span><text:span text:style-name="_36_2">g</text:span><text:span text:style-name="_32_2">o</text:span><text:span text:style-name="_33_2">i</text:span><text:span text:style-name="_35_7">n</text:span><text:span text:style-name="_32_3">g</text:span><text:span text:style-name="_32_6"> </text:span><text:span text:style-name="_35_9">o</text:span><text:span text:style-name="_31_0">n</text:span><text:span text:style-name="_32_6"> </text:span><text:span text:style-name="_36_8">i</text:span><text:span text:style-name="_39_">n</text:span><text:span text:style-name="_34_0">s</text:span><text:span text:style-name="_36_2">i</text:span><text:span text:style-name="_31_8">d</text:span><text:span text:style-name="_34_7">e</text:span><text:span text:style-name="_36_7">,</text:span><text:span text:style-name="_31_"> </text:span><text:span text:style-name="_33_3">a</text:span><text:span text:style-name="_37_0">l</text:span><text:span text:style-name="_31_8">t</text:span><text:span text:style-name="_34_9">h</text:span><text:span text:style-name="_37_4">o</text:span><text:span text:style-name="_31_3">u</text:span><text:span text:style-name="_33_4">g</text:span><text:span text:style-name="_37_4">h</text:span><text:span text:style-name="_31_"> </text:span><text:span text:style-name="_35_0">h</text:span><text:span text:style-name="_36_3">e</text:span><text:span text:style-name="_31_"> </text:span><text:span text:style-name="_33_9">m</text:span><text:span text:style-name="_35_8">a</text:span><text:span text:style-name="_32_5">y</text:span><text:span text:style-name="_32_6"> </text:span><text:span text:style-name="_37_4">s</text:span><text:span text:style-name="_39_">t</text:span><text:span text:style-name="_34_3">i</text:span><text:span text:style-name="_36_4">l</text:span><text:span text:style-name="_38_">l</text:span><text:span text:style-name="_32_6"> </text:span><text:span text:style-name="_36_8">b</text:span><text:span text:style-name="_37_">e</text:span><text:span text:style-name="_32_6"> </text:span><text:span text:style-name="_37_3">a</text:span><text:span text:style-name="_32_4">b</text:span><text:span text:style-name="_34_9">l</text:span><text:span text:style-name="_35_8">e</text:span><text:span text:style-name="_31_"> </text:span><text:span text:style-name="_33_4">t</text:span><text:span text:style-name="_37_3">o</text:span><text:span text:style-name="_31_"> </text:span><text:span text:style-name="_34_5">s</text:span><text:span text:style-name="_36_2">o</text:span><text:span text:style-name="_31_5">m</text:span><text:span text:style-name="_34_2">e</text:span><text:span text:style-name="_35_1"> </text:span><text:span text:style-name="_32_0">e</text:span><text:span text:style-name="_33_8">x</text:span><text:span text:style-name="_36_8">t</text:span><text:span text:style-name="_32_2">e</text:span><text:span text:style-name="_35_0">n</text:span><text:span text:style-name="_37_5">t</text:span><text:span text:style-name="_31_"> </text:span><text:span text:style-name="_33_8">t</text:span><text:span text:style-name="_36_2">o</text:span><text:span text:style-name="_31_"> </text:span><text:span text:style-name="_33_7">p</text:span><text:span text:style-name="_37_0">r</text:span><text:span text:style-name="_31_0">e</text:span><text:span text:style-name="_33_2">d</text:span><text:span text:style-name="_37_5">i</text:span><text:span text:style-name="_31_7">c</text:span><text:span text:style-name="_33_8">t</text:span><text:span text:style-name="_35_1"> </text:span><text:span text:style-name="_39_">h</text:span><text:span text:style-name="_33_5">i</text:span><text:span text:style-name="_35_7">s</text:span><text:span text:style-name="_31_"> </text:span><text:span text:style-name="_33_5">p</text:span><text:span text:style-name="_35_7">u</text:span><text:span text:style-name="_32_5">p</text:span><text:span text:style-name="_34_7">i</text:span><text:span text:style-name="_36_0">l</text:span><text:span text:style-name="_32_0">'</text:span><text:span text:style-name="_33_7">s</text:span><text:span text:style-name="_35_1"> </text:span><text:span text:style-name="_31_4">b</text:span><text:span text:style-name="_34_4">e</text:span><text:span text:style-name="_36_7">h</text:span><text:span text:style-name="_31_9">a</text:span><text:span text:style-name="_34_2">v</text:span><text:span text:style-name="_36_5">i</text:span><text:span text:style-name="_31_2">o</text:span><text:span text:style-name="_35_0">r</text:span><text:span text:style-name="_37_4">.</text:span><text:span text:style-name="_31_"> </text:span><text:span text:style-name="_34_0">T</text:span><text:span text:style-name="_36_2">h</text:span><text:span text:style-name="_32_5">i</text:span><text:span text:style-name="_34_2">s</text:span><text:span text:style-name="_35_1"> </text:span><text:span text:style-name="_32_3">s</text:span><text:span text:style-name="_33_2">h</text:span><text:span text:style-name="_36_5">o</text:span><text:span text:style-name="_38_">u</text:span><text:span text:style-name="_33_5">l</text:span><text:span text:style-name="_37_5">d</text:span><text:span text:style-name="_31_"> </text:span><text:span text:style-name="_33_9">a</text:span><text:span text:style-name="_35_8">p</text:span><text:span text:style-name="_31_2">p</text:span><text:span text:style-name="_33_4">l</text:span><text:span text:style-name="_37_2">y</text:span><text:span text:style-name="_31_"> </text:span><text:span text:style-name="_33_4">m</text:span><text:span text:style-name="_35_8">o</text:span><text:span text:style-name="_31_0">s</text:span><text:span text:style-name="_34_2">t</text:span><text:span text:style-name="_35_1"> </text:span><text:span text:style-name="_38_">s</text:span><text:span text:style-name="_33_5">t</text:span><text:span text:style-name="_36_4">r</text:span><text:span text:style-name="_32_3">o</text:span><text:span text:style-name="_34_3">n</text:span><text:span text:style-name="_37_4">g</text:span><text:span text:style-name="_31_2">l</text:span><text:span text:style-name="_34_8">y</text:span><text:span text:style-name="_35_1"> </text:span><text:span text:style-name="_32_2">t</text:span><text:span text:style-name="_34_4">o</text:span><text:span text:style-name="_35_1"> </text:span><text:span text:style-name="_31_8">t</text:span><text:span text:style-name="_34_8">h</text:span><text:span text:style-name="_36_4">e</text:span><text:span text:style-name="_31_"> </text:span><text:span text:style-name="_34_3">l</text:span><text:span text:style-name="_37_0">a</text:span><text:span text:style-name="_31_7">t</text:span><text:span text:style-name="_34_9">e</text:span><text:span text:style-name="_36_4">r</text:span><text:span text:style-name="_31_"> </text:span><text:span text:style-name="_33_3">e</text:span><text:span text:style-name="_36_9">d</text:span><text:span text:style-name="_32_0">u</text:span><text:span text:style-name="_35_0">c</text:span><text:span text:style-name="_36_3">a</text:span><text:span text:style-name="_31_4">t</text:span><text:span text:style-name="_34_2">i</text:span><text:span text:style-name="_37_2">o</text:span><text:span text:style-name="_32_5">n</text:span><text:span text:style-name="_32_6"> </text:span><text:span text:style-name="_37_0">o</text:span><text:span text:style-name="_38_">f</text:span><text:span text:style-name="_32_6"> </text:span><text:span text:style-name="_35_9">a</text:span><text:span text:style-name="_31_"> </text:span><text:span text:style-name="_33_2">m</text:span><text:span text:style-name="_36_9">a</text:span><text:span text:style-name="_39_">c</text:span><text:span text:style-name="_34_3">h</text:span><text:span text:style-name="_36_4">i</text:span><text:span text:style-name="_31_4">n</text:span><text:span text:style-name="_34_4">e</text:span><text:span text:style-name="_35_1"> </text:span><text:span text:style-name="_31_7">a</text:span><text:span text:style-name="_34_4">r</text:span><text:span text:style-name="_37_2">i</text:span><text:span text:style-name="_32_2">s</text:span><text:span text:style-name="_34_9">i</text:span><text:span text:style-name="_37_0">n</text:span><text:span text:style-name="_32_0">g</text:span><text:span text:style-name="_32_6"> </text:span><text:span text:style-name="_37_0">f</text:span><text:span text:style-name="_31_4">r</text:span><text:span text:style-name="_35_0">o</text:span><text:span text:style-name="_36_5">m</text:span><text:span text:style-name="_31_"> </text:span><text:span text:style-name="_33_2">a</text:span><text:span text:style-name="_35_1"> </text:span><text:span text:style-name="_37_">c</text:span><text:span text:style-name="_34_9">h</text:span><text:span text:style-name="_37_3">i</text:span><text:span text:style-name="_32_5">l</text:span><text:span text:style-name="_34_5">d</text:span><text:span text:style-name="_35_1"> </text:span><text:span text:style-name="_32_5">m</text:span><text:span text:style-name="_34_5">a</text:span><text:span text:style-name="_37_3">c</text:span><text:span text:style-name="_31_3">h</text:span><text:span text:style-name="_34_5">i</text:span><text:span text:style-name="_37_0">n</text:span><text:span text:style-name="_31_7">e</text:span><text:span text:style-name="_32_6"> </text:span><text:span text:style-name="_35_7">o</text:span><text:span text:style-name="_37_">f</text:span><text:span text:style-name="_32_6"> </text:span><text:span text:style-name="_37_2">w</text:span><text:span text:style-name="_39_">e</text:span><text:span text:style-name="_34_4">l</text:span><text:span text:style-name="_37_0">l</text:span>-<text:span text:style-name="_33_5">t</text:span><text:span text:style-name="_35_9">r</text:span><text:span text:style-name="_31_9">i</text:span><text:span text:style-name="_34_9">e</text:span><text:span text:style-name="_36_8">d</text:span><text:span text:style-name="_31_"> </text:span><text:span text:style-name="_34_7">d</text:span><text:span text:style-name="_35_9">e</text:span><text:span text:style-name="_31_8">s</text:span><text:span text:style-name="_33_9">i</text:span><text:span text:style-name="_36_9">g</text:span><text:span text:style-name="_32_2">n</text:span><text:span text:style-name="_32_6"> </text:span><text:span text:style-name="_37_0">(</text:span><text:span text:style-name="_31_9">o</text:span><text:span text:style-name="_34_5">r</text:span><text:span text:style-name="_35_1"> </text:span><text:span text:style-name="_32_3">p</text:span><text:span text:style-name="_34_9">r</text:span><text:span text:style-name="_36_4">o</text:span><text:span text:style-name="_39_">g</text:span><text:span text:style-name="_33_7">r</text:span><text:span text:style-name="_37_4">a</text:span><text:span text:style-name="_32_2">m</text:span><text:span text:style-name="_33_9">m</text:span><text:span text:style-name="_36_0">e</text:span><text:span text:style-name="_31_5">)</text:span><text:span text:style-name="_34_4">.</text:span><text:span text:style-name="_35_1"> </text:span><text:span text:style-name="_31_9">T</text:span><text:span text:style-name="_35_0">h</text:span><text:span text:style-name="_37_2">i</text:span><text:span text:style-name="_38_">s</text:span><text:span text:style-name="_32_6"> </text:span><text:span text:style-name="_37_2">i</text:span><text:span text:style-name="_31_9">s</text:span><text:span text:style-name="_32_6"> </text:span><text:span text:style-name="_37_0">i</text:span><text:span text:style-name="_32_4">n</text:span><text:span text:style-name="_32_6"> </text:span><text:span text:style-name="_36_0">c</text:span><text:span text:style-name="_32_2">l</text:span><text:span text:style-name="_33_7">e</text:span><text:span text:style-name="_36_2">a</text:span><text:span text:style-name="_31_4">r</text:span><text:span text:style-name="_32_6"> </text:span><text:span text:style-name="_36_8">c</text:span><text:span text:style-name="_32_2">o</text:span><text:span text:style-name="_35_0">n</text:span><text:span text:style-name="_36_7">t</text:span><text:span text:style-name="_32_3">r</text:span><text:span text:style-name="_33_8">a</text:span><text:span text:style-name="_37_2">s</text:span><text:span text:style-name="_31_8">t</text:span><text:span text:style-name="_32_6"> </text:span><text:span text:style-name="_35_9">w</text:span><text:span text:style-name="_32_3">i</text:span><text:span text:style-name="_34_5">t</text:span><text:span text:style-name="_37_5">h</text:span><text:span text:style-name="_31_"> </text:span><text:span text:style-name="_34_2">n</text:span><text:span text:style-name="_37_0">o</text:span><text:span text:style-name="_38_">r</text:span><text:span text:style-name="_34_3">m</text:span><text:span text:style-name="_36_7">a</text:span><text:span text:style-name="_31_3">l</text:span><text:span text:style-name="_32_6"> </text:span><text:span text:style-name="_37_0">p</text:span><text:span text:style-name="_32_5">r</text:span><text:span text:style-name="_33_4">o</text:span><text:span text:style-name="_37_0">c</text:span><text:span text:style-name="_31_4">e</text:span><text:span text:style-name="_34_5">d</text:span><text:span text:style-name="_35_7">u</text:span><text:span text:style-name="_31_8">r</text:span><text:span text:style-name="_34_0">e</text:span><text:span text:style-name="_35_1"> </text:span><text:span text:style-name="_31_8">w</text:span><text:span text:style-name="_34_2">h</text:span><text:span text:style-name="_36_9">e</text:span><text:span text:style-name="_31_8">n</text:span><text:span text:style-name="_32_6"> </text:span><text:span text:style-name="_37_4">u</text:span><text:span text:style-name="_32_2">s</text:span><text:span text:style-name="_33_9">i</text:span><text:span text:style-name="_35_7">n</text:span><text:span text:style-name="_37_">g</text:span><text:span text:style-name="_32_6"> </text:span><text:span text:style-name="_37_4">a</text:span><text:span text:style-name="_31_"> </text:span><text:span text:style-name="_34_9">m</text:span><text:span text:style-name="_37_5">a</text:span><text:span text:style-name="_32_3">c</text:span><text:span text:style-name="_33_5">h</text:span><text:span text:style-name="_36_0">i</text:span><text:span text:style-name="_31_8">n</text:span><text:span text:style-name="_34_3">e</text:span><text:span text:style-name="_35_1"> </text:span><text:span text:style-name="_32_5">t</text:span><text:span text:style-name="_33_9">o</text:span><text:span text:style-name="_35_1"> </text:span><text:span text:style-name="_37_">d</text:span><text:span text:style-name="_33_3">o</text:span><text:span text:style-name="_35_1"> </text:span><text:span text:style-name="_32_2">c</text:span><text:span text:style-name="_33_8">o</text:span><text:span text:style-name="_35_7">m</text:span><text:span text:style-name="_32_0">p</text:span><text:span text:style-name="_34_0">u</text:span><text:span text:style-name="_37_2">t</text:span><text:span text:style-name="_32_4">a</text:span><text:span text:style-name="_33_9">t</text:span><text:span text:style-name="_36_4">i</text:span><text:span text:style-name="_31_4">o</text:span><text:span text:style-name="_34_4">n</text:span><text:span text:style-name="_36_8">s</text:span><text:span text:style-name="_31_"> </text:span><text:span text:style-name="_34_4">o</text:span><text:span text:style-name="_35_9">n</text:span><text:span text:style-name="_31_9">e</text:span><text:span text:style-name="_33_8">'</text:span><text:span text:style-name="_35_8">s</text:span><text:span text:style-name="_31_"> </text:span><text:span text:style-name="_33_3">o</text:span><text:span text:style-name="_36_2">b</text:span><text:span text:style-name="_31_7">j</text:span><text:span text:style-name="_33_4">e</text:span><text:span text:style-name="_36_5">c</text:span><text:span text:style-name="_39_">t</text:span><text:span text:style-name="_32_6"> </text:span><text:span text:style-name="_36_8">i</text:span><text:span text:style-name="_39_">s</text:span><text:span text:style-name="_32_6"> </text:span><text:span text:style-name="_36_5">t</text:span><text:span text:style-name="_37_">h</text:span><text:span text:style-name="_33_7">e</text:span><text:span text:style-name="_36_0">n</text:span><text:span text:style-name="_31_"> </text:span><text:span text:style-name="_34_0">t</text:span><text:span text:style-name="_35_7">o</text:span><text:span text:style-name="_31_"> </text:span><text:span text:style-name="_33_8">h</text:span><text:span text:style-name="_36_4">a</text:span><text:span text:style-name="_31_7">v</text:span><text:span text:style-name="_34_8">e</text:span><text:span text:style-name="_35_1"> </text:span><text:span text:style-name="_32_3">a</text:span><text:span text:style-name="_32_6"> </text:span><text:span text:style-name="_36_8">c</text:span><text:span text:style-name="_32_0">l</text:span><text:span text:style-name="_33_5">e</text:span><text:span text:style-name="_35_9">a</text:span><text:span text:style-name="_31_2">r</text:span><text:span text:style-name="_32_6"> </text:span><text:span text:style-name="_36_8">m</text:span><text:span text:style-name="_38_">e</text:span><text:span text:style-name="_33_9">n</text:span><text:span text:style-name="_36_9">t</text:span><text:span text:style-name="_31_9">a</text:span><text:span text:style-name="_34_9">l</text:span><text:span text:style-name="_35_1"> </text:span><text:span text:style-name="_31_4">p</text:span><text:span text:style-name="_35_0">i</text:span><text:span text:style-name="_35_8">c</text:span><text:span text:style-name="_32_5">t</text:span><text:span text:style-name="_33_8">u</text:span><text:span text:style-name="_36_9">r</text:span><text:span text:style-name="_32_0">e</text:span><text:span text:style-name="_32_6"> </text:span><text:span text:style-name="_36_0">o</text:span><text:span text:style-name="_31_4">f</text:span><text:span text:style-name="_32_6"> </text:span><text:span text:style-name="_36_2">t</text:span><text:span text:style-name="_38_">h</text:span><text:span text:style-name="_33_8">e</text:span><text:span text:style-name="_35_1"> </text:span><text:span text:style-name="_39_">s</text:span><text:span text:style-name="_34_7">t</text:span><text:span text:style-name="_35_9">a</text:span><text:span text:style-name="_31_2">t</text:span><text:span text:style-name="_34_9">e</text:span><text:span text:style-name="_35_1"> </text:span><text:span text:style-name="_39_">o</text:span><text:span text:style-name="_34_4">f</text:span><text:span text:style-name="_35_1"> </text:span><text:span text:style-name="_38_">t</text:span><text:span text:style-name="_34_3">h</text:span><text:span text:style-name="_37_3">e</text:span><text:span text:style-name="_31_"> </text:span><text:span text:style-name="_33_2">m</text:span><text:span text:style-name="_37_4">a</text:span><text:span text:style-name="_31_5">c</text:span><text:span text:style-name="_34_8">h</text:span><text:span text:style-name="_37_3">i</text:span><text:span text:style-name="_32_0">n</text:span><text:span text:style-name="_33_4">e</text:span><text:span text:style-name="_35_1"> </text:span><text:span text:style-name="_38_">a</text:span><text:span text:style-name="_34_8">t</text:span><text:span text:style-name="_35_1"> </text:span><text:span text:style-name="_31_5">e</text:span><text:span text:style-name="_35_0">a</text:span><text:span text:style-name="_36_5">c</text:span><text:span text:style-name="_32_4">h</text:span><text:span text:style-name="_32_6"> </text:span><text:span text:style-name="_37_2">m</text:span><text:span text:style-name="_32_2">o</text:span><text:span text:style-name="_33_5">m</text:span><text:span text:style-name="_36_8">e</text:span><text:span text:style-name="_31_8">n</text:span><text:span text:style-name="_34_7">t</text:span><text:span text:style-name="_35_1"> </text:span><text:span text:style-name="_32_2">i</text:span><text:span text:style-name="_33_5">n</text:span><text:span text:style-name="_35_1"> </text:span><text:span text:style-name="_31_2">t</text:span><text:span text:style-name="_33_9">h</text:span><text:span text:style-name="_37_2">e</text:span><text:span text:style-name="_31_"> </text:span><text:span text:style-name="_33_5">c</text:span><text:span text:style-name="_37_4">o</text:span><text:span text:style-name="_31_8">m</text:span><text:span text:style-name="_33_8">p</text:span><text:span text:style-name="_37_3">u</text:span><text:span text:style-name="_31_4">t</text:span><text:span text:style-name="_34_8">a</text:span><text:span text:style-name="_35_7">t</text:span><text:span text:style-name="_32_2">i</text:span><text:span text:style-name="_34_4">o</text:span><text:span text:style-name="_36_8">n</text:span><text:span text:style-name="_39_">.</text:span><text:span text:style-name="_32_6"> </text:span><text:span text:style-name="_36_7">T</text:span><text:span text:style-name="_32_0">h</text:span><text:span text:style-name="_33_9">i</text:span><text:span text:style-name="_37_3">s</text:span><text:span text:style-name="_31_"> </text:span><text:span text:style-name="_35_0">o</text:span><text:span text:style-name="_37_2">b</text:span><text:span text:style-name="_37_">j</text:span><text:span text:style-name="_34_7">e</text:span><text:span text:style-name="_35_9">c</text:span><text:span text:style-name="_31_4">t</text:span><text:span text:style-name="_32_6"> </text:span><text:span text:style-name="_37_0">c</text:span><text:span text:style-name="_31_8">a</text:span><text:span text:style-name="_34_8">n</text:span><text:span text:style-name="_35_1"> </text:span><text:span text:style-name="_31_7">o</text:span><text:span text:style-name="_33_5">n</text:span><text:span text:style-name="_36_4">l</text:span><text:span text:style-name="_32_0">y</text:span><text:span text:style-name="_32_6"> </text:span><text:span text:style-name="_36_9">b</text:span><text:span text:style-name="_32_0">e</text:span><text:span text:style-name="_32_6"> </text:span><text:span text:style-name="_36_5">a</text:span><text:span text:style-name="_31_0">c</text:span><text:span text:style-name="_34_2">h</text:span><text:span text:style-name="_37_3">i</text:span><text:span text:style-name="_38_">e</text:span><text:span text:style-name="_34_8">v</text:span><text:span text:style-name="_37_4">e</text:span><text:span text:style-name="_31_4">d</text:span><text:span text:style-name="_32_6"> </text:span><text:span text:style-name="_35_7">w</text:span><text:span text:style-name="_31_9">i</text:span><text:span text:style-name="_33_8">t</text:span><text:span text:style-name="_37_3">h</text:span><text:span text:style-name="_31_"> </text:span><text:span text:style-name="_34_5">a</text:span><text:span text:style-name="_35_1"> </text:span><text:span text:style-name="_31_2">s</text:span><text:span text:style-name="_33_8">t</text:span><text:span text:style-name="_36_8">r</text:span><text:span text:style-name="_31_4">u</text:span><text:span text:style-name="_33_4">g</text:span><text:span text:style-name="_35_8">g</text:span><text:span text:style-name="_38_">l</text:span><text:span text:style-name="_34_9">e</text:span><text:span text:style-name="_36_3">.</text:span><text:span text:style-name="_31_"> </text:span><text:span text:style-name="_34_4">T</text:span><text:span text:style-name="_36_0">h</text:span><text:span text:style-name="_32_3">e</text:span><text:span text:style-name="_32_6"> </text:span><text:span text:style-name="_36_5">v</text:span><text:span text:style-name="_32_5">i</text:span><text:span text:style-name="_34_9">e</text:span><text:span text:style-name="_37_4">w</text:span><text:span text:style-name="_31_"> </text:span><text:span text:style-name="_34_7">t</text:span><text:span text:style-name="_36_5">h</text:span><text:span text:style-name="_31_3">a</text:span><text:span text:style-name="_34_4">t</text:span><text:span text:style-name="_35_1"> </text:span><text:span text:style-name="_32_4">"</text:span><text:span text:style-name="_34_3">t</text:span><text:span text:style-name="_35_9">h</text:span><text:span text:style-name="_31_3">e</text:span><text:span text:style-name="_32_6"> </text:span><text:span text:style-name="_36_8">m</text:span><text:span text:style-name="_38_">a</text:span><text:span text:style-name="_34_3">c</text:span><text:span text:style-name="_35_9">h</text:span><text:span text:style-name="_31_3">i</text:span><text:span text:style-name="_34_8">n</text:span><text:span text:style-name="_35_7">e</text:span><text:span text:style-name="_31_"> </text:span><text:span text:style-name="_34_8">c</text:span><text:span text:style-name="_36_0">a</text:span><text:span text:style-name="_32_5">n</text:span><text:span text:style-name="_32_6"> </text:span><text:span text:style-name="_36_0">o</text:span><text:span text:style-name="_32_2">n</text:span><text:span text:style-name="_34_8">l</text:span><text:span text:style-name="_35_9">y</text:span><text:span text:style-name="_31_"> </text:span><text:span text:style-name="_33_4">d</text:span><text:span text:style-name="_37_0">o</text:span><text:span text:style-name="_31_"> </text:span><text:span text:style-name="_33_9">w</text:span><text:span text:style-name="_37_4">h</text:span><text:span text:style-name="_31_8">a</text:span><text:span text:style-name="_35_0">t</text:span><text:span text:style-name="_35_1"> </text:span><text:span text:style-name="_31_9">w</text:span><text:span text:style-name="_34_0">e</text:span><text:span text:style-name="_35_1"> </text:span><text:span text:style-name="_38_">k</text:span><text:span text:style-name="_34_2">n</text:span><text:span text:style-name="_37_5">o</text:span><text:span text:style-name="_31_2">w</text:span><text:span text:style-name="_32_6"> </text:span><text:span text:style-name="_35_7">h</text:span><text:span text:style-name="_31_2">o</text:span><text:span text:style-name="_33_8">w</text:span><text:span text:style-name="_35_1"> </text:span><text:span text:style-name="_31_9">t</text:span><text:span text:style-name="_33_2">o</text:span><text:span text:style-name="_35_1"> </text:span><text:span text:style-name="_32_3">o</text:span><text:span text:style-name="_34_0">r</text:span><text:span text:style-name="_37_4">d</text:span><text:span text:style-name="_32_3">e</text:span><text:span text:style-name="_33_4">r</text:span><text:span text:style-name="_35_1"> </text:span><text:span text:style-name="_32_3">i</text:span><text:span text:style-name="_33_9">t</text:span><text:span text:style-name="_35_1"> </text:span><text:span text:style-name="_32_4">t</text:span><text:span text:style-name="_34_0">o</text:span><text:span text:style-name="_35_1"> </text:span><text:span text:style-name="_31_4">d</text:span><text:span text:style-name="_33_7">o</text:span><text:span text:style-name="_36_9">,</text:span><text:span text:style-name="_32_2">"</text:span><text:span text:style-name="_33_3">'</text:span><text:span text:style-name="_35_1"> </text:span><text:span text:style-name="_31_4">a</text:span><text:span text:style-name="_34_3">p</text:span><text:span text:style-name="_35_9">p</text:span><text:span text:style-name="_31_9">e</text:span><text:span text:style-name="_34_9">a</text:span><text:span text:style-name="_36_5">r</text:span><text:span text:style-name="_37_">s</text:span><text:span text:style-name="_32_6"> </text:span><text:span text:style-name="_35_8">s</text:span><text:span text:style-name="_39_">t</text:span><text:span text:style-name="_35_0">r</text:span><text:span text:style-name="_36_5">a</text:span><text:span text:style-name="_32_2">n</text:span><text:span text:style-name="_34_9">g</text:span><text:span text:style-name="_37_4">e</text:span><text:span text:style-name="_31_"> </text:span><text:span text:style-name="_33_4">i</text:span><text:span text:style-name="_36_7">n</text:span><text:span text:style-name="_31_"> </text:span><text:span text:style-name="_33_4">f</text:span><text:span text:style-name="_35_7">a</text:span><text:span text:style-name="_31_5">c</text:span><text:span text:style-name="_34_4">e</text:span><text:span text:style-name="_35_1"> </text:span><text:span text:style-name="_31_5">o</text:span><text:span text:style-name="_34_9">f</text:span><text:span text:style-name="_35_1"> </text:span><text:span text:style-name="_31_8">t</text:span><text:span text:style-name="_34_4">h</text:span><text:span text:style-name="_36_0">i</text:span><text:span text:style-name="_31_4">s</text:span><text:span text:style-name="_34_0">.</text:span><text:span text:style-name="_35_1"> </text:span><text:span text:style-name="_31_8">M</text:span><text:span text:style-name="_34_7">o</text:span><text:span text:style-name="_36_9">s</text:span><text:span text:style-name="_31_4">t</text:span><text:span text:style-name="_32_6"> </text:span><text:span text:style-name="_37_5">o</text:span><text:span text:style-name="_31_4">f</text:span><text:span text:style-name="_32_6"> </text:span><text:span text:style-name="_37_5">t</text:span><text:span text:style-name="_32_5">h</text:span><text:span text:style-name="_33_9">e</text:span><text:span text:style-name="_35_1"> </text:span><text:span text:style-name="_32_2">p</text:span><text:span text:style-name="_34_7">r</text:span><text:span text:style-name="_36_5">o</text:span><text:span text:style-name="_31_8">g</text:span><text:span text:style-name="_34_4">r</text:span><text:span text:style-name="_36_4">a</text:span><text:span text:style-name="_31_8">m</text:span><text:span text:style-name="_33_7">m</text:span><text:span text:style-name="_36_5">e</text:span><text:span text:style-name="_32_5">s</text:span><text:span text:style-name="_32_6"> </text:span><text:span text:style-name="_36_7">w</text:span><text:span text:style-name="_32_0">h</text:span><text:span text:style-name="_35_0">i</text:span><text:span text:style-name="_37_3">c</text:span><text:span text:style-name="_31_0">h</text:span><text:span text:style-name="_32_6"> </text:span><text:span text:style-name="_37_2">w</text:span><text:span text:style-name="_32_5">e</text:span><text:span text:style-name="_32_6"> </text:span><text:span text:style-name="_35_7">c</text:span><text:span text:style-name="_32_5">a</text:span><text:span text:style-name="_34_8">n</text:span><text:span text:style-name="_35_1"> </text:span><text:span text:style-name="_31_4">p</text:span><text:span text:style-name="_33_2">u</text:span><text:span text:style-name="_37_2">t</text:span><text:span text:style-name="_31_"> </text:span><text:span text:style-name="_33_4">i</text:span><text:span text:style-name="_36_0">n</text:span><text:span text:style-name="_32_0">t</text:span><text:span text:style-name="_34_8">o</text:span><text:span text:style-name="_35_1"> </text:span><text:span text:style-name="_37_">t</text:span><text:span text:style-name="_34_0">h</text:span><text:span text:style-name="_36_5">e</text:span><text:span text:style-name="_31_"> </text:span><text:span text:style-name="_34_7">m</text:span><text:span text:style-name="_36_0">a</text:span><text:span text:style-name="_38_">c</text:span><text:span text:style-name="_34_2">h</text:span><text:span text:style-name="_36_3">i</text:span><text:span text:style-name="_31_5">n</text:span><text:span text:style-name="_33_7">e</text:span><text:span text:style-name="_35_1"> </text:span><text:span text:style-name="_31_7">w</text:span><text:span text:style-name="_34_4">i</text:span><text:span text:style-name="_35_9">l</text:span><text:span text:style-name="_38_">l</text:span><text:span text:style-name="_32_6"> </text:span><text:span text:style-name="_36_9">r</text:span><text:span text:style-name="_32_4">e</text:span><text:span text:style-name="_33_2">s</text:span><text:span text:style-name="_37_5">u</text:span><text:span text:style-name="_31_4">l</text:span><text:span text:style-name="_34_9">t</text:span><text:span text:style-name="_35_1"> </text:span><text:span text:style-name="_31_9">i</text:span><text:span text:style-name="_34_4">n</text:span><text:span text:style-name="_35_1"> </text:span><text:span text:style-name="_31_7">i</text:span><text:span text:style-name="_34_9">t</text:span><text:span text:style-name="_36_2">s</text:span><text:span text:style-name="_31_"> </text:span><text:span text:style-name="_33_3">d</text:span><text:span text:style-name="_37_3">o</text:span><text:span text:style-name="_32_3">i</text:span><text:span text:style-name="_33_9">n</text:span><text:span text:style-name="_36_5">g</text:span><text:span text:style-name="_31_"> </text:span><text:span text:style-name="_33_8">s</text:span><text:span text:style-name="_37_0">o</text:span><text:span text:style-name="_32_2">m</text:span><text:span text:style-name="_34_9">e</text:span><text:span text:style-name="_35_9">t</text:span><text:span text:style-name="_31_5">h</text:span><text:span text:style-name="_33_9">i</text:span><text:span text:style-name="_36_4">n</text:span><text:span text:style-name="_31_2">g</text:span><text:span text:style-name="_32_6"> </text:span><text:span text:style-name="_36_8">t</text:span><text:span text:style-name="_32_3">h</text:span><text:span text:style-name="_34_5">a</text:span><text:span text:style-name="_36_5">t</text:span><text:span text:style-name="_31_"> </text:span><text:span text:style-name="_34_4">w</text:span><text:span text:style-name="_37_0">e</text:span><text:span text:style-name="_31_"> </text:span><text:span text:style-name="_33_8">c</text:span><text:span text:style-name="_37_3">a</text:span><text:span text:style-name="_31_7">n</text:span><text:span text:style-name="_33_8">n</text:span><text:span text:style-name="_36_0">o</text:span><text:span text:style-name="_31_3">t</text:span><text:span text:style-name="_32_6"> </text:span><text:span text:style-name="_36_0">m</text:span><text:span text:style-name="_37_">a</text:span><text:span text:style-name="_33_9">k</text:span><text:span text:style-name="_37_0">e</text:span><text:span text:style-name="_31_"> </text:span><text:span text:style-name="_34_5">s</text:span><text:span text:style-name="_36_2">e</text:span><text:span text:style-name="_31_7">n</text:span><text:span text:style-name="_33_9">s</text:span><text:span text:style-name="_36_2">e</text:span><text:span text:style-name="_31_"> </text:span><text:span text:style-name="_33_2">(</text:span><text:span text:style-name="_37_2">i</text:span><text:span text:style-name="_31_9">f</text:span><text:span text:style-name="_32_6"> </text:span><text:span text:style-name="_36_8">a</text:span><text:span text:style-name="_39_">t</text:span><text:span text:style-name="_32_6"> </text:span><text:span text:style-name="_37_0">a</text:span><text:span text:style-name="_32_2">l</text:span><text:span text:style-name="_33_5">l</text:span><text:span text:style-name="_37_5">,</text:span><text:span text:style-name="_31_"> </text:span><text:span text:style-name="_34_9">o</text:span><text:span text:style-name="_36_5">r</text:span><text:span text:style-name="_31_"> </text:span><text:span text:style-name="_34_0">w</text:span><text:span text:style-name="_37_3">h</text:span><text:span text:style-name="_39_">i</text:span><text:span text:style-name="_33_3">c</text:span><text:span text:style-name="_37_2">h</text:span><text:span text:style-name="_31_"> </text:span><text:span text:style-name="_33_7">w</text:span><text:span text:style-name="_35_9">e</text:span><text:span text:style-name="_31_"> </text:span><text:span text:style-name="_33_8">r</text:span><text:span text:style-name="_35_7">e</text:span><text:span text:style-name="_31_3">g</text:span><text:span text:style-name="_34_3">a</text:span><text:span text:style-name="_37_4">r</text:span><text:span text:style-name="_32_5">d</text:span><text:span text:style-name="_32_6"> </text:span><text:span text:style-name="_37_5">a</text:span><text:span text:style-name="_31_3">s</text:span><text:span text:style-name="_32_6"> </text:span><text:span text:style-name="_37_4">c</text:span><text:span text:style-name="_32_4">o</text:span><text:span text:style-name="_33_8">m</text:span><text:span text:style-name="_36_8">p</text:span><text:span text:style-name="_32_0">l</text:span><text:span text:style-name="_34_2">e</text:span><text:span text:style-name="_36_4">t</text:span><text:span text:style-name="_32_2">e</text:span><text:span text:style-name="_34_7">l</text:span><text:span text:style-name="_36_7">y</text:span><text:span text:style-name="_31_"> </text:span><text:span text:style-name="_35_0">r</text:span><text:span text:style-name="_36_4">a</text:span><text:span text:style-name="_31_8">n</text:span><text:span text:style-name="_33_5">d</text:span><text:span text:style-name="_36_7">o</text:span><text:span text:style-name="_31_4">m</text:span><text:span text:style-name="_32_6"> </text:span><text:span text:style-name="_35_9">b</text:span><text:span text:style-name="_32_0">e</text:span><text:span text:style-name="_34_2">h</text:span><text:span text:style-name="_36_2">a</text:span><text:span text:style-name="_37_">v</text:span><text:span text:style-name="_33_7">i</text:span><text:span text:style-name="_36_9">o</text:span><text:span text:style-name="_31_0">u</text:span><text:span text:style-name="_34_2">r</text:span><text:span text:style-name="_37_5">.</text:span><text:span text:style-name="_31_"> </text:span><text:span text:style-name="_34_9">I</text:span><text:span text:style-name="_36_4">n</text:span><text:span text:style-name="_32_4">t</text:span><text:span text:style-name="_33_5">e</text:span><text:span text:style-name="_36_0">l</text:span><text:span text:style-name="_38_">l</text:span><text:span text:style-name="_33_2">i</text:span><text:span text:style-name="_37_4">g</text:span><text:span text:style-name="_39_">e</text:span><text:span text:style-name="_34_8">n</text:span><text:span text:style-name="_37_5">t</text:span><text:span text:style-name="_31_"> </text:span><text:span text:style-name="_33_4">b</text:span><text:span text:style-name="_35_8">e</text:span><text:span text:style-name="_31_3">h</text:span><text:span text:style-name="_34_7">a</text:span><text:span text:style-name="_36_2">v</text:span><text:span text:style-name="_32_5">i</text:span><text:span text:style-name="_34_0">o</text:span><text:span text:style-name="_36_5">u</text:span><text:span text:style-name="_31_4">r</text:span><text:span text:style-name="_32_6"> </text:span><text:span text:style-name="_36_5">p</text:span><text:span text:style-name="_31_2">r</text:span><text:span text:style-name="_34_7">e</text:span><text:span text:style-name="_35_9">s</text:span><text:span text:style-name="_31_0">u</text:span><text:span text:style-name="_34_0">m</text:span><text:span text:style-name="_36_7">a</text:span><text:span text:style-name="_31_7">b</text:span><text:span text:style-name="_33_9">l</text:span><text:span text:style-name="_36_3">y</text:span><text:span text:style-name="_31_"> </text:span><text:span text:style-name="_34_2">c</text:span><text:span text:style-name="_35_8">o</text:span><text:span text:style-name="_38_">n</text:span><text:span text:style-name="_34_5">s</text:span><text:span text:style-name="_36_8">i</text:span><text:span text:style-name="_31_4">s</text:span><text:span text:style-name="_34_4">t</text:span><text:span text:style-name="_37_4">s</text:span><text:span text:style-name="_31_"> </text:span><text:span text:style-name="_34_4">i</text:span><text:span text:style-name="_37_2">n</text:span><text:span text:style-name="_31_"> </text:span><text:span text:style-name="_33_8">a</text:span><text:span text:style-name="_35_1"> </text:span><text:span text:style-name="_31_7">d</text:span><text:span text:style-name="_34_5">e</text:span><text:span text:style-name="_37_5">p</text:span><text:span text:style-name="_31_7">a</text:span><text:span text:style-name="_34_4">r</text:span><text:span text:style-name="_37_2">t</text:span><text:span text:style-name="_31_4">u</text:span><text:span text:style-name="_34_2">r</text:span><text:span text:style-name="_37_2">e</text:span><text:span text:style-name="_31_"> </text:span><text:span text:style-name="_33_5">f</text:span><text:span text:style-name="_37_2">r</text:span><text:span text:style-name="_37_">o</text:span><text:span text:style-name="_33_7">m</text:span><text:span text:style-name="_35_1"> </text:span><text:span text:style-name="_31_4">t</text:span><text:span text:style-name="_34_3">h</text:span><text:span text:style-name="_36_0">e</text:span><text:span text:style-name="_31_"> </text:span><text:span text:style-name="_34_4">c</text:span><text:span text:style-name="_36_0">o</text:span><text:span text:style-name="_31_4">m</text:span><text:span text:style-name="_33_9">p</text:span><text:span text:style-name="_36_0">l</text:span><text:span text:style-name="_32_3">e</text:span><text:span text:style-name="_34_8">t</text:span><text:span text:style-name="_35_7">e</text:span><text:span text:style-name="_31_3">l</text:span><text:span text:style-name="_33_7">y</text:span><text:span text:style-name="_35_1"> </text:span><text:span text:style-name="_32_2">d</text:span><text:span text:style-name="_33_2">i</text:span><text:span text:style-name="_37_2">s</text:span><text:span text:style-name="_31_7">c</text:span><text:span text:style-name="_34_5">i</text:span><text:span text:style-name="_35_7">p</text:span><text:span text:style-name="_32_4">l</text:span><text:span text:style-name="_34_2">i</text:span><text:span text:style-name="_37_3">n</text:span><text:span text:style-name="_31_7">e</text:span><text:span text:style-name="_34_2">d</text:span><text:span text:style-name="_35_1"> </text:span><text:span text:style-name="_31_2">b</text:span><text:span text:style-name="_34_8">e</text:span><text:span text:style-name="_36_2">h</text:span><text:span text:style-name="_32_5">a</text:span><text:span text:style-name="_34_5">v</text:span><text:span text:style-name="_36_0">i</text:span><text:span text:style-name="_32_3">o</text:span><text:span text:style-name="_34_5">u</text:span><text:span text:style-name="_36_0">r</text:span><text:span text:style-name="_31_"> </text:span><text:span text:style-name="_34_5">i</text:span><text:span text:style-name="_36_9">n</text:span><text:span text:style-name="_31_5">v</text:span><text:span text:style-name="_33_3">o</text:span><text:span text:style-name="_37_5">l</text:span><text:span text:style-name="_31_0">v</text:span><text:span text:style-name="_34_3">e</text:span><text:span text:style-name="_36_5">d</text:span><text:span text:style-name="_31_"> </text:span><text:span text:style-name="_33_2">i</text:span><text:span text:style-name="_36_5">n</text:span><text:span text:style-name="_31_"> </text:span><text:span text:style-name="_34_0">c</text:span><text:span text:style-name="_37_3">o</text:span><text:span text:style-name="_32_3">m</text:span><text:span text:style-name="_34_8">p</text:span><text:span text:style-name="_37_3">u</text:span><text:span text:style-name="_32_3">t</text:span><text:span text:style-name="_33_9">a</text:span><text:span text:style-name="_37_5">t</text:span><text:span text:style-name="_31_7">i</text:span><text:span text:style-name="_33_9">o</text:span><text:span text:style-name="_36_8">n</text:span><text:span text:style-name="_31_5">,</text:span><text:span text:style-name="_32_6"> </text:span><text:span text:style-name="_36_4">b</text:span><text:span text:style-name="_32_2">u</text:span><text:span text:style-name="_34_0">t</text:span><text:span text:style-name="_35_1"> </text:span><text:span text:style-name="_32_2">a</text:span><text:span text:style-name="_32_6"> </text:span><text:span text:style-name="_35_9">r</text:span><text:span text:style-name="_39_">a</text:span><text:span text:style-name="_33_5">t</text:span><text:span text:style-name="_37_2">h</text:span><text:span text:style-name="_37_">e</text:span><text:span text:style-name="_35_0">r</text:span><text:span text:style-name="_35_1"> </text:span><text:span text:style-name="_31_0">s</text:span><text:span text:style-name="_34_2">l</text:span><text:span text:style-name="_37_4">i</text:span><text:span text:style-name="_31_9">g</text:span><text:span text:style-name="_33_3">h</text:span><text:span text:style-name="_36_7">t</text:span><text:span text:style-name="_31_"> </text:span><text:span text:style-name="_34_5">o</text:span><text:span text:style-name="_35_8">n</text:span><text:span text:style-name="_32_3">e</text:span><text:span text:style-name="_34_9">,</text:span><text:span text:style-name="_35_1"> </text:span><text:span text:style-name="_32_5">w</text:span><text:span text:style-name="_34_0">h</text:span><text:span text:style-name="_36_2">i</text:span><text:span text:style-name="_37_">c</text:span><text:span text:style-name="_33_4">h</text:span><text:span text:style-name="_35_1"> </text:span><text:span text:style-name="_32_2">d</text:span><text:span text:style-name="_33_8">o</text:span><text:span text:style-name="_37_0">e</text:span><text:span text:style-name="_32_0">s</text:span><text:span text:style-name="_32_6"> </text:span><text:span text:style-name="_36_8">n</text:span><text:span text:style-name="_32_5">o</text:span><text:span text:style-name="_33_2">t</text:span><text:span text:style-name="_35_1"> </text:span><text:span text:style-name="_31_7">g</text:span><text:span text:style-name="_34_7">i</text:span><text:span text:style-name="_35_7">v</text:span><text:span text:style-name="_32_0">e</text:span><text:span text:style-name="_32_6"> </text:span><text:span text:style-name="_35_8">r</text:span><text:span text:style-name="_31_7">i</text:span><text:span text:style-name="_34_8">s</text:span><text:span text:style-name="_36_9">e</text:span><text:span text:style-name="_31_"> </text:span><text:span text:style-name="_33_5">t</text:span><text:span text:style-name="_37_5">o</text:span><text:span text:style-name="_31_"> </text:span><text:span text:style-name="_34_8">r</text:span><text:span text:style-name="_36_7">a</text:span><text:span text:style-name="_31_4">n</text:span><text:span text:style-name="_33_2">d</text:span><text:span text:style-name="_37_3">o</text:span><text:span text:style-name="_31_8">m</text:span><text:span text:style-name="_32_6"> </text:span><text:span text:style-name="_36_5">b</text:span><text:span text:style-name="_32_4">e</text:span><text:span text:style-name="_34_0">h</text:span><text:span text:style-name="_36_2">a</text:span><text:span text:style-name="_32_3">v</text:span><text:span text:style-name="_34_0">i</text:span><text:span text:style-name="_36_9">o</text:span><text:span text:style-name="_32_3">u</text:span><text:span text:style-name="_33_4">r</text:span><text:span text:style-name="_35_9">,</text:span><text:span text:style-name="_31_"> </text:span><text:span text:style-name="_34_2">o</text:span><text:span text:style-name="_36_3">r</text:span><text:span text:style-name="_31_"> </text:span><text:span text:style-name="_34_9">t</text:span><text:span text:style-name="_37_5">o</text:span><text:span text:style-name="_31_"> </text:span><text:span text:style-name="_35_0">p</text:span><text:span text:style-name="_36_2">o</text:span><text:span text:style-name="_31_0">i</text:span><text:span text:style-name="_34_4">n</text:span><text:span text:style-name="_36_8">t</text:span><text:span text:style-name="_37_">l</text:span><text:span text:style-name="_33_8">e</text:span><text:span text:style-name="_35_7">s</text:span><text:span text:style-name="_31_7">s</text:span><text:span text:style-name="_32_6"> </text:span><text:span text:style-name="_35_9">r</text:span><text:span text:style-name="_31_3">e</text:span><text:span text:style-name="_33_8">p</text:span><text:span text:style-name="_36_9">e</text:span><text:span text:style-name="_31_4">t</text:span><text:span text:style-name="_34_7">i</text:span><text:span text:style-name="_35_7">t</text:span><text:span text:style-name="_31_0">i</text:span><text:span text:style-name="_35_0">v</text:span><text:span text:style-name="_35_9">e</text:span><text:span text:style-name="_31_"> </text:span><text:span text:style-name="_33_3">l</text:span><text:span text:style-name="_35_8">o</text:span><text:span text:style-name="_32_3">o</text:span><text:span text:style-name="_35_0">p</text:span><text:span text:style-name="_36_0">s</text:span><text:span text:style-name="_38_">.</text:span><text:span text:style-name="_32_6"> </text:span><text:span text:style-name="_36_2">A</text:span><text:span text:style-name="_31_9">n</text:span><text:span text:style-name="_33_8">o</text:span><text:span text:style-name="_37_0">t</text:span><text:span text:style-name="_32_5">h</text:span><text:span text:style-name="_33_3">e</text:span><text:span text:style-name="_35_8">r</text:span><text:span text:style-name="_31_"> </text:span><text:span text:style-name="_35_0">i</text:span><text:span text:style-name="_36_8">m</text:span><text:span text:style-name="_32_0">p</text:span><text:span text:style-name="_34_2">o</text:span><text:span text:style-name="_36_4">r</text:span><text:span text:style-name="_31_7">t</text:span><text:span text:style-name="_33_8">a</text:span><text:span text:style-name="_36_5">n</text:span><text:span text:style-name="_31_0">t</text:span><text:span text:style-name="_32_6"> </text:span><text:span text:style-name="_37_4">r</text:span><text:span text:style-name="_31_0">e</text:span><text:span text:style-name="_33_7">s</text:span><text:span text:style-name="_35_9">u</text:span><text:span text:style-name="_39_">l</text:span><text:span text:style-name="_33_8">t</text:span><text:span text:style-name="_35_1"> </text:span><text:span text:style-name="_39_">o</text:span><text:span text:style-name="_34_8">f</text:span><text:span text:style-name="_35_1"> </text:span><text:span text:style-name="_32_5">p</text:span><text:span text:style-name="_33_4">r</text:span><text:span text:style-name="_36_4">e</text:span><text:span text:style-name="_31_0">p</text:span><text:span text:style-name="_34_5">a</text:span><text:span text:style-name="_36_0">r</text:span><text:span text:style-name="_32_2">i</text:span><text:span text:style-name="_34_2">n</text:span><text:span text:style-name="_36_7">g</text:span><text:span text:style-name="_31_"> </text:span><text:span text:style-name="_33_7">o</text:span><text:span text:style-name="_36_2">u</text:span><text:span text:style-name="_38_">r</text:span><text:span text:style-name="_32_6"> </text:span><text:span text:style-name="_36_9">m</text:span><text:span text:style-name="_31_0">a</text:span><text:span text:style-name="_34_5">c</text:span><text:span text:style-name="_37_4">h</text:span><text:span text:style-name="_32_5">i</text:span><text:span text:style-name="_34_9">n</text:span><text:span text:style-name="_37_4">e</text:span><text:span text:style-name="_31_"> </text:span><text:span text:style-name="_34_4">f</text:span><text:span text:style-name="_35_9">o</text:span><text:span text:style-name="_31_5">r</text:span><text:span text:style-name="_32_6"> </text:span><text:span text:style-name="_37_0">i</text:span><text:span text:style-name="_31_2">t</text:span><text:span text:style-name="_34_5">s</text:span><text:span text:style-name="_35_1"> </text:span><text:span text:style-name="_31_3">p</text:span><text:span text:style-name="_33_3">a</text:span><text:span text:style-name="_37_5">r</text:span><text:span text:style-name="_39_">t</text:span><text:span text:style-name="_32_6"> </text:span><text:span text:style-name="_36_9">i</text:span><text:span text:style-name="_32_3">n</text:span><text:span text:style-name="_32_6"> </text:span><text:span text:style-name="_36_4">t</text:span><text:span text:style-name="_37_">h</text:span><text:span text:style-name="_33_9">e</text:span><text:span text:style-name="_35_1"> </text:span><text:span text:style-name="_32_2">i</text:span><text:span text:style-name="_33_3">m</text:span><text:span text:style-name="_35_9">i</text:span><text:span text:style-name="_32_4">t</text:span><text:span text:style-name="_33_5">a</text:span><text:span text:style-name="_37_4">t</text:span><text:span text:style-name="_38_">i</text:span><text:span text:style-name="_34_0">o</text:span><text:span text:style-name="_35_9">n</text:span><text:span text:style-name="_31_"> </text:span><text:span text:style-name="_34_4">g</text:span><text:span text:style-name="_36_4">a</text:span><text:span text:style-name="_31_3">m</text:span><text:span text:style-name="_34_2">e</text:span><text:span text:style-name="_35_1"> </text:span><text:span text:style-name="_31_8">b</text:span><text:span text:style-name="_33_3">y</text:span><text:span text:style-name="_35_1"> </text:span><text:span text:style-name="_31_2">a</text:span><text:span text:style-name="_32_6"> </text:span><text:span text:style-name="_36_4">p</text:span><text:span text:style-name="_32_4">r</text:span><text:span text:style-name="_35_0">o</text:span><text:span text:style-name="_36_9">c</text:span><text:span text:style-name="_31_4">e</text:span><text:span text:style-name="_33_2">s</text:span><text:span text:style-name="_37_2">s</text:span><text:span text:style-name="_31_"> </text:span><text:span text:style-name="_33_8">o</text:span><text:span text:style-name="_36_9">f</text:span><text:span text:style-name="_31_"> </text:span><text:span text:style-name="_34_5">t</text:span><text:span text:style-name="_37_5">e</text:span><text:span text:style-name="_37_">a</text:span><text:span text:style-name="_34_9">c</text:span><text:span text:style-name="_36_2">h</text:span><text:span text:style-name="_32_5">i</text:span><text:span text:style-name="_33_2">n</text:span><text:span text:style-name="_36_2">g</text:span><text:span text:style-name="_31_"> </text:span><text:span text:style-name="_33_9">a</text:span><text:span text:style-name="_37_5">n</text:span><text:span text:style-name="_38_">d</text:span><text:span text:style-name="_32_6"> </text:span><text:span text:style-name="_36_4">l</text:span><text:span text:style-name="_32_0">e</text:span><text:span text:style-name="_34_8">a</text:span><text:span text:style-name="_37_0">r</text:span><text:span text:style-name="_31_8">n</text:span><text:span text:style-name="_33_2">i</text:span><text:span text:style-name="_35_8">n</text:span><text:span text:style-name="_38_">g</text:span><text:span text:style-name="_32_6"> </text:span><text:span text:style-name="_37_3">i</text:span><text:span text:style-name="_31_0">s</text:span><text:span text:style-name="_32_6"> </text:span><text:span text:style-name="_36_7">t</text:span><text:span text:style-name="_32_0">h</text:span><text:span text:style-name="_34_4">a</text:span><text:span text:style-name="_36_4">t</text:span><text:span text:style-name="_31_"> </text:span><text:span text:style-name="_33_4">"</text:span><text:span text:style-name="_37_4">h</text:span><text:span text:style-name="_39_">u</text:span><text:span text:style-name="_34_7">m</text:span><text:span text:style-name="_36_3">a</text:span><text:span text:style-name="_31_2">n</text:span><text:span text:style-name="_32_6"> </text:span><text:span text:style-name="_37_3">f</text:span><text:span text:style-name="_31_9">a</text:span><text:span text:style-name="_34_3">l</text:span><text:span text:style-name="_36_2">l</text:span><text:span text:style-name="_31_8">i</text:span><text:span text:style-name="_34_9">b</text:span><text:span text:style-name="_37_2">i</text:span><text:span text:style-name="_31_0">l</text:span><text:span text:style-name="_34_7">i</text:span><text:span text:style-name="_37_4">t</text:span><text:span text:style-name="_31_8">y</text:span><text:span text:style-name="_33_3">"</text:span><text:span text:style-name="_35_1"> </text:span><text:span text:style-name="_31_5">i</text:span><text:span text:style-name="_33_9">s</text:span><text:span text:style-name="_35_1"> </text:span><text:span text:style-name="_32_0">l</text:span><text:span text:style-name="_34_0">i</text:span><text:span text:style-name="_36_7">k</text:span><text:span text:style-name="_31_0">e</text:span><text:span text:style-name="_34_8">l</text:span><text:span text:style-name="_37_3">y</text:span><text:span text:style-name="_31_"> </text:span><text:span text:style-name="_33_5">t</text:span><text:span text:style-name="_37_0">o</text:span><text:span text:style-name="_31_"> </text:span><text:span text:style-name="_34_9">b</text:span><text:span text:style-name="_35_9">e</text:span><text:span text:style-name="_31_"> </text:span><text:span text:style-name="_33_3">o</text:span><text:span text:style-name="_35_7">m</text:span><text:span text:style-name="_32_3">i</text:span><text:span text:style-name="_33_7">t</text:span><text:span text:style-name="_36_0">t</text:span><text:span text:style-name="_32_2">e</text:span><text:span text:style-name="_33_2">d</text:span><text:span text:style-name="_35_1"> </text:span><text:span text:style-name="_39_">i</text:span><text:span text:style-name="_33_3">n</text:span><text:span text:style-name="_35_1"> </text:span><text:span text:style-name="_31_5">a</text:span><text:span text:style-name="_32_6"> </text:span><text:span text:style-name="_37_4">r</text:span><text:span text:style-name="_31_5">a</text:span><text:span text:style-name="_34_4">t</text:span><text:span text:style-name="_35_9">h</text:span><text:span text:style-name="_31_3">e</text:span><text:span text:style-name="_33_7">r</text:span><text:span text:style-name="_35_1"> </text:span><text:span text:style-name="_32_4">n</text:span><text:span text:style-name="_34_0">a</text:span><text:span text:style-name="_37_3">t</text:span><text:span text:style-name="_31_7">u</text:span><text:span text:style-name="_34_8">r</text:span><text:span text:style-name="_35_7">a</text:span><text:span text:style-name="_38_">l</text:span><text:span text:style-name="_32_6"> </text:span><text:span text:style-name="_36_7">w</text:span><text:span text:style-name="_31_0">a</text:span><text:span text:style-name="_34_0">y</text:span><text:span text:style-name="_35_8">,</text:span><text:span text:style-name="_31_"> </text:span><text:span text:style-name="_34_4">i</text:span><text:span text:style-name="_37_0">.</text:span><text:span text:style-name="_31_9">e</text:span><text:span text:style-name="_33_7">.</text:span><text:span text:style-name="_35_8">,</text:span><text:span text:style-name="_31_"> </text:span><text:span text:style-name="_34_8">w</text:span><text:span text:style-name="_36_3">i</text:span><text:span text:style-name="_32_2">t</text:span><text:span text:style-name="_33_4">h</text:span><text:span text:style-name="_36_9">o</text:span><text:span text:style-name="_32_2">u</text:span><text:span text:style-name="_35_0">t</text:span><text:span text:style-name="_35_1"> </text:span><text:span text:style-name="_38_">s</text:span><text:span text:style-name="_33_7">p</text:span><text:span text:style-name="_37_0">e</text:span><text:span text:style-name="_32_2">c</text:span><text:span text:style-name="_33_9">i</text:span><text:span text:style-name="_36_8">a</text:span><text:span text:style-name="_32_3">l</text:span><text:span text:style-name="_32_6"> </text:span><text:span text:style-name="_35_9">"</text:span><text:span text:style-name="_38_">c</text:span><text:span text:style-name="_33_8">o</text:span><text:span text:style-name="_37_5">a</text:span><text:span text:style-name="_31_4">c</text:span><text:span text:style-name="_34_7">h</text:span><text:span text:style-name="_35_9">i</text:span><text:span text:style-name="_31_3">n</text:span><text:span text:style-name="_34_8">g</text:span><text:span text:style-name="_37_2">.</text:span><text:span text:style-name="_31_3">"</text:span><text:span text:style-name="_32_6"> </text:span><text:span text:style-name="_37_4">(</text:span><text:span text:style-name="_32_4">T</text:span><text:span text:style-name="_34_3">h</text:span><text:span text:style-name="_36_7">e</text:span><text:span text:style-name="_31_"> </text:span><text:span text:style-name="_34_7">r</text:span><text:span text:style-name="_35_8">e</text:span><text:span text:style-name="_32_2">a</text:span><text:span text:style-name="_33_9">d</text:span><text:span text:style-name="_35_8">e</text:span><text:span text:style-name="_31_3">r</text:span><text:span text:style-name="_32_6"> </text:span><text:span text:style-name="_37_2">s</text:span><text:span text:style-name="_31_5">h</text:span><text:span text:style-name="_33_7">o</text:span><text:span text:style-name="_37_3">u</text:span><text:span text:style-name="_32_0">l</text:span><text:span text:style-name="_34_5">d</text:span><text:span text:style-name="_35_1"> </text:span><text:span text:style-name="_32_0">r</text:span><text:span text:style-name="_33_8">e</text:span><text:span text:style-name="_36_9">c</text:span><text:span text:style-name="_32_0">o</text:span><text:span text:style-name="_33_5">n</text:span><text:span text:style-name="_35_8">c</text:span><text:span text:style-name="_37_">i</text:span><text:span text:style-name="_33_7">l</text:span><text:span text:style-name="_37_3">e</text:span><text:span text:style-name="_31_"> </text:span><text:span text:style-name="_33_4">t</text:span><text:span text:style-name="_37_3">h</text:span><text:span text:style-name="_37_">i</text:span><text:span text:style-name="_34_2">s</text:span><text:span text:style-name="_35_1"> </text:span><text:span text:style-name="_31_4">w</text:span><text:span text:style-name="_34_5">i</text:span><text:span text:style-name="_36_7">t</text:span><text:span text:style-name="_31_8">h</text:span><text:span text:style-name="_32_6"> </text:span><text:span text:style-name="_37_0">t</text:span><text:span text:style-name="_31_5">h</text:span><text:span text:style-name="_33_2">e</text:span><text:span text:style-name="_35_1"> </text:span><text:span text:style-name="_31_2">p</text:span><text:span text:style-name="_34_0">o</text:span><text:span text:style-name="_35_8">i</text:span><text:span text:style-name="_32_5">n</text:span><text:span text:style-name="_34_7">t</text:span><text:span text:style-name="_35_1"> </text:span><text:span text:style-name="_31_7">o</text:span><text:span text:style-name="_33_4">f</text:span><text:span text:style-name="_35_1"> </text:span><text:span text:style-name="_31_8">v</text:span><text:span text:style-name="_33_9">i</text:span><text:span text:style-name="_37_4">e</text:span><text:span text:style-name="_31_8">w</text:span><text:span text:style-name="_32_6"> </text:span><text:span text:style-name="_35_8">o</text:span><text:span text:style-name="_39_">n</text:span><text:span text:style-name="_32_6"> </text:span><text:span text:style-name="_36_3">p</text:span><text:span text:style-name="_32_4">a</text:span><text:span text:style-name="_34_7">g</text:span><text:span text:style-name="_37_2">e</text:span><text:span text:style-name="_32_4">s</text:span><text:span text:style-name="_32_6"> </text:span><text:span text:style-name="_36_0">2</text:span><text:span text:style-name="_37_">3</text:span><text:span text:style-name="_32_6"> </text:span><text:span text:style-name="_37_0">a</text:span><text:span text:style-name="_32_5">n</text:span><text:span text:style-name="_34_7">d</text:span><text:span text:style-name="_35_1"> </text:span><text:span text:style-name="_31_3">2</text:span><text:span text:style-name="_34_4">4</text:span><text:span text:style-name="_37_2">.</text:span><text:span text:style-name="_32_0">)</text:span><text:span text:style-name="_32_6"> </text:span><text:span text:style-name="_37_4">P</text:span><text:span text:style-name="_38_">r</text:span><text:span text:style-name="_33_4">o</text:span><text:span text:style-name="_36_7">c</text:span><text:span text:style-name="_38_">e</text:span><text:span text:style-name="_33_2">s</text:span><text:span text:style-name="_36_0">s</text:span><text:span text:style-name="_32_4">e</text:span><text:span text:style-name="_33_5">s</text:span><text:span text:style-name="_35_1"> </text:span><text:span text:style-name="_32_5">t</text:span><text:span text:style-name="_35_0">h</text:span><text:span text:style-name="_37_5">a</text:span><text:span text:style-name="_38_">t</text:span><text:span text:style-name="_32_6"> </text:span><text:span text:style-name="_36_8">a</text:span><text:span text:style-name="_32_5">r</text:span><text:span text:style-name="_34_5">e</text:span><text:span text:style-name="_35_1"> </text:span><text:span text:style-name="_31_3">l</text:span><text:span text:style-name="_33_7">e</text:span><text:span text:style-name="_36_2">a</text:span><text:span text:style-name="_31_4">r</text:span><text:span text:style-name="_35_0">n</text:span><text:span text:style-name="_37_4">t</text:span><text:span text:style-name="_31_"> </text:span><text:span text:style-name="_33_7">d</text:span><text:span text:style-name="_36_3">o</text:span><text:span text:style-name="_31_"> </text:span><text:span text:style-name="_33_7">n</text:span><text:span text:style-name="_36_2">o</text:span><text:span text:style-name="_32_0">t</text:span><text:span text:style-name="_32_6"> </text:span><text:span text:style-name="_37_0">p</text:span><text:span text:style-name="_31_9">r</text:span><text:span text:style-name="_33_3">o</text:span><text:span text:style-name="_36_7">d</text:span><text:span text:style-name="_32_2">u</text:span><text:span text:style-name="_34_0">c</text:span><text:span text:style-name="_37_0">e</text:span><text:span text:style-name="_31_"> </text:span><text:span text:style-name="_33_4">a</text:span><text:span text:style-name="_35_1"> </text:span><text:span text:style-name="_31_0">h</text:span><text:span text:style-name="_33_5">u</text:span><text:span text:style-name="_37_5">n</text:span><text:span text:style-name="_31_2">d</text:span><text:span text:style-name="_35_0">r</text:span><text:span text:style-name="_35_8">e</text:span><text:span text:style-name="_32_2">d</text:span><text:span text:style-name="_32_6"> </text:span><text:span text:style-name="_37_2">p</text:span><text:span text:style-name="_31_9">e</text:span><text:span text:style-name="_34_7">r</text:span><text:span text:style-name="_35_1"> </text:span><text:span text:style-name="_32_2">c</text:span><text:span text:style-name="_33_3">e</text:span><text:span text:style-name="_35_7">n</text:span><text:span text:style-name="_32_4">t</text:span><text:span text:style-name="_32_6"> </text:span><text:span text:style-name="_36_9">c</text:span><text:span text:style-name="_32_2">e</text:span><text:span text:style-name="_35_0">r</text:span><text:span text:style-name="_36_3">t</text:span><text:span text:style-name="_32_5">a</text:span><text:span text:style-name="_34_0">i</text:span><text:span text:style-name="_36_4">n</text:span><text:span text:style-name="_32_3">t</text:span><text:span text:style-name="_33_8">y</text:span><text:span text:style-name="_35_1"> </text:span><text:span text:style-name="_31_2">o</text:span><text:span text:style-name="_33_4">f</text:span><text:span text:style-name="_35_1"> </text:span><text:span text:style-name="_39_">r</text:span><text:span text:style-name="_34_2">e</text:span><text:span text:style-name="_36_7">s</text:span><text:span text:style-name="_32_3">u</text:span><text:span text:style-name="_34_3">l</text:span><text:span text:style-name="_37_3">t</text:span><text:span text:style-name="_31_4">;</text:span><text:span text:style-name="_32_6"> </text:span><text:span text:style-name="_36_2">i</text:span><text:span text:style-name="_31_5">f</text:span><text:span text:style-name="_32_6"> </text:span><text:span text:style-name="_35_7">t</text:span><text:span text:style-name="_38_">h</text:span><text:span text:style-name="_34_3">e</text:span><text:span text:style-name="_36_0">y</text:span><text:span text:style-name="_31_"> </text:span><text:span text:style-name="_35_0">d</text:span><text:span text:style-name="_36_0">i</text:span><text:span text:style-name="_37_">d</text:span><text:span text:style-name="_32_6"> </text:span><text:span text:style-name="_35_9">t</text:span><text:span text:style-name="_32_4">h</text:span><text:span text:style-name="_33_7">e</text:span><text:span text:style-name="_36_8">y</text:span><text:span text:style-name="_31_"> </text:span><text:span text:style-name="_33_3">c</text:span><text:span text:style-name="_37_3">o</text:span><text:span text:style-name="_32_2">u</text:span><text:span text:style-name="_35_0">l</text:span><text:span text:style-name="_36_7">d</text:span><text:span text:style-name="_31_"> </text:span><text:span text:style-name="_34_4">n</text:span><text:span text:style-name="_35_7">o</text:span><text:span text:style-name="_32_3">t</text:span><text:span text:style-name="_32_6"> </text:span><text:span text:style-name="_36_5">b</text:span><text:span text:style-name="_31_8">e</text:span><text:span text:style-name="_32_6"> </text:span><text:span text:style-name="_36_9">u</text:span><text:span text:style-name="_31_9">n</text:span><text:span text:style-name="_33_2">l</text:span><text:span text:style-name="_37_3">e</text:span><text:span text:style-name="_31_0">a</text:span><text:span text:style-name="_34_2">r</text:span><text:span text:style-name="_36_0">n</text:span><text:span text:style-name="_31_8">t</text:span><text:span text:style-name="_33_5">.</text:span></text:p>
      <text:p text:style-name="P1"><text:soft-page-break/><text:span text:style-name="_31_4">I</text:span><text:span text:style-name="_34_4">t</text:span><text:span text:style-name="_35_1"> </text:span><text:span text:style-name="_31_2">i</text:span><text:span text:style-name="_34_0">s</text:span><text:span text:style-name="_35_1"> </text:span><text:span text:style-name="_31_7">p</text:span><text:span text:style-name="_34_4">r</text:span><text:span text:style-name="_35_8">o</text:span><text:span text:style-name="_31_0">b</text:span><text:span text:style-name="_34_8">a</text:span><text:span text:style-name="_36_8">b</text:span><text:span text:style-name="_31_3">l</text:span><text:span text:style-name="_34_5">y</text:span><text:span text:style-name="_35_1"> </text:span><text:span text:style-name="_31_7">w</text:span><text:span text:style-name="_33_9">i</text:span><text:span text:style-name="_36_9">s</text:span><text:span text:style-name="_37_">e</text:span><text:span text:style-name="_32_6"> </text:span><text:span text:style-name="_36_2">t</text:span><text:span text:style-name="_32_5">o</text:span><text:span text:style-name="_32_6"> </text:span><text:span text:style-name="_35_7">i</text:span><text:span text:style-name="_32_3">n</text:span><text:span text:style-name="_34_9">c</text:span><text:span text:style-name="_37_4">l</text:span><text:span text:style-name="_32_0">u</text:span><text:span text:style-name="_34_0">d</text:span><text:span text:style-name="_35_9">e</text:span><text:span text:style-name="_31_"> </text:span><text:span text:style-name="_34_5">a</text:span><text:span text:style-name="_35_1"> </text:span><text:span text:style-name="_31_8">r</text:span><text:span text:style-name="_33_2">a</text:span><text:span text:style-name="_35_7">n</text:span><text:span text:style-name="_32_3">d</text:span><text:span text:style-name="_34_5">o</text:span><text:span text:style-name="_36_8">m</text:span><text:span text:style-name="_31_"> </text:span><text:span text:style-name="_34_9">e</text:span><text:span text:style-name="_36_2">l</text:span><text:span text:style-name="_31_3">e</text:span><text:span text:style-name="_35_0">m</text:span><text:span text:style-name="_36_3">e</text:span><text:span text:style-name="_37_">n</text:span><text:span text:style-name="_33_5">t</text:span><text:span text:style-name="_35_1"> </text:span><text:span text:style-name="_31_4">i</text:span><text:span text:style-name="_33_8">n</text:span><text:span text:style-name="_35_1"> </text:span><text:span text:style-name="_31_4">a</text:span><text:span text:style-name="_32_6"> </text:span><text:span text:style-name="_37_0">l</text:span><text:span text:style-name="_31_8">e</text:span><text:span text:style-name="_33_2">a</text:span><text:span text:style-name="_37_0">r</text:span><text:span text:style-name="_31_5">n</text:span><text:span text:style-name="_34_9">i</text:span><text:span text:style-name="_37_5">n</text:span><text:span text:style-name="_32_4">g</text:span><text:span text:style-name="_32_6"> </text:span><text:span text:style-name="_37_2">m</text:span><text:span text:style-name="_32_2">a</text:span><text:span text:style-name="_33_9">c</text:span><text:span text:style-name="_37_0">h</text:span><text:span text:style-name="_39_">i</text:span><text:span text:style-name="_35_0">n</text:span><text:span text:style-name="_36_5">e</text:span><text:span text:style-name="_32_0">.</text:span><text:span text:style-name="_32_6"> </text:span><text:span text:style-name="_36_8">A</text:span><text:span text:style-name="_31_"> </text:span><text:span text:style-name="_34_5">r</text:span><text:span text:style-name="_37_0">a</text:span><text:span text:style-name="_31_3">n</text:span><text:span text:style-name="_34_2">d</text:span><text:span text:style-name="_36_8">o</text:span><text:span text:style-name="_32_0">m</text:span><text:span text:style-name="_32_6"> </text:span><text:span text:style-name="_36_4">e</text:span><text:span text:style-name="_37_">l</text:span><text:span text:style-name="_34_2">e</text:span><text:span text:style-name="_36_8">m</text:span><text:span text:style-name="_31_7">e</text:span><text:span text:style-name="_34_2">n</text:span><text:span text:style-name="_35_9">t</text:span><text:span text:style-name="_31_"> </text:span><text:span text:style-name="_34_5">i</text:span><text:span text:style-name="_37_5">s</text:span><text:span text:style-name="_31_"> </text:span><text:span text:style-name="_34_7">r</text:span><text:span text:style-name="_36_9">a</text:span><text:span text:style-name="_32_4">t</text:span><text:span text:style-name="_33_3">h</text:span><text:span text:style-name="_36_3">e</text:span><text:span text:style-name="_32_3">r</text:span><text:span text:style-name="_32_6"> </text:span><text:span text:style-name="_35_8">u</text:span><text:span text:style-name="_31_9">s</text:span><text:span text:style-name="_33_2">e</text:span><text:span text:style-name="_35_8">f</text:span><text:span text:style-name="_32_0">u</text:span><text:span text:style-name="_33_3">l</text:span><text:span text:style-name="_35_1"> </text:span><text:span text:style-name="_31_9">w</text:span><text:span text:style-name="_34_4">h</text:span><text:span text:style-name="_36_3">e</text:span><text:span text:style-name="_31_4">n</text:span><text:span text:style-name="_32_6"> </text:span><text:span text:style-name="_36_3">w</text:span><text:span text:style-name="_32_2">e</text:span><text:span text:style-name="_32_6"> </text:span><text:span text:style-name="_36_5">a</text:span><text:span text:style-name="_32_0">r</text:span><text:span text:style-name="_34_9">e</text:span><text:span text:style-name="_35_1"> </text:span><text:span text:style-name="_31_5">s</text:span><text:span text:style-name="_34_5">e</text:span><text:span text:style-name="_36_0">a</text:span><text:span text:style-name="_31_0">r</text:span><text:span text:style-name="_33_7">c</text:span><text:span text:style-name="_36_2">h</text:span><text:span text:style-name="_32_2">i</text:span><text:span text:style-name="_34_2">n</text:span><text:span text:style-name="_36_7">g</text:span><text:span text:style-name="_31_"> </text:span><text:span text:style-name="_34_4">f</text:span><text:span text:style-name="_37_5">o</text:span><text:span text:style-name="_32_3">r</text:span><text:span text:style-name="_32_6"> </text:span><text:span text:style-name="_36_9">a</text:span><text:span text:style-name="_31_"> </text:span><text:span text:style-name="_33_4">s</text:span><text:span text:style-name="_36_0">o</text:span><text:span text:style-name="_31_4">l</text:span><text:span text:style-name="_33_8">u</text:span><text:span text:style-name="_37_2">t</text:span><text:span text:style-name="_31_2">i</text:span><text:span text:style-name="_33_5">o</text:span><text:span text:style-name="_36_4">n</text:span><text:span text:style-name="_31_"> </text:span><text:span text:style-name="_33_8">o</text:span><text:span text:style-name="_36_0">f</text:span><text:span text:style-name="_31_"> </text:span><text:span text:style-name="_35_0">s</text:span><text:span text:style-name="_37_5">o</text:span><text:span text:style-name="_38_">m</text:span><text:span text:style-name="_33_8">e</text:span><text:span text:style-name="_35_1"> </text:span><text:span text:style-name="_32_2">p</text:span><text:span text:style-name="_33_9">r</text:span><text:span text:style-name="_37_0">o</text:span><text:span text:style-name="_37_">b</text:span><text:span text:style-name="_33_4">l</text:span><text:span text:style-name="_37_2">e</text:span><text:span text:style-name="_32_5">m</text:span><text:span text:style-name="_34_9">.</text:span><text:span text:style-name="_35_1"> </text:span><text:span text:style-name="_31_9">S</text:span><text:span text:style-name="_33_7">u</text:span><text:span text:style-name="_37_2">p</text:span><text:span text:style-name="_31_3">p</text:span><text:span text:style-name="_34_7">o</text:span><text:span text:style-name="_36_9">s</text:span><text:span text:style-name="_31_2">e</text:span><text:span text:style-name="_32_6"> </text:span><text:span text:style-name="_36_7">f</text:span><text:span text:style-name="_39_">o</text:span><text:span text:style-name="_34_5">r</text:span><text:span text:style-name="_35_1"> </text:span><text:span text:style-name="_31_4">i</text:span><text:span text:style-name="_33_3">n</text:span><text:span text:style-name="_35_7">s</text:span><text:span text:style-name="_31_3">t</text:span><text:span text:style-name="_34_0">a</text:span><text:span text:style-name="_37_0">n</text:span><text:span text:style-name="_32_0">c</text:span><text:span text:style-name="_34_3">e</text:span><text:span text:style-name="_35_1"> </text:span><text:span text:style-name="_32_5">w</text:span><text:span text:style-name="_34_5">e</text:span><text:span text:style-name="_35_1"> </text:span><text:span text:style-name="_38_">w</text:span><text:span text:style-name="_34_4">a</text:span><text:span text:style-name="_36_4">n</text:span><text:span text:style-name="_31_2">t</text:span><text:span text:style-name="_33_5">e</text:span><text:span text:style-name="_37_3">d</text:span><text:span text:style-name="_31_"> </text:span><text:span text:style-name="_35_0">t</text:span><text:span text:style-name="_37_2">o</text:span><text:span text:style-name="_31_"> </text:span><text:span text:style-name="_34_8">f</text:span><text:span text:style-name="_36_3">i</text:span><text:span text:style-name="_32_5">n</text:span><text:span text:style-name="_34_2">d</text:span><text:span text:style-name="_35_1"> </text:span><text:span text:style-name="_31_7">a</text:span><text:span text:style-name="_32_6"> </text:span><text:span text:style-name="_37_5">n</text:span><text:span text:style-name="_39_">u</text:span><text:span text:style-name="_34_9">m</text:span><text:span text:style-name="_35_9">b</text:span><text:span text:style-name="_39_">e</text:span><text:span text:style-name="_34_4">r</text:span><text:span text:style-name="_35_1"> </text:span><text:span text:style-name="_32_0">b</text:span><text:span text:style-name="_33_2">e</text:span><text:span text:style-name="_35_8">t</text:span><text:span text:style-name="_31_0">w</text:span><text:span text:style-name="_33_8">e</text:span><text:span text:style-name="_36_4">e</text:span><text:span text:style-name="_32_3">n</text:span><text:span text:style-name="_32_6"> </text:span><text:span text:style-name="_36_7">5</text:span><text:span text:style-name="_31_4">0</text:span><text:span text:style-name="_32_6"> </text:span><text:span text:style-name="_36_5">a</text:span><text:span text:style-name="_39_">n</text:span><text:span text:style-name="_34_0">d</text:span><text:span text:style-name="_35_1"> </text:span><text:span text:style-name="_32_5">2</text:span><text:span text:style-name="_34_9">0</text:span><text:span text:style-name="_37_4">0</text:span><text:span text:style-name="_31_"> </text:span><text:span text:style-name="_33_4">w</text:span><text:span text:style-name="_37_4">h</text:span><text:span text:style-name="_32_5">i</text:span><text:span text:style-name="_33_9">c</text:span><text:span text:style-name="_35_8">h</text:span><text:span text:style-name="_31_"> </text:span><text:span text:style-name="_33_9">w</text:span><text:span text:style-name="_36_9">a</text:span><text:span text:style-name="_32_4">s</text:span><text:span text:style-name="_32_6"> </text:span><text:span text:style-name="_36_8">e</text:span><text:span text:style-name="_31_8">q</text:span><text:span text:style-name="_35_0">u</text:span><text:span text:style-name="_36_2">a</text:span><text:span text:style-name="_31_8">l</text:span><text:span text:style-name="_32_6"> </text:span><text:span text:style-name="_35_7">t</text:span><text:span text:style-name="_31_8">o</text:span><text:span text:style-name="_32_6"> </text:span><text:span text:style-name="_36_9">t</text:span><text:span text:style-name="_32_0">h</text:span><text:span text:style-name="_34_9">e</text:span><text:span text:style-name="_35_1"> </text:span><text:span text:style-name="_31_3">s</text:span><text:span text:style-name="_34_2">q</text:span><text:span text:style-name="_36_8">u</text:span><text:span text:style-name="_32_3">a</text:span><text:span text:style-name="_34_2">r</text:span><text:span text:style-name="_35_8">e</text:span><text:span text:style-name="_31_"> </text:span><text:span text:style-name="_33_7">o</text:span><text:span text:style-name="_36_9">f</text:span><text:span text:style-name="_31_"> </text:span><text:span text:style-name="_33_7">t</text:span><text:span text:style-name="_37_2">h</text:span><text:span text:style-name="_32_4">e</text:span><text:span text:style-name="_32_6"> </text:span><text:span text:style-name="_36_2">s</text:span><text:span text:style-name="_31_7">u</text:span><text:span text:style-name="_34_2">m</text:span><text:span text:style-name="_35_1"> </text:span><text:span text:style-name="_32_5">o</text:span><text:span text:style-name="_35_0">f</text:span><text:span text:style-name="_35_1"> </text:span><text:span text:style-name="_37_">i</text:span><text:span text:style-name="_34_8">t</text:span><text:span text:style-name="_36_4">s</text:span><text:span text:style-name="_31_"> </text:span><text:span text:style-name="_34_7">d</text:span><text:span text:style-name="_36_0">i</text:span><text:span text:style-name="_39_">g</text:span><text:span text:style-name="_33_3">i</text:span><text:span text:style-name="_35_7">t</text:span><text:span text:style-name="_31_2">s</text:span><text:span text:style-name="_33_3">,</text:span><text:span text:style-name="_35_1"> </text:span><text:span text:style-name="_31_5">w</text:span><text:span text:style-name="_34_3">e</text:span><text:span text:style-name="_35_1"> </text:span><text:span text:style-name="_31_2">m</text:span><text:span text:style-name="_34_0">i</text:span><text:span text:style-name="_35_7">g</text:span><text:span text:style-name="_39_">h</text:span><text:span text:style-name="_33_3">t</text:span><text:span text:style-name="_35_1"> </text:span><text:span text:style-name="_37_">s</text:span><text:span text:style-name="_33_4">t</text:span><text:span text:style-name="_37_5">a</text:span><text:span text:style-name="_31_7">r</text:span><text:span text:style-name="_33_9">t</text:span><text:span text:style-name="_35_1"> </text:span><text:span text:style-name="_31_9">a</text:span><text:span text:style-name="_33_2">t</text:span><text:span text:style-name="_35_1"> </text:span><text:span text:style-name="_31_2">5</text:span><text:span text:style-name="_34_5">1</text:span><text:span text:style-name="_35_1"> </text:span><text:span text:style-name="_32_2">t</text:span><text:span text:style-name="_33_9">h</text:span><text:span text:style-name="_35_7">e</text:span><text:span text:style-name="_31_0">n</text:span><text:span text:style-name="_32_6"> </text:span><text:span text:style-name="_35_9">t</text:span><text:span text:style-name="_31_3">r</text:span><text:span text:style-name="_34_5">y</text:span><text:span text:style-name="_35_1"> </text:span><text:span text:style-name="_31_0">5</text:span><text:span text:style-name="_33_3">2</text:span><text:span text:style-name="_35_1"> </text:span><text:span text:style-name="_31_8">a</text:span><text:span text:style-name="_33_7">n</text:span><text:span text:style-name="_36_2">d</text:span><text:span text:style-name="_31_"> </text:span><text:span text:style-name="_33_3">g</text:span><text:span text:style-name="_37_0">o</text:span><text:span text:style-name="_31_"> </text:span><text:span text:style-name="_35_0">o</text:span><text:span text:style-name="_37_0">n</text:span><text:span text:style-name="_31_"> </text:span><text:span text:style-name="_34_7">u</text:span><text:span text:style-name="_36_3">n</text:span><text:span text:style-name="_32_4">t</text:span><text:span text:style-name="_34_7">i</text:span><text:span text:style-name="_36_0">l</text:span><text:span text:style-name="_31_"> </text:span><text:span text:style-name="_33_7">w</text:span><text:span text:style-name="_36_8">e</text:span><text:span text:style-name="_31_"> </text:span><text:span text:style-name="_34_4">g</text:span><text:span text:style-name="_36_5">o</text:span><text:span text:style-name="_31_3">t</text:span><text:span text:style-name="_32_6"> </text:span><text:span text:style-name="_37_2">a</text:span><text:span text:style-name="_31_"> </text:span><text:span text:style-name="_33_9">n</text:span><text:span text:style-name="_37_5">u</text:span><text:span text:style-name="_32_4">m</text:span><text:span text:style-name="_34_7">b</text:span><text:span text:style-name="_37_4">e</text:span><text:span text:style-name="_31_2">r</text:span><text:span text:style-name="_32_6"> </text:span><text:span text:style-name="_36_0">t</text:span><text:span text:style-name="_31_7">h</text:span><text:span text:style-name="_34_8">a</text:span><text:span text:style-name="_35_9">t</text:span><text:span text:style-name="_31_"> </text:span><text:span text:style-name="_33_8">w</text:span><text:span text:style-name="_36_8">o</text:span><text:span text:style-name="_31_8">r</text:span><text:span text:style-name="_34_9">k</text:span><text:span text:style-name="_36_0">e</text:span><text:span text:style-name="_31_2">d</text:span><text:span text:style-name="_34_4">.</text:span><text:span text:style-name="_35_1"> </text:span><text:span text:style-name="_31_5">A</text:span><text:span text:style-name="_34_0">l</text:span><text:span text:style-name="_36_7">t</text:span><text:span text:style-name="_31_9">e</text:span><text:span text:style-name="_34_3">r</text:span><text:span text:style-name="_35_8">n</text:span><text:span text:style-name="_31_5">a</text:span><text:span text:style-name="_33_7">t</text:span><text:span text:style-name="_35_8">i</text:span><text:span text:style-name="_39_">v</text:span><text:span text:style-name="_34_4">e</text:span><text:span text:style-name="_37_5">l</text:span><text:span text:style-name="_37_">y</text:span><text:span text:style-name="_32_6"> </text:span><text:span text:style-name="_36_2">w</text:span><text:span text:style-name="_32_2">e</text:span><text:span text:style-name="_32_6"> </text:span><text:span text:style-name="_35_7">m</text:span><text:span text:style-name="_32_2">i</text:span><text:span text:style-name="_33_5">g</text:span><text:span text:style-name="_35_7">h</text:span><text:span text:style-name="_31_9">t</text:span><text:span text:style-name="_32_6"> </text:span><text:span text:style-name="_37_3">c</text:span><text:span text:style-name="_31_7">h</text:span><text:span text:style-name="_33_7">o</text:span><text:span text:style-name="_36_4">o</text:span><text:span text:style-name="_38_">s</text:span><text:span text:style-name="_35_0">e</text:span><text:span text:style-name="_35_1"> </text:span><text:span text:style-name="_31_5">n</text:span><text:span text:style-name="_34_8">u</text:span><text:span text:style-name="_37_3">m</text:span><text:span text:style-name="_32_3">b</text:span><text:span text:style-name="_34_3">e</text:span><text:span text:style-name="_36_3">r</text:span><text:span text:style-name="_31_3">s</text:span><text:span text:style-name="_32_6"> </text:span><text:span text:style-name="_36_0">a</text:span><text:span text:style-name="_37_">t</text:span><text:span text:style-name="_32_6"> </text:span><text:span text:style-name="_35_7">r</text:span><text:span text:style-name="_32_5">a</text:span><text:span text:style-name="_33_2">n</text:span><text:span text:style-name="_37_2">d</text:span><text:span text:style-name="_39_">o</text:span><text:span text:style-name="_34_2">m</text:span><text:span text:style-name="_35_1"> </text:span><text:span text:style-name="_32_5">u</text:span><text:span text:style-name="_34_2">n</text:span><text:span text:style-name="_37_2">t</text:span><text:span text:style-name="_37_">i</text:span><text:span text:style-name="_33_5">l</text:span><text:span text:style-name="_35_1"> </text:span><text:span text:style-name="_31_2">w</text:span><text:span text:style-name="_33_9">e</text:span><text:span text:style-name="_35_1"> </text:span><text:span text:style-name="_31_2">g</text:span><text:span text:style-name="_33_2">o</text:span><text:span text:style-name="_36_8">t</text:span><text:span text:style-name="_31_"> </text:span><text:span text:style-name="_34_8">a</text:span><text:span text:style-name="_35_1"> </text:span><text:span text:style-name="_31_5">g</text:span><text:span text:style-name="_34_5">o</text:span><text:span text:style-name="_35_7">o</text:span><text:span text:style-name="_31_7">d</text:span><text:span text:style-name="_32_6"> </text:span><text:span text:style-name="_36_4">o</text:span><text:span text:style-name="_39_">n</text:span><text:span text:style-name="_34_0">e</text:span><text:span text:style-name="_36_2">.</text:span><text:span text:style-name="_31_"> </text:span><text:span text:style-name="_34_8">T</text:span><text:span text:style-name="_36_7">h</text:span><text:span text:style-name="_31_2">i</text:span><text:span text:style-name="_34_9">s</text:span><text:span text:style-name="_35_1"> </text:span><text:span text:style-name="_32_5">m</text:span><text:span text:style-name="_34_3">e</text:span><text:span text:style-name="_36_5">t</text:span><text:span text:style-name="_32_0">h</text:span><text:span text:style-name="_33_5">o</text:span><text:span text:style-name="_36_8">d</text:span><text:span text:style-name="_31_"> </text:span><text:span text:style-name="_33_9">h</text:span><text:span text:style-name="_35_8">a</text:span><text:span text:style-name="_31_0">s</text:span><text:span text:style-name="_32_6"> </text:span><text:span text:style-name="_36_3">t</text:span><text:span text:style-name="_31_8">h</text:span><text:span text:style-name="_35_0">e</text:span><text:span text:style-name="_35_1"> </text:span><text:span text:style-name="_31_3">a</text:span><text:span text:style-name="_34_9">d</text:span><text:span text:style-name="_36_7">v</text:span><text:span text:style-name="_31_2">a</text:span><text:span text:style-name="_33_2">n</text:span><text:span text:style-name="_36_0">t</text:span><text:span text:style-name="_39_">a</text:span><text:span text:style-name="_34_4">g</text:span><text:span text:style-name="_35_8">e</text:span><text:span text:style-name="_31_"> </text:span><text:span text:style-name="_33_7">t</text:span><text:span text:style-name="_36_0">h</text:span><text:span text:style-name="_31_8">a</text:span><text:span text:style-name="_34_4">t</text:span><text:span text:style-name="_35_1"> </text:span><text:span text:style-name="_31_5">i</text:span><text:span text:style-name="_34_0">t</text:span><text:span text:style-name="_35_1"> </text:span><text:span text:style-name="_31_3">i</text:span><text:span text:style-name="_34_4">s</text:span><text:span text:style-name="_35_1"> </text:span><text:span text:style-name="_31_8">u</text:span><text:span text:style-name="_34_0">n</text:span><text:span text:style-name="_35_8">n</text:span><text:span text:style-name="_31_2">e</text:span><text:span text:style-name="_33_5">c</text:span><text:span text:style-name="_35_9">e</text:span><text:span text:style-name="_31_5">s</text:span><text:span text:style-name="_34_2">s</text:span><text:span text:style-name="_36_3">a</text:span><text:span text:style-name="_32_5">r</text:span><text:span text:style-name="_33_2">y</text:span><text:span text:style-name="_35_1"> </text:span><text:span text:style-name="_32_4">t</text:span><text:span text:style-name="_34_8">o</text:span><text:span text:style-name="_35_1"> </text:span><text:span text:style-name="_32_3">k</text:span><text:span text:style-name="_34_9">e</text:span><text:span text:style-name="_35_9">e</text:span><text:span text:style-name="_32_5">p</text:span><text:span text:style-name="_32_6"> </text:span><text:span text:style-name="_37_3">t</text:span><text:span text:style-name="_38_">r</text:span><text:span text:style-name="_34_2">a</text:span><text:span text:style-name="_36_4">c</text:span><text:span text:style-name="_31_8">k</text:span><text:span text:style-name="_32_6"> </text:span><text:span text:style-name="_36_2">o</text:span><text:span text:style-name="_31_9">f</text:span><text:span text:style-name="_32_6"> </text:span><text:span text:style-name="_37_0">t</text:span><text:span text:style-name="_31_4">h</text:span><text:span text:style-name="_33_4">e</text:span><text:span text:style-name="_35_1"> </text:span><text:span text:style-name="_31_4">v</text:span><text:span text:style-name="_33_3">a</text:span><text:span text:style-name="_35_8">l</text:span><text:span text:style-name="_38_">u</text:span><text:span text:style-name="_34_5">e</text:span><text:span text:style-name="_37_0">s</text:span><text:span text:style-name="_31_"> </text:span><text:span text:style-name="_34_9">t</text:span><text:span text:style-name="_37_5">h</text:span><text:span text:style-name="_31_8">a</text:span><text:span text:style-name="_33_8">t</text:span><text:span text:style-name="_35_1"> </text:span><text:span text:style-name="_32_2">h</text:span><text:span text:style-name="_34_8">a</text:span><text:span text:style-name="_37_0">v</text:span><text:span text:style-name="_32_5">e</text:span><text:span text:style-name="_32_6"> </text:span><text:span text:style-name="_37_4">b</text:span><text:span text:style-name="_31_3">e</text:span><text:span text:style-name="_33_4">e</text:span><text:span text:style-name="_37_4">n</text:span><text:span text:style-name="_31_"> </text:span><text:span text:style-name="_34_4">t</text:span><text:span text:style-name="_37_2">r</text:span><text:span text:style-name="_31_3">i</text:span><text:span text:style-name="_33_9">e</text:span><text:span text:style-name="_36_4">d</text:span><text:span text:style-name="_39_">,</text:span><text:span text:style-name="_32_6"> </text:span><text:span text:style-name="_37_2">b</text:span><text:span text:style-name="_31_5">u</text:span><text:span text:style-name="_33_7">t</text:span><text:span text:style-name="_35_1"> </text:span><text:span text:style-name="_31_5">t</text:span><text:span text:style-name="_33_9">h</text:span><text:span text:style-name="_36_4">e</text:span><text:span text:style-name="_31_"> </text:span><text:span text:style-name="_34_5">d</text:span><text:span text:style-name="_36_3">i</text:span><text:span text:style-name="_32_5">s</text:span><text:span text:style-name="_35_0">a</text:span><text:span text:style-name="_36_7">d</text:span><text:span text:style-name="_32_0">v</text:span><text:span text:style-name="_33_2">a</text:span><text:span text:style-name="_36_9">n</text:span><text:span text:style-name="_31_3">t</text:span><text:span text:style-name="_33_3">a</text:span><text:span text:style-name="_37_5">g</text:span><text:span text:style-name="_37_">e</text:span><text:span text:style-name="_32_6"> </text:span><text:span text:style-name="_35_9">t</text:span><text:span text:style-name="_39_">h</text:span><text:span text:style-name="_33_4">a</text:span><text:span text:style-name="_37_4">t</text:span><text:span text:style-name="_31_"> </text:span><text:span text:style-name="_34_4">o</text:span><text:span text:style-name="_35_8">n</text:span><text:span text:style-name="_32_3">e</text:span><text:span text:style-name="_32_6"> </text:span><text:span text:style-name="_36_8">m</text:span><text:span text:style-name="_32_5">a</text:span><text:span text:style-name="_34_2">y</text:span><text:span text:style-name="_35_1"> </text:span><text:span text:style-name="_32_5">t</text:span><text:span text:style-name="_33_7">r</text:span><text:span text:style-name="_37_5">y</text:span><text:span text:style-name="_31_"> </text:span><text:span text:style-name="_35_0">t</text:span><text:span text:style-name="_36_3">h</text:span><text:span text:style-name="_32_4">e</text:span><text:span text:style-name="_32_6"> </text:span><text:span text:style-name="_36_2">s</text:span><text:span text:style-name="_31_4">a</text:span><text:span text:style-name="_33_3">m</text:span><text:span text:style-name="_36_4">e</text:span><text:span text:style-name="_31_"> </text:span><text:span text:style-name="_33_4">o</text:span><text:span text:style-name="_37_5">n</text:span><text:span text:style-name="_32_2">e</text:span><text:span text:style-name="_32_6"> </text:span><text:span text:style-name="_36_3">t</text:span><text:span text:style-name="_37_">w</text:span><text:span text:style-name="_34_0">i</text:span><text:span text:style-name="_36_8">c</text:span><text:span text:style-name="_32_0">e</text:span><text:span text:style-name="_34_9">,</text:span><text:span text:style-name="_35_1"> </text:span><text:span text:style-name="_31_0">b</text:span><text:span text:style-name="_34_8">u</text:span><text:span text:style-name="_35_8">t</text:span><text:span text:style-name="_31_"> </text:span><text:span text:style-name="_33_9">t</text:span><text:span text:style-name="_36_0">h</text:span><text:span text:style-name="_32_3">i</text:span><text:span text:style-name="_34_5">s</text:span><text:span text:style-name="_35_1"> </text:span><text:span text:style-name="_37_">i</text:span><text:span text:style-name="_33_3">s</text:span><text:span text:style-name="_35_1"> </text:span><text:span text:style-name="_32_5">n</text:span><text:span text:style-name="_34_0">o</text:span><text:span text:style-name="_36_9">t</text:span><text:span text:style-name="_31_"> </text:span><text:span text:style-name="_33_3">v</text:span><text:span text:style-name="_37_5">e</text:span><text:span text:style-name="_31_0">r</text:span><text:span text:style-name="_34_4">y</text:span><text:span text:style-name="_35_1"> </text:span><text:span text:style-name="_31_4">i</text:span><text:span text:style-name="_34_7">m</text:span><text:span text:style-name="_36_4">p</text:span><text:span text:style-name="_31_0">o</text:span><text:span text:style-name="_34_0">r</text:span><text:span text:style-name="_35_8">t</text:span><text:span text:style-name="_31_8">a</text:span><text:span text:style-name="_34_9">n</text:span><text:span text:style-name="_35_7">t</text:span><text:span text:style-name="_31_"> </text:span><text:span text:style-name="_34_5">i</text:span><text:span text:style-name="_37_4">f</text:span><text:span text:style-name="_31_"> </text:span><text:span text:style-name="_35_0">t</text:span><text:span text:style-name="_36_5">h</text:span><text:span text:style-name="_31_4">e</text:span><text:span text:style-name="_33_9">r</text:span><text:span text:style-name="_37_4">e</text:span><text:span text:style-name="_31_"> </text:span><text:span text:style-name="_34_0">a</text:span><text:span text:style-name="_37_0">r</text:span><text:span text:style-name="_31_8">e</text:span><text:span text:style-name="_32_6"> </text:span><text:span text:style-name="_36_2">s</text:span><text:span text:style-name="_31_5">e</text:span><text:span text:style-name="_34_3">v</text:span><text:span text:style-name="_37_5">e</text:span><text:span text:style-name="_31_2">r</text:span><text:span text:style-name="_33_9">a</text:span><text:span text:style-name="_37_2">l</text:span><text:span text:style-name="_31_"> </text:span><text:span text:style-name="_33_7">s</text:span><text:span text:style-name="_37_5">o</text:span><text:span text:style-name="_32_3">l</text:span><text:span text:style-name="_34_0">u</text:span><text:span text:style-name="_36_4">t</text:span><text:span text:style-name="_31_7">i</text:span><text:span text:style-name="_33_5">o</text:span><text:span text:style-name="_37_3">n</text:span><text:span text:style-name="_32_5">s</text:span><text:span text:style-name="_34_5">.</text:span><text:span text:style-name="_35_1"> </text:span><text:span text:style-name="_31_7">T</text:span><text:span text:style-name="_34_4">h</text:span><text:span text:style-name="_37_4">e</text:span><text:span text:style-name="_31_"> </text:span><text:span text:style-name="_33_7">s</text:span><text:span text:style-name="_35_9">y</text:span><text:span text:style-name="_31_0">s</text:span><text:span text:style-name="_34_5">t</text:span><text:span text:style-name="_36_7">e</text:span><text:span text:style-name="_32_2">m</text:span><text:span text:style-name="_34_0">a</text:span><text:span text:style-name="_36_7">t</text:span><text:span text:style-name="_31_4">i</text:span><text:span text:style-name="_34_4">c</text:span><text:span text:style-name="_35_1"> </text:span><text:span text:style-name="_31_2">m</text:span><text:span text:style-name="_34_3">e</text:span><text:span text:style-name="_37_2">t</text:span><text:span text:style-name="_31_2">h</text:span><text:span text:style-name="_34_8">o</text:span><text:span text:style-name="_36_3">d</text:span><text:span text:style-name="_31_"> </text:span><text:span text:style-name="_34_5">h</text:span><text:span text:style-name="_36_8">a</text:span><text:span text:style-name="_39_">s</text:span><text:span text:style-name="_32_6"> </text:span><text:span text:style-name="_36_0">t</text:span><text:span text:style-name="_32_4">h</text:span><text:span text:style-name="_34_8">e</text:span><text:span text:style-name="_35_1"> </text:span><text:span text:style-name="_32_0">d</text:span><text:span text:style-name="_33_7">i</text:span><text:span text:style-name="_36_0">s</text:span><text:span text:style-name="_31_8">a</text:span><text:span text:style-name="_33_2">d</text:span><text:span text:style-name="_37_0">v</text:span><text:span text:style-name="_32_2">a</text:span><text:span text:style-name="_34_5">n</text:span><text:span text:style-name="_35_7">t</text:span><text:span text:style-name="_37_">a</text:span><text:span text:style-name="_34_9">g</text:span><text:span text:style-name="_36_4">e</text:span><text:span text:style-name="_31_"> </text:span><text:span text:style-name="_33_4">t</text:span><text:span text:style-name="_36_4">h</text:span><text:span text:style-name="_38_">a</text:span><text:span text:style-name="_34_7">t</text:span><text:span text:style-name="_35_1"> </text:span><text:span text:style-name="_31_9">t</text:span><text:span text:style-name="_34_0">h</text:span><text:span text:style-name="_36_0">e</text:span><text:span text:style-name="_31_5">r</text:span><text:span text:style-name="_34_3">e</text:span><text:span text:style-name="_35_1"> </text:span><text:span text:style-name="_32_3">m</text:span><text:span text:style-name="_34_4">a</text:span><text:span text:style-name="_37_2">y</text:span><text:span text:style-name="_31_"> </text:span><text:span text:style-name="_33_8">b</text:span><text:span text:style-name="_37_0">e</text:span><text:span text:style-name="_31_"> </text:span><text:span text:style-name="_34_9">a</text:span><text:span text:style-name="_36_0">n</text:span><text:span text:style-name="_31_"> </text:span><text:span text:style-name="_34_7">e</text:span><text:span text:style-name="_36_0">n</text:span><text:span text:style-name="_31_2">o</text:span><text:span text:style-name="_34_5">r</text:span><text:span text:style-name="_36_5">m</text:span><text:span text:style-name="_31_9">o</text:span><text:span text:style-name="_34_2">u</text:span><text:span text:style-name="_36_5">s</text:span><text:span text:style-name="_31_"> </text:span><text:span text:style-name="_34_9">b</text:span><text:span text:style-name="_36_4">l</text:span><text:span text:style-name="_31_9">o</text:span><text:span text:style-name="_34_4">c</text:span><text:span text:style-name="_36_9">k</text:span><text:span text:style-name="_31_"> </text:span><text:span text:style-name="_34_9">w</text:span><text:span text:style-name="_35_9">i</text:span><text:span text:style-name="_32_0">t</text:span><text:span text:style-name="_33_7">h</text:span><text:span text:style-name="_37_5">o</text:span><text:span text:style-name="_32_2">u</text:span><text:span text:style-name="_34_9">t</text:span><text:span text:style-name="_35_1"> </text:span><text:span text:style-name="_31_2">a</text:span><text:span text:style-name="_34_4">n</text:span><text:span text:style-name="_37_0">y</text:span><text:span text:style-name="_31_"> </text:span><text:span text:style-name="_34_4">s</text:span><text:span text:style-name="_36_7">o</text:span><text:span text:style-name="_32_4">l</text:span><text:span text:style-name="_33_3">u</text:span><text:span text:style-name="_37_4">t</text:span><text:span text:style-name="_31_4">i</text:span><text:span text:style-name="_33_2">o</text:span><text:span text:style-name="_37_5">n</text:span><text:span text:style-name="_32_0">s</text:span><text:span text:style-name="_32_6"> </text:span><text:span text:style-name="_36_2">i</text:span><text:span text:style-name="_31_4">n</text:span><text:span text:style-name="_32_6"> </text:span><text:span text:style-name="_37_0">t</text:span><text:span text:style-name="_31_9">h</text:span><text:span text:style-name="_34_9">e</text:span><text:span text:style-name="_35_1"> </text:span><text:span text:style-name="_32_4">r</text:span><text:span text:style-name="_33_8">e</text:span><text:span text:style-name="_36_9">g</text:span><text:span text:style-name="_37_">i</text:span><text:span text:style-name="_34_2">o</text:span><text:span text:style-name="_36_3">n</text:span><text:span text:style-name="_31_"> </text:span><text:span text:style-name="_33_9">w</text:span><text:span text:style-name="_36_8">h</text:span><text:span text:style-name="_31_4">i</text:span><text:span text:style-name="_34_8">c</text:span><text:span text:style-name="_35_8">h</text:span><text:span text:style-name="_31_"> </text:span><text:span text:style-name="_34_5">h</text:span><text:span text:style-name="_36_7">a</text:span><text:span text:style-name="_31_8">s</text:span><text:span text:style-name="_32_6"> </text:span><text:span text:style-name="_37_0">t</text:span><text:span text:style-name="_37_">o</text:span><text:span text:style-name="_32_6"> </text:span><text:span text:style-name="_36_9">b</text:span><text:span text:style-name="_31_7">e</text:span><text:span text:style-name="_32_6"> </text:span><text:span text:style-name="_36_8">i</text:span><text:span text:style-name="_31_5">n</text:span><text:span text:style-name="_34_4">v</text:span><text:span text:style-name="_37_3">e</text:span><text:span text:style-name="_32_3">s</text:span><text:span text:style-name="_34_9">t</text:span><text:span text:style-name="_36_7">i</text:span><text:span text:style-name="_31_3">g</text:span><text:span text:style-name="_34_2">a</text:span><text:span text:style-name="_37_4">t</text:span><text:span text:style-name="_39_">e</text:span><text:span text:style-name="_34_5">d</text:span><text:span text:style-name="_35_1"> </text:span><text:span text:style-name="_31_0">f</text:span><text:span text:style-name="_34_7">i</text:span><text:span text:style-name="_35_9">r</text:span><text:span text:style-name="_39_">s</text:span><text:span text:style-name="_33_3">t</text:span><text:span text:style-name="_36_5">,</text:span><text:span text:style-name="_31_"> </text:span><text:span text:style-name="_33_8">N</text:span><text:span text:style-name="_36_8">o</text:span><text:span text:style-name="_32_2">w</text:span><text:span text:style-name="_32_6"> </text:span><text:span text:style-name="_36_4">t</text:span><text:span text:style-name="_31_9">h</text:span><text:span text:style-name="_34_2">e</text:span><text:span text:style-name="_35_1"> </text:span><text:span text:style-name="_31_8">l</text:span><text:span text:style-name="_34_8">e</text:span><text:span text:style-name="_36_8">a</text:span><text:span text:style-name="_32_2">r</text:span><text:span text:style-name="_33_2">n</text:span><text:span text:style-name="_35_9">i</text:span><text:span text:style-name="_32_3">n</text:span><text:span text:style-name="_33_3">g</text:span><text:span text:style-name="_35_1"> </text:span><text:span text:style-name="_31_8">p</text:span><text:span text:style-name="_34_0">r</text:span><text:span text:style-name="_35_7">o</text:span><text:span text:style-name="_37_">c</text:span><text:span text:style-name="_34_8">e</text:span><text:span text:style-name="_37_0">s</text:span><text:span text:style-name="_39_">s</text:span><text:span text:style-name="_32_6"> </text:span><text:span text:style-name="_35_7">m</text:span><text:span text:style-name="_31_3">a</text:span><text:span text:style-name="_34_4">y</text:span><text:span text:style-name="_35_1"> </text:span><text:span text:style-name="_37_">b</text:span><text:span text:style-name="_34_0">e</text:span><text:span text:style-name="_35_1"> </text:span><text:span text:style-name="_31_9">r</text:span><text:span text:style-name="_34_9">e</text:span><text:span text:style-name="_36_5">g</text:span><text:span text:style-name="_31_3">a</text:span><text:span text:style-name="_33_5">r</text:span><text:span text:style-name="_37_0">d</text:span><text:span text:style-name="_39_">e</text:span><text:span text:style-name="_34_2">d</text:span><text:span text:style-name="_35_1"> </text:span><text:span text:style-name="_31_8">a</text:span><text:span text:style-name="_33_4">s</text:span><text:span text:style-name="_35_1"> </text:span><text:span text:style-name="_32_0">a</text:span><text:span text:style-name="_32_6"> </text:span><text:span text:style-name="_35_7">s</text:span><text:span text:style-name="_31_8">e</text:span><text:span text:style-name="_34_2">a</text:span><text:span text:style-name="_35_8">r</text:span><text:span text:style-name="_31_0">c</text:span><text:span text:style-name="_34_9">h</text:span><text:span text:style-name="_35_1"> </text:span><text:span text:style-name="_32_3">f</text:span><text:span text:style-name="_34_0">o</text:span><text:span text:style-name="_37_5">r</text:span><text:span text:style-name="_31_"> </text:span><text:span text:style-name="_33_8">a</text:span><text:span text:style-name="_35_1"> </text:span><text:span text:style-name="_31_5">f</text:span><text:span text:style-name="_33_9">o</text:span><text:span text:style-name="_36_3">r</text:span><text:span text:style-name="_31_3">m</text:span><text:span text:style-name="_32_6"> </text:span><text:span text:style-name="_36_8">o</text:span><text:span text:style-name="_37_">f</text:span><text:span text:style-name="_32_6"> </text:span><text:span text:style-name="_36_8">b</text:span><text:span text:style-name="_31_9">e</text:span><text:span text:style-name="_34_2">h</text:span><text:span text:style-name="_37_0">a</text:span><text:span text:style-name="_32_0">v</text:span><text:span text:style-name="_33_7">i</text:span><text:span text:style-name="_37_0">o</text:span><text:span text:style-name="_32_0">u</text:span><text:span text:style-name="_34_2">r</text:span><text:span text:style-name="_35_1"> </text:span><text:span text:style-name="_31_0">w</text:span><text:span text:style-name="_33_8">h</text:span><text:span text:style-name="_37_5">i</text:span><text:span text:style-name="_31_4">c</text:span><text:span text:style-name="_34_3">h</text:span><text:span text:style-name="_35_1"> </text:span><text:span text:style-name="_31_5">w</text:span><text:span text:style-name="_33_7">i</text:span><text:span text:style-name="_37_5">l</text:span><text:span text:style-name="_32_0">l</text:span><text:span text:style-name="_32_6"> </text:span><text:span text:style-name="_36_0">s</text:span><text:span text:style-name="_39_">a</text:span><text:span text:style-name="_35_0">t</text:span><text:span text:style-name="_36_3">i</text:span><text:span text:style-name="_31_7">s</text:span><text:span text:style-name="_34_9">f</text:span><text:span text:style-name="_37_2">y</text:span><text:span text:style-name="_31_"> </text:span><text:span text:style-name="_34_7">t</text:span><text:span text:style-name="_37_5">h</text:span><text:span text:style-name="_32_0">e</text:span><text:span text:style-name="_32_6"> </text:span><text:span text:style-name="_37_0">t</text:span><text:span text:style-name="_31_9">e</text:span><text:span text:style-name="_33_8">a</text:span><text:span text:style-name="_35_8">c</text:span><text:span text:style-name="_31_4">h</text:span><text:span text:style-name="_33_4">e</text:span><text:span text:style-name="_35_9">r</text:span><text:span text:style-name="_31_"> </text:span><text:span text:style-name="_33_3">(</text:span><text:span text:style-name="_35_9">o</text:span><text:span text:style-name="_31_0">r</text:span><text:span text:style-name="_32_6"> </text:span><text:span text:style-name="_36_0">s</text:span><text:span text:style-name="_31_8">o</text:span><text:span text:style-name="_33_7">m</text:span><text:span text:style-name="_36_7">e</text:span><text:span text:style-name="_31_"> </text:span><text:span text:style-name="_34_2">o</text:span><text:span text:style-name="_36_8">t</text:span><text:span text:style-name="_32_2">h</text:span><text:span text:style-name="_34_4">e</text:span><text:span text:style-name="_37_4">r</text:span><text:span text:style-name="_31_"> </text:span><text:span text:style-name="_33_3">c</text:span><text:span text:style-name="_36_8">r</text:span><text:span text:style-name="_38_">i</text:span><text:span text:style-name="_33_2">t</text:span><text:span text:style-name="_37_2">e</text:span><text:span text:style-name="_32_5">r</text:span><text:span text:style-name="_34_8">i</text:span><text:span text:style-name="_36_4">o</text:span><text:span text:style-name="_38_">n</text:span><text:span text:style-name="_33_3">)</text:span><text:span text:style-name="_36_4">.</text:span><text:span text:style-name="_31_"> </text:span><text:span text:style-name="_33_5">S</text:span><text:span text:style-name="_37_0">i</text:span><text:span text:style-name="_31_0">n</text:span><text:span text:style-name="_33_3">c</text:span><text:span text:style-name="_36_4">e</text:span><text:span text:style-name="_31_"> </text:span><text:span text:style-name="_33_8">t</text:span><text:span text:style-name="_36_5">h</text:span><text:span text:style-name="_31_3">e</text:span><text:span text:style-name="_34_3">r</text:span><text:span text:style-name="_37_5">e</text:span><text:span text:style-name="_31_"> </text:span><text:span text:style-name="_33_8">i</text:span><text:span text:style-name="_36_2">s</text:span><text:span text:style-name="_31_"> </text:span><text:span text:style-name="_33_4">p</text:span><text:span text:style-name="_36_4">r</text:span><text:span text:style-name="_31_7">o</text:span><text:span text:style-name="_34_0">b</text:span><text:span text:style-name="_35_7">a</text:span><text:span text:style-name="_31_3">b</text:span><text:span text:style-name="_33_4">l</text:span><text:span text:style-name="_36_3">y</text:span><text:span text:style-name="_31_"> </text:span><text:span text:style-name="_33_4">a</text:span><text:span text:style-name="_35_1"> </text:span><text:span text:style-name="_31_5">v</text:span><text:span text:style-name="_34_5">e</text:span><text:span text:style-name="_37_2">r</text:span><text:span text:style-name="_31_7">y</text:span><text:span text:style-name="_32_6"> </text:span><text:span text:style-name="_36_4">l</text:span><text:span text:style-name="_31_0">a</text:span><text:span text:style-name="_34_2">r</text:span><text:span text:style-name="_36_9">g</text:span><text:span text:style-name="_31_3">e</text:span><text:span text:style-name="_32_6"> </text:span><text:span text:style-name="_37_4">n</text:span><text:span text:style-name="_32_5">u</text:span><text:span text:style-name="_34_4">m</text:span><text:span text:style-name="_37_2">b</text:span><text:span text:style-name="_38_">e</text:span><text:span text:style-name="_34_4">r</text:span><text:span text:style-name="_35_1"> </text:span><text:span text:style-name="_32_0">o</text:span><text:span text:style-name="_34_7">f</text:span><text:span text:style-name="_35_1"> </text:span><text:span text:style-name="_39_">s</text:span><text:span text:style-name="_34_2">a</text:span><text:span text:style-name="_36_5">t</text:span><text:span text:style-name="_32_0">i</text:span><text:span text:style-name="_33_8">s</text:span><text:span text:style-name="_37_0">f</text:span><text:span text:style-name="_32_4">a</text:span><text:span text:style-name="_35_0">c</text:span><text:span text:style-name="_35_9">t</text:span><text:span text:style-name="_32_4">o</text:span><text:span text:style-name="_34_2">r</text:span><text:span text:style-name="_37_2">y</text:span><text:span text:style-name="_31_"> </text:span><text:span text:style-name="_34_5">s</text:span><text:span text:style-name="_35_7">o</text:span><text:span text:style-name="_32_5">l</text:span><text:span text:style-name="_35_0">u</text:span><text:span text:style-name="_37_3">t</text:span><text:span text:style-name="_31_2">i</text:span><text:span text:style-name="_33_5">o</text:span><text:span text:style-name="_37_2">n</text:span><text:span text:style-name="_31_8">s</text:span><text:span text:style-name="_32_6"> </text:span><text:span text:style-name="_36_9">t</text:span><text:span text:style-name="_31_8">h</text:span><text:span text:style-name="_34_7">e</text:span><text:span text:style-name="_35_1"> </text:span><text:span text:style-name="_32_4">r</text:span><text:span text:style-name="_33_2">a</text:span><text:span text:style-name="_37_3">n</text:span><text:span text:style-name="_32_2">d</text:span><text:span text:style-name="_34_3">o</text:span><text:span text:style-name="_35_9">m</text:span><text:span text:style-name="_31_"> </text:span><text:span text:style-name="_35_0">m</text:span><text:span text:style-name="_36_4">e</text:span><text:span text:style-name="_31_0">t</text:span><text:span text:style-name="_35_0">h</text:span><text:span text:style-name="_36_0">o</text:span><text:span text:style-name="_31_3">d</text:span><text:span text:style-name="_32_6"> </text:span><text:span text:style-name="_36_8">s</text:span><text:span text:style-name="_32_5">e</text:span><text:span text:style-name="_34_7">e</text:span><text:span text:style-name="_36_0">m</text:span><text:span text:style-name="_31_4">s</text:span><text:span text:style-name="_32_6"> </text:span><text:span text:style-name="_37_5">t</text:span><text:span text:style-name="_31_7">o</text:span><text:span text:style-name="_32_6"> </text:span><text:span text:style-name="_37_4">b</text:span><text:span text:style-name="_31_2">e</text:span><text:span text:style-name="_32_6"> </text:span><text:span text:style-name="_37_4">b</text:span><text:span text:style-name="_31_8">e</text:span><text:span text:style-name="_33_7">t</text:span><text:span text:style-name="_36_3">t</text:span><text:span text:style-name="_31_9">e</text:span><text:span text:style-name="_35_0">r</text:span><text:span text:style-name="_35_1"> </text:span><text:span text:style-name="_31_0">t</text:span><text:span text:style-name="_35_0">h</text:span><text:span text:style-name="_36_0">a</text:span><text:span text:style-name="_39_">n</text:span><text:span text:style-name="_32_6"> </text:span><text:span text:style-name="_36_7">t</text:span><text:span text:style-name="_32_3">h</text:span><text:span text:style-name="_33_3">e</text:span><text:span text:style-name="_35_1"> </text:span><text:span text:style-name="_32_2">s</text:span><text:span text:style-name="_33_2">y</text:span><text:span text:style-name="_37_4">s</text:span><text:span text:style-name="_31_7">t</text:span><text:span text:style-name="_34_9">e</text:span><text:span text:style-name="_36_4">m</text:span><text:span text:style-name="_31_5">a</text:span><text:span text:style-name="_33_7">t</text:span><text:span text:style-name="_35_9">i</text:span><text:span text:style-name="_32_5">c</text:span><text:span text:style-name="_34_7">.</text:span><text:span text:style-name="_35_1"> </text:span><text:span text:style-name="_32_4">I</text:span><text:span text:style-name="_34_9">t</text:span><text:span text:style-name="_35_1"> </text:span><text:span text:style-name="_32_0">s</text:span><text:span text:style-name="_34_8">h</text:span><text:span text:style-name="_37_0">o</text:span><text:span text:style-name="_31_2">u</text:span><text:span text:style-name="_34_0">l</text:span><text:span text:style-name="_36_5">d</text:span><text:span text:style-name="_31_"> </text:span><text:span text:style-name="_34_8">b</text:span><text:span text:style-name="_36_9">e</text:span><text:span text:style-name="_31_"> </text:span><text:span text:style-name="_34_8">n</text:span><text:span text:style-name="_36_3">o</text:span><text:span text:style-name="_31_3">t</text:span><text:span text:style-name="_34_0">i</text:span><text:span text:style-name="_36_8">c</text:span><text:span text:style-name="_31_8">e</text:span><text:span text:style-name="_34_9">d</text:span><text:span text:style-name="_35_1"> </text:span><text:span text:style-name="_32_2">t</text:span><text:span text:style-name="_34_0">h</text:span><text:span text:style-name="_36_2">a</text:span><text:span text:style-name="_31_0">t</text:span><text:span text:style-name="_32_6"> </text:span><text:span text:style-name="_37_0">i</text:span><text:span text:style-name="_32_2">t</text:span><text:span text:style-name="_32_6"> </text:span><text:span text:style-name="_37_0">i</text:span><text:span text:style-name="_32_5">s</text:span><text:span text:style-name="_32_6"> </text:span><text:span text:style-name="_37_0">u</text:span><text:span text:style-name="_31_4">s</text:span><text:span text:style-name="_34_5">e</text:span><text:span text:style-name="_35_7">d</text:span><text:span text:style-name="_31_"> </text:span><text:span text:style-name="_34_8">i</text:span><text:span text:style-name="_36_4">n</text:span><text:span text:style-name="_31_"> </text:span><text:span text:style-name="_33_9">t</text:span><text:span text:style-name="_36_7">h</text:span><text:span text:style-name="_37_">e</text:span><text:span text:style-name="_32_6"> </text:span><text:span text:style-name="_35_7">a</text:span><text:span text:style-name="_38_">n</text:span><text:span text:style-name="_33_3">a</text:span><text:span text:style-name="_36_7">l</text:span><text:span text:style-name="_31_8">o</text:span><text:span text:style-name="_34_3">g</text:span><text:span text:style-name="_36_8">o</text:span><text:span text:style-name="_31_0">u</text:span><text:span text:style-name="_34_7">s</text:span><text:span text:style-name="_35_1"> </text:span><text:span text:style-name="_32_3">p</text:span><text:span text:style-name="_33_3">r</text:span><text:span text:style-name="_36_3">o</text:span><text:span text:style-name="_32_3">c</text:span><text:span text:style-name="_33_9">e</text:span><text:span text:style-name="_36_2">s</text:span><text:span text:style-name="_31_8">s</text:span><text:span text:style-name="_32_6"> </text:span><text:span text:style-name="_36_4">o</text:span><text:span text:style-name="_31_5">f</text:span><text:span text:style-name="_32_6"> </text:span><text:span text:style-name="_36_0">e</text:span><text:span text:style-name="_32_4">v</text:span><text:span text:style-name="_34_4">o</text:span><text:span text:style-name="_36_5">l</text:span><text:span text:style-name="_31_5">u</text:span><text:span text:style-name="_34_2">t</text:span><text:span text:style-name="_37_5">i</text:span><text:span text:style-name="_31_5">o</text:span><text:span text:style-name="_33_5">n</text:span><text:span text:style-name="_36_8">.</text:span><text:span text:style-name="_31_"> </text:span><text:span text:style-name="_34_7">B</text:span><text:span text:style-name="_36_4">u</text:span><text:span text:style-name="_32_4">t</text:span><text:span text:style-name="_32_6"> </text:span><text:span text:style-name="_36_9">t</text:span><text:span text:style-name="_32_3">h</text:span><text:span text:style-name="_34_5">e</text:span><text:span text:style-name="_37_5">r</text:span><text:span text:style-name="_32_3">e</text:span><text:span text:style-name="_32_6"> </text:span><text:span text:style-name="_36_4">t</text:span><text:span text:style-name="_31_2">h</text:span><text:span text:style-name="_34_3">e</text:span><text:span text:style-name="_35_1"> </text:span><text:span text:style-name="_32_0">s</text:span><text:span text:style-name="_35_0">y</text:span><text:span text:style-name="_35_9">s</text:span><text:span text:style-name="_32_5">t</text:span><text:span text:style-name="_33_4">e</text:span><text:span text:style-name="_37_2">m</text:span><text:span text:style-name="_32_0">a</text:span><text:span text:style-name="_34_7">t</text:span><text:span text:style-name="_35_7">i</text:span><text:span text:style-name="_32_4">c</text:span><text:span text:style-name="_32_6"> </text:span><text:span text:style-name="_35_7">m</text:span><text:span text:style-name="_31_0">e</text:span><text:span text:style-name="_34_3">t</text:span><text:span text:style-name="_35_7">h</text:span><text:span text:style-name="_32_2">o</text:span><text:span text:style-name="_34_3">d</text:span><text:span text:style-name="_35_1"> </text:span><text:span text:style-name="_31_4">i</text:span><text:span text:style-name="_33_3">s</text:span><text:span text:style-name="_35_1"> </text:span><text:span text:style-name="_31_9">n</text:span><text:span text:style-name="_34_5">o</text:span><text:span text:style-name="_37_5">t</text:span><text:span text:style-name="_31_"> </text:span><text:span text:style-name="_34_9">p</text:span><text:span text:style-name="_36_2">o</text:span><text:span text:style-name="_31_2">s</text:span><text:span text:style-name="_34_9">s</text:span><text:span text:style-name="_35_7">i</text:span><text:span text:style-name="_31_9">b</text:span><text:span text:style-name="_33_7">l</text:span><text:span text:style-name="_37_2">e</text:span><text:span text:style-name="_31_2">.</text:span><text:span text:style-name="_32_6"> </text:span><text:span text:style-name="_36_4">H</text:span><text:span text:style-name="_39_">o</text:span><text:span text:style-name="_33_9">w</text:span><text:span text:style-name="_35_1"> </text:span><text:span text:style-name="_39_">c</text:span><text:span text:style-name="_34_7">o</text:span><text:span text:style-name="_36_3">u</text:span><text:span text:style-name="_38_">l</text:span><text:span text:style-name="_34_0">d</text:span><text:span text:style-name="_35_1"> </text:span><text:span text:style-name="_31_9">o</text:span><text:span text:style-name="_33_7">n</text:span><text:span text:style-name="_37_4">e</text:span><text:span text:style-name="_31_"> </text:span><text:span text:style-name="_33_4">k</text:span><text:span text:style-name="_36_4">e</text:span><text:span text:style-name="_31_7">e</text:span><text:span text:style-name="_33_7">p</text:span><text:span text:style-name="_35_1"> </text:span><text:span text:style-name="_32_2">t</text:span><text:span text:style-name="_34_3">r</text:span><text:span text:style-name="_37_0">a</text:span><text:span text:style-name="_39_">c</text:span><text:span text:style-name="_33_2">k</text:span><text:span text:style-name="_35_1"> </text:span><text:span text:style-name="_31_9">o</text:span><text:span text:style-name="_34_5">f</text:span><text:span text:style-name="_35_1"> </text:span><text:span text:style-name="_39_">t</text:span><text:span text:style-name="_34_3">h</text:span><text:span text:style-name="_35_8">e</text:span><text:span text:style-name="_31_"> </text:span><text:span text:style-name="_34_7">d</text:span><text:span text:style-name="_37_3">i</text:span><text:span text:style-name="_31_9">f</text:span><text:span text:style-name="_35_0">f</text:span><text:span text:style-name="_36_3">e</text:span><text:span text:style-name="_31_7">r</text:span><text:span text:style-name="_34_2">e</text:span><text:span text:style-name="_36_0">n</text:span><text:span text:style-name="_31_8">t</text:span><text:span text:style-name="_32_6"> </text:span><text:span text:style-name="_35_9">g</text:span><text:span text:style-name="_32_2">e</text:span><text:span text:style-name="_33_8">n</text:span><text:span text:style-name="_36_7">e</text:span><text:span text:style-name="_31_0">t</text:span><text:span text:style-name="_33_3">i</text:span><text:span text:style-name="_37_0">c</text:span><text:span text:style-name="_31_5">a</text:span><text:span text:style-name="_34_5">l</text:span><text:span text:style-name="_35_1"> </text:span><text:span text:style-name="_31_8">c</text:span><text:span text:style-name="_33_5">o</text:span><text:span text:style-name="_36_2">m</text:span><text:span text:style-name="_31_2">b</text:span><text:span text:style-name="_34_5">i</text:span><text:span text:style-name="_36_0">n</text:span><text:span text:style-name="_31_3">a</text:span><text:span text:style-name="_33_9">t</text:span><text:span text:style-name="_36_0">i</text:span><text:span text:style-name="_32_5">o</text:span><text:span text:style-name="_34_7">n</text:span><text:span text:style-name="_35_8">s</text:span><text:span text:style-name="_31_"> </text:span><text:span text:style-name="_33_2">t</text:span><text:span text:style-name="_35_8">h</text:span><text:span text:style-name="_32_0">a</text:span><text:span text:style-name="_34_8">t</text:span><text:span text:style-name="_35_1"> </text:span><text:span text:style-name="_38_">h</text:span><text:span text:style-name="_33_9">a</text:span><text:span text:style-name="_35_7">d</text:span><text:span text:style-name="_31_"> </text:span><text:span text:style-name="_33_9">b</text:span><text:span text:style-name="_37_0">e</text:span><text:span text:style-name="_32_2">e</text:span><text:span text:style-name="_34_4">n</text:span><text:span text:style-name="_35_1"> </text:span><text:span text:style-name="_32_2">t</text:span><text:span text:style-name="_34_5">r</text:span><text:span text:style-name="_36_4">i</text:span><text:span text:style-name="_31_2">e</text:span><text:span text:style-name="_34_4">d</text:span><text:span text:style-name="_37_3">,</text:span><text:span text:style-name="_31_"> </text:span><text:span text:style-name="_35_0">s</text:span><text:span text:style-name="_36_4">o</text:span><text:span text:style-name="_31_"> </text:span><text:span text:style-name="_33_4">a</text:span><text:span text:style-name="_37_2">s</text:span><text:span text:style-name="_31_"> </text:span><text:span text:style-name="_34_0">t</text:span><text:span text:style-name="_35_8">o</text:span><text:span text:style-name="_31_"> </text:span><text:span text:style-name="_34_5">a</text:span><text:span text:style-name="_36_3">v</text:span><text:span text:style-name="_31_5">o</text:span><text:span text:style-name="_34_2">i</text:span><text:span text:style-name="_36_0">d</text:span><text:span text:style-name="_31_"> </text:span><text:span text:style-name="_33_7">t</text:span><text:span text:style-name="_37_4">r</text:span><text:span text:style-name="_31_7">y</text:span><text:span text:style-name="_34_0">i</text:span><text:span text:style-name="_35_7">n</text:span><text:span text:style-name="_31_2">g</text:span><text:span text:style-name="_32_6"> </text:span><text:span text:style-name="_36_2">t</text:span><text:span text:style-name="_31_9">h</text:span><text:span text:style-name="_33_5">e</text:span><text:span text:style-name="_37_0">m</text:span><text:span text:style-name="_31_"> </text:span><text:span text:style-name="_35_0">a</text:span><text:span text:style-name="_37_4">g</text:span><text:span text:style-name="_31_7">a</text:span><text:span text:style-name="_34_9">i</text:span><text:span text:style-name="_37_3">n</text:span><text:span text:style-name="_31_9">?</text:span></text:p>
      <text:p text:style-name="P1"><text:span text:style-name="_36_3">W</text:span><text:span text:style-name="_32_5">e</text:span><text:span text:style-name="_32_6"> </text:span><text:span text:style-name="_37_4">m</text:span><text:span text:style-name="_31_8">a</text:span><text:span text:style-name="_33_3">y</text:span><text:span text:style-name="_35_1"> </text:span><text:span text:style-name="_31_9">h</text:span><text:span text:style-name="_33_5">o</text:span><text:span text:style-name="_36_7">p</text:span><text:span text:style-name="_31_2">e</text:span><text:span text:style-name="_32_6"> </text:span><text:span text:style-name="_37_0">t</text:span><text:span text:style-name="_31_5">h</text:span><text:span text:style-name="_34_5">a</text:span><text:span text:style-name="_36_5">t</text:span><text:span text:style-name="_31_"> </text:span><text:span text:style-name="_33_7">m</text:span><text:span text:style-name="_37_5">a</text:span><text:span text:style-name="_31_2">c</text:span><text:span text:style-name="_34_5">h</text:span><text:span text:style-name="_37_4">i</text:span><text:span text:style-name="_38_">n</text:span><text:span text:style-name="_34_0">e</text:span><text:span text:style-name="_36_3">s</text:span><text:span text:style-name="_31_"> </text:span><text:span text:style-name="_34_4">w</text:span><text:span text:style-name="_36_3">i</text:span><text:span text:style-name="_31_2">l</text:span><text:span text:style-name="_33_4">l</text:span><text:span text:style-name="_35_1"> </text:span><text:span text:style-name="_32_3">e</text:span><text:span text:style-name="_33_9">v</text:span><text:span text:style-name="_36_3">e</text:span><text:span text:style-name="_31_9">n</text:span><text:span text:style-name="_34_4">t</text:span><text:span text:style-name="_37_5">u</text:span><text:span text:style-name="_32_5">a</text:span><text:span text:style-name="_33_5">l</text:span><text:span text:style-name="_36_8">l</text:span><text:span text:style-name="_39_">y</text:span><text:span text:style-name="_32_6"> </text:span><text:span text:style-name="_36_2">c</text:span><text:span text:style-name="_31_2">o</text:span><text:span text:style-name="_33_3">m</text:span><text:span text:style-name="_36_8">p</text:span><text:span text:style-name="_38_">e</text:span><text:span text:style-name="_33_7">t</text:span><text:span text:style-name="_35_7">e</text:span><text:span text:style-name="_31_"> </text:span><text:span text:style-name="_34_2">w</text:span><text:span text:style-name="_37_0">i</text:span><text:span text:style-name="_31_3">t</text:span><text:span text:style-name="_34_2">h</text:span><text:span text:style-name="_35_1"> </text:span><text:span text:style-name="_37_">m</text:span><text:span text:style-name="_34_0">e</text:span><text:span text:style-name="_37_2">n</text:span><text:span text:style-name="_31_"> </text:span><text:span text:style-name="_34_5">i</text:span><text:span text:style-name="_37_2">n</text:span><text:span text:style-name="_31_"> </text:span><text:span text:style-name="_34_0">a</text:span><text:span text:style-name="_36_7">l</text:span><text:span text:style-name="_31_2">l</text:span><text:span text:style-name="_32_6"> </text:span><text:span text:style-name="_37_5">p</text:span><text:span text:style-name="_37_">u</text:span><text:span text:style-name="_34_5">r</text:span><text:span text:style-name="_37_2">e</text:span><text:span text:style-name="_31_9">l</text:span><text:span text:style-name="_33_3">y</text:span><text:span text:style-name="_35_1"> </text:span><text:span text:style-name="_39_">i</text:span><text:span text:style-name="_34_2">n</text:span><text:span text:style-name="_36_5">t</text:span><text:span text:style-name="_31_8">e</text:span><text:span text:style-name="_34_5">l</text:span><text:span text:style-name="_36_9">l</text:span><text:span text:style-name="_32_5">e</text:span><text:span text:style-name="_33_7">c</text:span><text:span text:style-name="_37_0">t</text:span><text:span text:style-name="_38_">u</text:span><text:span text:style-name="_34_5">a</text:span><text:span text:style-name="_36_4">l</text:span><text:span text:style-name="_31_"> </text:span><text:span text:style-name="_34_3">f</text:span><text:span text:style-name="_35_7">i</text:span><text:span text:style-name="_31_9">e</text:span><text:span text:style-name="_34_8">l</text:span><text:span text:style-name="_36_3">d</text:span><text:span text:style-name="_32_2">s</text:span><text:span text:style-name="_34_9">.</text:span><text:span text:style-name="_35_1"> </text:span><text:span text:style-name="_31_5">B</text:span><text:span text:style-name="_34_7">u</text:span><text:span text:style-name="_35_8">t</text:span><text:span text:style-name="_31_"> </text:span><text:span text:style-name="_33_9">w</text:span><text:span text:style-name="_35_7">h</text:span><text:span text:style-name="_37_">i</text:span><text:span text:style-name="_33_2">c</text:span><text:span text:style-name="_36_5">h</text:span><text:span text:style-name="_31_"> </text:span><text:span text:style-name="_34_7">a</text:span><text:span text:style-name="_35_8">r</text:span><text:span text:style-name="_32_0">e</text:span><text:span text:style-name="_32_6"> </text:span><text:span text:style-name="_37_3">t</text:span><text:span text:style-name="_32_5">h</text:span><text:span text:style-name="_35_0">e</text:span><text:span text:style-name="_35_1"> </text:span><text:span text:style-name="_31_0">b</text:span><text:span text:style-name="_34_0">e</text:span><text:span text:style-name="_36_4">s</text:span><text:span text:style-name="_32_4">t</text:span><text:span text:style-name="_32_6"> </text:span><text:span text:style-name="_37_5">o</text:span><text:span text:style-name="_31_9">n</text:span><text:span text:style-name="_33_8">e</text:span><text:span text:style-name="_35_7">s</text:span><text:span text:style-name="_31_"> </text:span><text:span text:style-name="_33_7">t</text:span><text:span text:style-name="_36_2">o</text:span><text:span text:style-name="_31_"> </text:span><text:span text:style-name="_33_8">s</text:span><text:span text:style-name="_35_8">t</text:span><text:span text:style-name="_32_2">a</text:span><text:span text:style-name="_34_4">r</text:span><text:span text:style-name="_36_4">t</text:span><text:span text:style-name="_31_"> </text:span><text:span text:style-name="_34_0">w</text:span><text:span text:style-name="_36_4">i</text:span><text:span text:style-name="_32_3">t</text:span><text:span text:style-name="_34_7">h</text:span><text:span text:style-name="_36_5">?</text:span><text:span text:style-name="_31_"> </text:span><text:span text:style-name="_34_7">E</text:span><text:span text:style-name="_37_4">v</text:span><text:span text:style-name="_32_0">e</text:span><text:span text:style-name="_33_3">n</text:span><text:span text:style-name="_35_1"> </text:span><text:span text:style-name="_32_0">t</text:span><text:span text:style-name="_34_7">h</text:span><text:span text:style-name="_37_5">i</text:span><text:span text:style-name="_31_4">s</text:span><text:span text:style-name="_32_6"> </text:span><text:span text:style-name="_36_4">i</text:span><text:span text:style-name="_31_9">s</text:span><text:span text:style-name="_32_6"> </text:span><text:span text:style-name="_37_0">a</text:span><text:span text:style-name="_31_"> </text:span><text:span text:style-name="_34_9">d</text:span><text:span text:style-name="_37_2">i</text:span><text:span text:style-name="_31_0">f</text:span><text:span text:style-name="_34_4">f</text:span><text:span text:style-name="_36_0">i</text:span><text:span text:style-name="_32_0">c</text:span><text:span text:style-name="_33_3">u</text:span><text:span text:style-name="_36_4">l</text:span><text:span text:style-name="_31_4">t</text:span><text:span text:style-name="_32_6"> </text:span><text:span text:style-name="_35_8">d</text:span><text:span text:style-name="_32_4">e</text:span><text:span text:style-name="_34_7">c</text:span><text:span text:style-name="_35_8">i</text:span><text:span text:style-name="_32_3">s</text:span><text:span text:style-name="_34_9">i</text:span><text:span text:style-name="_37_4">o</text:span><text:span text:style-name="_38_">n</text:span><text:span text:style-name="_33_7">.</text:span><text:span text:style-name="_35_1"> </text:span><text:span text:style-name="_37_">M</text:span><text:span text:style-name="_34_5">a</text:span><text:span text:style-name="_37_3">n</text:span><text:span text:style-name="_32_4">y</text:span><text:span text:style-name="_32_6"> </text:span><text:span text:style-name="_37_5">p</text:span><text:span text:style-name="_31_7">e</text:span><text:span text:style-name="_34_3">o</text:span><text:span text:style-name="_36_7">p</text:span><text:span text:style-name="_31_4">l</text:span><text:span text:style-name="_34_4">e</text:span><text:span text:style-name="_35_1"> </text:span><text:span text:style-name="_31_2">t</text:span><text:span text:style-name="_33_7">h</text:span><text:span text:style-name="_36_5">i</text:span><text:span text:style-name="_31_2">n</text:span><text:span text:style-name="_33_5">k</text:span><text:span text:style-name="_35_1"> </text:span><text:span text:style-name="_32_3">t</text:span><text:span text:style-name="_34_9">h</text:span><text:span text:style-name="_37_0">a</text:span><text:span text:style-name="_37_">t</text:span><text:span text:style-name="_32_6"> </text:span><text:span text:style-name="_35_9">a</text:span><text:span text:style-name="_31_"> </text:span><text:span text:style-name="_34_3">v</text:span><text:span text:style-name="_36_3">e</text:span><text:span text:style-name="_39_">r</text:span><text:span text:style-name="_34_0">y</text:span><text:span text:style-name="_35_1"> </text:span><text:span text:style-name="_31_4">a</text:span><text:span text:style-name="_33_3">b</text:span><text:span text:style-name="_37_3">s</text:span><text:span text:style-name="_32_2">t</text:span><text:span text:style-name="_33_3">r</text:span><text:span text:style-name="_35_9">a</text:span><text:span text:style-name="_31_9">c</text:span><text:span text:style-name="_35_0">t</text:span><text:span text:style-name="_35_1"> </text:span><text:span text:style-name="_32_3">a</text:span><text:span text:style-name="_34_9">c</text:span><text:span text:style-name="_36_9">t</text:span><text:span text:style-name="_31_8">i</text:span><text:span text:style-name="_33_4">v</text:span><text:span text:style-name="_37_5">i</text:span><text:span text:style-name="_31_5">t</text:span><text:span text:style-name="_34_5">y</text:span><text:span text:style-name="_37_4">,</text:span><text:span text:style-name="_31_"> </text:span><text:span text:style-name="_33_7">l</text:span><text:span text:style-name="_36_8">i</text:span><text:span text:style-name="_39_">k</text:span><text:span text:style-name="_33_7">e</text:span><text:span text:style-name="_35_1"> </text:span><text:span text:style-name="_32_4">t</text:span><text:span text:style-name="_34_8">h</text:span><text:span text:style-name="_37_0">e</text:span><text:span text:style-name="_31_"> </text:span><text:span text:style-name="_34_7">p</text:span><text:span text:style-name="_37_3">l</text:span><text:span text:style-name="_32_5">a</text:span><text:span text:style-name="_35_0">y</text:span><text:span text:style-name="_36_9">i</text:span><text:span text:style-name="_31_5">n</text:span><text:span text:style-name="_34_0">g</text:span><text:span text:style-name="_35_1"> </text:span><text:span text:style-name="_37_">o</text:span><text:span text:style-name="_34_0">f</text:span><text:span text:style-name="_35_1"> </text:span><text:span text:style-name="_32_3">c</text:span><text:span text:style-name="_33_9">h</text:span><text:span text:style-name="_36_0">e</text:span><text:span text:style-name="_31_9">s</text:span><text:span text:style-name="_34_3">s</text:span><text:span text:style-name="_37_2">,</text:span><text:span text:style-name="_31_"> </text:span><text:span text:style-name="_34_7">w</text:span><text:span text:style-name="_36_5">o</text:span><text:span text:style-name="_32_4">u</text:span><text:span text:style-name="_34_9">l</text:span><text:span text:style-name="_36_0">d</text:span><text:span text:style-name="_31_"> </text:span><text:span text:style-name="_34_8">b</text:span><text:span text:style-name="_36_0">e</text:span><text:span text:style-name="_31_"> </text:span><text:span text:style-name="_35_0">b</text:span><text:span text:style-name="_36_9">e</text:span><text:span text:style-name="_31_3">s</text:span><text:span text:style-name="_34_9">t</text:span><text:span text:style-name="_36_8">.</text:span><text:span text:style-name="_31_"> </text:span><text:span text:style-name="_34_4">I</text:span><text:span text:style-name="_36_8">t</text:span><text:span text:style-name="_31_"> </text:span><text:span text:style-name="_33_5">c</text:span><text:span text:style-name="_36_9">a</text:span><text:span text:style-name="_32_2">n</text:span><text:span text:style-name="_32_6"> </text:span><text:span text:style-name="_36_0">a</text:span><text:span text:style-name="_32_2">l</text:span><text:span text:style-name="_34_4">s</text:span><text:span text:style-name="_36_2">o</text:span><text:span text:style-name="_31_"> </text:span><text:span text:style-name="_34_5">b</text:span><text:span text:style-name="_37_5">e</text:span><text:span text:style-name="_31_"> </text:span><text:span text:style-name="_34_9">m</text:span><text:span text:style-name="_36_7">a</text:span><text:span text:style-name="_37_">i</text:span><text:span text:style-name="_34_3">n</text:span><text:span text:style-name="_35_7">t</text:span><text:span text:style-name="_31_3">a</text:span><text:span text:style-name="_33_9">i</text:span><text:span text:style-name="_36_5">n</text:span><text:span text:style-name="_31_7">e</text:span><text:span text:style-name="_35_0">d</text:span><text:span text:style-name="_35_1"> </text:span><text:span text:style-name="_32_5">t</text:span><text:span text:style-name="_34_4">h</text:span><text:span text:style-name="_36_5">a</text:span><text:span text:style-name="_32_4">t</text:span><text:span text:style-name="_32_6"> </text:span><text:span text:style-name="_35_9">i</text:span><text:span text:style-name="_32_2">t</text:span><text:span text:style-name="_32_6"> </text:span><text:span text:style-name="_36_5">i</text:span><text:span text:style-name="_37_">s</text:span><text:span text:style-name="_32_6"> </text:span><text:span text:style-name="_36_5">b</text:span><text:span text:style-name="_37_">e</text:span><text:span text:style-name="_35_0">s</text:span><text:span text:style-name="_36_2">t</text:span><text:span text:style-name="_31_"> </text:span><text:span text:style-name="_33_8">t</text:span><text:span text:style-name="_36_9">o</text:span><text:span text:style-name="_31_"> </text:span><text:span text:style-name="_33_5">p</text:span><text:span text:style-name="_37_4">r</text:span><text:span text:style-name="_32_3">o</text:span><text:span text:style-name="_33_7">v</text:span><text:span text:style-name="_36_2">i</text:span><text:span text:style-name="_32_3">d</text:span><text:span text:style-name="_34_3">e</text:span><text:span text:style-name="_35_1"> </text:span><text:span text:style-name="_31_3">t</text:span><text:span text:style-name="_34_5">h</text:span><text:span text:style-name="_36_2">e</text:span><text:span text:style-name="_31_"> </text:span><text:span text:style-name="_33_3">m</text:span><text:span text:style-name="_36_9">a</text:span><text:span text:style-name="_31_0">c</text:span><text:span text:style-name="_33_8">h</text:span><text:span text:style-name="_35_9">i</text:span><text:span text:style-name="_31_5">n</text:span><text:span text:style-name="_33_9">e</text:span><text:span text:style-name="_35_1"> </text:span><text:span text:style-name="_38_">w</text:span><text:span text:style-name="_34_9">i</text:span><text:span text:style-name="_36_5">t</text:span><text:span text:style-name="_32_0">h</text:span><text:span text:style-name="_32_6"> </text:span><text:span text:style-name="_36_9">t</text:span><text:span text:style-name="_32_2">h</text:span><text:span text:style-name="_33_9">e</text:span><text:span text:style-name="_35_1"> </text:span><text:span text:style-name="_31_7">b</text:span><text:span text:style-name="_33_8">e</text:span><text:span text:style-name="_36_9">s</text:span><text:span text:style-name="_31_5">t</text:span><text:span text:style-name="_32_6"> </text:span><text:span text:style-name="_36_3">s</text:span><text:span text:style-name="_31_9">e</text:span><text:span text:style-name="_33_3">n</text:span><text:span text:style-name="_35_9">s</text:span><text:span text:style-name="_39_">e</text:span><text:span text:style-name="_32_6"> </text:span><text:span text:style-name="_37_2">o</text:span><text:span text:style-name="_38_">r</text:span><text:span text:style-name="_33_3">g</text:span><text:span text:style-name="_35_7">a</text:span><text:span text:style-name="_32_3">n</text:span><text:span text:style-name="_34_2">s</text:span><text:span text:style-name="_35_1"> </text:span><text:span text:style-name="_31_4">t</text:span><text:span text:style-name="_34_4">h</text:span><text:span text:style-name="_37_5">a</text:span><text:span text:style-name="_31_4">t</text:span><text:span text:style-name="_32_6"> </text:span><text:span text:style-name="_37_3">m</text:span><text:span text:style-name="_32_2">o</text:span><text:span text:style-name="_33_2">n</text:span><text:span text:style-name="_36_5">e</text:span><text:span text:style-name="_32_3">y</text:span><text:span text:style-name="_32_6"> </text:span><text:span text:style-name="_37_4">c</text:span><text:span text:style-name="_31_8">a</text:span><text:span text:style-name="_34_0">n</text:span><text:span text:style-name="_35_1"> </text:span><text:span text:style-name="_37_">b</text:span><text:span text:style-name="_34_9">u</text:span><text:span text:style-name="_35_7">y</text:span><text:span text:style-name="_31_9">,</text:span><text:span text:style-name="_32_6"> </text:span><text:span text:style-name="_35_7">a</text:span><text:span text:style-name="_39_">n</text:span><text:span text:style-name="_34_3">d</text:span><text:span text:style-name="_35_1"> </text:span><text:span text:style-name="_32_4">t</text:span><text:span text:style-name="_34_9">h</text:span><text:span text:style-name="_36_3">e</text:span><text:span text:style-name="_38_">n</text:span><text:span text:style-name="_32_6"> </text:span><text:span text:style-name="_36_4">t</text:span><text:span text:style-name="_31_3">e</text:span><text:span text:style-name="_33_5">a</text:span><text:span text:style-name="_35_7">c</text:span><text:span text:style-name="_38_">h</text:span><text:span text:style-name="_32_6"> </text:span><text:span text:style-name="_36_5">i</text:span><text:span text:style-name="_31_4">t</text:span><text:span text:style-name="_32_6"> </text:span><text:span text:style-name="_37_4">t</text:span><text:span text:style-name="_31_3">o</text:span><text:span text:style-name="_32_6"> </text:span><text:span text:style-name="_37_5">u</text:span><text:span text:style-name="_31_0">n</text:span><text:span text:style-name="_33_2">d</text:span><text:span text:style-name="_37_2">e</text:span><text:span text:style-name="_32_5">r</text:span><text:span text:style-name="_34_9">s</text:span><text:span text:style-name="_37_3">t</text:span><text:span text:style-name="_38_">a</text:span><text:span text:style-name="_33_4">n</text:span><text:span text:style-name="_37_3">d</text:span><text:span text:style-name="_31_"> </text:span><text:span text:style-name="_33_9">a</text:span><text:span text:style-name="_36_9">n</text:span><text:span text:style-name="_32_2">d</text:span><text:span text:style-name="_32_6"> </text:span><text:span text:style-name="_37_2">s</text:span><text:span text:style-name="_31_3">p</text:span><text:span text:style-name="_33_3">e</text:span><text:span text:style-name="_36_9">a</text:span><text:span text:style-name="_32_5">k</text:span><text:span text:style-name="_32_6"> </text:span><text:span text:style-name="_37_4">E</text:span><text:span text:style-name="_32_0">n</text:span><text:span text:style-name="_33_5">g</text:span><text:span text:style-name="_36_0">l</text:span><text:span text:style-name="_32_0">i</text:span><text:span text:style-name="_33_8">s</text:span><text:span text:style-name="_37_3">h</text:span><text:span text:style-name="_32_0">.</text:span><text:span text:style-name="_32_6"> </text:span><text:span text:style-name="_36_4">T</text:span><text:span text:style-name="_31_5">h</text:span><text:span text:style-name="_34_4">i</text:span><text:span text:style-name="_35_9">s</text:span><text:span text:style-name="_31_"> </text:span><text:span text:style-name="_33_5">p</text:span><text:span text:style-name="_35_7">r</text:span><text:span text:style-name="_32_5">o</text:span><text:span text:style-name="_34_7">c</text:span><text:span text:style-name="_36_0">e</text:span><text:span text:style-name="_31_0">s</text:span><text:span text:style-name="_34_3">s</text:span><text:span text:style-name="_35_1"> </text:span><text:span text:style-name="_32_2">c</text:span><text:span text:style-name="_33_5">o</text:span><text:span text:style-name="_37_2">u</text:span><text:span text:style-name="_31_5">l</text:span><text:span text:style-name="_33_4">d</text:span><text:span text:style-name="_35_1"> </text:span><text:span text:style-name="_31_4">f</text:span><text:span text:style-name="_34_2">o</text:span><text:span text:style-name="_36_7">l</text:span><text:span text:style-name="_31_0">l</text:span><text:span text:style-name="_33_9">o</text:span><text:span text:style-name="_36_7">w</text:span><text:span text:style-name="_31_"> </text:span><text:span text:style-name="_33_7">t</text:span><text:span text:style-name="_36_5">h</text:span><text:span text:style-name="_32_2">e</text:span><text:span text:style-name="_32_6"> </text:span><text:span text:style-name="_36_2">n</text:span><text:span text:style-name="_32_3">o</text:span><text:span text:style-name="_34_2">r</text:span><text:span text:style-name="_36_3">m</text:span><text:span text:style-name="_31_5">a</text:span><text:span text:style-name="_33_9">l</text:span><text:span text:style-name="_35_1"> </text:span><text:span text:style-name="_31_3">t</text:span><text:span text:style-name="_34_7">e</text:span><text:span text:style-name="_36_4">a</text:span><text:span text:style-name="_31_7">c</text:span><text:span text:style-name="_34_2">h</text:span><text:span text:style-name="_37_4">i</text:span><text:span text:style-name="_31_7">n</text:span><text:span text:style-name="_33_7">g</text:span><text:span text:style-name="_35_1"> </text:span><text:span text:style-name="_31_5">o</text:span><text:span text:style-name="_33_3">f</text:span><text:span text:style-name="_35_1"> </text:span><text:span text:style-name="_32_4">a</text:span><text:span text:style-name="_32_6"> </text:span><text:span text:style-name="_36_5">c</text:span><text:span text:style-name="_32_2">h</text:span><text:span text:style-name="_33_8">i</text:span><text:span text:style-name="_36_3">l</text:span><text:span text:style-name="_32_0">d</text:span><text:span text:style-name="_33_4">.</text:span><text:span text:style-name="_35_1"> </text:span><text:span text:style-name="_32_5">T</text:span><text:span text:style-name="_34_8">h</text:span><text:span text:style-name="_36_5">i</text:span><text:span text:style-name="_31_8">n</text:span><text:span text:style-name="_34_0">g</text:span><text:span text:style-name="_36_7">s</text:span><text:span text:style-name="_31_"> </text:span><text:span text:style-name="_33_2">w</text:span><text:span text:style-name="_37_5">o</text:span><text:span text:style-name="_31_2">u</text:span><text:span text:style-name="_34_9">l</text:span><text:span text:style-name="_37_4">d</text:span><text:span text:style-name="_31_"> </text:span><text:span text:style-name="_34_3">b</text:span><text:span text:style-name="_37_0">e</text:span><text:span text:style-name="_31_"> </text:span><text:span text:style-name="_34_0">p</text:span><text:span text:style-name="_36_5">o</text:span><text:span text:style-name="_39_">i</text:span><text:span text:style-name="_34_8">n</text:span><text:span text:style-name="_37_2">t</text:span><text:span text:style-name="_32_2">e</text:span><text:span text:style-name="_34_0">d</text:span><text:span text:style-name="_35_1"> </text:span><text:span text:style-name="_31_7">o</text:span><text:span text:style-name="_34_9">u</text:span><text:span text:style-name="_36_3">t</text:span><text:span text:style-name="_31_"> </text:span><text:span text:style-name="_33_2">a</text:span><text:span text:style-name="_36_7">n</text:span><text:span text:style-name="_31_5">d</text:span><text:span text:style-name="_32_6"> </text:span><text:span text:style-name="_36_2">n</text:span><text:span text:style-name="_38_">a</text:span><text:span text:style-name="_34_3">m</text:span><text:span text:style-name="_37_4">e</text:span><text:span text:style-name="_32_3">d</text:span><text:span text:style-name="_34_7">,</text:span><text:span text:style-name="_35_1"> </text:span><text:span text:style-name="_37_">e</text:span><text:span text:style-name="_33_8">t</text:span><text:span text:style-name="_36_9">c</text:span><text:span text:style-name="_32_2">.</text:span><text:span text:style-name="_32_6"> </text:span><text:span text:style-name="_37_5">A</text:span><text:span text:style-name="_38_">g</text:span><text:span text:style-name="_34_8">a</text:span><text:span text:style-name="_36_7">i</text:span><text:span text:style-name="_32_3">n</text:span><text:span text:style-name="_32_6"> </text:span><text:span text:style-name="_36_5">I</text:span><text:span text:style-name="_31_"> </text:span><text:span text:style-name="_34_9">d</text:span><text:span text:style-name="_36_9">o</text:span><text:span text:style-name="_31_"> </text:span><text:span text:style-name="_34_0">n</text:span><text:span text:style-name="_36_7">o</text:span><text:span text:style-name="_38_">t</text:span><text:span text:style-name="_32_6"> </text:span><text:span text:style-name="_37_2">k</text:span><text:span text:style-name="_32_3">n</text:span><text:span text:style-name="_35_0">o</text:span><text:span text:style-name="_36_3">w</text:span><text:span text:style-name="_31_"> </text:span><text:span text:style-name="_34_2">w</text:span><text:span text:style-name="_37_3">h</text:span><text:span text:style-name="_31_5">a</text:span><text:span text:style-name="_33_3">t</text:span><text:span text:style-name="_35_1"> </text:span><text:span text:style-name="_31_4">t</text:span><text:span text:style-name="_34_7">h</text:span><text:span text:style-name="_36_8">e</text:span><text:span text:style-name="_31_"> </text:span><text:span text:style-name="_34_9">r</text:span><text:span text:style-name="_37_4">i</text:span><text:span text:style-name="_31_9">g</text:span><text:span text:style-name="_34_3">h</text:span><text:span text:style-name="_36_5">t</text:span><text:span text:style-name="_31_"> </text:span><text:span text:style-name="_34_0">a</text:span><text:span text:style-name="_36_5">n</text:span><text:span text:style-name="_31_9">s</text:span><text:span text:style-name="_33_4">w</text:span><text:span text:style-name="_35_7">e</text:span><text:span text:style-name="_31_2">r</text:span><text:span text:style-name="_32_6"> </text:span><text:span text:style-name="_37_5">i</text:span><text:span text:style-name="_31_7">s</text:span><text:span text:style-name="_33_2">,</text:span><text:span text:style-name="_35_1"> </text:span><text:span text:style-name="_31_9">b</text:span><text:span text:style-name="_33_4">u</text:span><text:span text:style-name="_36_2">t</text:span><text:span text:style-name="_31_"> </text:span><text:span text:style-name="_34_7">I</text:span><text:span text:style-name="_35_1"> </text:span><text:span text:style-name="_37_">t</text:span><text:span text:style-name="_34_2">h</text:span><text:span text:style-name="_37_3">i</text:span><text:span text:style-name="_38_">n</text:span><text:span text:style-name="_33_8">k</text:span><text:span text:style-name="_35_1"> </text:span><text:span text:style-name="_31_8">b</text:span><text:span text:style-name="_34_5">o</text:span><text:span text:style-name="_37_0">t</text:span><text:span text:style-name="_38_">h</text:span><text:span text:style-name="_32_6"> </text:span><text:span text:style-name="_37_2">a</text:span><text:span text:style-name="_31_2">p</text:span><text:span text:style-name="_34_5">p</text:span><text:span text:style-name="_37_4">r</text:span><text:span text:style-name="_31_0">o</text:span><text:span text:style-name="_34_9">a</text:span><text:span text:style-name="_35_8">c</text:span><text:span text:style-name="_39_">h</text:span><text:span text:style-name="_35_0">e</text:span><text:span text:style-name="_37_5">s</text:span><text:span text:style-name="_31_"> </text:span><text:span text:style-name="_33_4">s</text:span><text:span text:style-name="_36_2">h</text:span><text:span text:style-name="_39_">o</text:span><text:span text:style-name="_33_5">u</text:span><text:span text:style-name="_36_5">l</text:span><text:span text:style-name="_32_5">d</text:span><text:span text:style-name="_32_6"> </text:span><text:span text:style-name="_35_9">b</text:span><text:span text:style-name="_32_4">e</text:span><text:span text:style-name="_32_6"> </text:span><text:span text:style-name="_36_8">t</text:span><text:span text:style-name="_31_0">r</text:span><text:span text:style-name="_34_0">i</text:span><text:span text:style-name="_36_0">e</text:span><text:span text:style-name="_32_2">d</text:span><text:span text:style-name="_33_5">.</text:span></text:p>
      <text:p text:style-name="P1"><text:span text:style-name="_32_0">W</text:span><text:span text:style-name="_33_9">e</text:span><text:span text:style-name="_35_1"> </text:span><text:span text:style-name="_31_4">c</text:span><text:span text:style-name="_33_4">a</text:span><text:span text:style-name="_36_5">n</text:span><text:span text:style-name="_31_"> </text:span><text:span text:style-name="_33_9">o</text:span><text:span text:style-name="_37_2">n</text:span><text:span text:style-name="_31_5">l</text:span><text:span text:style-name="_34_3">y</text:span><text:span text:style-name="_35_1"> </text:span><text:span text:style-name="_31_4">s</text:span><text:span text:style-name="_33_7">e</text:span><text:span text:style-name="_35_7">e</text:span><text:span text:style-name="_31_"> </text:span><text:span text:style-name="_34_0">a</text:span><text:span text:style-name="_35_1"> </text:span><text:span text:style-name="_31_5">s</text:span><text:span text:style-name="_33_5">h</text:span><text:span text:style-name="_36_3">o</text:span><text:span text:style-name="_32_4">r</text:span><text:span text:style-name="_35_0">t</text:span><text:span text:style-name="_35_1"> </text:span><text:span text:style-name="_32_3">d</text:span><text:span text:style-name="_34_7">i</text:span><text:span text:style-name="_35_8">s</text:span><text:span text:style-name="_37_">t</text:span><text:span text:style-name="_35_0">a</text:span><text:span text:style-name="_37_4">n</text:span><text:span text:style-name="_31_0">c</text:span><text:span text:style-name="_34_5">e</text:span><text:span text:style-name="_35_1"> </text:span><text:span text:style-name="_31_3">a</text:span><text:span text:style-name="_34_0">h</text:span><text:span text:style-name="_36_8">e</text:span><text:span text:style-name="_32_4">a</text:span><text:span text:style-name="_34_0">d</text:span><text:span text:style-name="_36_5">,</text:span><text:span text:style-name="_31_"> </text:span><text:span text:style-name="_33_9">b</text:span><text:span text:style-name="_35_7">u</text:span><text:span text:style-name="_31_5">t</text:span><text:span text:style-name="_32_6"> </text:span><text:span text:style-name="_36_5">w</text:span><text:span text:style-name="_38_">e</text:span><text:span text:style-name="_32_6"> </text:span><text:span text:style-name="_36_2">c</text:span><text:span text:style-name="_31_0">a</text:span><text:span text:style-name="_33_5">n</text:span><text:span text:style-name="_35_1"> </text:span><text:span text:style-name="_32_3">s</text:span><text:span text:style-name="_33_7">e</text:span><text:span text:style-name="_37_2">e</text:span><text:span text:style-name="_31_"> </text:span><text:span text:style-name="_34_7">p</text:span><text:span text:style-name="_37_0">l</text:span><text:span text:style-name="_31_9">e</text:span><text:span text:style-name="_33_3">n</text:span><text:span text:style-name="_36_9">t</text:span><text:span text:style-name="_31_0">y</text:span><text:span text:style-name="_32_6"> </text:span><text:span text:style-name="_36_2">t</text:span><text:span text:style-name="_31_5">h</text:span><text:span text:style-name="_34_4">e</text:span><text:span text:style-name="_36_8">r</text:span><text:span text:style-name="_31_9">e</text:span><text:span text:style-name="_32_6"> </text:span><text:span text:style-name="_36_3">t</text:span><text:span text:style-name="_31_5">h</text:span><text:span text:style-name="_33_7">a</text:span><text:span text:style-name="_36_5">t</text:span><text:span text:style-name="_31_"> </text:span><text:span text:style-name="_34_2">n</text:span><text:span text:style-name="_36_2">e</text:span><text:span text:style-name="_31_0">e</text:span><text:span text:style-name="_33_5">d</text:span><text:span text:style-name="_36_5">s</text:span><text:span text:style-name="_31_"> </text:span><text:span text:style-name="_34_0">t</text:span><text:span text:style-name="_36_4">o</text:span><text:span text:style-name="_31_"> </text:span><text:span text:style-name="_33_3">b</text:span><text:span text:style-name="_37_3">e</text:span><text:span text:style-name="_31_"> </text:span><text:span text:style-name="_34_5">d</text:span><text:span text:style-name="_36_9">o</text:span><text:span text:style-name="_39_">n</text:span><text:span text:style-name="_34_9">e</text:span><text:span text:style-name="_37_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088"/>
    <meta:generator>OpenOffice/4.0.1$Win32 OpenOffice.org_project/401m5$Build-9714</meta:generator>
  </office:meta>
</office:document-meta>
</file>